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52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1.378in"/>
    </style:style>
    <style:style style:name="co4" style:family="table-column">
      <style:table-column-properties fo:break-before="auto" style:column-width="1.4335in"/>
    </style:style>
    <style:style style:name="co5" style:family="table-column">
      <style:table-column-properties fo:break-before="auto" style:column-width="1.7862in"/>
    </style:style>
    <style:style style:name="co6" style:family="table-column">
      <style:table-column-properties fo:break-before="auto" style:column-width="1.2126in"/>
    </style:style>
    <style:style style:name="co7" style:family="table-column">
      <style:table-column-properties fo:break-before="auto" style:column-width="1.9181in"/>
    </style:style>
    <style:style style:name="co8" style:family="table-column">
      <style:table-column-properties fo:break-before="auto" style:column-width="1.411in"/>
    </style:style>
    <style:style style:name="co9" style:family="table-column">
      <style:table-column-properties fo:break-before="auto" style:column-width="1.7638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1.102in"/>
    </style:style>
    <style:style style:name="co12" style:family="table-column">
      <style:table-column-properties fo:break-before="auto" style:column-width="1.3339in"/>
    </style:style>
    <style:style style:name="co13" style:family="table-column">
      <style:table-column-properties fo:break-before="auto" style:column-width="1.2016in"/>
    </style:style>
    <style:style style:name="co14" style:family="table-column">
      <style:table-column-properties fo:break-before="auto" style:column-width="1.0138in"/>
    </style:style>
    <style:style style:name="co15" style:family="table-column">
      <style:table-column-properties fo:break-before="auto" style:column-width="0.8236in"/>
    </style:style>
    <style:style style:name="co16" style:family="table-column">
      <style:table-column-properties fo:break-before="auto" style:column-width="0.948in"/>
    </style:style>
    <style:style style:name="co17" style:family="table-column">
      <style:table-column-properties fo:break-before="auto" style:column-width="1.0693in"/>
    </style:style>
    <style:style style:name="co18" style:family="table-column">
      <style:table-column-properties fo:break-before="auto" style:column-width="1.2236in"/>
    </style:style>
    <style:style style:name="co19" style:family="table-column">
      <style:table-column-properties fo:break-before="auto" style:column-width="0.8929in"/>
    </style:style>
    <style:style style:name="co20" style:family="table-column">
      <style:table-column-properties fo:break-before="auto" style:column-width="1.0472in"/>
    </style:style>
    <style:style style:name="co21" style:family="table-column">
      <style:table-column-properties fo:break-before="auto" style:column-width="0.9701in"/>
    </style:style>
    <style:style style:name="co22" style:family="table-column">
      <style:table-column-properties fo:break-before="auto" style:column-width="1.9071in"/>
    </style:style>
    <style:style style:name="co23" style:family="table-column">
      <style:table-column-properties fo:break-before="auto" style:column-width="1.1244in"/>
    </style:style>
    <style:style style:name="co24" style:family="table-column">
      <style:table-column-properties fo:break-before="auto" style:column-width="0.8264in"/>
    </style:style>
    <style:style style:name="co25" style:family="table-column">
      <style:table-column-properties fo:break-before="auto" style:column-width="3.1862in"/>
    </style:style>
    <style:style style:name="co26" style:family="table-column">
      <style:table-column-properties fo:break-before="auto" style:column-width="3.748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Demografia2022">
      <style:table-properties table:display="true" style:writing-mode="lr-tb"/>
    </style:style>
    <style:style style:name="ta2" style:family="table" style:master-page-name="PageStyle_5f_Metadato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44">
      <style:table-cell-properties style:rotation-align="none"/>
    </style:style>
    <style:style style:name="ce3" style:family="table-cell" style:parent-style-name="Default" style:data-style-name="N3">
      <style:table-cell-properties style:rotation-align="none"/>
    </style:style>
    <style:style style:name="ce4" style:family="table-cell" style:parent-style-name="Default" style:data-style-name="N145">
      <style:table-cell-properties style:rotation-align="none"/>
    </style:style>
    <style:style style:name="ce5" style:family="table-cell" style:parent-style-name="Default" style:data-style-name="N4">
      <style:table-cell-properties style:rotation-align="none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faad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mografia2022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15" table:number-columns-repeated="965" table:default-cell-style-name="Default"/>
        <table:table-row table:style-name="ro1">
          <table:table-cell office:value-type="string" calcext:value-type="string">
            <text:p>Country_name</text:p>
          </table:table-cell>
          <table:table-cell office:value-type="string" calcext:value-type="string">
            <text:p>TPopulation1Jan</text:p>
          </table:table-cell>
          <table:table-cell office:value-type="string" calcext:value-type="string">
            <text:p>TPopulation1July</text:p>
          </table:table-cell>
          <table:table-cell office:value-type="string" calcext:value-type="string">
            <text:p>TPopulationMale1July</text:p>
          </table:table-cell>
          <table:table-cell office:value-type="string" calcext:value-type="string">
            <text:p>TPopulationFemale1July</text:p>
          </table:table-cell>
          <table:table-cell office:value-type="string" calcext:value-type="string">
            <text:p>PopDensity</text:p>
          </table:table-cell>
          <table:table-cell office:value-type="string" calcext:value-type="string">
            <text:p>PopSexRatio</text:p>
          </table:table-cell>
          <table:table-cell office:value-type="string" calcext:value-type="string">
            <text:p>MedianAgePop</text:p>
          </table:table-cell>
          <table:table-cell office:value-type="string" calcext:value-type="string">
            <text:p>NatChange</text:p>
          </table:table-cell>
          <table:table-cell office:value-type="string" calcext:value-type="string">
            <text:p>NatChangeRT</text:p>
          </table:table-cell>
          <table:table-cell office:value-type="string" calcext:value-type="string">
            <text:p>PopChange</text:p>
          </table:table-cell>
          <table:table-cell office:value-type="string" calcext:value-type="string">
            <text:p>PopGrowthRate</text:p>
          </table:table-cell>
          <table:table-cell office:value-type="string" calcext:value-type="string">
            <text:p>DoublingTime</text:p>
          </table:table-cell>
          <table:table-cell office:value-type="string" calcext:value-type="string">
            <text:p>Births</text:p>
          </table:table-cell>
          <table:table-cell office:value-type="string" calcext:value-type="string">
            <text:p>Births1519</text:p>
          </table:table-cell>
          <table:table-cell office:value-type="string" calcext:value-type="string">
            <text:p>CBR</text:p>
          </table:table-cell>
          <table:table-cell office:value-type="string" calcext:value-type="string">
            <text:p>TFR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DeathsMale</text:p>
          </table:table-cell>
          <table:table-cell office:value-type="string" calcext:value-type="string">
            <text:p>DeathsFemale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LEx</text:p>
          </table:table-cell>
          <table:table-cell office:value-type="string" calcext:value-type="string">
            <text:p>LExMale</text:p>
          </table:table-cell>
          <table:table-cell office:value-type="string" calcext:value-type="string">
            <text:p>LExFemale</text:p>
          </table:table-cell>
          <table:table-cell office:value-type="string" calcext:value-type="string">
            <text:p>LE15</text:p>
          </table:table-cell>
          <table:table-cell office:value-type="string" calcext:value-type="string">
            <text:p>LE15Male</text:p>
          </table:table-cell>
          <table:table-cell office:value-type="string" calcext:value-type="string">
            <text:p>LE15Female</text:p>
          </table:table-cell>
          <table:table-cell office:value-type="string" calcext:value-type="string">
            <text:p>LE65</text:p>
          </table:table-cell>
          <table:table-cell office:value-type="string" calcext:value-type="string">
            <text:p>LE65Male</text:p>
          </table:table-cell>
          <table:table-cell office:value-type="string" calcext:value-type="string">
            <text:p>LE65Female</text:p>
          </table:table-cell>
          <table:table-cell office:value-type="string" calcext:value-type="string">
            <text:p>LE80</text:p>
          </table:table-cell>
          <table:table-cell office:value-type="string" calcext:value-type="string">
            <text:p>LE80Male</text:p>
          </table:table-cell>
          <table:table-cell office:value-type="string" calcext:value-type="string">
            <text:p>LE80Female</text:p>
          </table:table-cell>
          <table:table-cell office:value-type="string" calcext:value-type="string">
            <text:p>InfantDeaths</text:p>
          </table:table-cell>
          <table:table-cell office:value-type="string" calcext:value-type="string">
            <text:p>IMR</text:p>
          </table:table-cell>
          <table:table-cell office:value-type="string" calcext:value-type="string">
            <text:p>LBsurvivingAge1</text:p>
          </table:table-cell>
          <table:table-cell office:value-type="string" calcext:value-type="string">
            <text:p>Under5Deaths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0040</text:p>
          </table:table-cell>
          <table:table-cell office:value-type="string" calcext:value-type="string">
            <text:p>Q0040Male</text:p>
          </table:table-cell>
          <table:table-cell office:value-type="string" calcext:value-type="string">
            <text:p>Q0040Female</text:p>
          </table:table-cell>
          <table:table-cell office:value-type="string" calcext:value-type="string">
            <text:p>Q0060</text:p>
          </table:table-cell>
          <table:table-cell office:value-type="string" calcext:value-type="string">
            <text:p>Q0060Male</text:p>
          </table:table-cell>
          <table:table-cell office:value-type="string" calcext:value-type="string">
            <text:p>Q0060Female</text:p>
          </table:table-cell>
          <table:table-cell office:value-type="string" calcext:value-type="string">
            <text:p>Q1550</text:p>
          </table:table-cell>
          <table:table-cell office:value-type="string" calcext:value-type="string">
            <text:p>Q1550Male</text:p>
          </table:table-cell>
          <table:table-cell office:value-type="string" calcext:value-type="string">
            <text:p>Q1550Female</text:p>
          </table:table-cell>
          <table:table-cell office:value-type="string" calcext:value-type="string">
            <text:p>Q1560</text:p>
          </table:table-cell>
          <table:table-cell office:value-type="string" calcext:value-type="string">
            <text:p>Q1560Male</text:p>
          </table:table-cell>
          <table:table-cell office:value-type="string" calcext:value-type="string">
            <text:p>Q1560Female</text:p>
          </table:table-cell>
          <table:table-cell office:value-type="string" calcext:value-type="string">
            <text:p>NetMigrations</text:p>
          </table:table-cell>
          <table:table-cell office:value-type="string" calcext:value-type="string">
            <text:p>CNMR</text:p>
          </table:table-cell>
          <table:table-cell office:value-type="string" calcext:value-type="string">
            <text:p>CCod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IncomeGroup</text:p>
          </table:table-cell>
          <table:table-cell office:value-type="string" calcext:value-type="string">
            <text:p>GDPpp2020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ntinent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40580.49" calcext:value-type="float">
            <text:p>40580.49</text:p>
          </table:table-cell>
          <table:table-cell office:value-type="float" office:value="41128.771" calcext:value-type="float">
            <text:p>41128.771</text:p>
          </table:table-cell>
          <table:table-cell office:value-type="float" office:value="20766.442" calcext:value-type="float">
            <text:p>20766.442</text:p>
          </table:table-cell>
          <table:table-cell office:value-type="float" office:value="20362.329" calcext:value-type="float">
            <text:p>20362.329</text:p>
          </table:table-cell>
          <table:table-cell office:value-type="float" office:value="63.3436" calcext:value-type="float">
            <text:p>63.3436</text:p>
          </table:table-cell>
          <table:table-cell office:value-type="float" office:value="101.9846" calcext:value-type="float">
            <text:p>102.0</text:p>
          </table:table-cell>
          <table:table-cell office:value-type="float" office:value="16.8702" calcext:value-type="float">
            <text:p>16.8702</text:p>
          </table:table-cell>
          <table:table-cell office:value-type="float" office:value="1162.402" calcext:value-type="float">
            <text:p>1162.402</text:p>
          </table:table-cell>
          <table:table-cell office:value-type="float" office:value="28.237" calcext:value-type="float">
            <text:p>28.237</text:p>
          </table:table-cell>
          <table:table-cell office:value-type="float" office:value="1096.562" calcext:value-type="float">
            <text:p>1096.562</text:p>
          </table:table-cell>
          <table:table-cell office:value-type="float" office:value="2.666" calcext:value-type="float">
            <text:p>2.666</text:p>
          </table:table-cell>
          <table:table-cell office:value-type="float" office:value="25.9995" calcext:value-type="float">
            <text:p>25.9995</text:p>
          </table:table-cell>
          <table:table-cell office:value-type="float" office:value="1446.699" calcext:value-type="float">
            <text:p>1,447</text:p>
          </table:table-cell>
          <table:table-cell office:value-type="float" office:value="186.575" calcext:value-type="float">
            <text:p>187</text:p>
          </table:table-cell>
          <table:table-cell office:value-type="float" office:value="35.143" calcext:value-type="float">
            <text:p>35</text:p>
          </table:table-cell>
          <table:table-cell office:value-type="float" office:value="4.5235" calcext:value-type="float">
            <text:p>5</text:p>
          </table:table-cell>
          <table:table-cell office:value-type="float" office:value="2.0285" calcext:value-type="float">
            <text:p>2</text:p>
          </table:table-cell>
          <table:table-cell table:style-name="ce2" office:value-type="float" office:value="28.878" calcext:value-type="float">
            <text:p>28.9</text:p>
          </table:table-cell>
          <table:table-cell office:value-type="float" office:value="105.2" calcext:value-type="float">
            <text:p>105.2</text:p>
          </table:table-cell>
          <table:table-cell office:value-type="float" office:value="284.297" calcext:value-type="float">
            <text:p>284.3</text:p>
          </table:table-cell>
          <table:table-cell office:value-type="float" office:value="163.41" calcext:value-type="float">
            <text:p>163.41</text:p>
          </table:table-cell>
          <table:table-cell office:value-type="float" office:value="120.887" calcext:value-type="float">
            <text:p>120.887</text:p>
          </table:table-cell>
          <table:table-cell office:value-type="float" office:value="6.906" calcext:value-type="float">
            <text:p>6.906</text:p>
          </table:table-cell>
          <table:table-cell office:value-type="float" office:value="62.8792" calcext:value-type="float">
            <text:p>62.8792</text:p>
          </table:table-cell>
          <table:table-cell office:value-type="float" office:value="59.7659" calcext:value-type="float">
            <text:p>59.7659</text:p>
          </table:table-cell>
          <table:table-cell office:value-type="float" office:value="66.2132" calcext:value-type="float">
            <text:p>66.2</text:p>
          </table:table-cell>
          <table:table-cell office:value-type="float" office:value="51.9011" calcext:value-type="float">
            <text:p>51.9</text:p>
          </table:table-cell>
          <table:table-cell office:value-type="float" office:value="48.8882" calcext:value-type="float">
            <text:p>48.8882</text:p>
          </table:table-cell>
          <table:table-cell office:value-type="float" office:value="55.1015" calcext:value-type="float">
            <text:p>55.1015</text:p>
          </table:table-cell>
          <table:table-cell office:value-type="float" office:value="11.9838" calcext:value-type="float">
            <text:p>11.9838</text:p>
          </table:table-cell>
          <table:table-cell office:value-type="float" office:value="11.0755" calcext:value-type="float">
            <text:p>11.0755</text:p>
          </table:table-cell>
          <table:table-cell office:value-type="float" office:value="12.759" calcext:value-type="float">
            <text:p>12.759</text:p>
          </table:table-cell>
          <table:table-cell office:value-type="float" office:value="5.0317" calcext:value-type="float">
            <text:p>5.0317</text:p>
          </table:table-cell>
          <table:table-cell office:value-type="float" office:value="4.6406" calcext:value-type="float">
            <text:p>4.6406</text:p>
          </table:table-cell>
          <table:table-cell office:value-type="float" office:value="5.3248" calcext:value-type="float">
            <text:p>5.3248</text:p>
          </table:table-cell>
          <table:table-cell office:value-type="float" office:value="58.957" calcext:value-type="float">
            <text:p>58.957</text:p>
          </table:table-cell>
          <table:table-cell office:value-type="float" office:value="40.8024" calcext:value-type="float">
            <text:p>40.8024</text:p>
          </table:table-cell>
          <table:table-cell office:value-type="float" office:value="1397.103" calcext:value-type="float">
            <text:p>1397.103</text:p>
          </table:table-cell>
          <table:table-cell office:value-type="float" office:value="75.592" calcext:value-type="float">
            <text:p>75.592</text:p>
          </table:table-cell>
          <table:table-cell office:value-type="float" office:value="52.8455" calcext:value-type="float">
            <text:p>52.8455</text:p>
          </table:table-cell>
          <table:table-cell office:value-type="float" office:value="144.266" calcext:value-type="float">
            <text:p>144.266</text:p>
          </table:table-cell>
          <table:table-cell office:value-type="float" office:value="180.512" calcext:value-type="float">
            <text:p>180.512</text:p>
          </table:table-cell>
          <table:table-cell office:value-type="float" office:value="105.3725" calcext:value-type="float">
            <text:p>105.3725</text:p>
          </table:table-cell>
          <table:table-cell office:value-type="float" office:value="313.6367" calcext:value-type="float">
            <text:p>313.6367</text:p>
          </table:table-cell>
          <table:table-cell office:value-type="float" office:value="374.2566" calcext:value-type="float">
            <text:p>374.2566</text:p>
          </table:table-cell>
          <table:table-cell office:value-type="float" office:value="248.5392" calcext:value-type="float">
            <text:p>248.5392</text:p>
          </table:table-cell>
          <table:table-cell office:value-type="float" office:value="150.2873" calcext:value-type="float">
            <text:p>150.2873</text:p>
          </table:table-cell>
          <table:table-cell office:value-type="float" office:value="195.8368" calcext:value-type="float">
            <text:p>195.8368</text:p>
          </table:table-cell>
          <table:table-cell office:value-type="float" office:value="101.2941" calcext:value-type="float">
            <text:p>101.2941</text:p>
          </table:table-cell>
          <table:table-cell office:value-type="float" office:value="268.2662" calcext:value-type="float">
            <text:p>268.2662</text:p>
          </table:table-cell>
          <table:table-cell office:value-type="float" office:value="329.563" calcext:value-type="float">
            <text:p>329.563</text:p>
          </table:table-cell>
          <table:table-cell office:value-type="float" office:value="203.0171" calcext:value-type="float">
            <text:p>203.0171</text:p>
          </table:table-cell>
          <table:table-cell office:value-type="float" office:value="-65.846" calcext:value-type="float">
            <text:p>-65.846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Low income</text:p>
          </table:table-cell>
          <table:table-cell office:value-type="float" office:value="2078.47908182601" calcext:value-type="float">
            <text:p>2078.4790818260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847.853" calcext:value-type="float">
            <text:p>2847.853</text:p>
          </table:table-cell>
          <table:table-cell office:value-type="float" office:value="2842.321" calcext:value-type="float">
            <text:p>2842.321</text:p>
          </table:table-cell>
          <table:table-cell office:value-type="float" office:value="1417.813" calcext:value-type="float">
            <text:p>1417.813</text:p>
          </table:table-cell>
          <table:table-cell office:value-type="float" office:value="1424.507" calcext:value-type="float">
            <text:p>1424.507</text:p>
          </table:table-cell>
          <table:table-cell office:value-type="float" office:value="103.7419" calcext:value-type="float">
            <text:p>103.7419</text:p>
          </table:table-cell>
          <table:table-cell office:value-type="float" office:value="99.5301" calcext:value-type="float">
            <text:p>99.5</text:p>
          </table:table-cell>
          <table:table-cell office:value-type="float" office:value="37.5806" calcext:value-type="float">
            <text:p>37.5806</text:p>
          </table:table-cell>
          <table:table-cell office:value-type="float" office:value="-3.068" calcext:value-type="float">
            <text:p>-3.068</text:p>
          </table:table-cell>
          <table:table-cell office:value-type="float" office:value="-1.078" calcext:value-type="float">
            <text:p>-1.078</text:p>
          </table:table-cell>
          <table:table-cell office:value-type="float" office:value="-11.064" calcext:value-type="float">
            <text:p>-11.064</text:p>
          </table:table-cell>
          <table:table-cell office:value-type="float" office:value="-0.389" calcext:value-type="float">
            <text:p>-0.389</text:p>
          </table:table-cell>
          <table:table-cell/>
          <table:table-cell office:value-type="float" office:value="28.795" calcext:value-type="float">
            <text:p>29</text:p>
          </table:table-cell>
          <table:table-cell office:value-type="float" office:value="1.275" calcext:value-type="float">
            <text:p>1</text:p>
          </table:table-cell>
          <table:table-cell office:value-type="float" office:value="10.116" calcext:value-type="float">
            <text:p>10</text:p>
          </table:table-cell>
          <table:table-cell office:value-type="float" office:value="1.3765" calcext:value-type="float">
            <text:p>1</text:p>
          </table:table-cell>
          <table:table-cell office:value-type="float" office:value="0.6537" calcext:value-type="float">
            <text:p>1</text:p>
          </table:table-cell>
          <table:table-cell table:style-name="ce2" office:value-type="float" office:value="28.971" calcext:value-type="float">
            <text:p>29.0</text:p>
          </table:table-cell>
          <table:table-cell office:value-type="float" office:value="107.2" calcext:value-type="float">
            <text:p>107.2</text:p>
          </table:table-cell>
          <table:table-cell office:value-type="float" office:value="31.863" calcext:value-type="float">
            <text:p>31.9</text:p>
          </table:table-cell>
          <table:table-cell office:value-type="float" office:value="18.601" calcext:value-type="float">
            <text:p>18.60</text:p>
          </table:table-cell>
          <table:table-cell office:value-type="float" office:value="13.261" calcext:value-type="float">
            <text:p>13.261</text:p>
          </table:table-cell>
          <table:table-cell office:value-type="float" office:value="11.194" calcext:value-type="float">
            <text:p>11.194</text:p>
          </table:table-cell>
          <table:table-cell office:value-type="float" office:value="76.8334" calcext:value-type="float">
            <text:p>76.8334</text:p>
          </table:table-cell>
          <table:table-cell office:value-type="float" office:value="74.5018" calcext:value-type="float">
            <text:p>74.5018</text:p>
          </table:table-cell>
          <table:table-cell office:value-type="float" office:value="79.4717" calcext:value-type="float">
            <text:p>79.5</text:p>
          </table:table-cell>
          <table:table-cell office:value-type="float" office:value="62.6755" calcext:value-type="float">
            <text:p>62.7</text:p>
          </table:table-cell>
          <table:table-cell office:value-type="float" office:value="60.3518" calcext:value-type="float">
            <text:p>60.3518</text:p>
          </table:table-cell>
          <table:table-cell office:value-type="float" office:value="65.3037" calcext:value-type="float">
            <text:p>65.3037</text:p>
          </table:table-cell>
          <table:table-cell office:value-type="float" office:value="16.501" calcext:value-type="float">
            <text:p>16.501</text:p>
          </table:table-cell>
          <table:table-cell office:value-type="float" office:value="15.0976" calcext:value-type="float">
            <text:p>15.0976</text:p>
          </table:table-cell>
          <table:table-cell office:value-type="float" office:value="18.094" calcext:value-type="float">
            <text:p>18.094</text:p>
          </table:table-cell>
          <table:table-cell office:value-type="float" office:value="7.0008" calcext:value-type="float">
            <text:p>7.0008</text:p>
          </table:table-cell>
          <table:table-cell office:value-type="float" office:value="6.2039" calcext:value-type="float">
            <text:p>6.2039</text:p>
          </table:table-cell>
          <table:table-cell office:value-type="float" office:value="7.8539" calcext:value-type="float">
            <text:p>7.8539</text:p>
          </table:table-cell>
          <table:table-cell office:value-type="float" office:value="0.235" calcext:value-type="float">
            <text:p>0.235</text:p>
          </table:table-cell>
          <table:table-cell office:value-type="float" office:value="8.1864" calcext:value-type="float">
            <text:p>8.1864</text:p>
          </table:table-cell>
          <table:table-cell office:value-type="float" office:value="28.591" calcext:value-type="float">
            <text:p>28.591</text:p>
          </table:table-cell>
          <table:table-cell office:value-type="float" office:value="0.262" calcext:value-type="float">
            <text:p>0.262</text:p>
          </table:table-cell>
          <table:table-cell office:value-type="float" office:value="9.1572" calcext:value-type="float">
            <text:p>9.1572</text:p>
          </table:table-cell>
          <table:table-cell office:value-type="float" office:value="27.5437" calcext:value-type="float">
            <text:p>27.5437</text:p>
          </table:table-cell>
          <table:table-cell office:value-type="float" office:value="32.086" calcext:value-type="float">
            <text:p>32.086</text:p>
          </table:table-cell>
          <table:table-cell office:value-type="float" office:value="22.7094" calcext:value-type="float">
            <text:p>22.7094</text:p>
          </table:table-cell>
          <table:table-cell office:value-type="float" office:value="99.3173" calcext:value-type="float">
            <text:p>99.3173</text:p>
          </table:table-cell>
          <table:table-cell office:value-type="float" office:value="128.2382" calcext:value-type="float">
            <text:p>128.2382</text:p>
          </table:table-cell>
          <table:table-cell office:value-type="float" office:value="70.4238" calcext:value-type="float">
            <text:p>70.4238</text:p>
          </table:table-cell>
          <table:table-cell office:value-type="float" office:value="39.5283" calcext:value-type="float">
            <text:p>39.5283</text:p>
          </table:table-cell>
          <table:table-cell office:value-type="float" office:value="51.0664" calcext:value-type="float">
            <text:p>51.0664</text:p>
          </table:table-cell>
          <table:table-cell office:value-type="float" office:value="27.7938" calcext:value-type="float">
            <text:p>27.7938</text:p>
          </table:table-cell>
          <table:table-cell office:value-type="float" office:value="89.1505" calcext:value-type="float">
            <text:p>89.1505</text:p>
          </table:table-cell>
          <table:table-cell office:value-type="float" office:value="118.0304" calcext:value-type="float">
            <text:p>118.0304</text:p>
          </table:table-cell>
          <table:table-cell office:value-type="float" office:value="60.3632" calcext:value-type="float">
            <text:p>60.3632</text:p>
          </table:table-cell>
          <table:table-cell office:value-type="float" office:value="-8" calcext:value-type="float">
            <text:p>-8</text:p>
          </table:table-cell>
          <table:table-cell office:value-type="float" office:value="-2.81" calcext:value-type="float">
            <text:p>-2.81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Upper middle income</text:p>
          </table:table-cell>
          <table:table-cell office:value-type="float" office:value="15646.0415226344" calcext:value-type="float">
            <text:p>15646.0415226344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4543.592" calcext:value-type="float">
            <text:p>44543.592</text:p>
          </table:table-cell>
          <table:table-cell office:value-type="float" office:value="44903.225" calcext:value-type="float">
            <text:p>44903.225</text:p>
          </table:table-cell>
          <table:table-cell office:value-type="float" office:value="22862.237" calcext:value-type="float">
            <text:p>22862.237</text:p>
          </table:table-cell>
          <table:table-cell office:value-type="float" office:value="22040.987" calcext:value-type="float">
            <text:p>22040.987</text:p>
          </table:table-cell>
          <table:table-cell office:value-type="float" office:value="18.8531" calcext:value-type="float">
            <text:p>18.8531</text:p>
          </table:table-cell>
          <table:table-cell office:value-type="float" office:value="103.726" calcext:value-type="float">
            <text:p>103.7</text:p>
          </table:table-cell>
          <table:table-cell office:value-type="float" office:value="28.0155" calcext:value-type="float">
            <text:p>28.0155</text:p>
          </table:table-cell>
          <table:table-cell office:value-type="float" office:value="729.261" calcext:value-type="float">
            <text:p>729.261</text:p>
          </table:table-cell>
          <table:table-cell office:value-type="float" office:value="16.243" calcext:value-type="float">
            <text:p>16.243</text:p>
          </table:table-cell>
          <table:table-cell office:value-type="float" office:value="719.266" calcext:value-type="float">
            <text:p>719.266</text:p>
          </table:table-cell>
          <table:table-cell office:value-type="float" office:value="1.602" calcext:value-type="float">
            <text:p>1.602</text:p>
          </table:table-cell>
          <table:table-cell office:value-type="float" office:value="43.2676" calcext:value-type="float">
            <text:p>43.2676</text:p>
          </table:table-cell>
          <table:table-cell office:value-type="float" office:value="923.648" calcext:value-type="float">
            <text:p>924</text:p>
          </table:table-cell>
          <table:table-cell office:value-type="float" office:value="18.468" calcext:value-type="float">
            <text:p>18</text:p>
          </table:table-cell>
          <table:table-cell office:value-type="float" office:value="20.572" calcext:value-type="float">
            <text:p>21</text:p>
          </table:table-cell>
          <table:table-cell office:value-type="float" office:value="2.8293" calcext:value-type="float">
            <text:p>3</text:p>
          </table:table-cell>
          <table:table-cell office:value-type="float" office:value="1.3424" calcext:value-type="float">
            <text:p>1</text:p>
          </table:table-cell>
          <table:table-cell table:style-name="ce2" office:value-type="float" office:value="31.337" calcext:value-type="float">
            <text:p>31.3</text:p>
          </table:table-cell>
          <table:table-cell office:value-type="float" office:value="104.6" calcext:value-type="float">
            <text:p>104.6</text:p>
          </table:table-cell>
          <table:table-cell office:value-type="float" office:value="194.387" calcext:value-type="float">
            <text:p>194.4</text:p>
          </table:table-cell>
          <table:table-cell office:value-type="float" office:value="103.969" calcext:value-type="float">
            <text:p>103.97</text:p>
          </table:table-cell>
          <table:table-cell office:value-type="float" office:value="90.417" calcext:value-type="float">
            <text:p>90.417</text:p>
          </table:table-cell>
          <table:table-cell office:value-type="float" office:value="4.329" calcext:value-type="float">
            <text:p>4.329</text:p>
          </table:table-cell>
          <table:table-cell office:value-type="float" office:value="77.1294" calcext:value-type="float">
            <text:p>77.1294</text:p>
          </table:table-cell>
          <table:table-cell office:value-type="float" office:value="75.8531" calcext:value-type="float">
            <text:p>75.8531</text:p>
          </table:table-cell>
          <table:table-cell office:value-type="float" office:value="78.4568" calcext:value-type="float">
            <text:p>78.5</text:p>
          </table:table-cell>
          <table:table-cell office:value-type="float" office:value="63.9045" calcext:value-type="float">
            <text:p>63.9</text:p>
          </table:table-cell>
          <table:table-cell office:value-type="float" office:value="62.7557" calcext:value-type="float">
            <text:p>62.7557</text:p>
          </table:table-cell>
          <table:table-cell office:value-type="float" office:value="65.0932" calcext:value-type="float">
            <text:p>65.0932</text:p>
          </table:table-cell>
          <table:table-cell office:value-type="float" office:value="17.4726" calcext:value-type="float">
            <text:p>17.4726</text:p>
          </table:table-cell>
          <table:table-cell office:value-type="float" office:value="16.848" calcext:value-type="float">
            <text:p>16.848</text:p>
          </table:table-cell>
          <table:table-cell office:value-type="float" office:value="18.0749" calcext:value-type="float">
            <text:p>18.0749</text:p>
          </table:table-cell>
          <table:table-cell office:value-type="float" office:value="7.5045" calcext:value-type="float">
            <text:p>7.5045</text:p>
          </table:table-cell>
          <table:table-cell office:value-type="float" office:value="7.2894" calcext:value-type="float">
            <text:p>7.2894</text:p>
          </table:table-cell>
          <table:table-cell office:value-type="float" office:value="7.6835" calcext:value-type="float">
            <text:p>7.6835</text:p>
          </table:table-cell>
          <table:table-cell office:value-type="float" office:value="15.423" calcext:value-type="float">
            <text:p>15.423</text:p>
          </table:table-cell>
          <table:table-cell office:value-type="float" office:value="16.6462" calcext:value-type="float">
            <text:p>16.6462</text:p>
          </table:table-cell>
          <table:table-cell office:value-type="float" office:value="910.05" calcext:value-type="float">
            <text:p>910.05</text:p>
          </table:table-cell>
          <table:table-cell office:value-type="float" office:value="18.567" calcext:value-type="float">
            <text:p>18.567</text:p>
          </table:table-cell>
          <table:table-cell office:value-type="float" office:value="19.8527" calcext:value-type="float">
            <text:p>19.8527</text:p>
          </table:table-cell>
          <table:table-cell office:value-type="float" office:value="41.4907" calcext:value-type="float">
            <text:p>41.4907</text:p>
          </table:table-cell>
          <table:table-cell office:value-type="float" office:value="46.3212" calcext:value-type="float">
            <text:p>46.3212</text:p>
          </table:table-cell>
          <table:table-cell office:value-type="float" office:value="36.4007" calcext:value-type="float">
            <text:p>36.4007</text:p>
          </table:table-cell>
          <table:table-cell office:value-type="float" office:value="99.2656" calcext:value-type="float">
            <text:p>99.2656</text:p>
          </table:table-cell>
          <table:table-cell office:value-type="float" office:value="114.3415" calcext:value-type="float">
            <text:p>114.3415</text:p>
          </table:table-cell>
          <table:table-cell office:value-type="float" office:value="83.3024" calcext:value-type="float">
            <text:p>83.3024</text:p>
          </table:table-cell>
          <table:table-cell office:value-type="float" office:value="38.5616" calcext:value-type="float">
            <text:p>38.5616</text:p>
          </table:table-cell>
          <table:table-cell office:value-type="float" office:value="44.6301" calcext:value-type="float">
            <text:p>44.6301</text:p>
          </table:table-cell>
          <table:table-cell office:value-type="float" office:value="32.1508" calcext:value-type="float">
            <text:p>32.1508</text:p>
          </table:table-cell>
          <table:table-cell office:value-type="float" office:value="78.0359" calcext:value-type="float">
            <text:p>78.0359</text:p>
          </table:table-cell>
          <table:table-cell office:value-type="float" office:value="91.6019" calcext:value-type="float">
            <text:p>91.6019</text:p>
          </table:table-cell>
          <table:table-cell office:value-type="float" office:value="63.7084" calcext:value-type="float">
            <text:p>63.7084</text:p>
          </table:table-cell>
          <table:table-cell office:value-type="float" office:value="-9.999" calcext:value-type="float">
            <text:p>-9.999</text:p>
          </table:table-cell>
          <table:table-cell office:value-type="float" office:value="-0.223" calcext:value-type="float">
            <text:p>-0.223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Lower middle income</text:p>
          </table:table-cell>
          <table:table-cell office:value-type="float" office:value="12037.4812354389" calcext:value-type="float">
            <text:p>12037.4812354389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float" office:value="44.446" calcext:value-type="float">
            <text:p>44.446</text:p>
          </table:table-cell>
          <table:table-cell office:value-type="float" office:value="44.272" calcext:value-type="float">
            <text:p>44.272</text:p>
          </table:table-cell>
          <table:table-cell office:value-type="float" office:value="21.873" calcext:value-type="float">
            <text:p>21.873</text:p>
          </table:table-cell>
          <table:table-cell office:value-type="float" office:value="22.4" calcext:value-type="float">
            <text:p>22.4</text:p>
          </table:table-cell>
          <table:table-cell office:value-type="float" office:value="221.3625" calcext:value-type="float">
            <text:p>221.3625</text:p>
          </table:table-cell>
          <table:table-cell office:value-type="float" office:value="97.6495" calcext:value-type="float">
            <text:p>97.6</text:p>
          </table:table-cell>
          <table:table-cell office:value-type="float" office:value="28.2539" calcext:value-type="float">
            <text:p>28.2539</text:p>
          </table:table-cell>
          <table:table-cell office:value-type="float" office:value="0.454" calcext:value-type="float">
            <text:p>0.454</text:p>
          </table:table-cell>
          <table:table-cell office:value-type="float" office:value="10.153" calcext:value-type="float">
            <text:p>10.153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784" calcext:value-type="float">
            <text:p>-0.784</text:p>
          </table:table-cell>
          <table:table-cell/>
          <table:table-cell office:value-type="float" office:value="0.765" calcext:value-type="float">
            <text:p>1</text:p>
          </table:table-cell>
          <table:table-cell office:value-type="float" office:value="0.052" calcext:value-type="float">
            <text:p>0</text:p>
          </table:table-cell>
          <table:table-cell office:value-type="float" office:value="17.12" calcext:value-type="float">
            <text:p>17</text:p>
          </table:table-cell>
          <table:table-cell office:value-type="float" office:value="2.2536" calcext:value-type="float">
            <text:p>2</text:p>
          </table:table-cell>
          <table:table-cell office:value-type="float" office:value="1.077" calcext:value-type="float">
            <text:p>1</text:p>
          </table:table-cell>
          <table:table-cell table:style-name="ce2" office:value-type="float" office:value="29.6" calcext:value-type="float">
            <text:p>29.6</text:p>
          </table:table-cell>
          <table:table-cell office:value-type="float" office:value="106" calcext:value-type="float">
            <text:p>106.0</text:p>
          </table:table-cell>
          <table:table-cell office:value-type="float" office:value="0.311" calcext:value-type="float">
            <text:p>0.3</text:p>
          </table:table-cell>
          <table:table-cell office:value-type="float" office:value="0.176" calcext:value-type="float">
            <text:p>0.18</text:p>
          </table:table-cell>
          <table:table-cell office:value-type="float" office:value="0.135" calcext:value-type="float">
            <text:p>0.135</text:p>
          </table:table-cell>
          <table:table-cell office:value-type="float" office:value="6.967" calcext:value-type="float">
            <text:p>6.967</text:p>
          </table:table-cell>
          <table:table-cell office:value-type="float" office:value="72.7231" calcext:value-type="float">
            <text:p>72.7231</text:p>
          </table:table-cell>
          <table:table-cell office:value-type="float" office:value="70.0041" calcext:value-type="float">
            <text:p>70.0041</text:p>
          </table:table-cell>
          <table:table-cell office:value-type="float" office:value="75.5408" calcext:value-type="float">
            <text:p>75.5</text:p>
          </table:table-cell>
          <table:table-cell office:value-type="float" office:value="58.5509" calcext:value-type="float">
            <text:p>58.6</text:p>
          </table:table-cell>
          <table:table-cell office:value-type="float" office:value="55.9872" calcext:value-type="float">
            <text:p>55.9872</text:p>
          </table:table-cell>
          <table:table-cell office:value-type="float" office:value="61.1877" calcext:value-type="float">
            <text:p>61.1877</text:p>
          </table:table-cell>
          <table:table-cell office:value-type="float" office:value="13.8983" calcext:value-type="float">
            <text:p>13.8983</text:p>
          </table:table-cell>
          <table:table-cell office:value-type="float" office:value="12.3206" calcext:value-type="float">
            <text:p>12.3206</text:p>
          </table:table-cell>
          <table:table-cell office:value-type="float" office:value="15.3552" calcext:value-type="float">
            <text:p>15.3552</text:p>
          </table:table-cell>
          <table:table-cell office:value-type="float" office:value="5.7324" calcext:value-type="float">
            <text:p>5.7324</text:p>
          </table:table-cell>
          <table:table-cell office:value-type="float" office:value="4.8941" calcext:value-type="float">
            <text:p>4.8941</text:p>
          </table:table-cell>
          <table:table-cell office:value-type="float" office:value="6.3532" calcext:value-type="float">
            <text:p>6.3532</text:p>
          </table:table-cell>
          <table:table-cell office:value-type="float" office:value="0.005" calcext:value-type="float">
            <text:p>0.005</text:p>
          </table:table-cell>
          <table:table-cell office:value-type="float" office:value="7.0377" calcext:value-type="float">
            <text:p>7.0377</text:p>
          </table:table-cell>
          <table:table-cell office:value-type="float" office:value="0.76" calcext:value-type="float">
            <text:p>0.76</text:p>
          </table:table-cell>
          <table:table-cell office:value-type="float" office:value="0.008" calcext:value-type="float">
            <text:p>0.008</text:p>
          </table:table-cell>
          <table:table-cell office:value-type="float" office:value="9.8115" calcext:value-type="float">
            <text:p>9.8115</text:p>
          </table:table-cell>
          <table:table-cell office:value-type="float" office:value="35.0672" calcext:value-type="float">
            <text:p>35.0672</text:p>
          </table:table-cell>
          <table:table-cell office:value-type="float" office:value="46.1389" calcext:value-type="float">
            <text:p>46.1389</text:p>
          </table:table-cell>
          <table:table-cell office:value-type="float" office:value="24.1583" calcext:value-type="float">
            <text:p>24.1583</text:p>
          </table:table-cell>
          <table:table-cell office:value-type="float" office:value="149.0139" calcext:value-type="float">
            <text:p>149.0139</text:p>
          </table:table-cell>
          <table:table-cell office:value-type="float" office:value="185.7186" calcext:value-type="float">
            <text:p>185.7186</text:p>
          </table:table-cell>
          <table:table-cell office:value-type="float" office:value="111.436" calcext:value-type="float">
            <text:p>111.436</text:p>
          </table:table-cell>
          <table:table-cell office:value-type="float" office:value="58.1546" calcext:value-type="float">
            <text:p>58.1546</text:p>
          </table:table-cell>
          <table:table-cell office:value-type="float" office:value="73.7465" calcext:value-type="float">
            <text:p>73.7465</text:p>
          </table:table-cell>
          <table:table-cell office:value-type="float" office:value="42.7418" calcext:value-type="float">
            <text:p>42.7418</text:p>
          </table:table-cell>
          <table:table-cell office:value-type="float" office:value="139.0201" calcext:value-type="float">
            <text:p>139.0201</text:p>
          </table:table-cell>
          <table:table-cell office:value-type="float" office:value="173.9059" calcext:value-type="float">
            <text:p>173.9059</text:p>
          </table:table-cell>
          <table:table-cell office:value-type="float" office:value="103.5929" calcext:value-type="float">
            <text:p>103.5929</text:p>
          </table:table-cell>
          <table:table-cell office:value-type="float" office:value="-0.81" calcext:value-type="float">
            <text:p>-0.81</text:p>
          </table:table-cell>
          <table:table-cell office:value-type="float" office:value="-18.13" calcext:value-type="float">
            <text:p>-18.13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Upper middle income</text:p>
          </table:table-cell>
          <table:table-cell/>
          <table:table-cell office:value-type="string" calcext:value-type="string">
            <text:p>American Samoa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9.688" calcext:value-type="float">
            <text:p>79.688</text:p>
          </table:table-cell>
          <table:table-cell office:value-type="float" office:value="79.824" calcext:value-type="float">
            <text:p>79.824</text:p>
          </table:table-cell>
          <table:table-cell office:value-type="float" office:value="40.786" calcext:value-type="float">
            <text:p>40.786</text:p>
          </table:table-cell>
          <table:table-cell office:value-type="float" office:value="39.038" calcext:value-type="float">
            <text:p>39.038</text:p>
          </table:table-cell>
          <table:table-cell office:value-type="float" office:value="169.8383" calcext:value-type="float">
            <text:p>169.8383</text:p>
          </table:table-cell>
          <table:table-cell office:value-type="float" office:value="104.4777" calcext:value-type="float">
            <text:p>104.5</text:p>
          </table:table-cell>
          <table:table-cell office:value-type="float" office:value="42.9263" calcext:value-type="float">
            <text:p>42.9263</text:p>
          </table:table-cell>
          <table:table-cell office:value-type="float" office:value="0.073" calcext:value-type="float">
            <text:p>0.073</text:p>
          </table:table-cell>
          <table:table-cell office:value-type="float" office:value="0.911" calcext:value-type="float">
            <text:p>0.91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1" calcext:value-type="float">
            <text:p>0.341</text:p>
          </table:table-cell>
          <table:table-cell/>
          <table:table-cell office:value-type="float" office:value="0.575" calcext:value-type="float">
            <text:p>1</text:p>
          </table:table-cell>
          <table:table-cell office:value-type="float" office:value="0.011" calcext:value-type="float">
            <text:p>0</text:p>
          </table:table-cell>
          <table:table-cell office:value-type="float" office:value="7.204" calcext:value-type="float">
            <text:p>7</text:p>
          </table:table-cell>
          <table:table-cell office:value-type="float" office:value="1.1351" calcext:value-type="float">
            <text:p>1</text:p>
          </table:table-cell>
          <table:table-cell office:value-type="float" office:value="0.5447" calcext:value-type="float">
            <text:p>1</text:p>
          </table:table-cell>
          <table:table-cell table:style-name="ce2" office:value-type="float" office:value="32.032" calcext:value-type="float">
            <text:p>32.0</text:p>
          </table:table-cell>
          <table:table-cell office:value-type="float" office:value="106.2" calcext:value-type="float">
            <text:p>106.2</text:p>
          </table:table-cell>
          <table:table-cell office:value-type="float" office:value="0.502" calcext:value-type="float">
            <text:p>0.5</text:p>
          </table:table-cell>
          <table:table-cell office:value-type="float" office:value="0.279" calcext:value-type="float">
            <text:p>0.28</text:p>
          </table:table-cell>
          <table:table-cell office:value-type="float" office:value="0.224" calcext:value-type="float">
            <text:p>0.224</text:p>
          </table:table-cell>
          <table:table-cell office:value-type="float" office:value="6.293" calcext:value-type="float">
            <text:p>6.293</text:p>
          </table:table-cell>
          <table:table-cell office:value-type="float" office:value="83.5515" calcext:value-type="float">
            <text:p>83.5515</text:p>
          </table:table-cell>
          <table:table-cell office:value-type="float" office:value="81.4302" calcext:value-type="float">
            <text:p>81.4302</text:p>
          </table:table-cell>
          <table:table-cell office:value-type="float" office:value="85.8379" calcext:value-type="float">
            <text:p>85.8</text:p>
          </table:table-cell>
          <table:table-cell office:value-type="float" office:value="69.1426" calcext:value-type="float">
            <text:p>69.1</text:p>
          </table:table-cell>
          <table:table-cell office:value-type="float" office:value="67.0179" calcext:value-type="float">
            <text:p>67.0179</text:p>
          </table:table-cell>
          <table:table-cell office:value-type="float" office:value="71.4326" calcext:value-type="float">
            <text:p>71.4326</text:p>
          </table:table-cell>
          <table:table-cell office:value-type="float" office:value="21.1117" calcext:value-type="float">
            <text:p>21.1117</text:p>
          </table:table-cell>
          <table:table-cell office:value-type="float" office:value="19.3216" calcext:value-type="float">
            <text:p>19.3216</text:p>
          </table:table-cell>
          <table:table-cell office:value-type="float" office:value="22.9675" calcext:value-type="float">
            <text:p>22.9675</text:p>
          </table:table-cell>
          <table:table-cell office:value-type="float" office:value="9.9591" calcext:value-type="float">
            <text:p>9.9591</text:p>
          </table:table-cell>
          <table:table-cell office:value-type="float" office:value="8.713" calcext:value-type="float">
            <text:p>8.713</text:p>
          </table:table-cell>
          <table:table-cell office:value-type="float" office:value="11.0027" calcext:value-type="float">
            <text:p>11.0027</text:p>
          </table:table-cell>
          <table:table-cell office:value-type="float" office:value="0.003" calcext:value-type="float">
            <text:p>0.003</text:p>
          </table:table-cell>
          <table:table-cell office:value-type="float" office:value="5.3557" calcext:value-type="float">
            <text:p>5.3557</text:p>
          </table:table-cell>
          <table:table-cell office:value-type="float" office:value="0.572" calcext:value-type="float">
            <text:p>0.572</text:p>
          </table:table-cell>
          <table:table-cell office:value-type="float" office:value="0.003" calcext:value-type="float">
            <text:p>0.003</text:p>
          </table:table-cell>
          <table:table-cell office:value-type="float" office:value="6.2146" calcext:value-type="float">
            <text:p>6.2146</text:p>
          </table:table-cell>
          <table:table-cell office:value-type="float" office:value="13.6421" calcext:value-type="float">
            <text:p>13.6421</text:p>
          </table:table-cell>
          <table:table-cell office:value-type="float" office:value="14.474" calcext:value-type="float">
            <text:p>14.474</text:p>
          </table:table-cell>
          <table:table-cell office:value-type="float" office:value="12.7311" calcext:value-type="float">
            <text:p>12.7311</text:p>
          </table:table-cell>
          <table:table-cell office:value-type="float" office:value="44.9353" calcext:value-type="float">
            <text:p>44.9353</text:p>
          </table:table-cell>
          <table:table-cell office:value-type="float" office:value="53.7296" calcext:value-type="float">
            <text:p>53.7296</text:p>
          </table:table-cell>
          <table:table-cell office:value-type="float" office:value="35.5051" calcext:value-type="float">
            <text:p>35.5051</text:p>
          </table:table-cell>
          <table:table-cell office:value-type="float" office:value="14.5705" calcext:value-type="float">
            <text:p>14.5705</text:p>
          </table:table-cell>
          <table:table-cell office:value-type="float" office:value="16.5085" calcext:value-type="float">
            <text:p>16.5085</text:p>
          </table:table-cell>
          <table:table-cell office:value-type="float" office:value="12.5314" calcext:value-type="float">
            <text:p>12.5314</text:p>
          </table:table-cell>
          <table:table-cell office:value-type="float" office:value="38.042" calcext:value-type="float">
            <text:p>38.042</text:p>
          </table:table-cell>
          <table:table-cell office:value-type="float" office:value="46.7542" calcext:value-type="float">
            <text:p>46.7542</text:p>
          </table:table-cell>
          <table:table-cell office:value-type="float" office:value="28.6944" calcext:value-type="float">
            <text:p>28.6944</text:p>
          </table:table-cell>
          <table:table-cell office:value-type="float" office:value="0.2" calcext:value-type="float">
            <text:p>0.2</text:p>
          </table:table-cell>
          <table:table-cell office:value-type="float" office:value="2.505" calcext:value-type="float">
            <text:p>2.50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40897.33" calcext:value-type="float">
            <text:p>40897.33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35049.572" calcext:value-type="float">
            <text:p>35049.572</text:p>
          </table:table-cell>
          <table:table-cell office:value-type="float" office:value="35588.987" calcext:value-type="float">
            <text:p>35588.987</text:p>
          </table:table-cell>
          <table:table-cell office:value-type="float" office:value="17590.767" calcext:value-type="float">
            <text:p>17590.767</text:p>
          </table:table-cell>
          <table:table-cell office:value-type="float" office:value="17998.22" calcext:value-type="float">
            <text:p>17998.22</text:p>
          </table:table-cell>
          <table:table-cell office:value-type="float" office:value="28.5466" calcext:value-type="float">
            <text:p>28.5466</text:p>
          </table:table-cell>
          <table:table-cell office:value-type="float" office:value="97.7361" calcext:value-type="float">
            <text:p>97.7</text:p>
          </table:table-cell>
          <table:table-cell office:value-type="float" office:value="16.238" calcext:value-type="float">
            <text:p>16.238</text:p>
          </table:table-cell>
          <table:table-cell office:value-type="float" office:value="1079.824" calcext:value-type="float">
            <text:p>1079.824</text:p>
          </table:table-cell>
          <table:table-cell office:value-type="float" office:value="30.337" calcext:value-type="float">
            <text:p>30.337</text:p>
          </table:table-cell>
          <table:table-cell office:value-type="float" office:value="1078.83" calcext:value-type="float">
            <text:p>1078.83</text:p>
          </table:table-cell>
          <table:table-cell office:value-type="float" office:value="3.032" calcext:value-type="float">
            <text:p>3.032</text:p>
          </table:table-cell>
          <table:table-cell office:value-type="float" office:value="22.8611" calcext:value-type="float">
            <text:p>22.8611</text:p>
          </table:table-cell>
          <table:table-cell office:value-type="float" office:value="1359.723" calcext:value-type="float">
            <text:p>1,360</text:p>
          </table:table-cell>
          <table:table-cell office:value-type="float" office:value="253.89" calcext:value-type="float">
            <text:p>254</text:p>
          </table:table-cell>
          <table:table-cell office:value-type="float" office:value="38.2" calcext:value-type="float">
            <text:p>38</text:p>
          </table:table-cell>
          <table:table-cell office:value-type="float" office:value="5.209" calcext:value-type="float">
            <text:p>5</text:p>
          </table:table-cell>
          <table:table-cell office:value-type="float" office:value="2.3056" calcext:value-type="float">
            <text:p>2</text:p>
          </table:table-cell>
          <table:table-cell table:style-name="ce2" office:value-type="float" office:value="28.855" calcext:value-type="float">
            <text:p>28.9</text:p>
          </table:table-cell>
          <table:table-cell office:value-type="float" office:value="102.7" calcext:value-type="float">
            <text:p>102.7</text:p>
          </table:table-cell>
          <table:table-cell office:value-type="float" office:value="279.899" calcext:value-type="float">
            <text:p>279.9</text:p>
          </table:table-cell>
          <table:table-cell office:value-type="float" office:value="152.181" calcext:value-type="float">
            <text:p>152.18</text:p>
          </table:table-cell>
          <table:table-cell office:value-type="float" office:value="127.718" calcext:value-type="float">
            <text:p>127.718</text:p>
          </table:table-cell>
          <table:table-cell office:value-type="float" office:value="7.863" calcext:value-type="float">
            <text:p>7.863</text:p>
          </table:table-cell>
          <table:table-cell office:value-type="float" office:value="61.9292" calcext:value-type="float">
            <text:p>61.9292</text:p>
          </table:table-cell>
          <table:table-cell office:value-type="float" office:value="59.351" calcext:value-type="float">
            <text:p>59.351</text:p>
          </table:table-cell>
          <table:table-cell office:value-type="float" office:value="64.5406" calcext:value-type="float">
            <text:p>64.5</text:p>
          </table:table-cell>
          <table:table-cell office:value-type="float" office:value="52.268" calcext:value-type="float">
            <text:p>52.3</text:p>
          </table:table-cell>
          <table:table-cell office:value-type="float" office:value="49.9242" calcext:value-type="float">
            <text:p>49.9242</text:p>
          </table:table-cell>
          <table:table-cell office:value-type="float" office:value="54.6054" calcext:value-type="float">
            <text:p>54.6054</text:p>
          </table:table-cell>
          <table:table-cell office:value-type="float" office:value="12.3697" calcext:value-type="float">
            <text:p>12.3697</text:p>
          </table:table-cell>
          <table:table-cell office:value-type="float" office:value="11.4481" calcext:value-type="float">
            <text:p>11.4481</text:p>
          </table:table-cell>
          <table:table-cell office:value-type="float" office:value="13.1567" calcext:value-type="float">
            <text:p>13.1567</text:p>
          </table:table-cell>
          <table:table-cell office:value-type="float" office:value="5.4648" calcext:value-type="float">
            <text:p>5.4648</text:p>
          </table:table-cell>
          <table:table-cell office:value-type="float" office:value="5.0652" calcext:value-type="float">
            <text:p>5.0652</text:p>
          </table:table-cell>
          <table:table-cell office:value-type="float" office:value="5.7269" calcext:value-type="float">
            <text:p>5.7269</text:p>
          </table:table-cell>
          <table:table-cell office:value-type="float" office:value="65.41" calcext:value-type="float">
            <text:p>65.41</text:p>
          </table:table-cell>
          <table:table-cell office:value-type="float" office:value="48.2084" calcext:value-type="float">
            <text:p>48.2084</text:p>
          </table:table-cell>
          <table:table-cell office:value-type="float" office:value="1306.749" calcext:value-type="float">
            <text:p>1306.749</text:p>
          </table:table-cell>
          <table:table-cell office:value-type="float" office:value="92.72" calcext:value-type="float">
            <text:p>92.72</text:p>
          </table:table-cell>
          <table:table-cell office:value-type="float" office:value="69.2605" calcext:value-type="float">
            <text:p>69.2605</text:p>
          </table:table-cell>
          <table:table-cell office:value-type="float" office:value="154.9239" calcext:value-type="float">
            <text:p>154.9239</text:p>
          </table:table-cell>
          <table:table-cell office:value-type="float" office:value="175.8788" calcext:value-type="float">
            <text:p>175.8788</text:p>
          </table:table-cell>
          <table:table-cell office:value-type="float" office:value="133.7938" calcext:value-type="float">
            <text:p>133.7938</text:p>
          </table:table-cell>
          <table:table-cell office:value-type="float" office:value="332.4096" calcext:value-type="float">
            <text:p>332.4096</text:p>
          </table:table-cell>
          <table:table-cell office:value-type="float" office:value="383.8407" calcext:value-type="float">
            <text:p>383.8407</text:p>
          </table:table-cell>
          <table:table-cell office:value-type="float" office:value="281.2494" calcext:value-type="float">
            <text:p>281.2494</text:p>
          </table:table-cell>
          <table:table-cell office:value-type="float" office:value="150.3062" calcext:value-type="float">
            <text:p>150.3062</text:p>
          </table:table-cell>
          <table:table-cell office:value-type="float" office:value="180.6101" calcext:value-type="float">
            <text:p>180.6101</text:p>
          </table:table-cell>
          <table:table-cell office:value-type="float" office:value="120.4782" calcext:value-type="float">
            <text:p>120.4782</text:p>
          </table:table-cell>
          <table:table-cell office:value-type="float" office:value="272.7054" calcext:value-type="float">
            <text:p>272.7054</text:p>
          </table:table-cell>
          <table:table-cell office:value-type="float" office:value="323.6632" calcext:value-type="float">
            <text:p>323.6632</text:p>
          </table:table-cell>
          <table:table-cell office:value-type="float" office:value="222.8606" calcext:value-type="float">
            <text:p>222.8606</text:p>
          </table:table-cell>
          <table:table-cell office:value-type="float" office:value="-1" calcext:value-type="float">
            <text:p>-1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er middle income</text:p>
          </table:table-cell>
          <table:table-cell office:value-type="float" office:value="6581.04202131984" calcext:value-type="float">
            <text:p>6581.04202131984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5.831" calcext:value-type="float">
            <text:p>15.831</text:p>
          </table:table-cell>
          <table:table-cell office:value-type="float" office:value="15.857" calcext:value-type="float">
            <text:p>15.857</text:p>
          </table:table-cell>
          <table:table-cell office:value-type="float" office:value="7.76" calcext:value-type="float">
            <text:p>7.76</text:p>
          </table:table-cell>
          <table:table-cell office:value-type="float" office:value="8.097" calcext:value-type="float">
            <text:p>8.097</text:p>
          </table:table-cell>
          <table:table-cell office:value-type="float" office:value="180.1932" calcext:value-type="float">
            <text:p>180.1932</text:p>
          </table:table-cell>
          <table:table-cell office:value-type="float" office:value="95.838" calcext:value-type="float">
            <text:p>95.8</text:p>
          </table:table-cell>
          <table:table-cell office:value-type="float" office:value="37.334" calcext:value-type="float">
            <text:p>37.334</text:p>
          </table:table-cell>
          <table:table-cell office:value-type="float" office:value="0.047" calcext:value-type="float">
            <text:p>0.047</text:p>
          </table:table-cell>
          <table:table-cell office:value-type="float" office:value="2.98" calcext:value-type="float">
            <text:p>2.98</text:p>
          </table:table-cell>
          <table:table-cell office:value-type="float" office:value="0.052" calcext:value-type="float">
            <text:p>0.052</text:p>
          </table:table-cell>
          <table:table-cell office:value-type="float" office:value="0.328" calcext:value-type="float">
            <text:p>0.328</text:p>
          </table:table-cell>
          <table:table-cell/>
          <table:table-cell office:value-type="float" office:value="0.15" calcext:value-type="float">
            <text:p>0</text:p>
          </table:table-cell>
          <table:table-cell office:value-type="float" office:value="0.013" calcext:value-type="float">
            <text:p>0</text:p>
          </table:table-cell>
          <table:table-cell office:value-type="float" office:value="9.447" calcext:value-type="float">
            <text:p>9</text:p>
          </table:table-cell>
          <table:table-cell office:value-type="float" office:value="1.2782" calcext:value-type="float">
            <text:p>1</text:p>
          </table:table-cell>
          <table:table-cell office:value-type="float" office:value="0.6213" calcext:value-type="float">
            <text:p>1</text:p>
          </table:table-cell>
          <table:table-cell table:style-name="ce2" office:value-type="float" office:value="28.259" calcext:value-type="float">
            <text:p>28.3</text:p>
          </table:table-cell>
          <table:table-cell office:value-type="float" office:value="103.6" calcext:value-type="float">
            <text:p>103.6</text:p>
          </table:table-cell>
          <table:table-cell office:value-type="float" office:value="0.103" calcext:value-type="float">
            <text:p>0.1</text:p>
          </table:table-cell>
          <table:table-cell office:value-type="float" office:value="0.064" calcext:value-type="float">
            <text:p>0.06</text:p>
          </table:table-cell>
          <table:table-cell office:value-type="float" office:value="0.038" calcext:value-type="float">
            <text:p>0.038</text:p>
          </table:table-cell>
          <table:table-cell office:value-type="float" office:value="6.467" calcext:value-type="float">
            <text:p>6.467</text:p>
          </table:table-cell>
          <table:table-cell office:value-type="float" office:value="77.442" calcext:value-type="float">
            <text:p>77.442</text:p>
          </table:table-cell>
          <table:table-cell office:value-type="float" office:value="74.1356" calcext:value-type="float">
            <text:p>74.1356</text:p>
          </table:table-cell>
          <table:table-cell office:value-type="float" office:value="81.156" calcext:value-type="float">
            <text:p>81.2</text:p>
          </table:table-cell>
          <table:table-cell office:value-type="float" office:value="63.1002" calcext:value-type="float">
            <text:p>63.1</text:p>
          </table:table-cell>
          <table:table-cell office:value-type="float" office:value="59.8399" calcext:value-type="float">
            <text:p>59.8399</text:p>
          </table:table-cell>
          <table:table-cell office:value-type="float" office:value="66.7627" calcext:value-type="float">
            <text:p>66.7627</text:p>
          </table:table-cell>
          <table:table-cell office:value-type="float" office:value="17.2147" calcext:value-type="float">
            <text:p>17.2147</text:p>
          </table:table-cell>
          <table:table-cell office:value-type="float" office:value="15.4652" calcext:value-type="float">
            <text:p>15.4652</text:p>
          </table:table-cell>
          <table:table-cell office:value-type="float" office:value="19.1802" calcext:value-type="float">
            <text:p>19.1802</text:p>
          </table:table-cell>
          <table:table-cell office:value-type="float" office:value="7.6625" calcext:value-type="float">
            <text:p>7.6625</text:p>
          </table:table-cell>
          <table:table-cell office:value-type="float" office:value="6.9075" calcext:value-type="float">
            <text:p>6.9075</text:p>
          </table:table-cell>
          <table:table-cell office:value-type="float" office:value="8.3641" calcext:value-type="float">
            <text:p>8.3641</text:p>
          </table:table-cell>
          <table:table-cell office:value-type="float" office:value="0.001" calcext:value-type="float">
            <text:p>0.001</text:p>
          </table:table-cell>
          <table:table-cell office:value-type="float" office:value="6.0817" calcext:value-type="float">
            <text:p>6.08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001" calcext:value-type="float">
            <text:p>0.001</text:p>
          </table:table-cell>
          <table:table-cell office:value-type="float" office:value="7.2671" calcext:value-type="float">
            <text:p>7.2671</text:p>
          </table:table-cell>
          <table:table-cell office:value-type="float" office:value="26.1686" calcext:value-type="float">
            <text:p>26.1686</text:p>
          </table:table-cell>
          <table:table-cell office:value-type="float" office:value="38.0623" calcext:value-type="float">
            <text:p>38.0623</text:p>
          </table:table-cell>
          <table:table-cell office:value-type="float" office:value="14.6379" calcext:value-type="float">
            <text:p>14.6379</text:p>
          </table:table-cell>
          <table:table-cell office:value-type="float" office:value="101.4001" calcext:value-type="float">
            <text:p>101.4001</text:p>
          </table:table-cell>
          <table:table-cell office:value-type="float" office:value="144.1884" calcext:value-type="float">
            <text:p>144.1884</text:p>
          </table:table-cell>
          <table:table-cell office:value-type="float" office:value="58.0796" calcext:value-type="float">
            <text:p>58.0796</text:p>
          </table:table-cell>
          <table:table-cell office:value-type="float" office:value="39.5325" calcext:value-type="float">
            <text:p>39.5325</text:p>
          </table:table-cell>
          <table:table-cell office:value-type="float" office:value="60.1971" calcext:value-type="float">
            <text:p>60.1971</text:p>
          </table:table-cell>
          <table:table-cell office:value-type="float" office:value="19.1584" calcext:value-type="float">
            <text:p>19.1584</text:p>
          </table:table-cell>
          <table:table-cell office:value-type="float" office:value="93.549" calcext:value-type="float">
            <text:p>93.549</text:p>
          </table:table-cell>
          <table:table-cell office:value-type="float" office:value="135.7794" calcext:value-type="float">
            <text:p>135.7794</text:p>
          </table:table-cell>
          <table:table-cell office:value-type="float" office:value="50.8923" calcext:value-type="float">
            <text:p>50.8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IA</text:p>
          </table:table-cell>
          <table:table-cell office:value-type="string" calcext:value-type="string">
            <text:p>Latin America &amp; Caribbean</text:p>
          </table:table-cell>
          <table:table-cell table:number-columns-repeated="2"/>
          <table:table-cell office:value-type="string" calcext:value-type="string">
            <text:p>Anguill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93.488" calcext:value-type="float">
            <text:p>93.488</text:p>
          </table:table-cell>
          <table:table-cell office:value-type="float" office:value="93.763" calcext:value-type="float">
            <text:p>93.763</text:p>
          </table:table-cell>
          <table:table-cell office:value-type="float" office:value="44.782" calcext:value-type="float">
            <text:p>44.782</text:p>
          </table:table-cell>
          <table:table-cell office:value-type="float" office:value="48.981" calcext:value-type="float">
            <text:p>48.981</text:p>
          </table:table-cell>
          <table:table-cell office:value-type="float" office:value="213.0977" calcext:value-type="float">
            <text:p>213.0977</text:p>
          </table:table-cell>
          <table:table-cell office:value-type="float" office:value="91.4273" calcext:value-type="float">
            <text:p>91.4</text:p>
          </table:table-cell>
          <table:table-cell office:value-type="float" office:value="35.089" calcext:value-type="float">
            <text:p>35.089</text:p>
          </table:table-cell>
          <table:table-cell office:value-type="float" office:value="0.553" calcext:value-type="float">
            <text:p>0.553</text:p>
          </table:table-cell>
          <table:table-cell office:value-type="float" office:value="5.89" calcext:value-type="float">
            <text:p>5.89</text:p>
          </table:table-cell>
          <table:table-cell office:value-type="float" office:value="0.55" calcext:value-type="float">
            <text:p>0.55</text:p>
          </table:table-cell>
          <table:table-cell office:value-type="float" office:value="0.587" calcext:value-type="float">
            <text:p>0.587</text:p>
          </table:table-cell>
          <table:table-cell office:value-type="float" office:value="118.083" calcext:value-type="float">
            <text:p>118.083</text:p>
          </table:table-cell>
          <table:table-cell office:value-type="float" office:value="1.124" calcext:value-type="float">
            <text:p>1</text:p>
          </table:table-cell>
          <table:table-cell office:value-type="float" office:value="0.101" calcext:value-type="float">
            <text:p>0</text:p>
          </table:table-cell>
          <table:table-cell office:value-type="float" office:value="11.984" calcext:value-type="float">
            <text:p>12</text:p>
          </table:table-cell>
          <table:table-cell office:value-type="float" office:value="1.5801" calcext:value-type="float">
            <text:p>2</text:p>
          </table:table-cell>
          <table:table-cell office:value-type="float" office:value="0.7694" calcext:value-type="float">
            <text:p>1</text:p>
          </table:table-cell>
          <table:table-cell table:style-name="ce2" office:value-type="float" office:value="28.052" calcext:value-type="float">
            <text:p>28.1</text:p>
          </table:table-cell>
          <table:table-cell office:value-type="float" office:value="103.2" calcext:value-type="float">
            <text:p>103.2</text:p>
          </table:table-cell>
          <table:table-cell office:value-type="float" office:value="0.571" calcext:value-type="float">
            <text:p>0.6</text:p>
          </table:table-cell>
          <table:table-cell office:value-type="float" office:value="0.293" calcext:value-type="float">
            <text:p>0.29</text:p>
          </table:table-cell>
          <table:table-cell office:value-type="float" office:value="0.278" calcext:value-type="float">
            <text:p>0.278</text:p>
          </table:table-cell>
          <table:table-cell office:value-type="float" office:value="6.094" calcext:value-type="float">
            <text:p>6.094</text:p>
          </table:table-cell>
          <table:table-cell office:value-type="float" office:value="79.2361" calcext:value-type="float">
            <text:p>79.2361</text:p>
          </table:table-cell>
          <table:table-cell office:value-type="float" office:value="76.5065" calcext:value-type="float">
            <text:p>76.5065</text:p>
          </table:table-cell>
          <table:table-cell office:value-type="float" office:value="81.6454" calcext:value-type="float">
            <text:p>81.6</text:p>
          </table:table-cell>
          <table:table-cell office:value-type="float" office:value="64.8136" calcext:value-type="float">
            <text:p>64.8</text:p>
          </table:table-cell>
          <table:table-cell office:value-type="float" office:value="62.1165" calcext:value-type="float">
            <text:p>62.1165</text:p>
          </table:table-cell>
          <table:table-cell office:value-type="float" office:value="67.1826" calcext:value-type="float">
            <text:p>67.1826</text:p>
          </table:table-cell>
          <table:table-cell office:value-type="float" office:value="18.7" calcext:value-type="float">
            <text:p>18.7</text:p>
          </table:table-cell>
          <table:table-cell office:value-type="float" office:value="16.8317" calcext:value-type="float">
            <text:p>16.8317</text:p>
          </table:table-cell>
          <table:table-cell office:value-type="float" office:value="20.192" calcext:value-type="float">
            <text:p>20.192</text:p>
          </table:table-cell>
          <table:table-cell office:value-type="float" office:value="8.9639" calcext:value-type="float">
            <text:p>8.9639</text:p>
          </table:table-cell>
          <table:table-cell office:value-type="float" office:value="7.7374" calcext:value-type="float">
            <text:p>7.7374</text:p>
          </table:table-cell>
          <table:table-cell office:value-type="float" office:value="9.7562" calcext:value-type="float">
            <text:p>9.7562</text:p>
          </table:table-cell>
          <table:table-cell office:value-type="float" office:value="0.006" calcext:value-type="float">
            <text:p>0.006</text:p>
          </table:table-cell>
          <table:table-cell office:value-type="float" office:value="4.9533" calcext:value-type="float">
            <text:p>4.9533</text:p>
          </table:table-cell>
          <table:table-cell office:value-type="float" office:value="1.119" calcext:value-type="float">
            <text:p>1.119</text:p>
          </table:table-cell>
          <table:table-cell office:value-type="float" office:value="0.007" calcext:value-type="float">
            <text:p>0.007</text:p>
          </table:table-cell>
          <table:table-cell office:value-type="float" office:value="6.1276" calcext:value-type="float">
            <text:p>6.1276</text:p>
          </table:table-cell>
          <table:table-cell office:value-type="float" office:value="22.3466" calcext:value-type="float">
            <text:p>22.3466</text:p>
          </table:table-cell>
          <table:table-cell office:value-type="float" office:value="28.4763" calcext:value-type="float">
            <text:p>28.4763</text:p>
          </table:table-cell>
          <table:table-cell office:value-type="float" office:value="16.2641" calcext:value-type="float">
            <text:p>16.2641</text:p>
          </table:table-cell>
          <table:table-cell office:value-type="float" office:value="88.4138" calcext:value-type="float">
            <text:p>88.4138</text:p>
          </table:table-cell>
          <table:table-cell office:value-type="float" office:value="112.2292" calcext:value-type="float">
            <text:p>112.2292</text:p>
          </table:table-cell>
          <table:table-cell office:value-type="float" office:value="67.0361" calcext:value-type="float">
            <text:p>67.0361</text:p>
          </table:table-cell>
          <table:table-cell office:value-type="float" office:value="31.5481" calcext:value-type="float">
            <text:p>31.5481</text:p>
          </table:table-cell>
          <table:table-cell office:value-type="float" office:value="41.618" calcext:value-type="float">
            <text:p>41.618</text:p>
          </table:table-cell>
          <table:table-cell office:value-type="float" office:value="22.0019" calcext:value-type="float">
            <text:p>22.0019</text:p>
          </table:table-cell>
          <table:table-cell office:value-type="float" office:value="81.5653" calcext:value-type="float">
            <text:p>81.5653</text:p>
          </table:table-cell>
          <table:table-cell office:value-type="float" office:value="104.9126" calcext:value-type="float">
            <text:p>104.9126</text:p>
          </table:table-cell>
          <table:table-cell office:value-type="float" office:value="60.7274" calcext:value-type="float">
            <text:p>60.7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High income</text:p>
          </table:table-cell>
          <table:table-cell office:value-type="float" office:value="19837.6501416331" calcext:value-type="float">
            <text:p>19837.6501416331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5389.937" calcext:value-type="float">
            <text:p>45389.937</text:p>
          </table:table-cell>
          <table:table-cell office:value-type="float" office:value="45510.318" calcext:value-type="float">
            <text:p>45510.318</text:p>
          </table:table-cell>
          <table:table-cell office:value-type="float" office:value="22530.617" calcext:value-type="float">
            <text:p>22530.617</text:p>
          </table:table-cell>
          <table:table-cell office:value-type="float" office:value="22979.701" calcext:value-type="float">
            <text:p>22979.701</text:p>
          </table:table-cell>
          <table:table-cell office:value-type="float" office:value="16.3014" calcext:value-type="float">
            <text:p>16.3014</text:p>
          </table:table-cell>
          <table:table-cell office:value-type="float" office:value="98.0457" calcext:value-type="float">
            <text:p>98.0</text:p>
          </table:table-cell>
          <table:table-cell office:value-type="float" office:value="31.5665" calcext:value-type="float">
            <text:p>31.5665</text:p>
          </table:table-cell>
          <table:table-cell office:value-type="float" office:value="236.876" calcext:value-type="float">
            <text:p>236.876</text:p>
          </table:table-cell>
          <table:table-cell office:value-type="float" office:value="5.205" calcext:value-type="float">
            <text:p>5.205</text:p>
          </table:table-cell>
          <table:table-cell office:value-type="float" office:value="240.762" calcext:value-type="float">
            <text:p>240.762</text:p>
          </table:table-cell>
          <table:table-cell office:value-type="float" office:value="0.529" calcext:value-type="float">
            <text:p>0.529</text:p>
          </table:table-cell>
          <table:table-cell office:value-type="float" office:value="131.0297" calcext:value-type="float">
            <text:p>131.0297</text:p>
          </table:table-cell>
          <table:table-cell office:value-type="float" office:value="627.741" calcext:value-type="float">
            <text:p>628</text:p>
          </table:table-cell>
          <table:table-cell office:value-type="float" office:value="64.435" calcext:value-type="float">
            <text:p>64</text:p>
          </table:table-cell>
          <table:table-cell office:value-type="float" office:value="13.794" calcext:value-type="float">
            <text:p>14</text:p>
          </table:table-cell>
          <table:table-cell office:value-type="float" office:value="1.8755" calcext:value-type="float">
            <text:p>2</text:p>
          </table:table-cell>
          <table:table-cell office:value-type="float" office:value="0.8976" calcext:value-type="float">
            <text:p>1</text:p>
          </table:table-cell>
          <table:table-cell table:style-name="ce2" office:value-type="float" office:value="28.802" calcext:value-type="float">
            <text:p>28.8</text:p>
          </table:table-cell>
          <table:table-cell office:value-type="float" office:value="105.1" calcext:value-type="float">
            <text:p>105.1</text:p>
          </table:table-cell>
          <table:table-cell office:value-type="float" office:value="390.865" calcext:value-type="float">
            <text:p>390.9</text:p>
          </table:table-cell>
          <table:table-cell office:value-type="float" office:value="203.278" calcext:value-type="float">
            <text:p>203.28</text:p>
          </table:table-cell>
          <table:table-cell office:value-type="float" office:value="187.588" calcext:value-type="float">
            <text:p>187.588</text:p>
          </table:table-cell>
          <table:table-cell office:value-type="float" office:value="8.589" calcext:value-type="float">
            <text:p>8.589</text:p>
          </table:table-cell>
          <table:table-cell office:value-type="float" office:value="76.0636" calcext:value-type="float">
            <text:p>76.0636</text:p>
          </table:table-cell>
          <table:table-cell office:value-type="float" office:value="72.8506" calcext:value-type="float">
            <text:p>72.8506</text:p>
          </table:table-cell>
          <table:table-cell office:value-type="float" office:value="79.277" calcext:value-type="float">
            <text:p>79.3</text:p>
          </table:table-cell>
          <table:table-cell office:value-type="float" office:value="61.9611" calcext:value-type="float">
            <text:p>62.0</text:p>
          </table:table-cell>
          <table:table-cell office:value-type="float" office:value="58.7688" calcext:value-type="float">
            <text:p>58.7688</text:p>
          </table:table-cell>
          <table:table-cell office:value-type="float" office:value="65.1451" calcext:value-type="float">
            <text:p>65.1451</text:p>
          </table:table-cell>
          <table:table-cell office:value-type="float" office:value="17.0233" calcext:value-type="float">
            <text:p>17.0233</text:p>
          </table:table-cell>
          <table:table-cell office:value-type="float" office:value="14.6036" calcext:value-type="float">
            <text:p>14.6036</text:p>
          </table:table-cell>
          <table:table-cell office:value-type="float" office:value="19.153" calcext:value-type="float">
            <text:p>19.153</text:p>
          </table:table-cell>
          <table:table-cell office:value-type="float" office:value="8.4786" calcext:value-type="float">
            <text:p>8.4786</text:p>
          </table:table-cell>
          <table:table-cell office:value-type="float" office:value="6.7526" calcext:value-type="float">
            <text:p>6.7526</text:p>
          </table:table-cell>
          <table:table-cell office:value-type="float" office:value="9.5623" calcext:value-type="float">
            <text:p>9.5623</text:p>
          </table:table-cell>
          <table:table-cell office:value-type="float" office:value="5.542" calcext:value-type="float">
            <text:p>5.542</text:p>
          </table:table-cell>
          <table:table-cell office:value-type="float" office:value="8.8252" calcext:value-type="float">
            <text:p>8.8252</text:p>
          </table:table-cell>
          <table:table-cell office:value-type="float" office:value="622.93" calcext:value-type="float">
            <text:p>622.93</text:p>
          </table:table-cell>
          <table:table-cell office:value-type="float" office:value="6.486" calcext:value-type="float">
            <text:p>6.486</text:p>
          </table:table-cell>
          <table:table-cell office:value-type="float" office:value="10.2723" calcext:value-type="float">
            <text:p>10.2723</text:p>
          </table:table-cell>
          <table:table-cell office:value-type="float" office:value="36.1137" calcext:value-type="float">
            <text:p>36.1137</text:p>
          </table:table-cell>
          <table:table-cell office:value-type="float" office:value="44.1826" calcext:value-type="float">
            <text:p>44.1826</text:p>
          </table:table-cell>
          <table:table-cell office:value-type="float" office:value="27.6374" calcext:value-type="float">
            <text:p>27.6374</text:p>
          </table:table-cell>
          <table:table-cell office:value-type="float" office:value="124.5536" calcext:value-type="float">
            <text:p>124.5536</text:p>
          </table:table-cell>
          <table:table-cell office:value-type="float" office:value="153.3865" calcext:value-type="float">
            <text:p>153.3865</text:p>
          </table:table-cell>
          <table:table-cell office:value-type="float" office:value="94.9372" calcext:value-type="float">
            <text:p>94.9372</text:p>
          </table:table-cell>
          <table:table-cell office:value-type="float" office:value="50.6701" calcext:value-type="float">
            <text:p>50.6701</text:p>
          </table:table-cell>
          <table:table-cell office:value-type="float" office:value="63.5283" calcext:value-type="float">
            <text:p>63.5283</text:p>
          </table:table-cell>
          <table:table-cell office:value-type="float" office:value="37.2759" calcext:value-type="float">
            <text:p>37.2759</text:p>
          </table:table-cell>
          <table:table-cell office:value-type="float" office:value="113.9576" calcext:value-type="float">
            <text:p>113.9576</text:p>
          </table:table-cell>
          <table:table-cell office:value-type="float" office:value="142.4238" calcext:value-type="float">
            <text:p>142.4238</text:p>
          </table:table-cell>
          <table:table-cell office:value-type="float" office:value="84.7869" calcext:value-type="float">
            <text:p>84.7869</text:p>
          </table:table-cell>
          <table:table-cell office:value-type="float" office:value="3.886" calcext:value-type="float">
            <text:p>3.886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23627.3942944195" calcext:value-type="float">
            <text:p>23627.394294419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783.226" calcext:value-type="float">
            <text:p>2783.226</text:p>
          </table:table-cell>
          <table:table-cell office:value-type="float" office:value="2780.469" calcext:value-type="float">
            <text:p>2780.469</text:p>
          </table:table-cell>
          <table:table-cell office:value-type="float" office:value="1250.079" calcext:value-type="float">
            <text:p>1250.079</text:p>
          </table:table-cell>
          <table:table-cell office:value-type="float" office:value="1530.39" calcext:value-type="float">
            <text:p>1530.39</text:p>
          </table:table-cell>
          <table:table-cell office:value-type="float" office:value="97.6837" calcext:value-type="float">
            <text:p>97.6837</text:p>
          </table:table-cell>
          <table:table-cell office:value-type="float" office:value="81.6836" calcext:value-type="float">
            <text:p>81.7</text:p>
          </table:table-cell>
          <table:table-cell office:value-type="float" office:value="34.7612" calcext:value-type="float">
            <text:p>34.7612</text:p>
          </table:table-cell>
          <table:table-cell office:value-type="float" office:value="-0.503" calcext:value-type="float">
            <text:p>-0.503</text:p>
          </table:table-cell>
          <table:table-cell office:value-type="float" office:value="-0.181" calcext:value-type="float">
            <text:p>-0.181</text:p>
          </table:table-cell>
          <table:table-cell office:value-type="float" office:value="-5.514" calcext:value-type="float">
            <text:p>-5.514</text:p>
          </table:table-cell>
          <table:table-cell office:value-type="float" office:value="-0.198" calcext:value-type="float">
            <text:p>-0.198</text:p>
          </table:table-cell>
          <table:table-cell/>
          <table:table-cell office:value-type="float" office:value="32.556" calcext:value-type="float">
            <text:p>33</text:p>
          </table:table-cell>
          <table:table-cell office:value-type="float" office:value="1.424" calcext:value-type="float">
            <text:p>1</text:p>
          </table:table-cell>
          <table:table-cell office:value-type="float" office:value="11.7" calcext:value-type="float">
            <text:p>12</text:p>
          </table:table-cell>
          <table:table-cell office:value-type="float" office:value="1.5747" calcext:value-type="float">
            <text:p>2</text:p>
          </table:table-cell>
          <table:table-cell office:value-type="float" office:value="0.745" calcext:value-type="float">
            <text:p>1</text:p>
          </table:table-cell>
          <table:table-cell table:style-name="ce2" office:value-type="float" office:value="27.404" calcext:value-type="float">
            <text:p>27.4</text:p>
          </table:table-cell>
          <table:table-cell office:value-type="float" office:value="109.1" calcext:value-type="float">
            <text:p>109.1</text:p>
          </table:table-cell>
          <table:table-cell office:value-type="float" office:value="33.059" calcext:value-type="float">
            <text:p>33.1</text:p>
          </table:table-cell>
          <table:table-cell office:value-type="float" office:value="17.541" calcext:value-type="float">
            <text:p>17.54</text:p>
          </table:table-cell>
          <table:table-cell office:value-type="float" office:value="15.518" calcext:value-type="float">
            <text:p>15.518</text:p>
          </table:table-cell>
          <table:table-cell office:value-type="float" office:value="11.881" calcext:value-type="float">
            <text:p>11.881</text:p>
          </table:table-cell>
          <table:table-cell office:value-type="float" office:value="73.3722" calcext:value-type="float">
            <text:p>73.3722</text:p>
          </table:table-cell>
          <table:table-cell office:value-type="float" office:value="67.8663" calcext:value-type="float">
            <text:p>67.8663</text:p>
          </table:table-cell>
          <table:table-cell office:value-type="float" office:value="78.4468" calcext:value-type="float">
            <text:p>78.4</text:p>
          </table:table-cell>
          <table:table-cell office:value-type="float" office:value="59.087" calcext:value-type="float">
            <text:p>59.1</text:p>
          </table:table-cell>
          <table:table-cell office:value-type="float" office:value="53.6098" calcext:value-type="float">
            <text:p>53.6098</text:p>
          </table:table-cell>
          <table:table-cell office:value-type="float" office:value="64.1064" calcext:value-type="float">
            <text:p>64.1064</text:p>
          </table:table-cell>
          <table:table-cell office:value-type="float" office:value="14.637" calcext:value-type="float">
            <text:p>14.637</text:p>
          </table:table-cell>
          <table:table-cell office:value-type="float" office:value="11.1224" calcext:value-type="float">
            <text:p>11.1224</text:p>
          </table:table-cell>
          <table:table-cell office:value-type="float" office:value="17.4252" calcext:value-type="float">
            <text:p>17.4252</text:p>
          </table:table-cell>
          <table:table-cell office:value-type="float" office:value="6.9403" calcext:value-type="float">
            <text:p>6.9403</text:p>
          </table:table-cell>
          <table:table-cell office:value-type="float" office:value="4.7933" calcext:value-type="float">
            <text:p>4.7933</text:p>
          </table:table-cell>
          <table:table-cell office:value-type="float" office:value="7.9381" calcext:value-type="float">
            <text:p>7.9381</text:p>
          </table:table-cell>
          <table:table-cell office:value-type="float" office:value="0.263" calcext:value-type="float">
            <text:p>0.263</text:p>
          </table:table-cell>
          <table:table-cell office:value-type="float" office:value="8.0522" calcext:value-type="float">
            <text:p>8.0522</text:p>
          </table:table-cell>
          <table:table-cell office:value-type="float" office:value="32.329" calcext:value-type="float">
            <text:p>32.329</text:p>
          </table:table-cell>
          <table:table-cell office:value-type="float" office:value="0.298" calcext:value-type="float">
            <text:p>0.298</text:p>
          </table:table-cell>
          <table:table-cell office:value-type="float" office:value="9.0313" calcext:value-type="float">
            <text:p>9.0313</text:p>
          </table:table-cell>
          <table:table-cell office:value-type="float" office:value="26.4856" calcext:value-type="float">
            <text:p>26.4856</text:p>
          </table:table-cell>
          <table:table-cell office:value-type="float" office:value="37.2798" calcext:value-type="float">
            <text:p>37.2798</text:p>
          </table:table-cell>
          <table:table-cell office:value-type="float" office:value="16.7959" calcext:value-type="float">
            <text:p>16.7959</text:p>
          </table:table-cell>
          <table:table-cell office:value-type="float" office:value="150.7945" calcext:value-type="float">
            <text:p>150.7945</text:p>
          </table:table-cell>
          <table:table-cell office:value-type="float" office:value="239.6543" calcext:value-type="float">
            <text:p>239.6543</text:p>
          </table:table-cell>
          <table:table-cell office:value-type="float" office:value="81.6215" calcext:value-type="float">
            <text:p>81.6215</text:p>
          </table:table-cell>
          <table:table-cell office:value-type="float" office:value="51.1206" calcext:value-type="float">
            <text:p>51.1206</text:p>
          </table:table-cell>
          <table:table-cell office:value-type="float" office:value="83.7139" calcext:value-type="float">
            <text:p>83.7139</text:p>
          </table:table-cell>
          <table:table-cell office:value-type="float" office:value="25.7553" calcext:value-type="float">
            <text:p>25.7553</text:p>
          </table:table-cell>
          <table:table-cell office:value-type="float" office:value="142.385" calcext:value-type="float">
            <text:p>142.385</text:p>
          </table:table-cell>
          <table:table-cell office:value-type="float" office:value="231.1613" calcext:value-type="float">
            <text:p>231.1613</text:p>
          </table:table-cell>
          <table:table-cell office:value-type="float" office:value="73.7984" calcext:value-type="float">
            <text:p>73.7984</text:p>
          </table:table-cell>
          <table:table-cell office:value-type="float" office:value="-5" calcext:value-type="float">
            <text:p>-5</text:p>
          </table:table-cell>
          <table:table-cell office:value-type="float" office:value="-1.797" calcext:value-type="float">
            <text:p>-1.79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Upper middle income</text:p>
          </table:table-cell>
          <table:table-cell office:value-type="float" office:value="14630.2442233356" calcext:value-type="float">
            <text:p>14630.2442233356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06.445" calcext:value-type="float">
            <text:p>106.445</text:p>
          </table:table-cell>
          <table:table-cell office:value-type="float" office:value="50.173" calcext:value-type="float">
            <text:p>50.173</text:p>
          </table:table-cell>
          <table:table-cell office:value-type="float" office:value="56.272" calcext:value-type="float">
            <text:p>56.272</text:p>
          </table:table-cell>
          <table:table-cell office:value-type="float" office:value="591.3611" calcext:value-type="float">
            <text:p>591.3611</text:p>
          </table:table-cell>
          <table:table-cell office:value-type="float" office:value="89.1616" calcext:value-type="float">
            <text:p>89.2</text:p>
          </table:table-cell>
          <table:table-cell office:value-type="float" office:value="41.4676" calcext:value-type="float">
            <text:p>41.4676</text:p>
          </table:table-cell>
          <table:table-cell office:value-type="float" office:value="-0.416" calcext:value-type="float">
            <text:p>-0.416</text:p>
          </table:table-cell>
          <table:table-cell office:value-type="float" office:value="-3.906" calcext:value-type="float">
            <text:p>-3.906</text:p>
          </table:table-cell>
          <table:table-cell office:value-type="float" office:value="-0.254" calcext:value-type="float">
            <text:p>-0.254</text:p>
          </table:table-cell>
          <table:table-cell office:value-type="float" office:value="-0.239" calcext:value-type="float">
            <text:p>-0.239</text:p>
          </table:table-cell>
          <table:table-cell/>
          <table:table-cell office:value-type="float" office:value="0.763" calcext:value-type="float">
            <text:p>1</text:p>
          </table:table-cell>
          <table:table-cell office:value-type="float" office:value="0.047" calcext:value-type="float">
            <text:p>0</text:p>
          </table:table-cell>
          <table:table-cell office:value-type="float" office:value="7.178" calcext:value-type="float">
            <text:p>7</text:p>
          </table:table-cell>
          <table:table-cell office:value-type="float" office:value="1.179" calcext:value-type="float">
            <text:p>1</text:p>
          </table:table-cell>
          <table:table-cell office:value-type="float" office:value="0.5655" calcext:value-type="float">
            <text:p>1</text:p>
          </table:table-cell>
          <table:table-cell table:style-name="ce2" office:value-type="float" office:value="29.614" calcext:value-type="float">
            <text:p>29.6</text:p>
          </table:table-cell>
          <table:table-cell office:value-type="float" office:value="104.3" calcext:value-type="float">
            <text:p>104.3</text:p>
          </table:table-cell>
          <table:table-cell office:value-type="float" office:value="1.179" calcext:value-type="float">
            <text:p>1.2</text:p>
          </table:table-cell>
          <table:table-cell office:value-type="float" office:value="0.614" calcext:value-type="float">
            <text:p>0.61</text:p>
          </table:table-cell>
          <table:table-cell office:value-type="float" office:value="0.565" calcext:value-type="float">
            <text:p>0.565</text:p>
          </table:table-cell>
          <table:table-cell office:value-type="float" office:value="11.084" calcext:value-type="float">
            <text:p>11.084</text:p>
          </table:table-cell>
          <table:table-cell office:value-type="float" office:value="74.9924" calcext:value-type="float">
            <text:p>74.9924</text:p>
          </table:table-cell>
          <table:table-cell office:value-type="float" office:value="72.1448" calcext:value-type="float">
            <text:p>72.1448</text:p>
          </table:table-cell>
          <table:table-cell office:value-type="float" office:value="77.6813" calcext:value-type="float">
            <text:p>77.7</text:p>
          </table:table-cell>
          <table:table-cell office:value-type="float" office:value="61.2414" calcext:value-type="float">
            <text:p>61.2</text:p>
          </table:table-cell>
          <table:table-cell office:value-type="float" office:value="58.4867" calcext:value-type="float">
            <text:p>58.4867</text:p>
          </table:table-cell>
          <table:table-cell office:value-type="float" office:value="63.8175" calcext:value-type="float">
            <text:p>63.8175</text:p>
          </table:table-cell>
          <table:table-cell office:value-type="float" office:value="15.5136" calcext:value-type="float">
            <text:p>15.5136</text:p>
          </table:table-cell>
          <table:table-cell office:value-type="float" office:value="13.8527" calcext:value-type="float">
            <text:p>13.8527</text:p>
          </table:table-cell>
          <table:table-cell office:value-type="float" office:value="16.9418" calcext:value-type="float">
            <text:p>16.9418</text:p>
          </table:table-cell>
          <table:table-cell office:value-type="float" office:value="6.3155" calcext:value-type="float">
            <text:p>6.3155</text:p>
          </table:table-cell>
          <table:table-cell office:value-type="float" office:value="5.2337" calcext:value-type="float">
            <text:p>5.2337</text:p>
          </table:table-cell>
          <table:table-cell office:value-type="float" office:value="7.0026" calcext:value-type="float">
            <text:p>7.0026</text:p>
          </table:table-cell>
          <table:table-cell office:value-type="float" office:value="0.01" calcext:value-type="float">
            <text:p>0.01</text:p>
          </table:table-cell>
          <table:table-cell office:value-type="float" office:value="12.5536" calcext:value-type="float">
            <text:p>12.5536</text:p>
          </table:table-cell>
          <table:table-cell office:value-type="float" office:value="0.755" calcext:value-type="float">
            <text:p>0.755</text:p>
          </table:table-cell>
          <table:table-cell office:value-type="float" office:value="0.011" calcext:value-type="float">
            <text:p>0.011</text:p>
          </table:table-cell>
          <table:table-cell office:value-type="float" office:value="14.5768" calcext:value-type="float">
            <text:p>14.5768</text:p>
          </table:table-cell>
          <table:table-cell office:value-type="float" office:value="36.7865" calcext:value-type="float">
            <text:p>36.7865</text:p>
          </table:table-cell>
          <table:table-cell office:value-type="float" office:value="46.5021" calcext:value-type="float">
            <text:p>46.5021</text:p>
          </table:table-cell>
          <table:table-cell office:value-type="float" office:value="27.0793" calcext:value-type="float">
            <text:p>27.0793</text:p>
          </table:table-cell>
          <table:table-cell office:value-type="float" office:value="115.8481" calcext:value-type="float">
            <text:p>115.8481</text:p>
          </table:table-cell>
          <table:table-cell office:value-type="float" office:value="153.3721" calcext:value-type="float">
            <text:p>153.3721</text:p>
          </table:table-cell>
          <table:table-cell office:value-type="float" office:value="81.6472" calcext:value-type="float">
            <text:p>81.6472</text:p>
          </table:table-cell>
          <table:table-cell office:value-type="float" office:value="43.6349" calcext:value-type="float">
            <text:p>43.6349</text:p>
          </table:table-cell>
          <table:table-cell office:value-type="float" office:value="60.118" calcext:value-type="float">
            <text:p>60.118</text:p>
          </table:table-cell>
          <table:table-cell office:value-type="float" office:value="28.7024" calcext:value-type="float">
            <text:p>28.7024</text:p>
          </table:table-cell>
          <table:table-cell office:value-type="float" office:value="100.7814" calcext:value-type="float">
            <text:p>100.7814</text:p>
          </table:table-cell>
          <table:table-cell office:value-type="float" office:value="137.2161" calcext:value-type="float">
            <text:p>137.2161</text:p>
          </table:table-cell>
          <table:table-cell office:value-type="float" office:value="67.9461" calcext:value-type="float">
            <text:p>67.9461</text:p>
          </table:table-cell>
          <table:table-cell office:value-type="float" office:value="0.164" calcext:value-type="float">
            <text:p>0.164</text:p>
          </table:table-cell>
          <table:table-cell office:value-type="float" office:value="1.542" calcext:value-type="float">
            <text:p>1.542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High income</text:p>
          </table:table-cell>
          <table:table-cell office:value-type="float" office:value="31182.8338812015" calcext:value-type="float">
            <text:p>31182.8338812015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6046.256" calcext:value-type="float">
            <text:p>26046.256</text:p>
          </table:table-cell>
          <table:table-cell office:value-type="float" office:value="26177.413" calcext:value-type="float">
            <text:p>26177.413</text:p>
          </table:table-cell>
          <table:table-cell office:value-type="float" office:value="12998.348" calcext:value-type="float">
            <text:p>12998.348</text:p>
          </table:table-cell>
          <table:table-cell office:value-type="float" office:value="13179.066" calcext:value-type="float">
            <text:p>13179.066</text:p>
          </table:table-cell>
          <table:table-cell office:value-type="float" office:value="3.4075" calcext:value-type="float">
            <text:p>3.4075</text:p>
          </table:table-cell>
          <table:table-cell office:value-type="float" office:value="98.6288" calcext:value-type="float">
            <text:p>98.6</text:p>
          </table:table-cell>
          <table:table-cell office:value-type="float" office:value="37.2382" calcext:value-type="float">
            <text:p>37.2382</text:p>
          </table:table-cell>
          <table:table-cell office:value-type="float" office:value="122.307" calcext:value-type="float">
            <text:p>122.307</text:p>
          </table:table-cell>
          <table:table-cell office:value-type="float" office:value="4.684" calcext:value-type="float">
            <text:p>4.684</text:p>
          </table:table-cell>
          <table:table-cell office:value-type="float" office:value="262.315" calcext:value-type="float">
            <text:p>262.315</text:p>
          </table:table-cell>
          <table:table-cell office:value-type="float" office:value="1.002" calcext:value-type="float">
            <text:p>1.002</text:p>
          </table:table-cell>
          <table:table-cell office:value-type="float" office:value="69.1764" calcext:value-type="float">
            <text:p>69.1764</text:p>
          </table:table-cell>
          <table:table-cell office:value-type="float" office:value="300.246" calcext:value-type="float">
            <text:p>300</text:p>
          </table:table-cell>
          <table:table-cell office:value-type="float" office:value="5.737" calcext:value-type="float">
            <text:p>6</text:p>
          </table:table-cell>
          <table:table-cell office:value-type="float" office:value="11.5" calcext:value-type="float">
            <text:p>12</text:p>
          </table:table-cell>
          <table:table-cell office:value-type="float" office:value="1.5989" calcext:value-type="float">
            <text:p>2</text:p>
          </table:table-cell>
          <table:table-cell office:value-type="float" office:value="0.7714" calcext:value-type="float">
            <text:p>1</text:p>
          </table:table-cell>
          <table:table-cell table:style-name="ce2" office:value-type="float" office:value="31.29" calcext:value-type="float">
            <text:p>31.3</text:p>
          </table:table-cell>
          <table:table-cell office:value-type="float" office:value="105.6" calcext:value-type="float">
            <text:p>105.6</text:p>
          </table:table-cell>
          <table:table-cell office:value-type="float" office:value="177.939" calcext:value-type="float">
            <text:p>177.9</text:p>
          </table:table-cell>
          <table:table-cell office:value-type="float" office:value="92.357" calcext:value-type="float">
            <text:p>92.36</text:p>
          </table:table-cell>
          <table:table-cell office:value-type="float" office:value="85.582" calcext:value-type="float">
            <text:p>85.582</text:p>
          </table:table-cell>
          <table:table-cell office:value-type="float" office:value="6.816" calcext:value-type="float">
            <text:p>6.816</text:p>
          </table:table-cell>
          <table:table-cell office:value-type="float" office:value="83.5788" calcext:value-type="float">
            <text:p>83.5788</text:p>
          </table:table-cell>
          <table:table-cell office:value-type="float" office:value="81.708" calcext:value-type="float">
            <text:p>81.708</text:p>
          </table:table-cell>
          <table:table-cell office:value-type="float" office:value="85.4531" calcext:value-type="float">
            <text:p>85.5</text:p>
          </table:table-cell>
          <table:table-cell office:value-type="float" office:value="68.9144" calcext:value-type="float">
            <text:p>68.9</text:p>
          </table:table-cell>
          <table:table-cell office:value-type="float" office:value="67.0647" calcext:value-type="float">
            <text:p>67.0647</text:p>
          </table:table-cell>
          <table:table-cell office:value-type="float" office:value="70.7645" calcext:value-type="float">
            <text:p>70.7645</text:p>
          </table:table-cell>
          <table:table-cell office:value-type="float" office:value="21.7522" calcext:value-type="float">
            <text:p>21.7522</text:p>
          </table:table-cell>
          <table:table-cell office:value-type="float" office:value="20.5266" calcext:value-type="float">
            <text:p>20.5266</text:p>
          </table:table-cell>
          <table:table-cell office:value-type="float" office:value="22.9249" calcext:value-type="float">
            <text:p>22.9249</text:p>
          </table:table-cell>
          <table:table-cell office:value-type="float" office:value="10.1496" calcext:value-type="float">
            <text:p>10.1496</text:p>
          </table:table-cell>
          <table:table-cell office:value-type="float" office:value="9.4089" calcext:value-type="float">
            <text:p>9.4089</text:p>
          </table:table-cell>
          <table:table-cell office:value-type="float" office:value="10.7761" calcext:value-type="float">
            <text:p>10.7761</text:p>
          </table:table-cell>
          <table:table-cell office:value-type="float" office:value="0.844" calcext:value-type="float">
            <text:p>0.844</text:p>
          </table:table-cell>
          <table:table-cell office:value-type="float" office:value="2.8123" calcext:value-type="float">
            <text:p>2.8123</text:p>
          </table:table-cell>
          <table:table-cell office:value-type="float" office:value="299.523" calcext:value-type="float">
            <text:p>299.523</text:p>
          </table:table-cell>
          <table:table-cell office:value-type="float" office:value="1.019" calcext:value-type="float">
            <text:p>1.019</text:p>
          </table:table-cell>
          <table:table-cell office:value-type="float" office:value="3.3844" calcext:value-type="float">
            <text:p>3.3844</text:p>
          </table:table-cell>
          <table:table-cell office:value-type="float" office:value="16.4089" calcext:value-type="float">
            <text:p>16.4089</text:p>
          </table:table-cell>
          <table:table-cell office:value-type="float" office:value="21.146" calcext:value-type="float">
            <text:p>21.146</text:p>
          </table:table-cell>
          <table:table-cell office:value-type="float" office:value="11.5649" calcext:value-type="float">
            <text:p>11.5649</text:p>
          </table:table-cell>
          <table:table-cell office:value-type="float" office:value="60.2027" calcext:value-type="float">
            <text:p>60.2027</text:p>
          </table:table-cell>
          <table:table-cell office:value-type="float" office:value="75.0126" calcext:value-type="float">
            <text:p>75.0126</text:p>
          </table:table-cell>
          <table:table-cell office:value-type="float" office:value="45.409" calcext:value-type="float">
            <text:p>45.409</text:p>
          </table:table-cell>
          <table:table-cell office:value-type="float" office:value="26.437" calcext:value-type="float">
            <text:p>26.437</text:p>
          </table:table-cell>
          <table:table-cell office:value-type="float" office:value="34.3067" calcext:value-type="float">
            <text:p>34.3067</text:p>
          </table:table-cell>
          <table:table-cell office:value-type="float" office:value="18.4837" calcext:value-type="float">
            <text:p>18.4837</text:p>
          </table:table-cell>
          <table:table-cell office:value-type="float" office:value="56.3213" calcext:value-type="float">
            <text:p>56.3213</text:p>
          </table:table-cell>
          <table:table-cell office:value-type="float" office:value="70.853" calcext:value-type="float">
            <text:p>70.853</text:p>
          </table:table-cell>
          <table:table-cell office:value-type="float" office:value="41.8361" calcext:value-type="float">
            <text:p>41.8361</text:p>
          </table:table-cell>
          <table:table-cell office:value-type="float" office:value="139.991" calcext:value-type="float">
            <text:p>139.991</text:p>
          </table:table-cell>
          <table:table-cell office:value-type="float" office:value="5.362" calcext:value-type="float">
            <text:p>5.36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High income</text:p>
          </table:table-cell>
          <table:table-cell office:value-type="float" office:value="55807.4440245279" calcext:value-type="float">
            <text:p>55807.444024527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929.716" calcext:value-type="float">
            <text:p>8929.716</text:p>
          </table:table-cell>
          <table:table-cell office:value-type="float" office:value="8939.617" calcext:value-type="float">
            <text:p>8939.617</text:p>
          </table:table-cell>
          <table:table-cell office:value-type="float" office:value="4401.207" calcext:value-type="float">
            <text:p>4401.207</text:p>
          </table:table-cell>
          <table:table-cell office:value-type="float" office:value="4538.41" calcext:value-type="float">
            <text:p>4538.41</text:p>
          </table:table-cell>
          <table:table-cell office:value-type="float" office:value="108.334" calcext:value-type="float">
            <text:p>108.334</text:p>
          </table:table-cell>
          <table:table-cell office:value-type="float" office:value="96.9768" calcext:value-type="float">
            <text:p>97.0</text:p>
          </table:table-cell>
          <table:table-cell office:value-type="float" office:value="42.9347" calcext:value-type="float">
            <text:p>42.9347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022" calcext:value-type="float">
            <text:p>-0.022</text:p>
          </table:table-cell>
          <table:table-cell office:value-type="float" office:value="19.802" calcext:value-type="float">
            <text:p>19.802</text:p>
          </table:table-cell>
          <table:table-cell office:value-type="float" office:value="0.222" calcext:value-type="float">
            <text:p>0.222</text:p>
          </table:table-cell>
          <table:table-cell/>
          <table:table-cell office:value-type="float" office:value="84.394" calcext:value-type="float">
            <text:p>84</text:p>
          </table:table-cell>
          <table:table-cell office:value-type="float" office:value="1.103" calcext:value-type="float">
            <text:p>1</text:p>
          </table:table-cell>
          <table:table-cell office:value-type="float" office:value="9.451" calcext:value-type="float">
            <text:p>9</text:p>
          </table:table-cell>
          <table:table-cell office:value-type="float" office:value="1.4739" calcext:value-type="float">
            <text:p>1</text:p>
          </table:table-cell>
          <table:table-cell office:value-type="float" office:value="0.7127" calcext:value-type="float">
            <text:p>1</text:p>
          </table:table-cell>
          <table:table-cell table:style-name="ce2" office:value-type="float" office:value="31.029" calcext:value-type="float">
            <text:p>31.0</text:p>
          </table:table-cell>
          <table:table-cell office:value-type="float" office:value="105.5" calcext:value-type="float">
            <text:p>105.5</text:p>
          </table:table-cell>
          <table:table-cell office:value-type="float" office:value="84.585" calcext:value-type="float">
            <text:p>84.6</text:p>
          </table:table-cell>
          <table:table-cell office:value-type="float" office:value="41.609" calcext:value-type="float">
            <text:p>41.61</text:p>
          </table:table-cell>
          <table:table-cell office:value-type="float" office:value="42.976" calcext:value-type="float">
            <text:p>42.976</text:p>
          </table:table-cell>
          <table:table-cell office:value-type="float" office:value="9.473" calcext:value-type="float">
            <text:p>9.473</text:p>
          </table:table-cell>
          <table:table-cell office:value-type="float" office:value="82.4122" calcext:value-type="float">
            <text:p>82.4122</text:p>
          </table:table-cell>
          <table:table-cell office:value-type="float" office:value="80.1495" calcext:value-type="float">
            <text:p>80.1495</text:p>
          </table:table-cell>
          <table:table-cell office:value-type="float" office:value="84.6001" calcext:value-type="float">
            <text:p>84.6</text:p>
          </table:table-cell>
          <table:table-cell office:value-type="float" office:value="67.7041" calcext:value-type="float">
            <text:p>67.7</text:p>
          </table:table-cell>
          <table:table-cell office:value-type="float" office:value="65.4627" calcext:value-type="float">
            <text:p>65.4627</text:p>
          </table:table-cell>
          <table:table-cell office:value-type="float" office:value="69.867" calcext:value-type="float">
            <text:p>69.867</text:p>
          </table:table-cell>
          <table:table-cell office:value-type="float" office:value="20.5121" calcext:value-type="float">
            <text:p>20.5121</text:p>
          </table:table-cell>
          <table:table-cell office:value-type="float" office:value="18.9156" calcext:value-type="float">
            <text:p>18.9156</text:p>
          </table:table-cell>
          <table:table-cell office:value-type="float" office:value="21.9146" calcext:value-type="float">
            <text:p>21.9146</text:p>
          </table:table-cell>
          <table:table-cell office:value-type="float" office:value="9.4236" calcext:value-type="float">
            <text:p>9.4236</text:p>
          </table:table-cell>
          <table:table-cell office:value-type="float" office:value="8.6178" calcext:value-type="float">
            <text:p>8.6178</text:p>
          </table:table-cell>
          <table:table-cell office:value-type="float" office:value="9.9909" calcext:value-type="float">
            <text:p>9.9909</text:p>
          </table:table-cell>
          <table:table-cell office:value-type="float" office:value="0.211" calcext:value-type="float">
            <text:p>0.211</text:p>
          </table:table-cell>
          <table:table-cell office:value-type="float" office:value="2.4953" calcext:value-type="float">
            <text:p>2.4953</text:p>
          </table:table-cell>
          <table:table-cell office:value-type="float" office:value="84.214" calcext:value-type="float">
            <text:p>84.214</text:p>
          </table:table-cell>
          <table:table-cell office:value-type="float" office:value="0.256" calcext:value-type="float">
            <text:p>0.256</text:p>
          </table:table-cell>
          <table:table-cell office:value-type="float" office:value="3.0264" calcext:value-type="float">
            <text:p>3.0264</text:p>
          </table:table-cell>
          <table:table-cell office:value-type="float" office:value="13.2238" calcext:value-type="float">
            <text:p>13.2238</text:p>
          </table:table-cell>
          <table:table-cell office:value-type="float" office:value="17.051" calcext:value-type="float">
            <text:p>17.051</text:p>
          </table:table-cell>
          <table:table-cell office:value-type="float" office:value="9.2064" calcext:value-type="float">
            <text:p>9.2064</text:p>
          </table:table-cell>
          <table:table-cell office:value-type="float" office:value="59.3396" calcext:value-type="float">
            <text:p>59.3396</text:p>
          </table:table-cell>
          <table:table-cell office:value-type="float" office:value="75.8851" calcext:value-type="float">
            <text:p>75.8851</text:p>
          </table:table-cell>
          <table:table-cell office:value-type="float" office:value="42.3799" calcext:value-type="float">
            <text:p>42.3799</text:p>
          </table:table-cell>
          <table:table-cell office:value-type="float" office:value="21.9134" calcext:value-type="float">
            <text:p>21.9134</text:p>
          </table:table-cell>
          <table:table-cell office:value-type="float" office:value="28.5917" calcext:value-type="float">
            <text:p>28.5917</text:p>
          </table:table-cell>
          <table:table-cell office:value-type="float" office:value="15.0505" calcext:value-type="float">
            <text:p>15.0505</text:p>
          </table:table-cell>
          <table:table-cell office:value-type="float" office:value="55.9165" calcext:value-type="float">
            <text:p>55.9165</text:p>
          </table:table-cell>
          <table:table-cell office:value-type="float" office:value="72.169" calcext:value-type="float">
            <text:p>72.169</text:p>
          </table:table-cell>
          <table:table-cell office:value-type="float" office:value="39.2815" calcext:value-type="float">
            <text:p>39.2815</text:p>
          </table:table-cell>
          <table:table-cell office:value-type="float" office:value="19.999" calcext:value-type="float">
            <text:p>19.999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58427.4956899577" calcext:value-type="float">
            <text:p>58427.4956899577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0329.61" calcext:value-type="float">
            <text:p>10329.61</text:p>
          </table:table-cell>
          <table:table-cell office:value-type="float" office:value="10358.074" calcext:value-type="float">
            <text:p>10358.074</text:p>
          </table:table-cell>
          <table:table-cell office:value-type="float" office:value="5110.848" calcext:value-type="float">
            <text:p>5110.848</text:p>
          </table:table-cell>
          <table:table-cell office:value-type="float" office:value="5247.226" calcext:value-type="float">
            <text:p>5247.226</text:p>
          </table:table-cell>
          <table:table-cell office:value-type="float" office:value="125.3124" calcext:value-type="float">
            <text:p>125.3124</text:p>
          </table:table-cell>
          <table:table-cell office:value-type="float" office:value="97.4009" calcext:value-type="float">
            <text:p>97.4</text:p>
          </table:table-cell>
          <table:table-cell office:value-type="float" office:value="31.9253" calcext:value-type="float">
            <text:p>31.9253</text:p>
          </table:table-cell>
          <table:table-cell office:value-type="float" office:value="56.937" calcext:value-type="float">
            <text:p>56.937</text:p>
          </table:table-cell>
          <table:table-cell office:value-type="float" office:value="5.497" calcext:value-type="float">
            <text:p>5.497</text:p>
          </table:table-cell>
          <table:table-cell office:value-type="float" office:value="56.928" calcext:value-type="float">
            <text:p>56.928</text:p>
          </table:table-cell>
          <table:table-cell office:value-type="float" office:value="0.55" calcext:value-type="float">
            <text:p>0.55</text:p>
          </table:table-cell>
          <table:table-cell office:value-type="float" office:value="126.0268" calcext:value-type="float">
            <text:p>126.0268</text:p>
          </table:table-cell>
          <table:table-cell office:value-type="float" office:value="123.673" calcext:value-type="float">
            <text:p>124</text:p>
          </table:table-cell>
          <table:table-cell office:value-type="float" office:value="13.432" calcext:value-type="float">
            <text:p>13</text:p>
          </table:table-cell>
          <table:table-cell office:value-type="float" office:value="11.941" calcext:value-type="float">
            <text:p>12</text:p>
          </table:table-cell>
          <table:table-cell office:value-type="float" office:value="1.66" calcext:value-type="float">
            <text:p>2</text:p>
          </table:table-cell>
          <table:table-cell office:value-type="float" office:value="0.7625" calcext:value-type="float">
            <text:p>1</text:p>
          </table:table-cell>
          <table:table-cell table:style-name="ce2" office:value-type="float" office:value="25.715" calcext:value-type="float">
            <text:p>25.7</text:p>
          </table:table-cell>
          <table:table-cell office:value-type="float" office:value="112.2" calcext:value-type="float">
            <text:p>112.2</text:p>
          </table:table-cell>
          <table:table-cell office:value-type="float" office:value="66.736" calcext:value-type="float">
            <text:p>66.7</text:p>
          </table:table-cell>
          <table:table-cell office:value-type="float" office:value="35.613" calcext:value-type="float">
            <text:p>35.61</text:p>
          </table:table-cell>
          <table:table-cell office:value-type="float" office:value="31.123" calcext:value-type="float">
            <text:p>31.123</text:p>
          </table:table-cell>
          <table:table-cell office:value-type="float" office:value="6.444" calcext:value-type="float">
            <text:p>6.444</text:p>
          </table:table-cell>
          <table:table-cell office:value-type="float" office:value="73.4883" calcext:value-type="float">
            <text:p>73.4883</text:p>
          </table:table-cell>
          <table:table-cell office:value-type="float" office:value="70.55" calcext:value-type="float">
            <text:p>70.55</text:p>
          </table:table-cell>
          <table:table-cell office:value-type="float" office:value="76.2494" calcext:value-type="float">
            <text:p>76.2</text:p>
          </table:table-cell>
          <table:table-cell office:value-type="float" office:value="60.0695" calcext:value-type="float">
            <text:p>60.1</text:p>
          </table:table-cell>
          <table:table-cell office:value-type="float" office:value="57.1853" calcext:value-type="float">
            <text:p>57.1853</text:p>
          </table:table-cell>
          <table:table-cell office:value-type="float" office:value="62.7449" calcext:value-type="float">
            <text:p>62.7449</text:p>
          </table:table-cell>
          <table:table-cell office:value-type="float" office:value="15.2824" calcext:value-type="float">
            <text:p>15.2824</text:p>
          </table:table-cell>
          <table:table-cell office:value-type="float" office:value="13.7388" calcext:value-type="float">
            <text:p>13.7388</text:p>
          </table:table-cell>
          <table:table-cell office:value-type="float" office:value="16.4667" calcext:value-type="float">
            <text:p>16.4667</text:p>
          </table:table-cell>
          <table:table-cell office:value-type="float" office:value="6.5753" calcext:value-type="float">
            <text:p>6.5753</text:p>
          </table:table-cell>
          <table:table-cell office:value-type="float" office:value="5.9037" calcext:value-type="float">
            <text:p>5.9037</text:p>
          </table:table-cell>
          <table:table-cell office:value-type="float" office:value="6.9529" calcext:value-type="float">
            <text:p>6.9529</text:p>
          </table:table-cell>
          <table:table-cell office:value-type="float" office:value="2.036" calcext:value-type="float">
            <text:p>2.036</text:p>
          </table:table-cell>
          <table:table-cell office:value-type="float" office:value="16.4091" calcext:value-type="float">
            <text:p>16.4091</text:p>
          </table:table-cell>
          <table:table-cell office:value-type="float" office:value="121.879" calcext:value-type="float">
            <text:p>121.879</text:p>
          </table:table-cell>
          <table:table-cell office:value-type="float" office:value="2.357" calcext:value-type="float">
            <text:p>2.357</text:p>
          </table:table-cell>
          <table:table-cell office:value-type="float" office:value="18.7547" calcext:value-type="float">
            <text:p>18.7547</text:p>
          </table:table-cell>
          <table:table-cell office:value-type="float" office:value="50.8105" calcext:value-type="float">
            <text:p>50.8105</text:p>
          </table:table-cell>
          <table:table-cell office:value-type="float" office:value="63.0399" calcext:value-type="float">
            <text:p>63.0399</text:p>
          </table:table-cell>
          <table:table-cell office:value-type="float" office:value="38.1232" calcext:value-type="float">
            <text:p>38.1232</text:p>
          </table:table-cell>
          <table:table-cell office:value-type="float" office:value="143.5522" calcext:value-type="float">
            <text:p>143.5522</text:p>
          </table:table-cell>
          <table:table-cell office:value-type="float" office:value="186.5456" calcext:value-type="float">
            <text:p>186.5456</text:p>
          </table:table-cell>
          <table:table-cell office:value-type="float" office:value="102.4134" calcext:value-type="float">
            <text:p>102.4134</text:p>
          </table:table-cell>
          <table:table-cell office:value-type="float" office:value="59.086" calcext:value-type="float">
            <text:p>59.086</text:p>
          </table:table-cell>
          <table:table-cell office:value-type="float" office:value="80.433" calcext:value-type="float">
            <text:p>80.433</text:p>
          </table:table-cell>
          <table:table-cell office:value-type="float" office:value="37.9775" calcext:value-type="float">
            <text:p>37.9775</text:p>
          </table:table-cell>
          <table:table-cell office:value-type="float" office:value="124.6797" calcext:value-type="float">
            <text:p>124.6797</text:p>
          </table:table-cell>
          <table:table-cell office:value-type="float" office:value="167.1361" calcext:value-type="float">
            <text:p>167.1361</text:p>
          </table:table-cell>
          <table:table-cell office:value-type="float" office:value="84.4925" calcext:value-type="float">
            <text:p>84.4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Upper middle income</text:p>
          </table:table-cell>
          <table:table-cell office:value-type="float" office:value="15842.8895089134" calcext:value-type="float">
            <text:p>15842.8895089134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float" office:value="408.647" calcext:value-type="float">
            <text:p>408.647</text:p>
          </table:table-cell>
          <table:table-cell office:value-type="float" office:value="409.984" calcext:value-type="float">
            <text:p>409.984</text:p>
          </table:table-cell>
          <table:table-cell office:value-type="float" office:value="195.817" calcext:value-type="float">
            <text:p>195.817</text:p>
          </table:table-cell>
          <table:table-cell office:value-type="float" office:value="214.167" calcext:value-type="float">
            <text:p>214.167</text:p>
          </table:table-cell>
          <table:table-cell office:value-type="float" office:value="76.5181" calcext:value-type="float">
            <text:p>76.5181</text:p>
          </table:table-cell>
          <table:table-cell office:value-type="float" office:value="91.4324" calcext:value-type="float">
            <text:p>91.4</text:p>
          </table:table-cell>
          <table:table-cell office:value-type="float" office:value="32.7911" calcext:value-type="float">
            <text:p>32.7911</text:p>
          </table:table-cell>
          <table:table-cell office:value-type="float" office:value="1.671" calcext:value-type="float">
            <text:p>1.671</text:p>
          </table:table-cell>
          <table:table-cell office:value-type="float" office:value="4.081" calcext:value-type="float">
            <text:p>4.081</text:p>
          </table:table-cell>
          <table:table-cell office:value-type="float" office:value="2.674" calcext:value-type="float">
            <text:p>2.674</text:p>
          </table:table-cell>
          <table:table-cell office:value-type="float" office:value="0.652" calcext:value-type="float">
            <text:p>0.652</text:p>
          </table:table-cell>
          <table:table-cell office:value-type="float" office:value="106.3109" calcext:value-type="float">
            <text:p>106.3109</text:p>
          </table:table-cell>
          <table:table-cell office:value-type="float" office:value="4.659" calcext:value-type="float">
            <text:p>5</text:p>
          </table:table-cell>
          <table:table-cell office:value-type="float" office:value="0.417" calcext:value-type="float">
            <text:p>0</text:p>
          </table:table-cell>
          <table:table-cell office:value-type="float" office:value="11.379" calcext:value-type="float">
            <text:p>11</text:p>
          </table:table-cell>
          <table:table-cell office:value-type="float" office:value="1.3803" calcext:value-type="float">
            <text:p>1</text:p>
          </table:table-cell>
          <table:table-cell office:value-type="float" office:value="0.6651" calcext:value-type="float">
            <text:p>1</text:p>
          </table:table-cell>
          <table:table-cell table:style-name="ce2" office:value-type="float" office:value="28.545" calcext:value-type="float">
            <text:p>28.5</text:p>
          </table:table-cell>
          <table:table-cell office:value-type="float" office:value="102.8" calcext:value-type="float">
            <text:p>102.8</text:p>
          </table:table-cell>
          <table:table-cell office:value-type="float" office:value="2.988" calcext:value-type="float">
            <text:p>3.0</text:p>
          </table:table-cell>
          <table:table-cell office:value-type="float" office:value="1.654" calcext:value-type="float">
            <text:p>1.65</text:p>
          </table:table-cell>
          <table:table-cell office:value-type="float" office:value="1.334" calcext:value-type="float">
            <text:p>1.334</text:p>
          </table:table-cell>
          <table:table-cell office:value-type="float" office:value="7.298" calcext:value-type="float">
            <text:p>7.298</text:p>
          </table:table-cell>
          <table:table-cell office:value-type="float" office:value="74.3579" calcext:value-type="float">
            <text:p>74.3579</text:p>
          </table:table-cell>
          <table:table-cell office:value-type="float" office:value="70.7571" calcext:value-type="float">
            <text:p>70.7571</text:p>
          </table:table-cell>
          <table:table-cell office:value-type="float" office:value="77.8432" calcext:value-type="float">
            <text:p>77.8</text:p>
          </table:table-cell>
          <table:table-cell office:value-type="float" office:value="60.4072" calcext:value-type="float">
            <text:p>60.4</text:p>
          </table:table-cell>
          <table:table-cell office:value-type="float" office:value="56.8589" calcext:value-type="float">
            <text:p>56.8589</text:p>
          </table:table-cell>
          <table:table-cell office:value-type="float" office:value="63.8251" calcext:value-type="float">
            <text:p>63.8251</text:p>
          </table:table-cell>
          <table:table-cell office:value-type="float" office:value="17.7505" calcext:value-type="float">
            <text:p>17.7505</text:p>
          </table:table-cell>
          <table:table-cell office:value-type="float" office:value="15.9097" calcext:value-type="float">
            <text:p>15.9097</text:p>
          </table:table-cell>
          <table:table-cell office:value-type="float" office:value="19.2854" calcext:value-type="float">
            <text:p>19.2854</text:p>
          </table:table-cell>
          <table:table-cell office:value-type="float" office:value="8.7853" calcext:value-type="float">
            <text:p>8.7853</text:p>
          </table:table-cell>
          <table:table-cell office:value-type="float" office:value="7.6261" calcext:value-type="float">
            <text:p>7.6261</text:p>
          </table:table-cell>
          <table:table-cell office:value-type="float" office:value="9.5579" calcext:value-type="float">
            <text:p>9.5579</text:p>
          </table:table-cell>
          <table:table-cell office:value-type="float" office:value="0.047" calcext:value-type="float">
            <text:p>0.047</text:p>
          </table:table-cell>
          <table:table-cell office:value-type="float" office:value="10.109" calcext:value-type="float">
            <text:p>10.109</text:p>
          </table:table-cell>
          <table:table-cell office:value-type="float" office:value="4.618" calcext:value-type="float">
            <text:p>4.618</text:p>
          </table:table-cell>
          <table:table-cell office:value-type="float" office:value="0.055" calcext:value-type="float">
            <text:p>0.055</text:p>
          </table:table-cell>
          <table:table-cell office:value-type="float" office:value="11.9007" calcext:value-type="float">
            <text:p>11.9007</text:p>
          </table:table-cell>
          <table:table-cell office:value-type="float" office:value="59.1438" calcext:value-type="float">
            <text:p>59.1438</text:p>
          </table:table-cell>
          <table:table-cell office:value-type="float" office:value="78.5069" calcext:value-type="float">
            <text:p>78.5069</text:p>
          </table:table-cell>
          <table:table-cell office:value-type="float" office:value="40.5691" calcext:value-type="float">
            <text:p>40.5691</text:p>
          </table:table-cell>
          <table:table-cell office:value-type="float" office:value="181.0284" calcext:value-type="float">
            <text:p>181.0284</text:p>
          </table:table-cell>
          <table:table-cell office:value-type="float" office:value="231.9227" calcext:value-type="float">
            <text:p>231.9227</text:p>
          </table:table-cell>
          <table:table-cell office:value-type="float" office:value="132.1909" calcext:value-type="float">
            <text:p>132.1909</text:p>
          </table:table-cell>
          <table:table-cell office:value-type="float" office:value="89.912" calcext:value-type="float">
            <text:p>89.912</text:p>
          </table:table-cell>
          <table:table-cell office:value-type="float" office:value="119.9577" calcext:value-type="float">
            <text:p>119.9577</text:p>
          </table:table-cell>
          <table:table-cell office:value-type="float" office:value="61.4616" calcext:value-type="float">
            <text:p>61.4616</text:p>
          </table:table-cell>
          <table:table-cell office:value-type="float" office:value="169.1312" calcext:value-type="float">
            <text:p>169.1312</text:p>
          </table:table-cell>
          <table:table-cell office:value-type="float" office:value="219.5729" calcext:value-type="float">
            <text:p>219.5729</text:p>
          </table:table-cell>
          <table:table-cell office:value-type="float" office:value="120.957" calcext:value-type="float">
            <text:p>120.957</text:p>
          </table:table-cell>
          <table:table-cell office:value-type="float" office:value="1" calcext:value-type="float">
            <text:p>1</text:p>
          </table:table-cell>
          <table:table-cell office:value-type="float" office:value="2.442" calcext:value-type="float">
            <text:p>2.442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High income</text:p>
          </table:table-cell>
          <table:table-cell office:value-type="float" office:value="34107.8498310476" calcext:value-type="float">
            <text:p>34107.8498310476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465.626" calcext:value-type="float">
            <text:p>1465.626</text:p>
          </table:table-cell>
          <table:table-cell office:value-type="float" office:value="1472.233" calcext:value-type="float">
            <text:p>1472.233</text:p>
          </table:table-cell>
          <table:table-cell office:value-type="float" office:value="912.199" calcext:value-type="float">
            <text:p>912.199</text:p>
          </table:table-cell>
          <table:table-cell office:value-type="float" office:value="560.034" calcext:value-type="float">
            <text:p>560.034</text:p>
          </table:table-cell>
          <table:table-cell office:value-type="float" office:value="1880.2465" calcext:value-type="float">
            <text:p>1880.2465</text:p>
          </table:table-cell>
          <table:table-cell office:value-type="float" office:value="162.8828" calcext:value-type="float">
            <text:p>162.9</text:p>
          </table:table-cell>
          <table:table-cell office:value-type="float" office:value="33.3019" calcext:value-type="float">
            <text:p>33.3019</text:p>
          </table:table-cell>
          <table:table-cell office:value-type="float" office:value="13.216" calcext:value-type="float">
            <text:p>13.216</text:p>
          </table:table-cell>
          <table:table-cell office:value-type="float" office:value="8.978" calcext:value-type="float">
            <text:p>8.978</text:p>
          </table:table-cell>
          <table:table-cell office:value-type="float" office:value="13.214" calcext:value-type="float">
            <text:p>13.214</text:p>
          </table:table-cell>
          <table:table-cell office:value-type="float" office:value="0.898" calcext:value-type="float">
            <text:p>0.898</text:p>
          </table:table-cell>
          <table:table-cell office:value-type="float" office:value="77.1879" calcext:value-type="float">
            <text:p>77.1879</text:p>
          </table:table-cell>
          <table:table-cell office:value-type="float" office:value="16.861" calcext:value-type="float">
            <text:p>17</text:p>
          </table:table-cell>
          <table:table-cell office:value-type="float" office:value="0.352" calcext:value-type="float">
            <text:p>0</text:p>
          </table:table-cell>
          <table:table-cell office:value-type="float" office:value="11.454" calcext:value-type="float">
            <text:p>11</text:p>
          </table:table-cell>
          <table:table-cell office:value-type="float" office:value="1.7973" calcext:value-type="float">
            <text:p>2</text:p>
          </table:table-cell>
          <table:table-cell office:value-type="float" office:value="0.873" calcext:value-type="float">
            <text:p>1</text:p>
          </table:table-cell>
          <table:table-cell table:style-name="ce2" office:value-type="float" office:value="29.894" calcext:value-type="float">
            <text:p>29.9</text:p>
          </table:table-cell>
          <table:table-cell office:value-type="float" office:value="103.9" calcext:value-type="float">
            <text:p>103.9</text:p>
          </table:table-cell>
          <table:table-cell office:value-type="float" office:value="3.645" calcext:value-type="float">
            <text:p>3.6</text:p>
          </table:table-cell>
          <table:table-cell office:value-type="float" office:value="2.215" calcext:value-type="float">
            <text:p>2.22</text:p>
          </table:table-cell>
          <table:table-cell office:value-type="float" office:value="1.43" calcext:value-type="float">
            <text:p>1.43</text:p>
          </table:table-cell>
          <table:table-cell office:value-type="float" office:value="2.476" calcext:value-type="float">
            <text:p>2.476</text:p>
          </table:table-cell>
          <table:table-cell office:value-type="float" office:value="79.2455" calcext:value-type="float">
            <text:p>79.2455</text:p>
          </table:table-cell>
          <table:table-cell office:value-type="float" office:value="78.2419" calcext:value-type="float">
            <text:p>78.2419</text:p>
          </table:table-cell>
          <table:table-cell office:value-type="float" office:value="80.497" calcext:value-type="float">
            <text:p>80.5</text:p>
          </table:table-cell>
          <table:table-cell office:value-type="float" office:value="64.8217" calcext:value-type="float">
            <text:p>64.8</text:p>
          </table:table-cell>
          <table:table-cell office:value-type="float" office:value="63.8371" calcext:value-type="float">
            <text:p>63.8371</text:p>
          </table:table-cell>
          <table:table-cell office:value-type="float" office:value="66.0542" calcext:value-type="float">
            <text:p>66.0542</text:p>
          </table:table-cell>
          <table:table-cell office:value-type="float" office:value="17.3992" calcext:value-type="float">
            <text:p>17.3992</text:p>
          </table:table-cell>
          <table:table-cell office:value-type="float" office:value="16.5352" calcext:value-type="float">
            <text:p>16.5352</text:p>
          </table:table-cell>
          <table:table-cell office:value-type="float" office:value="18.4152" calcext:value-type="float">
            <text:p>18.4152</text:p>
          </table:table-cell>
          <table:table-cell office:value-type="float" office:value="7.324" calcext:value-type="float">
            <text:p>7.324</text:p>
          </table:table-cell>
          <table:table-cell office:value-type="float" office:value="6.7985" calcext:value-type="float">
            <text:p>6.7985</text:p>
          </table:table-cell>
          <table:table-cell office:value-type="float" office:value="7.8251" calcext:value-type="float">
            <text:p>7.8251</text:p>
          </table:table-cell>
          <table:table-cell office:value-type="float" office:value="0.091" calcext:value-type="float">
            <text:p>0.091</text:p>
          </table:table-cell>
          <table:table-cell office:value-type="float" office:value="5.3854" calcext:value-type="float">
            <text:p>5.3854</text:p>
          </table:table-cell>
          <table:table-cell office:value-type="float" office:value="16.783" calcext:value-type="float">
            <text:p>16.783</text:p>
          </table:table-cell>
          <table:table-cell office:value-type="float" office:value="0.112" calcext:value-type="float">
            <text:p>0.112</text:p>
          </table:table-cell>
          <table:table-cell office:value-type="float" office:value="6.4734" calcext:value-type="float">
            <text:p>6.4734</text:p>
          </table:table-cell>
          <table:table-cell office:value-type="float" office:value="15.0228" calcext:value-type="float">
            <text:p>15.0228</text:p>
          </table:table-cell>
          <table:table-cell office:value-type="float" office:value="16.3929" calcext:value-type="float">
            <text:p>16.3929</text:p>
          </table:table-cell>
          <table:table-cell office:value-type="float" office:value="13.3244" calcext:value-type="float">
            <text:p>13.3244</text:p>
          </table:table-cell>
          <table:table-cell office:value-type="float" office:value="62.9524" calcext:value-type="float">
            <text:p>62.9524</text:p>
          </table:table-cell>
          <table:table-cell office:value-type="float" office:value="66.8002" calcext:value-type="float">
            <text:p>66.8002</text:p>
          </table:table-cell>
          <table:table-cell office:value-type="float" office:value="57.2898" calcext:value-type="float">
            <text:p>57.2898</text:p>
          </table:table-cell>
          <table:table-cell office:value-type="float" office:value="19.4457" calcext:value-type="float">
            <text:p>19.4457</text:p>
          </table:table-cell>
          <table:table-cell office:value-type="float" office:value="20.3669" calcext:value-type="float">
            <text:p>20.3669</text:p>
          </table:table-cell>
          <table:table-cell office:value-type="float" office:value="18.3309" calcext:value-type="float">
            <text:p>18.3309</text:p>
          </table:table-cell>
          <table:table-cell office:value-type="float" office:value="55.9882" calcext:value-type="float">
            <text:p>55.9882</text:p>
          </table:table-cell>
          <table:table-cell office:value-type="float" office:value="59.5334" calcext:value-type="float">
            <text:p>59.5334</text:p>
          </table:table-cell>
          <table:table-cell office:value-type="float" office:value="50.6312" calcext:value-type="float">
            <text:p>50.6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High income</text:p>
          </table:table-cell>
          <table:table-cell office:value-type="float" office:value="45411.1203505007" calcext:value-type="float">
            <text:p>45411.1203505007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70297.594" calcext:value-type="float">
            <text:p>170297.594</text:p>
          </table:table-cell>
          <table:table-cell office:value-type="float" office:value="171186.372" calcext:value-type="float">
            <text:p>171186.372</text:p>
          </table:table-cell>
          <table:table-cell office:value-type="float" office:value="84859.213" calcext:value-type="float">
            <text:p>84859.213</text:p>
          </table:table-cell>
          <table:table-cell office:value-type="float" office:value="86327.159" calcext:value-type="float">
            <text:p>86327.159</text:p>
          </table:table-cell>
          <table:table-cell office:value-type="float" office:value="1315.0985" calcext:value-type="float">
            <text:p>1315.0985</text:p>
          </table:table-cell>
          <table:table-cell office:value-type="float" office:value="98.2996" calcext:value-type="float">
            <text:p>98.3</text:p>
          </table:table-cell>
          <table:table-cell office:value-type="float" office:value="26.666" calcext:value-type="float">
            <text:p>26.666</text:p>
          </table:table-cell>
          <table:table-cell office:value-type="float" office:value="2087.541" calcext:value-type="float">
            <text:p>2087.541</text:p>
          </table:table-cell>
          <table:table-cell office:value-type="float" office:value="12.184" calcext:value-type="float">
            <text:p>12.184</text:p>
          </table:table-cell>
          <table:table-cell office:value-type="float" office:value="1777.557" calcext:value-type="float">
            <text:p>1777.557</text:p>
          </table:table-cell>
          <table:table-cell office:value-type="float" office:value="1.038" calcext:value-type="float">
            <text:p>1.038</text:p>
          </table:table-cell>
          <table:table-cell office:value-type="float" office:value="66.7772" calcext:value-type="float">
            <text:p>66.7772</text:p>
          </table:table-cell>
          <table:table-cell office:value-type="float" office:value="2994.966" calcext:value-type="float">
            <text:p>2,995</text:p>
          </table:table-cell>
          <table:table-cell office:value-type="float" office:value="599.745" calcext:value-type="float">
            <text:p>600</text:p>
          </table:table-cell>
          <table:table-cell office:value-type="float" office:value="17.48" calcext:value-type="float">
            <text:p>17</text:p>
          </table:table-cell>
          <table:table-cell office:value-type="float" office:value="1.9504" calcext:value-type="float">
            <text:p>2</text:p>
          </table:table-cell>
          <table:table-cell office:value-type="float" office:value="0.918" calcext:value-type="float">
            <text:p>1</text:p>
          </table:table-cell>
          <table:table-cell table:style-name="ce2" office:value-type="float" office:value="25.724" calcext:value-type="float">
            <text:p>25.7</text:p>
          </table:table-cell>
          <table:table-cell office:value-type="float" office:value="105" calcext:value-type="float">
            <text:p>105.0</text:p>
          </table:table-cell>
          <table:table-cell office:value-type="float" office:value="907.425" calcext:value-type="float">
            <text:p>907.4</text:p>
          </table:table-cell>
          <table:table-cell office:value-type="float" office:value="512.689" calcext:value-type="float">
            <text:p>512.69</text:p>
          </table:table-cell>
          <table:table-cell office:value-type="float" office:value="394.737" calcext:value-type="float">
            <text:p>394.737</text:p>
          </table:table-cell>
          <table:table-cell office:value-type="float" office:value="5.296" calcext:value-type="float">
            <text:p>5.296</text:p>
          </table:table-cell>
          <table:table-cell office:value-type="float" office:value="73.6976" calcext:value-type="float">
            <text:p>73.6976</text:p>
          </table:table-cell>
          <table:table-cell office:value-type="float" office:value="71.5138" calcext:value-type="float">
            <text:p>71.5138</text:p>
          </table:table-cell>
          <table:table-cell office:value-type="float" office:value="76.0122" calcext:value-type="float">
            <text:p>76.0</text:p>
          </table:table-cell>
          <table:table-cell office:value-type="float" office:value="60.8564" calcext:value-type="float">
            <text:p>60.9</text:p>
          </table:table-cell>
          <table:table-cell office:value-type="float" office:value="58.8162" calcext:value-type="float">
            <text:p>58.8162</text:p>
          </table:table-cell>
          <table:table-cell office:value-type="float" office:value="63.0083" calcext:value-type="float">
            <text:p>63.0083</text:p>
          </table:table-cell>
          <table:table-cell office:value-type="float" office:value="15.9382" calcext:value-type="float">
            <text:p>15.9382</text:p>
          </table:table-cell>
          <table:table-cell office:value-type="float" office:value="14.7231" calcext:value-type="float">
            <text:p>14.7231</text:p>
          </table:table-cell>
          <table:table-cell office:value-type="float" office:value="17.2056" calcext:value-type="float">
            <text:p>17.2056</text:p>
          </table:table-cell>
          <table:table-cell office:value-type="float" office:value="7.0714" calcext:value-type="float">
            <text:p>7.0714</text:p>
          </table:table-cell>
          <table:table-cell office:value-type="float" office:value="6.4062" calcext:value-type="float">
            <text:p>6.4062</text:p>
          </table:table-cell>
          <table:table-cell office:value-type="float" office:value="7.6861" calcext:value-type="float">
            <text:p>7.6861</text:p>
          </table:table-cell>
          <table:table-cell office:value-type="float" office:value="61.062" calcext:value-type="float">
            <text:p>61.062</text:p>
          </table:table-cell>
          <table:table-cell office:value-type="float" office:value="20.3749" calcext:value-type="float">
            <text:p>20.3749</text:p>
          </table:table-cell>
          <table:table-cell office:value-type="float" office:value="2940.527" calcext:value-type="float">
            <text:p>2940.527</text:p>
          </table:table-cell>
          <table:table-cell office:value-type="float" office:value="75.696" calcext:value-type="float">
            <text:p>75.696</text:p>
          </table:table-cell>
          <table:table-cell office:value-type="float" office:value="25.24" calcext:value-type="float">
            <text:p>25.24</text:p>
          </table:table-cell>
          <table:table-cell office:value-type="float" office:value="57.432" calcext:value-type="float">
            <text:p>57.432</text:p>
          </table:table-cell>
          <table:table-cell office:value-type="float" office:value="62.3352" calcext:value-type="float">
            <text:p>62.3352</text:p>
          </table:table-cell>
          <table:table-cell office:value-type="float" office:value="52.4459" calcext:value-type="float">
            <text:p>52.4459</text:p>
          </table:table-cell>
          <table:table-cell office:value-type="float" office:value="144.0352" calcext:value-type="float">
            <text:p>144.0352</text:p>
          </table:table-cell>
          <table:table-cell office:value-type="float" office:value="174.2226" calcext:value-type="float">
            <text:p>174.2226</text:p>
          </table:table-cell>
          <table:table-cell office:value-type="float" office:value="114.4894" calcext:value-type="float">
            <text:p>114.4894</text:p>
          </table:table-cell>
          <table:table-cell office:value-type="float" office:value="58.0211" calcext:value-type="float">
            <text:p>58.0211</text:p>
          </table:table-cell>
          <table:table-cell office:value-type="float" office:value="68.8735" calcext:value-type="float">
            <text:p>68.8735</text:p>
          </table:table-cell>
          <table:table-cell office:value-type="float" office:value="48.0423" calcext:value-type="float">
            <text:p>48.0423</text:p>
          </table:table-cell>
          <table:table-cell office:value-type="float" office:value="118.319" calcext:value-type="float">
            <text:p>118.319</text:p>
          </table:table-cell>
          <table:table-cell office:value-type="float" office:value="146.9606" calcext:value-type="float">
            <text:p>146.9606</text:p>
          </table:table-cell>
          <table:table-cell office:value-type="float" office:value="90.6285" calcext:value-type="float">
            <text:p>90.6285</text:p>
          </table:table-cell>
          <table:table-cell office:value-type="float" office:value="-309.977" calcext:value-type="float">
            <text:p>-309.977</text:p>
          </table:table-cell>
          <table:table-cell office:value-type="float" office:value="-1.809" calcext:value-type="float">
            <text:p>-1.809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Lower middle income</text:p>
          </table:table-cell>
          <table:table-cell office:value-type="float" office:value="6613.01327474804" calcext:value-type="float">
            <text:p>6613.01327474804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81.44" calcext:value-type="float">
            <text:p>281.44</text:p>
          </table:table-cell>
          <table:table-cell office:value-type="float" office:value="281.635" calcext:value-type="float">
            <text:p>281.635</text:p>
          </table:table-cell>
          <table:table-cell office:value-type="float" office:value="135.084" calcext:value-type="float">
            <text:p>135.084</text:p>
          </table:table-cell>
          <table:table-cell office:value-type="float" office:value="146.55" calcext:value-type="float">
            <text:p>146.55</text:p>
          </table:table-cell>
          <table:table-cell office:value-type="float" office:value="654.9651" calcext:value-type="float">
            <text:p>654.9651</text:p>
          </table:table-cell>
          <table:table-cell office:value-type="float" office:value="92.1761" calcext:value-type="float">
            <text:p>92.2</text:p>
          </table:table-cell>
          <table:table-cell office:value-type="float" office:value="39.2067" calcext:value-type="float">
            <text:p>39.2067</text:p>
          </table:table-cell>
          <table:table-cell office:value-type="float" office:value="0.47" calcext:value-type="float">
            <text:p>0.47</text:p>
          </table:table-cell>
          <table:table-cell office:value-type="float" office:value="1.669" calcext:value-type="float">
            <text:p>1.669</text:p>
          </table:table-cell>
          <table:table-cell office:value-type="float" office:value="0.39" calcext:value-type="float">
            <text:p>0.39</text:p>
          </table:table-cell>
          <table:table-cell office:value-type="float" office:value="0.138" calcext:value-type="float">
            <text:p>0.138</text:p>
          </table:table-cell>
          <table:table-cell/>
          <table:table-cell office:value-type="float" office:value="3.037" calcext:value-type="float">
            <text:p>3</text:p>
          </table:table-cell>
          <table:table-cell office:value-type="float" office:value="0.373" calcext:value-type="float">
            <text:p>0</text:p>
          </table:table-cell>
          <table:table-cell office:value-type="float" office:value="10.783" calcext:value-type="float">
            <text:p>11</text:p>
          </table:table-cell>
          <table:table-cell office:value-type="float" office:value="1.6344" calcext:value-type="float">
            <text:p>2</text:p>
          </table:table-cell>
          <table:table-cell office:value-type="float" office:value="0.7884" calcext:value-type="float">
            <text:p>1</text:p>
          </table:table-cell>
          <table:table-cell table:style-name="ce2" office:value-type="float" office:value="27.896" calcext:value-type="float">
            <text:p>27.9</text:p>
          </table:table-cell>
          <table:table-cell office:value-type="float" office:value="103.5" calcext:value-type="float">
            <text:p>103.5</text:p>
          </table:table-cell>
          <table:table-cell office:value-type="float" office:value="2.567" calcext:value-type="float">
            <text:p>2.6</text:p>
          </table:table-cell>
          <table:table-cell office:value-type="float" office:value="1.273" calcext:value-type="float">
            <text:p>1.27</text:p>
          </table:table-cell>
          <table:table-cell office:value-type="float" office:value="1.294" calcext:value-type="float">
            <text:p>1.294</text:p>
          </table:table-cell>
          <table:table-cell office:value-type="float" office:value="9.114" calcext:value-type="float">
            <text:p>9.114</text:p>
          </table:table-cell>
          <table:table-cell office:value-type="float" office:value="77.7062" calcext:value-type="float">
            <text:p>77.7062</text:p>
          </table:table-cell>
          <table:table-cell office:value-type="float" office:value="75.6775" calcext:value-type="float">
            <text:p>75.6775</text:p>
          </table:table-cell>
          <table:table-cell office:value-type="float" office:value="79.5806" calcext:value-type="float">
            <text:p>79.6</text:p>
          </table:table-cell>
          <table:table-cell office:value-type="float" office:value="63.7296" calcext:value-type="float">
            <text:p>63.7</text:p>
          </table:table-cell>
          <table:table-cell office:value-type="float" office:value="61.7945" calcext:value-type="float">
            <text:p>61.7945</text:p>
          </table:table-cell>
          <table:table-cell office:value-type="float" office:value="65.4972" calcext:value-type="float">
            <text:p>65.4972</text:p>
          </table:table-cell>
          <table:table-cell office:value-type="float" office:value="18.0768" calcext:value-type="float">
            <text:p>18.0768</text:p>
          </table:table-cell>
          <table:table-cell office:value-type="float" office:value="16.8763" calcext:value-type="float">
            <text:p>16.8763</text:p>
          </table:table-cell>
          <table:table-cell office:value-type="float" office:value="19.0833" calcext:value-type="float">
            <text:p>19.0833</text:p>
          </table:table-cell>
          <table:table-cell office:value-type="float" office:value="7.1481" calcext:value-type="float">
            <text:p>7.1481</text:p>
          </table:table-cell>
          <table:table-cell office:value-type="float" office:value="6.7412" calcext:value-type="float">
            <text:p>6.7412</text:p>
          </table:table-cell>
          <table:table-cell office:value-type="float" office:value="7.4267" calcext:value-type="float">
            <text:p>7.4267</text:p>
          </table:table-cell>
          <table:table-cell office:value-type="float" office:value="0.032" calcext:value-type="float">
            <text:p>0.032</text:p>
          </table:table-cell>
          <table:table-cell office:value-type="float" office:value="10.4046" calcext:value-type="float">
            <text:p>10.4046</text:p>
          </table:table-cell>
          <table:table-cell office:value-type="float" office:value="3.009" calcext:value-type="float">
            <text:p>3.009</text:p>
          </table:table-cell>
          <table:table-cell office:value-type="float" office:value="0.035" calcext:value-type="float">
            <text:p>0.035</text:p>
          </table:table-cell>
          <table:table-cell office:value-type="float" office:value="11.497" calcext:value-type="float">
            <text:p>11.497</text:p>
          </table:table-cell>
          <table:table-cell office:value-type="float" office:value="37.6151" calcext:value-type="float">
            <text:p>37.6151</text:p>
          </table:table-cell>
          <table:table-cell office:value-type="float" office:value="44.3929" calcext:value-type="float">
            <text:p>44.3929</text:p>
          </table:table-cell>
          <table:table-cell office:value-type="float" office:value="30.8175" calcext:value-type="float">
            <text:p>30.8175</text:p>
          </table:table-cell>
          <table:table-cell office:value-type="float" office:value="112.4753" calcext:value-type="float">
            <text:p>112.4753</text:p>
          </table:table-cell>
          <table:table-cell office:value-type="float" office:value="133.7013" calcext:value-type="float">
            <text:p>133.7013</text:p>
          </table:table-cell>
          <table:table-cell office:value-type="float" office:value="92.4993" calcext:value-type="float">
            <text:p>92.4993</text:p>
          </table:table-cell>
          <table:table-cell office:value-type="float" office:value="50.2155" calcext:value-type="float">
            <text:p>50.2155</text:p>
          </table:table-cell>
          <table:table-cell office:value-type="float" office:value="59.3357" calcext:value-type="float">
            <text:p>59.3357</text:p>
          </table:table-cell>
          <table:table-cell office:value-type="float" office:value="41.4586" calcext:value-type="float">
            <text:p>41.4586</text:p>
          </table:table-cell>
          <table:table-cell office:value-type="float" office:value="100.4961" calcext:value-type="float">
            <text:p>100.4961</text:p>
          </table:table-cell>
          <table:table-cell office:value-type="float" office:value="120.5292" calcext:value-type="float">
            <text:p>120.5292</text:p>
          </table:table-cell>
          <table:table-cell office:value-type="float" office:value="81.8567" calcext:value-type="float">
            <text:p>81.8567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84" calcext:value-type="float">
            <text:p>-0.284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High income</text:p>
          </table:table-cell>
          <table:table-cell office:value-type="float" office:value="14816.8628612989" calcext:value-type="float">
            <text:p>14816.8628612989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549.898" calcext:value-type="float">
            <text:p>9549.898</text:p>
          </table:table-cell>
          <table:table-cell office:value-type="float" office:value="9534.954" calcext:value-type="float">
            <text:p>9534.954</text:p>
          </table:table-cell>
          <table:table-cell office:value-type="float" office:value="4390.266" calcext:value-type="float">
            <text:p>4390.266</text:p>
          </table:table-cell>
          <table:table-cell office:value-type="float" office:value="5144.689" calcext:value-type="float">
            <text:p>5144.689</text:p>
          </table:table-cell>
          <table:table-cell office:value-type="float" office:value="46.9911" calcext:value-type="float">
            <text:p>46.9911</text:p>
          </table:table-cell>
          <table:table-cell office:value-type="float" office:value="85.3359" calcext:value-type="float">
            <text:p>85.3</text:p>
          </table:table-cell>
          <table:table-cell office:value-type="float" office:value="40.4262" calcext:value-type="float">
            <text:p>40.4262</text:p>
          </table:table-cell>
          <table:table-cell office:value-type="float" office:value="-60.206" calcext:value-type="float">
            <text:p>-60.206</text:p>
          </table:table-cell>
          <table:table-cell office:value-type="float" office:value="-6.325" calcext:value-type="float">
            <text:p>-6.325</text:p>
          </table:table-cell>
          <table:table-cell office:value-type="float" office:value="-29.887" calcext:value-type="float">
            <text:p>-29.887</text:p>
          </table:table-cell>
          <table:table-cell office:value-type="float" office:value="-0.313" calcext:value-type="float">
            <text:p>-0.313</text:p>
          </table:table-cell>
          <table:table-cell/>
          <table:table-cell office:value-type="float" office:value="87.252" calcext:value-type="float">
            <text:p>87</text:p>
          </table:table-cell>
          <table:table-cell office:value-type="float" office:value="2.656" calcext:value-type="float">
            <text:p>3</text:p>
          </table:table-cell>
          <table:table-cell office:value-type="float" office:value="9.165" calcext:value-type="float">
            <text:p>9</text:p>
          </table:table-cell>
          <table:table-cell office:value-type="float" office:value="1.4946" calcext:value-type="float">
            <text:p>1</text:p>
          </table:table-cell>
          <table:table-cell office:value-type="float" office:value="0.7217" calcext:value-type="float">
            <text:p>1</text:p>
          </table:table-cell>
          <table:table-cell table:style-name="ce2" office:value-type="float" office:value="28.712" calcext:value-type="float">
            <text:p>28.7</text:p>
          </table:table-cell>
          <table:table-cell office:value-type="float" office:value="105.8" calcext:value-type="float">
            <text:p>105.8</text:p>
          </table:table-cell>
          <table:table-cell office:value-type="float" office:value="147.458" calcext:value-type="float">
            <text:p>147.5</text:p>
          </table:table-cell>
          <table:table-cell office:value-type="float" office:value="75.308" calcext:value-type="float">
            <text:p>75.31</text:p>
          </table:table-cell>
          <table:table-cell office:value-type="float" office:value="72.15" calcext:value-type="float">
            <text:p>72.15</text:p>
          </table:table-cell>
          <table:table-cell office:value-type="float" office:value="15.49" calcext:value-type="float">
            <text:p>15.49</text:p>
          </table:table-cell>
          <table:table-cell office:value-type="float" office:value="73.2461" calcext:value-type="float">
            <text:p>73.2461</text:p>
          </table:table-cell>
          <table:table-cell office:value-type="float" office:value="68.0896" calcext:value-type="float">
            <text:p>68.0896</text:p>
          </table:table-cell>
          <table:table-cell office:value-type="float" office:value="78.3839" calcext:value-type="float">
            <text:p>78.4</text:p>
          </table:table-cell>
          <table:table-cell office:value-type="float" office:value="58.4765" calcext:value-type="float">
            <text:p>58.5</text:p>
          </table:table-cell>
          <table:table-cell office:value-type="float" office:value="53.3336" calcext:value-type="float">
            <text:p>53.3336</text:p>
          </table:table-cell>
          <table:table-cell office:value-type="float" office:value="63.5938" calcext:value-type="float">
            <text:p>63.5938</text:p>
          </table:table-cell>
          <table:table-cell office:value-type="float" office:value="14.5269" calcext:value-type="float">
            <text:p>14.5269</text:p>
          </table:table-cell>
          <table:table-cell office:value-type="float" office:value="11.335" calcext:value-type="float">
            <text:p>11.335</text:p>
          </table:table-cell>
          <table:table-cell office:value-type="float" office:value="16.9113" calcext:value-type="float">
            <text:p>16.9113</text:p>
          </table:table-cell>
          <table:table-cell office:value-type="float" office:value="6.881" calcext:value-type="float">
            <text:p>6.881</text:p>
          </table:table-cell>
          <table:table-cell office:value-type="float" office:value="5.2111" calcext:value-type="float">
            <text:p>5.2111</text:p>
          </table:table-cell>
          <table:table-cell office:value-type="float" office:value="7.5799" calcext:value-type="float">
            <text:p>7.5799</text:p>
          </table:table-cell>
          <table:table-cell office:value-type="float" office:value="0.163" calcext:value-type="float">
            <text:p>0.163</text:p>
          </table:table-cell>
          <table:table-cell office:value-type="float" office:value="1.868" calcext:value-type="float">
            <text:p>1.868</text:p>
          </table:table-cell>
          <table:table-cell office:value-type="float" office:value="87.113" calcext:value-type="float">
            <text:p>87.113</text:p>
          </table:table-cell>
          <table:table-cell office:value-type="float" office:value="0.225" calcext:value-type="float">
            <text:p>0.225</text:p>
          </table:table-cell>
          <table:table-cell office:value-type="float" office:value="2.5518" calcext:value-type="float">
            <text:p>2.5518</text:p>
          </table:table-cell>
          <table:table-cell office:value-type="float" office:value="24.4425" calcext:value-type="float">
            <text:p>24.4425</text:p>
          </table:table-cell>
          <table:table-cell office:value-type="float" office:value="36.5347" calcext:value-type="float">
            <text:p>36.5347</text:p>
          </table:table-cell>
          <table:table-cell office:value-type="float" office:value="12.5249" calcext:value-type="float">
            <text:p>12.5249</text:p>
          </table:table-cell>
          <table:table-cell office:value-type="float" office:value="159.4476" calcext:value-type="float">
            <text:p>159.4476</text:p>
          </table:table-cell>
          <table:table-cell office:value-type="float" office:value="242.4199" calcext:value-type="float">
            <text:p>242.4199</text:p>
          </table:table-cell>
          <table:table-cell office:value-type="float" office:value="78.6899" calcext:value-type="float">
            <text:p>78.6899</text:p>
          </table:table-cell>
          <table:table-cell office:value-type="float" office:value="63.1569" calcext:value-type="float">
            <text:p>63.1569</text:p>
          </table:table-cell>
          <table:table-cell office:value-type="float" office:value="98.5989" calcext:value-type="float">
            <text:p>98.5989</text:p>
          </table:table-cell>
          <table:table-cell office:value-type="float" office:value="28.7547" calcext:value-type="float">
            <text:p>28.7547</text:p>
          </table:table-cell>
          <table:table-cell office:value-type="float" office:value="156.6991" calcext:value-type="float">
            <text:p>156.6991</text:p>
          </table:table-cell>
          <table:table-cell office:value-type="float" office:value="239.5849" calcext:value-type="float">
            <text:p>239.5849</text:p>
          </table:table-cell>
          <table:table-cell office:value-type="float" office:value="76.1352" calcext:value-type="float">
            <text:p>76.1352</text:p>
          </table:table-cell>
          <table:table-cell office:value-type="float" office:value="30.308" calcext:value-type="float">
            <text:p>30.308</text:p>
          </table:table-cell>
          <table:table-cell office:value-type="float" office:value="3.184" calcext:value-type="float">
            <text:p>3.184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Upper middle income</text:p>
          </table:table-cell>
          <table:table-cell office:value-type="float" office:value="21698.5740886624" calcext:value-type="float">
            <text:p>21698.5740886624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640.679" calcext:value-type="float">
            <text:p>11640.679</text:p>
          </table:table-cell>
          <table:table-cell office:value-type="float" office:value="11655.93" calcext:value-type="float">
            <text:p>11655.93</text:p>
          </table:table-cell>
          <table:table-cell office:value-type="float" office:value="5759.3" calcext:value-type="float">
            <text:p>5759.3</text:p>
          </table:table-cell>
          <table:table-cell office:value-type="float" office:value="5896.63" calcext:value-type="float">
            <text:p>5896.63</text:p>
          </table:table-cell>
          <table:table-cell office:value-type="float" office:value="384.9637" calcext:value-type="float">
            <text:p>384.9637</text:p>
          </table:table-cell>
          <table:table-cell office:value-type="float" office:value="97.671" calcext:value-type="float">
            <text:p>97.7</text:p>
          </table:table-cell>
          <table:table-cell office:value-type="float" office:value="41.0417" calcext:value-type="float">
            <text:p>41.0417</text:p>
          </table:table-cell>
          <table:table-cell office:value-type="float" office:value="6.506" calcext:value-type="float">
            <text:p>6.506</text:p>
          </table:table-cell>
          <table:table-cell office:value-type="float" office:value="0.558" calcext:value-type="float">
            <text:p>0.558</text:p>
          </table:table-cell>
          <table:table-cell office:value-type="float" office:value="30.502" calcext:value-type="float">
            <text:p>30.502</text:p>
          </table:table-cell>
          <table:table-cell office:value-type="float" office:value="0.262" calcext:value-type="float">
            <text:p>0.262</text:p>
          </table:table-cell>
          <table:table-cell/>
          <table:table-cell office:value-type="float" office:value="117.003" calcext:value-type="float">
            <text:p>117</text:p>
          </table:table-cell>
          <table:table-cell office:value-type="float" office:value="1.63" calcext:value-type="float">
            <text:p>2</text:p>
          </table:table-cell>
          <table:table-cell office:value-type="float" office:value="10.048" calcext:value-type="float">
            <text:p>10</text:p>
          </table:table-cell>
          <table:table-cell office:value-type="float" office:value="1.588" calcext:value-type="float">
            <text:p>2</text:p>
          </table:table-cell>
          <table:table-cell office:value-type="float" office:value="0.7699" calcext:value-type="float">
            <text:p>1</text:p>
          </table:table-cell>
          <table:table-cell table:style-name="ce2" office:value-type="float" office:value="30.867" calcext:value-type="float">
            <text:p>30.9</text:p>
          </table:table-cell>
          <table:table-cell office:value-type="float" office:value="104.8" calcext:value-type="float">
            <text:p>104.8</text:p>
          </table:table-cell>
          <table:table-cell office:value-type="float" office:value="110.497" calcext:value-type="float">
            <text:p>110.5</text:p>
          </table:table-cell>
          <table:table-cell office:value-type="float" office:value="53.881" calcext:value-type="float">
            <text:p>53.88</text:p>
          </table:table-cell>
          <table:table-cell office:value-type="float" office:value="56.616" calcext:value-type="float">
            <text:p>56.616</text:p>
          </table:table-cell>
          <table:table-cell office:value-type="float" office:value="9.49" calcext:value-type="float">
            <text:p>9.49</text:p>
          </table:table-cell>
          <table:table-cell office:value-type="float" office:value="82.2932" calcext:value-type="float">
            <text:p>82.2932</text:p>
          </table:table-cell>
          <table:table-cell office:value-type="float" office:value="80.1604" calcext:value-type="float">
            <text:p>80.1604</text:p>
          </table:table-cell>
          <table:table-cell office:value-type="float" office:value="84.3671" calcext:value-type="float">
            <text:p>84.4</text:p>
          </table:table-cell>
          <table:table-cell office:value-type="float" office:value="67.6221" calcext:value-type="float">
            <text:p>67.6</text:p>
          </table:table-cell>
          <table:table-cell office:value-type="float" office:value="65.5126" calcext:value-type="float">
            <text:p>65.5126</text:p>
          </table:table-cell>
          <table:table-cell office:value-type="float" office:value="69.6692" calcext:value-type="float">
            <text:p>69.6692</text:p>
          </table:table-cell>
          <table:table-cell office:value-type="float" office:value="20.6707" calcext:value-type="float">
            <text:p>20.6707</text:p>
          </table:table-cell>
          <table:table-cell office:value-type="float" office:value="19.1049" calcext:value-type="float">
            <text:p>19.1049</text:p>
          </table:table-cell>
          <table:table-cell office:value-type="float" office:value="22.0697" calcext:value-type="float">
            <text:p>22.0697</text:p>
          </table:table-cell>
          <table:table-cell office:value-type="float" office:value="9.609" calcext:value-type="float">
            <text:p>9.609</text:p>
          </table:table-cell>
          <table:table-cell office:value-type="float" office:value="8.7187" calcext:value-type="float">
            <text:p>8.7187</text:p>
          </table:table-cell>
          <table:table-cell office:value-type="float" office:value="10.2392" calcext:value-type="float">
            <text:p>10.2392</text:p>
          </table:table-cell>
          <table:table-cell office:value-type="float" office:value="0.335" calcext:value-type="float">
            <text:p>0.335</text:p>
          </table:table-cell>
          <table:table-cell office:value-type="float" office:value="2.8668" calcext:value-type="float">
            <text:p>2.8668</text:p>
          </table:table-cell>
          <table:table-cell office:value-type="float" office:value="116.716" calcext:value-type="float">
            <text:p>116.716</text:p>
          </table:table-cell>
          <table:table-cell office:value-type="float" office:value="0.4" calcext:value-type="float">
            <text:p>0.4</text:p>
          </table:table-cell>
          <table:table-cell office:value-type="float" office:value="3.416" calcext:value-type="float">
            <text:p>3.416</text:p>
          </table:table-cell>
          <table:table-cell office:value-type="float" office:value="14.8015" calcext:value-type="float">
            <text:p>14.8015</text:p>
          </table:table-cell>
          <table:table-cell office:value-type="float" office:value="18.8467" calcext:value-type="float">
            <text:p>18.8467</text:p>
          </table:table-cell>
          <table:table-cell office:value-type="float" office:value="10.6346" calcext:value-type="float">
            <text:p>10.6346</text:p>
          </table:table-cell>
          <table:table-cell office:value-type="float" office:value="64.6605" calcext:value-type="float">
            <text:p>64.6605</text:p>
          </table:table-cell>
          <table:table-cell office:value-type="float" office:value="79.1507" calcext:value-type="float">
            <text:p>79.1507</text:p>
          </table:table-cell>
          <table:table-cell office:value-type="float" office:value="49.657" calcext:value-type="float">
            <text:p>49.657</text:p>
          </table:table-cell>
          <table:table-cell office:value-type="float" office:value="24.9112" calcext:value-type="float">
            <text:p>24.9112</text:p>
          </table:table-cell>
          <table:table-cell office:value-type="float" office:value="31.5605" calcext:value-type="float">
            <text:p>31.5605</text:p>
          </table:table-cell>
          <table:table-cell office:value-type="float" office:value="18.073" calcext:value-type="float">
            <text:p>18.073</text:p>
          </table:table-cell>
          <table:table-cell office:value-type="float" office:value="60.8242" calcext:value-type="float">
            <text:p>60.8242</text:p>
          </table:table-cell>
          <table:table-cell office:value-type="float" office:value="74.995" calcext:value-type="float">
            <text:p>74.995</text:p>
          </table:table-cell>
          <table:table-cell office:value-type="float" office:value="46.1686" calcext:value-type="float">
            <text:p>46.1686</text:p>
          </table:table-cell>
          <table:table-cell office:value-type="float" office:value="23.999" calcext:value-type="float">
            <text:p>23.999</text:p>
          </table:table-cell>
          <table:table-cell office:value-type="float" office:value="2.061" calcext:value-type="float">
            <text:p>2.061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58930.9363265369" calcext:value-type="float">
            <text:p>58930.9363265369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402.647" calcext:value-type="float">
            <text:p>402.647</text:p>
          </table:table-cell>
          <table:table-cell office:value-type="float" office:value="405.272" calcext:value-type="float">
            <text:p>405.272</text:p>
          </table:table-cell>
          <table:table-cell office:value-type="float" office:value="203.747" calcext:value-type="float">
            <text:p>203.747</text:p>
          </table:table-cell>
          <table:table-cell office:value-type="float" office:value="201.525" calcext:value-type="float">
            <text:p>201.525</text:p>
          </table:table-cell>
          <table:table-cell office:value-type="float" office:value="17.7673" calcext:value-type="float">
            <text:p>17.7673</text:p>
          </table:table-cell>
          <table:table-cell office:value-type="float" office:value="101.1023" calcext:value-type="float">
            <text:p>101.1</text:p>
          </table:table-cell>
          <table:table-cell office:value-type="float" office:value="25.5571" calcext:value-type="float">
            <text:p>25.5571</text:p>
          </table:table-cell>
          <table:table-cell office:value-type="float" office:value="4.661" calcext:value-type="float">
            <text:p>4.661</text:p>
          </table:table-cell>
          <table:table-cell office:value-type="float" office:value="11.51" calcext:value-type="float">
            <text:p>11.51</text:p>
          </table:table-cell>
          <table:table-cell office:value-type="float" office:value="5.251" calcext:value-type="float">
            <text:p>5.251</text:p>
          </table:table-cell>
          <table:table-cell office:value-type="float" office:value="1.296" calcext:value-type="float">
            <text:p>1.296</text:p>
          </table:table-cell>
          <table:table-cell office:value-type="float" office:value="53.4836" calcext:value-type="float">
            <text:p>53.4836</text:p>
          </table:table-cell>
          <table:table-cell office:value-type="float" office:value="7.193" calcext:value-type="float">
            <text:p>7</text:p>
          </table:table-cell>
          <table:table-cell office:value-type="float" office:value="1.083" calcext:value-type="float">
            <text:p>1</text:p>
          </table:table-cell>
          <table:table-cell office:value-type="float" office:value="17.763" calcext:value-type="float">
            <text:p>18</text:p>
          </table:table-cell>
          <table:table-cell office:value-type="float" office:value="1.9891" calcext:value-type="float">
            <text:p>2</text:p>
          </table:table-cell>
          <table:table-cell office:value-type="float" office:value="0.9467" calcext:value-type="float">
            <text:p>1</text:p>
          </table:table-cell>
          <table:table-cell table:style-name="ce2" office:value-type="float" office:value="27.191" calcext:value-type="float">
            <text:p>27.2</text:p>
          </table:table-cell>
          <table:table-cell office:value-type="float" office:value="105.2" calcext:value-type="float">
            <text:p>105.2</text:p>
          </table:table-cell>
          <table:table-cell office:value-type="float" office:value="2.532" calcext:value-type="float">
            <text:p>2.5</text:p>
          </table:table-cell>
          <table:table-cell office:value-type="float" office:value="1.549" calcext:value-type="float">
            <text:p>1.55</text:p>
          </table:table-cell>
          <table:table-cell office:value-type="float" office:value="0.984" calcext:value-type="float">
            <text:p>0.984</text:p>
          </table:table-cell>
          <table:table-cell office:value-type="float" office:value="6.253" calcext:value-type="float">
            <text:p>6.253</text:p>
          </table:table-cell>
          <table:table-cell office:value-type="float" office:value="70.9624" calcext:value-type="float">
            <text:p>70.9624</text:p>
          </table:table-cell>
          <table:table-cell office:value-type="float" office:value="67.721" calcext:value-type="float">
            <text:p>67.721</text:p>
          </table:table-cell>
          <table:table-cell office:value-type="float" office:value="74.6853" calcext:value-type="float">
            <text:p>74.7</text:p>
          </table:table-cell>
          <table:table-cell office:value-type="float" office:value="57.0078" calcext:value-type="float">
            <text:p>57.0</text:p>
          </table:table-cell>
          <table:table-cell office:value-type="float" office:value="53.8253" calcext:value-type="float">
            <text:p>53.8253</text:p>
          </table:table-cell>
          <table:table-cell office:value-type="float" office:value="60.6616" calcext:value-type="float">
            <text:p>60.6616</text:p>
          </table:table-cell>
          <table:table-cell office:value-type="float" office:value="15.3018" calcext:value-type="float">
            <text:p>15.3018</text:p>
          </table:table-cell>
          <table:table-cell office:value-type="float" office:value="14.0934" calcext:value-type="float">
            <text:p>14.0934</text:p>
          </table:table-cell>
          <table:table-cell office:value-type="float" office:value="16.6839" calcext:value-type="float">
            <text:p>16.6839</text:p>
          </table:table-cell>
          <table:table-cell office:value-type="float" office:value="7.0817" calcext:value-type="float">
            <text:p>7.0817</text:p>
          </table:table-cell>
          <table:table-cell office:value-type="float" office:value="6.3457" calcext:value-type="float">
            <text:p>6.3457</text:p>
          </table:table-cell>
          <table:table-cell office:value-type="float" office:value="7.8541" calcext:value-type="float">
            <text:p>7.8541</text:p>
          </table:table-cell>
          <table:table-cell office:value-type="float" office:value="0.072" calcext:value-type="float">
            <text:p>0.072</text:p>
          </table:table-cell>
          <table:table-cell office:value-type="float" office:value="10.0752" calcext:value-type="float">
            <text:p>10.0752</text:p>
          </table:table-cell>
          <table:table-cell office:value-type="float" office:value="7.13" calcext:value-type="float">
            <text:p>7.13</text:p>
          </table:table-cell>
          <table:table-cell office:value-type="float" office:value="0.087" calcext:value-type="float">
            <text:p>0.087</text:p>
          </table:table-cell>
          <table:table-cell office:value-type="float" office:value="12.042" calcext:value-type="float">
            <text:p>12.042</text:p>
          </table:table-cell>
          <table:table-cell office:value-type="float" office:value="68.5126" calcext:value-type="float">
            <text:p>68.5126</text:p>
          </table:table-cell>
          <table:table-cell office:value-type="float" office:value="93.4334" calcext:value-type="float">
            <text:p>93.4334</text:p>
          </table:table-cell>
          <table:table-cell office:value-type="float" office:value="42.6217" calcext:value-type="float">
            <text:p>42.6217</text:p>
          </table:table-cell>
          <table:table-cell office:value-type="float" office:value="216.9531" calcext:value-type="float">
            <text:p>216.9531</text:p>
          </table:table-cell>
          <table:table-cell office:value-type="float" office:value="274.2007" calcext:value-type="float">
            <text:p>274.2007</text:p>
          </table:table-cell>
          <table:table-cell office:value-type="float" office:value="155.916" calcext:value-type="float">
            <text:p>155.916</text:p>
          </table:table-cell>
          <table:table-cell office:value-type="float" office:value="101.6341" calcext:value-type="float">
            <text:p>101.6341</text:p>
          </table:table-cell>
          <table:table-cell office:value-type="float" office:value="140.0483" calcext:value-type="float">
            <text:p>140.0483</text:p>
          </table:table-cell>
          <table:table-cell office:value-type="float" office:value="61.8954" calcext:value-type="float">
            <text:p>61.8954</text:p>
          </table:table-cell>
          <table:table-cell office:value-type="float" office:value="204.9968" calcext:value-type="float">
            <text:p>204.9968</text:p>
          </table:table-cell>
          <table:table-cell office:value-type="float" office:value="261.8774" calcext:value-type="float">
            <text:p>261.8774</text:p>
          </table:table-cell>
          <table:table-cell office:value-type="float" office:value="144.5382" calcext:value-type="float">
            <text:p>144.5382</text:p>
          </table:table-cell>
          <table:table-cell office:value-type="float" office:value="0.6" calcext:value-type="float">
            <text:p>0.6</text:p>
          </table:table-cell>
          <table:table-cell office:value-type="float" office:value="1.481" calcext:value-type="float">
            <text:p>1.481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6921.45007598508" calcext:value-type="float">
            <text:p>6921.45007598508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3174.363" calcext:value-type="float">
            <text:p>13174.363</text:p>
          </table:table-cell>
          <table:table-cell office:value-type="float" office:value="13352.864" calcext:value-type="float">
            <text:p>13352.864</text:p>
          </table:table-cell>
          <table:table-cell office:value-type="float" office:value="6689.295" calcext:value-type="float">
            <text:p>6689.295</text:p>
          </table:table-cell>
          <table:table-cell office:value-type="float" office:value="6663.569" calcext:value-type="float">
            <text:p>6663.569</text:p>
          </table:table-cell>
          <table:table-cell office:value-type="float" office:value="118.4184" calcext:value-type="float">
            <text:p>118.4184</text:p>
          </table:table-cell>
          <table:table-cell office:value-type="float" office:value="100.3861" calcext:value-type="float">
            <text:p>100.4</text:p>
          </table:table-cell>
          <table:table-cell office:value-type="float" office:value="17.5273" calcext:value-type="float">
            <text:p>17.5273</text:p>
          </table:table-cell>
          <table:table-cell office:value-type="float" office:value="357.203" calcext:value-type="float">
            <text:p>357.203</text:p>
          </table:table-cell>
          <table:table-cell office:value-type="float" office:value="26.748" calcext:value-type="float">
            <text:p>26.748</text:p>
          </table:table-cell>
          <table:table-cell office:value-type="float" office:value="357.002" calcext:value-type="float">
            <text:p>357.002</text:p>
          </table:table-cell>
          <table:table-cell office:value-type="float" office:value="2.674" calcext:value-type="float">
            <text:p>2.674</text:p>
          </table:table-cell>
          <table:table-cell office:value-type="float" office:value="25.9217" calcext:value-type="float">
            <text:p>25.9217</text:p>
          </table:table-cell>
          <table:table-cell office:value-type="float" office:value="481.715" calcext:value-type="float">
            <text:p>482</text:p>
          </table:table-cell>
          <table:table-cell office:value-type="float" office:value="62.62" calcext:value-type="float">
            <text:p>63</text:p>
          </table:table-cell>
          <table:table-cell office:value-type="float" office:value="36.071" calcext:value-type="float">
            <text:p>36</text:p>
          </table:table-cell>
          <table:table-cell office:value-type="float" office:value="4.8953" calcext:value-type="float">
            <text:p>5</text:p>
          </table:table-cell>
          <table:table-cell office:value-type="float" office:value="2.0606" calcext:value-type="float">
            <text:p>2</text:p>
          </table:table-cell>
          <table:table-cell table:style-name="ce2" office:value-type="float" office:value="29.145" calcext:value-type="float">
            <text:p>29.1</text:p>
          </table:table-cell>
          <table:table-cell office:value-type="float" office:value="104.1" calcext:value-type="float">
            <text:p>104.1</text:p>
          </table:table-cell>
          <table:table-cell office:value-type="float" office:value="124.512" calcext:value-type="float">
            <text:p>124.5</text:p>
          </table:table-cell>
          <table:table-cell office:value-type="float" office:value="65.672" calcext:value-type="float">
            <text:p>65.67</text:p>
          </table:table-cell>
          <table:table-cell office:value-type="float" office:value="58.84" calcext:value-type="float">
            <text:p>58.84</text:p>
          </table:table-cell>
          <table:table-cell office:value-type="float" office:value="9.323" calcext:value-type="float">
            <text:p>9.323</text:p>
          </table:table-cell>
          <table:table-cell office:value-type="float" office:value="59.9544" calcext:value-type="float">
            <text:p>59.9544</text:p>
          </table:table-cell>
          <table:table-cell office:value-type="float" office:value="58.265" calcext:value-type="float">
            <text:p>58.265</text:p>
          </table:table-cell>
          <table:table-cell office:value-type="float" office:value="61.6761" calcext:value-type="float">
            <text:p>61.7</text:p>
          </table:table-cell>
          <table:table-cell office:value-type="float" office:value="51.8261" calcext:value-type="float">
            <text:p>51.8</text:p>
          </table:table-cell>
          <table:table-cell office:value-type="float" office:value="50.4068" calcext:value-type="float">
            <text:p>50.4068</text:p>
          </table:table-cell>
          <table:table-cell office:value-type="float" office:value="53.2427" calcext:value-type="float">
            <text:p>53.2427</text:p>
          </table:table-cell>
          <table:table-cell office:value-type="float" office:value="12.3999" calcext:value-type="float">
            <text:p>12.3999</text:p>
          </table:table-cell>
          <table:table-cell office:value-type="float" office:value="11.7574" calcext:value-type="float">
            <text:p>11.7574</text:p>
          </table:table-cell>
          <table:table-cell office:value-type="float" office:value="12.963" calcext:value-type="float">
            <text:p>12.963</text:p>
          </table:table-cell>
          <table:table-cell office:value-type="float" office:value="5.2866" calcext:value-type="float">
            <text:p>5.2866</text:p>
          </table:table-cell>
          <table:table-cell office:value-type="float" office:value="4.9144" calcext:value-type="float">
            <text:p>4.9144</text:p>
          </table:table-cell>
          <table:table-cell office:value-type="float" office:value="5.5597" calcext:value-type="float">
            <text:p>5.5597</text:p>
          </table:table-cell>
          <table:table-cell office:value-type="float" office:value="26.146" calcext:value-type="float">
            <text:p>26.146</text:p>
          </table:table-cell>
          <table:table-cell office:value-type="float" office:value="54.396" calcext:value-type="float">
            <text:p>54.396</text:p>
          </table:table-cell>
          <table:table-cell office:value-type="float" office:value="460.723" calcext:value-type="float">
            <text:p>460.723</text:p>
          </table:table-cell>
          <table:table-cell office:value-type="float" office:value="39.152" calcext:value-type="float">
            <text:p>39.152</text:p>
          </table:table-cell>
          <table:table-cell office:value-type="float" office:value="82.5045" calcext:value-type="float">
            <text:p>82.5045</text:p>
          </table:table-cell>
          <table:table-cell office:value-type="float" office:value="193.9825" calcext:value-type="float">
            <text:p>193.9825</text:p>
          </table:table-cell>
          <table:table-cell office:value-type="float" office:value="208.236" calcext:value-type="float">
            <text:p>208.236</text:p>
          </table:table-cell>
          <table:table-cell office:value-type="float" office:value="179.1758" calcext:value-type="float">
            <text:p>179.1758</text:p>
          </table:table-cell>
          <table:table-cell office:value-type="float" office:value="352.4579" calcext:value-type="float">
            <text:p>352.4579</text:p>
          </table:table-cell>
          <table:table-cell office:value-type="float" office:value="381.6676" calcext:value-type="float">
            <text:p>381.6676</text:p>
          </table:table-cell>
          <table:table-cell office:value-type="float" office:value="322.7061" calcext:value-type="float">
            <text:p>322.7061</text:p>
          </table:table-cell>
          <table:table-cell office:value-type="float" office:value="162.6561" calcext:value-type="float">
            <text:p>162.6561</text:p>
          </table:table-cell>
          <table:table-cell office:value-type="float" office:value="178.2429" calcext:value-type="float">
            <text:p>178.2429</text:p>
          </table:table-cell>
          <table:table-cell office:value-type="float" office:value="146.9298" calcext:value-type="float">
            <text:p>146.9298</text:p>
          </table:table-cell>
          <table:table-cell office:value-type="float" office:value="274.4006" calcext:value-type="float">
            <text:p>274.4006</text:p>
          </table:table-cell>
          <table:table-cell office:value-type="float" office:value="301.9661" calcext:value-type="float">
            <text:p>301.9661</text:p>
          </table:table-cell>
          <table:table-cell office:value-type="float" office:value="246.8281" calcext:value-type="float">
            <text:p>246.8281</text:p>
          </table:table-cell>
          <table:table-cell office:value-type="float" office:value="-0.2" calcext:value-type="float">
            <text:p>-0.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er middle income</text:p>
          </table:table-cell>
          <table:table-cell office:value-type="float" office:value="3789.27334657883" calcext:value-type="float">
            <text:p>3789.27334657883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64.236" calcext:value-type="float">
            <text:p>64.236</text:p>
          </table:table-cell>
          <table:table-cell office:value-type="float" office:value="64.184" calcext:value-type="float">
            <text:p>64.184</text:p>
          </table:table-cell>
          <table:table-cell office:value-type="float" office:value="30.929" calcext:value-type="float">
            <text:p>30.929</text:p>
          </table:table-cell>
          <table:table-cell office:value-type="float" office:value="33.255" calcext:value-type="float">
            <text:p>33.255</text:p>
          </table:table-cell>
          <table:table-cell office:value-type="float" office:value="1188.5926" calcext:value-type="float">
            <text:p>1188.5926</text:p>
          </table:table-cell>
          <table:table-cell office:value-type="float" office:value="93.0056" calcext:value-type="float">
            <text:p>93.0</text:p>
          </table:table-cell>
          <table:table-cell office:value-type="float" office:value="45.3189" calcext:value-type="float">
            <text:p>45.3189</text:p>
          </table:table-cell>
          <table:table-cell office:value-type="float" office:value="-0.107" calcext:value-type="float">
            <text:p>-0.107</text:p>
          </table:table-cell>
          <table:table-cell office:value-type="float" office:value="-1.67" calcext:value-type="float">
            <text:p>-1.67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162" calcext:value-type="float">
            <text:p>-0.162</text:p>
          </table:table-cell>
          <table:table-cell/>
          <table:table-cell office:value-type="float" office:value="0.482" calcext:value-type="float">
            <text:p>0</text:p>
          </table:table-cell>
          <table:table-cell office:value-type="float" office:value="0.011" calcext:value-type="float">
            <text:p>0</text:p>
          </table:table-cell>
          <table:table-cell office:value-type="float" office:value="7.503" calcext:value-type="float">
            <text:p>8</text:p>
          </table:table-cell>
          <table:table-cell office:value-type="float" office:value="1.3674" calcext:value-type="float">
            <text:p>1</text:p>
          </table:table-cell>
          <table:table-cell office:value-type="float" office:value="0.6651" calcext:value-type="float">
            <text:p>1</text:p>
          </table:table-cell>
          <table:table-cell table:style-name="ce2" office:value-type="float" office:value="32.242" calcext:value-type="float">
            <text:p>32.2</text:p>
          </table:table-cell>
          <table:table-cell office:value-type="float" office:value="104" calcext:value-type="float">
            <text:p>104.0</text:p>
          </table:table-cell>
          <table:table-cell office:value-type="float" office:value="0.589" calcext:value-type="float">
            <text:p>0.6</text:p>
          </table:table-cell>
          <table:table-cell office:value-type="float" office:value="0.307" calcext:value-type="float">
            <text:p>0.31</text:p>
          </table:table-cell>
          <table:table-cell office:value-type="float" office:value="0.282" calcext:value-type="float">
            <text:p>0.282</text:p>
          </table:table-cell>
          <table:table-cell office:value-type="float" office:value="9.173" calcext:value-type="float">
            <text:p>9.173</text:p>
          </table:table-cell>
          <table:table-cell office:value-type="float" office:value="81.5711" calcext:value-type="float">
            <text:p>81.5711</text:p>
          </table:table-cell>
          <table:table-cell office:value-type="float" office:value="78.4348" calcext:value-type="float">
            <text:p>78.4348</text:p>
          </table:table-cell>
          <table:table-cell office:value-type="float" office:value="84.5067" calcext:value-type="float">
            <text:p>84.5</text:p>
          </table:table-cell>
          <table:table-cell office:value-type="float" office:value="66.8519" calcext:value-type="float">
            <text:p>66.9</text:p>
          </table:table-cell>
          <table:table-cell office:value-type="float" office:value="63.7769" calcext:value-type="float">
            <text:p>63.7769</text:p>
          </table:table-cell>
          <table:table-cell office:value-type="float" office:value="69.7166" calcext:value-type="float">
            <text:p>69.7166</text:p>
          </table:table-cell>
          <table:table-cell office:value-type="float" office:value="20.3137" calcext:value-type="float">
            <text:p>20.3137</text:p>
          </table:table-cell>
          <table:table-cell office:value-type="float" office:value="18.0239" calcext:value-type="float">
            <text:p>18.0239</text:p>
          </table:table-cell>
          <table:table-cell office:value-type="float" office:value="22.2222" calcext:value-type="float">
            <text:p>22.2222</text:p>
          </table:table-cell>
          <table:table-cell office:value-type="float" office:value="9.46" calcext:value-type="float">
            <text:p>9.46</text:p>
          </table:table-cell>
          <table:table-cell office:value-type="float" office:value="8.1261" calcext:value-type="float">
            <text:p>8.1261</text:p>
          </table:table-cell>
          <table:table-cell office:value-type="float" office:value="10.3226" calcext:value-type="float">
            <text:p>10.3226</text:p>
          </table:table-cell>
          <table:table-cell office:value-type="float" office:value="0.001" calcext:value-type="float">
            <text:p>0.001</text:p>
          </table:table-cell>
          <table:table-cell office:value-type="float" office:value="2.1097" calcext:value-type="float">
            <text:p>2.1097</text:p>
          </table:table-cell>
          <table:table-cell office:value-type="float" office:value="0.481" calcext:value-type="float">
            <text:p>0.481</text:p>
          </table:table-cell>
          <table:table-cell office:value-type="float" office:value="0.001" calcext:value-type="float">
            <text:p>0.001</text:p>
          </table:table-cell>
          <table:table-cell office:value-type="float" office:value="2.6615" calcext:value-type="float">
            <text:p>2.6615</text:p>
          </table:table-cell>
          <table:table-cell office:value-type="float" office:value="17.8459" calcext:value-type="float">
            <text:p>17.8459</text:p>
          </table:table-cell>
          <table:table-cell office:value-type="float" office:value="24.4426" calcext:value-type="float">
            <text:p>24.4426</text:p>
          </table:table-cell>
          <table:table-cell office:value-type="float" office:value="11.3729" calcext:value-type="float">
            <text:p>11.3729</text:p>
          </table:table-cell>
          <table:table-cell office:value-type="float" office:value="75.0035" calcext:value-type="float">
            <text:p>75.0035</text:p>
          </table:table-cell>
          <table:table-cell office:value-type="float" office:value="97.8534" calcext:value-type="float">
            <text:p>97.8534</text:p>
          </table:table-cell>
          <table:table-cell office:value-type="float" office:value="51.5188" calcext:value-type="float">
            <text:p>51.5188</text:p>
          </table:table-cell>
          <table:table-cell office:value-type="float" office:value="31.4279" calcext:value-type="float">
            <text:p>31.4279</text:p>
          </table:table-cell>
          <table:table-cell office:value-type="float" office:value="42.178" calcext:value-type="float">
            <text:p>42.178</text:p>
          </table:table-cell>
          <table:table-cell office:value-type="float" office:value="20.6484" calcext:value-type="float">
            <text:p>20.6484</text:p>
          </table:table-cell>
          <table:table-cell office:value-type="float" office:value="71.6901" calcext:value-type="float">
            <text:p>71.6901</text:p>
          </table:table-cell>
          <table:table-cell office:value-type="float" office:value="93.7738" calcext:value-type="float">
            <text:p>93.7738</text:p>
          </table:table-cell>
          <table:table-cell office:value-type="float" office:value="49.0503" calcext:value-type="float">
            <text:p>49.0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High income</text:p>
          </table:table-cell>
          <table:table-cell office:value-type="float" office:value="85192.3192899373" calcext:value-type="float">
            <text:p>85192.3192899373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779.965" calcext:value-type="float">
            <text:p>779.965</text:p>
          </table:table-cell>
          <table:table-cell office:value-type="float" office:value="782.455" calcext:value-type="float">
            <text:p>782.455</text:p>
          </table:table-cell>
          <table:table-cell office:value-type="float" office:value="413.93" calcext:value-type="float">
            <text:p>413.93</text:p>
          </table:table-cell>
          <table:table-cell office:value-type="float" office:value="368.525" calcext:value-type="float">
            <text:p>368.525</text:p>
          </table:table-cell>
          <table:table-cell office:value-type="float" office:value="20.3796" calcext:value-type="float">
            <text:p>20.3796</text:p>
          </table:table-cell>
          <table:table-cell office:value-type="float" office:value="112.3207" calcext:value-type="float">
            <text:p>112.3</text:p>
          </table:table-cell>
          <table:table-cell office:value-type="float" office:value="28.7737" calcext:value-type="float">
            <text:p>28.7737</text:p>
          </table:table-cell>
          <table:table-cell office:value-type="float" office:value="4.676" calcext:value-type="float">
            <text:p>4.676</text:p>
          </table:table-cell>
          <table:table-cell office:value-type="float" office:value="5.976" calcext:value-type="float">
            <text:p>5.976</text:p>
          </table:table-cell>
          <table:table-cell office:value-type="float" office:value="4.98" calcext:value-type="float">
            <text:p>4.98</text:p>
          </table:table-cell>
          <table:table-cell office:value-type="float" office:value="0.636" calcext:value-type="float">
            <text:p>0.636</text:p>
          </table:table-cell>
          <table:table-cell office:value-type="float" office:value="108.9854" calcext:value-type="float">
            <text:p>108.9854</text:p>
          </table:table-cell>
          <table:table-cell office:value-type="float" office:value="9.648" calcext:value-type="float">
            <text:p>10</text:p>
          </table:table-cell>
          <table:table-cell office:value-type="float" office:value="0.639" calcext:value-type="float">
            <text:p>1</text:p>
          </table:table-cell>
          <table:table-cell office:value-type="float" office:value="12.332" calcext:value-type="float">
            <text:p>12</text:p>
          </table:table-cell>
          <table:table-cell office:value-type="float" office:value="1.3977" calcext:value-type="float">
            <text:p>1</text:p>
          </table:table-cell>
          <table:table-cell office:value-type="float" office:value="0.6585" calcext:value-type="float">
            <text:p>1</text:p>
          </table:table-cell>
          <table:table-cell table:style-name="ce2" office:value-type="float" office:value="28.77" calcext:value-type="float">
            <text:p>28.8</text:p>
          </table:table-cell>
          <table:table-cell office:value-type="float" office:value="104.8" calcext:value-type="float">
            <text:p>104.8</text:p>
          </table:table-cell>
          <table:table-cell office:value-type="float" office:value="4.972" calcext:value-type="float">
            <text:p>5.0</text:p>
          </table:table-cell>
          <table:table-cell office:value-type="float" office:value="2.815" calcext:value-type="float">
            <text:p>2.82</text:p>
          </table:table-cell>
          <table:table-cell office:value-type="float" office:value="2.158" calcext:value-type="float">
            <text:p>2.158</text:p>
          </table:table-cell>
          <table:table-cell office:value-type="float" office:value="6.356" calcext:value-type="float">
            <text:p>6.356</text:p>
          </table:table-cell>
          <table:table-cell office:value-type="float" office:value="72.2289" calcext:value-type="float">
            <text:p>72.2289</text:p>
          </table:table-cell>
          <table:table-cell office:value-type="float" office:value="70.5701" calcext:value-type="float">
            <text:p>70.5701</text:p>
          </table:table-cell>
          <table:table-cell office:value-type="float" office:value="74.1516" calcext:value-type="float">
            <text:p>74.2</text:p>
          </table:table-cell>
          <table:table-cell office:value-type="float" office:value="59.2981" calcext:value-type="float">
            <text:p>59.3</text:p>
          </table:table-cell>
          <table:table-cell office:value-type="float" office:value="57.8445" calcext:value-type="float">
            <text:p>57.8445</text:p>
          </table:table-cell>
          <table:table-cell office:value-type="float" office:value="60.9978" calcext:value-type="float">
            <text:p>60.9978</text:p>
          </table:table-cell>
          <table:table-cell office:value-type="float" office:value="14.5809" calcext:value-type="float">
            <text:p>14.5809</text:p>
          </table:table-cell>
          <table:table-cell office:value-type="float" office:value="13.7206" calcext:value-type="float">
            <text:p>13.7206</text:p>
          </table:table-cell>
          <table:table-cell office:value-type="float" office:value="15.5236" calcext:value-type="float">
            <text:p>15.5236</text:p>
          </table:table-cell>
          <table:table-cell office:value-type="float" office:value="6.1017" calcext:value-type="float">
            <text:p>6.1017</text:p>
          </table:table-cell>
          <table:table-cell office:value-type="float" office:value="5.7557" calcext:value-type="float">
            <text:p>5.7557</text:p>
          </table:table-cell>
          <table:table-cell office:value-type="float" office:value="6.4421" calcext:value-type="float">
            <text:p>6.4421</text:p>
          </table:table-cell>
          <table:table-cell office:value-type="float" office:value="0.199" calcext:value-type="float">
            <text:p>0.199</text:p>
          </table:table-cell>
          <table:table-cell office:value-type="float" office:value="20.6577" calcext:value-type="float">
            <text:p>20.6577</text:p>
          </table:table-cell>
          <table:table-cell office:value-type="float" office:value="9.469" calcext:value-type="float">
            <text:p>9.469</text:p>
          </table:table-cell>
          <table:table-cell office:value-type="float" office:value="0.239" calcext:value-type="float">
            <text:p>0.239</text:p>
          </table:table-cell>
          <table:table-cell office:value-type="float" office:value="24.5953" calcext:value-type="float">
            <text:p>24.5953</text:p>
          </table:table-cell>
          <table:table-cell office:value-type="float" office:value="54.9695" calcext:value-type="float">
            <text:p>54.9695</text:p>
          </table:table-cell>
          <table:table-cell office:value-type="float" office:value="61.7581" calcext:value-type="float">
            <text:p>61.7581</text:p>
          </table:table-cell>
          <table:table-cell office:value-type="float" office:value="47.5024" calcext:value-type="float">
            <text:p>47.5024</text:p>
          </table:table-cell>
          <table:table-cell office:value-type="float" office:value="156.0412" calcext:value-type="float">
            <text:p>156.0412</text:p>
          </table:table-cell>
          <table:table-cell office:value-type="float" office:value="177.8159" calcext:value-type="float">
            <text:p>177.8159</text:p>
          </table:table-cell>
          <table:table-cell office:value-type="float" office:value="130.807" calcext:value-type="float">
            <text:p>130.807</text:p>
          </table:table-cell>
          <table:table-cell office:value-type="float" office:value="57.4684" calcext:value-type="float">
            <text:p>57.4684</text:p>
          </table:table-cell>
          <table:table-cell office:value-type="float" office:value="64.2401" calcext:value-type="float">
            <text:p>64.2401</text:p>
          </table:table-cell>
          <table:table-cell office:value-type="float" office:value="49.5153" calcext:value-type="float">
            <text:p>49.5153</text:p>
          </table:table-cell>
          <table:table-cell office:value-type="float" office:value="131.2506" calcext:value-type="float">
            <text:p>131.2506</text:p>
          </table:table-cell>
          <table:table-cell office:value-type="float" office:value="150.6102" calcext:value-type="float">
            <text:p>150.6102</text:p>
          </table:table-cell>
          <table:table-cell office:value-type="float" office:value="108.6496" calcext:value-type="float">
            <text:p>108.6496</text:p>
          </table:table-cell>
          <table:table-cell office:value-type="float" office:value="0.3" calcext:value-type="float">
            <text:p>0.3</text:p>
          </table:table-cell>
          <table:table-cell office:value-type="float" office:value="0.383" calcext:value-type="float">
            <text:p>0.38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Lower middle income</text:p>
          </table:table-cell>
          <table:table-cell office:value-type="float" office:value="11129.3084547092" calcext:value-type="float">
            <text:p>11129.3084547092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2148.966" calcext:value-type="float">
            <text:p>12148.966</text:p>
          </table:table-cell>
          <table:table-cell office:value-type="float" office:value="12224.11" calcext:value-type="float">
            <text:p>12224.11</text:p>
          </table:table-cell>
          <table:table-cell office:value-type="float" office:value="6126.364" calcext:value-type="float">
            <text:p>6126.364</text:p>
          </table:table-cell>
          <table:table-cell office:value-type="float" office:value="6097.746" calcext:value-type="float">
            <text:p>6097.746</text:p>
          </table:table-cell>
          <table:table-cell office:value-type="float" office:value="11.2842" calcext:value-type="float">
            <text:p>11.2842</text:p>
          </table:table-cell>
          <table:table-cell office:value-type="float" office:value="100.4693" calcext:value-type="float">
            <text:p>100.5</text:p>
          </table:table-cell>
          <table:table-cell office:value-type="float" office:value="24.134" calcext:value-type="float">
            <text:p>24.134</text:p>
          </table:table-cell>
          <table:table-cell office:value-type="float" office:value="153.283" calcext:value-type="float">
            <text:p>153.283</text:p>
          </table:table-cell>
          <table:table-cell office:value-type="float" office:value="12.537" calcext:value-type="float">
            <text:p>12.537</text:p>
          </table:table-cell>
          <table:table-cell office:value-type="float" office:value="150.288" calcext:value-type="float">
            <text:p>150.288</text:p>
          </table:table-cell>
          <table:table-cell office:value-type="float" office:value="1.229" calcext:value-type="float">
            <text:p>1.229</text:p>
          </table:table-cell>
          <table:table-cell office:value-type="float" office:value="56.3993" calcext:value-type="float">
            <text:p>56.3993</text:p>
          </table:table-cell>
          <table:table-cell office:value-type="float" office:value="264.07" calcext:value-type="float">
            <text:p>264</text:p>
          </table:table-cell>
          <table:table-cell office:value-type="float" office:value="36.767" calcext:value-type="float">
            <text:p>37</text:p>
          </table:table-cell>
          <table:table-cell office:value-type="float" office:value="21.599" calcext:value-type="float">
            <text:p>22</text:p>
          </table:table-cell>
          <table:table-cell office:value-type="float" office:value="2.5839" calcext:value-type="float">
            <text:p>3</text:p>
          </table:table-cell>
          <table:table-cell office:value-type="float" office:value="1.1997" calcext:value-type="float">
            <text:p>1</text:p>
          </table:table-cell>
          <table:table-cell table:style-name="ce2" office:value-type="float" office:value="28.321" calcext:value-type="float">
            <text:p>28.3</text:p>
          </table:table-cell>
          <table:table-cell office:value-type="float" office:value="104.2" calcext:value-type="float">
            <text:p>104.2</text:p>
          </table:table-cell>
          <table:table-cell office:value-type="float" office:value="110.787" calcext:value-type="float">
            <text:p>110.8</text:p>
          </table:table-cell>
          <table:table-cell office:value-type="float" office:value="61.892" calcext:value-type="float">
            <text:p>61.89</text:p>
          </table:table-cell>
          <table:table-cell office:value-type="float" office:value="48.895" calcext:value-type="float">
            <text:p>48.895</text:p>
          </table:table-cell>
          <table:table-cell office:value-type="float" office:value="9.062" calcext:value-type="float">
            <text:p>9.062</text:p>
          </table:table-cell>
          <table:table-cell office:value-type="float" office:value="64.9284" calcext:value-type="float">
            <text:p>64.9284</text:p>
          </table:table-cell>
          <table:table-cell office:value-type="float" office:value="62.2646" calcext:value-type="float">
            <text:p>62.2646</text:p>
          </table:table-cell>
          <table:table-cell office:value-type="float" office:value="67.9072" calcext:value-type="float">
            <text:p>67.9</text:p>
          </table:table-cell>
          <table:table-cell office:value-type="float" office:value="52.5224" calcext:value-type="float">
            <text:p>52.5</text:p>
          </table:table-cell>
          <table:table-cell office:value-type="float" office:value="49.9274" calcext:value-type="float">
            <text:p>49.9274</text:p>
          </table:table-cell>
          <table:table-cell office:value-type="float" office:value="55.4218" calcext:value-type="float">
            <text:p>55.4218</text:p>
          </table:table-cell>
          <table:table-cell office:value-type="float" office:value="10.9595" calcext:value-type="float">
            <text:p>10.9595</text:p>
          </table:table-cell>
          <table:table-cell office:value-type="float" office:value="9.5638" calcext:value-type="float">
            <text:p>9.5638</text:p>
          </table:table-cell>
          <table:table-cell office:value-type="float" office:value="12.313" calcext:value-type="float">
            <text:p>12.313</text:p>
          </table:table-cell>
          <table:table-cell office:value-type="float" office:value="4.7536" calcext:value-type="float">
            <text:p>4.7536</text:p>
          </table:table-cell>
          <table:table-cell office:value-type="float" office:value="4.1874" calcext:value-type="float">
            <text:p>4.1874</text:p>
          </table:table-cell>
          <table:table-cell office:value-type="float" office:value="5.1571" calcext:value-type="float">
            <text:p>5.1571</text:p>
          </table:table-cell>
          <table:table-cell office:value-type="float" office:value="6.586" calcext:value-type="float">
            <text:p>6.586</text:p>
          </table:table-cell>
          <table:table-cell office:value-type="float" office:value="24.9386" calcext:value-type="float">
            <text:p>24.9386</text:p>
          </table:table-cell>
          <table:table-cell office:value-type="float" office:value="258.219" calcext:value-type="float">
            <text:p>258.219</text:p>
          </table:table-cell>
          <table:table-cell office:value-type="float" office:value="8.746" calcext:value-type="float">
            <text:p>8.746</text:p>
          </table:table-cell>
          <table:table-cell office:value-type="float" office:value="33.1804" calcext:value-type="float">
            <text:p>33.1804</text:p>
          </table:table-cell>
          <table:table-cell office:value-type="float" office:value="86.4845" calcext:value-type="float">
            <text:p>86.4845</text:p>
          </table:table-cell>
          <table:table-cell office:value-type="float" office:value="99.8881" calcext:value-type="float">
            <text:p>99.8881</text:p>
          </table:table-cell>
          <table:table-cell office:value-type="float" office:value="72.5228" calcext:value-type="float">
            <text:p>72.5228</text:p>
          </table:table-cell>
          <table:table-cell office:value-type="float" office:value="277.6776" calcext:value-type="float">
            <text:p>277.6776</text:p>
          </table:table-cell>
          <table:table-cell office:value-type="float" office:value="331.7408" calcext:value-type="float">
            <text:p>331.7408</text:p>
          </table:table-cell>
          <table:table-cell office:value-type="float" office:value="220.018" calcext:value-type="float">
            <text:p>220.018</text:p>
          </table:table-cell>
          <table:table-cell office:value-type="float" office:value="108.4021" calcext:value-type="float">
            <text:p>108.4021</text:p>
          </table:table-cell>
          <table:table-cell office:value-type="float" office:value="131.5683" calcext:value-type="float">
            <text:p>131.5683</text:p>
          </table:table-cell>
          <table:table-cell office:value-type="float" office:value="84.3645" calcext:value-type="float">
            <text:p>84.3645</text:p>
          </table:table-cell>
          <table:table-cell office:value-type="float" office:value="247.8066" calcext:value-type="float">
            <text:p>247.8066</text:p>
          </table:table-cell>
          <table:table-cell office:value-type="float" office:value="302.0574" calcext:value-type="float">
            <text:p>302.0574</text:p>
          </table:table-cell>
          <table:table-cell office:value-type="float" office:value="190.2223" calcext:value-type="float">
            <text:p>190.2223</text:p>
          </table:table-cell>
          <table:table-cell office:value-type="float" office:value="-3" calcext:value-type="float">
            <text:p>-3</text:p>
          </table:table-cell>
          <table:table-cell office:value-type="float" office:value="-0.245" calcext:value-type="float">
            <text:p>-0.245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Lower middle income</text:p>
          </table:table-cell>
          <table:table-cell office:value-type="float" office:value="9030.38768128724" calcext:value-type="float">
            <text:p>9030.38768128724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onaire, Sint Eustatius and Saba</text:p>
          </table:table-cell>
          <table:table-cell office:value-type="float" office:value="26.969" calcext:value-type="float">
            <text:p>26.969</text:p>
          </table:table-cell>
          <table:table-cell office:value-type="float" office:value="27.026" calcext:value-type="float">
            <text:p>27.026</text:p>
          </table:table-cell>
          <table:table-cell office:value-type="float" office:value="13.827" calcext:value-type="float">
            <text:p>13.827</text:p>
          </table:table-cell>
          <table:table-cell office:value-type="float" office:value="13.2" calcext:value-type="float">
            <text:p>13.2</text:p>
          </table:table-cell>
          <table:table-cell office:value-type="float" office:value="82.3979" calcext:value-type="float">
            <text:p>82.3979</text:p>
          </table:table-cell>
          <table:table-cell office:value-type="float" office:value="104.754" calcext:value-type="float">
            <text:p>104.8</text:p>
          </table:table-cell>
          <table:table-cell office:value-type="float" office:value="39.5763" calcext:value-type="float">
            <text:p>39.5763</text:p>
          </table:table-cell>
          <table:table-cell office:value-type="float" office:value="0.009" calcext:value-type="float">
            <text:p>0.009</text:p>
          </table:table-cell>
          <table:table-cell office:value-type="float" office:value="0.344" calcext:value-type="float">
            <text:p>0.344</text:p>
          </table:table-cell>
          <table:table-cell office:value-type="float" office:value="0.115" calcext:value-type="float">
            <text:p>0.115</text:p>
          </table:table-cell>
          <table:table-cell office:value-type="float" office:value="0.426" calcext:value-type="float">
            <text:p>0.426</text:p>
          </table:table-cell>
          <table:table-cell/>
          <table:table-cell office:value-type="float" office:value="0.287" calcext:value-type="float">
            <text:p>0</text:p>
          </table:table-cell>
          <table:table-cell office:value-type="float" office:value="0.015" calcext:value-type="float">
            <text:p>0</text:p>
          </table:table-cell>
          <table:table-cell office:value-type="float" office:value="10.651" calcext:value-type="float">
            <text:p>11</text:p>
          </table:table-cell>
          <table:table-cell office:value-type="float" office:value="1.6473" calcext:value-type="float">
            <text:p>2</text:p>
          </table:table-cell>
          <table:table-cell office:value-type="float" office:value="0.7867" calcext:value-type="float">
            <text:p>1</text:p>
          </table:table-cell>
          <table:table-cell table:style-name="ce2" office:value-type="float" office:value="28.911" calcext:value-type="float">
            <text:p>28.9</text:p>
          </table:table-cell>
          <table:table-cell office:value-type="float" office:value="105" calcext:value-type="float">
            <text:p>105.0</text:p>
          </table:table-cell>
          <table:table-cell office:value-type="float" office:value="0.278" calcext:value-type="float">
            <text:p>0.3</text:p>
          </table:table-cell>
          <table:table-cell office:value-type="float" office:value="0.167" calcext:value-type="float">
            <text:p>0.17</text:p>
          </table:table-cell>
          <table:table-cell office:value-type="float" office:value="0.111" calcext:value-type="float">
            <text:p>0.111</text:p>
          </table:table-cell>
          <table:table-cell office:value-type="float" office:value="10.307" calcext:value-type="float">
            <text:p>10.307</text:p>
          </table:table-cell>
          <table:table-cell office:value-type="float" office:value="75.4359" calcext:value-type="float">
            <text:p>75.4359</text:p>
          </table:table-cell>
          <table:table-cell office:value-type="float" office:value="73.2119" calcext:value-type="float">
            <text:p>73.2119</text:p>
          </table:table-cell>
          <table:table-cell office:value-type="float" office:value="78.2229" calcext:value-type="float">
            <text:p>78.2</text:p>
          </table:table-cell>
          <table:table-cell office:value-type="float" office:value="61.7267" calcext:value-type="float">
            <text:p>61.7</text:p>
          </table:table-cell>
          <table:table-cell office:value-type="float" office:value="59.6156" calcext:value-type="float">
            <text:p>59.6156</text:p>
          </table:table-cell>
          <table:table-cell office:value-type="float" office:value="64.3932" calcext:value-type="float">
            <text:p>64.3932</text:p>
          </table:table-cell>
          <table:table-cell office:value-type="float" office:value="15.7512" calcext:value-type="float">
            <text:p>15.7512</text:p>
          </table:table-cell>
          <table:table-cell office:value-type="float" office:value="14.2581" calcext:value-type="float">
            <text:p>14.2581</text:p>
          </table:table-cell>
          <table:table-cell office:value-type="float" office:value="17.5999" calcext:value-type="float">
            <text:p>17.5999</text:p>
          </table:table-cell>
          <table:table-cell office:value-type="float" office:value="6.7512" calcext:value-type="float">
            <text:p>6.7512</text:p>
          </table:table-cell>
          <table:table-cell office:value-type="float" office:value="5.9076" calcext:value-type="float">
            <text:p>5.9076</text:p>
          </table:table-cell>
          <table:table-cell office:value-type="float" office:value="7.5648" calcext:value-type="float">
            <text:p>7.5648</text:p>
          </table:table-cell>
          <table:table-cell office:value-type="float" office:value="0.004" calcext:value-type="float">
            <text:p>0.004</text:p>
          </table:table-cell>
          <table:table-cell office:value-type="float" office:value="12.8121" calcext:value-type="float">
            <text:p>12.8121</text:p>
          </table:table-cell>
          <table:table-cell office:value-type="float" office:value="0.284" calcext:value-type="float">
            <text:p>0.284</text:p>
          </table:table-cell>
          <table:table-cell office:value-type="float" office:value="0.004" calcext:value-type="float">
            <text:p>0.004</text:p>
          </table:table-cell>
          <table:table-cell office:value-type="float" office:value="14.8785" calcext:value-type="float">
            <text:p>14.8785</text:p>
          </table:table-cell>
          <table:table-cell office:value-type="float" office:value="33.4206" calcext:value-type="float">
            <text:p>33.4206</text:p>
          </table:table-cell>
          <table:table-cell office:value-type="float" office:value="38.0271" calcext:value-type="float">
            <text:p>38.0271</text:p>
          </table:table-cell>
          <table:table-cell office:value-type="float" office:value="28.563" calcext:value-type="float">
            <text:p>28.563</text:p>
          </table:table-cell>
          <table:table-cell office:value-type="float" office:value="110.4013" calcext:value-type="float">
            <text:p>110.4013</text:p>
          </table:table-cell>
          <table:table-cell office:value-type="float" office:value="132.9523" calcext:value-type="float">
            <text:p>132.9523</text:p>
          </table:table-cell>
          <table:table-cell office:value-type="float" office:value="85.1463" calcext:value-type="float">
            <text:p>85.1463</text:p>
          </table:table-cell>
          <table:table-cell office:value-type="float" office:value="37.3252" calcext:value-type="float">
            <text:p>37.3252</text:p>
          </table:table-cell>
          <table:table-cell office:value-type="float" office:value="43.5299" calcext:value-type="float">
            <text:p>43.5299</text:p>
          </table:table-cell>
          <table:table-cell office:value-type="float" office:value="30.7157" calcext:value-type="float">
            <text:p>30.7157</text:p>
          </table:table-cell>
          <table:table-cell office:value-type="float" office:value="94.8265" calcext:value-type="float">
            <text:p>94.8265</text:p>
          </table:table-cell>
          <table:table-cell office:value-type="float" office:value="115.9225" calcext:value-type="float">
            <text:p>115.9225</text:p>
          </table:table-cell>
          <table:table-cell office:value-type="float" office:value="71.16" calcext:value-type="float">
            <text:p>71.16</text:p>
          </table:table-cell>
          <table:table-cell office:value-type="float" office:value="0.1" calcext:value-type="float">
            <text:p>0.1</text:p>
          </table:table-cell>
          <table:table-cell office:value-type="float" office:value="3.707" calcext:value-type="float">
            <text:p>3.707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Latin America &amp; Caribbean</text:p>
          </table:table-cell>
          <table:table-cell table:number-columns-repeated="2"/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3246.045" calcext:value-type="float">
            <text:p>3246.045</text:p>
          </table:table-cell>
          <table:table-cell office:value-type="float" office:value="3233.526" calcext:value-type="float">
            <text:p>3233.526</text:p>
          </table:table-cell>
          <table:table-cell office:value-type="float" office:value="1591.814" calcext:value-type="float">
            <text:p>1591.814</text:p>
          </table:table-cell>
          <table:table-cell office:value-type="float" office:value="1641.713" calcext:value-type="float">
            <text:p>1641.713</text:p>
          </table:table-cell>
          <table:table-cell office:value-type="float" office:value="63.1585" calcext:value-type="float">
            <text:p>63.1585</text:p>
          </table:table-cell>
          <table:table-cell office:value-type="float" office:value="96.9606" calcext:value-type="float">
            <text:p>97.0</text:p>
          </table:table-cell>
          <table:table-cell office:value-type="float" office:value="42.045" calcext:value-type="float">
            <text:p>42.045</text:p>
          </table:table-cell>
          <table:table-cell office:value-type="float" office:value="-24.534" calcext:value-type="float">
            <text:p>-24.534</text:p>
          </table:table-cell>
          <table:table-cell office:value-type="float" office:value="-7.587" calcext:value-type="float">
            <text:p>-7.587</text:p>
          </table:table-cell>
          <table:table-cell office:value-type="float" office:value="-25.037" calcext:value-type="float">
            <text:p>-25.037</text:p>
          </table:table-cell>
          <table:table-cell office:value-type="float" office:value="-0.774" calcext:value-type="float">
            <text:p>-0.774</text:p>
          </table:table-cell>
          <table:table-cell/>
          <table:table-cell office:value-type="float" office:value="26.764" calcext:value-type="float">
            <text:p>27</text:p>
          </table:table-cell>
          <table:table-cell office:value-type="float" office:value="0.766" calcext:value-type="float">
            <text:p>1</text:p>
          </table:table-cell>
          <table:table-cell office:value-type="float" office:value="8.278" calcext:value-type="float">
            <text:p>8</text:p>
          </table:table-cell>
          <table:table-cell office:value-type="float" office:value="1.3458" calcext:value-type="float">
            <text:p>1</text:p>
          </table:table-cell>
          <table:table-cell office:value-type="float" office:value="0.6462" calcext:value-type="float">
            <text:p>1</text:p>
          </table:table-cell>
          <table:table-cell table:style-name="ce2" office:value-type="float" office:value="29.192" calcext:value-type="float">
            <text:p>29.2</text:p>
          </table:table-cell>
          <table:table-cell office:value-type="float" office:value="106.8" calcext:value-type="float">
            <text:p>106.8</text:p>
          </table:table-cell>
          <table:table-cell office:value-type="float" office:value="51.298" calcext:value-type="float">
            <text:p>51.3</text:p>
          </table:table-cell>
          <table:table-cell office:value-type="float" office:value="26.354" calcext:value-type="float">
            <text:p>26.35</text:p>
          </table:table-cell>
          <table:table-cell office:value-type="float" office:value="24.944" calcext:value-type="float">
            <text:p>24.944</text:p>
          </table:table-cell>
          <table:table-cell office:value-type="float" office:value="15.865" calcext:value-type="float">
            <text:p>15.865</text:p>
          </table:table-cell>
          <table:table-cell office:value-type="float" office:value="75.2932" calcext:value-type="float">
            <text:p>75.2932</text:p>
          </table:table-cell>
          <table:table-cell office:value-type="float" office:value="73.1255" calcext:value-type="float">
            <text:p>73.1255</text:p>
          </table:table-cell>
          <table:table-cell office:value-type="float" office:value="77.4978" calcext:value-type="float">
            <text:p>77.5</text:p>
          </table:table-cell>
          <table:table-cell office:value-type="float" office:value="60.7485" calcext:value-type="float">
            <text:p>60.7</text:p>
          </table:table-cell>
          <table:table-cell office:value-type="float" office:value="58.6131" calcext:value-type="float">
            <text:p>58.6131</text:p>
          </table:table-cell>
          <table:table-cell office:value-type="float" office:value="62.9152" calcext:value-type="float">
            <text:p>62.9152</text:p>
          </table:table-cell>
          <table:table-cell office:value-type="float" office:value="14.2145" calcext:value-type="float">
            <text:p>14.2145</text:p>
          </table:table-cell>
          <table:table-cell office:value-type="float" office:value="12.7444" calcext:value-type="float">
            <text:p>12.7444</text:p>
          </table:table-cell>
          <table:table-cell office:value-type="float" office:value="15.5561" calcext:value-type="float">
            <text:p>15.5561</text:p>
          </table:table-cell>
          <table:table-cell office:value-type="float" office:value="6.0258" calcext:value-type="float">
            <text:p>6.0258</text:p>
          </table:table-cell>
          <table:table-cell office:value-type="float" office:value="5.5029" calcext:value-type="float">
            <text:p>5.5029</text:p>
          </table:table-cell>
          <table:table-cell office:value-type="float" office:value="6.4113" calcext:value-type="float">
            <text:p>6.4113</text:p>
          </table:table-cell>
          <table:table-cell office:value-type="float" office:value="0.131" calcext:value-type="float">
            <text:p>0.131</text:p>
          </table:table-cell>
          <table:table-cell office:value-type="float" office:value="4.871" calcext:value-type="float">
            <text:p>4.871</text:p>
          </table:table-cell>
          <table:table-cell office:value-type="float" office:value="26.652" calcext:value-type="float">
            <text:p>26.652</text:p>
          </table:table-cell>
          <table:table-cell office:value-type="float" office:value="0.152" calcext:value-type="float">
            <text:p>0.152</text:p>
          </table:table-cell>
          <table:table-cell office:value-type="float" office:value="5.5741" calcext:value-type="float">
            <text:p>5.5741</text:p>
          </table:table-cell>
          <table:table-cell office:value-type="float" office:value="12.7479" calcext:value-type="float">
            <text:p>12.7479</text:p>
          </table:table-cell>
          <table:table-cell office:value-type="float" office:value="14.9684" calcext:value-type="float">
            <text:p>14.9684</text:p>
          </table:table-cell>
          <table:table-cell office:value-type="float" office:value="10.4048" calcext:value-type="float">
            <text:p>10.4048</text:p>
          </table:table-cell>
          <table:table-cell office:value-type="float" office:value="90.2443" calcext:value-type="float">
            <text:p>90.2443</text:p>
          </table:table-cell>
          <table:table-cell office:value-type="float" office:value="114.724" calcext:value-type="float">
            <text:p>114.724</text:p>
          </table:table-cell>
          <table:table-cell office:value-type="float" office:value="65.1081" calcext:value-type="float">
            <text:p>65.1081</text:p>
          </table:table-cell>
          <table:table-cell office:value-type="float" office:value="22.5847" calcext:value-type="float">
            <text:p>22.5847</text:p>
          </table:table-cell>
          <table:table-cell office:value-type="float" office:value="27.9776" calcext:value-type="float">
            <text:p>27.9776</text:p>
          </table:table-cell>
          <table:table-cell office:value-type="float" office:value="17.0082" calcext:value-type="float">
            <text:p>17.0082</text:p>
          </table:table-cell>
          <table:table-cell office:value-type="float" office:value="84.6465" calcext:value-type="float">
            <text:p>84.6465</text:p>
          </table:table-cell>
          <table:table-cell office:value-type="float" office:value="108.7087" calcext:value-type="float">
            <text:p>108.7087</text:p>
          </table:table-cell>
          <table:table-cell office:value-type="float" office:value="59.9913" calcext:value-type="float">
            <text:p>59.9913</text:p>
          </table:table-cell>
          <table:table-cell office:value-type="float" office:value="-0.5" calcext:value-type="float">
            <text:p>-0.5</text:p>
          </table:table-cell>
          <table:table-cell office:value-type="float" office:value="-0.155" calcext:value-type="float">
            <text:p>-0.155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Upper middle income</text:p>
          </table:table-cell>
          <table:table-cell office:value-type="float" office:value="16846.4558595952" calcext:value-type="float">
            <text:p>16846.4558595952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607.583" calcext:value-type="float">
            <text:p>2607.583</text:p>
          </table:table-cell>
          <table:table-cell office:value-type="float" office:value="2630.296" calcext:value-type="float">
            <text:p>2630.296</text:p>
          </table:table-cell>
          <table:table-cell office:value-type="float" office:value="1298.807" calcext:value-type="float">
            <text:p>1298.807</text:p>
          </table:table-cell>
          <table:table-cell office:value-type="float" office:value="1331.489" calcext:value-type="float">
            <text:p>1331.489</text:p>
          </table:table-cell>
          <table:table-cell office:value-type="float" office:value="4.6412" calcext:value-type="float">
            <text:p>4.6412</text:p>
          </table:table-cell>
          <table:table-cell office:value-type="float" office:value="97.5455" calcext:value-type="float">
            <text:p>97.5</text:p>
          </table:table-cell>
          <table:table-cell office:value-type="float" office:value="23.6383" calcext:value-type="float">
            <text:p>23.6383</text:p>
          </table:table-cell>
          <table:table-cell office:value-type="float" office:value="42.423" calcext:value-type="float">
            <text:p>42.423</text:p>
          </table:table-cell>
          <table:table-cell office:value-type="float" office:value="16.139" calcext:value-type="float">
            <text:p>16.139</text:p>
          </table:table-cell>
          <table:table-cell office:value-type="float" office:value="45.426" calcext:value-type="float">
            <text:p>45.426</text:p>
          </table:table-cell>
          <table:table-cell office:value-type="float" office:value="1.727" calcext:value-type="float">
            <text:p>1.727</text:p>
          </table:table-cell>
          <table:table-cell office:value-type="float" office:value="40.1359" calcext:value-type="float">
            <text:p>40.1359</text:p>
          </table:table-cell>
          <table:table-cell office:value-type="float" office:value="60.554" calcext:value-type="float">
            <text:p>61</text:p>
          </table:table-cell>
          <table:table-cell office:value-type="float" office:value="5.922" calcext:value-type="float">
            <text:p>6</text:p>
          </table:table-cell>
          <table:table-cell office:value-type="float" office:value="23.036" calcext:value-type="float">
            <text:p>23</text:p>
          </table:table-cell>
          <table:table-cell office:value-type="float" office:value="2.7544" calcext:value-type="float">
            <text:p>3</text:p>
          </table:table-cell>
          <table:table-cell office:value-type="float" office:value="1.2609" calcext:value-type="float">
            <text:p>1</text:p>
          </table:table-cell>
          <table:table-cell table:style-name="ce2" office:value-type="float" office:value="28.477" calcext:value-type="float">
            <text:p>28.5</text:p>
          </table:table-cell>
          <table:table-cell office:value-type="float" office:value="103.2" calcext:value-type="float">
            <text:p>103.2</text:p>
          </table:table-cell>
          <table:table-cell office:value-type="float" office:value="18.131" calcext:value-type="float">
            <text:p>18.1</text:p>
          </table:table-cell>
          <table:table-cell office:value-type="float" office:value="9.668" calcext:value-type="float">
            <text:p>9.67</text:p>
          </table:table-cell>
          <table:table-cell office:value-type="float" office:value="8.463" calcext:value-type="float">
            <text:p>8.463</text:p>
          </table:table-cell>
          <table:table-cell office:value-type="float" office:value="6.897" calcext:value-type="float">
            <text:p>6.897</text:p>
          </table:table-cell>
          <table:table-cell office:value-type="float" office:value="65.9135" calcext:value-type="float">
            <text:p>65.9135</text:p>
          </table:table-cell>
          <table:table-cell office:value-type="float" office:value="63.3275" calcext:value-type="float">
            <text:p>63.3275</text:p>
          </table:table-cell>
          <table:table-cell office:value-type="float" office:value="68.399" calcext:value-type="float">
            <text:p>68.4</text:p>
          </table:table-cell>
          <table:table-cell office:value-type="float" office:value="54.4095" calcext:value-type="float">
            <text:p>54.4</text:p>
          </table:table-cell>
          <table:table-cell office:value-type="float" office:value="51.9469" calcext:value-type="float">
            <text:p>51.9469</text:p>
          </table:table-cell>
          <table:table-cell office:value-type="float" office:value="56.7388" calcext:value-type="float">
            <text:p>56.7388</text:p>
          </table:table-cell>
          <table:table-cell office:value-type="float" office:value="14.0661" calcext:value-type="float">
            <text:p>14.0661</text:p>
          </table:table-cell>
          <table:table-cell office:value-type="float" office:value="12.9858" calcext:value-type="float">
            <text:p>12.9858</text:p>
          </table:table-cell>
          <table:table-cell office:value-type="float" office:value="14.8738" calcext:value-type="float">
            <text:p>14.8738</text:p>
          </table:table-cell>
          <table:table-cell office:value-type="float" office:value="6.8405" calcext:value-type="float">
            <text:p>6.8405</text:p>
          </table:table-cell>
          <table:table-cell office:value-type="float" office:value="6.2313" calcext:value-type="float">
            <text:p>6.2313</text:p>
          </table:table-cell>
          <table:table-cell office:value-type="float" office:value="7.2235" calcext:value-type="float">
            <text:p>7.2235</text:p>
          </table:table-cell>
          <table:table-cell office:value-type="float" office:value="2.008" calcext:value-type="float">
            <text:p>2.008</text:p>
          </table:table-cell>
          <table:table-cell office:value-type="float" office:value="33.0999" calcext:value-type="float">
            <text:p>33.0999</text:p>
          </table:table-cell>
          <table:table-cell office:value-type="float" office:value="58.829" calcext:value-type="float">
            <text:p>58.829</text:p>
          </table:table-cell>
          <table:table-cell office:value-type="float" office:value="2.683" calcext:value-type="float">
            <text:p>2.683</text:p>
          </table:table-cell>
          <table:table-cell office:value-type="float" office:value="44.065" calcext:value-type="float">
            <text:p>44.065</text:p>
          </table:table-cell>
          <table:table-cell office:value-type="float" office:value="116.7059" calcext:value-type="float">
            <text:p>116.7059</text:p>
          </table:table-cell>
          <table:table-cell office:value-type="float" office:value="133.0937" calcext:value-type="float">
            <text:p>133.0937</text:p>
          </table:table-cell>
          <table:table-cell office:value-type="float" office:value="99.9276" calcext:value-type="float">
            <text:p>99.9276</text:p>
          </table:table-cell>
          <table:table-cell office:value-type="float" office:value="287.8232" calcext:value-type="float">
            <text:p>287.8232</text:p>
          </table:table-cell>
          <table:table-cell office:value-type="float" office:value="335.8543" calcext:value-type="float">
            <text:p>335.8543</text:p>
          </table:table-cell>
          <table:table-cell office:value-type="float" office:value="240.8614" calcext:value-type="float">
            <text:p>240.8614</text:p>
          </table:table-cell>
          <table:table-cell office:value-type="float" office:value="134.8218" calcext:value-type="float">
            <text:p>134.8218</text:p>
          </table:table-cell>
          <table:table-cell office:value-type="float" office:value="161.6087" calcext:value-type="float">
            <text:p>161.6087</text:p>
          </table:table-cell>
          <table:table-cell office:value-type="float" office:value="107.9733" calcext:value-type="float">
            <text:p>107.9733</text:p>
          </table:table-cell>
          <table:table-cell office:value-type="float" office:value="248.8148" calcext:value-type="float">
            <text:p>248.8148</text:p>
          </table:table-cell>
          <table:table-cell office:value-type="float" office:value="296.5997" calcext:value-type="float">
            <text:p>296.5997</text:p>
          </table:table-cell>
          <table:table-cell office:value-type="float" office:value="202.6155" calcext:value-type="float">
            <text:p>202.6155</text:p>
          </table:table-cell>
          <table:table-cell office:value-type="float" office:value="3" calcext:value-type="float">
            <text:p>3</text:p>
          </table:table-cell>
          <table:table-cell office:value-type="float" office:value="1.141" calcext:value-type="float">
            <text:p>1.141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Upper middle income</text:p>
          </table:table-cell>
          <table:table-cell office:value-type="float" office:value="17603.7267520514" calcext:value-type="float">
            <text:p>17603.7267520514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14824.774" calcext:value-type="float">
            <text:p>214824.774</text:p>
          </table:table-cell>
          <table:table-cell office:value-type="float" office:value="215313.498" calcext:value-type="float">
            <text:p>215313.498</text:p>
          </table:table-cell>
          <table:table-cell office:value-type="float" office:value="105733.027" calcext:value-type="float">
            <text:p>105733.027</text:p>
          </table:table-cell>
          <table:table-cell office:value-type="float" office:value="109580.471" calcext:value-type="float">
            <text:p>109580.471</text:p>
          </table:table-cell>
          <table:table-cell office:value-type="float" office:value="25.7609" calcext:value-type="float">
            <text:p>25.7609</text:p>
          </table:table-cell>
          <table:table-cell office:value-type="float" office:value="96.4889" calcext:value-type="float">
            <text:p>96.5</text:p>
          </table:table-cell>
          <table:table-cell office:value-type="float" office:value="33.2087" calcext:value-type="float">
            <text:p>33.2087</text:p>
          </table:table-cell>
          <table:table-cell office:value-type="float" office:value="971.034" calcext:value-type="float">
            <text:p>971.034</text:p>
          </table:table-cell>
          <table:table-cell office:value-type="float" office:value="4.51" calcext:value-type="float">
            <text:p>4.51</text:p>
          </table:table-cell>
          <table:table-cell office:value-type="float" office:value="977.448" calcext:value-type="float">
            <text:p>977.448</text:p>
          </table:table-cell>
          <table:table-cell office:value-type="float" office:value="0.454" calcext:value-type="float">
            <text:p>0.454</text:p>
          </table:table-cell>
          <table:table-cell/>
          <table:table-cell office:value-type="float" office:value="2723.266" calcext:value-type="float">
            <text:p>2,723</text:p>
          </table:table-cell>
          <table:table-cell office:value-type="float" office:value="336.14" calcext:value-type="float">
            <text:p>336</text:p>
          </table:table-cell>
          <table:table-cell office:value-type="float" office:value="12.649" calcext:value-type="float">
            <text:p>13</text:p>
          </table:table-cell>
          <table:table-cell office:value-type="float" office:value="1.6264" calcext:value-type="float">
            <text:p>2</text:p>
          </table:table-cell>
          <table:table-cell office:value-type="float" office:value="0.7773" calcext:value-type="float">
            <text:p>1</text:p>
          </table:table-cell>
          <table:table-cell table:style-name="ce2" office:value-type="float" office:value="27.778" calcext:value-type="float">
            <text:p>27.8</text:p>
          </table:table-cell>
          <table:table-cell office:value-type="float" office:value="104.5" calcext:value-type="float">
            <text:p>104.5</text:p>
          </table:table-cell>
          <table:table-cell office:value-type="float" office:value="1752.232" calcext:value-type="float">
            <text:p>1752.2</text:p>
          </table:table-cell>
          <table:table-cell office:value-type="float" office:value="955.048" calcext:value-type="float">
            <text:p>955.05</text:p>
          </table:table-cell>
          <table:table-cell office:value-type="float" office:value="797.184" calcext:value-type="float">
            <text:p>797.184</text:p>
          </table:table-cell>
          <table:table-cell office:value-type="float" office:value="8.139" calcext:value-type="float">
            <text:p>8.139</text:p>
          </table:table-cell>
          <table:table-cell office:value-type="float" office:value="73.4248" calcext:value-type="float">
            <text:p>73.4248</text:p>
          </table:table-cell>
          <table:table-cell office:value-type="float" office:value="70.2962" calcext:value-type="float">
            <text:p>70.2962</text:p>
          </table:table-cell>
          <table:table-cell office:value-type="float" office:value="76.5961" calcext:value-type="float">
            <text:p>76.6</text:p>
          </table:table-cell>
          <table:table-cell office:value-type="float" office:value="59.593" calcext:value-type="float">
            <text:p>59.6</text:p>
          </table:table-cell>
          <table:table-cell office:value-type="float" office:value="56.5362" calcext:value-type="float">
            <text:p>56.5362</text:p>
          </table:table-cell>
          <table:table-cell office:value-type="float" office:value="62.6764" calcext:value-type="float">
            <text:p>62.6764</text:p>
          </table:table-cell>
          <table:table-cell office:value-type="float" office:value="16.1579" calcext:value-type="float">
            <text:p>16.1579</text:p>
          </table:table-cell>
          <table:table-cell office:value-type="float" office:value="14.6664" calcext:value-type="float">
            <text:p>14.6664</text:p>
          </table:table-cell>
          <table:table-cell office:value-type="float" office:value="17.4429" calcext:value-type="float">
            <text:p>17.4429</text:p>
          </table:table-cell>
          <table:table-cell office:value-type="float" office:value="6.7388" calcext:value-type="float">
            <text:p>6.7388</text:p>
          </table:table-cell>
          <table:table-cell office:value-type="float" office:value="5.9635" calcext:value-type="float">
            <text:p>5.9635</text:p>
          </table:table-cell>
          <table:table-cell office:value-type="float" office:value="7.276" calcext:value-type="float">
            <text:p>7.276</text:p>
          </table:table-cell>
          <table:table-cell office:value-type="float" office:value="33.431" calcext:value-type="float">
            <text:p>33.431</text:p>
          </table:table-cell>
          <table:table-cell office:value-type="float" office:value="12.2558" calcext:value-type="float">
            <text:p>12.2558</text:p>
          </table:table-cell>
          <table:table-cell office:value-type="float" office:value="2694.048" calcext:value-type="float">
            <text:p>2694.048</text:p>
          </table:table-cell>
          <table:table-cell office:value-type="float" office:value="37.913" calcext:value-type="float">
            <text:p>37.913</text:p>
          </table:table-cell>
          <table:table-cell office:value-type="float" office:value="13.8249" calcext:value-type="float">
            <text:p>13.8249</text:p>
          </table:table-cell>
          <table:table-cell office:value-type="float" office:value="55.4825" calcext:value-type="float">
            <text:p>55.4825</text:p>
          </table:table-cell>
          <table:table-cell office:value-type="float" office:value="73.3371" calcext:value-type="float">
            <text:p>73.3371</text:p>
          </table:table-cell>
          <table:table-cell office:value-type="float" office:value="36.9812" calcext:value-type="float">
            <text:p>36.9812</text:p>
          </table:table-cell>
          <table:table-cell office:value-type="float" office:value="170.1026" calcext:value-type="float">
            <text:p>170.1026</text:p>
          </table:table-cell>
          <table:table-cell office:value-type="float" office:value="217.2132" calcext:value-type="float">
            <text:p>217.2132</text:p>
          </table:table-cell>
          <table:table-cell office:value-type="float" office:value="122.2742" calcext:value-type="float">
            <text:p>122.2742</text:p>
          </table:table-cell>
          <table:table-cell office:value-type="float" office:value="80.2875" calcext:value-type="float">
            <text:p>80.2875</text:p>
          </table:table-cell>
          <table:table-cell office:value-type="float" office:value="107.9639" calcext:value-type="float">
            <text:p>107.9639</text:p>
          </table:table-cell>
          <table:table-cell office:value-type="float" office:value="52.0112" calcext:value-type="float">
            <text:p>52.0112</text:p>
          </table:table-cell>
          <table:table-cell office:value-type="float" office:value="156.5668" calcext:value-type="float">
            <text:p>156.5668</text:p>
          </table:table-cell>
          <table:table-cell office:value-type="float" office:value="203.0383" calcext:value-type="float">
            <text:p>203.0383</text:p>
          </table:table-cell>
          <table:table-cell office:value-type="float" office:value="109.601" calcext:value-type="float">
            <text:p>109.601</text:p>
          </table:table-cell>
          <table:table-cell office:value-type="float" office:value="6.425" calcext:value-type="float">
            <text:p>6.42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16056.0161749037" calcext:value-type="float">
            <text:p>16056.0161749037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float" office:value="31.184" calcext:value-type="float">
            <text:p>31.184</text:p>
          </table:table-cell>
          <table:table-cell office:value-type="float" office:value="31.305" calcext:value-type="float">
            <text:p>31.305</text:p>
          </table:table-cell>
          <table:table-cell office:value-type="float" office:value="15.062" calcext:value-type="float">
            <text:p>15.062</text:p>
          </table:table-cell>
          <table:table-cell office:value-type="float" office:value="16.242" calcext:value-type="float">
            <text:p>16.242</text:p>
          </table:table-cell>
          <table:table-cell office:value-type="float" office:value="203.276" calcext:value-type="float">
            <text:p>203.276</text:p>
          </table:table-cell>
          <table:table-cell office:value-type="float" office:value="92.732" calcext:value-type="float">
            <text:p>92.7</text:p>
          </table:table-cell>
          <table:table-cell office:value-type="float" office:value="38.7573" calcext:value-type="float">
            <text:p>38.7573</text:p>
          </table:table-cell>
          <table:table-cell office:value-type="float" office:value="0.035" calcext:value-type="float">
            <text:p>0.035</text:p>
          </table:table-cell>
          <table:table-cell office:value-type="float" office:value="1.125" calcext:value-type="float">
            <text:p>1.125</text:p>
          </table:table-cell>
          <table:table-cell office:value-type="float" office:value="0.241" calcext:value-type="float">
            <text:p>0.241</text:p>
          </table:table-cell>
          <table:table-cell office:value-type="float" office:value="0.77" calcext:value-type="float">
            <text:p>0.77</text:p>
          </table:table-cell>
          <table:table-cell office:value-type="float" office:value="90.0191" calcext:value-type="float">
            <text:p>90.0191</text:p>
          </table:table-cell>
          <table:table-cell office:value-type="float" office:value="0.238" calcext:value-type="float">
            <text:p>0</text:p>
          </table:table-cell>
          <table:table-cell office:value-type="float" office:value="0.015" calcext:value-type="float">
            <text:p>0</text:p>
          </table:table-cell>
          <table:table-cell office:value-type="float" office:value="7.64" calcext:value-type="float">
            <text:p>8</text:p>
          </table:table-cell>
          <table:table-cell office:value-type="float" office:value="1.0154" calcext:value-type="float">
            <text:p>1</text:p>
          </table:table-cell>
          <table:table-cell office:value-type="float" office:value="0.4861" calcext:value-type="float">
            <text:p>0</text:p>
          </table:table-cell>
          <table:table-cell table:style-name="ce2" office:value-type="float" office:value="28.641" calcext:value-type="float">
            <text:p>28.6</text:p>
          </table:table-cell>
          <table:table-cell office:value-type="float" office:value="105.3" calcext:value-type="float">
            <text:p>105.3</text:p>
          </table:table-cell>
          <table:table-cell office:value-type="float" office:value="0.203" calcext:value-type="float">
            <text:p>0.2</text:p>
          </table:table-cell>
          <table:table-cell office:value-type="float" office:value="0.118" calcext:value-type="float">
            <text:p>0.12</text:p>
          </table:table-cell>
          <table:table-cell office:value-type="float" office:value="0.086" calcext:value-type="float">
            <text:p>0.086</text:p>
          </table:table-cell>
          <table:table-cell office:value-type="float" office:value="6.515" calcext:value-type="float">
            <text:p>6.515</text:p>
          </table:table-cell>
          <table:table-cell office:value-type="float" office:value="76.3733" calcext:value-type="float">
            <text:p>76.3733</text:p>
          </table:table-cell>
          <table:table-cell office:value-type="float" office:value="73.622" calcext:value-type="float">
            <text:p>73.622</text:p>
          </table:table-cell>
          <table:table-cell office:value-type="float" office:value="79.2559" calcext:value-type="float">
            <text:p>79.3</text:p>
          </table:table-cell>
          <table:table-cell office:value-type="float" office:value="62.7548" calcext:value-type="float">
            <text:p>62.8</text:p>
          </table:table-cell>
          <table:table-cell office:value-type="float" office:value="60.2435" calcext:value-type="float">
            <text:p>60.2435</text:p>
          </table:table-cell>
          <table:table-cell office:value-type="float" office:value="65.363" calcext:value-type="float">
            <text:p>65.363</text:p>
          </table:table-cell>
          <table:table-cell office:value-type="float" office:value="16.3536" calcext:value-type="float">
            <text:p>16.3536</text:p>
          </table:table-cell>
          <table:table-cell office:value-type="float" office:value="14.768" calcext:value-type="float">
            <text:p>14.768</text:p>
          </table:table-cell>
          <table:table-cell office:value-type="float" office:value="17.9316" calcext:value-type="float">
            <text:p>17.9316</text:p>
          </table:table-cell>
          <table:table-cell office:value-type="float" office:value="7.0478" calcext:value-type="float">
            <text:p>7.0478</text:p>
          </table:table-cell>
          <table:table-cell office:value-type="float" office:value="6.2843" calcext:value-type="float">
            <text:p>6.2843</text:p>
          </table:table-cell>
          <table:table-cell office:value-type="float" office:value="7.6274" calcext:value-type="float">
            <text:p>7.6274</text:p>
          </table:table-cell>
          <table:table-cell office:value-type="float" office:value="0.003" calcext:value-type="float">
            <text:p>0.003</text:p>
          </table:table-cell>
          <table:table-cell office:value-type="float" office:value="13.7326" calcext:value-type="float">
            <text:p>13.73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4" calcext:value-type="float">
            <text:p>0.004</text:p>
          </table:table-cell>
          <table:table-cell office:value-type="float" office:value="16.1818" calcext:value-type="float">
            <text:p>16.1818</text:p>
          </table:table-cell>
          <table:table-cell office:value-type="float" office:value="31.7265" calcext:value-type="float">
            <text:p>31.7265</text:p>
          </table:table-cell>
          <table:table-cell office:value-type="float" office:value="42.0768" calcext:value-type="float">
            <text:p>42.0768</text:p>
          </table:table-cell>
          <table:table-cell office:value-type="float" office:value="21.6478" calcext:value-type="float">
            <text:p>21.6478</text:p>
          </table:table-cell>
          <table:table-cell office:value-type="float" office:value="98.6084" calcext:value-type="float">
            <text:p>98.6084</text:p>
          </table:table-cell>
          <table:table-cell office:value-type="float" office:value="128.7128" calcext:value-type="float">
            <text:p>128.7128</text:p>
          </table:table-cell>
          <table:table-cell office:value-type="float" office:value="69.2298" calcext:value-type="float">
            <text:p>69.2298</text:p>
          </table:table-cell>
          <table:table-cell office:value-type="float" office:value="31.528" calcext:value-type="float">
            <text:p>31.528</text:p>
          </table:table-cell>
          <table:table-cell office:value-type="float" office:value="43.1523" calcext:value-type="float">
            <text:p>43.1523</text:p>
          </table:table-cell>
          <table:table-cell office:value-type="float" office:value="20.9919" calcext:value-type="float">
            <text:p>20.9919</text:p>
          </table:table-cell>
          <table:table-cell office:value-type="float" office:value="81.9768" calcext:value-type="float">
            <text:p>81.9768</text:p>
          </table:table-cell>
          <table:table-cell office:value-type="float" office:value="109.0811" calcext:value-type="float">
            <text:p>109.0811</text:p>
          </table:table-cell>
          <table:table-cell office:value-type="float" office:value="56.0228" calcext:value-type="float">
            <text:p>56.0228</text:p>
          </table:table-cell>
          <table:table-cell office:value-type="float" office:value="0.2" calcext:value-type="float">
            <text:p>0.2</text:p>
          </table:table-cell>
          <table:table-cell office:value-type="float" office:value="6.409" calcext:value-type="float">
            <text:p>6.409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High income</text:p>
          </table:table-cell>
          <table:table-cell/>
          <table:table-cell office:value-type="string" calcext:value-type="string">
            <text:p>Virgin Islands, British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447.189" calcext:value-type="float">
            <text:p>447.189</text:p>
          </table:table-cell>
          <table:table-cell office:value-type="float" office:value="449.002" calcext:value-type="float">
            <text:p>449.002</text:p>
          </table:table-cell>
          <table:table-cell office:value-type="float" office:value="232.205" calcext:value-type="float">
            <text:p>232.205</text:p>
          </table:table-cell>
          <table:table-cell office:value-type="float" office:value="216.797" calcext:value-type="float">
            <text:p>216.797</text:p>
          </table:table-cell>
          <table:table-cell office:value-type="float" office:value="77.884" calcext:value-type="float">
            <text:p>77.884</text:p>
          </table:table-cell>
          <table:table-cell office:value-type="float" office:value="107.1074" calcext:value-type="float">
            <text:p>107.1</text:p>
          </table:table-cell>
          <table:table-cell office:value-type="float" office:value="32.295" calcext:value-type="float">
            <text:p>32.295</text:p>
          </table:table-cell>
          <table:table-cell office:value-type="float" office:value="3.62" calcext:value-type="float">
            <text:p>3.62</text:p>
          </table:table-cell>
          <table:table-cell office:value-type="float" office:value="8.062" calcext:value-type="float">
            <text:p>8.062</text:p>
          </table:table-cell>
          <table:table-cell office:value-type="float" office:value="3.625" calcext:value-type="float">
            <text:p>3.625</text:p>
          </table:table-cell>
          <table:table-cell office:value-type="float" office:value="0.807" calcext:value-type="float">
            <text:p>0.807</text:p>
          </table:table-cell>
          <table:table-cell office:value-type="float" office:value="85.8918" calcext:value-type="float">
            <text:p>85.8918</text:p>
          </table:table-cell>
          <table:table-cell office:value-type="float" office:value="6.058" calcext:value-type="float">
            <text:p>6</text:p>
          </table:table-cell>
          <table:table-cell office:value-type="float" office:value="0.155" calcext:value-type="float">
            <text:p>0</text:p>
          </table:table-cell>
          <table:table-cell office:value-type="float" office:value="13.493" calcext:value-type="float">
            <text:p>13</text:p>
          </table:table-cell>
          <table:table-cell office:value-type="float" office:value="1.7644" calcext:value-type="float">
            <text:p>2</text:p>
          </table:table-cell>
          <table:table-cell office:value-type="float" office:value="0.8305" calcext:value-type="float">
            <text:p>1</text:p>
          </table:table-cell>
          <table:table-cell table:style-name="ce2" office:value-type="float" office:value="30.545" calcext:value-type="float">
            <text:p>30.5</text:p>
          </table:table-cell>
          <table:table-cell office:value-type="float" office:value="107.7" calcext:value-type="float">
            <text:p>107.7</text:p>
          </table:table-cell>
          <table:table-cell office:value-type="float" office:value="2.438" calcext:value-type="float">
            <text:p>2.4</text:p>
          </table:table-cell>
          <table:table-cell office:value-type="float" office:value="1.398" calcext:value-type="float">
            <text:p>1.40</text:p>
          </table:table-cell>
          <table:table-cell office:value-type="float" office:value="1.04" calcext:value-type="float">
            <text:p>1.04</text:p>
          </table:table-cell>
          <table:table-cell office:value-type="float" office:value="5.431" calcext:value-type="float">
            <text:p>5.431</text:p>
          </table:table-cell>
          <table:table-cell office:value-type="float" office:value="74.5514" calcext:value-type="float">
            <text:p>74.5514</text:p>
          </table:table-cell>
          <table:table-cell office:value-type="float" office:value="72.5094" calcext:value-type="float">
            <text:p>72.5094</text:p>
          </table:table-cell>
          <table:table-cell office:value-type="float" office:value="76.7914" calcext:value-type="float">
            <text:p>76.8</text:p>
          </table:table-cell>
          <table:table-cell office:value-type="float" office:value="60.5507" calcext:value-type="float">
            <text:p>60.6</text:p>
          </table:table-cell>
          <table:table-cell office:value-type="float" office:value="58.5584" calcext:value-type="float">
            <text:p>58.5584</text:p>
          </table:table-cell>
          <table:table-cell office:value-type="float" office:value="62.7326" calcext:value-type="float">
            <text:p>62.7326</text:p>
          </table:table-cell>
          <table:table-cell office:value-type="float" office:value="15.5519" calcext:value-type="float">
            <text:p>15.5519</text:p>
          </table:table-cell>
          <table:table-cell office:value-type="float" office:value="14.1731" calcext:value-type="float">
            <text:p>14.1731</text:p>
          </table:table-cell>
          <table:table-cell office:value-type="float" office:value="16.9257" calcext:value-type="float">
            <text:p>16.9257</text:p>
          </table:table-cell>
          <table:table-cell office:value-type="float" office:value="6.7846" calcext:value-type="float">
            <text:p>6.7846</text:p>
          </table:table-cell>
          <table:table-cell office:value-type="float" office:value="6.0929" calcext:value-type="float">
            <text:p>6.0929</text:p>
          </table:table-cell>
          <table:table-cell office:value-type="float" office:value="7.3232" calcext:value-type="float">
            <text:p>7.3232</text:p>
          </table:table-cell>
          <table:table-cell office:value-type="float" office:value="0.056" calcext:value-type="float">
            <text:p>0.056</text:p>
          </table:table-cell>
          <table:table-cell office:value-type="float" office:value="9.3006" calcext:value-type="float">
            <text:p>9.3006</text:p>
          </table:table-cell>
          <table:table-cell office:value-type="float" office:value="6.009" calcext:value-type="float">
            <text:p>6.009</text:p>
          </table:table-cell>
          <table:table-cell office:value-type="float" office:value="0.068" calcext:value-type="float">
            <text:p>0.068</text:p>
          </table:table-cell>
          <table:table-cell office:value-type="float" office:value="11.1724" calcext:value-type="float">
            <text:p>11.1724</text:p>
          </table:table-cell>
          <table:table-cell office:value-type="float" office:value="37.508" calcext:value-type="float">
            <text:p>37.508</text:p>
          </table:table-cell>
          <table:table-cell office:value-type="float" office:value="43.0577" calcext:value-type="float">
            <text:p>43.0577</text:p>
          </table:table-cell>
          <table:table-cell office:value-type="float" office:value="31.4444" calcext:value-type="float">
            <text:p>31.4444</text:p>
          </table:table-cell>
          <table:table-cell office:value-type="float" office:value="132.0685" calcext:value-type="float">
            <text:p>132.0685</text:p>
          </table:table-cell>
          <table:table-cell office:value-type="float" office:value="153.7518" calcext:value-type="float">
            <text:p>153.7518</text:p>
          </table:table-cell>
          <table:table-cell office:value-type="float" office:value="108.1167" calcext:value-type="float">
            <text:p>108.1167</text:p>
          </table:table-cell>
          <table:table-cell office:value-type="float" office:value="52.1717" calcext:value-type="float">
            <text:p>52.1717</text:p>
          </table:table-cell>
          <table:table-cell office:value-type="float" office:value="60.3942" calcext:value-type="float">
            <text:p>60.3942</text:p>
          </table:table-cell>
          <table:table-cell office:value-type="float" office:value="43.104" calcext:value-type="float">
            <text:p>43.104</text:p>
          </table:table-cell>
          <table:table-cell office:value-type="float" office:value="120.0666" calcext:value-type="float">
            <text:p>120.0666</text:p>
          </table:table-cell>
          <table:table-cell office:value-type="float" office:value="141.1188" calcext:value-type="float">
            <text:p>141.1188</text:p>
          </table:table-cell>
          <table:table-cell office:value-type="float" office:value="96.839" calcext:value-type="float">
            <text:p>96.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High income</text:p>
          </table:table-cell>
          <table:table-cell office:value-type="float" office:value="66619.8709407373" calcext:value-type="float">
            <text:p>66619.8709407373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6833.621" calcext:value-type="float">
            <text:p>6833.621</text:p>
          </table:table-cell>
          <table:table-cell office:value-type="float" office:value="6781.953" calcext:value-type="float">
            <text:p>6781.953</text:p>
          </table:table-cell>
          <table:table-cell office:value-type="float" office:value="3288.787" calcext:value-type="float">
            <text:p>3288.787</text:p>
          </table:table-cell>
          <table:table-cell office:value-type="float" office:value="3493.166" calcext:value-type="float">
            <text:p>3493.166</text:p>
          </table:table-cell>
          <table:table-cell office:value-type="float" office:value="62.5665" calcext:value-type="float">
            <text:p>62.5665</text:p>
          </table:table-cell>
          <table:table-cell office:value-type="float" office:value="94.1492" calcext:value-type="float">
            <text:p>94.1</text:p>
          </table:table-cell>
          <table:table-cell office:value-type="float" office:value="44.6851" calcext:value-type="float">
            <text:p>44.6851</text:p>
          </table:table-cell>
          <table:table-cell office:value-type="float" office:value="-98.534" calcext:value-type="float">
            <text:p>-98.534</text:p>
          </table:table-cell>
          <table:table-cell office:value-type="float" office:value="-14.525" calcext:value-type="float">
            <text:p>-14.525</text:p>
          </table:table-cell>
          <table:table-cell office:value-type="float" office:value="-103.336" calcext:value-type="float">
            <text:p>-103.336</text:p>
          </table:table-cell>
          <table:table-cell office:value-type="float" office:value="-1.524" calcext:value-type="float">
            <text:p>-1.524</text:p>
          </table:table-cell>
          <table:table-cell/>
          <table:table-cell office:value-type="float" office:value="56.663" calcext:value-type="float">
            <text:p>57</text:p>
          </table:table-cell>
          <table:table-cell office:value-type="float" office:value="5.872" calcext:value-type="float">
            <text:p>6</text:p>
          </table:table-cell>
          <table:table-cell office:value-type="float" office:value="8.352" calcext:value-type="float">
            <text:p>8</text:p>
          </table:table-cell>
          <table:table-cell office:value-type="float" office:value="1.59" calcext:value-type="float">
            <text:p>2</text:p>
          </table:table-cell>
          <table:table-cell office:value-type="float" office:value="0.7611" calcext:value-type="float">
            <text:p>1</text:p>
          </table:table-cell>
          <table:table-cell table:style-name="ce2" office:value-type="float" office:value="27.83" calcext:value-type="float">
            <text:p>27.8</text:p>
          </table:table-cell>
          <table:table-cell office:value-type="float" office:value="106" calcext:value-type="float">
            <text:p>106.0</text:p>
          </table:table-cell>
          <table:table-cell office:value-type="float" office:value="155.197" calcext:value-type="float">
            <text:p>155.2</text:p>
          </table:table-cell>
          <table:table-cell office:value-type="float" office:value="77.568" calcext:value-type="float">
            <text:p>77.57</text:p>
          </table:table-cell>
          <table:table-cell office:value-type="float" office:value="77.629" calcext:value-type="float">
            <text:p>77.629</text:p>
          </table:table-cell>
          <table:table-cell office:value-type="float" office:value="22.877" calcext:value-type="float">
            <text:p>22.877</text:p>
          </table:table-cell>
          <table:table-cell office:value-type="float" office:value="71.5285" calcext:value-type="float">
            <text:p>71.5285</text:p>
          </table:table-cell>
          <table:table-cell office:value-type="float" office:value="68.2777" calcext:value-type="float">
            <text:p>68.2777</text:p>
          </table:table-cell>
          <table:table-cell office:value-type="float" office:value="75.0797" calcext:value-type="float">
            <text:p>75.1</text:p>
          </table:table-cell>
          <table:table-cell office:value-type="float" office:value="57.0767" calcext:value-type="float">
            <text:p>57.1</text:p>
          </table:table-cell>
          <table:table-cell office:value-type="float" office:value="53.8091" calcext:value-type="float">
            <text:p>53.8091</text:p>
          </table:table-cell>
          <table:table-cell office:value-type="float" office:value="60.6455" calcext:value-type="float">
            <text:p>60.6455</text:p>
          </table:table-cell>
          <table:table-cell office:value-type="float" office:value="13.5642" calcext:value-type="float">
            <text:p>13.5642</text:p>
          </table:table-cell>
          <table:table-cell office:value-type="float" office:value="11.665" calcext:value-type="float">
            <text:p>11.665</text:p>
          </table:table-cell>
          <table:table-cell office:value-type="float" office:value="15.2176" calcext:value-type="float">
            <text:p>15.2176</text:p>
          </table:table-cell>
          <table:table-cell office:value-type="float" office:value="5.9697" calcext:value-type="float">
            <text:p>5.9697</text:p>
          </table:table-cell>
          <table:table-cell office:value-type="float" office:value="5.4863" calcext:value-type="float">
            <text:p>5.4863</text:p>
          </table:table-cell>
          <table:table-cell office:value-type="float" office:value="6.2518" calcext:value-type="float">
            <text:p>6.2518</text:p>
          </table:table-cell>
          <table:table-cell office:value-type="float" office:value="0.299" calcext:value-type="float">
            <text:p>0.299</text:p>
          </table:table-cell>
          <table:table-cell office:value-type="float" office:value="5.2622" calcext:value-type="float">
            <text:p>5.2622</text:p>
          </table:table-cell>
          <table:table-cell office:value-type="float" office:value="56.406" calcext:value-type="float">
            <text:p>56.406</text:p>
          </table:table-cell>
          <table:table-cell office:value-type="float" office:value="0.364" calcext:value-type="float">
            <text:p>0.364</text:p>
          </table:table-cell>
          <table:table-cell office:value-type="float" office:value="6.3311" calcext:value-type="float">
            <text:p>6.3311</text:p>
          </table:table-cell>
          <table:table-cell office:value-type="float" office:value="34.0101" calcext:value-type="float">
            <text:p>34.0101</text:p>
          </table:table-cell>
          <table:table-cell office:value-type="float" office:value="42.7968" calcext:value-type="float">
            <text:p>42.7968</text:p>
          </table:table-cell>
          <table:table-cell office:value-type="float" office:value="24.5194" calcext:value-type="float">
            <text:p>24.5194</text:p>
          </table:table-cell>
          <table:table-cell office:value-type="float" office:value="179.3739" calcext:value-type="float">
            <text:p>179.3739</text:p>
          </table:table-cell>
          <table:table-cell office:value-type="float" office:value="233.9071" calcext:value-type="float">
            <text:p>233.9071</text:p>
          </table:table-cell>
          <table:table-cell office:value-type="float" office:value="119.6461" calcext:value-type="float">
            <text:p>119.6461</text:p>
          </table:table-cell>
          <table:table-cell office:value-type="float" office:value="68.2085" calcext:value-type="float">
            <text:p>68.2085</text:p>
          </table:table-cell>
          <table:table-cell office:value-type="float" office:value="90.4367" calcext:value-type="float">
            <text:p>90.4367</text:p>
          </table:table-cell>
          <table:table-cell office:value-type="float" office:value="44.0271" calcext:value-type="float">
            <text:p>44.0271</text:p>
          </table:table-cell>
          <table:table-cell office:value-type="float" office:value="172.8501" calcext:value-type="float">
            <text:p>172.8501</text:p>
          </table:table-cell>
          <table:table-cell office:value-type="float" office:value="227.7275" calcext:value-type="float">
            <text:p>227.7275</text:p>
          </table:table-cell>
          <table:table-cell office:value-type="float" office:value="112.7568" calcext:value-type="float">
            <text:p>112.7568</text:p>
          </table:table-cell>
          <table:table-cell office:value-type="float" office:value="-4.8" calcext:value-type="float">
            <text:p>-4.8</text:p>
          </table:table-cell>
          <table:table-cell office:value-type="float" office:value="-0.708" calcext:value-type="float">
            <text:p>-0.708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Upper middle income</text:p>
          </table:table-cell>
          <table:table-cell office:value-type="float" office:value="26705.438859784" calcext:value-type="float">
            <text:p>26705.438859784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2388.008" calcext:value-type="float">
            <text:p>22388.008</text:p>
          </table:table-cell>
          <table:table-cell office:value-type="float" office:value="22673.762" calcext:value-type="float">
            <text:p>22673.762</text:p>
          </table:table-cell>
          <table:table-cell office:value-type="float" office:value="11299.155" calcext:value-type="float">
            <text:p>11299.155</text:p>
          </table:table-cell>
          <table:table-cell office:value-type="float" office:value="11374.607" calcext:value-type="float">
            <text:p>11374.607</text:p>
          </table:table-cell>
          <table:table-cell office:value-type="float" office:value="82.8719" calcext:value-type="float">
            <text:p>82.8719</text:p>
          </table:table-cell>
          <table:table-cell office:value-type="float" office:value="99.3367" calcext:value-type="float">
            <text:p>99.3</text:p>
          </table:table-cell>
          <table:table-cell office:value-type="float" office:value="16.7241" calcext:value-type="float">
            <text:p>16.7241</text:p>
          </table:table-cell>
          <table:table-cell office:value-type="float" office:value="596.507" calcext:value-type="float">
            <text:p>596.507</text:p>
          </table:table-cell>
          <table:table-cell office:value-type="float" office:value="26.29" calcext:value-type="float">
            <text:p>26.29</text:p>
          </table:table-cell>
          <table:table-cell office:value-type="float" office:value="571.508" calcext:value-type="float">
            <text:p>571.508</text:p>
          </table:table-cell>
          <table:table-cell office:value-type="float" office:value="2.521" calcext:value-type="float">
            <text:p>2.521</text:p>
          </table:table-cell>
          <table:table-cell office:value-type="float" office:value="27.4949" calcext:value-type="float">
            <text:p>27.4949</text:p>
          </table:table-cell>
          <table:table-cell office:value-type="float" office:value="793.031" calcext:value-type="float">
            <text:p>793</text:p>
          </table:table-cell>
          <table:table-cell office:value-type="float" office:value="133.798" calcext:value-type="float">
            <text:p>134</text:p>
          </table:table-cell>
          <table:table-cell office:value-type="float" office:value="34.952" calcext:value-type="float">
            <text:p>35</text:p>
          </table:table-cell>
          <table:table-cell office:value-type="float" office:value="4.6655" calcext:value-type="float">
            <text:p>5</text:p>
          </table:table-cell>
          <table:table-cell office:value-type="float" office:value="1.9828" calcext:value-type="float">
            <text:p>2</text:p>
          </table:table-cell>
          <table:table-cell table:style-name="ce2" office:value-type="float" office:value="28.853" calcext:value-type="float">
            <text:p>28.9</text:p>
          </table:table-cell>
          <table:table-cell office:value-type="float" office:value="104.1" calcext:value-type="float">
            <text:p>104.1</text:p>
          </table:table-cell>
          <table:table-cell office:value-type="float" office:value="196.524" calcext:value-type="float">
            <text:p>196.5</text:p>
          </table:table-cell>
          <table:table-cell office:value-type="float" office:value="101.475" calcext:value-type="float">
            <text:p>101.48</text:p>
          </table:table-cell>
          <table:table-cell office:value-type="float" office:value="95.049" calcext:value-type="float">
            <text:p>95.049</text:p>
          </table:table-cell>
          <table:table-cell office:value-type="float" office:value="8.662" calcext:value-type="float">
            <text:p>8.662</text:p>
          </table:table-cell>
          <table:table-cell office:value-type="float" office:value="59.7657" calcext:value-type="float">
            <text:p>59.7657</text:p>
          </table:table-cell>
          <table:table-cell office:value-type="float" office:value="57.9526" calcext:value-type="float">
            <text:p>57.9526</text:p>
          </table:table-cell>
          <table:table-cell office:value-type="float" office:value="61.5048" calcext:value-type="float">
            <text:p>61.5</text:p>
          </table:table-cell>
          <table:table-cell office:value-type="float" office:value="50.9818" calcext:value-type="float">
            <text:p>51.0</text:p>
          </table:table-cell>
          <table:table-cell office:value-type="float" office:value="49.2752" calcext:value-type="float">
            <text:p>49.2752</text:p>
          </table:table-cell>
          <table:table-cell office:value-type="float" office:value="52.5785" calcext:value-type="float">
            <text:p>52.5785</text:p>
          </table:table-cell>
          <table:table-cell office:value-type="float" office:value="11.1969" calcext:value-type="float">
            <text:p>11.1969</text:p>
          </table:table-cell>
          <table:table-cell office:value-type="float" office:value="10.4445" calcext:value-type="float">
            <text:p>10.4445</text:p>
          </table:table-cell>
          <table:table-cell office:value-type="float" office:value="11.7649" calcext:value-type="float">
            <text:p>11.7649</text:p>
          </table:table-cell>
          <table:table-cell office:value-type="float" office:value="4.2894" calcext:value-type="float">
            <text:p>4.2894</text:p>
          </table:table-cell>
          <table:table-cell office:value-type="float" office:value="3.9945" calcext:value-type="float">
            <text:p>3.9945</text:p>
          </table:table-cell>
          <table:table-cell office:value-type="float" office:value="4.4709" calcext:value-type="float">
            <text:p>4.4709</text:p>
          </table:table-cell>
          <table:table-cell office:value-type="float" office:value="37.542" calcext:value-type="float">
            <text:p>37.542</text:p>
          </table:table-cell>
          <table:table-cell office:value-type="float" office:value="47.4196" calcext:value-type="float">
            <text:p>47.4196</text:p>
          </table:table-cell>
          <table:table-cell office:value-type="float" office:value="762.151" calcext:value-type="float">
            <text:p>762.151</text:p>
          </table:table-cell>
          <table:table-cell office:value-type="float" office:value="62.093" calcext:value-type="float">
            <text:p>62.093</text:p>
          </table:table-cell>
          <table:table-cell office:value-type="float" office:value="79.3838" calcext:value-type="float">
            <text:p>79.3838</text:p>
          </table:table-cell>
          <table:table-cell office:value-type="float" office:value="181.4973" calcext:value-type="float">
            <text:p>181.4973</text:p>
          </table:table-cell>
          <table:table-cell office:value-type="float" office:value="192.427" calcext:value-type="float">
            <text:p>192.427</text:p>
          </table:table-cell>
          <table:table-cell office:value-type="float" office:value="170.2951" calcext:value-type="float">
            <text:p>170.2951</text:p>
          </table:table-cell>
          <table:table-cell office:value-type="float" office:value="349.3655" calcext:value-type="float">
            <text:p>349.3655</text:p>
          </table:table-cell>
          <table:table-cell office:value-type="float" office:value="388.2716" calcext:value-type="float">
            <text:p>388.2716</text:p>
          </table:table-cell>
          <table:table-cell office:value-type="float" office:value="311.8428" calcext:value-type="float">
            <text:p>311.8428</text:p>
          </table:table-cell>
          <table:table-cell office:value-type="float" office:value="158.7144" calcext:value-type="float">
            <text:p>158.7144</text:p>
          </table:table-cell>
          <table:table-cell office:value-type="float" office:value="177.5007" calcext:value-type="float">
            <text:p>177.5007</text:p>
          </table:table-cell>
          <table:table-cell office:value-type="float" office:value="140.1489" calcext:value-type="float">
            <text:p>140.1489</text:p>
          </table:table-cell>
          <table:table-cell office:value-type="float" office:value="278.5028" calcext:value-type="float">
            <text:p>278.5028</text:p>
          </table:table-cell>
          <table:table-cell office:value-type="float" office:value="318.3665" calcext:value-type="float">
            <text:p>318.3665</text:p>
          </table:table-cell>
          <table:table-cell office:value-type="float" office:value="240.6751" calcext:value-type="float">
            <text:p>240.6751</text:p>
          </table:table-cell>
          <table:table-cell office:value-type="float" office:value="-24.998" calcext:value-type="float">
            <text:p>-24.998</text:p>
          </table:table-cell>
          <table:table-cell office:value-type="float" office:value="-1.102" calcext:value-type="float">
            <text:p>-1.102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2461.94284491403" calcext:value-type="float">
            <text:p>2461.9428449140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2715.87" calcext:value-type="float">
            <text:p>12715.87</text:p>
          </table:table-cell>
          <table:table-cell office:value-type="float" office:value="12889.576" calcext:value-type="float">
            <text:p>12889.576</text:p>
          </table:table-cell>
          <table:table-cell office:value-type="float" office:value="6400.926" calcext:value-type="float">
            <text:p>6400.926</text:p>
          </table:table-cell>
          <table:table-cell office:value-type="float" office:value="6488.65" calcext:value-type="float">
            <text:p>6488.65</text:p>
          </table:table-cell>
          <table:table-cell office:value-type="float" office:value="496.7082" calcext:value-type="float">
            <text:p>496.7082</text:p>
          </table:table-cell>
          <table:table-cell office:value-type="float" office:value="98.648" calcext:value-type="float">
            <text:p>98.6</text:p>
          </table:table-cell>
          <table:table-cell office:value-type="float" office:value="15.766" calcext:value-type="float">
            <text:p>15.766</text:p>
          </table:table-cell>
          <table:table-cell office:value-type="float" office:value="345.407" calcext:value-type="float">
            <text:p>345.407</text:p>
          </table:table-cell>
          <table:table-cell office:value-type="float" office:value="26.798" calcext:value-type="float">
            <text:p>26.798</text:p>
          </table:table-cell>
          <table:table-cell office:value-type="float" office:value="347.413" calcext:value-type="float">
            <text:p>347.413</text:p>
          </table:table-cell>
          <table:table-cell office:value-type="float" office:value="2.695" calcext:value-type="float">
            <text:p>2.695</text:p>
          </table:table-cell>
          <table:table-cell office:value-type="float" office:value="25.7197" calcext:value-type="float">
            <text:p>25.7197</text:p>
          </table:table-cell>
          <table:table-cell office:value-type="float" office:value="439.648" calcext:value-type="float">
            <text:p>440</text:p>
          </table:table-cell>
          <table:table-cell office:value-type="float" office:value="36.863" calcext:value-type="float">
            <text:p>37</text:p>
          </table:table-cell>
          <table:table-cell office:value-type="float" office:value="34.109" calcext:value-type="float">
            <text:p>34</text:p>
          </table:table-cell>
          <table:table-cell office:value-type="float" office:value="4.9803" calcext:value-type="float">
            <text:p>5</text:p>
          </table:table-cell>
          <table:table-cell office:value-type="float" office:value="2.1727" calcext:value-type="float">
            <text:p>2</text:p>
          </table:table-cell>
          <table:table-cell table:style-name="ce2" office:value-type="float" office:value="30.652" calcext:value-type="float">
            <text:p>30.7</text:p>
          </table:table-cell>
          <table:table-cell office:value-type="float" office:value="102.5" calcext:value-type="float">
            <text:p>102.5</text:p>
          </table:table-cell>
          <table:table-cell office:value-type="float" office:value="94.241" calcext:value-type="float">
            <text:p>94.2</text:p>
          </table:table-cell>
          <table:table-cell office:value-type="float" office:value="49.766" calcext:value-type="float">
            <text:p>49.77</text:p>
          </table:table-cell>
          <table:table-cell office:value-type="float" office:value="44.475" calcext:value-type="float">
            <text:p>44.475</text:p>
          </table:table-cell>
          <table:table-cell office:value-type="float" office:value="7.311" calcext:value-type="float">
            <text:p>7.311</text:p>
          </table:table-cell>
          <table:table-cell office:value-type="float" office:value="61.9771" calcext:value-type="float">
            <text:p>61.9771</text:p>
          </table:table-cell>
          <table:table-cell office:value-type="float" office:value="60.0765" calcext:value-type="float">
            <text:p>60.0765</text:p>
          </table:table-cell>
          <table:table-cell office:value-type="float" office:value="63.8678" calcext:value-type="float">
            <text:p>63.9</text:p>
          </table:table-cell>
          <table:table-cell office:value-type="float" office:value="51.8263" calcext:value-type="float">
            <text:p>51.8</text:p>
          </table:table-cell>
          <table:table-cell office:value-type="float" office:value="50.1244" calcext:value-type="float">
            <text:p>50.1244</text:p>
          </table:table-cell>
          <table:table-cell office:value-type="float" office:value="53.4901" calcext:value-type="float">
            <text:p>53.4901</text:p>
          </table:table-cell>
          <table:table-cell office:value-type="float" office:value="12.4845" calcext:value-type="float">
            <text:p>12.4845</text:p>
          </table:table-cell>
          <table:table-cell office:value-type="float" office:value="11.7346" calcext:value-type="float">
            <text:p>11.7346</text:p>
          </table:table-cell>
          <table:table-cell office:value-type="float" office:value="13.102" calcext:value-type="float">
            <text:p>13.102</text:p>
          </table:table-cell>
          <table:table-cell office:value-type="float" office:value="5.3403" calcext:value-type="float">
            <text:p>5.3403</text:p>
          </table:table-cell>
          <table:table-cell office:value-type="float" office:value="4.9158" calcext:value-type="float">
            <text:p>4.9158</text:p>
          </table:table-cell>
          <table:table-cell office:value-type="float" office:value="5.6226" calcext:value-type="float">
            <text:p>5.6226</text:p>
          </table:table-cell>
          <table:table-cell office:value-type="float" office:value="15.97" calcext:value-type="float">
            <text:p>15.97</text:p>
          </table:table-cell>
          <table:table-cell office:value-type="float" office:value="36.3491" calcext:value-type="float">
            <text:p>36.3491</text:p>
          </table:table-cell>
          <table:table-cell office:value-type="float" office:value="426.016" calcext:value-type="float">
            <text:p>426.016</text:p>
          </table:table-cell>
          <table:table-cell office:value-type="float" office:value="22.214" calcext:value-type="float">
            <text:p>22.214</text:p>
          </table:table-cell>
          <table:table-cell office:value-type="float" office:value="50.9103" calcext:value-type="float">
            <text:p>50.9103</text:p>
          </table:table-cell>
          <table:table-cell office:value-type="float" office:value="166.399" calcext:value-type="float">
            <text:p>166.399</text:p>
          </table:table-cell>
          <table:table-cell office:value-type="float" office:value="182.3704" calcext:value-type="float">
            <text:p>182.3704</text:p>
          </table:table-cell>
          <table:table-cell office:value-type="float" office:value="150.1838" calcext:value-type="float">
            <text:p>150.1838</text:p>
          </table:table-cell>
          <table:table-cell office:value-type="float" office:value="331.8657" calcext:value-type="float">
            <text:p>331.8657</text:p>
          </table:table-cell>
          <table:table-cell office:value-type="float" office:value="366.2978" calcext:value-type="float">
            <text:p>366.2978</text:p>
          </table:table-cell>
          <table:table-cell office:value-type="float" office:value="297.2114" calcext:value-type="float">
            <text:p>297.2114</text:p>
          </table:table-cell>
          <table:table-cell office:value-type="float" office:value="163.1808" calcext:value-type="float">
            <text:p>163.1808</text:p>
          </table:table-cell>
          <table:table-cell office:value-type="float" office:value="182.7241" calcext:value-type="float">
            <text:p>182.7241</text:p>
          </table:table-cell>
          <table:table-cell office:value-type="float" office:value="143.6841" calcext:value-type="float">
            <text:p>143.6841</text:p>
          </table:table-cell>
          <table:table-cell office:value-type="float" office:value="276.2236" calcext:value-type="float">
            <text:p>276.2236</text:p>
          </table:table-cell>
          <table:table-cell office:value-type="float" office:value="309.5393" calcext:value-type="float">
            <text:p>309.5393</text:p>
          </table:table-cell>
          <table:table-cell office:value-type="float" office:value="243.1358" calcext:value-type="float">
            <text:p>243.1358</text:p>
          </table:table-cell>
          <table:table-cell office:value-type="float" office:value="2" calcext:value-type="float">
            <text:p>2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793.236434389554" calcext:value-type="float">
            <text:p>793.236434389554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590.503" calcext:value-type="float">
            <text:p>590.503</text:p>
          </table:table-cell>
          <table:table-cell office:value-type="float" office:value="593.15" calcext:value-type="float">
            <text:p>593.15</text:p>
          </table:table-cell>
          <table:table-cell office:value-type="float" office:value="294.91" calcext:value-type="float">
            <text:p>294.91</text:p>
          </table:table-cell>
          <table:table-cell office:value-type="float" office:value="298.239" calcext:value-type="float">
            <text:p>298.239</text:p>
          </table:table-cell>
          <table:table-cell office:value-type="float" office:value="147.1835" calcext:value-type="float">
            <text:p>147.1835</text:p>
          </table:table-cell>
          <table:table-cell office:value-type="float" office:value="98.8839" calcext:value-type="float">
            <text:p>98.9</text:p>
          </table:table-cell>
          <table:table-cell office:value-type="float" office:value="26.961" calcext:value-type="float">
            <text:p>26.961</text:p>
          </table:table-cell>
          <table:table-cell office:value-type="float" office:value="6.548" calcext:value-type="float">
            <text:p>6.548</text:p>
          </table:table-cell>
          <table:table-cell office:value-type="float" office:value="11.027" calcext:value-type="float">
            <text:p>11.027</text:p>
          </table:table-cell>
          <table:table-cell office:value-type="float" office:value="5.293" calcext:value-type="float">
            <text:p>5.293</text:p>
          </table:table-cell>
          <table:table-cell office:value-type="float" office:value="0.892" calcext:value-type="float">
            <text:p>0.892</text:p>
          </table:table-cell>
          <table:table-cell office:value-type="float" office:value="77.7071" calcext:value-type="float">
            <text:p>77.7071</text:p>
          </table:table-cell>
          <table:table-cell office:value-type="float" office:value="9.908" calcext:value-type="float">
            <text:p>10</text:p>
          </table:table-cell>
          <table:table-cell office:value-type="float" office:value="1.411" calcext:value-type="float">
            <text:p>1</text:p>
          </table:table-cell>
          <table:table-cell office:value-type="float" office:value="16.686" calcext:value-type="float">
            <text:p>17</text:p>
          </table:table-cell>
          <table:table-cell office:value-type="float" office:value="1.8789" calcext:value-type="float">
            <text:p>2</text:p>
          </table:table-cell>
          <table:table-cell office:value-type="float" office:value="0.9058" calcext:value-type="float">
            <text:p>1</text:p>
          </table:table-cell>
          <table:table-cell table:style-name="ce2" office:value-type="float" office:value="27.639" calcext:value-type="float">
            <text:p>27.6</text:p>
          </table:table-cell>
          <table:table-cell office:value-type="float" office:value="103.3" calcext:value-type="float">
            <text:p>103.3</text:p>
          </table:table-cell>
          <table:table-cell office:value-type="float" office:value="3.36" calcext:value-type="float">
            <text:p>3.4</text:p>
          </table:table-cell>
          <table:table-cell office:value-type="float" office:value="1.799" calcext:value-type="float">
            <text:p>1.80</text:p>
          </table:table-cell>
          <table:table-cell office:value-type="float" office:value="1.561" calcext:value-type="float">
            <text:p>1.561</text:p>
          </table:table-cell>
          <table:table-cell office:value-type="float" office:value="5.659" calcext:value-type="float">
            <text:p>5.659</text:p>
          </table:table-cell>
          <table:table-cell office:value-type="float" office:value="74.7225" calcext:value-type="float">
            <text:p>74.7225</text:p>
          </table:table-cell>
          <table:table-cell office:value-type="float" office:value="70.2896" calcext:value-type="float">
            <text:p>70.2896</text:p>
          </table:table-cell>
          <table:table-cell office:value-type="float" office:value="79.0115" calcext:value-type="float">
            <text:p>79.0</text:p>
          </table:table-cell>
          <table:table-cell office:value-type="float" office:value="60.9083" calcext:value-type="float">
            <text:p>60.9</text:p>
          </table:table-cell>
          <table:table-cell office:value-type="float" office:value="56.5106" calcext:value-type="float">
            <text:p>56.5106</text:p>
          </table:table-cell>
          <table:table-cell office:value-type="float" office:value="65.1422" calcext:value-type="float">
            <text:p>65.1422</text:p>
          </table:table-cell>
          <table:table-cell office:value-type="float" office:value="16.4494" calcext:value-type="float">
            <text:p>16.4494</text:p>
          </table:table-cell>
          <table:table-cell office:value-type="float" office:value="13.6612" calcext:value-type="float">
            <text:p>13.6612</text:p>
          </table:table-cell>
          <table:table-cell office:value-type="float" office:value="18.4361" calcext:value-type="float">
            <text:p>18.4361</text:p>
          </table:table-cell>
          <table:table-cell office:value-type="float" office:value="6.8256" calcext:value-type="float">
            <text:p>6.8256</text:p>
          </table:table-cell>
          <table:table-cell office:value-type="float" office:value="5.2642" calcext:value-type="float">
            <text:p>5.2642</text:p>
          </table:table-cell>
          <table:table-cell office:value-type="float" office:value="7.684" calcext:value-type="float">
            <text:p>7.684</text:p>
          </table:table-cell>
          <table:table-cell office:value-type="float" office:value="0.113" calcext:value-type="float">
            <text:p>0.113</text:p>
          </table:table-cell>
          <table:table-cell office:value-type="float" office:value="11.3803" calcext:value-type="float">
            <text:p>11.3803</text:p>
          </table:table-cell>
          <table:table-cell office:value-type="float" office:value="9.809" calcext:value-type="float">
            <text:p>9.809</text:p>
          </table:table-cell>
          <table:table-cell office:value-type="float" office:value="0.134" calcext:value-type="float">
            <text:p>0.134</text:p>
          </table:table-cell>
          <table:table-cell office:value-type="float" office:value="13.5043" calcext:value-type="float">
            <text:p>13.5043</text:p>
          </table:table-cell>
          <table:table-cell office:value-type="float" office:value="41.3917" calcext:value-type="float">
            <text:p>41.3917</text:p>
          </table:table-cell>
          <table:table-cell office:value-type="float" office:value="53.3041" calcext:value-type="float">
            <text:p>53.3041</text:p>
          </table:table-cell>
          <table:table-cell office:value-type="float" office:value="28.5909" calcext:value-type="float">
            <text:p>28.5909</text:p>
          </table:table-cell>
          <table:table-cell office:value-type="float" office:value="148.1367" calcext:value-type="float">
            <text:p>148.1367</text:p>
          </table:table-cell>
          <table:table-cell office:value-type="float" office:value="208.3246" calcext:value-type="float">
            <text:p>208.3246</text:p>
          </table:table-cell>
          <table:table-cell office:value-type="float" office:value="84.5512" calcext:value-type="float">
            <text:p>84.5512</text:p>
          </table:table-cell>
          <table:table-cell office:value-type="float" office:value="61.0946" calcext:value-type="float">
            <text:p>61.0946</text:p>
          </table:table-cell>
          <table:table-cell office:value-type="float" office:value="87.8167" calcext:value-type="float">
            <text:p>87.8167</text:p>
          </table:table-cell>
          <table:table-cell office:value-type="float" office:value="31.4142" calcext:value-type="float">
            <text:p>31.4142</text:p>
          </table:table-cell>
          <table:table-cell office:value-type="float" office:value="134.241" calcext:value-type="float">
            <text:p>134.241</text:p>
          </table:table-cell>
          <table:table-cell office:value-type="float" office:value="194.1514" calcext:value-type="float">
            <text:p>194.1514</text:p>
          </table:table-cell>
          <table:table-cell office:value-type="float" office:value="71.1171" calcext:value-type="float">
            <text:p>71.1171</text:p>
          </table:table-cell>
          <table:table-cell office:value-type="float" office:value="-1.256" calcext:value-type="float">
            <text:p>-1.256</text:p>
          </table:table-cell>
          <table:table-cell office:value-type="float" office:value="-2.115" calcext:value-type="float">
            <text:p>-2.115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er middle income</text:p>
          </table:table-cell>
          <table:table-cell office:value-type="float" office:value="7028.04684564101" calcext:value-type="float">
            <text:p>7028.04684564101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6680.606" calcext:value-type="float">
            <text:p>16680.606</text:p>
          </table:table-cell>
          <table:table-cell office:value-type="float" office:value="16767.842" calcext:value-type="float">
            <text:p>16767.842</text:p>
          </table:table-cell>
          <table:table-cell office:value-type="float" office:value="8299.527" calcext:value-type="float">
            <text:p>8299.527</text:p>
          </table:table-cell>
          <table:table-cell office:value-type="float" office:value="8468.316" calcext:value-type="float">
            <text:p>8468.316</text:p>
          </table:table-cell>
          <table:table-cell office:value-type="float" office:value="92.6221" calcext:value-type="float">
            <text:p>92.6221</text:p>
          </table:table-cell>
          <table:table-cell office:value-type="float" office:value="98.0068" calcext:value-type="float">
            <text:p>98.0</text:p>
          </table:table-cell>
          <table:table-cell office:value-type="float" office:value="26.8049" calcext:value-type="float">
            <text:p>26.8049</text:p>
          </table:table-cell>
          <table:table-cell office:value-type="float" office:value="204.467" calcext:value-type="float">
            <text:p>204.467</text:p>
          </table:table-cell>
          <table:table-cell office:value-type="float" office:value="12.184" calcext:value-type="float">
            <text:p>12.184</text:p>
          </table:table-cell>
          <table:table-cell office:value-type="float" office:value="174.473" calcext:value-type="float">
            <text:p>174.473</text:p>
          </table:table-cell>
          <table:table-cell office:value-type="float" office:value="1.041" calcext:value-type="float">
            <text:p>1.041</text:p>
          </table:table-cell>
          <table:table-cell office:value-type="float" office:value="66.5847" calcext:value-type="float">
            <text:p>66.5847</text:p>
          </table:table-cell>
          <table:table-cell office:value-type="float" office:value="318.335" calcext:value-type="float">
            <text:p>318</text:p>
          </table:table-cell>
          <table:table-cell office:value-type="float" office:value="33.527" calcext:value-type="float">
            <text:p>34</text:p>
          </table:table-cell>
          <table:table-cell office:value-type="float" office:value="18.969" calcext:value-type="float">
            <text:p>19</text:p>
          </table:table-cell>
          <table:table-cell office:value-type="float" office:value="2.3223" calcext:value-type="float">
            <text:p>2</text:p>
          </table:table-cell>
          <table:table-cell office:value-type="float" office:value="1.0836" calcext:value-type="float">
            <text:p>1</text:p>
          </table:table-cell>
          <table:table-cell table:style-name="ce2" office:value-type="float" office:value="27.445" calcext:value-type="float">
            <text:p>27.4</text:p>
          </table:table-cell>
          <table:table-cell office:value-type="float" office:value="105.2" calcext:value-type="float">
            <text:p>105.2</text:p>
          </table:table-cell>
          <table:table-cell office:value-type="float" office:value="113.868" calcext:value-type="float">
            <text:p>113.9</text:p>
          </table:table-cell>
          <table:table-cell office:value-type="float" office:value="60.664" calcext:value-type="float">
            <text:p>60.66</text:p>
          </table:table-cell>
          <table:table-cell office:value-type="float" office:value="53.203" calcext:value-type="float">
            <text:p>53.203</text:p>
          </table:table-cell>
          <table:table-cell office:value-type="float" office:value="6.785" calcext:value-type="float">
            <text:p>6.785</text:p>
          </table:table-cell>
          <table:table-cell office:value-type="float" office:value="69.8963" calcext:value-type="float">
            <text:p>69.8963</text:p>
          </table:table-cell>
          <table:table-cell office:value-type="float" office:value="67.1173" calcext:value-type="float">
            <text:p>67.1173</text:p>
          </table:table-cell>
          <table:table-cell office:value-type="float" office:value="72.6221" calcext:value-type="float">
            <text:p>72.6</text:p>
          </table:table-cell>
          <table:table-cell office:value-type="float" office:value="57.2381" calcext:value-type="float">
            <text:p>57.2</text:p>
          </table:table-cell>
          <table:table-cell office:value-type="float" office:value="54.7674" calcext:value-type="float">
            <text:p>54.7674</text:p>
          </table:table-cell>
          <table:table-cell office:value-type="float" office:value="59.5984" calcext:value-type="float">
            <text:p>59.5984</text:p>
          </table:table-cell>
          <table:table-cell office:value-type="float" office:value="14.4338" calcext:value-type="float">
            <text:p>14.4338</text:p>
          </table:table-cell>
          <table:table-cell office:value-type="float" office:value="13.2475" calcext:value-type="float">
            <text:p>13.2475</text:p>
          </table:table-cell>
          <table:table-cell office:value-type="float" office:value="15.2891" calcext:value-type="float">
            <text:p>15.2891</text:p>
          </table:table-cell>
          <table:table-cell office:value-type="float" office:value="6.1775" calcext:value-type="float">
            <text:p>6.1775</text:p>
          </table:table-cell>
          <table:table-cell office:value-type="float" office:value="5.5837" calcext:value-type="float">
            <text:p>5.5837</text:p>
          </table:table-cell>
          <table:table-cell office:value-type="float" office:value="6.5413" calcext:value-type="float">
            <text:p>6.5413</text:p>
          </table:table-cell>
          <table:table-cell office:value-type="float" office:value="6.558" calcext:value-type="float">
            <text:p>6.558</text:p>
          </table:table-cell>
          <table:table-cell office:value-type="float" office:value="20.5856" calcext:value-type="float">
            <text:p>20.5856</text:p>
          </table:table-cell>
          <table:table-cell office:value-type="float" office:value="312.448" calcext:value-type="float">
            <text:p>312.448</text:p>
          </table:table-cell>
          <table:table-cell office:value-type="float" office:value="7.84" calcext:value-type="float">
            <text:p>7.84</text:p>
          </table:table-cell>
          <table:table-cell office:value-type="float" office:value="24.4891" calcext:value-type="float">
            <text:p>24.4891</text:p>
          </table:table-cell>
          <table:table-cell office:value-type="float" office:value="84.4455" calcext:value-type="float">
            <text:p>84.4455</text:p>
          </table:table-cell>
          <table:table-cell office:value-type="float" office:value="105.6899" calcext:value-type="float">
            <text:p>105.6899</text:p>
          </table:table-cell>
          <table:table-cell office:value-type="float" office:value="62.7202" calcext:value-type="float">
            <text:p>62.7202</text:p>
          </table:table-cell>
          <table:table-cell office:value-type="float" office:value="203.6847" calcext:value-type="float">
            <text:p>203.6847</text:p>
          </table:table-cell>
          <table:table-cell office:value-type="float" office:value="245.8275" calcext:value-type="float">
            <text:p>245.8275</text:p>
          </table:table-cell>
          <table:table-cell office:value-type="float" office:value="159.1873" calcext:value-type="float">
            <text:p>159.1873</text:p>
          </table:table-cell>
          <table:table-cell office:value-type="float" office:value="93.4493" calcext:value-type="float">
            <text:p>93.4493</text:p>
          </table:table-cell>
          <table:table-cell office:value-type="float" office:value="117.4576" calcext:value-type="float">
            <text:p>117.4576</text:p>
          </table:table-cell>
          <table:table-cell office:value-type="float" office:value="68.8881" calcext:value-type="float">
            <text:p>68.8881</text:p>
          </table:table-cell>
          <table:table-cell office:value-type="float" office:value="175.783" calcext:value-type="float">
            <text:p>175.783</text:p>
          </table:table-cell>
          <table:table-cell office:value-type="float" office:value="214.4953" calcext:value-type="float">
            <text:p>214.4953</text:p>
          </table:table-cell>
          <table:table-cell office:value-type="float" office:value="135.4424" calcext:value-type="float">
            <text:p>135.4424</text:p>
          </table:table-cell>
          <table:table-cell office:value-type="float" office:value="-29.998" calcext:value-type="float">
            <text:p>-29.998</text:p>
          </table:table-cell>
          <table:table-cell office:value-type="float" office:value="-1.787" calcext:value-type="float">
            <text:p>-1.787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Lower middle income</text:p>
          </table:table-cell>
          <table:table-cell office:value-type="float" office:value="4683.00474859418" calcext:value-type="float">
            <text:p>4683.00474859418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7552.212" calcext:value-type="float">
            <text:p>27552.212</text:p>
          </table:table-cell>
          <table:table-cell office:value-type="float" office:value="27914.536" calcext:value-type="float">
            <text:p>27914.536</text:p>
          </table:table-cell>
          <table:table-cell office:value-type="float" office:value="13922.522" calcext:value-type="float">
            <text:p>13922.522</text:p>
          </table:table-cell>
          <table:table-cell office:value-type="float" office:value="13992.014" calcext:value-type="float">
            <text:p>13992.014</text:p>
          </table:table-cell>
          <table:table-cell office:value-type="float" office:value="59.896" calcext:value-type="float">
            <text:p>59.896</text:p>
          </table:table-cell>
          <table:table-cell office:value-type="float" office:value="99.5033" calcext:value-type="float">
            <text:p>99.5</text:p>
          </table:table-cell>
          <table:table-cell office:value-type="float" office:value="17.5513" calcext:value-type="float">
            <text:p>17.5513</text:p>
          </table:table-cell>
          <table:table-cell office:value-type="float" office:value="729.448" calcext:value-type="float">
            <text:p>729.448</text:p>
          </table:table-cell>
          <table:table-cell office:value-type="float" office:value="26.127" calcext:value-type="float">
            <text:p>26.127</text:p>
          </table:table-cell>
          <table:table-cell office:value-type="float" office:value="724.649" calcext:value-type="float">
            <text:p>724.649</text:p>
          </table:table-cell>
          <table:table-cell office:value-type="float" office:value="2.596" calcext:value-type="float">
            <text:p>2.596</text:p>
          </table:table-cell>
          <table:table-cell office:value-type="float" office:value="26.7006" calcext:value-type="float">
            <text:p>26.7006</text:p>
          </table:table-cell>
          <table:table-cell office:value-type="float" office:value="959.096" calcext:value-type="float">
            <text:p>959</text:p>
          </table:table-cell>
          <table:table-cell office:value-type="float" office:value="161.978" calcext:value-type="float">
            <text:p>162</text:p>
          </table:table-cell>
          <table:table-cell office:value-type="float" office:value="34.352" calcext:value-type="float">
            <text:p>34</text:p>
          </table:table-cell>
          <table:table-cell office:value-type="float" office:value="4.3831" calcext:value-type="float">
            <text:p>4</text:p>
          </table:table-cell>
          <table:table-cell office:value-type="float" office:value="1.9344" calcext:value-type="float">
            <text:p>2</text:p>
          </table:table-cell>
          <table:table-cell table:style-name="ce2" office:value-type="float" office:value="28.379" calcext:value-type="float">
            <text:p>28.4</text:p>
          </table:table-cell>
          <table:table-cell office:value-type="float" office:value="103" calcext:value-type="float">
            <text:p>103.0</text:p>
          </table:table-cell>
          <table:table-cell office:value-type="float" office:value="229.648" calcext:value-type="float">
            <text:p>229.6</text:p>
          </table:table-cell>
          <table:table-cell office:value-type="float" office:value="121.29" calcext:value-type="float">
            <text:p>121.29</text:p>
          </table:table-cell>
          <table:table-cell office:value-type="float" office:value="108.358" calcext:value-type="float">
            <text:p>108.358</text:p>
          </table:table-cell>
          <table:table-cell office:value-type="float" office:value="8.225" calcext:value-type="float">
            <text:p>8.225</text:p>
          </table:table-cell>
          <table:table-cell office:value-type="float" office:value="60.9576" calcext:value-type="float">
            <text:p>60.9576</text:p>
          </table:table-cell>
          <table:table-cell office:value-type="float" office:value="59.3919" calcext:value-type="float">
            <text:p>59.3919</text:p>
          </table:table-cell>
          <table:table-cell office:value-type="float" office:value="62.5557" calcext:value-type="float">
            <text:p>62.6</text:p>
          </table:table-cell>
          <table:table-cell office:value-type="float" office:value="50.9467" calcext:value-type="float">
            <text:p>50.9</text:p>
          </table:table-cell>
          <table:table-cell office:value-type="float" office:value="49.6558" calcext:value-type="float">
            <text:p>49.6558</text:p>
          </table:table-cell>
          <table:table-cell office:value-type="float" office:value="52.2477" calcext:value-type="float">
            <text:p>52.2477</text:p>
          </table:table-cell>
          <table:table-cell office:value-type="float" office:value="11.8859" calcext:value-type="float">
            <text:p>11.8859</text:p>
          </table:table-cell>
          <table:table-cell office:value-type="float" office:value="11.3275" calcext:value-type="float">
            <text:p>11.3275</text:p>
          </table:table-cell>
          <table:table-cell office:value-type="float" office:value="12.3889" calcext:value-type="float">
            <text:p>12.3889</text:p>
          </table:table-cell>
          <table:table-cell office:value-type="float" office:value="5.2976" calcext:value-type="float">
            <text:p>5.2976</text:p>
          </table:table-cell>
          <table:table-cell office:value-type="float" office:value="5.0926" calcext:value-type="float">
            <text:p>5.0926</text:p>
          </table:table-cell>
          <table:table-cell office:value-type="float" office:value="5.4599" calcext:value-type="float">
            <text:p>5.4599</text:p>
          </table:table-cell>
          <table:table-cell office:value-type="float" office:value="43.826" calcext:value-type="float">
            <text:p>43.826</text:p>
          </table:table-cell>
          <table:table-cell office:value-type="float" office:value="45.7513" calcext:value-type="float">
            <text:p>45.7513</text:p>
          </table:table-cell>
          <table:table-cell office:value-type="float" office:value="923.258" calcext:value-type="float">
            <text:p>923.258</text:p>
          </table:table-cell>
          <table:table-cell office:value-type="float" office:value="62.549" calcext:value-type="float">
            <text:p>62.549</text:p>
          </table:table-cell>
          <table:table-cell office:value-type="float" office:value="65.862" calcext:value-type="float">
            <text:p>65.862</text:p>
          </table:table-cell>
          <table:table-cell office:value-type="float" office:value="158.8262" calcext:value-type="float">
            <text:p>158.8262</text:p>
          </table:table-cell>
          <table:table-cell office:value-type="float" office:value="171.2371" calcext:value-type="float">
            <text:p>171.2371</text:p>
          </table:table-cell>
          <table:table-cell office:value-type="float" office:value="146.2225" calcext:value-type="float">
            <text:p>146.2225</text:p>
          </table:table-cell>
          <table:table-cell office:value-type="float" office:value="356.7577" calcext:value-type="float">
            <text:p>356.7577</text:p>
          </table:table-cell>
          <table:table-cell office:value-type="float" office:value="386.8572" calcext:value-type="float">
            <text:p>386.8572</text:p>
          </table:table-cell>
          <table:table-cell office:value-type="float" office:value="326.0505" calcext:value-type="float">
            <text:p>326.0505</text:p>
          </table:table-cell>
          <table:table-cell office:value-type="float" office:value="167.1843" calcext:value-type="float">
            <text:p>167.1843</text:p>
          </table:table-cell>
          <table:table-cell office:value-type="float" office:value="182.2567" calcext:value-type="float">
            <text:p>182.2567</text:p>
          </table:table-cell>
          <table:table-cell office:value-type="float" office:value="152.0301" calcext:value-type="float">
            <text:p>152.0301</text:p>
          </table:table-cell>
          <table:table-cell office:value-type="float" office:value="302.082" calcext:value-type="float">
            <text:p>302.082</text:p>
          </table:table-cell>
          <table:table-cell office:value-type="float" office:value="330.3344" calcext:value-type="float">
            <text:p>330.3344</text:p>
          </table:table-cell>
          <table:table-cell office:value-type="float" office:value="273.6108" calcext:value-type="float">
            <text:p>273.6108</text:p>
          </table:table-cell>
          <table:table-cell office:value-type="float" office:value="-4.8" calcext:value-type="float">
            <text:p>-4.8</text:p>
          </table:table-cell>
          <table:table-cell office:value-type="float" office:value="-0.172" calcext:value-type="float">
            <text:p>-0.172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er middle income</text:p>
          </table:table-cell>
          <table:table-cell office:value-type="float" office:value="4064.46689476455" calcext:value-type="float">
            <text:p>4064.46689476455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8290.846" calcext:value-type="float">
            <text:p>38290.846</text:p>
          </table:table-cell>
          <table:table-cell office:value-type="float" office:value="38454.327" calcext:value-type="float">
            <text:p>38454.327</text:p>
          </table:table-cell>
          <table:table-cell office:value-type="float" office:value="19110.317" calcext:value-type="float">
            <text:p>19110.317</text:p>
          </table:table-cell>
          <table:table-cell office:value-type="float" office:value="19344.011" calcext:value-type="float">
            <text:p>19344.011</text:p>
          </table:table-cell>
          <table:table-cell office:value-type="float" office:value="4.2288" calcext:value-type="float">
            <text:p>4.2288</text:p>
          </table:table-cell>
          <table:table-cell office:value-type="float" office:value="98.7919" calcext:value-type="float">
            <text:p>98.8</text:p>
          </table:table-cell>
          <table:table-cell office:value-type="float" office:value="40.3812" calcext:value-type="float">
            <text:p>40.3812</text:p>
          </table:table-cell>
          <table:table-cell office:value-type="float" office:value="78.376" calcext:value-type="float">
            <text:p>78.376</text:p>
          </table:table-cell>
          <table:table-cell office:value-type="float" office:value="2.044" calcext:value-type="float">
            <text:p>2.044</text:p>
          </table:table-cell>
          <table:table-cell office:value-type="float" office:value="326.962" calcext:value-type="float">
            <text:p>326.962</text:p>
          </table:table-cell>
          <table:table-cell office:value-type="float" office:value="0.85" calcext:value-type="float">
            <text:p>0.85</text:p>
          </table:table-cell>
          <table:table-cell office:value-type="float" office:value="81.5467" calcext:value-type="float">
            <text:p>81.5467</text:p>
          </table:table-cell>
          <table:table-cell office:value-type="float" office:value="376.188" calcext:value-type="float">
            <text:p>376</text:p>
          </table:table-cell>
          <table:table-cell office:value-type="float" office:value="6.648" calcext:value-type="float">
            <text:p>7</text:p>
          </table:table-cell>
          <table:table-cell office:value-type="float" office:value="9.814" calcext:value-type="float">
            <text:p>10</text:p>
          </table:table-cell>
          <table:table-cell office:value-type="float" office:value="1.4663" calcext:value-type="float">
            <text:p>1</text:p>
          </table:table-cell>
          <table:table-cell office:value-type="float" office:value="0.7064" calcext:value-type="float">
            <text:p>1</text:p>
          </table:table-cell>
          <table:table-cell table:style-name="ce2" office:value-type="float" office:value="31.184" calcext:value-type="float">
            <text:p>31.2</text:p>
          </table:table-cell>
          <table:table-cell office:value-type="float" office:value="105.4" calcext:value-type="float">
            <text:p>105.4</text:p>
          </table:table-cell>
          <table:table-cell office:value-type="float" office:value="297.812" calcext:value-type="float">
            <text:p>297.8</text:p>
          </table:table-cell>
          <table:table-cell office:value-type="float" office:value="152.829" calcext:value-type="float">
            <text:p>152.83</text:p>
          </table:table-cell>
          <table:table-cell office:value-type="float" office:value="144.982" calcext:value-type="float">
            <text:p>144.982</text:p>
          </table:table-cell>
          <table:table-cell office:value-type="float" office:value="7.77" calcext:value-type="float">
            <text:p>7.77</text:p>
          </table:table-cell>
          <table:table-cell office:value-type="float" office:value="82.8471" calcext:value-type="float">
            <text:p>82.8471</text:p>
          </table:table-cell>
          <table:table-cell office:value-type="float" office:value="80.8678" calcext:value-type="float">
            <text:p>80.8678</text:p>
          </table:table-cell>
          <table:table-cell office:value-type="float" office:value="84.7966" calcext:value-type="float">
            <text:p>84.8</text:p>
          </table:table-cell>
          <table:table-cell office:value-type="float" office:value="68.2862" calcext:value-type="float">
            <text:p>68.3</text:p>
          </table:table-cell>
          <table:table-cell office:value-type="float" office:value="66.3218" calcext:value-type="float">
            <text:p>66.3218</text:p>
          </table:table-cell>
          <table:table-cell office:value-type="float" office:value="70.2181" calcext:value-type="float">
            <text:p>70.2181</text:p>
          </table:table-cell>
          <table:table-cell office:value-type="float" office:value="21.437" calcext:value-type="float">
            <text:p>21.437</text:p>
          </table:table-cell>
          <table:table-cell office:value-type="float" office:value="20.0721" calcext:value-type="float">
            <text:p>20.0721</text:p>
          </table:table-cell>
          <table:table-cell office:value-type="float" office:value="22.6856" calcext:value-type="float">
            <text:p>22.6856</text:p>
          </table:table-cell>
          <table:table-cell office:value-type="float" office:value="10.2833" calcext:value-type="float">
            <text:p>10.2833</text:p>
          </table:table-cell>
          <table:table-cell office:value-type="float" office:value="9.3644" calcext:value-type="float">
            <text:p>9.3644</text:p>
          </table:table-cell>
          <table:table-cell office:value-type="float" office:value="11.0075" calcext:value-type="float">
            <text:p>11.0075</text:p>
          </table:table-cell>
          <table:table-cell office:value-type="float" office:value="1.481" calcext:value-type="float">
            <text:p>1.481</text:p>
          </table:table-cell>
          <table:table-cell office:value-type="float" office:value="3.9355" calcext:value-type="float">
            <text:p>3.9355</text:p>
          </table:table-cell>
          <table:table-cell office:value-type="float" office:value="374.917" calcext:value-type="float">
            <text:p>374.917</text:p>
          </table:table-cell>
          <table:table-cell office:value-type="float" office:value="1.726" calcext:value-type="float">
            <text:p>1.726</text:p>
          </table:table-cell>
          <table:table-cell office:value-type="float" office:value="4.5841" calcext:value-type="float">
            <text:p>4.5841</text:p>
          </table:table-cell>
          <table:table-cell office:value-type="float" office:value="20.3077" calcext:value-type="float">
            <text:p>20.3077</text:p>
          </table:table-cell>
          <table:table-cell office:value-type="float" office:value="25.5343" calcext:value-type="float">
            <text:p>25.5343</text:p>
          </table:table-cell>
          <table:table-cell office:value-type="float" office:value="14.7982" calcext:value-type="float">
            <text:p>14.7982</text:p>
          </table:table-cell>
          <table:table-cell office:value-type="float" office:value="66.6995" calcext:value-type="float">
            <text:p>66.6995</text:p>
          </table:table-cell>
          <table:table-cell office:value-type="float" office:value="81.3975" calcext:value-type="float">
            <text:p>81.3975</text:p>
          </table:table-cell>
          <table:table-cell office:value-type="float" office:value="51.6566" calcext:value-type="float">
            <text:p>51.6566</text:p>
          </table:table-cell>
          <table:table-cell office:value-type="float" office:value="28.6242" calcext:value-type="float">
            <text:p>28.6242</text:p>
          </table:table-cell>
          <table:table-cell office:value-type="float" office:value="36.6855" calcext:value-type="float">
            <text:p>36.6855</text:p>
          </table:table-cell>
          <table:table-cell office:value-type="float" office:value="20.3142" calcext:value-type="float">
            <text:p>20.3142</text:p>
          </table:table-cell>
          <table:table-cell office:value-type="float" office:value="61.6297" calcext:value-type="float">
            <text:p>61.6297</text:p>
          </table:table-cell>
          <table:table-cell office:value-type="float" office:value="76.1089" calcext:value-type="float">
            <text:p>76.1089</text:p>
          </table:table-cell>
          <table:table-cell office:value-type="float" office:value="46.8295" calcext:value-type="float">
            <text:p>46.8295</text:p>
          </table:table-cell>
          <table:table-cell office:value-type="float" office:value="248.586" calcext:value-type="float">
            <text:p>248.586</text:p>
          </table:table-cell>
          <table:table-cell office:value-type="float" office:value="6.485" calcext:value-type="float">
            <text:p>6.485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High income</text:p>
          </table:table-cell>
          <table:table-cell office:value-type="float" office:value="52085.0356853372" calcext:value-type="float">
            <text:p>52085.035685337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68.393" calcext:value-type="float">
            <text:p>68.393</text:p>
          </table:table-cell>
          <table:table-cell office:value-type="float" office:value="68.706" calcext:value-type="float">
            <text:p>68.706</text:p>
          </table:table-cell>
          <table:table-cell office:value-type="float" office:value="34.669" calcext:value-type="float">
            <text:p>34.669</text:p>
          </table:table-cell>
          <table:table-cell office:value-type="float" office:value="34.036" calcext:value-type="float">
            <text:p>34.036</text:p>
          </table:table-cell>
          <table:table-cell office:value-type="float" office:value="285.0851" calcext:value-type="float">
            <text:p>285.0851</text:p>
          </table:table-cell>
          <table:table-cell office:value-type="float" office:value="101.8583" calcext:value-type="float">
            <text:p>101.9</text:p>
          </table:table-cell>
          <table:table-cell office:value-type="float" office:value="37.6937" calcext:value-type="float">
            <text:p>37.6937</text:p>
          </table:table-cell>
          <table:table-cell office:value-type="float" office:value="0.219" calcext:value-type="float">
            <text:p>0.219</text:p>
          </table:table-cell>
          <table:table-cell office:value-type="float" office:value="3.203" calcext:value-type="float">
            <text:p>3.203</text:p>
          </table:table-cell>
          <table:table-cell office:value-type="float" office:value="0.625" calcext:value-type="float">
            <text:p>0.625</text:p>
          </table:table-cell>
          <table:table-cell office:value-type="float" office:value="0.91" calcext:value-type="float">
            <text:p>0.91</text:p>
          </table:table-cell>
          <table:table-cell office:value-type="float" office:value="76.17" calcext:value-type="float">
            <text:p>76.17</text:p>
          </table:table-cell>
          <table:table-cell office:value-type="float" office:value="0.669" calcext:value-type="float">
            <text:p>1</text:p>
          </table:table-cell>
          <table:table-cell office:value-type="float" office:value="0.013" calcext:value-type="float">
            <text:p>0</text:p>
          </table:table-cell>
          <table:table-cell office:value-type="float" office:value="9.767" calcext:value-type="float">
            <text:p>10</text:p>
          </table:table-cell>
          <table:table-cell office:value-type="float" office:value="1.2158" calcext:value-type="float">
            <text:p>1</text:p>
          </table:table-cell>
          <table:table-cell office:value-type="float" office:value="0.5852" calcext:value-type="float">
            <text:p>1</text:p>
          </table:table-cell>
          <table:table-cell table:style-name="ce2" office:value-type="float" office:value="30.999" calcext:value-type="float">
            <text:p>31.0</text:p>
          </table:table-cell>
          <table:table-cell office:value-type="float" office:value="103.6" calcext:value-type="float">
            <text:p>103.6</text:p>
          </table:table-cell>
          <table:table-cell office:value-type="float" office:value="0.45" calcext:value-type="float">
            <text:p>0.5</text:p>
          </table:table-cell>
          <table:table-cell office:value-type="float" office:value="0.259" calcext:value-type="float">
            <text:p>0.26</text:p>
          </table:table-cell>
          <table:table-cell office:value-type="float" office:value="0.191" calcext:value-type="float">
            <text:p>0.191</text:p>
          </table:table-cell>
          <table:table-cell office:value-type="float" office:value="6.564" calcext:value-type="float">
            <text:p>6.564</text:p>
          </table:table-cell>
          <table:table-cell office:value-type="float" office:value="75.5549" calcext:value-type="float">
            <text:p>75.5549</text:p>
          </table:table-cell>
          <table:table-cell office:value-type="float" office:value="73.2342" calcext:value-type="float">
            <text:p>73.2342</text:p>
          </table:table-cell>
          <table:table-cell office:value-type="float" office:value="78.1236" calcext:value-type="float">
            <text:p>78.1</text:p>
          </table:table-cell>
          <table:table-cell office:value-type="float" office:value="61.3677" calcext:value-type="float">
            <text:p>61.4</text:p>
          </table:table-cell>
          <table:table-cell office:value-type="float" office:value="59.1645" calcext:value-type="float">
            <text:p>59.1645</text:p>
          </table:table-cell>
          <table:table-cell office:value-type="float" office:value="63.807" calcext:value-type="float">
            <text:p>63.807</text:p>
          </table:table-cell>
          <table:table-cell office:value-type="float" office:value="16.4234" calcext:value-type="float">
            <text:p>16.4234</text:p>
          </table:table-cell>
          <table:table-cell office:value-type="float" office:value="14.817" calcext:value-type="float">
            <text:p>14.817</text:p>
          </table:table-cell>
          <table:table-cell office:value-type="float" office:value="18.1059" calcext:value-type="float">
            <text:p>18.1059</text:p>
          </table:table-cell>
          <table:table-cell office:value-type="float" office:value="7.3506" calcext:value-type="float">
            <text:p>7.3506</text:p>
          </table:table-cell>
          <table:table-cell office:value-type="float" office:value="6.5328" calcext:value-type="float">
            <text:p>6.5328</text:p>
          </table:table-cell>
          <table:table-cell office:value-type="float" office:value="8.0142" calcext:value-type="float">
            <text:p>8.0142</text:p>
          </table:table-cell>
          <table:table-cell office:value-type="float" office:value="0.005" calcext:value-type="float">
            <text:p>0.005</text:p>
          </table:table-cell>
          <table:table-cell office:value-type="float" office:value="7.3359" calcext:value-type="float">
            <text:p>7.335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06" calcext:value-type="float">
            <text:p>0.006</text:p>
          </table:table-cell>
          <table:table-cell office:value-type="float" office:value="8.7566" calcext:value-type="float">
            <text:p>8.7566</text:p>
          </table:table-cell>
          <table:table-cell office:value-type="float" office:value="35.4818" calcext:value-type="float">
            <text:p>35.4818</text:p>
          </table:table-cell>
          <table:table-cell office:value-type="float" office:value="41.3143" calcext:value-type="float">
            <text:p>41.3143</text:p>
          </table:table-cell>
          <table:table-cell office:value-type="float" office:value="29.277" calcext:value-type="float">
            <text:p>29.277</text:p>
          </table:table-cell>
          <table:table-cell office:value-type="float" office:value="128.0069" calcext:value-type="float">
            <text:p>128.0069</text:p>
          </table:table-cell>
          <table:table-cell office:value-type="float" office:value="150.145" calcext:value-type="float">
            <text:p>150.145</text:p>
          </table:table-cell>
          <table:table-cell office:value-type="float" office:value="104.1526" calcext:value-type="float">
            <text:p>104.1526</text:p>
          </table:table-cell>
          <table:table-cell office:value-type="float" office:value="52.5812" calcext:value-type="float">
            <text:p>52.5812</text:p>
          </table:table-cell>
          <table:table-cell office:value-type="float" office:value="60.2984" calcext:value-type="float">
            <text:p>60.2984</text:p>
          </table:table-cell>
          <table:table-cell office:value-type="float" office:value="44.2902" calcext:value-type="float">
            <text:p>44.2902</text:p>
          </table:table-cell>
          <table:table-cell office:value-type="float" office:value="118.2994" calcext:value-type="float">
            <text:p>118.2994</text:p>
          </table:table-cell>
          <table:table-cell office:value-type="float" office:value="139.0027" calcext:value-type="float">
            <text:p>139.0027</text:p>
          </table:table-cell>
          <table:table-cell office:value-type="float" office:value="96.0111" calcext:value-type="float">
            <text:p>96.0111</text:p>
          </table:table-cell>
          <table:table-cell office:value-type="float" office:value="0.4" calcext:value-type="float">
            <text:p>0.4</text:p>
          </table:table-cell>
          <table:table-cell office:value-type="float" office:value="5.839" calcext:value-type="float">
            <text:p>5.839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High income</text:p>
          </table:table-cell>
          <table:table-cell office:value-type="float" office:value="72481.0138555976" calcext:value-type="float">
            <text:p>72481.0138555976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5500.295" calcext:value-type="float">
            <text:p>5500.295</text:p>
          </table:table-cell>
          <table:table-cell office:value-type="float" office:value="5579.144" calcext:value-type="float">
            <text:p>5579.144</text:p>
          </table:table-cell>
          <table:table-cell office:value-type="float" office:value="2788.352" calcext:value-type="float">
            <text:p>2788.352</text:p>
          </table:table-cell>
          <table:table-cell office:value-type="float" office:value="2790.791" calcext:value-type="float">
            <text:p>2790.791</text:p>
          </table:table-cell>
          <table:table-cell office:value-type="float" office:value="8.9556" calcext:value-type="float">
            <text:p>8.9556</text:p>
          </table:table-cell>
          <table:table-cell office:value-type="float" office:value="99.9126" calcext:value-type="float">
            <text:p>99.9</text:p>
          </table:table-cell>
          <table:table-cell office:value-type="float" office:value="14.7052" calcext:value-type="float">
            <text:p>14.7052</text:p>
          </table:table-cell>
          <table:table-cell office:value-type="float" office:value="175.153" calcext:value-type="float">
            <text:p>175.153</text:p>
          </table:table-cell>
          <table:table-cell office:value-type="float" office:value="31.341" calcext:value-type="float">
            <text:p>31.341</text:p>
          </table:table-cell>
          <table:table-cell office:value-type="float" office:value="157.697" calcext:value-type="float">
            <text:p>157.697</text:p>
          </table:table-cell>
          <table:table-cell office:value-type="float" office:value="2.827" calcext:value-type="float">
            <text:p>2.827</text:p>
          </table:table-cell>
          <table:table-cell office:value-type="float" office:value="24.5188" calcext:value-type="float">
            <text:p>24.5188</text:p>
          </table:table-cell>
          <table:table-cell office:value-type="float" office:value="236.643" calcext:value-type="float">
            <text:p>237</text:p>
          </table:table-cell>
          <table:table-cell office:value-type="float" office:value="54.09" calcext:value-type="float">
            <text:p>54</text:p>
          </table:table-cell>
          <table:table-cell office:value-type="float" office:value="42.344" calcext:value-type="float">
            <text:p>42</text:p>
          </table:table-cell>
          <table:table-cell office:value-type="float" office:value="5.9175" calcext:value-type="float">
            <text:p>6</text:p>
          </table:table-cell>
          <table:table-cell office:value-type="float" office:value="2.4448" calcext:value-type="float">
            <text:p>2</text:p>
          </table:table-cell>
          <table:table-cell table:style-name="ce2" office:value-type="float" office:value="28.823" calcext:value-type="float">
            <text:p>28.8</text:p>
          </table:table-cell>
          <table:table-cell office:value-type="float" office:value="103.3" calcext:value-type="float">
            <text:p>103.3</text:p>
          </table:table-cell>
          <table:table-cell office:value-type="float" office:value="61.49" calcext:value-type="float">
            <text:p>61.5</text:p>
          </table:table-cell>
          <table:table-cell office:value-type="float" office:value="33.428" calcext:value-type="float">
            <text:p>33.43</text:p>
          </table:table-cell>
          <table:table-cell office:value-type="float" office:value="28.062" calcext:value-type="float">
            <text:p>28.062</text:p>
          </table:table-cell>
          <table:table-cell office:value-type="float" office:value="11.003" calcext:value-type="float">
            <text:p>11.003</text:p>
          </table:table-cell>
          <table:table-cell office:value-type="float" office:value="54.4766" calcext:value-type="float">
            <text:p>54.4766</text:p>
          </table:table-cell>
          <table:table-cell office:value-type="float" office:value="52.2577" calcext:value-type="float">
            <text:p>52.2577</text:p>
          </table:table-cell>
          <table:table-cell office:value-type="float" office:value="56.8294" calcext:value-type="float">
            <text:p>56.8</text:p>
          </table:table-cell>
          <table:table-cell office:value-type="float" office:value="46.2647" calcext:value-type="float">
            <text:p>46.3</text:p>
          </table:table-cell>
          <table:table-cell office:value-type="float" office:value="44.2163" calcext:value-type="float">
            <text:p>44.2163</text:p>
          </table:table-cell>
          <table:table-cell office:value-type="float" office:value="48.4276" calcext:value-type="float">
            <text:p>48.4276</text:p>
          </table:table-cell>
          <table:table-cell office:value-type="float" office:value="11.3063" calcext:value-type="float">
            <text:p>11.3063</text:p>
          </table:table-cell>
          <table:table-cell office:value-type="float" office:value="10.3833" calcext:value-type="float">
            <text:p>10.3833</text:p>
          </table:table-cell>
          <table:table-cell office:value-type="float" office:value="12.3031" calcext:value-type="float">
            <text:p>12.3031</text:p>
          </table:table-cell>
          <table:table-cell office:value-type="float" office:value="5.5452" calcext:value-type="float">
            <text:p>5.5452</text:p>
          </table:table-cell>
          <table:table-cell office:value-type="float" office:value="4.9116" calcext:value-type="float">
            <text:p>4.9116</text:p>
          </table:table-cell>
          <table:table-cell office:value-type="float" office:value="6.1407" calcext:value-type="float">
            <text:p>6.1407</text:p>
          </table:table-cell>
          <table:table-cell office:value-type="float" office:value="15.978" calcext:value-type="float">
            <text:p>15.978</text:p>
          </table:table-cell>
          <table:table-cell office:value-type="float" office:value="67.6984" calcext:value-type="float">
            <text:p>67.6984</text:p>
          </table:table-cell>
          <table:table-cell office:value-type="float" office:value="224.799" calcext:value-type="float">
            <text:p>224.799</text:p>
          </table:table-cell>
          <table:table-cell office:value-type="float" office:value="22.401" calcext:value-type="float">
            <text:p>22.401</text:p>
          </table:table-cell>
          <table:table-cell office:value-type="float" office:value="96.8835" calcext:value-type="float">
            <text:p>96.8835</text:p>
          </table:table-cell>
          <table:table-cell office:value-type="float" office:value="243.7685" calcext:value-type="float">
            <text:p>243.7685</text:p>
          </table:table-cell>
          <table:table-cell office:value-type="float" office:value="265.3612" calcext:value-type="float">
            <text:p>265.3612</text:p>
          </table:table-cell>
          <table:table-cell office:value-type="float" office:value="221.2815" calcext:value-type="float">
            <text:p>221.2815</text:p>
          </table:table-cell>
          <table:table-cell office:value-type="float" office:value="485.0898" calcext:value-type="float">
            <text:p>485.0898</text:p>
          </table:table-cell>
          <table:table-cell office:value-type="float" office:value="530.6092" calcext:value-type="float">
            <text:p>530.6092</text:p>
          </table:table-cell>
          <table:table-cell office:value-type="float" office:value="440.4905" calcext:value-type="float">
            <text:p>440.4905</text:p>
          </table:table-cell>
          <table:table-cell office:value-type="float" office:value="258.783" calcext:value-type="float">
            <text:p>258.783</text:p>
          </table:table-cell>
          <table:table-cell office:value-type="float" office:value="289.4069" calcext:value-type="float">
            <text:p>289.4069</text:p>
          </table:table-cell>
          <table:table-cell office:value-type="float" office:value="227.1444" calcext:value-type="float">
            <text:p>227.1444</text:p>
          </table:table-cell>
          <table:table-cell office:value-type="float" office:value="418.1058" calcext:value-type="float">
            <text:p>418.1058</text:p>
          </table:table-cell>
          <table:table-cell office:value-type="float" office:value="465.1882" calcext:value-type="float">
            <text:p>465.1882</text:p>
          </table:table-cell>
          <table:table-cell office:value-type="float" office:value="372.8022" calcext:value-type="float">
            <text:p>372.8022</text:p>
          </table:table-cell>
          <table:table-cell office:value-type="float" office:value="-17.463" calcext:value-type="float">
            <text:p>-17.463</text:p>
          </table:table-cell>
          <table:table-cell office:value-type="float" office:value="-3.125" calcext:value-type="float">
            <text:p>-3.125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1020.53316475871" calcext:value-type="float">
            <text:p>1020.53316475871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7449.262" calcext:value-type="float">
            <text:p>17449.262</text:p>
          </table:table-cell>
          <table:table-cell office:value-type="float" office:value="17723.315" calcext:value-type="float">
            <text:p>17723.315</text:p>
          </table:table-cell>
          <table:table-cell office:value-type="float" office:value="8896.002" calcext:value-type="float">
            <text:p>8896.002</text:p>
          </table:table-cell>
          <table:table-cell office:value-type="float" office:value="8827.312" calcext:value-type="float">
            <text:p>8827.312</text:p>
          </table:table-cell>
          <table:table-cell office:value-type="float" office:value="14.0751" calcext:value-type="float">
            <text:p>14.0751</text:p>
          </table:table-cell>
          <table:table-cell office:value-type="float" office:value="100.7781" calcext:value-type="float">
            <text:p>100.8</text:p>
          </table:table-cell>
          <table:table-cell office:value-type="float" office:value="15.0585" calcext:value-type="float">
            <text:p>15.0585</text:p>
          </table:table-cell>
          <table:table-cell office:value-type="float" office:value="550.105" calcext:value-type="float">
            <text:p>550.105</text:p>
          </table:table-cell>
          <table:table-cell office:value-type="float" office:value="31.027" calcext:value-type="float">
            <text:p>31.027</text:p>
          </table:table-cell>
          <table:table-cell office:value-type="float" office:value="548.105" calcext:value-type="float">
            <text:p>548.105</text:p>
          </table:table-cell>
          <table:table-cell office:value-type="float" office:value="3.093" calcext:value-type="float">
            <text:p>3.093</text:p>
          </table:table-cell>
          <table:table-cell office:value-type="float" office:value="22.4102" calcext:value-type="float">
            <text:p>22.4102</text:p>
          </table:table-cell>
          <table:table-cell office:value-type="float" office:value="765.648" calcext:value-type="float">
            <text:p>766</text:p>
          </table:table-cell>
          <table:table-cell office:value-type="float" office:value="128.29" calcext:value-type="float">
            <text:p>128</text:p>
          </table:table-cell>
          <table:table-cell office:value-type="float" office:value="43.184" calcext:value-type="float">
            <text:p>43</text:p>
          </table:table-cell>
          <table:table-cell office:value-type="float" office:value="6.2152" calcext:value-type="float">
            <text:p>6</text:p>
          </table:table-cell>
          <table:table-cell office:value-type="float" office:value="2.415" calcext:value-type="float">
            <text:p>2</text:p>
          </table:table-cell>
          <table:table-cell table:style-name="ce2" office:value-type="float" office:value="29.363" calcext:value-type="float">
            <text:p>29.4</text:p>
          </table:table-cell>
          <table:table-cell office:value-type="float" office:value="104.2" calcext:value-type="float">
            <text:p>104.2</text:p>
          </table:table-cell>
          <table:table-cell office:value-type="float" office:value="215.543" calcext:value-type="float">
            <text:p>215.5</text:p>
          </table:table-cell>
          <table:table-cell office:value-type="float" office:value="114.897" calcext:value-type="float">
            <text:p>114.90</text:p>
          </table:table-cell>
          <table:table-cell office:value-type="float" office:value="100.647" calcext:value-type="float">
            <text:p>100.647</text:p>
          </table:table-cell>
          <table:table-cell office:value-type="float" office:value="12.157" calcext:value-type="float">
            <text:p>12.157</text:p>
          </table:table-cell>
          <table:table-cell office:value-type="float" office:value="52.9971" calcext:value-type="float">
            <text:p>52.9971</text:p>
          </table:table-cell>
          <table:table-cell office:value-type="float" office:value="51.3005" calcext:value-type="float">
            <text:p>51.3005</text:p>
          </table:table-cell>
          <table:table-cell office:value-type="float" office:value="54.7691" calcext:value-type="float">
            <text:p>54.8</text:p>
          </table:table-cell>
          <table:table-cell office:value-type="float" office:value="46.6615" calcext:value-type="float">
            <text:p>46.7</text:p>
          </table:table-cell>
          <table:table-cell office:value-type="float" office:value="45.1289" calcext:value-type="float">
            <text:p>45.1289</text:p>
          </table:table-cell>
          <table:table-cell office:value-type="float" office:value="48.2415" calcext:value-type="float">
            <text:p>48.2415</text:p>
          </table:table-cell>
          <table:table-cell office:value-type="float" office:value="10.9213" calcext:value-type="float">
            <text:p>10.9213</text:p>
          </table:table-cell>
          <table:table-cell office:value-type="float" office:value="10.3191" calcext:value-type="float">
            <text:p>10.3191</text:p>
          </table:table-cell>
          <table:table-cell office:value-type="float" office:value="11.4749" calcext:value-type="float">
            <text:p>11.4749</text:p>
          </table:table-cell>
          <table:table-cell office:value-type="float" office:value="4.6294" calcext:value-type="float">
            <text:p>4.6294</text:p>
          </table:table-cell>
          <table:table-cell office:value-type="float" office:value="4.2923" calcext:value-type="float">
            <text:p>4.2923</text:p>
          </table:table-cell>
          <table:table-cell office:value-type="float" office:value="4.8995" calcext:value-type="float">
            <text:p>4.8995</text:p>
          </table:table-cell>
          <table:table-cell office:value-type="float" office:value="49.809" calcext:value-type="float">
            <text:p>49.809</text:p>
          </table:table-cell>
          <table:table-cell office:value-type="float" office:value="65.4661" calcext:value-type="float">
            <text:p>65.4661</text:p>
          </table:table-cell>
          <table:table-cell office:value-type="float" office:value="727.088" calcext:value-type="float">
            <text:p>727.088</text:p>
          </table:table-cell>
          <table:table-cell office:value-type="float" office:value="76.177" calcext:value-type="float">
            <text:p>76.177</text:p>
          </table:table-cell>
          <table:table-cell office:value-type="float" office:value="102.7097" calcext:value-type="float">
            <text:p>102.7097</text:p>
          </table:table-cell>
          <table:table-cell office:value-type="float" office:value="281.0465" calcext:value-type="float">
            <text:p>281.0465</text:p>
          </table:table-cell>
          <table:table-cell office:value-type="float" office:value="297.8316" calcext:value-type="float">
            <text:p>297.8316</text:p>
          </table:table-cell>
          <table:table-cell office:value-type="float" office:value="263.6424" calcext:value-type="float">
            <text:p>263.6424</text:p>
          </table:table-cell>
          <table:table-cell office:value-type="float" office:value="475.5489" calcext:value-type="float">
            <text:p>475.5489</text:p>
          </table:table-cell>
          <table:table-cell office:value-type="float" office:value="509.4847" calcext:value-type="float">
            <text:p>509.4847</text:p>
          </table:table-cell>
          <table:table-cell office:value-type="float" office:value="440.384" calcext:value-type="float">
            <text:p>440.384</text:p>
          </table:table-cell>
          <table:table-cell office:value-type="float" office:value="247.2681" calcext:value-type="float">
            <text:p>247.2681</text:p>
          </table:table-cell>
          <table:table-cell office:value-type="float" office:value="269.3149" calcext:value-type="float">
            <text:p>269.3149</text:p>
          </table:table-cell>
          <table:table-cell office:value-type="float" office:value="224.7757" calcext:value-type="float">
            <text:p>224.7757</text:p>
          </table:table-cell>
          <table:table-cell office:value-type="float" office:value="383.4668" calcext:value-type="float">
            <text:p>383.4668</text:p>
          </table:table-cell>
          <table:table-cell office:value-type="float" office:value="418.7778" calcext:value-type="float">
            <text:p>418.7778</text:p>
          </table:table-cell>
          <table:table-cell office:value-type="float" office:value="347.4389" calcext:value-type="float">
            <text:p>347.4389</text:p>
          </table:table-cell>
          <table:table-cell office:value-type="float" office:value="-2" calcext:value-type="float">
            <text:p>-2</text:p>
          </table:table-cell>
          <table:table-cell office:value-type="float" office:value="-0.113" calcext:value-type="float">
            <text:p>-0.113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1590.55299027058" calcext:value-type="float">
            <text:p>1590.55299027058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592.428" calcext:value-type="float">
            <text:p>19592.428</text:p>
          </table:table-cell>
          <table:table-cell office:value-type="float" office:value="19603.733" calcext:value-type="float">
            <text:p>19603.733</text:p>
          </table:table-cell>
          <table:table-cell office:value-type="float" office:value="9729.53" calcext:value-type="float">
            <text:p>9729.53</text:p>
          </table:table-cell>
          <table:table-cell office:value-type="float" office:value="9874.202" calcext:value-type="float">
            <text:p>9874.202</text:p>
          </table:table-cell>
          <table:table-cell office:value-type="float" office:value="26.0358" calcext:value-type="float">
            <text:p>26.0358</text:p>
          </table:table-cell>
          <table:table-cell office:value-type="float" office:value="98.5348" calcext:value-type="float">
            <text:p>98.5</text:p>
          </table:table-cell>
          <table:table-cell office:value-type="float" office:value="35.2457" calcext:value-type="float">
            <text:p>35.2457</text:p>
          </table:table-cell>
          <table:table-cell office:value-type="float" office:value="89.456" calcext:value-type="float">
            <text:p>89.456</text:p>
          </table:table-cell>
          <table:table-cell office:value-type="float" office:value="4.556" calcext:value-type="float">
            <text:p>4.556</text:p>
          </table:table-cell>
          <table:table-cell office:value-type="float" office:value="22.61" calcext:value-type="float">
            <text:p>22.61</text:p>
          </table:table-cell>
          <table:table-cell office:value-type="float" office:value="0.115" calcext:value-type="float">
            <text:p>0.115</text:p>
          </table:table-cell>
          <table:table-cell/>
          <table:table-cell office:value-type="float" office:value="230.824" calcext:value-type="float">
            <text:p>231</text:p>
          </table:table-cell>
          <table:table-cell office:value-type="float" office:value="13.544" calcext:value-type="float">
            <text:p>14</text:p>
          </table:table-cell>
          <table:table-cell office:value-type="float" office:value="11.755" calcext:value-type="float">
            <text:p>12</text:p>
          </table:table-cell>
          <table:table-cell office:value-type="float" office:value="1.5391" calcext:value-type="float">
            <text:p>2</text:p>
          </table:table-cell>
          <table:table-cell office:value-type="float" office:value="0.744" calcext:value-type="float">
            <text:p>1</text:p>
          </table:table-cell>
          <table:table-cell table:style-name="ce2" office:value-type="float" office:value="29.485" calcext:value-type="float">
            <text:p>29.5</text:p>
          </table:table-cell>
          <table:table-cell office:value-type="float" office:value="104.2" calcext:value-type="float">
            <text:p>104.2</text:p>
          </table:table-cell>
          <table:table-cell office:value-type="float" office:value="141.368" calcext:value-type="float">
            <text:p>141.4</text:p>
          </table:table-cell>
          <table:table-cell office:value-type="float" office:value="73.622" calcext:value-type="float">
            <text:p>73.62</text:p>
          </table:table-cell>
          <table:table-cell office:value-type="float" office:value="67.746" calcext:value-type="float">
            <text:p>67.746</text:p>
          </table:table-cell>
          <table:table-cell office:value-type="float" office:value="7.199" calcext:value-type="float">
            <text:p>7.199</text:p>
          </table:table-cell>
          <table:table-cell office:value-type="float" office:value="79.5188" calcext:value-type="float">
            <text:p>79.5188</text:p>
          </table:table-cell>
          <table:table-cell office:value-type="float" office:value="77.1561" calcext:value-type="float">
            <text:p>77.1561</text:p>
          </table:table-cell>
          <table:table-cell office:value-type="float" office:value="81.8775" calcext:value-type="float">
            <text:p>81.9</text:p>
          </table:table-cell>
          <table:table-cell office:value-type="float" office:value="65.0731" calcext:value-type="float">
            <text:p>65.1</text:p>
          </table:table-cell>
          <table:table-cell office:value-type="float" office:value="62.7019" calcext:value-type="float">
            <text:p>62.7019</text:p>
          </table:table-cell>
          <table:table-cell office:value-type="float" office:value="67.4393" calcext:value-type="float">
            <text:p>67.4393</text:p>
          </table:table-cell>
          <table:table-cell office:value-type="float" office:value="19.3423" calcext:value-type="float">
            <text:p>19.3423</text:p>
          </table:table-cell>
          <table:table-cell office:value-type="float" office:value="17.913" calcext:value-type="float">
            <text:p>17.913</text:p>
          </table:table-cell>
          <table:table-cell office:value-type="float" office:value="20.6249" calcext:value-type="float">
            <text:p>20.6249</text:p>
          </table:table-cell>
          <table:table-cell office:value-type="float" office:value="9.3329" calcext:value-type="float">
            <text:p>9.3329</text:p>
          </table:table-cell>
          <table:table-cell office:value-type="float" office:value="8.5475" calcext:value-type="float">
            <text:p>8.5475</text:p>
          </table:table-cell>
          <table:table-cell office:value-type="float" office:value="9.8964" calcext:value-type="float">
            <text:p>9.8964</text:p>
          </table:table-cell>
          <table:table-cell office:value-type="float" office:value="1.142" calcext:value-type="float">
            <text:p>1.142</text:p>
          </table:table-cell>
          <table:table-cell office:value-type="float" office:value="4.947" calcext:value-type="float">
            <text:p>4.947</text:p>
          </table:table-cell>
          <table:table-cell office:value-type="float" office:value="229.841" calcext:value-type="float">
            <text:p>229.841</text:p>
          </table:table-cell>
          <table:table-cell office:value-type="float" office:value="1.344" calcext:value-type="float">
            <text:p>1.344</text:p>
          </table:table-cell>
          <table:table-cell office:value-type="float" office:value="5.8237" calcext:value-type="float">
            <text:p>5.8237</text:p>
          </table:table-cell>
          <table:table-cell office:value-type="float" office:value="26.7491" calcext:value-type="float">
            <text:p>26.7491</text:p>
          </table:table-cell>
          <table:table-cell office:value-type="float" office:value="33.8625" calcext:value-type="float">
            <text:p>33.8625</text:p>
          </table:table-cell>
          <table:table-cell office:value-type="float" office:value="19.4111" calcext:value-type="float">
            <text:p>19.4111</text:p>
          </table:table-cell>
          <table:table-cell office:value-type="float" office:value="97.7716" calcext:value-type="float">
            <text:p>97.7716</text:p>
          </table:table-cell>
          <table:table-cell office:value-type="float" office:value="123.6298" calcext:value-type="float">
            <text:p>123.6298</text:p>
          </table:table-cell>
          <table:table-cell office:value-type="float" office:value="71.3092" calcext:value-type="float">
            <text:p>71.3092</text:p>
          </table:table-cell>
          <table:table-cell office:value-type="float" office:value="41.2528" calcext:value-type="float">
            <text:p>41.2528</text:p>
          </table:table-cell>
          <table:table-cell office:value-type="float" office:value="54.2743" calcext:value-type="float">
            <text:p>54.2743</text:p>
          </table:table-cell>
          <table:table-cell office:value-type="float" office:value="27.8316" calcext:value-type="float">
            <text:p>27.8316</text:p>
          </table:table-cell>
          <table:table-cell office:value-type="float" office:value="91.29" calcext:value-type="float">
            <text:p>91.29</text:p>
          </table:table-cell>
          <table:table-cell office:value-type="float" office:value="117.2322" calcext:value-type="float">
            <text:p>117.2322</text:p>
          </table:table-cell>
          <table:table-cell office:value-type="float" office:value="64.7495" calcext:value-type="float">
            <text:p>64.7495</text:p>
          </table:table-cell>
          <table:table-cell office:value-type="float" office:value="-66.85" calcext:value-type="float">
            <text:p>-66.85</text:p>
          </table:table-cell>
          <table:table-cell office:value-type="float" office:value="-3.404" calcext:value-type="float">
            <text:p>-3.404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High income</text:p>
          </table:table-cell>
          <table:table-cell office:value-type="float" office:value="29104.0580923" calcext:value-type="float">
            <text:p>29104.0580923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425925.386" calcext:value-type="float">
            <text:p>1425925.386</text:p>
          </table:table-cell>
          <table:table-cell office:value-type="float" office:value="1425887.337" calcext:value-type="float">
            <text:p>1425887.337</text:p>
          </table:table-cell>
          <table:table-cell office:value-type="float" office:value="727644.037" calcext:value-type="float">
            <text:p>727644.037</text:p>
          </table:table-cell>
          <table:table-cell office:value-type="float" office:value="698243.3" calcext:value-type="float">
            <text:p>698243.3</text:p>
          </table:table-cell>
          <table:table-cell office:value-type="float" office:value="148.5299" calcext:value-type="float">
            <text:p>148.5299</text:p>
          </table:table-cell>
          <table:table-cell office:value-type="float" office:value="104.2107" calcext:value-type="float">
            <text:p>104.2</text:p>
          </table:table-cell>
          <table:table-cell office:value-type="float" office:value="38.4667" calcext:value-type="float">
            <text:p>38.4667</text:p>
          </table:table-cell>
          <table:table-cell office:value-type="float" office:value="235.284" calcext:value-type="float">
            <text:p>235.284</text:p>
          </table:table-cell>
          <table:table-cell office:value-type="float" office:value="0.165" calcext:value-type="float">
            <text:p>0.165</text:p>
          </table:table-cell>
          <table:table-cell office:value-type="float" office:value="-76.098" calcext:value-type="float">
            <text:p>-76.098</text:p>
          </table:table-cell>
          <table:table-cell office:value-type="float" office:value="-0.005" calcext:value-type="float">
            <text:p>-0.005</text:p>
          </table:table-cell>
          <table:table-cell/>
          <table:table-cell office:value-type="float" office:value="10757.794" calcext:value-type="float">
            <text:p>10,758</text:p>
          </table:table-cell>
          <table:table-cell office:value-type="float" office:value="412.707" calcext:value-type="float">
            <text:p>413</text:p>
          </table:table-cell>
          <table:table-cell office:value-type="float" office:value="7.544" calcext:value-type="float">
            <text:p>8</text:p>
          </table:table-cell>
          <table:table-cell office:value-type="float" office:value="1.1755" calcext:value-type="float">
            <text:p>1</text:p>
          </table:table-cell>
          <table:table-cell office:value-type="float" office:value="0.548" calcext:value-type="float">
            <text:p>1</text:p>
          </table:table-cell>
          <table:table-cell table:style-name="ce2" office:value-type="float" office:value="28.912" calcext:value-type="float">
            <text:p>28.9</text:p>
          </table:table-cell>
          <table:table-cell office:value-type="float" office:value="111.3" calcext:value-type="float">
            <text:p>111.3</text:p>
          </table:table-cell>
          <table:table-cell office:value-type="float" office:value="10522.51" calcext:value-type="float">
            <text:p>10522.5</text:p>
          </table:table-cell>
          <table:table-cell office:value-type="float" office:value="5908.321" calcext:value-type="float">
            <text:p>5,908.32</text:p>
          </table:table-cell>
          <table:table-cell office:value-type="float" office:value="4614.189" calcext:value-type="float">
            <text:p>4614.189</text:p>
          </table:table-cell>
          <table:table-cell office:value-type="float" office:value="7.379" calcext:value-type="float">
            <text:p>7.379</text:p>
          </table:table-cell>
          <table:table-cell office:value-type="float" office:value="78.5865" calcext:value-type="float">
            <text:p>78.5865</text:p>
          </table:table-cell>
          <table:table-cell office:value-type="float" office:value="75.9628" calcext:value-type="float">
            <text:p>75.9628</text:p>
          </table:table-cell>
          <table:table-cell office:value-type="float" office:value="81.3425" calcext:value-type="float">
            <text:p>81.3</text:p>
          </table:table-cell>
          <table:table-cell office:value-type="float" office:value="64.3361" calcext:value-type="float">
            <text:p>64.3</text:p>
          </table:table-cell>
          <table:table-cell office:value-type="float" office:value="61.739" calcext:value-type="float">
            <text:p>61.739</text:p>
          </table:table-cell>
          <table:table-cell office:value-type="float" office:value="67.0551" calcext:value-type="float">
            <text:p>67.0551</text:p>
          </table:table-cell>
          <table:table-cell office:value-type="float" office:value="18.0435" calcext:value-type="float">
            <text:p>18.0435</text:p>
          </table:table-cell>
          <table:table-cell office:value-type="float" office:value="16.2716" calcext:value-type="float">
            <text:p>16.2716</text:p>
          </table:table-cell>
          <table:table-cell office:value-type="float" office:value="19.7287" calcext:value-type="float">
            <text:p>19.7287</text:p>
          </table:table-cell>
          <table:table-cell office:value-type="float" office:value="8.0439" calcext:value-type="float">
            <text:p>8.0439</text:p>
          </table:table-cell>
          <table:table-cell office:value-type="float" office:value="7.0685" calcext:value-type="float">
            <text:p>7.0685</text:p>
          </table:table-cell>
          <table:table-cell office:value-type="float" office:value="8.7859" calcext:value-type="float">
            <text:p>8.7859</text:p>
          </table:table-cell>
          <table:table-cell office:value-type="float" office:value="63.358" calcext:value-type="float">
            <text:p>63.358</text:p>
          </table:table-cell>
          <table:table-cell office:value-type="float" office:value="5.8803" calcext:value-type="float">
            <text:p>5.8803</text:p>
          </table:table-cell>
          <table:table-cell office:value-type="float" office:value="10703.232" calcext:value-type="float">
            <text:p>10703.232</text:p>
          </table:table-cell>
          <table:table-cell office:value-type="float" office:value="80.45" calcext:value-type="float">
            <text:p>80.45</text:p>
          </table:table-cell>
          <table:table-cell office:value-type="float" office:value="7.122" calcext:value-type="float">
            <text:p>7.122</text:p>
          </table:table-cell>
          <table:table-cell office:value-type="float" office:value="26.2184" calcext:value-type="float">
            <text:p>26.2184</text:p>
          </table:table-cell>
          <table:table-cell office:value-type="float" office:value="30.7275" calcext:value-type="float">
            <text:p>30.7275</text:p>
          </table:table-cell>
          <table:table-cell office:value-type="float" office:value="21.1443" calcext:value-type="float">
            <text:p>21.1443</text:p>
          </table:table-cell>
          <table:table-cell office:value-type="float" office:value="88.7104" calcext:value-type="float">
            <text:p>88.7104</text:p>
          </table:table-cell>
          <table:table-cell office:value-type="float" office:value="113.5602" calcext:value-type="float">
            <text:p>113.5602</text:p>
          </table:table-cell>
          <table:table-cell office:value-type="float" office:value="62.4176" calcext:value-type="float">
            <text:p>62.4176</text:p>
          </table:table-cell>
          <table:table-cell office:value-type="float" office:value="34.8435" calcext:value-type="float">
            <text:p>34.8435</text:p>
          </table:table-cell>
          <table:table-cell office:value-type="float" office:value="44.2912" calcext:value-type="float">
            <text:p>44.2912</text:p>
          </table:table-cell>
          <table:table-cell office:value-type="float" office:value="24.6284" calcext:value-type="float">
            <text:p>24.6284</text:p>
          </table:table-cell>
          <table:table-cell office:value-type="float" office:value="79.6378" calcext:value-type="float">
            <text:p>79.6378</text:p>
          </table:table-cell>
          <table:table-cell office:value-type="float" office:value="104.0677" calcext:value-type="float">
            <text:p>104.0677</text:p>
          </table:table-cell>
          <table:table-cell office:value-type="float" office:value="53.8877" calcext:value-type="float">
            <text:p>53.8877</text:p>
          </table:table-cell>
          <table:table-cell office:value-type="float" office:value="-311.38" calcext:value-type="float">
            <text:p>-311.38</text:p>
          </table:table-cell>
          <table:table-cell office:value-type="float" office:value="-0.218" calcext:value-type="float">
            <text:p>-0.218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Upper middle income</text:p>
          </table:table-cell>
          <table:table-cell office:value-type="float" office:value="19338.234084501" calcext:value-type="float">
            <text:p>19338.234084501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1788.827" calcext:value-type="float">
            <text:p>51788.827</text:p>
          </table:table-cell>
          <table:table-cell office:value-type="float" office:value="51874.024" calcext:value-type="float">
            <text:p>51874.024</text:p>
          </table:table-cell>
          <table:table-cell office:value-type="float" office:value="25575.607" calcext:value-type="float">
            <text:p>25575.607</text:p>
          </table:table-cell>
          <table:table-cell office:value-type="float" office:value="26298.417" calcext:value-type="float">
            <text:p>26298.417</text:p>
          </table:table-cell>
          <table:table-cell office:value-type="float" office:value="46.1641" calcext:value-type="float">
            <text:p>46.1641</text:p>
          </table:table-cell>
          <table:table-cell office:value-type="float" office:value="97.2515" calcext:value-type="float">
            <text:p>97.3</text:p>
          </table:table-cell>
          <table:table-cell office:value-type="float" office:value="31.171" calcext:value-type="float">
            <text:p>31.171</text:p>
          </table:table-cell>
          <table:table-cell office:value-type="float" office:value="338.317" calcext:value-type="float">
            <text:p>338.317</text:p>
          </table:table-cell>
          <table:table-cell office:value-type="float" office:value="6.512" calcext:value-type="float">
            <text:p>6.512</text:p>
          </table:table-cell>
          <table:table-cell office:value-type="float" office:value="170.394" calcext:value-type="float">
            <text:p>170.394</text:p>
          </table:table-cell>
          <table:table-cell office:value-type="float" office:value="0.328" calcext:value-type="float">
            <text:p>0.328</text:p>
          </table:table-cell>
          <table:table-cell/>
          <table:table-cell office:value-type="float" office:value="723.264" calcext:value-type="float">
            <text:p>723</text:p>
          </table:table-cell>
          <table:table-cell office:value-type="float" office:value="113.984" calcext:value-type="float">
            <text:p>114</text:p>
          </table:table-cell>
          <table:table-cell office:value-type="float" office:value="13.921" calcext:value-type="float">
            <text:p>14</text:p>
          </table:table-cell>
          <table:table-cell office:value-type="float" office:value="1.6922" calcext:value-type="float">
            <text:p>2</text:p>
          </table:table-cell>
          <table:table-cell office:value-type="float" office:value="0.8083" calcext:value-type="float">
            <text:p>1</text:p>
          </table:table-cell>
          <table:table-cell table:style-name="ce2" office:value-type="float" office:value="26.978" calcext:value-type="float">
            <text:p>27.0</text:p>
          </table:table-cell>
          <table:table-cell office:value-type="float" office:value="104.5" calcext:value-type="float">
            <text:p>104.5</text:p>
          </table:table-cell>
          <table:table-cell office:value-type="float" office:value="384.947" calcext:value-type="float">
            <text:p>384.9</text:p>
          </table:table-cell>
          <table:table-cell office:value-type="float" office:value="217.744" calcext:value-type="float">
            <text:p>217.74</text:p>
          </table:table-cell>
          <table:table-cell office:value-type="float" office:value="167.203" calcext:value-type="float">
            <text:p>167.203</text:p>
          </table:table-cell>
          <table:table-cell office:value-type="float" office:value="7.409" calcext:value-type="float">
            <text:p>7.409</text:p>
          </table:table-cell>
          <table:table-cell office:value-type="float" office:value="73.6595" calcext:value-type="float">
            <text:p>73.6595</text:p>
          </table:table-cell>
          <table:table-cell office:value-type="float" office:value="70.3187" calcext:value-type="float">
            <text:p>70.3187</text:p>
          </table:table-cell>
          <table:table-cell office:value-type="float" office:value="77.1432" calcext:value-type="float">
            <text:p>77.1</text:p>
          </table:table-cell>
          <table:table-cell office:value-type="float" office:value="59.8219" calcext:value-type="float">
            <text:p>59.8</text:p>
          </table:table-cell>
          <table:table-cell office:value-type="float" office:value="56.5496" calcext:value-type="float">
            <text:p>56.5496</text:p>
          </table:table-cell>
          <table:table-cell office:value-type="float" office:value="63.2215" calcext:value-type="float">
            <text:p>63.2215</text:p>
          </table:table-cell>
          <table:table-cell office:value-type="float" office:value="16.3778" calcext:value-type="float">
            <text:p>16.3778</text:p>
          </table:table-cell>
          <table:table-cell office:value-type="float" office:value="14.8191" calcext:value-type="float">
            <text:p>14.8191</text:p>
          </table:table-cell>
          <table:table-cell office:value-type="float" office:value="17.8162" calcext:value-type="float">
            <text:p>17.8162</text:p>
          </table:table-cell>
          <table:table-cell office:value-type="float" office:value="6.9677" calcext:value-type="float">
            <text:p>6.9677</text:p>
          </table:table-cell>
          <table:table-cell office:value-type="float" office:value="6.2137" calcext:value-type="float">
            <text:p>6.2137</text:p>
          </table:table-cell>
          <table:table-cell office:value-type="float" office:value="7.5318" calcext:value-type="float">
            <text:p>7.5318</text:p>
          </table:table-cell>
          <table:table-cell office:value-type="float" office:value="7.888" calcext:value-type="float">
            <text:p>7.888</text:p>
          </table:table-cell>
          <table:table-cell office:value-type="float" office:value="10.886" calcext:value-type="float">
            <text:p>10.886</text:p>
          </table:table-cell>
          <table:table-cell office:value-type="float" office:value="716.393" calcext:value-type="float">
            <text:p>716.393</text:p>
          </table:table-cell>
          <table:table-cell office:value-type="float" office:value="9.371" calcext:value-type="float">
            <text:p>9.371</text:p>
          </table:table-cell>
          <table:table-cell office:value-type="float" office:value="12.8868" calcext:value-type="float">
            <text:p>12.8868</text:p>
          </table:table-cell>
          <table:table-cell office:value-type="float" office:value="61.5887" calcext:value-type="float">
            <text:p>61.5887</text:p>
          </table:table-cell>
          <table:table-cell office:value-type="float" office:value="85.2531" calcext:value-type="float">
            <text:p>85.2531</text:p>
          </table:table-cell>
          <table:table-cell office:value-type="float" office:value="37.0922" calcext:value-type="float">
            <text:p>37.0922</text:p>
          </table:table-cell>
          <table:table-cell office:value-type="float" office:value="162.6828" calcext:value-type="float">
            <text:p>162.6828</text:p>
          </table:table-cell>
          <table:table-cell office:value-type="float" office:value="209.9033" calcext:value-type="float">
            <text:p>209.9033</text:p>
          </table:table-cell>
          <table:table-cell office:value-type="float" office:value="114.286" calcext:value-type="float">
            <text:p>114.286</text:p>
          </table:table-cell>
          <table:table-cell office:value-type="float" office:value="81.2504" calcext:value-type="float">
            <text:p>81.2504</text:p>
          </table:table-cell>
          <table:table-cell office:value-type="float" office:value="113.7146" calcext:value-type="float">
            <text:p>113.7146</text:p>
          </table:table-cell>
          <table:table-cell office:value-type="float" office:value="47.952" calcext:value-type="float">
            <text:p>47.952</text:p>
          </table:table-cell>
          <table:table-cell office:value-type="float" office:value="149.0061" calcext:value-type="float">
            <text:p>149.0061</text:p>
          </table:table-cell>
          <table:table-cell office:value-type="float" office:value="195.5519" calcext:value-type="float">
            <text:p>195.5519</text:p>
          </table:table-cell>
          <table:table-cell office:value-type="float" office:value="101.5067" calcext:value-type="float">
            <text:p>101.5067</text:p>
          </table:table-cell>
          <table:table-cell office:value-type="float" office:value="-167.924" calcext:value-type="float">
            <text:p>-167.924</text:p>
          </table:table-cell>
          <table:table-cell office:value-type="float" office:value="-3.232" calcext:value-type="float">
            <text:p>-3.232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16893.8171849121" calcext:value-type="float">
            <text:p>16893.8171849121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829.245" calcext:value-type="float">
            <text:p>829.245</text:p>
          </table:table-cell>
          <table:table-cell office:value-type="float" office:value="836.774" calcext:value-type="float">
            <text:p>836.774</text:p>
          </table:table-cell>
          <table:table-cell office:value-type="float" office:value="420.357" calcext:value-type="float">
            <text:p>420.357</text:p>
          </table:table-cell>
          <table:table-cell office:value-type="float" office:value="416.416" calcext:value-type="float">
            <text:p>416.416</text:p>
          </table:table-cell>
          <table:table-cell office:value-type="float" office:value="449.6365" calcext:value-type="float">
            <text:p>449.6365</text:p>
          </table:table-cell>
          <table:table-cell office:value-type="float" office:value="100.9463" calcext:value-type="float">
            <text:p>100.9</text:p>
          </table:table-cell>
          <table:table-cell office:value-type="float" office:value="20.2612" calcext:value-type="float">
            <text:p>20.2612</text:p>
          </table:table-cell>
          <table:table-cell office:value-type="float" office:value="17.056" calcext:value-type="float">
            <text:p>17.056</text:p>
          </table:table-cell>
          <table:table-cell office:value-type="float" office:value="20.359" calcext:value-type="float">
            <text:p>20.359</text:p>
          </table:table-cell>
          <table:table-cell office:value-type="float" office:value="15.057" calcext:value-type="float">
            <text:p>15.057</text:p>
          </table:table-cell>
          <table:table-cell office:value-type="float" office:value="1.799" calcext:value-type="float">
            <text:p>1.799</text:p>
          </table:table-cell>
          <table:table-cell office:value-type="float" office:value="38.5296" calcext:value-type="float">
            <text:p>38.5296</text:p>
          </table:table-cell>
          <table:table-cell office:value-type="float" office:value="24.201" calcext:value-type="float">
            <text:p>24</text:p>
          </table:table-cell>
          <table:table-cell office:value-type="float" office:value="2.278" calcext:value-type="float">
            <text:p>2</text:p>
          </table:table-cell>
          <table:table-cell office:value-type="float" office:value="28.887" calcext:value-type="float">
            <text:p>29</text:p>
          </table:table-cell>
          <table:table-cell office:value-type="float" office:value="3.9116" calcext:value-type="float">
            <text:p>4</text:p>
          </table:table-cell>
          <table:table-cell office:value-type="float" office:value="1.7516" calcext:value-type="float">
            <text:p>2</text:p>
          </table:table-cell>
          <table:table-cell table:style-name="ce2" office:value-type="float" office:value="30.571" calcext:value-type="float">
            <text:p>30.6</text:p>
          </table:table-cell>
          <table:table-cell office:value-type="float" office:value="103.2" calcext:value-type="float">
            <text:p>103.2</text:p>
          </table:table-cell>
          <table:table-cell office:value-type="float" office:value="7.145" calcext:value-type="float">
            <text:p>7.1</text:p>
          </table:table-cell>
          <table:table-cell office:value-type="float" office:value="3.951" calcext:value-type="float">
            <text:p>3.95</text:p>
          </table:table-cell>
          <table:table-cell office:value-type="float" office:value="3.194" calcext:value-type="float">
            <text:p>3.194</text:p>
          </table:table-cell>
          <table:table-cell office:value-type="float" office:value="8.528" calcext:value-type="float">
            <text:p>8.528</text:p>
          </table:table-cell>
          <table:table-cell office:value-type="float" office:value="63.6799" calcext:value-type="float">
            <text:p>63.6799</text:p>
          </table:table-cell>
          <table:table-cell office:value-type="float" office:value="61.5215" calcext:value-type="float">
            <text:p>61.5215</text:p>
          </table:table-cell>
          <table:table-cell office:value-type="float" office:value="66.0613" calcext:value-type="float">
            <text:p>66.1</text:p>
          </table:table-cell>
          <table:table-cell office:value-type="float" office:value="53.2183" calcext:value-type="float">
            <text:p>53.2</text:p>
          </table:table-cell>
          <table:table-cell office:value-type="float" office:value="51.2538" calcext:value-type="float">
            <text:p>51.2538</text:p>
          </table:table-cell>
          <table:table-cell office:value-type="float" office:value="55.3916" calcext:value-type="float">
            <text:p>55.3916</text:p>
          </table:table-cell>
          <table:table-cell office:value-type="float" office:value="11.892" calcext:value-type="float">
            <text:p>11.892</text:p>
          </table:table-cell>
          <table:table-cell office:value-type="float" office:value="10.8814" calcext:value-type="float">
            <text:p>10.8814</text:p>
          </table:table-cell>
          <table:table-cell office:value-type="float" office:value="12.9017" calcext:value-type="float">
            <text:p>12.9017</text:p>
          </table:table-cell>
          <table:table-cell office:value-type="float" office:value="5.0431" calcext:value-type="float">
            <text:p>5.0431</text:p>
          </table:table-cell>
          <table:table-cell office:value-type="float" office:value="4.6212" calcext:value-type="float">
            <text:p>4.6212</text:p>
          </table:table-cell>
          <table:table-cell office:value-type="float" office:value="5.404" calcext:value-type="float">
            <text:p>5.404</text:p>
          </table:table-cell>
          <table:table-cell office:value-type="float" office:value="1.102" calcext:value-type="float">
            <text:p>1.102</text:p>
          </table:table-cell>
          <table:table-cell office:value-type="float" office:value="45.5175" calcext:value-type="float">
            <text:p>45.5175</text:p>
          </table:table-cell>
          <table:table-cell office:value-type="float" office:value="23.3" calcext:value-type="float">
            <text:p>23.3</text:p>
          </table:table-cell>
          <table:table-cell office:value-type="float" office:value="1.414" calcext:value-type="float">
            <text:p>1.414</text:p>
          </table:table-cell>
          <table:table-cell office:value-type="float" office:value="58.495" calcext:value-type="float">
            <text:p>58.495</text:p>
          </table:table-cell>
          <table:table-cell office:value-type="float" office:value="125.4691" calcext:value-type="float">
            <text:p>125.4691</text:p>
          </table:table-cell>
          <table:table-cell office:value-type="float" office:value="139.3045" calcext:value-type="float">
            <text:p>139.3045</text:p>
          </table:table-cell>
          <table:table-cell office:value-type="float" office:value="111.4069" calcext:value-type="float">
            <text:p>111.4069</text:p>
          </table:table-cell>
          <table:table-cell office:value-type="float" office:value="290.5386" calcext:value-type="float">
            <text:p>290.5386</text:p>
          </table:table-cell>
          <table:table-cell office:value-type="float" office:value="328.808" calcext:value-type="float">
            <text:p>328.808</text:p>
          </table:table-cell>
          <table:table-cell office:value-type="float" office:value="248.5873" calcext:value-type="float">
            <text:p>248.5873</text:p>
          </table:table-cell>
          <table:table-cell office:value-type="float" office:value="119.095" calcext:value-type="float">
            <text:p>119.095</text:p>
          </table:table-cell>
          <table:table-cell office:value-type="float" office:value="136.8001" calcext:value-type="float">
            <text:p>136.8001</text:p>
          </table:table-cell>
          <table:table-cell office:value-type="float" office:value="100.7688" calcext:value-type="float">
            <text:p>100.7688</text:p>
          </table:table-cell>
          <table:table-cell office:value-type="float" office:value="238.316" calcext:value-type="float">
            <text:p>238.316</text:p>
          </table:table-cell>
          <table:table-cell office:value-type="float" office:value="275.3965" calcext:value-type="float">
            <text:p>275.3965</text:p>
          </table:table-cell>
          <table:table-cell office:value-type="float" office:value="197.7827" calcext:value-type="float">
            <text:p>197.7827</text:p>
          </table:table-cell>
          <table:table-cell office:value-type="float" office:value="-2" calcext:value-type="float">
            <text:p>-2</text:p>
          </table:table-cell>
          <table:table-cell office:value-type="float" office:value="-2.387" calcext:value-type="float">
            <text:p>-2.387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er middle income</text:p>
          </table:table-cell>
          <table:table-cell office:value-type="float" office:value="3284.40149225267" calcext:value-type="float">
            <text:p>3284.40149225267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97413.858" calcext:value-type="float">
            <text:p>97413.858</text:p>
          </table:table-cell>
          <table:table-cell office:value-type="float" office:value="99010.212" calcext:value-type="float">
            <text:p>99010.212</text:p>
          </table:table-cell>
          <table:table-cell office:value-type="float" office:value="49118.035" calcext:value-type="float">
            <text:p>49118.035</text:p>
          </table:table-cell>
          <table:table-cell office:value-type="float" office:value="49892.177" calcext:value-type="float">
            <text:p>49892.177</text:p>
          </table:table-cell>
          <table:table-cell office:value-type="float" office:value="43.6736" calcext:value-type="float">
            <text:p>43.6736</text:p>
          </table:table-cell>
          <table:table-cell office:value-type="float" office:value="98.4484" calcext:value-type="float">
            <text:p>98.4</text:p>
          </table:table-cell>
          <table:table-cell office:value-type="float" office:value="15.5557" calcext:value-type="float">
            <text:p>15.5557</text:p>
          </table:table-cell>
          <table:table-cell office:value-type="float" office:value="3207.705" calcext:value-type="float">
            <text:p>3207.705</text:p>
          </table:table-cell>
          <table:table-cell office:value-type="float" office:value="32.385" calcext:value-type="float">
            <text:p>32.385</text:p>
          </table:table-cell>
          <table:table-cell office:value-type="float" office:value="3192.708" calcext:value-type="float">
            <text:p>3192.708</text:p>
          </table:table-cell>
          <table:table-cell office:value-type="float" office:value="3.225" calcext:value-type="float">
            <text:p>3.225</text:p>
          </table:table-cell>
          <table:table-cell office:value-type="float" office:value="21.4929" calcext:value-type="float">
            <text:p>21.4929</text:p>
          </table:table-cell>
          <table:table-cell office:value-type="float" office:value="4133.987" calcext:value-type="float">
            <text:p>4,134</text:p>
          </table:table-cell>
          <table:table-cell office:value-type="float" office:value="554.017" calcext:value-type="float">
            <text:p>554</text:p>
          </table:table-cell>
          <table:table-cell office:value-type="float" office:value="41.737" calcext:value-type="float">
            <text:p>42</text:p>
          </table:table-cell>
          <table:table-cell office:value-type="float" office:value="6.1061" calcext:value-type="float">
            <text:p>6</text:p>
          </table:table-cell>
          <table:table-cell office:value-type="float" office:value="2.6139" calcext:value-type="float">
            <text:p>3</text:p>
          </table:table-cell>
          <table:table-cell table:style-name="ce2" office:value-type="float" office:value="29.935" calcext:value-type="float">
            <text:p>29.9</text:p>
          </table:table-cell>
          <table:table-cell office:value-type="float" office:value="102.3" calcext:value-type="float">
            <text:p>102.3</text:p>
          </table:table-cell>
          <table:table-cell office:value-type="float" office:value="926.282" calcext:value-type="float">
            <text:p>926.3</text:p>
          </table:table-cell>
          <table:table-cell office:value-type="float" office:value="500.472" calcext:value-type="float">
            <text:p>500.47</text:p>
          </table:table-cell>
          <table:table-cell office:value-type="float" office:value="425.81" calcext:value-type="float">
            <text:p>425.81</text:p>
          </table:table-cell>
          <table:table-cell office:value-type="float" office:value="9.352" calcext:value-type="float">
            <text:p>9.352</text:p>
          </table:table-cell>
          <table:table-cell office:value-type="float" office:value="59.7428" calcext:value-type="float">
            <text:p>59.7428</text:p>
          </table:table-cell>
          <table:table-cell office:value-type="float" office:value="57.5157" calcext:value-type="float">
            <text:p>57.5157</text:p>
          </table:table-cell>
          <table:table-cell office:value-type="float" office:value="62.0504" calcext:value-type="float">
            <text:p>62.1</text:p>
          </table:table-cell>
          <table:table-cell office:value-type="float" office:value="51.0637" calcext:value-type="float">
            <text:p>51.1</text:p>
          </table:table-cell>
          <table:table-cell office:value-type="float" office:value="49.1511" calcext:value-type="float">
            <text:p>49.1511</text:p>
          </table:table-cell>
          <table:table-cell office:value-type="float" office:value="53.0197" calcext:value-type="float">
            <text:p>53.0197</text:p>
          </table:table-cell>
          <table:table-cell office:value-type="float" office:value="12.015" calcext:value-type="float">
            <text:p>12.015</text:p>
          </table:table-cell>
          <table:table-cell office:value-type="float" office:value="11.2226" calcext:value-type="float">
            <text:p>11.2226</text:p>
          </table:table-cell>
          <table:table-cell office:value-type="float" office:value="12.7443" calcext:value-type="float">
            <text:p>12.7443</text:p>
          </table:table-cell>
          <table:table-cell office:value-type="float" office:value="5.106" calcext:value-type="float">
            <text:p>5.106</text:p>
          </table:table-cell>
          <table:table-cell office:value-type="float" office:value="4.6899" calcext:value-type="float">
            <text:p>4.6899</text:p>
          </table:table-cell>
          <table:table-cell office:value-type="float" office:value="5.4265" calcext:value-type="float">
            <text:p>5.4265</text:p>
          </table:table-cell>
          <table:table-cell office:value-type="float" office:value="205.747" calcext:value-type="float">
            <text:p>205.747</text:p>
          </table:table-cell>
          <table:table-cell office:value-type="float" office:value="49.9998" calcext:value-type="float">
            <text:p>49.9998</text:p>
          </table:table-cell>
          <table:table-cell office:value-type="float" office:value="3965.786" calcext:value-type="float">
            <text:p>3965.786</text:p>
          </table:table-cell>
          <table:table-cell office:value-type="float" office:value="302.238" calcext:value-type="float">
            <text:p>302.238</text:p>
          </table:table-cell>
          <table:table-cell office:value-type="float" office:value="75.178" calcext:value-type="float">
            <text:p>75.178</text:p>
          </table:table-cell>
          <table:table-cell office:value-type="float" office:value="190.8572" calcext:value-type="float">
            <text:p>190.8572</text:p>
          </table:table-cell>
          <table:table-cell office:value-type="float" office:value="211.7911" calcext:value-type="float">
            <text:p>211.7911</text:p>
          </table:table-cell>
          <table:table-cell office:value-type="float" office:value="169.4993" calcext:value-type="float">
            <text:p>169.4993</text:p>
          </table:table-cell>
          <table:table-cell office:value-type="float" office:value="360.5337" calcext:value-type="float">
            <text:p>360.5337</text:p>
          </table:table-cell>
          <table:table-cell office:value-type="float" office:value="401.1181" calcext:value-type="float">
            <text:p>401.1181</text:p>
          </table:table-cell>
          <table:table-cell office:value-type="float" office:value="318.9515" calcext:value-type="float">
            <text:p>318.9515</text:p>
          </table:table-cell>
          <table:table-cell office:value-type="float" office:value="170.4284" calcext:value-type="float">
            <text:p>170.4284</text:p>
          </table:table-cell>
          <table:table-cell office:value-type="float" office:value="194.3926" calcext:value-type="float">
            <text:p>194.3926</text:p>
          </table:table-cell>
          <table:table-cell office:value-type="float" office:value="146.3523" calcext:value-type="float">
            <text:p>146.3523</text:p>
          </table:table-cell>
          <table:table-cell office:value-type="float" office:value="289.1849" calcext:value-type="float">
            <text:p>289.1849</text:p>
          </table:table-cell>
          <table:table-cell office:value-type="float" office:value="328.1188" calcext:value-type="float">
            <text:p>328.1188</text:p>
          </table:table-cell>
          <table:table-cell office:value-type="float" office:value="249.9736" calcext:value-type="float">
            <text:p>249.9736</text:p>
          </table:table-cell>
          <table:table-cell office:value-type="float" office:value="-14.999" calcext:value-type="float">
            <text:p>-14.999</text:p>
          </table:table-cell>
          <table:table-cell office:value-type="float" office:value="-0.151" calcext:value-type="float">
            <text:p>-0.151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1218.76812781148" calcext:value-type="float">
            <text:p>1218.76812781148</text:p>
          </table:table-cell>
          <table:table-cell office:value-type="string" calcext:value-type="string">
            <text:p>Congo, The Democratic Republic of 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5902.552" calcext:value-type="float">
            <text:p>5902.552</text:p>
          </table:table-cell>
          <table:table-cell office:value-type="float" office:value="5970.424" calcext:value-type="float">
            <text:p>5970.424</text:p>
          </table:table-cell>
          <table:table-cell office:value-type="float" office:value="2981.8" calcext:value-type="float">
            <text:p>2981.8</text:p>
          </table:table-cell>
          <table:table-cell office:value-type="float" office:value="2988.624" calcext:value-type="float">
            <text:p>2988.624</text:p>
          </table:table-cell>
          <table:table-cell office:value-type="float" office:value="17.4829" calcext:value-type="float">
            <text:p>17.4829</text:p>
          </table:table-cell>
          <table:table-cell office:value-type="float" office:value="99.7716" calcext:value-type="float">
            <text:p>99.8</text:p>
          </table:table-cell>
          <table:table-cell office:value-type="float" office:value="18.2622" calcext:value-type="float">
            <text:p>18.2622</text:p>
          </table:table-cell>
          <table:table-cell office:value-type="float" office:value="136.736" calcext:value-type="float">
            <text:p>136.736</text:p>
          </table:table-cell>
          <table:table-cell office:value-type="float" office:value="22.9" calcext:value-type="float">
            <text:p>22.9</text:p>
          </table:table-cell>
          <table:table-cell office:value-type="float" office:value="135.744" calcext:value-type="float">
            <text:p>135.744</text:p>
          </table:table-cell>
          <table:table-cell office:value-type="float" office:value="2.274" calcext:value-type="float">
            <text:p>2.274</text:p>
          </table:table-cell>
          <table:table-cell office:value-type="float" office:value="30.4814" calcext:value-type="float">
            <text:p>30.4814</text:p>
          </table:table-cell>
          <table:table-cell office:value-type="float" office:value="180.175" calcext:value-type="float">
            <text:p>180</text:p>
          </table:table-cell>
          <table:table-cell office:value-type="float" office:value="31.075" calcext:value-type="float">
            <text:p>31</text:p>
          </table:table-cell>
          <table:table-cell office:value-type="float" office:value="30.175" calcext:value-type="float">
            <text:p>30</text:p>
          </table:table-cell>
          <table:table-cell office:value-type="float" office:value="4.095" calcext:value-type="float">
            <text:p>4</text:p>
          </table:table-cell>
          <table:table-cell office:value-type="float" office:value="1.8447" calcext:value-type="float">
            <text:p>2</text:p>
          </table:table-cell>
          <table:table-cell table:style-name="ce2" office:value-type="float" office:value="28.844" calcext:value-type="float">
            <text:p>28.8</text:p>
          </table:table-cell>
          <table:table-cell office:value-type="float" office:value="102.6" calcext:value-type="float">
            <text:p>102.6</text:p>
          </table:table-cell>
          <table:table-cell office:value-type="float" office:value="43.439" calcext:value-type="float">
            <text:p>43.4</text:p>
          </table:table-cell>
          <table:table-cell office:value-type="float" office:value="22.927" calcext:value-type="float">
            <text:p>22.93</text:p>
          </table:table-cell>
          <table:table-cell office:value-type="float" office:value="20.512" calcext:value-type="float">
            <text:p>20.512</text:p>
          </table:table-cell>
          <table:table-cell office:value-type="float" office:value="7.275" calcext:value-type="float">
            <text:p>7.275</text:p>
          </table:table-cell>
          <table:table-cell office:value-type="float" office:value="63.0529" calcext:value-type="float">
            <text:p>63.0529</text:p>
          </table:table-cell>
          <table:table-cell office:value-type="float" office:value="61.5127" calcext:value-type="float">
            <text:p>61.5127</text:p>
          </table:table-cell>
          <table:table-cell office:value-type="float" office:value="64.617" calcext:value-type="float">
            <text:p>64.6</text:p>
          </table:table-cell>
          <table:table-cell office:value-type="float" office:value="51.8732" calcext:value-type="float">
            <text:p>51.9</text:p>
          </table:table-cell>
          <table:table-cell office:value-type="float" office:value="50.5189" calcext:value-type="float">
            <text:p>50.5189</text:p>
          </table:table-cell>
          <table:table-cell office:value-type="float" office:value="53.2354" calcext:value-type="float">
            <text:p>53.2354</text:p>
          </table:table-cell>
          <table:table-cell office:value-type="float" office:value="12.4136" calcext:value-type="float">
            <text:p>12.4136</text:p>
          </table:table-cell>
          <table:table-cell office:value-type="float" office:value="11.5713" calcext:value-type="float">
            <text:p>11.5713</text:p>
          </table:table-cell>
          <table:table-cell office:value-type="float" office:value="13.1807" calcext:value-type="float">
            <text:p>13.1807</text:p>
          </table:table-cell>
          <table:table-cell office:value-type="float" office:value="5.5144" calcext:value-type="float">
            <text:p>5.5144</text:p>
          </table:table-cell>
          <table:table-cell office:value-type="float" office:value="5.2074" calcext:value-type="float">
            <text:p>5.2074</text:p>
          </table:table-cell>
          <table:table-cell office:value-type="float" office:value="5.7441" calcext:value-type="float">
            <text:p>5.7441</text:p>
          </table:table-cell>
          <table:table-cell office:value-type="float" office:value="6.614" calcext:value-type="float">
            <text:p>6.614</text:p>
          </table:table-cell>
          <table:table-cell office:value-type="float" office:value="36.6971" calcext:value-type="float">
            <text:p>36.6971</text:p>
          </table:table-cell>
          <table:table-cell office:value-type="float" office:value="174.567" calcext:value-type="float">
            <text:p>174.567</text:p>
          </table:table-cell>
          <table:table-cell office:value-type="float" office:value="8.935" calcext:value-type="float">
            <text:p>8.935</text:p>
          </table:table-cell>
          <table:table-cell office:value-type="float" office:value="49.751" calcext:value-type="float">
            <text:p>49.751</text:p>
          </table:table-cell>
          <table:table-cell office:value-type="float" office:value="136.8869" calcext:value-type="float">
            <text:p>136.8869</text:p>
          </table:table-cell>
          <table:table-cell office:value-type="float" office:value="145.4538" calcext:value-type="float">
            <text:p>145.4538</text:p>
          </table:table-cell>
          <table:table-cell office:value-type="float" office:value="128.1802" calcext:value-type="float">
            <text:p>128.1802</text:p>
          </table:table-cell>
          <table:table-cell office:value-type="float" office:value="329.5059" calcext:value-type="float">
            <text:p>329.5059</text:p>
          </table:table-cell>
          <table:table-cell office:value-type="float" office:value="355.0977" calcext:value-type="float">
            <text:p>355.0977</text:p>
          </table:table-cell>
          <table:table-cell office:value-type="float" office:value="303.7789" calcext:value-type="float">
            <text:p>303.7789</text:p>
          </table:table-cell>
          <table:table-cell office:value-type="float" office:value="159.938" calcext:value-type="float">
            <text:p>159.938</text:p>
          </table:table-cell>
          <table:table-cell office:value-type="float" office:value="170.7275" calcext:value-type="float">
            <text:p>170.7275</text:p>
          </table:table-cell>
          <table:table-cell office:value-type="float" office:value="149.0739" calcext:value-type="float">
            <text:p>149.0739</text:p>
          </table:table-cell>
          <table:table-cell office:value-type="float" office:value="287.4273" calcext:value-type="float">
            <text:p>287.4273</text:p>
          </table:table-cell>
          <table:table-cell office:value-type="float" office:value="311.581" calcext:value-type="float">
            <text:p>311.581</text:p>
          </table:table-cell>
          <table:table-cell office:value-type="float" office:value="263.3888" calcext:value-type="float">
            <text:p>263.3888</text:p>
          </table:table-cell>
          <table:table-cell office:value-type="float" office:value="-1" calcext:value-type="float">
            <text:p>-1</text:p>
          </table:table-cell>
          <table:table-cell office:value-type="float" office:value="-0.167" calcext:value-type="float">
            <text:p>-0.167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er middle income</text:p>
          </table:table-cell>
          <table:table-cell office:value-type="float" office:value="3616.86450812392" calcext:value-type="float">
            <text:p>3616.86450812392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float" office:value="16.989" calcext:value-type="float">
            <text:p>16.989</text:p>
          </table:table-cell>
          <table:table-cell office:value-type="float" office:value="17.01" calcext:value-type="float">
            <text:p>17.01</text:p>
          </table:table-cell>
          <table:table-cell office:value-type="float" office:value="8.097" calcext:value-type="float">
            <text:p>8.097</text:p>
          </table:table-cell>
          <table:table-cell office:value-type="float" office:value="8.914" calcext:value-type="float">
            <text:p>8.914</text:p>
          </table:table-cell>
          <table:table-cell office:value-type="float" office:value="70.8771" calcext:value-type="float">
            <text:p>70.8771</text:p>
          </table:table-cell>
          <table:table-cell office:value-type="float" office:value="90.829" calcext:value-type="float">
            <text:p>90.8</text:p>
          </table:table-cell>
          <table:table-cell office:value-type="float" office:value="33.2669" calcext:value-type="float">
            <text:p>33.2669</text:p>
          </table:table-cell>
          <table:table-cell office:value-type="float" office:value="0.131" calcext:value-type="float">
            <text:p>0.131</text:p>
          </table:table-cell>
          <table:table-cell office:value-type="float" office:value="7.681" calcext:value-type="float">
            <text:p>7.681</text:p>
          </table:table-cell>
          <table:table-cell office:value-type="float" office:value="0.043" calcext:value-type="float">
            <text:p>0.043</text:p>
          </table:table-cell>
          <table:table-cell office:value-type="float" office:value="0.253" calcext:value-type="float">
            <text:p>0.253</text:p>
          </table:table-cell>
          <table:table-cell/>
          <table:table-cell office:value-type="float" office:value="0.275" calcext:value-type="float">
            <text:p>0</text:p>
          </table:table-cell>
          <table:table-cell office:value-type="float" office:value="0.029" calcext:value-type="float">
            <text:p>0</text:p>
          </table:table-cell>
          <table:table-cell office:value-type="float" office:value="16.11" calcext:value-type="float">
            <text:p>16</text:p>
          </table:table-cell>
          <table:table-cell office:value-type="float" office:value="2.2256" calcext:value-type="float">
            <text:p>2</text:p>
          </table:table-cell>
          <table:table-cell office:value-type="float" office:value="1.0632" calcext:value-type="float">
            <text:p>1</text:p>
          </table:table-cell>
          <table:table-cell table:style-name="ce2" office:value-type="float" office:value="28.612" calcext:value-type="float">
            <text:p>28.6</text:p>
          </table:table-cell>
          <table:table-cell office:value-type="float" office:value="106" calcext:value-type="float">
            <text:p>106.0</text:p>
          </table:table-cell>
          <table:table-cell office:value-type="float" office:value="0.144" calcext:value-type="float">
            <text:p>0.1</text:p>
          </table:table-cell>
          <table:table-cell office:value-type="float" office:value="0.085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8.429" calcext:value-type="float">
            <text:p>8.429</text:p>
          </table:table-cell>
          <table:table-cell office:value-type="float" office:value="75.1477" calcext:value-type="float">
            <text:p>75.1477</text:p>
          </table:table-cell>
          <table:table-cell office:value-type="float" office:value="71.4446" calcext:value-type="float">
            <text:p>71.4446</text:p>
          </table:table-cell>
          <table:table-cell office:value-type="float" office:value="79.0355" calcext:value-type="float">
            <text:p>79.0</text:p>
          </table:table-cell>
          <table:table-cell office:value-type="float" office:value="60.793" calcext:value-type="float">
            <text:p>60.8</text:p>
          </table:table-cell>
          <table:table-cell office:value-type="float" office:value="57.0918" calcext:value-type="float">
            <text:p>57.0918</text:p>
          </table:table-cell>
          <table:table-cell office:value-type="float" office:value="64.6744" calcext:value-type="float">
            <text:p>64.6744</text:p>
          </table:table-cell>
          <table:table-cell office:value-type="float" office:value="16.5764" calcext:value-type="float">
            <text:p>16.5764</text:p>
          </table:table-cell>
          <table:table-cell office:value-type="float" office:value="14.6736" calcext:value-type="float">
            <text:p>14.6736</text:p>
          </table:table-cell>
          <table:table-cell office:value-type="float" office:value="18.4881" calcext:value-type="float">
            <text:p>18.4881</text:p>
          </table:table-cell>
          <table:table-cell office:value-type="float" office:value="7.5514" calcext:value-type="float">
            <text:p>7.5514</text:p>
          </table:table-cell>
          <table:table-cell office:value-type="float" office:value="6.7215" calcext:value-type="float">
            <text:p>6.7215</text:p>
          </table:table-cell>
          <table:table-cell office:value-type="float" office:value="8.1849" calcext:value-type="float">
            <text:p>8.1849</text:p>
          </table:table-cell>
          <table:table-cell office:value-type="float" office:value="0.002" calcext:value-type="float">
            <text:p>0.002</text:p>
          </table:table-cell>
          <table:table-cell office:value-type="float" office:value="5.6616" calcext:value-type="float">
            <text:p>5.6616</text:p>
          </table:table-cell>
          <table:table-cell office:value-type="float" office:value="0.274" calcext:value-type="float">
            <text:p>0.274</text:p>
          </table:table-cell>
          <table:table-cell office:value-type="float" office:value="0.002" calcext:value-type="float">
            <text:p>0.002</text:p>
          </table:table-cell>
          <table:table-cell office:value-type="float" office:value="6.7897" calcext:value-type="float">
            <text:p>6.7897</text:p>
          </table:table-cell>
          <table:table-cell office:value-type="float" office:value="38.2117" calcext:value-type="float">
            <text:p>38.2117</text:p>
          </table:table-cell>
          <table:table-cell office:value-type="float" office:value="54.5498" calcext:value-type="float">
            <text:p>54.5498</text:p>
          </table:table-cell>
          <table:table-cell office:value-type="float" office:value="24.6467" calcext:value-type="float">
            <text:p>24.6467</text:p>
          </table:table-cell>
          <table:table-cell office:value-type="float" office:value="144.1048" calcext:value-type="float">
            <text:p>144.1048</text:p>
          </table:table-cell>
          <table:table-cell office:value-type="float" office:value="198.3032" calcext:value-type="float">
            <text:p>198.3032</text:p>
          </table:table-cell>
          <table:table-cell office:value-type="float" office:value="91.5469" calcext:value-type="float">
            <text:p>91.5469</text:p>
          </table:table-cell>
          <table:table-cell office:value-type="float" office:value="63.2279" calcext:value-type="float">
            <text:p>63.2279</text:p>
          </table:table-cell>
          <table:table-cell office:value-type="float" office:value="93.1674" calcext:value-type="float">
            <text:p>93.1674</text:p>
          </table:table-cell>
          <table:table-cell office:value-type="float" office:value="37.1679" calcext:value-type="float">
            <text:p>37.1679</text:p>
          </table:table-cell>
          <table:table-cell office:value-type="float" office:value="136.4666" calcext:value-type="float">
            <text:p>136.4666</text:p>
          </table:table-cell>
          <table:table-cell office:value-type="float" office:value="190.7242" calcext:value-type="float">
            <text:p>190.7242</text:p>
          </table:table-cell>
          <table:table-cell office:value-type="float" office:value="83.9464" calcext:value-type="float">
            <text:p>83.9464</text:p>
          </table:table-cell>
          <table:table-cell office:value-type="float" office:value="-0.1" calcext:value-type="float">
            <text:p>-0.1</text:p>
          </table:table-cell>
          <table:table-cell office:value-type="float" office:value="-5.862" calcext:value-type="float">
            <text:p>-5.862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East Asia &amp; Pacific</text:p>
          </table:table-cell>
          <table:table-cell table:number-columns-repeated="2"/>
          <table:table-cell office:value-type="string" calcext:value-type="string">
            <text:p>Cook Islands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5167.063" calcext:value-type="float">
            <text:p>5167.063</text:p>
          </table:table-cell>
          <table:table-cell office:value-type="float" office:value="5180.829" calcext:value-type="float">
            <text:p>5180.829</text:p>
          </table:table-cell>
          <table:table-cell office:value-type="float" office:value="2590.71" calcext:value-type="float">
            <text:p>2590.71</text:p>
          </table:table-cell>
          <table:table-cell office:value-type="float" office:value="2590.119" calcext:value-type="float">
            <text:p>2590.119</text:p>
          </table:table-cell>
          <table:table-cell office:value-type="float" office:value="101.4655" calcext:value-type="float">
            <text:p>101.4655</text:p>
          </table:table-cell>
          <table:table-cell office:value-type="float" office:value="100.0228" calcext:value-type="float">
            <text:p>100.0</text:p>
          </table:table-cell>
          <table:table-cell office:value-type="float" office:value="33.3359" calcext:value-type="float">
            <text:p>33.3359</text:p>
          </table:table-cell>
          <table:table-cell office:value-type="float" office:value="23.683" calcext:value-type="float">
            <text:p>23.683</text:p>
          </table:table-cell>
          <table:table-cell office:value-type="float" office:value="4.573" calcext:value-type="float">
            <text:p>4.573</text:p>
          </table:table-cell>
          <table:table-cell office:value-type="float" office:value="27.532" calcext:value-type="float">
            <text:p>27.532</text:p>
          </table:table-cell>
          <table:table-cell office:value-type="float" office:value="0.531" calcext:value-type="float">
            <text:p>0.531</text:p>
          </table:table-cell>
          <table:table-cell office:value-type="float" office:value="130.5362" calcext:value-type="float">
            <text:p>130.5362</text:p>
          </table:table-cell>
          <table:table-cell office:value-type="float" office:value="60.517" calcext:value-type="float">
            <text:p>61</text:p>
          </table:table-cell>
          <table:table-cell office:value-type="float" office:value="6.422" calcext:value-type="float">
            <text:p>6</text:p>
          </table:table-cell>
          <table:table-cell office:value-type="float" office:value="11.686" calcext:value-type="float">
            <text:p>12</text:p>
          </table:table-cell>
          <table:table-cell office:value-type="float" office:value="1.5225" calcext:value-type="float">
            <text:p>2</text:p>
          </table:table-cell>
          <table:table-cell office:value-type="float" office:value="0.7346" calcext:value-type="float">
            <text:p>1</text:p>
          </table:table-cell>
          <table:table-cell table:style-name="ce2" office:value-type="float" office:value="28.01" calcext:value-type="float">
            <text:p>28.0</text:p>
          </table:table-cell>
          <table:table-cell office:value-type="float" office:value="104.5" calcext:value-type="float">
            <text:p>104.5</text:p>
          </table:table-cell>
          <table:table-cell office:value-type="float" office:value="36.834" calcext:value-type="float">
            <text:p>36.8</text:p>
          </table:table-cell>
          <table:table-cell office:value-type="float" office:value="20.494" calcext:value-type="float">
            <text:p>20.49</text:p>
          </table:table-cell>
          <table:table-cell office:value-type="float" office:value="16.34" calcext:value-type="float">
            <text:p>16.34</text:p>
          </table:table-cell>
          <table:table-cell office:value-type="float" office:value="7.113" calcext:value-type="float">
            <text:p>7.113</text:p>
          </table:table-cell>
          <table:table-cell office:value-type="float" office:value="77.3202" calcext:value-type="float">
            <text:p>77.3202</text:p>
          </table:table-cell>
          <table:table-cell office:value-type="float" office:value="74.7618" calcext:value-type="float">
            <text:p>74.7618</text:p>
          </table:table-cell>
          <table:table-cell office:value-type="float" office:value="80.0359" calcext:value-type="float">
            <text:p>80.0</text:p>
          </table:table-cell>
          <table:table-cell office:value-type="float" office:value="63.0357" calcext:value-type="float">
            <text:p>63.0</text:p>
          </table:table-cell>
          <table:table-cell office:value-type="float" office:value="60.5062" calcext:value-type="float">
            <text:p>60.5062</text:p>
          </table:table-cell>
          <table:table-cell office:value-type="float" office:value="65.7176" calcext:value-type="float">
            <text:p>65.7176</text:p>
          </table:table-cell>
          <table:table-cell office:value-type="float" office:value="17.4306" calcext:value-type="float">
            <text:p>17.4306</text:p>
          </table:table-cell>
          <table:table-cell office:value-type="float" office:value="16.0692" calcext:value-type="float">
            <text:p>16.0692</text:p>
          </table:table-cell>
          <table:table-cell office:value-type="float" office:value="18.7758" calcext:value-type="float">
            <text:p>18.7758</text:p>
          </table:table-cell>
          <table:table-cell office:value-type="float" office:value="7.2181" calcext:value-type="float">
            <text:p>7.2181</text:p>
          </table:table-cell>
          <table:table-cell office:value-type="float" office:value="6.4185" calcext:value-type="float">
            <text:p>6.4185</text:p>
          </table:table-cell>
          <table:table-cell office:value-type="float" office:value="7.9063" calcext:value-type="float">
            <text:p>7.9063</text:p>
          </table:table-cell>
          <table:table-cell office:value-type="float" office:value="0.415" calcext:value-type="float">
            <text:p>0.415</text:p>
          </table:table-cell>
          <table:table-cell office:value-type="float" office:value="6.8449" calcext:value-type="float">
            <text:p>6.8449</text:p>
          </table:table-cell>
          <table:table-cell office:value-type="float" office:value="60.159" calcext:value-type="float">
            <text:p>60.159</text:p>
          </table:table-cell>
          <table:table-cell office:value-type="float" office:value="0.489" calcext:value-type="float">
            <text:p>0.489</text:p>
          </table:table-cell>
          <table:table-cell office:value-type="float" office:value="7.998" calcext:value-type="float">
            <text:p>7.998</text:p>
          </table:table-cell>
          <table:table-cell office:value-type="float" office:value="32.6262" calcext:value-type="float">
            <text:p>32.6262</text:p>
          </table:table-cell>
          <table:table-cell office:value-type="float" office:value="44.3145" calcext:value-type="float">
            <text:p>44.3145</text:p>
          </table:table-cell>
          <table:table-cell office:value-type="float" office:value="20.3636" calcext:value-type="float">
            <text:p>20.3636</text:p>
          </table:table-cell>
          <table:table-cell office:value-type="float" office:value="106.6152" calcext:value-type="float">
            <text:p>106.6152</text:p>
          </table:table-cell>
          <table:table-cell office:value-type="float" office:value="138.8489" calcext:value-type="float">
            <text:p>138.8489</text:p>
          </table:table-cell>
          <table:table-cell office:value-type="float" office:value="73.2551" calcext:value-type="float">
            <text:p>73.2551</text:p>
          </table:table-cell>
          <table:table-cell office:value-type="float" office:value="47.152" calcext:value-type="float">
            <text:p>47.152</text:p>
          </table:table-cell>
          <table:table-cell office:value-type="float" office:value="65.8038" calcext:value-type="float">
            <text:p>65.8038</text:p>
          </table:table-cell>
          <table:table-cell office:value-type="float" office:value="27.7282" calcext:value-type="float">
            <text:p>27.7282</text:p>
          </table:table-cell>
          <table:table-cell office:value-type="float" office:value="98.1205" calcext:value-type="float">
            <text:p>98.1205</text:p>
          </table:table-cell>
          <table:table-cell office:value-type="float" office:value="130.0162" calcext:value-type="float">
            <text:p>130.0162</text:p>
          </table:table-cell>
          <table:table-cell office:value-type="float" office:value="65.1669" calcext:value-type="float">
            <text:p>65.1669</text:p>
          </table:table-cell>
          <table:table-cell office:value-type="float" office:value="3.85" calcext:value-type="float">
            <text:p>3.85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23387.1322253792" calcext:value-type="float">
            <text:p>23387.1322253792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7810.491" calcext:value-type="float">
            <text:p>27810.491</text:p>
          </table:table-cell>
          <table:table-cell office:value-type="float" office:value="28160.542" calcext:value-type="float">
            <text:p>28160.542</text:p>
          </table:table-cell>
          <table:table-cell office:value-type="float" office:value="14215.57" calcext:value-type="float">
            <text:p>14215.57</text:p>
          </table:table-cell>
          <table:table-cell office:value-type="float" office:value="13944.972" calcext:value-type="float">
            <text:p>13944.972</text:p>
          </table:table-cell>
          <table:table-cell office:value-type="float" office:value="88.5552" calcext:value-type="float">
            <text:p>88.5552</text:p>
          </table:table-cell>
          <table:table-cell office:value-type="float" office:value="101.9405" calcext:value-type="float">
            <text:p>101.9</text:p>
          </table:table-cell>
          <table:table-cell office:value-type="float" office:value="17.752" calcext:value-type="float">
            <text:p>17.752</text:p>
          </table:table-cell>
          <table:table-cell office:value-type="float" office:value="694.104" calcext:value-type="float">
            <text:p>694.104</text:p>
          </table:table-cell>
          <table:table-cell office:value-type="float" office:value="24.649" calcext:value-type="float">
            <text:p>24.649</text:p>
          </table:table-cell>
          <table:table-cell office:value-type="float" office:value="700.103" calcext:value-type="float">
            <text:p>700.103</text:p>
          </table:table-cell>
          <table:table-cell office:value-type="float" office:value="2.486" calcext:value-type="float">
            <text:p>2.486</text:p>
          </table:table-cell>
          <table:table-cell office:value-type="float" office:value="27.882" calcext:value-type="float">
            <text:p>27.882</text:p>
          </table:table-cell>
          <table:table-cell office:value-type="float" office:value="943.133" calcext:value-type="float">
            <text:p>943</text:p>
          </table:table-cell>
          <table:table-cell office:value-type="float" office:value="160.223" calcext:value-type="float">
            <text:p>160</text:p>
          </table:table-cell>
          <table:table-cell office:value-type="float" office:value="33.492" calcext:value-type="float">
            <text:p>33</text:p>
          </table:table-cell>
          <table:table-cell office:value-type="float" office:value="4.3419" calcext:value-type="float">
            <text:p>4</text:p>
          </table:table-cell>
          <table:table-cell office:value-type="float" office:value="1.8782" calcext:value-type="float">
            <text:p>2</text:p>
          </table:table-cell>
          <table:table-cell table:style-name="ce2" office:value-type="float" office:value="28.9" calcext:value-type="float">
            <text:p>28.9</text:p>
          </table:table-cell>
          <table:table-cell office:value-type="float" office:value="103" calcext:value-type="float">
            <text:p>103.0</text:p>
          </table:table-cell>
          <table:table-cell office:value-type="float" office:value="249.029" calcext:value-type="float">
            <text:p>249.0</text:p>
          </table:table-cell>
          <table:table-cell office:value-type="float" office:value="134.756" calcext:value-type="float">
            <text:p>134.76</text:p>
          </table:table-cell>
          <table:table-cell office:value-type="float" office:value="114.273" calcext:value-type="float">
            <text:p>114.273</text:p>
          </table:table-cell>
          <table:table-cell office:value-type="float" office:value="8.843" calcext:value-type="float">
            <text:p>8.843</text:p>
          </table:table-cell>
          <table:table-cell office:value-type="float" office:value="58.9158" calcext:value-type="float">
            <text:p>58.9158</text:p>
          </table:table-cell>
          <table:table-cell office:value-type="float" office:value="57.6856" calcext:value-type="float">
            <text:p>57.6856</text:p>
          </table:table-cell>
          <table:table-cell office:value-type="float" office:value="60.2825" calcext:value-type="float">
            <text:p>60.3</text:p>
          </table:table-cell>
          <table:table-cell office:value-type="float" office:value="49.4259" calcext:value-type="float">
            <text:p>49.4</text:p>
          </table:table-cell>
          <table:table-cell office:value-type="float" office:value="48.7172" calcext:value-type="float">
            <text:p>48.7172</text:p>
          </table:table-cell>
          <table:table-cell office:value-type="float" office:value="50.2564" calcext:value-type="float">
            <text:p>50.2564</text:p>
          </table:table-cell>
          <table:table-cell office:value-type="float" office:value="12.1019" calcext:value-type="float">
            <text:p>12.1019</text:p>
          </table:table-cell>
          <table:table-cell office:value-type="float" office:value="11.3536" calcext:value-type="float">
            <text:p>11.3536</text:p>
          </table:table-cell>
          <table:table-cell office:value-type="float" office:value="12.9954" calcext:value-type="float">
            <text:p>12.9954</text:p>
          </table:table-cell>
          <table:table-cell office:value-type="float" office:value="5.8774" calcext:value-type="float">
            <text:p>5.8774</text:p>
          </table:table-cell>
          <table:table-cell office:value-type="float" office:value="5.2777" calcext:value-type="float">
            <text:p>5.2777</text:p>
          </table:table-cell>
          <table:table-cell office:value-type="float" office:value="6.4868" calcext:value-type="float">
            <text:p>6.4868</text:p>
          </table:table-cell>
          <table:table-cell office:value-type="float" office:value="53.457" calcext:value-type="float">
            <text:p>53.457</text:p>
          </table:table-cell>
          <table:table-cell office:value-type="float" office:value="56.7582" calcext:value-type="float">
            <text:p>56.7582</text:p>
          </table:table-cell>
          <table:table-cell office:value-type="float" office:value="901.482" calcext:value-type="float">
            <text:p>901.482</text:p>
          </table:table-cell>
          <table:table-cell office:value-type="float" office:value="70.617" calcext:value-type="float">
            <text:p>70.617</text:p>
          </table:table-cell>
          <table:table-cell office:value-type="float" office:value="75.6245" calcext:value-type="float">
            <text:p>75.6245</text:p>
          </table:table-cell>
          <table:table-cell office:value-type="float" office:value="184.9458" calcext:value-type="float">
            <text:p>184.9458</text:p>
          </table:table-cell>
          <table:table-cell office:value-type="float" office:value="194.2763" calcext:value-type="float">
            <text:p>194.2763</text:p>
          </table:table-cell>
          <table:table-cell office:value-type="float" office:value="175.4456" calcext:value-type="float">
            <text:p>175.4456</text:p>
          </table:table-cell>
          <table:table-cell office:value-type="float" office:value="405.821" calcext:value-type="float">
            <text:p>405.821</text:p>
          </table:table-cell>
          <table:table-cell office:value-type="float" office:value="419.513" calcext:value-type="float">
            <text:p>419.513</text:p>
          </table:table-cell>
          <table:table-cell office:value-type="float" office:value="391.2373" calcext:value-type="float">
            <text:p>391.2373</text:p>
          </table:table-cell>
          <table:table-cell office:value-type="float" office:value="200.0929" calcext:value-type="float">
            <text:p>200.0929</text:p>
          </table:table-cell>
          <table:table-cell office:value-type="float" office:value="202.2343" calcext:value-type="float">
            <text:p>202.2343</text:p>
          </table:table-cell>
          <table:table-cell office:value-type="float" office:value="197.8353" calcext:value-type="float">
            <text:p>197.8353</text:p>
          </table:table-cell>
          <table:table-cell office:value-type="float" office:value="348.2311" calcext:value-type="float">
            <text:p>348.2311</text:p>
          </table:table-cell>
          <table:table-cell office:value-type="float" office:value="356.528" calcext:value-type="float">
            <text:p>356.528</text:p>
          </table:table-cell>
          <table:table-cell office:value-type="float" office:value="339.2321" calcext:value-type="float">
            <text:p>339.2321</text:p>
          </table:table-cell>
          <table:table-cell office:value-type="float" office:value="6" calcext:value-type="float">
            <text:p>6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er middle income</text:p>
          </table:table-cell>
          <table:table-cell office:value-type="float" office:value="5939.7641364134" calcext:value-type="float">
            <text:p>5939.7641364134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041.171" calcext:value-type="float">
            <text:p>4041.171</text:p>
          </table:table-cell>
          <table:table-cell office:value-type="float" office:value="4030.358" calcext:value-type="float">
            <text:p>4030.358</text:p>
          </table:table-cell>
          <table:table-cell office:value-type="float" office:value="1963.04" calcext:value-type="float">
            <text:p>1963.04</text:p>
          </table:table-cell>
          <table:table-cell office:value-type="float" office:value="2067.318" calcext:value-type="float">
            <text:p>2067.318</text:p>
          </table:table-cell>
          <table:table-cell office:value-type="float" office:value="72.1046" calcext:value-type="float">
            <text:p>72.1046</text:p>
          </table:table-cell>
          <table:table-cell office:value-type="float" office:value="94.9559" calcext:value-type="float">
            <text:p>95.0</text:p>
          </table:table-cell>
          <table:table-cell office:value-type="float" office:value="43.951" calcext:value-type="float">
            <text:p>43.951</text:p>
          </table:table-cell>
          <table:table-cell office:value-type="float" office:value="-19.618" calcext:value-type="float">
            <text:p>-19.618</text:p>
          </table:table-cell>
          <table:table-cell office:value-type="float" office:value="-4.867" calcext:value-type="float">
            <text:p>-4.867</text:p>
          </table:table-cell>
          <table:table-cell office:value-type="float" office:value="-21.627" calcext:value-type="float">
            <text:p>-21.627</text:p>
          </table:table-cell>
          <table:table-cell office:value-type="float" office:value="-0.537" calcext:value-type="float">
            <text:p>-0.537</text:p>
          </table:table-cell>
          <table:table-cell/>
          <table:table-cell office:value-type="float" office:value="33.924" calcext:value-type="float">
            <text:p>34</text:p>
          </table:table-cell>
          <table:table-cell office:value-type="float" office:value="0.78" calcext:value-type="float">
            <text:p>1</text:p>
          </table:table-cell>
          <table:table-cell office:value-type="float" office:value="8.415" calcext:value-type="float">
            <text:p>8</text:p>
          </table:table-cell>
          <table:table-cell office:value-type="float" office:value="1.4454" calcext:value-type="float">
            <text:p>1</text:p>
          </table:table-cell>
          <table:table-cell office:value-type="float" office:value="0.6973" calcext:value-type="float">
            <text:p>1</text:p>
          </table:table-cell>
          <table:table-cell table:style-name="ce2" office:value-type="float" office:value="30.581" calcext:value-type="float">
            <text:p>30.6</text:p>
          </table:table-cell>
          <table:table-cell office:value-type="float" office:value="106" calcext:value-type="float">
            <text:p>106.0</text:p>
          </table:table-cell>
          <table:table-cell office:value-type="float" office:value="53.542" calcext:value-type="float">
            <text:p>53.5</text:p>
          </table:table-cell>
          <table:table-cell office:value-type="float" office:value="25.755" calcext:value-type="float">
            <text:p>25.76</text:p>
          </table:table-cell>
          <table:table-cell office:value-type="float" office:value="27.787" calcext:value-type="float">
            <text:p>27.787</text:p>
          </table:table-cell>
          <table:table-cell office:value-type="float" office:value="13.282" calcext:value-type="float">
            <text:p>13.282</text:p>
          </table:table-cell>
          <table:table-cell office:value-type="float" office:value="79.2355" calcext:value-type="float">
            <text:p>79.2355</text:p>
          </table:table-cell>
          <table:table-cell office:value-type="float" office:value="76.4151" calcext:value-type="float">
            <text:p>76.4151</text:p>
          </table:table-cell>
          <table:table-cell office:value-type="float" office:value="82.0004" calcext:value-type="float">
            <text:p>82.0</text:p>
          </table:table-cell>
          <table:table-cell office:value-type="float" office:value="64.5874" calcext:value-type="float">
            <text:p>64.6</text:p>
          </table:table-cell>
          <table:table-cell office:value-type="float" office:value="61.7958" calcext:value-type="float">
            <text:p>61.7958</text:p>
          </table:table-cell>
          <table:table-cell office:value-type="float" office:value="67.3173" calcext:value-type="float">
            <text:p>67.3173</text:p>
          </table:table-cell>
          <table:table-cell office:value-type="float" office:value="17.8207" calcext:value-type="float">
            <text:p>17.8207</text:p>
          </table:table-cell>
          <table:table-cell office:value-type="float" office:value="15.9861" calcext:value-type="float">
            <text:p>15.9861</text:p>
          </table:table-cell>
          <table:table-cell office:value-type="float" office:value="19.3759" calcext:value-type="float">
            <text:p>19.3759</text:p>
          </table:table-cell>
          <table:table-cell office:value-type="float" office:value="7.9667" calcext:value-type="float">
            <text:p>7.9667</text:p>
          </table:table-cell>
          <table:table-cell office:value-type="float" office:value="7.3005" calcext:value-type="float">
            <text:p>7.3005</text:p>
          </table:table-cell>
          <table:table-cell office:value-type="float" office:value="8.3576" calcext:value-type="float">
            <text:p>8.3576</text:p>
          </table:table-cell>
          <table:table-cell office:value-type="float" office:value="0.104" calcext:value-type="float">
            <text:p>0.104</text:p>
          </table:table-cell>
          <table:table-cell office:value-type="float" office:value="3.044" calcext:value-type="float">
            <text:p>3.044</text:p>
          </table:table-cell>
          <table:table-cell office:value-type="float" office:value="33.836" calcext:value-type="float">
            <text:p>33.836</text:p>
          </table:table-cell>
          <table:table-cell office:value-type="float" office:value="0.135" calcext:value-type="float">
            <text:p>0.135</text:p>
          </table:table-cell>
          <table:table-cell office:value-type="float" office:value="3.9221" calcext:value-type="float">
            <text:p>3.9221</text:p>
          </table:table-cell>
          <table:table-cell office:value-type="float" office:value="12.1363" calcext:value-type="float">
            <text:p>12.1363</text:p>
          </table:table-cell>
          <table:table-cell office:value-type="float" office:value="15.439" calcext:value-type="float">
            <text:p>15.439</text:p>
          </table:table-cell>
          <table:table-cell office:value-type="float" office:value="8.5801" calcext:value-type="float">
            <text:p>8.5801</text:p>
          </table:table-cell>
          <table:table-cell office:value-type="float" office:value="74.8237" calcext:value-type="float">
            <text:p>74.8237</text:p>
          </table:table-cell>
          <table:table-cell office:value-type="float" office:value="103.1215" calcext:value-type="float">
            <text:p>103.1215</text:p>
          </table:table-cell>
          <table:table-cell office:value-type="float" office:value="45.7567" calcext:value-type="float">
            <text:p>45.7567</text:p>
          </table:table-cell>
          <table:table-cell office:value-type="float" office:value="22.636" calcext:value-type="float">
            <text:p>22.636</text:p>
          </table:table-cell>
          <table:table-cell office:value-type="float" office:value="30.8254" calcext:value-type="float">
            <text:p>30.8254</text:p>
          </table:table-cell>
          <table:table-cell office:value-type="float" office:value="13.9242" calcext:value-type="float">
            <text:p>13.9242</text:p>
          </table:table-cell>
          <table:table-cell office:value-type="float" office:value="70.6142" calcext:value-type="float">
            <text:p>70.6142</text:p>
          </table:table-cell>
          <table:table-cell office:value-type="float" office:value="98.5384" calcext:value-type="float">
            <text:p>98.5384</text:p>
          </table:table-cell>
          <table:table-cell office:value-type="float" office:value="41.9803" calcext:value-type="float">
            <text:p>41.9803</text:p>
          </table:table-cell>
          <table:table-cell office:value-type="float" office:value="-2" calcext:value-type="float">
            <text:p>-2</text:p>
          </table:table-cell>
          <table:table-cell office:value-type="float" office:value="-0.496" calcext:value-type="float">
            <text:p>-0.496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33800.5514794393" calcext:value-type="float">
            <text:p>33800.5514794393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1220.585" calcext:value-type="float">
            <text:p>11220.585</text:p>
          </table:table-cell>
          <table:table-cell office:value-type="float" office:value="11212.191" calcext:value-type="float">
            <text:p>11212.191</text:p>
          </table:table-cell>
          <table:table-cell office:value-type="float" office:value="5562.694" calcext:value-type="float">
            <text:p>5562.694</text:p>
          </table:table-cell>
          <table:table-cell office:value-type="float" office:value="5649.497" calcext:value-type="float">
            <text:p>5649.497</text:p>
          </table:table-cell>
          <table:table-cell office:value-type="float" office:value="105.0244" calcext:value-type="float">
            <text:p>105.0244</text:p>
          </table:table-cell>
          <table:table-cell office:value-type="float" office:value="98.4635" calcext:value-type="float">
            <text:p>98.5</text:p>
          </table:table-cell>
          <table:table-cell office:value-type="float" office:value="41.2186" calcext:value-type="float">
            <text:p>41.2186</text:p>
          </table:table-cell>
          <table:table-cell office:value-type="float" office:value="-10.792" calcext:value-type="float">
            <text:p>-10.792</text:p>
          </table:table-cell>
          <table:table-cell office:value-type="float" office:value="-0.963" calcext:value-type="float">
            <text:p>-0.963</text:p>
          </table:table-cell>
          <table:table-cell office:value-type="float" office:value="-16.788" calcext:value-type="float">
            <text:p>-16.788</text:p>
          </table:table-cell>
          <table:table-cell office:value-type="float" office:value="-0.15" calcext:value-type="float">
            <text:p>-0.15</text:p>
          </table:table-cell>
          <table:table-cell/>
          <table:table-cell office:value-type="float" office:value="99.693" calcext:value-type="float">
            <text:p>100</text:p>
          </table:table-cell>
          <table:table-cell office:value-type="float" office:value="14.5" calcext:value-type="float">
            <text:p>15</text:p>
          </table:table-cell>
          <table:table-cell office:value-type="float" office:value="8.889" calcext:value-type="float">
            <text:p>9</text:p>
          </table:table-cell>
          <table:table-cell office:value-type="float" office:value="1.4487" calcext:value-type="float">
            <text:p>1</text:p>
          </table:table-cell>
          <table:table-cell office:value-type="float" office:value="0.6922" calcext:value-type="float">
            <text:p>1</text:p>
          </table:table-cell>
          <table:table-cell table:style-name="ce2" office:value-type="float" office:value="26.154" calcext:value-type="float">
            <text:p>26.2</text:p>
          </table:table-cell>
          <table:table-cell office:value-type="float" office:value="107.2" calcext:value-type="float">
            <text:p>107.2</text:p>
          </table:table-cell>
          <table:table-cell office:value-type="float" office:value="110.485" calcext:value-type="float">
            <text:p>110.5</text:p>
          </table:table-cell>
          <table:table-cell office:value-type="float" office:value="59.144" calcext:value-type="float">
            <text:p>59.14</text:p>
          </table:table-cell>
          <table:table-cell office:value-type="float" office:value="51.341" calcext:value-type="float">
            <text:p>51.341</text:p>
          </table:table-cell>
          <table:table-cell office:value-type="float" office:value="9.852" calcext:value-type="float">
            <text:p>9.852</text:p>
          </table:table-cell>
          <table:table-cell office:value-type="float" office:value="78.155" calcext:value-type="float">
            <text:p>78.155</text:p>
          </table:table-cell>
          <table:table-cell office:value-type="float" office:value="75.7928" calcext:value-type="float">
            <text:p>75.7928</text:p>
          </table:table-cell>
          <table:table-cell office:value-type="float" office:value="80.5647" calcext:value-type="float">
            <text:p>80.6</text:p>
          </table:table-cell>
          <table:table-cell office:value-type="float" office:value="63.6753" calcext:value-type="float">
            <text:p>63.7</text:p>
          </table:table-cell>
          <table:table-cell office:value-type="float" office:value="61.3564" calcext:value-type="float">
            <text:p>61.3564</text:p>
          </table:table-cell>
          <table:table-cell office:value-type="float" office:value="66.0338" calcext:value-type="float">
            <text:p>66.0338</text:p>
          </table:table-cell>
          <table:table-cell office:value-type="float" office:value="18.1916" calcext:value-type="float">
            <text:p>18.1916</text:p>
          </table:table-cell>
          <table:table-cell office:value-type="float" office:value="16.7574" calcext:value-type="float">
            <text:p>16.7574</text:p>
          </table:table-cell>
          <table:table-cell office:value-type="float" office:value="19.5287" calcext:value-type="float">
            <text:p>19.5287</text:p>
          </table:table-cell>
          <table:table-cell office:value-type="float" office:value="8.8781" calcext:value-type="float">
            <text:p>8.8781</text:p>
          </table:table-cell>
          <table:table-cell office:value-type="float" office:value="8.1406" calcext:value-type="float">
            <text:p>8.1406</text:p>
          </table:table-cell>
          <table:table-cell office:value-type="float" office:value="9.474" calcext:value-type="float">
            <text:p>9.474</text:p>
          </table:table-cell>
          <table:table-cell office:value-type="float" office:value="0.401" calcext:value-type="float">
            <text:p>0.401</text:p>
          </table:table-cell>
          <table:table-cell office:value-type="float" office:value="4.017" calcext:value-type="float">
            <text:p>4.017</text:p>
          </table:table-cell>
          <table:table-cell office:value-type="float" office:value="99.349" calcext:value-type="float">
            <text:p>99.349</text:p>
          </table:table-cell>
          <table:table-cell office:value-type="float" office:value="0.507" calcext:value-type="float">
            <text:p>0.507</text:p>
          </table:table-cell>
          <table:table-cell office:value-type="float" office:value="5.0012" calcext:value-type="float">
            <text:p>5.0012</text:p>
          </table:table-cell>
          <table:table-cell office:value-type="float" office:value="25.0808" calcext:value-type="float">
            <text:p>25.0808</text:p>
          </table:table-cell>
          <table:table-cell office:value-type="float" office:value="31.0185" calcext:value-type="float">
            <text:p>31.0185</text:p>
          </table:table-cell>
          <table:table-cell office:value-type="float" office:value="18.7465" calcext:value-type="float">
            <text:p>18.7465</text:p>
          </table:table-cell>
          <table:table-cell office:value-type="float" office:value="104.7973" calcext:value-type="float">
            <text:p>104.7973</text:p>
          </table:table-cell>
          <table:table-cell office:value-type="float" office:value="131.8348" calcext:value-type="float">
            <text:p>131.8348</text:p>
          </table:table-cell>
          <table:table-cell office:value-type="float" office:value="77.3517" calcext:value-type="float">
            <text:p>77.3517</text:p>
          </table:table-cell>
          <table:table-cell office:value-type="float" office:value="41.034" calcext:value-type="float">
            <text:p>41.034</text:p>
          </table:table-cell>
          <table:table-cell office:value-type="float" office:value="52.4421" calcext:value-type="float">
            <text:p>52.4421</text:p>
          </table:table-cell>
          <table:table-cell office:value-type="float" office:value="29.1317" calcext:value-type="float">
            <text:p>29.1317</text:p>
          </table:table-cell>
          <table:table-cell office:value-type="float" office:value="98.5792" calcext:value-type="float">
            <text:p>98.5792</text:p>
          </table:table-cell>
          <table:table-cell office:value-type="float" office:value="125.0791" calcext:value-type="float">
            <text:p>125.0791</text:p>
          </table:table-cell>
          <table:table-cell office:value-type="float" office:value="71.7664" calcext:value-type="float">
            <text:p>71.7664</text:p>
          </table:table-cell>
          <table:table-cell office:value-type="float" office:value="-6" calcext:value-type="float">
            <text:p>-6</text:p>
          </table:table-cell>
          <table:table-cell office:value-type="float" office:value="-0.535" calcext:value-type="float">
            <text:p>-0.535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9099.67" calcext:value-type="float">
            <text:p>9099.67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uraçao</text:p>
          </table:table-cell>
          <table:table-cell office:value-type="float" office:value="190.703" calcext:value-type="float">
            <text:p>190.703</text:p>
          </table:table-cell>
          <table:table-cell office:value-type="float" office:value="191.164" calcext:value-type="float">
            <text:p>191.164</text:p>
          </table:table-cell>
          <table:table-cell office:value-type="float" office:value="91.647" calcext:value-type="float">
            <text:p>91.647</text:p>
          </table:table-cell>
          <table:table-cell office:value-type="float" office:value="99.516" calcext:value-type="float">
            <text:p>99.516</text:p>
          </table:table-cell>
          <table:table-cell office:value-type="float" office:value="450.8573" calcext:value-type="float">
            <text:p>450.8573</text:p>
          </table:table-cell>
          <table:table-cell office:value-type="float" office:value="92.0932" calcext:value-type="float">
            <text:p>92.1</text:p>
          </table:table-cell>
          <table:table-cell office:value-type="float" office:value="36.0629" calcext:value-type="float">
            <text:p>36.0629</text:p>
          </table:table-cell>
          <table:table-cell office:value-type="float" office:value="0.406" calcext:value-type="float">
            <text:p>0.406</text:p>
          </table:table-cell>
          <table:table-cell office:value-type="float" office:value="2.125" calcext:value-type="float">
            <text:p>2.125</text:p>
          </table:table-cell>
          <table:table-cell office:value-type="float" office:value="0.921" calcext:value-type="float">
            <text:p>0.921</text:p>
          </table:table-cell>
          <table:table-cell office:value-type="float" office:value="0.482" calcext:value-type="float">
            <text:p>0.482</text:p>
          </table:table-cell>
          <table:table-cell/>
          <table:table-cell office:value-type="float" office:value="2.183" calcext:value-type="float">
            <text:p>2</text:p>
          </table:table-cell>
          <table:table-cell office:value-type="float" office:value="0.148" calcext:value-type="float">
            <text:p>0</text:p>
          </table:table-cell>
          <table:table-cell office:value-type="float" office:value="11.435" calcext:value-type="float">
            <text:p>11</text:p>
          </table:table-cell>
          <table:table-cell office:value-type="float" office:value="1.6467" calcext:value-type="float">
            <text:p>2</text:p>
          </table:table-cell>
          <table:table-cell office:value-type="float" office:value="0.7921" calcext:value-type="float">
            <text:p>1</text:p>
          </table:table-cell>
          <table:table-cell table:style-name="ce2" office:value-type="float" office:value="28.948" calcext:value-type="float">
            <text:p>28.9</text:p>
          </table:table-cell>
          <table:table-cell office:value-type="float" office:value="104.8" calcext:value-type="float">
            <text:p>104.8</text:p>
          </table:table-cell>
          <table:table-cell office:value-type="float" office:value="1.777" calcext:value-type="float">
            <text:p>1.8</text:p>
          </table:table-cell>
          <table:table-cell office:value-type="float" office:value="0.953" calcext:value-type="float">
            <text:p>0.95</text:p>
          </table:table-cell>
          <table:table-cell office:value-type="float" office:value="0.824" calcext:value-type="float">
            <text:p>0.824</text:p>
          </table:table-cell>
          <table:table-cell office:value-type="float" office:value="9.31" calcext:value-type="float">
            <text:p>9.31</text:p>
          </table:table-cell>
          <table:table-cell office:value-type="float" office:value="76.6512" calcext:value-type="float">
            <text:p>76.6512</text:p>
          </table:table-cell>
          <table:table-cell office:value-type="float" office:value="72.698" calcext:value-type="float">
            <text:p>72.698</text:p>
          </table:table-cell>
          <table:table-cell office:value-type="float" office:value="80.2766" calcext:value-type="float">
            <text:p>80.3</text:p>
          </table:table-cell>
          <table:table-cell office:value-type="float" office:value="62.5579" calcext:value-type="float">
            <text:p>62.6</text:p>
          </table:table-cell>
          <table:table-cell office:value-type="float" office:value="58.7098" calcext:value-type="float">
            <text:p>58.7098</text:p>
          </table:table-cell>
          <table:table-cell office:value-type="float" office:value="66.05" calcext:value-type="float">
            <text:p>66.05</text:p>
          </table:table-cell>
          <table:table-cell office:value-type="float" office:value="16.714" calcext:value-type="float">
            <text:p>16.714</text:p>
          </table:table-cell>
          <table:table-cell office:value-type="float" office:value="14.0669" calcext:value-type="float">
            <text:p>14.0669</text:p>
          </table:table-cell>
          <table:table-cell office:value-type="float" office:value="18.82" calcext:value-type="float">
            <text:p>18.82</text:p>
          </table:table-cell>
          <table:table-cell office:value-type="float" office:value="7.4091" calcext:value-type="float">
            <text:p>7.4091</text:p>
          </table:table-cell>
          <table:table-cell office:value-type="float" office:value="5.872" calcext:value-type="float">
            <text:p>5.872</text:p>
          </table:table-cell>
          <table:table-cell office:value-type="float" office:value="8.2821" calcext:value-type="float">
            <text:p>8.2821</text:p>
          </table:table-cell>
          <table:table-cell office:value-type="float" office:value="0.017" calcext:value-type="float">
            <text:p>0.017</text:p>
          </table:table-cell>
          <table:table-cell office:value-type="float" office:value="7.8496" calcext:value-type="float">
            <text:p>7.8496</text:p>
          </table:table-cell>
          <table:table-cell office:value-type="float" office:value="2.167" calcext:value-type="float">
            <text:p>2.167</text:p>
          </table:table-cell>
          <table:table-cell office:value-type="float" office:value="0.02" calcext:value-type="float">
            <text:p>0.02</text:p>
          </table:table-cell>
          <table:table-cell office:value-type="float" office:value="9.3688" calcext:value-type="float">
            <text:p>9.3688</text:p>
          </table:table-cell>
          <table:table-cell office:value-type="float" office:value="31.252" calcext:value-type="float">
            <text:p>31.252</text:p>
          </table:table-cell>
          <table:table-cell office:value-type="float" office:value="39.9475" calcext:value-type="float">
            <text:p>39.9475</text:p>
          </table:table-cell>
          <table:table-cell office:value-type="float" office:value="21.5694" calcext:value-type="float">
            <text:p>21.5694</text:p>
          </table:table-cell>
          <table:table-cell office:value-type="float" office:value="105.8815" calcext:value-type="float">
            <text:p>105.8815</text:p>
          </table:table-cell>
          <table:table-cell office:value-type="float" office:value="147.6094" calcext:value-type="float">
            <text:p>147.6094</text:p>
          </table:table-cell>
          <table:table-cell office:value-type="float" office:value="68.262" calcext:value-type="float">
            <text:p>68.262</text:p>
          </table:table-cell>
          <table:table-cell office:value-type="float" office:value="40.628" calcext:value-type="float">
            <text:p>40.628</text:p>
          </table:table-cell>
          <table:table-cell office:value-type="float" office:value="55.489" calcext:value-type="float">
            <text:p>55.489</text:p>
          </table:table-cell>
          <table:table-cell office:value-type="float" office:value="25.9221" calcext:value-type="float">
            <text:p>25.9221</text:p>
          </table:table-cell>
          <table:table-cell office:value-type="float" office:value="94.929" calcext:value-type="float">
            <text:p>94.929</text:p>
          </table:table-cell>
          <table:table-cell office:value-type="float" office:value="135.2317" calcext:value-type="float">
            <text:p>135.2317</text:p>
          </table:table-cell>
          <table:table-cell office:value-type="float" office:value="59.051" calcext:value-type="float">
            <text:p>59.051</text:p>
          </table:table-cell>
          <table:table-cell office:value-type="float" office:value="0.515" calcext:value-type="float">
            <text:p>0.515</text:p>
          </table:table-cell>
          <table:table-cell office:value-type="float" office:value="2.697" calcext:value-type="float">
            <text:p>2.697</text:p>
          </table:table-cell>
          <table:table-cell office:value-type="string" calcext:value-type="string">
            <text:p>CUW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High income</text:p>
          </table:table-cell>
          <table:table-cell office:value-type="float" office:value="20681.244711152" calcext:value-type="float">
            <text:p>20681.244711152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247.08" calcext:value-type="float">
            <text:p>1247.08</text:p>
          </table:table-cell>
          <table:table-cell office:value-type="float" office:value="1251.488" calcext:value-type="float">
            <text:p>1251.488</text:p>
          </table:table-cell>
          <table:table-cell office:value-type="float" office:value="626.776" calcext:value-type="float">
            <text:p>626.776</text:p>
          </table:table-cell>
          <table:table-cell office:value-type="float" office:value="624.713" calcext:value-type="float">
            <text:p>624.713</text:p>
          </table:table-cell>
          <table:table-cell office:value-type="float" office:value="135.4425" calcext:value-type="float">
            <text:p>135.4425</text:p>
          </table:table-cell>
          <table:table-cell office:value-type="float" office:value="100.3302" calcext:value-type="float">
            <text:p>100.3</text:p>
          </table:table-cell>
          <table:table-cell office:value-type="float" office:value="38.0711" calcext:value-type="float">
            <text:p>38.0711</text:p>
          </table:table-cell>
          <table:table-cell office:value-type="float" office:value="3.811" calcext:value-type="float">
            <text:p>3.811</text:p>
          </table:table-cell>
          <table:table-cell office:value-type="float" office:value="3.052" calcext:value-type="float">
            <text:p>3.052</text:p>
          </table:table-cell>
          <table:table-cell office:value-type="float" office:value="8.817" calcext:value-type="float">
            <text:p>8.817</text:p>
          </table:table-cell>
          <table:table-cell office:value-type="float" office:value="0.705" calcext:value-type="float">
            <text:p>0.705</text:p>
          </table:table-cell>
          <table:table-cell office:value-type="float" office:value="98.3187" calcext:value-type="float">
            <text:p>98.3187</text:p>
          </table:table-cell>
          <table:table-cell office:value-type="float" office:value="12.517" calcext:value-type="float">
            <text:p>13</text:p>
          </table:table-cell>
          <table:table-cell office:value-type="float" office:value="0.209" calcext:value-type="float">
            <text:p>0</text:p>
          </table:table-cell>
          <table:table-cell office:value-type="float" office:value="10.023" calcext:value-type="float">
            <text:p>10</text:p>
          </table:table-cell>
          <table:table-cell office:value-type="float" office:value="1.3106" calcext:value-type="float">
            <text:p>1</text:p>
          </table:table-cell>
          <table:table-cell office:value-type="float" office:value="0.6317" calcext:value-type="float">
            <text:p>1</text:p>
          </table:table-cell>
          <table:table-cell table:style-name="ce2" office:value-type="float" office:value="31.736" calcext:value-type="float">
            <text:p>31.7</text:p>
          </table:table-cell>
          <table:table-cell office:value-type="float" office:value="106.5" calcext:value-type="float">
            <text:p>106.5</text:p>
          </table:table-cell>
          <table:table-cell office:value-type="float" office:value="8.706" calcext:value-type="float">
            <text:p>8.7</text:p>
          </table:table-cell>
          <table:table-cell office:value-type="float" office:value="4.506" calcext:value-type="float">
            <text:p>4.51</text:p>
          </table:table-cell>
          <table:table-cell office:value-type="float" office:value="4.2" calcext:value-type="float">
            <text:p>4.2</text:p>
          </table:table-cell>
          <table:table-cell office:value-type="float" office:value="6.971" calcext:value-type="float">
            <text:p>6.971</text:p>
          </table:table-cell>
          <table:table-cell office:value-type="float" office:value="81.8886" calcext:value-type="float">
            <text:p>81.8886</text:p>
          </table:table-cell>
          <table:table-cell office:value-type="float" office:value="80.0678" calcext:value-type="float">
            <text:p>80.0678</text:p>
          </table:table-cell>
          <table:table-cell office:value-type="float" office:value="83.673" calcext:value-type="float">
            <text:p>83.7</text:p>
          </table:table-cell>
          <table:table-cell office:value-type="float" office:value="67.1249" calcext:value-type="float">
            <text:p>67.1</text:p>
          </table:table-cell>
          <table:table-cell office:value-type="float" office:value="65.3144" calcext:value-type="float">
            <text:p>65.3144</text:p>
          </table:table-cell>
          <table:table-cell office:value-type="float" office:value="68.8973" calcext:value-type="float">
            <text:p>68.8973</text:p>
          </table:table-cell>
          <table:table-cell office:value-type="float" office:value="19.6811" calcext:value-type="float">
            <text:p>19.6811</text:p>
          </table:table-cell>
          <table:table-cell office:value-type="float" office:value="18.3724" calcext:value-type="float">
            <text:p>18.3724</text:p>
          </table:table-cell>
          <table:table-cell office:value-type="float" office:value="20.8953" calcext:value-type="float">
            <text:p>20.8953</text:p>
          </table:table-cell>
          <table:table-cell office:value-type="float" office:value="9.0324" calcext:value-type="float">
            <text:p>9.0324</text:p>
          </table:table-cell>
          <table:table-cell office:value-type="float" office:value="8.3395" calcext:value-type="float">
            <text:p>8.3395</text:p>
          </table:table-cell>
          <table:table-cell office:value-type="float" office:value="9.5657" calcext:value-type="float">
            <text:p>9.5657</text:p>
          </table:table-cell>
          <table:table-cell office:value-type="float" office:value="0.027" calcext:value-type="float">
            <text:p>0.027</text:p>
          </table:table-cell>
          <table:table-cell office:value-type="float" office:value="2.1276" calcext:value-type="float">
            <text:p>2.1276</text:p>
          </table:table-cell>
          <table:table-cell office:value-type="float" office:value="12.494" calcext:value-type="float">
            <text:p>12.494</text:p>
          </table:table-cell>
          <table:table-cell office:value-type="float" office:value="0.032" calcext:value-type="float">
            <text:p>0.032</text:p>
          </table:table-cell>
          <table:table-cell office:value-type="float" office:value="2.4981" calcext:value-type="float">
            <text:p>2.4981</text:p>
          </table:table-cell>
          <table:table-cell office:value-type="float" office:value="9.3878" calcext:value-type="float">
            <text:p>9.3878</text:p>
          </table:table-cell>
          <table:table-cell office:value-type="float" office:value="11.8329" calcext:value-type="float">
            <text:p>11.8329</text:p>
          </table:table-cell>
          <table:table-cell office:value-type="float" office:value="6.7054" calcext:value-type="float">
            <text:p>6.7054</text:p>
          </table:table-cell>
          <table:table-cell office:value-type="float" office:value="55.1148" calcext:value-type="float">
            <text:p>55.1148</text:p>
          </table:table-cell>
          <table:table-cell office:value-type="float" office:value="68.426" calcext:value-type="float">
            <text:p>68.426</text:p>
          </table:table-cell>
          <table:table-cell office:value-type="float" office:value="42.1702" calcext:value-type="float">
            <text:p>42.1702</text:p>
          </table:table-cell>
          <table:table-cell office:value-type="float" office:value="17.6768" calcext:value-type="float">
            <text:p>17.6768</text:p>
          </table:table-cell>
          <table:table-cell office:value-type="float" office:value="22.3767" calcext:value-type="float">
            <text:p>22.3767</text:p>
          </table:table-cell>
          <table:table-cell office:value-type="float" office:value="12.8327" calcext:value-type="float">
            <text:p>12.8327</text:p>
          </table:table-cell>
          <table:table-cell office:value-type="float" office:value="52.3207" calcext:value-type="float">
            <text:p>52.3207</text:p>
          </table:table-cell>
          <table:table-cell office:value-type="float" office:value="65.4814" calcext:value-type="float">
            <text:p>65.4814</text:p>
          </table:table-cell>
          <table:table-cell office:value-type="float" office:value="39.545" calcext:value-type="float">
            <text:p>39.545</text:p>
          </table:table-cell>
          <table:table-cell office:value-type="float" office:value="5" calcext:value-type="float">
            <text:p>5</text:p>
          </table:table-cell>
          <table:table-cell office:value-type="float" office:value="4.003" calcext:value-type="float">
            <text:p>4.003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42556.109375" calcext:value-type="float">
            <text:p>42556.109375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0497.505" calcext:value-type="float">
            <text:p>10497.505</text:p>
          </table:table-cell>
          <table:table-cell office:value-type="float" office:value="10493.986" calcext:value-type="float">
            <text:p>10493.986</text:p>
          </table:table-cell>
          <table:table-cell office:value-type="float" office:value="5169.472" calcext:value-type="float">
            <text:p>5169.472</text:p>
          </table:table-cell>
          <table:table-cell office:value-type="float" office:value="5324.514" calcext:value-type="float">
            <text:p>5324.514</text:p>
          </table:table-cell>
          <table:table-cell office:value-type="float" office:value="135.9272" calcext:value-type="float">
            <text:p>135.9272</text:p>
          </table:table-cell>
          <table:table-cell office:value-type="float" office:value="97.0881" calcext:value-type="float">
            <text:p>97.1</text:p>
          </table:table-cell>
          <table:table-cell office:value-type="float" office:value="42.899" calcext:value-type="float">
            <text:p>42.899</text:p>
          </table:table-cell>
          <table:table-cell office:value-type="float" office:value="-29.052" calcext:value-type="float">
            <text:p>-29.052</text:p>
          </table:table-cell>
          <table:table-cell office:value-type="float" office:value="-2.772" calcext:value-type="float">
            <text:p>-2.772</text:p>
          </table:table-cell>
          <table:table-cell office:value-type="float" office:value="-7.038" calcext:value-type="float">
            <text:p>-7.038</text:p>
          </table:table-cell>
          <table:table-cell office:value-type="float" office:value="-0.067" calcext:value-type="float">
            <text:p>-0.067</text:p>
          </table:table-cell>
          <table:table-cell/>
          <table:table-cell office:value-type="float" office:value="101.555" calcext:value-type="float">
            <text:p>102</text:p>
          </table:table-cell>
          <table:table-cell office:value-type="float" office:value="2.31" calcext:value-type="float">
            <text:p>2</text:p>
          </table:table-cell>
          <table:table-cell office:value-type="float" office:value="9.688" calcext:value-type="float">
            <text:p>10</text:p>
          </table:table-cell>
          <table:table-cell office:value-type="float" office:value="1.6984" calcext:value-type="float">
            <text:p>2</text:p>
          </table:table-cell>
          <table:table-cell office:value-type="float" office:value="0.8216" calcext:value-type="float">
            <text:p>1</text:p>
          </table:table-cell>
          <table:table-cell table:style-name="ce2" office:value-type="float" office:value="30.177" calcext:value-type="float">
            <text:p>30.2</text:p>
          </table:table-cell>
          <table:table-cell office:value-type="float" office:value="105.3" calcext:value-type="float">
            <text:p>105.3</text:p>
          </table:table-cell>
          <table:table-cell office:value-type="float" office:value="130.607" calcext:value-type="float">
            <text:p>130.6</text:p>
          </table:table-cell>
          <table:table-cell office:value-type="float" office:value="67.765" calcext:value-type="float">
            <text:p>67.77</text:p>
          </table:table-cell>
          <table:table-cell office:value-type="float" office:value="62.842" calcext:value-type="float">
            <text:p>62.842</text:p>
          </table:table-cell>
          <table:table-cell office:value-type="float" office:value="12.46" calcext:value-type="float">
            <text:p>12.46</text:p>
          </table:table-cell>
          <table:table-cell office:value-type="float" office:value="78.1285" calcext:value-type="float">
            <text:p>78.1285</text:p>
          </table:table-cell>
          <table:table-cell office:value-type="float" office:value="75.1065" calcext:value-type="float">
            <text:p>75.1065</text:p>
          </table:table-cell>
          <table:table-cell office:value-type="float" office:value="81.2199" calcext:value-type="float">
            <text:p>81.2</text:p>
          </table:table-cell>
          <table:table-cell office:value-type="float" office:value="63.4123" calcext:value-type="float">
            <text:p>63.4</text:p>
          </table:table-cell>
          <table:table-cell office:value-type="float" office:value="60.4104" calcext:value-type="float">
            <text:p>60.4104</text:p>
          </table:table-cell>
          <table:table-cell office:value-type="float" office:value="66.4794" calcext:value-type="float">
            <text:p>66.4794</text:p>
          </table:table-cell>
          <table:table-cell office:value-type="float" office:value="17.2383" calcext:value-type="float">
            <text:p>17.2383</text:p>
          </table:table-cell>
          <table:table-cell office:value-type="float" office:value="15.1419" calcext:value-type="float">
            <text:p>15.1419</text:p>
          </table:table-cell>
          <table:table-cell office:value-type="float" office:value="19.0974" calcext:value-type="float">
            <text:p>19.0974</text:p>
          </table:table-cell>
          <table:table-cell office:value-type="float" office:value="7.7879" calcext:value-type="float">
            <text:p>7.7879</text:p>
          </table:table-cell>
          <table:table-cell office:value-type="float" office:value="6.819" calcext:value-type="float">
            <text:p>6.819</text:p>
          </table:table-cell>
          <table:table-cell office:value-type="float" office:value="8.3961" calcext:value-type="float">
            <text:p>8.3961</text:p>
          </table:table-cell>
          <table:table-cell office:value-type="float" office:value="0.24" calcext:value-type="float">
            <text:p>0.24</text:p>
          </table:table-cell>
          <table:table-cell office:value-type="float" office:value="2.355" calcext:value-type="float">
            <text:p>2.355</text:p>
          </table:table-cell>
          <table:table-cell office:value-type="float" office:value="101.35" calcext:value-type="float">
            <text:p>101.35</text:p>
          </table:table-cell>
          <table:table-cell office:value-type="float" office:value="0.296" calcext:value-type="float">
            <text:p>0.296</text:p>
          </table:table-cell>
          <table:table-cell office:value-type="float" office:value="2.8714" calcext:value-type="float">
            <text:p>2.8714</text:p>
          </table:table-cell>
          <table:table-cell office:value-type="float" office:value="17.1105" calcext:value-type="float">
            <text:p>17.1105</text:p>
          </table:table-cell>
          <table:table-cell office:value-type="float" office:value="22.3217" calcext:value-type="float">
            <text:p>22.3217</text:p>
          </table:table-cell>
          <table:table-cell office:value-type="float" office:value="11.548" calcext:value-type="float">
            <text:p>11.548</text:p>
          </table:table-cell>
          <table:table-cell office:value-type="float" office:value="90.2437" calcext:value-type="float">
            <text:p>90.2437</text:p>
          </table:table-cell>
          <table:table-cell office:value-type="float" office:value="119.6058" calcext:value-type="float">
            <text:p>119.6058</text:p>
          </table:table-cell>
          <table:table-cell office:value-type="float" office:value="58.8415" calcext:value-type="float">
            <text:p>58.8415</text:p>
          </table:table-cell>
          <table:table-cell office:value-type="float" office:value="32.8944" calcext:value-type="float">
            <text:p>32.8944</text:p>
          </table:table-cell>
          <table:table-cell office:value-type="float" office:value="43.6068" calcext:value-type="float">
            <text:p>43.6068</text:p>
          </table:table-cell>
          <table:table-cell office:value-type="float" office:value="21.4053" calcext:value-type="float">
            <text:p>21.4053</text:p>
          </table:table-cell>
          <table:table-cell office:value-type="float" office:value="86.816" calcext:value-type="float">
            <text:p>86.816</text:p>
          </table:table-cell>
          <table:table-cell office:value-type="float" office:value="115.9028" calcext:value-type="float">
            <text:p>115.9028</text:p>
          </table:table-cell>
          <table:table-cell office:value-type="float" office:value="55.7292" calcext:value-type="float">
            <text:p>55.7292</text:p>
          </table:table-cell>
          <table:table-cell office:value-type="float" office:value="22.011" calcext:value-type="float">
            <text:p>22.01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44260.8564723717" calcext:value-type="float">
            <text:p>44260.8564723717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867.977" calcext:value-type="float">
            <text:p>5867.977</text:p>
          </table:table-cell>
          <table:table-cell office:value-type="float" office:value="5882.261" calcext:value-type="float">
            <text:p>5882.261</text:p>
          </table:table-cell>
          <table:table-cell office:value-type="float" office:value="2926.508" calcext:value-type="float">
            <text:p>2926.508</text:p>
          </table:table-cell>
          <table:table-cell office:value-type="float" office:value="2955.754" calcext:value-type="float">
            <text:p>2955.754</text:p>
          </table:table-cell>
          <table:table-cell office:value-type="float" office:value="138.7522" calcext:value-type="float">
            <text:p>138.7522</text:p>
          </table:table-cell>
          <table:table-cell office:value-type="float" office:value="99.0105" calcext:value-type="float">
            <text:p>99.0</text:p>
          </table:table-cell>
          <table:table-cell office:value-type="float" office:value="41.2913" calcext:value-type="float">
            <text:p>41.2913</text:p>
          </table:table-cell>
          <table:table-cell office:value-type="float" office:value="8.568" calcext:value-type="float">
            <text:p>8.568</text:p>
          </table:table-cell>
          <table:table-cell office:value-type="float" office:value="1.459" calcext:value-type="float">
            <text:p>1.459</text:p>
          </table:table-cell>
          <table:table-cell office:value-type="float" office:value="28.569" calcext:value-type="float">
            <text:p>28.569</text:p>
          </table:table-cell>
          <table:table-cell office:value-type="float" office:value="0.486" calcext:value-type="float">
            <text:p>0.486</text:p>
          </table:table-cell>
          <table:table-cell/>
          <table:table-cell office:value-type="float" office:value="64.107" calcext:value-type="float">
            <text:p>64</text:p>
          </table:table-cell>
          <table:table-cell office:value-type="float" office:value="0.304" calcext:value-type="float">
            <text:p>0</text:p>
          </table:table-cell>
          <table:table-cell office:value-type="float" office:value="10.917" calcext:value-type="float">
            <text:p>11</text:p>
          </table:table-cell>
          <table:table-cell office:value-type="float" office:value="1.719" calcext:value-type="float">
            <text:p>2</text:p>
          </table:table-cell>
          <table:table-cell office:value-type="float" office:value="0.8309" calcext:value-type="float">
            <text:p>1</text:p>
          </table:table-cell>
          <table:table-cell table:style-name="ce2" office:value-type="float" office:value="31.456" calcext:value-type="float">
            <text:p>31.5</text:p>
          </table:table-cell>
          <table:table-cell office:value-type="float" office:value="105.7" calcext:value-type="float">
            <text:p>105.7</text:p>
          </table:table-cell>
          <table:table-cell office:value-type="float" office:value="55.539" calcext:value-type="float">
            <text:p>55.5</text:p>
          </table:table-cell>
          <table:table-cell office:value-type="float" office:value="28.473" calcext:value-type="float">
            <text:p>28.47</text:p>
          </table:table-cell>
          <table:table-cell office:value-type="float" office:value="27.066" calcext:value-type="float">
            <text:p>27.066</text:p>
          </table:table-cell>
          <table:table-cell office:value-type="float" office:value="9.458" calcext:value-type="float">
            <text:p>9.458</text:p>
          </table:table-cell>
          <table:table-cell office:value-type="float" office:value="81.8822" calcext:value-type="float">
            <text:p>81.8822</text:p>
          </table:table-cell>
          <table:table-cell office:value-type="float" office:value="79.9577" calcext:value-type="float">
            <text:p>79.9577</text:p>
          </table:table-cell>
          <table:table-cell office:value-type="float" office:value="83.8019" calcext:value-type="float">
            <text:p>83.8</text:p>
          </table:table-cell>
          <table:table-cell office:value-type="float" office:value="67.1882" calcext:value-type="float">
            <text:p>67.2</text:p>
          </table:table-cell>
          <table:table-cell office:value-type="float" office:value="65.2914" calcext:value-type="float">
            <text:p>65.2914</text:p>
          </table:table-cell>
          <table:table-cell office:value-type="float" office:value="69.0764" calcext:value-type="float">
            <text:p>69.0764</text:p>
          </table:table-cell>
          <table:table-cell office:value-type="float" office:value="20.0388" calcext:value-type="float">
            <text:p>20.0388</text:p>
          </table:table-cell>
          <table:table-cell office:value-type="float" office:value="18.6616" calcext:value-type="float">
            <text:p>18.6616</text:p>
          </table:table-cell>
          <table:table-cell office:value-type="float" office:value="21.3218" calcext:value-type="float">
            <text:p>21.3218</text:p>
          </table:table-cell>
          <table:table-cell office:value-type="float" office:value="9.1771" calcext:value-type="float">
            <text:p>9.1771</text:p>
          </table:table-cell>
          <table:table-cell office:value-type="float" office:value="8.2893" calcext:value-type="float">
            <text:p>8.2893</text:p>
          </table:table-cell>
          <table:table-cell office:value-type="float" office:value="9.8682" calcext:value-type="float">
            <text:p>9.8682</text:p>
          </table:table-cell>
          <table:table-cell office:value-type="float" office:value="0.188" calcext:value-type="float">
            <text:p>0.188</text:p>
          </table:table-cell>
          <table:table-cell office:value-type="float" office:value="2.9332" calcext:value-type="float">
            <text:p>2.9332</text:p>
          </table:table-cell>
          <table:table-cell office:value-type="float" office:value="63.946" calcext:value-type="float">
            <text:p>63.946</text:p>
          </table:table-cell>
          <table:table-cell office:value-type="float" office:value="0.212" calcext:value-type="float">
            <text:p>0.212</text:p>
          </table:table-cell>
          <table:table-cell office:value-type="float" office:value="3.312" calcext:value-type="float">
            <text:p>3.312</text:p>
          </table:table-cell>
          <table:table-cell office:value-type="float" office:value="11.9515" calcext:value-type="float">
            <text:p>11.9515</text:p>
          </table:table-cell>
          <table:table-cell office:value-type="float" office:value="15.0363" calcext:value-type="float">
            <text:p>15.0363</text:p>
          </table:table-cell>
          <table:table-cell office:value-type="float" office:value="8.7242" calcext:value-type="float">
            <text:p>8.7242</text:p>
          </table:table-cell>
          <table:table-cell office:value-type="float" office:value="61.2088" calcext:value-type="float">
            <text:p>61.2088</text:p>
          </table:table-cell>
          <table:table-cell office:value-type="float" office:value="75.4328" calcext:value-type="float">
            <text:p>75.4328</text:p>
          </table:table-cell>
          <table:table-cell office:value-type="float" office:value="46.5819" calcext:value-type="float">
            <text:p>46.5819</text:p>
          </table:table-cell>
          <table:table-cell office:value-type="float" office:value="20.3908" calcext:value-type="float">
            <text:p>20.3908</text:p>
          </table:table-cell>
          <table:table-cell office:value-type="float" office:value="26.1467" calcext:value-type="float">
            <text:p>26.1467</text:p>
          </table:table-cell>
          <table:table-cell office:value-type="float" office:value="14.4911" calcext:value-type="float">
            <text:p>14.4911</text:p>
          </table:table-cell>
          <table:table-cell office:value-type="float" office:value="57.6288" calcext:value-type="float">
            <text:p>57.6288</text:p>
          </table:table-cell>
          <table:table-cell office:value-type="float" office:value="71.4922" calcext:value-type="float">
            <text:p>71.4922</text:p>
          </table:table-cell>
          <table:table-cell office:value-type="float" office:value="43.3974" calcext:value-type="float">
            <text:p>43.3974</text:p>
          </table:table-cell>
          <table:table-cell office:value-type="float" office:value="19.999" calcext:value-type="float">
            <text:p>19.999</text:p>
          </table:table-cell>
          <table:table-cell office:value-type="float" office:value="3.406" calcext:value-type="float">
            <text:p>3.406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64651.2164467137" calcext:value-type="float">
            <text:p>64651.2164467137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113.147" calcext:value-type="float">
            <text:p>1113.147</text:p>
          </table:table-cell>
          <table:table-cell office:value-type="float" office:value="1120.849" calcext:value-type="float">
            <text:p>1120.849</text:p>
          </table:table-cell>
          <table:table-cell office:value-type="float" office:value="556.264" calcext:value-type="float">
            <text:p>556.264</text:p>
          </table:table-cell>
          <table:table-cell office:value-type="float" office:value="564.584" calcext:value-type="float">
            <text:p>564.584</text:p>
          </table:table-cell>
          <table:table-cell office:value-type="float" office:value="48.3541" calcext:value-type="float">
            <text:p>48.3541</text:p>
          </table:table-cell>
          <table:table-cell office:value-type="float" office:value="98.5264" calcext:value-type="float">
            <text:p>98.5</text:p>
          </table:table-cell>
          <table:table-cell office:value-type="float" office:value="23.9805" calcext:value-type="float">
            <text:p>23.9805</text:p>
          </table:table-cell>
          <table:table-cell office:value-type="float" office:value="14.508" calcext:value-type="float">
            <text:p>14.508</text:p>
          </table:table-cell>
          <table:table-cell office:value-type="float" office:value="12.949" calcext:value-type="float">
            <text:p>12.949</text:p>
          </table:table-cell>
          <table:table-cell office:value-type="float" office:value="15.403" calcext:value-type="float">
            <text:p>15.403</text:p>
          </table:table-cell>
          <table:table-cell office:value-type="float" office:value="1.374" calcext:value-type="float">
            <text:p>1.374</text:p>
          </table:table-cell>
          <table:table-cell office:value-type="float" office:value="50.4474" calcext:value-type="float">
            <text:p>50.4474</text:p>
          </table:table-cell>
          <table:table-cell office:value-type="float" office:value="24.549" calcext:value-type="float">
            <text:p>25</text:p>
          </table:table-cell>
          <table:table-cell office:value-type="float" office:value="1.282" calcext:value-type="float">
            <text:p>1</text:p>
          </table:table-cell>
          <table:table-cell office:value-type="float" office:value="21.911" calcext:value-type="float">
            <text:p>22</text:p>
          </table:table-cell>
          <table:table-cell office:value-type="float" office:value="2.757" calcext:value-type="float">
            <text:p>3</text:p>
          </table:table-cell>
          <table:table-cell office:value-type="float" office:value="1.213" calcext:value-type="float">
            <text:p>1</text:p>
          </table:table-cell>
          <table:table-cell table:style-name="ce2" office:value-type="float" office:value="31.267" calcext:value-type="float">
            <text:p>31.3</text:p>
          </table:table-cell>
          <table:table-cell office:value-type="float" office:value="103.7" calcext:value-type="float">
            <text:p>103.7</text:p>
          </table:table-cell>
          <table:table-cell office:value-type="float" office:value="10.041" calcext:value-type="float">
            <text:p>10.0</text:p>
          </table:table-cell>
          <table:table-cell office:value-type="float" office:value="5.502" calcext:value-type="float">
            <text:p>5.50</text:p>
          </table:table-cell>
          <table:table-cell office:value-type="float" office:value="4.539" calcext:value-type="float">
            <text:p>4.539</text:p>
          </table:table-cell>
          <table:table-cell office:value-type="float" office:value="8.962" calcext:value-type="float">
            <text:p>8.962</text:p>
          </table:table-cell>
          <table:table-cell office:value-type="float" office:value="62.859" calcext:value-type="float">
            <text:p>62.859</text:p>
          </table:table-cell>
          <table:table-cell office:value-type="float" office:value="60.3361" calcext:value-type="float">
            <text:p>60.3361</text:p>
          </table:table-cell>
          <table:table-cell office:value-type="float" office:value="65.5027" calcext:value-type="float">
            <text:p>65.5</text:p>
          </table:table-cell>
          <table:table-cell office:value-type="float" office:value="52.5558" calcext:value-type="float">
            <text:p>52.6</text:p>
          </table:table-cell>
          <table:table-cell office:value-type="float" office:value="50.3687" calcext:value-type="float">
            <text:p>50.3687</text:p>
          </table:table-cell>
          <table:table-cell office:value-type="float" office:value="54.8141" calcext:value-type="float">
            <text:p>54.8141</text:p>
          </table:table-cell>
          <table:table-cell office:value-type="float" office:value="12.5815" calcext:value-type="float">
            <text:p>12.5815</text:p>
          </table:table-cell>
          <table:table-cell office:value-type="float" office:value="11.6925" calcext:value-type="float">
            <text:p>11.6925</text:p>
          </table:table-cell>
          <table:table-cell office:value-type="float" office:value="13.4016" calcext:value-type="float">
            <text:p>13.4016</text:p>
          </table:table-cell>
          <table:table-cell office:value-type="float" office:value="5.3319" calcext:value-type="float">
            <text:p>5.3319</text:p>
          </table:table-cell>
          <table:table-cell office:value-type="float" office:value="4.8674" calcext:value-type="float">
            <text:p>4.8674</text:p>
          </table:table-cell>
          <table:table-cell office:value-type="float" office:value="5.6992" calcext:value-type="float">
            <text:p>5.6992</text:p>
          </table:table-cell>
          <table:table-cell office:value-type="float" office:value="0.896" calcext:value-type="float">
            <text:p>0.896</text:p>
          </table:table-cell>
          <table:table-cell office:value-type="float" office:value="36.506" calcext:value-type="float">
            <text:p>36.506</text:p>
          </table:table-cell>
          <table:table-cell office:value-type="float" office:value="23.785" calcext:value-type="float">
            <text:p>23.785</text:p>
          </table:table-cell>
          <table:table-cell office:value-type="float" office:value="1.259" calcext:value-type="float">
            <text:p>1.259</text:p>
          </table:table-cell>
          <table:table-cell office:value-type="float" office:value="51.4202" calcext:value-type="float">
            <text:p>51.4202</text:p>
          </table:table-cell>
          <table:table-cell office:value-type="float" office:value="154.6177" calcext:value-type="float">
            <text:p>154.6177</text:p>
          </table:table-cell>
          <table:table-cell office:value-type="float" office:value="177.7984" calcext:value-type="float">
            <text:p>177.7984</text:p>
          </table:table-cell>
          <table:table-cell office:value-type="float" office:value="130.5987" calcext:value-type="float">
            <text:p>130.5987</text:p>
          </table:table-cell>
          <table:table-cell office:value-type="float" office:value="314.5248" calcext:value-type="float">
            <text:p>314.5248</text:p>
          </table:table-cell>
          <table:table-cell office:value-type="float" office:value="360.0358" calcext:value-type="float">
            <text:p>360.0358</text:p>
          </table:table-cell>
          <table:table-cell office:value-type="float" office:value="267.5141" calcext:value-type="float">
            <text:p>267.5141</text:p>
          </table:table-cell>
          <table:table-cell office:value-type="float" office:value="151.0102" calcext:value-type="float">
            <text:p>151.0102</text:p>
          </table:table-cell>
          <table:table-cell office:value-type="float" office:value="177.7929" calcext:value-type="float">
            <text:p>177.7929</text:p>
          </table:table-cell>
          <table:table-cell office:value-type="float" office:value="123.8335" calcext:value-type="float">
            <text:p>123.8335</text:p>
          </table:table-cell>
          <table:table-cell office:value-type="float" office:value="260.3581" calcext:value-type="float">
            <text:p>260.3581</text:p>
          </table:table-cell>
          <table:table-cell office:value-type="float" office:value="303.327" calcext:value-type="float">
            <text:p>303.327</text:p>
          </table:table-cell>
          <table:table-cell office:value-type="float" office:value="216.771" calcext:value-type="float">
            <text:p>216.771</text:p>
          </table:table-cell>
          <table:table-cell office:value-type="float" office:value="0.9" calcext:value-type="float">
            <text:p>0.9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Lower middle income</text:p>
          </table:table-cell>
          <table:table-cell office:value-type="float" office:value="5925.79529621207" calcext:value-type="float">
            <text:p>5925.79529621207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72.6" calcext:value-type="float">
            <text:p>72.6</text:p>
          </table:table-cell>
          <table:table-cell office:value-type="float" office:value="72.738" calcext:value-type="float">
            <text:p>72.738</text:p>
          </table:table-cell>
          <table:table-cell office:value-type="float" office:value="36.161" calcext:value-type="float">
            <text:p>36.161</text:p>
          </table:table-cell>
          <table:table-cell office:value-type="float" office:value="36.577" calcext:value-type="float">
            <text:p>36.577</text:p>
          </table:table-cell>
          <table:table-cell office:value-type="float" office:value="96.9833" calcext:value-type="float">
            <text:p>96.9833</text:p>
          </table:table-cell>
          <table:table-cell office:value-type="float" office:value="98.864" calcext:value-type="float">
            <text:p>98.9</text:p>
          </table:table-cell>
          <table:table-cell office:value-type="float" office:value="31.9467" calcext:value-type="float">
            <text:p>31.9467</text:p>
          </table:table-cell>
          <table:table-cell office:value-type="float" office:value="0.317" calcext:value-type="float">
            <text:p>0.317</text:p>
          </table:table-cell>
          <table:table-cell office:value-type="float" office:value="4.357" calcext:value-type="float">
            <text:p>4.357</text:p>
          </table:table-cell>
          <table:table-cell office:value-type="float" office:value="0.275" calcext:value-type="float">
            <text:p>0.275</text:p>
          </table:table-cell>
          <table:table-cell office:value-type="float" office:value="0.378" calcext:value-type="float">
            <text:p>0.378</text:p>
          </table:table-cell>
          <table:table-cell/>
          <table:table-cell office:value-type="float" office:value="0.966" calcext:value-type="float">
            <text:p>1</text:p>
          </table:table-cell>
          <table:table-cell office:value-type="float" office:value="0.105" calcext:value-type="float">
            <text:p>0</text:p>
          </table:table-cell>
          <table:table-cell office:value-type="float" office:value="13.278" calcext:value-type="float">
            <text:p>13</text:p>
          </table:table-cell>
          <table:table-cell office:value-type="float" office:value="1.588" calcext:value-type="float">
            <text:p>2</text:p>
          </table:table-cell>
          <table:table-cell office:value-type="float" office:value="0.7643" calcext:value-type="float">
            <text:p>1</text:p>
          </table:table-cell>
          <table:table-cell table:style-name="ce2" office:value-type="float" office:value="28.159" calcext:value-type="float">
            <text:p>28.2</text:p>
          </table:table-cell>
          <table:table-cell office:value-type="float" office:value="103.6" calcext:value-type="float">
            <text:p>103.6</text:p>
          </table:table-cell>
          <table:table-cell office:value-type="float" office:value="0.649" calcext:value-type="float">
            <text:p>0.6</text:p>
          </table:table-cell>
          <table:table-cell office:value-type="float" office:value="0.369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8.921" calcext:value-type="float">
            <text:p>8.921</text:p>
          </table:table-cell>
          <table:table-cell office:value-type="float" office:value="72.9807" calcext:value-type="float">
            <text:p>72.9807</text:p>
          </table:table-cell>
          <table:table-cell office:value-type="float" office:value="69.8748" calcext:value-type="float">
            <text:p>69.8748</text:p>
          </table:table-cell>
          <table:table-cell office:value-type="float" office:value="76.4515" calcext:value-type="float">
            <text:p>76.5</text:p>
          </table:table-cell>
          <table:table-cell office:value-type="float" office:value="59.1734" calcext:value-type="float">
            <text:p>59.2</text:p>
          </table:table-cell>
          <table:table-cell office:value-type="float" office:value="56.4016" calcext:value-type="float">
            <text:p>56.4016</text:p>
          </table:table-cell>
          <table:table-cell office:value-type="float" office:value="62.2688" calcext:value-type="float">
            <text:p>62.2688</text:p>
          </table:table-cell>
          <table:table-cell office:value-type="float" office:value="14.8813" calcext:value-type="float">
            <text:p>14.8813</text:p>
          </table:table-cell>
          <table:table-cell office:value-type="float" office:value="12.9528" calcext:value-type="float">
            <text:p>12.9528</text:p>
          </table:table-cell>
          <table:table-cell office:value-type="float" office:value="16.8248" calcext:value-type="float">
            <text:p>16.8248</text:p>
          </table:table-cell>
          <table:table-cell office:value-type="float" office:value="6.5393" calcext:value-type="float">
            <text:p>6.5393</text:p>
          </table:table-cell>
          <table:table-cell office:value-type="float" office:value="5.5145" calcext:value-type="float">
            <text:p>5.5145</text:p>
          </table:table-cell>
          <table:table-cell office:value-type="float" office:value="7.2784" calcext:value-type="float">
            <text:p>7.2784</text:p>
          </table:table-cell>
          <table:table-cell office:value-type="float" office:value="0.011" calcext:value-type="float">
            <text:p>0.011</text:p>
          </table:table-cell>
          <table:table-cell office:value-type="float" office:value="11.4203" calcext:value-type="float">
            <text:p>11.420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3" calcext:value-type="float">
            <text:p>0.013</text:p>
          </table:table-cell>
          <table:table-cell office:value-type="float" office:value="13.5712" calcext:value-type="float">
            <text:p>13.5712</text:p>
          </table:table-cell>
          <table:table-cell office:value-type="float" office:value="45.2312" calcext:value-type="float">
            <text:p>45.2312</text:p>
          </table:table-cell>
          <table:table-cell office:value-type="float" office:value="57.8726" calcext:value-type="float">
            <text:p>57.8726</text:p>
          </table:table-cell>
          <table:table-cell office:value-type="float" office:value="32.3827" calcext:value-type="float">
            <text:p>32.3827</text:p>
          </table:table-cell>
          <table:table-cell office:value-type="float" office:value="154.923" calcext:value-type="float">
            <text:p>154.923</text:p>
          </table:table-cell>
          <table:table-cell office:value-type="float" office:value="191.4771" calcext:value-type="float">
            <text:p>191.4771</text:p>
          </table:table-cell>
          <table:table-cell office:value-type="float" office:value="115.8606" calcext:value-type="float">
            <text:p>115.8606</text:p>
          </table:table-cell>
          <table:table-cell office:value-type="float" office:value="62.4029" calcext:value-type="float">
            <text:p>62.4029</text:p>
          </table:table-cell>
          <table:table-cell office:value-type="float" office:value="75.7701" calcext:value-type="float">
            <text:p>75.7701</text:p>
          </table:table-cell>
          <table:table-cell office:value-type="float" office:value="48.7809" calcext:value-type="float">
            <text:p>48.7809</text:p>
          </table:table-cell>
          <table:table-cell office:value-type="float" office:value="140.6663" calcext:value-type="float">
            <text:p>140.6663</text:p>
          </table:table-cell>
          <table:table-cell office:value-type="float" office:value="173.2681" calcext:value-type="float">
            <text:p>173.2681</text:p>
          </table:table-cell>
          <table:table-cell office:value-type="float" office:value="106.0651" calcext:value-type="float">
            <text:p>106.065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55" calcext:value-type="float">
            <text:p>-0.55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11973.8679087569" calcext:value-type="float">
            <text:p>11973.8679087569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1175.767" calcext:value-type="float">
            <text:p>11175.767</text:p>
          </table:table-cell>
          <table:table-cell office:value-type="float" office:value="11228.821" calcext:value-type="float">
            <text:p>11228.821</text:p>
          </table:table-cell>
          <table:table-cell office:value-type="float" office:value="5634.261" calcext:value-type="float">
            <text:p>5634.261</text:p>
          </table:table-cell>
          <table:table-cell office:value-type="float" office:value="5594.56" calcext:value-type="float">
            <text:p>5594.56</text:p>
          </table:table-cell>
          <table:table-cell office:value-type="float" office:value="232.4278" calcext:value-type="float">
            <text:p>232.4278</text:p>
          </table:table-cell>
          <table:table-cell office:value-type="float" office:value="100.7097" calcext:value-type="float">
            <text:p>100.7</text:p>
          </table:table-cell>
          <table:table-cell office:value-type="float" office:value="27.426" calcext:value-type="float">
            <text:p>27.426</text:p>
          </table:table-cell>
          <table:table-cell office:value-type="float" office:value="135.404" calcext:value-type="float">
            <text:p>135.404</text:p>
          </table:table-cell>
          <table:table-cell office:value-type="float" office:value="12.043" calcext:value-type="float">
            <text:p>12.043</text:p>
          </table:table-cell>
          <table:table-cell office:value-type="float" office:value="106.108" calcext:value-type="float">
            <text:p>106.108</text:p>
          </table:table-cell>
          <table:table-cell office:value-type="float" office:value="0.945" calcext:value-type="float">
            <text:p>0.945</text:p>
          </table:table-cell>
          <table:table-cell office:value-type="float" office:value="73.3489" calcext:value-type="float">
            <text:p>73.3489</text:p>
          </table:table-cell>
          <table:table-cell office:value-type="float" office:value="203.625" calcext:value-type="float">
            <text:p>204</text:p>
          </table:table-cell>
          <table:table-cell office:value-type="float" office:value="30.062" calcext:value-type="float">
            <text:p>30</text:p>
          </table:table-cell>
          <table:table-cell office:value-type="float" office:value="18.111" calcext:value-type="float">
            <text:p>18</text:p>
          </table:table-cell>
          <table:table-cell office:value-type="float" office:value="2.2474" calcext:value-type="float">
            <text:p>2</text:p>
          </table:table-cell>
          <table:table-cell office:value-type="float" office:value="1.0598" calcext:value-type="float">
            <text:p>1</text:p>
          </table:table-cell>
          <table:table-cell table:style-name="ce2" office:value-type="float" office:value="26.861" calcext:value-type="float">
            <text:p>26.9</text:p>
          </table:table-cell>
          <table:table-cell office:value-type="float" office:value="104.4" calcext:value-type="float">
            <text:p>104.4</text:p>
          </table:table-cell>
          <table:table-cell office:value-type="float" office:value="68.221" calcext:value-type="float">
            <text:p>68.2</text:p>
          </table:table-cell>
          <table:table-cell office:value-type="float" office:value="39.171" calcext:value-type="float">
            <text:p>39.17</text:p>
          </table:table-cell>
          <table:table-cell office:value-type="float" office:value="29.05" calcext:value-type="float">
            <text:p>29.05</text:p>
          </table:table-cell>
          <table:table-cell office:value-type="float" office:value="6.068" calcext:value-type="float">
            <text:p>6.068</text:p>
          </table:table-cell>
          <table:table-cell office:value-type="float" office:value="74.1704" calcext:value-type="float">
            <text:p>74.1704</text:p>
          </table:table-cell>
          <table:table-cell office:value-type="float" office:value="71.0444" calcext:value-type="float">
            <text:p>71.0444</text:p>
          </table:table-cell>
          <table:table-cell office:value-type="float" office:value="77.5363" calcext:value-type="float">
            <text:p>77.5</text:p>
          </table:table-cell>
          <table:table-cell office:value-type="float" office:value="61.5833" calcext:value-type="float">
            <text:p>61.6</text:p>
          </table:table-cell>
          <table:table-cell office:value-type="float" office:value="58.612" calcext:value-type="float">
            <text:p>58.612</text:p>
          </table:table-cell>
          <table:table-cell office:value-type="float" office:value="64.7686" calcext:value-type="float">
            <text:p>64.7686</text:p>
          </table:table-cell>
          <table:table-cell office:value-type="float" office:value="17.9437" calcext:value-type="float">
            <text:p>17.9437</text:p>
          </table:table-cell>
          <table:table-cell office:value-type="float" office:value="16.4387" calcext:value-type="float">
            <text:p>16.4387</text:p>
          </table:table-cell>
          <table:table-cell office:value-type="float" office:value="19.4079" calcext:value-type="float">
            <text:p>19.4079</text:p>
          </table:table-cell>
          <table:table-cell office:value-type="float" office:value="9.06" calcext:value-type="float">
            <text:p>9.06</text:p>
          </table:table-cell>
          <table:table-cell office:value-type="float" office:value="8.3458" calcext:value-type="float">
            <text:p>8.3458</text:p>
          </table:table-cell>
          <table:table-cell office:value-type="float" office:value="9.6109" calcext:value-type="float">
            <text:p>9.6109</text:p>
          </table:table-cell>
          <table:table-cell office:value-type="float" office:value="4.963" calcext:value-type="float">
            <text:p>4.963</text:p>
          </table:table-cell>
          <table:table-cell office:value-type="float" office:value="24.3508" calcext:value-type="float">
            <text:p>24.3508</text:p>
          </table:table-cell>
          <table:table-cell office:value-type="float" office:value="199.209" calcext:value-type="float">
            <text:p>199.209</text:p>
          </table:table-cell>
          <table:table-cell office:value-type="float" office:value="6.168" calcext:value-type="float">
            <text:p>6.168</text:p>
          </table:table-cell>
          <table:table-cell office:value-type="float" office:value="30.19" calcext:value-type="float">
            <text:p>30.19</text:p>
          </table:table-cell>
          <table:table-cell office:value-type="float" office:value="70.3211" calcext:value-type="float">
            <text:p>70.3211</text:p>
          </table:table-cell>
          <table:table-cell office:value-type="float" office:value="88.3135" calcext:value-type="float">
            <text:p>88.3135</text:p>
          </table:table-cell>
          <table:table-cell office:value-type="float" office:value="51.4979" calcext:value-type="float">
            <text:p>51.4979</text:p>
          </table:table-cell>
          <table:table-cell office:value-type="float" office:value="169.2823" calcext:value-type="float">
            <text:p>169.2823</text:p>
          </table:table-cell>
          <table:table-cell office:value-type="float" office:value="211.2774" calcext:value-type="float">
            <text:p>211.2774</text:p>
          </table:table-cell>
          <table:table-cell office:value-type="float" office:value="124.7345" calcext:value-type="float">
            <text:p>124.7345</text:p>
          </table:table-cell>
          <table:table-cell office:value-type="float" office:value="75.641" calcext:value-type="float">
            <text:p>75.641</text:p>
          </table:table-cell>
          <table:table-cell office:value-type="float" office:value="100.1363" calcext:value-type="float">
            <text:p>100.1363</text:p>
          </table:table-cell>
          <table:table-cell office:value-type="float" office:value="49.9501" calcext:value-type="float">
            <text:p>49.9501</text:p>
          </table:table-cell>
          <table:table-cell office:value-type="float" office:value="141.8804" calcext:value-type="float">
            <text:p>141.8804</text:p>
          </table:table-cell>
          <table:table-cell office:value-type="float" office:value="182.3376" calcext:value-type="float">
            <text:p>182.3376</text:p>
          </table:table-cell>
          <table:table-cell office:value-type="float" office:value="99.2097" calcext:value-type="float">
            <text:p>99.2097</text:p>
          </table:table-cell>
          <table:table-cell office:value-type="float" office:value="-29.294" calcext:value-type="float">
            <text:p>-29.294</text:p>
          </table:table-cell>
          <table:table-cell office:value-type="float" office:value="-2.606" calcext:value-type="float">
            <text:p>-2.606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20769.1808196589" calcext:value-type="float">
            <text:p>20769.1808196589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7905.446" calcext:value-type="float">
            <text:p>17905.446</text:p>
          </table:table-cell>
          <table:table-cell office:value-type="float" office:value="18001" calcext:value-type="float">
            <text:p>18001</text:p>
          </table:table-cell>
          <table:table-cell office:value-type="float" office:value="8984.602" calcext:value-type="float">
            <text:p>8984.602</text:p>
          </table:table-cell>
          <table:table-cell office:value-type="float" office:value="9016.398" calcext:value-type="float">
            <text:p>9016.398</text:p>
          </table:table-cell>
          <table:table-cell office:value-type="float" office:value="72.4795" calcext:value-type="float">
            <text:p>72.4795</text:p>
          </table:table-cell>
          <table:table-cell office:value-type="float" office:value="99.6474" calcext:value-type="float">
            <text:p>99.6</text:p>
          </table:table-cell>
          <table:table-cell office:value-type="float" office:value="27.9257" calcext:value-type="float">
            <text:p>27.9257</text:p>
          </table:table-cell>
          <table:table-cell office:value-type="float" office:value="211.316" calcext:value-type="float">
            <text:p>211.316</text:p>
          </table:table-cell>
          <table:table-cell office:value-type="float" office:value="11.733" calcext:value-type="float">
            <text:p>11.733</text:p>
          </table:table-cell>
          <table:table-cell office:value-type="float" office:value="191.108" calcext:value-type="float">
            <text:p>191.108</text:p>
          </table:table-cell>
          <table:table-cell office:value-type="float" office:value="1.062" calcext:value-type="float">
            <text:p>1.062</text:p>
          </table:table-cell>
          <table:table-cell office:value-type="float" office:value="65.2681" calcext:value-type="float">
            <text:p>65.2681</text:p>
          </table:table-cell>
          <table:table-cell office:value-type="float" office:value="298.666" calcext:value-type="float">
            <text:p>299</text:p>
          </table:table-cell>
          <table:table-cell office:value-type="float" office:value="47.741" calcext:value-type="float">
            <text:p>48</text:p>
          </table:table-cell>
          <table:table-cell office:value-type="float" office:value="16.583" calcext:value-type="float">
            <text:p>17</text:p>
          </table:table-cell>
          <table:table-cell office:value-type="float" office:value="2.0034" calcext:value-type="float">
            <text:p>2</text:p>
          </table:table-cell>
          <table:table-cell office:value-type="float" office:value="0.9577" calcext:value-type="float">
            <text:p>1</text:p>
          </table:table-cell>
          <table:table-cell table:style-name="ce2" office:value-type="float" office:value="27.441" calcext:value-type="float">
            <text:p>27.4</text:p>
          </table:table-cell>
          <table:table-cell office:value-type="float" office:value="104.7" calcext:value-type="float">
            <text:p>104.7</text:p>
          </table:table-cell>
          <table:table-cell office:value-type="float" office:value="87.35" calcext:value-type="float">
            <text:p>87.4</text:p>
          </table:table-cell>
          <table:table-cell office:value-type="float" office:value="47.874" calcext:value-type="float">
            <text:p>47.87</text:p>
          </table:table-cell>
          <table:table-cell office:value-type="float" office:value="39.476" calcext:value-type="float">
            <text:p>39.476</text:p>
          </table:table-cell>
          <table:table-cell office:value-type="float" office:value="4.85" calcext:value-type="float">
            <text:p>4.85</text:p>
          </table:table-cell>
          <table:table-cell office:value-type="float" office:value="77.8942" calcext:value-type="float">
            <text:p>77.8942</text:p>
          </table:table-cell>
          <table:table-cell office:value-type="float" office:value="75.313" calcext:value-type="float">
            <text:p>75.313</text:p>
          </table:table-cell>
          <table:table-cell office:value-type="float" office:value="80.4808" calcext:value-type="float">
            <text:p>80.5</text:p>
          </table:table-cell>
          <table:table-cell office:value-type="float" office:value="64.1329" calcext:value-type="float">
            <text:p>64.1</text:p>
          </table:table-cell>
          <table:table-cell office:value-type="float" office:value="61.6784" calcext:value-type="float">
            <text:p>61.6784</text:p>
          </table:table-cell>
          <table:table-cell office:value-type="float" office:value="66.5735" calcext:value-type="float">
            <text:p>66.5735</text:p>
          </table:table-cell>
          <table:table-cell office:value-type="float" office:value="19.0788" calcext:value-type="float">
            <text:p>19.0788</text:p>
          </table:table-cell>
          <table:table-cell office:value-type="float" office:value="17.7471" calcext:value-type="float">
            <text:p>17.7471</text:p>
          </table:table-cell>
          <table:table-cell office:value-type="float" office:value="20.2564" calcext:value-type="float">
            <text:p>20.2564</text:p>
          </table:table-cell>
          <table:table-cell office:value-type="float" office:value="8.6904" calcext:value-type="float">
            <text:p>8.6904</text:p>
          </table:table-cell>
          <table:table-cell office:value-type="float" office:value="7.8307" calcext:value-type="float">
            <text:p>7.8307</text:p>
          </table:table-cell>
          <table:table-cell office:value-type="float" office:value="9.3339" calcext:value-type="float">
            <text:p>9.3339</text:p>
          </table:table-cell>
          <table:table-cell office:value-type="float" office:value="3.194" calcext:value-type="float">
            <text:p>3.194</text:p>
          </table:table-cell>
          <table:table-cell office:value-type="float" office:value="10.6901" calcext:value-type="float">
            <text:p>10.6901</text:p>
          </table:table-cell>
          <table:table-cell office:value-type="float" office:value="295.881" calcext:value-type="float">
            <text:p>295.881</text:p>
          </table:table-cell>
          <table:table-cell office:value-type="float" office:value="3.788" calcext:value-type="float">
            <text:p>3.788</text:p>
          </table:table-cell>
          <table:table-cell office:value-type="float" office:value="12.6608" calcext:value-type="float">
            <text:p>12.6608</text:p>
          </table:table-cell>
          <table:table-cell office:value-type="float" office:value="48.7226" calcext:value-type="float">
            <text:p>48.7226</text:p>
          </table:table-cell>
          <table:table-cell office:value-type="float" office:value="64.4421" calcext:value-type="float">
            <text:p>64.4421</text:p>
          </table:table-cell>
          <table:table-cell office:value-type="float" office:value="32.3825" calcext:value-type="float">
            <text:p>32.3825</text:p>
          </table:table-cell>
          <table:table-cell office:value-type="float" office:value="118.6771" calcext:value-type="float">
            <text:p>118.6771</text:p>
          </table:table-cell>
          <table:table-cell office:value-type="float" office:value="147.9939" calcext:value-type="float">
            <text:p>147.9939</text:p>
          </table:table-cell>
          <table:table-cell office:value-type="float" office:value="88.4975" calcext:value-type="float">
            <text:p>88.4975</text:p>
          </table:table-cell>
          <table:table-cell office:value-type="float" office:value="56.3641" calcext:value-type="float">
            <text:p>56.3641</text:p>
          </table:table-cell>
          <table:table-cell office:value-type="float" office:value="75.7539" calcext:value-type="float">
            <text:p>75.7539</text:p>
          </table:table-cell>
          <table:table-cell office:value-type="float" office:value="36.3885" calcext:value-type="float">
            <text:p>36.3885</text:p>
          </table:table-cell>
          <table:table-cell office:value-type="float" office:value="104.178" calcext:value-type="float">
            <text:p>104.178</text:p>
          </table:table-cell>
          <table:table-cell office:value-type="float" office:value="131.9998" calcext:value-type="float">
            <text:p>131.9998</text:p>
          </table:table-cell>
          <table:table-cell office:value-type="float" office:value="75.7057" calcext:value-type="float">
            <text:p>75.7057</text:p>
          </table:table-cell>
          <table:table-cell office:value-type="float" office:value="-20.206" calcext:value-type="float">
            <text:p>-20.206</text:p>
          </table:table-cell>
          <table:table-cell office:value-type="float" office:value="-1.122" calcext:value-type="float">
            <text:p>-1.122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11661.1931684907" calcext:value-type="float">
            <text:p>11661.1931684907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Egypt, Arab Rep.</text:p>
          </table:table-cell>
          <table:table-cell office:value-type="float" office:value="110132.806" calcext:value-type="float">
            <text:p>110132.806</text:p>
          </table:table-cell>
          <table:table-cell office:value-type="float" office:value="110990.103" calcext:value-type="float">
            <text:p>110990.103</text:p>
          </table:table-cell>
          <table:table-cell office:value-type="float" office:value="56124.592" calcext:value-type="float">
            <text:p>56124.592</text:p>
          </table:table-cell>
          <table:table-cell office:value-type="float" office:value="54865.512" calcext:value-type="float">
            <text:p>54865.512</text:p>
          </table:table-cell>
          <table:table-cell office:value-type="float" office:value="111.4974" calcext:value-type="float">
            <text:p>111.4974</text:p>
          </table:table-cell>
          <table:table-cell office:value-type="float" office:value="102.2948" calcext:value-type="float">
            <text:p>102.3</text:p>
          </table:table-cell>
          <table:table-cell office:value-type="float" office:value="24.064" calcext:value-type="float">
            <text:p>24.064</text:p>
          </table:table-cell>
          <table:table-cell office:value-type="float" office:value="1744.592" calcext:value-type="float">
            <text:p>1744.592</text:p>
          </table:table-cell>
          <table:table-cell office:value-type="float" office:value="15.717" calcext:value-type="float">
            <text:p>15.717</text:p>
          </table:table-cell>
          <table:table-cell office:value-type="float" office:value="1714.594" calcext:value-type="float">
            <text:p>1714.594</text:p>
          </table:table-cell>
          <table:table-cell office:value-type="float" office:value="1.545" calcext:value-type="float">
            <text:p>1.545</text:p>
          </table:table-cell>
          <table:table-cell office:value-type="float" office:value="44.8639" calcext:value-type="float">
            <text:p>44.8639</text:p>
          </table:table-cell>
          <table:table-cell office:value-type="float" office:value="2453.941" calcext:value-type="float">
            <text:p>2,454</text:p>
          </table:table-cell>
          <table:table-cell office:value-type="float" office:value="209.498" calcext:value-type="float">
            <text:p>209</text:p>
          </table:table-cell>
          <table:table-cell office:value-type="float" office:value="22.107" calcext:value-type="float">
            <text:p>22</text:p>
          </table:table-cell>
          <table:table-cell office:value-type="float" office:value="2.8776" calcext:value-type="float">
            <text:p>3</text:p>
          </table:table-cell>
          <table:table-cell office:value-type="float" office:value="1.368" calcext:value-type="float">
            <text:p>1</text:p>
          </table:table-cell>
          <table:table-cell table:style-name="ce2" office:value-type="float" office:value="27.74" calcext:value-type="float">
            <text:p>27.7</text:p>
          </table:table-cell>
          <table:table-cell office:value-type="float" office:value="105.4" calcext:value-type="float">
            <text:p>105.4</text:p>
          </table:table-cell>
          <table:table-cell office:value-type="float" office:value="709.349" calcext:value-type="float">
            <text:p>709.3</text:p>
          </table:table-cell>
          <table:table-cell office:value-type="float" office:value="382.589" calcext:value-type="float">
            <text:p>382.59</text:p>
          </table:table-cell>
          <table:table-cell office:value-type="float" office:value="326.76" calcext:value-type="float">
            <text:p>326.76</text:p>
          </table:table-cell>
          <table:table-cell office:value-type="float" office:value="6.39" calcext:value-type="float">
            <text:p>6.39</text:p>
          </table:table-cell>
          <table:table-cell office:value-type="float" office:value="70.1593" calcext:value-type="float">
            <text:p>70.1593</text:p>
          </table:table-cell>
          <table:table-cell office:value-type="float" office:value="67.8691" calcext:value-type="float">
            <text:p>67.8691</text:p>
          </table:table-cell>
          <table:table-cell office:value-type="float" office:value="72.5566" calcext:value-type="float">
            <text:p>72.6</text:p>
          </table:table-cell>
          <table:table-cell office:value-type="float" office:value="56.6037" calcext:value-type="float">
            <text:p>56.6</text:p>
          </table:table-cell>
          <table:table-cell office:value-type="float" office:value="54.3625" calcext:value-type="float">
            <text:p>54.3625</text:p>
          </table:table-cell>
          <table:table-cell office:value-type="float" office:value="58.9422" calcext:value-type="float">
            <text:p>58.9422</text:p>
          </table:table-cell>
          <table:table-cell office:value-type="float" office:value="12.3219" calcext:value-type="float">
            <text:p>12.3219</text:p>
          </table:table-cell>
          <table:table-cell office:value-type="float" office:value="11.0603" calcext:value-type="float">
            <text:p>11.0603</text:p>
          </table:table-cell>
          <table:table-cell office:value-type="float" office:value="13.412" calcext:value-type="float">
            <text:p>13.412</text:p>
          </table:table-cell>
          <table:table-cell office:value-type="float" office:value="5.2527" calcext:value-type="float">
            <text:p>5.2527</text:p>
          </table:table-cell>
          <table:table-cell office:value-type="float" office:value="4.6045" calcext:value-type="float">
            <text:p>4.6045</text:p>
          </table:table-cell>
          <table:table-cell office:value-type="float" office:value="5.6481" calcext:value-type="float">
            <text:p>5.6481</text:p>
          </table:table-cell>
          <table:table-cell office:value-type="float" office:value="39.322" calcext:value-type="float">
            <text:p>39.322</text:p>
          </table:table-cell>
          <table:table-cell office:value-type="float" office:value="16.016" calcext:value-type="float">
            <text:p>16.016</text:p>
          </table:table-cell>
          <table:table-cell office:value-type="float" office:value="2419.232" calcext:value-type="float">
            <text:p>2419.232</text:p>
          </table:table-cell>
          <table:table-cell office:value-type="float" office:value="46.613" calcext:value-type="float">
            <text:p>46.613</text:p>
          </table:table-cell>
          <table:table-cell office:value-type="float" office:value="18.9508" calcext:value-type="float">
            <text:p>18.9508</text:p>
          </table:table-cell>
          <table:table-cell office:value-type="float" office:value="38.4503" calcext:value-type="float">
            <text:p>38.4503</text:p>
          </table:table-cell>
          <table:table-cell office:value-type="float" office:value="44.6021" calcext:value-type="float">
            <text:p>44.6021</text:p>
          </table:table-cell>
          <table:table-cell office:value-type="float" office:value="31.9552" calcext:value-type="float">
            <text:p>31.9552</text:p>
          </table:table-cell>
          <table:table-cell office:value-type="float" office:value="175.8724" calcext:value-type="float">
            <text:p>175.8724</text:p>
          </table:table-cell>
          <table:table-cell office:value-type="float" office:value="217.5034" calcext:value-type="float">
            <text:p>217.5034</text:p>
          </table:table-cell>
          <table:table-cell office:value-type="float" office:value="131.5211" calcext:value-type="float">
            <text:p>131.5211</text:p>
          </table:table-cell>
          <table:table-cell office:value-type="float" office:value="52.193" calcext:value-type="float">
            <text:p>52.193</text:p>
          </table:table-cell>
          <table:table-cell office:value-type="float" office:value="66.6353" calcext:value-type="float">
            <text:p>66.6353</text:p>
          </table:table-cell>
          <table:table-cell office:value-type="float" office:value="36.8308" calcext:value-type="float">
            <text:p>36.8308</text:p>
          </table:table-cell>
          <table:table-cell office:value-type="float" office:value="158.6068" calcext:value-type="float">
            <text:p>158.6068</text:p>
          </table:table-cell>
          <table:table-cell office:value-type="float" office:value="199.9524" calcext:value-type="float">
            <text:p>199.9524</text:p>
          </table:table-cell>
          <table:table-cell office:value-type="float" office:value="114.6765" calcext:value-type="float">
            <text:p>114.6765</text:p>
          </table:table-cell>
          <table:table-cell office:value-type="float" office:value="-29.998" calcext:value-type="float">
            <text:p>-29.998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Lower middle income</text:p>
          </table:table-cell>
          <table:table-cell office:value-type="float" office:value="13316.2449923351" calcext:value-type="float">
            <text:p>13316.244992335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323.795" calcext:value-type="float">
            <text:p>6323.795</text:p>
          </table:table-cell>
          <table:table-cell office:value-type="float" office:value="6336.392" calcext:value-type="float">
            <text:p>6336.392</text:p>
          </table:table-cell>
          <table:table-cell office:value-type="float" office:value="3016.536" calcext:value-type="float">
            <text:p>3016.536</text:p>
          </table:table-cell>
          <table:table-cell office:value-type="float" office:value="3319.856" calcext:value-type="float">
            <text:p>3319.856</text:p>
          </table:table-cell>
          <table:table-cell office:value-type="float" office:value="305.8104" calcext:value-type="float">
            <text:p>305.8104</text:p>
          </table:table-cell>
          <table:table-cell office:value-type="float" office:value="90.8634" calcext:value-type="float">
            <text:p>90.9</text:p>
          </table:table-cell>
          <table:table-cell office:value-type="float" office:value="26.6832" calcext:value-type="float">
            <text:p>26.6832</text:p>
          </table:table-cell>
          <table:table-cell office:value-type="float" office:value="48.435" calcext:value-type="float">
            <text:p>48.435</text:p>
          </table:table-cell>
          <table:table-cell office:value-type="float" office:value="7.63" calcext:value-type="float">
            <text:p>7.63</text:p>
          </table:table-cell>
          <table:table-cell office:value-type="float" office:value="25.194" calcext:value-type="float">
            <text:p>25.194</text:p>
          </table:table-cell>
          <table:table-cell office:value-type="float" office:value="0.398" calcext:value-type="float">
            <text:p>0.398</text:p>
          </table:table-cell>
          <table:table-cell/>
          <table:table-cell office:value-type="float" office:value="100.313" calcext:value-type="float">
            <text:p>100</text:p>
          </table:table-cell>
          <table:table-cell office:value-type="float" office:value="15.092" calcext:value-type="float">
            <text:p>15</text:p>
          </table:table-cell>
          <table:table-cell office:value-type="float" office:value="15.803" calcext:value-type="float">
            <text:p>16</text:p>
          </table:table-cell>
          <table:table-cell office:value-type="float" office:value="1.7848" calcext:value-type="float">
            <text:p>2</text:p>
          </table:table-cell>
          <table:table-cell office:value-type="float" office:value="0.8518" calcext:value-type="float">
            <text:p>1</text:p>
          </table:table-cell>
          <table:table-cell table:style-name="ce2" office:value-type="float" office:value="27.162" calcext:value-type="float">
            <text:p>27.2</text:p>
          </table:table-cell>
          <table:table-cell office:value-type="float" office:value="104.8" calcext:value-type="float">
            <text:p>104.8</text:p>
          </table:table-cell>
          <table:table-cell office:value-type="float" office:value="51.878" calcext:value-type="float">
            <text:p>51.9</text:p>
          </table:table-cell>
          <table:table-cell office:value-type="float" office:value="28.233" calcext:value-type="float">
            <text:p>28.23</text:p>
          </table:table-cell>
          <table:table-cell office:value-type="float" office:value="23.646" calcext:value-type="float">
            <text:p>23.646</text:p>
          </table:table-cell>
          <table:table-cell office:value-type="float" office:value="8.173" calcext:value-type="float">
            <text:p>8.173</text:p>
          </table:table-cell>
          <table:table-cell office:value-type="float" office:value="71.4746" calcext:value-type="float">
            <text:p>71.4746</text:p>
          </table:table-cell>
          <table:table-cell office:value-type="float" office:value="66.8372" calcext:value-type="float">
            <text:p>66.8372</text:p>
          </table:table-cell>
          <table:table-cell office:value-type="float" office:value="75.8127" calcext:value-type="float">
            <text:p>75.8</text:p>
          </table:table-cell>
          <table:table-cell office:value-type="float" office:value="57.5155" calcext:value-type="float">
            <text:p>57.5</text:p>
          </table:table-cell>
          <table:table-cell office:value-type="float" office:value="52.9027" calcext:value-type="float">
            <text:p>52.9027</text:p>
          </table:table-cell>
          <table:table-cell office:value-type="float" office:value="61.8055" calcext:value-type="float">
            <text:p>61.8055</text:p>
          </table:table-cell>
          <table:table-cell office:value-type="float" office:value="15.897" calcext:value-type="float">
            <text:p>15.897</text:p>
          </table:table-cell>
          <table:table-cell office:value-type="float" office:value="14.4035" calcext:value-type="float">
            <text:p>14.4035</text:p>
          </table:table-cell>
          <table:table-cell office:value-type="float" office:value="17.0653" calcext:value-type="float">
            <text:p>17.0653</text:p>
          </table:table-cell>
          <table:table-cell office:value-type="float" office:value="7.1675" calcext:value-type="float">
            <text:p>7.1675</text:p>
          </table:table-cell>
          <table:table-cell office:value-type="float" office:value="6.4672" calcext:value-type="float">
            <text:p>6.4672</text:p>
          </table:table-cell>
          <table:table-cell office:value-type="float" office:value="7.6572" calcext:value-type="float">
            <text:p>7.6572</text:p>
          </table:table-cell>
          <table:table-cell office:value-type="float" office:value="0.993" calcext:value-type="float">
            <text:p>0.993</text:p>
          </table:table-cell>
          <table:table-cell office:value-type="float" office:value="9.8953" calcext:value-type="float">
            <text:p>9.8953</text:p>
          </table:table-cell>
          <table:table-cell office:value-type="float" office:value="99.449" calcext:value-type="float">
            <text:p>99.449</text:p>
          </table:table-cell>
          <table:table-cell office:value-type="float" office:value="1.185" calcext:value-type="float">
            <text:p>1.185</text:p>
          </table:table-cell>
          <table:table-cell office:value-type="float" office:value="11.7769" calcext:value-type="float">
            <text:p>11.7769</text:p>
          </table:table-cell>
          <table:table-cell office:value-type="float" office:value="74.4039" calcext:value-type="float">
            <text:p>74.4039</text:p>
          </table:table-cell>
          <table:table-cell office:value-type="float" office:value="111.9959" calcext:value-type="float">
            <text:p>111.9959</text:p>
          </table:table-cell>
          <table:table-cell office:value-type="float" office:value="37.1565" calcext:value-type="float">
            <text:p>37.1565</text:p>
          </table:table-cell>
          <table:table-cell office:value-type="float" office:value="213.1113" calcext:value-type="float">
            <text:p>213.1113</text:p>
          </table:table-cell>
          <table:table-cell office:value-type="float" office:value="301.709" calcext:value-type="float">
            <text:p>301.709</text:p>
          </table:table-cell>
          <table:table-cell office:value-type="float" office:value="134.1149" calcext:value-type="float">
            <text:p>134.1149</text:p>
          </table:table-cell>
          <table:table-cell office:value-type="float" office:value="112.031" calcext:value-type="float">
            <text:p>112.031</text:p>
          </table:table-cell>
          <table:table-cell office:value-type="float" office:value="176.1825" calcext:value-type="float">
            <text:p>176.1825</text:p>
          </table:table-cell>
          <table:table-cell office:value-type="float" office:value="53.6751" calcext:value-type="float">
            <text:p>53.6751</text:p>
          </table:table-cell>
          <table:table-cell office:value-type="float" office:value="201.2169" calcext:value-type="float">
            <text:p>201.2169</text:p>
          </table:table-cell>
          <table:table-cell office:value-type="float" office:value="290.1106" calcext:value-type="float">
            <text:p>290.1106</text:p>
          </table:table-cell>
          <table:table-cell office:value-type="float" office:value="122.3857" calcext:value-type="float">
            <text:p>122.3857</text:p>
          </table:table-cell>
          <table:table-cell office:value-type="float" office:value="-23.249" calcext:value-type="float">
            <text:p>-23.249</text:p>
          </table:table-cell>
          <table:table-cell office:value-type="float" office:value="-3.662" calcext:value-type="float">
            <text:p>-3.662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Lower middle income</text:p>
          </table:table-cell>
          <table:table-cell office:value-type="float" office:value="9668.72725607406" calcext:value-type="float">
            <text:p>9668.72725607406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655.207" calcext:value-type="float">
            <text:p>1655.207</text:p>
          </table:table-cell>
          <table:table-cell office:value-type="float" office:value="1674.908" calcext:value-type="float">
            <text:p>1674.908</text:p>
          </table:table-cell>
          <table:table-cell office:value-type="float" office:value="883.926" calcext:value-type="float">
            <text:p>883.926</text:p>
          </table:table-cell>
          <table:table-cell office:value-type="float" office:value="790.982" calcext:value-type="float">
            <text:p>790.982</text:p>
          </table:table-cell>
          <table:table-cell office:value-type="float" office:value="59.7115" calcext:value-type="float">
            <text:p>59.7115</text:p>
          </table:table-cell>
          <table:table-cell office:value-type="float" office:value="111.7503" calcext:value-type="float">
            <text:p>111.8</text:p>
          </table:table-cell>
          <table:table-cell office:value-type="float" office:value="20.8209" calcext:value-type="float">
            <text:p>20.8209</text:p>
          </table:table-cell>
          <table:table-cell office:value-type="float" office:value="35.395" calcext:value-type="float">
            <text:p>35.395</text:p>
          </table:table-cell>
          <table:table-cell office:value-type="float" office:value="21.157" calcext:value-type="float">
            <text:p>21.157</text:p>
          </table:table-cell>
          <table:table-cell office:value-type="float" office:value="39.402" calcext:value-type="float">
            <text:p>39.402</text:p>
          </table:table-cell>
          <table:table-cell office:value-type="float" office:value="2.353" calcext:value-type="float">
            <text:p>2.353</text:p>
          </table:table-cell>
          <table:table-cell office:value-type="float" office:value="29.458" calcext:value-type="float">
            <text:p>29.458</text:p>
          </table:table-cell>
          <table:table-cell office:value-type="float" office:value="49.964" calcext:value-type="float">
            <text:p>50</text:p>
          </table:table-cell>
          <table:table-cell office:value-type="float" office:value="9.911" calcext:value-type="float">
            <text:p>10</text:p>
          </table:table-cell>
          <table:table-cell office:value-type="float" office:value="29.865" calcext:value-type="float">
            <text:p>30</text:p>
          </table:table-cell>
          <table:table-cell office:value-type="float" office:value="4.1696" calcext:value-type="float">
            <text:p>4</text:p>
          </table:table-cell>
          <table:table-cell office:value-type="float" office:value="1.8399" calcext:value-type="float">
            <text:p>2</text:p>
          </table:table-cell>
          <table:table-cell table:style-name="ce2" office:value-type="float" office:value="28.038" calcext:value-type="float">
            <text:p>28.0</text:p>
          </table:table-cell>
          <table:table-cell office:value-type="float" office:value="103.1" calcext:value-type="float">
            <text:p>103.1</text:p>
          </table:table-cell>
          <table:table-cell office:value-type="float" office:value="14.569" calcext:value-type="float">
            <text:p>14.6</text:p>
          </table:table-cell>
          <table:table-cell office:value-type="float" office:value="8.154" calcext:value-type="float">
            <text:p>8.15</text:p>
          </table:table-cell>
          <table:table-cell office:value-type="float" office:value="6.415" calcext:value-type="float">
            <text:p>6.415</text:p>
          </table:table-cell>
          <table:table-cell office:value-type="float" office:value="8.708" calcext:value-type="float">
            <text:p>8.708</text:p>
          </table:table-cell>
          <table:table-cell office:value-type="float" office:value="61.1901" calcext:value-type="float">
            <text:p>61.1901</text:p>
          </table:table-cell>
          <table:table-cell office:value-type="float" office:value="59.4316" calcext:value-type="float">
            <text:p>59.4316</text:p>
          </table:table-cell>
          <table:table-cell office:value-type="float" office:value="63.2614" calcext:value-type="float">
            <text:p>63.3</text:p>
          </table:table-cell>
          <table:table-cell office:value-type="float" office:value="51.5656" calcext:value-type="float">
            <text:p>51.6</text:p>
          </table:table-cell>
          <table:table-cell office:value-type="float" office:value="50.0854" calcext:value-type="float">
            <text:p>50.0854</text:p>
          </table:table-cell>
          <table:table-cell office:value-type="float" office:value="53.3577" calcext:value-type="float">
            <text:p>53.3577</text:p>
          </table:table-cell>
          <table:table-cell office:value-type="float" office:value="11.7099" calcext:value-type="float">
            <text:p>11.7099</text:p>
          </table:table-cell>
          <table:table-cell office:value-type="float" office:value="10.9842" calcext:value-type="float">
            <text:p>10.9842</text:p>
          </table:table-cell>
          <table:table-cell office:value-type="float" office:value="12.3894" calcext:value-type="float">
            <text:p>12.3894</text:p>
          </table:table-cell>
          <table:table-cell office:value-type="float" office:value="5.0079" calcext:value-type="float">
            <text:p>5.0079</text:p>
          </table:table-cell>
          <table:table-cell office:value-type="float" office:value="4.7042" calcext:value-type="float">
            <text:p>4.7042</text:p>
          </table:table-cell>
          <table:table-cell office:value-type="float" office:value="5.2412" calcext:value-type="float">
            <text:p>5.2412</text:p>
          </table:table-cell>
          <table:table-cell office:value-type="float" office:value="2.688" calcext:value-type="float">
            <text:p>2.688</text:p>
          </table:table-cell>
          <table:table-cell office:value-type="float" office:value="53.7851" calcext:value-type="float">
            <text:p>53.7851</text:p>
          </table:table-cell>
          <table:table-cell office:value-type="float" office:value="47.845" calcext:value-type="float">
            <text:p>47.845</text:p>
          </table:table-cell>
          <table:table-cell office:value-type="float" office:value="3.57" calcext:value-type="float">
            <text:p>3.57</text:p>
          </table:table-cell>
          <table:table-cell office:value-type="float" office:value="71.6767" calcext:value-type="float">
            <text:p>71.6767</text:p>
          </table:table-cell>
          <table:table-cell office:value-type="float" office:value="153.8006" calcext:value-type="float">
            <text:p>153.8006</text:p>
          </table:table-cell>
          <table:table-cell office:value-type="float" office:value="167.4382" calcext:value-type="float">
            <text:p>167.4382</text:p>
          </table:table-cell>
          <table:table-cell office:value-type="float" office:value="138.2663" calcext:value-type="float">
            <text:p>138.2663</text:p>
          </table:table-cell>
          <table:table-cell office:value-type="float" office:value="342.8283" calcext:value-type="float">
            <text:p>342.8283</text:p>
          </table:table-cell>
          <table:table-cell office:value-type="float" office:value="374.8248" calcext:value-type="float">
            <text:p>374.8248</text:p>
          </table:table-cell>
          <table:table-cell office:value-type="float" office:value="302.2069" calcext:value-type="float">
            <text:p>302.2069</text:p>
          </table:table-cell>
          <table:table-cell office:value-type="float" office:value="152.0181" calcext:value-type="float">
            <text:p>152.0181</text:p>
          </table:table-cell>
          <table:table-cell office:value-type="float" office:value="168.0151" calcext:value-type="float">
            <text:p>168.0151</text:p>
          </table:table-cell>
          <table:table-cell office:value-type="float" office:value="130.3567" calcext:value-type="float">
            <text:p>130.3567</text:p>
          </table:table-cell>
          <table:table-cell office:value-type="float" office:value="283.1451" calcext:value-type="float">
            <text:p>283.1451</text:p>
          </table:table-cell>
          <table:table-cell office:value-type="float" office:value="313.243" calcext:value-type="float">
            <text:p>313.243</text:p>
          </table:table-cell>
          <table:table-cell office:value-type="float" office:value="244.1694" calcext:value-type="float">
            <text:p>244.1694</text:p>
          </table:table-cell>
          <table:table-cell office:value-type="float" office:value="4" calcext:value-type="float">
            <text:p>4</text:p>
          </table:table-cell>
          <table:table-cell office:value-type="float" office:value="2.391" calcext:value-type="float">
            <text:p>2.391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Upper middle income</text:p>
          </table:table-cell>
          <table:table-cell office:value-type="float" office:value="18127.1864841393" calcext:value-type="float">
            <text:p>18127.1864841393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3652.541" calcext:value-type="float">
            <text:p>3652.541</text:p>
          </table:table-cell>
          <table:table-cell office:value-type="float" office:value="3684.032" calcext:value-type="float">
            <text:p>3684.032</text:p>
          </table:table-cell>
          <table:table-cell office:value-type="float" office:value="1817.878" calcext:value-type="float">
            <text:p>1817.878</text:p>
          </table:table-cell>
          <table:table-cell office:value-type="float" office:value="1866.154" calcext:value-type="float">
            <text:p>1866.154</text:p>
          </table:table-cell>
          <table:table-cell office:value-type="float" office:value="30.4104" calcext:value-type="float">
            <text:p>30.4104</text:p>
          </table:table-cell>
          <table:table-cell office:value-type="float" office:value="97.413" calcext:value-type="float">
            <text:p>97.4</text:p>
          </table:table-cell>
          <table:table-cell office:value-type="float" office:value="18.4127" calcext:value-type="float">
            <text:p>18.4127</text:p>
          </table:table-cell>
          <table:table-cell office:value-type="float" office:value="80.139" calcext:value-type="float">
            <text:p>80.139</text:p>
          </table:table-cell>
          <table:table-cell office:value-type="float" office:value="21.699" calcext:value-type="float">
            <text:p>21.699</text:p>
          </table:table-cell>
          <table:table-cell office:value-type="float" office:value="62.981" calcext:value-type="float">
            <text:p>62.981</text:p>
          </table:table-cell>
          <table:table-cell office:value-type="float" office:value="1.71" calcext:value-type="float">
            <text:p>1.71</text:p>
          </table:table-cell>
          <table:table-cell office:value-type="float" office:value="40.5349" calcext:value-type="float">
            <text:p>40.5349</text:p>
          </table:table-cell>
          <table:table-cell office:value-type="float" office:value="104.981" calcext:value-type="float">
            <text:p>105</text:p>
          </table:table-cell>
          <table:table-cell office:value-type="float" office:value="14.125" calcext:value-type="float">
            <text:p>14</text:p>
          </table:table-cell>
          <table:table-cell office:value-type="float" office:value="28.426" calcext:value-type="float">
            <text:p>28</text:p>
          </table:table-cell>
          <table:table-cell office:value-type="float" office:value="3.7858" calcext:value-type="float">
            <text:p>4</text:p>
          </table:table-cell>
          <table:table-cell office:value-type="float" office:value="1.726" calcext:value-type="float">
            <text:p>2</text:p>
          </table:table-cell>
          <table:table-cell table:style-name="ce2" office:value-type="float" office:value="29.434" calcext:value-type="float">
            <text:p>29.4</text:p>
          </table:table-cell>
          <table:table-cell office:value-type="float" office:value="103.2" calcext:value-type="float">
            <text:p>103.2</text:p>
          </table:table-cell>
          <table:table-cell office:value-type="float" office:value="24.842" calcext:value-type="float">
            <text:p>24.8</text:p>
          </table:table-cell>
          <table:table-cell office:value-type="float" office:value="13.039" calcext:value-type="float">
            <text:p>13.04</text:p>
          </table:table-cell>
          <table:table-cell office:value-type="float" office:value="11.803" calcext:value-type="float">
            <text:p>11.803</text:p>
          </table:table-cell>
          <table:table-cell office:value-type="float" office:value="6.727" calcext:value-type="float">
            <text:p>6.727</text:p>
          </table:table-cell>
          <table:table-cell office:value-type="float" office:value="66.6041" calcext:value-type="float">
            <text:p>66.6041</text:p>
          </table:table-cell>
          <table:table-cell office:value-type="float" office:value="64.4575" calcext:value-type="float">
            <text:p>64.4575</text:p>
          </table:table-cell>
          <table:table-cell office:value-type="float" office:value="68.6785" calcext:value-type="float">
            <text:p>68.7</text:p>
          </table:table-cell>
          <table:table-cell office:value-type="float" office:value="55.0984" calcext:value-type="float">
            <text:p>55.1</text:p>
          </table:table-cell>
          <table:table-cell office:value-type="float" office:value="53.2456" calcext:value-type="float">
            <text:p>53.2456</text:p>
          </table:table-cell>
          <table:table-cell office:value-type="float" office:value="56.8392" calcext:value-type="float">
            <text:p>56.8392</text:p>
          </table:table-cell>
          <table:table-cell office:value-type="float" office:value="13.5314" calcext:value-type="float">
            <text:p>13.5314</text:p>
          </table:table-cell>
          <table:table-cell office:value-type="float" office:value="12.696" calcext:value-type="float">
            <text:p>12.696</text:p>
          </table:table-cell>
          <table:table-cell office:value-type="float" office:value="14.2214" calcext:value-type="float">
            <text:p>14.2214</text:p>
          </table:table-cell>
          <table:table-cell office:value-type="float" office:value="5.8186" calcext:value-type="float">
            <text:p>5.8186</text:p>
          </table:table-cell>
          <table:table-cell office:value-type="float" office:value="5.3901" calcext:value-type="float">
            <text:p>5.3901</text:p>
          </table:table-cell>
          <table:table-cell office:value-type="float" office:value="6.1298" calcext:value-type="float">
            <text:p>6.1298</text:p>
          </table:table-cell>
          <table:table-cell office:value-type="float" office:value="2.995" calcext:value-type="float">
            <text:p>2.995</text:p>
          </table:table-cell>
          <table:table-cell office:value-type="float" office:value="28.5778" calcext:value-type="float">
            <text:p>28.5778</text:p>
          </table:table-cell>
          <table:table-cell office:value-type="float" office:value="102.355" calcext:value-type="float">
            <text:p>102.355</text:p>
          </table:table-cell>
          <table:table-cell office:value-type="float" office:value="3.902" calcext:value-type="float">
            <text:p>3.902</text:p>
          </table:table-cell>
          <table:table-cell office:value-type="float" office:value="37.5863" calcext:value-type="float">
            <text:p>37.5863</text:p>
          </table:table-cell>
          <table:table-cell office:value-type="float" office:value="116.1826" calcext:value-type="float">
            <text:p>116.1826</text:p>
          </table:table-cell>
          <table:table-cell office:value-type="float" office:value="133.1521" calcext:value-type="float">
            <text:p>133.1521</text:p>
          </table:table-cell>
          <table:table-cell office:value-type="float" office:value="98.7593" calcext:value-type="float">
            <text:p>98.7593</text:p>
          </table:table-cell>
          <table:table-cell office:value-type="float" office:value="252.6515" calcext:value-type="float">
            <text:p>252.6515</text:p>
          </table:table-cell>
          <table:table-cell office:value-type="float" office:value="288.3027" calcext:value-type="float">
            <text:p>288.3027</text:p>
          </table:table-cell>
          <table:table-cell office:value-type="float" office:value="218.5258" calcext:value-type="float">
            <text:p>218.5258</text:p>
          </table:table-cell>
          <table:table-cell office:value-type="float" office:value="116.961" calcext:value-type="float">
            <text:p>116.961</text:p>
          </table:table-cell>
          <table:table-cell office:value-type="float" office:value="135.452" calcext:value-type="float">
            <text:p>135.452</text:p>
          </table:table-cell>
          <table:table-cell office:value-type="float" office:value="98.9216" calcext:value-type="float">
            <text:p>98.9216</text:p>
          </table:table-cell>
          <table:table-cell office:value-type="float" office:value="211.4653" calcext:value-type="float">
            <text:p>211.4653</text:p>
          </table:table-cell>
          <table:table-cell office:value-type="float" office:value="244.2888" calcext:value-type="float">
            <text:p>244.2888</text:p>
          </table:table-cell>
          <table:table-cell office:value-type="float" office:value="180.8066" calcext:value-type="float">
            <text:p>180.8066</text:p>
          </table:table-cell>
          <table:table-cell office:value-type="float" office:value="-17.152" calcext:value-type="float">
            <text:p>-17.152</text:p>
          </table:table-cell>
          <table:table-cell office:value-type="float" office:value="-4.644" calcext:value-type="float">
            <text:p>-4.644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1625.50767298855" calcext:value-type="float">
            <text:p>1625.50767298855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27.6" calcext:value-type="float">
            <text:p>1327.6</text:p>
          </table:table-cell>
          <table:table-cell office:value-type="float" office:value="1326.062" calcext:value-type="float">
            <text:p>1326.062</text:p>
          </table:table-cell>
          <table:table-cell office:value-type="float" office:value="629.571" calcext:value-type="float">
            <text:p>629.571</text:p>
          </table:table-cell>
          <table:table-cell office:value-type="float" office:value="696.491" calcext:value-type="float">
            <text:p>696.491</text:p>
          </table:table-cell>
          <table:table-cell office:value-type="float" office:value="30.508" calcext:value-type="float">
            <text:p>30.508</text:p>
          </table:table-cell>
          <table:table-cell office:value-type="float" office:value="90.3918" calcext:value-type="float">
            <text:p>90.4</text:p>
          </table:table-cell>
          <table:table-cell office:value-type="float" office:value="41.6302" calcext:value-type="float">
            <text:p>41.6302</text:p>
          </table:table-cell>
          <table:table-cell office:value-type="float" office:value="-2.084" calcext:value-type="float">
            <text:p>-2.084</text:p>
          </table:table-cell>
          <table:table-cell office:value-type="float" office:value="-1.572" calcext:value-type="float">
            <text:p>-1.572</text:p>
          </table:table-cell>
          <table:table-cell office:value-type="float" office:value="-3.076" calcext:value-type="float">
            <text:p>-3.076</text:p>
          </table:table-cell>
          <table:table-cell office:value-type="float" office:value="-0.232" calcext:value-type="float">
            <text:p>-0.232</text:p>
          </table:table-cell>
          <table:table-cell/>
          <table:table-cell office:value-type="float" office:value="13.422" calcext:value-type="float">
            <text:p>13</text:p>
          </table:table-cell>
          <table:table-cell office:value-type="float" office:value="0.27" calcext:value-type="float">
            <text:p>0</text:p>
          </table:table-cell>
          <table:table-cell office:value-type="float" office:value="10.118" calcext:value-type="float">
            <text:p>10</text:p>
          </table:table-cell>
          <table:table-cell office:value-type="float" office:value="1.6761" calcext:value-type="float">
            <text:p>2</text:p>
          </table:table-cell>
          <table:table-cell office:value-type="float" office:value="0.8082" calcext:value-type="float">
            <text:p>1</text:p>
          </table:table-cell>
          <table:table-cell table:style-name="ce2" office:value-type="float" office:value="30.665" calcext:value-type="float">
            <text:p>30.7</text:p>
          </table:table-cell>
          <table:table-cell office:value-type="float" office:value="106.1" calcext:value-type="float">
            <text:p>106.1</text:p>
          </table:table-cell>
          <table:table-cell office:value-type="float" office:value="15.506" calcext:value-type="float">
            <text:p>15.5</text:p>
          </table:table-cell>
          <table:table-cell office:value-type="float" office:value="7.141" calcext:value-type="float">
            <text:p>7.14</text:p>
          </table:table-cell>
          <table:table-cell office:value-type="float" office:value="8.365" calcext:value-type="float">
            <text:p>8.365</text:p>
          </table:table-cell>
          <table:table-cell office:value-type="float" office:value="11.69" calcext:value-type="float">
            <text:p>11.69</text:p>
          </table:table-cell>
          <table:table-cell office:value-type="float" office:value="79.1552" calcext:value-type="float">
            <text:p>79.1552</text:p>
          </table:table-cell>
          <table:table-cell office:value-type="float" office:value="74.9826" calcext:value-type="float">
            <text:p>74.9826</text:p>
          </table:table-cell>
          <table:table-cell office:value-type="float" office:value="82.9865" calcext:value-type="float">
            <text:p>83.0</text:p>
          </table:table-cell>
          <table:table-cell office:value-type="float" office:value="64.3884" calcext:value-type="float">
            <text:p>64.4</text:p>
          </table:table-cell>
          <table:table-cell office:value-type="float" office:value="60.2399" calcext:value-type="float">
            <text:p>60.2399</text:p>
          </table:table-cell>
          <table:table-cell office:value-type="float" office:value="68.188" calcext:value-type="float">
            <text:p>68.188</text:p>
          </table:table-cell>
          <table:table-cell office:value-type="float" office:value="19.0076" calcext:value-type="float">
            <text:p>19.0076</text:p>
          </table:table-cell>
          <table:table-cell office:value-type="float" office:value="16.3429" calcext:value-type="float">
            <text:p>16.3429</text:p>
          </table:table-cell>
          <table:table-cell office:value-type="float" office:value="20.8351" calcext:value-type="float">
            <text:p>20.8351</text:p>
          </table:table-cell>
          <table:table-cell office:value-type="float" office:value="9.349" calcext:value-type="float">
            <text:p>9.349</text:p>
          </table:table-cell>
          <table:table-cell office:value-type="float" office:value="8.2473" calcext:value-type="float">
            <text:p>8.2473</text:p>
          </table:table-cell>
          <table:table-cell office:value-type="float" office:value="9.8178" calcext:value-type="float">
            <text:p>9.8178</text:p>
          </table:table-cell>
          <table:table-cell office:value-type="float" office:value="0.024" calcext:value-type="float">
            <text:p>0.024</text:p>
          </table:table-cell>
          <table:table-cell office:value-type="float" office:value="1.7805" calcext:value-type="float">
            <text:p>1.7805</text:p>
          </table:table-cell>
          <table:table-cell office:value-type="float" office:value="13.402" calcext:value-type="float">
            <text:p>13.402</text:p>
          </table:table-cell>
          <table:table-cell office:value-type="float" office:value="0.032" calcext:value-type="float">
            <text:p>0.032</text:p>
          </table:table-cell>
          <table:table-cell office:value-type="float" office:value="2.3155" calcext:value-type="float">
            <text:p>2.3155</text:p>
          </table:table-cell>
          <table:table-cell office:value-type="float" office:value="20.5733" calcext:value-type="float">
            <text:p>20.5733</text:p>
          </table:table-cell>
          <table:table-cell office:value-type="float" office:value="29.4789" calcext:value-type="float">
            <text:p>29.4789</text:p>
          </table:table-cell>
          <table:table-cell office:value-type="float" office:value="10.8277" calcext:value-type="float">
            <text:p>10.8277</text:p>
          </table:table-cell>
          <table:table-cell office:value-type="float" office:value="102.8078" calcext:value-type="float">
            <text:p>102.8078</text:p>
          </table:table-cell>
          <table:table-cell office:value-type="float" office:value="148.2369" calcext:value-type="float">
            <text:p>148.2369</text:p>
          </table:table-cell>
          <table:table-cell office:value-type="float" office:value="55.2698" calcext:value-type="float">
            <text:p>55.2698</text:p>
          </table:table-cell>
          <table:table-cell office:value-type="float" office:value="41.7783" calcext:value-type="float">
            <text:p>41.7783</text:p>
          </table:table-cell>
          <table:table-cell office:value-type="float" office:value="61.2362" calcext:value-type="float">
            <text:p>61.2362</text:p>
          </table:table-cell>
          <table:table-cell office:value-type="float" office:value="20.6012" calcext:value-type="float">
            <text:p>20.6012</text:p>
          </table:table-cell>
          <table:table-cell office:value-type="float" office:value="100.0607" calcext:value-type="float">
            <text:p>100.0607</text:p>
          </table:table-cell>
          <table:table-cell office:value-type="float" office:value="145.1943" calcext:value-type="float">
            <text:p>145.1943</text:p>
          </table:table-cell>
          <table:table-cell office:value-type="float" office:value="52.8867" calcext:value-type="float">
            <text:p>52.8867</text:p>
          </table:table-cell>
          <table:table-cell office:value-type="float" office:value="-1" calcext:value-type="float">
            <text:p>-1</text:p>
          </table:table-cell>
          <table:table-cell office:value-type="float" office:value="-0.754" calcext:value-type="float">
            <text:p>-0.75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42191.5144000302" calcext:value-type="float">
            <text:p>42191.5144000302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1197.454" calcext:value-type="float">
            <text:p>1197.454</text:p>
          </table:table-cell>
          <table:table-cell office:value-type="float" office:value="1201.67" calcext:value-type="float">
            <text:p>1201.67</text:p>
          </table:table-cell>
          <table:table-cell office:value-type="float" office:value="596.167" calcext:value-type="float">
            <text:p>596.167</text:p>
          </table:table-cell>
          <table:table-cell office:value-type="float" office:value="605.504" calcext:value-type="float">
            <text:p>605.504</text:p>
          </table:table-cell>
          <table:table-cell office:value-type="float" office:value="69.2087" calcext:value-type="float">
            <text:p>69.2087</text:p>
          </table:table-cell>
          <table:table-cell office:value-type="float" office:value="98.4581" calcext:value-type="float">
            <text:p>98.5</text:p>
          </table:table-cell>
          <table:table-cell office:value-type="float" office:value="21.6189" calcext:value-type="float">
            <text:p>21.6189</text:p>
          </table:table-cell>
          <table:table-cell office:value-type="float" office:value="14.164" calcext:value-type="float">
            <text:p>14.164</text:p>
          </table:table-cell>
          <table:table-cell office:value-type="float" office:value="11.759" calcext:value-type="float">
            <text:p>11.759</text:p>
          </table:table-cell>
          <table:table-cell office:value-type="float" office:value="8.433" calcext:value-type="float">
            <text:p>8.433</text:p>
          </table:table-cell>
          <table:table-cell office:value-type="float" office:value="0.702" calcext:value-type="float">
            <text:p>0.702</text:p>
          </table:table-cell>
          <table:table-cell office:value-type="float" office:value="98.7389" calcext:value-type="float">
            <text:p>98.7389</text:p>
          </table:table-cell>
          <table:table-cell office:value-type="float" office:value="28.476" calcext:value-type="float">
            <text:p>28</text:p>
          </table:table-cell>
          <table:table-cell office:value-type="float" office:value="4.239" calcext:value-type="float">
            <text:p>4</text:p>
          </table:table-cell>
          <table:table-cell office:value-type="float" office:value="23.642" calcext:value-type="float">
            <text:p>24</text:p>
          </table:table-cell>
          <table:table-cell office:value-type="float" office:value="2.7854" calcext:value-type="float">
            <text:p>3</text:p>
          </table:table-cell>
          <table:table-cell office:value-type="float" office:value="1.2385" calcext:value-type="float">
            <text:p>1</text:p>
          </table:table-cell>
          <table:table-cell table:style-name="ce2" office:value-type="float" office:value="27.983" calcext:value-type="float">
            <text:p>28.0</text:p>
          </table:table-cell>
          <table:table-cell office:value-type="float" office:value="103" calcext:value-type="float">
            <text:p>103.0</text:p>
          </table:table-cell>
          <table:table-cell office:value-type="float" office:value="14.312" calcext:value-type="float">
            <text:p>14.3</text:p>
          </table:table-cell>
          <table:table-cell office:value-type="float" office:value="8.108" calcext:value-type="float">
            <text:p>8.11</text:p>
          </table:table-cell>
          <table:table-cell office:value-type="float" office:value="6.204" calcext:value-type="float">
            <text:p>6.204</text:p>
          </table:table-cell>
          <table:table-cell office:value-type="float" office:value="11.883" calcext:value-type="float">
            <text:p>11.883</text:p>
          </table:table-cell>
          <table:table-cell office:value-type="float" office:value="56.3604" calcext:value-type="float">
            <text:p>56.3604</text:p>
          </table:table-cell>
          <table:table-cell office:value-type="float" office:value="52.6466" calcext:value-type="float">
            <text:p>52.6466</text:p>
          </table:table-cell>
          <table:table-cell office:value-type="float" office:value="60.5988" calcext:value-type="float">
            <text:p>60.6</text:p>
          </table:table-cell>
          <table:table-cell office:value-type="float" office:value="44.971" calcext:value-type="float">
            <text:p>45.0</text:p>
          </table:table-cell>
          <table:table-cell office:value-type="float" office:value="41.2663" calcext:value-type="float">
            <text:p>41.2663</text:p>
          </table:table-cell>
          <table:table-cell office:value-type="float" office:value="49.192" calcext:value-type="float">
            <text:p>49.192</text:p>
          </table:table-cell>
          <table:table-cell office:value-type="float" office:value="10.9207" calcext:value-type="float">
            <text:p>10.9207</text:p>
          </table:table-cell>
          <table:table-cell office:value-type="float" office:value="9.4913" calcext:value-type="float">
            <text:p>9.4913</text:p>
          </table:table-cell>
          <table:table-cell office:value-type="float" office:value="11.9838" calcext:value-type="float">
            <text:p>11.9838</text:p>
          </table:table-cell>
          <table:table-cell office:value-type="float" office:value="5.1768" calcext:value-type="float">
            <text:p>5.1768</text:p>
          </table:table-cell>
          <table:table-cell office:value-type="float" office:value="4.7172" calcext:value-type="float">
            <text:p>4.7172</text:p>
          </table:table-cell>
          <table:table-cell office:value-type="float" office:value="5.4967" calcext:value-type="float">
            <text:p>5.4967</text:p>
          </table:table-cell>
          <table:table-cell office:value-type="float" office:value="1.119" calcext:value-type="float">
            <text:p>1.119</text:p>
          </table:table-cell>
          <table:table-cell office:value-type="float" office:value="39.165" calcext:value-type="float">
            <text:p>39.165</text:p>
          </table:table-cell>
          <table:table-cell office:value-type="float" office:value="27.54" calcext:value-type="float">
            <text:p>27.54</text:p>
          </table:table-cell>
          <table:table-cell office:value-type="float" office:value="1.508" calcext:value-type="float">
            <text:p>1.508</text:p>
          </table:table-cell>
          <table:table-cell office:value-type="float" office:value="52.5405" calcext:value-type="float">
            <text:p>52.5405</text:p>
          </table:table-cell>
          <table:table-cell office:value-type="float" office:value="198.8052" calcext:value-type="float">
            <text:p>198.8052</text:p>
          </table:table-cell>
          <table:table-cell office:value-type="float" office:value="234.2599" calcext:value-type="float">
            <text:p>234.2599</text:p>
          </table:table-cell>
          <table:table-cell office:value-type="float" office:value="160.167" calcext:value-type="float">
            <text:p>160.167</text:p>
          </table:table-cell>
          <table:table-cell office:value-type="float" office:value="498.0634" calcext:value-type="float">
            <text:p>498.0634</text:p>
          </table:table-cell>
          <table:table-cell office:value-type="float" office:value="590.4279" calcext:value-type="float">
            <text:p>590.4279</text:p>
          </table:table-cell>
          <table:table-cell office:value-type="float" office:value="391.9653" calcext:value-type="float">
            <text:p>391.9653</text:p>
          </table:table-cell>
          <table:table-cell office:value-type="float" office:value="285.0444" calcext:value-type="float">
            <text:p>285.0444</text:p>
          </table:table-cell>
          <table:table-cell office:value-type="float" office:value="351.9867" calcext:value-type="float">
            <text:p>351.9867</text:p>
          </table:table-cell>
          <table:table-cell office:value-type="float" office:value="206.8446" calcext:value-type="float">
            <text:p>206.8446</text:p>
          </table:table-cell>
          <table:table-cell office:value-type="float" office:value="464.5961" calcext:value-type="float">
            <text:p>464.5961</text:p>
          </table:table-cell>
          <table:table-cell office:value-type="float" office:value="561.0165" calcext:value-type="float">
            <text:p>561.0165</text:p>
          </table:table-cell>
          <table:table-cell office:value-type="float" office:value="354.5536" calcext:value-type="float">
            <text:p>354.5536</text:p>
          </table:table-cell>
          <table:table-cell office:value-type="float" office:value="-5.733" calcext:value-type="float">
            <text:p>-5.733</text:p>
          </table:table-cell>
          <table:table-cell office:value-type="float" office:value="-4.76" calcext:value-type="float">
            <text:p>-4.76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er middle income</text:p>
          </table:table-cell>
          <table:table-cell office:value-type="float" office:value="9815.81225742683" calcext:value-type="float">
            <text:p>9815.81225742683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21822.59" calcext:value-type="float">
            <text:p>121822.59</text:p>
          </table:table-cell>
          <table:table-cell office:value-type="float" office:value="123379.924" calcext:value-type="float">
            <text:p>123379.924</text:p>
          </table:table-cell>
          <table:table-cell office:value-type="float" office:value="61980.175" calcext:value-type="float">
            <text:p>61980.175</text:p>
          </table:table-cell>
          <table:table-cell office:value-type="float" office:value="61399.749" calcext:value-type="float">
            <text:p>61399.749</text:p>
          </table:table-cell>
          <table:table-cell office:value-type="float" office:value="123.3799" calcext:value-type="float">
            <text:p>123.3799</text:p>
          </table:table-cell>
          <table:table-cell office:value-type="float" office:value="100.9453" calcext:value-type="float">
            <text:p>100.9</text:p>
          </table:table-cell>
          <table:table-cell office:value-type="float" office:value="18.6471" calcext:value-type="float">
            <text:p>18.6471</text:p>
          </table:table-cell>
          <table:table-cell office:value-type="float" office:value="3126.668" calcext:value-type="float">
            <text:p>3126.668</text:p>
          </table:table-cell>
          <table:table-cell office:value-type="float" office:value="25.338" calcext:value-type="float">
            <text:p>25.338</text:p>
          </table:table-cell>
          <table:table-cell office:value-type="float" office:value="3114.669" calcext:value-type="float">
            <text:p>3114.669</text:p>
          </table:table-cell>
          <table:table-cell office:value-type="float" office:value="2.525" calcext:value-type="float">
            <text:p>2.525</text:p>
          </table:table-cell>
          <table:table-cell office:value-type="float" office:value="27.4514" calcext:value-type="float">
            <text:p>27.4514</text:p>
          </table:table-cell>
          <table:table-cell office:value-type="float" office:value="3928.445" calcext:value-type="float">
            <text:p>3,928</text:p>
          </table:table-cell>
          <table:table-cell office:value-type="float" office:value="449.97" calcext:value-type="float">
            <text:p>450</text:p>
          </table:table-cell>
          <table:table-cell office:value-type="float" office:value="31.835" calcext:value-type="float">
            <text:p>32</text:p>
          </table:table-cell>
          <table:table-cell office:value-type="float" office:value="4.0626" calcext:value-type="float">
            <text:p>4</text:p>
          </table:table-cell>
          <table:table-cell office:value-type="float" office:value="1.8324" calcext:value-type="float">
            <text:p>2</text:p>
          </table:table-cell>
          <table:table-cell table:style-name="ce2" office:value-type="float" office:value="29.537" calcext:value-type="float">
            <text:p>29.5</text:p>
          </table:table-cell>
          <table:table-cell office:value-type="float" office:value="105.5" calcext:value-type="float">
            <text:p>105.5</text:p>
          </table:table-cell>
          <table:table-cell office:value-type="float" office:value="801.777" calcext:value-type="float">
            <text:p>801.8</text:p>
          </table:table-cell>
          <table:table-cell office:value-type="float" office:value="464.262" calcext:value-type="float">
            <text:p>464.26</text:p>
          </table:table-cell>
          <table:table-cell office:value-type="float" office:value="337.516" calcext:value-type="float">
            <text:p>337.516</text:p>
          </table:table-cell>
          <table:table-cell office:value-type="float" office:value="6.497" calcext:value-type="float">
            <text:p>6.497</text:p>
          </table:table-cell>
          <table:table-cell office:value-type="float" office:value="65.645" calcext:value-type="float">
            <text:p>65.645</text:p>
          </table:table-cell>
          <table:table-cell office:value-type="float" office:value="62.6133" calcext:value-type="float">
            <text:p>62.6133</text:p>
          </table:table-cell>
          <table:table-cell office:value-type="float" office:value="68.903" calcext:value-type="float">
            <text:p>68.9</text:p>
          </table:table-cell>
          <table:table-cell office:value-type="float" office:value="54.5565" calcext:value-type="float">
            <text:p>54.6</text:p>
          </table:table-cell>
          <table:table-cell office:value-type="float" office:value="51.9744" calcext:value-type="float">
            <text:p>51.9744</text:p>
          </table:table-cell>
          <table:table-cell office:value-type="float" office:value="57.2871" calcext:value-type="float">
            <text:p>57.2871</text:p>
          </table:table-cell>
          <table:table-cell office:value-type="float" office:value="13.2298" calcext:value-type="float">
            <text:p>13.2298</text:p>
          </table:table-cell>
          <table:table-cell office:value-type="float" office:value="12.2082" calcext:value-type="float">
            <text:p>12.2082</text:p>
          </table:table-cell>
          <table:table-cell office:value-type="float" office:value="14.205" calcext:value-type="float">
            <text:p>14.205</text:p>
          </table:table-cell>
          <table:table-cell office:value-type="float" office:value="5.6002" calcext:value-type="float">
            <text:p>5.6002</text:p>
          </table:table-cell>
          <table:table-cell office:value-type="float" office:value="5.083" calcext:value-type="float">
            <text:p>5.083</text:p>
          </table:table-cell>
          <table:table-cell office:value-type="float" office:value="6.0301" calcext:value-type="float">
            <text:p>6.0301</text:p>
          </table:table-cell>
          <table:table-cell office:value-type="float" office:value="125.119" calcext:value-type="float">
            <text:p>125.119</text:p>
          </table:table-cell>
          <table:table-cell office:value-type="float" office:value="31.8892" calcext:value-type="float">
            <text:p>31.8892</text:p>
          </table:table-cell>
          <table:table-cell office:value-type="float" office:value="3819.98" calcext:value-type="float">
            <text:p>3819.98</text:p>
          </table:table-cell>
          <table:table-cell office:value-type="float" office:value="169.472" calcext:value-type="float">
            <text:p>169.472</text:p>
          </table:table-cell>
          <table:table-cell office:value-type="float" office:value="43.7236" calcext:value-type="float">
            <text:p>43.7236</text:p>
          </table:table-cell>
          <table:table-cell office:value-type="float" office:value="125.4272" calcext:value-type="float">
            <text:p>125.4272</text:p>
          </table:table-cell>
          <table:table-cell office:value-type="float" office:value="153.6932" calcext:value-type="float">
            <text:p>153.6932</text:p>
          </table:table-cell>
          <table:table-cell office:value-type="float" office:value="95.4897" calcext:value-type="float">
            <text:p>95.4897</text:p>
          </table:table-cell>
          <table:table-cell office:value-type="float" office:value="265.9532" calcext:value-type="float">
            <text:p>265.9532</text:p>
          </table:table-cell>
          <table:table-cell office:value-type="float" office:value="318.3151" calcext:value-type="float">
            <text:p>318.3151</text:p>
          </table:table-cell>
          <table:table-cell office:value-type="float" office:value="210.9077" calcext:value-type="float">
            <text:p>210.9077</text:p>
          </table:table-cell>
          <table:table-cell office:value-type="float" office:value="123.1955" calcext:value-type="float">
            <text:p>123.1955</text:p>
          </table:table-cell>
          <table:table-cell office:value-type="float" office:value="154.3574" calcext:value-type="float">
            <text:p>154.3574</text:p>
          </table:table-cell>
          <table:table-cell office:value-type="float" office:value="90.9557" calcext:value-type="float">
            <text:p>90.9557</text:p>
          </table:table-cell>
          <table:table-cell office:value-type="float" office:value="220.0924" calcext:value-type="float">
            <text:p>220.0924</text:p>
          </table:table-cell>
          <table:table-cell office:value-type="float" office:value="268.2128" calcext:value-type="float">
            <text:p>268.2128</text:p>
          </table:table-cell>
          <table:table-cell office:value-type="float" office:value="170.5779" calcext:value-type="float">
            <text:p>170.5779</text:p>
          </table:table-cell>
          <table:table-cell office:value-type="float" office:value="-11.999" calcext:value-type="float">
            <text:p>-11.999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2599.73616529588" calcext:value-type="float">
            <text:p>2599.73616529588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alkland Islands (Malvinas)</text:p>
          </table:table-cell>
          <table:table-cell office:value-type="float" office:value="3.771" calcext:value-type="float">
            <text:p>3.771</text:p>
          </table:table-cell>
          <table:table-cell office:value-type="float" office:value="3.78" calcext:value-type="float">
            <text:p>3.78</text:p>
          </table:table-cell>
          <table:table-cell office:value-type="float" office:value="1.897" calcext:value-type="float">
            <text:p>1.897</text:p>
          </table:table-cell>
          <table:table-cell office:value-type="float" office:value="1.883" calcext:value-type="float">
            <text:p>1.883</text:p>
          </table:table-cell>
          <table:table-cell office:value-type="float" office:value="0.3106" calcext:value-type="float">
            <text:p>0.3106</text:p>
          </table:table-cell>
          <table:table-cell office:value-type="float" office:value="100.7169" calcext:value-type="float">
            <text:p>100.7</text:p>
          </table:table-cell>
          <table:table-cell office:value-type="float" office:value="39.9129" calcext:value-type="float">
            <text:p>39.9129</text:p>
          </table:table-cell>
          <table:table-cell office:value-type="float" office:value="0.015" calcext:value-type="float">
            <text:p>0.015</text:p>
          </table:table-cell>
          <table:table-cell office:value-type="float" office:value="3.949" calcext:value-type="float">
            <text:p>3.949</text:p>
          </table:table-cell>
          <table:table-cell office:value-type="float" office:value="0.017" calcext:value-type="float">
            <text:p>0.017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042" calcext:value-type="float">
            <text:p>0</text:p>
          </table:table-cell>
          <table:table-cell office:value-type="float" office:value="0.002" calcext:value-type="float">
            <text:p>0</text:p>
          </table:table-cell>
          <table:table-cell office:value-type="float" office:value="11.088" calcext:value-type="float">
            <text:p>11</text:p>
          </table:table-cell>
          <table:table-cell office:value-type="float" office:value="1.5798" calcext:value-type="float">
            <text:p>2</text:p>
          </table:table-cell>
          <table:table-cell office:value-type="float" office:value="0.765" calcext:value-type="float">
            <text:p>1</text:p>
          </table:table-cell>
          <table:table-cell table:style-name="ce2" office:value-type="float" office:value="29.685" calcext:value-type="float">
            <text:p>29.7</text:p>
          </table:table-cell>
          <table:table-cell office:value-type="float" office:value="103" calcext:value-type="float">
            <text:p>103.0</text:p>
          </table:table-cell>
          <table:table-cell office:value-type="float" office:value="0.027" calcext:value-type="float">
            <text:p>0.0</text:p>
          </table:table-cell>
          <table:table-cell office:value-type="float" office:value="0.015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7.139" calcext:value-type="float">
            <text:p>7.139</text:p>
          </table:table-cell>
          <table:table-cell office:value-type="float" office:value="79.243" calcext:value-type="float">
            <text:p>79.243</text:p>
          </table:table-cell>
          <table:table-cell office:value-type="float" office:value="77.3579" calcext:value-type="float">
            <text:p>77.3579</text:p>
          </table:table-cell>
          <table:table-cell office:value-type="float" office:value="81.2357" calcext:value-type="float">
            <text:p>81.2</text:p>
          </table:table-cell>
          <table:table-cell office:value-type="float" office:value="65.1915" calcext:value-type="float">
            <text:p>65.2</text:p>
          </table:table-cell>
          <table:table-cell office:value-type="float" office:value="63.2772" calcext:value-type="float">
            <text:p>63.2772</text:p>
          </table:table-cell>
          <table:table-cell office:value-type="float" office:value="67.2139" calcext:value-type="float">
            <text:p>67.2139</text:p>
          </table:table-cell>
          <table:table-cell office:value-type="float" office:value="18.1231" calcext:value-type="float">
            <text:p>18.1231</text:p>
          </table:table-cell>
          <table:table-cell office:value-type="float" office:value="16.578" calcext:value-type="float">
            <text:p>16.578</text:p>
          </table:table-cell>
          <table:table-cell office:value-type="float" office:value="19.6813" calcext:value-type="float">
            <text:p>19.6813</text:p>
          </table:table-cell>
          <table:table-cell office:value-type="float" office:value="8.0132" calcext:value-type="float">
            <text:p>8.0132</text:p>
          </table:table-cell>
          <table:table-cell office:value-type="float" office:value="7.1345" calcext:value-type="float">
            <text:p>7.1345</text:p>
          </table:table-cell>
          <table:table-cell office:value-type="float" office:value="8.8456" calcext:value-type="float">
            <text:p>8.8456</text:p>
          </table:table-cell>
          <table:table-cell office:value-type="float" office:value="0" calcext:value-type="float">
            <text:p>0</text:p>
          </table:table-cell>
          <table:table-cell office:value-type="float" office:value="9.0468" calcext:value-type="float">
            <text:p>9.0468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10.4798" calcext:value-type="float">
            <text:p>10.4798</text:p>
          </table:table-cell>
          <table:table-cell office:value-type="float" office:value="22.8663" calcext:value-type="float">
            <text:p>22.8663</text:p>
          </table:table-cell>
          <table:table-cell office:value-type="float" office:value="23.4616" calcext:value-type="float">
            <text:p>23.4616</text:p>
          </table:table-cell>
          <table:table-cell office:value-type="float" office:value="22.3277" calcext:value-type="float">
            <text:p>22.3277</text:p>
          </table:table-cell>
          <table:table-cell office:value-type="float" office:value="74.9795" calcext:value-type="float">
            <text:p>74.9795</text:p>
          </table:table-cell>
          <table:table-cell office:value-type="float" office:value="85.3905" calcext:value-type="float">
            <text:p>85.3905</text:p>
          </table:table-cell>
          <table:table-cell office:value-type="float" office:value="62.5815" calcext:value-type="float">
            <text:p>62.5815</text:p>
          </table:table-cell>
          <table:table-cell office:value-type="float" office:value="24.4133" calcext:value-type="float">
            <text:p>24.4133</text:p>
          </table:table-cell>
          <table:table-cell office:value-type="float" office:value="26.4526" calcext:value-type="float">
            <text:p>26.4526</text:p>
          </table:table-cell>
          <table:table-cell office:value-type="float" office:value="22.3817" calcext:value-type="float">
            <text:p>22.3817</text:p>
          </table:table-cell>
          <table:table-cell office:value-type="float" office:value="63.6699" calcext:value-type="float">
            <text:p>63.6699</text:p>
          </table:table-cell>
          <table:table-cell office:value-type="float" office:value="74.2795" calcext:value-type="float">
            <text:p>74.2795</text:p>
          </table:table-cell>
          <table:table-cell office:value-type="float" office:value="51.0613" calcext:value-type="float">
            <text:p>51.0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Latin America &amp; Caribbean</text:p>
          </table:table-cell>
          <table:table-cell table:number-columns-repeated="2"/>
          <table:table-cell office:value-type="string" calcext:value-type="string">
            <text:p>Falkland Islands (Malvinas)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float" office:value="52.995" calcext:value-type="float">
            <text:p>52.995</text:p>
          </table:table-cell>
          <table:table-cell office:value-type="float" office:value="53.09" calcext:value-type="float">
            <text:p>53.09</text:p>
          </table:table-cell>
          <table:table-cell office:value-type="float" office:value="27.482" calcext:value-type="float">
            <text:p>27.482</text:p>
          </table:table-cell>
          <table:table-cell office:value-type="float" office:value="25.608" calcext:value-type="float">
            <text:p>25.608</text:p>
          </table:table-cell>
          <table:table-cell office:value-type="float" office:value="38.3318" calcext:value-type="float">
            <text:p>38.3318</text:p>
          </table:table-cell>
          <table:table-cell office:value-type="float" office:value="107.3161" calcext:value-type="float">
            <text:p>107.3</text:p>
          </table:table-cell>
          <table:table-cell office:value-type="float" office:value="37.7198" calcext:value-type="float">
            <text:p>37.7198</text:p>
          </table:table-cell>
          <table:table-cell office:value-type="float" office:value="0.175" calcext:value-type="float">
            <text:p>0.175</text:p>
          </table:table-cell>
          <table:table-cell office:value-type="float" office:value="3.286" calcext:value-type="float">
            <text:p>3.286</text:p>
          </table:table-cell>
          <table:table-cell office:value-type="float" office:value="0.189" calcext:value-type="float">
            <text:p>0.189</text:p>
          </table:table-cell>
          <table:table-cell office:value-type="float" office:value="0.356" calcext:value-type="float">
            <text:p>0.356</text:p>
          </table:table-cell>
          <table:table-cell/>
          <table:table-cell office:value-type="float" office:value="0.801" calcext:value-type="float">
            <text:p>1</text:p>
          </table:table-cell>
          <table:table-cell office:value-type="float" office:value="0.017" calcext:value-type="float">
            <text:p>0</text:p>
          </table:table-cell>
          <table:table-cell office:value-type="float" office:value="15.084" calcext:value-type="float">
            <text:p>15</text:p>
          </table:table-cell>
          <table:table-cell office:value-type="float" office:value="2.7402" calcext:value-type="float">
            <text:p>3</text:p>
          </table:table-cell>
          <table:table-cell office:value-type="float" office:value="1.3113" calcext:value-type="float">
            <text:p>1</text:p>
          </table:table-cell>
          <table:table-cell table:style-name="ce2" office:value-type="float" office:value="30.342" calcext:value-type="float">
            <text:p>30.3</text:p>
          </table:table-cell>
          <table:table-cell office:value-type="float" office:value="106.7" calcext:value-type="float">
            <text:p>106.7</text:p>
          </table:table-cell>
          <table:table-cell office:value-type="float" office:value="0.626" calcext:value-type="float">
            <text:p>0.6</text:p>
          </table:table-cell>
          <table:table-cell office:value-type="float" office:value="0.326" calcext:value-type="float">
            <text:p>0.33</text:p>
          </table:table-cell>
          <table:table-cell office:value-type="float" office:value="0.3" calcext:value-type="float">
            <text:p>0.3</text:p>
          </table:table-cell>
          <table:table-cell office:value-type="float" office:value="11.798" calcext:value-type="float">
            <text:p>11.798</text:p>
          </table:table-cell>
          <table:table-cell office:value-type="float" office:value="78.897" calcext:value-type="float">
            <text:p>78.897</text:p>
          </table:table-cell>
          <table:table-cell office:value-type="float" office:value="77.3125" calcext:value-type="float">
            <text:p>77.3125</text:p>
          </table:table-cell>
          <table:table-cell office:value-type="float" office:value="80.7007" calcext:value-type="float">
            <text:p>80.7</text:p>
          </table:table-cell>
          <table:table-cell office:value-type="float" office:value="64.5548" calcext:value-type="float">
            <text:p>64.6</text:p>
          </table:table-cell>
          <table:table-cell office:value-type="float" office:value="63.0046" calcext:value-type="float">
            <text:p>63.0046</text:p>
          </table:table-cell>
          <table:table-cell office:value-type="float" office:value="66.3216" calcext:value-type="float">
            <text:p>66.3216</text:p>
          </table:table-cell>
          <table:table-cell office:value-type="float" office:value="17.3782" calcext:value-type="float">
            <text:p>17.3782</text:p>
          </table:table-cell>
          <table:table-cell office:value-type="float" office:value="16.2444" calcext:value-type="float">
            <text:p>16.2444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7.4431" calcext:value-type="float">
            <text:p>7.4431</text:p>
          </table:table-cell>
          <table:table-cell office:value-type="float" office:value="6.8214" calcext:value-type="float">
            <text:p>6.8214</text:p>
          </table:table-cell>
          <table:table-cell office:value-type="float" office:value="8.0046" calcext:value-type="float">
            <text:p>8.0046</text:p>
          </table:table-cell>
          <table:table-cell office:value-type="float" office:value="0.004" calcext:value-type="float">
            <text:p>0.004</text:p>
          </table:table-cell>
          <table:table-cell office:value-type="float" office:value="5.324" calcext:value-type="float">
            <text:p>5.324</text:p>
          </table:table-cell>
          <table:table-cell office:value-type="float" office:value="0.797" calcext:value-type="float">
            <text:p>0.797</text:p>
          </table:table-cell>
          <table:table-cell office:value-type="float" office:value="0.006" calcext:value-type="float">
            <text:p>0.006</text:p>
          </table:table-cell>
          <table:table-cell office:value-type="float" office:value="7.2727" calcext:value-type="float">
            <text:p>7.2727</text:p>
          </table:table-cell>
          <table:table-cell office:value-type="float" office:value="17.9034" calcext:value-type="float">
            <text:p>17.9034</text:p>
          </table:table-cell>
          <table:table-cell office:value-type="float" office:value="21.133" calcext:value-type="float">
            <text:p>21.133</text:p>
          </table:table-cell>
          <table:table-cell office:value-type="float" office:value="14.2537" calcext:value-type="float">
            <text:p>14.2537</text:p>
          </table:table-cell>
          <table:table-cell office:value-type="float" office:value="69.6238" calcext:value-type="float">
            <text:p>69.6238</text:p>
          </table:table-cell>
          <table:table-cell office:value-type="float" office:value="81.2276" calcext:value-type="float">
            <text:p>81.2276</text:p>
          </table:table-cell>
          <table:table-cell office:value-type="float" office:value="56.3604" calcext:value-type="float">
            <text:p>56.3604</text:p>
          </table:table-cell>
          <table:table-cell office:value-type="float" office:value="22.4947" calcext:value-type="float">
            <text:p>22.4947</text:p>
          </table:table-cell>
          <table:table-cell office:value-type="float" office:value="26.4247" calcext:value-type="float">
            <text:p>26.4247</text:p>
          </table:table-cell>
          <table:table-cell office:value-type="float" office:value="17.9578" calcext:value-type="float">
            <text:p>17.9578</text:p>
          </table:table-cell>
          <table:table-cell office:value-type="float" office:value="61.6564" calcext:value-type="float">
            <text:p>61.6564</text:p>
          </table:table-cell>
          <table:table-cell office:value-type="float" office:value="72.7603" calcext:value-type="float">
            <text:p>72.7603</text:p>
          </table:table-cell>
          <table:table-cell office:value-type="float" office:value="48.9226" calcext:value-type="float">
            <text:p>48.9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/>
          <table:table-cell office:value-type="string" calcext:value-type="string">
            <text:p>Faroe Islands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926.466" calcext:value-type="float">
            <text:p>926.466</text:p>
          </table:table-cell>
          <table:table-cell office:value-type="float" office:value="929.766" calcext:value-type="float">
            <text:p>929.766</text:p>
          </table:table-cell>
          <table:table-cell office:value-type="float" office:value="466.14" calcext:value-type="float">
            <text:p>466.14</text:p>
          </table:table-cell>
          <table:table-cell office:value-type="float" office:value="463.626" calcext:value-type="float">
            <text:p>463.626</text:p>
          </table:table-cell>
          <table:table-cell office:value-type="float" office:value="50.8903" calcext:value-type="float">
            <text:p>50.8903</text:p>
          </table:table-cell>
          <table:table-cell office:value-type="float" office:value="100.5422" calcext:value-type="float">
            <text:p>100.5</text:p>
          </table:table-cell>
          <table:table-cell office:value-type="float" office:value="26.9773" calcext:value-type="float">
            <text:p>26.9773</text:p>
          </table:table-cell>
          <table:table-cell office:value-type="float" office:value="10.15" calcext:value-type="float">
            <text:p>10.15</text:p>
          </table:table-cell>
          <table:table-cell office:value-type="float" office:value="10.896" calcext:value-type="float">
            <text:p>10.896</text:p>
          </table:table-cell>
          <table:table-cell office:value-type="float" office:value="6.6" calcext:value-type="float">
            <text:p>6.6</text:p>
          </table:table-cell>
          <table:table-cell office:value-type="float" office:value="0.71" calcext:value-type="float">
            <text:p>0.71</text:p>
          </table:table-cell>
          <table:table-cell office:value-type="float" office:value="97.6264" calcext:value-type="float">
            <text:p>97.6264</text:p>
          </table:table-cell>
          <table:table-cell office:value-type="float" office:value="17.821" calcext:value-type="float">
            <text:p>18</text:p>
          </table:table-cell>
          <table:table-cell office:value-type="float" office:value="1.056" calcext:value-type="float">
            <text:p>1</text:p>
          </table:table-cell>
          <table:table-cell office:value-type="float" office:value="19.131" calcext:value-type="float">
            <text:p>19</text:p>
          </table:table-cell>
          <table:table-cell office:value-type="float" office:value="2.4619" calcext:value-type="float">
            <text:p>2</text:p>
          </table:table-cell>
          <table:table-cell office:value-type="float" office:value="1.1468" calcext:value-type="float">
            <text:p>1</text:p>
          </table:table-cell>
          <table:table-cell table:style-name="ce2" office:value-type="float" office:value="28.764" calcext:value-type="float">
            <text:p>28.8</text:p>
          </table:table-cell>
          <table:table-cell office:value-type="float" office:value="107.1" calcext:value-type="float">
            <text:p>107.1</text:p>
          </table:table-cell>
          <table:table-cell office:value-type="float" office:value="7.671" calcext:value-type="float">
            <text:p>7.7</text:p>
          </table:table-cell>
          <table:table-cell office:value-type="float" office:value="4.089" calcext:value-type="float">
            <text:p>4.09</text:p>
          </table:table-cell>
          <table:table-cell office:value-type="float" office:value="3.582" calcext:value-type="float">
            <text:p>3.582</text:p>
          </table:table-cell>
          <table:table-cell office:value-type="float" office:value="8.235" calcext:value-type="float">
            <text:p>8.235</text:p>
          </table:table-cell>
          <table:table-cell office:value-type="float" office:value="68.3119" calcext:value-type="float">
            <text:p>68.3119</text:p>
          </table:table-cell>
          <table:table-cell office:value-type="float" office:value="66.4646" calcext:value-type="float">
            <text:p>66.4646</text:p>
          </table:table-cell>
          <table:table-cell office:value-type="float" office:value="70.2392" calcext:value-type="float">
            <text:p>70.2</text:p>
          </table:table-cell>
          <table:table-cell office:value-type="float" office:value="55.042" calcext:value-type="float">
            <text:p>55.0</text:p>
          </table:table-cell>
          <table:table-cell office:value-type="float" office:value="53.286" calcext:value-type="float">
            <text:p>53.286</text:p>
          </table:table-cell>
          <table:table-cell office:value-type="float" office:value="56.8626" calcext:value-type="float">
            <text:p>56.8626</text:p>
          </table:table-cell>
          <table:table-cell office:value-type="float" office:value="12.5581" calcext:value-type="float">
            <text:p>12.5581</text:p>
          </table:table-cell>
          <table:table-cell office:value-type="float" office:value="11.3882" calcext:value-type="float">
            <text:p>11.3882</text:p>
          </table:table-cell>
          <table:table-cell office:value-type="float" office:value="13.5926" calcext:value-type="float">
            <text:p>13.5926</text:p>
          </table:table-cell>
          <table:table-cell office:value-type="float" office:value="5.6951" calcext:value-type="float">
            <text:p>5.6951</text:p>
          </table:table-cell>
          <table:table-cell office:value-type="float" office:value="5.0832" calcext:value-type="float">
            <text:p>5.0832</text:p>
          </table:table-cell>
          <table:table-cell office:value-type="float" office:value="6.069" calcext:value-type="float">
            <text:p>6.069</text:p>
          </table:table-cell>
          <table:table-cell office:value-type="float" office:value="0.32" calcext:value-type="float">
            <text:p>0.32</text:p>
          </table:table-cell>
          <table:table-cell office:value-type="float" office:value="17.9314" calcext:value-type="float">
            <text:p>17.9314</text:p>
          </table:table-cell>
          <table:table-cell office:value-type="float" office:value="17.538" calcext:value-type="float">
            <text:p>17.538</text:p>
          </table:table-cell>
          <table:table-cell office:value-type="float" office:value="0.387" calcext:value-type="float">
            <text:p>0.387</text:p>
          </table:table-cell>
          <table:table-cell office:value-type="float" office:value="21.6865" calcext:value-type="float">
            <text:p>21.6865</text:p>
          </table:table-cell>
          <table:table-cell office:value-type="float" office:value="56.5604" calcext:value-type="float">
            <text:p>56.5604</text:p>
          </table:table-cell>
          <table:table-cell office:value-type="float" office:value="61.3035" calcext:value-type="float">
            <text:p>61.3035</text:p>
          </table:table-cell>
          <table:table-cell office:value-type="float" office:value="51.62" calcext:value-type="float">
            <text:p>51.62</text:p>
          </table:table-cell>
          <table:table-cell office:value-type="float" office:value="229.3373" calcext:value-type="float">
            <text:p>229.3373</text:p>
          </table:table-cell>
          <table:table-cell office:value-type="float" office:value="260.8755" calcext:value-type="float">
            <text:p>260.8755</text:p>
          </table:table-cell>
          <table:table-cell office:value-type="float" office:value="195.6744" calcext:value-type="float">
            <text:p>195.6744</text:p>
          </table:table-cell>
          <table:table-cell office:value-type="float" office:value="84.1301" calcext:value-type="float">
            <text:p>84.1301</text:p>
          </table:table-cell>
          <table:table-cell office:value-type="float" office:value="94.8376" calcext:value-type="float">
            <text:p>94.8376</text:p>
          </table:table-cell>
          <table:table-cell office:value-type="float" office:value="72.9469" calcext:value-type="float">
            <text:p>72.9469</text:p>
          </table:table-cell>
          <table:table-cell office:value-type="float" office:value="209.2558" calcext:value-type="float">
            <text:p>209.2558</text:p>
          </table:table-cell>
          <table:table-cell office:value-type="float" office:value="240.041" calcext:value-type="float">
            <text:p>240.041</text:p>
          </table:table-cell>
          <table:table-cell office:value-type="float" office:value="176.5396" calcext:value-type="float">
            <text:p>176.5396</text:p>
          </table:table-cell>
          <table:table-cell office:value-type="float" office:value="-3.557" calcext:value-type="float">
            <text:p>-3.557</text:p>
          </table:table-cell>
          <table:table-cell office:value-type="float" office:value="-3.818" calcext:value-type="float">
            <text:p>-3.818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Upper middle income</text:p>
          </table:table-cell>
          <table:table-cell office:value-type="float" office:value="12059.7750268817" calcext:value-type="float">
            <text:p>12059.7750268817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538.263" calcext:value-type="float">
            <text:p>5538.263</text:p>
          </table:table-cell>
          <table:table-cell office:value-type="float" office:value="5540.746" calcext:value-type="float">
            <text:p>5540.746</text:p>
          </table:table-cell>
          <table:table-cell office:value-type="float" office:value="2737.805" calcext:value-type="float">
            <text:p>2737.805</text:p>
          </table:table-cell>
          <table:table-cell office:value-type="float" office:value="2802.941" calcext:value-type="float">
            <text:p>2802.941</text:p>
          </table:table-cell>
          <table:table-cell office:value-type="float" office:value="18.3238" calcext:value-type="float">
            <text:p>18.3238</text:p>
          </table:table-cell>
          <table:table-cell office:value-type="float" office:value="97.6762" calcext:value-type="float">
            <text:p>97.7</text:p>
          </table:table-cell>
          <table:table-cell office:value-type="float" office:value="42.5611" calcext:value-type="float">
            <text:p>42.5611</text:p>
          </table:table-cell>
          <table:table-cell office:value-type="float" office:value="-9.035" calcext:value-type="float">
            <text:p>-9.035</text:p>
          </table:table-cell>
          <table:table-cell office:value-type="float" office:value="-1.633" calcext:value-type="float">
            <text:p>-1.633</text:p>
          </table:table-cell>
          <table:table-cell office:value-type="float" office:value="4.965" calcext:value-type="float">
            <text:p>4.965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47.136" calcext:value-type="float">
            <text:p>47</text:p>
          </table:table-cell>
          <table:table-cell office:value-type="float" office:value="0.611" calcext:value-type="float">
            <text:p>1</text:p>
          </table:table-cell>
          <table:table-cell office:value-type="float" office:value="8.518" calcext:value-type="float">
            <text:p>9</text:p>
          </table:table-cell>
          <table:table-cell office:value-type="float" office:value="1.3969" calcext:value-type="float">
            <text:p>1</text:p>
          </table:table-cell>
          <table:table-cell office:value-type="float" office:value="0.6764" calcext:value-type="float">
            <text:p>1</text:p>
          </table:table-cell>
          <table:table-cell table:style-name="ce2" office:value-type="float" office:value="31.108" calcext:value-type="float">
            <text:p>31.1</text:p>
          </table:table-cell>
          <table:table-cell office:value-type="float" office:value="105.2" calcext:value-type="float">
            <text:p>105.2</text:p>
          </table:table-cell>
          <table:table-cell office:value-type="float" office:value="56.171" calcext:value-type="float">
            <text:p>56.2</text:p>
          </table:table-cell>
          <table:table-cell office:value-type="float" office:value="28.064" calcext:value-type="float">
            <text:p>28.06</text:p>
          </table:table-cell>
          <table:table-cell office:value-type="float" office:value="28.107" calcext:value-type="float">
            <text:p>28.107</text:p>
          </table:table-cell>
          <table:table-cell office:value-type="float" office:value="10.151" calcext:value-type="float">
            <text:p>10.151</text:p>
          </table:table-cell>
          <table:table-cell office:value-type="float" office:value="82.3511" calcext:value-type="float">
            <text:p>82.3511</text:p>
          </table:table-cell>
          <table:table-cell office:value-type="float" office:value="79.7923" calcext:value-type="float">
            <text:p>79.7923</text:p>
          </table:table-cell>
          <table:table-cell office:value-type="float" office:value="84.8859" calcext:value-type="float">
            <text:p>84.9</text:p>
          </table:table-cell>
          <table:table-cell office:value-type="float" office:value="67.5559" calcext:value-type="float">
            <text:p>67.6</text:p>
          </table:table-cell>
          <table:table-cell office:value-type="float" office:value="64.9997" calcext:value-type="float">
            <text:p>64.9997</text:p>
          </table:table-cell>
          <table:table-cell office:value-type="float" office:value="70.0868" calcext:value-type="float">
            <text:p>70.0868</text:p>
          </table:table-cell>
          <table:table-cell office:value-type="float" office:value="20.6574" calcext:value-type="float">
            <text:p>20.6574</text:p>
          </table:table-cell>
          <table:table-cell office:value-type="float" office:value="18.9264" calcext:value-type="float">
            <text:p>18.9264</text:p>
          </table:table-cell>
          <table:table-cell office:value-type="float" office:value="22.1912" calcext:value-type="float">
            <text:p>22.1912</text:p>
          </table:table-cell>
          <table:table-cell office:value-type="float" office:value="9.4971" calcext:value-type="float">
            <text:p>9.4971</text:p>
          </table:table-cell>
          <table:table-cell office:value-type="float" office:value="8.5312" calcext:value-type="float">
            <text:p>8.5312</text:p>
          </table:table-cell>
          <table:table-cell office:value-type="float" office:value="10.1607" calcext:value-type="float">
            <text:p>10.1607</text:p>
          </table:table-cell>
          <table:table-cell office:value-type="float" office:value="0.077" calcext:value-type="float">
            <text:p>0.077</text:p>
          </table:table-cell>
          <table:table-cell office:value-type="float" office:value="1.628" calcext:value-type="float">
            <text:p>1.628</text:p>
          </table:table-cell>
          <table:table-cell office:value-type="float" office:value="47.07" calcext:value-type="float">
            <text:p>47.07</text:p>
          </table:table-cell>
          <table:table-cell office:value-type="float" office:value="0.095" calcext:value-type="float">
            <text:p>0.095</text:p>
          </table:table-cell>
          <table:table-cell office:value-type="float" office:value="2.0149" calcext:value-type="float">
            <text:p>2.0149</text:p>
          </table:table-cell>
          <table:table-cell office:value-type="float" office:value="15.8125" calcext:value-type="float">
            <text:p>15.8125</text:p>
          </table:table-cell>
          <table:table-cell office:value-type="float" office:value="21.2144" calcext:value-type="float">
            <text:p>21.2144</text:p>
          </table:table-cell>
          <table:table-cell office:value-type="float" office:value="10.042" calcext:value-type="float">
            <text:p>10.042</text:p>
          </table:table-cell>
          <table:table-cell office:value-type="float" office:value="64.2319" calcext:value-type="float">
            <text:p>64.2319</text:p>
          </table:table-cell>
          <table:table-cell office:value-type="float" office:value="84.9356" calcext:value-type="float">
            <text:p>84.9356</text:p>
          </table:table-cell>
          <table:table-cell office:value-type="float" office:value="42.4383" calcext:value-type="float">
            <text:p>42.4383</text:p>
          </table:table-cell>
          <table:table-cell office:value-type="float" office:value="27.1054" calcext:value-type="float">
            <text:p>27.1054</text:p>
          </table:table-cell>
          <table:table-cell office:value-type="float" office:value="36.9065" calcext:value-type="float">
            <text:p>36.9065</text:p>
          </table:table-cell>
          <table:table-cell office:value-type="float" office:value="16.6297" calcext:value-type="float">
            <text:p>16.6297</text:p>
          </table:table-cell>
          <table:table-cell office:value-type="float" office:value="61.8235" calcext:value-type="float">
            <text:p>61.8235</text:p>
          </table:table-cell>
          <table:table-cell office:value-type="float" office:value="82.4743" calcext:value-type="float">
            <text:p>82.4743</text:p>
          </table:table-cell>
          <table:table-cell office:value-type="float" office:value="40.0903" calcext:value-type="float">
            <text:p>40.0903</text:p>
          </table:table-cell>
          <table:table-cell office:value-type="float" office:value="13.999" calcext:value-type="float">
            <text:p>13.999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55006.6453072237" calcext:value-type="float">
            <text:p>55006.6453072237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560.542" calcext:value-type="float">
            <text:p>64560.542</text:p>
          </table:table-cell>
          <table:table-cell office:value-type="float" office:value="64626.628" calcext:value-type="float">
            <text:p>64626.628</text:p>
          </table:table-cell>
          <table:table-cell office:value-type="float" office:value="31230.994" calcext:value-type="float">
            <text:p>31230.994</text:p>
          </table:table-cell>
          <table:table-cell office:value-type="float" office:value="33395.634" calcext:value-type="float">
            <text:p>33395.634</text:p>
          </table:table-cell>
          <table:table-cell office:value-type="float" office:value="117.2089" calcext:value-type="float">
            <text:p>117.2089</text:p>
          </table:table-cell>
          <table:table-cell office:value-type="float" office:value="93.5182" calcext:value-type="float">
            <text:p>93.5</text:p>
          </table:table-cell>
          <table:table-cell office:value-type="float" office:value="41.7954" calcext:value-type="float">
            <text:p>41.7954</text:p>
          </table:table-cell>
          <table:table-cell office:value-type="float" office:value="65.574" calcext:value-type="float">
            <text:p>65.574</text:p>
          </table:table-cell>
          <table:table-cell office:value-type="float" office:value="1.015" calcext:value-type="float">
            <text:p>1.015</text:p>
          </table:table-cell>
          <table:table-cell office:value-type="float" office:value="132.172" calcext:value-type="float">
            <text:p>132.172</text:p>
          </table:table-cell>
          <table:table-cell office:value-type="float" office:value="0.205" calcext:value-type="float">
            <text:p>0.205</text:p>
          </table:table-cell>
          <table:table-cell/>
          <table:table-cell office:value-type="float" office:value="672.88" calcext:value-type="float">
            <text:p>673</text:p>
          </table:table-cell>
          <table:table-cell office:value-type="float" office:value="18.066" calcext:value-type="float">
            <text:p>18</text:p>
          </table:table-cell>
          <table:table-cell office:value-type="float" office:value="10.416" calcext:value-type="float">
            <text:p>10</text:p>
          </table:table-cell>
          <table:table-cell office:value-type="float" office:value="1.7881" calcext:value-type="float">
            <text:p>2</text:p>
          </table:table-cell>
          <table:table-cell office:value-type="float" office:value="0.8663" calcext:value-type="float">
            <text:p>1</text:p>
          </table:table-cell>
          <table:table-cell table:style-name="ce2" office:value-type="float" office:value="30.624" calcext:value-type="float">
            <text:p>30.6</text:p>
          </table:table-cell>
          <table:table-cell office:value-type="float" office:value="104.9" calcext:value-type="float">
            <text:p>104.9</text:p>
          </table:table-cell>
          <table:table-cell office:value-type="float" office:value="607.306" calcext:value-type="float">
            <text:p>607.3</text:p>
          </table:table-cell>
          <table:table-cell office:value-type="float" office:value="298.749" calcext:value-type="float">
            <text:p>298.75</text:p>
          </table:table-cell>
          <table:table-cell office:value-type="float" office:value="308.556" calcext:value-type="float">
            <text:p>308.556</text:p>
          </table:table-cell>
          <table:table-cell office:value-type="float" office:value="9.401" calcext:value-type="float">
            <text:p>9.401</text:p>
          </table:table-cell>
          <table:table-cell office:value-type="float" office:value="83.2293" calcext:value-type="float">
            <text:p>83.2293</text:p>
          </table:table-cell>
          <table:table-cell office:value-type="float" office:value="80.3558" calcext:value-type="float">
            <text:p>80.3558</text:p>
          </table:table-cell>
          <table:table-cell office:value-type="float" office:value="85.9668" calcext:value-type="float">
            <text:p>86.0</text:p>
          </table:table-cell>
          <table:table-cell office:value-type="float" office:value="68.6055" calcext:value-type="float">
            <text:p>68.6</text:p>
          </table:table-cell>
          <table:table-cell office:value-type="float" office:value="65.7482" calcext:value-type="float">
            <text:p>65.7482</text:p>
          </table:table-cell>
          <table:table-cell office:value-type="float" office:value="71.3225" calcext:value-type="float">
            <text:p>71.3225</text:p>
          </table:table-cell>
          <table:table-cell office:value-type="float" office:value="22.0042" calcext:value-type="float">
            <text:p>22.0042</text:p>
          </table:table-cell>
          <table:table-cell office:value-type="float" office:value="20.0272" calcext:value-type="float">
            <text:p>20.0272</text:p>
          </table:table-cell>
          <table:table-cell office:value-type="float" office:value="23.7042" calcext:value-type="float">
            <text:p>23.7042</text:p>
          </table:table-cell>
          <table:table-cell office:value-type="float" office:value="10.569" calcext:value-type="float">
            <text:p>10.569</text:p>
          </table:table-cell>
          <table:table-cell office:value-type="float" office:value="9.3835" calcext:value-type="float">
            <text:p>9.3835</text:p>
          </table:table-cell>
          <table:table-cell office:value-type="float" office:value="11.3834" calcext:value-type="float">
            <text:p>11.3834</text:p>
          </table:table-cell>
          <table:table-cell office:value-type="float" office:value="2.212" calcext:value-type="float">
            <text:p>2.212</text:p>
          </table:table-cell>
          <table:table-cell office:value-type="float" office:value="3.2975" calcext:value-type="float">
            <text:p>3.2975</text:p>
          </table:table-cell>
          <table:table-cell office:value-type="float" office:value="670.978" calcext:value-type="float">
            <text:p>670.978</text:p>
          </table:table-cell>
          <table:table-cell office:value-type="float" office:value="2.625" calcext:value-type="float">
            <text:p>2.625</text:p>
          </table:table-cell>
          <table:table-cell office:value-type="float" office:value="3.9139" calcext:value-type="float">
            <text:p>3.9139</text:p>
          </table:table-cell>
          <table:table-cell office:value-type="float" office:value="16.1119" calcext:value-type="float">
            <text:p>16.1119</text:p>
          </table:table-cell>
          <table:table-cell office:value-type="float" office:value="21.2037" calcext:value-type="float">
            <text:p>21.2037</text:p>
          </table:table-cell>
          <table:table-cell office:value-type="float" office:value="11.0683" calcext:value-type="float">
            <text:p>11.0683</text:p>
          </table:table-cell>
          <table:table-cell office:value-type="float" office:value="71.6822" calcext:value-type="float">
            <text:p>71.6822</text:p>
          </table:table-cell>
          <table:table-cell office:value-type="float" office:value="93.9133" calcext:value-type="float">
            <text:p>93.9133</text:p>
          </table:table-cell>
          <table:table-cell office:value-type="float" office:value="49.6633" calcext:value-type="float">
            <text:p>49.6633</text:p>
          </table:table-cell>
          <table:table-cell office:value-type="float" office:value="27.5217" calcext:value-type="float">
            <text:p>27.5217</text:p>
          </table:table-cell>
          <table:table-cell office:value-type="float" office:value="37.0195" calcext:value-type="float">
            <text:p>37.0195</text:p>
          </table:table-cell>
          <table:table-cell office:value-type="float" office:value="18.1606" calcext:value-type="float">
            <text:p>18.1606</text:p>
          </table:table-cell>
          <table:table-cell office:value-type="float" office:value="67.3832" calcext:value-type="float">
            <text:p>67.3832</text:p>
          </table:table-cell>
          <table:table-cell office:value-type="float" office:value="89.3709" calcext:value-type="float">
            <text:p>89.3709</text:p>
          </table:table-cell>
          <table:table-cell office:value-type="float" office:value="45.6425" calcext:value-type="float">
            <text:p>45.6425</text:p>
          </table:table-cell>
          <table:table-cell office:value-type="float" office:value="66.601" calcext:value-type="float">
            <text:p>66.601</text:p>
          </table:table-cell>
          <table:table-cell office:value-type="float" office:value="1.031" calcext:value-type="float">
            <text:p>1.031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50728.667429396" calcext:value-type="float">
            <text:p>50728.66742939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300.769" calcext:value-type="float">
            <text:p>300.769</text:p>
          </table:table-cell>
          <table:table-cell office:value-type="float" office:value="304.557" calcext:value-type="float">
            <text:p>304.557</text:p>
          </table:table-cell>
          <table:table-cell office:value-type="float" office:value="151.336" calcext:value-type="float">
            <text:p>151.336</text:p>
          </table:table-cell>
          <table:table-cell office:value-type="float" office:value="153.22" calcext:value-type="float">
            <text:p>153.22</text:p>
          </table:table-cell>
          <table:table-cell office:value-type="float" office:value="3.7051" calcext:value-type="float">
            <text:p>3.7051</text:p>
          </table:table-cell>
          <table:table-cell office:value-type="float" office:value="98.7704" calcext:value-type="float">
            <text:p>98.8</text:p>
          </table:table-cell>
          <table:table-cell office:value-type="float" office:value="23.8071" calcext:value-type="float">
            <text:p>23.8071</text:p>
          </table:table-cell>
          <table:table-cell office:value-type="float" office:value="6.374" calcext:value-type="float">
            <text:p>6.374</text:p>
          </table:table-cell>
          <table:table-cell office:value-type="float" office:value="20.967" calcext:value-type="float">
            <text:p>20.967</text:p>
          </table:table-cell>
          <table:table-cell office:value-type="float" office:value="7.576" calcext:value-type="float">
            <text:p>7.576</text:p>
          </table:table-cell>
          <table:table-cell office:value-type="float" office:value="2.488" calcext:value-type="float">
            <text:p>2.488</text:p>
          </table:table-cell>
          <table:table-cell office:value-type="float" office:value="27.8596" calcext:value-type="float">
            <text:p>27.8596</text:p>
          </table:table-cell>
          <table:table-cell office:value-type="float" office:value="7.573" calcext:value-type="float">
            <text:p>8</text:p>
          </table:table-cell>
          <table:table-cell office:value-type="float" office:value="0.789" calcext:value-type="float">
            <text:p>1</text:p>
          </table:table-cell>
          <table:table-cell office:value-type="float" office:value="24.913" calcext:value-type="float">
            <text:p>25</text:p>
          </table:table-cell>
          <table:table-cell office:value-type="float" office:value="3.4693" calcext:value-type="float">
            <text:p>3</text:p>
          </table:table-cell>
          <table:table-cell office:value-type="float" office:value="1.6819" calcext:value-type="float">
            <text:p>2</text:p>
          </table:table-cell>
          <table:table-cell table:style-name="ce2" office:value-type="float" office:value="29.584" calcext:value-type="float">
            <text:p>29.6</text:p>
          </table:table-cell>
          <table:table-cell office:value-type="float" office:value="103.7" calcext:value-type="float">
            <text:p>103.7</text:p>
          </table:table-cell>
          <table:table-cell office:value-type="float" office:value="1.199" calcext:value-type="float">
            <text:p>1.2</text:p>
          </table:table-cell>
          <table:table-cell office:value-type="float" office:value="0.709" calcext:value-type="float">
            <text:p>0.71</text:p>
          </table:table-cell>
          <table:table-cell office:value-type="float" office:value="0.49" calcext:value-type="float">
            <text:p>0.49</text:p>
          </table:table-cell>
          <table:table-cell office:value-type="float" office:value="3.946" calcext:value-type="float">
            <text:p>3.946</text:p>
          </table:table-cell>
          <table:table-cell office:value-type="float" office:value="77.452" calcext:value-type="float">
            <text:p>77.452</text:p>
          </table:table-cell>
          <table:table-cell office:value-type="float" office:value="74.7625" calcext:value-type="float">
            <text:p>74.7625</text:p>
          </table:table-cell>
          <table:table-cell office:value-type="float" office:value="80.3203" calcext:value-type="float">
            <text:p>80.3</text:p>
          </table:table-cell>
          <table:table-cell office:value-type="float" office:value="63.2562" calcext:value-type="float">
            <text:p>63.3</text:p>
          </table:table-cell>
          <table:table-cell office:value-type="float" office:value="60.6671" calcext:value-type="float">
            <text:p>60.6671</text:p>
          </table:table-cell>
          <table:table-cell office:value-type="float" office:value="66.0113" calcext:value-type="float">
            <text:p>66.0113</text:p>
          </table:table-cell>
          <table:table-cell office:value-type="float" office:value="17.0575" calcext:value-type="float">
            <text:p>17.0575</text:p>
          </table:table-cell>
          <table:table-cell office:value-type="float" office:value="15.434" calcext:value-type="float">
            <text:p>15.434</text:p>
          </table:table-cell>
          <table:table-cell office:value-type="float" office:value="18.7077" calcext:value-type="float">
            <text:p>18.7077</text:p>
          </table:table-cell>
          <table:table-cell office:value-type="float" office:value="7.5473" calcext:value-type="float">
            <text:p>7.5473</text:p>
          </table:table-cell>
          <table:table-cell office:value-type="float" office:value="6.7366" calcext:value-type="float">
            <text:p>6.7366</text:p>
          </table:table-cell>
          <table:table-cell office:value-type="float" office:value="8.128" calcext:value-type="float">
            <text:p>8.128</text:p>
          </table:table-cell>
          <table:table-cell office:value-type="float" office:value="0.057" calcext:value-type="float">
            <text:p>0.057</text:p>
          </table:table-cell>
          <table:table-cell office:value-type="float" office:value="7.5528" calcext:value-type="float">
            <text:p>7.5528</text:p>
          </table:table-cell>
          <table:table-cell office:value-type="float" office:value="7.523" calcext:value-type="float">
            <text:p>7.523</text:p>
          </table:table-cell>
          <table:table-cell office:value-type="float" office:value="0.068" calcext:value-type="float">
            <text:p>0.068</text:p>
          </table:table-cell>
          <table:table-cell office:value-type="float" office:value="8.9978" calcext:value-type="float">
            <text:p>8.9978</text:p>
          </table:table-cell>
          <table:table-cell office:value-type="float" office:value="25.6292" calcext:value-type="float">
            <text:p>25.6292</text:p>
          </table:table-cell>
          <table:table-cell office:value-type="float" office:value="34.0252" calcext:value-type="float">
            <text:p>34.0252</text:p>
          </table:table-cell>
          <table:table-cell office:value-type="float" office:value="17.3466" calcext:value-type="float">
            <text:p>17.3466</text:p>
          </table:table-cell>
          <table:table-cell office:value-type="float" office:value="95.3208" calcext:value-type="float">
            <text:p>95.3208</text:p>
          </table:table-cell>
          <table:table-cell office:value-type="float" office:value="124.5071" calcext:value-type="float">
            <text:p>124.5071</text:p>
          </table:table-cell>
          <table:table-cell office:value-type="float" office:value="66.1432" calcext:value-type="float">
            <text:p>66.1432</text:p>
          </table:table-cell>
          <table:table-cell office:value-type="float" office:value="34.5562" calcext:value-type="float">
            <text:p>34.5562</text:p>
          </table:table-cell>
          <table:table-cell office:value-type="float" office:value="46.8735" calcext:value-type="float">
            <text:p>46.8735</text:p>
          </table:table-cell>
          <table:table-cell office:value-type="float" office:value="22.5847" calcext:value-type="float">
            <text:p>22.5847</text:p>
          </table:table-cell>
          <table:table-cell office:value-type="float" office:value="85.6869" calcext:value-type="float">
            <text:p>85.6869</text:p>
          </table:table-cell>
          <table:table-cell office:value-type="float" office:value="113.6103" calcext:value-type="float">
            <text:p>113.6103</text:p>
          </table:table-cell>
          <table:table-cell office:value-type="float" office:value="57.9333" calcext:value-type="float">
            <text:p>57.9333</text:p>
          </table:table-cell>
          <table:table-cell office:value-type="float" office:value="1.2" calcext:value-type="float">
            <text:p>1.2</text:p>
          </table:table-cell>
          <table:table-cell office:value-type="float" office:value="3.947" calcext:value-type="float">
            <text:p>3.947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Latin America &amp; Caribbean</text:p>
          </table:table-cell>
          <table:table-cell table:number-columns-repeated="2"/>
          <table:table-cell office:value-type="string" calcext:value-type="string">
            <text:p>French Guian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304.967" calcext:value-type="float">
            <text:p>304.967</text:p>
          </table:table-cell>
          <table:table-cell office:value-type="float" office:value="306.279" calcext:value-type="float">
            <text:p>306.279</text:p>
          </table:table-cell>
          <table:table-cell office:value-type="float" office:value="154.794" calcext:value-type="float">
            <text:p>154.794</text:p>
          </table:table-cell>
          <table:table-cell office:value-type="float" office:value="151.485" calcext:value-type="float">
            <text:p>151.485</text:p>
          </table:table-cell>
          <table:table-cell office:value-type="float" office:value="83.1376" calcext:value-type="float">
            <text:p>83.1376</text:p>
          </table:table-cell>
          <table:table-cell office:value-type="float" office:value="102.1844" calcext:value-type="float">
            <text:p>102.2</text:p>
          </table:table-cell>
          <table:table-cell office:value-type="float" office:value="33.4542" calcext:value-type="float">
            <text:p>33.4542</text:p>
          </table:table-cell>
          <table:table-cell office:value-type="float" office:value="2.729" calcext:value-type="float">
            <text:p>2.729</text:p>
          </table:table-cell>
          <table:table-cell office:value-type="float" office:value="8.91" calcext:value-type="float">
            <text:p>8.91</text:p>
          </table:table-cell>
          <table:table-cell office:value-type="float" office:value="2.624" calcext:value-type="float">
            <text:p>2.624</text:p>
          </table:table-cell>
          <table:table-cell office:value-type="float" office:value="0.857" calcext:value-type="float">
            <text:p>0.857</text:p>
          </table:table-cell>
          <table:table-cell office:value-type="float" office:value="80.8807" calcext:value-type="float">
            <text:p>80.8807</text:p>
          </table:table-cell>
          <table:table-cell office:value-type="float" office:value="3.844" calcext:value-type="float">
            <text:p>4</text:p>
          </table:table-cell>
          <table:table-cell office:value-type="float" office:value="0.364" calcext:value-type="float">
            <text:p>0</text:p>
          </table:table-cell>
          <table:table-cell office:value-type="float" office:value="12.55" calcext:value-type="float">
            <text:p>13</text:p>
          </table:table-cell>
          <table:table-cell office:value-type="float" office:value="1.688" calcext:value-type="float">
            <text:p>2</text:p>
          </table:table-cell>
          <table:table-cell office:value-type="float" office:value="0.8121" calcext:value-type="float">
            <text:p>1</text:p>
          </table:table-cell>
          <table:table-cell table:style-name="ce2" office:value-type="float" office:value="28.932" calcext:value-type="float">
            <text:p>28.9</text:p>
          </table:table-cell>
          <table:table-cell office:value-type="float" office:value="105.9" calcext:value-type="float">
            <text:p>105.9</text:p>
          </table:table-cell>
          <table:table-cell office:value-type="float" office:value="1.115" calcext:value-type="float">
            <text:p>1.1</text:p>
          </table:table-cell>
          <table:table-cell office:value-type="float" office:value="0.661" calcext:value-type="float">
            <text:p>0.66</text:p>
          </table:table-cell>
          <table:table-cell office:value-type="float" office:value="0.454" calcext:value-type="float">
            <text:p>0.454</text:p>
          </table:table-cell>
          <table:table-cell office:value-type="float" office:value="3.64" calcext:value-type="float">
            <text:p>3.64</text:p>
          </table:table-cell>
          <table:table-cell office:value-type="float" office:value="83.5504" calcext:value-type="float">
            <text:p>83.5504</text:p>
          </table:table-cell>
          <table:table-cell office:value-type="float" office:value="81.3292" calcext:value-type="float">
            <text:p>81.3292</text:p>
          </table:table-cell>
          <table:table-cell office:value-type="float" office:value="85.9771" calcext:value-type="float">
            <text:p>86.0</text:p>
          </table:table-cell>
          <table:table-cell office:value-type="float" office:value="69.1415" calcext:value-type="float">
            <text:p>69.1</text:p>
          </table:table-cell>
          <table:table-cell office:value-type="float" office:value="66.9235" calcext:value-type="float">
            <text:p>66.9235</text:p>
          </table:table-cell>
          <table:table-cell office:value-type="float" office:value="71.5641" calcext:value-type="float">
            <text:p>71.5641</text:p>
          </table:table-cell>
          <table:table-cell office:value-type="float" office:value="21.11" calcext:value-type="float">
            <text:p>21.11</text:p>
          </table:table-cell>
          <table:table-cell office:value-type="float" office:value="19.2487" calcext:value-type="float">
            <text:p>19.2487</text:p>
          </table:table-cell>
          <table:table-cell office:value-type="float" office:value="23.0734" calcext:value-type="float">
            <text:p>23.0734</text:p>
          </table:table-cell>
          <table:table-cell office:value-type="float" office:value="9.958" calcext:value-type="float">
            <text:p>9.958</text:p>
          </table:table-cell>
          <table:table-cell office:value-type="float" office:value="8.6684" calcext:value-type="float">
            <text:p>8.6684</text:p>
          </table:table-cell>
          <table:table-cell office:value-type="float" office:value="11.0773" calcext:value-type="float">
            <text:p>11.0773</text:p>
          </table:table-cell>
          <table:table-cell office:value-type="float" office:value="0.021" calcext:value-type="float">
            <text:p>0.021</text:p>
          </table:table-cell>
          <table:table-cell office:value-type="float" office:value="5.3548" calcext:value-type="float">
            <text:p>5.3548</text:p>
          </table:table-cell>
          <table:table-cell office:value-type="float" office:value="3.825" calcext:value-type="float">
            <text:p>3.825</text:p>
          </table:table-cell>
          <table:table-cell office:value-type="float" office:value="0.024" calcext:value-type="float">
            <text:p>0.024</text:p>
          </table:table-cell>
          <table:table-cell office:value-type="float" office:value="6.2141" calcext:value-type="float">
            <text:p>6.2141</text:p>
          </table:table-cell>
          <table:table-cell office:value-type="float" office:value="13.5959" calcext:value-type="float">
            <text:p>13.5959</text:p>
          </table:table-cell>
          <table:table-cell office:value-type="float" office:value="14.6509" calcext:value-type="float">
            <text:p>14.6509</text:p>
          </table:table-cell>
          <table:table-cell office:value-type="float" office:value="12.5163" calcext:value-type="float">
            <text:p>12.5163</text:p>
          </table:table-cell>
          <table:table-cell office:value-type="float" office:value="44.9571" calcext:value-type="float">
            <text:p>44.9571</text:p>
          </table:table-cell>
          <table:table-cell office:value-type="float" office:value="54.3698" calcext:value-type="float">
            <text:p>54.3698</text:p>
          </table:table-cell>
          <table:table-cell office:value-type="float" office:value="34.842" calcext:value-type="float">
            <text:p>34.842</text:p>
          </table:table-cell>
          <table:table-cell office:value-type="float" office:value="14.5018" calcext:value-type="float">
            <text:p>14.5018</text:p>
          </table:table-cell>
          <table:table-cell office:value-type="float" office:value="16.7063" calcext:value-type="float">
            <text:p>16.7063</text:p>
          </table:table-cell>
          <table:table-cell office:value-type="float" office:value="12.2805" calcext:value-type="float">
            <text:p>12.2805</text:p>
          </table:table-cell>
          <table:table-cell office:value-type="float" office:value="38.0637" calcext:value-type="float">
            <text:p>38.0637</text:p>
          </table:table-cell>
          <table:table-cell office:value-type="float" office:value="47.3118" calcext:value-type="float">
            <text:p>47.3118</text:p>
          </table:table-cell>
          <table:table-cell office:value-type="float" office:value="28.1264" calcext:value-type="float">
            <text:p>28.1264</text:p>
          </table:table-cell>
          <table:table-cell office:value-type="float" office:value="-0.1" calcext:value-type="float">
            <text:p>-0.1</text:p>
          </table:table-cell>
          <table:table-cell office:value-type="float" office:value="-0.326" calcext:value-type="float">
            <text:p>-0.326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High income</text:p>
          </table:table-cell>
          <table:table-cell/>
          <table:table-cell office:value-type="string" calcext:value-type="string">
            <text:p>French Polynesia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365.207" calcext:value-type="float">
            <text:p>2365.207</text:p>
          </table:table-cell>
          <table:table-cell office:value-type="float" office:value="2388.992" calcext:value-type="float">
            <text:p>2388.992</text:p>
          </table:table-cell>
          <table:table-cell office:value-type="float" office:value="1215.504" calcext:value-type="float">
            <text:p>1215.504</text:p>
          </table:table-cell>
          <table:table-cell office:value-type="float" office:value="1173.488" calcext:value-type="float">
            <text:p>1173.488</text:p>
          </table:table-cell>
          <table:table-cell office:value-type="float" office:value="9.2715" calcext:value-type="float">
            <text:p>9.2715</text:p>
          </table:table-cell>
          <table:table-cell office:value-type="float" office:value="103.5805" calcext:value-type="float">
            <text:p>103.6</text:p>
          </table:table-cell>
          <table:table-cell office:value-type="float" office:value="21.6659" calcext:value-type="float">
            <text:p>21.6659</text:p>
          </table:table-cell>
          <table:table-cell office:value-type="float" office:value="46.569" calcext:value-type="float">
            <text:p>46.569</text:p>
          </table:table-cell>
          <table:table-cell office:value-type="float" office:value="19.496" calcext:value-type="float">
            <text:p>19.496</text:p>
          </table:table-cell>
          <table:table-cell office:value-type="float" office:value="47.571" calcext:value-type="float">
            <text:p>47.571</text:p>
          </table:table-cell>
          <table:table-cell office:value-type="float" office:value="1.991" calcext:value-type="float">
            <text:p>1.991</text:p>
          </table:table-cell>
          <table:table-cell office:value-type="float" office:value="34.814" calcext:value-type="float">
            <text:p>34.814</text:p>
          </table:table-cell>
          <table:table-cell office:value-type="float" office:value="64.022" calcext:value-type="float">
            <text:p>64</text:p>
          </table:table-cell>
          <table:table-cell office:value-type="float" office:value="9.889" calcext:value-type="float">
            <text:p>10</text:p>
          </table:table-cell>
          <table:table-cell office:value-type="float" office:value="26.803" calcext:value-type="float">
            <text:p>27</text:p>
          </table:table-cell>
          <table:table-cell office:value-type="float" office:value="3.46" calcext:value-type="float">
            <text:p>3</text:p>
          </table:table-cell>
          <table:table-cell office:value-type="float" office:value="1.6063" calcext:value-type="float">
            <text:p>2</text:p>
          </table:table-cell>
          <table:table-cell table:style-name="ce2" office:value-type="float" office:value="28.465" calcext:value-type="float">
            <text:p>28.5</text:p>
          </table:table-cell>
          <table:table-cell office:value-type="float" office:value="102.1" calcext:value-type="float">
            <text:p>102.1</text:p>
          </table:table-cell>
          <table:table-cell office:value-type="float" office:value="17.453" calcext:value-type="float">
            <text:p>17.5</text:p>
          </table:table-cell>
          <table:table-cell office:value-type="float" office:value="9.958" calcext:value-type="float">
            <text:p>9.96</text:p>
          </table:table-cell>
          <table:table-cell office:value-type="float" office:value="7.496" calcext:value-type="float">
            <text:p>7.496</text:p>
          </table:table-cell>
          <table:table-cell office:value-type="float" office:value="7.307" calcext:value-type="float">
            <text:p>7.307</text:p>
          </table:table-cell>
          <table:table-cell office:value-type="float" office:value="65.6937" calcext:value-type="float">
            <text:p>65.6937</text:p>
          </table:table-cell>
          <table:table-cell office:value-type="float" office:value="63.3613" calcext:value-type="float">
            <text:p>63.3613</text:p>
          </table:table-cell>
          <table:table-cell office:value-type="float" office:value="68.3593" calcext:value-type="float">
            <text:p>68.4</text:p>
          </table:table-cell>
          <table:table-cell office:value-type="float" office:value="53.8384" calcext:value-type="float">
            <text:p>53.8</text:p>
          </table:table-cell>
          <table:table-cell office:value-type="float" office:value="51.6772" calcext:value-type="float">
            <text:p>51.6772</text:p>
          </table:table-cell>
          <table:table-cell office:value-type="float" office:value="56.3233" calcext:value-type="float">
            <text:p>56.3233</text:p>
          </table:table-cell>
          <table:table-cell office:value-type="float" office:value="12.8741" calcext:value-type="float">
            <text:p>12.8741</text:p>
          </table:table-cell>
          <table:table-cell office:value-type="float" office:value="11.9563" calcext:value-type="float">
            <text:p>11.9563</text:p>
          </table:table-cell>
          <table:table-cell office:value-type="float" office:value="13.7999" calcext:value-type="float">
            <text:p>13.7999</text:p>
          </table:table-cell>
          <table:table-cell office:value-type="float" office:value="5.8463" calcext:value-type="float">
            <text:p>5.8463</text:p>
          </table:table-cell>
          <table:table-cell office:value-type="float" office:value="5.5384" calcext:value-type="float">
            <text:p>5.5384</text:p>
          </table:table-cell>
          <table:table-cell office:value-type="float" office:value="6.1182" calcext:value-type="float">
            <text:p>6.1182</text:p>
          </table:table-cell>
          <table:table-cell office:value-type="float" office:value="1.885" calcext:value-type="float">
            <text:p>1.885</text:p>
          </table:table-cell>
          <table:table-cell office:value-type="float" office:value="29.4654" calcext:value-type="float">
            <text:p>29.4654</text:p>
          </table:table-cell>
          <table:table-cell office:value-type="float" office:value="62.375" calcext:value-type="float">
            <text:p>62.375</text:p>
          </table:table-cell>
          <table:table-cell office:value-type="float" office:value="2.539" calcext:value-type="float">
            <text:p>2.539</text:p>
          </table:table-cell>
          <table:table-cell office:value-type="float" office:value="39.7497" calcext:value-type="float">
            <text:p>39.7497</text:p>
          </table:table-cell>
          <table:table-cell office:value-type="float" office:value="103.7814" calcext:value-type="float">
            <text:p>103.7814</text:p>
          </table:table-cell>
          <table:table-cell office:value-type="float" office:value="119.8463" calcext:value-type="float">
            <text:p>119.8463</text:p>
          </table:table-cell>
          <table:table-cell office:value-type="float" office:value="86.5501" calcext:value-type="float">
            <text:p>86.5501</text:p>
          </table:table-cell>
          <table:table-cell office:value-type="float" office:value="279.2974" calcext:value-type="float">
            <text:p>279.2974</text:p>
          </table:table-cell>
          <table:table-cell office:value-type="float" office:value="324.1941" calcext:value-type="float">
            <text:p>324.1941</text:p>
          </table:table-cell>
          <table:table-cell office:value-type="float" office:value="228.0316" calcext:value-type="float">
            <text:p>228.0316</text:p>
          </table:table-cell>
          <table:table-cell office:value-type="float" office:value="122.9776" calcext:value-type="float">
            <text:p>122.9776</text:p>
          </table:table-cell>
          <table:table-cell office:value-type="float" office:value="147.3672" calcext:value-type="float">
            <text:p>147.3672</text:p>
          </table:table-cell>
          <table:table-cell office:value-type="float" office:value="95.5506" calcext:value-type="float">
            <text:p>95.5506</text:p>
          </table:table-cell>
          <table:table-cell office:value-type="float" office:value="243.6326" calcext:value-type="float">
            <text:p>243.6326</text:p>
          </table:table-cell>
          <table:table-cell office:value-type="float" office:value="287.5641" calcext:value-type="float">
            <text:p>287.5641</text:p>
          </table:table-cell>
          <table:table-cell office:value-type="float" office:value="193.4877" calcext:value-type="float">
            <text:p>193.4877</text:p>
          </table:table-cell>
          <table:table-cell office:value-type="float" office:value="1" calcext:value-type="float">
            <text:p>1</text:p>
          </table:table-cell>
          <table:table-cell office:value-type="float" office:value="0.419" calcext:value-type="float">
            <text:p>0.419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Upper middle income</text:p>
          </table:table-cell>
          <table:table-cell office:value-type="float" office:value="15597.5210810635" calcext:value-type="float">
            <text:p>15597.5210810635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672.89" calcext:value-type="float">
            <text:p>2672.89</text:p>
          </table:table-cell>
          <table:table-cell office:value-type="float" office:value="2705.992" calcext:value-type="float">
            <text:p>2705.992</text:p>
          </table:table-cell>
          <table:table-cell office:value-type="float" office:value="1346.335" calcext:value-type="float">
            <text:p>1346.335</text:p>
          </table:table-cell>
          <table:table-cell office:value-type="float" office:value="1359.657" calcext:value-type="float">
            <text:p>1359.657</text:p>
          </table:table-cell>
          <table:table-cell office:value-type="float" office:value="267.3905" calcext:value-type="float">
            <text:p>267.3905</text:p>
          </table:table-cell>
          <table:table-cell office:value-type="float" office:value="99.0202" calcext:value-type="float">
            <text:p>99.0</text:p>
          </table:table-cell>
          <table:table-cell office:value-type="float" office:value="16.9858" calcext:value-type="float">
            <text:p>16.9858</text:p>
          </table:table-cell>
          <table:table-cell office:value-type="float" office:value="69.208" calcext:value-type="float">
            <text:p>69.208</text:p>
          </table:table-cell>
          <table:table-cell office:value-type="float" office:value="25.559" calcext:value-type="float">
            <text:p>25.559</text:p>
          </table:table-cell>
          <table:table-cell office:value-type="float" office:value="66.204" calcext:value-type="float">
            <text:p>66.204</text:p>
          </table:table-cell>
          <table:table-cell office:value-type="float" office:value="2.447" calcext:value-type="float">
            <text:p>2.447</text:p>
          </table:table-cell>
          <table:table-cell office:value-type="float" office:value="28.3264" calcext:value-type="float">
            <text:p>28.3264</text:p>
          </table:table-cell>
          <table:table-cell office:value-type="float" office:value="88.535" calcext:value-type="float">
            <text:p>89</text:p>
          </table:table-cell>
          <table:table-cell office:value-type="float" office:value="9.102" calcext:value-type="float">
            <text:p>9</text:p>
          </table:table-cell>
          <table:table-cell office:value-type="float" office:value="32.696" calcext:value-type="float">
            <text:p>33</text:p>
          </table:table-cell>
          <table:table-cell office:value-type="float" office:value="4.5859" calcext:value-type="float">
            <text:p>5</text:p>
          </table:table-cell>
          <table:table-cell office:value-type="float" office:value="2.0205" calcext:value-type="float">
            <text:p>2</text:p>
          </table:table-cell>
          <table:table-cell table:style-name="ce2" office:value-type="float" office:value="30.413" calcext:value-type="float">
            <text:p>30.4</text:p>
          </table:table-cell>
          <table:table-cell office:value-type="float" office:value="103.2" calcext:value-type="float">
            <text:p>103.2</text:p>
          </table:table-cell>
          <table:table-cell office:value-type="float" office:value="19.327" calcext:value-type="float">
            <text:p>19.3</text:p>
          </table:table-cell>
          <table:table-cell office:value-type="float" office:value="10.168" calcext:value-type="float">
            <text:p>10.17</text:p>
          </table:table-cell>
          <table:table-cell office:value-type="float" office:value="9.158" calcext:value-type="float">
            <text:p>9.158</text:p>
          </table:table-cell>
          <table:table-cell office:value-type="float" office:value="7.137" calcext:value-type="float">
            <text:p>7.137</text:p>
          </table:table-cell>
          <table:table-cell office:value-type="float" office:value="62.9064" calcext:value-type="float">
            <text:p>62.9064</text:p>
          </table:table-cell>
          <table:table-cell office:value-type="float" office:value="61.4807" calcext:value-type="float">
            <text:p>61.4807</text:p>
          </table:table-cell>
          <table:table-cell office:value-type="float" office:value="64.3443" calcext:value-type="float">
            <text:p>64.3</text:p>
          </table:table-cell>
          <table:table-cell office:value-type="float" office:value="52.0693" calcext:value-type="float">
            <text:p>52.1</text:p>
          </table:table-cell>
          <table:table-cell office:value-type="float" office:value="50.822" calcext:value-type="float">
            <text:p>50.822</text:p>
          </table:table-cell>
          <table:table-cell office:value-type="float" office:value="53.3101" calcext:value-type="float">
            <text:p>53.3101</text:p>
          </table:table-cell>
          <table:table-cell office:value-type="float" office:value="12.2054" calcext:value-type="float">
            <text:p>12.2054</text:p>
          </table:table-cell>
          <table:table-cell office:value-type="float" office:value="11.6087" calcext:value-type="float">
            <text:p>11.6087</text:p>
          </table:table-cell>
          <table:table-cell office:value-type="float" office:value="12.7917" calcext:value-type="float">
            <text:p>12.7917</text:p>
          </table:table-cell>
          <table:table-cell office:value-type="float" office:value="5.1594" calcext:value-type="float">
            <text:p>5.1594</text:p>
          </table:table-cell>
          <table:table-cell office:value-type="float" office:value="4.8505" calcext:value-type="float">
            <text:p>4.8505</text:p>
          </table:table-cell>
          <table:table-cell office:value-type="float" office:value="5.424" calcext:value-type="float">
            <text:p>5.424</text:p>
          </table:table-cell>
          <table:table-cell office:value-type="float" office:value="2.476" calcext:value-type="float">
            <text:p>2.476</text:p>
          </table:table-cell>
          <table:table-cell office:value-type="float" office:value="27.9935" calcext:value-type="float">
            <text:p>27.9935</text:p>
          </table:table-cell>
          <table:table-cell office:value-type="float" office:value="86.361" calcext:value-type="float">
            <text:p>86.361</text:p>
          </table:table-cell>
          <table:table-cell office:value-type="float" office:value="3.838" calcext:value-type="float">
            <text:p>3.838</text:p>
          </table:table-cell>
          <table:table-cell office:value-type="float" office:value="43.8914" calcext:value-type="float">
            <text:p>43.8914</text:p>
          </table:table-cell>
          <table:table-cell office:value-type="float" office:value="148.7892" calcext:value-type="float">
            <text:p>148.7892</text:p>
          </table:table-cell>
          <table:table-cell office:value-type="float" office:value="158.7815" calcext:value-type="float">
            <text:p>158.7815</text:p>
          </table:table-cell>
          <table:table-cell office:value-type="float" office:value="138.6228" calcext:value-type="float">
            <text:p>138.6228</text:p>
          </table:table-cell>
          <table:table-cell office:value-type="float" office:value="315.3016" calcext:value-type="float">
            <text:p>315.3016</text:p>
          </table:table-cell>
          <table:table-cell office:value-type="float" office:value="341.2115" calcext:value-type="float">
            <text:p>341.2115</text:p>
          </table:table-cell>
          <table:table-cell office:value-type="float" office:value="290.4911" calcext:value-type="float">
            <text:p>290.4911</text:p>
          </table:table-cell>
          <table:table-cell office:value-type="float" office:value="153.7636" calcext:value-type="float">
            <text:p>153.7636</text:p>
          </table:table-cell>
          <table:table-cell office:value-type="float" office:value="165.996" calcext:value-type="float">
            <text:p>165.996</text:p>
          </table:table-cell>
          <table:table-cell office:value-type="float" office:value="141.981" calcext:value-type="float">
            <text:p>141.981</text:p>
          </table:table-cell>
          <table:table-cell office:value-type="float" office:value="267.0622" calcext:value-type="float">
            <text:p>267.0622</text:p>
          </table:table-cell>
          <table:table-cell office:value-type="float" office:value="291.7683" calcext:value-type="float">
            <text:p>291.7683</text:p>
          </table:table-cell>
          <table:table-cell office:value-type="float" office:value="243.8333" calcext:value-type="float">
            <text:p>243.8333</text:p>
          </table:table-cell>
          <table:table-cell office:value-type="float" office:value="-3" calcext:value-type="float">
            <text:p>-3</text:p>
          </table:table-cell>
          <table:table-cell office:value-type="float" office:value="-1.108" calcext:value-type="float">
            <text:p>-1.108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2433.89839598928" calcext:value-type="float">
            <text:p>2433.89839598928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753.319" calcext:value-type="float">
            <text:p>3753.319</text:p>
          </table:table-cell>
          <table:table-cell office:value-type="float" office:value="3744.385" calcext:value-type="float">
            <text:p>3744.385</text:p>
          </table:table-cell>
          <table:table-cell office:value-type="float" office:value="1760.001" calcext:value-type="float">
            <text:p>1760.001</text:p>
          </table:table-cell>
          <table:table-cell office:value-type="float" office:value="1984.385" calcext:value-type="float">
            <text:p>1984.385</text:p>
          </table:table-cell>
          <table:table-cell office:value-type="float" office:value="53.8838" calcext:value-type="float">
            <text:p>53.8838</text:p>
          </table:table-cell>
          <table:table-cell office:value-type="float" office:value="88.6925" calcext:value-type="float">
            <text:p>88.7</text:p>
          </table:table-cell>
          <table:table-cell office:value-type="float" office:value="36.4617" calcext:value-type="float">
            <text:p>36.4617</text:p>
          </table:table-cell>
          <table:table-cell office:value-type="float" office:value="-7.865" calcext:value-type="float">
            <text:p>-7.865</text:p>
          </table:table-cell>
          <table:table-cell office:value-type="float" office:value="-2.098" calcext:value-type="float">
            <text:p>-2.098</text:p>
          </table:table-cell>
          <table:table-cell office:value-type="float" office:value="-17.867" calcext:value-type="float">
            <text:p>-17.867</text:p>
          </table:table-cell>
          <table:table-cell office:value-type="float" office:value="-0.477" calcext:value-type="float">
            <text:p>-0.477</text:p>
          </table:table-cell>
          <table:table-cell/>
          <table:table-cell office:value-type="float" office:value="49.106" calcext:value-type="float">
            <text:p>49</text:p>
          </table:table-cell>
          <table:table-cell office:value-type="float" office:value="3.035" calcext:value-type="float">
            <text:p>3</text:p>
          </table:table-cell>
          <table:table-cell office:value-type="float" office:value="13.099" calcext:value-type="float">
            <text:p>13</text:p>
          </table:table-cell>
          <table:table-cell office:value-type="float" office:value="2.0632" calcext:value-type="float">
            <text:p>2</text:p>
          </table:table-cell>
          <table:table-cell office:value-type="float" office:value="0.9838" calcext:value-type="float">
            <text:p>1</text:p>
          </table:table-cell>
          <table:table-cell table:style-name="ce2" office:value-type="float" office:value="28.27" calcext:value-type="float">
            <text:p>28.3</text:p>
          </table:table-cell>
          <table:table-cell office:value-type="float" office:value="106.7" calcext:value-type="float">
            <text:p>106.7</text:p>
          </table:table-cell>
          <table:table-cell office:value-type="float" office:value="56.971" calcext:value-type="float">
            <text:p>57.0</text:p>
          </table:table-cell>
          <table:table-cell office:value-type="float" office:value="29.177" calcext:value-type="float">
            <text:p>29.18</text:p>
          </table:table-cell>
          <table:table-cell office:value-type="float" office:value="27.794" calcext:value-type="float">
            <text:p>27.794</text:p>
          </table:table-cell>
          <table:table-cell office:value-type="float" office:value="15.197" calcext:value-type="float">
            <text:p>15.197</text:p>
          </table:table-cell>
          <table:table-cell office:value-type="float" office:value="71.5868" calcext:value-type="float">
            <text:p>71.5868</text:p>
          </table:table-cell>
          <table:table-cell office:value-type="float" office:value="66.7595" calcext:value-type="float">
            <text:p>66.7595</text:p>
          </table:table-cell>
          <table:table-cell office:value-type="float" office:value="76.4611" calcext:value-type="float">
            <text:p>76.5</text:p>
          </table:table-cell>
          <table:table-cell office:value-type="float" office:value="57.2946" calcext:value-type="float">
            <text:p>57.3</text:p>
          </table:table-cell>
          <table:table-cell office:value-type="float" office:value="52.4887" calcext:value-type="float">
            <text:p>52.4887</text:p>
          </table:table-cell>
          <table:table-cell office:value-type="float" office:value="62.1323" calcext:value-type="float">
            <text:p>62.1323</text:p>
          </table:table-cell>
          <table:table-cell office:value-type="float" office:value="13.6516" calcext:value-type="float">
            <text:p>13.6516</text:p>
          </table:table-cell>
          <table:table-cell office:value-type="float" office:value="10.9461" calcext:value-type="float">
            <text:p>10.9461</text:p>
          </table:table-cell>
          <table:table-cell office:value-type="float" office:value="15.7789" calcext:value-type="float">
            <text:p>15.7789</text:p>
          </table:table-cell>
          <table:table-cell office:value-type="float" office:value="5.8162" calcext:value-type="float">
            <text:p>5.8162</text:p>
          </table:table-cell>
          <table:table-cell office:value-type="float" office:value="4.4659" calcext:value-type="float">
            <text:p>4.4659</text:p>
          </table:table-cell>
          <table:table-cell office:value-type="float" office:value="6.4875" calcext:value-type="float">
            <text:p>6.4875</text:p>
          </table:table-cell>
          <table:table-cell office:value-type="float" office:value="0.402" calcext:value-type="float">
            <text:p>0.402</text:p>
          </table:table-cell>
          <table:table-cell office:value-type="float" office:value="8.1566" calcext:value-type="float">
            <text:p>8.1566</text:p>
          </table:table-cell>
          <table:table-cell office:value-type="float" office:value="48.759" calcext:value-type="float">
            <text:p>48.759</text:p>
          </table:table-cell>
          <table:table-cell office:value-type="float" office:value="0.45" calcext:value-type="float">
            <text:p>0.45</text:p>
          </table:table-cell>
          <table:table-cell office:value-type="float" office:value="9.1127" calcext:value-type="float">
            <text:p>9.1127</text:p>
          </table:table-cell>
          <table:table-cell office:value-type="float" office:value="39.0359" calcext:value-type="float">
            <text:p>39.0359</text:p>
          </table:table-cell>
          <table:table-cell office:value-type="float" office:value="55.0782" calcext:value-type="float">
            <text:p>55.0782</text:p>
          </table:table-cell>
          <table:table-cell office:value-type="float" office:value="22.7109" calcext:value-type="float">
            <text:p>22.7109</text:p>
          </table:table-cell>
          <table:table-cell office:value-type="float" office:value="176.2131" calcext:value-type="float">
            <text:p>176.2131</text:p>
          </table:table-cell>
          <table:table-cell office:value-type="float" office:value="262.1069" calcext:value-type="float">
            <text:p>262.1069</text:p>
          </table:table-cell>
          <table:table-cell office:value-type="float" office:value="93.6658" calcext:value-type="float">
            <text:p>93.6658</text:p>
          </table:table-cell>
          <table:table-cell office:value-type="float" office:value="72.0749" calcext:value-type="float">
            <text:p>72.0749</text:p>
          </table:table-cell>
          <table:table-cell office:value-type="float" office:value="111.4796" calcext:value-type="float">
            <text:p>111.4796</text:p>
          </table:table-cell>
          <table:table-cell office:value-type="float" office:value="33.5564" calcext:value-type="float">
            <text:p>33.5564</text:p>
          </table:table-cell>
          <table:table-cell office:value-type="float" office:value="167.9223" calcext:value-type="float">
            <text:p>167.9223</text:p>
          </table:table-cell>
          <table:table-cell office:value-type="float" office:value="253.884" calcext:value-type="float">
            <text:p>253.884</text:p>
          </table:table-cell>
          <table:table-cell office:value-type="float" office:value="85.5871" calcext:value-type="float">
            <text:p>85.5871</text:p>
          </table:table-cell>
          <table:table-cell office:value-type="float" office:value="-9.999" calcext:value-type="float">
            <text:p>-9.999</text:p>
          </table:table-cell>
          <table:table-cell office:value-type="float" office:value="-2.667" calcext:value-type="float">
            <text:p>-2.667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Upper middle income</text:p>
          </table:table-cell>
          <table:table-cell office:value-type="float" office:value="16997.1489389764" calcext:value-type="float">
            <text:p>16997.1489389764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3426.789" calcext:value-type="float">
            <text:p>83426.789</text:p>
          </table:table-cell>
          <table:table-cell office:value-type="float" office:value="83369.843" calcext:value-type="float">
            <text:p>83369.843</text:p>
          </table:table-cell>
          <table:table-cell office:value-type="float" office:value="41136.302" calcext:value-type="float">
            <text:p>41136.302</text:p>
          </table:table-cell>
          <table:table-cell office:value-type="float" office:value="42233.541" calcext:value-type="float">
            <text:p>42233.541</text:p>
          </table:table-cell>
          <table:table-cell office:value-type="float" office:value="239.1836" calcext:value-type="float">
            <text:p>239.1836</text:p>
          </table:table-cell>
          <table:table-cell office:value-type="float" office:value="97.402" calcext:value-type="float">
            <text:p>97.4</text:p>
          </table:table-cell>
          <table:table-cell office:value-type="float" office:value="44.8482" calcext:value-type="float">
            <text:p>44.8482</text:p>
          </table:table-cell>
          <table:table-cell office:value-type="float" office:value="-268.471" calcext:value-type="float">
            <text:p>-268.471</text:p>
          </table:table-cell>
          <table:table-cell office:value-type="float" office:value="-3.223" calcext:value-type="float">
            <text:p>-3.223</text:p>
          </table:table-cell>
          <table:table-cell office:value-type="float" office:value="-113.892" calcext:value-type="float">
            <text:p>-113.892</text:p>
          </table:table-cell>
          <table:table-cell office:value-type="float" office:value="-0.137" calcext:value-type="float">
            <text:p>-0.137</text:p>
          </table:table-cell>
          <table:table-cell/>
          <table:table-cell office:value-type="float" office:value="761.194" calcext:value-type="float">
            <text:p>761</text:p>
          </table:table-cell>
          <table:table-cell office:value-type="float" office:value="13.223" calcext:value-type="float">
            <text:p>13</text:p>
          </table:table-cell>
          <table:table-cell office:value-type="float" office:value="9.139" calcext:value-type="float">
            <text:p>9</text:p>
          </table:table-cell>
          <table:table-cell office:value-type="float" office:value="1.533" calcext:value-type="float">
            <text:p>2</text:p>
          </table:table-cell>
          <table:table-cell office:value-type="float" office:value="0.7403" calcext:value-type="float">
            <text:p>1</text:p>
          </table:table-cell>
          <table:table-cell table:style-name="ce2" office:value-type="float" office:value="31.228" calcext:value-type="float">
            <text:p>31.2</text:p>
          </table:table-cell>
          <table:table-cell office:value-type="float" office:value="105.6" calcext:value-type="float">
            <text:p>105.6</text:p>
          </table:table-cell>
          <table:table-cell office:value-type="float" office:value="1029.665" calcext:value-type="float">
            <text:p>1029.7</text:p>
          </table:table-cell>
          <table:table-cell office:value-type="float" office:value="519.305" calcext:value-type="float">
            <text:p>519.31</text:p>
          </table:table-cell>
          <table:table-cell office:value-type="float" office:value="510.36" calcext:value-type="float">
            <text:p>510.36</text:p>
          </table:table-cell>
          <table:table-cell office:value-type="float" office:value="12.362" calcext:value-type="float">
            <text:p>12.362</text:p>
          </table:table-cell>
          <table:table-cell office:value-type="float" office:value="80.9887" calcext:value-type="float">
            <text:p>80.9887</text:p>
          </table:table-cell>
          <table:table-cell office:value-type="float" office:value="78.5123" calcext:value-type="float">
            <text:p>78.5123</text:p>
          </table:table-cell>
          <table:table-cell office:value-type="float" office:value="83.4872" calcext:value-type="float">
            <text:p>83.5</text:p>
          </table:table-cell>
          <table:table-cell office:value-type="float" office:value="66.3283" calcext:value-type="float">
            <text:p>66.3</text:p>
          </table:table-cell>
          <table:table-cell office:value-type="float" office:value="63.8701" calcext:value-type="float">
            <text:p>63.8701</text:p>
          </table:table-cell>
          <table:table-cell office:value-type="float" office:value="68.8052" calcext:value-type="float">
            <text:p>68.8052</text:p>
          </table:table-cell>
          <table:table-cell office:value-type="float" office:value="19.6292" calcext:value-type="float">
            <text:p>19.6292</text:p>
          </table:table-cell>
          <table:table-cell office:value-type="float" office:value="17.8804" calcext:value-type="float">
            <text:p>17.8804</text:p>
          </table:table-cell>
          <table:table-cell office:value-type="float" office:value="21.2368" calcext:value-type="float">
            <text:p>21.2368</text:p>
          </table:table-cell>
          <table:table-cell office:value-type="float" office:value="9.0875" calcext:value-type="float">
            <text:p>9.0875</text:p>
          </table:table-cell>
          <table:table-cell office:value-type="float" office:value="8.1466" calcext:value-type="float">
            <text:p>8.1466</text:p>
          </table:table-cell>
          <table:table-cell office:value-type="float" office:value="9.78" calcext:value-type="float">
            <text:p>9.78</text:p>
          </table:table-cell>
          <table:table-cell office:value-type="float" office:value="2.257" calcext:value-type="float">
            <text:p>2.257</text:p>
          </table:table-cell>
          <table:table-cell office:value-type="float" office:value="2.9612" calcext:value-type="float">
            <text:p>2.9612</text:p>
          </table:table-cell>
          <table:table-cell office:value-type="float" office:value="759.263" calcext:value-type="float">
            <text:p>759.263</text:p>
          </table:table-cell>
          <table:table-cell office:value-type="float" office:value="2.699" calcext:value-type="float">
            <text:p>2.699</text:p>
          </table:table-cell>
          <table:table-cell office:value-type="float" office:value="3.5231" calcext:value-type="float">
            <text:p>3.5231</text:p>
          </table:table-cell>
          <table:table-cell office:value-type="float" office:value="14.7033" calcext:value-type="float">
            <text:p>14.7033</text:p>
          </table:table-cell>
          <table:table-cell office:value-type="float" office:value="18.3469" calcext:value-type="float">
            <text:p>18.3469</text:p>
          </table:table-cell>
          <table:table-cell office:value-type="float" office:value="10.7937" calcext:value-type="float">
            <text:p>10.7937</text:p>
          </table:table-cell>
          <table:table-cell office:value-type="float" office:value="71.6822" calcext:value-type="float">
            <text:p>71.6822</text:p>
          </table:table-cell>
          <table:table-cell office:value-type="float" office:value="91.4294" calcext:value-type="float">
            <text:p>91.4294</text:p>
          </table:table-cell>
          <table:table-cell office:value-type="float" office:value="51.1716" calcext:value-type="float">
            <text:p>51.1716</text:p>
          </table:table-cell>
          <table:table-cell office:value-type="float" office:value="25.3755" calcext:value-type="float">
            <text:p>25.3755</text:p>
          </table:table-cell>
          <table:table-cell office:value-type="float" office:value="32.9114" calcext:value-type="float">
            <text:p>32.9114</text:p>
          </table:table-cell>
          <table:table-cell office:value-type="float" office:value="17.515" calcext:value-type="float">
            <text:p>17.515</text:p>
          </table:table-cell>
          <table:table-cell office:value-type="float" office:value="67.6775" calcext:value-type="float">
            <text:p>67.6775</text:p>
          </table:table-cell>
          <table:table-cell office:value-type="float" office:value="87.1673" calcext:value-type="float">
            <text:p>87.1673</text:p>
          </table:table-cell>
          <table:table-cell office:value-type="float" office:value="47.456" calcext:value-type="float">
            <text:p>47.456</text:p>
          </table:table-cell>
          <table:table-cell office:value-type="float" office:value="154.592" calcext:value-type="float">
            <text:p>154.592</text:p>
          </table:table-cell>
          <table:table-cell office:value-type="float" office:value="1.856" calcext:value-type="float">
            <text:p>1.85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57927.5900741703" calcext:value-type="float">
            <text:p>57927.590074170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33154.506" calcext:value-type="float">
            <text:p>33154.506</text:p>
          </table:table-cell>
          <table:table-cell office:value-type="float" office:value="33475.87" calcext:value-type="float">
            <text:p>33475.87</text:p>
          </table:table-cell>
          <table:table-cell office:value-type="float" office:value="16695.114" calcext:value-type="float">
            <text:p>16695.114</text:p>
          </table:table-cell>
          <table:table-cell office:value-type="float" office:value="16780.756" calcext:value-type="float">
            <text:p>16780.756</text:p>
          </table:table-cell>
          <table:table-cell office:value-type="float" office:value="147.1208" calcext:value-type="float">
            <text:p>147.1208</text:p>
          </table:table-cell>
          <table:table-cell office:value-type="float" office:value="99.4896" calcext:value-type="float">
            <text:p>99.5</text:p>
          </table:table-cell>
          <table:table-cell office:value-type="float" office:value="20.5237" calcext:value-type="float">
            <text:p>20.5237</text:p>
          </table:table-cell>
          <table:table-cell office:value-type="float" office:value="652.722" calcext:value-type="float">
            <text:p>652.722</text:p>
          </table:table-cell>
          <table:table-cell office:value-type="float" office:value="19.495" calcext:value-type="float">
            <text:p>19.495</text:p>
          </table:table-cell>
          <table:table-cell office:value-type="float" office:value="642.729" calcext:value-type="float">
            <text:p>642.729</text:p>
          </table:table-cell>
          <table:table-cell office:value-type="float" office:value="1.92" calcext:value-type="float">
            <text:p>1.92</text:p>
          </table:table-cell>
          <table:table-cell office:value-type="float" office:value="36.1014" calcext:value-type="float">
            <text:p>36.1014</text:p>
          </table:table-cell>
          <table:table-cell office:value-type="float" office:value="906.677" calcext:value-type="float">
            <text:p>907</text:p>
          </table:table-cell>
          <table:table-cell office:value-type="float" office:value="107.288" calcext:value-type="float">
            <text:p>107</text:p>
          </table:table-cell>
          <table:table-cell office:value-type="float" office:value="27.08" calcext:value-type="float">
            <text:p>27</text:p>
          </table:table-cell>
          <table:table-cell office:value-type="float" office:value="3.5066" calcext:value-type="float">
            <text:p>4</text:p>
          </table:table-cell>
          <table:table-cell office:value-type="float" office:value="1.5578" calcext:value-type="float">
            <text:p>2</text:p>
          </table:table-cell>
          <table:table-cell table:style-name="ce2" office:value-type="float" office:value="29.535" calcext:value-type="float">
            <text:p>29.5</text:p>
          </table:table-cell>
          <table:table-cell office:value-type="float" office:value="103.8" calcext:value-type="float">
            <text:p>103.8</text:p>
          </table:table-cell>
          <table:table-cell office:value-type="float" office:value="253.955" calcext:value-type="float">
            <text:p>254.0</text:p>
          </table:table-cell>
          <table:table-cell office:value-type="float" office:value="137.215" calcext:value-type="float">
            <text:p>137.22</text:p>
          </table:table-cell>
          <table:table-cell office:value-type="float" office:value="116.74" calcext:value-type="float">
            <text:p>116.74</text:p>
          </table:table-cell>
          <table:table-cell office:value-type="float" office:value="7.585" calcext:value-type="float">
            <text:p>7.585</text:p>
          </table:table-cell>
          <table:table-cell office:value-type="float" office:value="63.9447" calcext:value-type="float">
            <text:p>63.9447</text:p>
          </table:table-cell>
          <table:table-cell office:value-type="float" office:value="61.8053" calcext:value-type="float">
            <text:p>61.8053</text:p>
          </table:table-cell>
          <table:table-cell office:value-type="float" office:value="66.1305" calcext:value-type="float">
            <text:p>66.1</text:p>
          </table:table-cell>
          <table:table-cell office:value-type="float" office:value="53.1037" calcext:value-type="float">
            <text:p>53.1</text:p>
          </table:table-cell>
          <table:table-cell office:value-type="float" office:value="51.2373" calcext:value-type="float">
            <text:p>51.2373</text:p>
          </table:table-cell>
          <table:table-cell office:value-type="float" office:value="54.9786" calcext:value-type="float">
            <text:p>54.9786</text:p>
          </table:table-cell>
          <table:table-cell office:value-type="float" office:value="12.9253" calcext:value-type="float">
            <text:p>12.9253</text:p>
          </table:table-cell>
          <table:table-cell office:value-type="float" office:value="12.1436" calcext:value-type="float">
            <text:p>12.1436</text:p>
          </table:table-cell>
          <table:table-cell office:value-type="float" office:value="13.6469" calcext:value-type="float">
            <text:p>13.6469</text:p>
          </table:table-cell>
          <table:table-cell office:value-type="float" office:value="5.5298" calcext:value-type="float">
            <text:p>5.5298</text:p>
          </table:table-cell>
          <table:table-cell office:value-type="float" office:value="5.1076" calcext:value-type="float">
            <text:p>5.1076</text:p>
          </table:table-cell>
          <table:table-cell office:value-type="float" office:value="5.8591" calcext:value-type="float">
            <text:p>5.8591</text:p>
          </table:table-cell>
          <table:table-cell office:value-type="float" office:value="28.647" calcext:value-type="float">
            <text:p>28.647</text:p>
          </table:table-cell>
          <table:table-cell office:value-type="float" office:value="31.6016" calcext:value-type="float">
            <text:p>31.6016</text:p>
          </table:table-cell>
          <table:table-cell office:value-type="float" office:value="881.846" calcext:value-type="float">
            <text:p>881.846</text:p>
          </table:table-cell>
          <table:table-cell office:value-type="float" office:value="38.463" calcext:value-type="float">
            <text:p>38.463</text:p>
          </table:table-cell>
          <table:table-cell office:value-type="float" office:value="42.582" calcext:value-type="float">
            <text:p>42.582</text:p>
          </table:table-cell>
          <table:table-cell office:value-type="float" office:value="146.1082" calcext:value-type="float">
            <text:p>146.1082</text:p>
          </table:table-cell>
          <table:table-cell office:value-type="float" office:value="164.5439" calcext:value-type="float">
            <text:p>164.5439</text:p>
          </table:table-cell>
          <table:table-cell office:value-type="float" office:value="126.9656" calcext:value-type="float">
            <text:p>126.9656</text:p>
          </table:table-cell>
          <table:table-cell office:value-type="float" office:value="298.7356" calcext:value-type="float">
            <text:p>298.7356</text:p>
          </table:table-cell>
          <table:table-cell office:value-type="float" office:value="336.3216" calcext:value-type="float">
            <text:p>336.3216</text:p>
          </table:table-cell>
          <table:table-cell office:value-type="float" office:value="261.0503" calcext:value-type="float">
            <text:p>261.0503</text:p>
          </table:table-cell>
          <table:table-cell office:value-type="float" office:value="146.9075" calcext:value-type="float">
            <text:p>146.9075</text:p>
          </table:table-cell>
          <table:table-cell office:value-type="float" office:value="167.8417" calcext:value-type="float">
            <text:p>167.8417</text:p>
          </table:table-cell>
          <table:table-cell office:value-type="float" office:value="125.2942" calcext:value-type="float">
            <text:p>125.2942</text:p>
          </table:table-cell>
          <table:table-cell office:value-type="float" office:value="250.2903" calcext:value-type="float">
            <text:p>250.2903</text:p>
          </table:table-cell>
          <table:table-cell office:value-type="float" office:value="285.6714" calcext:value-type="float">
            <text:p>285.6714</text:p>
          </table:table-cell>
          <table:table-cell office:value-type="float" office:value="215.4602" calcext:value-type="float">
            <text:p>215.4602</text:p>
          </table:table-cell>
          <table:table-cell office:value-type="float" office:value="-9.999" calcext:value-type="float">
            <text:p>-9.999</text:p>
          </table:table-cell>
          <table:table-cell office:value-type="float" office:value="-0.299" calcext:value-type="float">
            <text:p>-0.299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er middle income</text:p>
          </table:table-cell>
          <table:table-cell office:value-type="float" office:value="6178.28506549184" calcext:value-type="float">
            <text:p>6178.2850654918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32.625" calcext:value-type="float">
            <text:p>32.625</text:p>
          </table:table-cell>
          <table:table-cell office:value-type="float" office:value="32.649" calcext:value-type="float">
            <text:p>32.649</text:p>
          </table:table-cell>
          <table:table-cell office:value-type="float" office:value="16.308" calcext:value-type="float">
            <text:p>16.308</text:p>
          </table:table-cell>
          <table:table-cell office:value-type="float" office:value="16.342" calcext:value-type="float">
            <text:p>16.342</text:p>
          </table:table-cell>
          <table:table-cell office:value-type="float" office:value="3264.9" calcext:value-type="float">
            <text:p>3264.9</text:p>
          </table:table-cell>
          <table:table-cell office:value-type="float" office:value="99.7919" calcext:value-type="float">
            <text:p>99.8</text:p>
          </table:table-cell>
          <table:table-cell office:value-type="float" office:value="41.9047" calcext:value-type="float">
            <text:p>41.9047</text:p>
          </table:table-cell>
          <table:table-cell office:value-type="float" office:value="0.067" calcext:value-type="float">
            <text:p>0.067</text:p>
          </table:table-cell>
          <table:table-cell office:value-type="float" office:value="2.053" calcext:value-type="float">
            <text:p>2.053</text:p>
          </table:table-cell>
          <table:table-cell office:value-type="float" office:value="0.048" calcext:value-type="float">
            <text:p>0.048</text:p>
          </table:table-cell>
          <table:table-cell office:value-type="float" office:value="0.147" calcext:value-type="float">
            <text:p>0.147</text:p>
          </table:table-cell>
          <table:table-cell/>
          <table:table-cell office:value-type="float" office:value="0.345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office:value-type="float" office:value="10.564" calcext:value-type="float">
            <text:p>11</text:p>
          </table:table-cell>
          <table:table-cell office:value-type="float" office:value="1.8368" calcext:value-type="float">
            <text:p>2</text:p>
          </table:table-cell>
          <table:table-cell office:value-type="float" office:value="0.8728" calcext:value-type="float">
            <text:p>1</text:p>
          </table:table-cell>
          <table:table-cell table:style-name="ce2" office:value-type="float" office:value="30.271" calcext:value-type="float">
            <text:p>30.3</text:p>
          </table:table-cell>
          <table:table-cell office:value-type="float" office:value="106.5" calcext:value-type="float">
            <text:p>106.5</text:p>
          </table:table-cell>
          <table:table-cell office:value-type="float" office:value="0.278" calcext:value-type="float">
            <text:p>0.3</text:p>
          </table:table-cell>
          <table:table-cell office:value-type="float" office:value="0.138" calcext:value-type="float">
            <text:p>0.14</text:p>
          </table:table-cell>
          <table:table-cell office:value-type="float" office:value="0.14" calcext:value-type="float">
            <text:p>0.14</text:p>
          </table:table-cell>
          <table:table-cell office:value-type="float" office:value="8.511" calcext:value-type="float">
            <text:p>8.511</text:p>
          </table:table-cell>
          <table:table-cell office:value-type="float" office:value="82.8298" calcext:value-type="float">
            <text:p>82.8298</text:p>
          </table:table-cell>
          <table:table-cell office:value-type="float" office:value="80.9295" calcext:value-type="float">
            <text:p>80.9295</text:p>
          </table:table-cell>
          <table:table-cell office:value-type="float" office:value="84.691" calcext:value-type="float">
            <text:p>84.7</text:p>
          </table:table-cell>
          <table:table-cell office:value-type="float" office:value="68.9473" calcext:value-type="float">
            <text:p>68.9</text:p>
          </table:table-cell>
          <table:table-cell office:value-type="float" office:value="67.0939" calcext:value-type="float">
            <text:p>67.0939</text:p>
          </table:table-cell>
          <table:table-cell office:value-type="float" office:value="70.7528" calcext:value-type="float">
            <text:p>70.7528</text:p>
          </table:table-cell>
          <table:table-cell office:value-type="float" office:value="21.7438" calcext:value-type="float">
            <text:p>21.7438</text:p>
          </table:table-cell>
          <table:table-cell office:value-type="float" office:value="20.41" calcext:value-type="float">
            <text:p>20.41</text:p>
          </table:table-cell>
          <table:table-cell office:value-type="float" office:value="22.9597" calcext:value-type="float">
            <text:p>22.9597</text:p>
          </table:table-cell>
          <table:table-cell office:value-type="float" office:value="10.5685" calcext:value-type="float">
            <text:p>10.5685</text:p>
          </table:table-cell>
          <table:table-cell office:value-type="float" office:value="9.6249" calcext:value-type="float">
            <text:p>9.6249</text:p>
          </table:table-cell>
          <table:table-cell office:value-type="float" office:value="11.2406" calcext:value-type="float">
            <text:p>11.2406</text:p>
          </table:table-cell>
          <table:table-cell office:value-type="float" office:value="0.003" calcext:value-type="float">
            <text:p>0.003</text:p>
          </table:table-cell>
          <table:table-cell office:value-type="float" office:value="8.9171" calcext:value-type="float">
            <text:p>8.9171</text:p>
          </table:table-cell>
          <table:table-cell office:value-type="float" office:value="0.342" calcext:value-type="float">
            <text:p>0.342</text:p>
          </table:table-cell>
          <table:table-cell office:value-type="float" office:value="0.004" calcext:value-type="float">
            <text:p>0.004</text:p>
          </table:table-cell>
          <table:table-cell office:value-type="float" office:value="11.3036" calcext:value-type="float">
            <text:p>11.3036</text:p>
          </table:table-cell>
          <table:table-cell office:value-type="float" office:value="28.8798" calcext:value-type="float">
            <text:p>28.8798</text:p>
          </table:table-cell>
          <table:table-cell office:value-type="float" office:value="33.5872" calcext:value-type="float">
            <text:p>33.5872</text:p>
          </table:table-cell>
          <table:table-cell office:value-type="float" office:value="23.8865" calcext:value-type="float">
            <text:p>23.8865</text:p>
          </table:table-cell>
          <table:table-cell office:value-type="float" office:value="66.6877" calcext:value-type="float">
            <text:p>66.6877</text:p>
          </table:table-cell>
          <table:table-cell office:value-type="float" office:value="79.4815" calcext:value-type="float">
            <text:p>79.4815</text:p>
          </table:table-cell>
          <table:table-cell office:value-type="float" office:value="53.5786" calcext:value-type="float">
            <text:p>53.5786</text:p>
          </table:table-cell>
          <table:table-cell office:value-type="float" office:value="27.5088" calcext:value-type="float">
            <text:p>27.5088</text:p>
          </table:table-cell>
          <table:table-cell office:value-type="float" office:value="33.5238" calcext:value-type="float">
            <text:p>33.5238</text:p>
          </table:table-cell>
          <table:table-cell office:value-type="float" office:value="21.2695" calcext:value-type="float">
            <text:p>21.2695</text:p>
          </table:table-cell>
          <table:table-cell office:value-type="float" office:value="53.7557" calcext:value-type="float">
            <text:p>53.7557</text:p>
          </table:table-cell>
          <table:table-cell office:value-type="float" office:value="65.8685" calcext:value-type="float">
            <text:p>65.8685</text:p>
          </table:table-cell>
          <table:table-cell office:value-type="float" office:value="41.3993" calcext:value-type="float">
            <text:p>41.3993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735" calcext:value-type="float">
            <text:p>-0.735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/>
          <table:table-cell office:value-type="string" calcext:value-type="string">
            <text:p>Gibraltar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409.612" calcext:value-type="float">
            <text:p>10409.612</text:p>
          </table:table-cell>
          <table:table-cell office:value-type="float" office:value="10384.971" calcext:value-type="float">
            <text:p>10384.971</text:p>
          </table:table-cell>
          <table:table-cell office:value-type="float" office:value="5082.397" calcext:value-type="float">
            <text:p>5082.397</text:p>
          </table:table-cell>
          <table:table-cell office:value-type="float" office:value="5302.574" calcext:value-type="float">
            <text:p>5302.574</text:p>
          </table:table-cell>
          <table:table-cell office:value-type="float" office:value="79.3837" calcext:value-type="float">
            <text:p>79.3837</text:p>
          </table:table-cell>
          <table:table-cell office:value-type="float" office:value="95.8477" calcext:value-type="float">
            <text:p>95.8</text:p>
          </table:table-cell>
          <table:table-cell office:value-type="float" office:value="45.1012" calcext:value-type="float">
            <text:p>45.1012</text:p>
          </table:table-cell>
          <table:table-cell office:value-type="float" office:value="-54.288" calcext:value-type="float">
            <text:p>-54.288</text:p>
          </table:table-cell>
          <table:table-cell office:value-type="float" office:value="-5.229" calcext:value-type="float">
            <text:p>-5.229</text:p>
          </table:table-cell>
          <table:table-cell office:value-type="float" office:value="-49.282" calcext:value-type="float">
            <text:p>-49.282</text:p>
          </table:table-cell>
          <table:table-cell office:value-type="float" office:value="-0.475" calcext:value-type="float">
            <text:p>-0.475</text:p>
          </table:table-cell>
          <table:table-cell/>
          <table:table-cell office:value-type="float" office:value="77.141" calcext:value-type="float">
            <text:p>77</text:p>
          </table:table-cell>
          <table:table-cell office:value-type="float" office:value="2.178" calcext:value-type="float">
            <text:p>2</text:p>
          </table:table-cell>
          <table:table-cell office:value-type="float" office:value="7.431" calcext:value-type="float">
            <text:p>7</text:p>
          </table:table-cell>
          <table:table-cell office:value-type="float" office:value="1.3734" calcext:value-type="float">
            <text:p>1</text:p>
          </table:table-cell>
          <table:table-cell office:value-type="float" office:value="0.6606" calcext:value-type="float">
            <text:p>1</text:p>
          </table:table-cell>
          <table:table-cell table:style-name="ce2" office:value-type="float" office:value="31.644" calcext:value-type="float">
            <text:p>31.6</text:p>
          </table:table-cell>
          <table:table-cell office:value-type="float" office:value="106.4" calcext:value-type="float">
            <text:p>106.4</text:p>
          </table:table-cell>
          <table:table-cell office:value-type="float" office:value="131.429" calcext:value-type="float">
            <text:p>131.4</text:p>
          </table:table-cell>
          <table:table-cell office:value-type="float" office:value="74.401" calcext:value-type="float">
            <text:p>74.40</text:p>
          </table:table-cell>
          <table:table-cell office:value-type="float" office:value="57.029" calcext:value-type="float">
            <text:p>57.029</text:p>
          </table:table-cell>
          <table:table-cell office:value-type="float" office:value="12.66" calcext:value-type="float">
            <text:p>12.66</text:p>
          </table:table-cell>
          <table:table-cell office:value-type="float" office:value="80.6136" calcext:value-type="float">
            <text:p>80.6136</text:p>
          </table:table-cell>
          <table:table-cell office:value-type="float" office:value="78.0215" calcext:value-type="float">
            <text:p>78.0215</text:p>
          </table:table-cell>
          <table:table-cell office:value-type="float" office:value="83.3168" calcext:value-type="float">
            <text:p>83.3</text:p>
          </table:table-cell>
          <table:table-cell office:value-type="float" office:value="65.9693" calcext:value-type="float">
            <text:p>66.0</text:p>
          </table:table-cell>
          <table:table-cell office:value-type="float" office:value="63.4" calcext:value-type="float">
            <text:p>63.4</text:p>
          </table:table-cell>
          <table:table-cell office:value-type="float" office:value="68.6455" calcext:value-type="float">
            <text:p>68.6455</text:p>
          </table:table-cell>
          <table:table-cell office:value-type="float" office:value="19.2688" calcext:value-type="float">
            <text:p>19.2688</text:p>
          </table:table-cell>
          <table:table-cell office:value-type="float" office:value="17.7562" calcext:value-type="float">
            <text:p>17.7562</text:p>
          </table:table-cell>
          <table:table-cell office:value-type="float" office:value="20.8057" calcext:value-type="float">
            <text:p>20.8057</text:p>
          </table:table-cell>
          <table:table-cell office:value-type="float" office:value="8.8624" calcext:value-type="float">
            <text:p>8.8624</text:p>
          </table:table-cell>
          <table:table-cell office:value-type="float" office:value="8.0265" calcext:value-type="float">
            <text:p>8.0265</text:p>
          </table:table-cell>
          <table:table-cell office:value-type="float" office:value="9.7114" calcext:value-type="float">
            <text:p>9.7114</text:p>
          </table:table-cell>
          <table:table-cell office:value-type="float" office:value="0.261" calcext:value-type="float">
            <text:p>0.261</text:p>
          </table:table-cell>
          <table:table-cell office:value-type="float" office:value="3.3673" calcext:value-type="float">
            <text:p>3.3673</text:p>
          </table:table-cell>
          <table:table-cell office:value-type="float" office:value="76.918" calcext:value-type="float">
            <text:p>76.918</text:p>
          </table:table-cell>
          <table:table-cell office:value-type="float" office:value="0.305" calcext:value-type="float">
            <text:p>0.305</text:p>
          </table:table-cell>
          <table:table-cell office:value-type="float" office:value="3.8904" calcext:value-type="float">
            <text:p>3.8904</text:p>
          </table:table-cell>
          <table:table-cell office:value-type="float" office:value="15.0771" calcext:value-type="float">
            <text:p>15.0771</text:p>
          </table:table-cell>
          <table:table-cell office:value-type="float" office:value="20.1023" calcext:value-type="float">
            <text:p>20.1023</text:p>
          </table:table-cell>
          <table:table-cell office:value-type="float" office:value="9.8122" calcext:value-type="float">
            <text:p>9.8122</text:p>
          </table:table-cell>
          <table:table-cell office:value-type="float" office:value="74.0512" calcext:value-type="float">
            <text:p>74.0512</text:p>
          </table:table-cell>
          <table:table-cell office:value-type="float" office:value="101.8802" calcext:value-type="float">
            <text:p>101.8802</text:p>
          </table:table-cell>
          <table:table-cell office:value-type="float" office:value="47.1029" calcext:value-type="float">
            <text:p>47.1029</text:p>
          </table:table-cell>
          <table:table-cell office:value-type="float" office:value="26.4229" calcext:value-type="float">
            <text:p>26.4229</text:p>
          </table:table-cell>
          <table:table-cell office:value-type="float" office:value="36.9305" calcext:value-type="float">
            <text:p>36.9305</text:p>
          </table:table-cell>
          <table:table-cell office:value-type="float" office:value="15.7938" calcext:value-type="float">
            <text:p>15.7938</text:p>
          </table:table-cell>
          <table:table-cell office:value-type="float" office:value="69.8705" calcext:value-type="float">
            <text:p>69.8705</text:p>
          </table:table-cell>
          <table:table-cell office:value-type="float" office:value="97.409" calcext:value-type="float">
            <text:p>97.409</text:p>
          </table:table-cell>
          <table:table-cell office:value-type="float" office:value="43.2685" calcext:value-type="float">
            <text:p>43.2685</text:p>
          </table:table-cell>
          <table:table-cell office:value-type="float" office:value="5" calcext:value-type="float">
            <text:p>5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31295.1453325019" calcext:value-type="float">
            <text:p>31295.1453325019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56.367" calcext:value-type="float">
            <text:p>56.367</text:p>
          </table:table-cell>
          <table:table-cell office:value-type="float" office:value="56.466" calcext:value-type="float">
            <text:p>56.466</text:p>
          </table:table-cell>
          <table:table-cell office:value-type="float" office:value="29.651" calcext:value-type="float">
            <text:p>29.651</text:p>
          </table:table-cell>
          <table:table-cell office:value-type="float" office:value="26.816" calcext:value-type="float">
            <text:p>26.816</text:p>
          </table:table-cell>
          <table:table-cell office:value-type="float" office:value="0.1376" calcext:value-type="float">
            <text:p>0.1376</text:p>
          </table:table-cell>
          <table:table-cell office:value-type="float" office:value="110.5722" calcext:value-type="float">
            <text:p>110.6</text:p>
          </table:table-cell>
          <table:table-cell office:value-type="float" office:value="34.1709" calcext:value-type="float">
            <text:p>34.1709</text:p>
          </table:table-cell>
          <table:table-cell office:value-type="float" office:value="0.29" calcext:value-type="float">
            <text:p>0.29</text:p>
          </table:table-cell>
          <table:table-cell office:value-type="float" office:value="5.147" calcext:value-type="float">
            <text:p>5.147</text:p>
          </table:table-cell>
          <table:table-cell office:value-type="float" office:value="0.198" calcext:value-type="float">
            <text:p>0.198</text:p>
          </table:table-cell>
          <table:table-cell office:value-type="float" office:value="0.351" calcext:value-type="float">
            <text:p>0.351</text:p>
          </table:table-cell>
          <table:table-cell/>
          <table:table-cell office:value-type="float" office:value="0.796" calcext:value-type="float">
            <text:p>1</text:p>
          </table:table-cell>
          <table:table-cell office:value-type="float" office:value="0.061" calcext:value-type="float">
            <text:p>0</text:p>
          </table:table-cell>
          <table:table-cell office:value-type="float" office:value="14.092" calcext:value-type="float">
            <text:p>14</text:p>
          </table:table-cell>
          <table:table-cell office:value-type="float" office:value="1.9577" calcext:value-type="float">
            <text:p>2</text:p>
          </table:table-cell>
          <table:table-cell office:value-type="float" office:value="0.9321" calcext:value-type="float">
            <text:p>1</text:p>
          </table:table-cell>
          <table:table-cell table:style-name="ce2" office:value-type="float" office:value="27.998" calcext:value-type="float">
            <text:p>28.0</text:p>
          </table:table-cell>
          <table:table-cell office:value-type="float" office:value="105" calcext:value-type="float">
            <text:p>105.0</text:p>
          </table:table-cell>
          <table:table-cell office:value-type="float" office:value="0.506" calcext:value-type="float">
            <text:p>0.5</text:p>
          </table:table-cell>
          <table:table-cell office:value-type="float" office:value="0.323" calcext:value-type="float">
            <text:p>0.32</text:p>
          </table:table-cell>
          <table:table-cell office:value-type="float" office:value="0.183" calcext:value-type="float">
            <text:p>0.183</text:p>
          </table:table-cell>
          <table:table-cell office:value-type="float" office:value="8.945" calcext:value-type="float">
            <text:p>8.945</text:p>
          </table:table-cell>
          <table:table-cell office:value-type="float" office:value="72.5819" calcext:value-type="float">
            <text:p>72.5819</text:p>
          </table:table-cell>
          <table:table-cell office:value-type="float" office:value="70.1172" calcext:value-type="float">
            <text:p>70.1172</text:p>
          </table:table-cell>
          <table:table-cell office:value-type="float" office:value="75.95" calcext:value-type="float">
            <text:p>76.0</text:p>
          </table:table-cell>
          <table:table-cell office:value-type="float" office:value="58.543" calcext:value-type="float">
            <text:p>58.5</text:p>
          </table:table-cell>
          <table:table-cell office:value-type="float" office:value="56.1807" calcext:value-type="float">
            <text:p>56.1807</text:p>
          </table:table-cell>
          <table:table-cell office:value-type="float" office:value="61.8026" calcext:value-type="float">
            <text:p>61.8026</text:p>
          </table:table-cell>
          <table:table-cell office:value-type="float" office:value="15.1172" calcext:value-type="float">
            <text:p>15.1172</text:p>
          </table:table-cell>
          <table:table-cell office:value-type="float" office:value="13.659" calcext:value-type="float">
            <text:p>13.659</text:p>
          </table:table-cell>
          <table:table-cell office:value-type="float" office:value="17.1308" calcext:value-type="float">
            <text:p>17.1308</text:p>
          </table:table-cell>
          <table:table-cell office:value-type="float" office:value="6.8985" calcext:value-type="float">
            <text:p>6.8985</text:p>
          </table:table-cell>
          <table:table-cell office:value-type="float" office:value="6.1403" calcext:value-type="float">
            <text:p>6.1403</text:p>
          </table:table-cell>
          <table:table-cell office:value-type="float" office:value="7.5553" calcext:value-type="float">
            <text:p>7.5553</text:p>
          </table:table-cell>
          <table:table-cell office:value-type="float" office:value="0.007" calcext:value-type="float">
            <text:p>0.007</text:p>
          </table:table-cell>
          <table:table-cell office:value-type="float" office:value="8.5888" calcext:value-type="float">
            <text:p>8.5888</text:p>
          </table:table-cell>
          <table:table-cell office:value-type="float" office:value="0.79" calcext:value-type="float">
            <text:p>0.79</text:p>
          </table:table-cell>
          <table:table-cell office:value-type="float" office:value="0.008" calcext:value-type="float">
            <text:p>0.008</text:p>
          </table:table-cell>
          <table:table-cell office:value-type="float" office:value="10.3608" calcext:value-type="float">
            <text:p>10.3608</text:p>
          </table:table-cell>
          <table:table-cell office:value-type="float" office:value="50.2948" calcext:value-type="float">
            <text:p>50.2948</text:p>
          </table:table-cell>
          <table:table-cell office:value-type="float" office:value="59.3804" calcext:value-type="float">
            <text:p>59.3804</text:p>
          </table:table-cell>
          <table:table-cell office:value-type="float" office:value="40.6747" calcext:value-type="float">
            <text:p>40.6747</text:p>
          </table:table-cell>
          <table:table-cell office:value-type="float" office:value="173.1003" calcext:value-type="float">
            <text:p>173.1003</text:p>
          </table:table-cell>
          <table:table-cell office:value-type="float" office:value="206.5376" calcext:value-type="float">
            <text:p>206.5376</text:p>
          </table:table-cell>
          <table:table-cell office:value-type="float" office:value="133.0694" calcext:value-type="float">
            <text:p>133.0694</text:p>
          </table:table-cell>
          <table:table-cell office:value-type="float" office:value="76.6383" calcext:value-type="float">
            <text:p>76.6383</text:p>
          </table:table-cell>
          <table:table-cell office:value-type="float" office:value="91.0852" calcext:value-type="float">
            <text:p>91.0852</text:p>
          </table:table-cell>
          <table:table-cell office:value-type="float" office:value="60.1387" calcext:value-type="float">
            <text:p>60.1387</text:p>
          </table:table-cell>
          <table:table-cell office:value-type="float" office:value="161.6993" calcext:value-type="float">
            <text:p>161.6993</text:p>
          </table:table-cell>
          <table:table-cell office:value-type="float" office:value="194.039" calcext:value-type="float">
            <text:p>194.039</text:p>
          </table:table-cell>
          <table:table-cell office:value-type="float" office:value="122.8986" calcext:value-type="float">
            <text:p>122.8986</text:p>
          </table:table-cell>
          <table:table-cell office:value-type="float" office:value="-0.1" calcext:value-type="float">
            <text:p>-0.1</text:p>
          </table:table-cell>
          <table:table-cell office:value-type="float" office:value="-1.77" calcext:value-type="float">
            <text:p>-1.77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25.053" calcext:value-type="float">
            <text:p>125.053</text:p>
          </table:table-cell>
          <table:table-cell office:value-type="float" office:value="125.438" calcext:value-type="float">
            <text:p>125.438</text:p>
          </table:table-cell>
          <table:table-cell office:value-type="float" office:value="62.721" calcext:value-type="float">
            <text:p>62.721</text:p>
          </table:table-cell>
          <table:table-cell office:value-type="float" office:value="62.717" calcext:value-type="float">
            <text:p>62.717</text:p>
          </table:table-cell>
          <table:table-cell office:value-type="float" office:value="368.9338" calcext:value-type="float">
            <text:p>368.9338</text:p>
          </table:table-cell>
          <table:table-cell office:value-type="float" office:value="100.0072" calcext:value-type="float">
            <text:p>100.0</text:p>
          </table:table-cell>
          <table:table-cell office:value-type="float" office:value="31.2258" calcext:value-type="float">
            <text:p>31.2258</text:p>
          </table:table-cell>
          <table:table-cell office:value-type="float" office:value="0.963" calcext:value-type="float">
            <text:p>0.963</text:p>
          </table:table-cell>
          <table:table-cell office:value-type="float" office:value="7.674" calcext:value-type="float">
            <text:p>7.674</text:p>
          </table:table-cell>
          <table:table-cell office:value-type="float" office:value="0.769" calcext:value-type="float">
            <text:p>0.769</text:p>
          </table:table-cell>
          <table:table-cell office:value-type="float" office:value="0.613" calcext:value-type="float">
            <text:p>0.613</text:p>
          </table:table-cell>
          <table:table-cell office:value-type="float" office:value="113.0746" calcext:value-type="float">
            <text:p>113.0746</text:p>
          </table:table-cell>
          <table:table-cell office:value-type="float" office:value="1.96" calcext:value-type="float">
            <text:p>2</text:p>
          </table:table-cell>
          <table:table-cell office:value-type="float" office:value="0.139" calcext:value-type="float">
            <text:p>0</text:p>
          </table:table-cell>
          <table:table-cell office:value-type="float" office:value="15.616" calcext:value-type="float">
            <text:p>16</text:p>
          </table:table-cell>
          <table:table-cell office:value-type="float" office:value="1.9862" calcext:value-type="float">
            <text:p>2</text:p>
          </table:table-cell>
          <table:table-cell office:value-type="float" office:value="0.9532" calcext:value-type="float">
            <text:p>1</text:p>
          </table:table-cell>
          <table:table-cell table:style-name="ce2" office:value-type="float" office:value="29.056" calcext:value-type="float">
            <text:p>29.1</text:p>
          </table:table-cell>
          <table:table-cell office:value-type="float" office:value="104" calcext:value-type="float">
            <text:p>104.0</text:p>
          </table:table-cell>
          <table:table-cell office:value-type="float" office:value="0.997" calcext:value-type="float">
            <text:p>1.0</text:p>
          </table:table-cell>
          <table:table-cell office:value-type="float" office:value="0.54" calcext:value-type="float">
            <text:p>0.54</text:p>
          </table:table-cell>
          <table:table-cell office:value-type="float" office:value="0.457" calcext:value-type="float">
            <text:p>0.457</text:p>
          </table:table-cell>
          <table:table-cell office:value-type="float" office:value="7.942" calcext:value-type="float">
            <text:p>7.942</text:p>
          </table:table-cell>
          <table:table-cell office:value-type="float" office:value="75.3355" calcext:value-type="float">
            <text:p>75.3355</text:p>
          </table:table-cell>
          <table:table-cell office:value-type="float" office:value="72.5882" calcext:value-type="float">
            <text:p>72.5882</text:p>
          </table:table-cell>
          <table:table-cell office:value-type="float" office:value="78.2976" calcext:value-type="float">
            <text:p>78.3</text:p>
          </table:table-cell>
          <table:table-cell office:value-type="float" office:value="61.5787" calcext:value-type="float">
            <text:p>61.6</text:p>
          </table:table-cell>
          <table:table-cell office:value-type="float" office:value="58.8904" calcext:value-type="float">
            <text:p>58.8904</text:p>
          </table:table-cell>
          <table:table-cell office:value-type="float" office:value="64.4727" calcext:value-type="float">
            <text:p>64.4727</text:p>
          </table:table-cell>
          <table:table-cell office:value-type="float" office:value="17.1107" calcext:value-type="float">
            <text:p>17.1107</text:p>
          </table:table-cell>
          <table:table-cell office:value-type="float" office:value="15.3646" calcext:value-type="float">
            <text:p>15.3646</text:p>
          </table:table-cell>
          <table:table-cell office:value-type="float" office:value="18.7888" calcext:value-type="float">
            <text:p>18.7888</text:p>
          </table:table-cell>
          <table:table-cell office:value-type="float" office:value="8.0687" calcext:value-type="float">
            <text:p>8.0687</text:p>
          </table:table-cell>
          <table:table-cell office:value-type="float" office:value="7.0908" calcext:value-type="float">
            <text:p>7.0908</text:p>
          </table:table-cell>
          <table:table-cell office:value-type="float" office:value="8.7526" calcext:value-type="float">
            <text:p>8.7526</text:p>
          </table:table-cell>
          <table:table-cell office:value-type="float" office:value="0.024" calcext:value-type="float">
            <text:p>0.024</text:p>
          </table:table-cell>
          <table:table-cell office:value-type="float" office:value="12.2868" calcext:value-type="float">
            <text:p>12.2868</text:p>
          </table:table-cell>
          <table:table-cell office:value-type="float" office:value="1.939" calcext:value-type="float">
            <text:p>1.939</text:p>
          </table:table-cell>
          <table:table-cell office:value-type="float" office:value="0.03" calcext:value-type="float">
            <text:p>0.03</text:p>
          </table:table-cell>
          <table:table-cell office:value-type="float" office:value="15.0375" calcext:value-type="float">
            <text:p>15.0375</text:p>
          </table:table-cell>
          <table:table-cell office:value-type="float" office:value="36.4241" calcext:value-type="float">
            <text:p>36.4241</text:p>
          </table:table-cell>
          <table:table-cell office:value-type="float" office:value="42.3127" calcext:value-type="float">
            <text:p>42.3127</text:p>
          </table:table-cell>
          <table:table-cell office:value-type="float" office:value="30.3929" calcext:value-type="float">
            <text:p>30.3929</text:p>
          </table:table-cell>
          <table:table-cell office:value-type="float" office:value="140.5287" calcext:value-type="float">
            <text:p>140.5287</text:p>
          </table:table-cell>
          <table:table-cell office:value-type="float" office:value="173.6004" calcext:value-type="float">
            <text:p>173.6004</text:p>
          </table:table-cell>
          <table:table-cell office:value-type="float" office:value="105.3788" calcext:value-type="float">
            <text:p>105.3788</text:p>
          </table:table-cell>
          <table:table-cell office:value-type="float" office:value="50.7763" calcext:value-type="float">
            <text:p>50.7763</text:p>
          </table:table-cell>
          <table:table-cell office:value-type="float" office:value="63.0406" calcext:value-type="float">
            <text:p>63.0406</text:p>
          </table:table-cell>
          <table:table-cell office:value-type="float" office:value="37.904" calcext:value-type="float">
            <text:p>37.904</text:p>
          </table:table-cell>
          <table:table-cell office:value-type="float" office:value="126.0721" calcext:value-type="float">
            <text:p>126.0721</text:p>
          </table:table-cell>
          <table:table-cell office:value-type="float" office:value="158.4585" calcext:value-type="float">
            <text:p>158.4585</text:p>
          </table:table-cell>
          <table:table-cell office:value-type="float" office:value="91.7257" calcext:value-type="float">
            <text:p>91.7257</text:p>
          </table:table-cell>
          <table:table-cell office:value-type="float" office:value="-0.2" calcext:value-type="float">
            <text:p>-0.2</text:p>
          </table:table-cell>
          <table:table-cell office:value-type="float" office:value="-1.593" calcext:value-type="float">
            <text:p>-1.593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16680.4150720476" calcext:value-type="float">
            <text:p>16680.4150720476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395.917" calcext:value-type="float">
            <text:p>395.917</text:p>
          </table:table-cell>
          <table:table-cell office:value-type="float" office:value="395.752" calcext:value-type="float">
            <text:p>395.752</text:p>
          </table:table-cell>
          <table:table-cell office:value-type="float" office:value="178.983" calcext:value-type="float">
            <text:p>178.983</text:p>
          </table:table-cell>
          <table:table-cell office:value-type="float" office:value="216.769" calcext:value-type="float">
            <text:p>216.769</text:p>
          </table:table-cell>
          <table:table-cell office:value-type="float" office:value="243.0912" calcext:value-type="float">
            <text:p>243.0912</text:p>
          </table:table-cell>
          <table:table-cell office:value-type="float" office:value="82.5684" calcext:value-type="float">
            <text:p>82.6</text:p>
          </table:table-cell>
          <table:table-cell office:value-type="float" office:value="42.2346" calcext:value-type="float">
            <text:p>42.2346</text:p>
          </table:table-cell>
          <table:table-cell office:value-type="float" office:value="0.468" calcext:value-type="float">
            <text:p>0.468</text:p>
          </table:table-cell>
          <table:table-cell office:value-type="float" office:value="1.181" calcext:value-type="float">
            <text:p>1.181</text:p>
          </table:table-cell>
          <table:table-cell office:value-type="float" office:value="-0.329" calcext:value-type="float">
            <text:p>-0.329</text:p>
          </table:table-cell>
          <table:table-cell office:value-type="float" office:value="-0.083" calcext:value-type="float">
            <text:p>-0.083</text:p>
          </table:table-cell>
          <table:table-cell/>
          <table:table-cell office:value-type="float" office:value="4.518" calcext:value-type="float">
            <text:p>5</text:p>
          </table:table-cell>
          <table:table-cell office:value-type="float" office:value="0.131" calcext:value-type="float">
            <text:p>0</text:p>
          </table:table-cell>
          <table:table-cell office:value-type="float" office:value="11.404" calcext:value-type="float">
            <text:p>11</text:p>
          </table:table-cell>
          <table:table-cell office:value-type="float" office:value="2.0329" calcext:value-type="float">
            <text:p>2</text:p>
          </table:table-cell>
          <table:table-cell office:value-type="float" office:value="0.9905" calcext:value-type="float">
            <text:p>1</text:p>
          </table:table-cell>
          <table:table-cell table:style-name="ce2" office:value-type="float" office:value="31.248" calcext:value-type="float">
            <text:p>31.2</text:p>
          </table:table-cell>
          <table:table-cell office:value-type="float" office:value="103.4" calcext:value-type="float">
            <text:p>103.4</text:p>
          </table:table-cell>
          <table:table-cell office:value-type="float" office:value="4.05" calcext:value-type="float">
            <text:p>4.1</text:p>
          </table:table-cell>
          <table:table-cell office:value-type="float" office:value="2.076" calcext:value-type="float">
            <text:p>2.08</text:p>
          </table:table-cell>
          <table:table-cell office:value-type="float" office:value="1.974" calcext:value-type="float">
            <text:p>1.974</text:p>
          </table:table-cell>
          <table:table-cell office:value-type="float" office:value="10.223" calcext:value-type="float">
            <text:p>10.223</text:p>
          </table:table-cell>
          <table:table-cell office:value-type="float" office:value="80.7995" calcext:value-type="float">
            <text:p>80.7995</text:p>
          </table:table-cell>
          <table:table-cell office:value-type="float" office:value="77.2509" calcext:value-type="float">
            <text:p>77.2509</text:p>
          </table:table-cell>
          <table:table-cell office:value-type="float" office:value="83.8959" calcext:value-type="float">
            <text:p>83.9</text:p>
          </table:table-cell>
          <table:table-cell office:value-type="float" office:value="66.2306" calcext:value-type="float">
            <text:p>66.2</text:p>
          </table:table-cell>
          <table:table-cell office:value-type="float" office:value="62.7168" calcext:value-type="float">
            <text:p>62.7168</text:p>
          </table:table-cell>
          <table:table-cell office:value-type="float" office:value="69.283" calcext:value-type="float">
            <text:p>69.283</text:p>
          </table:table-cell>
          <table:table-cell office:value-type="float" office:value="20.2539" calcext:value-type="float">
            <text:p>20.2539</text:p>
          </table:table-cell>
          <table:table-cell office:value-type="float" office:value="18.0954" calcext:value-type="float">
            <text:p>18.0954</text:p>
          </table:table-cell>
          <table:table-cell office:value-type="float" office:value="22.0719" calcext:value-type="float">
            <text:p>22.0719</text:p>
          </table:table-cell>
          <table:table-cell office:value-type="float" office:value="10.2192" calcext:value-type="float">
            <text:p>10.2192</text:p>
          </table:table-cell>
          <table:table-cell office:value-type="float" office:value="9.0445" calcext:value-type="float">
            <text:p>9.0445</text:p>
          </table:table-cell>
          <table:table-cell office:value-type="float" office:value="11.0558" calcext:value-type="float">
            <text:p>11.0558</text:p>
          </table:table-cell>
          <table:table-cell office:value-type="float" office:value="0.02" calcext:value-type="float">
            <text:p>0.02</text:p>
          </table:table-cell>
          <table:table-cell office:value-type="float" office:value="4.3836" calcext:value-type="float">
            <text:p>4.3836</text:p>
          </table:table-cell>
          <table:table-cell office:value-type="float" office:value="4.501" calcext:value-type="float">
            <text:p>4.501</text:p>
          </table:table-cell>
          <table:table-cell office:value-type="float" office:value="0.022" calcext:value-type="float">
            <text:p>0.022</text:p>
          </table:table-cell>
          <table:table-cell office:value-type="float" office:value="4.8052" calcext:value-type="float">
            <text:p>4.8052</text:p>
          </table:table-cell>
          <table:table-cell office:value-type="float" office:value="20.4469" calcext:value-type="float">
            <text:p>20.4469</text:p>
          </table:table-cell>
          <table:table-cell office:value-type="float" office:value="28.3458" calcext:value-type="float">
            <text:p>28.3458</text:p>
          </table:table-cell>
          <table:table-cell office:value-type="float" office:value="13.8208" calcext:value-type="float">
            <text:p>13.8208</text:p>
          </table:table-cell>
          <table:table-cell office:value-type="float" office:value="87.3752" calcext:value-type="float">
            <text:p>87.3752</text:p>
          </table:table-cell>
          <table:table-cell office:value-type="float" office:value="125.6372" calcext:value-type="float">
            <text:p>125.6372</text:p>
          </table:table-cell>
          <table:table-cell office:value-type="float" office:value="57.9322" calcext:value-type="float">
            <text:p>57.9322</text:p>
          </table:table-cell>
          <table:table-cell office:value-type="float" office:value="35.2341" calcext:value-type="float">
            <text:p>35.2341</text:p>
          </table:table-cell>
          <table:table-cell office:value-type="float" office:value="52.2375" calcext:value-type="float">
            <text:p>52.2375</text:p>
          </table:table-cell>
          <table:table-cell office:value-type="float" office:value="23.0266" calcext:value-type="float">
            <text:p>23.0266</text:p>
          </table:table-cell>
          <table:table-cell office:value-type="float" office:value="82.4136" calcext:value-type="float">
            <text:p>82.4136</text:p>
          </table:table-cell>
          <table:table-cell office:value-type="float" office:value="120.2531" calcext:value-type="float">
            <text:p>120.2531</text:p>
          </table:table-cell>
          <table:table-cell office:value-type="float" office:value="53.5121" calcext:value-type="float">
            <text:p>53.5121</text:p>
          </table:table-cell>
          <table:table-cell office:value-type="float" office:value="-0.8" calcext:value-type="float">
            <text:p>-0.8</text:p>
          </table:table-cell>
          <table:table-cell office:value-type="float" office:value="-2.019" calcext:value-type="float">
            <text:p>-2.019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Latin America &amp; Caribbean</text:p>
          </table:table-cell>
          <table:table-cell table:number-columns-repeated="2"/>
          <table:table-cell office:value-type="string" calcext:value-type="string">
            <text:p>Guadeloupe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171.182" calcext:value-type="float">
            <text:p>171.182</text:p>
          </table:table-cell>
          <table:table-cell office:value-type="float" office:value="171.774" calcext:value-type="float">
            <text:p>171.774</text:p>
          </table:table-cell>
          <table:table-cell office:value-type="float" office:value="86.446" calcext:value-type="float">
            <text:p>86.446</text:p>
          </table:table-cell>
          <table:table-cell office:value-type="float" office:value="85.329" calcext:value-type="float">
            <text:p>85.329</text:p>
          </table:table-cell>
          <table:table-cell office:value-type="float" office:value="317.5129" calcext:value-type="float">
            <text:p>317.5129</text:p>
          </table:table-cell>
          <table:table-cell office:value-type="float" office:value="101.3096" calcext:value-type="float">
            <text:p>101.3</text:p>
          </table:table-cell>
          <table:table-cell office:value-type="float" office:value="29.9397" calcext:value-type="float">
            <text:p>29.9397</text:p>
          </table:table-cell>
          <table:table-cell office:value-type="float" office:value="1.69" calcext:value-type="float">
            <text:p>1.69</text:p>
          </table:table-cell>
          <table:table-cell office:value-type="float" office:value="9.824" calcext:value-type="float">
            <text:p>9.824</text:p>
          </table:table-cell>
          <table:table-cell office:value-type="float" office:value="1.185" calcext:value-type="float">
            <text:p>1.185</text:p>
          </table:table-cell>
          <table:table-cell office:value-type="float" office:value="0.69" calcext:value-type="float">
            <text:p>0.69</text:p>
          </table:table-cell>
          <table:table-cell office:value-type="float" office:value="100.4561" calcext:value-type="float">
            <text:p>100.4561</text:p>
          </table:table-cell>
          <table:table-cell office:value-type="float" office:value="2.817" calcext:value-type="float">
            <text:p>3</text:p>
          </table:table-cell>
          <table:table-cell office:value-type="float" office:value="0.23" calcext:value-type="float">
            <text:p>0</text:p>
          </table:table-cell>
          <table:table-cell office:value-type="float" office:value="16.374" calcext:value-type="float">
            <text:p>16</text:p>
          </table:table-cell>
          <table:table-cell office:value-type="float" office:value="2.5496" calcext:value-type="float">
            <text:p>3</text:p>
          </table:table-cell>
          <table:table-cell office:value-type="float" office:value="1.208" calcext:value-type="float">
            <text:p>1</text:p>
          </table:table-cell>
          <table:table-cell table:style-name="ce2" office:value-type="float" office:value="29.006" calcext:value-type="float">
            <text:p>29.0</text:p>
          </table:table-cell>
          <table:table-cell office:value-type="float" office:value="107" calcext:value-type="float">
            <text:p>107.0</text:p>
          </table:table-cell>
          <table:table-cell office:value-type="float" office:value="1.127" calcext:value-type="float">
            <text:p>1.1</text:p>
          </table:table-cell>
          <table:table-cell office:value-type="float" office:value="0.654" calcext:value-type="float">
            <text:p>0.65</text:p>
          </table:table-cell>
          <table:table-cell office:value-type="float" office:value="0.473" calcext:value-type="float">
            <text:p>0.473</text:p>
          </table:table-cell>
          <table:table-cell office:value-type="float" office:value="6.55" calcext:value-type="float">
            <text:p>6.55</text:p>
          </table:table-cell>
          <table:table-cell office:value-type="float" office:value="78.3303" calcext:value-type="float">
            <text:p>78.3303</text:p>
          </table:table-cell>
          <table:table-cell office:value-type="float" office:value="74.8376" calcext:value-type="float">
            <text:p>74.8376</text:p>
          </table:table-cell>
          <table:table-cell office:value-type="float" office:value="82.0455" calcext:value-type="float">
            <text:p>82.0</text:p>
          </table:table-cell>
          <table:table-cell office:value-type="float" office:value="64.3752" calcext:value-type="float">
            <text:p>64.4</text:p>
          </table:table-cell>
          <table:table-cell office:value-type="float" office:value="60.847" calcext:value-type="float">
            <text:p>60.847</text:p>
          </table:table-cell>
          <table:table-cell office:value-type="float" office:value="68.1271" calcext:value-type="float">
            <text:p>68.1271</text:p>
          </table:table-cell>
          <table:table-cell office:value-type="float" office:value="20.4207" calcext:value-type="float">
            <text:p>20.4207</text:p>
          </table:table-cell>
          <table:table-cell office:value-type="float" office:value="18.3004" calcext:value-type="float">
            <text:p>18.3004</text:p>
          </table:table-cell>
          <table:table-cell office:value-type="float" office:value="22.34" calcext:value-type="float">
            <text:p>22.34</text:p>
          </table:table-cell>
          <table:table-cell office:value-type="float" office:value="11.1291" calcext:value-type="float">
            <text:p>11.1291</text:p>
          </table:table-cell>
          <table:table-cell office:value-type="float" office:value="9.9287" calcext:value-type="float">
            <text:p>9.9287</text:p>
          </table:table-cell>
          <table:table-cell office:value-type="float" office:value="11.9845" calcext:value-type="float">
            <text:p>11.9845</text:p>
          </table:table-cell>
          <table:table-cell office:value-type="float" office:value="0.027" calcext:value-type="float">
            <text:p>0.027</text:p>
          </table:table-cell>
          <table:table-cell office:value-type="float" office:value="9.7047" calcext:value-type="float">
            <text:p>9.7047</text:p>
          </table:table-cell>
          <table:table-cell office:value-type="float" office:value="2.793" calcext:value-type="float">
            <text:p>2.793</text:p>
          </table:table-cell>
          <table:table-cell office:value-type="float" office:value="0.032" calcext:value-type="float">
            <text:p>0.032</text:p>
          </table:table-cell>
          <table:table-cell office:value-type="float" office:value="11.3431" calcext:value-type="float">
            <text:p>11.3431</text:p>
          </table:table-cell>
          <table:table-cell office:value-type="float" office:value="38.3562" calcext:value-type="float">
            <text:p>38.3562</text:p>
          </table:table-cell>
          <table:table-cell office:value-type="float" office:value="47.9684" calcext:value-type="float">
            <text:p>47.9684</text:p>
          </table:table-cell>
          <table:table-cell office:value-type="float" office:value="27.8094" calcext:value-type="float">
            <text:p>27.8094</text:p>
          </table:table-cell>
          <table:table-cell office:value-type="float" office:value="141.3824" calcext:value-type="float">
            <text:p>141.3824</text:p>
          </table:table-cell>
          <table:table-cell office:value-type="float" office:value="182.6131" calcext:value-type="float">
            <text:p>182.6131</text:p>
          </table:table-cell>
          <table:table-cell office:value-type="float" office:value="96.6144" calcext:value-type="float">
            <text:p>96.6144</text:p>
          </table:table-cell>
          <table:table-cell office:value-type="float" office:value="58.8087" calcext:value-type="float">
            <text:p>58.8087</text:p>
          </table:table-cell>
          <table:table-cell office:value-type="float" office:value="79.2638" calcext:value-type="float">
            <text:p>79.2638</text:p>
          </table:table-cell>
          <table:table-cell office:value-type="float" office:value="37.4793" calcext:value-type="float">
            <text:p>37.4793</text:p>
          </table:table-cell>
          <table:table-cell office:value-type="float" office:value="129.6292" calcext:value-type="float">
            <text:p>129.6292</text:p>
          </table:table-cell>
          <table:table-cell office:value-type="float" office:value="171.2783" calcext:value-type="float">
            <text:p>171.2783</text:p>
          </table:table-cell>
          <table:table-cell office:value-type="float" office:value="84.4149" calcext:value-type="float">
            <text:p>84.4149</text:p>
          </table:table-cell>
          <table:table-cell office:value-type="float" office:value="-0.5" calcext:value-type="float">
            <text:p>-0.5</text:p>
          </table:table-cell>
          <table:table-cell office:value-type="float" office:value="-2.906" calcext:value-type="float">
            <text:p>-2.906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High income</text:p>
          </table:table-cell>
          <table:table-cell/>
          <table:table-cell office:value-type="string" calcext:value-type="string">
            <text:p>Guam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7722.702" calcext:value-type="float">
            <text:p>17722.702</text:p>
          </table:table-cell>
          <table:table-cell office:value-type="float" office:value="17843.908" calcext:value-type="float">
            <text:p>17843.908</text:p>
          </table:table-cell>
          <table:table-cell office:value-type="float" office:value="8830.909" calcext:value-type="float">
            <text:p>8830.909</text:p>
          </table:table-cell>
          <table:table-cell office:value-type="float" office:value="9012.999" calcext:value-type="float">
            <text:p>9012.999</text:p>
          </table:table-cell>
          <table:table-cell office:value-type="float" office:value="166.5165" calcext:value-type="float">
            <text:p>166.5165</text:p>
          </table:table-cell>
          <table:table-cell office:value-type="float" office:value="97.9797" calcext:value-type="float">
            <text:p>98.0</text:p>
          </table:table-cell>
          <table:table-cell office:value-type="float" office:value="22.4178" calcext:value-type="float">
            <text:p>22.4178</text:p>
          </table:table-cell>
          <table:table-cell office:value-type="float" office:value="251.554" calcext:value-type="float">
            <text:p>251.554</text:p>
          </table:table-cell>
          <table:table-cell office:value-type="float" office:value="14.094" calcext:value-type="float">
            <text:p>14.094</text:p>
          </table:table-cell>
          <table:table-cell office:value-type="float" office:value="242.412" calcext:value-type="float">
            <text:p>242.412</text:p>
          </table:table-cell>
          <table:table-cell office:value-type="float" office:value="1.359" calcext:value-type="float">
            <text:p>1.359</text:p>
          </table:table-cell>
          <table:table-cell office:value-type="float" office:value="51.0042" calcext:value-type="float">
            <text:p>51.0042</text:p>
          </table:table-cell>
          <table:table-cell office:value-type="float" office:value="372.335" calcext:value-type="float">
            <text:p>372</text:p>
          </table:table-cell>
          <table:table-cell office:value-type="float" office:value="58.796" calcext:value-type="float">
            <text:p>59</text:p>
          </table:table-cell>
          <table:table-cell office:value-type="float" office:value="20.861" calcext:value-type="float">
            <text:p>21</text:p>
          </table:table-cell>
          <table:table-cell office:value-type="float" office:value="2.3536" calcext:value-type="float">
            <text:p>2</text:p>
          </table:table-cell>
          <table:table-cell office:value-type="float" office:value="1.1104" calcext:value-type="float">
            <text:p>1</text:p>
          </table:table-cell>
          <table:table-cell table:style-name="ce2" office:value-type="float" office:value="27.854" calcext:value-type="float">
            <text:p>27.9</text:p>
          </table:table-cell>
          <table:table-cell office:value-type="float" office:value="103.9" calcext:value-type="float">
            <text:p>103.9</text:p>
          </table:table-cell>
          <table:table-cell office:value-type="float" office:value="120.781" calcext:value-type="float">
            <text:p>120.8</text:p>
          </table:table-cell>
          <table:table-cell office:value-type="float" office:value="67.174" calcext:value-type="float">
            <text:p>67.17</text:p>
          </table:table-cell>
          <table:table-cell office:value-type="float" office:value="53.607" calcext:value-type="float">
            <text:p>53.607</text:p>
          </table:table-cell>
          <table:table-cell office:value-type="float" office:value="6.767" calcext:value-type="float">
            <text:p>6.767</text:p>
          </table:table-cell>
          <table:table-cell office:value-type="float" office:value="68.6735" calcext:value-type="float">
            <text:p>68.6735</text:p>
          </table:table-cell>
          <table:table-cell office:value-type="float" office:value="65.6969" calcext:value-type="float">
            <text:p>65.6969</text:p>
          </table:table-cell>
          <table:table-cell office:value-type="float" office:value="71.7543" calcext:value-type="float">
            <text:p>71.8</text:p>
          </table:table-cell>
          <table:table-cell office:value-type="float" office:value="55.5549" calcext:value-type="float">
            <text:p>55.6</text:p>
          </table:table-cell>
          <table:table-cell office:value-type="float" office:value="52.6454" calcext:value-type="float">
            <text:p>52.6454</text:p>
          </table:table-cell>
          <table:table-cell office:value-type="float" office:value="58.552" calcext:value-type="float">
            <text:p>58.552</text:p>
          </table:table-cell>
          <table:table-cell office:value-type="float" office:value="14.3591" calcext:value-type="float">
            <text:p>14.3591</text:p>
          </table:table-cell>
          <table:table-cell office:value-type="float" office:value="13.0652" calcext:value-type="float">
            <text:p>13.0652</text:p>
          </table:table-cell>
          <table:table-cell office:value-type="float" office:value="15.6294" calcext:value-type="float">
            <text:p>15.6294</text:p>
          </table:table-cell>
          <table:table-cell office:value-type="float" office:value="6.9157" calcext:value-type="float">
            <text:p>6.9157</text:p>
          </table:table-cell>
          <table:table-cell office:value-type="float" office:value="6.1331" calcext:value-type="float">
            <text:p>6.1331</text:p>
          </table:table-cell>
          <table:table-cell office:value-type="float" office:value="7.6402" calcext:value-type="float">
            <text:p>7.6402</text:p>
          </table:table-cell>
          <table:table-cell office:value-type="float" office:value="7.381" calcext:value-type="float">
            <text:p>7.381</text:p>
          </table:table-cell>
          <table:table-cell office:value-type="float" office:value="19.8249" calcext:value-type="float">
            <text:p>19.8249</text:p>
          </table:table-cell>
          <table:table-cell office:value-type="float" office:value="365.758" calcext:value-type="float">
            <text:p>365.758</text:p>
          </table:table-cell>
          <table:table-cell office:value-type="float" office:value="8.926" calcext:value-type="float">
            <text:p>8.926</text:p>
          </table:table-cell>
          <table:table-cell office:value-type="float" office:value="23.8328" calcext:value-type="float">
            <text:p>23.8328</text:p>
          </table:table-cell>
          <table:table-cell office:value-type="float" office:value="78.6266" calcext:value-type="float">
            <text:p>78.6266</text:p>
          </table:table-cell>
          <table:table-cell office:value-type="float" office:value="99.0776" calcext:value-type="float">
            <text:p>99.0776</text:p>
          </table:table-cell>
          <table:table-cell office:value-type="float" office:value="57.5399" calcext:value-type="float">
            <text:p>57.5399</text:p>
          </table:table-cell>
          <table:table-cell office:value-type="float" office:value="246.7591" calcext:value-type="float">
            <text:p>246.7591</text:p>
          </table:table-cell>
          <table:table-cell office:value-type="float" office:value="301.3199" calcext:value-type="float">
            <text:p>301.3199</text:p>
          </table:table-cell>
          <table:table-cell office:value-type="float" office:value="193.9565" calcext:value-type="float">
            <text:p>193.9565</text:p>
          </table:table-cell>
          <table:table-cell office:value-type="float" office:value="111.4698" calcext:value-type="float">
            <text:p>111.4698</text:p>
          </table:table-cell>
          <table:table-cell office:value-type="float" office:value="146.3215" calcext:value-type="float">
            <text:p>146.3215</text:p>
          </table:table-cell>
          <table:table-cell office:value-type="float" office:value="76.5494" calcext:value-type="float">
            <text:p>76.5494</text:p>
          </table:table-cell>
          <table:table-cell office:value-type="float" office:value="225.5693" calcext:value-type="float">
            <text:p>225.5693</text:p>
          </table:table-cell>
          <table:table-cell office:value-type="float" office:value="280.0288" calcext:value-type="float">
            <text:p>280.0288</text:p>
          </table:table-cell>
          <table:table-cell office:value-type="float" office:value="173.23" calcext:value-type="float">
            <text:p>173.23</text:p>
          </table:table-cell>
          <table:table-cell office:value-type="float" office:value="-9.128" calcext:value-type="float">
            <text:p>-9.128</text:p>
          </table:table-cell>
          <table:table-cell office:value-type="float" office:value="-0.511" calcext:value-type="float">
            <text:p>-0.511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9769.23822653895" calcext:value-type="float">
            <text:p>9769.23822653895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uernsey</text:p>
          </table:table-cell>
          <table:table-cell office:value-type="float" office:value="63.178" calcext:value-type="float">
            <text:p>63.178</text:p>
          </table:table-cell>
          <table:table-cell office:value-type="float" office:value="63.301" calcext:value-type="float">
            <text:p>63.301</text:p>
          </table:table-cell>
          <table:table-cell office:value-type="float" office:value="31.483" calcext:value-type="float">
            <text:p>31.483</text:p>
          </table:table-cell>
          <table:table-cell office:value-type="float" office:value="31.819" calcext:value-type="float">
            <text:p>31.819</text:p>
          </table:table-cell>
          <table:table-cell office:value-type="float" office:value="989.0859" calcext:value-type="float">
            <text:p>989.0859</text:p>
          </table:table-cell>
          <table:table-cell office:value-type="float" office:value="98.9425" calcext:value-type="float">
            <text:p>98.9</text:p>
          </table:table-cell>
          <table:table-cell office:value-type="float" office:value="39.1303" calcext:value-type="float">
            <text:p>39.1303</text:p>
          </table:table-cell>
          <table:table-cell office:value-type="float" office:value="0.142" calcext:value-type="float">
            <text:p>0.142</text:p>
          </table:table-cell>
          <table:table-cell office:value-type="float" office:value="2.236" calcext:value-type="float">
            <text:p>2.236</text:p>
          </table:table-cell>
          <table:table-cell office:value-type="float" office:value="0.247" calcext:value-type="float">
            <text:p>0.247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0.622" calcext:value-type="float">
            <text:p>1</text:p>
          </table:table-cell>
          <table:table-cell office:value-type="float" office:value="0.021" calcext:value-type="float">
            <text:p>0</text:p>
          </table:table-cell>
          <table:table-cell office:value-type="float" office:value="9.827" calcext:value-type="float">
            <text:p>10</text:p>
          </table:table-cell>
          <table:table-cell office:value-type="float" office:value="1.4613" calcext:value-type="float">
            <text:p>1</text:p>
          </table:table-cell>
          <table:table-cell office:value-type="float" office:value="0.7029" calcext:value-type="float">
            <text:p>1</text:p>
          </table:table-cell>
          <table:table-cell table:style-name="ce2" office:value-type="float" office:value="30.495" calcext:value-type="float">
            <text:p>30.5</text:p>
          </table:table-cell>
          <table:table-cell office:value-type="float" office:value="105.4" calcext:value-type="float">
            <text:p>105.4</text:p>
          </table:table-cell>
          <table:table-cell office:value-type="float" office:value="0.48" calcext:value-type="float">
            <text:p>0.5</text:p>
          </table:table-cell>
          <table:table-cell office:value-type="float" office:value="0.246" calcext:value-type="float">
            <text:p>0.25</text:p>
          </table:table-cell>
          <table:table-cell office:value-type="float" office:value="0.234" calcext:value-type="float">
            <text:p>0.234</text:p>
          </table:table-cell>
          <table:table-cell office:value-type="float" office:value="7.591" calcext:value-type="float">
            <text:p>7.591</text:p>
          </table:table-cell>
          <table:table-cell office:value-type="float" office:value="82.7817" calcext:value-type="float">
            <text:p>82.7817</text:p>
          </table:table-cell>
          <table:table-cell office:value-type="float" office:value="81.1027" calcext:value-type="float">
            <text:p>81.1027</text:p>
          </table:table-cell>
          <table:table-cell office:value-type="float" office:value="84.4184" calcext:value-type="float">
            <text:p>84.4</text:p>
          </table:table-cell>
          <table:table-cell office:value-type="float" office:value="68.4551" calcext:value-type="float">
            <text:p>68.5</text:p>
          </table:table-cell>
          <table:table-cell office:value-type="float" office:value="66.7374" calcext:value-type="float">
            <text:p>66.7374</text:p>
          </table:table-cell>
          <table:table-cell office:value-type="float" office:value="70.1325" calcext:value-type="float">
            <text:p>70.1325</text:p>
          </table:table-cell>
          <table:table-cell office:value-type="float" office:value="20.5472" calcext:value-type="float">
            <text:p>20.5472</text:p>
          </table:table-cell>
          <table:table-cell office:value-type="float" office:value="19.0948" calcext:value-type="float">
            <text:p>19.0948</text:p>
          </table:table-cell>
          <table:table-cell office:value-type="float" office:value="21.9214" calcext:value-type="float">
            <text:p>21.9214</text:p>
          </table:table-cell>
          <table:table-cell office:value-type="float" office:value="9.5253" calcext:value-type="float">
            <text:p>9.5253</text:p>
          </table:table-cell>
          <table:table-cell office:value-type="float" office:value="8.5934" calcext:value-type="float">
            <text:p>8.5934</text:p>
          </table:table-cell>
          <table:table-cell office:value-type="float" office:value="10.3016" calcext:value-type="float">
            <text:p>10.3016</text:p>
          </table:table-cell>
          <table:table-cell office:value-type="float" office:value="0.004" calcext:value-type="float">
            <text:p>0.004</text:p>
          </table:table-cell>
          <table:table-cell office:value-type="float" office:value="6.1581" calcext:value-type="float">
            <text:p>6.1581</text:p>
          </table:table-cell>
          <table:table-cell office:value-type="float" office:value="0.618" calcext:value-type="float">
            <text:p>0.618</text:p>
          </table:table-cell>
          <table:table-cell office:value-type="float" office:value="0.004" calcext:value-type="float">
            <text:p>0.004</text:p>
          </table:table-cell>
          <table:table-cell office:value-type="float" office:value="7.1565" calcext:value-type="float">
            <text:p>7.1565</text:p>
          </table:table-cell>
          <table:table-cell office:value-type="float" office:value="15.3869" calcext:value-type="float">
            <text:p>15.3869</text:p>
          </table:table-cell>
          <table:table-cell office:value-type="float" office:value="15.3292" calcext:value-type="float">
            <text:p>15.3292</text:p>
          </table:table-cell>
          <table:table-cell office:value-type="float" office:value="15.4413" calcext:value-type="float">
            <text:p>15.4413</text:p>
          </table:table-cell>
          <table:table-cell office:value-type="float" office:value="49.178" calcext:value-type="float">
            <text:p>49.178</text:p>
          </table:table-cell>
          <table:table-cell office:value-type="float" office:value="55.6972" calcext:value-type="float">
            <text:p>55.6972</text:p>
          </table:table-cell>
          <table:table-cell office:value-type="float" office:value="42.7349" calcext:value-type="float">
            <text:p>42.7349</text:p>
          </table:table-cell>
          <table:table-cell office:value-type="float" office:value="16.0266" calcext:value-type="float">
            <text:p>16.0266</text:p>
          </table:table-cell>
          <table:table-cell office:value-type="float" office:value="16.9966" calcext:value-type="float">
            <text:p>16.9966</text:p>
          </table:table-cell>
          <table:table-cell office:value-type="float" office:value="15.0731" calcext:value-type="float">
            <text:p>15.0731</text:p>
          </table:table-cell>
          <table:table-cell office:value-type="float" office:value="41.2858" calcext:value-type="float">
            <text:p>41.2858</text:p>
          </table:table-cell>
          <table:table-cell office:value-type="float" office:value="48.1505" calcext:value-type="float">
            <text:p>48.1505</text:p>
          </table:table-cell>
          <table:table-cell office:value-type="float" office:value="34.4785" calcext:value-type="float">
            <text:p>34.4785</text:p>
          </table:table-cell>
          <table:table-cell office:value-type="float" office:value="0.1" calcext:value-type="float">
            <text:p>0.1</text:p>
          </table:table-cell>
          <table:table-cell office:value-type="float" office:value="1.581" calcext:value-type="float">
            <text:p>1.581</text:p>
          </table:table-cell>
          <table:table-cell office:value-type="string" calcext:value-type="string">
            <text:p>GGY</text:p>
          </table:table-cell>
          <table:table-cell office:value-type="string" calcext:value-type="string">
            <text:p>Europe &amp; Central Asia</text:p>
          </table:table-cell>
          <table:table-cell table:number-columns-repeated="2"/>
          <table:table-cell office:value-type="string" calcext:value-type="string">
            <text:p>Guernsey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3695.093" calcext:value-type="float">
            <text:p>13695.093</text:p>
          </table:table-cell>
          <table:table-cell office:value-type="float" office:value="13859.34" calcext:value-type="float">
            <text:p>13859.34</text:p>
          </table:table-cell>
          <table:table-cell office:value-type="float" office:value="6854.02" calcext:value-type="float">
            <text:p>6854.02</text:p>
          </table:table-cell>
          <table:table-cell office:value-type="float" office:value="7005.32" calcext:value-type="float">
            <text:p>7005.32</text:p>
          </table:table-cell>
          <table:table-cell office:value-type="float" office:value="56.403" calcext:value-type="float">
            <text:p>56.403</text:p>
          </table:table-cell>
          <table:table-cell office:value-type="float" office:value="97.8402" calcext:value-type="float">
            <text:p>97.8</text:p>
          </table:table-cell>
          <table:table-cell office:value-type="float" office:value="17.849" calcext:value-type="float">
            <text:p>17.849</text:p>
          </table:table-cell>
          <table:table-cell office:value-type="float" office:value="332.496" calcext:value-type="float">
            <text:p>332.496</text:p>
          </table:table-cell>
          <table:table-cell office:value-type="float" office:value="23.985" calcext:value-type="float">
            <text:p>23.985</text:p>
          </table:table-cell>
          <table:table-cell office:value-type="float" office:value="328.495" calcext:value-type="float">
            <text:p>328.495</text:p>
          </table:table-cell>
          <table:table-cell office:value-type="float" office:value="2.37" calcext:value-type="float">
            <text:p>2.37</text:p>
          </table:table-cell>
          <table:table-cell office:value-type="float" office:value="29.2467" calcext:value-type="float">
            <text:p>29.2467</text:p>
          </table:table-cell>
          <table:table-cell office:value-type="float" office:value="469.311" calcext:value-type="float">
            <text:p>469</text:p>
          </table:table-cell>
          <table:table-cell office:value-type="float" office:value="82.895" calcext:value-type="float">
            <text:p>83</text:p>
          </table:table-cell>
          <table:table-cell office:value-type="float" office:value="33.855" calcext:value-type="float">
            <text:p>34</text:p>
          </table:table-cell>
          <table:table-cell office:value-type="float" office:value="4.3033" calcext:value-type="float">
            <text:p>4</text:p>
          </table:table-cell>
          <table:table-cell office:value-type="float" office:value="1.781" calcext:value-type="float">
            <text:p>2</text:p>
          </table:table-cell>
          <table:table-cell table:style-name="ce2" office:value-type="float" office:value="28.89" calcext:value-type="float">
            <text:p>28.9</text:p>
          </table:table-cell>
          <table:table-cell office:value-type="float" office:value="104.5" calcext:value-type="float">
            <text:p>104.5</text:p>
          </table:table-cell>
          <table:table-cell office:value-type="float" office:value="136.815" calcext:value-type="float">
            <text:p>136.8</text:p>
          </table:table-cell>
          <table:table-cell office:value-type="float" office:value="68.883" calcext:value-type="float">
            <text:p>68.88</text:p>
          </table:table-cell>
          <table:table-cell office:value-type="float" office:value="67.932" calcext:value-type="float">
            <text:p>67.932</text:p>
          </table:table-cell>
          <table:table-cell office:value-type="float" office:value="9.87" calcext:value-type="float">
            <text:p>9.87</text:p>
          </table:table-cell>
          <table:table-cell office:value-type="float" office:value="58.9849" calcext:value-type="float">
            <text:p>58.9849</text:p>
          </table:table-cell>
          <table:table-cell office:value-type="float" office:value="57.6431" calcext:value-type="float">
            <text:p>57.6431</text:p>
          </table:table-cell>
          <table:table-cell office:value-type="float" office:value="60.2376" calcext:value-type="float">
            <text:p>60.2</text:p>
          </table:table-cell>
          <table:table-cell office:value-type="float" office:value="51.4965" calcext:value-type="float">
            <text:p>51.5</text:p>
          </table:table-cell>
          <table:table-cell office:value-type="float" office:value="50.3762" calcext:value-type="float">
            <text:p>50.3762</text:p>
          </table:table-cell>
          <table:table-cell office:value-type="float" office:value="52.4876" calcext:value-type="float">
            <text:p>52.4876</text:p>
          </table:table-cell>
          <table:table-cell office:value-type="float" office:value="12.2683" calcext:value-type="float">
            <text:p>12.2683</text:p>
          </table:table-cell>
          <table:table-cell office:value-type="float" office:value="11.6817" calcext:value-type="float">
            <text:p>11.6817</text:p>
          </table:table-cell>
          <table:table-cell office:value-type="float" office:value="12.7235" calcext:value-type="float">
            <text:p>12.7235</text:p>
          </table:table-cell>
          <table:table-cell office:value-type="float" office:value="5.2216" calcext:value-type="float">
            <text:p>5.2216</text:p>
          </table:table-cell>
          <table:table-cell office:value-type="float" office:value="4.886" calcext:value-type="float">
            <text:p>4.886</text:p>
          </table:table-cell>
          <table:table-cell office:value-type="float" office:value="5.4679" calcext:value-type="float">
            <text:p>5.4679</text:p>
          </table:table-cell>
          <table:table-cell office:value-type="float" office:value="29.964" calcext:value-type="float">
            <text:p>29.964</text:p>
          </table:table-cell>
          <table:table-cell office:value-type="float" office:value="63.9293" calcext:value-type="float">
            <text:p>63.9293</text:p>
          </table:table-cell>
          <table:table-cell office:value-type="float" office:value="446.098" calcext:value-type="float">
            <text:p>446.098</text:p>
          </table:table-cell>
          <table:table-cell office:value-type="float" office:value="42.952" calcext:value-type="float">
            <text:p>42.952</text:p>
          </table:table-cell>
          <table:table-cell office:value-type="float" office:value="92.4067" calcext:value-type="float">
            <text:p>92.4067</text:p>
          </table:table-cell>
          <table:table-cell office:value-type="float" office:value="204.9673" calcext:value-type="float">
            <text:p>204.9673</text:p>
          </table:table-cell>
          <table:table-cell office:value-type="float" office:value="214.805" calcext:value-type="float">
            <text:p>214.805</text:p>
          </table:table-cell>
          <table:table-cell office:value-type="float" office:value="194.8507" calcext:value-type="float">
            <text:p>194.8507</text:p>
          </table:table-cell>
          <table:table-cell office:value-type="float" office:value="365.9312" calcext:value-type="float">
            <text:p>365.9312</text:p>
          </table:table-cell>
          <table:table-cell office:value-type="float" office:value="388.5092" calcext:value-type="float">
            <text:p>388.5092</text:p>
          </table:table-cell>
          <table:table-cell office:value-type="float" office:value="345.1203" calcext:value-type="float">
            <text:p>345.1203</text:p>
          </table:table-cell>
          <table:table-cell office:value-type="float" office:value="166.3886" calcext:value-type="float">
            <text:p>166.3886</text:p>
          </table:table-cell>
          <table:table-cell office:value-type="float" office:value="177.0634" calcext:value-type="float">
            <text:p>177.0634</text:p>
          </table:table-cell>
          <table:table-cell office:value-type="float" office:value="156.4643" calcext:value-type="float">
            <text:p>156.4643</text:p>
          </table:table-cell>
          <table:table-cell office:value-type="float" office:value="281.2245" calcext:value-type="float">
            <text:p>281.2245</text:p>
          </table:table-cell>
          <table:table-cell office:value-type="float" office:value="302.5496" calcext:value-type="float">
            <text:p>302.5496</text:p>
          </table:table-cell>
          <table:table-cell office:value-type="float" office:value="262.3017" calcext:value-type="float">
            <text:p>262.3017</text:p>
          </table:table-cell>
          <table:table-cell office:value-type="float" office:value="-4" calcext:value-type="float">
            <text:p>-4</text:p>
          </table:table-cell>
          <table:table-cell office:value-type="float" office:value="-0.289" calcext:value-type="float">
            <text:p>-0.289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2878.59305136851" calcext:value-type="float">
            <text:p>2878.59305136851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83.089" calcext:value-type="float">
            <text:p>2083.089</text:p>
          </table:table-cell>
          <table:table-cell office:value-type="float" office:value="2105.566" calcext:value-type="float">
            <text:p>2105.566</text:p>
          </table:table-cell>
          <table:table-cell office:value-type="float" office:value="1039.86" calcext:value-type="float">
            <text:p>1039.86</text:p>
          </table:table-cell>
          <table:table-cell office:value-type="float" office:value="1065.706" calcext:value-type="float">
            <text:p>1065.706</text:p>
          </table:table-cell>
          <table:table-cell office:value-type="float" office:value="74.8779" calcext:value-type="float">
            <text:p>74.8779</text:p>
          </table:table-cell>
          <table:table-cell office:value-type="float" office:value="97.5748" calcext:value-type="float">
            <text:p>97.6</text:p>
          </table:table-cell>
          <table:table-cell office:value-type="float" office:value="18.4444" calcext:value-type="float">
            <text:p>18.4444</text:p>
          </table:table-cell>
          <table:table-cell office:value-type="float" office:value="46.37" calcext:value-type="float">
            <text:p>46.37</text:p>
          </table:table-cell>
          <table:table-cell office:value-type="float" office:value="22.014" calcext:value-type="float">
            <text:p>22.014</text:p>
          </table:table-cell>
          <table:table-cell office:value-type="float" office:value="44.953" calcext:value-type="float">
            <text:p>44.953</text:p>
          </table:table-cell>
          <table:table-cell office:value-type="float" office:value="2.135" calcext:value-type="float">
            <text:p>2.135</text:p>
          </table:table-cell>
          <table:table-cell office:value-type="float" office:value="32.4659" calcext:value-type="float">
            <text:p>32.4659</text:p>
          </table:table-cell>
          <table:table-cell office:value-type="float" office:value="64.479" calcext:value-type="float">
            <text:p>64</text:p>
          </table:table-cell>
          <table:table-cell office:value-type="float" office:value="9.891" calcext:value-type="float">
            <text:p>10</text:p>
          </table:table-cell>
          <table:table-cell office:value-type="float" office:value="30.611" calcext:value-type="float">
            <text:p>31</text:p>
          </table:table-cell>
          <table:table-cell office:value-type="float" office:value="3.9249" calcext:value-type="float">
            <text:p>4</text:p>
          </table:table-cell>
          <table:table-cell office:value-type="float" office:value="1.7006" calcext:value-type="float">
            <text:p>2</text:p>
          </table:table-cell>
          <table:table-cell table:style-name="ce2" office:value-type="float" office:value="29.495" calcext:value-type="float">
            <text:p>29.5</text:p>
          </table:table-cell>
          <table:table-cell office:value-type="float" office:value="104.1" calcext:value-type="float">
            <text:p>104.1</text:p>
          </table:table-cell>
          <table:table-cell office:value-type="float" office:value="18.109" calcext:value-type="float">
            <text:p>18.1</text:p>
          </table:table-cell>
          <table:table-cell office:value-type="float" office:value="9.462" calcext:value-type="float">
            <text:p>9.46</text:p>
          </table:table-cell>
          <table:table-cell office:value-type="float" office:value="8.647" calcext:value-type="float">
            <text:p>8.647</text:p>
          </table:table-cell>
          <table:table-cell office:value-type="float" office:value="8.597" calcext:value-type="float">
            <text:p>8.597</text:p>
          </table:table-cell>
          <table:table-cell office:value-type="float" office:value="59.8612" calcext:value-type="float">
            <text:p>59.8612</text:p>
          </table:table-cell>
          <table:table-cell office:value-type="float" office:value="57.6712" calcext:value-type="float">
            <text:p>57.6712</text:p>
          </table:table-cell>
          <table:table-cell office:value-type="float" office:value="61.9295" calcext:value-type="float">
            <text:p>61.9</text:p>
          </table:table-cell>
          <table:table-cell office:value-type="float" office:value="50.3273" calcext:value-type="float">
            <text:p>50.3</text:p>
          </table:table-cell>
          <table:table-cell office:value-type="float" office:value="48.3953" calcext:value-type="float">
            <text:p>48.3953</text:p>
          </table:table-cell>
          <table:table-cell office:value-type="float" office:value="52.0835" calcext:value-type="float">
            <text:p>52.0835</text:p>
          </table:table-cell>
          <table:table-cell office:value-type="float" office:value="11.537" calcext:value-type="float">
            <text:p>11.537</text:p>
          </table:table-cell>
          <table:table-cell office:value-type="float" office:value="10.7824" calcext:value-type="float">
            <text:p>10.7824</text:p>
          </table:table-cell>
          <table:table-cell office:value-type="float" office:value="12.1029" calcext:value-type="float">
            <text:p>12.1029</text:p>
          </table:table-cell>
          <table:table-cell office:value-type="float" office:value="5.0292" calcext:value-type="float">
            <text:p>5.0292</text:p>
          </table:table-cell>
          <table:table-cell office:value-type="float" office:value="4.7581" calcext:value-type="float">
            <text:p>4.7581</text:p>
          </table:table-cell>
          <table:table-cell office:value-type="float" office:value="5.2442" calcext:value-type="float">
            <text:p>5.2442</text:p>
          </table:table-cell>
          <table:table-cell office:value-type="float" office:value="3.229" calcext:value-type="float">
            <text:p>3.229</text:p>
          </table:table-cell>
          <table:table-cell office:value-type="float" office:value="50.0957" calcext:value-type="float">
            <text:p>50.0957</text:p>
          </table:table-cell>
          <table:table-cell office:value-type="float" office:value="61.89" calcext:value-type="float">
            <text:p>61.89</text:p>
          </table:table-cell>
          <table:table-cell office:value-type="float" office:value="4.667" calcext:value-type="float">
            <text:p>4.667</text:p>
          </table:table-cell>
          <table:table-cell office:value-type="float" office:value="72.8664" calcext:value-type="float">
            <text:p>72.8664</text:p>
          </table:table-cell>
          <table:table-cell office:value-type="float" office:value="170.6662" calcext:value-type="float">
            <text:p>170.6662</text:p>
          </table:table-cell>
          <table:table-cell office:value-type="float" office:value="188.1409" calcext:value-type="float">
            <text:p>188.1409</text:p>
          </table:table-cell>
          <table:table-cell office:value-type="float" office:value="152.7383" calcext:value-type="float">
            <text:p>152.7383</text:p>
          </table:table-cell>
          <table:table-cell office:value-type="float" office:value="373.1607" calcext:value-type="float">
            <text:p>373.1607</text:p>
          </table:table-cell>
          <table:table-cell office:value-type="float" office:value="418.6546" calcext:value-type="float">
            <text:p>418.6546</text:p>
          </table:table-cell>
          <table:table-cell office:value-type="float" office:value="330.6417" calcext:value-type="float">
            <text:p>330.6417</text:p>
          </table:table-cell>
          <table:table-cell office:value-type="float" office:value="175.4209" calcext:value-type="float">
            <text:p>175.4209</text:p>
          </table:table-cell>
          <table:table-cell office:value-type="float" office:value="200.9474" calcext:value-type="float">
            <text:p>200.9474</text:p>
          </table:table-cell>
          <table:table-cell office:value-type="float" office:value="150.2923" calcext:value-type="float">
            <text:p>150.2923</text:p>
          </table:table-cell>
          <table:table-cell office:value-type="float" office:value="313.6535" calcext:value-type="float">
            <text:p>313.6535</text:p>
          </table:table-cell>
          <table:table-cell office:value-type="float" office:value="358.5338" calcext:value-type="float">
            <text:p>358.5338</text:p>
          </table:table-cell>
          <table:table-cell office:value-type="float" office:value="272.8226" calcext:value-type="float">
            <text:p>272.8226</text:p>
          </table:table-cell>
          <table:table-cell office:value-type="float" office:value="-1.4" calcext:value-type="float">
            <text:p>-1.4</text:p>
          </table:table-cell>
          <table:table-cell office:value-type="float" office:value="-0.665" calcext:value-type="float">
            <text:p>-0.665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2057.10000220704" calcext:value-type="float">
            <text:p>2057.10000220704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806.572" calcext:value-type="float">
            <text:p>806.572</text:p>
          </table:table-cell>
          <table:table-cell office:value-type="float" office:value="808.726" calcext:value-type="float">
            <text:p>808.726</text:p>
          </table:table-cell>
          <table:table-cell office:value-type="float" office:value="395.982" calcext:value-type="float">
            <text:p>395.982</text:p>
          </table:table-cell>
          <table:table-cell office:value-type="float" office:value="412.743" calcext:value-type="float">
            <text:p>412.743</text:p>
          </table:table-cell>
          <table:table-cell office:value-type="float" office:value="4.1083" calcext:value-type="float">
            <text:p>4.1083</text:p>
          </table:table-cell>
          <table:table-cell office:value-type="float" office:value="95.939" calcext:value-type="float">
            <text:p>95.9</text:p>
          </table:table-cell>
          <table:table-cell office:value-type="float" office:value="25.7127" calcext:value-type="float">
            <text:p>25.7127</text:p>
          </table:table-cell>
          <table:table-cell office:value-type="float" office:value="8.216" calcext:value-type="float">
            <text:p>8.216</text:p>
          </table:table-cell>
          <table:table-cell office:value-type="float" office:value="10.135" calcext:value-type="float">
            <text:p>10.135</text:p>
          </table:table-cell>
          <table:table-cell office:value-type="float" office:value="4.307" calcext:value-type="float">
            <text:p>4.307</text:p>
          </table:table-cell>
          <table:table-cell office:value-type="float" office:value="0.533" calcext:value-type="float">
            <text:p>0.533</text:p>
          </table:table-cell>
          <table:table-cell office:value-type="float" office:value="130.0464" calcext:value-type="float">
            <text:p>130.0464</text:p>
          </table:table-cell>
          <table:table-cell office:value-type="float" office:value="16.129" calcext:value-type="float">
            <text:p>16</text:p>
          </table:table-cell>
          <table:table-cell office:value-type="float" office:value="2.313" calcext:value-type="float">
            <text:p>2</text:p>
          </table:table-cell>
          <table:table-cell office:value-type="float" office:value="19.897" calcext:value-type="float">
            <text:p>20</text:p>
          </table:table-cell>
          <table:table-cell office:value-type="float" office:value="2.3692" calcext:value-type="float">
            <text:p>2</text:p>
          </table:table-cell>
          <table:table-cell office:value-type="float" office:value="1.1122" calcext:value-type="float">
            <text:p>1</text:p>
          </table:table-cell>
          <table:table-cell table:style-name="ce2" office:value-type="float" office:value="27.288" calcext:value-type="float">
            <text:p>27.3</text:p>
          </table:table-cell>
          <table:table-cell office:value-type="float" office:value="103.7" calcext:value-type="float">
            <text:p>103.7</text:p>
          </table:table-cell>
          <table:table-cell office:value-type="float" office:value="7.913" calcext:value-type="float">
            <text:p>7.9</text:p>
          </table:table-cell>
          <table:table-cell office:value-type="float" office:value="4.418" calcext:value-type="float">
            <text:p>4.42</text:p>
          </table:table-cell>
          <table:table-cell office:value-type="float" office:value="3.495" calcext:value-type="float">
            <text:p>3.495</text:p>
          </table:table-cell>
          <table:table-cell office:value-type="float" office:value="9.762" calcext:value-type="float">
            <text:p>9.762</text:p>
          </table:table-cell>
          <table:table-cell office:value-type="float" office:value="65.9885" calcext:value-type="float">
            <text:p>65.9885</text:p>
          </table:table-cell>
          <table:table-cell office:value-type="float" office:value="62.7784" calcext:value-type="float">
            <text:p>62.7784</text:p>
          </table:table-cell>
          <table:table-cell office:value-type="float" office:value="69.3994" calcext:value-type="float">
            <text:p>69.4</text:p>
          </table:table-cell>
          <table:table-cell office:value-type="float" office:value="53.105" calcext:value-type="float">
            <text:p>53.1</text:p>
          </table:table-cell>
          <table:table-cell office:value-type="float" office:value="50.0448" calcext:value-type="float">
            <text:p>50.0448</text:p>
          </table:table-cell>
          <table:table-cell office:value-type="float" office:value="56.3373" calcext:value-type="float">
            <text:p>56.3373</text:p>
          </table:table-cell>
          <table:table-cell office:value-type="float" office:value="12.8709" calcext:value-type="float">
            <text:p>12.8709</text:p>
          </table:table-cell>
          <table:table-cell office:value-type="float" office:value="11.3381" calcext:value-type="float">
            <text:p>11.3381</text:p>
          </table:table-cell>
          <table:table-cell office:value-type="float" office:value="14.3107" calcext:value-type="float">
            <text:p>14.3107</text:p>
          </table:table-cell>
          <table:table-cell office:value-type="float" office:value="6.4615" calcext:value-type="float">
            <text:p>6.4615</text:p>
          </table:table-cell>
          <table:table-cell office:value-type="float" office:value="5.6303" calcext:value-type="float">
            <text:p>5.6303</text:p>
          </table:table-cell>
          <table:table-cell office:value-type="float" office:value="7.0851" calcext:value-type="float">
            <text:p>7.0851</text:p>
          </table:table-cell>
          <table:table-cell office:value-type="float" office:value="0.381" calcext:value-type="float">
            <text:p>0.381</text:p>
          </table:table-cell>
          <table:table-cell office:value-type="float" office:value="23.5595" calcext:value-type="float">
            <text:p>23.5595</text:p>
          </table:table-cell>
          <table:table-cell office:value-type="float" office:value="15.79" calcext:value-type="float">
            <text:p>15.79</text:p>
          </table:table-cell>
          <table:table-cell office:value-type="float" office:value="0.465" calcext:value-type="float">
            <text:p>0.465</text:p>
          </table:table-cell>
          <table:table-cell office:value-type="float" office:value="28.7572" calcext:value-type="float">
            <text:p>28.7572</text:p>
          </table:table-cell>
          <table:table-cell office:value-type="float" office:value="89.3255" calcext:value-type="float">
            <text:p>89.3255</text:p>
          </table:table-cell>
          <table:table-cell office:value-type="float" office:value="108.1701" calcext:value-type="float">
            <text:p>108.1701</text:p>
          </table:table-cell>
          <table:table-cell office:value-type="float" office:value="70.9652" calcext:value-type="float">
            <text:p>70.9652</text:p>
          </table:table-cell>
          <table:table-cell office:value-type="float" office:value="290.3495" calcext:value-type="float">
            <text:p>290.3495</text:p>
          </table:table-cell>
          <table:table-cell office:value-type="float" office:value="355.0967" calcext:value-type="float">
            <text:p>355.0967</text:p>
          </table:table-cell>
          <table:table-cell office:value-type="float" office:value="225.4025" calcext:value-type="float">
            <text:p>225.4025</text:p>
          </table:table-cell>
          <table:table-cell office:value-type="float" office:value="127.7621" calcext:value-type="float">
            <text:p>127.7621</text:p>
          </table:table-cell>
          <table:table-cell office:value-type="float" office:value="162.4887" calcext:value-type="float">
            <text:p>162.4887</text:p>
          </table:table-cell>
          <table:table-cell office:value-type="float" office:value="94.68" calcext:value-type="float">
            <text:p>94.68</text:p>
          </table:table-cell>
          <table:table-cell office:value-type="float" office:value="267.074" calcext:value-type="float">
            <text:p>267.074</text:p>
          </table:table-cell>
          <table:table-cell office:value-type="float" office:value="331.2498" calcext:value-type="float">
            <text:p>331.2498</text:p>
          </table:table-cell>
          <table:table-cell office:value-type="float" office:value="203.3131" calcext:value-type="float">
            <text:p>203.3131</text:p>
          </table:table-cell>
          <table:table-cell office:value-type="float" office:value="-3.9" calcext:value-type="float">
            <text:p>-3.9</text:p>
          </table:table-cell>
          <table:table-cell office:value-type="float" office:value="-4.811" calcext:value-type="float">
            <text:p>-4.811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24493.714070261" calcext:value-type="float">
            <text:p>24493.714070261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1516.043" calcext:value-type="float">
            <text:p>11516.043</text:p>
          </table:table-cell>
          <table:table-cell office:value-type="float" office:value="11584.996" calcext:value-type="float">
            <text:p>11584.996</text:p>
          </table:table-cell>
          <table:table-cell office:value-type="float" office:value="5738.71" calcext:value-type="float">
            <text:p>5738.71</text:p>
          </table:table-cell>
          <table:table-cell office:value-type="float" office:value="5846.286" calcext:value-type="float">
            <text:p>5846.286</text:p>
          </table:table-cell>
          <table:table-cell office:value-type="float" office:value="420.2182" calcext:value-type="float">
            <text:p>420.2182</text:p>
          </table:table-cell>
          <table:table-cell office:value-type="float" office:value="98.1599" calcext:value-type="float">
            <text:p>98.2</text:p>
          </table:table-cell>
          <table:table-cell office:value-type="float" office:value="23.2466" calcext:value-type="float">
            <text:p>23.2466</text:p>
          </table:table-cell>
          <table:table-cell office:value-type="float" office:value="170.149" calcext:value-type="float">
            <text:p>170.149</text:p>
          </table:table-cell>
          <table:table-cell office:value-type="float" office:value="14.666" calcext:value-type="float">
            <text:p>14.666</text:p>
          </table:table-cell>
          <table:table-cell office:value-type="float" office:value="137.905" calcext:value-type="float">
            <text:p>137.905</text:p>
          </table:table-cell>
          <table:table-cell office:value-type="float" office:value="1.19" calcext:value-type="float">
            <text:p>1.19</text:p>
          </table:table-cell>
          <table:table-cell office:value-type="float" office:value="58.2477" calcext:value-type="float">
            <text:p>58.2477</text:p>
          </table:table-cell>
          <table:table-cell office:value-type="float" office:value="268.523" calcext:value-type="float">
            <text:p>269</text:p>
          </table:table-cell>
          <table:table-cell office:value-type="float" office:value="29.646" calcext:value-type="float">
            <text:p>30</text:p>
          </table:table-cell>
          <table:table-cell office:value-type="float" office:value="23.146" calcext:value-type="float">
            <text:p>23</text:p>
          </table:table-cell>
          <table:table-cell office:value-type="float" office:value="2.7726" calcext:value-type="float">
            <text:p>3</text:p>
          </table:table-cell>
          <table:table-cell office:value-type="float" office:value="1.2491" calcext:value-type="float">
            <text:p>1</text:p>
          </table:table-cell>
          <table:table-cell table:style-name="ce2" office:value-type="float" office:value="29.489" calcext:value-type="float">
            <text:p>29.5</text:p>
          </table:table-cell>
          <table:table-cell office:value-type="float" office:value="103" calcext:value-type="float">
            <text:p>103.0</text:p>
          </table:table-cell>
          <table:table-cell office:value-type="float" office:value="98.374" calcext:value-type="float">
            <text:p>98.4</text:p>
          </table:table-cell>
          <table:table-cell office:value-type="float" office:value="54.048" calcext:value-type="float">
            <text:p>54.05</text:p>
          </table:table-cell>
          <table:table-cell office:value-type="float" office:value="44.326" calcext:value-type="float">
            <text:p>44.326</text:p>
          </table:table-cell>
          <table:table-cell office:value-type="float" office:value="8.48" calcext:value-type="float">
            <text:p>8.48</text:p>
          </table:table-cell>
          <table:table-cell office:value-type="float" office:value="63.7283" calcext:value-type="float">
            <text:p>63.7283</text:p>
          </table:table-cell>
          <table:table-cell office:value-type="float" office:value="60.8921" calcext:value-type="float">
            <text:p>60.8921</text:p>
          </table:table-cell>
          <table:table-cell office:value-type="float" office:value="66.6955" calcext:value-type="float">
            <text:p>66.7</text:p>
          </table:table-cell>
          <table:table-cell office:value-type="float" office:value="53.2853" calcext:value-type="float">
            <text:p>53.3</text:p>
          </table:table-cell>
          <table:table-cell office:value-type="float" office:value="50.793" calcext:value-type="float">
            <text:p>50.793</text:p>
          </table:table-cell>
          <table:table-cell office:value-type="float" office:value="55.8563" calcext:value-type="float">
            <text:p>55.8563</text:p>
          </table:table-cell>
          <table:table-cell office:value-type="float" office:value="12.303" calcext:value-type="float">
            <text:p>12.303</text:p>
          </table:table-cell>
          <table:table-cell office:value-type="float" office:value="11.2325" calcext:value-type="float">
            <text:p>11.2325</text:p>
          </table:table-cell>
          <table:table-cell office:value-type="float" office:value="13.2357" calcext:value-type="float">
            <text:p>13.2357</text:p>
          </table:table-cell>
          <table:table-cell office:value-type="float" office:value="5.1791" calcext:value-type="float">
            <text:p>5.1791</text:p>
          </table:table-cell>
          <table:table-cell office:value-type="float" office:value="4.721" calcext:value-type="float">
            <text:p>4.721</text:p>
          </table:table-cell>
          <table:table-cell office:value-type="float" office:value="5.4908" calcext:value-type="float">
            <text:p>5.4908</text:p>
          </table:table-cell>
          <table:table-cell office:value-type="float" office:value="11.649" calcext:value-type="float">
            <text:p>11.649</text:p>
          </table:table-cell>
          <table:table-cell office:value-type="float" office:value="43.3752" calcext:value-type="float">
            <text:p>43.3752</text:p>
          </table:table-cell>
          <table:table-cell office:value-type="float" office:value="258.823" calcext:value-type="float">
            <text:p>258.823</text:p>
          </table:table-cell>
          <table:table-cell office:value-type="float" office:value="15.22" calcext:value-type="float">
            <text:p>15.22</text:p>
          </table:table-cell>
          <table:table-cell office:value-type="float" office:value="56.6748" calcext:value-type="float">
            <text:p>56.6748</text:p>
          </table:table-cell>
          <table:table-cell office:value-type="float" office:value="132.5649" calcext:value-type="float">
            <text:p>132.5649</text:p>
          </table:table-cell>
          <table:table-cell office:value-type="float" office:value="155.5182" calcext:value-type="float">
            <text:p>155.5182</text:p>
          </table:table-cell>
          <table:table-cell office:value-type="float" office:value="108.9071" calcext:value-type="float">
            <text:p>108.9071</text:p>
          </table:table-cell>
          <table:table-cell office:value-type="float" office:value="293.6348" calcext:value-type="float">
            <text:p>293.6348</text:p>
          </table:table-cell>
          <table:table-cell office:value-type="float" office:value="346.4409" calcext:value-type="float">
            <text:p>346.4409</text:p>
          </table:table-cell>
          <table:table-cell office:value-type="float" office:value="238.5848" calcext:value-type="float">
            <text:p>238.5848</text:p>
          </table:table-cell>
          <table:table-cell office:value-type="float" office:value="126.1831" calcext:value-type="float">
            <text:p>126.1831</text:p>
          </table:table-cell>
          <table:table-cell office:value-type="float" office:value="154.8243" calcext:value-type="float">
            <text:p>154.8243</text:p>
          </table:table-cell>
          <table:table-cell office:value-type="float" office:value="96.9583" calcext:value-type="float">
            <text:p>96.9583</text:p>
          </table:table-cell>
          <table:table-cell office:value-type="float" office:value="241.1851" calcext:value-type="float">
            <text:p>241.1851</text:p>
          </table:table-cell>
          <table:table-cell office:value-type="float" office:value="291.5716" calcext:value-type="float">
            <text:p>291.5716</text:p>
          </table:table-cell>
          <table:table-cell office:value-type="float" office:value="189.4977" calcext:value-type="float">
            <text:p>189.4977</text:p>
          </table:table-cell>
          <table:table-cell office:value-type="float" office:value="-32.248" calcext:value-type="float">
            <text:p>-32.248</text:p>
          </table:table-cell>
          <table:table-cell office:value-type="float" office:value="-2.78" calcext:value-type="float">
            <text:p>-2.78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Lower middle income</text:p>
          </table:table-cell>
          <table:table-cell office:value-type="float" office:value="3127.41557125355" calcext:value-type="float">
            <text:p>3127.41557125355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0354.955" calcext:value-type="float">
            <text:p>10354.955</text:p>
          </table:table-cell>
          <table:table-cell office:value-type="float" office:value="10432.86" calcext:value-type="float">
            <text:p>10432.86</text:p>
          </table:table-cell>
          <table:table-cell office:value-type="float" office:value="5267.354" calcext:value-type="float">
            <text:p>5267.354</text:p>
          </table:table-cell>
          <table:table-cell office:value-type="float" office:value="5165.506" calcext:value-type="float">
            <text:p>5165.506</text:p>
          </table:table-cell>
          <table:table-cell office:value-type="float" office:value="95.6494" calcext:value-type="float">
            <text:p>95.6494</text:p>
          </table:table-cell>
          <table:table-cell office:value-type="float" office:value="101.9717" calcext:value-type="float">
            <text:p>102.0</text:p>
          </table:table-cell>
          <table:table-cell office:value-type="float" office:value="23.7777" calcext:value-type="float">
            <text:p>23.7777</text:p>
          </table:table-cell>
          <table:table-cell office:value-type="float" office:value="161.194" calcext:value-type="float">
            <text:p>161.194</text:p>
          </table:table-cell>
          <table:table-cell office:value-type="float" office:value="15.446" calcext:value-type="float">
            <text:p>15.446</text:p>
          </table:table-cell>
          <table:table-cell office:value-type="float" office:value="155.809" calcext:value-type="float">
            <text:p>155.809</text:p>
          </table:table-cell>
          <table:table-cell office:value-type="float" office:value="1.493" calcext:value-type="float">
            <text:p>1.493</text:p>
          </table:table-cell>
          <table:table-cell office:value-type="float" office:value="46.4265" calcext:value-type="float">
            <text:p>46.4265</text:p>
          </table:table-cell>
          <table:table-cell office:value-type="float" office:value="217.59" calcext:value-type="float">
            <text:p>218</text:p>
          </table:table-cell>
          <table:table-cell office:value-type="float" office:value="37.198" calcext:value-type="float">
            <text:p>37</text:p>
          </table:table-cell>
          <table:table-cell office:value-type="float" office:value="20.85" calcext:value-type="float">
            <text:p>21</text:p>
          </table:table-cell>
          <table:table-cell office:value-type="float" office:value="2.3403" calcext:value-type="float">
            <text:p>2</text:p>
          </table:table-cell>
          <table:table-cell office:value-type="float" office:value="1.1112" calcext:value-type="float">
            <text:p>1</text:p>
          </table:table-cell>
          <table:table-cell table:style-name="ce2" office:value-type="float" office:value="27.202" calcext:value-type="float">
            <text:p>27.2</text:p>
          </table:table-cell>
          <table:table-cell office:value-type="float" office:value="105.1" calcext:value-type="float">
            <text:p>105.1</text:p>
          </table:table-cell>
          <table:table-cell office:value-type="float" office:value="56.396" calcext:value-type="float">
            <text:p>56.4</text:p>
          </table:table-cell>
          <table:table-cell office:value-type="float" office:value="31.483" calcext:value-type="float">
            <text:p>31.48</text:p>
          </table:table-cell>
          <table:table-cell office:value-type="float" office:value="24.913" calcext:value-type="float">
            <text:p>24.913</text:p>
          </table:table-cell>
          <table:table-cell office:value-type="float" office:value="5.404" calcext:value-type="float">
            <text:p>5.404</text:p>
          </table:table-cell>
          <table:table-cell office:value-type="float" office:value="70.7277" calcext:value-type="float">
            <text:p>70.7277</text:p>
          </table:table-cell>
          <table:table-cell office:value-type="float" office:value="68.4614" calcext:value-type="float">
            <text:p>68.4614</text:p>
          </table:table-cell>
          <table:table-cell office:value-type="float" office:value="73.1568" calcext:value-type="float">
            <text:p>73.2</text:p>
          </table:table-cell>
          <table:table-cell office:value-type="float" office:value="57.0309" calcext:value-type="float">
            <text:p>57.0</text:p>
          </table:table-cell>
          <table:table-cell office:value-type="float" office:value="54.8566" calcext:value-type="float">
            <text:p>54.8566</text:p>
          </table:table-cell>
          <table:table-cell office:value-type="float" office:value="59.3546" calcext:value-type="float">
            <text:p>59.3546</text:p>
          </table:table-cell>
          <table:table-cell office:value-type="float" office:value="13.3957" calcext:value-type="float">
            <text:p>13.3957</text:p>
          </table:table-cell>
          <table:table-cell office:value-type="float" office:value="12.0311" calcext:value-type="float">
            <text:p>12.0311</text:p>
          </table:table-cell>
          <table:table-cell office:value-type="float" office:value="14.7636" calcext:value-type="float">
            <text:p>14.7636</text:p>
          </table:table-cell>
          <table:table-cell office:value-type="float" office:value="5.7085" calcext:value-type="float">
            <text:p>5.7085</text:p>
          </table:table-cell>
          <table:table-cell office:value-type="float" office:value="5.0628" calcext:value-type="float">
            <text:p>5.0628</text:p>
          </table:table-cell>
          <table:table-cell office:value-type="float" office:value="6.1827" calcext:value-type="float">
            <text:p>6.1827</text:p>
          </table:table-cell>
          <table:table-cell office:value-type="float" office:value="2.775" calcext:value-type="float">
            <text:p>2.775</text:p>
          </table:table-cell>
          <table:table-cell office:value-type="float" office:value="12.7628" calcext:value-type="float">
            <text:p>12.7628</text:p>
          </table:table-cell>
          <table:table-cell office:value-type="float" office:value="215.156" calcext:value-type="float">
            <text:p>215.156</text:p>
          </table:table-cell>
          <table:table-cell office:value-type="float" office:value="3.34" calcext:value-type="float">
            <text:p>3.34</text:p>
          </table:table-cell>
          <table:table-cell office:value-type="float" office:value="15.3912" calcext:value-type="float">
            <text:p>15.3912</text:p>
          </table:table-cell>
          <table:table-cell office:value-type="float" office:value="50.543" calcext:value-type="float">
            <text:p>50.543</text:p>
          </table:table-cell>
          <table:table-cell office:value-type="float" office:value="59.073" calcext:value-type="float">
            <text:p>59.073</text:p>
          </table:table-cell>
          <table:table-cell office:value-type="float" office:value="41.5884" calcext:value-type="float">
            <text:p>41.5884</text:p>
          </table:table-cell>
          <table:table-cell office:value-type="float" office:value="182.5498" calcext:value-type="float">
            <text:p>182.5498</text:p>
          </table:table-cell>
          <table:table-cell office:value-type="float" office:value="215.1928" calcext:value-type="float">
            <text:p>215.1928</text:p>
          </table:table-cell>
          <table:table-cell office:value-type="float" office:value="149.6639" calcext:value-type="float">
            <text:p>149.6639</text:p>
          </table:table-cell>
          <table:table-cell office:value-type="float" office:value="71.9485" calcext:value-type="float">
            <text:p>71.9485</text:p>
          </table:table-cell>
          <table:table-cell office:value-type="float" office:value="84.7404" calcext:value-type="float">
            <text:p>84.7404</text:p>
          </table:table-cell>
          <table:table-cell office:value-type="float" office:value="58.6686" calcext:value-type="float">
            <text:p>58.6686</text:p>
          </table:table-cell>
          <table:table-cell office:value-type="float" office:value="166.999" calcext:value-type="float">
            <text:p>166.999</text:p>
          </table:table-cell>
          <table:table-cell office:value-type="float" office:value="198.6704" calcext:value-type="float">
            <text:p>198.6704</text:p>
          </table:table-cell>
          <table:table-cell office:value-type="float" office:value="135.2948" calcext:value-type="float">
            <text:p>135.2948</text:p>
          </table:table-cell>
          <table:table-cell office:value-type="float" office:value="-5.374" calcext:value-type="float">
            <text:p>-5.374</text:p>
          </table:table-cell>
          <table:table-cell office:value-type="float" office:value="-0.515" calcext:value-type="float">
            <text:p>-0.515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Lower middle income</text:p>
          </table:table-cell>
          <table:table-cell office:value-type="float" office:value="6252.56913473546" calcext:value-type="float">
            <text:p>6252.56913473546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Hong Kong SAR, China</text:p>
          </table:table-cell>
          <table:table-cell office:value-type="float" office:value="7489.149" calcext:value-type="float">
            <text:p>7489.149</text:p>
          </table:table-cell>
          <table:table-cell office:value-type="float" office:value="7488.865" calcext:value-type="float">
            <text:p>7488.865</text:p>
          </table:table-cell>
          <table:table-cell office:value-type="float" office:value="3450.369" calcext:value-type="float">
            <text:p>3450.369</text:p>
          </table:table-cell>
          <table:table-cell office:value-type="float" office:value="4038.496" calcext:value-type="float">
            <text:p>4038.496</text:p>
          </table:table-cell>
          <table:table-cell office:value-type="float" office:value="6814.2539" calcext:value-type="float">
            <text:p>6814.2539</text:p>
          </table:table-cell>
          <table:table-cell office:value-type="float" office:value="85.437" calcext:value-type="float">
            <text:p>85.4</text:p>
          </table:table-cell>
          <table:table-cell office:value-type="float" office:value="45.3801" calcext:value-type="float">
            <text:p>45.3801</text:p>
          </table:table-cell>
          <table:table-cell office:value-type="float" office:value="-20.573" calcext:value-type="float">
            <text:p>-20.573</text:p>
          </table:table-cell>
          <table:table-cell office:value-type="float" office:value="-2.751" calcext:value-type="float">
            <text:p>-2.751</text:p>
          </table:table-cell>
          <table:table-cell office:value-type="float" office:value="-0.568" calcext:value-type="float">
            <text:p>-0.568</text:p>
          </table:table-cell>
          <table:table-cell office:value-type="float" office:value="-0.008" calcext:value-type="float">
            <text:p>-0.008</text:p>
          </table:table-cell>
          <table:table-cell/>
          <table:table-cell office:value-type="float" office:value="41.923" calcext:value-type="float">
            <text:p>42</text:p>
          </table:table-cell>
          <table:table-cell office:value-type="float" office:value="0.204" calcext:value-type="float">
            <text:p>0</text:p>
          </table:table-cell>
          <table:table-cell office:value-type="float" office:value="5.606" calcext:value-type="float">
            <text:p>6</text:p>
          </table:table-cell>
          <table:table-cell office:value-type="float" office:value="0.7555" calcext:value-type="float">
            <text:p>1</text:p>
          </table:table-cell>
          <table:table-cell office:value-type="float" office:value="0.3621" calcext:value-type="float">
            <text:p>0</text:p>
          </table:table-cell>
          <table:table-cell table:style-name="ce2" office:value-type="float" office:value="32.758" calcext:value-type="float">
            <text:p>32.8</text:p>
          </table:table-cell>
          <table:table-cell office:value-type="float" office:value="107.7" calcext:value-type="float">
            <text:p>107.7</text:p>
          </table:table-cell>
          <table:table-cell office:value-type="float" office:value="62.496" calcext:value-type="float">
            <text:p>62.5</text:p>
          </table:table-cell>
          <table:table-cell office:value-type="float" office:value="33.687" calcext:value-type="float">
            <text:p>33.69</text:p>
          </table:table-cell>
          <table:table-cell office:value-type="float" office:value="28.809" calcext:value-type="float">
            <text:p>28.809</text:p>
          </table:table-cell>
          <table:table-cell office:value-type="float" office:value="8.357" calcext:value-type="float">
            <text:p>8.357</text:p>
          </table:table-cell>
          <table:table-cell office:value-type="float" office:value="84.3148" calcext:value-type="float">
            <text:p>84.3148</text:p>
          </table:table-cell>
          <table:table-cell office:value-type="float" office:value="81.7543" calcext:value-type="float">
            <text:p>81.7543</text:p>
          </table:table-cell>
          <table:table-cell office:value-type="float" office:value="86.8931" calcext:value-type="float">
            <text:p>86.9</text:p>
          </table:table-cell>
          <table:table-cell office:value-type="float" office:value="69.5377" calcext:value-type="float">
            <text:p>69.5</text:p>
          </table:table-cell>
          <table:table-cell office:value-type="float" office:value="66.9811" calcext:value-type="float">
            <text:p>66.9811</text:p>
          </table:table-cell>
          <table:table-cell office:value-type="float" office:value="72.1106" calcext:value-type="float">
            <text:p>72.1106</text:p>
          </table:table-cell>
          <table:table-cell office:value-type="float" office:value="21.6881" calcext:value-type="float">
            <text:p>21.6881</text:p>
          </table:table-cell>
          <table:table-cell office:value-type="float" office:value="19.7534" calcext:value-type="float">
            <text:p>19.7534</text:p>
          </table:table-cell>
          <table:table-cell office:value-type="float" office:value="23.6853" calcext:value-type="float">
            <text:p>23.6853</text:p>
          </table:table-cell>
          <table:table-cell office:value-type="float" office:value="10.7103" calcext:value-type="float">
            <text:p>10.7103</text:p>
          </table:table-cell>
          <table:table-cell office:value-type="float" office:value="9.4584" calcext:value-type="float">
            <text:p>9.4584</text:p>
          </table:table-cell>
          <table:table-cell office:value-type="float" office:value="11.8139" calcext:value-type="float">
            <text:p>11.8139</text:p>
          </table:table-cell>
          <table:table-cell office:value-type="float" office:value="0.058" calcext:value-type="float">
            <text:p>0.058</text:p>
          </table:table-cell>
          <table:table-cell office:value-type="float" office:value="1.3795" calcext:value-type="float">
            <text:p>1.3795</text:p>
          </table:table-cell>
          <table:table-cell office:value-type="float" office:value="41.874" calcext:value-type="float">
            <text:p>41.874</text:p>
          </table:table-cell>
          <table:table-cell office:value-type="float" office:value="0.105" calcext:value-type="float">
            <text:p>0.105</text:p>
          </table:table-cell>
          <table:table-cell office:value-type="float" office:value="2.1988" calcext:value-type="float">
            <text:p>2.1988</text:p>
          </table:table-cell>
          <table:table-cell office:value-type="float" office:value="7.478" calcext:value-type="float">
            <text:p>7.478</text:p>
          </table:table-cell>
          <table:table-cell office:value-type="float" office:value="9.2041" calcext:value-type="float">
            <text:p>9.2041</text:p>
          </table:table-cell>
          <table:table-cell office:value-type="float" office:value="6.0243" calcext:value-type="float">
            <text:p>6.0243</text:p>
          </table:table-cell>
          <table:table-cell office:value-type="float" office:value="43.0481" calcext:value-type="float">
            <text:p>43.0481</text:p>
          </table:table-cell>
          <table:table-cell office:value-type="float" office:value="59.4181" calcext:value-type="float">
            <text:p>59.4181</text:p>
          </table:table-cell>
          <table:table-cell office:value-type="float" office:value="30.4114" calcext:value-type="float">
            <text:p>30.4114</text:p>
          </table:table-cell>
          <table:table-cell office:value-type="float" office:value="13.6706" calcext:value-type="float">
            <text:p>13.6706</text:p>
          </table:table-cell>
          <table:table-cell office:value-type="float" office:value="19.3671" calcext:value-type="float">
            <text:p>19.3671</text:p>
          </table:table-cell>
          <table:table-cell office:value-type="float" office:value="9.5783" calcext:value-type="float">
            <text:p>9.5783</text:p>
          </table:table-cell>
          <table:table-cell office:value-type="float" office:value="40.4372" calcext:value-type="float">
            <text:p>40.4372</text:p>
          </table:table-cell>
          <table:table-cell office:value-type="float" office:value="56.721" calcext:value-type="float">
            <text:p>56.721</text:p>
          </table:table-cell>
          <table:table-cell office:value-type="float" office:value="27.9116" calcext:value-type="float">
            <text:p>27.9116</text:p>
          </table:table-cell>
          <table:table-cell office:value-type="float" office:value="19.999" calcext:value-type="float">
            <text:p>19.999</text:p>
          </table:table-cell>
          <table:table-cell office:value-type="float" office:value="2.674" calcext:value-type="float">
            <text:p>2.674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High income</text:p>
          </table:table-cell>
          <table:table-cell office:value-type="float" office:value="65972.5583326576" calcext:value-type="float">
            <text:p>65972.5583326576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688.547" calcext:value-type="float">
            <text:p>9688.547</text:p>
          </table:table-cell>
          <table:table-cell office:value-type="float" office:value="9967.308" calcext:value-type="float">
            <text:p>9967.308</text:p>
          </table:table-cell>
          <table:table-cell office:value-type="float" office:value="4785.348" calcext:value-type="float">
            <text:p>4785.348</text:p>
          </table:table-cell>
          <table:table-cell office:value-type="float" office:value="5181.96" calcext:value-type="float">
            <text:p>5181.96</text:p>
          </table:table-cell>
          <table:table-cell office:value-type="float" office:value="110.0995" calcext:value-type="float">
            <text:p>110.0995</text:p>
          </table:table-cell>
          <table:table-cell office:value-type="float" office:value="92.3463" calcext:value-type="float">
            <text:p>92.3</text:p>
          </table:table-cell>
          <table:table-cell office:value-type="float" office:value="42.2639" calcext:value-type="float">
            <text:p>42.2639</text:p>
          </table:table-cell>
          <table:table-cell office:value-type="float" office:value="-58.522" calcext:value-type="float">
            <text:p>-58.522</text:p>
          </table:table-cell>
          <table:table-cell office:value-type="float" office:value="-6.059" calcext:value-type="float">
            <text:p>-6.059</text:p>
          </table:table-cell>
          <table:table-cell office:value-type="float" office:value="557.521" calcext:value-type="float">
            <text:p>557.521</text:p>
          </table:table-cell>
          <table:table-cell office:value-type="float" office:value="5.595" calcext:value-type="float">
            <text:p>5.595</text:p>
          </table:table-cell>
          <table:table-cell office:value-type="float" office:value="12.3887" calcext:value-type="float">
            <text:p>12.3887</text:p>
          </table:table-cell>
          <table:table-cell office:value-type="float" office:value="91.371" calcext:value-type="float">
            <text:p>91</text:p>
          </table:table-cell>
          <table:table-cell office:value-type="float" office:value="5.235" calcext:value-type="float">
            <text:p>5</text:p>
          </table:table-cell>
          <table:table-cell office:value-type="float" office:value="9.46" calcext:value-type="float">
            <text:p>9</text:p>
          </table:table-cell>
          <table:table-cell office:value-type="float" office:value="1.5813" calcext:value-type="float">
            <text:p>2</text:p>
          </table:table-cell>
          <table:table-cell office:value-type="float" office:value="0.761" calcext:value-type="float">
            <text:p>1</text:p>
          </table:table-cell>
          <table:table-cell table:style-name="ce2" office:value-type="float" office:value="29.797" calcext:value-type="float">
            <text:p>29.8</text:p>
          </table:table-cell>
          <table:table-cell office:value-type="float" office:value="105.8" calcext:value-type="float">
            <text:p>105.8</text:p>
          </table:table-cell>
          <table:table-cell office:value-type="float" office:value="149.893" calcext:value-type="float">
            <text:p>149.9</text:p>
          </table:table-cell>
          <table:table-cell office:value-type="float" office:value="73.72" calcext:value-type="float">
            <text:p>73.72</text:p>
          </table:table-cell>
          <table:table-cell office:value-type="float" office:value="76.174" calcext:value-type="float">
            <text:p>76.174</text:p>
          </table:table-cell>
          <table:table-cell office:value-type="float" office:value="15.519" calcext:value-type="float">
            <text:p>15.519</text:p>
          </table:table-cell>
          <table:table-cell office:value-type="float" office:value="74.9583" calcext:value-type="float">
            <text:p>74.9583</text:p>
          </table:table-cell>
          <table:table-cell office:value-type="float" office:value="71.5517" calcext:value-type="float">
            <text:p>71.5517</text:p>
          </table:table-cell>
          <table:table-cell office:value-type="float" office:value="78.3093" calcext:value-type="float">
            <text:p>78.3</text:p>
          </table:table-cell>
          <table:table-cell office:value-type="float" office:value="60.3257" calcext:value-type="float">
            <text:p>60.3</text:p>
          </table:table-cell>
          <table:table-cell office:value-type="float" office:value="56.9354" calcext:value-type="float">
            <text:p>56.9354</text:p>
          </table:table-cell>
          <table:table-cell office:value-type="float" office:value="63.6548" calcext:value-type="float">
            <text:p>63.6548</text:p>
          </table:table-cell>
          <table:table-cell office:value-type="float" office:value="15.728" calcext:value-type="float">
            <text:p>15.728</text:p>
          </table:table-cell>
          <table:table-cell office:value-type="float" office:value="13.4641" calcext:value-type="float">
            <text:p>13.4641</text:p>
          </table:table-cell>
          <table:table-cell office:value-type="float" office:value="17.5267" calcext:value-type="float">
            <text:p>17.5267</text:p>
          </table:table-cell>
          <table:table-cell office:value-type="float" office:value="7.3816" calcext:value-type="float">
            <text:p>7.3816</text:p>
          </table:table-cell>
          <table:table-cell office:value-type="float" office:value="6.4982" calcext:value-type="float">
            <text:p>6.4982</text:p>
          </table:table-cell>
          <table:table-cell office:value-type="float" office:value="7.8364" calcext:value-type="float">
            <text:p>7.8364</text:p>
          </table:table-cell>
          <table:table-cell office:value-type="float" office:value="0.303" calcext:value-type="float">
            <text:p>0.303</text:p>
          </table:table-cell>
          <table:table-cell office:value-type="float" office:value="3.3128" calcext:value-type="float">
            <text:p>3.3128</text:p>
          </table:table-cell>
          <table:table-cell office:value-type="float" office:value="91.111" calcext:value-type="float">
            <text:p>91.111</text:p>
          </table:table-cell>
          <table:table-cell office:value-type="float" office:value="0.37" calcext:value-type="float">
            <text:p>0.37</text:p>
          </table:table-cell>
          <table:table-cell office:value-type="float" office:value="4.0234" calcext:value-type="float">
            <text:p>4.0234</text:p>
          </table:table-cell>
          <table:table-cell office:value-type="float" office:value="20.6988" calcext:value-type="float">
            <text:p>20.6988</text:p>
          </table:table-cell>
          <table:table-cell office:value-type="float" office:value="25.6977" calcext:value-type="float">
            <text:p>25.6977</text:p>
          </table:table-cell>
          <table:table-cell office:value-type="float" office:value="15.3758" calcext:value-type="float">
            <text:p>15.3758</text:p>
          </table:table-cell>
          <table:table-cell office:value-type="float" office:value="138.5136" calcext:value-type="float">
            <text:p>138.5136</text:p>
          </table:table-cell>
          <table:table-cell office:value-type="float" office:value="182.685" calcext:value-type="float">
            <text:p>182.685</text:p>
          </table:table-cell>
          <table:table-cell office:value-type="float" office:value="93.0113" calcext:value-type="float">
            <text:p>93.0113</text:p>
          </table:table-cell>
          <table:table-cell office:value-type="float" office:value="43.7932" calcext:value-type="float">
            <text:p>43.7932</text:p>
          </table:table-cell>
          <table:table-cell office:value-type="float" office:value="58.1414" calcext:value-type="float">
            <text:p>58.1414</text:p>
          </table:table-cell>
          <table:table-cell office:value-type="float" office:value="28.7487" calcext:value-type="float">
            <text:p>28.7487</text:p>
          </table:table-cell>
          <table:table-cell office:value-type="float" office:value="134.1435" calcext:value-type="float">
            <text:p>134.1435</text:p>
          </table:table-cell>
          <table:table-cell office:value-type="float" office:value="178.146" calcext:value-type="float">
            <text:p>178.146</text:p>
          </table:table-cell>
          <table:table-cell office:value-type="float" office:value="88.8717" calcext:value-type="float">
            <text:p>88.8717</text:p>
          </table:table-cell>
          <table:table-cell office:value-type="float" office:value="616.038" calcext:value-type="float">
            <text:p>616.038</text:p>
          </table:table-cell>
          <table:table-cell office:value-type="float" office:value="63.779" calcext:value-type="float">
            <text:p>63.779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36752.5154278913" calcext:value-type="float">
            <text:p>36752.51542789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71.672" calcext:value-type="float">
            <text:p>371.672</text:p>
          </table:table-cell>
          <table:table-cell office:value-type="float" office:value="372.898" calcext:value-type="float">
            <text:p>372.898</text:p>
          </table:table-cell>
          <table:table-cell office:value-type="float" office:value="191.134" calcext:value-type="float">
            <text:p>191.134</text:p>
          </table:table-cell>
          <table:table-cell office:value-type="float" office:value="181.764" calcext:value-type="float">
            <text:p>181.764</text:p>
          </table:table-cell>
          <table:table-cell office:value-type="float" office:value="3.7199" calcext:value-type="float">
            <text:p>3.7199</text:p>
          </table:table-cell>
          <table:table-cell office:value-type="float" office:value="105.1547" calcext:value-type="float">
            <text:p>105.2</text:p>
          </table:table-cell>
          <table:table-cell office:value-type="float" office:value="36.1535" calcext:value-type="float">
            <text:p>36.1535</text:p>
          </table:table-cell>
          <table:table-cell office:value-type="float" office:value="2.06" calcext:value-type="float">
            <text:p>2.06</text:p>
          </table:table-cell>
          <table:table-cell office:value-type="float" office:value="5.528" calcext:value-type="float">
            <text:p>5.528</text:p>
          </table:table-cell>
          <table:table-cell office:value-type="float" office:value="2.453" calcext:value-type="float">
            <text:p>2.453</text:p>
          </table:table-cell>
          <table:table-cell office:value-type="float" office:value="0.658" calcext:value-type="float">
            <text:p>0.658</text:p>
          </table:table-cell>
          <table:table-cell office:value-type="float" office:value="105.3415" calcext:value-type="float">
            <text:p>105.3415</text:p>
          </table:table-cell>
          <table:table-cell office:value-type="float" office:value="4.568" calcext:value-type="float">
            <text:p>5</text:p>
          </table:table-cell>
          <table:table-cell office:value-type="float" office:value="0.057" calcext:value-type="float">
            <text:p>0</text:p>
          </table:table-cell>
          <table:table-cell office:value-type="float" office:value="12.256" calcext:value-type="float">
            <text:p>12</text:p>
          </table:table-cell>
          <table:table-cell office:value-type="float" office:value="1.7251" calcext:value-type="float">
            <text:p>2</text:p>
          </table:table-cell>
          <table:table-cell office:value-type="float" office:value="0.8331" calcext:value-type="float">
            <text:p>1</text:p>
          </table:table-cell>
          <table:table-cell table:style-name="ce2" office:value-type="float" office:value="30.804" calcext:value-type="float">
            <text:p>30.8</text:p>
          </table:table-cell>
          <table:table-cell office:value-type="float" office:value="106.1" calcext:value-type="float">
            <text:p>106.1</text:p>
          </table:table-cell>
          <table:table-cell office:value-type="float" office:value="2.508" calcext:value-type="float">
            <text:p>2.5</text:p>
          </table:table-cell>
          <table:table-cell office:value-type="float" office:value="1.291" calcext:value-type="float">
            <text:p>1.29</text:p>
          </table:table-cell>
          <table:table-cell office:value-type="float" office:value="1.216" calcext:value-type="float">
            <text:p>1.216</text:p>
          </table:table-cell>
          <table:table-cell office:value-type="float" office:value="6.728" calcext:value-type="float">
            <text:p>6.728</text:p>
          </table:table-cell>
          <table:table-cell office:value-type="float" office:value="82.815" calcext:value-type="float">
            <text:p>82.815</text:p>
          </table:table-cell>
          <table:table-cell office:value-type="float" office:value="81.3817" calcext:value-type="float">
            <text:p>81.3817</text:p>
          </table:table-cell>
          <table:table-cell office:value-type="float" office:value="84.2877" calcext:value-type="float">
            <text:p>84.3</text:p>
          </table:table-cell>
          <table:table-cell office:value-type="float" office:value="68.0117" calcext:value-type="float">
            <text:p>68.0</text:p>
          </table:table-cell>
          <table:table-cell office:value-type="float" office:value="66.6091" calcext:value-type="float">
            <text:p>66.6091</text:p>
          </table:table-cell>
          <table:table-cell office:value-type="float" office:value="69.4505" calcext:value-type="float">
            <text:p>69.4505</text:p>
          </table:table-cell>
          <table:table-cell office:value-type="float" office:value="20.4469" calcext:value-type="float">
            <text:p>20.4469</text:p>
          </table:table-cell>
          <table:table-cell office:value-type="float" office:value="19.5095" calcext:value-type="float">
            <text:p>19.5095</text:p>
          </table:table-cell>
          <table:table-cell office:value-type="float" office:value="21.351" calcext:value-type="float">
            <text:p>21.351</text:p>
          </table:table-cell>
          <table:table-cell office:value-type="float" office:value="9.1626" calcext:value-type="float">
            <text:p>9.1626</text:p>
          </table:table-cell>
          <table:table-cell office:value-type="float" office:value="8.507" calcext:value-type="float">
            <text:p>8.507</text:p>
          </table:table-cell>
          <table:table-cell office:value-type="float" office:value="9.7201" calcext:value-type="float">
            <text:p>9.7201</text:p>
          </table:table-cell>
          <table:table-cell office:value-type="float" office:value="0.006" calcext:value-type="float">
            <text:p>0.006</text:p>
          </table:table-cell>
          <table:table-cell office:value-type="float" office:value="1.4157" calcext:value-type="float">
            <text:p>1.4157</text:p>
          </table:table-cell>
          <table:table-cell office:value-type="float" office:value="4.562" calcext:value-type="float">
            <text:p>4.562</text:p>
          </table:table-cell>
          <table:table-cell office:value-type="float" office:value="0.009" calcext:value-type="float">
            <text:p>0.009</text:p>
          </table:table-cell>
          <table:table-cell office:value-type="float" office:value="1.8982" calcext:value-type="float">
            <text:p>1.8982</text:p>
          </table:table-cell>
          <table:table-cell office:value-type="float" office:value="11.7906" calcext:value-type="float">
            <text:p>11.7906</text:p>
          </table:table-cell>
          <table:table-cell office:value-type="float" office:value="15.38" calcext:value-type="float">
            <text:p>15.38</text:p>
          </table:table-cell>
          <table:table-cell office:value-type="float" office:value="7.833" calcext:value-type="float">
            <text:p>7.833</text:p>
          </table:table-cell>
          <table:table-cell office:value-type="float" office:value="52.021" calcext:value-type="float">
            <text:p>52.021</text:p>
          </table:table-cell>
          <table:table-cell office:value-type="float" office:value="63.5908" calcext:value-type="float">
            <text:p>63.5908</text:p>
          </table:table-cell>
          <table:table-cell office:value-type="float" office:value="39.7123" calcext:value-type="float">
            <text:p>39.7123</text:p>
          </table:table-cell>
          <table:table-cell office:value-type="float" office:value="20.5566" calcext:value-type="float">
            <text:p>20.5566</text:p>
          </table:table-cell>
          <table:table-cell office:value-type="float" office:value="25.7305" calcext:value-type="float">
            <text:p>25.7305</text:p>
          </table:table-cell>
          <table:table-cell office:value-type="float" office:value="14.8287" calcext:value-type="float">
            <text:p>14.8287</text:p>
          </table:table-cell>
          <table:table-cell office:value-type="float" office:value="49.6887" calcext:value-type="float">
            <text:p>49.6887</text:p>
          </table:table-cell>
          <table:table-cell office:value-type="float" office:value="60.8727" calcext:value-type="float">
            <text:p>60.8727</text:p>
          </table:table-cell>
          <table:table-cell office:value-type="float" office:value="37.7972" calcext:value-type="float">
            <text:p>37.7972</text:p>
          </table:table-cell>
          <table:table-cell office:value-type="float" office:value="0.38" calcext:value-type="float">
            <text:p>0.38</text:p>
          </table:table-cell>
          <table:table-cell office:value-type="float" office:value="1.019" calcext:value-type="float">
            <text:p>1.019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57646.4098921361" calcext:value-type="float">
            <text:p>57646.4098921361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412319.817" calcext:value-type="float">
            <text:p>1412319.817</text:p>
          </table:table-cell>
          <table:table-cell office:value-type="float" office:value="1417173.173" calcext:value-type="float">
            <text:p>1417173.173</text:p>
          </table:table-cell>
          <table:table-cell office:value-type="float" office:value="731180.498" calcext:value-type="float">
            <text:p>731180.498</text:p>
          </table:table-cell>
          <table:table-cell office:value-type="float" office:value="685992.675" calcext:value-type="float">
            <text:p>685992.675</text:p>
          </table:table-cell>
          <table:table-cell office:value-type="float" office:value="476.6507" calcext:value-type="float">
            <text:p>476.6507</text:p>
          </table:table-cell>
          <table:table-cell office:value-type="float" office:value="106.5872" calcext:value-type="float">
            <text:p>106.6</text:p>
          </table:table-cell>
          <table:table-cell office:value-type="float" office:value="27.9028" calcext:value-type="float">
            <text:p>27.9028</text:p>
          </table:table-cell>
          <table:table-cell office:value-type="float" office:value="10194.012" calcext:value-type="float">
            <text:p>10194.012</text:p>
          </table:table-cell>
          <table:table-cell office:value-type="float" office:value="7.193" calcext:value-type="float">
            <text:p>7.193</text:p>
          </table:table-cell>
          <table:table-cell office:value-type="float" office:value="9706.711" calcext:value-type="float">
            <text:p>9706.711</text:p>
          </table:table-cell>
          <table:table-cell office:value-type="float" office:value="0.685" calcext:value-type="float">
            <text:p>0.685</text:p>
          </table:table-cell>
          <table:table-cell office:value-type="float" office:value="101.1894" calcext:value-type="float">
            <text:p>101.1894</text:p>
          </table:table-cell>
          <table:table-cell office:value-type="float" office:value="23056.027" calcext:value-type="float">
            <text:p>23,056</text:p>
          </table:table-cell>
          <table:table-cell office:value-type="float" office:value="988.117" calcext:value-type="float">
            <text:p>988</text:p>
          </table:table-cell>
          <table:table-cell office:value-type="float" office:value="16.267" calcext:value-type="float">
            <text:p>16</text:p>
          </table:table-cell>
          <table:table-cell office:value-type="float" office:value="2.0114" calcext:value-type="float">
            <text:p>2</text:p>
          </table:table-cell>
          <table:table-cell office:value-type="float" office:value="0.918" calcext:value-type="float">
            <text:p>1</text:p>
          </table:table-cell>
          <table:table-cell table:style-name="ce2" office:value-type="float" office:value="27.967" calcext:value-type="float">
            <text:p>28.0</text:p>
          </table:table-cell>
          <table:table-cell office:value-type="float" office:value="107.5" calcext:value-type="float">
            <text:p>107.5</text:p>
          </table:table-cell>
          <table:table-cell office:value-type="float" office:value="12862.015" calcext:value-type="float">
            <text:p>12862.0</text:p>
          </table:table-cell>
          <table:table-cell office:value-type="float" office:value="6968.129" calcext:value-type="float">
            <text:p>6,968.13</text:p>
          </table:table-cell>
          <table:table-cell office:value-type="float" office:value="5893.887" calcext:value-type="float">
            <text:p>5893.887</text:p>
          </table:table-cell>
          <table:table-cell office:value-type="float" office:value="9.074" calcext:value-type="float">
            <text:p>9.074</text:p>
          </table:table-cell>
          <table:table-cell office:value-type="float" office:value="67.7437" calcext:value-type="float">
            <text:p>67.7437</text:p>
          </table:table-cell>
          <table:table-cell office:value-type="float" office:value="66.2569" calcext:value-type="float">
            <text:p>66.2569</text:p>
          </table:table-cell>
          <table:table-cell office:value-type="float" office:value="69.3843" calcext:value-type="float">
            <text:p>69.4</text:p>
          </table:table-cell>
          <table:table-cell office:value-type="float" office:value="55.3227" calcext:value-type="float">
            <text:p>55.3</text:p>
          </table:table-cell>
          <table:table-cell office:value-type="float" office:value="53.741" calcext:value-type="float">
            <text:p>53.741</text:p>
          </table:table-cell>
          <table:table-cell office:value-type="float" office:value="57.0699" calcext:value-type="float">
            <text:p>57.0699</text:p>
          </table:table-cell>
          <table:table-cell office:value-type="float" office:value="13.1158" calcext:value-type="float">
            <text:p>13.1158</text:p>
          </table:table-cell>
          <table:table-cell office:value-type="float" office:value="12.3693" calcext:value-type="float">
            <text:p>12.3693</text:p>
          </table:table-cell>
          <table:table-cell office:value-type="float" office:value="13.863" calcext:value-type="float">
            <text:p>13.863</text:p>
          </table:table-cell>
          <table:table-cell office:value-type="float" office:value="6.0287" calcext:value-type="float">
            <text:p>6.0287</text:p>
          </table:table-cell>
          <table:table-cell office:value-type="float" office:value="5.6478" calcext:value-type="float">
            <text:p>5.6478</text:p>
          </table:table-cell>
          <table:table-cell office:value-type="float" office:value="6.3434" calcext:value-type="float">
            <text:p>6.3434</text:p>
          </table:table-cell>
          <table:table-cell office:value-type="float" office:value="607.065" calcext:value-type="float">
            <text:p>607.065</text:p>
          </table:table-cell>
          <table:table-cell office:value-type="float" office:value="26.3083" calcext:value-type="float">
            <text:p>26.3083</text:p>
          </table:table-cell>
          <table:table-cell office:value-type="float" office:value="22519.905" calcext:value-type="float">
            <text:p>22519.905</text:p>
          </table:table-cell>
          <table:table-cell office:value-type="float" office:value="749.834" calcext:value-type="float">
            <text:p>749.834</text:p>
          </table:table-cell>
          <table:table-cell office:value-type="float" office:value="32.4095" calcext:value-type="float">
            <text:p>32.4095</text:p>
          </table:table-cell>
          <table:table-cell office:value-type="float" office:value="79.6429" calcext:value-type="float">
            <text:p>79.6429</text:p>
          </table:table-cell>
          <table:table-cell office:value-type="float" office:value="85.6975" calcext:value-type="float">
            <text:p>85.6975</text:p>
          </table:table-cell>
          <table:table-cell office:value-type="float" office:value="73.067" calcext:value-type="float">
            <text:p>73.067</text:p>
          </table:table-cell>
          <table:table-cell office:value-type="float" office:value="240.9828" calcext:value-type="float">
            <text:p>240.9828</text:p>
          </table:table-cell>
          <table:table-cell office:value-type="float" office:value="270.9867" calcext:value-type="float">
            <text:p>270.9867</text:p>
          </table:table-cell>
          <table:table-cell office:value-type="float" office:value="208.267" calcext:value-type="float">
            <text:p>208.267</text:p>
          </table:table-cell>
          <table:table-cell office:value-type="float" office:value="93.6389" calcext:value-type="float">
            <text:p>93.6389</text:p>
          </table:table-cell>
          <table:table-cell office:value-type="float" office:value="110.935" calcext:value-type="float">
            <text:p>110.935</text:p>
          </table:table-cell>
          <table:table-cell office:value-type="float" office:value="74.7892" calcext:value-type="float">
            <text:p>74.7892</text:p>
          </table:table-cell>
          <table:table-cell office:value-type="float" office:value="211.2901" calcext:value-type="float">
            <text:p>211.2901</text:p>
          </table:table-cell>
          <table:table-cell office:value-type="float" office:value="242.8787" calcext:value-type="float">
            <text:p>242.8787</text:p>
          </table:table-cell>
          <table:table-cell office:value-type="float" office:value="176.7917" calcext:value-type="float">
            <text:p>176.7917</text:p>
          </table:table-cell>
          <table:table-cell office:value-type="float" office:value="-487.303" calcext:value-type="float">
            <text:p>-487.303</text:p>
          </table:table-cell>
          <table:table-cell office:value-type="float" office:value="-0.344" calcext:value-type="float">
            <text:p>-0.34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Lower middle income</text:p>
          </table:table-cell>
          <table:table-cell office:value-type="float" office:value="7333.505611842" calcext:value-type="float">
            <text:p>7333.50561184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74616.289" calcext:value-type="float">
            <text:p>274616.289</text:p>
          </table:table-cell>
          <table:table-cell office:value-type="float" office:value="275501.339" calcext:value-type="float">
            <text:p>275501.339</text:p>
          </table:table-cell>
          <table:table-cell office:value-type="float" office:value="138703.276" calcext:value-type="float">
            <text:p>138703.276</text:p>
          </table:table-cell>
          <table:table-cell office:value-type="float" office:value="136798.062" calcext:value-type="float">
            <text:p>136798.062</text:p>
          </table:table-cell>
          <table:table-cell office:value-type="float" office:value="144.1713" calcext:value-type="float">
            <text:p>144.1713</text:p>
          </table:table-cell>
          <table:table-cell office:value-type="float" office:value="101.3927" calcext:value-type="float">
            <text:p>101.4</text:p>
          </table:table-cell>
          <table:table-cell office:value-type="float" office:value="29.6337" calcext:value-type="float">
            <text:p>29.6337</text:p>
          </table:table-cell>
          <table:table-cell office:value-type="float" office:value="1820.09" calcext:value-type="float">
            <text:p>1820.09</text:p>
          </table:table-cell>
          <table:table-cell office:value-type="float" office:value="6.606" calcext:value-type="float">
            <text:p>6.606</text:p>
          </table:table-cell>
          <table:table-cell office:value-type="float" office:value="1770.1" calcext:value-type="float">
            <text:p>1770.1</text:p>
          </table:table-cell>
          <table:table-cell office:value-type="float" office:value="0.643" calcext:value-type="float">
            <text:p>0.643</text:p>
          </table:table-cell>
          <table:table-cell office:value-type="float" office:value="107.7989" calcext:value-type="float">
            <text:p>107.7989</text:p>
          </table:table-cell>
          <table:table-cell office:value-type="float" office:value="4462.212" calcext:value-type="float">
            <text:p>4,462</text:p>
          </table:table-cell>
          <table:table-cell office:value-type="float" office:value="360.271" calcext:value-type="float">
            <text:p>360</text:p>
          </table:table-cell>
          <table:table-cell office:value-type="float" office:value="16.196" calcext:value-type="float">
            <text:p>16</text:p>
          </table:table-cell>
          <table:table-cell office:value-type="float" office:value="2.1529" calcext:value-type="float">
            <text:p>2</text:p>
          </table:table-cell>
          <table:table-cell office:value-type="float" office:value="1.0038" calcext:value-type="float">
            <text:p>1</text:p>
          </table:table-cell>
          <table:table-cell table:style-name="ce2" office:value-type="float" office:value="28.585" calcext:value-type="float">
            <text:p>28.6</text:p>
          </table:table-cell>
          <table:table-cell office:value-type="float" office:value="106.1" calcext:value-type="float">
            <text:p>106.1</text:p>
          </table:table-cell>
          <table:table-cell office:value-type="float" office:value="2642.122" calcext:value-type="float">
            <text:p>2642.1</text:p>
          </table:table-cell>
          <table:table-cell office:value-type="float" office:value="1407.703" calcext:value-type="float">
            <text:p>1,407.70</text:p>
          </table:table-cell>
          <table:table-cell office:value-type="float" office:value="1234.419" calcext:value-type="float">
            <text:p>1234.419</text:p>
          </table:table-cell>
          <table:table-cell office:value-type="float" office:value="9.59" calcext:value-type="float">
            <text:p>9.59</text:p>
          </table:table-cell>
          <table:table-cell office:value-type="float" office:value="68.2498" calcext:value-type="float">
            <text:p>68.2498</text:p>
          </table:table-cell>
          <table:table-cell office:value-type="float" office:value="66.1814" calcext:value-type="float">
            <text:p>66.1814</text:p>
          </table:table-cell>
          <table:table-cell office:value-type="float" office:value="70.4367" calcext:value-type="float">
            <text:p>70.4</text:p>
          </table:table-cell>
          <table:table-cell office:value-type="float" office:value="55.0099" calcext:value-type="float">
            <text:p>55.0</text:p>
          </table:table-cell>
          <table:table-cell office:value-type="float" office:value="53.0476" calcext:value-type="float">
            <text:p>53.0476</text:p>
          </table:table-cell>
          <table:table-cell office:value-type="float" office:value="57.0738" calcext:value-type="float">
            <text:p>57.0738</text:p>
          </table:table-cell>
          <table:table-cell office:value-type="float" office:value="12.388" calcext:value-type="float">
            <text:p>12.388</text:p>
          </table:table-cell>
          <table:table-cell office:value-type="float" office:value="11.1034" calcext:value-type="float">
            <text:p>11.1034</text:p>
          </table:table-cell>
          <table:table-cell office:value-type="float" office:value="13.5781" calcext:value-type="float">
            <text:p>13.5781</text:p>
          </table:table-cell>
          <table:table-cell office:value-type="float" office:value="5.2096" calcext:value-type="float">
            <text:p>5.2096</text:p>
          </table:table-cell>
          <table:table-cell office:value-type="float" office:value="4.6328" calcext:value-type="float">
            <text:p>4.6328</text:p>
          </table:table-cell>
          <table:table-cell office:value-type="float" office:value="5.5989" calcext:value-type="float">
            <text:p>5.5989</text:p>
          </table:table-cell>
          <table:table-cell office:value-type="float" office:value="79.17" calcext:value-type="float">
            <text:p>79.17</text:p>
          </table:table-cell>
          <table:table-cell office:value-type="float" office:value="17.7291" calcext:value-type="float">
            <text:p>17.7291</text:p>
          </table:table-cell>
          <table:table-cell office:value-type="float" office:value="4392.068" calcext:value-type="float">
            <text:p>4392.068</text:p>
          </table:table-cell>
          <table:table-cell office:value-type="float" office:value="95.751" calcext:value-type="float">
            <text:p>95.751</text:p>
          </table:table-cell>
          <table:table-cell office:value-type="float" office:value="21.3794" calcext:value-type="float">
            <text:p>21.3794</text:p>
          </table:table-cell>
          <table:table-cell office:value-type="float" office:value="67.2746" calcext:value-type="float">
            <text:p>67.2746</text:p>
          </table:table-cell>
          <table:table-cell office:value-type="float" office:value="74.6337" calcext:value-type="float">
            <text:p>74.6337</text:p>
          </table:table-cell>
          <table:table-cell office:value-type="float" office:value="59.4668" calcext:value-type="float">
            <text:p>59.4668</text:p>
          </table:table-cell>
          <table:table-cell office:value-type="float" office:value="222.4411" calcext:value-type="float">
            <text:p>222.4411</text:p>
          </table:table-cell>
          <table:table-cell office:value-type="float" office:value="254.0309" calcext:value-type="float">
            <text:p>254.0309</text:p>
          </table:table-cell>
          <table:table-cell office:value-type="float" office:value="189.4263" calcext:value-type="float">
            <text:p>189.4263</text:p>
          </table:table-cell>
          <table:table-cell office:value-type="float" office:value="90.7745" calcext:value-type="float">
            <text:p>90.7745</text:p>
          </table:table-cell>
          <table:table-cell office:value-type="float" office:value="101.8005" calcext:value-type="float">
            <text:p>101.8005</text:p>
          </table:table-cell>
          <table:table-cell office:value-type="float" office:value="79.2366" calcext:value-type="float">
            <text:p>79.2366</text:p>
          </table:table-cell>
          <table:table-cell office:value-type="float" office:value="201.7139" calcext:value-type="float">
            <text:p>201.7139</text:p>
          </table:table-cell>
          <table:table-cell office:value-type="float" office:value="232.3015" calcext:value-type="float">
            <text:p>232.3015</text:p>
          </table:table-cell>
          <table:table-cell office:value-type="float" office:value="169.9339" calcext:value-type="float">
            <text:p>169.9339</text:p>
          </table:table-cell>
          <table:table-cell office:value-type="float" office:value="-49.997" calcext:value-type="float">
            <text:p>-49.997</text:p>
          </table:table-cell>
          <table:table-cell office:value-type="float" office:value="-0.181" calcext:value-type="float">
            <text:p>-0.181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Lower middle income</text:p>
          </table:table-cell>
          <table:table-cell office:value-type="float" office:value="12904.3350647553" calcext:value-type="float">
            <text:p>12904.335064755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Iran, Islamic Rep.</text:p>
          </table:table-cell>
          <table:table-cell office:value-type="float" office:value="88256.642" calcext:value-type="float">
            <text:p>88256.642</text:p>
          </table:table-cell>
          <table:table-cell office:value-type="float" office:value="88550.57" calcext:value-type="float">
            <text:p>88550.57</text:p>
          </table:table-cell>
          <table:table-cell office:value-type="float" office:value="44714.592" calcext:value-type="float">
            <text:p>44714.592</text:p>
          </table:table-cell>
          <table:table-cell office:value-type="float" office:value="43835.978" calcext:value-type="float">
            <text:p>43835.978</text:p>
          </table:table-cell>
          <table:table-cell office:value-type="float" office:value="54.3672" calcext:value-type="float">
            <text:p>54.3672</text:p>
          </table:table-cell>
          <table:table-cell office:value-type="float" office:value="102.0043" calcext:value-type="float">
            <text:p>102.0</text:p>
          </table:table-cell>
          <table:table-cell office:value-type="float" office:value="32.4471" calcext:value-type="float">
            <text:p>32.4471</text:p>
          </table:table-cell>
          <table:table-cell office:value-type="float" office:value="627.854" calcext:value-type="float">
            <text:p>627.854</text:p>
          </table:table-cell>
          <table:table-cell office:value-type="float" office:value="7.09" calcext:value-type="float">
            <text:p>7.09</text:p>
          </table:table-cell>
          <table:table-cell office:value-type="float" office:value="587.856" calcext:value-type="float">
            <text:p>587.856</text:p>
          </table:table-cell>
          <table:table-cell office:value-type="float" office:value="0.664" calcext:value-type="float">
            <text:p>0.664</text:p>
          </table:table-cell>
          <table:table-cell office:value-type="float" office:value="104.3896" calcext:value-type="float">
            <text:p>104.3896</text:p>
          </table:table-cell>
          <table:table-cell office:value-type="float" office:value="1172.709" calcext:value-type="float">
            <text:p>1,173</text:p>
          </table:table-cell>
          <table:table-cell office:value-type="float" office:value="84.812" calcext:value-type="float">
            <text:p>85</text:p>
          </table:table-cell>
          <table:table-cell office:value-type="float" office:value="13.242" calcext:value-type="float">
            <text:p>13</text:p>
          </table:table-cell>
          <table:table-cell office:value-type="float" office:value="1.6811" calcext:value-type="float">
            <text:p>2</text:p>
          </table:table-cell>
          <table:table-cell office:value-type="float" office:value="0.7995" calcext:value-type="float">
            <text:p>1</text:p>
          </table:table-cell>
          <table:table-cell table:style-name="ce2" office:value-type="float" office:value="28.936" calcext:value-type="float">
            <text:p>28.9</text:p>
          </table:table-cell>
          <table:table-cell office:value-type="float" office:value="105.3" calcext:value-type="float">
            <text:p>105.3</text:p>
          </table:table-cell>
          <table:table-cell office:value-type="float" office:value="544.855" calcext:value-type="float">
            <text:p>544.9</text:p>
          </table:table-cell>
          <table:table-cell office:value-type="float" office:value="312.931" calcext:value-type="float">
            <text:p>312.93</text:p>
          </table:table-cell>
          <table:table-cell office:value-type="float" office:value="231.924" calcext:value-type="float">
            <text:p>231.924</text:p>
          </table:table-cell>
          <table:table-cell office:value-type="float" office:value="6.152" calcext:value-type="float">
            <text:p>6.152</text:p>
          </table:table-cell>
          <table:table-cell office:value-type="float" office:value="74.5558" calcext:value-type="float">
            <text:p>74.5558</text:p>
          </table:table-cell>
          <table:table-cell office:value-type="float" office:value="71.9298" calcext:value-type="float">
            <text:p>71.9298</text:p>
          </table:table-cell>
          <table:table-cell office:value-type="float" office:value="77.4533" calcext:value-type="float">
            <text:p>77.5</text:p>
          </table:table-cell>
          <table:table-cell office:value-type="float" office:value="60.7302" calcext:value-type="float">
            <text:p>60.7</text:p>
          </table:table-cell>
          <table:table-cell office:value-type="float" office:value="58.1307" calcext:value-type="float">
            <text:p>58.1307</text:p>
          </table:table-cell>
          <table:table-cell office:value-type="float" office:value="63.5962" calcext:value-type="float">
            <text:p>63.5962</text:p>
          </table:table-cell>
          <table:table-cell office:value-type="float" office:value="15.4154" calcext:value-type="float">
            <text:p>15.4154</text:p>
          </table:table-cell>
          <table:table-cell office:value-type="float" office:value="13.8779" calcext:value-type="float">
            <text:p>13.8779</text:p>
          </table:table-cell>
          <table:table-cell office:value-type="float" office:value="16.995" calcext:value-type="float">
            <text:p>16.995</text:p>
          </table:table-cell>
          <table:table-cell office:value-type="float" office:value="6.4145" calcext:value-type="float">
            <text:p>6.4145</text:p>
          </table:table-cell>
          <table:table-cell office:value-type="float" office:value="5.6077" calcext:value-type="float">
            <text:p>5.6077</text:p>
          </table:table-cell>
          <table:table-cell office:value-type="float" office:value="7.0119" calcext:value-type="float">
            <text:p>7.0119</text:p>
          </table:table-cell>
          <table:table-cell office:value-type="float" office:value="12.111" calcext:value-type="float">
            <text:p>12.111</text:p>
          </table:table-cell>
          <table:table-cell office:value-type="float" office:value="10.2922" calcext:value-type="float">
            <text:p>10.2922</text:p>
          </table:table-cell>
          <table:table-cell office:value-type="float" office:value="1162.191" calcext:value-type="float">
            <text:p>1162.191</text:p>
          </table:table-cell>
          <table:table-cell office:value-type="float" office:value="14.695" calcext:value-type="float">
            <text:p>14.695</text:p>
          </table:table-cell>
          <table:table-cell office:value-type="float" office:value="12.2147" calcext:value-type="float">
            <text:p>12.2147</text:p>
          </table:table-cell>
          <table:table-cell office:value-type="float" office:value="43.9688" calcext:value-type="float">
            <text:p>43.9688</text:p>
          </table:table-cell>
          <table:table-cell office:value-type="float" office:value="55.4389" calcext:value-type="float">
            <text:p>55.4389</text:p>
          </table:table-cell>
          <table:table-cell office:value-type="float" office:value="32.0225" calcext:value-type="float">
            <text:p>32.0225</text:p>
          </table:table-cell>
          <table:table-cell office:value-type="float" office:value="123.8443" calcext:value-type="float">
            <text:p>123.8443</text:p>
          </table:table-cell>
          <table:table-cell office:value-type="float" office:value="157.5585" calcext:value-type="float">
            <text:p>157.5585</text:p>
          </table:table-cell>
          <table:table-cell office:value-type="float" office:value="87.925" calcext:value-type="float">
            <text:p>87.925</text:p>
          </table:table-cell>
          <table:table-cell office:value-type="float" office:value="52.5271" calcext:value-type="float">
            <text:p>52.5271</text:p>
          </table:table-cell>
          <table:table-cell office:value-type="float" office:value="70.6259" calcext:value-type="float">
            <text:p>70.6259</text:p>
          </table:table-cell>
          <table:table-cell office:value-type="float" office:value="33.5121" calcext:value-type="float">
            <text:p>33.5121</text:p>
          </table:table-cell>
          <table:table-cell office:value-type="float" office:value="109.4859" calcext:value-type="float">
            <text:p>109.4859</text:p>
          </table:table-cell>
          <table:table-cell office:value-type="float" office:value="142.881" calcext:value-type="float">
            <text:p>142.881</text:p>
          </table:table-cell>
          <table:table-cell office:value-type="float" office:value="73.969" calcext:value-type="float">
            <text:p>73.969</text:p>
          </table:table-cell>
          <table:table-cell office:value-type="float" office:value="-39.998" calcext:value-type="float">
            <text:p>-39.998</text:p>
          </table:table-cell>
          <table:table-cell office:value-type="float" office:value="-0.452" calcext:value-type="float">
            <text:p>-0.452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Lower middle income</text:p>
          </table:table-cell>
          <table:table-cell office:value-type="float" office:value="15791.1595076543" calcext:value-type="float">
            <text:p>15791.1595076543</text:p>
          </table:table-cell>
          <table:table-cell office:value-type="string" calcext:value-type="string">
            <text:p>Iran, Islamic Republic of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43996.169" calcext:value-type="float">
            <text:p>43996.169</text:p>
          </table:table-cell>
          <table:table-cell office:value-type="float" office:value="44496.122" calcext:value-type="float">
            <text:p>44496.122</text:p>
          </table:table-cell>
          <table:table-cell office:value-type="float" office:value="22290.37" calcext:value-type="float">
            <text:p>22290.37</text:p>
          </table:table-cell>
          <table:table-cell office:value-type="float" office:value="22205.751" calcext:value-type="float">
            <text:p>22205.751</text:p>
          </table:table-cell>
          <table:table-cell office:value-type="float" office:value="102.4954" calcext:value-type="float">
            <text:p>102.4954</text:p>
          </table:table-cell>
          <table:table-cell office:value-type="float" office:value="100.3811" calcext:value-type="float">
            <text:p>100.4</text:p>
          </table:table-cell>
          <table:table-cell office:value-type="float" office:value="20.0129" calcext:value-type="float">
            <text:p>20.0129</text:p>
          </table:table-cell>
          <table:table-cell office:value-type="float" office:value="1005.918" calcext:value-type="float">
            <text:p>1005.918</text:p>
          </table:table-cell>
          <table:table-cell office:value-type="float" office:value="22.602" calcext:value-type="float">
            <text:p>22.602</text:p>
          </table:table-cell>
          <table:table-cell office:value-type="float" office:value="999.905" calcext:value-type="float">
            <text:p>999.905</text:p>
          </table:table-cell>
          <table:table-cell office:value-type="float" office:value="2.247" calcext:value-type="float">
            <text:p>2.247</text:p>
          </table:table-cell>
          <table:table-cell office:value-type="float" office:value="30.8477" calcext:value-type="float">
            <text:p>30.8477</text:p>
          </table:table-cell>
          <table:table-cell office:value-type="float" office:value="1203.188" calcext:value-type="float">
            <text:p>1,203</text:p>
          </table:table-cell>
          <table:table-cell office:value-type="float" office:value="136.987" calcext:value-type="float">
            <text:p>137</text:p>
          </table:table-cell>
          <table:table-cell office:value-type="float" office:value="27.035" calcext:value-type="float">
            <text:p>27</text:p>
          </table:table-cell>
          <table:table-cell office:value-type="float" office:value="3.4447" calcext:value-type="float">
            <text:p>3</text:p>
          </table:table-cell>
          <table:table-cell office:value-type="float" office:value="1.6214" calcext:value-type="float">
            <text:p>2</text:p>
          </table:table-cell>
          <table:table-cell table:style-name="ce2" office:value-type="float" office:value="28.824" calcext:value-type="float">
            <text:p>28.8</text:p>
          </table:table-cell>
          <table:table-cell office:value-type="float" office:value="105.7" calcext:value-type="float">
            <text:p>105.7</text:p>
          </table:table-cell>
          <table:table-cell office:value-type="float" office:value="197.27" calcext:value-type="float">
            <text:p>197.3</text:p>
          </table:table-cell>
          <table:table-cell office:value-type="float" office:value="103.348" calcext:value-type="float">
            <text:p>103.35</text:p>
          </table:table-cell>
          <table:table-cell office:value-type="float" office:value="93.922" calcext:value-type="float">
            <text:p>93.922</text:p>
          </table:table-cell>
          <table:table-cell office:value-type="float" office:value="4.433" calcext:value-type="float">
            <text:p>4.433</text:p>
          </table:table-cell>
          <table:table-cell office:value-type="float" office:value="71.336" calcext:value-type="float">
            <text:p>71.336</text:p>
          </table:table-cell>
          <table:table-cell office:value-type="float" office:value="69.1617" calcext:value-type="float">
            <text:p>69.1617</text:p>
          </table:table-cell>
          <table:table-cell office:value-type="float" office:value="73.3619" calcext:value-type="float">
            <text:p>73.4</text:p>
          </table:table-cell>
          <table:table-cell office:value-type="float" office:value="58.1339" calcext:value-type="float">
            <text:p>58.1</text:p>
          </table:table-cell>
          <table:table-cell office:value-type="float" office:value="56.1111" calcext:value-type="float">
            <text:p>56.1111</text:p>
          </table:table-cell>
          <table:table-cell office:value-type="float" office:value="59.9804" calcext:value-type="float">
            <text:p>59.9804</text:p>
          </table:table-cell>
          <table:table-cell office:value-type="float" office:value="13.7568" calcext:value-type="float">
            <text:p>13.7568</text:p>
          </table:table-cell>
          <table:table-cell office:value-type="float" office:value="12.5263" calcext:value-type="float">
            <text:p>12.5263</text:p>
          </table:table-cell>
          <table:table-cell office:value-type="float" office:value="14.7206" calcext:value-type="float">
            <text:p>14.7206</text:p>
          </table:table-cell>
          <table:table-cell office:value-type="float" office:value="5.7007" calcext:value-type="float">
            <text:p>5.7007</text:p>
          </table:table-cell>
          <table:table-cell office:value-type="float" office:value="5.1172" calcext:value-type="float">
            <text:p>5.1172</text:p>
          </table:table-cell>
          <table:table-cell office:value-type="float" office:value="6.0534" calcext:value-type="float">
            <text:p>6.0534</text:p>
          </table:table-cell>
          <table:table-cell office:value-type="float" office:value="21.206" calcext:value-type="float">
            <text:p>21.206</text:p>
          </table:table-cell>
          <table:table-cell office:value-type="float" office:value="17.6457" calcext:value-type="float">
            <text:p>17.6457</text:p>
          </table:table-cell>
          <table:table-cell office:value-type="float" office:value="1183.936" calcext:value-type="float">
            <text:p>1183.936</text:p>
          </table:table-cell>
          <table:table-cell office:value-type="float" office:value="25.657" calcext:value-type="float">
            <text:p>25.657</text:p>
          </table:table-cell>
          <table:table-cell office:value-type="float" office:value="21.463" calcext:value-type="float">
            <text:p>21.463</text:p>
          </table:table-cell>
          <table:table-cell office:value-type="float" office:value="52.7436" calcext:value-type="float">
            <text:p>52.7436</text:p>
          </table:table-cell>
          <table:table-cell office:value-type="float" office:value="60.9838" calcext:value-type="float">
            <text:p>60.9838</text:p>
          </table:table-cell>
          <table:table-cell office:value-type="float" office:value="44.1524" calcext:value-type="float">
            <text:p>44.1524</text:p>
          </table:table-cell>
          <table:table-cell office:value-type="float" office:value="165.6566" calcext:value-type="float">
            <text:p>165.6566</text:p>
          </table:table-cell>
          <table:table-cell office:value-type="float" office:value="195.6959" calcext:value-type="float">
            <text:p>195.6959</text:p>
          </table:table-cell>
          <table:table-cell office:value-type="float" office:value="136.6452" calcext:value-type="float">
            <text:p>136.6452</text:p>
          </table:table-cell>
          <table:table-cell office:value-type="float" office:value="61.4171" calcext:value-type="float">
            <text:p>61.4171</text:p>
          </table:table-cell>
          <table:table-cell office:value-type="float" office:value="72.3343" calcext:value-type="float">
            <text:p>72.3343</text:p>
          </table:table-cell>
          <table:table-cell office:value-type="float" office:value="50.4086" calcext:value-type="float">
            <text:p>50.4086</text:p>
          </table:table-cell>
          <table:table-cell office:value-type="float" office:value="144.0431" calcext:value-type="float">
            <text:p>144.0431</text:p>
          </table:table-cell>
          <table:table-cell office:value-type="float" office:value="172.3434" calcext:value-type="float">
            <text:p>172.3434</text:p>
          </table:table-cell>
          <table:table-cell office:value-type="float" office:value="117.115" calcext:value-type="float">
            <text:p>117.115</text:p>
          </table:table-cell>
          <table:table-cell office:value-type="float" office:value="-6" calcext:value-type="float">
            <text:p>-6</text:p>
          </table:table-cell>
          <table:table-cell office:value-type="float" office:value="-0.135" calcext:value-type="float">
            <text:p>-0.135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Upper middle income</text:p>
          </table:table-cell>
          <table:table-cell office:value-type="float" office:value="10408.9438771786" calcext:value-type="float">
            <text:p>10408.9438771786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005.888" calcext:value-type="float">
            <text:p>5005.888</text:p>
          </table:table-cell>
          <table:table-cell office:value-type="float" office:value="5023.108" calcext:value-type="float">
            <text:p>5023.108</text:p>
          </table:table-cell>
          <table:table-cell office:value-type="float" office:value="2489.49" calcext:value-type="float">
            <text:p>2489.49</text:p>
          </table:table-cell>
          <table:table-cell office:value-type="float" office:value="2533.619" calcext:value-type="float">
            <text:p>2533.619</text:p>
          </table:table-cell>
          <table:table-cell office:value-type="float" office:value="73.4727" calcext:value-type="float">
            <text:p>73.4727</text:p>
          </table:table-cell>
          <table:table-cell office:value-type="float" office:value="98.2582" calcext:value-type="float">
            <text:p>98.3</text:p>
          </table:table-cell>
          <table:table-cell office:value-type="float" office:value="37.9529" calcext:value-type="float">
            <text:p>37.9529</text:p>
          </table:table-cell>
          <table:table-cell office:value-type="float" office:value="24.44" calcext:value-type="float">
            <text:p>24.44</text:p>
          </table:table-cell>
          <table:table-cell office:value-type="float" office:value="4.871" calcext:value-type="float">
            <text:p>4.871</text:p>
          </table:table-cell>
          <table:table-cell office:value-type="float" office:value="34.441" calcext:value-type="float">
            <text:p>34.441</text:p>
          </table:table-cell>
          <table:table-cell office:value-type="float" office:value="0.686" calcext:value-type="float">
            <text:p>0.686</text:p>
          </table:table-cell>
          <table:table-cell office:value-type="float" office:value="101.0419" calcext:value-type="float">
            <text:p>101.0419</text:p>
          </table:table-cell>
          <table:table-cell office:value-type="float" office:value="57.561" calcext:value-type="float">
            <text:p>58</text:p>
          </table:table-cell>
          <table:table-cell office:value-type="float" office:value="0.949" calcext:value-type="float">
            <text:p>1</text:p>
          </table:table-cell>
          <table:table-cell office:value-type="float" office:value="11.472" calcext:value-type="float">
            <text:p>11</text:p>
          </table:table-cell>
          <table:table-cell office:value-type="float" office:value="1.7626" calcext:value-type="float">
            <text:p>2</text:p>
          </table:table-cell>
          <table:table-cell office:value-type="float" office:value="0.8521" calcext:value-type="float">
            <text:p>1</text:p>
          </table:table-cell>
          <table:table-cell table:style-name="ce2" office:value-type="float" office:value="32.2" calcext:value-type="float">
            <text:p>32.2</text:p>
          </table:table-cell>
          <table:table-cell office:value-type="float" office:value="105.5" calcext:value-type="float">
            <text:p>105.5</text:p>
          </table:table-cell>
          <table:table-cell office:value-type="float" office:value="33.121" calcext:value-type="float">
            <text:p>33.1</text:p>
          </table:table-cell>
          <table:table-cell office:value-type="float" office:value="17.033" calcext:value-type="float">
            <text:p>17.03</text:p>
          </table:table-cell>
          <table:table-cell office:value-type="float" office:value="16.088" calcext:value-type="float">
            <text:p>16.088</text:p>
          </table:table-cell>
          <table:table-cell office:value-type="float" office:value="6.601" calcext:value-type="float">
            <text:p>6.601</text:p>
          </table:table-cell>
          <table:table-cell office:value-type="float" office:value="82.716" calcext:value-type="float">
            <text:p>82.716</text:p>
          </table:table-cell>
          <table:table-cell office:value-type="float" office:value="81.0173" calcext:value-type="float">
            <text:p>81.0173</text:p>
          </table:table-cell>
          <table:table-cell office:value-type="float" office:value="84.4123" calcext:value-type="float">
            <text:p>84.4</text:p>
          </table:table-cell>
          <table:table-cell office:value-type="float" office:value="67.984" calcext:value-type="float">
            <text:p>68.0</text:p>
          </table:table-cell>
          <table:table-cell office:value-type="float" office:value="66.2958" calcext:value-type="float">
            <text:p>66.2958</text:p>
          </table:table-cell>
          <table:table-cell office:value-type="float" office:value="69.6683" calcext:value-type="float">
            <text:p>69.6683</text:p>
          </table:table-cell>
          <table:table-cell office:value-type="float" office:value="20.511" calcext:value-type="float">
            <text:p>20.511</text:p>
          </table:table-cell>
          <table:table-cell office:value-type="float" office:value="19.3254" calcext:value-type="float">
            <text:p>19.3254</text:p>
          </table:table-cell>
          <table:table-cell office:value-type="float" office:value="21.6515" calcext:value-type="float">
            <text:p>21.6515</text:p>
          </table:table-cell>
          <table:table-cell office:value-type="float" office:value="9.2376" calcext:value-type="float">
            <text:p>9.2376</text:p>
          </table:table-cell>
          <table:table-cell office:value-type="float" office:value="8.5127" calcext:value-type="float">
            <text:p>8.5127</text:p>
          </table:table-cell>
          <table:table-cell office:value-type="float" office:value="9.8369" calcext:value-type="float">
            <text:p>9.8369</text:p>
          </table:table-cell>
          <table:table-cell office:value-type="float" office:value="0.142" calcext:value-type="float">
            <text:p>0.142</text:p>
          </table:table-cell>
          <table:table-cell office:value-type="float" office:value="2.4513" calcext:value-type="float">
            <text:p>2.4513</text:p>
          </table:table-cell>
          <table:table-cell office:value-type="float" office:value="57.44" calcext:value-type="float">
            <text:p>57.44</text:p>
          </table:table-cell>
          <table:table-cell office:value-type="float" office:value="0.164" calcext:value-type="float">
            <text:p>0.164</text:p>
          </table:table-cell>
          <table:table-cell office:value-type="float" office:value="2.8313" calcext:value-type="float">
            <text:p>2.8313</text:p>
          </table:table-cell>
          <table:table-cell office:value-type="float" office:value="13.2549" calcext:value-type="float">
            <text:p>13.2549</text:p>
          </table:table-cell>
          <table:table-cell office:value-type="float" office:value="17.3532" calcext:value-type="float">
            <text:p>17.3532</text:p>
          </table:table-cell>
          <table:table-cell office:value-type="float" office:value="9.1685" calcext:value-type="float">
            <text:p>9.1685</text:p>
          </table:table-cell>
          <table:table-cell office:value-type="float" office:value="54.1551" calcext:value-type="float">
            <text:p>54.1551</text:p>
          </table:table-cell>
          <table:table-cell office:value-type="float" office:value="66.836" calcext:value-type="float">
            <text:p>66.836</text:p>
          </table:table-cell>
          <table:table-cell office:value-type="float" office:value="41.5497" calcext:value-type="float">
            <text:p>41.5497</text:p>
          </table:table-cell>
          <table:table-cell office:value-type="float" office:value="21.6738" calcext:value-type="float">
            <text:p>21.6738</text:p>
          </table:table-cell>
          <table:table-cell office:value-type="float" office:value="28.4528" calcext:value-type="float">
            <text:p>28.4528</text:p>
          </table:table-cell>
          <table:table-cell office:value-type="float" office:value="14.9874" calcext:value-type="float">
            <text:p>14.9874</text:p>
          </table:table-cell>
          <table:table-cell office:value-type="float" office:value="51.0206" calcext:value-type="float">
            <text:p>51.0206</text:p>
          </table:table-cell>
          <table:table-cell office:value-type="float" office:value="63.5487" calcext:value-type="float">
            <text:p>63.5487</text:p>
          </table:table-cell>
          <table:table-cell office:value-type="float" office:value="38.5839" calcext:value-type="float">
            <text:p>38.5839</text:p>
          </table:table-cell>
          <table:table-cell office:value-type="float" office:value="9.999" calcext:value-type="float">
            <text:p>9.999</text:p>
          </table:table-cell>
          <table:table-cell office:value-type="float" office:value="1.993" calcext:value-type="float">
            <text:p>1.993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106455.753025944" calcext:value-type="float">
            <text:p>106455.75302594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float" office:value="84.434" calcext:value-type="float">
            <text:p>84.434</text:p>
          </table:table-cell>
          <table:table-cell office:value-type="float" office:value="84.519" calcext:value-type="float">
            <text:p>84.519</text:p>
          </table:table-cell>
          <table:table-cell office:value-type="float" office:value="41.859" calcext:value-type="float">
            <text:p>41.859</text:p>
          </table:table-cell>
          <table:table-cell office:value-type="float" office:value="42.66" calcext:value-type="float">
            <text:p>42.66</text:p>
          </table:table-cell>
          <table:table-cell office:value-type="float" office:value="147.7614" calcext:value-type="float">
            <text:p>147.7614</text:p>
          </table:table-cell>
          <table:table-cell office:value-type="float" office:value="98.1235" calcext:value-type="float">
            <text:p>98.1</text:p>
          </table:table-cell>
          <table:table-cell office:value-type="float" office:value="45.421" calcext:value-type="float">
            <text:p>45.421</text:p>
          </table:table-cell>
          <table:table-cell office:value-type="float" office:value="-0.158" calcext:value-type="float">
            <text:p>-0.158</text:p>
          </table:table-cell>
          <table:table-cell office:value-type="float" office:value="-1.877" calcext:value-type="float">
            <text:p>-1.877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float" office:value="0.724" calcext:value-type="float">
            <text:p>1</text:p>
          </table:table-cell>
          <table:table-cell office:value-type="float" office:value="0.036" calcext:value-type="float">
            <text:p>0</text:p>
          </table:table-cell>
          <table:table-cell office:value-type="float" office:value="8.584" calcext:value-type="float">
            <text:p>9</text:p>
          </table:table-cell>
          <table:table-cell office:value-type="float" office:value="1.5712" calcext:value-type="float">
            <text:p>2</text:p>
          </table:table-cell>
          <table:table-cell office:value-type="float" office:value="0.7496" calcext:value-type="float">
            <text:p>1</text:p>
          </table:table-cell>
          <table:table-cell table:style-name="ce2" office:value-type="float" office:value="29.431" calcext:value-type="float">
            <text:p>29.4</text:p>
          </table:table-cell>
          <table:table-cell office:value-type="float" office:value="105" calcext:value-type="float">
            <text:p>105.0</text:p>
          </table:table-cell>
          <table:table-cell office:value-type="float" office:value="0.882" calcext:value-type="float">
            <text:p>0.9</text:p>
          </table:table-cell>
          <table:table-cell office:value-type="float" office:value="0.458" calcext:value-type="float">
            <text:p>0.46</text:p>
          </table:table-cell>
          <table:table-cell office:value-type="float" office:value="0.424" calcext:value-type="float">
            <text:p>0.424</text:p>
          </table:table-cell>
          <table:table-cell office:value-type="float" office:value="10.461" calcext:value-type="float">
            <text:p>10.461</text:p>
          </table:table-cell>
          <table:table-cell office:value-type="float" office:value="80.7616" calcext:value-type="float">
            <text:p>80.7616</text:p>
          </table:table-cell>
          <table:table-cell office:value-type="float" office:value="78.833" calcext:value-type="float">
            <text:p>78.833</text:p>
          </table:table-cell>
          <table:table-cell office:value-type="float" office:value="82.7319" calcext:value-type="float">
            <text:p>82.7</text:p>
          </table:table-cell>
          <table:table-cell office:value-type="float" office:value="67.0334" calcext:value-type="float">
            <text:p>67.0</text:p>
          </table:table-cell>
          <table:table-cell office:value-type="float" office:value="65.1346" calcext:value-type="float">
            <text:p>65.1346</text:p>
          </table:table-cell>
          <table:table-cell office:value-type="float" office:value="68.9671" calcext:value-type="float">
            <text:p>68.9671</text:p>
          </table:table-cell>
          <table:table-cell office:value-type="float" office:value="20.3887" calcext:value-type="float">
            <text:p>20.3887</text:p>
          </table:table-cell>
          <table:table-cell office:value-type="float" office:value="19.0886" calcext:value-type="float">
            <text:p>19.0886</text:p>
          </table:table-cell>
          <table:table-cell office:value-type="float" office:value="21.6424" calcext:value-type="float">
            <text:p>21.6424</text:p>
          </table:table-cell>
          <table:table-cell office:value-type="float" office:value="9.682" calcext:value-type="float">
            <text:p>9.682</text:p>
          </table:table-cell>
          <table:table-cell office:value-type="float" office:value="8.8284" calcext:value-type="float">
            <text:p>8.8284</text:p>
          </table:table-cell>
          <table:table-cell office:value-type="float" office:value="10.3795" calcext:value-type="float">
            <text:p>10.3795</text:p>
          </table:table-cell>
          <table:table-cell office:value-type="float" office:value="0.008" calcext:value-type="float">
            <text:p>0.008</text:p>
          </table:table-cell>
          <table:table-cell office:value-type="float" office:value="10.3966" calcext:value-type="float">
            <text:p>10.3966</text:p>
          </table:table-cell>
          <table:table-cell office:value-type="float" office:value="0.717" calcext:value-type="float">
            <text:p>0.717</text:p>
          </table:table-cell>
          <table:table-cell office:value-type="float" office:value="0.009" calcext:value-type="float">
            <text:p>0.009</text:p>
          </table:table-cell>
          <table:table-cell office:value-type="float" office:value="13.1693" calcext:value-type="float">
            <text:p>13.1693</text:p>
          </table:table-cell>
          <table:table-cell office:value-type="float" office:value="34.3618" calcext:value-type="float">
            <text:p>34.3618</text:p>
          </table:table-cell>
          <table:table-cell office:value-type="float" office:value="39.6628" calcext:value-type="float">
            <text:p>39.6628</text:p>
          </table:table-cell>
          <table:table-cell office:value-type="float" office:value="28.895" calcext:value-type="float">
            <text:p>28.895</text:p>
          </table:table-cell>
          <table:table-cell office:value-type="float" office:value="82.1447" calcext:value-type="float">
            <text:p>82.1447</text:p>
          </table:table-cell>
          <table:table-cell office:value-type="float" office:value="97.3932" calcext:value-type="float">
            <text:p>97.3932</text:p>
          </table:table-cell>
          <table:table-cell office:value-type="float" office:value="66.5369" calcext:value-type="float">
            <text:p>66.5369</text:p>
          </table:table-cell>
          <table:table-cell office:value-type="float" office:value="33.9937" calcext:value-type="float">
            <text:p>33.9937</text:p>
          </table:table-cell>
          <table:table-cell office:value-type="float" office:value="41.3883" calcext:value-type="float">
            <text:p>41.3883</text:p>
          </table:table-cell>
          <table:table-cell office:value-type="float" office:value="26.6146" calcext:value-type="float">
            <text:p>26.6146</text:p>
          </table:table-cell>
          <table:table-cell office:value-type="float" office:value="67.2881" calcext:value-type="float">
            <text:p>67.2881</text:p>
          </table:table-cell>
          <table:table-cell office:value-type="float" office:value="82.0652" calcext:value-type="float">
            <text:p>82.0652</text:p>
          </table:table-cell>
          <table:table-cell office:value-type="float" office:value="52.221" calcext:value-type="float">
            <text:p>52.221</text:p>
          </table:table-cell>
          <table:table-cell office:value-type="float" office:value="0.34" calcext:value-type="float">
            <text:p>0.34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IMN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/>
          <table:table-cell office:value-type="string" calcext:value-type="string">
            <text:p>Isle of Man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970.733" calcext:value-type="float">
            <text:p>8970.733</text:p>
          </table:table-cell>
          <table:table-cell office:value-type="float" office:value="9038.309" calcext:value-type="float">
            <text:p>9038.309</text:p>
          </table:table-cell>
          <table:table-cell office:value-type="float" office:value="4508.098" calcext:value-type="float">
            <text:p>4508.098</text:p>
          </table:table-cell>
          <table:table-cell office:value-type="float" office:value="4530.212" calcext:value-type="float">
            <text:p>4530.212</text:p>
          </table:table-cell>
          <table:table-cell office:value-type="float" office:value="417.6089" calcext:value-type="float">
            <text:p>417.6089</text:p>
          </table:table-cell>
          <table:table-cell office:value-type="float" office:value="99.5119" calcext:value-type="float">
            <text:p>99.5</text:p>
          </table:table-cell>
          <table:table-cell office:value-type="float" office:value="29.0905" calcext:value-type="float">
            <text:p>29.0905</text:p>
          </table:table-cell>
          <table:table-cell office:value-type="float" office:value="125.154" calcext:value-type="float">
            <text:p>125.154</text:p>
          </table:table-cell>
          <table:table-cell office:value-type="float" office:value="13.855" calcext:value-type="float">
            <text:p>13.855</text:p>
          </table:table-cell>
          <table:table-cell office:value-type="float" office:value="135.152" calcext:value-type="float">
            <text:p>135.152</text:p>
          </table:table-cell>
          <table:table-cell office:value-type="float" office:value="1.495" calcext:value-type="float">
            <text:p>1.495</text:p>
          </table:table-cell>
          <table:table-cell office:value-type="float" office:value="46.3644" calcext:value-type="float">
            <text:p>46.3644</text:p>
          </table:table-cell>
          <table:table-cell office:value-type="float" office:value="174.675" calcext:value-type="float">
            <text:p>175</text:p>
          </table:table-cell>
          <table:table-cell office:value-type="float" office:value="2.565" calcext:value-type="float">
            <text:p>3</text:p>
          </table:table-cell>
          <table:table-cell office:value-type="float" office:value="19.337" calcext:value-type="float">
            <text:p>19</text:p>
          </table:table-cell>
          <table:table-cell office:value-type="float" office:value="2.9483" calcext:value-type="float">
            <text:p>3</text:p>
          </table:table-cell>
          <table:table-cell office:value-type="float" office:value="1.4269" calcext:value-type="float">
            <text:p>1</text:p>
          </table:table-cell>
          <table:table-cell table:style-name="ce2" office:value-type="float" office:value="30.708" calcext:value-type="float">
            <text:p>30.7</text:p>
          </table:table-cell>
          <table:table-cell office:value-type="float" office:value="105.4" calcext:value-type="float">
            <text:p>105.4</text:p>
          </table:table-cell>
          <table:table-cell office:value-type="float" office:value="49.521" calcext:value-type="float">
            <text:p>49.5</text:p>
          </table:table-cell>
          <table:table-cell office:value-type="float" office:value="25.136" calcext:value-type="float">
            <text:p>25.14</text:p>
          </table:table-cell>
          <table:table-cell office:value-type="float" office:value="24.384" calcext:value-type="float">
            <text:p>24.384</text:p>
          </table:table-cell>
          <table:table-cell office:value-type="float" office:value="5.482" calcext:value-type="float">
            <text:p>5.482</text:p>
          </table:table-cell>
          <table:table-cell office:value-type="float" office:value="82.6012" calcext:value-type="float">
            <text:p>82.6012</text:p>
          </table:table-cell>
          <table:table-cell office:value-type="float" office:value="80.625" calcext:value-type="float">
            <text:p>80.625</text:p>
          </table:table-cell>
          <table:table-cell office:value-type="float" office:value="84.5081" calcext:value-type="float">
            <text:p>84.5</text:p>
          </table:table-cell>
          <table:table-cell office:value-type="float" office:value="67.9421" calcext:value-type="float">
            <text:p>67.9</text:p>
          </table:table-cell>
          <table:table-cell office:value-type="float" office:value="65.9971" calcext:value-type="float">
            <text:p>65.9971</text:p>
          </table:table-cell>
          <table:table-cell office:value-type="float" office:value="69.8134" calcext:value-type="float">
            <text:p>69.8134</text:p>
          </table:table-cell>
          <table:table-cell office:value-type="float" office:value="20.5083" calcext:value-type="float">
            <text:p>20.5083</text:p>
          </table:table-cell>
          <table:table-cell office:value-type="float" office:value="19.2368" calcext:value-type="float">
            <text:p>19.2368</text:p>
          </table:table-cell>
          <table:table-cell office:value-type="float" office:value="21.6381" calcext:value-type="float">
            <text:p>21.6381</text:p>
          </table:table-cell>
          <table:table-cell office:value-type="float" office:value="9.8108" calcext:value-type="float">
            <text:p>9.8108</text:p>
          </table:table-cell>
          <table:table-cell office:value-type="float" office:value="9.2366" calcext:value-type="float">
            <text:p>9.2366</text:p>
          </table:table-cell>
          <table:table-cell office:value-type="float" office:value="10.2404" calcext:value-type="float">
            <text:p>10.2404</text:p>
          </table:table-cell>
          <table:table-cell office:value-type="float" office:value="0.511" calcext:value-type="float">
            <text:p>0.511</text:p>
          </table:table-cell>
          <table:table-cell office:value-type="float" office:value="2.9278" calcext:value-type="float">
            <text:p>2.9278</text:p>
          </table:table-cell>
          <table:table-cell office:value-type="float" office:value="174.237" calcext:value-type="float">
            <text:p>174.237</text:p>
          </table:table-cell>
          <table:table-cell office:value-type="float" office:value="0.635" calcext:value-type="float">
            <text:p>0.635</text:p>
          </table:table-cell>
          <table:table-cell office:value-type="float" office:value="3.6213" calcext:value-type="float">
            <text:p>3.6213</text:p>
          </table:table-cell>
          <table:table-cell office:value-type="float" office:value="11.5878" calcext:value-type="float">
            <text:p>11.5878</text:p>
          </table:table-cell>
          <table:table-cell office:value-type="float" office:value="14.7891" calcext:value-type="float">
            <text:p>14.7891</text:p>
          </table:table-cell>
          <table:table-cell office:value-type="float" office:value="8.2567" calcext:value-type="float">
            <text:p>8.2567</text:p>
          </table:table-cell>
          <table:table-cell office:value-type="float" office:value="54.799" calcext:value-type="float">
            <text:p>54.799</text:p>
          </table:table-cell>
          <table:table-cell office:value-type="float" office:value="71.5997" calcext:value-type="float">
            <text:p>71.5997</text:p>
          </table:table-cell>
          <table:table-cell office:value-type="float" office:value="37.9662" calcext:value-type="float">
            <text:p>37.9662</text:p>
          </table:table-cell>
          <table:table-cell office:value-type="float" office:value="18.2969" calcext:value-type="float">
            <text:p>18.2969</text:p>
          </table:table-cell>
          <table:table-cell office:value-type="float" office:value="24.3098" calcext:value-type="float">
            <text:p>24.3098</text:p>
          </table:table-cell>
          <table:table-cell office:value-type="float" office:value="12.1683" calcext:value-type="float">
            <text:p>12.1683</text:p>
          </table:table-cell>
          <table:table-cell office:value-type="float" office:value="50.8059" calcext:value-type="float">
            <text:p>50.8059</text:p>
          </table:table-cell>
          <table:table-cell office:value-type="float" office:value="67.2107" calcext:value-type="float">
            <text:p>67.2107</text:p>
          </table:table-cell>
          <table:table-cell office:value-type="float" office:value="34.4114" calcext:value-type="float">
            <text:p>34.4114</text:p>
          </table:table-cell>
          <table:table-cell office:value-type="float" office:value="9.999" calcext:value-type="float">
            <text:p>9.999</text:p>
          </table:table-cell>
          <table:table-cell office:value-type="float" office:value="1.107" calcext:value-type="float">
            <text:p>1.107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High income</text:p>
          </table:table-cell>
          <table:table-cell office:value-type="float" office:value="43721.6230389199" calcext:value-type="float">
            <text:p>43721.623038919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59119.4" calcext:value-type="float">
            <text:p>59119.4</text:p>
          </table:table-cell>
          <table:table-cell office:value-type="float" office:value="59037.474" calcext:value-type="float">
            <text:p>59037.474</text:p>
          </table:table-cell>
          <table:table-cell office:value-type="float" office:value="28788.875" calcext:value-type="float">
            <text:p>28788.875</text:p>
          </table:table-cell>
          <table:table-cell office:value-type="float" office:value="30248.598" calcext:value-type="float">
            <text:p>30248.598</text:p>
          </table:table-cell>
          <table:table-cell office:value-type="float" office:value="199.4678" calcext:value-type="float">
            <text:p>199.4678</text:p>
          </table:table-cell>
          <table:table-cell office:value-type="float" office:value="95.1742" calcext:value-type="float">
            <text:p>95.2</text:p>
          </table:table-cell>
          <table:table-cell office:value-type="float" office:value="47.2653" calcext:value-type="float">
            <text:p>47.2653</text:p>
          </table:table-cell>
          <table:table-cell office:value-type="float" office:value="-222.349" calcext:value-type="float">
            <text:p>-222.349</text:p>
          </table:table-cell>
          <table:table-cell office:value-type="float" office:value="-3.768" calcext:value-type="float">
            <text:p>-3.768</text:p>
          </table:table-cell>
          <table:table-cell office:value-type="float" office:value="-163.852" calcext:value-type="float">
            <text:p>-163.852</text:p>
          </table:table-cell>
          <table:table-cell office:value-type="float" office:value="-0.278" calcext:value-type="float">
            <text:p>-0.278</text:p>
          </table:table-cell>
          <table:table-cell/>
          <table:table-cell office:value-type="float" office:value="407.303" calcext:value-type="float">
            <text:p>407</text:p>
          </table:table-cell>
          <table:table-cell office:value-type="float" office:value="5.378" calcext:value-type="float">
            <text:p>5</text:p>
          </table:table-cell>
          <table:table-cell office:value-type="float" office:value="6.903" calcext:value-type="float">
            <text:p>7</text:p>
          </table:table-cell>
          <table:table-cell office:value-type="float" office:value="1.2898" calcext:value-type="float">
            <text:p>1</text:p>
          </table:table-cell>
          <table:table-cell office:value-type="float" office:value="0.623" calcext:value-type="float">
            <text:p>1</text:p>
          </table:table-cell>
          <table:table-cell table:style-name="ce2" office:value-type="float" office:value="32.017" calcext:value-type="float">
            <text:p>32.0</text:p>
          </table:table-cell>
          <table:table-cell office:value-type="float" office:value="105.9" calcext:value-type="float">
            <text:p>105.9</text:p>
          </table:table-cell>
          <table:table-cell office:value-type="float" office:value="629.652" calcext:value-type="float">
            <text:p>629.7</text:p>
          </table:table-cell>
          <table:table-cell office:value-type="float" office:value="301.063" calcext:value-type="float">
            <text:p>301.06</text:p>
          </table:table-cell>
          <table:table-cell office:value-type="float" office:value="328.589" calcext:value-type="float">
            <text:p>328.589</text:p>
          </table:table-cell>
          <table:table-cell office:value-type="float" office:value="10.671" calcext:value-type="float">
            <text:p>10.671</text:p>
          </table:table-cell>
          <table:table-cell office:value-type="float" office:value="84.0574" calcext:value-type="float">
            <text:p>84.0574</text:p>
          </table:table-cell>
          <table:table-cell office:value-type="float" office:value="81.9744" calcext:value-type="float">
            <text:p>81.9744</text:p>
          </table:table-cell>
          <table:table-cell office:value-type="float" office:value="85.9999" calcext:value-type="float">
            <text:p>86.0</text:p>
          </table:table-cell>
          <table:table-cell office:value-type="float" office:value="69.3161" calcext:value-type="float">
            <text:p>69.3</text:p>
          </table:table-cell>
          <table:table-cell office:value-type="float" office:value="67.2441" calcext:value-type="float">
            <text:p>67.2441</text:p>
          </table:table-cell>
          <table:table-cell office:value-type="float" office:value="71.2451" calcext:value-type="float">
            <text:p>71.2451</text:p>
          </table:table-cell>
          <table:table-cell office:value-type="float" office:value="21.5997" calcext:value-type="float">
            <text:p>21.5997</text:p>
          </table:table-cell>
          <table:table-cell office:value-type="float" office:value="20.0121" calcext:value-type="float">
            <text:p>20.0121</text:p>
          </table:table-cell>
          <table:table-cell office:value-type="float" office:value="22.9757" calcext:value-type="float">
            <text:p>22.9757</text:p>
          </table:table-cell>
          <table:table-cell office:value-type="float" office:value="9.9466" calcext:value-type="float">
            <text:p>9.9466</text:p>
          </table:table-cell>
          <table:table-cell office:value-type="float" office:value="8.9872" calcext:value-type="float">
            <text:p>8.9872</text:p>
          </table:table-cell>
          <table:table-cell office:value-type="float" office:value="10.6307" calcext:value-type="float">
            <text:p>10.6307</text:p>
          </table:table-cell>
          <table:table-cell office:value-type="float" office:value="0.871" calcext:value-type="float">
            <text:p>0.871</text:p>
          </table:table-cell>
          <table:table-cell office:value-type="float" office:value="2.1361" calcext:value-type="float">
            <text:p>2.1361</text:p>
          </table:table-cell>
          <table:table-cell office:value-type="float" office:value="406.559" calcext:value-type="float">
            <text:p>406.559</text:p>
          </table:table-cell>
          <table:table-cell office:value-type="float" office:value="1.048" calcext:value-type="float">
            <text:p>1.048</text:p>
          </table:table-cell>
          <table:table-cell office:value-type="float" office:value="2.5571" calcext:value-type="float">
            <text:p>2.5571</text:p>
          </table:table-cell>
          <table:table-cell office:value-type="float" office:value="10.6693" calcext:value-type="float">
            <text:p>10.6693</text:p>
          </table:table-cell>
          <table:table-cell office:value-type="float" office:value="13.493" calcext:value-type="float">
            <text:p>13.493</text:p>
          </table:table-cell>
          <table:table-cell office:value-type="float" office:value="7.684" calcext:value-type="float">
            <text:p>7.684</text:p>
          </table:table-cell>
          <table:table-cell office:value-type="float" office:value="47.5412" calcext:value-type="float">
            <text:p>47.5412</text:p>
          </table:table-cell>
          <table:table-cell office:value-type="float" office:value="59.4439" calcext:value-type="float">
            <text:p>59.4439</text:p>
          </table:table-cell>
          <table:table-cell office:value-type="float" office:value="35.6018" calcext:value-type="float">
            <text:p>35.6018</text:p>
          </table:table-cell>
          <table:table-cell office:value-type="float" office:value="17.6876" calcext:value-type="float">
            <text:p>17.6876</text:p>
          </table:table-cell>
          <table:table-cell office:value-type="float" office:value="22.6606" calcext:value-type="float">
            <text:p>22.6606</text:p>
          </table:table-cell>
          <table:table-cell office:value-type="float" office:value="12.5656" calcext:value-type="float">
            <text:p>12.5656</text:p>
          </table:table-cell>
          <table:table-cell office:value-type="float" office:value="44.523" calcext:value-type="float">
            <text:p>44.523</text:p>
          </table:table-cell>
          <table:table-cell office:value-type="float" office:value="56.2494" calcext:value-type="float">
            <text:p>56.2494</text:p>
          </table:table-cell>
          <table:table-cell office:value-type="float" office:value="32.7781" calcext:value-type="float">
            <text:p>32.7781</text:p>
          </table:table-cell>
          <table:table-cell office:value-type="float" office:value="58.496" calcext:value-type="float">
            <text:p>58.496</text:p>
          </table:table-cell>
          <table:table-cell office:value-type="float" office:value="0.991" calcext:value-type="float">
            <text:p>0.991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45935.9965539678" calcext:value-type="float">
            <text:p>45935.996553967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828.991" calcext:value-type="float">
            <text:p>2828.991</text:p>
          </table:table-cell>
          <table:table-cell office:value-type="float" office:value="2827.377" calcext:value-type="float">
            <text:p>2827.377</text:p>
          </table:table-cell>
          <table:table-cell office:value-type="float" office:value="1402.379" calcext:value-type="float">
            <text:p>1402.379</text:p>
          </table:table-cell>
          <table:table-cell office:value-type="float" office:value="1424.998" calcext:value-type="float">
            <text:p>1424.998</text:p>
          </table:table-cell>
          <table:table-cell office:value-type="float" office:value="261.069" calcext:value-type="float">
            <text:p>261.069</text:p>
          </table:table-cell>
          <table:table-cell office:value-type="float" office:value="98.4126" calcext:value-type="float">
            <text:p>98.4</text:p>
          </table:table-cell>
          <table:table-cell office:value-type="float" office:value="31.2957" calcext:value-type="float">
            <text:p>31.2957</text:p>
          </table:table-cell>
          <table:table-cell office:value-type="float" office:value="7.773" calcext:value-type="float">
            <text:p>7.773</text:p>
          </table:table-cell>
          <table:table-cell office:value-type="float" office:value="2.744" calcext:value-type="float">
            <text:p>2.744</text:p>
          </table:table-cell>
          <table:table-cell office:value-type="float" office:value="-3.228" calcext:value-type="float">
            <text:p>-3.228</text:p>
          </table:table-cell>
          <table:table-cell office:value-type="float" office:value="-0.114" calcext:value-type="float">
            <text:p>-0.114</text:p>
          </table:table-cell>
          <table:table-cell/>
          <table:table-cell office:value-type="float" office:value="32.663" calcext:value-type="float">
            <text:p>33</text:p>
          </table:table-cell>
          <table:table-cell office:value-type="float" office:value="3.587" calcext:value-type="float">
            <text:p>4</text:p>
          </table:table-cell>
          <table:table-cell office:value-type="float" office:value="11.531" calcext:value-type="float">
            <text:p>12</text:p>
          </table:table-cell>
          <table:table-cell office:value-type="float" office:value="1.3401" calcext:value-type="float">
            <text:p>1</text:p>
          </table:table-cell>
          <table:table-cell office:value-type="float" office:value="0.6428" calcext:value-type="float">
            <text:p>1</text:p>
          </table:table-cell>
          <table:table-cell table:style-name="ce2" office:value-type="float" office:value="27.932" calcext:value-type="float">
            <text:p>27.9</text:p>
          </table:table-cell>
          <table:table-cell office:value-type="float" office:value="103.9" calcext:value-type="float">
            <text:p>103.9</text:p>
          </table:table-cell>
          <table:table-cell office:value-type="float" office:value="24.89" calcext:value-type="float">
            <text:p>24.9</text:p>
          </table:table-cell>
          <table:table-cell office:value-type="float" office:value="13.193" calcext:value-type="float">
            <text:p>13.19</text:p>
          </table:table-cell>
          <table:table-cell office:value-type="float" office:value="11.697" calcext:value-type="float">
            <text:p>11.697</text:p>
          </table:table-cell>
          <table:table-cell office:value-type="float" office:value="8.787" calcext:value-type="float">
            <text:p>8.787</text:p>
          </table:table-cell>
          <table:table-cell office:value-type="float" office:value="70.6292" calcext:value-type="float">
            <text:p>70.6292</text:p>
          </table:table-cell>
          <table:table-cell office:value-type="float" office:value="68.5319" calcext:value-type="float">
            <text:p>68.5319</text:p>
          </table:table-cell>
          <table:table-cell office:value-type="float" office:value="72.7373" calcext:value-type="float">
            <text:p>72.7</text:p>
          </table:table-cell>
          <table:table-cell office:value-type="float" office:value="56.7379" calcext:value-type="float">
            <text:p>56.7</text:p>
          </table:table-cell>
          <table:table-cell office:value-type="float" office:value="54.7538" calcext:value-type="float">
            <text:p>54.7538</text:p>
          </table:table-cell>
          <table:table-cell office:value-type="float" office:value="58.7182" calcext:value-type="float">
            <text:p>58.7182</text:p>
          </table:table-cell>
          <table:table-cell office:value-type="float" office:value="13.3308" calcext:value-type="float">
            <text:p>13.3308</text:p>
          </table:table-cell>
          <table:table-cell office:value-type="float" office:value="12.4326" calcext:value-type="float">
            <text:p>12.4326</text:p>
          </table:table-cell>
          <table:table-cell office:value-type="float" office:value="14.1302" calcext:value-type="float">
            <text:p>14.1302</text:p>
          </table:table-cell>
          <table:table-cell office:value-type="float" office:value="5.5538" calcext:value-type="float">
            <text:p>5.5538</text:p>
          </table:table-cell>
          <table:table-cell office:value-type="float" office:value="5.3397" calcext:value-type="float">
            <text:p>5.3397</text:p>
          </table:table-cell>
          <table:table-cell office:value-type="float" office:value="5.7262" calcext:value-type="float">
            <text:p>5.7262</text:p>
          </table:table-cell>
          <table:table-cell office:value-type="float" office:value="0.369" calcext:value-type="float">
            <text:p>0.369</text:p>
          </table:table-cell>
          <table:table-cell office:value-type="float" office:value="11.2786" calcext:value-type="float">
            <text:p>11.2786</text:p>
          </table:table-cell>
          <table:table-cell office:value-type="float" office:value="32.341" calcext:value-type="float">
            <text:p>32.341</text:p>
          </table:table-cell>
          <table:table-cell office:value-type="float" office:value="0.444" calcext:value-type="float">
            <text:p>0.444</text:p>
          </table:table-cell>
          <table:table-cell office:value-type="float" office:value="13.5004" calcext:value-type="float">
            <text:p>13.5004</text:p>
          </table:table-cell>
          <table:table-cell office:value-type="float" office:value="48.787" calcext:value-type="float">
            <text:p>48.787</text:p>
          </table:table-cell>
          <table:table-cell office:value-type="float" office:value="61.4122" calcext:value-type="float">
            <text:p>61.4122</text:p>
          </table:table-cell>
          <table:table-cell office:value-type="float" office:value="35.5836" calcext:value-type="float">
            <text:p>35.5836</text:p>
          </table:table-cell>
          <table:table-cell office:value-type="float" office:value="189.5723" calcext:value-type="float">
            <text:p>189.5723</text:p>
          </table:table-cell>
          <table:table-cell office:value-type="float" office:value="225.9118" calcext:value-type="float">
            <text:p>225.9118</text:p>
          </table:table-cell>
          <table:table-cell office:value-type="float" office:value="153.3829" calcext:value-type="float">
            <text:p>153.3829</text:p>
          </table:table-cell>
          <table:table-cell office:value-type="float" office:value="77.5513" calcext:value-type="float">
            <text:p>77.5513</text:p>
          </table:table-cell>
          <table:table-cell office:value-type="float" office:value="95.9062" calcext:value-type="float">
            <text:p>95.9062</text:p>
          </table:table-cell>
          <table:table-cell office:value-type="float" office:value="58.5534" calcext:value-type="float">
            <text:p>58.5534</text:p>
          </table:table-cell>
          <table:table-cell office:value-type="float" office:value="176.4855" calcext:value-type="float">
            <text:p>176.4855</text:p>
          </table:table-cell>
          <table:table-cell office:value-type="float" office:value="211.6839" calcext:value-type="float">
            <text:p>211.6839</text:p>
          </table:table-cell>
          <table:table-cell office:value-type="float" office:value="141.6682" calcext:value-type="float">
            <text:p>141.6682</text:p>
          </table:table-cell>
          <table:table-cell office:value-type="float" office:value="-10.999" calcext:value-type="float">
            <text:p>-10.999</text:p>
          </table:table-cell>
          <table:table-cell office:value-type="float" office:value="-3.883" calcext:value-type="float">
            <text:p>-3.883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10025.9047946926" calcext:value-type="float">
            <text:p>10025.9047946926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4278.31" calcext:value-type="float">
            <text:p>124278.31</text:p>
          </table:table-cell>
          <table:table-cell office:value-type="float" office:value="123951.692" calcext:value-type="float">
            <text:p>123951.692</text:p>
          </table:table-cell>
          <table:table-cell office:value-type="float" office:value="60239.861" calcext:value-type="float">
            <text:p>60239.861</text:p>
          </table:table-cell>
          <table:table-cell office:value-type="float" office:value="63711.831" calcext:value-type="float">
            <text:p>63711.831</text:p>
          </table:table-cell>
          <table:table-cell office:value-type="float" office:value="328.9379" calcext:value-type="float">
            <text:p>328.9379</text:p>
          </table:table-cell>
          <table:table-cell office:value-type="float" office:value="94.5505" calcext:value-type="float">
            <text:p>94.6</text:p>
          </table:table-cell>
          <table:table-cell office:value-type="float" office:value="48.7449" calcext:value-type="float">
            <text:p>48.7449</text:p>
          </table:table-cell>
          <table:table-cell office:value-type="float" office:value="-753.228" calcext:value-type="float">
            <text:p>-753.228</text:p>
          </table:table-cell>
          <table:table-cell office:value-type="float" office:value="-6.079" calcext:value-type="float">
            <text:p>-6.079</text:p>
          </table:table-cell>
          <table:table-cell office:value-type="float" office:value="-653.236" calcext:value-type="float">
            <text:p>-653.236</text:p>
          </table:table-cell>
          <table:table-cell office:value-type="float" office:value="-0.527" calcext:value-type="float">
            <text:p>-0.527</text:p>
          </table:table-cell>
          <table:table-cell/>
          <table:table-cell office:value-type="float" office:value="814.705" calcext:value-type="float">
            <text:p>815</text:p>
          </table:table-cell>
          <table:table-cell office:value-type="float" office:value="7.597" calcext:value-type="float">
            <text:p>8</text:p>
          </table:table-cell>
          <table:table-cell office:value-type="float" office:value="6.576" calcext:value-type="float">
            <text:p>7</text:p>
          </table:table-cell>
          <table:table-cell office:value-type="float" office:value="1.3048" calcext:value-type="float">
            <text:p>1</text:p>
          </table:table-cell>
          <table:table-cell office:value-type="float" office:value="0.6323" calcext:value-type="float">
            <text:p>1</text:p>
          </table:table-cell>
          <table:table-cell table:style-name="ce2" office:value-type="float" office:value="31.46" calcext:value-type="float">
            <text:p>31.5</text:p>
          </table:table-cell>
          <table:table-cell office:value-type="float" office:value="105.1" calcext:value-type="float">
            <text:p>105.1</text:p>
          </table:table-cell>
          <table:table-cell office:value-type="float" office:value="1567.933" calcext:value-type="float">
            <text:p>1567.9</text:p>
          </table:table-cell>
          <table:table-cell office:value-type="float" office:value="790.805" calcext:value-type="float">
            <text:p>790.81</text:p>
          </table:table-cell>
          <table:table-cell office:value-type="float" office:value="777.129" calcext:value-type="float">
            <text:p>777.129</text:p>
          </table:table-cell>
          <table:table-cell office:value-type="float" office:value="12.655" calcext:value-type="float">
            <text:p>12.655</text:p>
          </table:table-cell>
          <table:table-cell office:value-type="float" office:value="84.8201" calcext:value-type="float">
            <text:p>84.8201</text:p>
          </table:table-cell>
          <table:table-cell office:value-type="float" office:value="81.7818" calcext:value-type="float">
            <text:p>81.7818</text:p>
          </table:table-cell>
          <table:table-cell office:value-type="float" office:value="87.832" calcext:value-type="float">
            <text:p>87.8</text:p>
          </table:table-cell>
          <table:table-cell office:value-type="float" office:value="70.0698" calcext:value-type="float">
            <text:p>70.1</text:p>
          </table:table-cell>
          <table:table-cell office:value-type="float" office:value="67.0368" calcext:value-type="float">
            <text:p>67.0368</text:p>
          </table:table-cell>
          <table:table-cell office:value-type="float" office:value="73.0743" calcext:value-type="float">
            <text:p>73.0743</text:p>
          </table:table-cell>
          <table:table-cell office:value-type="float" office:value="22.5836" calcext:value-type="float">
            <text:p>22.5836</text:p>
          </table:table-cell>
          <table:table-cell office:value-type="float" office:value="20.1006" calcext:value-type="float">
            <text:p>20.1006</text:p>
          </table:table-cell>
          <table:table-cell office:value-type="float" office:value="24.8834" calcext:value-type="float">
            <text:p>24.8834</text:p>
          </table:table-cell>
          <table:table-cell office:value-type="float" office:value="10.9315" calcext:value-type="float">
            <text:p>10.9315</text:p>
          </table:table-cell>
          <table:table-cell office:value-type="float" office:value="9.2808" calcext:value-type="float">
            <text:p>9.2808</text:p>
          </table:table-cell>
          <table:table-cell office:value-type="float" office:value="12.1642" calcext:value-type="float">
            <text:p>12.1642</text:p>
          </table:table-cell>
          <table:table-cell office:value-type="float" office:value="1.371" calcext:value-type="float">
            <text:p>1.371</text:p>
          </table:table-cell>
          <table:table-cell office:value-type="float" office:value="1.6811" calcext:value-type="float">
            <text:p>1.6811</text:p>
          </table:table-cell>
          <table:table-cell office:value-type="float" office:value="813.535" calcext:value-type="float">
            <text:p>813.535</text:p>
          </table:table-cell>
          <table:table-cell office:value-type="float" office:value="1.927" calcext:value-type="float">
            <text:p>1.927</text:p>
          </table:table-cell>
          <table:table-cell office:value-type="float" office:value="2.3468" calcext:value-type="float">
            <text:p>2.3468</text:p>
          </table:table-cell>
          <table:table-cell office:value-type="float" office:value="12.2372" calcext:value-type="float">
            <text:p>12.2372</text:p>
          </table:table-cell>
          <table:table-cell office:value-type="float" office:value="15.2985" calcext:value-type="float">
            <text:p>15.2985</text:p>
          </table:table-cell>
          <table:table-cell office:value-type="float" office:value="9.031" calcext:value-type="float">
            <text:p>9.031</text:p>
          </table:table-cell>
          <table:table-cell office:value-type="float" office:value="51.0324" calcext:value-type="float">
            <text:p>51.0324</text:p>
          </table:table-cell>
          <table:table-cell office:value-type="float" office:value="65.4013" calcext:value-type="float">
            <text:p>65.4013</text:p>
          </table:table-cell>
          <table:table-cell office:value-type="float" office:value="36.1624" calcext:value-type="float">
            <text:p>36.1624</text:p>
          </table:table-cell>
          <table:table-cell office:value-type="float" office:value="20.5075" calcext:value-type="float">
            <text:p>20.5075</text:p>
          </table:table-cell>
          <table:table-cell office:value-type="float" office:value="26.1599" calcext:value-type="float">
            <text:p>26.1599</text:p>
          </table:table-cell>
          <table:table-cell office:value-type="float" office:value="14.6225" calcext:value-type="float">
            <text:p>14.6225</text:p>
          </table:table-cell>
          <table:table-cell office:value-type="float" office:value="48.1379" calcext:value-type="float">
            <text:p>48.1379</text:p>
          </table:table-cell>
          <table:table-cell office:value-type="float" office:value="62.3703" calcext:value-type="float">
            <text:p>62.3703</text:p>
          </table:table-cell>
          <table:table-cell office:value-type="float" office:value="33.4175" calcext:value-type="float">
            <text:p>33.4175</text:p>
          </table:table-cell>
          <table:table-cell office:value-type="float" office:value="99.994" calcext:value-type="float">
            <text:p>99.994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High income</text:p>
          </table:table-cell>
          <table:table-cell office:value-type="float" office:value="42940.4052523244" calcext:value-type="float">
            <text:p>42940.4052523244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Jersey</text:p>
          </table:table-cell>
          <table:table-cell office:value-type="float" office:value="110.273" calcext:value-type="float">
            <text:p>110.273</text:p>
          </table:table-cell>
          <table:table-cell office:value-type="float" office:value="110.778" calcext:value-type="float">
            <text:p>110.778</text:p>
          </table:table-cell>
          <table:table-cell office:value-type="float" office:value="54.682" calcext:value-type="float">
            <text:p>54.682</text:p>
          </table:table-cell>
          <table:table-cell office:value-type="float" office:value="56.096" calcext:value-type="float">
            <text:p>56.096</text:p>
          </table:table-cell>
          <table:table-cell office:value-type="float" office:value="954.9871" calcext:value-type="float">
            <text:p>954.9871</text:p>
          </table:table-cell>
          <table:table-cell office:value-type="float" office:value="97.4785" calcext:value-type="float">
            <text:p>97.5</text:p>
          </table:table-cell>
          <table:table-cell office:value-type="float" office:value="39.9244" calcext:value-type="float">
            <text:p>39.9244</text:p>
          </table:table-cell>
          <table:table-cell office:value-type="float" office:value="0.207" calcext:value-type="float">
            <text:p>0.207</text:p>
          </table:table-cell>
          <table:table-cell office:value-type="float" office:value="1.87" calcext:value-type="float">
            <text:p>1.87</text:p>
          </table:table-cell>
          <table:table-cell office:value-type="float" office:value="1.011" calcext:value-type="float">
            <text:p>1.011</text:p>
          </table:table-cell>
          <table:table-cell office:value-type="float" office:value="0.913" calcext:value-type="float">
            <text:p>0.913</text:p>
          </table:table-cell>
          <table:table-cell office:value-type="float" office:value="75.9197" calcext:value-type="float">
            <text:p>75.9197</text:p>
          </table:table-cell>
          <table:table-cell office:value-type="float" office:value="1.157" calcext:value-type="float">
            <text:p>1</text:p>
          </table:table-cell>
          <table:table-cell office:value-type="float" office:value="0.031" calcext:value-type="float">
            <text:p>0</text:p>
          </table:table-cell>
          <table:table-cell office:value-type="float" office:value="10.478" calcext:value-type="float">
            <text:p>10</text:p>
          </table:table-cell>
          <table:table-cell office:value-type="float" office:value="1.4879" calcext:value-type="float">
            <text:p>1</text:p>
          </table:table-cell>
          <table:table-cell office:value-type="float" office:value="0.7144" calcext:value-type="float">
            <text:p>1</text:p>
          </table:table-cell>
          <table:table-cell table:style-name="ce2" office:value-type="float" office:value="30.519" calcext:value-type="float">
            <text:p>30.5</text:p>
          </table:table-cell>
          <table:table-cell office:value-type="float" office:value="105.4" calcext:value-type="float">
            <text:p>105.4</text:p>
          </table:table-cell>
          <table:table-cell office:value-type="float" office:value="0.95" calcext:value-type="float">
            <text:p>1.0</text:p>
          </table:table-cell>
          <table:table-cell office:value-type="float" office:value="0.498" calcext:value-type="float">
            <text:p>0.50</text:p>
          </table:table-cell>
          <table:table-cell office:value-type="float" office:value="0.452" calcext:value-type="float">
            <text:p>0.452</text:p>
          </table:table-cell>
          <table:table-cell office:value-type="float" office:value="8.608" calcext:value-type="float">
            <text:p>8.608</text:p>
          </table:table-cell>
          <table:table-cell office:value-type="float" office:value="80.8983" calcext:value-type="float">
            <text:p>80.8983</text:p>
          </table:table-cell>
          <table:table-cell office:value-type="float" office:value="78.6104" calcext:value-type="float">
            <text:p>78.6104</text:p>
          </table:table-cell>
          <table:table-cell office:value-type="float" office:value="83.1907" calcext:value-type="float">
            <text:p>83.2</text:p>
          </table:table-cell>
          <table:table-cell office:value-type="float" office:value="66.6976" calcext:value-type="float">
            <text:p>66.7</text:p>
          </table:table-cell>
          <table:table-cell office:value-type="float" office:value="64.4067" calcext:value-type="float">
            <text:p>64.4067</text:p>
          </table:table-cell>
          <table:table-cell office:value-type="float" office:value="68.9908" calcext:value-type="float">
            <text:p>68.9908</text:p>
          </table:table-cell>
          <table:table-cell office:value-type="float" office:value="19.2413" calcext:value-type="float">
            <text:p>19.2413</text:p>
          </table:table-cell>
          <table:table-cell office:value-type="float" office:value="17.3731" calcext:value-type="float">
            <text:p>17.3731</text:p>
          </table:table-cell>
          <table:table-cell office:value-type="float" office:value="21.029" calcext:value-type="float">
            <text:p>21.029</text:p>
          </table:table-cell>
          <table:table-cell office:value-type="float" office:value="8.7571" calcext:value-type="float">
            <text:p>8.7571</text:p>
          </table:table-cell>
          <table:table-cell office:value-type="float" office:value="7.5728" calcext:value-type="float">
            <text:p>7.5728</text:p>
          </table:table-cell>
          <table:table-cell office:value-type="float" office:value="9.7024" calcext:value-type="float">
            <text:p>9.7024</text:p>
          </table:table-cell>
          <table:table-cell office:value-type="float" office:value="0.009" calcext:value-type="float">
            <text:p>0.009</text:p>
          </table:table-cell>
          <table:table-cell office:value-type="float" office:value="7.48" calcext:value-type="float">
            <text:p>7.48</text:p>
          </table:table-cell>
          <table:table-cell office:value-type="float" office:value="1.149" calcext:value-type="float">
            <text:p>1.149</text:p>
          </table:table-cell>
          <table:table-cell office:value-type="float" office:value="0.01" calcext:value-type="float">
            <text:p>0.01</text:p>
          </table:table-cell>
          <table:table-cell office:value-type="float" office:value="8.6658" calcext:value-type="float">
            <text:p>8.6658</text:p>
          </table:table-cell>
          <table:table-cell office:value-type="float" office:value="18.9827" calcext:value-type="float">
            <text:p>18.9827</text:p>
          </table:table-cell>
          <table:table-cell office:value-type="float" office:value="20.1547" calcext:value-type="float">
            <text:p>20.1547</text:p>
          </table:table-cell>
          <table:table-cell office:value-type="float" office:value="17.7862" calcext:value-type="float">
            <text:p>17.7862</text:p>
          </table:table-cell>
          <table:table-cell office:value-type="float" office:value="61.9694" calcext:value-type="float">
            <text:p>61.9694</text:p>
          </table:table-cell>
          <table:table-cell office:value-type="float" office:value="74.2604" calcext:value-type="float">
            <text:p>74.2604</text:p>
          </table:table-cell>
          <table:table-cell office:value-type="float" office:value="49.7213" calcext:value-type="float">
            <text:p>49.7213</text:p>
          </table:table-cell>
          <table:table-cell office:value-type="float" office:value="20.3134" calcext:value-type="float">
            <text:p>20.3134</text:p>
          </table:table-cell>
          <table:table-cell office:value-type="float" office:value="22.8942" calcext:value-type="float">
            <text:p>22.8942</text:p>
          </table:table-cell>
          <table:table-cell office:value-type="float" office:value="17.6863" calcext:value-type="float">
            <text:p>17.6863</text:p>
          </table:table-cell>
          <table:table-cell office:value-type="float" office:value="52.5082" calcext:value-type="float">
            <text:p>52.5082</text:p>
          </table:table-cell>
          <table:table-cell office:value-type="float" office:value="64.6759" calcext:value-type="float">
            <text:p>64.6759</text:p>
          </table:table-cell>
          <table:table-cell office:value-type="float" office:value="40.3982" calcext:value-type="float">
            <text:p>40.3982</text:p>
          </table:table-cell>
          <table:table-cell office:value-type="float" office:value="0.8" calcext:value-type="float">
            <text:p>0.8</text:p>
          </table:table-cell>
          <table:table-cell office:value-type="float" office:value="7.247" calcext:value-type="float">
            <text:p>7.247</text:p>
          </table:table-cell>
          <table:table-cell office:value-type="string" calcext:value-type="string">
            <text:p>JEY</text:p>
          </table:table-cell>
          <table:table-cell office:value-type="string" calcext:value-type="string">
            <text:p>Europe &amp; Central Asia</text:p>
          </table:table-cell>
          <table:table-cell table:number-columns-repeated="2"/>
          <table:table-cell office:value-type="string" calcext:value-type="string">
            <text:p>Jersey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1256.19" calcext:value-type="float">
            <text:p>11256.19</text:p>
          </table:table-cell>
          <table:table-cell office:value-type="float" office:value="11285.868" calcext:value-type="float">
            <text:p>11285.868</text:p>
          </table:table-cell>
          <table:table-cell office:value-type="float" office:value="5846.915" calcext:value-type="float">
            <text:p>5846.915</text:p>
          </table:table-cell>
          <table:table-cell office:value-type="float" office:value="5438.953" calcext:value-type="float">
            <text:p>5438.953</text:p>
          </table:table-cell>
          <table:table-cell office:value-type="float" office:value="127.1017" calcext:value-type="float">
            <text:p>127.1017</text:p>
          </table:table-cell>
          <table:table-cell office:value-type="float" office:value="107.5007" calcext:value-type="float">
            <text:p>107.5</text:p>
          </table:table-cell>
          <table:table-cell office:value-type="float" office:value="23.7162" calcext:value-type="float">
            <text:p>23.7162</text:p>
          </table:table-cell>
          <table:table-cell office:value-type="float" office:value="200.547" calcext:value-type="float">
            <text:p>200.547</text:p>
          </table:table-cell>
          <table:table-cell office:value-type="float" office:value="17.659" calcext:value-type="float">
            <text:p>17.659</text:p>
          </table:table-cell>
          <table:table-cell office:value-type="float" office:value="59.357" calcext:value-type="float">
            <text:p>59.357</text:p>
          </table:table-cell>
          <table:table-cell office:value-type="float" office:value="0.526" calcext:value-type="float">
            <text:p>0.526</text:p>
          </table:table-cell>
          <table:table-cell office:value-type="float" office:value="131.777" calcext:value-type="float">
            <text:p>131.777</text:p>
          </table:table-cell>
          <table:table-cell office:value-type="float" office:value="245.484" calcext:value-type="float">
            <text:p>245</text:p>
          </table:table-cell>
          <table:table-cell office:value-type="float" office:value="13.483" calcext:value-type="float">
            <text:p>13</text:p>
          </table:table-cell>
          <table:table-cell office:value-type="float" office:value="21.616" calcext:value-type="float">
            <text:p>22</text:p>
          </table:table-cell>
          <table:table-cell office:value-type="float" office:value="2.7856" calcext:value-type="float">
            <text:p>3</text:p>
          </table:table-cell>
          <table:table-cell office:value-type="float" office:value="1.3298" calcext:value-type="float">
            <text:p>1</text:p>
          </table:table-cell>
          <table:table-cell table:style-name="ce2" office:value-type="float" office:value="29.647" calcext:value-type="float">
            <text:p>29.6</text:p>
          </table:table-cell>
          <table:table-cell office:value-type="float" office:value="104.9" calcext:value-type="float">
            <text:p>104.9</text:p>
          </table:table-cell>
          <table:table-cell office:value-type="float" office:value="44.937" calcext:value-type="float">
            <text:p>44.9</text:p>
          </table:table-cell>
          <table:table-cell office:value-type="float" office:value="26.298" calcext:value-type="float">
            <text:p>26.30</text:p>
          </table:table-cell>
          <table:table-cell office:value-type="float" office:value="18.639" calcext:value-type="float">
            <text:p>18.639</text:p>
          </table:table-cell>
          <table:table-cell office:value-type="float" office:value="3.957" calcext:value-type="float">
            <text:p>3.957</text:p>
          </table:table-cell>
          <table:table-cell office:value-type="float" office:value="74.215" calcext:value-type="float">
            <text:p>74.215</text:p>
          </table:table-cell>
          <table:table-cell office:value-type="float" office:value="72.1199" calcext:value-type="float">
            <text:p>72.1199</text:p>
          </table:table-cell>
          <table:table-cell office:value-type="float" office:value="76.675" calcext:value-type="float">
            <text:p>76.7</text:p>
          </table:table-cell>
          <table:table-cell office:value-type="float" office:value="60.442" calcext:value-type="float">
            <text:p>60.4</text:p>
          </table:table-cell>
          <table:table-cell office:value-type="float" office:value="58.4213" calcext:value-type="float">
            <text:p>58.4213</text:p>
          </table:table-cell>
          <table:table-cell office:value-type="float" office:value="62.8215" calcext:value-type="float">
            <text:p>62.8215</text:p>
          </table:table-cell>
          <table:table-cell office:value-type="float" office:value="14.7101" calcext:value-type="float">
            <text:p>14.7101</text:p>
          </table:table-cell>
          <table:table-cell office:value-type="float" office:value="13.2525" calcext:value-type="float">
            <text:p>13.2525</text:p>
          </table:table-cell>
          <table:table-cell office:value-type="float" office:value="16.3054" calcext:value-type="float">
            <text:p>16.3054</text:p>
          </table:table-cell>
          <table:table-cell office:value-type="float" office:value="6.1586" calcext:value-type="float">
            <text:p>6.1586</text:p>
          </table:table-cell>
          <table:table-cell office:value-type="float" office:value="5.3246" calcext:value-type="float">
            <text:p>5.3246</text:p>
          </table:table-cell>
          <table:table-cell office:value-type="float" office:value="6.8638" calcext:value-type="float">
            <text:p>6.8638</text:p>
          </table:table-cell>
          <table:table-cell office:value-type="float" office:value="3.054" calcext:value-type="float">
            <text:p>3.054</text:p>
          </table:table-cell>
          <table:table-cell office:value-type="float" office:value="12.444" calcext:value-type="float">
            <text:p>12.444</text:p>
          </table:table-cell>
          <table:table-cell office:value-type="float" office:value="242.668" calcext:value-type="float">
            <text:p>242.668</text:p>
          </table:table-cell>
          <table:table-cell office:value-type="float" office:value="3.534" calcext:value-type="float">
            <text:p>3.534</text:p>
          </table:table-cell>
          <table:table-cell office:value-type="float" office:value="14.4186" calcext:value-type="float">
            <text:p>14.4186</text:p>
          </table:table-cell>
          <table:table-cell office:value-type="float" office:value="33.1706" calcext:value-type="float">
            <text:p>33.1706</text:p>
          </table:table-cell>
          <table:table-cell office:value-type="float" office:value="36.7964" calcext:value-type="float">
            <text:p>36.7964</text:p>
          </table:table-cell>
          <table:table-cell office:value-type="float" office:value="29.283" calcext:value-type="float">
            <text:p>29.283</text:p>
          </table:table-cell>
          <table:table-cell office:value-type="float" office:value="119.407" calcext:value-type="float">
            <text:p>119.407</text:p>
          </table:table-cell>
          <table:table-cell office:value-type="float" office:value="141.6922" calcext:value-type="float">
            <text:p>141.6922</text:p>
          </table:table-cell>
          <table:table-cell office:value-type="float" office:value="93.6919" calcext:value-type="float">
            <text:p>93.6919</text:p>
          </table:table-cell>
          <table:table-cell office:value-type="float" office:value="39.6193" calcext:value-type="float">
            <text:p>39.6193</text:p>
          </table:table-cell>
          <table:table-cell office:value-type="float" office:value="45.6255" calcext:value-type="float">
            <text:p>45.6255</text:p>
          </table:table-cell>
          <table:table-cell office:value-type="float" office:value="32.864" calcext:value-type="float">
            <text:p>32.864</text:p>
          </table:table-cell>
          <table:table-cell office:value-type="float" office:value="104.5097" calcext:value-type="float">
            <text:p>104.5097</text:p>
          </table:table-cell>
          <table:table-cell office:value-type="float" office:value="125.8263" calcext:value-type="float">
            <text:p>125.8263</text:p>
          </table:table-cell>
          <table:table-cell office:value-type="float" office:value="79.8405" calcext:value-type="float">
            <text:p>79.8405</text:p>
          </table:table-cell>
          <table:table-cell office:value-type="float" office:value="-141.192" calcext:value-type="float">
            <text:p>-141.192</text:p>
          </table:table-cell>
          <table:table-cell office:value-type="float" office:value="-12.432" calcext:value-type="float">
            <text:p>-12.432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Upper middle income</text:p>
          </table:table-cell>
          <table:table-cell office:value-type="float" office:value="10952.010609113" calcext:value-type="float">
            <text:p>10952.01060911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9295.502" calcext:value-type="float">
            <text:p>19295.502</text:p>
          </table:table-cell>
          <table:table-cell office:value-type="float" office:value="19397.998" calcext:value-type="float">
            <text:p>19397.998</text:p>
          </table:table-cell>
          <table:table-cell office:value-type="float" office:value="9335.1" calcext:value-type="float">
            <text:p>9335.1</text:p>
          </table:table-cell>
          <table:table-cell office:value-type="float" office:value="10062.898" calcext:value-type="float">
            <text:p>10062.898</text:p>
          </table:table-cell>
          <table:table-cell office:value-type="float" office:value="7.1852" calcext:value-type="float">
            <text:p>7.1852</text:p>
          </table:table-cell>
          <table:table-cell office:value-type="float" office:value="92.7675" calcext:value-type="float">
            <text:p>92.8</text:p>
          </table:table-cell>
          <table:table-cell office:value-type="float" office:value="29.5377" calcext:value-type="float">
            <text:p>29.5377</text:p>
          </table:table-cell>
          <table:table-cell office:value-type="float" office:value="204.996" calcext:value-type="float">
            <text:p>204.996</text:p>
          </table:table-cell>
          <table:table-cell office:value-type="float" office:value="10.57" calcext:value-type="float">
            <text:p>10.57</text:p>
          </table:table-cell>
          <table:table-cell office:value-type="float" office:value="204.992" calcext:value-type="float">
            <text:p>204.992</text:p>
          </table:table-cell>
          <table:table-cell office:value-type="float" office:value="1.057" calcext:value-type="float">
            <text:p>1.057</text:p>
          </table:table-cell>
          <table:table-cell office:value-type="float" office:value="65.5768" calcext:value-type="float">
            <text:p>65.5768</text:p>
          </table:table-cell>
          <table:table-cell office:value-type="float" office:value="402.511" calcext:value-type="float">
            <text:p>403</text:p>
          </table:table-cell>
          <table:table-cell office:value-type="float" office:value="14.124" calcext:value-type="float">
            <text:p>14</text:p>
          </table:table-cell>
          <table:table-cell office:value-type="float" office:value="20.754" calcext:value-type="float">
            <text:p>21</text:p>
          </table:table-cell>
          <table:table-cell office:value-type="float" office:value="3.0473" calcext:value-type="float">
            <text:p>3</text:p>
          </table:table-cell>
          <table:table-cell office:value-type="float" office:value="1.4499" calcext:value-type="float">
            <text:p>1</text:p>
          </table:table-cell>
          <table:table-cell table:style-name="ce2" office:value-type="float" office:value="28.763" calcext:value-type="float">
            <text:p>28.8</text:p>
          </table:table-cell>
          <table:table-cell office:value-type="float" office:value="106.5" calcext:value-type="float">
            <text:p>106.5</text:p>
          </table:table-cell>
          <table:table-cell office:value-type="float" office:value="197.515" calcext:value-type="float">
            <text:p>197.5</text:p>
          </table:table-cell>
          <table:table-cell office:value-type="float" office:value="100.472" calcext:value-type="float">
            <text:p>100.47</text:p>
          </table:table-cell>
          <table:table-cell office:value-type="float" office:value="97.043" calcext:value-type="float">
            <text:p>97.043</text:p>
          </table:table-cell>
          <table:table-cell office:value-type="float" office:value="10.184" calcext:value-type="float">
            <text:p>10.184</text:p>
          </table:table-cell>
          <table:table-cell office:value-type="float" office:value="69.4891" calcext:value-type="float">
            <text:p>69.4891</text:p>
          </table:table-cell>
          <table:table-cell office:value-type="float" office:value="65.7763" calcext:value-type="float">
            <text:p>65.7763</text:p>
          </table:table-cell>
          <table:table-cell office:value-type="float" office:value="72.9947" calcext:value-type="float">
            <text:p>73.0</text:p>
          </table:table-cell>
          <table:table-cell office:value-type="float" office:value="55.2689" calcext:value-type="float">
            <text:p>55.3</text:p>
          </table:table-cell>
          <table:table-cell office:value-type="float" office:value="51.6048" calcext:value-type="float">
            <text:p>51.6048</text:p>
          </table:table-cell>
          <table:table-cell office:value-type="float" office:value="58.7063" calcext:value-type="float">
            <text:p>58.7063</text:p>
          </table:table-cell>
          <table:table-cell office:value-type="float" office:value="12.3311" calcext:value-type="float">
            <text:p>12.3311</text:p>
          </table:table-cell>
          <table:table-cell office:value-type="float" office:value="10.3915" calcext:value-type="float">
            <text:p>10.3915</text:p>
          </table:table-cell>
          <table:table-cell office:value-type="float" office:value="13.6809" calcext:value-type="float">
            <text:p>13.6809</text:p>
          </table:table-cell>
          <table:table-cell office:value-type="float" office:value="5.5531" calcext:value-type="float">
            <text:p>5.5531</text:p>
          </table:table-cell>
          <table:table-cell office:value-type="float" office:value="4.5627" calcext:value-type="float">
            <text:p>4.5627</text:p>
          </table:table-cell>
          <table:table-cell office:value-type="float" office:value="6.0171" calcext:value-type="float">
            <text:p>6.0171</text:p>
          </table:table-cell>
          <table:table-cell office:value-type="float" office:value="3.431" calcext:value-type="float">
            <text:p>3.431</text:p>
          </table:table-cell>
          <table:table-cell office:value-type="float" office:value="8.4946" calcext:value-type="float">
            <text:p>8.4946</text:p>
          </table:table-cell>
          <table:table-cell office:value-type="float" office:value="399.544" calcext:value-type="float">
            <text:p>399.544</text:p>
          </table:table-cell>
          <table:table-cell office:value-type="float" office:value="3.846" calcext:value-type="float">
            <text:p>3.846</text:p>
          </table:table-cell>
          <table:table-cell office:value-type="float" office:value="9.5045" calcext:value-type="float">
            <text:p>9.5045</text:p>
          </table:table-cell>
          <table:table-cell office:value-type="float" office:value="44.944" calcext:value-type="float">
            <text:p>44.944</text:p>
          </table:table-cell>
          <table:table-cell office:value-type="float" office:value="60.0949" calcext:value-type="float">
            <text:p>60.0949</text:p>
          </table:table-cell>
          <table:table-cell office:value-type="float" office:value="29.7676" calcext:value-type="float">
            <text:p>29.7676</text:p>
          </table:table-cell>
          <table:table-cell office:value-type="float" office:value="204.7233" calcext:value-type="float">
            <text:p>204.7233</text:p>
          </table:table-cell>
          <table:table-cell office:value-type="float" office:value="278.2697" calcext:value-type="float">
            <text:p>278.2697</text:p>
          </table:table-cell>
          <table:table-cell office:value-type="float" office:value="134.4536" calcext:value-type="float">
            <text:p>134.4536</text:p>
          </table:table-cell>
          <table:table-cell office:value-type="float" office:value="86.5272" calcext:value-type="float">
            <text:p>86.5272</text:p>
          </table:table-cell>
          <table:table-cell office:value-type="float" office:value="121.0052" calcext:value-type="float">
            <text:p>121.0052</text:p>
          </table:table-cell>
          <table:table-cell office:value-type="float" office:value="52.9792" calcext:value-type="float">
            <text:p>52.9792</text:p>
          </table:table-cell>
          <table:table-cell office:value-type="float" office:value="195.5141" calcext:value-type="float">
            <text:p>195.5141</text:p>
          </table:table-cell>
          <table:table-cell office:value-type="float" office:value="268.8189" calcext:value-type="float">
            <text:p>268.8189</text:p>
          </table:table-cell>
          <table:table-cell office:value-type="float" office:value="125.8188" calcext:value-type="float">
            <text:p>125.8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Upper middle income</text:p>
          </table:table-cell>
          <table:table-cell office:value-type="float" office:value="28599.9858781267" calcext:value-type="float">
            <text:p>28599.9858781267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53499.879" calcext:value-type="float">
            <text:p>53499.879</text:p>
          </table:table-cell>
          <table:table-cell office:value-type="float" office:value="54027.487" calcext:value-type="float">
            <text:p>54027.487</text:p>
          </table:table-cell>
          <table:table-cell office:value-type="float" office:value="26777.549" calcext:value-type="float">
            <text:p>26777.549</text:p>
          </table:table-cell>
          <table:table-cell office:value-type="float" office:value="27249.938" calcext:value-type="float">
            <text:p>27249.938</text:p>
          </table:table-cell>
          <table:table-cell office:value-type="float" office:value="93.0341" calcext:value-type="float">
            <text:p>93.0341</text:p>
          </table:table-cell>
          <table:table-cell office:value-type="float" office:value="98.2665" calcext:value-type="float">
            <text:p>98.3</text:p>
          </table:table-cell>
          <table:table-cell office:value-type="float" office:value="19.3816" calcext:value-type="float">
            <text:p>19.3816</text:p>
          </table:table-cell>
          <table:table-cell office:value-type="float" office:value="1065.212" calcext:value-type="float">
            <text:p>1065.212</text:p>
          </table:table-cell>
          <table:table-cell office:value-type="float" office:value="19.71" calcext:value-type="float">
            <text:p>19.71</text:p>
          </table:table-cell>
          <table:table-cell office:value-type="float" office:value="1055.216" calcext:value-type="float">
            <text:p>1055.216</text:p>
          </table:table-cell>
          <table:table-cell office:value-type="float" office:value="1.953" calcext:value-type="float">
            <text:p>1.953</text:p>
          </table:table-cell>
          <table:table-cell office:value-type="float" office:value="35.4914" calcext:value-type="float">
            <text:p>35.4914</text:p>
          </table:table-cell>
          <table:table-cell office:value-type="float" office:value="1488.394" calcext:value-type="float">
            <text:p>1,488</text:p>
          </table:table-cell>
          <table:table-cell office:value-type="float" office:value="193.338" calcext:value-type="float">
            <text:p>193</text:p>
          </table:table-cell>
          <table:table-cell office:value-type="float" office:value="27.54" calcext:value-type="float">
            <text:p>28</text:p>
          </table:table-cell>
          <table:table-cell office:value-type="float" office:value="3.2958" calcext:value-type="float">
            <text:p>3</text:p>
          </table:table-cell>
          <table:table-cell office:value-type="float" office:value="1.5014" calcext:value-type="float">
            <text:p>2</text:p>
          </table:table-cell>
          <table:table-cell table:style-name="ce2" office:value-type="float" office:value="28.454" calcext:value-type="float">
            <text:p>28.5</text:p>
          </table:table-cell>
          <table:table-cell office:value-type="float" office:value="102.2" calcext:value-type="float">
            <text:p>102.2</text:p>
          </table:table-cell>
          <table:table-cell office:value-type="float" office:value="423.182" calcext:value-type="float">
            <text:p>423.2</text:p>
          </table:table-cell>
          <table:table-cell office:value-type="float" office:value="229.463" calcext:value-type="float">
            <text:p>229.46</text:p>
          </table:table-cell>
          <table:table-cell office:value-type="float" office:value="193.719" calcext:value-type="float">
            <text:p>193.719</text:p>
          </table:table-cell>
          <table:table-cell office:value-type="float" office:value="7.83" calcext:value-type="float">
            <text:p>7.83</text:p>
          </table:table-cell>
          <table:table-cell office:value-type="float" office:value="62.0547" calcext:value-type="float">
            <text:p>62.0547</text:p>
          </table:table-cell>
          <table:table-cell office:value-type="float" office:value="59.579" calcext:value-type="float">
            <text:p>59.579</text:p>
          </table:table-cell>
          <table:table-cell office:value-type="float" office:value="64.6858" calcext:value-type="float">
            <text:p>64.7</text:p>
          </table:table-cell>
          <table:table-cell office:value-type="float" office:value="49.9711" calcext:value-type="float">
            <text:p>50.0</text:p>
          </table:table-cell>
          <table:table-cell office:value-type="float" office:value="47.5131" calcext:value-type="float">
            <text:p>47.5131</text:p>
          </table:table-cell>
          <table:table-cell office:value-type="float" office:value="52.5782" calcext:value-type="float">
            <text:p>52.5782</text:p>
          </table:table-cell>
          <table:table-cell office:value-type="float" office:value="13.2473" calcext:value-type="float">
            <text:p>13.2473</text:p>
          </table:table-cell>
          <table:table-cell office:value-type="float" office:value="11.964" calcext:value-type="float">
            <text:p>11.964</text:p>
          </table:table-cell>
          <table:table-cell office:value-type="float" office:value="14.3579" calcext:value-type="float">
            <text:p>14.3579</text:p>
          </table:table-cell>
          <table:table-cell office:value-type="float" office:value="6.7764" calcext:value-type="float">
            <text:p>6.7764</text:p>
          </table:table-cell>
          <table:table-cell office:value-type="float" office:value="5.9116" calcext:value-type="float">
            <text:p>5.9116</text:p>
          </table:table-cell>
          <table:table-cell office:value-type="float" office:value="7.3075" calcext:value-type="float">
            <text:p>7.3075</text:p>
          </table:table-cell>
          <table:table-cell office:value-type="float" office:value="41.515" calcext:value-type="float">
            <text:p>41.515</text:p>
          </table:table-cell>
          <table:table-cell office:value-type="float" office:value="27.9712" calcext:value-type="float">
            <text:p>27.9712</text:p>
          </table:table-cell>
          <table:table-cell office:value-type="float" office:value="1451.833" calcext:value-type="float">
            <text:p>1451.833</text:p>
          </table:table-cell>
          <table:table-cell office:value-type="float" office:value="56.764" calcext:value-type="float">
            <text:p>56.764</text:p>
          </table:table-cell>
          <table:table-cell office:value-type="float" office:value="38.5929" calcext:value-type="float">
            <text:p>38.5929</text:p>
          </table:table-cell>
          <table:table-cell office:value-type="float" office:value="145.8603" calcext:value-type="float">
            <text:p>145.8603</text:p>
          </table:table-cell>
          <table:table-cell office:value-type="float" office:value="160.7574" calcext:value-type="float">
            <text:p>160.7574</text:p>
          </table:table-cell>
          <table:table-cell office:value-type="float" office:value="130.8089" calcext:value-type="float">
            <text:p>130.8089</text:p>
          </table:table-cell>
          <table:table-cell office:value-type="float" office:value="386.1739" calcext:value-type="float">
            <text:p>386.1739</text:p>
          </table:table-cell>
          <table:table-cell office:value-type="float" office:value="436.7753" calcext:value-type="float">
            <text:p>436.7753</text:p>
          </table:table-cell>
          <table:table-cell office:value-type="float" office:value="332.5308" calcext:value-type="float">
            <text:p>332.5308</text:p>
          </table:table-cell>
          <table:table-cell office:value-type="float" office:value="206.505" calcext:value-type="float">
            <text:p>206.505</text:p>
          </table:table-cell>
          <table:table-cell office:value-type="float" office:value="236.9932" calcext:value-type="float">
            <text:p>236.9932</text:p>
          </table:table-cell>
          <table:table-cell office:value-type="float" office:value="174.715" calcext:value-type="float">
            <text:p>174.715</text:p>
          </table:table-cell>
          <table:table-cell office:value-type="float" office:value="356.2008" calcext:value-type="float">
            <text:p>356.2008</text:p>
          </table:table-cell>
          <table:table-cell office:value-type="float" office:value="407.9282" calcext:value-type="float">
            <text:p>407.9282</text:p>
          </table:table-cell>
          <table:table-cell office:value-type="float" office:value="301.5383" calcext:value-type="float">
            <text:p>301.5383</text:p>
          </table:table-cell>
          <table:table-cell office:value-type="float" office:value="-10" calcext:value-type="float">
            <text:p>-10</text:p>
          </table:table-cell>
          <table:table-cell office:value-type="float" office:value="-0.185" calcext:value-type="float">
            <text:p>-0.185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er middle income</text:p>
          </table:table-cell>
          <table:table-cell office:value-type="float" office:value="5023.51127180751" calcext:value-type="float">
            <text:p>5023.5112718075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30.077" calcext:value-type="float">
            <text:p>130.077</text:p>
          </table:table-cell>
          <table:table-cell office:value-type="float" office:value="131.232" calcext:value-type="float">
            <text:p>131.232</text:p>
          </table:table-cell>
          <table:table-cell office:value-type="float" office:value="63.943" calcext:value-type="float">
            <text:p>63.943</text:p>
          </table:table-cell>
          <table:table-cell office:value-type="float" office:value="67.289" calcext:value-type="float">
            <text:p>67.289</text:p>
          </table:table-cell>
          <table:table-cell office:value-type="float" office:value="180.7596" calcext:value-type="float">
            <text:p>180.7596</text:p>
          </table:table-cell>
          <table:table-cell office:value-type="float" office:value="95.0267" calcext:value-type="float">
            <text:p>95.0</text:p>
          </table:table-cell>
          <table:table-cell office:value-type="float" office:value="22.0339" calcext:value-type="float">
            <text:p>22.0339</text:p>
          </table:table-cell>
          <table:table-cell office:value-type="float" office:value="2.699" calcext:value-type="float">
            <text:p>2.699</text:p>
          </table:table-cell>
          <table:table-cell office:value-type="float" office:value="20.541" calcext:value-type="float">
            <text:p>20.541</text:p>
          </table:table-cell>
          <table:table-cell office:value-type="float" office:value="2.309" calcext:value-type="float">
            <text:p>2.309</text:p>
          </table:table-cell>
          <table:table-cell office:value-type="float" office:value="1.76" calcext:value-type="float">
            <text:p>1.76</text:p>
          </table:table-cell>
          <table:table-cell office:value-type="float" office:value="39.3834" calcext:value-type="float">
            <text:p>39.3834</text:p>
          </table:table-cell>
          <table:table-cell office:value-type="float" office:value="3.512" calcext:value-type="float">
            <text:p>4</text:p>
          </table:table-cell>
          <table:table-cell office:value-type="float" office:value="0.231" calcext:value-type="float">
            <text:p>0</text:p>
          </table:table-cell>
          <table:table-cell office:value-type="float" office:value="26.723" calcext:value-type="float">
            <text:p>27</text:p>
          </table:table-cell>
          <table:table-cell office:value-type="float" office:value="3.2708" calcext:value-type="float">
            <text:p>3</text:p>
          </table:table-cell>
          <table:table-cell office:value-type="float" office:value="1.4715" calcext:value-type="float">
            <text:p>1</text:p>
          </table:table-cell>
          <table:table-cell table:style-name="ce2" office:value-type="float" office:value="29.6" calcext:value-type="float">
            <text:p>29.6</text:p>
          </table:table-cell>
          <table:table-cell office:value-type="float" office:value="107.1" calcext:value-type="float">
            <text:p>107.1</text:p>
          </table:table-cell>
          <table:table-cell office:value-type="float" office:value="0.813" calcext:value-type="float">
            <text:p>0.8</text:p>
          </table:table-cell>
          <table:table-cell office:value-type="float" office:value="0.405" calcext:value-type="float">
            <text:p>0.41</text:p>
          </table:table-cell>
          <table:table-cell office:value-type="float" office:value="0.407" calcext:value-type="float">
            <text:p>0.407</text:p>
          </table:table-cell>
          <table:table-cell office:value-type="float" office:value="6.182" calcext:value-type="float">
            <text:p>6.182</text:p>
          </table:table-cell>
          <table:table-cell office:value-type="float" office:value="67.661" calcext:value-type="float">
            <text:p>67.661</text:p>
          </table:table-cell>
          <table:table-cell office:value-type="float" office:value="65.7315" calcext:value-type="float">
            <text:p>65.7315</text:p>
          </table:table-cell>
          <table:table-cell office:value-type="float" office:value="69.3859" calcext:value-type="float">
            <text:p>69.4</text:p>
          </table:table-cell>
          <table:table-cell office:value-type="float" office:value="56.4589" calcext:value-type="float">
            <text:p>56.5</text:p>
          </table:table-cell>
          <table:table-cell office:value-type="float" office:value="54.8486" calcext:value-type="float">
            <text:p>54.8486</text:p>
          </table:table-cell>
          <table:table-cell office:value-type="float" office:value="57.804" calcext:value-type="float">
            <text:p>57.804</text:p>
          </table:table-cell>
          <table:table-cell office:value-type="float" office:value="13.6262" calcext:value-type="float">
            <text:p>13.6262</text:p>
          </table:table-cell>
          <table:table-cell office:value-type="float" office:value="12.7263" calcext:value-type="float">
            <text:p>12.7263</text:p>
          </table:table-cell>
          <table:table-cell office:value-type="float" office:value="14.1982" calcext:value-type="float">
            <text:p>14.1982</text:p>
          </table:table-cell>
          <table:table-cell office:value-type="float" office:value="5.7506" calcext:value-type="float">
            <text:p>5.7506</text:p>
          </table:table-cell>
          <table:table-cell office:value-type="float" office:value="5.3969" calcext:value-type="float">
            <text:p>5.3969</text:p>
          </table:table-cell>
          <table:table-cell office:value-type="float" office:value="5.9082" calcext:value-type="float">
            <text:p>5.9082</text:p>
          </table:table-cell>
          <table:table-cell office:value-type="float" office:value="0.131" calcext:value-type="float">
            <text:p>0.131</text:p>
          </table:table-cell>
          <table:table-cell office:value-type="float" office:value="37.4267" calcext:value-type="float">
            <text:p>37.4267</text:p>
          </table:table-cell>
          <table:table-cell office:value-type="float" office:value="3.4" calcext:value-type="float">
            <text:p>3.4</text:p>
          </table:table-cell>
          <table:table-cell office:value-type="float" office:value="0.165" calcext:value-type="float">
            <text:p>0.165</text:p>
          </table:table-cell>
          <table:table-cell office:value-type="float" office:value="46.994" calcext:value-type="float">
            <text:p>46.994</text:p>
          </table:table-cell>
          <table:table-cell office:value-type="float" office:value="99.186" calcext:value-type="float">
            <text:p>99.186</text:p>
          </table:table-cell>
          <table:table-cell office:value-type="float" office:value="109.7793" calcext:value-type="float">
            <text:p>109.7793</text:p>
          </table:table-cell>
          <table:table-cell office:value-type="float" office:value="88.3871" calcext:value-type="float">
            <text:p>88.3871</text:p>
          </table:table-cell>
          <table:table-cell office:value-type="float" office:value="228.3751" calcext:value-type="float">
            <text:p>228.3751</text:p>
          </table:table-cell>
          <table:table-cell office:value-type="float" office:value="257.3868" calcext:value-type="float">
            <text:p>257.3868</text:p>
          </table:table-cell>
          <table:table-cell office:value-type="float" office:value="200.4534" calcext:value-type="float">
            <text:p>200.4534</text:p>
          </table:table-cell>
          <table:table-cell office:value-type="float" office:value="90.8588" calcext:value-type="float">
            <text:p>90.8588</text:p>
          </table:table-cell>
          <table:table-cell office:value-type="float" office:value="101.4727" calcext:value-type="float">
            <text:p>101.4727</text:p>
          </table:table-cell>
          <table:table-cell office:value-type="float" office:value="81.1168" calcext:value-type="float">
            <text:p>81.1168</text:p>
          </table:table-cell>
          <table:table-cell office:value-type="float" office:value="183.8078" calcext:value-type="float">
            <text:p>183.8078</text:p>
          </table:table-cell>
          <table:table-cell office:value-type="float" office:value="209.4785" calcext:value-type="float">
            <text:p>209.4785</text:p>
          </table:table-cell>
          <table:table-cell office:value-type="float" office:value="159.951" calcext:value-type="float">
            <text:p>159.951</text:p>
          </table:table-cell>
          <table:table-cell office:value-type="float" office:value="-0.4" calcext:value-type="float">
            <text:p>-0.4</text:p>
          </table:table-cell>
          <table:table-cell office:value-type="float" office:value="-3.043" calcext:value-type="float">
            <text:p>-3.043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Lower middle income</text:p>
          </table:table-cell>
          <table:table-cell office:value-type="float" office:value="2171.86794306447" calcext:value-type="float">
            <text:p>2171.86794306447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Korea, Dem. People's Rep.</text:p>
          </table:table-cell>
          <table:table-cell office:value-type="float" office:value="26022.117" calcext:value-type="float">
            <text:p>26022.117</text:p>
          </table:table-cell>
          <table:table-cell office:value-type="float" office:value="26069.416" calcext:value-type="float">
            <text:p>26069.416</text:p>
          </table:table-cell>
          <table:table-cell office:value-type="float" office:value="12905.118" calcext:value-type="float">
            <text:p>12905.118</text:p>
          </table:table-cell>
          <table:table-cell office:value-type="float" office:value="13164.298" calcext:value-type="float">
            <text:p>13164.298</text:p>
          </table:table-cell>
          <table:table-cell office:value-type="float" office:value="216.5054" calcext:value-type="float">
            <text:p>216.5054</text:p>
          </table:table-cell>
          <table:table-cell office:value-type="float" office:value="98.0312" calcext:value-type="float">
            <text:p>98.0</text:p>
          </table:table-cell>
          <table:table-cell office:value-type="float" office:value="35.8759" calcext:value-type="float">
            <text:p>35.8759</text:p>
          </table:table-cell>
          <table:table-cell office:value-type="float" office:value="96.594" calcext:value-type="float">
            <text:p>96.594</text:p>
          </table:table-cell>
          <table:table-cell office:value-type="float" office:value="3.705" calcext:value-type="float">
            <text:p>3.705</text:p>
          </table:table-cell>
          <table:table-cell office:value-type="float" office:value="94.599" calcext:value-type="float">
            <text:p>94.599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float" office:value="340.407" calcext:value-type="float">
            <text:p>340</text:p>
          </table:table-cell>
          <table:table-cell office:value-type="float" office:value="2.028" calcext:value-type="float">
            <text:p>2</text:p>
          </table:table-cell>
          <table:table-cell office:value-type="float" office:value="13.058" calcext:value-type="float">
            <text:p>13</text:p>
          </table:table-cell>
          <table:table-cell office:value-type="float" office:value="1.7926" calcext:value-type="float">
            <text:p>2</text:p>
          </table:table-cell>
          <table:table-cell office:value-type="float" office:value="0.8414" calcext:value-type="float">
            <text:p>1</text:p>
          </table:table-cell>
          <table:table-cell table:style-name="ce2" office:value-type="float" office:value="28.823" calcext:value-type="float">
            <text:p>28.8</text:p>
          </table:table-cell>
          <table:table-cell office:value-type="float" office:value="106" calcext:value-type="float">
            <text:p>106.0</text:p>
          </table:table-cell>
          <table:table-cell office:value-type="float" office:value="243.813" calcext:value-type="float">
            <text:p>243.8</text:p>
          </table:table-cell>
          <table:table-cell office:value-type="float" office:value="116.432" calcext:value-type="float">
            <text:p>116.43</text:p>
          </table:table-cell>
          <table:table-cell office:value-type="float" office:value="127.381" calcext:value-type="float">
            <text:p>127.381</text:p>
          </table:table-cell>
          <table:table-cell office:value-type="float" office:value="9.353" calcext:value-type="float">
            <text:p>9.353</text:p>
          </table:table-cell>
          <table:table-cell office:value-type="float" office:value="73.5779" calcext:value-type="float">
            <text:p>73.5779</text:p>
          </table:table-cell>
          <table:table-cell office:value-type="float" office:value="70.9734" calcext:value-type="float">
            <text:p>70.9734</text:p>
          </table:table-cell>
          <table:table-cell office:value-type="float" office:value="76.1461" calcext:value-type="float">
            <text:p>76.1</text:p>
          </table:table-cell>
          <table:table-cell office:value-type="float" office:value="60.3248" calcext:value-type="float">
            <text:p>60.3</text:p>
          </table:table-cell>
          <table:table-cell office:value-type="float" office:value="57.9168" calcext:value-type="float">
            <text:p>57.9168</text:p>
          </table:table-cell>
          <table:table-cell office:value-type="float" office:value="62.6607" calcext:value-type="float">
            <text:p>62.6607</text:p>
          </table:table-cell>
          <table:table-cell office:value-type="float" office:value="16.4537" calcext:value-type="float">
            <text:p>16.4537</text:p>
          </table:table-cell>
          <table:table-cell office:value-type="float" office:value="15.3299" calcext:value-type="float">
            <text:p>15.3299</text:p>
          </table:table-cell>
          <table:table-cell office:value-type="float" office:value="17.2739" calcext:value-type="float">
            <text:p>17.2739</text:p>
          </table:table-cell>
          <table:table-cell office:value-type="float" office:value="7.3475" calcext:value-type="float">
            <text:p>7.3475</text:p>
          </table:table-cell>
          <table:table-cell office:value-type="float" office:value="6.7105" calcext:value-type="float">
            <text:p>6.7105</text:p>
          </table:table-cell>
          <table:table-cell office:value-type="float" office:value="7.5877" calcext:value-type="float">
            <text:p>7.5877</text:p>
          </table:table-cell>
          <table:table-cell office:value-type="float" office:value="4.624" calcext:value-type="float">
            <text:p>4.624</text:p>
          </table:table-cell>
          <table:table-cell office:value-type="float" office:value="13.567" calcext:value-type="float">
            <text:p>13.567</text:p>
          </table:table-cell>
          <table:table-cell office:value-type="float" office:value="336.352" calcext:value-type="float">
            <text:p>336.352</text:p>
          </table:table-cell>
          <table:table-cell office:value-type="float" office:value="5.834" calcext:value-type="float">
            <text:p>5.834</text:p>
          </table:table-cell>
          <table:table-cell office:value-type="float" office:value="17.0679" calcext:value-type="float">
            <text:p>17.0679</text:p>
          </table:table-cell>
          <table:table-cell office:value-type="float" office:value="67.199" calcext:value-type="float">
            <text:p>67.199</text:p>
          </table:table-cell>
          <table:table-cell office:value-type="float" office:value="85.0901" calcext:value-type="float">
            <text:p>85.0901</text:p>
          </table:table-cell>
          <table:table-cell office:value-type="float" office:value="48.1835" calcext:value-type="float">
            <text:p>48.1835</text:p>
          </table:table-cell>
          <table:table-cell office:value-type="float" office:value="160.2852" calcext:value-type="float">
            <text:p>160.2852</text:p>
          </table:table-cell>
          <table:table-cell office:value-type="float" office:value="197.2501" calcext:value-type="float">
            <text:p>197.2501</text:p>
          </table:table-cell>
          <table:table-cell office:value-type="float" office:value="120.9317" calcext:value-type="float">
            <text:p>120.9317</text:p>
          </table:table-cell>
          <table:table-cell office:value-type="float" office:value="76.3772" calcext:value-type="float">
            <text:p>76.3772</text:p>
          </table:table-cell>
          <table:table-cell office:value-type="float" office:value="97.9997" calcext:value-type="float">
            <text:p>97.9997</text:p>
          </table:table-cell>
          <table:table-cell office:value-type="float" office:value="53.5001" calcext:value-type="float">
            <text:p>53.5001</text:p>
          </table:table-cell>
          <table:table-cell office:value-type="float" office:value="139.3949" calcext:value-type="float">
            <text:p>139.3949</text:p>
          </table:table-cell>
          <table:table-cell office:value-type="float" office:value="174.0444" calcext:value-type="float">
            <text:p>174.0444</text:p>
          </table:table-cell>
          <table:table-cell office:value-type="float" office:value="102.7818" calcext:value-type="float">
            <text:p>102.7818</text:p>
          </table:table-cell>
          <table:table-cell office:value-type="float" office:value="-2" calcext:value-type="float">
            <text:p>-2</text:p>
          </table:table-cell>
          <table:table-cell office:value-type="float" office:value="-0.077" calcext:value-type="float">
            <text:p>-0.077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Low income</text:p>
          </table:table-cell>
          <table:table-cell office:value-type="float" office:value="683.59375" calcext:value-type="float">
            <text:p>683.59375</text:p>
          </table:table-cell>
          <table:table-cell office:value-type="string" calcext:value-type="string">
            <text:p>Korea, Democratic People's Republic of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51829.025" calcext:value-type="float">
            <text:p>51829.025</text:p>
          </table:table-cell>
          <table:table-cell office:value-type="float" office:value="51815.81" calcext:value-type="float">
            <text:p>51815.81</text:p>
          </table:table-cell>
          <table:table-cell office:value-type="float" office:value="25867.453" calcext:value-type="float">
            <text:p>25867.453</text:p>
          </table:table-cell>
          <table:table-cell office:value-type="float" office:value="25948.357" calcext:value-type="float">
            <text:p>25948.357</text:p>
          </table:table-cell>
          <table:table-cell office:value-type="float" office:value="523.6935" calcext:value-type="float">
            <text:p>523.6935</text:p>
          </table:table-cell>
          <table:table-cell office:value-type="float" office:value="99.6882" calcext:value-type="float">
            <text:p>99.7</text:p>
          </table:table-cell>
          <table:table-cell office:value-type="float" office:value="43.9282" calcext:value-type="float">
            <text:p>43.9282</text:p>
          </table:table-cell>
          <table:table-cell office:value-type="float" office:value="-56.427" calcext:value-type="float">
            <text:p>-56.427</text:p>
          </table:table-cell>
          <table:table-cell office:value-type="float" office:value="-1.09" calcext:value-type="float">
            <text:p>-1.09</text:p>
          </table:table-cell>
          <table:table-cell office:value-type="float" office:value="-26.431" calcext:value-type="float">
            <text:p>-26.431</text:p>
          </table:table-cell>
          <table:table-cell office:value-type="float" office:value="-0.051" calcext:value-type="float">
            <text:p>-0.051</text:p>
          </table:table-cell>
          <table:table-cell/>
          <table:table-cell office:value-type="float" office:value="285.686" calcext:value-type="float">
            <text:p>286</text:p>
          </table:table-cell>
          <table:table-cell office:value-type="float" office:value="2.336" calcext:value-type="float">
            <text:p>2</text:p>
          </table:table-cell>
          <table:table-cell office:value-type="float" office:value="5.515" calcext:value-type="float">
            <text:p>6</text:p>
          </table:table-cell>
          <table:table-cell office:value-type="float" office:value="0.874" calcext:value-type="float">
            <text:p>1</text:p>
          </table:table-cell>
          <table:table-cell office:value-type="float" office:value="0.4224" calcext:value-type="float">
            <text:p>0</text:p>
          </table:table-cell>
          <table:table-cell table:style-name="ce2" office:value-type="float" office:value="32.531" calcext:value-type="float">
            <text:p>32.5</text:p>
          </table:table-cell>
          <table:table-cell office:value-type="float" office:value="105.8" calcext:value-type="float">
            <text:p>105.8</text:p>
          </table:table-cell>
          <table:table-cell office:value-type="float" office:value="342.113" calcext:value-type="float">
            <text:p>342.1</text:p>
          </table:table-cell>
          <table:table-cell office:value-type="float" office:value="186.72" calcext:value-type="float">
            <text:p>186.72</text:p>
          </table:table-cell>
          <table:table-cell office:value-type="float" office:value="155.392" calcext:value-type="float">
            <text:p>155.392</text:p>
          </table:table-cell>
          <table:table-cell office:value-type="float" office:value="6.605" calcext:value-type="float">
            <text:p>6.605</text:p>
          </table:table-cell>
          <table:table-cell office:value-type="float" office:value="84.0237" calcext:value-type="float">
            <text:p>84.0237</text:p>
          </table:table-cell>
          <table:table-cell office:value-type="float" office:value="80.6954" calcext:value-type="float">
            <text:p>80.6954</text:p>
          </table:table-cell>
          <table:table-cell office:value-type="float" office:value="87.1007" calcext:value-type="float">
            <text:p>87.1</text:p>
          </table:table-cell>
          <table:table-cell office:value-type="float" office:value="69.3081" calcext:value-type="float">
            <text:p>69.3</text:p>
          </table:table-cell>
          <table:table-cell office:value-type="float" office:value="65.9891" calcext:value-type="float">
            <text:p>65.9891</text:p>
          </table:table-cell>
          <table:table-cell office:value-type="float" office:value="72.3721" calcext:value-type="float">
            <text:p>72.3721</text:p>
          </table:table-cell>
          <table:table-cell office:value-type="float" office:value="21.4041" calcext:value-type="float">
            <text:p>21.4041</text:p>
          </table:table-cell>
          <table:table-cell office:value-type="float" office:value="18.7215" calcext:value-type="float">
            <text:p>18.7215</text:p>
          </table:table-cell>
          <table:table-cell office:value-type="float" office:value="23.6188" calcext:value-type="float">
            <text:p>23.6188</text:p>
          </table:table-cell>
          <table:table-cell office:value-type="float" office:value="10.4762" calcext:value-type="float">
            <text:p>10.4762</text:p>
          </table:table-cell>
          <table:table-cell office:value-type="float" office:value="8.5493" calcext:value-type="float">
            <text:p>8.5493</text:p>
          </table:table-cell>
          <table:table-cell office:value-type="float" office:value="11.5949" calcext:value-type="float">
            <text:p>11.5949</text:p>
          </table:table-cell>
          <table:table-cell office:value-type="float" office:value="0.655" calcext:value-type="float">
            <text:p>0.655</text:p>
          </table:table-cell>
          <table:table-cell office:value-type="float" office:value="2.2896" calcext:value-type="float">
            <text:p>2.2896</text:p>
          </table:table-cell>
          <table:table-cell office:value-type="float" office:value="285.127" calcext:value-type="float">
            <text:p>285.127</text:p>
          </table:table-cell>
          <table:table-cell office:value-type="float" office:value="0.812" calcext:value-type="float">
            <text:p>0.812</text:p>
          </table:table-cell>
          <table:table-cell office:value-type="float" office:value="2.7884" calcext:value-type="float">
            <text:p>2.7884</text:p>
          </table:table-cell>
          <table:table-cell office:value-type="float" office:value="8.7258" calcext:value-type="float">
            <text:p>8.7258</text:p>
          </table:table-cell>
          <table:table-cell office:value-type="float" office:value="10.1829" calcext:value-type="float">
            <text:p>10.1829</text:p>
          </table:table-cell>
          <table:table-cell office:value-type="float" office:value="7.132" calcext:value-type="float">
            <text:p>7.132</text:p>
          </table:table-cell>
          <table:table-cell office:value-type="float" office:value="43.1827" calcext:value-type="float">
            <text:p>43.1827</text:p>
          </table:table-cell>
          <table:table-cell office:value-type="float" office:value="60.8421" calcext:value-type="float">
            <text:p>60.8421</text:p>
          </table:table-cell>
          <table:table-cell office:value-type="float" office:value="24.787" calcext:value-type="float">
            <text:p>24.787</text:p>
          </table:table-cell>
          <table:table-cell office:value-type="float" office:value="14.543" calcext:value-type="float">
            <text:p>14.543</text:p>
          </table:table-cell>
          <table:table-cell office:value-type="float" office:value="19.6421" calcext:value-type="float">
            <text:p>19.6421</text:p>
          </table:table-cell>
          <table:table-cell office:value-type="float" office:value="9.1402" calcext:value-type="float">
            <text:p>9.1402</text:p>
          </table:table-cell>
          <table:table-cell office:value-type="float" office:value="39.8491" calcext:value-type="float">
            <text:p>39.8491</text:p>
          </table:table-cell>
          <table:table-cell office:value-type="float" office:value="57.3226" calcext:value-type="float">
            <text:p>57.3226</text:p>
          </table:table-cell>
          <table:table-cell office:value-type="float" office:value="21.6611" calcext:value-type="float">
            <text:p>21.6611</text:p>
          </table:table-cell>
          <table:table-cell office:value-type="float" office:value="29.998" calcext:value-type="float">
            <text:p>29.998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High income</text:p>
          </table:table-cell>
          <table:table-cell office:value-type="float" office:value="46918.4748224493" calcext:value-type="float">
            <text:p>46918.4748224493</text:p>
          </table:table-cell>
          <table:table-cell office:value-type="string" calcext:value-type="string">
            <text:p>Korea, Republic of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1657.76" calcext:value-type="float">
            <text:p>1657.76</text:p>
          </table:table-cell>
          <table:table-cell office:value-type="float" office:value="1659.714" calcext:value-type="float">
            <text:p>1659.714</text:p>
          </table:table-cell>
          <table:table-cell office:value-type="float" office:value="827.139" calcext:value-type="float">
            <text:p>827.139</text:p>
          </table:table-cell>
          <table:table-cell office:value-type="float" office:value="832.574" calcext:value-type="float">
            <text:p>832.574</text:p>
          </table:table-cell>
          <table:table-cell office:value-type="float" office:value="152.1975" calcext:value-type="float">
            <text:p>152.1975</text:p>
          </table:table-cell>
          <table:table-cell office:value-type="float" office:value="99.3471" calcext:value-type="float">
            <text:p>99.3</text:p>
          </table:table-cell>
          <table:table-cell office:value-type="float" office:value="31.0207" calcext:value-type="float">
            <text:p>31.0207</text:p>
          </table:table-cell>
          <table:table-cell office:value-type="float" office:value="8.908" calcext:value-type="float">
            <text:p>8.908</text:p>
          </table:table-cell>
          <table:table-cell office:value-type="float" office:value="5.359" calcext:value-type="float">
            <text:p>5.359</text:p>
          </table:table-cell>
          <table:table-cell office:value-type="float" office:value="3.907" calcext:value-type="float">
            <text:p>3.907</text:p>
          </table:table-cell>
          <table:table-cell office:value-type="float" office:value="0.235" calcext:value-type="float">
            <text:p>0.235</text:p>
          </table:table-cell>
          <table:table-cell/>
          <table:table-cell office:value-type="float" office:value="18.397" calcext:value-type="float">
            <text:p>18</text:p>
          </table:table-cell>
          <table:table-cell office:value-type="float" office:value="0.582" calcext:value-type="float">
            <text:p>1</text:p>
          </table:table-cell>
          <table:table-cell office:value-type="float" office:value="11.068" calcext:value-type="float">
            <text:p>11</text:p>
          </table:table-cell>
          <table:table-cell office:value-type="float" office:value="1.5099" calcext:value-type="float">
            <text:p>2</text:p>
          </table:table-cell>
          <table:table-cell office:value-type="float" office:value="0.7222" calcext:value-type="float">
            <text:p>1</text:p>
          </table:table-cell>
          <table:table-cell table:style-name="ce2" office:value-type="float" office:value="29.954" calcext:value-type="float">
            <text:p>30.0</text:p>
          </table:table-cell>
          <table:table-cell office:value-type="float" office:value="106.9" calcext:value-type="float">
            <text:p>106.9</text:p>
          </table:table-cell>
          <table:table-cell office:value-type="float" office:value="9.489" calcext:value-type="float">
            <text:p>9.5</text:p>
          </table:table-cell>
          <table:table-cell office:value-type="float" office:value="5.017" calcext:value-type="float">
            <text:p>5.02</text:p>
          </table:table-cell>
          <table:table-cell office:value-type="float" office:value="4.472" calcext:value-type="float">
            <text:p>4.472</text:p>
          </table:table-cell>
          <table:table-cell office:value-type="float" office:value="5.709" calcext:value-type="float">
            <text:p>5.709</text:p>
          </table:table-cell>
          <table:table-cell office:value-type="float" office:value="79.5237" calcext:value-type="float">
            <text:p>79.5237</text:p>
          </table:table-cell>
          <table:table-cell office:value-type="float" office:value="77.2106" calcext:value-type="float">
            <text:p>77.2106</text:p>
          </table:table-cell>
          <table:table-cell office:value-type="float" office:value="81.7418" calcext:value-type="float">
            <text:p>81.7</text:p>
          </table:table-cell>
          <table:table-cell office:value-type="float" office:value="65.1409" calcext:value-type="float">
            <text:p>65.1</text:p>
          </table:table-cell>
          <table:table-cell office:value-type="float" office:value="62.8429" calcext:value-type="float">
            <text:p>62.8429</text:p>
          </table:table-cell>
          <table:table-cell office:value-type="float" office:value="67.3388" calcext:value-type="float">
            <text:p>67.3388</text:p>
          </table:table-cell>
          <table:table-cell office:value-type="float" office:value="18.3603" calcext:value-type="float">
            <text:p>18.3603</text:p>
          </table:table-cell>
          <table:table-cell office:value-type="float" office:value="16.7267" calcext:value-type="float">
            <text:p>16.7267</text:p>
          </table:table-cell>
          <table:table-cell office:value-type="float" office:value="19.808" calcext:value-type="float">
            <text:p>19.808</text:p>
          </table:table-cell>
          <table:table-cell office:value-type="float" office:value="8.894" calcext:value-type="float">
            <text:p>8.894</text:p>
          </table:table-cell>
          <table:table-cell office:value-type="float" office:value="8.0022" calcext:value-type="float">
            <text:p>8.0022</text:p>
          </table:table-cell>
          <table:table-cell office:value-type="float" office:value="9.5405" calcext:value-type="float">
            <text:p>9.5405</text:p>
          </table:table-cell>
          <table:table-cell office:value-type="float" office:value="0.114" calcext:value-type="float">
            <text:p>0.114</text:p>
          </table:table-cell>
          <table:table-cell office:value-type="float" office:value="6.1737" calcext:value-type="float">
            <text:p>6.1737</text:p>
          </table:table-cell>
          <table:table-cell office:value-type="float" office:value="18.299" calcext:value-type="float">
            <text:p>18.299</text:p>
          </table:table-cell>
          <table:table-cell office:value-type="float" office:value="0.133" calcext:value-type="float">
            <text:p>0.133</text:p>
          </table:table-cell>
          <table:table-cell office:value-type="float" office:value="7.2334" calcext:value-type="float">
            <text:p>7.2334</text:p>
          </table:table-cell>
          <table:table-cell office:value-type="float" office:value="16.7507" calcext:value-type="float">
            <text:p>16.7507</text:p>
          </table:table-cell>
          <table:table-cell office:value-type="float" office:value="19.1439" calcext:value-type="float">
            <text:p>19.1439</text:p>
          </table:table-cell>
          <table:table-cell office:value-type="float" office:value="14.1667" calcext:value-type="float">
            <text:p>14.1667</text:p>
          </table:table-cell>
          <table:table-cell office:value-type="float" office:value="76.5068" calcext:value-type="float">
            <text:p>76.5068</text:p>
          </table:table-cell>
          <table:table-cell office:value-type="float" office:value="96.5035" calcext:value-type="float">
            <text:p>96.5035</text:p>
          </table:table-cell>
          <table:table-cell office:value-type="float" office:value="57.5904" calcext:value-type="float">
            <text:p>57.5904</text:p>
          </table:table-cell>
          <table:table-cell office:value-type="float" office:value="24.831" calcext:value-type="float">
            <text:p>24.831</text:p>
          </table:table-cell>
          <table:table-cell office:value-type="float" office:value="30.7463" calcext:value-type="float">
            <text:p>30.7463</text:p>
          </table:table-cell>
          <table:table-cell office:value-type="float" office:value="19.0742" calcext:value-type="float">
            <text:p>19.0742</text:p>
          </table:table-cell>
          <table:table-cell office:value-type="float" office:value="69.2305" calcext:value-type="float">
            <text:p>69.2305</text:p>
          </table:table-cell>
          <table:table-cell office:value-type="float" office:value="88.9795" calcext:value-type="float">
            <text:p>88.9795</text:p>
          </table:table-cell>
          <table:table-cell office:value-type="float" office:value="50.6166" calcext:value-type="float">
            <text:p>50.6166</text:p>
          </table:table-cell>
          <table:table-cell office:value-type="float" office:value="-5" calcext:value-type="float">
            <text:p>-5</text:p>
          </table:table-cell>
          <table:table-cell office:value-type="float" office:value="-3.008" calcext:value-type="float">
            <text:p>-3.008</text:p>
          </table:table-cell>
          <table:table-cell office:value-type="string" calcext:value-type="string">
            <text:p>XXK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Upper middle income</text:p>
          </table:table-cell>
          <table:table-cell office:value-type="float" office:value="12720.9835745591" calcext:value-type="float">
            <text:p>12720.9835745591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247.7" calcext:value-type="float">
            <text:p>4247.7</text:p>
          </table:table-cell>
          <table:table-cell office:value-type="float" office:value="4268.873" calcext:value-type="float">
            <text:p>4268.873</text:p>
          </table:table-cell>
          <table:table-cell office:value-type="float" office:value="2595.948" calcext:value-type="float">
            <text:p>2595.948</text:p>
          </table:table-cell>
          <table:table-cell office:value-type="float" office:value="1672.926" calcext:value-type="float">
            <text:p>1672.926</text:p>
          </table:table-cell>
          <table:table-cell office:value-type="float" office:value="239.5821" calcext:value-type="float">
            <text:p>239.5821</text:p>
          </table:table-cell>
          <table:table-cell office:value-type="float" office:value="155.1741" calcext:value-type="float">
            <text:p>155.2</text:p>
          </table:table-cell>
          <table:table-cell office:value-type="float" office:value="39.1288" calcext:value-type="float">
            <text:p>39.1288</text:p>
          </table:table-cell>
          <table:table-cell office:value-type="float" office:value="30.349" calcext:value-type="float">
            <text:p>30.349</text:p>
          </table:table-cell>
          <table:table-cell office:value-type="float" office:value="7.121" calcext:value-type="float">
            <text:p>7.121</text:p>
          </table:table-cell>
          <table:table-cell office:value-type="float" office:value="42.346" calcext:value-type="float">
            <text:p>42.346</text:p>
          </table:table-cell>
          <table:table-cell office:value-type="float" office:value="0.992" calcext:value-type="float">
            <text:p>0.992</text:p>
          </table:table-cell>
          <table:table-cell office:value-type="float" office:value="69.8737" calcext:value-type="float">
            <text:p>69.8737</text:p>
          </table:table-cell>
          <table:table-cell office:value-type="float" office:value="41.456" calcext:value-type="float">
            <text:p>41</text:p>
          </table:table-cell>
          <table:table-cell office:value-type="float" office:value="0.585" calcext:value-type="float">
            <text:p>1</text:p>
          </table:table-cell>
          <table:table-cell office:value-type="float" office:value="9.727" calcext:value-type="float">
            <text:p>10</text:p>
          </table:table-cell>
          <table:table-cell office:value-type="float" office:value="2.0923" calcext:value-type="float">
            <text:p>2</text:p>
          </table:table-cell>
          <table:table-cell office:value-type="float" office:value="1.0127" calcext:value-type="float">
            <text:p>1</text:p>
          </table:table-cell>
          <table:table-cell table:style-name="ce2" office:value-type="float" office:value="29.488" calcext:value-type="float">
            <text:p>29.5</text:p>
          </table:table-cell>
          <table:table-cell office:value-type="float" office:value="104.8" calcext:value-type="float">
            <text:p>104.8</text:p>
          </table:table-cell>
          <table:table-cell office:value-type="float" office:value="11.107" calcext:value-type="float">
            <text:p>11.1</text:p>
          </table:table-cell>
          <table:table-cell office:value-type="float" office:value="8.078" calcext:value-type="float">
            <text:p>8.08</text:p>
          </table:table-cell>
          <table:table-cell office:value-type="float" office:value="3.029" calcext:value-type="float">
            <text:p>3.029</text:p>
          </table:table-cell>
          <table:table-cell office:value-type="float" office:value="2.606" calcext:value-type="float">
            <text:p>2.606</text:p>
          </table:table-cell>
          <table:table-cell office:value-type="float" office:value="80.2637" calcext:value-type="float">
            <text:p>80.2637</text:p>
          </table:table-cell>
          <table:table-cell office:value-type="float" office:value="78.878" calcext:value-type="float">
            <text:p>78.878</text:p>
          </table:table-cell>
          <table:table-cell office:value-type="float" office:value="82.752" calcext:value-type="float">
            <text:p>82.8</text:p>
          </table:table-cell>
          <table:table-cell office:value-type="float" office:value="65.9638" calcext:value-type="float">
            <text:p>66.0</text:p>
          </table:table-cell>
          <table:table-cell office:value-type="float" office:value="64.644" calcext:value-type="float">
            <text:p>64.644</text:p>
          </table:table-cell>
          <table:table-cell office:value-type="float" office:value="68.3841" calcext:value-type="float">
            <text:p>68.3841</text:p>
          </table:table-cell>
          <table:table-cell office:value-type="float" office:value="18.2136" calcext:value-type="float">
            <text:p>18.2136</text:p>
          </table:table-cell>
          <table:table-cell office:value-type="float" office:value="17.2539" calcext:value-type="float">
            <text:p>17.2539</text:p>
          </table:table-cell>
          <table:table-cell office:value-type="float" office:value="19.9014" calcext:value-type="float">
            <text:p>19.9014</text:p>
          </table:table-cell>
          <table:table-cell office:value-type="float" office:value="7.8747" calcext:value-type="float">
            <text:p>7.8747</text:p>
          </table:table-cell>
          <table:table-cell office:value-type="float" office:value="7.3114" calcext:value-type="float">
            <text:p>7.3114</text:p>
          </table:table-cell>
          <table:table-cell office:value-type="float" office:value="8.5809" calcext:value-type="float">
            <text:p>8.5809</text:p>
          </table:table-cell>
          <table:table-cell office:value-type="float" office:value="0.279" calcext:value-type="float">
            <text:p>0.279</text:p>
          </table:table-cell>
          <table:table-cell office:value-type="float" office:value="6.6815" calcext:value-type="float">
            <text:p>6.6815</text:p>
          </table:table-cell>
          <table:table-cell office:value-type="float" office:value="41.217" calcext:value-type="float">
            <text:p>41.217</text:p>
          </table:table-cell>
          <table:table-cell office:value-type="float" office:value="0.344" calcext:value-type="float">
            <text:p>0.344</text:p>
          </table:table-cell>
          <table:table-cell office:value-type="float" office:value="7.9845" calcext:value-type="float">
            <text:p>7.9845</text:p>
          </table:table-cell>
          <table:table-cell office:value-type="float" office:value="14.7163" calcext:value-type="float">
            <text:p>14.7163</text:p>
          </table:table-cell>
          <table:table-cell office:value-type="float" office:value="18.3676" calcext:value-type="float">
            <text:p>18.3676</text:p>
          </table:table-cell>
          <table:table-cell office:value-type="float" office:value="10.5135" calcext:value-type="float">
            <text:p>10.5135</text:p>
          </table:table-cell>
          <table:table-cell office:value-type="float" office:value="54.9768" calcext:value-type="float">
            <text:p>54.9768</text:p>
          </table:table-cell>
          <table:table-cell office:value-type="float" office:value="64.9939" calcext:value-type="float">
            <text:p>64.9939</text:p>
          </table:table-cell>
          <table:table-cell office:value-type="float" office:value="37.4063" calcext:value-type="float">
            <text:p>37.4063</text:p>
          </table:table-cell>
          <table:table-cell office:value-type="float" office:value="15.1967" calcext:value-type="float">
            <text:p>15.1967</text:p>
          </table:table-cell>
          <table:table-cell office:value-type="float" office:value="19.1399" calcext:value-type="float">
            <text:p>19.1399</text:p>
          </table:table-cell>
          <table:table-cell office:value-type="float" office:value="9.4619" calcext:value-type="float">
            <text:p>9.4619</text:p>
          </table:table-cell>
          <table:table-cell office:value-type="float" office:value="46.587" calcext:value-type="float">
            <text:p>46.587</text:p>
          </table:table-cell>
          <table:table-cell office:value-type="float" office:value="55.7208" calcext:value-type="float">
            <text:p>55.7208</text:p>
          </table:table-cell>
          <table:table-cell office:value-type="float" office:value="29.964" calcext:value-type="float">
            <text:p>29.964</text:p>
          </table:table-cell>
          <table:table-cell office:value-type="float" office:value="11.999" calcext:value-type="float">
            <text:p>11.999</text:p>
          </table:table-cell>
          <table:table-cell office:value-type="float" office:value="2.815" calcext:value-type="float">
            <text:p>2.815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High income</text:p>
          </table:table-cell>
          <table:table-cell office:value-type="float" office:value="47303.1298528111" calcext:value-type="float">
            <text:p>47303.1298528111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float" office:value="6578.069" calcext:value-type="float">
            <text:p>6578.069</text:p>
          </table:table-cell>
          <table:table-cell office:value-type="float" office:value="6630.623" calcext:value-type="float">
            <text:p>6630.623</text:p>
          </table:table-cell>
          <table:table-cell office:value-type="float" office:value="3255.52" calcext:value-type="float">
            <text:p>3255.52</text:p>
          </table:table-cell>
          <table:table-cell office:value-type="float" office:value="3375.102" calcext:value-type="float">
            <text:p>3375.102</text:p>
          </table:table-cell>
          <table:table-cell office:value-type="float" office:value="34.5705" calcext:value-type="float">
            <text:p>34.5705</text:p>
          </table:table-cell>
          <table:table-cell office:value-type="float" office:value="96.4569" calcext:value-type="float">
            <text:p>96.5</text:p>
          </table:table-cell>
          <table:table-cell office:value-type="float" office:value="23.8185" calcext:value-type="float">
            <text:p>23.8185</text:p>
          </table:table-cell>
          <table:table-cell office:value-type="float" office:value="115.096" calcext:value-type="float">
            <text:p>115.096</text:p>
          </table:table-cell>
          <table:table-cell office:value-type="float" office:value="17.348" calcext:value-type="float">
            <text:p>17.348</text:p>
          </table:table-cell>
          <table:table-cell office:value-type="float" office:value="105.108" calcext:value-type="float">
            <text:p>105.108</text:p>
          </table:table-cell>
          <table:table-cell office:value-type="float" office:value="1.585" calcext:value-type="float">
            <text:p>1.585</text:p>
          </table:table-cell>
          <table:table-cell office:value-type="float" office:value="43.7317" calcext:value-type="float">
            <text:p>43.7317</text:p>
          </table:table-cell>
          <table:table-cell office:value-type="float" office:value="154.761" calcext:value-type="float">
            <text:p>155</text:p>
          </table:table-cell>
          <table:table-cell office:value-type="float" office:value="9.13" calcext:value-type="float">
            <text:p>9</text:p>
          </table:table-cell>
          <table:table-cell office:value-type="float" office:value="23.326" calcext:value-type="float">
            <text:p>23</text:p>
          </table:table-cell>
          <table:table-cell office:value-type="float" office:value="2.9459" calcext:value-type="float">
            <text:p>3</text:p>
          </table:table-cell>
          <table:table-cell office:value-type="float" office:value="1.4048" calcext:value-type="float">
            <text:p>1</text:p>
          </table:table-cell>
          <table:table-cell table:style-name="ce2" office:value-type="float" office:value="28.038" calcext:value-type="float">
            <text:p>28.0</text:p>
          </table:table-cell>
          <table:table-cell office:value-type="float" office:value="105.7" calcext:value-type="float">
            <text:p>105.7</text:p>
          </table:table-cell>
          <table:table-cell office:value-type="float" office:value="39.665" calcext:value-type="float">
            <text:p>39.7</text:p>
          </table:table-cell>
          <table:table-cell office:value-type="float" office:value="23.474" calcext:value-type="float">
            <text:p>23.47</text:p>
          </table:table-cell>
          <table:table-cell office:value-type="float" office:value="16.19" calcext:value-type="float">
            <text:p>16.19</text:p>
          </table:table-cell>
          <table:table-cell office:value-type="float" office:value="5.978" calcext:value-type="float">
            <text:p>5.978</text:p>
          </table:table-cell>
          <table:table-cell office:value-type="float" office:value="70.4839" calcext:value-type="float">
            <text:p>70.4839</text:p>
          </table:table-cell>
          <table:table-cell office:value-type="float" office:value="66.2177" calcext:value-type="float">
            <text:p>66.2177</text:p>
          </table:table-cell>
          <table:table-cell office:value-type="float" office:value="74.9286" calcext:value-type="float">
            <text:p>74.9</text:p>
          </table:table-cell>
          <table:table-cell office:value-type="float" office:value="56.6369" calcext:value-type="float">
            <text:p>56.6</text:p>
          </table:table-cell>
          <table:table-cell office:value-type="float" office:value="52.481" calcext:value-type="float">
            <text:p>52.481</text:p>
          </table:table-cell>
          <table:table-cell office:value-type="float" office:value="60.9396" calcext:value-type="float">
            <text:p>60.9396</text:p>
          </table:table-cell>
          <table:table-cell office:value-type="float" office:value="13.3223" calcext:value-type="float">
            <text:p>13.3223</text:p>
          </table:table-cell>
          <table:table-cell office:value-type="float" office:value="11.2553" calcext:value-type="float">
            <text:p>11.2553</text:p>
          </table:table-cell>
          <table:table-cell office:value-type="float" office:value="15.1307" calcext:value-type="float">
            <text:p>15.1307</text:p>
          </table:table-cell>
          <table:table-cell office:value-type="float" office:value="5.5748" calcext:value-type="float">
            <text:p>5.5748</text:p>
          </table:table-cell>
          <table:table-cell office:value-type="float" office:value="4.5658" calcext:value-type="float">
            <text:p>4.5658</text:p>
          </table:table-cell>
          <table:table-cell office:value-type="float" office:value="6.2321" calcext:value-type="float">
            <text:p>6.2321</text:p>
          </table:table-cell>
          <table:table-cell office:value-type="float" office:value="2.036" calcext:value-type="float">
            <text:p>2.036</text:p>
          </table:table-cell>
          <table:table-cell office:value-type="float" office:value="13.1281" calcext:value-type="float">
            <text:p>13.1281</text:p>
          </table:table-cell>
          <table:table-cell office:value-type="float" office:value="152.979" calcext:value-type="float">
            <text:p>152.979</text:p>
          </table:table-cell>
          <table:table-cell office:value-type="float" office:value="2.307" calcext:value-type="float">
            <text:p>2.307</text:p>
          </table:table-cell>
          <table:table-cell office:value-type="float" office:value="14.8024" calcext:value-type="float">
            <text:p>14.8024</text:p>
          </table:table-cell>
          <table:table-cell office:value-type="float" office:value="46.5285" calcext:value-type="float">
            <text:p>46.5285</text:p>
          </table:table-cell>
          <table:table-cell office:value-type="float" office:value="63.2018" calcext:value-type="float">
            <text:p>63.2018</text:p>
          </table:table-cell>
          <table:table-cell office:value-type="float" office:value="29.7713" calcext:value-type="float">
            <text:p>29.7713</text:p>
          </table:table-cell>
          <table:table-cell office:value-type="float" office:value="194.8845" calcext:value-type="float">
            <text:p>194.8845</text:p>
          </table:table-cell>
          <table:table-cell office:value-type="float" office:value="276.6961" calcext:value-type="float">
            <text:p>276.6961</text:p>
          </table:table-cell>
          <table:table-cell office:value-type="float" office:value="115.1153" calcext:value-type="float">
            <text:p>115.1153</text:p>
          </table:table-cell>
          <table:table-cell office:value-type="float" office:value="81.2488" calcext:value-type="float">
            <text:p>81.2488</text:p>
          </table:table-cell>
          <table:table-cell office:value-type="float" office:value="120.9087" calcext:value-type="float">
            <text:p>120.9087</text:p>
          </table:table-cell>
          <table:table-cell office:value-type="float" office:value="43.007" calcext:value-type="float">
            <text:p>43.007</text:p>
          </table:table-cell>
          <table:table-cell office:value-type="float" office:value="181.4494" calcext:value-type="float">
            <text:p>181.4494</text:p>
          </table:table-cell>
          <table:table-cell office:value-type="float" office:value="262.5705" calcext:value-type="float">
            <text:p>262.5705</text:p>
          </table:table-cell>
          <table:table-cell office:value-type="float" office:value="102.9833" calcext:value-type="float">
            <text:p>102.9833</text:p>
          </table:table-cell>
          <table:table-cell office:value-type="float" office:value="-9.999" calcext:value-type="float">
            <text:p>-9.999</text:p>
          </table:table-cell>
          <table:table-cell office:value-type="float" office:value="-1.507" calcext:value-type="float">
            <text:p>-1.507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Lower middle income</text:p>
          </table:table-cell>
          <table:table-cell office:value-type="float" office:value="5287.79066976613" calcext:value-type="float">
            <text:p>5287.79066976613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Lao PDR</text:p>
          </table:table-cell>
          <table:table-cell office:value-type="float" office:value="7476.97" calcext:value-type="float">
            <text:p>7476.97</text:p>
          </table:table-cell>
          <table:table-cell office:value-type="float" office:value="7529.475" calcext:value-type="float">
            <text:p>7529.475</text:p>
          </table:table-cell>
          <table:table-cell office:value-type="float" office:value="3794.678" calcext:value-type="float">
            <text:p>3794.678</text:p>
          </table:table-cell>
          <table:table-cell office:value-type="float" office:value="3734.796" calcext:value-type="float">
            <text:p>3734.796</text:p>
          </table:table-cell>
          <table:table-cell office:value-type="float" office:value="32.6234" calcext:value-type="float">
            <text:p>32.6234</text:p>
          </table:table-cell>
          <table:table-cell office:value-type="float" office:value="101.6034" calcext:value-type="float">
            <text:p>101.6</text:p>
          </table:table-cell>
          <table:table-cell office:value-type="float" office:value="24.0839" calcext:value-type="float">
            <text:p>24.0839</text:p>
          </table:table-cell>
          <table:table-cell office:value-type="float" office:value="115.009" calcext:value-type="float">
            <text:p>115.009</text:p>
          </table:table-cell>
          <table:table-cell office:value-type="float" office:value="15.265" calcext:value-type="float">
            <text:p>15.265</text:p>
          </table:table-cell>
          <table:table-cell office:value-type="float" office:value="105.01" calcext:value-type="float">
            <text:p>105.01</text:p>
          </table:table-cell>
          <table:table-cell office:value-type="float" office:value="1.395" calcext:value-type="float">
            <text:p>1.395</text:p>
          </table:table-cell>
          <table:table-cell office:value-type="float" office:value="49.688" calcext:value-type="float">
            <text:p>49.688</text:p>
          </table:table-cell>
          <table:table-cell office:value-type="float" office:value="161.682" calcext:value-type="float">
            <text:p>162</text:p>
          </table:table-cell>
          <table:table-cell office:value-type="float" office:value="25.641" calcext:value-type="float">
            <text:p>26</text:p>
          </table:table-cell>
          <table:table-cell office:value-type="float" office:value="21.46" calcext:value-type="float">
            <text:p>21</text:p>
          </table:table-cell>
          <table:table-cell office:value-type="float" office:value="2.4477" calcext:value-type="float">
            <text:p>2</text:p>
          </table:table-cell>
          <table:table-cell office:value-type="float" office:value="1.1321" calcext:value-type="float">
            <text:p>1</text:p>
          </table:table-cell>
          <table:table-cell table:style-name="ce2" office:value-type="float" office:value="26.822" calcext:value-type="float">
            <text:p>26.8</text:p>
          </table:table-cell>
          <table:table-cell office:value-type="float" office:value="105.3" calcext:value-type="float">
            <text:p>105.3</text:p>
          </table:table-cell>
          <table:table-cell office:value-type="float" office:value="46.673" calcext:value-type="float">
            <text:p>46.7</text:p>
          </table:table-cell>
          <table:table-cell office:value-type="float" office:value="25.569" calcext:value-type="float">
            <text:p>25.57</text:p>
          </table:table-cell>
          <table:table-cell office:value-type="float" office:value="21.104" calcext:value-type="float">
            <text:p>21.104</text:p>
          </table:table-cell>
          <table:table-cell office:value-type="float" office:value="6.195" calcext:value-type="float">
            <text:p>6.195</text:p>
          </table:table-cell>
          <table:table-cell office:value-type="float" office:value="68.9992" calcext:value-type="float">
            <text:p>68.9992</text:p>
          </table:table-cell>
          <table:table-cell office:value-type="float" office:value="66.9404" calcext:value-type="float">
            <text:p>66.9404</text:p>
          </table:table-cell>
          <table:table-cell office:value-type="float" office:value="71.1637" calcext:value-type="float">
            <text:p>71.2</text:p>
          </table:table-cell>
          <table:table-cell office:value-type="float" office:value="57.1604" calcext:value-type="float">
            <text:p>57.2</text:p>
          </table:table-cell>
          <table:table-cell office:value-type="float" office:value="55.4646" calcext:value-type="float">
            <text:p>55.4646</text:p>
          </table:table-cell>
          <table:table-cell office:value-type="float" office:value="58.9183" calcext:value-type="float">
            <text:p>58.9183</text:p>
          </table:table-cell>
          <table:table-cell office:value-type="float" office:value="13.7688" calcext:value-type="float">
            <text:p>13.7688</text:p>
          </table:table-cell>
          <table:table-cell office:value-type="float" office:value="12.9277" calcext:value-type="float">
            <text:p>12.9277</text:p>
          </table:table-cell>
          <table:table-cell office:value-type="float" office:value="14.5706" calcext:value-type="float">
            <text:p>14.5706</text:p>
          </table:table-cell>
          <table:table-cell office:value-type="float" office:value="5.7916" calcext:value-type="float">
            <text:p>5.7916</text:p>
          </table:table-cell>
          <table:table-cell office:value-type="float" office:value="5.4703" calcext:value-type="float">
            <text:p>5.4703</text:p>
          </table:table-cell>
          <table:table-cell office:value-type="float" office:value="6.0443" calcext:value-type="float">
            <text:p>6.0443</text:p>
          </table:table-cell>
          <table:table-cell office:value-type="float" office:value="4.945" calcext:value-type="float">
            <text:p>4.945</text:p>
          </table:table-cell>
          <table:table-cell office:value-type="float" office:value="30.5569" calcext:value-type="float">
            <text:p>30.5569</text:p>
          </table:table-cell>
          <table:table-cell office:value-type="float" office:value="157.386" calcext:value-type="float">
            <text:p>157.386</text:p>
          </table:table-cell>
          <table:table-cell office:value-type="float" office:value="6.285" calcext:value-type="float">
            <text:p>6.285</text:p>
          </table:table-cell>
          <table:table-cell office:value-type="float" office:value="38.7701" calcext:value-type="float">
            <text:p>38.7701</text:p>
          </table:table-cell>
          <table:table-cell office:value-type="float" office:value="83.6355" calcext:value-type="float">
            <text:p>83.6355</text:p>
          </table:table-cell>
          <table:table-cell office:value-type="float" office:value="96.1666" calcext:value-type="float">
            <text:p>96.1666</text:p>
          </table:table-cell>
          <table:table-cell office:value-type="float" office:value="70.4618" calcext:value-type="float">
            <text:p>70.4618</text:p>
          </table:table-cell>
          <table:table-cell office:value-type="float" office:value="206.4401" calcext:value-type="float">
            <text:p>206.4401</text:p>
          </table:table-cell>
          <table:table-cell office:value-type="float" office:value="238.73" calcext:value-type="float">
            <text:p>238.73</text:p>
          </table:table-cell>
          <table:table-cell office:value-type="float" office:value="173.0032" calcext:value-type="float">
            <text:p>173.0032</text:p>
          </table:table-cell>
          <table:table-cell office:value-type="float" office:value="80.6954" calcext:value-type="float">
            <text:p>80.6954</text:p>
          </table:table-cell>
          <table:table-cell office:value-type="float" office:value="93.3107" calcext:value-type="float">
            <text:p>93.3107</text:p>
          </table:table-cell>
          <table:table-cell office:value-type="float" office:value="67.587" calcext:value-type="float">
            <text:p>67.587</text:p>
          </table:table-cell>
          <table:table-cell office:value-type="float" office:value="169.0542" calcext:value-type="float">
            <text:p>169.0542</text:p>
          </table:table-cell>
          <table:table-cell office:value-type="float" office:value="197.4461" calcext:value-type="float">
            <text:p>197.4461</text:p>
          </table:table-cell>
          <table:table-cell office:value-type="float" office:value="140.1446" calcext:value-type="float">
            <text:p>140.1446</text:p>
          </table:table-cell>
          <table:table-cell office:value-type="float" office:value="-9.999" calcext:value-type="float">
            <text:p>-9.999</text:p>
          </table:table-cell>
          <table:table-cell office:value-type="float" office:value="-1.327" calcext:value-type="float">
            <text:p>-1.327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Lower middle income</text:p>
          </table:table-cell>
          <table:table-cell office:value-type="float" office:value="8674.03369483136" calcext:value-type="float">
            <text:p>8674.03369483136</text:p>
          </table:table-cell>
          <table:table-cell office:value-type="string" calcext:value-type="string">
            <text:p>Lao, People's Democratic Republic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860.978" calcext:value-type="float">
            <text:p>1860.978</text:p>
          </table:table-cell>
          <table:table-cell office:value-type="float" office:value="1850.651" calcext:value-type="float">
            <text:p>1850.651</text:p>
          </table:table-cell>
          <table:table-cell office:value-type="float" office:value="858.42" calcext:value-type="float">
            <text:p>858.42</text:p>
          </table:table-cell>
          <table:table-cell office:value-type="float" office:value="992.232" calcext:value-type="float">
            <text:p>992.232</text:p>
          </table:table-cell>
          <table:table-cell office:value-type="float" office:value="29.7403" calcext:value-type="float">
            <text:p>29.7403</text:p>
          </table:table-cell>
          <table:table-cell office:value-type="float" office:value="86.514" calcext:value-type="float">
            <text:p>86.5</text:p>
          </table:table-cell>
          <table:table-cell office:value-type="float" office:value="43.758" calcext:value-type="float">
            <text:p>43.758</text:p>
          </table:table-cell>
          <table:table-cell office:value-type="float" office:value="-12.182" calcext:value-type="float">
            <text:p>-12.182</text:p>
          </table:table-cell>
          <table:table-cell office:value-type="float" office:value="-6.567" calcext:value-type="float">
            <text:p>-6.567</text:p>
          </table:table-cell>
          <table:table-cell office:value-type="float" office:value="-20.654" calcext:value-type="float">
            <text:p>-20.654</text:p>
          </table:table-cell>
          <table:table-cell office:value-type="float" office:value="-1.116" calcext:value-type="float">
            <text:p>-1.116</text:p>
          </table:table-cell>
          <table:table-cell/>
          <table:table-cell office:value-type="float" office:value="16.531" calcext:value-type="float">
            <text:p>17</text:p>
          </table:table-cell>
          <table:table-cell office:value-type="float" office:value="0.479" calcext:value-type="float">
            <text:p>0</text:p>
          </table:table-cell>
          <table:table-cell office:value-type="float" office:value="8.912" calcext:value-type="float">
            <text:p>9</text:p>
          </table:table-cell>
          <table:table-cell office:value-type="float" office:value="1.5854" calcext:value-type="float">
            <text:p>2</text:p>
          </table:table-cell>
          <table:table-cell office:value-type="float" office:value="0.7601" calcext:value-type="float">
            <text:p>1</text:p>
          </table:table-cell>
          <table:table-cell table:style-name="ce2" office:value-type="float" office:value="30.065" calcext:value-type="float">
            <text:p>30.1</text:p>
          </table:table-cell>
          <table:table-cell office:value-type="float" office:value="106.5" calcext:value-type="float">
            <text:p>106.5</text:p>
          </table:table-cell>
          <table:table-cell office:value-type="float" office:value="28.713" calcext:value-type="float">
            <text:p>28.7</text:p>
          </table:table-cell>
          <table:table-cell office:value-type="float" office:value="13.04" calcext:value-type="float">
            <text:p>13.04</text:p>
          </table:table-cell>
          <table:table-cell office:value-type="float" office:value="15.674" calcext:value-type="float">
            <text:p>15.674</text:p>
          </table:table-cell>
          <table:table-cell office:value-type="float" office:value="15.479" calcext:value-type="float">
            <text:p>15.479</text:p>
          </table:table-cell>
          <table:table-cell office:value-type="float" office:value="75.9274" calcext:value-type="float">
            <text:p>75.9274</text:p>
          </table:table-cell>
          <table:table-cell office:value-type="float" office:value="71.4905" calcext:value-type="float">
            <text:p>71.4905</text:p>
          </table:table-cell>
          <table:table-cell office:value-type="float" office:value="80.0875" calcext:value-type="float">
            <text:p>80.1</text:p>
          </table:table-cell>
          <table:table-cell office:value-type="float" office:value="61.2952" calcext:value-type="float">
            <text:p>61.3</text:p>
          </table:table-cell>
          <table:table-cell office:value-type="float" office:value="56.8595" calcext:value-type="float">
            <text:p>56.8595</text:p>
          </table:table-cell>
          <table:table-cell office:value-type="float" office:value="65.4478" calcext:value-type="float">
            <text:p>65.4478</text:p>
          </table:table-cell>
          <table:table-cell office:value-type="float" office:value="17.2179" calcext:value-type="float">
            <text:p>17.2179</text:p>
          </table:table-cell>
          <table:table-cell office:value-type="float" office:value="14.5692" calcext:value-type="float">
            <text:p>14.5692</text:p>
          </table:table-cell>
          <table:table-cell office:value-type="float" office:value="19.0191" calcext:value-type="float">
            <text:p>19.0191</text:p>
          </table:table-cell>
          <table:table-cell office:value-type="float" office:value="8.3266" calcext:value-type="float">
            <text:p>8.3266</text:p>
          </table:table-cell>
          <table:table-cell office:value-type="float" office:value="7.3758" calcext:value-type="float">
            <text:p>7.3758</text:p>
          </table:table-cell>
          <table:table-cell office:value-type="float" office:value="8.7161" calcext:value-type="float">
            <text:p>8.7161</text:p>
          </table:table-cell>
          <table:table-cell office:value-type="float" office:value="0.047" calcext:value-type="float">
            <text:p>0.047</text:p>
          </table:table-cell>
          <table:table-cell office:value-type="float" office:value="2.8492" calcext:value-type="float">
            <text:p>2.8492</text:p>
          </table:table-cell>
          <table:table-cell office:value-type="float" office:value="16.491" calcext:value-type="float">
            <text:p>16.491</text:p>
          </table:table-cell>
          <table:table-cell office:value-type="float" office:value="0.062" calcext:value-type="float">
            <text:p>0.062</text:p>
          </table:table-cell>
          <table:table-cell office:value-type="float" office:value="3.6873" calcext:value-type="float">
            <text:p>3.6873</text:p>
          </table:table-cell>
          <table:table-cell office:value-type="float" office:value="29.9394" calcext:value-type="float">
            <text:p>29.9394</text:p>
          </table:table-cell>
          <table:table-cell office:value-type="float" office:value="41.9834" calcext:value-type="float">
            <text:p>41.9834</text:p>
          </table:table-cell>
          <table:table-cell office:value-type="float" office:value="16.8819" calcext:value-type="float">
            <text:p>16.8819</text:p>
          </table:table-cell>
          <table:table-cell office:value-type="float" office:value="143.4656" calcext:value-type="float">
            <text:p>143.4656</text:p>
          </table:table-cell>
          <table:table-cell office:value-type="float" office:value="204.1352" calcext:value-type="float">
            <text:p>204.1352</text:p>
          </table:table-cell>
          <table:table-cell office:value-type="float" office:value="82.0363" calcext:value-type="float">
            <text:p>82.0363</text:p>
          </table:table-cell>
          <table:table-cell office:value-type="float" office:value="60.7585" calcext:value-type="float">
            <text:p>60.7585</text:p>
          </table:table-cell>
          <table:table-cell office:value-type="float" office:value="88.3829" calcext:value-type="float">
            <text:p>88.3829</text:p>
          </table:table-cell>
          <table:table-cell office:value-type="float" office:value="31.7753" calcext:value-type="float">
            <text:p>31.7753</text:p>
          </table:table-cell>
          <table:table-cell office:value-type="float" office:value="139.132" calcext:value-type="float">
            <text:p>139.132</text:p>
          </table:table-cell>
          <table:table-cell office:value-type="float" office:value="199.8231" calcext:value-type="float">
            <text:p>199.8231</text:p>
          </table:table-cell>
          <table:table-cell office:value-type="float" office:value="77.7431" calcext:value-type="float">
            <text:p>77.7431</text:p>
          </table:table-cell>
          <table:table-cell office:value-type="float" office:value="-8.466" calcext:value-type="float">
            <text:p>-8.466</text:p>
          </table:table-cell>
          <table:table-cell office:value-type="float" office:value="-4.564" calcext:value-type="float">
            <text:p>-4.564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34468.6021095498" calcext:value-type="float">
            <text:p>34468.6021095498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5553.937" calcext:value-type="float">
            <text:p>5553.937</text:p>
          </table:table-cell>
          <table:table-cell office:value-type="float" office:value="5489.74" calcext:value-type="float">
            <text:p>5489.74</text:p>
          </table:table-cell>
          <table:table-cell office:value-type="float" office:value="2662.356" calcext:value-type="float">
            <text:p>2662.356</text:p>
          </table:table-cell>
          <table:table-cell office:value-type="float" office:value="2827.383" calcext:value-type="float">
            <text:p>2827.383</text:p>
          </table:table-cell>
          <table:table-cell office:value-type="float" office:value="536.6314" calcext:value-type="float">
            <text:p>536.6314</text:p>
          </table:table-cell>
          <table:table-cell office:value-type="float" office:value="94.1633" calcext:value-type="float">
            <text:p>94.2</text:p>
          </table:table-cell>
          <table:table-cell office:value-type="float" office:value="28.5161" calcext:value-type="float">
            <text:p>28.5161</text:p>
          </table:table-cell>
          <table:table-cell office:value-type="float" office:value="31.855" calcext:value-type="float">
            <text:p>31.855</text:p>
          </table:table-cell>
          <table:table-cell office:value-type="float" office:value="5.719" calcext:value-type="float">
            <text:p>5.719</text:p>
          </table:table-cell>
          <table:table-cell office:value-type="float" office:value="-128.395" calcext:value-type="float">
            <text:p>-128.395</text:p>
          </table:table-cell>
          <table:table-cell office:value-type="float" office:value="-2.339" calcext:value-type="float">
            <text:p>-2.339</text:p>
          </table:table-cell>
          <table:table-cell/>
          <table:table-cell office:value-type="float" office:value="81.179" calcext:value-type="float">
            <text:p>81</text:p>
          </table:table-cell>
          <table:table-cell office:value-type="float" office:value="4.737" calcext:value-type="float">
            <text:p>5</text:p>
          </table:table-cell>
          <table:table-cell office:value-type="float" office:value="14.576" calcext:value-type="float">
            <text:p>15</text:p>
          </table:table-cell>
          <table:table-cell office:value-type="float" office:value="2.0801" calcext:value-type="float">
            <text:p>2</text:p>
          </table:table-cell>
          <table:table-cell office:value-type="float" office:value="0.9974" calcext:value-type="float">
            <text:p>1</text:p>
          </table:table-cell>
          <table:table-cell table:style-name="ce2" office:value-type="float" office:value="29.427" calcext:value-type="float">
            <text:p>29.4</text:p>
          </table:table-cell>
          <table:table-cell office:value-type="float" office:value="105.3" calcext:value-type="float">
            <text:p>105.3</text:p>
          </table:table-cell>
          <table:table-cell office:value-type="float" office:value="49.324" calcext:value-type="float">
            <text:p>49.3</text:p>
          </table:table-cell>
          <table:table-cell office:value-type="float" office:value="25.311" calcext:value-type="float">
            <text:p>25.31</text:p>
          </table:table-cell>
          <table:table-cell office:value-type="float" office:value="24.013" calcext:value-type="float">
            <text:p>24.013</text:p>
          </table:table-cell>
          <table:table-cell office:value-type="float" office:value="8.857" calcext:value-type="float">
            <text:p>8.857</text:p>
          </table:table-cell>
          <table:table-cell office:value-type="float" office:value="74.4159" calcext:value-type="float">
            <text:p>74.4159</text:p>
          </table:table-cell>
          <table:table-cell office:value-type="float" office:value="72.2372" calcext:value-type="float">
            <text:p>72.2372</text:p>
          </table:table-cell>
          <table:table-cell office:value-type="float" office:value="76.5973" calcext:value-type="float">
            <text:p>76.6</text:p>
          </table:table-cell>
          <table:table-cell office:value-type="float" office:value="60.0786" calcext:value-type="float">
            <text:p>60.1</text:p>
          </table:table-cell>
          <table:table-cell office:value-type="float" office:value="57.9109" calcext:value-type="float">
            <text:p>57.9109</text:p>
          </table:table-cell>
          <table:table-cell office:value-type="float" office:value="62.2454" calcext:value-type="float">
            <text:p>62.2454</text:p>
          </table:table-cell>
          <table:table-cell office:value-type="float" office:value="14.482" calcext:value-type="float">
            <text:p>14.482</text:p>
          </table:table-cell>
          <table:table-cell office:value-type="float" office:value="12.8911" calcext:value-type="float">
            <text:p>12.8911</text:p>
          </table:table-cell>
          <table:table-cell office:value-type="float" office:value="16.0206" calcext:value-type="float">
            <text:p>16.0206</text:p>
          </table:table-cell>
          <table:table-cell office:value-type="float" office:value="6.0099" calcext:value-type="float">
            <text:p>6.0099</text:p>
          </table:table-cell>
          <table:table-cell office:value-type="float" office:value="5.1087" calcext:value-type="float">
            <text:p>5.1087</text:p>
          </table:table-cell>
          <table:table-cell office:value-type="float" office:value="6.6239" calcext:value-type="float">
            <text:p>6.6239</text:p>
          </table:table-cell>
          <table:table-cell office:value-type="float" office:value="0.5" calcext:value-type="float">
            <text:p>0.5</text:p>
          </table:table-cell>
          <table:table-cell office:value-type="float" office:value="6.1575" calcext:value-type="float">
            <text:p>6.1575</text:p>
          </table:table-cell>
          <table:table-cell office:value-type="float" office:value="80.709" calcext:value-type="float">
            <text:p>80.709</text:p>
          </table:table-cell>
          <table:table-cell office:value-type="float" office:value="0.591" calcext:value-type="float">
            <text:p>0.591</text:p>
          </table:table-cell>
          <table:table-cell office:value-type="float" office:value="7.2027" calcext:value-type="float">
            <text:p>7.2027</text:p>
          </table:table-cell>
          <table:table-cell office:value-type="float" office:value="26.1165" calcext:value-type="float">
            <text:p>26.1165</text:p>
          </table:table-cell>
          <table:table-cell office:value-type="float" office:value="28.3702" calcext:value-type="float">
            <text:p>28.3702</text:p>
          </table:table-cell>
          <table:table-cell office:value-type="float" office:value="23.8624" calcext:value-type="float">
            <text:p>23.8624</text:p>
          </table:table-cell>
          <table:table-cell office:value-type="float" office:value="117.4324" calcext:value-type="float">
            <text:p>117.4324</text:p>
          </table:table-cell>
          <table:table-cell office:value-type="float" office:value="141.153" calcext:value-type="float">
            <text:p>141.153</text:p>
          </table:table-cell>
          <table:table-cell office:value-type="float" office:value="95.7042" calcext:value-type="float">
            <text:p>95.7042</text:p>
          </table:table-cell>
          <table:table-cell office:value-type="float" office:value="41.224" calcext:value-type="float">
            <text:p>41.224</text:p>
          </table:table-cell>
          <table:table-cell office:value-type="float" office:value="47.1853" calcext:value-type="float">
            <text:p>47.1853</text:p>
          </table:table-cell>
          <table:table-cell office:value-type="float" office:value="35.8518" calcext:value-type="float">
            <text:p>35.8518</text:p>
          </table:table-cell>
          <table:table-cell office:value-type="float" office:value="109.3056" calcext:value-type="float">
            <text:p>109.3056</text:p>
          </table:table-cell>
          <table:table-cell office:value-type="float" office:value="132.8626" calcext:value-type="float">
            <text:p>132.8626</text:p>
          </table:table-cell>
          <table:table-cell office:value-type="float" office:value="87.7985" calcext:value-type="float">
            <text:p>87.7985</text:p>
          </table:table-cell>
          <table:table-cell office:value-type="float" office:value="-160.237" calcext:value-type="float">
            <text:p>-160.237</text:p>
          </table:table-cell>
          <table:table-cell office:value-type="float" office:value="-28.772" calcext:value-type="float">
            <text:p>-28.772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Lower middle income</text:p>
          </table:table-cell>
          <table:table-cell office:value-type="float" office:value="10691.21531579" calcext:value-type="float">
            <text:p>10691.21531579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294.313" calcext:value-type="float">
            <text:p>2294.313</text:p>
          </table:table-cell>
          <table:table-cell office:value-type="float" office:value="2305.826" calcext:value-type="float">
            <text:p>2305.826</text:p>
          </table:table-cell>
          <table:table-cell office:value-type="float" office:value="1137.496" calcext:value-type="float">
            <text:p>1137.496</text:p>
          </table:table-cell>
          <table:table-cell office:value-type="float" office:value="1168.329" calcext:value-type="float">
            <text:p>1168.329</text:p>
          </table:table-cell>
          <table:table-cell office:value-type="float" office:value="75.9495" calcext:value-type="float">
            <text:p>75.9495</text:p>
          </table:table-cell>
          <table:table-cell office:value-type="float" office:value="97.361" calcext:value-type="float">
            <text:p>97.4</text:p>
          </table:table-cell>
          <table:table-cell office:value-type="float" office:value="22.19" calcext:value-type="float">
            <text:p>22.19</text:p>
          </table:table-cell>
          <table:table-cell office:value-type="float" office:value="27.021" calcext:value-type="float">
            <text:p>27.021</text:p>
          </table:table-cell>
          <table:table-cell office:value-type="float" office:value="11.709" calcext:value-type="float">
            <text:p>11.709</text:p>
          </table:table-cell>
          <table:table-cell office:value-type="float" office:value="23.025" calcext:value-type="float">
            <text:p>23.025</text:p>
          </table:table-cell>
          <table:table-cell office:value-type="float" office:value="0.999" calcext:value-type="float">
            <text:p>0.999</text:p>
          </table:table-cell>
          <table:table-cell office:value-type="float" office:value="69.3841" calcext:value-type="float">
            <text:p>69.3841</text:p>
          </table:table-cell>
          <table:table-cell office:value-type="float" office:value="59.49" calcext:value-type="float">
            <text:p>59</text:p>
          </table:table-cell>
          <table:table-cell office:value-type="float" office:value="10.329" calcext:value-type="float">
            <text:p>10</text:p>
          </table:table-cell>
          <table:table-cell office:value-type="float" office:value="25.778" calcext:value-type="float">
            <text:p>26</text:p>
          </table:table-cell>
          <table:table-cell office:value-type="float" office:value="2.9799" calcext:value-type="float">
            <text:p>3</text:p>
          </table:table-cell>
          <table:table-cell office:value-type="float" office:value="1.2567" calcext:value-type="float">
            <text:p>1</text:p>
          </table:table-cell>
          <table:table-cell table:style-name="ce2" office:value-type="float" office:value="27.851" calcext:value-type="float">
            <text:p>27.9</text:p>
          </table:table-cell>
          <table:table-cell office:value-type="float" office:value="102.8" calcext:value-type="float">
            <text:p>102.8</text:p>
          </table:table-cell>
          <table:table-cell office:value-type="float" office:value="32.469" calcext:value-type="float">
            <text:p>32.5</text:p>
          </table:table-cell>
          <table:table-cell office:value-type="float" office:value="17.194" calcext:value-type="float">
            <text:p>17.19</text:p>
          </table:table-cell>
          <table:table-cell office:value-type="float" office:value="15.275" calcext:value-type="float">
            <text:p>15.275</text:p>
          </table:table-cell>
          <table:table-cell office:value-type="float" office:value="14.069" calcext:value-type="float">
            <text:p>14.069</text:p>
          </table:table-cell>
          <table:table-cell office:value-type="float" office:value="53.0363" calcext:value-type="float">
            <text:p>53.0363</text:p>
          </table:table-cell>
          <table:table-cell office:value-type="float" office:value="50.3188" calcext:value-type="float">
            <text:p>50.3188</text:p>
          </table:table-cell>
          <table:table-cell office:value-type="float" office:value="55.9233" calcext:value-type="float">
            <text:p>55.9</text:p>
          </table:table-cell>
          <table:table-cell office:value-type="float" office:value="43.9255" calcext:value-type="float">
            <text:p>43.9</text:p>
          </table:table-cell>
          <table:table-cell office:value-type="float" office:value="41.4547" calcext:value-type="float">
            <text:p>41.4547</text:p>
          </table:table-cell>
          <table:table-cell office:value-type="float" office:value="46.5308" calcext:value-type="float">
            <text:p>46.5308</text:p>
          </table:table-cell>
          <table:table-cell office:value-type="float" office:value="11.2444" calcext:value-type="float">
            <text:p>11.2444</text:p>
          </table:table-cell>
          <table:table-cell office:value-type="float" office:value="9.8553" calcext:value-type="float">
            <text:p>9.8553</text:p>
          </table:table-cell>
          <table:table-cell office:value-type="float" office:value="12.2904" calcext:value-type="float">
            <text:p>12.2904</text:p>
          </table:table-cell>
          <table:table-cell office:value-type="float" office:value="5.9442" calcext:value-type="float">
            <text:p>5.9442</text:p>
          </table:table-cell>
          <table:table-cell office:value-type="float" office:value="5.0305" calcext:value-type="float">
            <text:p>5.0305</text:p>
          </table:table-cell>
          <table:table-cell office:value-type="float" office:value="6.4971" calcext:value-type="float">
            <text:p>6.4971</text:p>
          </table:table-cell>
          <table:table-cell office:value-type="float" office:value="4.116" calcext:value-type="float">
            <text:p>4.116</text:p>
          </table:table-cell>
          <table:table-cell office:value-type="float" office:value="69.0136" calcext:value-type="float">
            <text:p>69.0136</text:p>
          </table:table-cell>
          <table:table-cell office:value-type="float" office:value="56.474" calcext:value-type="float">
            <text:p>56.474</text:p>
          </table:table-cell>
          <table:table-cell office:value-type="float" office:value="5.308" calcext:value-type="float">
            <text:p>5.308</text:p>
          </table:table-cell>
          <table:table-cell office:value-type="float" office:value="89.0695" calcext:value-type="float">
            <text:p>89.0695</text:p>
          </table:table-cell>
          <table:table-cell office:value-type="float" office:value="253.0769" calcext:value-type="float">
            <text:p>253.0769</text:p>
          </table:table-cell>
          <table:table-cell office:value-type="float" office:value="280.5096" calcext:value-type="float">
            <text:p>280.5096</text:p>
          </table:table-cell>
          <table:table-cell office:value-type="float" office:value="224.0437" calcext:value-type="float">
            <text:p>224.0437</text:p>
          </table:table-cell>
          <table:table-cell office:value-type="float" office:value="544.6082" calcext:value-type="float">
            <text:p>544.6082</text:p>
          </table:table-cell>
          <table:table-cell office:value-type="float" office:value="600.0441" calcext:value-type="float">
            <text:p>600.0441</text:p>
          </table:table-cell>
          <table:table-cell office:value-type="float" office:value="484.5016" calcext:value-type="float">
            <text:p>484.5016</text:p>
          </table:table-cell>
          <table:table-cell office:value-type="float" office:value="311.1434" calcext:value-type="float">
            <text:p>311.1434</text:p>
          </table:table-cell>
          <table:table-cell office:value-type="float" office:value="352.5239" calcext:value-type="float">
            <text:p>352.5239</text:p>
          </table:table-cell>
          <table:table-cell office:value-type="float" office:value="264.9947" calcext:value-type="float">
            <text:p>264.9947</text:p>
          </table:table-cell>
          <table:table-cell office:value-type="float" office:value="492.0339" calcext:value-type="float">
            <text:p>492.0339</text:p>
          </table:table-cell>
          <table:table-cell office:value-type="float" office:value="549.1648" calcext:value-type="float">
            <text:p>549.1648</text:p>
          </table:table-cell>
          <table:table-cell office:value-type="float" office:value="430.9047" calcext:value-type="float">
            <text:p>430.9047</text:p>
          </table:table-cell>
          <table:table-cell office:value-type="float" office:value="-4" calcext:value-type="float">
            <text:p>-4</text:p>
          </table:table-cell>
          <table:table-cell office:value-type="float" office:value="-1.733" calcext:value-type="float">
            <text:p>-1.733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er middle income</text:p>
          </table:table-cell>
          <table:table-cell office:value-type="float" office:value="2682.23552809652" calcext:value-type="float">
            <text:p>2682.23552809652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5245.853" calcext:value-type="float">
            <text:p>5245.853</text:p>
          </table:table-cell>
          <table:table-cell office:value-type="float" office:value="5302.681" calcext:value-type="float">
            <text:p>5302.681</text:p>
          </table:table-cell>
          <table:table-cell office:value-type="float" office:value="2640.702" calcext:value-type="float">
            <text:p>2640.702</text:p>
          </table:table-cell>
          <table:table-cell office:value-type="float" office:value="2661.979" calcext:value-type="float">
            <text:p>2661.979</text:p>
          </table:table-cell>
          <table:table-cell office:value-type="float" office:value="55.0528" calcext:value-type="float">
            <text:p>55.0528</text:p>
          </table:table-cell>
          <table:table-cell office:value-type="float" office:value="99.2007" calcext:value-type="float">
            <text:p>99.2</text:p>
          </table:table-cell>
          <table:table-cell office:value-type="float" office:value="18.1107" calcext:value-type="float">
            <text:p>18.1107</text:p>
          </table:table-cell>
          <table:table-cell office:value-type="float" office:value="118.656" calcext:value-type="float">
            <text:p>118.656</text:p>
          </table:table-cell>
          <table:table-cell office:value-type="float" office:value="22.364" calcext:value-type="float">
            <text:p>22.364</text:p>
          </table:table-cell>
          <table:table-cell office:value-type="float" office:value="113.656" calcext:value-type="float">
            <text:p>113.656</text:p>
          </table:table-cell>
          <table:table-cell office:value-type="float" office:value="2.143" calcext:value-type="float">
            <text:p>2.143</text:p>
          </table:table-cell>
          <table:table-cell office:value-type="float" office:value="32.3447" calcext:value-type="float">
            <text:p>32.3447</text:p>
          </table:table-cell>
          <table:table-cell office:value-type="float" office:value="164.452" calcext:value-type="float">
            <text:p>164</text:p>
          </table:table-cell>
          <table:table-cell office:value-type="float" office:value="36.306" calcext:value-type="float">
            <text:p>36</text:p>
          </table:table-cell>
          <table:table-cell office:value-type="float" office:value="30.996" calcext:value-type="float">
            <text:p>31</text:p>
          </table:table-cell>
          <table:table-cell office:value-type="float" office:value="4.0156" calcext:value-type="float">
            <text:p>4</text:p>
          </table:table-cell>
          <table:table-cell office:value-type="float" office:value="1.7535" calcext:value-type="float">
            <text:p>2</text:p>
          </table:table-cell>
          <table:table-cell table:style-name="ce2" office:value-type="float" office:value="28.457" calcext:value-type="float">
            <text:p>28.5</text:p>
          </table:table-cell>
          <table:table-cell office:value-type="float" office:value="103.9" calcext:value-type="float">
            <text:p>103.9</text:p>
          </table:table-cell>
          <table:table-cell office:value-type="float" office:value="45.796" calcext:value-type="float">
            <text:p>45.8</text:p>
          </table:table-cell>
          <table:table-cell office:value-type="float" office:value="23.527" calcext:value-type="float">
            <text:p>23.53</text:p>
          </table:table-cell>
          <table:table-cell office:value-type="float" office:value="22.27" calcext:value-type="float">
            <text:p>22.27</text:p>
          </table:table-cell>
          <table:table-cell office:value-type="float" office:value="8.632" calcext:value-type="float">
            <text:p>8.632</text:p>
          </table:table-cell>
          <table:table-cell office:value-type="float" office:value="61.1002" calcext:value-type="float">
            <text:p>61.1002</text:p>
          </table:table-cell>
          <table:table-cell office:value-type="float" office:value="59.7957" calcext:value-type="float">
            <text:p>59.7957</text:p>
          </table:table-cell>
          <table:table-cell office:value-type="float" office:value="62.3923" calcext:value-type="float">
            <text:p>62.4</text:p>
          </table:table-cell>
          <table:table-cell office:value-type="float" office:value="51.7043" calcext:value-type="float">
            <text:p>51.7</text:p>
          </table:table-cell>
          <table:table-cell office:value-type="float" office:value="50.7704" calcext:value-type="float">
            <text:p>50.7704</text:p>
          </table:table-cell>
          <table:table-cell office:value-type="float" office:value="52.5996" calcext:value-type="float">
            <text:p>52.5996</text:p>
          </table:table-cell>
          <table:table-cell office:value-type="float" office:value="11.9414" calcext:value-type="float">
            <text:p>11.9414</text:p>
          </table:table-cell>
          <table:table-cell office:value-type="float" office:value="11.5476" calcext:value-type="float">
            <text:p>11.5476</text:p>
          </table:table-cell>
          <table:table-cell office:value-type="float" office:value="12.264" calcext:value-type="float">
            <text:p>12.264</text:p>
          </table:table-cell>
          <table:table-cell office:value-type="float" office:value="5.2204" calcext:value-type="float">
            <text:p>5.2204</text:p>
          </table:table-cell>
          <table:table-cell office:value-type="float" office:value="5.051" calcext:value-type="float">
            <text:p>5.051</text:p>
          </table:table-cell>
          <table:table-cell office:value-type="float" office:value="5.3555" calcext:value-type="float">
            <text:p>5.3555</text:p>
          </table:table-cell>
          <table:table-cell office:value-type="float" office:value="9.409" calcext:value-type="float">
            <text:p>9.409</text:p>
          </table:table-cell>
          <table:table-cell office:value-type="float" office:value="57.3112" calcext:value-type="float">
            <text:p>57.3112</text:p>
          </table:table-cell>
          <table:table-cell office:value-type="float" office:value="157.137" calcext:value-type="float">
            <text:p>157.137</text:p>
          </table:table-cell>
          <table:table-cell office:value-type="float" office:value="12.215" calcext:value-type="float">
            <text:p>12.215</text:p>
          </table:table-cell>
          <table:table-cell office:value-type="float" office:value="74.8132" calcext:value-type="float">
            <text:p>74.8132</text:p>
          </table:table-cell>
          <table:table-cell office:value-type="float" office:value="158.7115" calcext:value-type="float">
            <text:p>158.7115</text:p>
          </table:table-cell>
          <table:table-cell office:value-type="float" office:value="170.3352" calcext:value-type="float">
            <text:p>170.3352</text:p>
          </table:table-cell>
          <table:table-cell office:value-type="float" office:value="146.8811" calcext:value-type="float">
            <text:p>146.8811</text:p>
          </table:table-cell>
          <table:table-cell office:value-type="float" office:value="344.4894" calcext:value-type="float">
            <text:p>344.4894</text:p>
          </table:table-cell>
          <table:table-cell office:value-type="float" office:value="367.3282" calcext:value-type="float">
            <text:p>367.3282</text:p>
          </table:table-cell>
          <table:table-cell office:value-type="float" office:value="321.6933" calcext:value-type="float">
            <text:p>321.6933</text:p>
          </table:table-cell>
          <table:table-cell office:value-type="float" office:value="152.4153" calcext:value-type="float">
            <text:p>152.4153</text:p>
          </table:table-cell>
          <table:table-cell office:value-type="float" office:value="162.6927" calcext:value-type="float">
            <text:p>162.6927</text:p>
          </table:table-cell>
          <table:table-cell office:value-type="float" office:value="142.3541" calcext:value-type="float">
            <text:p>142.3541</text:p>
          </table:table-cell>
          <table:table-cell office:value-type="float" office:value="282.3804" calcext:value-type="float">
            <text:p>282.3804</text:p>
          </table:table-cell>
          <table:table-cell office:value-type="float" office:value="301.9498" calcext:value-type="float">
            <text:p>301.9498</text:p>
          </table:table-cell>
          <table:table-cell office:value-type="float" office:value="263.2505" calcext:value-type="float">
            <text:p>263.2505</text:p>
          </table:table-cell>
          <table:table-cell office:value-type="float" office:value="-5" calcext:value-type="float">
            <text:p>-5</text:p>
          </table:table-cell>
          <table:table-cell office:value-type="float" office:value="-0.942" calcext:value-type="float">
            <text:p>-0.942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1552.80721166626" calcext:value-type="float">
            <text:p>1552.80721166626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6774.698" calcext:value-type="float">
            <text:p>6774.698</text:p>
          </table:table-cell>
          <table:table-cell office:value-type="float" office:value="6812.341" calcext:value-type="float">
            <text:p>6812.341</text:p>
          </table:table-cell>
          <table:table-cell office:value-type="float" office:value="3447.062" calcext:value-type="float">
            <text:p>3447.062</text:p>
          </table:table-cell>
          <table:table-cell office:value-type="float" office:value="3365.279" calcext:value-type="float">
            <text:p>3365.279</text:p>
          </table:table-cell>
          <table:table-cell office:value-type="float" office:value="4.0642" calcext:value-type="float">
            <text:p>4.0642</text:p>
          </table:table-cell>
          <table:table-cell office:value-type="float" office:value="102.4302" calcext:value-type="float">
            <text:p>102.4</text:p>
          </table:table-cell>
          <table:table-cell office:value-type="float" office:value="26.5079" calcext:value-type="float">
            <text:p>26.5079</text:p>
          </table:table-cell>
          <table:table-cell office:value-type="float" office:value="77.285" calcext:value-type="float">
            <text:p>77.285</text:p>
          </table:table-cell>
          <table:table-cell office:value-type="float" office:value="11.344" calcext:value-type="float">
            <text:p>11.344</text:p>
          </table:table-cell>
          <table:table-cell office:value-type="float" office:value="75.286" calcext:value-type="float">
            <text:p>75.286</text:p>
          </table:table-cell>
          <table:table-cell office:value-type="float" office:value="1.105" calcext:value-type="float">
            <text:p>1.105</text:p>
          </table:table-cell>
          <table:table-cell office:value-type="float" office:value="62.7283" calcext:value-type="float">
            <text:p>62.7283</text:p>
          </table:table-cell>
          <table:table-cell office:value-type="float" office:value="117.846" calcext:value-type="float">
            <text:p>118</text:p>
          </table:table-cell>
          <table:table-cell office:value-type="float" office:value="2.189" calcext:value-type="float">
            <text:p>2</text:p>
          </table:table-cell>
          <table:table-cell office:value-type="float" office:value="17.298" calcext:value-type="float">
            <text:p>17</text:p>
          </table:table-cell>
          <table:table-cell office:value-type="float" office:value="2.4022" calcext:value-type="float">
            <text:p>2</text:p>
          </table:table-cell>
          <table:table-cell office:value-type="float" office:value="1.1357" calcext:value-type="float">
            <text:p>1</text:p>
          </table:table-cell>
          <table:table-cell table:style-name="ce2" office:value-type="float" office:value="31.807" calcext:value-type="float">
            <text:p>31.8</text:p>
          </table:table-cell>
          <table:table-cell office:value-type="float" office:value="105.7" calcext:value-type="float">
            <text:p>105.7</text:p>
          </table:table-cell>
          <table:table-cell office:value-type="float" office:value="40.561" calcext:value-type="float">
            <text:p>40.6</text:p>
          </table:table-cell>
          <table:table-cell office:value-type="float" office:value="22.902" calcext:value-type="float">
            <text:p>22.90</text:p>
          </table:table-cell>
          <table:table-cell office:value-type="float" office:value="17.659" calcext:value-type="float">
            <text:p>17.659</text:p>
          </table:table-cell>
          <table:table-cell office:value-type="float" office:value="5.954" calcext:value-type="float">
            <text:p>5.954</text:p>
          </table:table-cell>
          <table:table-cell office:value-type="float" office:value="72.1506" calcext:value-type="float">
            <text:p>72.1506</text:p>
          </table:table-cell>
          <table:table-cell office:value-type="float" office:value="69.7362" calcext:value-type="float">
            <text:p>69.7362</text:p>
          </table:table-cell>
          <table:table-cell office:value-type="float" office:value="74.7593" calcext:value-type="float">
            <text:p>74.8</text:p>
          </table:table-cell>
          <table:table-cell office:value-type="float" office:value="58.1343" calcext:value-type="float">
            <text:p>58.1</text:p>
          </table:table-cell>
          <table:table-cell office:value-type="float" office:value="55.763" calcext:value-type="float">
            <text:p>55.763</text:p>
          </table:table-cell>
          <table:table-cell office:value-type="float" office:value="60.6923" calcext:value-type="float">
            <text:p>60.6923</text:p>
          </table:table-cell>
          <table:table-cell office:value-type="float" office:value="14.461" calcext:value-type="float">
            <text:p>14.461</text:p>
          </table:table-cell>
          <table:table-cell office:value-type="float" office:value="12.996" calcext:value-type="float">
            <text:p>12.996</text:p>
          </table:table-cell>
          <table:table-cell office:value-type="float" office:value="15.9064" calcext:value-type="float">
            <text:p>15.9064</text:p>
          </table:table-cell>
          <table:table-cell office:value-type="float" office:value="6.2841" calcext:value-type="float">
            <text:p>6.2841</text:p>
          </table:table-cell>
          <table:table-cell office:value-type="float" office:value="5.6289" calcext:value-type="float">
            <text:p>5.6289</text:p>
          </table:table-cell>
          <table:table-cell office:value-type="float" office:value="6.8502" calcext:value-type="float">
            <text:p>6.8502</text:p>
          </table:table-cell>
          <table:table-cell office:value-type="float" office:value="1.077" calcext:value-type="float">
            <text:p>1.077</text:p>
          </table:table-cell>
          <table:table-cell office:value-type="float" office:value="9.1203" calcext:value-type="float">
            <text:p>9.1203</text:p>
          </table:table-cell>
          <table:table-cell office:value-type="float" office:value="116.912" calcext:value-type="float">
            <text:p>116.912</text:p>
          </table:table-cell>
          <table:table-cell office:value-type="float" office:value="1.312" calcext:value-type="float">
            <text:p>1.312</text:p>
          </table:table-cell>
          <table:table-cell office:value-type="float" office:value="11.0255" calcext:value-type="float">
            <text:p>11.0255</text:p>
          </table:table-cell>
          <table:table-cell office:value-type="float" office:value="47.6588" calcext:value-type="float">
            <text:p>47.6588</text:p>
          </table:table-cell>
          <table:table-cell office:value-type="float" office:value="56.7677" calcext:value-type="float">
            <text:p>56.7677</text:p>
          </table:table-cell>
          <table:table-cell office:value-type="float" office:value="38.0511" calcext:value-type="float">
            <text:p>38.0511</text:p>
          </table:table-cell>
          <table:table-cell office:value-type="float" office:value="170.5022" calcext:value-type="float">
            <text:p>170.5022</text:p>
          </table:table-cell>
          <table:table-cell office:value-type="float" office:value="203.8961" calcext:value-type="float">
            <text:p>203.8961</text:p>
          </table:table-cell>
          <table:table-cell office:value-type="float" office:value="135.7491" calcext:value-type="float">
            <text:p>135.7491</text:p>
          </table:table-cell>
          <table:table-cell office:value-type="float" office:value="72.4952" calcext:value-type="float">
            <text:p>72.4952</text:p>
          </table:table-cell>
          <table:table-cell office:value-type="float" office:value="87.6544" calcext:value-type="float">
            <text:p>87.6544</text:p>
          </table:table-cell>
          <table:table-cell office:value-type="float" office:value="56.5306" calcext:value-type="float">
            <text:p>56.5306</text:p>
          </table:table-cell>
          <table:table-cell office:value-type="float" office:value="158.7736" calcext:value-type="float">
            <text:p>158.7736</text:p>
          </table:table-cell>
          <table:table-cell office:value-type="float" office:value="191.7493" calcext:value-type="float">
            <text:p>191.7493</text:p>
          </table:table-cell>
          <table:table-cell office:value-type="float" office:value="124.5487" calcext:value-type="float">
            <text:p>124.5487</text:p>
          </table:table-cell>
          <table:table-cell office:value-type="float" office:value="-2" calcext:value-type="float">
            <text:p>-2</text:p>
          </table:table-cell>
          <table:table-cell office:value-type="float" office:value="-0.294" calcext:value-type="float">
            <text:p>-0.294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Upper middle income</text:p>
          </table:table-cell>
          <table:table-cell office:value-type="float" office:value="23356.604957775" calcext:value-type="float">
            <text:p>23356.604957775</text:p>
          </table:table-cell>
          <table:table-cell office:value-type="string" calcext:value-type="string">
            <text:p>Libyan Arab Jamahiriy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9.196" calcext:value-type="float">
            <text:p>39.196</text:p>
          </table:table-cell>
          <table:table-cell office:value-type="float" office:value="39.327" calcext:value-type="float">
            <text:p>39.327</text:p>
          </table:table-cell>
          <table:table-cell office:value-type="float" office:value="19.502" calcext:value-type="float">
            <text:p>19.502</text:p>
          </table:table-cell>
          <table:table-cell office:value-type="float" office:value="19.825" calcext:value-type="float">
            <text:p>19.825</text:p>
          </table:table-cell>
          <table:table-cell office:value-type="float" office:value="245.7937" calcext:value-type="float">
            <text:p>245.7937</text:p>
          </table:table-cell>
          <table:table-cell office:value-type="float" office:value="98.3707" calcext:value-type="float">
            <text:p>98.4</text:p>
          </table:table-cell>
          <table:table-cell office:value-type="float" office:value="43.8956" calcext:value-type="float">
            <text:p>43.8956</text:p>
          </table:table-cell>
          <table:table-cell office:value-type="float" office:value="0.11" calcext:value-type="float">
            <text:p>0.11</text:p>
          </table:table-cell>
          <table:table-cell office:value-type="float" office:value="2.812" calcext:value-type="float">
            <text:p>2.812</text:p>
          </table:table-cell>
          <table:table-cell office:value-type="float" office:value="0.262" calcext:value-type="float">
            <text:p>0.262</text:p>
          </table:table-cell>
          <table:table-cell office:value-type="float" office:value="0.666" calcext:value-type="float">
            <text:p>0.666</text:p>
          </table:table-cell>
          <table:table-cell office:value-type="float" office:value="104.0762" calcext:value-type="float">
            <text:p>104.0762</text:p>
          </table:table-cell>
          <table:table-cell office:value-type="float" office:value="0.361" calcext:value-type="float">
            <text:p>0</text:p>
          </table:table-cell>
          <table:table-cell office:value-type="float" office:value="0.003" calcext:value-type="float">
            <text:p>0</text:p>
          </table:table-cell>
          <table:table-cell office:value-type="float" office:value="9.202" calcext:value-type="float">
            <text:p>9</text:p>
          </table:table-cell>
          <table:table-cell office:value-type="float" office:value="1.4921" calcext:value-type="float">
            <text:p>1</text:p>
          </table:table-cell>
          <table:table-cell office:value-type="float" office:value="0.6831" calcext:value-type="float">
            <text:p>1</text:p>
          </table:table-cell>
          <table:table-cell table:style-name="ce2" office:value-type="float" office:value="31.97" calcext:value-type="float">
            <text:p>32.0</text:p>
          </table:table-cell>
          <table:table-cell office:value-type="float" office:value="116.3" calcext:value-type="float">
            <text:p>116.3</text:p>
          </table:table-cell>
          <table:table-cell office:value-type="float" office:value="0.251" calcext:value-type="float">
            <text:p>0.3</text:p>
          </table:table-cell>
          <table:table-cell office:value-type="float" office:value="0.128" calcext:value-type="float">
            <text:p>0.13</text:p>
          </table:table-cell>
          <table:table-cell office:value-type="float" office:value="0.122" calcext:value-type="float">
            <text:p>0.122</text:p>
          </table:table-cell>
          <table:table-cell office:value-type="float" office:value="6.39" calcext:value-type="float">
            <text:p>6.39</text:p>
          </table:table-cell>
          <table:table-cell office:value-type="float" office:value="84.6563" calcext:value-type="float">
            <text:p>84.6563</text:p>
          </table:table-cell>
          <table:table-cell office:value-type="float" office:value="83.0187" calcext:value-type="float">
            <text:p>83.0187</text:p>
          </table:table-cell>
          <table:table-cell office:value-type="float" office:value="86.129" calcext:value-type="float">
            <text:p>86.1</text:p>
          </table:table-cell>
          <table:table-cell office:value-type="float" office:value="70.2138" calcext:value-type="float">
            <text:p>70.2</text:p>
          </table:table-cell>
          <table:table-cell office:value-type="float" office:value="68.5429" calcext:value-type="float">
            <text:p>68.5429</text:p>
          </table:table-cell>
          <table:table-cell office:value-type="float" office:value="71.7206" calcext:value-type="float">
            <text:p>71.7206</text:p>
          </table:table-cell>
          <table:table-cell office:value-type="float" office:value="21.9415" calcext:value-type="float">
            <text:p>21.9415</text:p>
          </table:table-cell>
          <table:table-cell office:value-type="float" office:value="20.4886" calcext:value-type="float">
            <text:p>20.4886</text:p>
          </table:table-cell>
          <table:table-cell office:value-type="float" office:value="23.1974" calcext:value-type="float">
            <text:p>23.1974</text:p>
          </table:table-cell>
          <table:table-cell office:value-type="float" office:value="10.4745" calcext:value-type="float">
            <text:p>10.4745</text:p>
          </table:table-cell>
          <table:table-cell office:value-type="float" office:value="9.4562" calcext:value-type="float">
            <text:p>9.4562</text:p>
          </table:table-cell>
          <table:table-cell office:value-type="float" office:value="11.1759" calcext:value-type="float">
            <text:p>11.1759</text:p>
          </table:table-cell>
          <table:table-cell office:value-type="float" office:value="0.002" calcext:value-type="float">
            <text:p>0.002</text:p>
          </table:table-cell>
          <table:table-cell office:value-type="float" office:value="4.9896" calcext:value-type="float">
            <text:p>4.9896</text:p>
          </table:table-cell>
          <table:table-cell office:value-type="float" office:value="0.359" calcext:value-type="float">
            <text:p>0.359</text:p>
          </table:table-cell>
          <table:table-cell office:value-type="float" office:value="0.002" calcext:value-type="float">
            <text:p>0.002</text:p>
          </table:table-cell>
          <table:table-cell office:value-type="float" office:value="5.8077" calcext:value-type="float">
            <text:p>5.8077</text:p>
          </table:table-cell>
          <table:table-cell office:value-type="float" office:value="12.3208" calcext:value-type="float">
            <text:p>12.3208</text:p>
          </table:table-cell>
          <table:table-cell office:value-type="float" office:value="12.2223" calcext:value-type="float">
            <text:p>12.2223</text:p>
          </table:table-cell>
          <table:table-cell office:value-type="float" office:value="12.4184" calcext:value-type="float">
            <text:p>12.4184</text:p>
          </table:table-cell>
          <table:table-cell office:value-type="float" office:value="38.9941" calcext:value-type="float">
            <text:p>38.9941</text:p>
          </table:table-cell>
          <table:table-cell office:value-type="float" office:value="44.004" calcext:value-type="float">
            <text:p>44.004</text:p>
          </table:table-cell>
          <table:table-cell office:value-type="float" office:value="34.1544" calcext:value-type="float">
            <text:p>34.1544</text:p>
          </table:table-cell>
          <table:table-cell office:value-type="float" office:value="12.6436" calcext:value-type="float">
            <text:p>12.6436</text:p>
          </table:table-cell>
          <table:table-cell office:value-type="float" office:value="13.3407" calcext:value-type="float">
            <text:p>13.3407</text:p>
          </table:table-cell>
          <table:table-cell office:value-type="float" office:value="11.9515" calcext:value-type="float">
            <text:p>11.9515</text:p>
          </table:table-cell>
          <table:table-cell office:value-type="float" office:value="32.5402" calcext:value-type="float">
            <text:p>32.5402</text:p>
          </table:table-cell>
          <table:table-cell office:value-type="float" office:value="37.8452" calcext:value-type="float">
            <text:p>37.8452</text:p>
          </table:table-cell>
          <table:table-cell office:value-type="float" office:value="27.394" calcext:value-type="float">
            <text:p>27.394</text:p>
          </table:table-cell>
          <table:table-cell office:value-type="float" office:value="0.15" calcext:value-type="float">
            <text:p>0.15</text:p>
          </table:table-cell>
          <table:table-cell office:value-type="float" office:value="3.821" calcext:value-type="float">
            <text:p>3.821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/>
          <table:table-cell office:value-type="string" calcext:value-type="string">
            <text:p>Liechtenstein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768.668" calcext:value-type="float">
            <text:p>2768.668</text:p>
          </table:table-cell>
          <table:table-cell office:value-type="float" office:value="2750.055" calcext:value-type="float">
            <text:p>2750.055</text:p>
          </table:table-cell>
          <table:table-cell office:value-type="float" office:value="1291.659" calcext:value-type="float">
            <text:p>1291.659</text:p>
          </table:table-cell>
          <table:table-cell office:value-type="float" office:value="1458.396" calcext:value-type="float">
            <text:p>1458.396</text:p>
          </table:table-cell>
          <table:table-cell office:value-type="float" office:value="43.9159" calcext:value-type="float">
            <text:p>43.9159</text:p>
          </table:table-cell>
          <table:table-cell office:value-type="float" office:value="88.5672" calcext:value-type="float">
            <text:p>88.6</text:p>
          </table:table-cell>
          <table:table-cell office:value-type="float" office:value="43.8283" calcext:value-type="float">
            <text:p>43.8283</text:p>
          </table:table-cell>
          <table:table-cell office:value-type="float" office:value="-22.04" calcext:value-type="float">
            <text:p>-22.04</text:p>
          </table:table-cell>
          <table:table-cell office:value-type="float" office:value="-7.992" calcext:value-type="float">
            <text:p>-7.992</text:p>
          </table:table-cell>
          <table:table-cell office:value-type="float" office:value="-37.226" calcext:value-type="float">
            <text:p>-37.226</text:p>
          </table:table-cell>
          <table:table-cell office:value-type="float" office:value="-1.354" calcext:value-type="float">
            <text:p>-1.354</text:p>
          </table:table-cell>
          <table:table-cell/>
          <table:table-cell office:value-type="float" office:value="26.206" calcext:value-type="float">
            <text:p>26</text:p>
          </table:table-cell>
          <table:table-cell office:value-type="float" office:value="0.598" calcext:value-type="float">
            <text:p>1</text:p>
          </table:table-cell>
          <table:table-cell office:value-type="float" office:value="9.504" calcext:value-type="float">
            <text:p>10</text:p>
          </table:table-cell>
          <table:table-cell office:value-type="float" office:value="1.6222" calcext:value-type="float">
            <text:p>2</text:p>
          </table:table-cell>
          <table:table-cell office:value-type="float" office:value="0.7825" calcext:value-type="float">
            <text:p>1</text:p>
          </table:table-cell>
          <table:table-cell table:style-name="ce2" office:value-type="float" office:value="30.309" calcext:value-type="float">
            <text:p>30.3</text:p>
          </table:table-cell>
          <table:table-cell office:value-type="float" office:value="105.2" calcext:value-type="float">
            <text:p>105.2</text:p>
          </table:table-cell>
          <table:table-cell office:value-type="float" office:value="48.246" calcext:value-type="float">
            <text:p>48.2</text:p>
          </table:table-cell>
          <table:table-cell office:value-type="float" office:value="23.247" calcext:value-type="float">
            <text:p>23.25</text:p>
          </table:table-cell>
          <table:table-cell office:value-type="float" office:value="24.999" calcext:value-type="float">
            <text:p>24.999</text:p>
          </table:table-cell>
          <table:table-cell office:value-type="float" office:value="17.496" calcext:value-type="float">
            <text:p>17.496</text:p>
          </table:table-cell>
          <table:table-cell office:value-type="float" office:value="74.2933" calcext:value-type="float">
            <text:p>74.2933</text:p>
          </table:table-cell>
          <table:table-cell office:value-type="float" office:value="69.4916" calcext:value-type="float">
            <text:p>69.4916</text:p>
          </table:table-cell>
          <table:table-cell office:value-type="float" office:value="79.1304" calcext:value-type="float">
            <text:p>79.1</text:p>
          </table:table-cell>
          <table:table-cell office:value-type="float" office:value="59.6105" calcext:value-type="float">
            <text:p>59.6</text:p>
          </table:table-cell>
          <table:table-cell office:value-type="float" office:value="54.8168" calcext:value-type="float">
            <text:p>54.8168</text:p>
          </table:table-cell>
          <table:table-cell office:value-type="float" office:value="64.4338" calcext:value-type="float">
            <text:p>64.4338</text:p>
          </table:table-cell>
          <table:table-cell office:value-type="float" office:value="16.0993" calcext:value-type="float">
            <text:p>16.0993</text:p>
          </table:table-cell>
          <table:table-cell office:value-type="float" office:value="13.1414" calcext:value-type="float">
            <text:p>13.1414</text:p>
          </table:table-cell>
          <table:table-cell office:value-type="float" office:value="18.2772" calcext:value-type="float">
            <text:p>18.2772</text:p>
          </table:table-cell>
          <table:table-cell office:value-type="float" office:value="7.634" calcext:value-type="float">
            <text:p>7.634</text:p>
          </table:table-cell>
          <table:table-cell office:value-type="float" office:value="6.5124" calcext:value-type="float">
            <text:p>6.5124</text:p>
          </table:table-cell>
          <table:table-cell office:value-type="float" office:value="8.1511" calcext:value-type="float">
            <text:p>8.1511</text:p>
          </table:table-cell>
          <table:table-cell office:value-type="float" office:value="0.074" calcext:value-type="float">
            <text:p>0.074</text:p>
          </table:table-cell>
          <table:table-cell office:value-type="float" office:value="2.8076" calcext:value-type="float">
            <text:p>2.8076</text:p>
          </table:table-cell>
          <table:table-cell office:value-type="float" office:value="26.143" calcext:value-type="float">
            <text:p>26.143</text:p>
          </table:table-cell>
          <table:table-cell office:value-type="float" office:value="0.088" calcext:value-type="float">
            <text:p>0.088</text:p>
          </table:table-cell>
          <table:table-cell office:value-type="float" office:value="3.3115" calcext:value-type="float">
            <text:p>3.3115</text:p>
          </table:table-cell>
          <table:table-cell office:value-type="float" office:value="33.9671" calcext:value-type="float">
            <text:p>33.9671</text:p>
          </table:table-cell>
          <table:table-cell office:value-type="float" office:value="47.721" calcext:value-type="float">
            <text:p>47.721</text:p>
          </table:table-cell>
          <table:table-cell office:value-type="float" office:value="18.3915" calcext:value-type="float">
            <text:p>18.3915</text:p>
          </table:table-cell>
          <table:table-cell office:value-type="float" office:value="161.3818" calcext:value-type="float">
            <text:p>161.3818</text:p>
          </table:table-cell>
          <table:table-cell office:value-type="float" office:value="230.7163" calcext:value-type="float">
            <text:p>230.7163</text:p>
          </table:table-cell>
          <table:table-cell office:value-type="float" office:value="88.7038" calcext:value-type="float">
            <text:p>88.7038</text:p>
          </table:table-cell>
          <table:table-cell office:value-type="float" office:value="71.9799" calcext:value-type="float">
            <text:p>71.9799</text:p>
          </table:table-cell>
          <table:table-cell office:value-type="float" office:value="103.7799" calcext:value-type="float">
            <text:p>103.7799</text:p>
          </table:table-cell>
          <table:table-cell office:value-type="float" office:value="37.0495" calcext:value-type="float">
            <text:p>37.0495</text:p>
          </table:table-cell>
          <table:table-cell office:value-type="float" office:value="157.6527" calcext:value-type="float">
            <text:p>157.6527</text:p>
          </table:table-cell>
          <table:table-cell office:value-type="float" office:value="226.958" calcext:value-type="float">
            <text:p>226.958</text:p>
          </table:table-cell>
          <table:table-cell office:value-type="float" office:value="85.0723" calcext:value-type="float">
            <text:p>85.0723</text:p>
          </table:table-cell>
          <table:table-cell office:value-type="float" office:value="-15.192" calcext:value-type="float">
            <text:p>-15.192</text:p>
          </table:table-cell>
          <table:table-cell office:value-type="float" office:value="-5.509" calcext:value-type="float">
            <text:p>-5.509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42665.3229305411" calcext:value-type="float">
            <text:p>42665.3229305411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643.922" calcext:value-type="float">
            <text:p>643.922</text:p>
          </table:table-cell>
          <table:table-cell office:value-type="float" office:value="647.599" calcext:value-type="float">
            <text:p>647.599</text:p>
          </table:table-cell>
          <table:table-cell office:value-type="float" office:value="325.939" calcext:value-type="float">
            <text:p>325.939</text:p>
          </table:table-cell>
          <table:table-cell office:value-type="float" office:value="321.66" calcext:value-type="float">
            <text:p>321.66</text:p>
          </table:table-cell>
          <table:table-cell office:value-type="float" office:value="250.0382" calcext:value-type="float">
            <text:p>250.0382</text:p>
          </table:table-cell>
          <table:table-cell office:value-type="float" office:value="101.3303" calcext:value-type="float">
            <text:p>101.3</text:p>
          </table:table-cell>
          <table:table-cell office:value-type="float" office:value="38.994" calcext:value-type="float">
            <text:p>38.994</text:p>
          </table:table-cell>
          <table:table-cell office:value-type="float" office:value="2.133" calcext:value-type="float">
            <text:p>2.133</text:p>
          </table:table-cell>
          <table:table-cell office:value-type="float" office:value="3.307" calcext:value-type="float">
            <text:p>3.307</text:p>
          </table:table-cell>
          <table:table-cell office:value-type="float" office:value="7.354" calcext:value-type="float">
            <text:p>7.354</text:p>
          </table:table-cell>
          <table:table-cell office:value-type="float" office:value="1.136" calcext:value-type="float">
            <text:p>1.136</text:p>
          </table:table-cell>
          <table:table-cell office:value-type="float" office:value="61.0165" calcext:value-type="float">
            <text:p>61.0165</text:p>
          </table:table-cell>
          <table:table-cell office:value-type="float" office:value="6.675" calcext:value-type="float">
            <text:p>7</text:p>
          </table:table-cell>
          <table:table-cell office:value-type="float" office:value="0.069" calcext:value-type="float">
            <text:p>0</text:p>
          </table:table-cell>
          <table:table-cell office:value-type="float" office:value="10.349" calcext:value-type="float">
            <text:p>10</text:p>
          </table:table-cell>
          <table:table-cell office:value-type="float" office:value="1.3934" calcext:value-type="float">
            <text:p>1</text:p>
          </table:table-cell>
          <table:table-cell office:value-type="float" office:value="0.6753" calcext:value-type="float">
            <text:p>1</text:p>
          </table:table-cell>
          <table:table-cell table:style-name="ce2" office:value-type="float" office:value="32.186" calcext:value-type="float">
            <text:p>32.2</text:p>
          </table:table-cell>
          <table:table-cell office:value-type="float" office:value="105.2" calcext:value-type="float">
            <text:p>105.2</text:p>
          </table:table-cell>
          <table:table-cell office:value-type="float" office:value="4.542" calcext:value-type="float">
            <text:p>4.5</text:p>
          </table:table-cell>
          <table:table-cell office:value-type="float" office:value="2.322" calcext:value-type="float">
            <text:p>2.32</text:p>
          </table:table-cell>
          <table:table-cell office:value-type="float" office:value="2.22" calcext:value-type="float">
            <text:p>2.22</text:p>
          </table:table-cell>
          <table:table-cell office:value-type="float" office:value="7.042" calcext:value-type="float">
            <text:p>7.042</text:p>
          </table:table-cell>
          <table:table-cell office:value-type="float" office:value="82.591" calcext:value-type="float">
            <text:p>82.591</text:p>
          </table:table-cell>
          <table:table-cell office:value-type="float" office:value="80.4453" calcext:value-type="float">
            <text:p>80.4453</text:p>
          </table:table-cell>
          <table:table-cell office:value-type="float" office:value="84.7698" calcext:value-type="float">
            <text:p>84.8</text:p>
          </table:table-cell>
          <table:table-cell office:value-type="float" office:value="67.9273" calcext:value-type="float">
            <text:p>67.9</text:p>
          </table:table-cell>
          <table:table-cell office:value-type="float" office:value="65.8697" calcext:value-type="float">
            <text:p>65.8697</text:p>
          </table:table-cell>
          <table:table-cell office:value-type="float" office:value="70.0081" calcext:value-type="float">
            <text:p>70.0081</text:p>
          </table:table-cell>
          <table:table-cell office:value-type="float" office:value="20.6419" calcext:value-type="float">
            <text:p>20.6419</text:p>
          </table:table-cell>
          <table:table-cell office:value-type="float" office:value="19.1578" calcext:value-type="float">
            <text:p>19.1578</text:p>
          </table:table-cell>
          <table:table-cell office:value-type="float" office:value="22.0059" calcext:value-type="float">
            <text:p>22.0059</text:p>
          </table:table-cell>
          <table:table-cell office:value-type="float" office:value="9.8229" calcext:value-type="float">
            <text:p>9.8229</text:p>
          </table:table-cell>
          <table:table-cell office:value-type="float" office:value="8.9524" calcext:value-type="float">
            <text:p>8.9524</text:p>
          </table:table-cell>
          <table:table-cell office:value-type="float" office:value="10.4372" calcext:value-type="float">
            <text:p>10.4372</text:p>
          </table:table-cell>
          <table:table-cell office:value-type="float" office:value="0.02" calcext:value-type="float">
            <text:p>0.02</text:p>
          </table:table-cell>
          <table:table-cell office:value-type="float" office:value="3.0506" calcext:value-type="float">
            <text:p>3.0506</text:p>
          </table:table-cell>
          <table:table-cell office:value-type="float" office:value="6.658" calcext:value-type="float">
            <text:p>6.658</text:p>
          </table:table-cell>
          <table:table-cell office:value-type="float" office:value="0.024" calcext:value-type="float">
            <text:p>0.024</text:p>
          </table:table-cell>
          <table:table-cell office:value-type="float" office:value="3.6364" calcext:value-type="float">
            <text:p>3.6364</text:p>
          </table:table-cell>
          <table:table-cell office:value-type="float" office:value="11.302" calcext:value-type="float">
            <text:p>11.302</text:p>
          </table:table-cell>
          <table:table-cell office:value-type="float" office:value="14.4943" calcext:value-type="float">
            <text:p>14.4943</text:p>
          </table:table-cell>
          <table:table-cell office:value-type="float" office:value="7.9635" calcext:value-type="float">
            <text:p>7.9635</text:p>
          </table:table-cell>
          <table:table-cell office:value-type="float" office:value="57.4146" calcext:value-type="float">
            <text:p>57.4146</text:p>
          </table:table-cell>
          <table:table-cell office:value-type="float" office:value="73.092" calcext:value-type="float">
            <text:p>73.092</text:p>
          </table:table-cell>
          <table:table-cell office:value-type="float" office:value="40.3849" calcext:value-type="float">
            <text:p>40.3849</text:p>
          </table:table-cell>
          <table:table-cell office:value-type="float" office:value="18.6906" calcext:value-type="float">
            <text:p>18.6906</text:p>
          </table:table-cell>
          <table:table-cell office:value-type="float" office:value="23.5118" calcext:value-type="float">
            <text:p>23.5118</text:p>
          </table:table-cell>
          <table:table-cell office:value-type="float" office:value="13.6735" calcext:value-type="float">
            <text:p>13.6735</text:p>
          </table:table-cell>
          <table:table-cell office:value-type="float" office:value="53.4983" calcext:value-type="float">
            <text:p>53.4983</text:p>
          </table:table-cell>
          <table:table-cell office:value-type="float" office:value="68.1146" calcext:value-type="float">
            <text:p>68.1146</text:p>
          </table:table-cell>
          <table:table-cell office:value-type="float" office:value="37.619" calcext:value-type="float">
            <text:p>37.619</text:p>
          </table:table-cell>
          <table:table-cell office:value-type="float" office:value="5.222" calcext:value-type="float">
            <text:p>5.222</text:p>
          </table:table-cell>
          <table:table-cell office:value-type="float" office:value="8.096" calcext:value-type="float">
            <text:p>8.096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134753.797686064" calcext:value-type="float">
            <text:p>134753.79768606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cao SAR, China</text:p>
          </table:table-cell>
          <table:table-cell office:value-type="float" office:value="690.667" calcext:value-type="float">
            <text:p>690.667</text:p>
          </table:table-cell>
          <table:table-cell office:value-type="float" office:value="695.168" calcext:value-type="float">
            <text:p>695.168</text:p>
          </table:table-cell>
          <table:table-cell office:value-type="float" office:value="326.18" calcext:value-type="float">
            <text:p>326.18</text:p>
          </table:table-cell>
          <table:table-cell office:value-type="float" office:value="368.988" calcext:value-type="float">
            <text:p>368.988</text:p>
          </table:table-cell>
          <table:table-cell office:value-type="float" office:value="21724.0156" calcext:value-type="float">
            <text:p>21724.0156</text:p>
          </table:table-cell>
          <table:table-cell office:value-type="float" office:value="88.3987" calcext:value-type="float">
            <text:p>88.4</text:p>
          </table:table-cell>
          <table:table-cell office:value-type="float" office:value="38.0493" calcext:value-type="float">
            <text:p>38.0493</text:p>
          </table:table-cell>
          <table:table-cell office:value-type="float" office:value="4.009" calcext:value-type="float">
            <text:p>4.009</text:p>
          </table:table-cell>
          <table:table-cell office:value-type="float" office:value="5.788" calcext:value-type="float">
            <text:p>5.788</text:p>
          </table:table-cell>
          <table:table-cell office:value-type="float" office:value="9.003" calcext:value-type="float">
            <text:p>9.003</text:p>
          </table:table-cell>
          <table:table-cell office:value-type="float" office:value="1.295" calcext:value-type="float">
            <text:p>1.295</text:p>
          </table:table-cell>
          <table:table-cell office:value-type="float" office:value="53.5249" calcext:value-type="float">
            <text:p>53.5249</text:p>
          </table:table-cell>
          <table:table-cell office:value-type="float" office:value="6.957" calcext:value-type="float">
            <text:p>7</text:p>
          </table:table-cell>
          <table:table-cell office:value-type="float" office:value="0.033" calcext:value-type="float">
            <text:p>0</text:p>
          </table:table-cell>
          <table:table-cell office:value-type="float" office:value="10.044" calcext:value-type="float">
            <text:p>10</text:p>
          </table:table-cell>
          <table:table-cell office:value-type="float" office:value="1.1093" calcext:value-type="float">
            <text:p>1</text:p>
          </table:table-cell>
          <table:table-cell office:value-type="float" office:value="0.5309" calcext:value-type="float">
            <text:p>1</text:p>
          </table:table-cell>
          <table:table-cell table:style-name="ce2" office:value-type="float" office:value="30.852" calcext:value-type="float">
            <text:p>30.9</text:p>
          </table:table-cell>
          <table:table-cell office:value-type="float" office:value="108" calcext:value-type="float">
            <text:p>108.0</text:p>
          </table:table-cell>
          <table:table-cell office:value-type="float" office:value="2.948" calcext:value-type="float">
            <text:p>2.9</text:p>
          </table:table-cell>
          <table:table-cell office:value-type="float" office:value="1.644" calcext:value-type="float">
            <text:p>1.64</text:p>
          </table:table-cell>
          <table:table-cell office:value-type="float" office:value="1.304" calcext:value-type="float">
            <text:p>1.304</text:p>
          </table:table-cell>
          <table:table-cell office:value-type="float" office:value="4.256" calcext:value-type="float">
            <text:p>4.256</text:p>
          </table:table-cell>
          <table:table-cell office:value-type="float" office:value="85.3772" calcext:value-type="float">
            <text:p>85.3772</text:p>
          </table:table-cell>
          <table:table-cell office:value-type="float" office:value="82.7528" calcext:value-type="float">
            <text:p>82.7528</text:p>
          </table:table-cell>
          <table:table-cell office:value-type="float" office:value="87.9796" calcext:value-type="float">
            <text:p>88.0</text:p>
          </table:table-cell>
          <table:table-cell office:value-type="float" office:value="70.6867" calcext:value-type="float">
            <text:p>70.7</text:p>
          </table:table-cell>
          <table:table-cell office:value-type="float" office:value="68.1524" calcext:value-type="float">
            <text:p>68.1524</text:p>
          </table:table-cell>
          <table:table-cell office:value-type="float" office:value="73.1842" calcext:value-type="float">
            <text:p>73.1842</text:p>
          </table:table-cell>
          <table:table-cell office:value-type="float" office:value="22.5383" calcext:value-type="float">
            <text:p>22.5383</text:p>
          </table:table-cell>
          <table:table-cell office:value-type="float" office:value="20.5905" calcext:value-type="float">
            <text:p>20.5905</text:p>
          </table:table-cell>
          <table:table-cell office:value-type="float" office:value="24.4992" calcext:value-type="float">
            <text:p>24.4992</text:p>
          </table:table-cell>
          <table:table-cell office:value-type="float" office:value="10.8144" calcext:value-type="float">
            <text:p>10.8144</text:p>
          </table:table-cell>
          <table:table-cell office:value-type="float" office:value="9.4521" calcext:value-type="float">
            <text:p>9.4521</text:p>
          </table:table-cell>
          <table:table-cell office:value-type="float" office:value="11.8884" calcext:value-type="float">
            <text:p>11.8884</text:p>
          </table:table-cell>
          <table:table-cell office:value-type="float" office:value="0.016" calcext:value-type="float">
            <text:p>0.016</text:p>
          </table:table-cell>
          <table:table-cell office:value-type="float" office:value="2.2358" calcext:value-type="float">
            <text:p>2.2358</text:p>
          </table:table-cell>
          <table:table-cell office:value-type="float" office:value="6.944" calcext:value-type="float">
            <text:p>6.944</text:p>
          </table:table-cell>
          <table:table-cell office:value-type="float" office:value="0.022" calcext:value-type="float">
            <text:p>0.022</text:p>
          </table:table-cell>
          <table:table-cell office:value-type="float" office:value="3.0375" calcext:value-type="float">
            <text:p>3.0375</text:p>
          </table:table-cell>
          <table:table-cell office:value-type="float" office:value="9.0827" calcext:value-type="float">
            <text:p>9.0827</text:p>
          </table:table-cell>
          <table:table-cell office:value-type="float" office:value="11.8359" calcext:value-type="float">
            <text:p>11.8359</text:p>
          </table:table-cell>
          <table:table-cell office:value-type="float" office:value="6.3849" calcext:value-type="float">
            <text:p>6.3849</text:p>
          </table:table-cell>
          <table:table-cell office:value-type="float" office:value="38.2478" calcext:value-type="float">
            <text:p>38.2478</text:p>
          </table:table-cell>
          <table:table-cell office:value-type="float" office:value="53.1865" calcext:value-type="float">
            <text:p>53.1865</text:p>
          </table:table-cell>
          <table:table-cell office:value-type="float" office:value="26.2617" calcext:value-type="float">
            <text:p>26.2617</text:p>
          </table:table-cell>
          <table:table-cell office:value-type="float" office:value="13.1768" calcext:value-type="float">
            <text:p>13.1768</text:p>
          </table:table-cell>
          <table:table-cell office:value-type="float" office:value="17.7517" calcext:value-type="float">
            <text:p>17.7517</text:p>
          </table:table-cell>
          <table:table-cell office:value-type="float" office:value="9.4992" calcext:value-type="float">
            <text:p>9.4992</text:p>
          </table:table-cell>
          <table:table-cell office:value-type="float" office:value="34.6596" calcext:value-type="float">
            <text:p>34.6596</text:p>
          </table:table-cell>
          <table:table-cell office:value-type="float" office:value="48.4887" calcext:value-type="float">
            <text:p>48.4887</text:p>
          </table:table-cell>
          <table:table-cell office:value-type="float" office:value="23.9188" calcext:value-type="float">
            <text:p>23.9188</text:p>
          </table:table-cell>
          <table:table-cell office:value-type="float" office:value="5" calcext:value-type="float">
            <text:p>5</text:p>
          </table:table-cell>
          <table:table-cell office:value-type="float" office:value="7.218" calcext:value-type="float">
            <text:p>7.218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High income</text:p>
          </table:table-cell>
          <table:table-cell office:value-type="float" office:value="73802.2338801031" calcext:value-type="float">
            <text:p>73802.2338801031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9260.083" calcext:value-type="float">
            <text:p>29260.083</text:p>
          </table:table-cell>
          <table:table-cell office:value-type="float" office:value="29611.714" calcext:value-type="float">
            <text:p>29611.714</text:p>
          </table:table-cell>
          <table:table-cell office:value-type="float" office:value="14836.218" calcext:value-type="float">
            <text:p>14836.218</text:p>
          </table:table-cell>
          <table:table-cell office:value-type="float" office:value="14775.496" calcext:value-type="float">
            <text:p>14775.496</text:p>
          </table:table-cell>
          <table:table-cell office:value-type="float" office:value="50.8972" calcext:value-type="float">
            <text:p>50.8972</text:p>
          </table:table-cell>
          <table:table-cell office:value-type="float" office:value="100.411" calcext:value-type="float">
            <text:p>100.4</text:p>
          </table:table-cell>
          <table:table-cell office:value-type="float" office:value="19.1254" calcext:value-type="float">
            <text:p>19.1254</text:p>
          </table:table-cell>
          <table:table-cell office:value-type="float" office:value="704.757" calcext:value-type="float">
            <text:p>704.757</text:p>
          </table:table-cell>
          <table:table-cell office:value-type="float" office:value="23.796" calcext:value-type="float">
            <text:p>23.796</text:p>
          </table:table-cell>
          <table:table-cell office:value-type="float" office:value="703.262" calcext:value-type="float">
            <text:p>703.262</text:p>
          </table:table-cell>
          <table:table-cell office:value-type="float" office:value="2.375" calcext:value-type="float">
            <text:p>2.375</text:p>
          </table:table-cell>
          <table:table-cell office:value-type="float" office:value="29.1851" calcext:value-type="float">
            <text:p>29.1851</text:p>
          </table:table-cell>
          <table:table-cell office:value-type="float" office:value="906.13" calcext:value-type="float">
            <text:p>906</text:p>
          </table:table-cell>
          <table:table-cell office:value-type="float" office:value="185.478" calcext:value-type="float">
            <text:p>185</text:p>
          </table:table-cell>
          <table:table-cell office:value-type="float" office:value="30.595" calcext:value-type="float">
            <text:p>31</text:p>
          </table:table-cell>
          <table:table-cell office:value-type="float" office:value="3.7906" calcext:value-type="float">
            <text:p>4</text:p>
          </table:table-cell>
          <table:table-cell office:value-type="float" office:value="1.7138" calcext:value-type="float">
            <text:p>2</text:p>
          </table:table-cell>
          <table:table-cell table:style-name="ce2" office:value-type="float" office:value="27.945" calcext:value-type="float">
            <text:p>27.9</text:p>
          </table:table-cell>
          <table:table-cell office:value-type="float" office:value="103.9" calcext:value-type="float">
            <text:p>103.9</text:p>
          </table:table-cell>
          <table:table-cell office:value-type="float" office:value="201.373" calcext:value-type="float">
            <text:p>201.4</text:p>
          </table:table-cell>
          <table:table-cell office:value-type="float" office:value="111.923" calcext:value-type="float">
            <text:p>111.92</text:p>
          </table:table-cell>
          <table:table-cell office:value-type="float" office:value="89.451" calcext:value-type="float">
            <text:p>89.451</text:p>
          </table:table-cell>
          <table:table-cell office:value-type="float" office:value="6.799" calcext:value-type="float">
            <text:p>6.799</text:p>
          </table:table-cell>
          <table:table-cell office:value-type="float" office:value="65.2298" calcext:value-type="float">
            <text:p>65.2298</text:p>
          </table:table-cell>
          <table:table-cell office:value-type="float" office:value="62.9703" calcext:value-type="float">
            <text:p>62.9703</text:p>
          </table:table-cell>
          <table:table-cell office:value-type="float" office:value="67.617" calcext:value-type="float">
            <text:p>67.6</text:p>
          </table:table-cell>
          <table:table-cell office:value-type="float" office:value="54.2702" calcext:value-type="float">
            <text:p>54.3</text:p>
          </table:table-cell>
          <table:table-cell office:value-type="float" office:value="52.3437" calcext:value-type="float">
            <text:p>52.3437</text:p>
          </table:table-cell>
          <table:table-cell office:value-type="float" office:value="56.2839" calcext:value-type="float">
            <text:p>56.2839</text:p>
          </table:table-cell>
          <table:table-cell office:value-type="float" office:value="13.107" calcext:value-type="float">
            <text:p>13.107</text:p>
          </table:table-cell>
          <table:table-cell office:value-type="float" office:value="12.2884" calcext:value-type="float">
            <text:p>12.2884</text:p>
          </table:table-cell>
          <table:table-cell office:value-type="float" office:value="13.8874" calcext:value-type="float">
            <text:p>13.8874</text:p>
          </table:table-cell>
          <table:table-cell office:value-type="float" office:value="5.5774" calcext:value-type="float">
            <text:p>5.5774</text:p>
          </table:table-cell>
          <table:table-cell office:value-type="float" office:value="5.1404" calcext:value-type="float">
            <text:p>5.1404</text:p>
          </table:table-cell>
          <table:table-cell office:value-type="float" office:value="5.9454" calcext:value-type="float">
            <text:p>5.9454</text:p>
          </table:table-cell>
          <table:table-cell office:value-type="float" office:value="29.471" calcext:value-type="float">
            <text:p>29.471</text:p>
          </table:table-cell>
          <table:table-cell office:value-type="float" office:value="32.5846" calcext:value-type="float">
            <text:p>32.5846</text:p>
          </table:table-cell>
          <table:table-cell office:value-type="float" office:value="880.625" calcext:value-type="float">
            <text:p>880.625</text:p>
          </table:table-cell>
          <table:table-cell office:value-type="float" office:value="40.137" calcext:value-type="float">
            <text:p>40.137</text:p>
          </table:table-cell>
          <table:table-cell office:value-type="float" office:value="44.8523" calcext:value-type="float">
            <text:p>44.8523</text:p>
          </table:table-cell>
          <table:table-cell office:value-type="float" office:value="127.973" calcext:value-type="float">
            <text:p>127.973</text:p>
          </table:table-cell>
          <table:table-cell office:value-type="float" office:value="147.7861" calcext:value-type="float">
            <text:p>147.7861</text:p>
          </table:table-cell>
          <table:table-cell office:value-type="float" office:value="107.4274" calcext:value-type="float">
            <text:p>107.4274</text:p>
          </table:table-cell>
          <table:table-cell office:value-type="float" office:value="273.2275" calcext:value-type="float">
            <text:p>273.2275</text:p>
          </table:table-cell>
          <table:table-cell office:value-type="float" office:value="311.9518" calcext:value-type="float">
            <text:p>311.9518</text:p>
          </table:table-cell>
          <table:table-cell office:value-type="float" office:value="232.7296" calcext:value-type="float">
            <text:p>232.7296</text:p>
          </table:table-cell>
          <table:table-cell office:value-type="float" office:value="125.2183" calcext:value-type="float">
            <text:p>125.2183</text:p>
          </table:table-cell>
          <table:table-cell office:value-type="float" office:value="146.9706" calcext:value-type="float">
            <text:p>146.9706</text:p>
          </table:table-cell>
          <table:table-cell office:value-type="float" office:value="102.9325" calcext:value-type="float">
            <text:p>102.9325</text:p>
          </table:table-cell>
          <table:table-cell office:value-type="float" office:value="225.9523" calcext:value-type="float">
            <text:p>225.9523</text:p>
          </table:table-cell>
          <table:table-cell office:value-type="float" office:value="261.6052" calcext:value-type="float">
            <text:p>261.6052</text:p>
          </table:table-cell>
          <table:table-cell office:value-type="float" office:value="189.181" calcext:value-type="float">
            <text:p>189.181</text:p>
          </table:table-cell>
          <table:table-cell office:value-type="float" office:value="-1.5" calcext:value-type="float">
            <text:p>-1.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1635.4180120781" calcext:value-type="float">
            <text:p>1635.4180120781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6.243" calcext:value-type="float">
            <text:p>20146.243</text:p>
          </table:table-cell>
          <table:table-cell office:value-type="float" office:value="20405.317" calcext:value-type="float">
            <text:p>20405.317</text:p>
          </table:table-cell>
          <table:table-cell office:value-type="float" office:value="9924.861" calcext:value-type="float">
            <text:p>9924.861</text:p>
          </table:table-cell>
          <table:table-cell office:value-type="float" office:value="10480.456" calcext:value-type="float">
            <text:p>10480.456</text:p>
          </table:table-cell>
          <table:table-cell office:value-type="float" office:value="215.8105" calcext:value-type="float">
            <text:p>215.8105</text:p>
          </table:table-cell>
          <table:table-cell office:value-type="float" office:value="94.6988" calcext:value-type="float">
            <text:p>94.7</text:p>
          </table:table-cell>
          <table:table-cell office:value-type="float" office:value="16.9834" calcext:value-type="float">
            <text:p>16.9834</text:p>
          </table:table-cell>
          <table:table-cell office:value-type="float" office:value="524.146" calcext:value-type="float">
            <text:p>524.146</text:p>
          </table:table-cell>
          <table:table-cell office:value-type="float" office:value="25.677" calcext:value-type="float">
            <text:p>25.677</text:p>
          </table:table-cell>
          <table:table-cell office:value-type="float" office:value="518.147" calcext:value-type="float">
            <text:p>518.147</text:p>
          </table:table-cell>
          <table:table-cell office:value-type="float" office:value="2.539" calcext:value-type="float">
            <text:p>2.539</text:p>
          </table:table-cell>
          <table:table-cell office:value-type="float" office:value="27.3" calcext:value-type="float">
            <text:p>27.3</text:p>
          </table:table-cell>
          <table:table-cell office:value-type="float" office:value="665.678" calcext:value-type="float">
            <text:p>666</text:p>
          </table:table-cell>
          <table:table-cell office:value-type="float" office:value="144.336" calcext:value-type="float">
            <text:p>144</text:p>
          </table:table-cell>
          <table:table-cell office:value-type="float" office:value="32.611" calcext:value-type="float">
            <text:p>33</text:p>
          </table:table-cell>
          <table:table-cell office:value-type="float" office:value="3.8488" calcext:value-type="float">
            <text:p>4</text:p>
          </table:table-cell>
          <table:table-cell office:value-type="float" office:value="1.7774" calcext:value-type="float">
            <text:p>2</text:p>
          </table:table-cell>
          <table:table-cell table:style-name="ce2" office:value-type="float" office:value="27.917" calcext:value-type="float">
            <text:p>27.9</text:p>
          </table:table-cell>
          <table:table-cell office:value-type="float" office:value="101.4" calcext:value-type="float">
            <text:p>101.4</text:p>
          </table:table-cell>
          <table:table-cell office:value-type="float" office:value="141.532" calcext:value-type="float">
            <text:p>141.5</text:p>
          </table:table-cell>
          <table:table-cell office:value-type="float" office:value="76.592" calcext:value-type="float">
            <text:p>76.59</text:p>
          </table:table-cell>
          <table:table-cell office:value-type="float" office:value="64.941" calcext:value-type="float">
            <text:p>64.941</text:p>
          </table:table-cell>
          <table:table-cell office:value-type="float" office:value="6.934" calcext:value-type="float">
            <text:p>6.934</text:p>
          </table:table-cell>
          <table:table-cell office:value-type="float" office:value="62.898" calcext:value-type="float">
            <text:p>62.898</text:p>
          </table:table-cell>
          <table:table-cell office:value-type="float" office:value="59.5804" calcext:value-type="float">
            <text:p>59.5804</text:p>
          </table:table-cell>
          <table:table-cell office:value-type="float" office:value="66.3258" calcext:value-type="float">
            <text:p>66.3</text:p>
          </table:table-cell>
          <table:table-cell office:value-type="float" office:value="50.8139" calcext:value-type="float">
            <text:p>50.8</text:p>
          </table:table-cell>
          <table:table-cell office:value-type="float" office:value="47.5095" calcext:value-type="float">
            <text:p>47.5095</text:p>
          </table:table-cell>
          <table:table-cell office:value-type="float" office:value="54.2131" calcext:value-type="float">
            <text:p>54.2131</text:p>
          </table:table-cell>
          <table:table-cell office:value-type="float" office:value="12.646" calcext:value-type="float">
            <text:p>12.646</text:p>
          </table:table-cell>
          <table:table-cell office:value-type="float" office:value="10.869" calcext:value-type="float">
            <text:p>10.869</text:p>
          </table:table-cell>
          <table:table-cell office:value-type="float" office:value="14.2212" calcext:value-type="float">
            <text:p>14.2212</text:p>
          </table:table-cell>
          <table:table-cell office:value-type="float" office:value="6.2339" calcext:value-type="float">
            <text:p>6.2339</text:p>
          </table:table-cell>
          <table:table-cell office:value-type="float" office:value="4.9822" calcext:value-type="float">
            <text:p>4.9822</text:p>
          </table:table-cell>
          <table:table-cell office:value-type="float" office:value="7.0169" calcext:value-type="float">
            <text:p>7.0169</text:p>
          </table:table-cell>
          <table:table-cell office:value-type="float" office:value="18.275" calcext:value-type="float">
            <text:p>18.275</text:p>
          </table:table-cell>
          <table:table-cell office:value-type="float" office:value="27.5097" calcext:value-type="float">
            <text:p>27.5097</text:p>
          </table:table-cell>
          <table:table-cell office:value-type="float" office:value="649.567" calcext:value-type="float">
            <text:p>649.567</text:p>
          </table:table-cell>
          <table:table-cell office:value-type="float" office:value="25.062" calcext:value-type="float">
            <text:p>25.062</text:p>
          </table:table-cell>
          <table:table-cell office:value-type="float" office:value="38.1577" calcext:value-type="float">
            <text:p>38.1577</text:p>
          </table:table-cell>
          <table:table-cell office:value-type="float" office:value="130.1903" calcext:value-type="float">
            <text:p>130.1903</text:p>
          </table:table-cell>
          <table:table-cell office:value-type="float" office:value="152.0814" calcext:value-type="float">
            <text:p>152.0814</text:p>
          </table:table-cell>
          <table:table-cell office:value-type="float" office:value="110.1981" calcext:value-type="float">
            <text:p>110.1981</text:p>
          </table:table-cell>
          <table:table-cell office:value-type="float" office:value="355.4922" calcext:value-type="float">
            <text:p>355.4922</text:p>
          </table:table-cell>
          <table:table-cell office:value-type="float" office:value="423.1845" calcext:value-type="float">
            <text:p>423.1845</text:p>
          </table:table-cell>
          <table:table-cell office:value-type="float" office:value="289.0458" calcext:value-type="float">
            <text:p>289.0458</text:p>
          </table:table-cell>
          <table:table-cell office:value-type="float" office:value="180.8719" calcext:value-type="float">
            <text:p>180.8719</text:p>
          </table:table-cell>
          <table:table-cell office:value-type="float" office:value="222.2738" calcext:value-type="float">
            <text:p>222.2738</text:p>
          </table:table-cell>
          <table:table-cell office:value-type="float" office:value="139.8839" calcext:value-type="float">
            <text:p>139.8839</text:p>
          </table:table-cell>
          <table:table-cell office:value-type="float" office:value="324.4759" calcext:value-type="float">
            <text:p>324.4759</text:p>
          </table:table-cell>
          <table:table-cell office:value-type="float" office:value="393.6858" calcext:value-type="float">
            <text:p>393.6858</text:p>
          </table:table-cell>
          <table:table-cell office:value-type="float" office:value="256.9694" calcext:value-type="float">
            <text:p>256.9694</text:p>
          </table:table-cell>
          <table:table-cell office:value-type="float" office:value="-6" calcext:value-type="float">
            <text:p>-6</text:p>
          </table:table-cell>
          <table:table-cell office:value-type="float" office:value="-0.294" calcext:value-type="float">
            <text:p>-0.294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1658.33441792543" calcext:value-type="float">
            <text:p>1658.33441792543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3751.399" calcext:value-type="float">
            <text:p>33751.399</text:p>
          </table:table-cell>
          <table:table-cell office:value-type="float" office:value="33938.222" calcext:value-type="float">
            <text:p>33938.222</text:p>
          </table:table-cell>
          <table:table-cell office:value-type="float" office:value="17341.833" calcext:value-type="float">
            <text:p>17341.833</text:p>
          </table:table-cell>
          <table:table-cell office:value-type="float" office:value="16596.389" calcext:value-type="float">
            <text:p>16596.389</text:p>
          </table:table-cell>
          <table:table-cell office:value-type="float" office:value="103.297" calcext:value-type="float">
            <text:p>103.297</text:p>
          </table:table-cell>
          <table:table-cell office:value-type="float" office:value="104.4916" calcext:value-type="float">
            <text:p>104.5</text:p>
          </table:table-cell>
          <table:table-cell office:value-type="float" office:value="30.3284" calcext:value-type="float">
            <text:p>30.3284</text:p>
          </table:table-cell>
          <table:table-cell office:value-type="float" office:value="324.652" calcext:value-type="float">
            <text:p>324.652</text:p>
          </table:table-cell>
          <table:table-cell office:value-type="float" office:value="9.573" calcext:value-type="float">
            <text:p>9.573</text:p>
          </table:table-cell>
          <table:table-cell office:value-type="float" office:value="373.645" calcext:value-type="float">
            <text:p>373.645</text:p>
          </table:table-cell>
          <table:table-cell office:value-type="float" office:value="1.101" calcext:value-type="float">
            <text:p>1.101</text:p>
          </table:table-cell>
          <table:table-cell office:value-type="float" office:value="62.9561" calcext:value-type="float">
            <text:p>62.9561</text:p>
          </table:table-cell>
          <table:table-cell office:value-type="float" office:value="509.232" calcext:value-type="float">
            <text:p>509</text:p>
          </table:table-cell>
          <table:table-cell office:value-type="float" office:value="11.869" calcext:value-type="float">
            <text:p>12</text:p>
          </table:table-cell>
          <table:table-cell office:value-type="float" office:value="15.016" calcext:value-type="float">
            <text:p>15</text:p>
          </table:table-cell>
          <table:table-cell office:value-type="float" office:value="1.7869" calcext:value-type="float">
            <text:p>2</text:p>
          </table:table-cell>
          <table:table-cell office:value-type="float" office:value="0.854" calcext:value-type="float">
            <text:p>1</text:p>
          </table:table-cell>
          <table:table-cell table:style-name="ce2" office:value-type="float" office:value="31.001" calcext:value-type="float">
            <text:p>31.0</text:p>
          </table:table-cell>
          <table:table-cell office:value-type="float" office:value="106.6" calcext:value-type="float">
            <text:p>106.6</text:p>
          </table:table-cell>
          <table:table-cell office:value-type="float" office:value="184.58" calcext:value-type="float">
            <text:p>184.6</text:p>
          </table:table-cell>
          <table:table-cell office:value-type="float" office:value="106.968" calcext:value-type="float">
            <text:p>106.97</text:p>
          </table:table-cell>
          <table:table-cell office:value-type="float" office:value="77.612" calcext:value-type="float">
            <text:p>77.612</text:p>
          </table:table-cell>
          <table:table-cell office:value-type="float" office:value="5.443" calcext:value-type="float">
            <text:p>5.443</text:p>
          </table:table-cell>
          <table:table-cell office:value-type="float" office:value="76.2605" calcext:value-type="float">
            <text:p>76.2605</text:p>
          </table:table-cell>
          <table:table-cell office:value-type="float" office:value="73.955" calcext:value-type="float">
            <text:p>73.955</text:p>
          </table:table-cell>
          <table:table-cell office:value-type="float" office:value="78.7986" calcext:value-type="float">
            <text:p>78.8</text:p>
          </table:table-cell>
          <table:table-cell office:value-type="float" office:value="61.8859" calcext:value-type="float">
            <text:p>61.9</text:p>
          </table:table-cell>
          <table:table-cell office:value-type="float" office:value="59.6131" calcext:value-type="float">
            <text:p>59.6131</text:p>
          </table:table-cell>
          <table:table-cell office:value-type="float" office:value="64.386" calcext:value-type="float">
            <text:p>64.386</text:p>
          </table:table-cell>
          <table:table-cell office:value-type="float" office:value="16.5693" calcext:value-type="float">
            <text:p>16.5693</text:p>
          </table:table-cell>
          <table:table-cell office:value-type="float" office:value="15.4447" calcext:value-type="float">
            <text:p>15.4447</text:p>
          </table:table-cell>
          <table:table-cell office:value-type="float" office:value="17.6882" calcext:value-type="float">
            <text:p>17.6882</text:p>
          </table:table-cell>
          <table:table-cell office:value-type="float" office:value="7.6167" calcext:value-type="float">
            <text:p>7.6167</text:p>
          </table:table-cell>
          <table:table-cell office:value-type="float" office:value="7.079" calcext:value-type="float">
            <text:p>7.079</text:p>
          </table:table-cell>
          <table:table-cell office:value-type="float" office:value="8.0798" calcext:value-type="float">
            <text:p>8.0798</text:p>
          </table:table-cell>
          <table:table-cell office:value-type="float" office:value="3.011" calcext:value-type="float">
            <text:p>3.011</text:p>
          </table:table-cell>
          <table:table-cell office:value-type="float" office:value="5.9089" calcext:value-type="float">
            <text:p>5.9089</text:p>
          </table:table-cell>
          <table:table-cell office:value-type="float" office:value="506.637" calcext:value-type="float">
            <text:p>506.637</text:p>
          </table:table-cell>
          <table:table-cell office:value-type="float" office:value="3.552" calcext:value-type="float">
            <text:p>3.552</text:p>
          </table:table-cell>
          <table:table-cell office:value-type="float" office:value="6.96" calcext:value-type="float">
            <text:p>6.96</text:p>
          </table:table-cell>
          <table:table-cell office:value-type="float" office:value="25.9533" calcext:value-type="float">
            <text:p>25.9533</text:p>
          </table:table-cell>
          <table:table-cell office:value-type="float" office:value="32.771" calcext:value-type="float">
            <text:p>32.771</text:p>
          </table:table-cell>
          <table:table-cell office:value-type="float" office:value="18.633" calcext:value-type="float">
            <text:p>18.633</text:p>
          </table:table-cell>
          <table:table-cell office:value-type="float" office:value="117.601" calcext:value-type="float">
            <text:p>117.601</text:p>
          </table:table-cell>
          <table:table-cell office:value-type="float" office:value="152.2858" calcext:value-type="float">
            <text:p>152.2858</text:p>
          </table:table-cell>
          <table:table-cell office:value-type="float" office:value="79.9524" calcext:value-type="float">
            <text:p>79.9524</text:p>
          </table:table-cell>
          <table:table-cell office:value-type="float" office:value="44.277" calcext:value-type="float">
            <text:p>44.277</text:p>
          </table:table-cell>
          <table:table-cell office:value-type="float" office:value="59.5423" calcext:value-type="float">
            <text:p>59.5423</text:p>
          </table:table-cell>
          <table:table-cell office:value-type="float" office:value="27.577" calcext:value-type="float">
            <text:p>27.577</text:p>
          </table:table-cell>
          <table:table-cell office:value-type="float" office:value="110.1585" calcext:value-type="float">
            <text:p>110.1585</text:p>
          </table:table-cell>
          <table:table-cell office:value-type="float" office:value="144.5084" calcext:value-type="float">
            <text:p>144.5084</text:p>
          </table:table-cell>
          <table:table-cell office:value-type="float" office:value="72.9167" calcext:value-type="float">
            <text:p>72.9167</text:p>
          </table:table-cell>
          <table:table-cell office:value-type="float" office:value="48.997" calcext:value-type="float">
            <text:p>48.997</text:p>
          </table:table-cell>
          <table:table-cell office:value-type="float" office:value="1.445" calcext:value-type="float">
            <text:p>1.445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Upper middle income</text:p>
          </table:table-cell>
          <table:table-cell office:value-type="float" office:value="29617.2967566026" calcext:value-type="float">
            <text:p>29617.2967566026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524.929" calcext:value-type="float">
            <text:p>524.929</text:p>
          </table:table-cell>
          <table:table-cell office:value-type="float" office:value="523.787" calcext:value-type="float">
            <text:p>523.787</text:p>
          </table:table-cell>
          <table:table-cell office:value-type="float" office:value="301.316" calcext:value-type="float">
            <text:p>301.316</text:p>
          </table:table-cell>
          <table:table-cell office:value-type="float" office:value="222.471" calcext:value-type="float">
            <text:p>222.471</text:p>
          </table:table-cell>
          <table:table-cell office:value-type="float" office:value="1745.9567" calcext:value-type="float">
            <text:p>1745.9567</text:p>
          </table:table-cell>
          <table:table-cell office:value-type="float" office:value="135.44" calcext:value-type="float">
            <text:p>135.4</text:p>
          </table:table-cell>
          <table:table-cell office:value-type="float" office:value="31.3068" calcext:value-type="float">
            <text:p>31.3068</text:p>
          </table:table-cell>
          <table:table-cell office:value-type="float" office:value="5.731" calcext:value-type="float">
            <text:p>5.731</text:p>
          </table:table-cell>
          <table:table-cell office:value-type="float" office:value="10.861" calcext:value-type="float">
            <text:p>10.861</text:p>
          </table:table-cell>
          <table:table-cell office:value-type="float" office:value="-2.284" calcext:value-type="float">
            <text:p>-2.284</text:p>
          </table:table-cell>
          <table:table-cell office:value-type="float" office:value="-0.436" calcext:value-type="float">
            <text:p>-0.436</text:p>
          </table:table-cell>
          <table:table-cell/>
          <table:table-cell office:value-type="float" office:value="7.197" calcext:value-type="float">
            <text:p>7</text:p>
          </table:table-cell>
          <table:table-cell office:value-type="float" office:value="0.1" calcext:value-type="float">
            <text:p>0</text:p>
          </table:table-cell>
          <table:table-cell office:value-type="float" office:value="13.638" calcext:value-type="float">
            <text:p>14</text:p>
          </table:table-cell>
          <table:table-cell office:value-type="float" office:value="1.6784" calcext:value-type="float">
            <text:p>2</text:p>
          </table:table-cell>
          <table:table-cell office:value-type="float" office:value="0.8095" calcext:value-type="float">
            <text:p>1</text:p>
          </table:table-cell>
          <table:table-cell table:style-name="ce2" office:value-type="float" office:value="29.885" calcext:value-type="float">
            <text:p>29.9</text:p>
          </table:table-cell>
          <table:table-cell office:value-type="float" office:value="105" calcext:value-type="float">
            <text:p>105.0</text:p>
          </table:table-cell>
          <table:table-cell office:value-type="float" office:value="1.466" calcext:value-type="float">
            <text:p>1.5</text:p>
          </table:table-cell>
          <table:table-cell office:value-type="float" office:value="0.868" calcext:value-type="float">
            <text:p>0.87</text:p>
          </table:table-cell>
          <table:table-cell office:value-type="float" office:value="0.597" calcext:value-type="float">
            <text:p>0.597</text:p>
          </table:table-cell>
          <table:table-cell office:value-type="float" office:value="2.777" calcext:value-type="float">
            <text:p>2.777</text:p>
          </table:table-cell>
          <table:table-cell office:value-type="float" office:value="80.8388" calcext:value-type="float">
            <text:p>80.8388</text:p>
          </table:table-cell>
          <table:table-cell office:value-type="float" office:value="80.065" calcext:value-type="float">
            <text:p>80.065</text:p>
          </table:table-cell>
          <table:table-cell office:value-type="float" office:value="81.8436" calcext:value-type="float">
            <text:p>81.8</text:p>
          </table:table-cell>
          <table:table-cell office:value-type="float" office:value="66.4728" calcext:value-type="float">
            <text:p>66.5</text:p>
          </table:table-cell>
          <table:table-cell office:value-type="float" office:value="65.7415" calcext:value-type="float">
            <text:p>65.7415</text:p>
          </table:table-cell>
          <table:table-cell office:value-type="float" office:value="67.4336" calcext:value-type="float">
            <text:p>67.4336</text:p>
          </table:table-cell>
          <table:table-cell office:value-type="float" office:value="18.7351" calcext:value-type="float">
            <text:p>18.7351</text:p>
          </table:table-cell>
          <table:table-cell office:value-type="float" office:value="18.2014" calcext:value-type="float">
            <text:p>18.2014</text:p>
          </table:table-cell>
          <table:table-cell office:value-type="float" office:value="19.4143" calcext:value-type="float">
            <text:p>19.4143</text:p>
          </table:table-cell>
          <table:table-cell office:value-type="float" office:value="8.4753" calcext:value-type="float">
            <text:p>8.4753</text:p>
          </table:table-cell>
          <table:table-cell office:value-type="float" office:value="8.1317" calcext:value-type="float">
            <text:p>8.1317</text:p>
          </table:table-cell>
          <table:table-cell office:value-type="float" office:value="8.9257" calcext:value-type="float">
            <text:p>8.9257</text:p>
          </table:table-cell>
          <table:table-cell office:value-type="float" office:value="0.043" calcext:value-type="float">
            <text:p>0.043</text:p>
          </table:table-cell>
          <table:table-cell office:value-type="float" office:value="6.0054" calcext:value-type="float">
            <text:p>6.0054</text:p>
          </table:table-cell>
          <table:table-cell office:value-type="float" office:value="7.16" calcext:value-type="float">
            <text:p>7.16</text:p>
          </table:table-cell>
          <table:table-cell office:value-type="float" office:value="0.051" calcext:value-type="float">
            <text:p>0.051</text:p>
          </table:table-cell>
          <table:table-cell office:value-type="float" office:value="7.0637" calcext:value-type="float">
            <text:p>7.0637</text:p>
          </table:table-cell>
          <table:table-cell office:value-type="float" office:value="16.8703" calcext:value-type="float">
            <text:p>16.8703</text:p>
          </table:table-cell>
          <table:table-cell office:value-type="float" office:value="17.738" calcext:value-type="float">
            <text:p>17.738</text:p>
          </table:table-cell>
          <table:table-cell office:value-type="float" office:value="15.8509" calcext:value-type="float">
            <text:p>15.8509</text:p>
          </table:table-cell>
          <table:table-cell office:value-type="float" office:value="54.5811" calcext:value-type="float">
            <text:p>54.5811</text:p>
          </table:table-cell>
          <table:table-cell office:value-type="float" office:value="60.5303" calcext:value-type="float">
            <text:p>60.5303</text:p>
          </table:table-cell>
          <table:table-cell office:value-type="float" office:value="46.5787" calcext:value-type="float">
            <text:p>46.5787</text:p>
          </table:table-cell>
          <table:table-cell office:value-type="float" office:value="19.3883" calcext:value-type="float">
            <text:p>19.3883</text:p>
          </table:table-cell>
          <table:table-cell office:value-type="float" office:value="20.7969" calcext:value-type="float">
            <text:p>20.7969</text:p>
          </table:table-cell>
          <table:table-cell office:value-type="float" office:value="17.2423" calcext:value-type="float">
            <text:p>17.2423</text:p>
          </table:table-cell>
          <table:table-cell office:value-type="float" office:value="47.0171" calcext:value-type="float">
            <text:p>47.0171</text:p>
          </table:table-cell>
          <table:table-cell office:value-type="float" office:value="52.4459" calcext:value-type="float">
            <text:p>52.4459</text:p>
          </table:table-cell>
          <table:table-cell office:value-type="float" office:value="39.5522" calcext:value-type="float">
            <text:p>39.5522</text:p>
          </table:table-cell>
          <table:table-cell office:value-type="float" office:value="-8.011" calcext:value-type="float">
            <text:p>-8.011</text:p>
          </table:table-cell>
          <table:table-cell office:value-type="float" office:value="-15.181" calcext:value-type="float">
            <text:p>-15.181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Upper middle income</text:p>
          </table:table-cell>
          <table:table-cell office:value-type="float" office:value="18232.2447260345" calcext:value-type="float">
            <text:p>18232.2447260345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2248.667" calcext:value-type="float">
            <text:p>22248.667</text:p>
          </table:table-cell>
          <table:table-cell office:value-type="float" office:value="22593.59" calcext:value-type="float">
            <text:p>22593.59</text:p>
          </table:table-cell>
          <table:table-cell office:value-type="float" office:value="11406.82" calcext:value-type="float">
            <text:p>11406.82</text:p>
          </table:table-cell>
          <table:table-cell office:value-type="float" office:value="11186.771" calcext:value-type="float">
            <text:p>11186.771</text:p>
          </table:table-cell>
          <table:table-cell office:value-type="float" office:value="18.5165" calcext:value-type="float">
            <text:p>18.5165</text:p>
          </table:table-cell>
          <table:table-cell office:value-type="float" office:value="101.967" calcext:value-type="float">
            <text:p>102.0</text:p>
          </table:table-cell>
          <table:table-cell office:value-type="float" office:value="15.1654" calcext:value-type="float">
            <text:p>15.1654</text:p>
          </table:table-cell>
          <table:table-cell office:value-type="float" office:value="729.851" calcext:value-type="float">
            <text:p>729.851</text:p>
          </table:table-cell>
          <table:table-cell office:value-type="float" office:value="32.266" calcext:value-type="float">
            <text:p>32.266</text:p>
          </table:table-cell>
          <table:table-cell office:value-type="float" office:value="689.847" calcext:value-type="float">
            <text:p>689.847</text:p>
          </table:table-cell>
          <table:table-cell office:value-type="float" office:value="3.054" calcext:value-type="float">
            <text:p>3.054</text:p>
          </table:table-cell>
          <table:table-cell office:value-type="float" office:value="22.6964" calcext:value-type="float">
            <text:p>22.6964</text:p>
          </table:table-cell>
          <table:table-cell office:value-type="float" office:value="932.317" calcext:value-type="float">
            <text:p>932</text:p>
          </table:table-cell>
          <table:table-cell office:value-type="float" office:value="183.996" calcext:value-type="float">
            <text:p>184</text:p>
          </table:table-cell>
          <table:table-cell office:value-type="float" office:value="41.217" calcext:value-type="float">
            <text:p>41</text:p>
          </table:table-cell>
          <table:table-cell office:value-type="float" office:value="5.8669" calcext:value-type="float">
            <text:p>6</text:p>
          </table:table-cell>
          <table:table-cell office:value-type="float" office:value="2.4861" calcext:value-type="float">
            <text:p>2</text:p>
          </table:table-cell>
          <table:table-cell table:style-name="ce2" office:value-type="float" office:value="28.924" calcext:value-type="float">
            <text:p>28.9</text:p>
          </table:table-cell>
          <table:table-cell office:value-type="float" office:value="103.3" calcext:value-type="float">
            <text:p>103.3</text:p>
          </table:table-cell>
          <table:table-cell office:value-type="float" office:value="202.466" calcext:value-type="float">
            <text:p>202.5</text:p>
          </table:table-cell>
          <table:table-cell office:value-type="float" office:value="106.94" calcext:value-type="float">
            <text:p>106.94</text:p>
          </table:table-cell>
          <table:table-cell office:value-type="float" office:value="95.526" calcext:value-type="float">
            <text:p>95.526</text:p>
          </table:table-cell>
          <table:table-cell office:value-type="float" office:value="8.951" calcext:value-type="float">
            <text:p>8.951</text:p>
          </table:table-cell>
          <table:table-cell office:value-type="float" office:value="59.4167" calcext:value-type="float">
            <text:p>59.4167</text:p>
          </table:table-cell>
          <table:table-cell office:value-type="float" office:value="58.0679" calcext:value-type="float">
            <text:p>58.0679</text:p>
          </table:table-cell>
          <table:table-cell office:value-type="float" office:value="60.8322" calcext:value-type="float">
            <text:p>60.8</text:p>
          </table:table-cell>
          <table:table-cell office:value-type="float" office:value="50.9713" calcext:value-type="float">
            <text:p>51.0</text:p>
          </table:table-cell>
          <table:table-cell office:value-type="float" office:value="49.798" calcext:value-type="float">
            <text:p>49.798</text:p>
          </table:table-cell>
          <table:table-cell office:value-type="float" office:value="52.1976" calcext:value-type="float">
            <text:p>52.1976</text:p>
          </table:table-cell>
          <table:table-cell office:value-type="float" office:value="11.1405" calcext:value-type="float">
            <text:p>11.1405</text:p>
          </table:table-cell>
          <table:table-cell office:value-type="float" office:value="10.6281" calcext:value-type="float">
            <text:p>10.6281</text:p>
          </table:table-cell>
          <table:table-cell office:value-type="float" office:value="11.6168" calcext:value-type="float">
            <text:p>11.6168</text:p>
          </table:table-cell>
          <table:table-cell office:value-type="float" office:value="4.241" calcext:value-type="float">
            <text:p>4.241</text:p>
          </table:table-cell>
          <table:table-cell office:value-type="float" office:value="4.0239" calcext:value-type="float">
            <text:p>4.0239</text:p>
          </table:table-cell>
          <table:table-cell office:value-type="float" office:value="4.421" calcext:value-type="float">
            <text:p>4.421</text:p>
          </table:table-cell>
          <table:table-cell office:value-type="float" office:value="49.461" calcext:value-type="float">
            <text:p>49.461</text:p>
          </table:table-cell>
          <table:table-cell office:value-type="float" office:value="53.2765" calcext:value-type="float">
            <text:p>53.2765</text:p>
          </table:table-cell>
          <table:table-cell office:value-type="float" office:value="892.365" calcext:value-type="float">
            <text:p>892.365</text:p>
          </table:table-cell>
          <table:table-cell office:value-type="float" office:value="77.146" calcext:value-type="float">
            <text:p>77.146</text:p>
          </table:table-cell>
          <table:table-cell office:value-type="float" office:value="84.8858" calcext:value-type="float">
            <text:p>84.8858</text:p>
          </table:table-cell>
          <table:table-cell office:value-type="float" office:value="185.5744" calcext:value-type="float">
            <text:p>185.5744</text:p>
          </table:table-cell>
          <table:table-cell office:value-type="float" office:value="193.6019" calcext:value-type="float">
            <text:p>193.6019</text:p>
          </table:table-cell>
          <table:table-cell office:value-type="float" office:value="177.2599" calcext:value-type="float">
            <text:p>177.2599</text:p>
          </table:table-cell>
          <table:table-cell office:value-type="float" office:value="352.3622" calcext:value-type="float">
            <text:p>352.3622</text:p>
          </table:table-cell>
          <table:table-cell office:value-type="float" office:value="380.7273" calcext:value-type="float">
            <text:p>380.7273</text:p>
          </table:table-cell>
          <table:table-cell office:value-type="float" office:value="322.4337" calcext:value-type="float">
            <text:p>322.4337</text:p>
          </table:table-cell>
          <table:table-cell office:value-type="float" office:value="158.0849" calcext:value-type="float">
            <text:p>158.0849</text:p>
          </table:table-cell>
          <table:table-cell office:value-type="float" office:value="170.6943" calcext:value-type="float">
            <text:p>170.6943</text:p>
          </table:table-cell>
          <table:table-cell office:value-type="float" office:value="144.8755" calcext:value-type="float">
            <text:p>144.8755</text:p>
          </table:table-cell>
          <table:table-cell office:value-type="float" office:value="277.7378" calcext:value-type="float">
            <text:p>277.7378</text:p>
          </table:table-cell>
          <table:table-cell office:value-type="float" office:value="305.841" calcext:value-type="float">
            <text:p>305.841</text:p>
          </table:table-cell>
          <table:table-cell office:value-type="float" office:value="248.2777" calcext:value-type="float">
            <text:p>248.2777</text:p>
          </table:table-cell>
          <table:table-cell office:value-type="float" office:value="-39.998" calcext:value-type="float">
            <text:p>-39.998</text:p>
          </table:table-cell>
          <table:table-cell office:value-type="float" office:value="-1.768" calcext:value-type="float">
            <text:p>-1.768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2447.324282737" calcext:value-type="float">
            <text:p>2447.32428273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532.375" calcext:value-type="float">
            <text:p>532.375</text:p>
          </table:table-cell>
          <table:table-cell office:value-type="float" office:value="533.286" calcext:value-type="float">
            <text:p>533.286</text:p>
          </table:table-cell>
          <table:table-cell office:value-type="float" office:value="278.002" calcext:value-type="float">
            <text:p>278.002</text:p>
          </table:table-cell>
          <table:table-cell office:value-type="float" office:value="255.284" calcext:value-type="float">
            <text:p>255.284</text:p>
          </table:table-cell>
          <table:table-cell office:value-type="float" office:value="1692.9714" calcext:value-type="float">
            <text:p>1692.9714</text:p>
          </table:table-cell>
          <table:table-cell office:value-type="float" office:value="108.8991" calcext:value-type="float">
            <text:p>108.9</text:p>
          </table:table-cell>
          <table:table-cell office:value-type="float" office:value="39.2926" calcext:value-type="float">
            <text:p>39.2926</text:p>
          </table:table-cell>
          <table:table-cell office:value-type="float" office:value="0.974" calcext:value-type="float">
            <text:p>0.974</text:p>
          </table:table-cell>
          <table:table-cell office:value-type="float" office:value="1.828" calcext:value-type="float">
            <text:p>1.828</text:p>
          </table:table-cell>
          <table:table-cell office:value-type="float" office:value="1.822" calcext:value-type="float">
            <text:p>1.822</text:p>
          </table:table-cell>
          <table:table-cell office:value-type="float" office:value="0.342" calcext:value-type="float">
            <text:p>0.342</text:p>
          </table:table-cell>
          <table:table-cell/>
          <table:table-cell office:value-type="float" office:value="4.857" calcext:value-type="float">
            <text:p>5</text:p>
          </table:table-cell>
          <table:table-cell office:value-type="float" office:value="0.119" calcext:value-type="float">
            <text:p>0</text:p>
          </table:table-cell>
          <table:table-cell office:value-type="float" office:value="9.115" calcext:value-type="float">
            <text:p>9</text:p>
          </table:table-cell>
          <table:table-cell office:value-type="float" office:value="1.1993" calcext:value-type="float">
            <text:p>1</text:p>
          </table:table-cell>
          <table:table-cell office:value-type="float" office:value="0.5756" calcext:value-type="float">
            <text:p>1</text:p>
          </table:table-cell>
          <table:table-cell table:style-name="ce2" office:value-type="float" office:value="30.751" calcext:value-type="float">
            <text:p>30.8</text:p>
          </table:table-cell>
          <table:table-cell office:value-type="float" office:value="106.7" calcext:value-type="float">
            <text:p>106.7</text:p>
          </table:table-cell>
          <table:table-cell office:value-type="float" office:value="3.883" calcext:value-type="float">
            <text:p>3.9</text:p>
          </table:table-cell>
          <table:table-cell office:value-type="float" office:value="2.026" calcext:value-type="float">
            <text:p>2.03</text:p>
          </table:table-cell>
          <table:table-cell office:value-type="float" office:value="1.857" calcext:value-type="float">
            <text:p>1.857</text:p>
          </table:table-cell>
          <table:table-cell office:value-type="float" office:value="7.287" calcext:value-type="float">
            <text:p>7.287</text:p>
          </table:table-cell>
          <table:table-cell office:value-type="float" office:value="83.704" calcext:value-type="float">
            <text:p>83.704</text:p>
          </table:table-cell>
          <table:table-cell office:value-type="float" office:value="81.6445" calcext:value-type="float">
            <text:p>81.6445</text:p>
          </table:table-cell>
          <table:table-cell office:value-type="float" office:value="85.7028" calcext:value-type="float">
            <text:p>85.7</text:p>
          </table:table-cell>
          <table:table-cell office:value-type="float" office:value="69.2368" calcext:value-type="float">
            <text:p>69.2</text:p>
          </table:table-cell>
          <table:table-cell office:value-type="float" office:value="67.1748" calcext:value-type="float">
            <text:p>67.1748</text:p>
          </table:table-cell>
          <table:table-cell office:value-type="float" office:value="71.2364" calcext:value-type="float">
            <text:p>71.2364</text:p>
          </table:table-cell>
          <table:table-cell office:value-type="float" office:value="21.3557" calcext:value-type="float">
            <text:p>21.3557</text:p>
          </table:table-cell>
          <table:table-cell office:value-type="float" office:value="19.6165" calcext:value-type="float">
            <text:p>19.6165</text:p>
          </table:table-cell>
          <table:table-cell office:value-type="float" office:value="22.9142" calcext:value-type="float">
            <text:p>22.9142</text:p>
          </table:table-cell>
          <table:table-cell office:value-type="float" office:value="10.1789" calcext:value-type="float">
            <text:p>10.1789</text:p>
          </table:table-cell>
          <table:table-cell office:value-type="float" office:value="8.7897" calcext:value-type="float">
            <text:p>8.7897</text:p>
          </table:table-cell>
          <table:table-cell office:value-type="float" office:value="11.2048" calcext:value-type="float">
            <text:p>11.2048</text:p>
          </table:table-cell>
          <table:table-cell office:value-type="float" office:value="0.026" calcext:value-type="float">
            <text:p>0.026</text:p>
          </table:table-cell>
          <table:table-cell office:value-type="float" office:value="5.3408" calcext:value-type="float">
            <text:p>5.3408</text:p>
          </table:table-cell>
          <table:table-cell office:value-type="float" office:value="4.835" calcext:value-type="float">
            <text:p>4.835</text:p>
          </table:table-cell>
          <table:table-cell office:value-type="float" office:value="0.029" calcext:value-type="float">
            <text:p>0.029</text:p>
          </table:table-cell>
          <table:table-cell office:value-type="float" office:value="5.9595" calcext:value-type="float">
            <text:p>5.9595</text:p>
          </table:table-cell>
          <table:table-cell office:value-type="float" office:value="10.9292" calcext:value-type="float">
            <text:p>10.9292</text:p>
          </table:table-cell>
          <table:table-cell office:value-type="float" office:value="12.2668" calcext:value-type="float">
            <text:p>12.2668</text:p>
          </table:table-cell>
          <table:table-cell office:value-type="float" office:value="9.3359" calcext:value-type="float">
            <text:p>9.3359</text:p>
          </table:table-cell>
          <table:table-cell office:value-type="float" office:value="44.4504" calcext:value-type="float">
            <text:p>44.4504</text:p>
          </table:table-cell>
          <table:table-cell office:value-type="float" office:value="53.7912" calcext:value-type="float">
            <text:p>53.7912</text:p>
          </table:table-cell>
          <table:table-cell office:value-type="float" office:value="33.8836" calcext:value-type="float">
            <text:p>33.8836</text:p>
          </table:table-cell>
          <table:table-cell office:value-type="float" office:value="12.5151" calcext:value-type="float">
            <text:p>12.5151</text:p>
          </table:table-cell>
          <table:table-cell office:value-type="float" office:value="15.3872" calcext:value-type="float">
            <text:p>15.3872</text:p>
          </table:table-cell>
          <table:table-cell office:value-type="float" office:value="9.0822" calcext:value-type="float">
            <text:p>9.0822</text:p>
          </table:table-cell>
          <table:table-cell office:value-type="float" office:value="38.2921" calcext:value-type="float">
            <text:p>38.2921</text:p>
          </table:table-cell>
          <table:table-cell office:value-type="float" office:value="47.5695" calcext:value-type="float">
            <text:p>47.5695</text:p>
          </table:table-cell>
          <table:table-cell office:value-type="float" office:value="27.7915" calcext:value-type="float">
            <text:p>27.7915</text:p>
          </table:table-cell>
          <table:table-cell office:value-type="float" office:value="0.85" calcext:value-type="float">
            <text:p>0.85</text:p>
          </table:table-cell>
          <table:table-cell office:value-type="float" office:value="1.595" calcext:value-type="float">
            <text:p>1.595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47714.4521686333" calcext:value-type="float">
            <text:p>47714.4521686333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41.354" calcext:value-type="float">
            <text:p>41.354</text:p>
          </table:table-cell>
          <table:table-cell office:value-type="float" office:value="41.569" calcext:value-type="float">
            <text:p>41.569</text:p>
          </table:table-cell>
          <table:table-cell office:value-type="float" office:value="21.222" calcext:value-type="float">
            <text:p>21.222</text:p>
          </table:table-cell>
          <table:table-cell office:value-type="float" office:value="20.346" calcext:value-type="float">
            <text:p>20.346</text:p>
          </table:table-cell>
          <table:table-cell office:value-type="float" office:value="230.9389" calcext:value-type="float">
            <text:p>230.9389</text:p>
          </table:table-cell>
          <table:table-cell office:value-type="float" office:value="104.3054" calcext:value-type="float">
            <text:p>104.3</text:p>
          </table:table-cell>
          <table:table-cell office:value-type="float" office:value="25.4722" calcext:value-type="float">
            <text:p>25.4722</text:p>
          </table:table-cell>
          <table:table-cell office:value-type="float" office:value="0.441" calcext:value-type="float">
            <text:p>0.441</text:p>
          </table:table-cell>
          <table:table-cell office:value-type="float" office:value="10.605" calcext:value-type="float">
            <text:p>10.605</text:p>
          </table:table-cell>
          <table:table-cell office:value-type="float" office:value="0.43" calcext:value-type="float">
            <text:p>0.43</text:p>
          </table:table-cell>
          <table:table-cell office:value-type="float" office:value="1.034" calcext:value-type="float">
            <text:p>1.034</text:p>
          </table:table-cell>
          <table:table-cell office:value-type="float" office:value="67.0355" calcext:value-type="float">
            <text:p>67.0355</text:p>
          </table:table-cell>
          <table:table-cell office:value-type="float" office:value="0.77" calcext:value-type="float">
            <text:p>1</text:p>
          </table:table-cell>
          <table:table-cell office:value-type="float" office:value="0.098" calcext:value-type="float">
            <text:p>0</text:p>
          </table:table-cell>
          <table:table-cell office:value-type="float" office:value="18.524" calcext:value-type="float">
            <text:p>19</text:p>
          </table:table-cell>
          <table:table-cell office:value-type="float" office:value="2.6722" calcext:value-type="float">
            <text:p>3</text:p>
          </table:table-cell>
          <table:table-cell office:value-type="float" office:value="1.2017" calcext:value-type="float">
            <text:p>1</text:p>
          </table:table-cell>
          <table:table-cell table:style-name="ce2" office:value-type="float" office:value="27.668" calcext:value-type="float">
            <text:p>27.7</text:p>
          </table:table-cell>
          <table:table-cell office:value-type="float" office:value="107" calcext:value-type="float">
            <text:p>107.0</text:p>
          </table:table-cell>
          <table:table-cell office:value-type="float" office:value="0.329" calcext:value-type="float">
            <text:p>0.3</text:p>
          </table:table-cell>
          <table:table-cell office:value-type="float" office:value="0.188" calcext:value-type="float">
            <text:p>0.19</text:p>
          </table:table-cell>
          <table:table-cell office:value-type="float" office:value="0.141" calcext:value-type="float">
            <text:p>0.141</text:p>
          </table:table-cell>
          <table:table-cell office:value-type="float" office:value="7.919" calcext:value-type="float">
            <text:p>7.919</text:p>
          </table:table-cell>
          <table:table-cell office:value-type="float" office:value="65.1463" calcext:value-type="float">
            <text:p>65.1463</text:p>
          </table:table-cell>
          <table:table-cell office:value-type="float" office:value="63.5457" calcext:value-type="float">
            <text:p>63.5457</text:p>
          </table:table-cell>
          <table:table-cell office:value-type="float" office:value="67.0924" calcext:value-type="float">
            <text:p>67.1</text:p>
          </table:table-cell>
          <table:table-cell office:value-type="float" office:value="52.6636" calcext:value-type="float">
            <text:p>52.7</text:p>
          </table:table-cell>
          <table:table-cell office:value-type="float" office:value="51.1583" calcext:value-type="float">
            <text:p>51.1583</text:p>
          </table:table-cell>
          <table:table-cell office:value-type="float" office:value="54.5115" calcext:value-type="float">
            <text:p>54.5115</text:p>
          </table:table-cell>
          <table:table-cell office:value-type="float" office:value="12.6372" calcext:value-type="float">
            <text:p>12.6372</text:p>
          </table:table-cell>
          <table:table-cell office:value-type="float" office:value="11.5692" calcext:value-type="float">
            <text:p>11.5692</text:p>
          </table:table-cell>
          <table:table-cell office:value-type="float" office:value="13.9345" calcext:value-type="float">
            <text:p>13.9345</text:p>
          </table:table-cell>
          <table:table-cell office:value-type="float" office:value="5.7499" calcext:value-type="float">
            <text:p>5.7499</text:p>
          </table:table-cell>
          <table:table-cell office:value-type="float" office:value="5.2583" calcext:value-type="float">
            <text:p>5.2583</text:p>
          </table:table-cell>
          <table:table-cell office:value-type="float" office:value="6.0975" calcext:value-type="float">
            <text:p>6.0975</text:p>
          </table:table-cell>
          <table:table-cell office:value-type="float" office:value="0.019" calcext:value-type="float">
            <text:p>0.019</text:p>
          </table:table-cell>
          <table:table-cell office:value-type="float" office:value="24.5097" calcext:value-type="float">
            <text:p>24.5097</text:p>
          </table:table-cell>
          <table:table-cell office:value-type="float" office:value="0.753" calcext:value-type="float">
            <text:p>0.753</text:p>
          </table:table-cell>
          <table:table-cell office:value-type="float" office:value="0.024" calcext:value-type="float">
            <text:p>0.024</text:p>
          </table:table-cell>
          <table:table-cell office:value-type="float" office:value="29.9059" calcext:value-type="float">
            <text:p>29.9059</text:p>
          </table:table-cell>
          <table:table-cell office:value-type="float" office:value="113.3676" calcext:value-type="float">
            <text:p>113.3676</text:p>
          </table:table-cell>
          <table:table-cell office:value-type="float" office:value="115.9943" calcext:value-type="float">
            <text:p>115.9943</text:p>
          </table:table-cell>
          <table:table-cell office:value-type="float" office:value="110.6786" calcext:value-type="float">
            <text:p>110.6786</text:p>
          </table:table-cell>
          <table:table-cell office:value-type="float" office:value="294.0638" calcext:value-type="float">
            <text:p>294.0638</text:p>
          </table:table-cell>
          <table:table-cell office:value-type="float" office:value="320.6739" calcext:value-type="float">
            <text:p>320.6739</text:p>
          </table:table-cell>
          <table:table-cell office:value-type="float" office:value="265.207" calcext:value-type="float">
            <text:p>265.207</text:p>
          </table:table-cell>
          <table:table-cell office:value-type="float" office:value="143.4842" calcext:value-type="float">
            <text:p>143.4842</text:p>
          </table:table-cell>
          <table:table-cell office:value-type="float" office:value="150.8602" calcext:value-type="float">
            <text:p>150.8602</text:p>
          </table:table-cell>
          <table:table-cell office:value-type="float" office:value="135.9818" calcext:value-type="float">
            <text:p>135.9818</text:p>
          </table:table-cell>
          <table:table-cell office:value-type="float" office:value="265.5875" calcext:value-type="float">
            <text:p>265.5875</text:p>
          </table:table-cell>
          <table:table-cell office:value-type="float" office:value="291.6772" calcext:value-type="float">
            <text:p>291.6772</text:p>
          </table:table-cell>
          <table:table-cell office:value-type="float" office:value="237.3623" calcext:value-type="float">
            <text:p>237.3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Upper middle income</text:p>
          </table:table-cell>
          <table:table-cell office:value-type="float" office:value="4181.48722800111" calcext:value-type="float">
            <text:p>4181.48722800111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367.76" calcext:value-type="float">
            <text:p>367.76</text:p>
          </table:table-cell>
          <table:table-cell office:value-type="float" office:value="367.507" calcext:value-type="float">
            <text:p>367.507</text:p>
          </table:table-cell>
          <table:table-cell office:value-type="float" office:value="169.159" calcext:value-type="float">
            <text:p>169.159</text:p>
          </table:table-cell>
          <table:table-cell office:value-type="float" office:value="198.348" calcext:value-type="float">
            <text:p>198.348</text:p>
          </table:table-cell>
          <table:table-cell office:value-type="float" office:value="346.7047" calcext:value-type="float">
            <text:p>346.7047</text:p>
          </table:table-cell>
          <table:table-cell office:value-type="float" office:value="85.2835" calcext:value-type="float">
            <text:p>85.3</text:p>
          </table:table-cell>
          <table:table-cell office:value-type="float" office:value="46.6145" calcext:value-type="float">
            <text:p>46.6145</text:p>
          </table:table-cell>
          <table:table-cell office:value-type="float" office:value="0.145" calcext:value-type="float">
            <text:p>0.145</text:p>
          </table:table-cell>
          <table:table-cell office:value-type="float" office:value="0.393" calcext:value-type="float">
            <text:p>0.393</text:p>
          </table:table-cell>
          <table:table-cell office:value-type="float" office:value="-0.506" calcext:value-type="float">
            <text:p>-0.506</text:p>
          </table:table-cell>
          <table:table-cell office:value-type="float" office:value="-0.138" calcext:value-type="float">
            <text:p>-0.138</text:p>
          </table:table-cell>
          <table:table-cell/>
          <table:table-cell office:value-type="float" office:value="3.508" calcext:value-type="float">
            <text:p>4</text:p>
          </table:table-cell>
          <table:table-cell office:value-type="float" office:value="0.131" calcext:value-type="float">
            <text:p>0</text:p>
          </table:table-cell>
          <table:table-cell office:value-type="float" office:value="9.536" calcext:value-type="float">
            <text:p>10</text:p>
          </table:table-cell>
          <table:table-cell office:value-type="float" office:value="1.9063" calcext:value-type="float">
            <text:p>2</text:p>
          </table:table-cell>
          <table:table-cell office:value-type="float" office:value="0.9298" calcext:value-type="float">
            <text:p>1</text:p>
          </table:table-cell>
          <table:table-cell table:style-name="ce2" office:value-type="float" office:value="30.709" calcext:value-type="float">
            <text:p>30.7</text:p>
          </table:table-cell>
          <table:table-cell office:value-type="float" office:value="102.6" calcext:value-type="float">
            <text:p>102.6</text:p>
          </table:table-cell>
          <table:table-cell office:value-type="float" office:value="3.363" calcext:value-type="float">
            <text:p>3.4</text:p>
          </table:table-cell>
          <table:table-cell office:value-type="float" office:value="1.705" calcext:value-type="float">
            <text:p>1.71</text:p>
          </table:table-cell>
          <table:table-cell office:value-type="float" office:value="1.658" calcext:value-type="float">
            <text:p>1.658</text:p>
          </table:table-cell>
          <table:table-cell office:value-type="float" office:value="9.143" calcext:value-type="float">
            <text:p>9.143</text:p>
          </table:table-cell>
          <table:table-cell office:value-type="float" office:value="83.3048" calcext:value-type="float">
            <text:p>83.3048</text:p>
          </table:table-cell>
          <table:table-cell office:value-type="float" office:value="80.2747" calcext:value-type="float">
            <text:p>80.2747</text:p>
          </table:table-cell>
          <table:table-cell office:value-type="float" office:value="85.9659" calcext:value-type="float">
            <text:p>86.0</text:p>
          </table:table-cell>
          <table:table-cell office:value-type="float" office:value="69.1136" calcext:value-type="float">
            <text:p>69.1</text:p>
          </table:table-cell>
          <table:table-cell office:value-type="float" office:value="66.1433" calcext:value-type="float">
            <text:p>66.1433</text:p>
          </table:table-cell>
          <table:table-cell office:value-type="float" office:value="71.7024" calcext:value-type="float">
            <text:p>71.7024</text:p>
          </table:table-cell>
          <table:table-cell office:value-type="float" office:value="22.1702" calcext:value-type="float">
            <text:p>22.1702</text:p>
          </table:table-cell>
          <table:table-cell office:value-type="float" office:value="20.2083" calcext:value-type="float">
            <text:p>20.2083</text:p>
          </table:table-cell>
          <table:table-cell office:value-type="float" office:value="23.8064" calcext:value-type="float">
            <text:p>23.8064</text:p>
          </table:table-cell>
          <table:table-cell office:value-type="float" office:value="10.6052" calcext:value-type="float">
            <text:p>10.6052</text:p>
          </table:table-cell>
          <table:table-cell office:value-type="float" office:value="9.4423" calcext:value-type="float">
            <text:p>9.4423</text:p>
          </table:table-cell>
          <table:table-cell office:value-type="float" office:value="11.4362" calcext:value-type="float">
            <text:p>11.4362</text:p>
          </table:table-cell>
          <table:table-cell office:value-type="float" office:value="0.022" calcext:value-type="float">
            <text:p>0.022</text:p>
          </table:table-cell>
          <table:table-cell office:value-type="float" office:value="6.246" calcext:value-type="float">
            <text:p>6.246</text:p>
          </table:table-cell>
          <table:table-cell office:value-type="float" office:value="3.489" calcext:value-type="float">
            <text:p>3.489</text:p>
          </table:table-cell>
          <table:table-cell office:value-type="float" office:value="0.031" calcext:value-type="float">
            <text:p>0.031</text:p>
          </table:table-cell>
          <table:table-cell office:value-type="float" office:value="8.7872" calcext:value-type="float">
            <text:p>8.7872</text:p>
          </table:table-cell>
          <table:table-cell office:value-type="float" office:value="20.4799" calcext:value-type="float">
            <text:p>20.4799</text:p>
          </table:table-cell>
          <table:table-cell office:value-type="float" office:value="25.5701" calcext:value-type="float">
            <text:p>25.5701</text:p>
          </table:table-cell>
          <table:table-cell office:value-type="float" office:value="15.6391" calcext:value-type="float">
            <text:p>15.6391</text:p>
          </table:table-cell>
          <table:table-cell office:value-type="float" office:value="70.0865" calcext:value-type="float">
            <text:p>70.0865</text:p>
          </table:table-cell>
          <table:table-cell office:value-type="float" office:value="96.1401" calcext:value-type="float">
            <text:p>96.1401</text:p>
          </table:table-cell>
          <table:table-cell office:value-type="float" office:value="48.7568" calcext:value-type="float">
            <text:p>48.7568</text:p>
          </table:table-cell>
          <table:table-cell office:value-type="float" office:value="25.7577" calcext:value-type="float">
            <text:p>25.7577</text:p>
          </table:table-cell>
          <table:table-cell office:value-type="float" office:value="36.0828" calcext:value-type="float">
            <text:p>36.0828</text:p>
          </table:table-cell>
          <table:table-cell office:value-type="float" office:value="17.4828" calcext:value-type="float">
            <text:p>17.4828</text:p>
          </table:table-cell>
          <table:table-cell office:value-type="float" office:value="60.8722" calcext:value-type="float">
            <text:p>60.8722</text:p>
          </table:table-cell>
          <table:table-cell office:value-type="float" office:value="86.1509" calcext:value-type="float">
            <text:p>86.1509</text:p>
          </table:table-cell>
          <table:table-cell office:value-type="float" office:value="40.4447" calcext:value-type="float">
            <text:p>40.4447</text:p>
          </table:table-cell>
          <table:table-cell office:value-type="float" office:value="-0.65" calcext:value-type="float">
            <text:p>-0.65</text:p>
          </table:table-cell>
          <table:table-cell office:value-type="float" office:value="-1.767" calcext:value-type="float">
            <text:p>-1.767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Latin America &amp; Caribbean</text:p>
          </table:table-cell>
          <table:table-cell table:number-columns-repeated="2"/>
          <table:table-cell office:value-type="string" calcext:value-type="string">
            <text:p>Martinique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4673.674" calcext:value-type="float">
            <text:p>4673.674</text:p>
          </table:table-cell>
          <table:table-cell office:value-type="float" office:value="4736.139" calcext:value-type="float">
            <text:p>4736.139</text:p>
          </table:table-cell>
          <table:table-cell office:value-type="float" office:value="2321.228" calcext:value-type="float">
            <text:p>2321.228</text:p>
          </table:table-cell>
          <table:table-cell office:value-type="float" office:value="2414.911" calcext:value-type="float">
            <text:p>2414.911</text:p>
          </table:table-cell>
          <table:table-cell office:value-type="float" office:value="4.5951" calcext:value-type="float">
            <text:p>4.5951</text:p>
          </table:table-cell>
          <table:table-cell office:value-type="float" office:value="96.1206" calcext:value-type="float">
            <text:p>96.1</text:p>
          </table:table-cell>
          <table:table-cell office:value-type="float" office:value="17.7131" calcext:value-type="float">
            <text:p>17.7131</text:p>
          </table:table-cell>
          <table:table-cell office:value-type="float" office:value="121.936" calcext:value-type="float">
            <text:p>121.936</text:p>
          </table:table-cell>
          <table:table-cell office:value-type="float" office:value="25.75" calcext:value-type="float">
            <text:p>25.75</text:p>
          </table:table-cell>
          <table:table-cell office:value-type="float" office:value="124.93" calcext:value-type="float">
            <text:p>124.93</text:p>
          </table:table-cell>
          <table:table-cell office:value-type="float" office:value="2.638" calcext:value-type="float">
            <text:p>2.638</text:p>
          </table:table-cell>
          <table:table-cell office:value-type="float" office:value="26.2755" calcext:value-type="float">
            <text:p>26.2755</text:p>
          </table:table-cell>
          <table:table-cell office:value-type="float" office:value="156.047" calcext:value-type="float">
            <text:p>156</text:p>
          </table:table-cell>
          <table:table-cell office:value-type="float" office:value="20.167" calcext:value-type="float">
            <text:p>20</text:p>
          </table:table-cell>
          <table:table-cell office:value-type="float" office:value="32.953" calcext:value-type="float">
            <text:p>33</text:p>
          </table:table-cell>
          <table:table-cell office:value-type="float" office:value="4.3415" calcext:value-type="float">
            <text:p>4</text:p>
          </table:table-cell>
          <table:table-cell office:value-type="float" office:value="1.9595" calcext:value-type="float">
            <text:p>2</text:p>
          </table:table-cell>
          <table:table-cell table:style-name="ce2" office:value-type="float" office:value="29.891" calcext:value-type="float">
            <text:p>29.9</text:p>
          </table:table-cell>
          <table:table-cell office:value-type="float" office:value="103.3" calcext:value-type="float">
            <text:p>103.3</text:p>
          </table:table-cell>
          <table:table-cell office:value-type="float" office:value="34.111" calcext:value-type="float">
            <text:p>34.1</text:p>
          </table:table-cell>
          <table:table-cell office:value-type="float" office:value="18.26" calcext:value-type="float">
            <text:p>18.26</text:p>
          </table:table-cell>
          <table:table-cell office:value-type="float" office:value="15.85" calcext:value-type="float">
            <text:p>15.85</text:p>
          </table:table-cell>
          <table:table-cell office:value-type="float" office:value="7.203" calcext:value-type="float">
            <text:p>7.203</text:p>
          </table:table-cell>
          <table:table-cell office:value-type="float" office:value="64.6911" calcext:value-type="float">
            <text:p>64.6911</text:p>
          </table:table-cell>
          <table:table-cell office:value-type="float" office:value="62.9648" calcext:value-type="float">
            <text:p>62.9648</text:p>
          </table:table-cell>
          <table:table-cell office:value-type="float" office:value="66.4467" calcext:value-type="float">
            <text:p>66.4</text:p>
          </table:table-cell>
          <table:table-cell office:value-type="float" office:value="54.2401" calcext:value-type="float">
            <text:p>54.2</text:p>
          </table:table-cell>
          <table:table-cell office:value-type="float" office:value="52.7581" calcext:value-type="float">
            <text:p>52.7581</text:p>
          </table:table-cell>
          <table:table-cell office:value-type="float" office:value="55.7274" calcext:value-type="float">
            <text:p>55.7274</text:p>
          </table:table-cell>
          <table:table-cell office:value-type="float" office:value="11.79" calcext:value-type="float">
            <text:p>11.79</text:p>
          </table:table-cell>
          <table:table-cell office:value-type="float" office:value="11.0291" calcext:value-type="float">
            <text:p>11.0291</text:p>
          </table:table-cell>
          <table:table-cell office:value-type="float" office:value="12.5581" calcext:value-type="float">
            <text:p>12.5581</text:p>
          </table:table-cell>
          <table:table-cell office:value-type="float" office:value="4.8254" calcext:value-type="float">
            <text:p>4.8254</text:p>
          </table:table-cell>
          <table:table-cell office:value-type="float" office:value="4.4893" calcext:value-type="float">
            <text:p>4.4893</text:p>
          </table:table-cell>
          <table:table-cell office:value-type="float" office:value="5.1385" calcext:value-type="float">
            <text:p>5.1385</text:p>
          </table:table-cell>
          <table:table-cell office:value-type="float" office:value="6.779" calcext:value-type="float">
            <text:p>6.779</text:p>
          </table:table-cell>
          <table:table-cell office:value-type="float" office:value="43.5658" calcext:value-type="float">
            <text:p>43.5658</text:p>
          </table:table-cell>
          <table:table-cell office:value-type="float" office:value="150.443" calcext:value-type="float">
            <text:p>150.443</text:p>
          </table:table-cell>
          <table:table-cell office:value-type="float" office:value="9.02" calcext:value-type="float">
            <text:p>9.02</text:p>
          </table:table-cell>
          <table:table-cell office:value-type="float" office:value="58.6534" calcext:value-type="float">
            <text:p>58.6534</text:p>
          </table:table-cell>
          <table:table-cell office:value-type="float" office:value="112.7649" calcext:value-type="float">
            <text:p>112.7649</text:p>
          </table:table-cell>
          <table:table-cell office:value-type="float" office:value="124.5037" calcext:value-type="float">
            <text:p>124.5037</text:p>
          </table:table-cell>
          <table:table-cell office:value-type="float" office:value="101.2334" calcext:value-type="float">
            <text:p>101.2334</text:p>
          </table:table-cell>
          <table:table-cell office:value-type="float" office:value="261.2534" calcext:value-type="float">
            <text:p>261.2534</text:p>
          </table:table-cell>
          <table:table-cell office:value-type="float" office:value="290.3768" calcext:value-type="float">
            <text:p>290.3768</text:p>
          </table:table-cell>
          <table:table-cell office:value-type="float" office:value="233.5745" calcext:value-type="float">
            <text:p>233.5745</text:p>
          </table:table-cell>
          <table:table-cell office:value-type="float" office:value="97.9839" calcext:value-type="float">
            <text:p>97.9839</text:p>
          </table:table-cell>
          <table:table-cell office:value-type="float" office:value="109.6052" calcext:value-type="float">
            <text:p>109.6052</text:p>
          </table:table-cell>
          <table:table-cell office:value-type="float" office:value="87.3206" calcext:value-type="float">
            <text:p>87.3206</text:p>
          </table:table-cell>
          <table:table-cell office:value-type="float" office:value="207.7042" calcext:value-type="float">
            <text:p>207.7042</text:p>
          </table:table-cell>
          <table:table-cell office:value-type="float" office:value="234.5624" calcext:value-type="float">
            <text:p>234.5624</text:p>
          </table:table-cell>
          <table:table-cell office:value-type="float" office:value="182.7801" calcext:value-type="float">
            <text:p>182.7801</text:p>
          </table:table-cell>
          <table:table-cell office:value-type="float" office:value="3" calcext:value-type="float">
            <text:p>3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er middle income</text:p>
          </table:table-cell>
          <table:table-cell office:value-type="float" office:value="5591.83473986426" calcext:value-type="float">
            <text:p>5591.83473986426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299.134" calcext:value-type="float">
            <text:p>1299.134</text:p>
          </table:table-cell>
          <table:table-cell office:value-type="float" office:value="1299.469" calcext:value-type="float">
            <text:p>1299.469</text:p>
          </table:table-cell>
          <table:table-cell office:value-type="float" office:value="640.752" calcext:value-type="float">
            <text:p>640.752</text:p>
          </table:table-cell>
          <table:table-cell office:value-type="float" office:value="658.718" calcext:value-type="float">
            <text:p>658.718</text:p>
          </table:table-cell>
          <table:table-cell office:value-type="float" office:value="640.1325" calcext:value-type="float">
            <text:p>640.1325</text:p>
          </table:table-cell>
          <table:table-cell office:value-type="float" office:value="97.2726" calcext:value-type="float">
            <text:p>97.3</text:p>
          </table:table-cell>
          <table:table-cell office:value-type="float" office:value="37.1417" calcext:value-type="float">
            <text:p>37.1417</text:p>
          </table:table-cell>
          <table:table-cell office:value-type="float" office:value="0.675" calcext:value-type="float">
            <text:p>0.675</text:p>
          </table:table-cell>
          <table:table-cell office:value-type="float" office:value="0.52" calcext:value-type="float">
            <text:p>0.52</text:p>
          </table:table-cell>
          <table:table-cell office:value-type="float" office:value="0.67" calcext:value-type="float">
            <text:p>0.67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float" office:value="13.266" calcext:value-type="float">
            <text:p>13</text:p>
          </table:table-cell>
          <table:table-cell office:value-type="float" office:value="1.104" calcext:value-type="float">
            <text:p>1</text:p>
          </table:table-cell>
          <table:table-cell office:value-type="float" office:value="10.21" calcext:value-type="float">
            <text:p>10</text:p>
          </table:table-cell>
          <table:table-cell office:value-type="float" office:value="1.3933" calcext:value-type="float">
            <text:p>1</text:p>
          </table:table-cell>
          <table:table-cell office:value-type="float" office:value="0.6691" calcext:value-type="float">
            <text:p>1</text:p>
          </table:table-cell>
          <table:table-cell table:style-name="ce2" office:value-type="float" office:value="28.887" calcext:value-type="float">
            <text:p>28.9</text:p>
          </table:table-cell>
          <table:table-cell office:value-type="float" office:value="103.5" calcext:value-type="float">
            <text:p>103.5</text:p>
          </table:table-cell>
          <table:table-cell office:value-type="float" office:value="12.591" calcext:value-type="float">
            <text:p>12.6</text:p>
          </table:table-cell>
          <table:table-cell office:value-type="float" office:value="6.874" calcext:value-type="float">
            <text:p>6.87</text:p>
          </table:table-cell>
          <table:table-cell office:value-type="float" office:value="5.717" calcext:value-type="float">
            <text:p>5.717</text:p>
          </table:table-cell>
          <table:table-cell office:value-type="float" office:value="9.69" calcext:value-type="float">
            <text:p>9.69</text:p>
          </table:table-cell>
          <table:table-cell office:value-type="float" office:value="73.9752" calcext:value-type="float">
            <text:p>73.9752</text:p>
          </table:table-cell>
          <table:table-cell office:value-type="float" office:value="70.9627" calcext:value-type="float">
            <text:p>70.9627</text:p>
          </table:table-cell>
          <table:table-cell office:value-type="float" office:value="77.1279" calcext:value-type="float">
            <text:p>77.1</text:p>
          </table:table-cell>
          <table:table-cell office:value-type="float" office:value="60.2613" calcext:value-type="float">
            <text:p>60.3</text:p>
          </table:table-cell>
          <table:table-cell office:value-type="float" office:value="57.315" calcext:value-type="float">
            <text:p>57.315</text:p>
          </table:table-cell>
          <table:table-cell office:value-type="float" office:value="63.3356" calcext:value-type="float">
            <text:p>63.3356</text:p>
          </table:table-cell>
          <table:table-cell office:value-type="float" office:value="16.2999" calcext:value-type="float">
            <text:p>16.2999</text:p>
          </table:table-cell>
          <table:table-cell office:value-type="float" office:value="14.7838" calcext:value-type="float">
            <text:p>14.7838</text:p>
          </table:table-cell>
          <table:table-cell office:value-type="float" office:value="17.6377" calcext:value-type="float">
            <text:p>17.6377</text:p>
          </table:table-cell>
          <table:table-cell office:value-type="float" office:value="7.6264" calcext:value-type="float">
            <text:p>7.6264</text:p>
          </table:table-cell>
          <table:table-cell office:value-type="float" office:value="6.956" calcext:value-type="float">
            <text:p>6.956</text:p>
          </table:table-cell>
          <table:table-cell office:value-type="float" office:value="8.0677" calcext:value-type="float">
            <text:p>8.0677</text:p>
          </table:table-cell>
          <table:table-cell office:value-type="float" office:value="0.178" calcext:value-type="float">
            <text:p>0.178</text:p>
          </table:table-cell>
          <table:table-cell office:value-type="float" office:value="13.391" calcext:value-type="float">
            <text:p>13.391</text:p>
          </table:table-cell>
          <table:table-cell office:value-type="float" office:value="13.11" calcext:value-type="float">
            <text:p>13.11</text:p>
          </table:table-cell>
          <table:table-cell office:value-type="float" office:value="0.211" calcext:value-type="float">
            <text:p>0.211</text:p>
          </table:table-cell>
          <table:table-cell office:value-type="float" office:value="15.828" calcext:value-type="float">
            <text:p>15.828</text:p>
          </table:table-cell>
          <table:table-cell office:value-type="float" office:value="45.564" calcext:value-type="float">
            <text:p>45.564</text:p>
          </table:table-cell>
          <table:table-cell office:value-type="float" office:value="57.5548" calcext:value-type="float">
            <text:p>57.5548</text:p>
          </table:table-cell>
          <table:table-cell office:value-type="float" office:value="33.1329" calcext:value-type="float">
            <text:p>33.1329</text:p>
          </table:table-cell>
          <table:table-cell office:value-type="float" office:value="160.3135" calcext:value-type="float">
            <text:p>160.3135</text:p>
          </table:table-cell>
          <table:table-cell office:value-type="float" office:value="205.9257" calcext:value-type="float">
            <text:p>205.9257</text:p>
          </table:table-cell>
          <table:table-cell office:value-type="float" office:value="112.1752" calcext:value-type="float">
            <text:p>112.1752</text:p>
          </table:table-cell>
          <table:table-cell office:value-type="float" office:value="67.5325" calcext:value-type="float">
            <text:p>67.5325</text:p>
          </table:table-cell>
          <table:table-cell office:value-type="float" office:value="90.1372" calcext:value-type="float">
            <text:p>90.1372</text:p>
          </table:table-cell>
          <table:table-cell office:value-type="float" office:value="43.8992" calcext:value-type="float">
            <text:p>43.8992</text:p>
          </table:table-cell>
          <table:table-cell office:value-type="float" office:value="145.4371" calcext:value-type="float">
            <text:p>145.4371</text:p>
          </table:table-cell>
          <table:table-cell office:value-type="float" office:value="190.4796" calcext:value-type="float">
            <text:p>190.4796</text:p>
          </table:table-cell>
          <table:table-cell office:value-type="float" office:value="98.0321" calcext:value-type="float">
            <text:p>98.0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Upper middle income</text:p>
          </table:table-cell>
          <table:table-cell office:value-type="float" office:value="22240.1349561848" calcext:value-type="float">
            <text:p>22240.1349561848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yotte</text:p>
          </table:table-cell>
          <table:table-cell office:value-type="float" office:value="321.205" calcext:value-type="float">
            <text:p>321.205</text:p>
          </table:table-cell>
          <table:table-cell office:value-type="float" office:value="326.1" calcext:value-type="float">
            <text:p>326.1</text:p>
          </table:table-cell>
          <table:table-cell office:value-type="float" office:value="154.456" calcext:value-type="float">
            <text:p>154.456</text:p>
          </table:table-cell>
          <table:table-cell office:value-type="float" office:value="171.644" calcext:value-type="float">
            <text:p>171.644</text:p>
          </table:table-cell>
          <table:table-cell office:value-type="float" office:value="869.6013" calcext:value-type="float">
            <text:p>869.6013</text:p>
          </table:table-cell>
          <table:table-cell office:value-type="float" office:value="89.986" calcext:value-type="float">
            <text:p>90.0</text:p>
          </table:table-cell>
          <table:table-cell office:value-type="float" office:value="16.6069" calcext:value-type="float">
            <text:p>16.6069</text:p>
          </table:table-cell>
          <table:table-cell office:value-type="float" office:value="9.787" calcext:value-type="float">
            <text:p>9.787</text:p>
          </table:table-cell>
          <table:table-cell office:value-type="float" office:value="30.006" calcext:value-type="float">
            <text:p>30.006</text:p>
          </table:table-cell>
          <table:table-cell office:value-type="float" office:value="9.791" calcext:value-type="float">
            <text:p>9.791</text:p>
          </table:table-cell>
          <table:table-cell office:value-type="float" office:value="3.003" calcext:value-type="float">
            <text:p>3.003</text:p>
          </table:table-cell>
          <table:table-cell office:value-type="float" office:value="23.0818" calcext:value-type="float">
            <text:p>23.0818</text:p>
          </table:table-cell>
          <table:table-cell office:value-type="float" office:value="10.754" calcext:value-type="float">
            <text:p>11</text:p>
          </table:table-cell>
          <table:table-cell office:value-type="float" office:value="0.905" calcext:value-type="float">
            <text:p>1</text:p>
          </table:table-cell>
          <table:table-cell office:value-type="float" office:value="32.972" calcext:value-type="float">
            <text:p>33</text:p>
          </table:table-cell>
          <table:table-cell office:value-type="float" office:value="4.3667" calcext:value-type="float">
            <text:p>4</text:p>
          </table:table-cell>
          <table:table-cell office:value-type="float" office:value="2.1263" calcext:value-type="float">
            <text:p>2</text:p>
          </table:table-cell>
          <table:table-cell table:style-name="ce2" office:value-type="float" office:value="29.941" calcext:value-type="float">
            <text:p>29.9</text:p>
          </table:table-cell>
          <table:table-cell office:value-type="float" office:value="102.6" calcext:value-type="float">
            <text:p>102.6</text:p>
          </table:table-cell>
          <table:table-cell office:value-type="float" office:value="0.967" calcext:value-type="float">
            <text:p>1.0</text:p>
          </table:table-cell>
          <table:table-cell office:value-type="float" office:value="0.585" calcext:value-type="float">
            <text:p>0.59</text:p>
          </table:table-cell>
          <table:table-cell office:value-type="float" office:value="0.382" calcext:value-type="float">
            <text:p>0.382</text:p>
          </table:table-cell>
          <table:table-cell office:value-type="float" office:value="2.966" calcext:value-type="float">
            <text:p>2.966</text:p>
          </table:table-cell>
          <table:table-cell office:value-type="float" office:value="75.0487" calcext:value-type="float">
            <text:p>75.0487</text:p>
          </table:table-cell>
          <table:table-cell office:value-type="float" office:value="71.8612" calcext:value-type="float">
            <text:p>71.8612</text:p>
          </table:table-cell>
          <table:table-cell office:value-type="float" office:value="78.5224" calcext:value-type="float">
            <text:p>78.5</text:p>
          </table:table-cell>
          <table:table-cell office:value-type="float" office:value="60.4886" calcext:value-type="float">
            <text:p>60.5</text:p>
          </table:table-cell>
          <table:table-cell office:value-type="float" office:value="57.3137" calcext:value-type="float">
            <text:p>57.3137</text:p>
          </table:table-cell>
          <table:table-cell office:value-type="float" office:value="63.9481" calcext:value-type="float">
            <text:p>63.9481</text:p>
          </table:table-cell>
          <table:table-cell office:value-type="float" office:value="16.0425" calcext:value-type="float">
            <text:p>16.0425</text:p>
          </table:table-cell>
          <table:table-cell office:value-type="float" office:value="14.2468" calcext:value-type="float">
            <text:p>14.2468</text:p>
          </table:table-cell>
          <table:table-cell office:value-type="float" office:value="18.025" calcext:value-type="float">
            <text:p>18.025</text:p>
          </table:table-cell>
          <table:table-cell office:value-type="float" office:value="7.1649" calcext:value-type="float">
            <text:p>7.1649</text:p>
          </table:table-cell>
          <table:table-cell office:value-type="float" office:value="6.2731" calcext:value-type="float">
            <text:p>6.2731</text:p>
          </table:table-cell>
          <table:table-cell office:value-type="float" office:value="7.9649" calcext:value-type="float">
            <text:p>7.9649</text:p>
          </table:table-cell>
          <table:table-cell office:value-type="float" office:value="0.04" calcext:value-type="float">
            <text:p>0.04</text:p>
          </table:table-cell>
          <table:table-cell office:value-type="float" office:value="3.7386" calcext:value-type="float">
            <text:p>3.7386</text:p>
          </table:table-cell>
          <table:table-cell office:value-type="float" office:value="10.719" calcext:value-type="float">
            <text:p>10.719</text:p>
          </table:table-cell>
          <table:table-cell office:value-type="float" office:value="0.049" calcext:value-type="float">
            <text:p>0.049</text:p>
          </table:table-cell>
          <table:table-cell office:value-type="float" office:value="4.5555" calcext:value-type="float">
            <text:p>4.5555</text:p>
          </table:table-cell>
          <table:table-cell office:value-type="float" office:value="30.884" calcext:value-type="float">
            <text:p>30.884</text:p>
          </table:table-cell>
          <table:table-cell office:value-type="float" office:value="43.1725" calcext:value-type="float">
            <text:p>43.1725</text:p>
          </table:table-cell>
          <table:table-cell office:value-type="float" office:value="21.3266" calcext:value-type="float">
            <text:p>21.3266</text:p>
          </table:table-cell>
          <table:table-cell office:value-type="float" office:value="138.8666" calcext:value-type="float">
            <text:p>138.8666</text:p>
          </table:table-cell>
          <table:table-cell office:value-type="float" office:value="183.4956" calcext:value-type="float">
            <text:p>183.4956</text:p>
          </table:table-cell>
          <table:table-cell office:value-type="float" office:value="96.0757" calcext:value-type="float">
            <text:p>96.0757</text:p>
          </table:table-cell>
          <table:table-cell office:value-type="float" office:value="57.8795" calcext:value-type="float">
            <text:p>57.8795</text:p>
          </table:table-cell>
          <table:table-cell office:value-type="float" office:value="81.3811" calcext:value-type="float">
            <text:p>81.3811</text:p>
          </table:table-cell>
          <table:table-cell office:value-type="float" office:value="38.2995" calcext:value-type="float">
            <text:p>38.2995</text:p>
          </table:table-cell>
          <table:table-cell office:value-type="float" office:value="133.6042" calcext:value-type="float">
            <text:p>133.6042</text:p>
          </table:table-cell>
          <table:table-cell office:value-type="float" office:value="178.1238" calcext:value-type="float">
            <text:p>178.1238</text:p>
          </table:table-cell>
          <table:table-cell office:value-type="float" office:value="90.9784" calcext:value-type="float">
            <text:p>90.9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Sub-Saharan Africa</text:p>
          </table:table-cell>
          <table:table-cell table:number-columns-repeated="2"/>
          <table:table-cell office:value-type="string" calcext:value-type="string">
            <text:p>Mayotte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7024.134" calcext:value-type="float">
            <text:p>127024.134</text:p>
          </table:table-cell>
          <table:table-cell office:value-type="float" office:value="127504.125" calcext:value-type="float">
            <text:p>127504.125</text:p>
          </table:table-cell>
          <table:table-cell office:value-type="float" office:value="62194.954" calcext:value-type="float">
            <text:p>62194.954</text:p>
          </table:table-cell>
          <table:table-cell office:value-type="float" office:value="65309.171" calcext:value-type="float">
            <text:p>65309.171</text:p>
          </table:table-cell>
          <table:table-cell office:value-type="float" office:value="65.0781" calcext:value-type="float">
            <text:p>65.0781</text:p>
          </table:table-cell>
          <table:table-cell office:value-type="float" office:value="95.2316" calcext:value-type="float">
            <text:p>95.2</text:p>
          </table:table-cell>
          <table:table-cell office:value-type="float" office:value="29.3867" calcext:value-type="float">
            <text:p>29.3867</text:p>
          </table:table-cell>
          <table:table-cell office:value-type="float" office:value="1011.377" calcext:value-type="float">
            <text:p>1011.377</text:p>
          </table:table-cell>
          <table:table-cell office:value-type="float" office:value="7.931" calcext:value-type="float">
            <text:p>7.931</text:p>
          </table:table-cell>
          <table:table-cell office:value-type="float" office:value="959.983" calcext:value-type="float">
            <text:p>959.983</text:p>
          </table:table-cell>
          <table:table-cell office:value-type="float" office:value="0.753" calcext:value-type="float">
            <text:p>0.753</text:p>
          </table:table-cell>
          <table:table-cell office:value-type="float" office:value="92.0514" calcext:value-type="float">
            <text:p>92.0514</text:p>
          </table:table-cell>
          <table:table-cell office:value-type="float" office:value="1866.399" calcext:value-type="float">
            <text:p>1,866</text:p>
          </table:table-cell>
          <table:table-cell office:value-type="float" office:value="288.302" calcext:value-type="float">
            <text:p>288</text:p>
          </table:table-cell>
          <table:table-cell office:value-type="float" office:value="14.636" calcext:value-type="float">
            <text:p>15</text:p>
          </table:table-cell>
          <table:table-cell office:value-type="float" office:value="1.8029" calcext:value-type="float">
            <text:p>2</text:p>
          </table:table-cell>
          <table:table-cell office:value-type="float" office:value="0.8658" calcext:value-type="float">
            <text:p>1</text:p>
          </table:table-cell>
          <table:table-cell table:style-name="ce2" office:value-type="float" office:value="26.972" calcext:value-type="float">
            <text:p>27.0</text:p>
          </table:table-cell>
          <table:table-cell office:value-type="float" office:value="103.9" calcext:value-type="float">
            <text:p>103.9</text:p>
          </table:table-cell>
          <table:table-cell office:value-type="float" office:value="855.022" calcext:value-type="float">
            <text:p>855.0</text:p>
          </table:table-cell>
          <table:table-cell office:value-type="float" office:value="480.241" calcext:value-type="float">
            <text:p>480.24</text:p>
          </table:table-cell>
          <table:table-cell office:value-type="float" office:value="374.782" calcext:value-type="float">
            <text:p>374.782</text:p>
          </table:table-cell>
          <table:table-cell office:value-type="float" office:value="6.705" calcext:value-type="float">
            <text:p>6.705</text:p>
          </table:table-cell>
          <table:table-cell office:value-type="float" office:value="74.8315" calcext:value-type="float">
            <text:p>74.8315</text:p>
          </table:table-cell>
          <table:table-cell office:value-type="float" office:value="71.5475" calcext:value-type="float">
            <text:p>71.5475</text:p>
          </table:table-cell>
          <table:table-cell office:value-type="float" office:value="78.1613" calcext:value-type="float">
            <text:p>78.2</text:p>
          </table:table-cell>
          <table:table-cell office:value-type="float" office:value="60.976" calcext:value-type="float">
            <text:p>61.0</text:p>
          </table:table-cell>
          <table:table-cell office:value-type="float" office:value="57.7758" calcext:value-type="float">
            <text:p>57.7758</text:p>
          </table:table-cell>
          <table:table-cell office:value-type="float" office:value="64.2047" calcext:value-type="float">
            <text:p>64.2047</text:p>
          </table:table-cell>
          <table:table-cell office:value-type="float" office:value="17.403" calcext:value-type="float">
            <text:p>17.403</text:p>
          </table:table-cell>
          <table:table-cell office:value-type="float" office:value="16.1585" calcext:value-type="float">
            <text:p>16.1585</text:p>
          </table:table-cell>
          <table:table-cell office:value-type="float" office:value="18.5537" calcext:value-type="float">
            <text:p>18.5537</text:p>
          </table:table-cell>
          <table:table-cell office:value-type="float" office:value="8.0726" calcext:value-type="float">
            <text:p>8.0726</text:p>
          </table:table-cell>
          <table:table-cell office:value-type="float" office:value="7.4101" calcext:value-type="float">
            <text:p>7.4101</text:p>
          </table:table-cell>
          <table:table-cell office:value-type="float" office:value="8.6257" calcext:value-type="float">
            <text:p>8.6257</text:p>
          </table:table-cell>
          <table:table-cell office:value-type="float" office:value="20.34" calcext:value-type="float">
            <text:p>20.34</text:p>
          </table:table-cell>
          <table:table-cell office:value-type="float" office:value="10.8873" calcext:value-type="float">
            <text:p>10.8873</text:p>
          </table:table-cell>
          <table:table-cell office:value-type="float" office:value="1848.667" calcext:value-type="float">
            <text:p>1848.667</text:p>
          </table:table-cell>
          <table:table-cell office:value-type="float" office:value="24.24" calcext:value-type="float">
            <text:p>24.24</text:p>
          </table:table-cell>
          <table:table-cell office:value-type="float" office:value="12.8809" calcext:value-type="float">
            <text:p>12.8809</text:p>
          </table:table-cell>
          <table:table-cell office:value-type="float" office:value="56.0969" calcext:value-type="float">
            <text:p>56.0969</text:p>
          </table:table-cell>
          <table:table-cell office:value-type="float" office:value="79.613" calcext:value-type="float">
            <text:p>79.613</text:p>
          </table:table-cell>
          <table:table-cell office:value-type="float" office:value="32.7837" calcext:value-type="float">
            <text:p>32.7837</text:p>
          </table:table-cell>
          <table:table-cell office:value-type="float" office:value="158.5056" calcext:value-type="float">
            <text:p>158.5056</text:p>
          </table:table-cell>
          <table:table-cell office:value-type="float" office:value="210.9098" calcext:value-type="float">
            <text:p>210.9098</text:p>
          </table:table-cell>
          <table:table-cell office:value-type="float" office:value="106.8465" calcext:value-type="float">
            <text:p>106.8465</text:p>
          </table:table-cell>
          <table:table-cell office:value-type="float" office:value="76.6216" calcext:value-type="float">
            <text:p>76.6216</text:p>
          </table:table-cell>
          <table:table-cell office:value-type="float" office:value="112.1958" calcext:value-type="float">
            <text:p>112.1958</text:p>
          </table:table-cell>
          <table:table-cell office:value-type="float" office:value="41.7728" calcext:value-type="float">
            <text:p>41.7728</text:p>
          </table:table-cell>
          <table:table-cell office:value-type="float" office:value="145.2564" calcext:value-type="float">
            <text:p>145.2564</text:p>
          </table:table-cell>
          <table:table-cell office:value-type="float" office:value="196.9388" calcext:value-type="float">
            <text:p>196.9388</text:p>
          </table:table-cell>
          <table:table-cell office:value-type="float" office:value="94.5937" calcext:value-type="float">
            <text:p>94.5937</text:p>
          </table:table-cell>
          <table:table-cell office:value-type="float" office:value="-51.399" calcext:value-type="float">
            <text:p>-51.399</text:p>
          </table:table-cell>
          <table:table-cell office:value-type="float" office:value="-0.403" calcext:value-type="float">
            <text:p>-0.403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20036.4553884275" calcext:value-type="float">
            <text:p>20036.4553884275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icronesia, Fed. Sts.</text:p>
          </table:table-cell>
          <table:table-cell office:value-type="float" office:value="113.638" calcext:value-type="float">
            <text:p>113.638</text:p>
          </table:table-cell>
          <table:table-cell office:value-type="float" office:value="114.164" calcext:value-type="float">
            <text:p>114.164</text:p>
          </table:table-cell>
          <table:table-cell office:value-type="float" office:value="57.387" calcext:value-type="float">
            <text:p>57.387</text:p>
          </table:table-cell>
          <table:table-cell office:value-type="float" office:value="56.777" calcext:value-type="float">
            <text:p>56.777</text:p>
          </table:table-cell>
          <table:table-cell office:value-type="float" office:value="163.0914" calcext:value-type="float">
            <text:p>163.0914</text:p>
          </table:table-cell>
          <table:table-cell office:value-type="float" office:value="101.0744" calcext:value-type="float">
            <text:p>101.1</text:p>
          </table:table-cell>
          <table:table-cell office:value-type="float" office:value="23.6801" calcext:value-type="float">
            <text:p>23.6801</text:p>
          </table:table-cell>
          <table:table-cell office:value-type="float" office:value="1.65" calcext:value-type="float">
            <text:p>1.65</text:p>
          </table:table-cell>
          <table:table-cell office:value-type="float" office:value="14.409" calcext:value-type="float">
            <text:p>14.409</text:p>
          </table:table-cell>
          <table:table-cell office:value-type="float" office:value="1.052" calcext:value-type="float">
            <text:p>1.052</text:p>
          </table:table-cell>
          <table:table-cell office:value-type="float" office:value="0.921" calcext:value-type="float">
            <text:p>0.921</text:p>
          </table:table-cell>
          <table:table-cell office:value-type="float" office:value="75.2603" calcext:value-type="float">
            <text:p>75.2603</text:p>
          </table:table-cell>
          <table:table-cell office:value-type="float" office:value="2.368" calcext:value-type="float">
            <text:p>2</text:p>
          </table:table-cell>
          <table:table-cell office:value-type="float" office:value="0.21" calcext:value-type="float">
            <text:p>0</text:p>
          </table:table-cell>
          <table:table-cell office:value-type="float" office:value="20.684" calcext:value-type="float">
            <text:p>21</text:p>
          </table:table-cell>
          <table:table-cell office:value-type="float" office:value="2.6685" calcext:value-type="float">
            <text:p>3</text:p>
          </table:table-cell>
          <table:table-cell office:value-type="float" office:value="1.247" calcext:value-type="float">
            <text:p>1</text:p>
          </table:table-cell>
          <table:table-cell table:style-name="ce2" office:value-type="float" office:value="29.857" calcext:value-type="float">
            <text:p>29.9</text:p>
          </table:table-cell>
          <table:table-cell office:value-type="float" office:value="107" calcext:value-type="float">
            <text:p>107.0</text:p>
          </table:table-cell>
          <table:table-cell office:value-type="float" office:value="0.718" calcext:value-type="float">
            <text:p>0.7</text:p>
          </table:table-cell>
          <table:table-cell office:value-type="float" office:value="0.426" calcext:value-type="float">
            <text:p>0.43</text:p>
          </table:table-cell>
          <table:table-cell office:value-type="float" office:value="0.292" calcext:value-type="float">
            <text:p>0.292</text:p>
          </table:table-cell>
          <table:table-cell office:value-type="float" office:value="6.275" calcext:value-type="float">
            <text:p>6.275</text:p>
          </table:table-cell>
          <table:table-cell office:value-type="float" office:value="70.9255" calcext:value-type="float">
            <text:p>70.9255</text:p>
          </table:table-cell>
          <table:table-cell office:value-type="float" office:value="67.3249" calcext:value-type="float">
            <text:p>67.3249</text:p>
          </table:table-cell>
          <table:table-cell office:value-type="float" office:value="74.8234" calcext:value-type="float">
            <text:p>74.8</text:p>
          </table:table-cell>
          <table:table-cell office:value-type="float" office:value="57.84" calcext:value-type="float">
            <text:p>57.8</text:p>
          </table:table-cell>
          <table:table-cell office:value-type="float" office:value="54.4109" calcext:value-type="float">
            <text:p>54.4109</text:p>
          </table:table-cell>
          <table:table-cell office:value-type="float" office:value="61.5246" calcext:value-type="float">
            <text:p>61.5246</text:p>
          </table:table-cell>
          <table:table-cell office:value-type="float" office:value="14.2665" calcext:value-type="float">
            <text:p>14.2665</text:p>
          </table:table-cell>
          <table:table-cell office:value-type="float" office:value="12.4547" calcext:value-type="float">
            <text:p>12.4547</text:p>
          </table:table-cell>
          <table:table-cell office:value-type="float" office:value="15.9449" calcext:value-type="float">
            <text:p>15.9449</text:p>
          </table:table-cell>
          <table:table-cell office:value-type="float" office:value="6.3599" calcext:value-type="float">
            <text:p>6.3599</text:p>
          </table:table-cell>
          <table:table-cell office:value-type="float" office:value="5.5867" calcext:value-type="float">
            <text:p>5.5867</text:p>
          </table:table-cell>
          <table:table-cell office:value-type="float" office:value="6.7715" calcext:value-type="float">
            <text:p>6.7715</text:p>
          </table:table-cell>
          <table:table-cell office:value-type="float" office:value="0.045" calcext:value-type="float">
            <text:p>0.045</text:p>
          </table:table-cell>
          <table:table-cell office:value-type="float" office:value="18.9212" calcext:value-type="float">
            <text:p>18.9212</text:p>
          </table:table-cell>
          <table:table-cell office:value-type="float" office:value="2.328" calcext:value-type="float">
            <text:p>2.328</text:p>
          </table:table-cell>
          <table:table-cell office:value-type="float" office:value="0.054" calcext:value-type="float">
            <text:p>0.054</text:p>
          </table:table-cell>
          <table:table-cell office:value-type="float" office:value="22.8161" calcext:value-type="float">
            <text:p>22.8161</text:p>
          </table:table-cell>
          <table:table-cell office:value-type="float" office:value="62.6562" calcext:value-type="float">
            <text:p>62.6562</text:p>
          </table:table-cell>
          <table:table-cell office:value-type="float" office:value="80.8783" calcext:value-type="float">
            <text:p>80.8783</text:p>
          </table:table-cell>
          <table:table-cell office:value-type="float" office:value="42.921" calcext:value-type="float">
            <text:p>42.921</text:p>
          </table:table-cell>
          <table:table-cell office:value-type="float" office:value="184.6653" calcext:value-type="float">
            <text:p>184.6653</text:p>
          </table:table-cell>
          <table:table-cell office:value-type="float" office:value="241.6636" calcext:value-type="float">
            <text:p>241.6636</text:p>
          </table:table-cell>
          <table:table-cell office:value-type="float" office:value="125.3441" calcext:value-type="float">
            <text:p>125.3441</text:p>
          </table:table-cell>
          <table:table-cell office:value-type="float" office:value="75.3756" calcext:value-type="float">
            <text:p>75.3756</text:p>
          </table:table-cell>
          <table:table-cell office:value-type="float" office:value="102.8758" calcext:value-type="float">
            <text:p>102.8758</text:p>
          </table:table-cell>
          <table:table-cell office:value-type="float" office:value="46.566" calcext:value-type="float">
            <text:p>46.566</text:p>
          </table:table-cell>
          <table:table-cell office:value-type="float" office:value="162.0177" calcext:value-type="float">
            <text:p>162.0177</text:p>
          </table:table-cell>
          <table:table-cell office:value-type="float" office:value="217.3868" calcext:value-type="float">
            <text:p>217.3868</text:p>
          </table:table-cell>
          <table:table-cell office:value-type="float" office:value="104.9759" calcext:value-type="float">
            <text:p>104.9759</text:p>
          </table:table-cell>
          <table:table-cell office:value-type="float" office:value="-0.6" calcext:value-type="float">
            <text:p>-0.6</text:p>
          </table:table-cell>
          <table:table-cell office:value-type="float" office:value="-5.241" calcext:value-type="float">
            <text:p>-5.241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Lower middle income</text:p>
          </table:table-cell>
          <table:table-cell office:value-type="float" office:value="3544.22464263924" calcext:value-type="float">
            <text:p>3544.22464263924</text:p>
          </table:table-cell>
          <table:table-cell office:value-type="string" calcext:value-type="string">
            <text:p>Micronesia, Federated States of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3048.343" calcext:value-type="float">
            <text:p>3048.343</text:p>
          </table:table-cell>
          <table:table-cell office:value-type="float" office:value="3272.996" calcext:value-type="float">
            <text:p>3272.996</text:p>
          </table:table-cell>
          <table:table-cell office:value-type="float" office:value="1558.294" calcext:value-type="float">
            <text:p>1558.294</text:p>
          </table:table-cell>
          <table:table-cell office:value-type="float" office:value="1714.703" calcext:value-type="float">
            <text:p>1714.703</text:p>
          </table:table-cell>
          <table:table-cell office:value-type="float" office:value="99.5376" calcext:value-type="float">
            <text:p>99.5376</text:p>
          </table:table-cell>
          <table:table-cell office:value-type="float" office:value="90.8784" calcext:value-type="float">
            <text:p>90.9</text:p>
          </table:table-cell>
          <table:table-cell office:value-type="float" office:value="35.1557" calcext:value-type="float">
            <text:p>35.1557</text:p>
          </table:table-cell>
          <table:table-cell office:value-type="float" office:value="-13.566" calcext:value-type="float">
            <text:p>-13.566</text:p>
          </table:table-cell>
          <table:table-cell office:value-type="float" office:value="-4.461" calcext:value-type="float">
            <text:p>-4.461</text:p>
          </table:table-cell>
          <table:table-cell office:value-type="float" office:value="449.306" calcext:value-type="float">
            <text:p>449.306</text:p>
          </table:table-cell>
          <table:table-cell office:value-type="float" office:value="13.749" calcext:value-type="float">
            <text:p>13.749</text:p>
          </table:table-cell>
          <table:table-cell office:value-type="float" office:value="5.0414" calcext:value-type="float">
            <text:p>5.0414</text:p>
          </table:table-cell>
          <table:table-cell office:value-type="float" office:value="36.943" calcext:value-type="float">
            <text:p>37</text:p>
          </table:table-cell>
          <table:table-cell office:value-type="float" office:value="2.299" calcext:value-type="float">
            <text:p>2</text:p>
          </table:table-cell>
          <table:table-cell office:value-type="float" office:value="12.148" calcext:value-type="float">
            <text:p>12</text:p>
          </table:table-cell>
          <table:table-cell office:value-type="float" office:value="1.8003" calcext:value-type="float">
            <text:p>2</text:p>
          </table:table-cell>
          <table:table-cell office:value-type="float" office:value="0.8571" calcext:value-type="float">
            <text:p>1</text:p>
          </table:table-cell>
          <table:table-cell table:style-name="ce2" office:value-type="float" office:value="27.995" calcext:value-type="float">
            <text:p>28.0</text:p>
          </table:table-cell>
          <table:table-cell office:value-type="float" office:value="106.3" calcext:value-type="float">
            <text:p>106.3</text:p>
          </table:table-cell>
          <table:table-cell office:value-type="float" office:value="50.509" calcext:value-type="float">
            <text:p>50.5</text:p>
          </table:table-cell>
          <table:table-cell office:value-type="float" office:value="26.829" calcext:value-type="float">
            <text:p>26.83</text:p>
          </table:table-cell>
          <table:table-cell office:value-type="float" office:value="23.68" calcext:value-type="float">
            <text:p>23.68</text:p>
          </table:table-cell>
          <table:table-cell office:value-type="float" office:value="16.609" calcext:value-type="float">
            <text:p>16.609</text:p>
          </table:table-cell>
          <table:table-cell office:value-type="float" office:value="68.621" calcext:value-type="float">
            <text:p>68.621</text:p>
          </table:table-cell>
          <table:table-cell office:value-type="float" office:value="64.2171" calcext:value-type="float">
            <text:p>64.2171</text:p>
          </table:table-cell>
          <table:table-cell office:value-type="float" office:value="73.3201" calcext:value-type="float">
            <text:p>73.3</text:p>
          </table:table-cell>
          <table:table-cell office:value-type="float" office:value="54.7387" calcext:value-type="float">
            <text:p>54.7</text:p>
          </table:table-cell>
          <table:table-cell office:value-type="float" office:value="50.399" calcext:value-type="float">
            <text:p>50.399</text:p>
          </table:table-cell>
          <table:table-cell office:value-type="float" office:value="59.3499" calcext:value-type="float">
            <text:p>59.3499</text:p>
          </table:table-cell>
          <table:table-cell office:value-type="float" office:value="11.9862" calcext:value-type="float">
            <text:p>11.9862</text:p>
          </table:table-cell>
          <table:table-cell office:value-type="float" office:value="9.656" calcext:value-type="float">
            <text:p>9.656</text:p>
          </table:table-cell>
          <table:table-cell office:value-type="float" office:value="13.8516" calcext:value-type="float">
            <text:p>13.8516</text:p>
          </table:table-cell>
          <table:table-cell office:value-type="float" office:value="5.269" calcext:value-type="float">
            <text:p>5.269</text:p>
          </table:table-cell>
          <table:table-cell office:value-type="float" office:value="4.0185" calcext:value-type="float">
            <text:p>4.0185</text:p>
          </table:table-cell>
          <table:table-cell office:value-type="float" office:value="5.9005" calcext:value-type="float">
            <text:p>5.9005</text:p>
          </table:table-cell>
          <table:table-cell office:value-type="float" office:value="0.461" calcext:value-type="float">
            <text:p>0.461</text:p>
          </table:table-cell>
          <table:table-cell office:value-type="float" office:value="12.4163" calcext:value-type="float">
            <text:p>12.4163</text:p>
          </table:table-cell>
          <table:table-cell office:value-type="float" office:value="36.541" calcext:value-type="float">
            <text:p>36.541</text:p>
          </table:table-cell>
          <table:table-cell office:value-type="float" office:value="0.545" calcext:value-type="float">
            <text:p>0.545</text:p>
          </table:table-cell>
          <table:table-cell office:value-type="float" office:value="14.5394" calcext:value-type="float">
            <text:p>14.5394</text:p>
          </table:table-cell>
          <table:table-cell office:value-type="float" office:value="42.5991" calcext:value-type="float">
            <text:p>42.5991</text:p>
          </table:table-cell>
          <table:table-cell office:value-type="float" office:value="58.3471" calcext:value-type="float">
            <text:p>58.3471</text:p>
          </table:table-cell>
          <table:table-cell office:value-type="float" office:value="26.1916" calcext:value-type="float">
            <text:p>26.1916</text:p>
          </table:table-cell>
          <table:table-cell office:value-type="float" office:value="224.5367" calcext:value-type="float">
            <text:p>224.5367</text:p>
          </table:table-cell>
          <table:table-cell office:value-type="float" office:value="317.651" calcext:value-type="float">
            <text:p>317.651</text:p>
          </table:table-cell>
          <table:table-cell office:value-type="float" office:value="129.4867" calcext:value-type="float">
            <text:p>129.4867</text:p>
          </table:table-cell>
          <table:table-cell office:value-type="float" office:value="80.4997" calcext:value-type="float">
            <text:p>80.4997</text:p>
          </table:table-cell>
          <table:table-cell office:value-type="float" office:value="120.8488" calcext:value-type="float">
            <text:p>120.8488</text:p>
          </table:table-cell>
          <table:table-cell office:value-type="float" office:value="39.5403" calcext:value-type="float">
            <text:p>39.5403</text:p>
          </table:table-cell>
          <table:table-cell office:value-type="float" office:value="211.6156" calcext:value-type="float">
            <text:p>211.6156</text:p>
          </table:table-cell>
          <table:table-cell office:value-type="float" office:value="304.7482" calcext:value-type="float">
            <text:p>304.7482</text:p>
          </table:table-cell>
          <table:table-cell office:value-type="float" office:value="117.0375" calcext:value-type="float">
            <text:p>117.0375</text:p>
          </table:table-cell>
          <table:table-cell office:value-type="float" office:value="462.866" calcext:value-type="float">
            <text:p>462.866</text:p>
          </table:table-cell>
          <table:table-cell office:value-type="float" office:value="152.203" calcext:value-type="float">
            <text:p>152.203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Upper middle income</text:p>
          </table:table-cell>
          <table:table-cell office:value-type="float" office:value="15637.2403720663" calcext:value-type="float">
            <text:p>15637.2403720663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6.561" calcext:value-type="float">
            <text:p>36.561</text:p>
          </table:table-cell>
          <table:table-cell office:value-type="float" office:value="36.469" calcext:value-type="float">
            <text:p>36.469</text:p>
          </table:table-cell>
          <table:table-cell office:value-type="float" office:value="17.872" calcext:value-type="float">
            <text:p>17.872</text:p>
          </table:table-cell>
          <table:table-cell office:value-type="float" office:value="18.596" calcext:value-type="float">
            <text:p>18.596</text:p>
          </table:table-cell>
          <table:table-cell office:value-type="float" office:value="24475.8389" calcext:value-type="float">
            <text:p>24475.8389</text:p>
          </table:table-cell>
          <table:table-cell office:value-type="float" office:value="96.1068" calcext:value-type="float">
            <text:p>96.1</text:p>
          </table:table-cell>
          <table:table-cell office:value-type="float" office:value="54.4598" calcext:value-type="float">
            <text:p>54.4598</text:p>
          </table:table-cell>
          <table:table-cell office:value-type="float" office:value="-0.387" calcext:value-type="float">
            <text:p>-0.387</text:p>
          </table:table-cell>
          <table:table-cell office:value-type="float" office:value="-10.645" calcext:value-type="float">
            <text:p>-10.645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505" calcext:value-type="float">
            <text:p>-0.505</text:p>
          </table:table-cell>
          <table:table-cell/>
          <table:table-cell office:value-type="float" office:value="0.319" calcext:value-type="float">
            <text:p>0</text:p>
          </table:table-cell>
          <table:table-cell office:value-type="float" office:value="0.004" calcext:value-type="float">
            <text:p>0</text:p>
          </table:table-cell>
          <table:table-cell office:value-type="float" office:value="8.775" calcext:value-type="float">
            <text:p>9</text:p>
          </table:table-cell>
          <table:table-cell office:value-type="float" office:value="2.0909" calcext:value-type="float">
            <text:p>2</text:p>
          </table:table-cell>
          <table:table-cell office:value-type="float" office:value="1.014" calcext:value-type="float">
            <text:p>1</text:p>
          </table:table-cell>
          <table:table-cell table:style-name="ce2" office:value-type="float" office:value="31.036" calcext:value-type="float">
            <text:p>31.0</text:p>
          </table:table-cell>
          <table:table-cell office:value-type="float" office:value="104.8" calcext:value-type="float">
            <text:p>104.8</text:p>
          </table:table-cell>
          <table:table-cell office:value-type="float" office:value="0.706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.346" calcext:value-type="float">
            <text:p>0.346</text:p>
          </table:table-cell>
          <table:table-cell office:value-type="float" office:value="19.42" calcext:value-type="float">
            <text:p>19.42</text:p>
          </table:table-cell>
          <table:table-cell office:value-type="float" office:value="86.8951" calcext:value-type="float">
            <text:p>86.8951</text:p>
          </table:table-cell>
          <table:table-cell office:value-type="float" office:value="85.0553" calcext:value-type="float">
            <text:p>85.0553</text:p>
          </table:table-cell>
          <table:table-cell office:value-type="float" office:value="88.8808" calcext:value-type="float">
            <text:p>88.9</text:p>
          </table:table-cell>
          <table:table-cell office:value-type="float" office:value="72.3093" calcext:value-type="float">
            <text:p>72.3</text:p>
          </table:table-cell>
          <table:table-cell office:value-type="float" office:value="70.4648" calcext:value-type="float">
            <text:p>70.4648</text:p>
          </table:table-cell>
          <table:table-cell office:value-type="float" office:value="74.3001" calcext:value-type="float">
            <text:p>74.3001</text:p>
          </table:table-cell>
          <table:table-cell office:value-type="float" office:value="23.6348" calcext:value-type="float">
            <text:p>23.6348</text:p>
          </table:table-cell>
          <table:table-cell office:value-type="float" office:value="22.0303" calcext:value-type="float">
            <text:p>22.0303</text:p>
          </table:table-cell>
          <table:table-cell office:value-type="float" office:value="25.3577" calcext:value-type="float">
            <text:p>25.3577</text:p>
          </table:table-cell>
          <table:table-cell office:value-type="float" office:value="11.5876" calcext:value-type="float">
            <text:p>11.5876</text:p>
          </table:table-cell>
          <table:table-cell office:value-type="float" office:value="10.4433" calcext:value-type="float">
            <text:p>10.4433</text:p>
          </table:table-cell>
          <table:table-cell office:value-type="float" office:value="12.7221" calcext:value-type="float">
            <text:p>12.7221</text:p>
          </table:table-cell>
          <table:table-cell office:value-type="float" office:value="0.001" calcext:value-type="float">
            <text:p>0.001</text:p>
          </table:table-cell>
          <table:table-cell office:value-type="float" office:value="3.6243" calcext:value-type="float">
            <text:p>3.6243</text:p>
          </table:table-cell>
          <table:table-cell office:value-type="float" office:value="0.318" calcext:value-type="float">
            <text:p>0.318</text:p>
          </table:table-cell>
          <table:table-cell office:value-type="float" office:value="0.001" calcext:value-type="float">
            <text:p>0.001</text:p>
          </table:table-cell>
          <table:table-cell office:value-type="float" office:value="4.2104" calcext:value-type="float">
            <text:p>4.2104</text:p>
          </table:table-cell>
          <table:table-cell office:value-type="float" office:value="8.9007" calcext:value-type="float">
            <text:p>8.9007</text:p>
          </table:table-cell>
          <table:table-cell office:value-type="float" office:value="9.3259" calcext:value-type="float">
            <text:p>9.3259</text:p>
          </table:table-cell>
          <table:table-cell office:value-type="float" office:value="8.4564" calcext:value-type="float">
            <text:p>8.4564</text:p>
          </table:table-cell>
          <table:table-cell office:value-type="float" office:value="28.3677" calcext:value-type="float">
            <text:p>28.3677</text:p>
          </table:table-cell>
          <table:table-cell office:value-type="float" office:value="33.7036" calcext:value-type="float">
            <text:p>33.7036</text:p>
          </table:table-cell>
          <table:table-cell office:value-type="float" office:value="23.1552" calcext:value-type="float">
            <text:p>23.1552</text:p>
          </table:table-cell>
          <table:table-cell office:value-type="float" office:value="9.0911" calcext:value-type="float">
            <text:p>9.0911</text:p>
          </table:table-cell>
          <table:table-cell office:value-type="float" office:value="10.192" calcext:value-type="float">
            <text:p>10.192</text:p>
          </table:table-cell>
          <table:table-cell office:value-type="float" office:value="8.0404" calcext:value-type="float">
            <text:p>8.0404</text:p>
          </table:table-cell>
          <table:table-cell office:value-type="float" office:value="23.6486" calcext:value-type="float">
            <text:p>23.6486</text:p>
          </table:table-cell>
          <table:table-cell office:value-type="float" office:value="28.9593" calcext:value-type="float">
            <text:p>28.9593</text:p>
          </table:table-cell>
          <table:table-cell office:value-type="float" office:value="18.4639" calcext:value-type="float">
            <text:p>18.4639</text:p>
          </table:table-cell>
          <table:table-cell office:value-type="float" office:value="0.2" calcext:value-type="float">
            <text:p>0.2</text:p>
          </table:table-cell>
          <table:table-cell office:value-type="float" office:value="5.499" calcext:value-type="float">
            <text:p>5.499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/>
          <table:table-cell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373.358" calcext:value-type="float">
            <text:p>3373.358</text:p>
          </table:table-cell>
          <table:table-cell office:value-type="float" office:value="3398.366" calcext:value-type="float">
            <text:p>3398.366</text:p>
          </table:table-cell>
          <table:table-cell office:value-type="float" office:value="1685.387" calcext:value-type="float">
            <text:p>1685.387</text:p>
          </table:table-cell>
          <table:table-cell office:value-type="float" office:value="1712.979" calcext:value-type="float">
            <text:p>1712.979</text:p>
          </table:table-cell>
          <table:table-cell office:value-type="float" office:value="2.182" calcext:value-type="float">
            <text:p>2.182</text:p>
          </table:table-cell>
          <table:table-cell office:value-type="float" office:value="98.3892" calcext:value-type="float">
            <text:p>98.4</text:p>
          </table:table-cell>
          <table:table-cell office:value-type="float" office:value="26.8712" calcext:value-type="float">
            <text:p>26.8712</text:p>
          </table:table-cell>
          <table:table-cell office:value-type="float" office:value="50.862" calcext:value-type="float">
            <text:p>50.862</text:p>
          </table:table-cell>
          <table:table-cell office:value-type="float" office:value="14.968" calcext:value-type="float">
            <text:p>14.968</text:p>
          </table:table-cell>
          <table:table-cell office:value-type="float" office:value="50.016" calcext:value-type="float">
            <text:p>50.016</text:p>
          </table:table-cell>
          <table:table-cell office:value-type="float" office:value="1.472" calcext:value-type="float">
            <text:p>1.472</text:p>
          </table:table-cell>
          <table:table-cell office:value-type="float" office:value="47.0888" calcext:value-type="float">
            <text:p>47.0888</text:p>
          </table:table-cell>
          <table:table-cell office:value-type="float" office:value="69.481" calcext:value-type="float">
            <text:p>69</text:p>
          </table:table-cell>
          <table:table-cell office:value-type="float" office:value="2.806" calcext:value-type="float">
            <text:p>3</text:p>
          </table:table-cell>
          <table:table-cell office:value-type="float" office:value="20.447" calcext:value-type="float">
            <text:p>20</text:p>
          </table:table-cell>
          <table:table-cell office:value-type="float" office:value="2.774" calcext:value-type="float">
            <text:p>3</text:p>
          </table:table-cell>
          <table:table-cell office:value-type="float" office:value="1.3338" calcext:value-type="float">
            <text:p>1</text:p>
          </table:table-cell>
          <table:table-cell table:style-name="ce2" office:value-type="float" office:value="29.189" calcext:value-type="float">
            <text:p>29.2</text:p>
          </table:table-cell>
          <table:table-cell office:value-type="float" office:value="104.5" calcext:value-type="float">
            <text:p>104.5</text:p>
          </table:table-cell>
          <table:table-cell office:value-type="float" office:value="18.619" calcext:value-type="float">
            <text:p>18.6</text:p>
          </table:table-cell>
          <table:table-cell office:value-type="float" office:value="11.394" calcext:value-type="float">
            <text:p>11.39</text:p>
          </table:table-cell>
          <table:table-cell office:value-type="float" office:value="7.225" calcext:value-type="float">
            <text:p>7.225</text:p>
          </table:table-cell>
          <table:table-cell office:value-type="float" office:value="5.479" calcext:value-type="float">
            <text:p>5.479</text:p>
          </table:table-cell>
          <table:table-cell office:value-type="float" office:value="72.6667" calcext:value-type="float">
            <text:p>72.6667</text:p>
          </table:table-cell>
          <table:table-cell office:value-type="float" office:value="68.0793" calcext:value-type="float">
            <text:p>68.0793</text:p>
          </table:table-cell>
          <table:table-cell office:value-type="float" office:value="77.3746" calcext:value-type="float">
            <text:p>77.4</text:p>
          </table:table-cell>
          <table:table-cell office:value-type="float" office:value="58.5429" calcext:value-type="float">
            <text:p>58.5</text:p>
          </table:table-cell>
          <table:table-cell office:value-type="float" office:value="54.1139" calcext:value-type="float">
            <text:p>54.1139</text:p>
          </table:table-cell>
          <table:table-cell office:value-type="float" office:value="63.0536" calcext:value-type="float">
            <text:p>63.0536</text:p>
          </table:table-cell>
          <table:table-cell office:value-type="float" office:value="15.3983" calcext:value-type="float">
            <text:p>15.3983</text:p>
          </table:table-cell>
          <table:table-cell office:value-type="float" office:value="13.0317" calcext:value-type="float">
            <text:p>13.0317</text:p>
          </table:table-cell>
          <table:table-cell office:value-type="float" office:value="17.2805" calcext:value-type="float">
            <text:p>17.2805</text:p>
          </table:table-cell>
          <table:table-cell office:value-type="float" office:value="7.4806" calcext:value-type="float">
            <text:p>7.4806</text:p>
          </table:table-cell>
          <table:table-cell office:value-type="float" office:value="6.3492" calcext:value-type="float">
            <text:p>6.3492</text:p>
          </table:table-cell>
          <table:table-cell office:value-type="float" office:value="8.1971" calcext:value-type="float">
            <text:p>8.1971</text:p>
          </table:table-cell>
          <table:table-cell office:value-type="float" office:value="0.616" calcext:value-type="float">
            <text:p>0.616</text:p>
          </table:table-cell>
          <table:table-cell office:value-type="float" office:value="8.8355" calcext:value-type="float">
            <text:p>8.8355</text:p>
          </table:table-cell>
          <table:table-cell office:value-type="float" office:value="68.948" calcext:value-type="float">
            <text:p>68.948</text:p>
          </table:table-cell>
          <table:table-cell office:value-type="float" office:value="0.752" calcext:value-type="float">
            <text:p>0.752</text:p>
          </table:table-cell>
          <table:table-cell office:value-type="float" office:value="10.6602" calcext:value-type="float">
            <text:p>10.6602</text:p>
          </table:table-cell>
          <table:table-cell office:value-type="float" office:value="42.8073" calcext:value-type="float">
            <text:p>42.8073</text:p>
          </table:table-cell>
          <table:table-cell office:value-type="float" office:value="56.7074" calcext:value-type="float">
            <text:p>56.7074</text:p>
          </table:table-cell>
          <table:table-cell office:value-type="float" office:value="28.3034" calcext:value-type="float">
            <text:p>28.3034</text:p>
          </table:table-cell>
          <table:table-cell office:value-type="float" office:value="180.9821" calcext:value-type="float">
            <text:p>180.9821</text:p>
          </table:table-cell>
          <table:table-cell office:value-type="float" office:value="258.3617" calcext:value-type="float">
            <text:p>258.3617</text:p>
          </table:table-cell>
          <table:table-cell office:value-type="float" office:value="102.8235" calcext:value-type="float">
            <text:p>102.8235</text:p>
          </table:table-cell>
          <table:table-cell office:value-type="float" office:value="75.4751" calcext:value-type="float">
            <text:p>75.4751</text:p>
          </table:table-cell>
          <table:table-cell office:value-type="float" office:value="107.6717" calcext:value-type="float">
            <text:p>107.6717</text:p>
          </table:table-cell>
          <table:table-cell office:value-type="float" office:value="42.473" calcext:value-type="float">
            <text:p>42.473</text:p>
          </table:table-cell>
          <table:table-cell office:value-type="float" office:value="170.855" calcext:value-type="float">
            <text:p>170.855</text:p>
          </table:table-cell>
          <table:table-cell office:value-type="float" office:value="246.7887" calcext:value-type="float">
            <text:p>246.7887</text:p>
          </table:table-cell>
          <table:table-cell office:value-type="float" office:value="94.7583" calcext:value-type="float">
            <text:p>94.7583</text:p>
          </table:table-cell>
          <table:table-cell office:value-type="float" office:value="-0.85" calcext:value-type="float">
            <text:p>-0.85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Lower middle income</text:p>
          </table:table-cell>
          <table:table-cell office:value-type="float" office:value="12862.746927421" calcext:value-type="float">
            <text:p>12862.746927421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627.512" calcext:value-type="float">
            <text:p>627.512</text:p>
          </table:table-cell>
          <table:table-cell office:value-type="float" office:value="627.082" calcext:value-type="float">
            <text:p>627.082</text:p>
          </table:table-cell>
          <table:table-cell office:value-type="float" office:value="305.349" calcext:value-type="float">
            <text:p>305.349</text:p>
          </table:table-cell>
          <table:table-cell office:value-type="float" office:value="321.734" calcext:value-type="float">
            <text:p>321.734</text:p>
          </table:table-cell>
          <table:table-cell office:value-type="float" office:value="45.4013" calcext:value-type="float">
            <text:p>45.4013</text:p>
          </table:table-cell>
          <table:table-cell office:value-type="float" office:value="94.9074" calcext:value-type="float">
            <text:p>94.9</text:p>
          </table:table-cell>
          <table:table-cell office:value-type="float" office:value="38.4367" calcext:value-type="float">
            <text:p>38.4367</text:p>
          </table:table-cell>
          <table:table-cell office:value-type="float" office:value="-0.382" calcext:value-type="float">
            <text:p>-0.382</text:p>
          </table:table-cell>
          <table:table-cell office:value-type="float" office:value="-0.609" calcext:value-type="float">
            <text:p>-0.609</text:p>
          </table:table-cell>
          <table:table-cell office:value-type="float" office:value="-0.859" calcext:value-type="float">
            <text:p>-0.859</text:p>
          </table:table-cell>
          <table:table-cell office:value-type="float" office:value="-0.137" calcext:value-type="float">
            <text:p>-0.137</text:p>
          </table:table-cell>
          <table:table-cell/>
          <table:table-cell office:value-type="float" office:value="6.859" calcext:value-type="float">
            <text:p>7</text:p>
          </table:table-cell>
          <table:table-cell office:value-type="float" office:value="0.178" calcext:value-type="float">
            <text:p>0</text:p>
          </table:table-cell>
          <table:table-cell office:value-type="float" office:value="10.934" calcext:value-type="float">
            <text:p>11</text:p>
          </table:table-cell>
          <table:table-cell office:value-type="float" office:value="1.6773" calcext:value-type="float">
            <text:p>2</text:p>
          </table:table-cell>
          <table:table-cell office:value-type="float" office:value="0.8053" calcext:value-type="float">
            <text:p>1</text:p>
          </table:table-cell>
          <table:table-cell table:style-name="ce2" office:value-type="float" office:value="30.095" calcext:value-type="float">
            <text:p>30.1</text:p>
          </table:table-cell>
          <table:table-cell office:value-type="float" office:value="107.1" calcext:value-type="float">
            <text:p>107.1</text:p>
          </table:table-cell>
          <table:table-cell office:value-type="float" office:value="7.241" calcext:value-type="float">
            <text:p>7.2</text:p>
          </table:table-cell>
          <table:table-cell office:value-type="float" office:value="3.863" calcext:value-type="float">
            <text:p>3.86</text:p>
          </table:table-cell>
          <table:table-cell office:value-type="float" office:value="3.378" calcext:value-type="float">
            <text:p>3.378</text:p>
          </table:table-cell>
          <table:table-cell office:value-type="float" office:value="11.543" calcext:value-type="float">
            <text:p>11.543</text:p>
          </table:table-cell>
          <table:table-cell office:value-type="float" office:value="76.8447" calcext:value-type="float">
            <text:p>76.8447</text:p>
          </table:table-cell>
          <table:table-cell office:value-type="float" office:value="73.4804" calcext:value-type="float">
            <text:p>73.4804</text:p>
          </table:table-cell>
          <table:table-cell office:value-type="float" office:value="80.2618" calcext:value-type="float">
            <text:p>80.3</text:p>
          </table:table-cell>
          <table:table-cell office:value-type="float" office:value="62.0371" calcext:value-type="float">
            <text:p>62.0</text:p>
          </table:table-cell>
          <table:table-cell office:value-type="float" office:value="58.687" calcext:value-type="float">
            <text:p>58.687</text:p>
          </table:table-cell>
          <table:table-cell office:value-type="float" office:value="65.4358" calcext:value-type="float">
            <text:p>65.4358</text:p>
          </table:table-cell>
          <table:table-cell office:value-type="float" office:value="16.2122" calcext:value-type="float">
            <text:p>16.2122</text:p>
          </table:table-cell>
          <table:table-cell office:value-type="float" office:value="13.7732" calcext:value-type="float">
            <text:p>13.7732</text:p>
          </table:table-cell>
          <table:table-cell office:value-type="float" office:value="18.4049" calcext:value-type="float">
            <text:p>18.4049</text:p>
          </table:table-cell>
          <table:table-cell office:value-type="float" office:value="7.4095" calcext:value-type="float">
            <text:p>7.4095</text:p>
          </table:table-cell>
          <table:table-cell office:value-type="float" office:value="5.7952" calcext:value-type="float">
            <text:p>5.7952</text:p>
          </table:table-cell>
          <table:table-cell office:value-type="float" office:value="8.4568" calcext:value-type="float">
            <text:p>8.4568</text:p>
          </table:table-cell>
          <table:table-cell office:value-type="float" office:value="0.008" calcext:value-type="float">
            <text:p>0.008</text:p>
          </table:table-cell>
          <table:table-cell office:value-type="float" office:value="1.2045" calcext:value-type="float">
            <text:p>1.2045</text:p>
          </table:table-cell>
          <table:table-cell office:value-type="float" office:value="6.852" calcext:value-type="float">
            <text:p>6.852</text:p>
          </table:table-cell>
          <table:table-cell office:value-type="float" office:value="0.013" calcext:value-type="float">
            <text:p>0.013</text:p>
          </table:table-cell>
          <table:table-cell office:value-type="float" office:value="1.8465" calcext:value-type="float">
            <text:p>1.8465</text:p>
          </table:table-cell>
          <table:table-cell office:value-type="float" office:value="13.9999" calcext:value-type="float">
            <text:p>13.9999</text:p>
          </table:table-cell>
          <table:table-cell office:value-type="float" office:value="17.6546" calcext:value-type="float">
            <text:p>17.6546</text:p>
          </table:table-cell>
          <table:table-cell office:value-type="float" office:value="10.173" calcext:value-type="float">
            <text:p>10.173</text:p>
          </table:table-cell>
          <table:table-cell office:value-type="float" office:value="100.1969" calcext:value-type="float">
            <text:p>100.1969</text:p>
          </table:table-cell>
          <table:table-cell office:value-type="float" office:value="134.1311" calcext:value-type="float">
            <text:p>134.1311</text:p>
          </table:table-cell>
          <table:table-cell office:value-type="float" office:value="66.8525" calcext:value-type="float">
            <text:p>66.8525</text:p>
          </table:table-cell>
          <table:table-cell office:value-type="float" office:value="31.8554" calcext:value-type="float">
            <text:p>31.8554</text:p>
          </table:table-cell>
          <table:table-cell office:value-type="float" office:value="41.8407" calcext:value-type="float">
            <text:p>41.8407</text:p>
          </table:table-cell>
          <table:table-cell office:value-type="float" office:value="22.0004" calcext:value-type="float">
            <text:p>22.0004</text:p>
          </table:table-cell>
          <table:table-cell office:value-type="float" office:value="97.829" calcext:value-type="float">
            <text:p>97.829</text:p>
          </table:table-cell>
          <table:table-cell office:value-type="float" office:value="131.5538" calcext:value-type="float">
            <text:p>131.5538</text:p>
          </table:table-cell>
          <table:table-cell office:value-type="float" office:value="64.7438" calcext:value-type="float">
            <text:p>64.7438</text:p>
          </table:table-cell>
          <table:table-cell office:value-type="float" office:value="-0.48" calcext:value-type="float">
            <text:p>-0.48</text:p>
          </table:table-cell>
          <table:table-cell office:value-type="float" office:value="-0.765" calcext:value-type="float">
            <text:p>-0.765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Upper middle income</text:p>
          </table:table-cell>
          <table:table-cell office:value-type="float" office:value="22795.4072702571" calcext:value-type="float">
            <text:p>22795.4072702571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4.389" calcext:value-type="float">
            <text:p>4.389</text:p>
          </table:table-cell>
          <table:table-cell office:value-type="float" office:value="4.39" calcext:value-type="float">
            <text:p>4.39</text:p>
          </table:table-cell>
          <table:table-cell office:value-type="float" office:value="2.316" calcext:value-type="float">
            <text:p>2.316</text:p>
          </table:table-cell>
          <table:table-cell office:value-type="float" office:value="2.074" calcext:value-type="float">
            <text:p>2.074</text:p>
          </table:table-cell>
          <table:table-cell office:value-type="float" office:value="42.6214" calcext:value-type="float">
            <text:p>42.6214</text:p>
          </table:table-cell>
          <table:table-cell office:value-type="float" office:value="111.7193" calcext:value-type="float">
            <text:p>111.7</text:p>
          </table:table-cell>
          <table:table-cell office:value-type="float" office:value="43.4037" calcext:value-type="float">
            <text:p>43.4037</text:p>
          </table:table-cell>
          <table:table-cell office:value-type="float" office:value="-0.01" calcext:value-type="float">
            <text:p>-0.01</text:p>
          </table:table-cell>
          <table:table-cell office:value-type="float" office:value="-2.188" calcext:value-type="float">
            <text:p>-2.18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float" office:value="0.04" calcext:value-type="float">
            <text:p>0</text:p>
          </table:table-cell>
          <table:table-cell office:value-type="float" office:value="0.008" calcext:value-type="float">
            <text:p>0</text:p>
          </table:table-cell>
          <table:table-cell office:value-type="float" office:value="9.071" calcext:value-type="float">
            <text:p>9</text:p>
          </table:table-cell>
          <table:table-cell office:value-type="float" office:value="1.5651" calcext:value-type="float">
            <text:p>2</text:p>
          </table:table-cell>
          <table:table-cell office:value-type="float" office:value="0.7497" calcext:value-type="float">
            <text:p>1</text:p>
          </table:table-cell>
          <table:table-cell table:style-name="ce2" office:value-type="float" office:value="27.479" calcext:value-type="float">
            <text:p>27.5</text:p>
          </table:table-cell>
          <table:table-cell office:value-type="float" office:value="104.3" calcext:value-type="float">
            <text:p>104.3</text:p>
          </table:table-cell>
          <table:table-cell office:value-type="float" office:value="0.05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11.259" calcext:value-type="float">
            <text:p>11.259</text:p>
          </table:table-cell>
          <table:table-cell office:value-type="float" office:value="75.8487" calcext:value-type="float">
            <text:p>75.8487</text:p>
          </table:table-cell>
          <table:table-cell office:value-type="float" office:value="74.5196" calcext:value-type="float">
            <text:p>74.5196</text:p>
          </table:table-cell>
          <table:table-cell office:value-type="float" office:value="77.5407" calcext:value-type="float">
            <text:p>77.5</text:p>
          </table:table-cell>
          <table:table-cell office:value-type="float" office:value="61.9135" calcext:value-type="float">
            <text:p>61.9</text:p>
          </table:table-cell>
          <table:table-cell office:value-type="float" office:value="60.3883" calcext:value-type="float">
            <text:p>60.3883</text:p>
          </table:table-cell>
          <table:table-cell office:value-type="float" office:value="63.8235" calcext:value-type="float">
            <text:p>63.8235</text:p>
          </table:table-cell>
          <table:table-cell office:value-type="float" office:value="16.1048" calcext:value-type="float">
            <text:p>16.1048</text:p>
          </table:table-cell>
          <table:table-cell office:value-type="float" office:value="15.3284" calcext:value-type="float">
            <text:p>15.3284</text:p>
          </table:table-cell>
          <table:table-cell office:value-type="float" office:value="17.148" calcext:value-type="float">
            <text:p>17.148</text:p>
          </table:table-cell>
          <table:table-cell office:value-type="float" office:value="6.97" calcext:value-type="float">
            <text:p>6.97</text:p>
          </table:table-cell>
          <table:table-cell office:value-type="float" office:value="6.7039" calcext:value-type="float">
            <text:p>6.7039</text:p>
          </table:table-cell>
          <table:table-cell office:value-type="float" office:value="7.3027" calcext:value-type="float">
            <text:p>7.3027</text:p>
          </table:table-cell>
          <table:table-cell office:value-type="float" office:value="0" calcext:value-type="float">
            <text:p>0</text:p>
          </table:table-cell>
          <table:table-cell office:value-type="float" office:value="10.3207" calcext:value-type="float">
            <text:p>10.3207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2.2894" calcext:value-type="float">
            <text:p>12.2894</text:p>
          </table:table-cell>
          <table:table-cell office:value-type="float" office:value="32.5959" calcext:value-type="float">
            <text:p>32.5959</text:p>
          </table:table-cell>
          <table:table-cell office:value-type="float" office:value="34.8917" calcext:value-type="float">
            <text:p>34.8917</text:p>
          </table:table-cell>
          <table:table-cell office:value-type="float" office:value="28.9739" calcext:value-type="float">
            <text:p>28.9739</text:p>
          </table:table-cell>
          <table:table-cell office:value-type="float" office:value="110.0133" calcext:value-type="float">
            <text:p>110.0133</text:p>
          </table:table-cell>
          <table:table-cell office:value-type="float" office:value="128.8909" calcext:value-type="float">
            <text:p>128.8909</text:p>
          </table:table-cell>
          <table:table-cell office:value-type="float" office:value="90.7408" calcext:value-type="float">
            <text:p>90.7408</text:p>
          </table:table-cell>
          <table:table-cell office:value-type="float" office:value="40.9679" calcext:value-type="float">
            <text:p>40.9679</text:p>
          </table:table-cell>
          <table:table-cell office:value-type="float" office:value="49.4517" calcext:value-type="float">
            <text:p>49.4517</text:p>
          </table:table-cell>
          <table:table-cell office:value-type="float" office:value="30.8917" calcext:value-type="float">
            <text:p>30.8917</text:p>
          </table:table-cell>
          <table:table-cell office:value-type="float" office:value="97.2189" calcext:value-type="float">
            <text:p>97.2189</text:p>
          </table:table-cell>
          <table:table-cell office:value-type="float" office:value="118.4332" calcext:value-type="float">
            <text:p>118.4332</text:p>
          </table:table-cell>
          <table:table-cell office:value-type="float" office:value="75.3977" calcext:value-type="float">
            <text:p>75.3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Latin America &amp; Caribbean</text:p>
          </table:table-cell>
          <table:table-cell table:number-columns-repeated="2"/>
          <table:table-cell office:value-type="string" calcext:value-type="string">
            <text:p>Montserrat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7264.469" calcext:value-type="float">
            <text:p>37264.469</text:p>
          </table:table-cell>
          <table:table-cell office:value-type="float" office:value="37457.971" calcext:value-type="float">
            <text:p>37457.971</text:p>
          </table:table-cell>
          <table:table-cell office:value-type="float" office:value="18852.368" calcext:value-type="float">
            <text:p>18852.368</text:p>
          </table:table-cell>
          <table:table-cell office:value-type="float" office:value="18605.603" calcext:value-type="float">
            <text:p>18605.603</text:p>
          </table:table-cell>
          <table:table-cell office:value-type="float" office:value="83.93" calcext:value-type="float">
            <text:p>83.93</text:p>
          </table:table-cell>
          <table:table-cell office:value-type="float" office:value="101.3263" calcext:value-type="float">
            <text:p>101.3</text:p>
          </table:table-cell>
          <table:table-cell office:value-type="float" office:value="28.984" calcext:value-type="float">
            <text:p>28.984</text:p>
          </table:table-cell>
          <table:table-cell office:value-type="float" office:value="427.012" calcext:value-type="float">
            <text:p>427.012</text:p>
          </table:table-cell>
          <table:table-cell office:value-type="float" office:value="11.395" calcext:value-type="float">
            <text:p>11.395</text:p>
          </table:table-cell>
          <table:table-cell office:value-type="float" office:value="387.003" calcext:value-type="float">
            <text:p>387.003</text:p>
          </table:table-cell>
          <table:table-cell office:value-type="float" office:value="1.033" calcext:value-type="float">
            <text:p>1.033</text:p>
          </table:table-cell>
          <table:table-cell office:value-type="float" office:value="67.1004" calcext:value-type="float">
            <text:p>67.1004</text:p>
          </table:table-cell>
          <table:table-cell office:value-type="float" office:value="643.109" calcext:value-type="float">
            <text:p>643</text:p>
          </table:table-cell>
          <table:table-cell office:value-type="float" office:value="38.021" calcext:value-type="float">
            <text:p>38</text:p>
          </table:table-cell>
          <table:table-cell office:value-type="float" office:value="17.161" calcext:value-type="float">
            <text:p>17</text:p>
          </table:table-cell>
          <table:table-cell office:value-type="float" office:value="2.2991" calcext:value-type="float">
            <text:p>2</text:p>
          </table:table-cell>
          <table:table-cell office:value-type="float" office:value="1.0945" calcext:value-type="float">
            <text:p>1</text:p>
          </table:table-cell>
          <table:table-cell table:style-name="ce2" office:value-type="float" office:value="30.26" calcext:value-type="float">
            <text:p>30.3</text:p>
          </table:table-cell>
          <table:table-cell office:value-type="float" office:value="104.7" calcext:value-type="float">
            <text:p>104.7</text:p>
          </table:table-cell>
          <table:table-cell office:value-type="float" office:value="216.097" calcext:value-type="float">
            <text:p>216.1</text:p>
          </table:table-cell>
          <table:table-cell office:value-type="float" office:value="120.766" calcext:value-type="float">
            <text:p>120.77</text:p>
          </table:table-cell>
          <table:table-cell office:value-type="float" office:value="95.331" calcext:value-type="float">
            <text:p>95.331</text:p>
          </table:table-cell>
          <table:table-cell office:value-type="float" office:value="5.766" calcext:value-type="float">
            <text:p>5.766</text:p>
          </table:table-cell>
          <table:table-cell office:value-type="float" office:value="74.9728" calcext:value-type="float">
            <text:p>74.9728</text:p>
          </table:table-cell>
          <table:table-cell office:value-type="float" office:value="72.8964" calcext:value-type="float">
            <text:p>72.8964</text:p>
          </table:table-cell>
          <table:table-cell office:value-type="float" office:value="77.177" calcext:value-type="float">
            <text:p>77.2</text:p>
          </table:table-cell>
          <table:table-cell office:value-type="float" office:value="61.4341" calcext:value-type="float">
            <text:p>61.4</text:p>
          </table:table-cell>
          <table:table-cell office:value-type="float" office:value="59.4922" calcext:value-type="float">
            <text:p>59.4922</text:p>
          </table:table-cell>
          <table:table-cell office:value-type="float" office:value="63.4876" calcext:value-type="float">
            <text:p>63.4876</text:p>
          </table:table-cell>
          <table:table-cell office:value-type="float" office:value="15.7236" calcext:value-type="float">
            <text:p>15.7236</text:p>
          </table:table-cell>
          <table:table-cell office:value-type="float" office:value="14.403" calcext:value-type="float">
            <text:p>14.403</text:p>
          </table:table-cell>
          <table:table-cell office:value-type="float" office:value="17.037" calcext:value-type="float">
            <text:p>17.037</text:p>
          </table:table-cell>
          <table:table-cell office:value-type="float" office:value="6.716" calcext:value-type="float">
            <text:p>6.716</text:p>
          </table:table-cell>
          <table:table-cell office:value-type="float" office:value="6.0313" calcext:value-type="float">
            <text:p>6.0313</text:p>
          </table:table-cell>
          <table:table-cell office:value-type="float" office:value="7.2382" calcext:value-type="float">
            <text:p>7.2382</text:p>
          </table:table-cell>
          <table:table-cell office:value-type="float" office:value="9.272" calcext:value-type="float">
            <text:p>9.272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634.624" calcext:value-type="float">
            <text:p>634.624</text:p>
          </table:table-cell>
          <table:table-cell office:value-type="float" office:value="10.889" calcext:value-type="float">
            <text:p>10.889</text:p>
          </table:table-cell>
          <table:table-cell office:value-type="float" office:value="16.8453" calcext:value-type="float">
            <text:p>16.8453</text:p>
          </table:table-cell>
          <table:table-cell office:value-type="float" office:value="38.5513" calcext:value-type="float">
            <text:p>38.5513</text:p>
          </table:table-cell>
          <table:table-cell office:value-type="float" office:value="43.7198" calcext:value-type="float">
            <text:p>43.7198</text:p>
          </table:table-cell>
          <table:table-cell office:value-type="float" office:value="33.172" calcext:value-type="float">
            <text:p>33.172</text:p>
          </table:table-cell>
          <table:table-cell office:value-type="float" office:value="119.0194" calcext:value-type="float">
            <text:p>119.0194</text:p>
          </table:table-cell>
          <table:table-cell office:value-type="float" office:value="141.2598" calcext:value-type="float">
            <text:p>141.2598</text:p>
          </table:table-cell>
          <table:table-cell office:value-type="float" office:value="96.2605" calcext:value-type="float">
            <text:p>96.2605</text:p>
          </table:table-cell>
          <table:table-cell office:value-type="float" office:value="42.0482" calcext:value-type="float">
            <text:p>42.0482</text:p>
          </table:table-cell>
          <table:table-cell office:value-type="float" office:value="48.3175" calcext:value-type="float">
            <text:p>48.3175</text:p>
          </table:table-cell>
          <table:table-cell office:value-type="float" office:value="35.6605" calcext:value-type="float">
            <text:p>35.6605</text:p>
          </table:table-cell>
          <table:table-cell office:value-type="float" office:value="101.4346" calcext:value-type="float">
            <text:p>101.4346</text:p>
          </table:table-cell>
          <table:table-cell office:value-type="float" office:value="121.984" calcext:value-type="float">
            <text:p>121.984</text:p>
          </table:table-cell>
          <table:table-cell office:value-type="float" office:value="80.5649" calcext:value-type="float">
            <text:p>80.5649</text:p>
          </table:table-cell>
          <table:table-cell office:value-type="float" office:value="-39.998" calcext:value-type="float">
            <text:p>-39.998</text:p>
          </table:table-cell>
          <table:table-cell office:value-type="float" office:value="-1.067" calcext:value-type="float">
            <text:p>-1.06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Lower middle income</text:p>
          </table:table-cell>
          <table:table-cell office:value-type="float" office:value="8143.525390625" calcext:value-type="float">
            <text:p>8143.525390625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32518.418" calcext:value-type="float">
            <text:p>32518.418</text:p>
          </table:table-cell>
          <table:table-cell office:value-type="float" office:value="32969.518" calcext:value-type="float">
            <text:p>32969.518</text:p>
          </table:table-cell>
          <table:table-cell office:value-type="float" office:value="16176.216" calcext:value-type="float">
            <text:p>16176.216</text:p>
          </table:table-cell>
          <table:table-cell office:value-type="float" office:value="16793.302" calcext:value-type="float">
            <text:p>16793.302</text:p>
          </table:table-cell>
          <table:table-cell office:value-type="float" office:value="41.9257" calcext:value-type="float">
            <text:p>41.9257</text:p>
          </table:table-cell>
          <table:table-cell office:value-type="float" office:value="96.3254" calcext:value-type="float">
            <text:p>96.3</text:p>
          </table:table-cell>
          <table:table-cell office:value-type="float" office:value="16.9027" calcext:value-type="float">
            <text:p>16.9027</text:p>
          </table:table-cell>
          <table:table-cell office:value-type="float" office:value="907.197" calcext:value-type="float">
            <text:p>907.197</text:p>
          </table:table-cell>
          <table:table-cell office:value-type="float" office:value="27.51" calcext:value-type="float">
            <text:p>27.51</text:p>
          </table:table-cell>
          <table:table-cell office:value-type="float" office:value="902.201" calcext:value-type="float">
            <text:p>902.201</text:p>
          </table:table-cell>
          <table:table-cell office:value-type="float" office:value="2.737" calcext:value-type="float">
            <text:p>2.737</text:p>
          </table:table-cell>
          <table:table-cell office:value-type="float" office:value="25.3251" calcext:value-type="float">
            <text:p>25.3251</text:p>
          </table:table-cell>
          <table:table-cell office:value-type="float" office:value="1191.147" calcext:value-type="float">
            <text:p>1,191</text:p>
          </table:table-cell>
          <table:table-cell office:value-type="float" office:value="296.515" calcext:value-type="float">
            <text:p>297</text:p>
          </table:table-cell>
          <table:table-cell office:value-type="float" office:value="36.121" calcext:value-type="float">
            <text:p>36</text:p>
          </table:table-cell>
          <table:table-cell office:value-type="float" office:value="4.5614" calcext:value-type="float">
            <text:p>5</text:p>
          </table:table-cell>
          <table:table-cell office:value-type="float" office:value="2.0242" calcext:value-type="float">
            <text:p>2</text:p>
          </table:table-cell>
          <table:table-cell table:style-name="ce2" office:value-type="float" office:value="28.12" calcext:value-type="float">
            <text:p>28.1</text:p>
          </table:table-cell>
          <table:table-cell office:value-type="float" office:value="102" calcext:value-type="float">
            <text:p>102.0</text:p>
          </table:table-cell>
          <table:table-cell office:value-type="float" office:value="283.95" calcext:value-type="float">
            <text:p>284.0</text:p>
          </table:table-cell>
          <table:table-cell office:value-type="float" office:value="153.802" calcext:value-type="float">
            <text:p>153.80</text:p>
          </table:table-cell>
          <table:table-cell office:value-type="float" office:value="130.147" calcext:value-type="float">
            <text:p>130.147</text:p>
          </table:table-cell>
          <table:table-cell office:value-type="float" office:value="8.611" calcext:value-type="float">
            <text:p>8.611</text:p>
          </table:table-cell>
          <table:table-cell office:value-type="float" office:value="59.625" calcext:value-type="float">
            <text:p>59.625</text:p>
          </table:table-cell>
          <table:table-cell office:value-type="float" office:value="56.529" calcext:value-type="float">
            <text:p>56.529</text:p>
          </table:table-cell>
          <table:table-cell office:value-type="float" office:value="62.6881" calcext:value-type="float">
            <text:p>62.7</text:p>
          </table:table-cell>
          <table:table-cell office:value-type="float" office:value="49.7145" calcext:value-type="float">
            <text:p>49.7</text:p>
          </table:table-cell>
          <table:table-cell office:value-type="float" office:value="46.7415" calcext:value-type="float">
            <text:p>46.7415</text:p>
          </table:table-cell>
          <table:table-cell office:value-type="float" office:value="52.6103" calcext:value-type="float">
            <text:p>52.6103</text:p>
          </table:table-cell>
          <table:table-cell office:value-type="float" office:value="10.9659" calcext:value-type="float">
            <text:p>10.9659</text:p>
          </table:table-cell>
          <table:table-cell office:value-type="float" office:value="9.9076" calcext:value-type="float">
            <text:p>9.9076</text:p>
          </table:table-cell>
          <table:table-cell office:value-type="float" office:value="11.7338" calcext:value-type="float">
            <text:p>11.7338</text:p>
          </table:table-cell>
          <table:table-cell office:value-type="float" office:value="4.5321" calcext:value-type="float">
            <text:p>4.5321</text:p>
          </table:table-cell>
          <table:table-cell office:value-type="float" office:value="4.1385" calcext:value-type="float">
            <text:p>4.1385</text:p>
          </table:table-cell>
          <table:table-cell office:value-type="float" office:value="4.8151" calcext:value-type="float">
            <text:p>4.8151</text:p>
          </table:table-cell>
          <table:table-cell office:value-type="float" office:value="62.78" calcext:value-type="float">
            <text:p>62.78</text:p>
          </table:table-cell>
          <table:table-cell office:value-type="float" office:value="52.8071" calcext:value-type="float">
            <text:p>52.8071</text:p>
          </table:table-cell>
          <table:table-cell office:value-type="float" office:value="1141.329" calcext:value-type="float">
            <text:p>1141.329</text:p>
          </table:table-cell>
          <table:table-cell office:value-type="float" office:value="81.963" calcext:value-type="float">
            <text:p>81.963</text:p>
          </table:table-cell>
          <table:table-cell office:value-type="float" office:value="69.6266" calcext:value-type="float">
            <text:p>69.6266</text:p>
          </table:table-cell>
          <table:table-cell office:value-type="float" office:value="166.1367" calcext:value-type="float">
            <text:p>166.1367</text:p>
          </table:table-cell>
          <table:table-cell office:value-type="float" office:value="192.6688" calcext:value-type="float">
            <text:p>192.6688</text:p>
          </table:table-cell>
          <table:table-cell office:value-type="float" office:value="139.5168" calcext:value-type="float">
            <text:p>139.5168</text:p>
          </table:table-cell>
          <table:table-cell office:value-type="float" office:value="379.5463" calcext:value-type="float">
            <text:p>379.5463</text:p>
          </table:table-cell>
          <table:table-cell office:value-type="float" office:value="449.9332" calcext:value-type="float">
            <text:p>449.9332</text:p>
          </table:table-cell>
          <table:table-cell office:value-type="float" office:value="309.0476" calcext:value-type="float">
            <text:p>309.0476</text:p>
          </table:table-cell>
          <table:table-cell office:value-type="float" office:value="179.9917" calcext:value-type="float">
            <text:p>179.9917</text:p>
          </table:table-cell>
          <table:table-cell office:value-type="float" office:value="224.6342" calcext:value-type="float">
            <text:p>224.6342</text:p>
          </table:table-cell>
          <table:table-cell office:value-type="float" office:value="136.0914" calcext:value-type="float">
            <text:p>136.0914</text:p>
          </table:table-cell>
          <table:table-cell office:value-type="float" office:value="324.7239" calcext:value-type="float">
            <text:p>324.7239</text:p>
          </table:table-cell>
          <table:table-cell office:value-type="float" office:value="397.2627" calcext:value-type="float">
            <text:p>397.2627</text:p>
          </table:table-cell>
          <table:table-cell office:value-type="float" office:value="253.0291" calcext:value-type="float">
            <text:p>253.0291</text:p>
          </table:table-cell>
          <table:table-cell office:value-type="float" office:value="-5" calcext:value-type="float">
            <text:p>-5</text:p>
          </table:table-cell>
          <table:table-cell office:value-type="float" office:value="-0.152" calcext:value-type="float">
            <text:p>-0.152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1342.29012106273" calcext:value-type="float">
            <text:p>1342.29012106273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53977.744" calcext:value-type="float">
            <text:p>53977.744</text:p>
          </table:table-cell>
          <table:table-cell office:value-type="float" office:value="54179.306" calcext:value-type="float">
            <text:p>54179.306</text:p>
          </table:table-cell>
          <table:table-cell office:value-type="float" office:value="26962.566" calcext:value-type="float">
            <text:p>26962.566</text:p>
          </table:table-cell>
          <table:table-cell office:value-type="float" office:value="27216.74" calcext:value-type="float">
            <text:p>27216.74</text:p>
          </table:table-cell>
          <table:table-cell office:value-type="float" office:value="82.933" calcext:value-type="float">
            <text:p>82.933</text:p>
          </table:table-cell>
          <table:table-cell office:value-type="float" office:value="99.0661" calcext:value-type="float">
            <text:p>99.1</text:p>
          </table:table-cell>
          <table:table-cell office:value-type="float" office:value="29.3055" calcext:value-type="float">
            <text:p>29.3055</text:p>
          </table:table-cell>
          <table:table-cell office:value-type="float" office:value="438.119" calcext:value-type="float">
            <text:p>438.119</text:p>
          </table:table-cell>
          <table:table-cell office:value-type="float" office:value="8.084" calcext:value-type="float">
            <text:p>8.084</text:p>
          </table:table-cell>
          <table:table-cell office:value-type="float" office:value="403.124" calcext:value-type="float">
            <text:p>403.124</text:p>
          </table:table-cell>
          <table:table-cell office:value-type="float" office:value="0.744" calcext:value-type="float">
            <text:p>0.744</text:p>
          </table:table-cell>
          <table:table-cell office:value-type="float" office:value="93.1649" calcext:value-type="float">
            <text:p>93.1649</text:p>
          </table:table-cell>
          <table:table-cell office:value-type="float" office:value="912.252" calcext:value-type="float">
            <text:p>912</text:p>
          </table:table-cell>
          <table:table-cell office:value-type="float" office:value="73.134" calcext:value-type="float">
            <text:p>73</text:p>
          </table:table-cell>
          <table:table-cell office:value-type="float" office:value="16.833" calcext:value-type="float">
            <text:p>17</text:p>
          </table:table-cell>
          <table:table-cell office:value-type="float" office:value="2.1267" calcext:value-type="float">
            <text:p>2</text:p>
          </table:table-cell>
          <table:table-cell office:value-type="float" office:value="0.969" calcext:value-type="float">
            <text:p>1</text:p>
          </table:table-cell>
          <table:table-cell table:style-name="ce2" office:value-type="float" office:value="28.961" calcext:value-type="float">
            <text:p>29.0</text:p>
          </table:table-cell>
          <table:table-cell office:value-type="float" office:value="106.6" calcext:value-type="float">
            <text:p>106.6</text:p>
          </table:table-cell>
          <table:table-cell office:value-type="float" office:value="474.133" calcext:value-type="float">
            <text:p>474.1</text:p>
          </table:table-cell>
          <table:table-cell office:value-type="float" office:value="260.495" calcext:value-type="float">
            <text:p>260.50</text:p>
          </table:table-cell>
          <table:table-cell office:value-type="float" office:value="213.637" calcext:value-type="float">
            <text:p>213.637</text:p>
          </table:table-cell>
          <table:table-cell office:value-type="float" office:value="8.749" calcext:value-type="float">
            <text:p>8.749</text:p>
          </table:table-cell>
          <table:table-cell office:value-type="float" office:value="67.2557" calcext:value-type="float">
            <text:p>67.2557</text:p>
          </table:table-cell>
          <table:table-cell office:value-type="float" office:value="64.1796" calcext:value-type="float">
            <text:p>64.1796</text:p>
          </table:table-cell>
          <table:table-cell office:value-type="float" office:value="70.4775" calcext:value-type="float">
            <text:p>70.5</text:p>
          </table:table-cell>
          <table:table-cell office:value-type="float" office:value="55.7334" calcext:value-type="float">
            <text:p>55.7</text:p>
          </table:table-cell>
          <table:table-cell office:value-type="float" office:value="53.0247" calcext:value-type="float">
            <text:p>53.0247</text:p>
          </table:table-cell>
          <table:table-cell office:value-type="float" office:value="58.5115" calcext:value-type="float">
            <text:p>58.5115</text:p>
          </table:table-cell>
          <table:table-cell office:value-type="float" office:value="13.4455" calcext:value-type="float">
            <text:p>13.4455</text:p>
          </table:table-cell>
          <table:table-cell office:value-type="float" office:value="12.3101" calcext:value-type="float">
            <text:p>12.3101</text:p>
          </table:table-cell>
          <table:table-cell office:value-type="float" office:value="14.3914" calcext:value-type="float">
            <text:p>14.3914</text:p>
          </table:table-cell>
          <table:table-cell office:value-type="float" office:value="5.6762" calcext:value-type="float">
            <text:p>5.6762</text:p>
          </table:table-cell>
          <table:table-cell office:value-type="float" office:value="5.2438" calcext:value-type="float">
            <text:p>5.2438</text:p>
          </table:table-cell>
          <table:table-cell office:value-type="float" office:value="5.9488" calcext:value-type="float">
            <text:p>5.9488</text:p>
          </table:table-cell>
          <table:table-cell office:value-type="float" office:value="29.903" calcext:value-type="float">
            <text:p>29.903</text:p>
          </table:table-cell>
          <table:table-cell office:value-type="float" office:value="32.7382" calcext:value-type="float">
            <text:p>32.7382</text:p>
          </table:table-cell>
          <table:table-cell office:value-type="float" office:value="886.467" calcext:value-type="float">
            <text:p>886.467</text:p>
          </table:table-cell>
          <table:table-cell office:value-type="float" office:value="38.372" calcext:value-type="float">
            <text:p>38.372</text:p>
          </table:table-cell>
          <table:table-cell office:value-type="float" office:value="41.8581" calcext:value-type="float">
            <text:p>41.8581</text:p>
          </table:table-cell>
          <table:table-cell office:value-type="float" office:value="101.7978" calcext:value-type="float">
            <text:p>101.7978</text:p>
          </table:table-cell>
          <table:table-cell office:value-type="float" office:value="125.1328" calcext:value-type="float">
            <text:p>125.1328</text:p>
          </table:table-cell>
          <table:table-cell office:value-type="float" office:value="76.9579" calcext:value-type="float">
            <text:p>76.9579</text:p>
          </table:table-cell>
          <table:table-cell office:value-type="float" office:value="239.5601" calcext:value-type="float">
            <text:p>239.5601</text:p>
          </table:table-cell>
          <table:table-cell office:value-type="float" office:value="293.5297" calcext:value-type="float">
            <text:p>293.5297</text:p>
          </table:table-cell>
          <table:table-cell office:value-type="float" office:value="182.6107" calcext:value-type="float">
            <text:p>182.6107</text:p>
          </table:table-cell>
          <table:table-cell office:value-type="float" office:value="101.8469" calcext:value-type="float">
            <text:p>101.8469</text:p>
          </table:table-cell>
          <table:table-cell office:value-type="float" office:value="130.7218" calcext:value-type="float">
            <text:p>130.7218</text:p>
          </table:table-cell>
          <table:table-cell office:value-type="float" office:value="71.72" calcext:value-type="float">
            <text:p>71.72</text:p>
          </table:table-cell>
          <table:table-cell office:value-type="float" office:value="198.8641" calcext:value-type="float">
            <text:p>198.8641</text:p>
          </table:table-cell>
          <table:table-cell office:value-type="float" office:value="249.4375" calcext:value-type="float">
            <text:p>249.4375</text:p>
          </table:table-cell>
          <table:table-cell office:value-type="float" office:value="146.4809" calcext:value-type="float">
            <text:p>146.4809</text:p>
          </table:table-cell>
          <table:table-cell office:value-type="float" office:value="-34.998" calcext:value-type="float">
            <text:p>-34.998</text:p>
          </table:table-cell>
          <table:table-cell office:value-type="float" office:value="-0.646" calcext:value-type="float">
            <text:p>-0.646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Lower middle income</text:p>
          </table:table-cell>
          <table:table-cell office:value-type="float" office:value="4344.94316820411" calcext:value-type="float">
            <text:p>4344.94316820411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549.182" calcext:value-type="float">
            <text:p>2549.182</text:p>
          </table:table-cell>
          <table:table-cell office:value-type="float" office:value="2567.012" calcext:value-type="float">
            <text:p>2567.012</text:p>
          </table:table-cell>
          <table:table-cell office:value-type="float" office:value="1238.563" calcext:value-type="float">
            <text:p>1238.563</text:p>
          </table:table-cell>
          <table:table-cell office:value-type="float" office:value="1328.449" calcext:value-type="float">
            <text:p>1328.449</text:p>
          </table:table-cell>
          <table:table-cell office:value-type="float" office:value="3.118" calcext:value-type="float">
            <text:p>3.118</text:p>
          </table:table-cell>
          <table:table-cell office:value-type="float" office:value="93.2338" calcext:value-type="float">
            <text:p>93.2</text:p>
          </table:table-cell>
          <table:table-cell office:value-type="float" office:value="21.3983" calcext:value-type="float">
            <text:p>21.3983</text:p>
          </table:table-cell>
          <table:table-cell office:value-type="float" office:value="39.726" calcext:value-type="float">
            <text:p>39.726</text:p>
          </table:table-cell>
          <table:table-cell office:value-type="float" office:value="15.464" calcext:value-type="float">
            <text:p>15.464</text:p>
          </table:table-cell>
          <table:table-cell office:value-type="float" office:value="35.661" calcext:value-type="float">
            <text:p>35.661</text:p>
          </table:table-cell>
          <table:table-cell office:value-type="float" office:value="1.389" calcext:value-type="float">
            <text:p>1.389</text:p>
          </table:table-cell>
          <table:table-cell office:value-type="float" office:value="49.9026" calcext:value-type="float">
            <text:p>49.9026</text:p>
          </table:table-cell>
          <table:table-cell office:value-type="float" office:value="69.157" calcext:value-type="float">
            <text:p>69</text:p>
          </table:table-cell>
          <table:table-cell office:value-type="float" office:value="7.703" calcext:value-type="float">
            <text:p>8</text:p>
          </table:table-cell>
          <table:table-cell office:value-type="float" office:value="26.921" calcext:value-type="float">
            <text:p>27</text:p>
          </table:table-cell>
          <table:table-cell office:value-type="float" office:value="3.2475" calcext:value-type="float">
            <text:p>3</text:p>
          </table:table-cell>
          <table:table-cell office:value-type="float" office:value="1.4703" calcext:value-type="float">
            <text:p>1</text:p>
          </table:table-cell>
          <table:table-cell table:style-name="ce2" office:value-type="float" office:value="29.123" calcext:value-type="float">
            <text:p>29.1</text:p>
          </table:table-cell>
          <table:table-cell office:value-type="float" office:value="101.1" calcext:value-type="float">
            <text:p>101.1</text:p>
          </table:table-cell>
          <table:table-cell office:value-type="float" office:value="29.431" calcext:value-type="float">
            <text:p>29.4</text:p>
          </table:table-cell>
          <table:table-cell office:value-type="float" office:value="15.859" calcext:value-type="float">
            <text:p>15.86</text:p>
          </table:table-cell>
          <table:table-cell office:value-type="float" office:value="13.573" calcext:value-type="float">
            <text:p>13.573</text:p>
          </table:table-cell>
          <table:table-cell office:value-type="float" office:value="11.457" calcext:value-type="float">
            <text:p>11.457</text:p>
          </table:table-cell>
          <table:table-cell office:value-type="float" office:value="58.0587" calcext:value-type="float">
            <text:p>58.0587</text:p>
          </table:table-cell>
          <table:table-cell office:value-type="float" office:value="54.592" calcext:value-type="float">
            <text:p>54.592</text:p>
          </table:table-cell>
          <table:table-cell office:value-type="float" office:value="61.7038" calcext:value-type="float">
            <text:p>61.7</text:p>
          </table:table-cell>
          <table:table-cell office:value-type="float" office:value="46.0088" calcext:value-type="float">
            <text:p>46.0</text:p>
          </table:table-cell>
          <table:table-cell office:value-type="float" office:value="42.5156" calcext:value-type="float">
            <text:p>42.5156</text:p>
          </table:table-cell>
          <table:table-cell office:value-type="float" office:value="49.6692" calcext:value-type="float">
            <text:p>49.6692</text:p>
          </table:table-cell>
          <table:table-cell office:value-type="float" office:value="10.7507" calcext:value-type="float">
            <text:p>10.7507</text:p>
          </table:table-cell>
          <table:table-cell office:value-type="float" office:value="8.9088" calcext:value-type="float">
            <text:p>8.9088</text:p>
          </table:table-cell>
          <table:table-cell office:value-type="float" office:value="12.2337" calcext:value-type="float">
            <text:p>12.2337</text:p>
          </table:table-cell>
          <table:table-cell office:value-type="float" office:value="5.1113" calcext:value-type="float">
            <text:p>5.1113</text:p>
          </table:table-cell>
          <table:table-cell office:value-type="float" office:value="4.0185" calcext:value-type="float">
            <text:p>4.0185</text:p>
          </table:table-cell>
          <table:table-cell office:value-type="float" office:value="5.7363" calcext:value-type="float">
            <text:p>5.7363</text:p>
          </table:table-cell>
          <table:table-cell office:value-type="float" office:value="2.062" calcext:value-type="float">
            <text:p>2.062</text:p>
          </table:table-cell>
          <table:table-cell office:value-type="float" office:value="29.7716" calcext:value-type="float">
            <text:p>29.7716</text:p>
          </table:table-cell>
          <table:table-cell office:value-type="float" office:value="67.362" calcext:value-type="float">
            <text:p>67.362</text:p>
          </table:table-cell>
          <table:table-cell office:value-type="float" office:value="2.873" calcext:value-type="float">
            <text:p>2.873</text:p>
          </table:table-cell>
          <table:table-cell office:value-type="float" office:value="41.5083" calcext:value-type="float">
            <text:p>41.5083</text:p>
          </table:table-cell>
          <table:table-cell office:value-type="float" office:value="171.1438" calcext:value-type="float">
            <text:p>171.1438</text:p>
          </table:table-cell>
          <table:table-cell office:value-type="float" office:value="199.194" calcext:value-type="float">
            <text:p>199.194</text:p>
          </table:table-cell>
          <table:table-cell office:value-type="float" office:value="143.5932" calcext:value-type="float">
            <text:p>143.5932</text:p>
          </table:table-cell>
          <table:table-cell office:value-type="float" office:value="463.5018" calcext:value-type="float">
            <text:p>463.5018</text:p>
          </table:table-cell>
          <table:table-cell office:value-type="float" office:value="546.6622" calcext:value-type="float">
            <text:p>546.6622</text:p>
          </table:table-cell>
          <table:table-cell office:value-type="float" office:value="379.1584" calcext:value-type="float">
            <text:p>379.1584</text:p>
          </table:table-cell>
          <table:table-cell office:value-type="float" office:value="255.1103" calcext:value-type="float">
            <text:p>255.1103</text:p>
          </table:table-cell>
          <table:table-cell office:value-type="float" office:value="310.9995" calcext:value-type="float">
            <text:p>310.9995</text:p>
          </table:table-cell>
          <table:table-cell office:value-type="float" office:value="199.3602" calcext:value-type="float">
            <text:p>199.3602</text:p>
          </table:table-cell>
          <table:table-cell office:value-type="float" office:value="435.0674" calcext:value-type="float">
            <text:p>435.0674</text:p>
          </table:table-cell>
          <table:table-cell office:value-type="float" office:value="521.2684" calcext:value-type="float">
            <text:p>521.2684</text:p>
          </table:table-cell>
          <table:table-cell office:value-type="float" office:value="348.1051" calcext:value-type="float">
            <text:p>348.1051</text:p>
          </table:table-cell>
          <table:table-cell office:value-type="float" office:value="-4.061" calcext:value-type="float">
            <text:p>-4.061</text:p>
          </table:table-cell>
          <table:table-cell office:value-type="float" office:value="-1.581" calcext:value-type="float">
            <text:p>-1.581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Upper middle income</text:p>
          </table:table-cell>
          <table:table-cell office:value-type="float" office:value="9805.18187897016" calcext:value-type="float">
            <text:p>9805.18187897016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12.609" calcext:value-type="float">
            <text:p>12.609</text:p>
          </table:table-cell>
          <table:table-cell office:value-type="float" office:value="12.668" calcext:value-type="float">
            <text:p>12.668</text:p>
          </table:table-cell>
          <table:table-cell office:value-type="float" office:value="6.435" calcext:value-type="float">
            <text:p>6.435</text:p>
          </table:table-cell>
          <table:table-cell office:value-type="float" office:value="6.233" calcext:value-type="float">
            <text:p>6.233</text:p>
          </table:table-cell>
          <table:table-cell office:value-type="float" office:value="633.4" calcext:value-type="float">
            <text:p>633.4</text:p>
          </table:table-cell>
          <table:table-cell office:value-type="float" office:value="103.2408" calcext:value-type="float">
            <text:p>103.2</text:p>
          </table:table-cell>
          <table:table-cell office:value-type="float" office:value="20.271" calcext:value-type="float">
            <text:p>20.271</text:p>
          </table:table-cell>
          <table:table-cell office:value-type="float" office:value="0.257" calcext:value-type="float">
            <text:p>0.257</text:p>
          </table:table-cell>
          <table:table-cell office:value-type="float" office:value="20.203" calcext:value-type="float">
            <text:p>20.203</text:p>
          </table:table-cell>
          <table:table-cell office:value-type="float" office:value="0.118" calcext:value-type="float">
            <text:p>0.118</text:p>
          </table:table-cell>
          <table:table-cell office:value-type="float" office:value="0.931" calcext:value-type="float">
            <text:p>0.931</text:p>
          </table:table-cell>
          <table:table-cell office:value-type="float" office:value="74.4519" calcext:value-type="float">
            <text:p>74.4519</text:p>
          </table:table-cell>
          <table:table-cell office:value-type="float" office:value="0.341" calcext:value-type="float">
            <text:p>0</text:p>
          </table:table-cell>
          <table:table-cell office:value-type="float" office:value="0.039" calcext:value-type="float">
            <text:p>0</text:p>
          </table:table-cell>
          <table:table-cell office:value-type="float" office:value="26.785" calcext:value-type="float">
            <text:p>27</text:p>
          </table:table-cell>
          <table:table-cell office:value-type="float" office:value="3.4626" calcext:value-type="float">
            <text:p>3</text:p>
          </table:table-cell>
          <table:table-cell office:value-type="float" office:value="1.5704" calcext:value-type="float">
            <text:p>2</text:p>
          </table:table-cell>
          <table:table-cell table:style-name="ce2" office:value-type="float" office:value="27.391" calcext:value-type="float">
            <text:p>27.4</text:p>
          </table:table-cell>
          <table:table-cell office:value-type="float" office:value="107.2" calcext:value-type="float">
            <text:p>107.2</text:p>
          </table:table-cell>
          <table:table-cell office:value-type="float" office:value="0.084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34" calcext:value-type="float">
            <text:p>0.034</text:p>
          </table:table-cell>
          <table:table-cell office:value-type="float" office:value="6.582" calcext:value-type="float">
            <text:p>6.582</text:p>
          </table:table-cell>
          <table:table-cell office:value-type="float" office:value="64.0136" calcext:value-type="float">
            <text:p>64.0136</text:p>
          </table:table-cell>
          <table:table-cell office:value-type="float" office:value="60.5199" calcext:value-type="float">
            <text:p>60.5199</text:p>
          </table:table-cell>
          <table:table-cell office:value-type="float" office:value="67.8412" calcext:value-type="float">
            <text:p>67.8</text:p>
          </table:table-cell>
          <table:table-cell office:value-type="float" office:value="50.7279" calcext:value-type="float">
            <text:p>50.7</text:p>
          </table:table-cell>
          <table:table-cell office:value-type="float" office:value="47.1934" calcext:value-type="float">
            <text:p>47.1934</text:p>
          </table:table-cell>
          <table:table-cell office:value-type="float" office:value="54.5969" calcext:value-type="float">
            <text:p>54.5969</text:p>
          </table:table-cell>
          <table:table-cell office:value-type="float" office:value="12.7128" calcext:value-type="float">
            <text:p>12.7128</text:p>
          </table:table-cell>
          <table:table-cell office:value-type="float" office:value="10.8926" calcext:value-type="float">
            <text:p>10.8926</text:p>
          </table:table-cell>
          <table:table-cell office:value-type="float" office:value="14.2551" calcext:value-type="float">
            <text:p>14.2551</text:p>
          </table:table-cell>
          <table:table-cell office:value-type="float" office:value="5.8755" calcext:value-type="float">
            <text:p>5.8755</text:p>
          </table:table-cell>
          <table:table-cell office:value-type="float" office:value="5.2328" calcext:value-type="float">
            <text:p>5.2328</text:p>
          </table:table-cell>
          <table:table-cell office:value-type="float" office:value="6.2904" calcext:value-type="float">
            <text:p>6.2904</text:p>
          </table:table-cell>
          <table:table-cell office:value-type="float" office:value="0.005" calcext:value-type="float">
            <text:p>0.005</text:p>
          </table:table-cell>
          <table:table-cell office:value-type="float" office:value="15.3369" calcext:value-type="float">
            <text:p>15.3369</text:p>
          </table:table-cell>
          <table:table-cell office:value-type="float" office:value="0.336" calcext:value-type="float">
            <text:p>0.336</text:p>
          </table:table-cell>
          <table:table-cell office:value-type="float" office:value="0.007" calcext:value-type="float">
            <text:p>0.007</text:p>
          </table:table-cell>
          <table:table-cell office:value-type="float" office:value="19.0288" calcext:value-type="float">
            <text:p>19.0288</text:p>
          </table:table-cell>
          <table:table-cell office:value-type="float" office:value="124.7934" calcext:value-type="float">
            <text:p>124.7934</text:p>
          </table:table-cell>
          <table:table-cell office:value-type="float" office:value="144.2393" calcext:value-type="float">
            <text:p>144.2393</text:p>
          </table:table-cell>
          <table:table-cell office:value-type="float" office:value="104.2329" calcext:value-type="float">
            <text:p>104.2329</text:p>
          </table:table-cell>
          <table:table-cell office:value-type="float" office:value="340.1747" calcext:value-type="float">
            <text:p>340.1747</text:p>
          </table:table-cell>
          <table:table-cell office:value-type="float" office:value="411.9443" calcext:value-type="float">
            <text:p>411.9443</text:p>
          </table:table-cell>
          <table:table-cell office:value-type="float" office:value="261.057" calcext:value-type="float">
            <text:p>261.057</text:p>
          </table:table-cell>
          <table:table-cell office:value-type="float" office:value="183.5405" calcext:value-type="float">
            <text:p>183.5405</text:p>
          </table:table-cell>
          <table:table-cell office:value-type="float" office:value="224.9813" calcext:value-type="float">
            <text:p>224.9813</text:p>
          </table:table-cell>
          <table:table-cell office:value-type="float" office:value="139.206" calcext:value-type="float">
            <text:p>139.206</text:p>
          </table:table-cell>
          <table:table-cell office:value-type="float" office:value="321.4538" calcext:value-type="float">
            <text:p>321.4538</text:p>
          </table:table-cell>
          <table:table-cell office:value-type="float" office:value="394.7958" calcext:value-type="float">
            <text:p>394.7958</text:p>
          </table:table-cell>
          <table:table-cell office:value-type="float" office:value="240.6962" calcext:value-type="float">
            <text:p>240.6962</text:p>
          </table:table-cell>
          <table:table-cell office:value-type="float" office:value="-0.14" calcext:value-type="float">
            <text:p>-0.14</text:p>
          </table:table-cell>
          <table:table-cell office:value-type="float" office:value="-10.986" calcext:value-type="float">
            <text:p>-10.986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High income</text:p>
          </table:table-cell>
          <table:table-cell office:value-type="float" office:value="15102.6610390683" calcext:value-type="float">
            <text:p>15102.6610390683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30371.951" calcext:value-type="float">
            <text:p>30371.951</text:p>
          </table:table-cell>
          <table:table-cell office:value-type="float" office:value="30547.58" calcext:value-type="float">
            <text:p>30547.58</text:p>
          </table:table-cell>
          <table:table-cell office:value-type="float" office:value="14646.246" calcext:value-type="float">
            <text:p>14646.246</text:p>
          </table:table-cell>
          <table:table-cell office:value-type="float" office:value="15901.334" calcext:value-type="float">
            <text:p>15901.334</text:p>
          </table:table-cell>
          <table:table-cell office:value-type="float" office:value="207.5511" calcext:value-type="float">
            <text:p>207.5511</text:p>
          </table:table-cell>
          <table:table-cell office:value-type="float" office:value="92.107" calcext:value-type="float">
            <text:p>92.1</text:p>
          </table:table-cell>
          <table:table-cell office:value-type="float" office:value="24.037" calcext:value-type="float">
            <text:p>24.037</text:p>
          </table:table-cell>
          <table:table-cell office:value-type="float" office:value="413.27" calcext:value-type="float">
            <text:p>413.27</text:p>
          </table:table-cell>
          <table:table-cell office:value-type="float" office:value="13.514" calcext:value-type="float">
            <text:p>13.514</text:p>
          </table:table-cell>
          <table:table-cell office:value-type="float" office:value="351.258" calcext:value-type="float">
            <text:p>351.258</text:p>
          </table:table-cell>
          <table:table-cell office:value-type="float" office:value="1.15" calcext:value-type="float">
            <text:p>1.15</text:p>
          </table:table-cell>
          <table:table-cell office:value-type="float" office:value="60.2737" calcext:value-type="float">
            <text:p>60.2737</text:p>
          </table:table-cell>
          <table:table-cell office:value-type="float" office:value="616.657" calcext:value-type="float">
            <text:p>617</text:p>
          </table:table-cell>
          <table:table-cell office:value-type="float" office:value="99.581" calcext:value-type="float">
            <text:p>100</text:p>
          </table:table-cell>
          <table:table-cell office:value-type="float" office:value="20.165" calcext:value-type="float">
            <text:p>20</text:p>
          </table:table-cell>
          <table:table-cell office:value-type="float" office:value="2.0083" calcext:value-type="float">
            <text:p>2</text:p>
          </table:table-cell>
          <table:table-cell office:value-type="float" office:value="0.9442" calcext:value-type="float">
            <text:p>1</text:p>
          </table:table-cell>
          <table:table-cell table:style-name="ce2" office:value-type="float" office:value="25.741" calcext:value-type="float">
            <text:p>25.7</text:p>
          </table:table-cell>
          <table:table-cell office:value-type="float" office:value="105" calcext:value-type="float">
            <text:p>105.0</text:p>
          </table:table-cell>
          <table:table-cell office:value-type="float" office:value="203.387" calcext:value-type="float">
            <text:p>203.4</text:p>
          </table:table-cell>
          <table:table-cell office:value-type="float" office:value="107.888" calcext:value-type="float">
            <text:p>107.89</text:p>
          </table:table-cell>
          <table:table-cell office:value-type="float" office:value="95.5" calcext:value-type="float">
            <text:p>95.5</text:p>
          </table:table-cell>
          <table:table-cell office:value-type="float" office:value="6.651" calcext:value-type="float">
            <text:p>6.651</text:p>
          </table:table-cell>
          <table:table-cell office:value-type="float" office:value="70.4842" calcext:value-type="float">
            <text:p>70.4842</text:p>
          </table:table-cell>
          <table:table-cell office:value-type="float" office:value="68.6082" calcext:value-type="float">
            <text:p>68.6082</text:p>
          </table:table-cell>
          <table:table-cell office:value-type="float" office:value="72.364" calcext:value-type="float">
            <text:p>72.4</text:p>
          </table:table-cell>
          <table:table-cell office:value-type="float" office:value="57.6047" calcext:value-type="float">
            <text:p>57.6</text:p>
          </table:table-cell>
          <table:table-cell office:value-type="float" office:value="55.9222" calcext:value-type="float">
            <text:p>55.9222</text:p>
          </table:table-cell>
          <table:table-cell office:value-type="float" office:value="59.2659" calcext:value-type="float">
            <text:p>59.2659</text:p>
          </table:table-cell>
          <table:table-cell office:value-type="float" office:value="13.8963" calcext:value-type="float">
            <text:p>13.8963</text:p>
          </table:table-cell>
          <table:table-cell office:value-type="float" office:value="13.0537" calcext:value-type="float">
            <text:p>13.0537</text:p>
          </table:table-cell>
          <table:table-cell office:value-type="float" office:value="14.6895" calcext:value-type="float">
            <text:p>14.6895</text:p>
          </table:table-cell>
          <table:table-cell office:value-type="float" office:value="5.8351" calcext:value-type="float">
            <text:p>5.8351</text:p>
          </table:table-cell>
          <table:table-cell office:value-type="float" office:value="5.5081" calcext:value-type="float">
            <text:p>5.5081</text:p>
          </table:table-cell>
          <table:table-cell office:value-type="float" office:value="6.0874" calcext:value-type="float">
            <text:p>6.0874</text:p>
          </table:table-cell>
          <table:table-cell office:value-type="float" office:value="12.528" calcext:value-type="float">
            <text:p>12.528</text:p>
          </table:table-cell>
          <table:table-cell office:value-type="float" office:value="20.3316" calcext:value-type="float">
            <text:p>20.3316</text:p>
          </table:table-cell>
          <table:table-cell office:value-type="float" office:value="605.385" calcext:value-type="float">
            <text:p>605.385</text:p>
          </table:table-cell>
          <table:table-cell office:value-type="float" office:value="15.024" calcext:value-type="float">
            <text:p>15.024</text:p>
          </table:table-cell>
          <table:table-cell office:value-type="float" office:value="24.4548" calcext:value-type="float">
            <text:p>24.4548</text:p>
          </table:table-cell>
          <table:table-cell office:value-type="float" office:value="65.8805" calcext:value-type="float">
            <text:p>65.8805</text:p>
          </table:table-cell>
          <table:table-cell office:value-type="float" office:value="75.7605" calcext:value-type="float">
            <text:p>75.7605</text:p>
          </table:table-cell>
          <table:table-cell office:value-type="float" office:value="56.6994" calcext:value-type="float">
            <text:p>56.6994</text:p>
          </table:table-cell>
          <table:table-cell office:value-type="float" office:value="185.6027" calcext:value-type="float">
            <text:p>185.6027</text:p>
          </table:table-cell>
          <table:table-cell office:value-type="float" office:value="215.2324" calcext:value-type="float">
            <text:p>215.2324</text:p>
          </table:table-cell>
          <table:table-cell office:value-type="float" office:value="156.8781" calcext:value-type="float">
            <text:p>156.8781</text:p>
          </table:table-cell>
          <table:table-cell office:value-type="float" office:value="74.5247" calcext:value-type="float">
            <text:p>74.5247</text:p>
          </table:table-cell>
          <table:table-cell office:value-type="float" office:value="86.9129" calcext:value-type="float">
            <text:p>86.9129</text:p>
          </table:table-cell>
          <table:table-cell office:value-type="float" office:value="63.7058" calcext:value-type="float">
            <text:p>63.7058</text:p>
          </table:table-cell>
          <table:table-cell office:value-type="float" office:value="160.2776" calcext:value-type="float">
            <text:p>160.2776</text:p>
          </table:table-cell>
          <table:table-cell office:value-type="float" office:value="187.8009" calcext:value-type="float">
            <text:p>187.8009</text:p>
          </table:table-cell>
          <table:table-cell office:value-type="float" office:value="134.0399" calcext:value-type="float">
            <text:p>134.0399</text:p>
          </table:table-cell>
          <table:table-cell office:value-type="float" office:value="-62.012" calcext:value-type="float">
            <text:p>-62.012</text:p>
          </table:table-cell>
          <table:table-cell office:value-type="float" office:value="-2.028" calcext:value-type="float">
            <text:p>-2.028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Lower middle income</text:p>
          </table:table-cell>
          <table:table-cell office:value-type="float" office:value="4260.8396940912" calcext:value-type="float">
            <text:p>4260.8396940912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536.553" calcext:value-type="float">
            <text:p>17536.553</text:p>
          </table:table-cell>
          <table:table-cell office:value-type="float" office:value="17564.014" calcext:value-type="float">
            <text:p>17564.014</text:p>
          </table:table-cell>
          <table:table-cell office:value-type="float" office:value="8729.74" calcext:value-type="float">
            <text:p>8729.74</text:p>
          </table:table-cell>
          <table:table-cell office:value-type="float" office:value="8834.274" calcext:value-type="float">
            <text:p>8834.274</text:p>
          </table:table-cell>
          <table:table-cell office:value-type="float" office:value="521.6362" calcext:value-type="float">
            <text:p>521.6362</text:p>
          </table:table-cell>
          <table:table-cell office:value-type="float" office:value="98.8167" calcext:value-type="float">
            <text:p>98.8</text:p>
          </table:table-cell>
          <table:table-cell office:value-type="float" office:value="41.8288" calcext:value-type="float">
            <text:p>41.8288</text:p>
          </table:table-cell>
          <table:table-cell office:value-type="float" office:value="24.932" calcext:value-type="float">
            <text:p>24.932</text:p>
          </table:table-cell>
          <table:table-cell office:value-type="float" office:value="1.421" calcext:value-type="float">
            <text:p>1.421</text:p>
          </table:table-cell>
          <table:table-cell office:value-type="float" office:value="54.922" calcext:value-type="float">
            <text:p>54.922</text:p>
          </table:table-cell>
          <table:table-cell office:value-type="float" office:value="0.313" calcext:value-type="float">
            <text:p>0.313</text:p>
          </table:table-cell>
          <table:table-cell/>
          <table:table-cell office:value-type="float" office:value="181.387" calcext:value-type="float">
            <text:p>181</text:p>
          </table:table-cell>
          <table:table-cell office:value-type="float" office:value="1.342" calcext:value-type="float">
            <text:p>1</text:p>
          </table:table-cell>
          <table:table-cell office:value-type="float" office:value="10.336" calcext:value-type="float">
            <text:p>10</text:p>
          </table:table-cell>
          <table:table-cell office:value-type="float" office:value="1.6368" calcext:value-type="float">
            <text:p>2</text:p>
          </table:table-cell>
          <table:table-cell office:value-type="float" office:value="0.7924" calcext:value-type="float">
            <text:p>1</text:p>
          </table:table-cell>
          <table:table-cell table:style-name="ce2" office:value-type="float" office:value="31.57" calcext:value-type="float">
            <text:p>31.6</text:p>
          </table:table-cell>
          <table:table-cell office:value-type="float" office:value="105.2" calcext:value-type="float">
            <text:p>105.2</text:p>
          </table:table-cell>
          <table:table-cell office:value-type="float" office:value="156.455" calcext:value-type="float">
            <text:p>156.5</text:p>
          </table:table-cell>
          <table:table-cell office:value-type="float" office:value="77.176" calcext:value-type="float">
            <text:p>77.18</text:p>
          </table:table-cell>
          <table:table-cell office:value-type="float" office:value="79.279" calcext:value-type="float">
            <text:p>79.279</text:p>
          </table:table-cell>
          <table:table-cell office:value-type="float" office:value="8.915" calcext:value-type="float">
            <text:p>8.915</text:p>
          </table:table-cell>
          <table:table-cell office:value-type="float" office:value="82.4508" calcext:value-type="float">
            <text:p>82.4508</text:p>
          </table:table-cell>
          <table:table-cell office:value-type="float" office:value="80.9439" calcext:value-type="float">
            <text:p>80.9439</text:p>
          </table:table-cell>
          <table:table-cell office:value-type="float" office:value="83.9041" calcext:value-type="float">
            <text:p>83.9</text:p>
          </table:table-cell>
          <table:table-cell office:value-type="float" office:value="67.7784" calcext:value-type="float">
            <text:p>67.8</text:p>
          </table:table-cell>
          <table:table-cell office:value-type="float" office:value="66.2893" calcext:value-type="float">
            <text:p>66.2893</text:p>
          </table:table-cell>
          <table:table-cell office:value-type="float" office:value="69.2116" calcext:value-type="float">
            <text:p>69.2116</text:p>
          </table:table-cell>
          <table:table-cell office:value-type="float" office:value="20.353" calcext:value-type="float">
            <text:p>20.353</text:p>
          </table:table-cell>
          <table:table-cell office:value-type="float" office:value="19.1291" calcext:value-type="float">
            <text:p>19.1291</text:p>
          </table:table-cell>
          <table:table-cell office:value-type="float" office:value="21.4792" calcext:value-type="float">
            <text:p>21.4792</text:p>
          </table:table-cell>
          <table:table-cell office:value-type="float" office:value="9.1408" calcext:value-type="float">
            <text:p>9.1408</text:p>
          </table:table-cell>
          <table:table-cell office:value-type="float" office:value="8.3339" calcext:value-type="float">
            <text:p>8.3339</text:p>
          </table:table-cell>
          <table:table-cell office:value-type="float" office:value="9.7547" calcext:value-type="float">
            <text:p>9.7547</text:p>
          </table:table-cell>
          <table:table-cell office:value-type="float" office:value="0.545" calcext:value-type="float">
            <text:p>0.545</text:p>
          </table:table-cell>
          <table:table-cell office:value-type="float" office:value="3.0046" calcext:value-type="float">
            <text:p>3.0046</text:p>
          </table:table-cell>
          <table:table-cell office:value-type="float" office:value="180.92" calcext:value-type="float">
            <text:p>180.92</text:p>
          </table:table-cell>
          <table:table-cell office:value-type="float" office:value="0.628" calcext:value-type="float">
            <text:p>0.628</text:p>
          </table:table-cell>
          <table:table-cell office:value-type="float" office:value="3.4799" calcext:value-type="float">
            <text:p>3.4799</text:p>
          </table:table-cell>
          <table:table-cell office:value-type="float" office:value="12.3206" calcext:value-type="float">
            <text:p>12.3206</text:p>
          </table:table-cell>
          <table:table-cell office:value-type="float" office:value="14.6955" calcext:value-type="float">
            <text:p>14.6955</text:p>
          </table:table-cell>
          <table:table-cell office:value-type="float" office:value="9.8652" calcext:value-type="float">
            <text:p>9.8652</text:p>
          </table:table-cell>
          <table:table-cell office:value-type="float" office:value="55.4423" calcext:value-type="float">
            <text:p>55.4423</text:p>
          </table:table-cell>
          <table:table-cell office:value-type="float" office:value="62.8449" calcext:value-type="float">
            <text:p>62.8449</text:p>
          </table:table-cell>
          <table:table-cell office:value-type="float" office:value="47.9085" calcext:value-type="float">
            <text:p>47.9085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23.2578" calcext:value-type="float">
            <text:p>23.2578</text:p>
          </table:table-cell>
          <table:table-cell office:value-type="float" office:value="15.8913" calcext:value-type="float">
            <text:p>15.8913</text:p>
          </table:table-cell>
          <table:table-cell office:value-type="float" office:value="51.6029" calcext:value-type="float">
            <text:p>51.6029</text:p>
          </table:table-cell>
          <table:table-cell office:value-type="float" office:value="58.7495" calcext:value-type="float">
            <text:p>58.7495</text:p>
          </table:table-cell>
          <table:table-cell office:value-type="float" office:value="44.3437" calcext:value-type="float">
            <text:p>44.3437</text:p>
          </table:table-cell>
          <table:table-cell office:value-type="float" office:value="29.998" calcext:value-type="float">
            <text:p>29.998</text:p>
          </table:table-cell>
          <table:table-cell office:value-type="float" office:value="1.709" calcext:value-type="float">
            <text:p>1.709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63766.8871132125" calcext:value-type="float">
            <text:p>63766.887113212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88.413" calcext:value-type="float">
            <text:p>288.413</text:p>
          </table:table-cell>
          <table:table-cell office:value-type="float" office:value="289.95" calcext:value-type="float">
            <text:p>289.95</text:p>
          </table:table-cell>
          <table:table-cell office:value-type="float" office:value="144.196" calcext:value-type="float">
            <text:p>144.196</text:p>
          </table:table-cell>
          <table:table-cell office:value-type="float" office:value="145.755" calcext:value-type="float">
            <text:p>145.755</text:p>
          </table:table-cell>
          <table:table-cell office:value-type="float" office:value="15.8616" calcext:value-type="float">
            <text:p>15.8616</text:p>
          </table:table-cell>
          <table:table-cell office:value-type="float" office:value="98.9301" calcext:value-type="float">
            <text:p>98.9</text:p>
          </table:table-cell>
          <table:table-cell office:value-type="float" office:value="33.5825" calcext:value-type="float">
            <text:p>33.5825</text:p>
          </table:table-cell>
          <table:table-cell office:value-type="float" office:value="2.57" calcext:value-type="float">
            <text:p>2.57</text:p>
          </table:table-cell>
          <table:table-cell office:value-type="float" office:value="8.869" calcext:value-type="float">
            <text:p>8.869</text:p>
          </table:table-cell>
          <table:table-cell office:value-type="float" office:value="3.075" calcext:value-type="float">
            <text:p>3.075</text:p>
          </table:table-cell>
          <table:table-cell office:value-type="float" office:value="1.061" calcext:value-type="float">
            <text:p>1.061</text:p>
          </table:table-cell>
          <table:table-cell office:value-type="float" office:value="65.3296" calcext:value-type="float">
            <text:p>65.3296</text:p>
          </table:table-cell>
          <table:table-cell office:value-type="float" office:value="4.095" calcext:value-type="float">
            <text:p>4</text:p>
          </table:table-cell>
          <table:table-cell office:value-type="float" office:value="0.223" calcext:value-type="float">
            <text:p>0</text:p>
          </table:table-cell>
          <table:table-cell office:value-type="float" office:value="14.135" calcext:value-type="float">
            <text:p>14</text:p>
          </table:table-cell>
          <table:table-cell office:value-type="float" office:value="2.0011" calcext:value-type="float">
            <text:p>2</text:p>
          </table:table-cell>
          <table:table-cell office:value-type="float" office:value="0.957" calcext:value-type="float">
            <text:p>1</text:p>
          </table:table-cell>
          <table:table-cell table:style-name="ce2" office:value-type="float" office:value="29.431" calcext:value-type="float">
            <text:p>29.4</text:p>
          </table:table-cell>
          <table:table-cell office:value-type="float" office:value="105.9" calcext:value-type="float">
            <text:p>105.9</text:p>
          </table:table-cell>
          <table:table-cell office:value-type="float" office:value="1.525" calcext:value-type="float">
            <text:p>1.5</text:p>
          </table:table-cell>
          <table:table-cell office:value-type="float" office:value="0.899" calcext:value-type="float">
            <text:p>0.90</text:p>
          </table:table-cell>
          <table:table-cell office:value-type="float" office:value="0.626" calcext:value-type="float">
            <text:p>0.626</text:p>
          </table:table-cell>
          <table:table-cell office:value-type="float" office:value="5.266" calcext:value-type="float">
            <text:p>5.266</text:p>
          </table:table-cell>
          <table:table-cell office:value-type="float" office:value="80.998" calcext:value-type="float">
            <text:p>80.998</text:p>
          </table:table-cell>
          <table:table-cell office:value-type="float" office:value="77.5248" calcext:value-type="float">
            <text:p>77.5248</text:p>
          </table:table-cell>
          <table:table-cell office:value-type="float" office:value="84.6124" calcext:value-type="float">
            <text:p>84.6</text:p>
          </table:table-cell>
          <table:table-cell office:value-type="float" office:value="67.0015" calcext:value-type="float">
            <text:p>67.0</text:p>
          </table:table-cell>
          <table:table-cell office:value-type="float" office:value="63.5727" calcext:value-type="float">
            <text:p>63.5727</text:p>
          </table:table-cell>
          <table:table-cell office:value-type="float" office:value="70.5596" calcext:value-type="float">
            <text:p>70.5596</text:p>
          </table:table-cell>
          <table:table-cell office:value-type="float" office:value="21.0014" calcext:value-type="float">
            <text:p>21.0014</text:p>
          </table:table-cell>
          <table:table-cell office:value-type="float" office:value="18.6956" calcext:value-type="float">
            <text:p>18.6956</text:p>
          </table:table-cell>
          <table:table-cell office:value-type="float" office:value="23.2139" calcext:value-type="float">
            <text:p>23.2139</text:p>
          </table:table-cell>
          <table:table-cell office:value-type="float" office:value="11.0286" calcext:value-type="float">
            <text:p>11.0286</text:p>
          </table:table-cell>
          <table:table-cell office:value-type="float" office:value="9.3382" calcext:value-type="float">
            <text:p>9.3382</text:p>
          </table:table-cell>
          <table:table-cell office:value-type="float" office:value="12.2675" calcext:value-type="float">
            <text:p>12.2675</text:p>
          </table:table-cell>
          <table:table-cell office:value-type="float" office:value="0.038" calcext:value-type="float">
            <text:p>0.038</text:p>
          </table:table-cell>
          <table:table-cell office:value-type="float" office:value="9.3839" calcext:value-type="float">
            <text:p>9.3839</text:p>
          </table:table-cell>
          <table:table-cell office:value-type="float" office:value="4.062" calcext:value-type="float">
            <text:p>4.062</text:p>
          </table:table-cell>
          <table:table-cell office:value-type="float" office:value="0.045" calcext:value-type="float">
            <text:p>0.045</text:p>
          </table:table-cell>
          <table:table-cell office:value-type="float" office:value="10.8963" calcext:value-type="float">
            <text:p>10.8963</text:p>
          </table:table-cell>
          <table:table-cell office:value-type="float" office:value="29.7142" calcext:value-type="float">
            <text:p>29.7142</text:p>
          </table:table-cell>
          <table:table-cell office:value-type="float" office:value="39.9107" calcext:value-type="float">
            <text:p>39.9107</text:p>
          </table:table-cell>
          <table:table-cell office:value-type="float" office:value="19.3416" calcext:value-type="float">
            <text:p>19.3416</text:p>
          </table:table-cell>
          <table:table-cell office:value-type="float" office:value="91.0114" calcext:value-type="float">
            <text:p>91.0114</text:p>
          </table:table-cell>
          <table:table-cell office:value-type="float" office:value="121.7916" calcext:value-type="float">
            <text:p>121.7916</text:p>
          </table:table-cell>
          <table:table-cell office:value-type="float" office:value="59.5348" calcext:value-type="float">
            <text:p>59.5348</text:p>
          </table:table-cell>
          <table:table-cell office:value-type="float" office:value="36.3451" calcext:value-type="float">
            <text:p>36.3451</text:p>
          </table:table-cell>
          <table:table-cell office:value-type="float" office:value="53.9884" calcext:value-type="float">
            <text:p>53.9884</text:p>
          </table:table-cell>
          <table:table-cell office:value-type="float" office:value="18.7342" calcext:value-type="float">
            <text:p>18.7342</text:p>
          </table:table-cell>
          <table:table-cell office:value-type="float" office:value="79.5037" calcext:value-type="float">
            <text:p>79.5037</text:p>
          </table:table-cell>
          <table:table-cell office:value-type="float" office:value="109.6485" calcext:value-type="float">
            <text:p>109.6485</text:p>
          </table:table-cell>
          <table:table-cell office:value-type="float" office:value="48.7881" calcext:value-type="float">
            <text:p>48.7881</text:p>
          </table:table-cell>
          <table:table-cell office:value-type="float" office:value="0.5" calcext:value-type="float">
            <text:p>0.5</text:p>
          </table:table-cell>
          <table:table-cell office:value-type="float" office:value="1.726" calcext:value-type="float">
            <text:p>1.726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High income</text:p>
          </table:table-cell>
          <table:table-cell/>
          <table:table-cell office:value-type="string" calcext:value-type="string">
            <text:p>New Caledonia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5163.684" calcext:value-type="float">
            <text:p>5163.684</text:p>
          </table:table-cell>
          <table:table-cell office:value-type="float" office:value="5185.288" calcext:value-type="float">
            <text:p>5185.288</text:p>
          </table:table-cell>
          <table:table-cell office:value-type="float" office:value="2570.321" calcext:value-type="float">
            <text:p>2570.321</text:p>
          </table:table-cell>
          <table:table-cell office:value-type="float" office:value="2614.968" calcext:value-type="float">
            <text:p>2614.968</text:p>
          </table:table-cell>
          <table:table-cell office:value-type="float" office:value="19.5743" calcext:value-type="float">
            <text:p>19.5743</text:p>
          </table:table-cell>
          <table:table-cell office:value-type="float" office:value="98.2927" calcext:value-type="float">
            <text:p>98.3</text:p>
          </table:table-cell>
          <table:table-cell office:value-type="float" office:value="36.6992" calcext:value-type="float">
            <text:p>36.6992</text:p>
          </table:table-cell>
          <table:table-cell office:value-type="float" office:value="30.208" calcext:value-type="float">
            <text:p>30.208</text:p>
          </table:table-cell>
          <table:table-cell office:value-type="float" office:value="5.833" calcext:value-type="float">
            <text:p>5.833</text:p>
          </table:table-cell>
          <table:table-cell office:value-type="float" office:value="43.209" calcext:value-type="float">
            <text:p>43.209</text:p>
          </table:table-cell>
          <table:table-cell office:value-type="float" office:value="0.833" calcext:value-type="float">
            <text:p>0.833</text:p>
          </table:table-cell>
          <table:table-cell office:value-type="float" office:value="83.2109" calcext:value-type="float">
            <text:p>83.2109</text:p>
          </table:table-cell>
          <table:table-cell office:value-type="float" office:value="64.103" calcext:value-type="float">
            <text:p>64</text:p>
          </table:table-cell>
          <table:table-cell office:value-type="float" office:value="1.856" calcext:value-type="float">
            <text:p>2</text:p>
          </table:table-cell>
          <table:table-cell office:value-type="float" office:value="12.378" calcext:value-type="float">
            <text:p>12</text:p>
          </table:table-cell>
          <table:table-cell office:value-type="float" office:value="1.7623" calcext:value-type="float">
            <text:p>2</text:p>
          </table:table-cell>
          <table:table-cell office:value-type="float" office:value="0.85" calcext:value-type="float">
            <text:p>1</text:p>
          </table:table-cell>
          <table:table-cell table:style-name="ce2" office:value-type="float" office:value="30.723" calcext:value-type="float">
            <text:p>30.7</text:p>
          </table:table-cell>
          <table:table-cell office:value-type="float" office:value="105.3" calcext:value-type="float">
            <text:p>105.3</text:p>
          </table:table-cell>
          <table:table-cell office:value-type="float" office:value="33.895" calcext:value-type="float">
            <text:p>33.9</text:p>
          </table:table-cell>
          <table:table-cell office:value-type="float" office:value="17.6" calcext:value-type="float">
            <text:p>17.60</text:p>
          </table:table-cell>
          <table:table-cell office:value-type="float" office:value="16.295" calcext:value-type="float">
            <text:p>16.295</text:p>
          </table:table-cell>
          <table:table-cell office:value-type="float" office:value="6.545" calcext:value-type="float">
            <text:p>6.545</text:p>
          </table:table-cell>
          <table:table-cell office:value-type="float" office:value="83.0056" calcext:value-type="float">
            <text:p>83.0056</text:p>
          </table:table-cell>
          <table:table-cell office:value-type="float" office:value="81.2506" calcext:value-type="float">
            <text:p>81.2506</text:p>
          </table:table-cell>
          <table:table-cell office:value-type="float" office:value="84.7259" calcext:value-type="float">
            <text:p>84.7</text:p>
          </table:table-cell>
          <table:table-cell office:value-type="float" office:value="68.4135" calcext:value-type="float">
            <text:p>68.4</text:p>
          </table:table-cell>
          <table:table-cell office:value-type="float" office:value="66.682" calcext:value-type="float">
            <text:p>66.682</text:p>
          </table:table-cell>
          <table:table-cell office:value-type="float" office:value="70.1068" calcext:value-type="float">
            <text:p>70.1068</text:p>
          </table:table-cell>
          <table:table-cell office:value-type="float" office:value="21.5229" calcext:value-type="float">
            <text:p>21.5229</text:p>
          </table:table-cell>
          <table:table-cell office:value-type="float" office:value="20.3335" calcext:value-type="float">
            <text:p>20.3335</text:p>
          </table:table-cell>
          <table:table-cell office:value-type="float" office:value="22.6304" calcext:value-type="float">
            <text:p>22.6304</text:p>
          </table:table-cell>
          <table:table-cell office:value-type="float" office:value="10.2093" calcext:value-type="float">
            <text:p>10.2093</text:p>
          </table:table-cell>
          <table:table-cell office:value-type="float" office:value="9.4398" calcext:value-type="float">
            <text:p>9.4398</text:p>
          </table:table-cell>
          <table:table-cell office:value-type="float" office:value="10.8381" calcext:value-type="float">
            <text:p>10.8381</text:p>
          </table:table-cell>
          <table:table-cell office:value-type="float" office:value="0.224" calcext:value-type="float">
            <text:p>0.224</text:p>
          </table:table-cell>
          <table:table-cell office:value-type="float" office:value="3.4962" calcext:value-type="float">
            <text:p>3.4962</text:p>
          </table:table-cell>
          <table:table-cell office:value-type="float" office:value="63.911" calcext:value-type="float">
            <text:p>63.911</text:p>
          </table:table-cell>
          <table:table-cell office:value-type="float" office:value="0.265" calcext:value-type="float">
            <text:p>0.265</text:p>
          </table:table-cell>
          <table:table-cell office:value-type="float" office:value="4.1525" calcext:value-type="float">
            <text:p>4.1525</text:p>
          </table:table-cell>
          <table:table-cell office:value-type="float" office:value="19.0355" calcext:value-type="float">
            <text:p>19.0355</text:p>
          </table:table-cell>
          <table:table-cell office:value-type="float" office:value="23.5468" calcext:value-type="float">
            <text:p>23.5468</text:p>
          </table:table-cell>
          <table:table-cell office:value-type="float" office:value="14.3725" calcext:value-type="float">
            <text:p>14.3725</text:p>
          </table:table-cell>
          <table:table-cell office:value-type="float" office:value="66.7967" calcext:value-type="float">
            <text:p>66.7967</text:p>
          </table:table-cell>
          <table:table-cell office:value-type="float" office:value="80.0757" calcext:value-type="float">
            <text:p>80.0757</text:p>
          </table:table-cell>
          <table:table-cell office:value-type="float" office:value="53.6311" calcext:value-type="float">
            <text:p>53.6311</text:p>
          </table:table-cell>
          <table:table-cell office:value-type="float" office:value="28.713" calcext:value-type="float">
            <text:p>28.713</text:p>
          </table:table-cell>
          <table:table-cell office:value-type="float" office:value="35.889" calcext:value-type="float">
            <text:p>35.889</text:p>
          </table:table-cell>
          <table:table-cell office:value-type="float" office:value="21.4801" calcext:value-type="float">
            <text:p>21.4801</text:p>
          </table:table-cell>
          <table:table-cell office:value-type="float" office:value="62.0826" calcext:value-type="float">
            <text:p>62.0826</text:p>
          </table:table-cell>
          <table:table-cell office:value-type="float" office:value="75.0413" calcext:value-type="float">
            <text:p>75.0413</text:p>
          </table:table-cell>
          <table:table-cell office:value-type="float" office:value="49.2697" calcext:value-type="float">
            <text:p>49.2697</text:p>
          </table:table-cell>
          <table:table-cell office:value-type="float" office:value="12.999" calcext:value-type="float">
            <text:p>12.999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High income</text:p>
          </table:table-cell>
          <table:table-cell office:value-type="float" office:value="46419.5086997581" calcext:value-type="float">
            <text:p>46419.5086997581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898.994" calcext:value-type="float">
            <text:p>6898.994</text:p>
          </table:table-cell>
          <table:table-cell office:value-type="float" office:value="6948.392" calcext:value-type="float">
            <text:p>6948.392</text:p>
          </table:table-cell>
          <table:table-cell office:value-type="float" office:value="3423.787" calcext:value-type="float">
            <text:p>3423.787</text:p>
          </table:table-cell>
          <table:table-cell office:value-type="float" office:value="3524.605" calcext:value-type="float">
            <text:p>3524.605</text:p>
          </table:table-cell>
          <table:table-cell office:value-type="float" office:value="57.7397" calcext:value-type="float">
            <text:p>57.7397</text:p>
          </table:table-cell>
          <table:table-cell office:value-type="float" office:value="97.1396" calcext:value-type="float">
            <text:p>97.1</text:p>
          </table:table-cell>
          <table:table-cell office:value-type="float" office:value="24.8934" calcext:value-type="float">
            <text:p>24.8934</text:p>
          </table:table-cell>
          <table:table-cell office:value-type="float" office:value="106.805" calcext:value-type="float">
            <text:p>106.805</text:p>
          </table:table-cell>
          <table:table-cell office:value-type="float" office:value="15.363" calcext:value-type="float">
            <text:p>15.363</text:p>
          </table:table-cell>
          <table:table-cell office:value-type="float" office:value="98.796" calcext:value-type="float">
            <text:p>98.796</text:p>
          </table:table-cell>
          <table:table-cell office:value-type="float" office:value="1.422" calcext:value-type="float">
            <text:p>1.422</text:p>
          </table:table-cell>
          <table:table-cell office:value-type="float" office:value="48.7445" calcext:value-type="float">
            <text:p>48.7445</text:p>
          </table:table-cell>
          <table:table-cell office:value-type="float" office:value="139.164" calcext:value-type="float">
            <text:p>139</text:p>
          </table:table-cell>
          <table:table-cell office:value-type="float" office:value="26.977" calcext:value-type="float">
            <text:p>27</text:p>
          </table:table-cell>
          <table:table-cell office:value-type="float" office:value="20.018" calcext:value-type="float">
            <text:p>20</text:p>
          </table:table-cell>
          <table:table-cell office:value-type="float" office:value="2.284" calcext:value-type="float">
            <text:p>2</text:p>
          </table:table-cell>
          <table:table-cell office:value-type="float" office:value="1.0974" calcext:value-type="float">
            <text:p>1</text:p>
          </table:table-cell>
          <table:table-cell table:style-name="ce2" office:value-type="float" office:value="26.636" calcext:value-type="float">
            <text:p>26.6</text:p>
          </table:table-cell>
          <table:table-cell office:value-type="float" office:value="103.5" calcext:value-type="float">
            <text:p>103.5</text:p>
          </table:table-cell>
          <table:table-cell office:value-type="float" office:value="32.359" calcext:value-type="float">
            <text:p>32.4</text:p>
          </table:table-cell>
          <table:table-cell office:value-type="float" office:value="18.113" calcext:value-type="float">
            <text:p>18.11</text:p>
          </table:table-cell>
          <table:table-cell office:value-type="float" office:value="14.246" calcext:value-type="float">
            <text:p>14.246</text:p>
          </table:table-cell>
          <table:table-cell office:value-type="float" office:value="4.655" calcext:value-type="float">
            <text:p>4.655</text:p>
          </table:table-cell>
          <table:table-cell office:value-type="float" office:value="74.615" calcext:value-type="float">
            <text:p>74.615</text:p>
          </table:table-cell>
          <table:table-cell office:value-type="float" office:value="71.6129" calcext:value-type="float">
            <text:p>71.6129</text:p>
          </table:table-cell>
          <table:table-cell office:value-type="float" office:value="77.5564" calcext:value-type="float">
            <text:p>77.6</text:p>
          </table:table-cell>
          <table:table-cell office:value-type="float" office:value="60.8968" calcext:value-type="float">
            <text:p>60.9</text:p>
          </table:table-cell>
          <table:table-cell office:value-type="float" office:value="58.0148" calcext:value-type="float">
            <text:p>58.0148</text:p>
          </table:table-cell>
          <table:table-cell office:value-type="float" office:value="63.6968" calcext:value-type="float">
            <text:p>63.6968</text:p>
          </table:table-cell>
          <table:table-cell office:value-type="float" office:value="16.6638" calcext:value-type="float">
            <text:p>16.6638</text:p>
          </table:table-cell>
          <table:table-cell office:value-type="float" office:value="15.3184" calcext:value-type="float">
            <text:p>15.3184</text:p>
          </table:table-cell>
          <table:table-cell office:value-type="float" office:value="17.7935" calcext:value-type="float">
            <text:p>17.7935</text:p>
          </table:table-cell>
          <table:table-cell office:value-type="float" office:value="6.8536" calcext:value-type="float">
            <text:p>6.8536</text:p>
          </table:table-cell>
          <table:table-cell office:value-type="float" office:value="6.1853" calcext:value-type="float">
            <text:p>6.1853</text:p>
          </table:table-cell>
          <table:table-cell office:value-type="float" office:value="7.3171" calcext:value-type="float">
            <text:p>7.3171</text:p>
          </table:table-cell>
          <table:table-cell office:value-type="float" office:value="1.709" calcext:value-type="float">
            <text:p>1.709</text:p>
          </table:table-cell>
          <table:table-cell office:value-type="float" office:value="12.2711" calcext:value-type="float">
            <text:p>12.2711</text:p>
          </table:table-cell>
          <table:table-cell office:value-type="float" office:value="137.669" calcext:value-type="float">
            <text:p>137.669</text:p>
          </table:table-cell>
          <table:table-cell office:value-type="float" office:value="2.047" calcext:value-type="float">
            <text:p>2.047</text:p>
          </table:table-cell>
          <table:table-cell office:value-type="float" office:value="14.6641" calcext:value-type="float">
            <text:p>14.6641</text:p>
          </table:table-cell>
          <table:table-cell office:value-type="float" office:value="51.3554" calcext:value-type="float">
            <text:p>51.3554</text:p>
          </table:table-cell>
          <table:table-cell office:value-type="float" office:value="68.6395" calcext:value-type="float">
            <text:p>68.6395</text:p>
          </table:table-cell>
          <table:table-cell office:value-type="float" office:value="34.0289" calcext:value-type="float">
            <text:p>34.0289</text:p>
          </table:table-cell>
          <table:table-cell office:value-type="float" office:value="150.4362" calcext:value-type="float">
            <text:p>150.4362</text:p>
          </table:table-cell>
          <table:table-cell office:value-type="float" office:value="196.3448" calcext:value-type="float">
            <text:p>196.3448</text:p>
          </table:table-cell>
          <table:table-cell office:value-type="float" office:value="105.1498" calcext:value-type="float">
            <text:p>105.1498</text:p>
          </table:table-cell>
          <table:table-cell office:value-type="float" office:value="68.5804" calcext:value-type="float">
            <text:p>68.5804</text:p>
          </table:table-cell>
          <table:table-cell office:value-type="float" office:value="96.6476" calcext:value-type="float">
            <text:p>96.6476</text:p>
          </table:table-cell>
          <table:table-cell office:value-type="float" office:value="41.0256" calcext:value-type="float">
            <text:p>41.0256</text:p>
          </table:table-cell>
          <table:table-cell office:value-type="float" office:value="135.4447" calcext:value-type="float">
            <text:p>135.4447</text:p>
          </table:table-cell>
          <table:table-cell office:value-type="float" office:value="180.1833" calcext:value-type="float">
            <text:p>180.1833</text:p>
          </table:table-cell>
          <table:table-cell office:value-type="float" office:value="91.6302" calcext:value-type="float">
            <text:p>91.6302</text:p>
          </table:table-cell>
          <table:table-cell office:value-type="float" office:value="-8" calcext:value-type="float">
            <text:p>-8</text:p>
          </table:table-cell>
          <table:table-cell office:value-type="float" office:value="-1.151" calcext:value-type="float">
            <text:p>-1.151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Lower middle income</text:p>
          </table:table-cell>
          <table:table-cell office:value-type="float" office:value="6331.67249916797" calcext:value-type="float">
            <text:p>6331.67249916797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5719.857" calcext:value-type="float">
            <text:p>25719.857</text:p>
          </table:table-cell>
          <table:table-cell office:value-type="float" office:value="26207.977" calcext:value-type="float">
            <text:p>26207.977</text:p>
          </table:table-cell>
          <table:table-cell office:value-type="float" office:value="13293.383" calcext:value-type="float">
            <text:p>13293.383</text:p>
          </table:table-cell>
          <table:table-cell office:value-type="float" office:value="12914.594" calcext:value-type="float">
            <text:p>12914.594</text:p>
          </table:table-cell>
          <table:table-cell office:value-type="float" office:value="20.69" calcext:value-type="float">
            <text:p>20.69</text:p>
          </table:table-cell>
          <table:table-cell office:value-type="float" office:value="102.933" calcext:value-type="float">
            <text:p>102.9</text:p>
          </table:table-cell>
          <table:table-cell office:value-type="float" office:value="14.4858" calcext:value-type="float">
            <text:p>14.4858</text:p>
          </table:table-cell>
          <table:table-cell office:value-type="float" office:value="975.24" calcext:value-type="float">
            <text:p>975.24</text:p>
          </table:table-cell>
          <table:table-cell office:value-type="float" office:value="37.195" calcext:value-type="float">
            <text:p>37.195</text:p>
          </table:table-cell>
          <table:table-cell office:value-type="float" office:value="976.239" calcext:value-type="float">
            <text:p>976.239</text:p>
          </table:table-cell>
          <table:table-cell office:value-type="float" office:value="3.725" calcext:value-type="float">
            <text:p>3.725</text:p>
          </table:table-cell>
          <table:table-cell office:value-type="float" office:value="18.608" calcext:value-type="float">
            <text:p>18.608</text:p>
          </table:table-cell>
          <table:table-cell office:value-type="float" office:value="1180.654" calcext:value-type="float">
            <text:p>1,181</text:p>
          </table:table-cell>
          <table:table-cell office:value-type="float" office:value="234.479" calcext:value-type="float">
            <text:p>234</text:p>
          </table:table-cell>
          <table:table-cell office:value-type="float" office:value="45.029" calcext:value-type="float">
            <text:p>45</text:p>
          </table:table-cell>
          <table:table-cell office:value-type="float" office:value="6.7489" calcext:value-type="float">
            <text:p>7</text:p>
          </table:table-cell>
          <table:table-cell office:value-type="float" office:value="2.9286" calcext:value-type="float">
            <text:p>3</text:p>
          </table:table-cell>
          <table:table-cell table:style-name="ce2" office:value-type="float" office:value="29.108" calcext:value-type="float">
            <text:p>29.1</text:p>
          </table:table-cell>
          <table:table-cell office:value-type="float" office:value="104" calcext:value-type="float">
            <text:p>104.0</text:p>
          </table:table-cell>
          <table:table-cell office:value-type="float" office:value="205.414" calcext:value-type="float">
            <text:p>205.4</text:p>
          </table:table-cell>
          <table:table-cell office:value-type="float" office:value="107.856" calcext:value-type="float">
            <text:p>107.86</text:p>
          </table:table-cell>
          <table:table-cell office:value-type="float" office:value="97.558" calcext:value-type="float">
            <text:p>97.558</text:p>
          </table:table-cell>
          <table:table-cell office:value-type="float" office:value="7.834" calcext:value-type="float">
            <text:p>7.834</text:p>
          </table:table-cell>
          <table:table-cell office:value-type="float" office:value="62.0799" calcext:value-type="float">
            <text:p>62.0799</text:p>
          </table:table-cell>
          <table:table-cell office:value-type="float" office:value="60.816" calcext:value-type="float">
            <text:p>60.816</text:p>
          </table:table-cell>
          <table:table-cell office:value-type="float" office:value="63.4014" calcext:value-type="float">
            <text:p>63.4</text:p>
          </table:table-cell>
          <table:table-cell office:value-type="float" office:value="52.6287" calcext:value-type="float">
            <text:p>52.6</text:p>
          </table:table-cell>
          <table:table-cell office:value-type="float" office:value="51.4874" calcext:value-type="float">
            <text:p>51.4874</text:p>
          </table:table-cell>
          <table:table-cell office:value-type="float" office:value="53.8156" calcext:value-type="float">
            <text:p>53.8156</text:p>
          </table:table-cell>
          <table:table-cell office:value-type="float" office:value="11.5538" calcext:value-type="float">
            <text:p>11.5538</text:p>
          </table:table-cell>
          <table:table-cell office:value-type="float" office:value="10.9691" calcext:value-type="float">
            <text:p>10.9691</text:p>
          </table:table-cell>
          <table:table-cell office:value-type="float" office:value="12.077" calcext:value-type="float">
            <text:p>12.077</text:p>
          </table:table-cell>
          <table:table-cell office:value-type="float" office:value="4.4053" calcext:value-type="float">
            <text:p>4.4053</text:p>
          </table:table-cell>
          <table:table-cell office:value-type="float" office:value="4.137" calcext:value-type="float">
            <text:p>4.137</text:p>
          </table:table-cell>
          <table:table-cell office:value-type="float" office:value="4.5958" calcext:value-type="float">
            <text:p>4.5958</text:p>
          </table:table-cell>
          <table:table-cell office:value-type="float" office:value="47.092" calcext:value-type="float">
            <text:p>47.092</text:p>
          </table:table-cell>
          <table:table-cell office:value-type="float" office:value="40.0884" calcext:value-type="float">
            <text:p>40.0884</text:p>
          </table:table-cell>
          <table:table-cell office:value-type="float" office:value="1140.79" calcext:value-type="float">
            <text:p>1140.79</text:p>
          </table:table-cell>
          <table:table-cell office:value-type="float" office:value="81.583" calcext:value-type="float">
            <text:p>81.583</text:p>
          </table:table-cell>
          <table:table-cell office:value-type="float" office:value="71.7573" calcext:value-type="float">
            <text:p>71.7573</text:p>
          </table:table-cell>
          <table:table-cell office:value-type="float" office:value="150.591" calcext:value-type="float">
            <text:p>150.591</text:p>
          </table:table-cell>
          <table:table-cell office:value-type="float" office:value="155.0337" calcext:value-type="float">
            <text:p>155.0337</text:p>
          </table:table-cell>
          <table:table-cell office:value-type="float" office:value="145.9646" calcext:value-type="float">
            <text:p>145.9646</text:p>
          </table:table-cell>
          <table:table-cell office:value-type="float" office:value="308.1876" calcext:value-type="float">
            <text:p>308.1876</text:p>
          </table:table-cell>
          <table:table-cell office:value-type="float" office:value="334.1493" calcext:value-type="float">
            <text:p>334.1493</text:p>
          </table:table-cell>
          <table:table-cell office:value-type="float" office:value="280.5854" calcext:value-type="float">
            <text:p>280.5854</text:p>
          </table:table-cell>
          <table:table-cell office:value-type="float" office:value="130.1206" calcext:value-type="float">
            <text:p>130.1206</text:p>
          </table:table-cell>
          <table:table-cell office:value-type="float" office:value="139.1575" calcext:value-type="float">
            <text:p>139.1575</text:p>
          </table:table-cell>
          <table:table-cell office:value-type="float" office:value="120.5507" calcext:value-type="float">
            <text:p>120.5507</text:p>
          </table:table-cell>
          <table:table-cell office:value-type="float" office:value="243.8143" calcext:value-type="float">
            <text:p>243.8143</text:p>
          </table:table-cell>
          <table:table-cell office:value-type="float" office:value="269.6" calcext:value-type="float">
            <text:p>269.6</text:p>
          </table:table-cell>
          <table:table-cell office:value-type="float" office:value="216.5196" calcext:value-type="float">
            <text:p>216.5196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1309.8144985003" calcext:value-type="float">
            <text:p>1309.8144985003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15928.431" calcext:value-type="float">
            <text:p>215928.431</text:p>
          </table:table-cell>
          <table:table-cell office:value-type="float" office:value="218541.212" calcext:value-type="float">
            <text:p>218541.212</text:p>
          </table:table-cell>
          <table:table-cell office:value-type="float" office:value="110448.136" calcext:value-type="float">
            <text:p>110448.136</text:p>
          </table:table-cell>
          <table:table-cell office:value-type="float" office:value="108093.075" calcext:value-type="float">
            <text:p>108093.075</text:p>
          </table:table-cell>
          <table:table-cell office:value-type="float" office:value="239.9521" calcext:value-type="float">
            <text:p>239.9521</text:p>
          </table:table-cell>
          <table:table-cell office:value-type="float" office:value="102.1787" calcext:value-type="float">
            <text:p>102.2</text:p>
          </table:table-cell>
          <table:table-cell office:value-type="float" office:value="17.1166" calcext:value-type="float">
            <text:p>17.1166</text:p>
          </table:table-cell>
          <table:table-cell office:value-type="float" office:value="5285.555" calcext:value-type="float">
            <text:p>5285.555</text:p>
          </table:table-cell>
          <table:table-cell office:value-type="float" office:value="24.18" calcext:value-type="float">
            <text:p>24.18</text:p>
          </table:table-cell>
          <table:table-cell office:value-type="float" office:value="5225.561" calcext:value-type="float">
            <text:p>5225.561</text:p>
          </table:table-cell>
          <table:table-cell office:value-type="float" office:value="2.391" calcext:value-type="float">
            <text:p>2.391</text:p>
          </table:table-cell>
          <table:table-cell office:value-type="float" office:value="28.9898" calcext:value-type="float">
            <text:p>28.9898</text:p>
          </table:table-cell>
          <table:table-cell office:value-type="float" office:value="8002.758" calcext:value-type="float">
            <text:p>8,003</text:p>
          </table:table-cell>
          <table:table-cell office:value-type="float" office:value="1154.052" calcext:value-type="float">
            <text:p>1,154</text:p>
          </table:table-cell>
          <table:table-cell office:value-type="float" office:value="36.611" calcext:value-type="float">
            <text:p>37</text:p>
          </table:table-cell>
          <table:table-cell office:value-type="float" office:value="5.1428" calcext:value-type="float">
            <text:p>5</text:p>
          </table:table-cell>
          <table:table-cell office:value-type="float" office:value="1.9497" calcext:value-type="float">
            <text:p>2</text:p>
          </table:table-cell>
          <table:table-cell table:style-name="ce2" office:value-type="float" office:value="29.447" calcext:value-type="float">
            <text:p>29.4</text:p>
          </table:table-cell>
          <table:table-cell office:value-type="float" office:value="103.8" calcext:value-type="float">
            <text:p>103.8</text:p>
          </table:table-cell>
          <table:table-cell office:value-type="float" office:value="2717.203" calcext:value-type="float">
            <text:p>2717.2</text:p>
          </table:table-cell>
          <table:table-cell office:value-type="float" office:value="1380.004" calcext:value-type="float">
            <text:p>1,380.00</text:p>
          </table:table-cell>
          <table:table-cell office:value-type="float" office:value="1337.199" calcext:value-type="float">
            <text:p>1337.199</text:p>
          </table:table-cell>
          <table:table-cell office:value-type="float" office:value="12.431" calcext:value-type="float">
            <text:p>12.431</text:p>
          </table:table-cell>
          <table:table-cell office:value-type="float" office:value="53.6326" calcext:value-type="float">
            <text:p>53.6326</text:p>
          </table:table-cell>
          <table:table-cell office:value-type="float" office:value="53.2953" calcext:value-type="float">
            <text:p>53.2953</text:p>
          </table:table-cell>
          <table:table-cell office:value-type="float" office:value="53.9685" calcext:value-type="float">
            <text:p>54.0</text:p>
          </table:table-cell>
          <table:table-cell office:value-type="float" office:value="48.0879" calcext:value-type="float">
            <text:p>48.1</text:p>
          </table:table-cell>
          <table:table-cell office:value-type="float" office:value="47.8074" calcext:value-type="float">
            <text:p>47.8074</text:p>
          </table:table-cell>
          <table:table-cell office:value-type="float" office:value="48.3656" calcext:value-type="float">
            <text:p>48.3656</text:p>
          </table:table-cell>
          <table:table-cell office:value-type="float" office:value="12.0258" calcext:value-type="float">
            <text:p>12.0258</text:p>
          </table:table-cell>
          <table:table-cell office:value-type="float" office:value="11.8787" calcext:value-type="float">
            <text:p>11.8787</text:p>
          </table:table-cell>
          <table:table-cell office:value-type="float" office:value="12.1623" calcext:value-type="float">
            <text:p>12.1623</text:p>
          </table:table-cell>
          <table:table-cell office:value-type="float" office:value="5.1713" calcext:value-type="float">
            <text:p>5.1713</text:p>
          </table:table-cell>
          <table:table-cell office:value-type="float" office:value="5.052" calcext:value-type="float">
            <text:p>5.052</text:p>
          </table:table-cell>
          <table:table-cell office:value-type="float" office:value="5.2739" calcext:value-type="float">
            <text:p>5.2739</text:p>
          </table:table-cell>
          <table:table-cell office:value-type="float" office:value="573.914" calcext:value-type="float">
            <text:p>573.914</text:p>
          </table:table-cell>
          <table:table-cell office:value-type="float" office:value="71.871" calcext:value-type="float">
            <text:p>71.871</text:p>
          </table:table-cell>
          <table:table-cell office:value-type="float" office:value="7570.882" calcext:value-type="float">
            <text:p>7570.882</text:p>
          </table:table-cell>
          <table:table-cell office:value-type="float" office:value="872.823" calcext:value-type="float">
            <text:p>872.823</text:p>
          </table:table-cell>
          <table:table-cell office:value-type="float" office:value="110.8137" calcext:value-type="float">
            <text:p>110.8137</text:p>
          </table:table-cell>
          <table:table-cell office:value-type="float" office:value="287.5607" calcext:value-type="float">
            <text:p>287.5607</text:p>
          </table:table-cell>
          <table:table-cell office:value-type="float" office:value="287.4782" calcext:value-type="float">
            <text:p>287.4782</text:p>
          </table:table-cell>
          <table:table-cell office:value-type="float" office:value="287.6812" calcext:value-type="float">
            <text:p>287.6812</text:p>
          </table:table-cell>
          <table:table-cell office:value-type="float" office:value="459.3142" calcext:value-type="float">
            <text:p>459.3142</text:p>
          </table:table-cell>
          <table:table-cell office:value-type="float" office:value="466.0851" calcext:value-type="float">
            <text:p>466.0851</text:p>
          </table:table-cell>
          <table:table-cell office:value-type="float" office:value="452.524" calcext:value-type="float">
            <text:p>452.524</text:p>
          </table:table-cell>
          <table:table-cell office:value-type="float" office:value="237.9148" calcext:value-type="float">
            <text:p>237.9148</text:p>
          </table:table-cell>
          <table:table-cell office:value-type="float" office:value="238.9359" calcext:value-type="float">
            <text:p>238.9359</text:p>
          </table:table-cell>
          <table:table-cell office:value-type="float" office:value="236.8751" calcext:value-type="float">
            <text:p>236.8751</text:p>
          </table:table-cell>
          <table:table-cell office:value-type="float" office:value="357.2515" calcext:value-type="float">
            <text:p>357.2515</text:p>
          </table:table-cell>
          <table:table-cell office:value-type="float" office:value="364.5967" calcext:value-type="float">
            <text:p>364.5967</text:p>
          </table:table-cell>
          <table:table-cell office:value-type="float" office:value="349.8706" calcext:value-type="float">
            <text:p>349.8706</text:p>
          </table:table-cell>
          <table:table-cell office:value-type="float" office:value="-59.996" calcext:value-type="float">
            <text:p>-59.996</text:p>
          </table:table-cell>
          <table:table-cell office:value-type="float" office:value="-0.274" calcext:value-type="float">
            <text:p>-0.274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er middle income</text:p>
          </table:table-cell>
          <table:table-cell office:value-type="float" office:value="5459.15859838337" calcext:value-type="float">
            <text:p>5459.1585983833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1.931" calcext:value-type="float">
            <text:p>1.931</text:p>
          </table:table-cell>
          <table:table-cell office:value-type="float" office:value="1.934" calcext:value-type="float">
            <text:p>1.934</text:p>
          </table:table-cell>
          <table:table-cell office:value-type="float" office:value="0.907" calcext:value-type="float">
            <text:p>0.907</text:p>
          </table:table-cell>
          <table:table-cell office:value-type="float" office:value="1.026" calcext:value-type="float">
            <text:p>1.026</text:p>
          </table:table-cell>
          <table:table-cell office:value-type="float" office:value="7.4365" calcext:value-type="float">
            <text:p>7.4365</text:p>
          </table:table-cell>
          <table:table-cell office:value-type="float" office:value="88.3585" calcext:value-type="float">
            <text:p>88.4</text:p>
          </table:table-cell>
          <table:table-cell office:value-type="float" office:value="35.9361" calcext:value-type="float">
            <text:p>35.9361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5" calcext:value-type="float">
            <text:p>0.005</text:p>
          </table:table-cell>
          <table:table-cell office:value-type="float" office:value="0.259" calcext:value-type="float">
            <text:p>0.259</text:p>
          </table:table-cell>
          <table:table-cell/>
          <table:table-cell office:value-type="float" office:value="0.027" calcext:value-type="float">
            <text:p>0</text:p>
          </table:table-cell>
          <table:table-cell office:value-type="float" office:value="0.001" calcext:value-type="float">
            <text:p>0</text:p>
          </table:table-cell>
          <table:table-cell office:value-type="float" office:value="14.007" calcext:value-type="float">
            <text:p>14</text:p>
          </table:table-cell>
          <table:table-cell office:value-type="float" office:value="2.4151" calcext:value-type="float">
            <text:p>2</text:p>
          </table:table-cell>
          <table:table-cell office:value-type="float" office:value="1.1182" calcext:value-type="float">
            <text:p>1</text:p>
          </table:table-cell>
          <table:table-cell table:style-name="ce2" office:value-type="float" office:value="30.438" calcext:value-type="float">
            <text:p>30.4</text:p>
          </table:table-cell>
          <table:table-cell office:value-type="float" office:value="107.1" calcext:value-type="float">
            <text:p>107.1</text:p>
          </table:table-cell>
          <table:table-cell office:value-type="float" office:value="0.027" calcext:value-type="float">
            <text:p>0.0</text:p>
          </table:table-cell>
          <table:table-cell office:value-type="float" office:value="0.012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13.781" calcext:value-type="float">
            <text:p>13.781</text:p>
          </table:table-cell>
          <table:table-cell office:value-type="float" office:value="71.1885" calcext:value-type="float">
            <text:p>71.1885</text:p>
          </table:table-cell>
          <table:table-cell office:value-type="float" office:value="69.4508" calcext:value-type="float">
            <text:p>69.4508</text:p>
          </table:table-cell>
          <table:table-cell office:value-type="float" office:value="72.8679" calcext:value-type="float">
            <text:p>72.9</text:p>
          </table:table-cell>
          <table:table-cell office:value-type="float" office:value="58.1801" calcext:value-type="float">
            <text:p>58.2</text:p>
          </table:table-cell>
          <table:table-cell office:value-type="float" office:value="56.6068" calcext:value-type="float">
            <text:p>56.6068</text:p>
          </table:table-cell>
          <table:table-cell office:value-type="float" office:value="59.6719" calcext:value-type="float">
            <text:p>59.6719</text:p>
          </table:table-cell>
          <table:table-cell office:value-type="float" office:value="14.3715" calcext:value-type="float">
            <text:p>14.3715</text:p>
          </table:table-cell>
          <table:table-cell office:value-type="float" office:value="13.1827" calcext:value-type="float">
            <text:p>13.1827</text:p>
          </table:table-cell>
          <table:table-cell office:value-type="float" office:value="15.3306" calcext:value-type="float">
            <text:p>15.3306</text:p>
          </table:table-cell>
          <table:table-cell office:value-type="float" office:value="6.3109" calcext:value-type="float">
            <text:p>6.3109</text:p>
          </table:table-cell>
          <table:table-cell office:value-type="float" office:value="5.7182" calcext:value-type="float">
            <text:p>5.7182</text:p>
          </table:table-cell>
          <table:table-cell office:value-type="float" office:value="6.5722" calcext:value-type="float">
            <text:p>6.5722</text:p>
          </table:table-cell>
          <table:table-cell office:value-type="float" office:value="0.001" calcext:value-type="float">
            <text:p>0.001</text:p>
          </table:table-cell>
          <table:table-cell office:value-type="float" office:value="19.4406" calcext:value-type="float">
            <text:p>19.440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1" calcext:value-type="float">
            <text:p>0.001</text:p>
          </table:table-cell>
          <table:table-cell office:value-type="float" office:value="23.4875" calcext:value-type="float">
            <text:p>23.4875</text:p>
          </table:table-cell>
          <table:table-cell office:value-type="float" office:value="60.909" calcext:value-type="float">
            <text:p>60.909</text:p>
          </table:table-cell>
          <table:table-cell office:value-type="float" office:value="66.9169" calcext:value-type="float">
            <text:p>66.9169</text:p>
          </table:table-cell>
          <table:table-cell office:value-type="float" office:value="56.2427" calcext:value-type="float">
            <text:p>56.2427</text:p>
          </table:table-cell>
          <table:table-cell office:value-type="float" office:value="178.7542" calcext:value-type="float">
            <text:p>178.7542</text:p>
          </table:table-cell>
          <table:table-cell office:value-type="float" office:value="197.0883" calcext:value-type="float">
            <text:p>197.0883</text:p>
          </table:table-cell>
          <table:table-cell office:value-type="float" office:value="159.4286" calcext:value-type="float">
            <text:p>159.4286</text:p>
          </table:table-cell>
          <table:table-cell office:value-type="float" office:value="70.3822" calcext:value-type="float">
            <text:p>70.3822</text:p>
          </table:table-cell>
          <table:table-cell office:value-type="float" office:value="75.6107" calcext:value-type="float">
            <text:p>75.6107</text:p>
          </table:table-cell>
          <table:table-cell office:value-type="float" office:value="66.6674" calcext:value-type="float">
            <text:p>66.6674</text:p>
          </table:table-cell>
          <table:table-cell office:value-type="float" office:value="155.0935" calcext:value-type="float">
            <text:p>155.0935</text:p>
          </table:table-cell>
          <table:table-cell office:value-type="float" office:value="171.4472" calcext:value-type="float">
            <text:p>171.4472</text:p>
          </table:table-cell>
          <table:table-cell office:value-type="float" office:value="137.9611" calcext:value-type="float">
            <text:p>137.9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East Asia &amp; Pacific</text:p>
          </table:table-cell>
          <table:table-cell table:number-columns-repeated="2"/>
          <table:table-cell office:value-type="string" calcext:value-type="string">
            <text:p>Niue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2098.541" calcext:value-type="float">
            <text:p>2098.541</text:p>
          </table:table-cell>
          <table:table-cell office:value-type="float" office:value="2093.598" calcext:value-type="float">
            <text:p>2093.598</text:p>
          </table:table-cell>
          <table:table-cell office:value-type="float" office:value="1043.525" calcext:value-type="float">
            <text:p>1043.525</text:p>
          </table:table-cell>
          <table:table-cell office:value-type="float" office:value="1050.073" calcext:value-type="float">
            <text:p>1050.073</text:p>
          </table:table-cell>
          <table:table-cell office:value-type="float" office:value="84.0364" calcext:value-type="float">
            <text:p>84.0364</text:p>
          </table:table-cell>
          <table:table-cell office:value-type="float" office:value="99.3764" calcext:value-type="float">
            <text:p>99.4</text:p>
          </table:table-cell>
          <table:table-cell office:value-type="float" office:value="38.5445" calcext:value-type="float">
            <text:p>38.5445</text:p>
          </table:table-cell>
          <table:table-cell office:value-type="float" office:value="-8.897" calcext:value-type="float">
            <text:p>-8.897</text:p>
          </table:table-cell>
          <table:table-cell office:value-type="float" office:value="-4.248" calcext:value-type="float">
            <text:p>-4.248</text:p>
          </table:table-cell>
          <table:table-cell office:value-type="float" office:value="-9.885" calcext:value-type="float">
            <text:p>-9.885</text:p>
          </table:table-cell>
          <table:table-cell office:value-type="float" office:value="-0.472" calcext:value-type="float">
            <text:p>-0.472</text:p>
          </table:table-cell>
          <table:table-cell/>
          <table:table-cell office:value-type="float" office:value="19.992" calcext:value-type="float">
            <text:p>20</text:p>
          </table:table-cell>
          <table:table-cell office:value-type="float" office:value="0.93" calcext:value-type="float">
            <text:p>1</text:p>
          </table:table-cell>
          <table:table-cell office:value-type="float" office:value="9.547" calcext:value-type="float">
            <text:p>10</text:p>
          </table:table-cell>
          <table:table-cell office:value-type="float" office:value="1.3735" calcext:value-type="float">
            <text:p>1</text:p>
          </table:table-cell>
          <table:table-cell office:value-type="float" office:value="0.655" calcext:value-type="float">
            <text:p>1</text:p>
          </table:table-cell>
          <table:table-cell table:style-name="ce2" office:value-type="float" office:value="28.831" calcext:value-type="float">
            <text:p>28.8</text:p>
          </table:table-cell>
          <table:table-cell office:value-type="float" office:value="107.7" calcext:value-type="float">
            <text:p>107.7</text:p>
          </table:table-cell>
          <table:table-cell office:value-type="float" office:value="28.889" calcext:value-type="float">
            <text:p>28.9</text:p>
          </table:table-cell>
          <table:table-cell office:value-type="float" office:value="15.087" calcext:value-type="float">
            <text:p>15.09</text:p>
          </table:table-cell>
          <table:table-cell office:value-type="float" office:value="13.801" calcext:value-type="float">
            <text:p>13.801</text:p>
          </table:table-cell>
          <table:table-cell office:value-type="float" office:value="13.795" calcext:value-type="float">
            <text:p>13.795</text:p>
          </table:table-cell>
          <table:table-cell office:value-type="float" office:value="73.8883" calcext:value-type="float">
            <text:p>73.8883</text:p>
          </table:table-cell>
          <table:table-cell office:value-type="float" office:value="71.7333" calcext:value-type="float">
            <text:p>71.7333</text:p>
          </table:table-cell>
          <table:table-cell office:value-type="float" office:value="76.1605" calcext:value-type="float">
            <text:p>76.2</text:p>
          </table:table-cell>
          <table:table-cell office:value-type="float" office:value="59.4342" calcext:value-type="float">
            <text:p>59.4</text:p>
          </table:table-cell>
          <table:table-cell office:value-type="float" office:value="57.3203" calcext:value-type="float">
            <text:p>57.3203</text:p>
          </table:table-cell>
          <table:table-cell office:value-type="float" office:value="61.6579" calcext:value-type="float">
            <text:p>61.6579</text:p>
          </table:table-cell>
          <table:table-cell office:value-type="float" office:value="13.3367" calcext:value-type="float">
            <text:p>13.3367</text:p>
          </table:table-cell>
          <table:table-cell office:value-type="float" office:value="11.9153" calcext:value-type="float">
            <text:p>11.9153</text:p>
          </table:table-cell>
          <table:table-cell office:value-type="float" office:value="14.6921" calcext:value-type="float">
            <text:p>14.6921</text:p>
          </table:table-cell>
          <table:table-cell office:value-type="float" office:value="5.2217" calcext:value-type="float">
            <text:p>5.2217</text:p>
          </table:table-cell>
          <table:table-cell office:value-type="float" office:value="4.524" calcext:value-type="float">
            <text:p>4.524</text:p>
          </table:table-cell>
          <table:table-cell office:value-type="float" office:value="5.7239" calcext:value-type="float">
            <text:p>5.7239</text:p>
          </table:table-cell>
          <table:table-cell office:value-type="float" office:value="0.099" calcext:value-type="float">
            <text:p>0.099</text:p>
          </table:table-cell>
          <table:table-cell office:value-type="float" office:value="4.9349" calcext:value-type="float">
            <text:p>4.9349</text:p>
          </table:table-cell>
          <table:table-cell office:value-type="float" office:value="19.907" calcext:value-type="float">
            <text:p>19.907</text:p>
          </table:table-cell>
          <table:table-cell office:value-type="float" office:value="0.136" calcext:value-type="float">
            <text:p>0.136</text:p>
          </table:table-cell>
          <table:table-cell office:value-type="float" office:value="6.7234" calcext:value-type="float">
            <text:p>6.7234</text:p>
          </table:table-cell>
          <table:table-cell office:value-type="float" office:value="17.3345" calcext:value-type="float">
            <text:p>17.3345</text:p>
          </table:table-cell>
          <table:table-cell office:value-type="float" office:value="19.8125" calcext:value-type="float">
            <text:p>19.8125</text:p>
          </table:table-cell>
          <table:table-cell office:value-type="float" office:value="14.6966" calcext:value-type="float">
            <text:p>14.6966</text:p>
          </table:table-cell>
          <table:table-cell office:value-type="float" office:value="107.8229" calcext:value-type="float">
            <text:p>107.8229</text:p>
          </table:table-cell>
          <table:table-cell office:value-type="float" office:value="134.7477" calcext:value-type="float">
            <text:p>134.7477</text:p>
          </table:table-cell>
          <table:table-cell office:value-type="float" office:value="79.9463" calcext:value-type="float">
            <text:p>79.9463</text:p>
          </table:table-cell>
          <table:table-cell office:value-type="float" office:value="30.6432" calcext:value-type="float">
            <text:p>30.6432</text:p>
          </table:table-cell>
          <table:table-cell office:value-type="float" office:value="37.4175" calcext:value-type="float">
            <text:p>37.4175</text:p>
          </table:table-cell>
          <table:table-cell office:value-type="float" office:value="23.5155" calcext:value-type="float">
            <text:p>23.5155</text:p>
          </table:table-cell>
          <table:table-cell office:value-type="float" office:value="101.0841" calcext:value-type="float">
            <text:p>101.0841</text:p>
          </table:table-cell>
          <table:table-cell office:value-type="float" office:value="127.5004" calcext:value-type="float">
            <text:p>127.5004</text:p>
          </table:table-cell>
          <table:table-cell office:value-type="float" office:value="73.8112" calcext:value-type="float">
            <text:p>73.8112</text:p>
          </table:table-cell>
          <table:table-cell office:value-type="float" office:value="-1" calcext:value-type="float">
            <text:p>-1</text:p>
          </table:table-cell>
          <table:table-cell office:value-type="float" office:value="-0.478" calcext:value-type="float">
            <text:p>-0.478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Upper middle income</text:p>
          </table:table-cell>
          <table:table-cell office:value-type="float" office:value="17918.0770676768" calcext:value-type="float">
            <text:p>17918.0770676768</text:p>
          </table:table-cell>
          <table:table-cell office:value-type="string" calcext:value-type="string">
            <text:p>Macedonia, The Former Yugoslav Republic Of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float" office:value="49.42" calcext:value-type="float">
            <text:p>49.42</text:p>
          </table:table-cell>
          <table:table-cell office:value-type="float" office:value="49.551" calcext:value-type="float">
            <text:p>49.551</text:p>
          </table:table-cell>
          <table:table-cell office:value-type="float" office:value="26.635" calcext:value-type="float">
            <text:p>26.635</text:p>
          </table:table-cell>
          <table:table-cell office:value-type="float" office:value="22.916" calcext:value-type="float">
            <text:p>22.916</text:p>
          </table:table-cell>
          <table:table-cell office:value-type="float" office:value="108.4267" calcext:value-type="float">
            <text:p>108.4267</text:p>
          </table:table-cell>
          <table:table-cell office:value-type="float" office:value="116.2288" calcext:value-type="float">
            <text:p>116.2</text:p>
          </table:table-cell>
          <table:table-cell office:value-type="float" office:value="38.7093" calcext:value-type="float">
            <text:p>38.7093</text:p>
          </table:table-cell>
          <table:table-cell office:value-type="float" office:value="0.301" calcext:value-type="float">
            <text:p>0.301</text:p>
          </table:table-cell>
          <table:table-cell office:value-type="float" office:value="6.076" calcext:value-type="float">
            <text:p>6.076</text:p>
          </table:table-cell>
          <table:table-cell office:value-type="float" office:value="0.262" calcext:value-type="float">
            <text:p>0.262</text:p>
          </table:table-cell>
          <table:table-cell office:value-type="float" office:value="0.529" calcext:value-type="float">
            <text:p>0.529</text:p>
          </table:table-cell>
          <table:table-cell office:value-type="float" office:value="131.0297" calcext:value-type="float">
            <text:p>131.0297</text:p>
          </table:table-cell>
          <table:table-cell office:value-type="float" office:value="0.604" calcext:value-type="float">
            <text:p>1</text:p>
          </table:table-cell>
          <table:table-cell office:value-type="float" office:value="0.048" calcext:value-type="float">
            <text:p>0</text:p>
          </table:table-cell>
          <table:table-cell office:value-type="float" office:value="12.183" calcext:value-type="float">
            <text:p>12</text:p>
          </table:table-cell>
          <table:table-cell office:value-type="float" office:value="2.1485" calcext:value-type="float">
            <text:p>2</text:p>
          </table:table-cell>
          <table:table-cell office:value-type="float" office:value="0.9855" calcext:value-type="float">
            <text:p>1</text:p>
          </table:table-cell>
          <table:table-cell table:style-name="ce2" office:value-type="float" office:value="28.475" calcext:value-type="float">
            <text:p>28.5</text:p>
          </table:table-cell>
          <table:table-cell office:value-type="float" office:value="115.1" calcext:value-type="float">
            <text:p>115.1</text:p>
          </table:table-cell>
          <table:table-cell office:value-type="float" office:value="0.303" calcext:value-type="float">
            <text:p>0.3</text:p>
          </table:table-cell>
          <table:table-cell office:value-type="float" office:value="0.185" calcext:value-type="float">
            <text:p>0.19</text:p>
          </table:table-cell>
          <table:table-cell office:value-type="float" office:value="0.118" calcext:value-type="float">
            <text:p>0.118</text:p>
          </table:table-cell>
          <table:table-cell office:value-type="float" office:value="6.107" calcext:value-type="float">
            <text:p>6.107</text:p>
          </table:table-cell>
          <table:table-cell office:value-type="float" office:value="77.4714" calcext:value-type="float">
            <text:p>77.4714</text:p>
          </table:table-cell>
          <table:table-cell office:value-type="float" office:value="75.8627" calcext:value-type="float">
            <text:p>75.8627</text:p>
          </table:table-cell>
          <table:table-cell office:value-type="float" office:value="79.4588" calcext:value-type="float">
            <text:p>79.5</text:p>
          </table:table-cell>
          <table:table-cell office:value-type="float" office:value="63.1469" calcext:value-type="float">
            <text:p>63.1</text:p>
          </table:table-cell>
          <table:table-cell office:value-type="float" office:value="61.5714" calcext:value-type="float">
            <text:p>61.5714</text:p>
          </table:table-cell>
          <table:table-cell office:value-type="float" office:value="65.0944" calcext:value-type="float">
            <text:p>65.0944</text:p>
          </table:table-cell>
          <table:table-cell office:value-type="float" office:value="16.9704" calcext:value-type="float">
            <text:p>16.9704</text:p>
          </table:table-cell>
          <table:table-cell office:value-type="float" office:value="15.8376" calcext:value-type="float">
            <text:p>15.8376</text:p>
          </table:table-cell>
          <table:table-cell office:value-type="float" office:value="18.3285" calcext:value-type="float">
            <text:p>18.3285</text:p>
          </table:table-cell>
          <table:table-cell office:value-type="float" office:value="7.4356" calcext:value-type="float">
            <text:p>7.4356</text:p>
          </table:table-cell>
          <table:table-cell office:value-type="float" office:value="6.8708" calcext:value-type="float">
            <text:p>6.8708</text:p>
          </table:table-cell>
          <table:table-cell office:value-type="float" office:value="7.9913" calcext:value-type="float">
            <text:p>7.9913</text:p>
          </table:table-cell>
          <table:table-cell office:value-type="float" office:value="0.004" calcext:value-type="float">
            <text:p>0.004</text:p>
          </table:table-cell>
          <table:table-cell office:value-type="float" office:value="5.9128" calcext:value-type="float">
            <text:p>5.9128</text:p>
          </table:table-cell>
          <table:table-cell office:value-type="float" office:value="0.601" calcext:value-type="float">
            <text:p>0.601</text:p>
          </table:table-cell>
          <table:table-cell office:value-type="float" office:value="0.004" calcext:value-type="float">
            <text:p>0.004</text:p>
          </table:table-cell>
          <table:table-cell office:value-type="float" office:value="7.3063" calcext:value-type="float">
            <text:p>7.3063</text:p>
          </table:table-cell>
          <table:table-cell office:value-type="float" office:value="24.4906" calcext:value-type="float">
            <text:p>24.4906</text:p>
          </table:table-cell>
          <table:table-cell office:value-type="float" office:value="27.922" calcext:value-type="float">
            <text:p>27.922</text:p>
          </table:table-cell>
          <table:table-cell office:value-type="float" office:value="20.2226" calcext:value-type="float">
            <text:p>20.2226</text:p>
          </table:table-cell>
          <table:table-cell office:value-type="float" office:value="94.4034" calcext:value-type="float">
            <text:p>94.4034</text:p>
          </table:table-cell>
          <table:table-cell office:value-type="float" office:value="108.1387" calcext:value-type="float">
            <text:p>108.1387</text:p>
          </table:table-cell>
          <table:table-cell office:value-type="float" office:value="78.5566" calcext:value-type="float">
            <text:p>78.5566</text:p>
          </table:table-cell>
          <table:table-cell office:value-type="float" office:value="35.1669" calcext:value-type="float">
            <text:p>35.1669</text:p>
          </table:table-cell>
          <table:table-cell office:value-type="float" office:value="39.8234" calcext:value-type="float">
            <text:p>39.8234</text:p>
          </table:table-cell>
          <table:table-cell office:value-type="float" office:value="29.3927" calcext:value-type="float">
            <text:p>29.3927</text:p>
          </table:table-cell>
          <table:table-cell office:value-type="float" office:value="86.2622" calcext:value-type="float">
            <text:p>86.2622</text:p>
          </table:table-cell>
          <table:table-cell office:value-type="float" office:value="99.5414" calcext:value-type="float">
            <text:p>99.5414</text:p>
          </table:table-cell>
          <table:table-cell office:value-type="float" office:value="70.9651" calcext:value-type="float">
            <text:p>70.9651</text:p>
          </table:table-cell>
          <table:table-cell office:value-type="float" office:value="-0.05" calcext:value-type="float">
            <text:p>-0.05</text:p>
          </table:table-cell>
          <table:table-cell office:value-type="float" office:value="-1.009" calcext:value-type="float">
            <text:p>-1.009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High income</text:p>
          </table:table-cell>
          <table:table-cell/>
          <table:table-cell office:value-type="string" calcext:value-type="string">
            <text:p>Northern Mariana Islands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414.319" calcext:value-type="float">
            <text:p>5414.319</text:p>
          </table:table-cell>
          <table:table-cell office:value-type="float" office:value="5434.319" calcext:value-type="float">
            <text:p>5434.319</text:p>
          </table:table-cell>
          <table:table-cell office:value-type="float" office:value="2742.094" calcext:value-type="float">
            <text:p>2742.094</text:p>
          </table:table-cell>
          <table:table-cell office:value-type="float" office:value="2692.225" calcext:value-type="float">
            <text:p>2692.225</text:p>
          </table:table-cell>
          <table:table-cell office:value-type="float" office:value="17.8628" calcext:value-type="float">
            <text:p>17.8628</text:p>
          </table:table-cell>
          <table:table-cell office:value-type="float" office:value="101.8523" calcext:value-type="float">
            <text:p>101.9</text:p>
          </table:table-cell>
          <table:table-cell office:value-type="float" office:value="39.5754" calcext:value-type="float">
            <text:p>39.5754</text:p>
          </table:table-cell>
          <table:table-cell office:value-type="float" office:value="11.999" calcext:value-type="float">
            <text:p>11.999</text:p>
          </table:table-cell>
          <table:table-cell office:value-type="float" office:value="2.213" calcext:value-type="float">
            <text:p>2.213</text:p>
          </table:table-cell>
          <table:table-cell office:value-type="float" office:value="40" calcext:value-type="float">
            <text:p>40</text:p>
          </table:table-cell>
          <table:table-cell office:value-type="float" office:value="0.736" calcext:value-type="float">
            <text:p>0.736</text:p>
          </table:table-cell>
          <table:table-cell office:value-type="float" office:value="94.1776" calcext:value-type="float">
            <text:p>94.1776</text:p>
          </table:table-cell>
          <table:table-cell office:value-type="float" office:value="53.988" calcext:value-type="float">
            <text:p>54</text:p>
          </table:table-cell>
          <table:table-cell office:value-type="float" office:value="0.342" calcext:value-type="float">
            <text:p>0</text:p>
          </table:table-cell>
          <table:table-cell office:value-type="float" office:value="9.96" calcext:value-type="float">
            <text:p>10</text:p>
          </table:table-cell>
          <table:table-cell office:value-type="float" office:value="1.5068" calcext:value-type="float">
            <text:p>2</text:p>
          </table:table-cell>
          <table:table-cell office:value-type="float" office:value="0.7267" calcext:value-type="float">
            <text:p>1</text:p>
          </table:table-cell>
          <table:table-cell table:style-name="ce2" office:value-type="float" office:value="31.292" calcext:value-type="float">
            <text:p>31.3</text:p>
          </table:table-cell>
          <table:table-cell office:value-type="float" office:value="106.2" calcext:value-type="float">
            <text:p>106.2</text:p>
          </table:table-cell>
          <table:table-cell office:value-type="float" office:value="41.989" calcext:value-type="float">
            <text:p>42.0</text:p>
          </table:table-cell>
          <table:table-cell office:value-type="float" office:value="20.946" calcext:value-type="float">
            <text:p>20.95</text:p>
          </table:table-cell>
          <table:table-cell office:value-type="float" office:value="21.043" calcext:value-type="float">
            <text:p>21.043</text:p>
          </table:table-cell>
          <table:table-cell office:value-type="float" office:value="7.747" calcext:value-type="float">
            <text:p>7.747</text:p>
          </table:table-cell>
          <table:table-cell office:value-type="float" office:value="83.3931" calcext:value-type="float">
            <text:p>83.3931</text:p>
          </table:table-cell>
          <table:table-cell office:value-type="float" office:value="81.7184" calcext:value-type="float">
            <text:p>81.7184</text:p>
          </table:table-cell>
          <table:table-cell office:value-type="float" office:value="85.0548" calcext:value-type="float">
            <text:p>85.1</text:p>
          </table:table-cell>
          <table:table-cell office:value-type="float" office:value="68.6106" calcext:value-type="float">
            <text:p>68.6</text:p>
          </table:table-cell>
          <table:table-cell office:value-type="float" office:value="66.9487" calcext:value-type="float">
            <text:p>66.9487</text:p>
          </table:table-cell>
          <table:table-cell office:value-type="float" office:value="70.2578" calcext:value-type="float">
            <text:p>70.2578</text:p>
          </table:table-cell>
          <table:table-cell office:value-type="float" office:value="21.0043" calcext:value-type="float">
            <text:p>21.0043</text:p>
          </table:table-cell>
          <table:table-cell office:value-type="float" office:value="19.7693" calcext:value-type="float">
            <text:p>19.7693</text:p>
          </table:table-cell>
          <table:table-cell office:value-type="float" office:value="22.1484" calcext:value-type="float">
            <text:p>22.1484</text:p>
          </table:table-cell>
          <table:table-cell office:value-type="float" office:value="9.597" calcext:value-type="float">
            <text:p>9.597</text:p>
          </table:table-cell>
          <table:table-cell office:value-type="float" office:value="8.7464" calcext:value-type="float">
            <text:p>8.7464</text:p>
          </table:table-cell>
          <table:table-cell office:value-type="float" office:value="10.2582" calcext:value-type="float">
            <text:p>10.2582</text:p>
          </table:table-cell>
          <table:table-cell office:value-type="float" office:value="0.1" calcext:value-type="float">
            <text:p>0.1</text:p>
          </table:table-cell>
          <table:table-cell office:value-type="float" office:value="1.8564" calcext:value-type="float">
            <text:p>1.8564</text:p>
          </table:table-cell>
          <table:table-cell office:value-type="float" office:value="53.902" calcext:value-type="float">
            <text:p>53.902</text:p>
          </table:table-cell>
          <table:table-cell office:value-type="float" office:value="0.119" calcext:value-type="float">
            <text:p>0.119</text:p>
          </table:table-cell>
          <table:table-cell office:value-type="float" office:value="2.1912" calcext:value-type="float">
            <text:p>2.1912</text:p>
          </table:table-cell>
          <table:table-cell office:value-type="float" office:value="12.2882" calcext:value-type="float">
            <text:p>12.2882</text:p>
          </table:table-cell>
          <table:table-cell office:value-type="float" office:value="16.0096" calcext:value-type="float">
            <text:p>16.0096</text:p>
          </table:table-cell>
          <table:table-cell office:value-type="float" office:value="8.3444" calcext:value-type="float">
            <text:p>8.3444</text:p>
          </table:table-cell>
          <table:table-cell office:value-type="float" office:value="49.2773" calcext:value-type="float">
            <text:p>49.2773</text:p>
          </table:table-cell>
          <table:table-cell office:value-type="float" office:value="59.6186" calcext:value-type="float">
            <text:p>59.6186</text:p>
          </table:table-cell>
          <table:table-cell office:value-type="float" office:value="38.286" calcext:value-type="float">
            <text:p>38.286</text:p>
          </table:table-cell>
          <table:table-cell office:value-type="float" office:value="19.531" calcext:value-type="float">
            <text:p>19.531</text:p>
          </table:table-cell>
          <table:table-cell office:value-type="float" office:value="25.0216" calcext:value-type="float">
            <text:p>25.0216</text:p>
          </table:table-cell>
          <table:table-cell office:value-type="float" office:value="13.7044" calcext:value-type="float">
            <text:p>13.7044</text:p>
          </table:table-cell>
          <table:table-cell office:value-type="float" office:value="46.7237" calcext:value-type="float">
            <text:p>46.7237</text:p>
          </table:table-cell>
          <table:table-cell office:value-type="float" office:value="56.8878" calcext:value-type="float">
            <text:p>56.8878</text:p>
          </table:table-cell>
          <table:table-cell office:value-type="float" office:value="35.9251" calcext:value-type="float">
            <text:p>35.9251</text:p>
          </table:table-cell>
          <table:table-cell office:value-type="float" office:value="27.998" calcext:value-type="float">
            <text:p>27.998</text:p>
          </table:table-cell>
          <table:table-cell office:value-type="float" office:value="5.165" calcext:value-type="float">
            <text:p>5.16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79201.23024678" calcext:value-type="float">
            <text:p>79201.23024678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4543.281" calcext:value-type="float">
            <text:p>4543.281</text:p>
          </table:table-cell>
          <table:table-cell office:value-type="float" office:value="4576.298" calcext:value-type="float">
            <text:p>4576.298</text:p>
          </table:table-cell>
          <table:table-cell office:value-type="float" office:value="2785.494" calcext:value-type="float">
            <text:p>2785.494</text:p>
          </table:table-cell>
          <table:table-cell office:value-type="float" office:value="1790.804" calcext:value-type="float">
            <text:p>1790.804</text:p>
          </table:table-cell>
          <table:table-cell office:value-type="float" office:value="14.7861" calcext:value-type="float">
            <text:p>14.7861</text:p>
          </table:table-cell>
          <table:table-cell office:value-type="float" office:value="155.5443" calcext:value-type="float">
            <text:p>155.5</text:p>
          </table:table-cell>
          <table:table-cell office:value-type="float" office:value="28.914" calcext:value-type="float">
            <text:p>28.914</text:p>
          </table:table-cell>
          <table:table-cell office:value-type="float" office:value="66.032" calcext:value-type="float">
            <text:p>66.032</text:p>
          </table:table-cell>
          <table:table-cell office:value-type="float" office:value="14.427" calcext:value-type="float">
            <text:p>14.427</text:p>
          </table:table-cell>
          <table:table-cell office:value-type="float" office:value="66.034" calcext:value-type="float">
            <text:p>66.034</text:p>
          </table:table-cell>
          <table:table-cell office:value-type="float" office:value="1.443" calcext:value-type="float">
            <text:p>1.443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81.043" calcext:value-type="float">
            <text:p>81</text:p>
          </table:table-cell>
          <table:table-cell office:value-type="float" office:value="1.258" calcext:value-type="float">
            <text:p>1</text:p>
          </table:table-cell>
          <table:table-cell office:value-type="float" office:value="17.706" calcext:value-type="float">
            <text:p>18</text:p>
          </table:table-cell>
          <table:table-cell office:value-type="float" office:value="2.5668" calcext:value-type="float">
            <text:p>3</text:p>
          </table:table-cell>
          <table:table-cell office:value-type="float" office:value="1.2357" calcext:value-type="float">
            <text:p>1</text:p>
          </table:table-cell>
          <table:table-cell table:style-name="ce2" office:value-type="float" office:value="31.355" calcext:value-type="float">
            <text:p>31.4</text:p>
          </table:table-cell>
          <table:table-cell office:value-type="float" office:value="104.3" calcext:value-type="float">
            <text:p>104.3</text:p>
          </table:table-cell>
          <table:table-cell office:value-type="float" office:value="15.011" calcext:value-type="float">
            <text:p>15.0</text:p>
          </table:table-cell>
          <table:table-cell office:value-type="float" office:value="9.287" calcext:value-type="float">
            <text:p>9.29</text:p>
          </table:table-cell>
          <table:table-cell office:value-type="float" office:value="5.724" calcext:value-type="float">
            <text:p>5.724</text:p>
          </table:table-cell>
          <table:table-cell office:value-type="float" office:value="3.279" calcext:value-type="float">
            <text:p>3.279</text:p>
          </table:table-cell>
          <table:table-cell office:value-type="float" office:value="73.9352" calcext:value-type="float">
            <text:p>73.9352</text:p>
          </table:table-cell>
          <table:table-cell office:value-type="float" office:value="72.3556" calcext:value-type="float">
            <text:p>72.3556</text:p>
          </table:table-cell>
          <table:table-cell office:value-type="float" office:value="76.0465" calcext:value-type="float">
            <text:p>76.0</text:p>
          </table:table-cell>
          <table:table-cell office:value-type="float" office:value="59.7963" calcext:value-type="float">
            <text:p>59.8</text:p>
          </table:table-cell>
          <table:table-cell office:value-type="float" office:value="58.2939" calcext:value-type="float">
            <text:p>58.2939</text:p>
          </table:table-cell>
          <table:table-cell office:value-type="float" office:value="61.8274" calcext:value-type="float">
            <text:p>61.8274</text:p>
          </table:table-cell>
          <table:table-cell office:value-type="float" office:value="14.036" calcext:value-type="float">
            <text:p>14.036</text:p>
          </table:table-cell>
          <table:table-cell office:value-type="float" office:value="12.9074" calcext:value-type="float">
            <text:p>12.9074</text:p>
          </table:table-cell>
          <table:table-cell office:value-type="float" office:value="15.2541" calcext:value-type="float">
            <text:p>15.2541</text:p>
          </table:table-cell>
          <table:table-cell office:value-type="float" office:value="5.6193" calcext:value-type="float">
            <text:p>5.6193</text:p>
          </table:table-cell>
          <table:table-cell office:value-type="float" office:value="4.9695" calcext:value-type="float">
            <text:p>4.9695</text:p>
          </table:table-cell>
          <table:table-cell office:value-type="float" office:value="6.2035" calcext:value-type="float">
            <text:p>6.2035</text:p>
          </table:table-cell>
          <table:table-cell office:value-type="float" office:value="0.693" calcext:value-type="float">
            <text:p>0.693</text:p>
          </table:table-cell>
          <table:table-cell office:value-type="float" office:value="8.5855" calcext:value-type="float">
            <text:p>8.5855</text:p>
          </table:table-cell>
          <table:table-cell office:value-type="float" office:value="80.439" calcext:value-type="float">
            <text:p>80.439</text:p>
          </table:table-cell>
          <table:table-cell office:value-type="float" office:value="0.842" calcext:value-type="float">
            <text:p>0.842</text:p>
          </table:table-cell>
          <table:table-cell office:value-type="float" office:value="10.2862" calcext:value-type="float">
            <text:p>10.2862</text:p>
          </table:table-cell>
          <table:table-cell office:value-type="float" office:value="28.6635" calcext:value-type="float">
            <text:p>28.6635</text:p>
          </table:table-cell>
          <table:table-cell office:value-type="float" office:value="33.6521" calcext:value-type="float">
            <text:p>33.6521</text:p>
          </table:table-cell>
          <table:table-cell office:value-type="float" office:value="21.3612" calcext:value-type="float">
            <text:p>21.3612</text:p>
          </table:table-cell>
          <table:table-cell office:value-type="float" office:value="116.2787" calcext:value-type="float">
            <text:p>116.2787</text:p>
          </table:table-cell>
          <table:table-cell office:value-type="float" office:value="130.8837" calcext:value-type="float">
            <text:p>130.8837</text:p>
          </table:table-cell>
          <table:table-cell office:value-type="float" office:value="90.66" calcext:value-type="float">
            <text:p>90.66</text:p>
          </table:table-cell>
          <table:table-cell office:value-type="float" office:value="39.3608" calcext:value-type="float">
            <text:p>39.3608</text:p>
          </table:table-cell>
          <table:table-cell office:value-type="float" office:value="45.2759" calcext:value-type="float">
            <text:p>45.2759</text:p>
          </table:table-cell>
          <table:table-cell office:value-type="float" office:value="28.943" calcext:value-type="float">
            <text:p>28.943</text:p>
          </table:table-cell>
          <table:table-cell office:value-type="float" office:value="105.7351" calcext:value-type="float">
            <text:p>105.7351</text:p>
          </table:table-cell>
          <table:table-cell office:value-type="float" office:value="119.304" calcext:value-type="float">
            <text:p>119.304</text:p>
          </table:table-cell>
          <table:table-cell office:value-type="float" office:value="81.1282" calcext:value-type="float">
            <text:p>81.1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High income</text:p>
          </table:table-cell>
          <table:table-cell office:value-type="float" office:value="31117.7577060692" calcext:value-type="float">
            <text:p>31117.7577060692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33523.612" calcext:value-type="float">
            <text:p>233523.612</text:p>
          </table:table-cell>
          <table:table-cell office:value-type="float" office:value="235824.862" calcext:value-type="float">
            <text:p>235824.862</text:p>
          </table:table-cell>
          <table:table-cell office:value-type="float" office:value="118960.88" calcext:value-type="float">
            <text:p>118960.88</text:p>
          </table:table-cell>
          <table:table-cell office:value-type="float" office:value="116863.982" calcext:value-type="float">
            <text:p>116863.982</text:p>
          </table:table-cell>
          <table:table-cell office:value-type="float" office:value="305.9164" calcext:value-type="float">
            <text:p>305.9164</text:p>
          </table:table-cell>
          <table:table-cell office:value-type="float" office:value="101.7943" calcext:value-type="float">
            <text:p>101.8</text:p>
          </table:table-cell>
          <table:table-cell office:value-type="float" office:value="20.3813" calcext:value-type="float">
            <text:p>20.3813</text:p>
          </table:table-cell>
          <table:table-cell office:value-type="float" office:value="4768.488" calcext:value-type="float">
            <text:p>4768.488</text:p>
          </table:table-cell>
          <table:table-cell office:value-type="float" office:value="20.212" calcext:value-type="float">
            <text:p>20.212</text:p>
          </table:table-cell>
          <table:table-cell office:value-type="float" office:value="4602.501" calcext:value-type="float">
            <text:p>4602.501</text:p>
          </table:table-cell>
          <table:table-cell office:value-type="float" office:value="1.952" calcext:value-type="float">
            <text:p>1.952</text:p>
          </table:table-cell>
          <table:table-cell office:value-type="float" office:value="35.5096" calcext:value-type="float">
            <text:p>35.5096</text:p>
          </table:table-cell>
          <table:table-cell office:value-type="float" office:value="6424.944" calcext:value-type="float">
            <text:p>6,425</text:p>
          </table:table-cell>
          <table:table-cell office:value-type="float" office:value="503.294" calcext:value-type="float">
            <text:p>503</text:p>
          </table:table-cell>
          <table:table-cell office:value-type="float" office:value="27.233" calcext:value-type="float">
            <text:p>27</text:p>
          </table:table-cell>
          <table:table-cell office:value-type="float" office:value="3.4096" calcext:value-type="float">
            <text:p>3</text:p>
          </table:table-cell>
          <table:table-cell office:value-type="float" office:value="1.5348" calcext:value-type="float">
            <text:p>2</text:p>
          </table:table-cell>
          <table:table-cell table:style-name="ce2" office:value-type="float" office:value="28.59" calcext:value-type="float">
            <text:p>28.6</text:p>
          </table:table-cell>
          <table:table-cell office:value-type="float" office:value="105.5" calcext:value-type="float">
            <text:p>105.5</text:p>
          </table:table-cell>
          <table:table-cell office:value-type="float" office:value="1656.456" calcext:value-type="float">
            <text:p>1656.5</text:p>
          </table:table-cell>
          <table:table-cell office:value-type="float" office:value="928.595" calcext:value-type="float">
            <text:p>928.60</text:p>
          </table:table-cell>
          <table:table-cell office:value-type="float" office:value="727.861" calcext:value-type="float">
            <text:p>727.861</text:p>
          </table:table-cell>
          <table:table-cell office:value-type="float" office:value="7.021" calcext:value-type="float">
            <text:p>7.021</text:p>
          </table:table-cell>
          <table:table-cell office:value-type="float" office:value="66.4312" calcext:value-type="float">
            <text:p>66.4312</text:p>
          </table:table-cell>
          <table:table-cell office:value-type="float" office:value="64.1344" calcext:value-type="float">
            <text:p>64.1344</text:p>
          </table:table-cell>
          <table:table-cell office:value-type="float" office:value="68.9177" calcext:value-type="float">
            <text:p>68.9</text:p>
          </table:table-cell>
          <table:table-cell office:value-type="float" office:value="56.2459" calcext:value-type="float">
            <text:p>56.2</text:p>
          </table:table-cell>
          <table:table-cell office:value-type="float" office:value="54.2141" calcext:value-type="float">
            <text:p>54.2141</text:p>
          </table:table-cell>
          <table:table-cell office:value-type="float" office:value="58.4299" calcext:value-type="float">
            <text:p>58.4299</text:p>
          </table:table-cell>
          <table:table-cell office:value-type="float" office:value="13.0268" calcext:value-type="float">
            <text:p>13.0268</text:p>
          </table:table-cell>
          <table:table-cell office:value-type="float" office:value="12.0162" calcext:value-type="float">
            <text:p>12.0162</text:p>
          </table:table-cell>
          <table:table-cell office:value-type="float" office:value="14.0341" calcext:value-type="float">
            <text:p>14.0341</text:p>
          </table:table-cell>
          <table:table-cell office:value-type="float" office:value="5.4124" calcext:value-type="float">
            <text:p>5.4124</text:p>
          </table:table-cell>
          <table:table-cell office:value-type="float" office:value="4.9877" calcext:value-type="float">
            <text:p>4.9877</text:p>
          </table:table-cell>
          <table:table-cell office:value-type="float" office:value="5.7851" calcext:value-type="float">
            <text:p>5.7851</text:p>
          </table:table-cell>
          <table:table-cell office:value-type="float" office:value="332.277" calcext:value-type="float">
            <text:p>332.277</text:p>
          </table:table-cell>
          <table:table-cell office:value-type="float" office:value="51.7906" calcext:value-type="float">
            <text:p>51.7906</text:p>
          </table:table-cell>
          <table:table-cell office:value-type="float" office:value="6155.881" calcext:value-type="float">
            <text:p>6155.881</text:p>
          </table:table-cell>
          <table:table-cell office:value-type="float" office:value="400.749" calcext:value-type="float">
            <text:p>400.749</text:p>
          </table:table-cell>
          <table:table-cell office:value-type="float" office:value="62.6466" calcext:value-type="float">
            <text:p>62.6466</text:p>
          </table:table-cell>
          <table:table-cell office:value-type="float" office:value="105.5471" calcext:value-type="float">
            <text:p>105.5471</text:p>
          </table:table-cell>
          <table:table-cell office:value-type="float" office:value="119.5991" calcext:value-type="float">
            <text:p>119.5991</text:p>
          </table:table-cell>
          <table:table-cell office:value-type="float" office:value="90.859" calcext:value-type="float">
            <text:p>90.859</text:p>
          </table:table-cell>
          <table:table-cell office:value-type="float" office:value="235.9338" calcext:value-type="float">
            <text:p>235.9338</text:p>
          </table:table-cell>
          <table:table-cell office:value-type="float" office:value="274.1926" calcext:value-type="float">
            <text:p>274.1926</text:p>
          </table:table-cell>
          <table:table-cell office:value-type="float" office:value="195.7194" calcext:value-type="float">
            <text:p>195.7194</text:p>
          </table:table-cell>
          <table:table-cell office:value-type="float" office:value="81.8541" calcext:value-type="float">
            <text:p>81.8541</text:p>
          </table:table-cell>
          <table:table-cell office:value-type="float" office:value="98.6914" calcext:value-type="float">
            <text:p>98.6914</text:p>
          </table:table-cell>
          <table:table-cell office:value-type="float" office:value="64.5707" calcext:value-type="float">
            <text:p>64.5707</text:p>
          </table:table-cell>
          <table:table-cell office:value-type="float" office:value="179.3476" calcext:value-type="float">
            <text:p>179.3476</text:p>
          </table:table-cell>
          <table:table-cell office:value-type="float" office:value="215.2586" calcext:value-type="float">
            <text:p>215.2586</text:p>
          </table:table-cell>
          <table:table-cell office:value-type="float" office:value="142.1052" calcext:value-type="float">
            <text:p>142.1052</text:p>
          </table:table-cell>
          <table:table-cell office:value-type="float" office:value="-165.988" calcext:value-type="float">
            <text:p>-165.988</text:p>
          </table:table-cell>
          <table:table-cell office:value-type="float" office:value="-0.704" calcext:value-type="float">
            <text:p>-0.704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Lower middle income</text:p>
          </table:table-cell>
          <table:table-cell office:value-type="float" office:value="5877.64257977287" calcext:value-type="float">
            <text:p>5877.64257977287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18.051" calcext:value-type="float">
            <text:p>18.051</text:p>
          </table:table-cell>
          <table:table-cell office:value-type="float" office:value="18.055" calcext:value-type="float">
            <text:p>18.055</text:p>
          </table:table-cell>
          <table:table-cell office:value-type="float" office:value="9.376" calcext:value-type="float">
            <text:p>9.376</text:p>
          </table:table-cell>
          <table:table-cell office:value-type="float" office:value="8.679" calcext:value-type="float">
            <text:p>8.679</text:p>
          </table:table-cell>
          <table:table-cell office:value-type="float" office:value="39.2489" calcext:value-type="float">
            <text:p>39.2489</text:p>
          </table:table-cell>
          <table:table-cell office:value-type="float" office:value="108.0251" calcext:value-type="float">
            <text:p>108.0</text:p>
          </table:table-cell>
          <table:table-cell office:value-type="float" office:value="35.785" calcext:value-type="float">
            <text:p>35.785</text:p>
          </table:table-cell>
          <table:table-cell office:value-type="float" office:value="0.028" calcext:value-type="float">
            <text:p>0.028</text:p>
          </table:table-cell>
          <table:table-cell office:value-type="float" office:value="1.512" calcext:value-type="float">
            <text:p>1.5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0.27" calcext:value-type="float">
            <text:p>0</text:p>
          </table:table-cell>
          <table:table-cell office:value-type="float" office:value="0.026" calcext:value-type="float">
            <text:p>0</text:p>
          </table:table-cell>
          <table:table-cell office:value-type="float" office:value="14.934" calcext:value-type="float">
            <text:p>15</text:p>
          </table:table-cell>
          <table:table-cell office:value-type="float" office:value="2.3734" calcext:value-type="float">
            <text:p>2</text:p>
          </table:table-cell>
          <table:table-cell office:value-type="float" office:value="1.0778" calcext:value-type="float">
            <text:p>1</text:p>
          </table:table-cell>
          <table:table-cell table:style-name="ce2" office:value-type="float" office:value="28.55" calcext:value-type="float">
            <text:p>28.6</text:p>
          </table:table-cell>
          <table:table-cell office:value-type="float" office:value="107.7" calcext:value-type="float">
            <text:p>107.7</text:p>
          </table:table-cell>
          <table:table-cell office:value-type="float" office:value="0.242" calcext:value-type="float">
            <text:p>0.2</text:p>
          </table:table-cell>
          <table:table-cell office:value-type="float" office:value="0.144" calcext:value-type="float">
            <text:p>0.14</text:p>
          </table:table-cell>
          <table:table-cell office:value-type="float" office:value="0.099" calcext:value-type="float">
            <text:p>0.099</text:p>
          </table:table-cell>
          <table:table-cell office:value-type="float" office:value="13.422" calcext:value-type="float">
            <text:p>13.422</text:p>
          </table:table-cell>
          <table:table-cell office:value-type="float" office:value="65.3617" calcext:value-type="float">
            <text:p>65.3617</text:p>
          </table:table-cell>
          <table:table-cell office:value-type="float" office:value="62.2003" calcext:value-type="float">
            <text:p>62.2003</text:p>
          </table:table-cell>
          <table:table-cell office:value-type="float" office:value="69.3144" calcext:value-type="float">
            <text:p>69.3</text:p>
          </table:table-cell>
          <table:table-cell office:value-type="float" office:value="51.8976" calcext:value-type="float">
            <text:p>51.9</text:p>
          </table:table-cell>
          <table:table-cell office:value-type="float" office:value="48.7366" calcext:value-type="float">
            <text:p>48.7366</text:p>
          </table:table-cell>
          <table:table-cell office:value-type="float" office:value="55.8567" calcext:value-type="float">
            <text:p>55.8567</text:p>
          </table:table-cell>
          <table:table-cell office:value-type="float" office:value="13.2453" calcext:value-type="float">
            <text:p>13.2453</text:p>
          </table:table-cell>
          <table:table-cell office:value-type="float" office:value="11.3916" calcext:value-type="float">
            <text:p>11.3916</text:p>
          </table:table-cell>
          <table:table-cell office:value-type="float" office:value="15.0052" calcext:value-type="float">
            <text:p>15.0052</text:p>
          </table:table-cell>
          <table:table-cell office:value-type="float" office:value="6.2641" calcext:value-type="float">
            <text:p>6.2641</text:p>
          </table:table-cell>
          <table:table-cell office:value-type="float" office:value="5.4384" calcext:value-type="float">
            <text:p>5.4384</text:p>
          </table:table-cell>
          <table:table-cell office:value-type="float" office:value="6.6801" calcext:value-type="float">
            <text:p>6.6801</text:p>
          </table:table-cell>
          <table:table-cell office:value-type="float" office:value="0.004" calcext:value-type="float">
            <text:p>0.004</text:p>
          </table:table-cell>
          <table:table-cell office:value-type="float" office:value="14.6285" calcext:value-type="float">
            <text:p>14.6285</text:p>
          </table:table-cell>
          <table:table-cell office:value-type="float" office:value="0.267" calcext:value-type="float">
            <text:p>0.267</text:p>
          </table:table-cell>
          <table:table-cell office:value-type="float" office:value="0.005" calcext:value-type="float">
            <text:p>0.005</text:p>
          </table:table-cell>
          <table:table-cell office:value-type="float" office:value="17.243" calcext:value-type="float">
            <text:p>17.243</text:p>
          </table:table-cell>
          <table:table-cell office:value-type="float" office:value="111.0842" calcext:value-type="float">
            <text:p>111.0842</text:p>
          </table:table-cell>
          <table:table-cell office:value-type="float" office:value="125.9906" calcext:value-type="float">
            <text:p>125.9906</text:p>
          </table:table-cell>
          <table:table-cell office:value-type="float" office:value="93.5339" calcext:value-type="float">
            <text:p>93.5339</text:p>
          </table:table-cell>
          <table:table-cell office:value-type="float" office:value="315.9304" calcext:value-type="float">
            <text:p>315.9304</text:p>
          </table:table-cell>
          <table:table-cell office:value-type="float" office:value="375.8603" calcext:value-type="float">
            <text:p>375.8603</text:p>
          </table:table-cell>
          <table:table-cell office:value-type="float" office:value="241.2363" calcext:value-type="float">
            <text:p>241.2363</text:p>
          </table:table-cell>
          <table:table-cell office:value-type="float" office:value="167.5591" calcext:value-type="float">
            <text:p>167.5591</text:p>
          </table:table-cell>
          <table:table-cell office:value-type="float" office:value="199.0905" calcext:value-type="float">
            <text:p>199.0905</text:p>
          </table:table-cell>
          <table:table-cell office:value-type="float" office:value="127.5435" calcext:value-type="float">
            <text:p>127.5435</text:p>
          </table:table-cell>
          <table:table-cell office:value-type="float" office:value="298.9968" calcext:value-type="float">
            <text:p>298.9968</text:p>
          </table:table-cell>
          <table:table-cell office:value-type="float" office:value="359.7143" calcext:value-type="float">
            <text:p>359.7143</text:p>
          </table:table-cell>
          <table:table-cell office:value-type="float" office:value="223.3429" calcext:value-type="float">
            <text:p>223.3429</text:p>
          </table:table-cell>
          <table:table-cell office:value-type="float" office:value="-0.02" calcext:value-type="float">
            <text:p>-0.02</text:p>
          </table:table-cell>
          <table:table-cell office:value-type="float" office:value="-1.107" calcext:value-type="float">
            <text:p>-1.107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Upper middle income</text:p>
          </table:table-cell>
          <table:table-cell office:value-type="float" office:value="16318.6789479118" calcext:value-type="float">
            <text:p>16318.6789479118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379.282" calcext:value-type="float">
            <text:p>4379.282</text:p>
          </table:table-cell>
          <table:table-cell office:value-type="float" office:value="4408.58" calcext:value-type="float">
            <text:p>4408.58</text:p>
          </table:table-cell>
          <table:table-cell office:value-type="float" office:value="2204.41" calcext:value-type="float">
            <text:p>2204.41</text:p>
          </table:table-cell>
          <table:table-cell office:value-type="float" office:value="2204.17" calcext:value-type="float">
            <text:p>2204.17</text:p>
          </table:table-cell>
          <table:table-cell office:value-type="float" office:value="59.4333" calcext:value-type="float">
            <text:p>59.4333</text:p>
          </table:table-cell>
          <table:table-cell office:value-type="float" office:value="100.0109" calcext:value-type="float">
            <text:p>100.0</text:p>
          </table:table-cell>
          <table:table-cell office:value-type="float" office:value="29.0813" calcext:value-type="float">
            <text:p>29.0813</text:p>
          </table:table-cell>
          <table:table-cell office:value-type="float" office:value="50.633" calcext:value-type="float">
            <text:p>50.633</text:p>
          </table:table-cell>
          <table:table-cell office:value-type="float" office:value="11.496" calcext:value-type="float">
            <text:p>11.496</text:p>
          </table:table-cell>
          <table:table-cell office:value-type="float" office:value="58.597" calcext:value-type="float">
            <text:p>58.597</text:p>
          </table:table-cell>
          <table:table-cell office:value-type="float" office:value="1.329" calcext:value-type="float">
            <text:p>1.329</text:p>
          </table:table-cell>
          <table:table-cell office:value-type="float" office:value="52.1555" calcext:value-type="float">
            <text:p>52.1555</text:p>
          </table:table-cell>
          <table:table-cell office:value-type="float" office:value="76.637" calcext:value-type="float">
            <text:p>77</text:p>
          </table:table-cell>
          <table:table-cell office:value-type="float" office:value="12.082" calcext:value-type="float">
            <text:p>12</text:p>
          </table:table-cell>
          <table:table-cell office:value-type="float" office:value="17.4" calcext:value-type="float">
            <text:p>17</text:p>
          </table:table-cell>
          <table:table-cell office:value-type="float" office:value="2.2972" calcext:value-type="float">
            <text:p>2</text:p>
          </table:table-cell>
          <table:table-cell office:value-type="float" office:value="1.09" calcext:value-type="float">
            <text:p>1</text:p>
          </table:table-cell>
          <table:table-cell table:style-name="ce2" office:value-type="float" office:value="27.022" calcext:value-type="float">
            <text:p>27.0</text:p>
          </table:table-cell>
          <table:table-cell office:value-type="float" office:value="105.5" calcext:value-type="float">
            <text:p>105.5</text:p>
          </table:table-cell>
          <table:table-cell office:value-type="float" office:value="26.004" calcext:value-type="float">
            <text:p>26.0</text:p>
          </table:table-cell>
          <table:table-cell office:value-type="float" office:value="14.753" calcext:value-type="float">
            <text:p>14.75</text:p>
          </table:table-cell>
          <table:table-cell office:value-type="float" office:value="11.25" calcext:value-type="float">
            <text:p>11.25</text:p>
          </table:table-cell>
          <table:table-cell office:value-type="float" office:value="5.904" calcext:value-type="float">
            <text:p>5.904</text:p>
          </table:table-cell>
          <table:table-cell office:value-type="float" office:value="76.8262" calcext:value-type="float">
            <text:p>76.8262</text:p>
          </table:table-cell>
          <table:table-cell office:value-type="float" office:value="73.7259" calcext:value-type="float">
            <text:p>73.7259</text:p>
          </table:table-cell>
          <table:table-cell office:value-type="float" office:value="80.0907" calcext:value-type="float">
            <text:p>80.1</text:p>
          </table:table-cell>
          <table:table-cell office:value-type="float" office:value="63.3464" calcext:value-type="float">
            <text:p>63.3</text:p>
          </table:table-cell>
          <table:table-cell office:value-type="float" office:value="60.3785" calcext:value-type="float">
            <text:p>60.3785</text:p>
          </table:table-cell>
          <table:table-cell office:value-type="float" office:value="66.4538" calcext:value-type="float">
            <text:p>66.4538</text:p>
          </table:table-cell>
          <table:table-cell office:value-type="float" office:value="19.0283" calcext:value-type="float">
            <text:p>19.0283</text:p>
          </table:table-cell>
          <table:table-cell office:value-type="float" office:value="17.4633" calcext:value-type="float">
            <text:p>17.4633</text:p>
          </table:table-cell>
          <table:table-cell office:value-type="float" office:value="20.5181" calcext:value-type="float">
            <text:p>20.5181</text:p>
          </table:table-cell>
          <table:table-cell office:value-type="float" office:value="9.5048" calcext:value-type="float">
            <text:p>9.5048</text:p>
          </table:table-cell>
          <table:table-cell office:value-type="float" office:value="8.6141" calcext:value-type="float">
            <text:p>8.6141</text:p>
          </table:table-cell>
          <table:table-cell office:value-type="float" office:value="10.2274" calcext:value-type="float">
            <text:p>10.2274</text:p>
          </table:table-cell>
          <table:table-cell office:value-type="float" office:value="0.975" calcext:value-type="float">
            <text:p>0.975</text:p>
          </table:table-cell>
          <table:table-cell office:value-type="float" office:value="12.7112" calcext:value-type="float">
            <text:p>12.7112</text:p>
          </table:table-cell>
          <table:table-cell office:value-type="float" office:value="75.783" calcext:value-type="float">
            <text:p>75.783</text:p>
          </table:table-cell>
          <table:table-cell office:value-type="float" office:value="1.285" calcext:value-type="float">
            <text:p>1.285</text:p>
          </table:table-cell>
          <table:table-cell office:value-type="float" office:value="16.721" calcext:value-type="float">
            <text:p>16.721</text:p>
          </table:table-cell>
          <table:table-cell office:value-type="float" office:value="57.4748" calcext:value-type="float">
            <text:p>57.4748</text:p>
          </table:table-cell>
          <table:table-cell office:value-type="float" office:value="76.2578" calcext:value-type="float">
            <text:p>76.2578</text:p>
          </table:table-cell>
          <table:table-cell office:value-type="float" office:value="37.8245" calcext:value-type="float">
            <text:p>37.8245</text:p>
          </table:table-cell>
          <table:table-cell office:value-type="float" office:value="136.3575" calcext:value-type="float">
            <text:p>136.3575</text:p>
          </table:table-cell>
          <table:table-cell office:value-type="float" office:value="173.2128" calcext:value-type="float">
            <text:p>173.2128</text:p>
          </table:table-cell>
          <table:table-cell office:value-type="float" office:value="97.9487" calcext:value-type="float">
            <text:p>97.9487</text:p>
          </table:table-cell>
          <table:table-cell office:value-type="float" office:value="64.5033" calcext:value-type="float">
            <text:p>64.5033</text:p>
          </table:table-cell>
          <table:table-cell office:value-type="float" office:value="87.4479" calcext:value-type="float">
            <text:p>87.4479</text:p>
          </table:table-cell>
          <table:table-cell office:value-type="float" office:value="40.6571" calcext:value-type="float">
            <text:p>40.6571</text:p>
          </table:table-cell>
          <table:table-cell office:value-type="float" office:value="118.7512" calcext:value-type="float">
            <text:p>118.7512</text:p>
          </table:table-cell>
          <table:table-cell office:value-type="float" office:value="154.0666" calcext:value-type="float">
            <text:p>154.0666</text:p>
          </table:table-cell>
          <table:table-cell office:value-type="float" office:value="82.182" calcext:value-type="float">
            <text:p>82.182</text:p>
          </table:table-cell>
          <table:table-cell office:value-type="float" office:value="7.967" calcext:value-type="float">
            <text:p>7.967</text:p>
          </table:table-cell>
          <table:table-cell office:value-type="float" office:value="1.809" calcext:value-type="float">
            <text:p>1.809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High income</text:p>
          </table:table-cell>
          <table:table-cell office:value-type="float" office:value="31680.1860110126" calcext:value-type="float">
            <text:p>31680.1860110126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10048.412" calcext:value-type="float">
            <text:p>10048.412</text:p>
          </table:table-cell>
          <table:table-cell office:value-type="float" office:value="10142.618" calcext:value-type="float">
            <text:p>10142.618</text:p>
          </table:table-cell>
          <table:table-cell office:value-type="float" office:value="5232.314" calcext:value-type="float">
            <text:p>5232.314</text:p>
          </table:table-cell>
          <table:table-cell office:value-type="float" office:value="4910.304" calcext:value-type="float">
            <text:p>4910.304</text:p>
          </table:table-cell>
          <table:table-cell office:value-type="float" office:value="22.3968" calcext:value-type="float">
            <text:p>22.3968</text:p>
          </table:table-cell>
          <table:table-cell office:value-type="float" office:value="106.5578" calcext:value-type="float">
            <text:p>106.6</text:p>
          </table:table-cell>
          <table:table-cell office:value-type="float" office:value="21.9727" calcext:value-type="float">
            <text:p>21.9727</text:p>
          </table:table-cell>
          <table:table-cell office:value-type="float" office:value="189.207" calcext:value-type="float">
            <text:p>189.207</text:p>
          </table:table-cell>
          <table:table-cell office:value-type="float" office:value="18.653" calcext:value-type="float">
            <text:p>18.653</text:p>
          </table:table-cell>
          <table:table-cell office:value-type="float" office:value="188.413" calcext:value-type="float">
            <text:p>188.413</text:p>
          </table:table-cell>
          <table:table-cell office:value-type="float" office:value="1.858" calcext:value-type="float">
            <text:p>1.858</text:p>
          </table:table-cell>
          <table:table-cell office:value-type="float" office:value="37.3061" calcext:value-type="float">
            <text:p>37.3061</text:p>
          </table:table-cell>
          <table:table-cell office:value-type="float" office:value="254.718" calcext:value-type="float">
            <text:p>255</text:p>
          </table:table-cell>
          <table:table-cell office:value-type="float" office:value="26.569" calcext:value-type="float">
            <text:p>27</text:p>
          </table:table-cell>
          <table:table-cell office:value-type="float" office:value="25.112" calcext:value-type="float">
            <text:p>25</text:p>
          </table:table-cell>
          <table:table-cell office:value-type="float" office:value="3.1645" calcext:value-type="float">
            <text:p>3</text:p>
          </table:table-cell>
          <table:table-cell office:value-type="float" office:value="1.4218" calcext:value-type="float">
            <text:p>1</text:p>
          </table:table-cell>
          <table:table-cell table:style-name="ce2" office:value-type="float" office:value="29.342" calcext:value-type="float">
            <text:p>29.3</text:p>
          </table:table-cell>
          <table:table-cell office:value-type="float" office:value="107.7" calcext:value-type="float">
            <text:p>107.7</text:p>
          </table:table-cell>
          <table:table-cell office:value-type="float" office:value="65.511" calcext:value-type="float">
            <text:p>65.5</text:p>
          </table:table-cell>
          <table:table-cell office:value-type="float" office:value="40.027" calcext:value-type="float">
            <text:p>40.03</text:p>
          </table:table-cell>
          <table:table-cell office:value-type="float" office:value="25.484" calcext:value-type="float">
            <text:p>25.484</text:p>
          </table:table-cell>
          <table:table-cell office:value-type="float" office:value="6.459" calcext:value-type="float">
            <text:p>6.459</text:p>
          </table:table-cell>
          <table:table-cell office:value-type="float" office:value="65.958" calcext:value-type="float">
            <text:p>65.958</text:p>
          </table:table-cell>
          <table:table-cell office:value-type="float" office:value="63.3776" calcext:value-type="float">
            <text:p>63.3776</text:p>
          </table:table-cell>
          <table:table-cell office:value-type="float" office:value="69.1723" calcext:value-type="float">
            <text:p>69.2</text:p>
          </table:table-cell>
          <table:table-cell office:value-type="float" office:value="54.3577" calcext:value-type="float">
            <text:p>54.4</text:p>
          </table:table-cell>
          <table:table-cell office:value-type="float" office:value="51.9136" calcext:value-type="float">
            <text:p>51.9136</text:p>
          </table:table-cell>
          <table:table-cell office:value-type="float" office:value="57.4239" calcext:value-type="float">
            <text:p>57.4239</text:p>
          </table:table-cell>
          <table:table-cell office:value-type="float" office:value="12.7331" calcext:value-type="float">
            <text:p>12.7331</text:p>
          </table:table-cell>
          <table:table-cell office:value-type="float" office:value="11.6318" calcext:value-type="float">
            <text:p>11.6318</text:p>
          </table:table-cell>
          <table:table-cell office:value-type="float" office:value="14.112" calcext:value-type="float">
            <text:p>14.112</text:p>
          </table:table-cell>
          <table:table-cell office:value-type="float" office:value="5.5706" calcext:value-type="float">
            <text:p>5.5706</text:p>
          </table:table-cell>
          <table:table-cell office:value-type="float" office:value="5.1672" calcext:value-type="float">
            <text:p>5.1672</text:p>
          </table:table-cell>
          <table:table-cell office:value-type="float" office:value="5.9857" calcext:value-type="float">
            <text:p>5.9857</text:p>
          </table:table-cell>
          <table:table-cell office:value-type="float" office:value="8.619" calcext:value-type="float">
            <text:p>8.619</text:p>
          </table:table-cell>
          <table:table-cell office:value-type="float" office:value="33.8369" calcext:value-type="float">
            <text:p>33.8369</text:p>
          </table:table-cell>
          <table:table-cell office:value-type="float" office:value="247.322" calcext:value-type="float">
            <text:p>247.322</text:p>
          </table:table-cell>
          <table:table-cell office:value-type="float" office:value="10.77" calcext:value-type="float">
            <text:p>10.77</text:p>
          </table:table-cell>
          <table:table-cell office:value-type="float" office:value="42.3783" calcext:value-type="float">
            <text:p>42.3783</text:p>
          </table:table-cell>
          <table:table-cell office:value-type="float" office:value="105.9022" calcext:value-type="float">
            <text:p>105.9022</text:p>
          </table:table-cell>
          <table:table-cell office:value-type="float" office:value="122.6395" calcext:value-type="float">
            <text:p>122.6395</text:p>
          </table:table-cell>
          <table:table-cell office:value-type="float" office:value="87.8726" calcext:value-type="float">
            <text:p>87.8726</text:p>
          </table:table-cell>
          <table:table-cell office:value-type="float" office:value="261.7832" calcext:value-type="float">
            <text:p>261.7832</text:p>
          </table:table-cell>
          <table:table-cell office:value-type="float" office:value="309.7417" calcext:value-type="float">
            <text:p>309.7417</text:p>
          </table:table-cell>
          <table:table-cell office:value-type="float" office:value="207.3562" calcext:value-type="float">
            <text:p>207.3562</text:p>
          </table:table-cell>
          <table:table-cell office:value-type="float" office:value="112.5576" calcext:value-type="float">
            <text:p>112.5576</text:p>
          </table:table-cell>
          <table:table-cell office:value-type="float" office:value="137.3466" calcext:value-type="float">
            <text:p>137.3466</text:p>
          </table:table-cell>
          <table:table-cell office:value-type="float" office:value="86.079" calcext:value-type="float">
            <text:p>86.079</text:p>
          </table:table-cell>
          <table:table-cell office:value-type="float" office:value="222.4709" calcext:value-type="float">
            <text:p>222.4709</text:p>
          </table:table-cell>
          <table:table-cell office:value-type="float" office:value="269.868" calcext:value-type="float">
            <text:p>269.868</text:p>
          </table:table-cell>
          <table:table-cell office:value-type="float" office:value="168.9412" calcext:value-type="float">
            <text:p>168.9412</text:p>
          </table:table-cell>
          <table:table-cell office:value-type="float" office:value="-0.8" calcext:value-type="float">
            <text:p>-0.8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Lower middle income</text:p>
          </table:table-cell>
          <table:table-cell office:value-type="float" office:value="4445.36476879927" calcext:value-type="float">
            <text:p>4445.36476879927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6743.247" calcext:value-type="float">
            <text:p>6743.247</text:p>
          </table:table-cell>
          <table:table-cell office:value-type="float" office:value="6780.744" calcext:value-type="float">
            <text:p>6780.744</text:p>
          </table:table-cell>
          <table:table-cell office:value-type="float" office:value="3402.132" calcext:value-type="float">
            <text:p>3402.132</text:p>
          </table:table-cell>
          <table:table-cell office:value-type="float" office:value="3378.612" calcext:value-type="float">
            <text:p>3378.612</text:p>
          </table:table-cell>
          <table:table-cell office:value-type="float" office:value="16.7648" calcext:value-type="float">
            <text:p>16.7648</text:p>
          </table:table-cell>
          <table:table-cell office:value-type="float" office:value="100.6961" calcext:value-type="float">
            <text:p>100.7</text:p>
          </table:table-cell>
          <table:table-cell office:value-type="float" office:value="25.8983" calcext:value-type="float">
            <text:p>25.8983</text:p>
          </table:table-cell>
          <table:table-cell office:value-type="float" office:value="87.489" calcext:value-type="float">
            <text:p>87.489</text:p>
          </table:table-cell>
          <table:table-cell office:value-type="float" office:value="12.891" calcext:value-type="float">
            <text:p>12.891</text:p>
          </table:table-cell>
          <table:table-cell office:value-type="float" office:value="74.994" calcext:value-type="float">
            <text:p>74.994</text:p>
          </table:table-cell>
          <table:table-cell office:value-type="float" office:value="1.106" calcext:value-type="float">
            <text:p>1.106</text:p>
          </table:table-cell>
          <table:table-cell office:value-type="float" office:value="62.6715" calcext:value-type="float">
            <text:p>62.6715</text:p>
          </table:table-cell>
          <table:table-cell office:value-type="float" office:value="137.96" calcext:value-type="float">
            <text:p>138</text:p>
          </table:table-cell>
          <table:table-cell office:value-type="float" office:value="20.516" calcext:value-type="float">
            <text:p>21</text:p>
          </table:table-cell>
          <table:table-cell office:value-type="float" office:value="20.328" calcext:value-type="float">
            <text:p>20</text:p>
          </table:table-cell>
          <table:table-cell office:value-type="float" office:value="2.444" calcext:value-type="float">
            <text:p>2</text:p>
          </table:table-cell>
          <table:table-cell office:value-type="float" office:value="1.1564" calcext:value-type="float">
            <text:p>1</text:p>
          </table:table-cell>
          <table:table-cell table:style-name="ce2" office:value-type="float" office:value="27.923" calcext:value-type="float">
            <text:p>27.9</text:p>
          </table:table-cell>
          <table:table-cell office:value-type="float" office:value="105" calcext:value-type="float">
            <text:p>105.0</text:p>
          </table:table-cell>
          <table:table-cell office:value-type="float" office:value="50.471" calcext:value-type="float">
            <text:p>50.5</text:p>
          </table:table-cell>
          <table:table-cell office:value-type="float" office:value="28.468" calcext:value-type="float">
            <text:p>28.47</text:p>
          </table:table-cell>
          <table:table-cell office:value-type="float" office:value="22.003" calcext:value-type="float">
            <text:p>22.003</text:p>
          </table:table-cell>
          <table:table-cell office:value-type="float" office:value="7.437" calcext:value-type="float">
            <text:p>7.437</text:p>
          </table:table-cell>
          <table:table-cell office:value-type="float" office:value="70.4745" calcext:value-type="float">
            <text:p>70.4745</text:p>
          </table:table-cell>
          <table:table-cell office:value-type="float" office:value="67.6452" calcext:value-type="float">
            <text:p>67.6452</text:p>
          </table:table-cell>
          <table:table-cell office:value-type="float" office:value="73.5714" calcext:value-type="float">
            <text:p>73.6</text:p>
          </table:table-cell>
          <table:table-cell office:value-type="float" office:value="57.0391" calcext:value-type="float">
            <text:p>57.0</text:p>
          </table:table-cell>
          <table:table-cell office:value-type="float" office:value="54.3121" calcext:value-type="float">
            <text:p>54.3121</text:p>
          </table:table-cell>
          <table:table-cell office:value-type="float" office:value="60.0165" calcext:value-type="float">
            <text:p>60.0165</text:p>
          </table:table-cell>
          <table:table-cell office:value-type="float" office:value="14.2264" calcext:value-type="float">
            <text:p>14.2264</text:p>
          </table:table-cell>
          <table:table-cell office:value-type="float" office:value="12.8394" calcext:value-type="float">
            <text:p>12.8394</text:p>
          </table:table-cell>
          <table:table-cell office:value-type="float" office:value="15.6377" calcext:value-type="float">
            <text:p>15.6377</text:p>
          </table:table-cell>
          <table:table-cell office:value-type="float" office:value="6.4508" calcext:value-type="float">
            <text:p>6.4508</text:p>
          </table:table-cell>
          <table:table-cell office:value-type="float" office:value="5.7532" calcext:value-type="float">
            <text:p>5.7532</text:p>
          </table:table-cell>
          <table:table-cell office:value-type="float" office:value="7.0486" calcext:value-type="float">
            <text:p>7.0486</text:p>
          </table:table-cell>
          <table:table-cell office:value-type="float" office:value="2.258" calcext:value-type="float">
            <text:p>2.258</text:p>
          </table:table-cell>
          <table:table-cell office:value-type="float" office:value="16.3578" calcext:value-type="float">
            <text:p>16.3578</text:p>
          </table:table-cell>
          <table:table-cell office:value-type="float" office:value="135.965" calcext:value-type="float">
            <text:p>135.965</text:p>
          </table:table-cell>
          <table:table-cell office:value-type="float" office:value="2.692" calcext:value-type="float">
            <text:p>2.692</text:p>
          </table:table-cell>
          <table:table-cell office:value-type="float" office:value="19.4919" calcext:value-type="float">
            <text:p>19.4919</text:p>
          </table:table-cell>
          <table:table-cell office:value-type="float" office:value="59.7978" calcext:value-type="float">
            <text:p>59.7978</text:p>
          </table:table-cell>
          <table:table-cell office:value-type="float" office:value="74.5218" calcext:value-type="float">
            <text:p>74.5218</text:p>
          </table:table-cell>
          <table:table-cell office:value-type="float" office:value="44.3736" calcext:value-type="float">
            <text:p>44.3736</text:p>
          </table:table-cell>
          <table:table-cell office:value-type="float" office:value="203.3646" calcext:value-type="float">
            <text:p>203.3646</text:p>
          </table:table-cell>
          <table:table-cell office:value-type="float" office:value="250.4983" calcext:value-type="float">
            <text:p>250.4983</text:p>
          </table:table-cell>
          <table:table-cell office:value-type="float" office:value="154.4274" calcext:value-type="float">
            <text:p>154.4274</text:p>
          </table:table-cell>
          <table:table-cell office:value-type="float" office:value="83.2077" calcext:value-type="float">
            <text:p>83.2077</text:p>
          </table:table-cell>
          <table:table-cell office:value-type="float" office:value="106.4233" calcext:value-type="float">
            <text:p>106.4233</text:p>
          </table:table-cell>
          <table:table-cell office:value-type="float" office:value="58.9744" calcext:value-type="float">
            <text:p>58.9744</text:p>
          </table:table-cell>
          <table:table-cell office:value-type="float" office:value="185.2253" calcext:value-type="float">
            <text:p>185.2253</text:p>
          </table:table-cell>
          <table:table-cell office:value-type="float" office:value="231.5265" calcext:value-type="float">
            <text:p>231.5265</text:p>
          </table:table-cell>
          <table:table-cell office:value-type="float" office:value="137.4213" calcext:value-type="float">
            <text:p>137.4213</text:p>
          </table:table-cell>
          <table:table-cell office:value-type="float" office:value="-12.499" calcext:value-type="float">
            <text:p>-12.499</text:p>
          </table:table-cell>
          <table:table-cell office:value-type="float" office:value="-1.842" calcext:value-type="float">
            <text:p>-1.842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13975.858226826" calcext:value-type="float">
            <text:p>13975.858226826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3911.712" calcext:value-type="float">
            <text:p>33911.712</text:p>
          </table:table-cell>
          <table:table-cell office:value-type="float" office:value="34049.588" calcext:value-type="float">
            <text:p>34049.588</text:p>
          </table:table-cell>
          <table:table-cell office:value-type="float" office:value="16857.086" calcext:value-type="float">
            <text:p>16857.086</text:p>
          </table:table-cell>
          <table:table-cell office:value-type="float" office:value="17192.503" calcext:value-type="float">
            <text:p>17192.503</text:p>
          </table:table-cell>
          <table:table-cell office:value-type="float" office:value="26.5995" calcext:value-type="float">
            <text:p>26.5995</text:p>
          </table:table-cell>
          <table:table-cell office:value-type="float" office:value="98.049" calcext:value-type="float">
            <text:p>98.0</text:p>
          </table:table-cell>
          <table:table-cell office:value-type="float" office:value="28.446" calcext:value-type="float">
            <text:p>28.446</text:p>
          </table:table-cell>
          <table:table-cell office:value-type="float" office:value="336.401" calcext:value-type="float">
            <text:p>336.401</text:p>
          </table:table-cell>
          <table:table-cell office:value-type="float" office:value="9.871" calcext:value-type="float">
            <text:p>9.871</text:p>
          </table:table-cell>
          <table:table-cell office:value-type="float" office:value="275.753" calcext:value-type="float">
            <text:p>275.753</text:p>
          </table:table-cell>
          <table:table-cell office:value-type="float" office:value="0.81" calcext:value-type="float">
            <text:p>0.81</text:p>
          </table:table-cell>
          <table:table-cell office:value-type="float" office:value="85.5737" calcext:value-type="float">
            <text:p>85.5737</text:p>
          </table:table-cell>
          <table:table-cell office:value-type="float" office:value="592.156" calcext:value-type="float">
            <text:p>592</text:p>
          </table:table-cell>
          <table:table-cell office:value-type="float" office:value="81.305" calcext:value-type="float">
            <text:p>81</text:p>
          </table:table-cell>
          <table:table-cell office:value-type="float" office:value="17.376" calcext:value-type="float">
            <text:p>17</text:p>
          </table:table-cell>
          <table:table-cell office:value-type="float" office:value="2.1637" calcext:value-type="float">
            <text:p>2</text:p>
          </table:table-cell>
          <table:table-cell office:value-type="float" office:value="1.0332" calcext:value-type="float">
            <text:p>1</text:p>
          </table:table-cell>
          <table:table-cell table:style-name="ce2" office:value-type="float" office:value="28.298" calcext:value-type="float">
            <text:p>28.3</text:p>
          </table:table-cell>
          <table:table-cell office:value-type="float" office:value="104.1" calcext:value-type="float">
            <text:p>104.1</text:p>
          </table:table-cell>
          <table:table-cell office:value-type="float" office:value="255.755" calcext:value-type="float">
            <text:p>255.8</text:p>
          </table:table-cell>
          <table:table-cell office:value-type="float" office:value="137.326" calcext:value-type="float">
            <text:p>137.33</text:p>
          </table:table-cell>
          <table:table-cell office:value-type="float" office:value="118.429" calcext:value-type="float">
            <text:p>118.429</text:p>
          </table:table-cell>
          <table:table-cell office:value-type="float" office:value="7.505" calcext:value-type="float">
            <text:p>7.505</text:p>
          </table:table-cell>
          <table:table-cell office:value-type="float" office:value="73.3853" calcext:value-type="float">
            <text:p>73.3853</text:p>
          </table:table-cell>
          <table:table-cell office:value-type="float" office:value="71.3318" calcext:value-type="float">
            <text:p>71.3318</text:p>
          </table:table-cell>
          <table:table-cell office:value-type="float" office:value="75.4954" calcext:value-type="float">
            <text:p>75.5</text:p>
          </table:table-cell>
          <table:table-cell office:value-type="float" office:value="59.5126" calcext:value-type="float">
            <text:p>59.5</text:p>
          </table:table-cell>
          <table:table-cell office:value-type="float" office:value="57.495" calcext:value-type="float">
            <text:p>57.495</text:p>
          </table:table-cell>
          <table:table-cell office:value-type="float" office:value="61.581" calcext:value-type="float">
            <text:p>61.581</text:p>
          </table:table-cell>
          <table:table-cell office:value-type="float" office:value="15.9848" calcext:value-type="float">
            <text:p>15.9848</text:p>
          </table:table-cell>
          <table:table-cell office:value-type="float" office:value="14.9882" calcext:value-type="float">
            <text:p>14.9882</text:p>
          </table:table-cell>
          <table:table-cell office:value-type="float" office:value="16.9378" calcext:value-type="float">
            <text:p>16.9378</text:p>
          </table:table-cell>
          <table:table-cell office:value-type="float" office:value="6.6542" calcext:value-type="float">
            <text:p>6.6542</text:p>
          </table:table-cell>
          <table:table-cell office:value-type="float" office:value="6.2109" calcext:value-type="float">
            <text:p>6.2109</text:p>
          </table:table-cell>
          <table:table-cell office:value-type="float" office:value="7.0319" calcext:value-type="float">
            <text:p>7.0319</text:p>
          </table:table-cell>
          <table:table-cell office:value-type="float" office:value="5.75" calcext:value-type="float">
            <text:p>5.75</text:p>
          </table:table-cell>
          <table:table-cell office:value-type="float" office:value="9.7046" calcext:value-type="float">
            <text:p>9.7046</text:p>
          </table:table-cell>
          <table:table-cell office:value-type="float" office:value="587.155" calcext:value-type="float">
            <text:p>587.155</text:p>
          </table:table-cell>
          <table:table-cell office:value-type="float" office:value="7.176" calcext:value-type="float">
            <text:p>7.176</text:p>
          </table:table-cell>
          <table:table-cell office:value-type="float" office:value="12.1127" calcext:value-type="float">
            <text:p>12.1127</text:p>
          </table:table-cell>
          <table:table-cell office:value-type="float" office:value="50.3383" calcext:value-type="float">
            <text:p>50.3383</text:p>
          </table:table-cell>
          <table:table-cell office:value-type="float" office:value="61.547" calcext:value-type="float">
            <text:p>61.547</text:p>
          </table:table-cell>
          <table:table-cell office:value-type="float" office:value="39.2876" calcext:value-type="float">
            <text:p>39.2876</text:p>
          </table:table-cell>
          <table:table-cell office:value-type="float" office:value="169.3026" calcext:value-type="float">
            <text:p>169.3026</text:p>
          </table:table-cell>
          <table:table-cell office:value-type="float" office:value="200.7716" calcext:value-type="float">
            <text:p>200.7716</text:p>
          </table:table-cell>
          <table:table-cell office:value-type="float" office:value="137.2994" calcext:value-type="float">
            <text:p>137.2994</text:p>
          </table:table-cell>
          <table:table-cell office:value-type="float" office:value="74.155" calcext:value-type="float">
            <text:p>74.155</text:p>
          </table:table-cell>
          <table:table-cell office:value-type="float" office:value="92.3359" calcext:value-type="float">
            <text:p>92.3359</text:p>
          </table:table-cell>
          <table:table-cell office:value-type="float" office:value="56.0817" calcext:value-type="float">
            <text:p>56.0817</text:p>
          </table:table-cell>
          <table:table-cell office:value-type="float" office:value="156.0264" calcext:value-type="float">
            <text:p>156.0264</text:p>
          </table:table-cell>
          <table:table-cell office:value-type="float" office:value="187.2031" calcext:value-type="float">
            <text:p>187.2031</text:p>
          </table:table-cell>
          <table:table-cell office:value-type="float" office:value="124.4025" calcext:value-type="float">
            <text:p>124.4025</text:p>
          </table:table-cell>
          <table:table-cell office:value-type="float" office:value="-60.652" calcext:value-type="float">
            <text:p>-60.652</text:p>
          </table:table-cell>
          <table:table-cell office:value-type="float" office:value="-1.78" calcext:value-type="float">
            <text:p>-1.7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13895.2758164137" calcext:value-type="float">
            <text:p>13895.2758164137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14666.324" calcext:value-type="float">
            <text:p>114666.324</text:p>
          </table:table-cell>
          <table:table-cell office:value-type="float" office:value="115559.009" calcext:value-type="float">
            <text:p>115559.009</text:p>
          </table:table-cell>
          <table:table-cell office:value-type="float" office:value="58679.278" calcext:value-type="float">
            <text:p>58679.278</text:p>
          </table:table-cell>
          <table:table-cell office:value-type="float" office:value="56879.731" calcext:value-type="float">
            <text:p>56879.731</text:p>
          </table:table-cell>
          <table:table-cell office:value-type="float" office:value="385.1967" calcext:value-type="float">
            <text:p>385.1967</text:p>
          </table:table-cell>
          <table:table-cell office:value-type="float" office:value="103.1638" calcext:value-type="float">
            <text:p>103.2</text:p>
          </table:table-cell>
          <table:table-cell office:value-type="float" office:value="24.7337" calcext:value-type="float">
            <text:p>24.7337</text:p>
          </table:table-cell>
          <table:table-cell office:value-type="float" office:value="1855.368" calcext:value-type="float">
            <text:p>1855.368</text:p>
          </table:table-cell>
          <table:table-cell office:value-type="float" office:value="16.05" calcext:value-type="float">
            <text:p>16.05</text:p>
          </table:table-cell>
          <table:table-cell office:value-type="float" office:value="1785.37" calcext:value-type="float">
            <text:p>1785.37</text:p>
          </table:table-cell>
          <table:table-cell office:value-type="float" office:value="1.545" calcext:value-type="float">
            <text:p>1.545</text:p>
          </table:table-cell>
          <table:table-cell office:value-type="float" office:value="44.8639" calcext:value-type="float">
            <text:p>44.8639</text:p>
          </table:table-cell>
          <table:table-cell office:value-type="float" office:value="2499.081" calcext:value-type="float">
            <text:p>2,499</text:p>
          </table:table-cell>
          <table:table-cell office:value-type="float" office:value="253.257" calcext:value-type="float">
            <text:p>253</text:p>
          </table:table-cell>
          <table:table-cell office:value-type="float" office:value="21.618" calcext:value-type="float">
            <text:p>22</text:p>
          </table:table-cell>
          <table:table-cell office:value-type="float" office:value="2.725" calcext:value-type="float">
            <text:p>3</text:p>
          </table:table-cell>
          <table:table-cell office:value-type="float" office:value="1.2653" calcext:value-type="float">
            <text:p>1</text:p>
          </table:table-cell>
          <table:table-cell table:style-name="ce2" office:value-type="float" office:value="28.64" calcext:value-type="float">
            <text:p>28.6</text:p>
          </table:table-cell>
          <table:table-cell office:value-type="float" office:value="107.7" calcext:value-type="float">
            <text:p>107.7</text:p>
          </table:table-cell>
          <table:table-cell office:value-type="float" office:value="643.713" calcext:value-type="float">
            <text:p>643.7</text:p>
          </table:table-cell>
          <table:table-cell office:value-type="float" office:value="341.95" calcext:value-type="float">
            <text:p>341.95</text:p>
          </table:table-cell>
          <table:table-cell office:value-type="float" office:value="301.763" calcext:value-type="float">
            <text:p>301.763</text:p>
          </table:table-cell>
          <table:table-cell office:value-type="float" office:value="5.568" calcext:value-type="float">
            <text:p>5.568</text:p>
          </table:table-cell>
          <table:table-cell office:value-type="float" office:value="72.1866" calcext:value-type="float">
            <text:p>72.1866</text:p>
          </table:table-cell>
          <table:table-cell office:value-type="float" office:value="70.2179" calcext:value-type="float">
            <text:p>70.2179</text:p>
          </table:table-cell>
          <table:table-cell office:value-type="float" office:value="74.1743" calcext:value-type="float">
            <text:p>74.2</text:p>
          </table:table-cell>
          <table:table-cell office:value-type="float" office:value="59.347" calcext:value-type="float">
            <text:p>59.3</text:p>
          </table:table-cell>
          <table:table-cell office:value-type="float" office:value="57.6059" calcext:value-type="float">
            <text:p>57.6059</text:p>
          </table:table-cell>
          <table:table-cell office:value-type="float" office:value="61.0701" calcext:value-type="float">
            <text:p>61.0701</text:p>
          </table:table-cell>
          <table:table-cell office:value-type="float" office:value="14.6531" calcext:value-type="float">
            <text:p>14.6531</text:p>
          </table:table-cell>
          <table:table-cell office:value-type="float" office:value="13.5966" calcext:value-type="float">
            <text:p>13.5966</text:p>
          </table:table-cell>
          <table:table-cell office:value-type="float" office:value="15.5607" calcext:value-type="float">
            <text:p>15.5607</text:p>
          </table:table-cell>
          <table:table-cell office:value-type="float" office:value="6.1725" calcext:value-type="float">
            <text:p>6.1725</text:p>
          </table:table-cell>
          <table:table-cell office:value-type="float" office:value="5.7001" calcext:value-type="float">
            <text:p>5.7001</text:p>
          </table:table-cell>
          <table:table-cell office:value-type="float" office:value="6.4646" calcext:value-type="float">
            <text:p>6.4646</text:p>
          </table:table-cell>
          <table:table-cell office:value-type="float" office:value="53.917" calcext:value-type="float">
            <text:p>53.917</text:p>
          </table:table-cell>
          <table:table-cell office:value-type="float" office:value="21.5864" calcext:value-type="float">
            <text:p>21.5864</text:p>
          </table:table-cell>
          <table:table-cell office:value-type="float" office:value="2450.775" calcext:value-type="float">
            <text:p>2450.775</text:p>
          </table:table-cell>
          <table:table-cell office:value-type="float" office:value="63.95" calcext:value-type="float">
            <text:p>63.95</text:p>
          </table:table-cell>
          <table:table-cell office:value-type="float" office:value="25.6728" calcext:value-type="float">
            <text:p>25.6728</text:p>
          </table:table-cell>
          <table:table-cell office:value-type="float" office:value="56.5668" calcext:value-type="float">
            <text:p>56.5668</text:p>
          </table:table-cell>
          <table:table-cell office:value-type="float" office:value="64.6604" calcext:value-type="float">
            <text:p>64.6604</text:p>
          </table:table-cell>
          <table:table-cell office:value-type="float" office:value="47.911" calcext:value-type="float">
            <text:p>47.911</text:p>
          </table:table-cell>
          <table:table-cell office:value-type="float" office:value="157.174" calcext:value-type="float">
            <text:p>157.174</text:p>
          </table:table-cell>
          <table:table-cell office:value-type="float" office:value="182.6283" calcext:value-type="float">
            <text:p>182.6283</text:p>
          </table:table-cell>
          <table:table-cell office:value-type="float" office:value="130.3847" calcext:value-type="float">
            <text:p>130.3847</text:p>
          </table:table-cell>
          <table:table-cell office:value-type="float" office:value="57.8111" calcext:value-type="float">
            <text:p>57.8111</text:p>
          </table:table-cell>
          <table:table-cell office:value-type="float" office:value="66.1636" calcext:value-type="float">
            <text:p>66.1636</text:p>
          </table:table-cell>
          <table:table-cell office:value-type="float" office:value="48.9976" calcext:value-type="float">
            <text:p>48.9976</text:p>
          </table:table-cell>
          <table:table-cell office:value-type="float" office:value="131.3107" calcext:value-type="float">
            <text:p>131.3107</text:p>
          </table:table-cell>
          <table:table-cell office:value-type="float" office:value="154.0879" calcext:value-type="float">
            <text:p>154.0879</text:p>
          </table:table-cell>
          <table:table-cell office:value-type="float" office:value="107.6289" calcext:value-type="float">
            <text:p>107.6289</text:p>
          </table:table-cell>
          <table:table-cell office:value-type="float" office:value="-69.996" calcext:value-type="float">
            <text:p>-69.996</text:p>
          </table:table-cell>
          <table:table-cell office:value-type="float" office:value="-0.606" calcext:value-type="float">
            <text:p>-0.606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Lower middle income</text:p>
          </table:table-cell>
          <table:table-cell office:value-type="float" office:value="9119.69335803543" calcext:value-type="float">
            <text:p>9119.6933580354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8236.684" calcext:value-type="float">
            <text:p>38236.684</text:p>
          </table:table-cell>
          <table:table-cell office:value-type="float" office:value="39857.146" calcext:value-type="float">
            <text:p>39857.146</text:p>
          </table:table-cell>
          <table:table-cell office:value-type="float" office:value="19295.674" calcext:value-type="float">
            <text:p>19295.674</text:p>
          </table:table-cell>
          <table:table-cell office:value-type="float" office:value="20561.471" calcext:value-type="float">
            <text:p>20561.471</text:p>
          </table:table-cell>
          <table:table-cell office:value-type="float" office:value="130.1696" calcext:value-type="float">
            <text:p>130.1696</text:p>
          </table:table-cell>
          <table:table-cell office:value-type="float" office:value="93.8438" calcext:value-type="float">
            <text:p>93.8</text:p>
          </table:table-cell>
          <table:table-cell office:value-type="float" office:value="40.2915" calcext:value-type="float">
            <text:p>40.2915</text:p>
          </table:table-cell>
          <table:table-cell office:value-type="float" office:value="-125.463" calcext:value-type="float">
            <text:p>-125.463</text:p>
          </table:table-cell>
          <table:table-cell office:value-type="float" office:value="-3.287" calcext:value-type="float">
            <text:p>-3.287</text:p>
          </table:table-cell>
          <table:table-cell office:value-type="float" office:value="3240.923" calcext:value-type="float">
            <text:p>3240.923</text:p>
          </table:table-cell>
          <table:table-cell office:value-type="float" office:value="8.136" calcext:value-type="float">
            <text:p>8.136</text:p>
          </table:table-cell>
          <table:table-cell office:value-type="float" office:value="8.5195" calcext:value-type="float">
            <text:p>8.5195</text:p>
          </table:table-cell>
          <table:table-cell office:value-type="float" office:value="353.84" calcext:value-type="float">
            <text:p>354</text:p>
          </table:table-cell>
          <table:table-cell office:value-type="float" office:value="8.209" calcext:value-type="float">
            <text:p>8</text:p>
          </table:table-cell>
          <table:table-cell office:value-type="float" office:value="9.27" calcext:value-type="float">
            <text:p>9</text:p>
          </table:table-cell>
          <table:table-cell office:value-type="float" office:value="1.4612" calcext:value-type="float">
            <text:p>1</text:p>
          </table:table-cell>
          <table:table-cell office:value-type="float" office:value="0.7035" calcext:value-type="float">
            <text:p>1</text:p>
          </table:table-cell>
          <table:table-cell table:style-name="ce2" office:value-type="float" office:value="29.722" calcext:value-type="float">
            <text:p>29.7</text:p>
          </table:table-cell>
          <table:table-cell office:value-type="float" office:value="106" calcext:value-type="float">
            <text:p>106.0</text:p>
          </table:table-cell>
          <table:table-cell office:value-type="float" office:value="479.303" calcext:value-type="float">
            <text:p>479.3</text:p>
          </table:table-cell>
          <table:table-cell office:value-type="float" office:value="247.042" calcext:value-type="float">
            <text:p>247.04</text:p>
          </table:table-cell>
          <table:table-cell office:value-type="float" office:value="232.261" calcext:value-type="float">
            <text:p>232.261</text:p>
          </table:table-cell>
          <table:table-cell office:value-type="float" office:value="12.557" calcext:value-type="float">
            <text:p>12.557</text:p>
          </table:table-cell>
          <table:table-cell office:value-type="float" office:value="76.9965" calcext:value-type="float">
            <text:p>76.9965</text:p>
          </table:table-cell>
          <table:table-cell office:value-type="float" office:value="73.2332" calcext:value-type="float">
            <text:p>73.2332</text:p>
          </table:table-cell>
          <table:table-cell office:value-type="float" office:value="80.7964" calcext:value-type="float">
            <text:p>80.8</text:p>
          </table:table-cell>
          <table:table-cell office:value-type="float" office:value="62.3559" calcext:value-type="float">
            <text:p>62.4</text:p>
          </table:table-cell>
          <table:table-cell office:value-type="float" office:value="58.5902" calcext:value-type="float">
            <text:p>58.5902</text:p>
          </table:table-cell>
          <table:table-cell office:value-type="float" office:value="66.1557" calcext:value-type="float">
            <text:p>66.1557</text:p>
          </table:table-cell>
          <table:table-cell office:value-type="float" office:value="16.9869" calcext:value-type="float">
            <text:p>16.9869</text:p>
          </table:table-cell>
          <table:table-cell office:value-type="float" office:value="14.5532" calcext:value-type="float">
            <text:p>14.5532</text:p>
          </table:table-cell>
          <table:table-cell office:value-type="float" office:value="19.0283" calcext:value-type="float">
            <text:p>19.0283</text:p>
          </table:table-cell>
          <table:table-cell office:value-type="float" office:value="8.0939" calcext:value-type="float">
            <text:p>8.0939</text:p>
          </table:table-cell>
          <table:table-cell office:value-type="float" office:value="6.9875" calcext:value-type="float">
            <text:p>6.9875</text:p>
          </table:table-cell>
          <table:table-cell office:value-type="float" office:value="8.7145" calcext:value-type="float">
            <text:p>8.7145</text:p>
          </table:table-cell>
          <table:table-cell office:value-type="float" office:value="1.201" calcext:value-type="float">
            <text:p>1.201</text:p>
          </table:table-cell>
          <table:table-cell office:value-type="float" office:value="3.3805" calcext:value-type="float">
            <text:p>3.3805</text:p>
          </table:table-cell>
          <table:table-cell office:value-type="float" office:value="352.814" calcext:value-type="float">
            <text:p>352.814</text:p>
          </table:table-cell>
          <table:table-cell office:value-type="float" office:value="1.404" calcext:value-type="float">
            <text:p>1.404</text:p>
          </table:table-cell>
          <table:table-cell office:value-type="float" office:value="3.9244" calcext:value-type="float">
            <text:p>3.9244</text:p>
          </table:table-cell>
          <table:table-cell office:value-type="float" office:value="21.955" calcext:value-type="float">
            <text:p>21.955</text:p>
          </table:table-cell>
          <table:table-cell office:value-type="float" office:value="30.5036" calcext:value-type="float">
            <text:p>30.5036</text:p>
          </table:table-cell>
          <table:table-cell office:value-type="float" office:value="13.0421" calcext:value-type="float">
            <text:p>13.0421</text:p>
          </table:table-cell>
          <table:table-cell office:value-type="float" office:value="111.2014" calcext:value-type="float">
            <text:p>111.2014</text:p>
          </table:table-cell>
          <table:table-cell office:value-type="float" office:value="156.2055" calcext:value-type="float">
            <text:p>156.2055</text:p>
          </table:table-cell>
          <table:table-cell office:value-type="float" office:value="64.3763" calcext:value-type="float">
            <text:p>64.3763</text:p>
          </table:table-cell>
          <table:table-cell office:value-type="float" office:value="44.2702" calcext:value-type="float">
            <text:p>44.2702</text:p>
          </table:table-cell>
          <table:table-cell office:value-type="float" office:value="64.3282" calcext:value-type="float">
            <text:p>64.3282</text:p>
          </table:table-cell>
          <table:table-cell office:value-type="float" office:value="23.3781" calcext:value-type="float">
            <text:p>23.3781</text:p>
          </table:table-cell>
          <table:table-cell office:value-type="float" office:value="106.9284" calcext:value-type="float">
            <text:p>106.9284</text:p>
          </table:table-cell>
          <table:table-cell office:value-type="float" office:value="151.9616" calcext:value-type="float">
            <text:p>151.9616</text:p>
          </table:table-cell>
          <table:table-cell office:value-type="float" office:value="60.0983" calcext:value-type="float">
            <text:p>60.0983</text:p>
          </table:table-cell>
          <table:table-cell office:value-type="float" office:value="3366.387" calcext:value-type="float">
            <text:p>3366.387</text:p>
          </table:table-cell>
          <table:table-cell office:value-type="float" office:value="88.193" calcext:value-type="float">
            <text:p>88.193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37502.5598711804" calcext:value-type="float">
            <text:p>37502.5598711804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282.222" calcext:value-type="float">
            <text:p>10282.222</text:p>
          </table:table-cell>
          <table:table-cell office:value-type="float" office:value="10270.865" calcext:value-type="float">
            <text:p>10270.865</text:p>
          </table:table-cell>
          <table:table-cell office:value-type="float" office:value="4846.168" calcext:value-type="float">
            <text:p>4846.168</text:p>
          </table:table-cell>
          <table:table-cell office:value-type="float" office:value="5424.696" calcext:value-type="float">
            <text:p>5424.696</text:p>
          </table:table-cell>
          <table:table-cell office:value-type="float" office:value="111.658" calcext:value-type="float">
            <text:p>111.658</text:p>
          </table:table-cell>
          <table:table-cell office:value-type="float" office:value="89.3353" calcext:value-type="float">
            <text:p>89.3</text:p>
          </table:table-cell>
          <table:table-cell office:value-type="float" office:value="45.3694" calcext:value-type="float">
            <text:p>45.3694</text:p>
          </table:table-cell>
          <table:table-cell office:value-type="float" office:value="-32.711" calcext:value-type="float">
            <text:p>-32.711</text:p>
          </table:table-cell>
          <table:table-cell office:value-type="float" office:value="-3.187" calcext:value-type="float">
            <text:p>-3.187</text:p>
          </table:table-cell>
          <table:table-cell office:value-type="float" office:value="-22.714" calcext:value-type="float">
            <text:p>-22.714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80.033" calcext:value-type="float">
            <text:p>80</text:p>
          </table:table-cell>
          <table:table-cell office:value-type="float" office:value="1.829" calcext:value-type="float">
            <text:p>2</text:p>
          </table:table-cell>
          <table:table-cell office:value-type="float" office:value="7.796" calcext:value-type="float">
            <text:p>8</text:p>
          </table:table-cell>
          <table:table-cell office:value-type="float" office:value="1.3665" calcext:value-type="float">
            <text:p>1</text:p>
          </table:table-cell>
          <table:table-cell office:value-type="float" office:value="0.6609" calcext:value-type="float">
            <text:p>1</text:p>
          </table:table-cell>
          <table:table-cell table:style-name="ce2" office:value-type="float" office:value="31.501" calcext:value-type="float">
            <text:p>31.5</text:p>
          </table:table-cell>
          <table:table-cell office:value-type="float" office:value="105.5" calcext:value-type="float">
            <text:p>105.5</text:p>
          </table:table-cell>
          <table:table-cell office:value-type="float" office:value="112.744" calcext:value-type="float">
            <text:p>112.7</text:p>
          </table:table-cell>
          <table:table-cell office:value-type="float" office:value="55.307" calcext:value-type="float">
            <text:p>55.31</text:p>
          </table:table-cell>
          <table:table-cell office:value-type="float" office:value="57.437" calcext:value-type="float">
            <text:p>57.437</text:p>
          </table:table-cell>
          <table:table-cell office:value-type="float" office:value="10.983" calcext:value-type="float">
            <text:p>10.983</text:p>
          </table:table-cell>
          <table:table-cell office:value-type="float" office:value="82.2398" calcext:value-type="float">
            <text:p>82.2398</text:p>
          </table:table-cell>
          <table:table-cell office:value-type="float" office:value="79.3077" calcext:value-type="float">
            <text:p>79.3077</text:p>
          </table:table-cell>
          <table:table-cell office:value-type="float" office:value="84.9298" calcext:value-type="float">
            <text:p>84.9</text:p>
          </table:table-cell>
          <table:table-cell office:value-type="float" office:value="67.5259" calcext:value-type="float">
            <text:p>67.5</text:p>
          </table:table-cell>
          <table:table-cell office:value-type="float" office:value="64.6101" calcext:value-type="float">
            <text:p>64.6101</text:p>
          </table:table-cell>
          <table:table-cell office:value-type="float" office:value="70.1954" calcext:value-type="float">
            <text:p>70.1954</text:p>
          </table:table-cell>
          <table:table-cell office:value-type="float" office:value="20.6629" calcext:value-type="float">
            <text:p>20.6629</text:p>
          </table:table-cell>
          <table:table-cell office:value-type="float" office:value="18.7768" calcext:value-type="float">
            <text:p>18.7768</text:p>
          </table:table-cell>
          <table:table-cell office:value-type="float" office:value="22.2242" calcext:value-type="float">
            <text:p>22.2242</text:p>
          </table:table-cell>
          <table:table-cell office:value-type="float" office:value="9.3315" calcext:value-type="float">
            <text:p>9.3315</text:p>
          </table:table-cell>
          <table:table-cell office:value-type="float" office:value="8.3401" calcext:value-type="float">
            <text:p>8.3401</text:p>
          </table:table-cell>
          <table:table-cell office:value-type="float" office:value="9.9878" calcext:value-type="float">
            <text:p>9.9878</text:p>
          </table:table-cell>
          <table:table-cell office:value-type="float" office:value="0.193" calcext:value-type="float">
            <text:p>0.193</text:p>
          </table:table-cell>
          <table:table-cell office:value-type="float" office:value="2.4084" calcext:value-type="float">
            <text:p>2.4084</text:p>
          </table:table-cell>
          <table:table-cell office:value-type="float" office:value="79.868" calcext:value-type="float">
            <text:p>79.868</text:p>
          </table:table-cell>
          <table:table-cell office:value-type="float" office:value="0.238" calcext:value-type="float">
            <text:p>0.238</text:p>
          </table:table-cell>
          <table:table-cell office:value-type="float" office:value="2.9304" calcext:value-type="float">
            <text:p>2.9304</text:p>
          </table:table-cell>
          <table:table-cell office:value-type="float" office:value="13.1557" calcext:value-type="float">
            <text:p>13.1557</text:p>
          </table:table-cell>
          <table:table-cell office:value-type="float" office:value="16.9716" calcext:value-type="float">
            <text:p>16.9716</text:p>
          </table:table-cell>
          <table:table-cell office:value-type="float" office:value="9.3461" calcext:value-type="float">
            <text:p>9.3461</text:p>
          </table:table-cell>
          <table:table-cell office:value-type="float" office:value="68.9287" calcext:value-type="float">
            <text:p>68.9287</text:p>
          </table:table-cell>
          <table:table-cell office:value-type="float" office:value="96.4541" calcext:value-type="float">
            <text:p>96.4541</text:p>
          </table:table-cell>
          <table:table-cell office:value-type="float" office:value="43.4555" calcext:value-type="float">
            <text:p>43.4555</text:p>
          </table:table-cell>
          <table:table-cell office:value-type="float" office:value="25.7217" calcext:value-type="float">
            <text:p>25.7217</text:p>
          </table:table-cell>
          <table:table-cell office:value-type="float" office:value="35.286" calcext:value-type="float">
            <text:p>35.286</text:p>
          </table:table-cell>
          <table:table-cell office:value-type="float" office:value="16.7052" calcext:value-type="float">
            <text:p>16.7052</text:p>
          </table:table-cell>
          <table:table-cell office:value-type="float" office:value="65.5959" calcext:value-type="float">
            <text:p>65.5959</text:p>
          </table:table-cell>
          <table:table-cell office:value-type="float" office:value="92.9069" calcext:value-type="float">
            <text:p>92.9069</text:p>
          </table:table-cell>
          <table:table-cell office:value-type="float" office:value="40.3798" calcext:value-type="float">
            <text:p>40.3798</text:p>
          </table:table-cell>
          <table:table-cell office:value-type="float" office:value="9.999" calcext:value-type="float">
            <text:p>9.999</text:p>
          </table:table-cell>
          <table:table-cell office:value-type="float" office:value="0.974" calcext:value-type="float">
            <text:p>0.974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35888.1653780986" calcext:value-type="float">
            <text:p>35888.1653780986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3249.144" calcext:value-type="float">
            <text:p>3249.144</text:p>
          </table:table-cell>
          <table:table-cell office:value-type="float" office:value="3252.407" calcext:value-type="float">
            <text:p>3252.407</text:p>
          </table:table-cell>
          <table:table-cell office:value-type="float" office:value="1534.14" calcext:value-type="float">
            <text:p>1534.14</text:p>
          </table:table-cell>
          <table:table-cell office:value-type="float" office:value="1718.267" calcext:value-type="float">
            <text:p>1718.267</text:p>
          </table:table-cell>
          <table:table-cell office:value-type="float" office:value="374.184" calcext:value-type="float">
            <text:p>374.184</text:p>
          </table:table-cell>
          <table:table-cell office:value-type="float" office:value="89.2841" calcext:value-type="float">
            <text:p>89.3</text:p>
          </table:table-cell>
          <table:table-cell office:value-type="float" office:value="44.3079" calcext:value-type="float">
            <text:p>44.3079</text:p>
          </table:table-cell>
          <table:table-cell office:value-type="float" office:value="-10.172" calcext:value-type="float">
            <text:p>-10.172</text:p>
          </table:table-cell>
          <table:table-cell office:value-type="float" office:value="-3.136" calcext:value-type="float">
            <text:p>-3.136</text:p>
          </table:table-cell>
          <table:table-cell office:value-type="float" office:value="6.526" calcext:value-type="float">
            <text:p>6.526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float" office:value="26.058" calcext:value-type="float">
            <text:p>26</text:p>
          </table:table-cell>
          <table:table-cell office:value-type="float" office:value="1.568" calcext:value-type="float">
            <text:p>2</text:p>
          </table:table-cell>
          <table:table-cell office:value-type="float" office:value="8.033" calcext:value-type="float">
            <text:p>8</text:p>
          </table:table-cell>
          <table:table-cell office:value-type="float" office:value="1.2826" calcext:value-type="float">
            <text:p>1</text:p>
          </table:table-cell>
          <table:table-cell office:value-type="float" office:value="0.6181" calcext:value-type="float">
            <text:p>1</text:p>
          </table:table-cell>
          <table:table-cell table:style-name="ce2" office:value-type="float" office:value="27.192" calcext:value-type="float">
            <text:p>27.2</text:p>
          </table:table-cell>
          <table:table-cell office:value-type="float" office:value="105.2" calcext:value-type="float">
            <text:p>105.2</text:p>
          </table:table-cell>
          <table:table-cell office:value-type="float" office:value="36.23" calcext:value-type="float">
            <text:p>36.2</text:p>
          </table:table-cell>
          <table:table-cell office:value-type="float" office:value="20.352" calcext:value-type="float">
            <text:p>20.35</text:p>
          </table:table-cell>
          <table:table-cell office:value-type="float" office:value="15.878" calcext:value-type="float">
            <text:p>15.878</text:p>
          </table:table-cell>
          <table:table-cell office:value-type="float" office:value="11.169" calcext:value-type="float">
            <text:p>11.169</text:p>
          </table:table-cell>
          <table:table-cell office:value-type="float" office:value="79.7202" calcext:value-type="float">
            <text:p>79.7202</text:p>
          </table:table-cell>
          <table:table-cell office:value-type="float" office:value="75.5777" calcext:value-type="float">
            <text:p>75.5777</text:p>
          </table:table-cell>
          <table:table-cell office:value-type="float" office:value="83.8972" calcext:value-type="float">
            <text:p>83.9</text:p>
          </table:table-cell>
          <table:table-cell office:value-type="float" office:value="65.4634" calcext:value-type="float">
            <text:p>65.5</text:p>
          </table:table-cell>
          <table:table-cell office:value-type="float" office:value="61.357" calcext:value-type="float">
            <text:p>61.357</text:p>
          </table:table-cell>
          <table:table-cell office:value-type="float" office:value="69.5918" calcext:value-type="float">
            <text:p>69.5918</text:p>
          </table:table-cell>
          <table:table-cell office:value-type="float" office:value="20.2471" calcext:value-type="float">
            <text:p>20.2471</text:p>
          </table:table-cell>
          <table:table-cell office:value-type="float" office:value="17.9174" calcext:value-type="float">
            <text:p>17.9174</text:p>
          </table:table-cell>
          <table:table-cell office:value-type="float" office:value="22.3875" calcext:value-type="float">
            <text:p>22.3875</text:p>
          </table:table-cell>
          <table:table-cell office:value-type="float" office:value="10.5482" calcext:value-type="float">
            <text:p>10.5482</text:p>
          </table:table-cell>
          <table:table-cell office:value-type="float" office:value="9.1785" calcext:value-type="float">
            <text:p>9.1785</text:p>
          </table:table-cell>
          <table:table-cell office:value-type="float" office:value="11.6427" calcext:value-type="float">
            <text:p>11.6427</text:p>
          </table:table-cell>
          <table:table-cell office:value-type="float" office:value="0.179" calcext:value-type="float">
            <text:p>0.179</text:p>
          </table:table-cell>
          <table:table-cell office:value-type="float" office:value="6.8428" calcext:value-type="float">
            <text:p>6.8428</text:p>
          </table:table-cell>
          <table:table-cell office:value-type="float" office:value="25.904" calcext:value-type="float">
            <text:p>25.904</text:p>
          </table:table-cell>
          <table:table-cell office:value-type="float" office:value="0.22" calcext:value-type="float">
            <text:p>0.22</text:p>
          </table:table-cell>
          <table:table-cell office:value-type="float" office:value="8.4437" calcext:value-type="float">
            <text:p>8.4437</text:p>
          </table:table-cell>
          <table:table-cell office:value-type="float" office:value="29.4002" calcext:value-type="float">
            <text:p>29.4002</text:p>
          </table:table-cell>
          <table:table-cell office:value-type="float" office:value="42.9305" calcext:value-type="float">
            <text:p>42.9305</text:p>
          </table:table-cell>
          <table:table-cell office:value-type="float" office:value="16.6603" calcext:value-type="float">
            <text:p>16.6603</text:p>
          </table:table-cell>
          <table:table-cell office:value-type="float" office:value="107.5529" calcext:value-type="float">
            <text:p>107.5529</text:p>
          </table:table-cell>
          <table:table-cell office:value-type="float" office:value="156.0911" calcext:value-type="float">
            <text:p>156.0911</text:p>
          </table:table-cell>
          <table:table-cell office:value-type="float" office:value="61.3245" calcext:value-type="float">
            <text:p>61.3245</text:p>
          </table:table-cell>
          <table:table-cell office:value-type="float" office:value="43.3089" calcext:value-type="float">
            <text:p>43.3089</text:p>
          </table:table-cell>
          <table:table-cell office:value-type="float" office:value="67.6395" calcext:value-type="float">
            <text:p>67.6395</text:p>
          </table:table-cell>
          <table:table-cell office:value-type="float" office:value="20.7038" calcext:value-type="float">
            <text:p>20.7038</text:p>
          </table:table-cell>
          <table:table-cell office:value-type="float" office:value="99.0689" calcext:value-type="float">
            <text:p>99.0689</text:p>
          </table:table-cell>
          <table:table-cell office:value-type="float" office:value="147.1987" calcext:value-type="float">
            <text:p>147.1987</text:p>
          </table:table-cell>
          <table:table-cell office:value-type="float" office:value="53.4162" calcext:value-type="float">
            <text:p>53.4162</text:p>
          </table:table-cell>
          <table:table-cell office:value-type="float" office:value="16.702" calcext:value-type="float">
            <text:p>16.702</text:p>
          </table:table-cell>
          <table:table-cell office:value-type="float" office:value="5.149" calcext:value-type="float">
            <text:p>5.14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High income</text:p>
          </table:table-cell>
          <table:table-cell office:value-type="float" office:value="34333.7472481387" calcext:value-type="float">
            <text:p>34333.7472481387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684.33" calcext:value-type="float">
            <text:p>2684.33</text:p>
          </table:table-cell>
          <table:table-cell office:value-type="float" office:value="2695.122" calcext:value-type="float">
            <text:p>2695.122</text:p>
          </table:table-cell>
          <table:table-cell office:value-type="float" office:value="1954.233" calcext:value-type="float">
            <text:p>1954.233</text:p>
          </table:table-cell>
          <table:table-cell office:value-type="float" office:value="740.89" calcext:value-type="float">
            <text:p>740.89</text:p>
          </table:table-cell>
          <table:table-cell office:value-type="float" office:value="232.6189" calcext:value-type="float">
            <text:p>232.6189</text:p>
          </table:table-cell>
          <table:table-cell office:value-type="float" office:value="263.7684" calcext:value-type="float">
            <text:p>263.8</text:p>
          </table:table-cell>
          <table:table-cell office:value-type="float" office:value="33.6074" calcext:value-type="float">
            <text:p>33.6074</text:p>
          </table:table-cell>
          <table:table-cell office:value-type="float" office:value="21.587" calcext:value-type="float">
            <text:p>21.587</text:p>
          </table:table-cell>
          <table:table-cell office:value-type="float" office:value="8.011" calcext:value-type="float">
            <text:p>8.011</text:p>
          </table:table-cell>
          <table:table-cell office:value-type="float" office:value="21.584" calcext:value-type="float">
            <text:p>21.584</text:p>
          </table:table-cell>
          <table:table-cell office:value-type="float" office:value="0.801" calcext:value-type="float">
            <text:p>0.801</text:p>
          </table:table-cell>
          <table:table-cell office:value-type="float" office:value="86.5352" calcext:value-type="float">
            <text:p>86.5352</text:p>
          </table:table-cell>
          <table:table-cell office:value-type="float" office:value="24.497" calcext:value-type="float">
            <text:p>24</text:p>
          </table:table-cell>
          <table:table-cell office:value-type="float" office:value="0.309" calcext:value-type="float">
            <text:p>0</text:p>
          </table:table-cell>
          <table:table-cell office:value-type="float" office:value="9.091" calcext:value-type="float">
            <text:p>9</text:p>
          </table:table-cell>
          <table:table-cell office:value-type="float" office:value="1.7812" calcext:value-type="float">
            <text:p>2</text:p>
          </table:table-cell>
          <table:table-cell office:value-type="float" office:value="0.8666" calcext:value-type="float">
            <text:p>1</text:p>
          </table:table-cell>
          <table:table-cell table:style-name="ce2" office:value-type="float" office:value="30.222" calcext:value-type="float">
            <text:p>30.2</text:p>
          </table:table-cell>
          <table:table-cell office:value-type="float" office:value="103.9" calcext:value-type="float">
            <text:p>103.9</text:p>
          </table:table-cell>
          <table:table-cell office:value-type="float" office:value="2.91" calcext:value-type="float">
            <text:p>2.9</text:p>
          </table:table-cell>
          <table:table-cell office:value-type="float" office:value="2.119" calcext:value-type="float">
            <text:p>2.12</text:p>
          </table:table-cell>
          <table:table-cell office:value-type="float" office:value="0.791" calcext:value-type="float">
            <text:p>0.791</text:p>
          </table:table-cell>
          <table:table-cell office:value-type="float" office:value="1.08" calcext:value-type="float">
            <text:p>1.08</text:p>
          </table:table-cell>
          <table:table-cell office:value-type="float" office:value="81.5595" calcext:value-type="float">
            <text:p>81.5595</text:p>
          </table:table-cell>
          <table:table-cell office:value-type="float" office:value="80.626" calcext:value-type="float">
            <text:p>80.626</text:p>
          </table:table-cell>
          <table:table-cell office:value-type="float" office:value="83.1008" calcext:value-type="float">
            <text:p>83.1</text:p>
          </table:table-cell>
          <table:table-cell office:value-type="float" office:value="67.0946" calcext:value-type="float">
            <text:p>67.1</text:p>
          </table:table-cell>
          <table:table-cell office:value-type="float" office:value="66.2055" calcext:value-type="float">
            <text:p>66.2055</text:p>
          </table:table-cell>
          <table:table-cell office:value-type="float" office:value="68.5919" calcext:value-type="float">
            <text:p>68.5919</text:p>
          </table:table-cell>
          <table:table-cell office:value-type="float" office:value="19.1268" calcext:value-type="float">
            <text:p>19.1268</text:p>
          </table:table-cell>
          <table:table-cell office:value-type="float" office:value="18.315" calcext:value-type="float">
            <text:p>18.315</text:p>
          </table:table-cell>
          <table:table-cell office:value-type="float" office:value="20.3387" calcext:value-type="float">
            <text:p>20.3387</text:p>
          </table:table-cell>
          <table:table-cell office:value-type="float" office:value="8.3243" calcext:value-type="float">
            <text:p>8.3243</text:p>
          </table:table-cell>
          <table:table-cell office:value-type="float" office:value="7.809" calcext:value-type="float">
            <text:p>7.809</text:p>
          </table:table-cell>
          <table:table-cell office:value-type="float" office:value="8.9439" calcext:value-type="float">
            <text:p>8.9439</text:p>
          </table:table-cell>
          <table:table-cell office:value-type="float" office:value="0.123" calcext:value-type="float">
            <text:p>0.123</text:p>
          </table:table-cell>
          <table:table-cell office:value-type="float" office:value="4.9661" calcext:value-type="float">
            <text:p>4.9661</text:p>
          </table:table-cell>
          <table:table-cell office:value-type="float" office:value="24.392" calcext:value-type="float">
            <text:p>24.392</text:p>
          </table:table-cell>
          <table:table-cell office:value-type="float" office:value="0.151" calcext:value-type="float">
            <text:p>0.151</text:p>
          </table:table-cell>
          <table:table-cell office:value-type="float" office:value="5.9687" calcext:value-type="float">
            <text:p>5.9687</text:p>
          </table:table-cell>
          <table:table-cell office:value-type="float" office:value="12.1271" calcext:value-type="float">
            <text:p>12.1271</text:p>
          </table:table-cell>
          <table:table-cell office:value-type="float" office:value="13.574" calcext:value-type="float">
            <text:p>13.574</text:p>
          </table:table-cell>
          <table:table-cell office:value-type="float" office:value="9.9111" calcext:value-type="float">
            <text:p>9.9111</text:p>
          </table:table-cell>
          <table:table-cell office:value-type="float" office:value="47.1204" calcext:value-type="float">
            <text:p>47.1204</text:p>
          </table:table-cell>
          <table:table-cell office:value-type="float" office:value="49.8928" calcext:value-type="float">
            <text:p>49.8928</text:p>
          </table:table-cell>
          <table:table-cell office:value-type="float" office:value="40.5376" calcext:value-type="float">
            <text:p>40.5376</text:p>
          </table:table-cell>
          <table:table-cell office:value-type="float" office:value="13.4268" calcext:value-type="float">
            <text:p>13.4268</text:p>
          </table:table-cell>
          <table:table-cell office:value-type="float" office:value="14.2215" calcext:value-type="float">
            <text:p>14.2215</text:p>
          </table:table-cell>
          <table:table-cell office:value-type="float" office:value="11.918" calcext:value-type="float">
            <text:p>11.918</text:p>
          </table:table-cell>
          <table:table-cell office:value-type="float" office:value="40.751" calcext:value-type="float">
            <text:p>40.751</text:p>
          </table:table-cell>
          <table:table-cell office:value-type="float" office:value="42.9217" calcext:value-type="float">
            <text:p>42.9217</text:p>
          </table:table-cell>
          <table:table-cell office:value-type="float" office:value="34.776" calcext:value-type="float">
            <text:p>34.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High income</text:p>
          </table:table-cell>
          <table:table-cell office:value-type="float" office:value="93521.4417979602" calcext:value-type="float">
            <text:p>93521.4417979602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éunion</text:p>
          </table:table-cell>
          <table:table-cell office:value-type="float" office:value="970.131" calcext:value-type="float">
            <text:p>970.131</text:p>
          </table:table-cell>
          <table:table-cell office:value-type="float" office:value="974.052" calcext:value-type="float">
            <text:p>974.052</text:p>
          </table:table-cell>
          <table:table-cell office:value-type="float" office:value="469.868" calcext:value-type="float">
            <text:p>469.868</text:p>
          </table:table-cell>
          <table:table-cell office:value-type="float" office:value="504.183" calcext:value-type="float">
            <text:p>504.183</text:p>
          </table:table-cell>
          <table:table-cell office:value-type="float" office:value="389.6206" calcext:value-type="float">
            <text:p>389.6206</text:p>
          </table:table-cell>
          <table:table-cell office:value-type="float" office:value="93.194" calcext:value-type="float">
            <text:p>93.2</text:p>
          </table:table-cell>
          <table:table-cell office:value-type="float" office:value="34.0397" calcext:value-type="float">
            <text:p>34.0397</text:p>
          </table:table-cell>
          <table:table-cell office:value-type="float" office:value="8.469" calcext:value-type="float">
            <text:p>8.469</text:p>
          </table:table-cell>
          <table:table-cell office:value-type="float" office:value="8.693" calcext:value-type="float">
            <text:p>8.693</text:p>
          </table:table-cell>
          <table:table-cell office:value-type="float" office:value="7.841" calcext:value-type="float">
            <text:p>7.841</text:p>
          </table:table-cell>
          <table:table-cell office:value-type="float" office:value="0.805" calcext:value-type="float">
            <text:p>0.805</text:p>
          </table:table-cell>
          <table:table-cell office:value-type="float" office:value="86.1052" calcext:value-type="float">
            <text:p>86.1052</text:p>
          </table:table-cell>
          <table:table-cell office:value-type="float" office:value="13.969" calcext:value-type="float">
            <text:p>14</text:p>
          </table:table-cell>
          <table:table-cell office:value-type="float" office:value="0.853" calcext:value-type="float">
            <text:p>1</text:p>
          </table:table-cell>
          <table:table-cell office:value-type="float" office:value="14.337" calcext:value-type="float">
            <text:p>14</text:p>
          </table:table-cell>
          <table:table-cell office:value-type="float" office:value="2.224" calcext:value-type="float">
            <text:p>2</text:p>
          </table:table-cell>
          <table:table-cell office:value-type="float" office:value="1.0864" calcext:value-type="float">
            <text:p>1</text:p>
          </table:table-cell>
          <table:table-cell table:style-name="ce2" office:value-type="float" office:value="29.876" calcext:value-type="float">
            <text:p>29.9</text:p>
          </table:table-cell>
          <table:table-cell office:value-type="float" office:value="103" calcext:value-type="float">
            <text:p>103.0</text:p>
          </table:table-cell>
          <table:table-cell office:value-type="float" office:value="5.5" calcext:value-type="float">
            <text:p>5.5</text:p>
          </table:table-cell>
          <table:table-cell office:value-type="float" office:value="3.008" calcext:value-type="float">
            <text:p>3.01</text:p>
          </table:table-cell>
          <table:table-cell office:value-type="float" office:value="2.491" calcext:value-type="float">
            <text:p>2.491</text:p>
          </table:table-cell>
          <table:table-cell office:value-type="float" office:value="5.644" calcext:value-type="float">
            <text:p>5.644</text:p>
          </table:table-cell>
          <table:table-cell office:value-type="float" office:value="82.6124" calcext:value-type="float">
            <text:p>82.6124</text:p>
          </table:table-cell>
          <table:table-cell office:value-type="float" office:value="79.7392" calcext:value-type="float">
            <text:p>79.7392</text:p>
          </table:table-cell>
          <table:table-cell office:value-type="float" office:value="85.3995" calcext:value-type="float">
            <text:p>85.4</text:p>
          </table:table-cell>
          <table:table-cell office:value-type="float" office:value="68.1954" calcext:value-type="float">
            <text:p>68.2</text:p>
          </table:table-cell>
          <table:table-cell office:value-type="float" office:value="65.301" calcext:value-type="float">
            <text:p>65.301</text:p>
          </table:table-cell>
          <table:table-cell office:value-type="float" office:value="71.0031" calcext:value-type="float">
            <text:p>71.0031</text:p>
          </table:table-cell>
          <table:table-cell office:value-type="float" office:value="21.0501" calcext:value-type="float">
            <text:p>21.0501</text:p>
          </table:table-cell>
          <table:table-cell office:value-type="float" office:value="19.152" calcext:value-type="float">
            <text:p>19.152</text:p>
          </table:table-cell>
          <table:table-cell office:value-type="float" office:value="22.7723" calcext:value-type="float">
            <text:p>22.7723</text:p>
          </table:table-cell>
          <table:table-cell office:value-type="float" office:value="10.502" calcext:value-type="float">
            <text:p>10.502</text:p>
          </table:table-cell>
          <table:table-cell office:value-type="float" office:value="9.5749" calcext:value-type="float">
            <text:p>9.5749</text:p>
          </table:table-cell>
          <table:table-cell office:value-type="float" office:value="11.1445" calcext:value-type="float">
            <text:p>11.1445</text:p>
          </table:table-cell>
          <table:table-cell office:value-type="float" office:value="0.066" calcext:value-type="float">
            <text:p>0.066</text:p>
          </table:table-cell>
          <table:table-cell office:value-type="float" office:value="4.7494" calcext:value-type="float">
            <text:p>4.7494</text:p>
          </table:table-cell>
          <table:table-cell office:value-type="float" office:value="13.912" calcext:value-type="float">
            <text:p>13.912</text:p>
          </table:table-cell>
          <table:table-cell office:value-type="float" office:value="0.093" calcext:value-type="float">
            <text:p>0.093</text:p>
          </table:table-cell>
          <table:table-cell office:value-type="float" office:value="6.6091" calcext:value-type="float">
            <text:p>6.6091</text:p>
          </table:table-cell>
          <table:table-cell office:value-type="float" office:value="13.2667" calcext:value-type="float">
            <text:p>13.2667</text:p>
          </table:table-cell>
          <table:table-cell office:value-type="float" office:value="16.0389" calcext:value-type="float">
            <text:p>16.0389</text:p>
          </table:table-cell>
          <table:table-cell office:value-type="float" office:value="10.7953" calcext:value-type="float">
            <text:p>10.7953</text:p>
          </table:table-cell>
          <table:table-cell office:value-type="float" office:value="64.1093" calcext:value-type="float">
            <text:p>64.1093</text:p>
          </table:table-cell>
          <table:table-cell office:value-type="float" office:value="90.099" calcext:value-type="float">
            <text:p>90.099</text:p>
          </table:table-cell>
          <table:table-cell office:value-type="float" office:value="39.8629" calcext:value-type="float">
            <text:p>39.8629</text:p>
          </table:table-cell>
          <table:table-cell office:value-type="float" office:value="19.6738" calcext:value-type="float">
            <text:p>19.6738</text:p>
          </table:table-cell>
          <table:table-cell office:value-type="float" office:value="28.8905" calcext:value-type="float">
            <text:p>28.8905</text:p>
          </table:table-cell>
          <table:table-cell office:value-type="float" office:value="11.6729" calcext:value-type="float">
            <text:p>11.6729</text:p>
          </table:table-cell>
          <table:table-cell office:value-type="float" office:value="57.3944" calcext:value-type="float">
            <text:p>57.3944</text:p>
          </table:table-cell>
          <table:table-cell office:value-type="float" office:value="83.5749" calcext:value-type="float">
            <text:p>83.5749</text:p>
          </table:table-cell>
          <table:table-cell office:value-type="float" office:value="32.9699" calcext:value-type="float">
            <text:p>32.9699</text:p>
          </table:table-cell>
          <table:table-cell office:value-type="float" office:value="-0.63" calcext:value-type="float">
            <text:p>-0.63</text:p>
          </table:table-cell>
          <table:table-cell office:value-type="float" office:value="-0.647" calcext:value-type="float">
            <text:p>-0.647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Sub-Saharan Africa</text:p>
          </table:table-cell>
          <table:table-cell table:number-columns-repeated="2"/>
          <table:table-cell office:value-type="string" calcext:value-type="string">
            <text:p>Réunion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262.773" calcext:value-type="float">
            <text:p>19262.773</text:p>
          </table:table-cell>
          <table:table-cell office:value-type="float" office:value="19659.267" calcext:value-type="float">
            <text:p>19659.267</text:p>
          </table:table-cell>
          <table:table-cell office:value-type="float" office:value="9509.484" calcext:value-type="float">
            <text:p>9509.484</text:p>
          </table:table-cell>
          <table:table-cell office:value-type="float" office:value="10149.782" calcext:value-type="float">
            <text:p>10149.782</text:p>
          </table:table-cell>
          <table:table-cell office:value-type="float" office:value="85.4468" calcext:value-type="float">
            <text:p>85.4468</text:p>
          </table:table-cell>
          <table:table-cell office:value-type="float" office:value="93.6915" calcext:value-type="float">
            <text:p>93.7</text:p>
          </table:table-cell>
          <table:table-cell office:value-type="float" office:value="41.515" calcext:value-type="float">
            <text:p>41.515</text:p>
          </table:table-cell>
          <table:table-cell office:value-type="float" office:value="-123.823" calcext:value-type="float">
            <text:p>-123.823</text:p>
          </table:table-cell>
          <table:table-cell office:value-type="float" office:value="-6.449" calcext:value-type="float">
            <text:p>-6.449</text:p>
          </table:table-cell>
          <table:table-cell office:value-type="float" office:value="792.987" calcext:value-type="float">
            <text:p>792.987</text:p>
          </table:table-cell>
          <table:table-cell office:value-type="float" office:value="4.034" calcext:value-type="float">
            <text:p>4.034</text:p>
          </table:table-cell>
          <table:table-cell office:value-type="float" office:value="17.1826" calcext:value-type="float">
            <text:p>17.1826</text:p>
          </table:table-cell>
          <table:table-cell office:value-type="float" office:value="191.763" calcext:value-type="float">
            <text:p>192</text:p>
          </table:table-cell>
          <table:table-cell office:value-type="float" office:value="17.963" calcext:value-type="float">
            <text:p>18</text:p>
          </table:table-cell>
          <table:table-cell office:value-type="float" office:value="9.988" calcext:value-type="float">
            <text:p>10</text:p>
          </table:table-cell>
          <table:table-cell office:value-type="float" office:value="1.7443" calcext:value-type="float">
            <text:p>2</text:p>
          </table:table-cell>
          <table:table-cell office:value-type="float" office:value="0.8405" calcext:value-type="float">
            <text:p>1</text:p>
          </table:table-cell>
          <table:table-cell table:style-name="ce2" office:value-type="float" office:value="28.235" calcext:value-type="float">
            <text:p>28.2</text:p>
          </table:table-cell>
          <table:table-cell office:value-type="float" office:value="105.5" calcext:value-type="float">
            <text:p>105.5</text:p>
          </table:table-cell>
          <table:table-cell office:value-type="float" office:value="315.586" calcext:value-type="float">
            <text:p>315.6</text:p>
          </table:table-cell>
          <table:table-cell office:value-type="float" office:value="160.143" calcext:value-type="float">
            <text:p>160.14</text:p>
          </table:table-cell>
          <table:table-cell office:value-type="float" office:value="155.443" calcext:value-type="float">
            <text:p>155.443</text:p>
          </table:table-cell>
          <table:table-cell office:value-type="float" office:value="16.437" calcext:value-type="float">
            <text:p>16.437</text:p>
          </table:table-cell>
          <table:table-cell office:value-type="float" office:value="74.1172" calcext:value-type="float">
            <text:p>74.1172</text:p>
          </table:table-cell>
          <table:table-cell office:value-type="float" office:value="70.7243" calcext:value-type="float">
            <text:p>70.7243</text:p>
          </table:table-cell>
          <table:table-cell office:value-type="float" office:value="77.6191" calcext:value-type="float">
            <text:p>77.6</text:p>
          </table:table-cell>
          <table:table-cell office:value-type="float" office:value="59.6785" calcext:value-type="float">
            <text:p>59.7</text:p>
          </table:table-cell>
          <table:table-cell office:value-type="float" office:value="56.2929" calcext:value-type="float">
            <text:p>56.2929</text:p>
          </table:table-cell>
          <table:table-cell office:value-type="float" office:value="63.1685" calcext:value-type="float">
            <text:p>63.1685</text:p>
          </table:table-cell>
          <table:table-cell office:value-type="float" office:value="14.5534" calcext:value-type="float">
            <text:p>14.5534</text:p>
          </table:table-cell>
          <table:table-cell office:value-type="float" office:value="12.397" calcext:value-type="float">
            <text:p>12.397</text:p>
          </table:table-cell>
          <table:table-cell office:value-type="float" office:value="16.3779" calcext:value-type="float">
            <text:p>16.3779</text:p>
          </table:table-cell>
          <table:table-cell office:value-type="float" office:value="6.7873" calcext:value-type="float">
            <text:p>6.7873</text:p>
          </table:table-cell>
          <table:table-cell office:value-type="float" office:value="6.028" calcext:value-type="float">
            <text:p>6.028</text:p>
          </table:table-cell>
          <table:table-cell office:value-type="float" office:value="7.2201" calcext:value-type="float">
            <text:p>7.2201</text:p>
          </table:table-cell>
          <table:table-cell office:value-type="float" office:value="1.043" calcext:value-type="float">
            <text:p>1.043</text:p>
          </table:table-cell>
          <table:table-cell office:value-type="float" office:value="5.4259" calcext:value-type="float">
            <text:p>5.4259</text:p>
          </table:table-cell>
          <table:table-cell office:value-type="float" office:value="190.867" calcext:value-type="float">
            <text:p>190.867</text:p>
          </table:table-cell>
          <table:table-cell office:value-type="float" office:value="1.291" calcext:value-type="float">
            <text:p>1.291</text:p>
          </table:table-cell>
          <table:table-cell office:value-type="float" office:value="6.6495" calcext:value-type="float">
            <text:p>6.6495</text:p>
          </table:table-cell>
          <table:table-cell office:value-type="float" office:value="21.5344" calcext:value-type="float">
            <text:p>21.5344</text:p>
          </table:table-cell>
          <table:table-cell office:value-type="float" office:value="27.2462" calcext:value-type="float">
            <text:p>27.2462</text:p>
          </table:table-cell>
          <table:table-cell office:value-type="float" office:value="15.5119" calcext:value-type="float">
            <text:p>15.5119</text:p>
          </table:table-cell>
          <table:table-cell office:value-type="float" office:value="131.3365" calcext:value-type="float">
            <text:p>131.3365</text:p>
          </table:table-cell>
          <table:table-cell office:value-type="float" office:value="179.9522" calcext:value-type="float">
            <text:p>179.9522</text:p>
          </table:table-cell>
          <table:table-cell office:value-type="float" office:value="80.2505" calcext:value-type="float">
            <text:p>80.2505</text:p>
          </table:table-cell>
          <table:table-cell office:value-type="float" office:value="41.1925" calcext:value-type="float">
            <text:p>41.1925</text:p>
          </table:table-cell>
          <table:table-cell office:value-type="float" office:value="57.1059" calcext:value-type="float">
            <text:p>57.1059</text:p>
          </table:table-cell>
          <table:table-cell office:value-type="float" office:value="24.4976" calcext:value-type="float">
            <text:p>24.4976</text:p>
          </table:table-cell>
          <table:table-cell office:value-type="float" office:value="124.5876" calcext:value-type="float">
            <text:p>124.5876</text:p>
          </table:table-cell>
          <table:table-cell office:value-type="float" office:value="173.164" calcext:value-type="float">
            <text:p>173.164</text:p>
          </table:table-cell>
          <table:table-cell office:value-type="float" office:value="73.5965" calcext:value-type="float">
            <text:p>73.5965</text:p>
          </table:table-cell>
          <table:table-cell office:value-type="float" office:value="916.813" calcext:value-type="float">
            <text:p>916.813</text:p>
          </table:table-cell>
          <table:table-cell office:value-type="float" office:value="47.752" calcext:value-type="float">
            <text:p>47.752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35413.9905779938" calcext:value-type="float">
            <text:p>35413.9905779938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44732.516" calcext:value-type="float">
            <text:p>144732.516</text:p>
          </table:table-cell>
          <table:table-cell office:value-type="float" office:value="144713.314" calcext:value-type="float">
            <text:p>144713.314</text:p>
          </table:table-cell>
          <table:table-cell office:value-type="float" office:value="67208.441" calcext:value-type="float">
            <text:p>67208.441</text:p>
          </table:table-cell>
          <table:table-cell office:value-type="float" office:value="77504.873" calcext:value-type="float">
            <text:p>77504.873</text:p>
          </table:table-cell>
          <table:table-cell office:value-type="float" office:value="8.8371" calcext:value-type="float">
            <text:p>8.8371</text:p>
          </table:table-cell>
          <table:table-cell office:value-type="float" office:value="86.7151" calcext:value-type="float">
            <text:p>86.7</text:p>
          </table:table-cell>
          <table:table-cell office:value-type="float" office:value="38.9512" calcext:value-type="float">
            <text:p>38.9512</text:p>
          </table:table-cell>
          <table:table-cell office:value-type="float" office:value="-980.855" calcext:value-type="float">
            <text:p>-980.855</text:p>
          </table:table-cell>
          <table:table-cell office:value-type="float" office:value="-6.8" calcext:value-type="float">
            <text:p>-6.8</text:p>
          </table:table-cell>
          <table:table-cell office:value-type="float" office:value="-38.404" calcext:value-type="float">
            <text:p>-38.404</text:p>
          </table:table-cell>
          <table:table-cell office:value-type="float" office:value="-0.027" calcext:value-type="float">
            <text:p>-0.027</text:p>
          </table:table-cell>
          <table:table-cell/>
          <table:table-cell office:value-type="float" office:value="1375.808" calcext:value-type="float">
            <text:p>1,376</text:p>
          </table:table-cell>
          <table:table-cell office:value-type="float" office:value="52.977" calcext:value-type="float">
            <text:p>53</text:p>
          </table:table-cell>
          <table:table-cell office:value-type="float" office:value="9.539" calcext:value-type="float">
            <text:p>10</text:p>
          </table:table-cell>
          <table:table-cell office:value-type="float" office:value="1.5048" calcext:value-type="float">
            <text:p>2</text:p>
          </table:table-cell>
          <table:table-cell office:value-type="float" office:value="0.7212" calcext:value-type="float">
            <text:p>1</text:p>
          </table:table-cell>
          <table:table-cell table:style-name="ce2" office:value-type="float" office:value="28.807" calcext:value-type="float">
            <text:p>28.8</text:p>
          </table:table-cell>
          <table:table-cell office:value-type="float" office:value="105.7" calcext:value-type="float">
            <text:p>105.7</text:p>
          </table:table-cell>
          <table:table-cell office:value-type="float" office:value="2356.663" calcext:value-type="float">
            <text:p>2356.7</text:p>
          </table:table-cell>
          <table:table-cell office:value-type="float" office:value="1196.168" calcext:value-type="float">
            <text:p>1,196.17</text:p>
          </table:table-cell>
          <table:table-cell office:value-type="float" office:value="1160.496" calcext:value-type="float">
            <text:p>1160.496</text:p>
          </table:table-cell>
          <table:table-cell office:value-type="float" office:value="16.339" calcext:value-type="float">
            <text:p>16.339</text:p>
          </table:table-cell>
          <table:table-cell office:value-type="float" office:value="70.1164" calcext:value-type="float">
            <text:p>70.1164</text:p>
          </table:table-cell>
          <table:table-cell office:value-type="float" office:value="64.6893" calcext:value-type="float">
            <text:p>64.6893</text:p>
          </table:table-cell>
          <table:table-cell office:value-type="float" office:value="75.7024" calcext:value-type="float">
            <text:p>75.7</text:p>
          </table:table-cell>
          <table:table-cell office:value-type="float" office:value="55.5835" calcext:value-type="float">
            <text:p>55.6</text:p>
          </table:table-cell>
          <table:table-cell office:value-type="float" office:value="50.1876" calcext:value-type="float">
            <text:p>50.1876</text:p>
          </table:table-cell>
          <table:table-cell office:value-type="float" office:value="61.1224" calcext:value-type="float">
            <text:p>61.1224</text:p>
          </table:table-cell>
          <table:table-cell office:value-type="float" office:value="14.2222" calcext:value-type="float">
            <text:p>14.2222</text:p>
          </table:table-cell>
          <table:table-cell office:value-type="float" office:value="11.4221" calcext:value-type="float">
            <text:p>11.4221</text:p>
          </table:table-cell>
          <table:table-cell office:value-type="float" office:value="16.1648" calcext:value-type="float">
            <text:p>16.1648</text:p>
          </table:table-cell>
          <table:table-cell office:value-type="float" office:value="6.5966" calcext:value-type="float">
            <text:p>6.5966</text:p>
          </table:table-cell>
          <table:table-cell office:value-type="float" office:value="5.5714" calcext:value-type="float">
            <text:p>5.5714</text:p>
          </table:table-cell>
          <table:table-cell office:value-type="float" office:value="7.001" calcext:value-type="float">
            <text:p>7.001</text:p>
          </table:table-cell>
          <table:table-cell office:value-type="float" office:value="5.529" calcext:value-type="float">
            <text:p>5.529</text:p>
          </table:table-cell>
          <table:table-cell office:value-type="float" office:value="4.0073" calcext:value-type="float">
            <text:p>4.0073</text:p>
          </table:table-cell>
          <table:table-cell office:value-type="float" office:value="1371.074" calcext:value-type="float">
            <text:p>1371.074</text:p>
          </table:table-cell>
          <table:table-cell office:value-type="float" office:value="7.39" calcext:value-type="float">
            <text:p>7.39</text:p>
          </table:table-cell>
          <table:table-cell office:value-type="float" office:value="5.2442" calcext:value-type="float">
            <text:p>5.2442</text:p>
          </table:table-cell>
          <table:table-cell office:value-type="float" office:value="57.2833" calcext:value-type="float">
            <text:p>57.2833</text:p>
          </table:table-cell>
          <table:table-cell office:value-type="float" office:value="83.1864" calcext:value-type="float">
            <text:p>83.1864</text:p>
          </table:table-cell>
          <table:table-cell office:value-type="float" office:value="30.3161" calcext:value-type="float">
            <text:p>30.3161</text:p>
          </table:table-cell>
          <table:table-cell office:value-type="float" office:value="231.1136" calcext:value-type="float">
            <text:p>231.1136</text:p>
          </table:table-cell>
          <table:table-cell office:value-type="float" office:value="333.3602" calcext:value-type="float">
            <text:p>333.3602</text:p>
          </table:table-cell>
          <table:table-cell office:value-type="float" office:value="125.999" calcext:value-type="float">
            <text:p>125.999</text:p>
          </table:table-cell>
          <table:table-cell office:value-type="float" office:value="115.3062" calcext:value-type="float">
            <text:p>115.3062</text:p>
          </table:table-cell>
          <table:table-cell office:value-type="float" office:value="171.359" calcext:value-type="float">
            <text:p>171.359</text:p>
          </table:table-cell>
          <table:table-cell office:value-type="float" office:value="57.9418" calcext:value-type="float">
            <text:p>57.9418</text:p>
          </table:table-cell>
          <table:table-cell office:value-type="float" office:value="225.7563" calcext:value-type="float">
            <text:p>225.7563</text:p>
          </table:table-cell>
          <table:table-cell office:value-type="float" office:value="327.951" calcext:value-type="float">
            <text:p>327.951</text:p>
          </table:table-cell>
          <table:table-cell office:value-type="float" office:value="120.9657" calcext:value-type="float">
            <text:p>120.9657</text:p>
          </table:table-cell>
          <table:table-cell office:value-type="float" office:value="942.445" calcext:value-type="float">
            <text:p>942.445</text:p>
          </table:table-cell>
          <table:table-cell office:value-type="float" office:value="6.534" calcext:value-type="float">
            <text:p>6.534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Upper middle income</text:p>
          </table:table-cell>
          <table:table-cell office:value-type="float" office:value="32803.35546875" calcext:value-type="float">
            <text:p>32803.355468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3618.383" calcext:value-type="float">
            <text:p>13618.383</text:p>
          </table:table-cell>
          <table:table-cell office:value-type="float" office:value="13776.698" calcext:value-type="float">
            <text:p>13776.698</text:p>
          </table:table-cell>
          <table:table-cell office:value-type="float" office:value="6741.039" calcext:value-type="float">
            <text:p>6741.039</text:p>
          </table:table-cell>
          <table:table-cell office:value-type="float" office:value="7035.658" calcext:value-type="float">
            <text:p>7035.658</text:p>
          </table:table-cell>
          <table:table-cell office:value-type="float" office:value="569.0499" calcext:value-type="float">
            <text:p>569.0499</text:p>
          </table:table-cell>
          <table:table-cell office:value-type="float" office:value="95.8125" calcext:value-type="float">
            <text:p>95.8</text:p>
          </table:table-cell>
          <table:table-cell office:value-type="float" office:value="19.1923" calcext:value-type="float">
            <text:p>19.1923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23.627" calcext:value-type="float">
            <text:p>23.627</text:p>
          </table:table-cell>
          <table:table-cell office:value-type="float" office:value="316.629" calcext:value-type="float">
            <text:p>316.629</text:p>
          </table:table-cell>
          <table:table-cell office:value-type="float" office:value="2.298" calcext:value-type="float">
            <text:p>2.298</text:p>
          </table:table-cell>
          <table:table-cell office:value-type="float" office:value="30.1631" calcext:value-type="float">
            <text:p>30.1631</text:p>
          </table:table-cell>
          <table:table-cell office:value-type="float" office:value="406.214" calcext:value-type="float">
            <text:p>406</text:p>
          </table:table-cell>
          <table:table-cell office:value-type="float" office:value="24.746" calcext:value-type="float">
            <text:p>25</text:p>
          </table:table-cell>
          <table:table-cell office:value-type="float" office:value="29.474" calcext:value-type="float">
            <text:p>29</text:p>
          </table:table-cell>
          <table:table-cell office:value-type="float" office:value="3.7492" calcext:value-type="float">
            <text:p>4</text:p>
          </table:table-cell>
          <table:table-cell office:value-type="float" office:value="1.7309" calcext:value-type="float">
            <text:p>2</text:p>
          </table:table-cell>
          <table:table-cell table:style-name="ce2" office:value-type="float" office:value="30.675" calcext:value-type="float">
            <text:p>30.7</text:p>
          </table:table-cell>
          <table:table-cell office:value-type="float" office:value="102.6" calcext:value-type="float">
            <text:p>102.6</text:p>
          </table:table-cell>
          <table:table-cell office:value-type="float" office:value="80.582" calcext:value-type="float">
            <text:p>80.6</text:p>
          </table:table-cell>
          <table:table-cell office:value-type="float" office:value="41.623" calcext:value-type="float">
            <text:p>41.62</text:p>
          </table:table-cell>
          <table:table-cell office:value-type="float" office:value="38.959" calcext:value-type="float">
            <text:p>38.959</text:p>
          </table:table-cell>
          <table:table-cell office:value-type="float" office:value="5.847" calcext:value-type="float">
            <text:p>5.847</text:p>
          </table:table-cell>
          <table:table-cell office:value-type="float" office:value="67.1294" calcext:value-type="float">
            <text:p>67.1294</text:p>
          </table:table-cell>
          <table:table-cell office:value-type="float" office:value="64.8133" calcext:value-type="float">
            <text:p>64.8133</text:p>
          </table:table-cell>
          <table:table-cell office:value-type="float" office:value="69.2441" calcext:value-type="float">
            <text:p>69.2</text:p>
          </table:table-cell>
          <table:table-cell office:value-type="float" office:value="55.1959" calcext:value-type="float">
            <text:p>55.2</text:p>
          </table:table-cell>
          <table:table-cell office:value-type="float" office:value="53.0237" calcext:value-type="float">
            <text:p>53.0237</text:p>
          </table:table-cell>
          <table:table-cell office:value-type="float" office:value="57.1353" calcext:value-type="float">
            <text:p>57.1353</text:p>
          </table:table-cell>
          <table:table-cell office:value-type="float" office:value="13.7025" calcext:value-type="float">
            <text:p>13.7025</text:p>
          </table:table-cell>
          <table:table-cell office:value-type="float" office:value="12.7659" calcext:value-type="float">
            <text:p>12.7659</text:p>
          </table:table-cell>
          <table:table-cell office:value-type="float" office:value="14.3836" calcext:value-type="float">
            <text:p>14.3836</text:p>
          </table:table-cell>
          <table:table-cell office:value-type="float" office:value="6.1141" calcext:value-type="float">
            <text:p>6.1141</text:p>
          </table:table-cell>
          <table:table-cell office:value-type="float" office:value="5.7937" calcext:value-type="float">
            <text:p>5.7937</text:p>
          </table:table-cell>
          <table:table-cell office:value-type="float" office:value="6.2956" calcext:value-type="float">
            <text:p>6.2956</text:p>
          </table:table-cell>
          <table:table-cell office:value-type="float" office:value="11.488" calcext:value-type="float">
            <text:p>11.488</text:p>
          </table:table-cell>
          <table:table-cell office:value-type="float" office:value="28.295" calcext:value-type="float">
            <text:p>28.295</text:p>
          </table:table-cell>
          <table:table-cell office:value-type="float" office:value="396.133" calcext:value-type="float">
            <text:p>396.133</text:p>
          </table:table-cell>
          <table:table-cell office:value-type="float" office:value="15.342" calcext:value-type="float">
            <text:p>15.342</text:p>
          </table:table-cell>
          <table:table-cell office:value-type="float" office:value="38.0362" calcext:value-type="float">
            <text:p>38.0362</text:p>
          </table:table-cell>
          <table:table-cell office:value-type="float" office:value="100.5272" calcext:value-type="float">
            <text:p>100.5272</text:p>
          </table:table-cell>
          <table:table-cell office:value-type="float" office:value="115.0327" calcext:value-type="float">
            <text:p>115.0327</text:p>
          </table:table-cell>
          <table:table-cell office:value-type="float" office:value="86.1023" calcext:value-type="float">
            <text:p>86.1023</text:p>
          </table:table-cell>
          <table:table-cell office:value-type="float" office:value="256.5754" calcext:value-type="float">
            <text:p>256.5754</text:p>
          </table:table-cell>
          <table:table-cell office:value-type="float" office:value="299.2746" calcext:value-type="float">
            <text:p>299.2746</text:p>
          </table:table-cell>
          <table:table-cell office:value-type="float" office:value="217.3985" calcext:value-type="float">
            <text:p>217.3985</text:p>
          </table:table-cell>
          <table:table-cell office:value-type="float" office:value="116.0351" calcext:value-type="float">
            <text:p>116.0351</text:p>
          </table:table-cell>
          <table:table-cell office:value-type="float" office:value="138.9083" calcext:value-type="float">
            <text:p>138.9083</text:p>
          </table:table-cell>
          <table:table-cell office:value-type="float" office:value="94.6522" calcext:value-type="float">
            <text:p>94.6522</text:p>
          </table:table-cell>
          <table:table-cell office:value-type="float" office:value="221.5027" calcext:value-type="float">
            <text:p>221.5027</text:p>
          </table:table-cell>
          <table:table-cell office:value-type="float" office:value="263.3761" calcext:value-type="float">
            <text:p>263.3761</text:p>
          </table:table-cell>
          <table:table-cell office:value-type="float" office:value="183.6849" calcext:value-type="float">
            <text:p>183.6849</text:p>
          </table:table-cell>
          <table:table-cell office:value-type="float" office:value="-8.999" calcext:value-type="float">
            <text:p>-8.999</text:p>
          </table:table-cell>
          <table:table-cell office:value-type="float" office:value="-0.653" calcext:value-type="float">
            <text:p>-0.653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2494.05057169716" calcext:value-type="float">
            <text:p>2494.05057169716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int Barthélemy</text:p>
          </table:table-cell>
          <table:table-cell office:value-type="float" office:value="10.955" calcext:value-type="float">
            <text:p>10.955</text:p>
          </table:table-cell>
          <table:table-cell office:value-type="float" office:value="10.967" calcext:value-type="float">
            <text:p>10.967</text:p>
          </table:table-cell>
          <table:table-cell office:value-type="float" office:value="5.756" calcext:value-type="float">
            <text:p>5.756</text:p>
          </table:table-cell>
          <table:table-cell office:value-type="float" office:value="5.211" calcext:value-type="float">
            <text:p>5.211</text:p>
          </table:table-cell>
          <table:table-cell office:value-type="float" office:value="498.5" calcext:value-type="float">
            <text:p>498.5</text:p>
          </table:table-cell>
          <table:table-cell office:value-type="float" office:value="110.4586" calcext:value-type="float">
            <text:p>110.5</text:p>
          </table:table-cell>
          <table:table-cell office:value-type="float" office:value="39.0804" calcext:value-type="float">
            <text:p>39.0804</text:p>
          </table:table-cell>
          <table:table-cell office:value-type="float" office:value="0.031" calcext:value-type="float">
            <text:p>0.031</text:p>
          </table:table-cell>
          <table:table-cell office:value-type="float" office:value="2.759" calcext:value-type="float">
            <text:p>2.759</text:p>
          </table:table-cell>
          <table:table-cell office:value-type="float" office:value="0.024" calcext:value-type="float">
            <text:p>0.024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float" office:value="0.092" calcext:value-type="float">
            <text:p>0</text:p>
          </table:table-cell>
          <table:table-cell office:value-type="float" office:value="0.001" calcext:value-type="float">
            <text:p>0</text:p>
          </table:table-cell>
          <table:table-cell office:value-type="float" office:value="8.352" calcext:value-type="float">
            <text:p>8</text:p>
          </table:table-cell>
          <table:table-cell office:value-type="float" office:value="1.0211" calcext:value-type="float">
            <text:p>1</text:p>
          </table:table-cell>
          <table:table-cell office:value-type="float" office:value="0.4942" calcext:value-type="float">
            <text:p>0</text:p>
          </table:table-cell>
          <table:table-cell table:style-name="ce2" office:value-type="float" office:value="30.273" calcext:value-type="float">
            <text:p>30.3</text:p>
          </table:table-cell>
          <table:table-cell office:value-type="float" office:value="104" calcext:value-type="float">
            <text:p>104.0</text:p>
          </table:table-cell>
          <table:table-cell office:value-type="float" office:value="0.061" calcext:value-type="float">
            <text:p>0.1</text:p>
          </table:table-cell>
          <table:table-cell office:value-type="float" office:value="0.034" calcext:value-type="float">
            <text:p>0.03</text:p>
          </table:table-cell>
          <table:table-cell office:value-type="float" office:value="0.027" calcext:value-type="float">
            <text:p>0.027</text:p>
          </table:table-cell>
          <table:table-cell office:value-type="float" office:value="5.593" calcext:value-type="float">
            <text:p>5.593</text:p>
          </table:table-cell>
          <table:table-cell office:value-type="float" office:value="80.643" calcext:value-type="float">
            <text:p>80.643</text:p>
          </table:table-cell>
          <table:table-cell office:value-type="float" office:value="77.5946" calcext:value-type="float">
            <text:p>77.5946</text:p>
          </table:table-cell>
          <table:table-cell office:value-type="float" office:value="83.7326" calcext:value-type="float">
            <text:p>83.7</text:p>
          </table:table-cell>
          <table:table-cell office:value-type="float" office:value="66.4504" calcext:value-type="float">
            <text:p>66.5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69.4684" calcext:value-type="float">
            <text:p>69.4684</text:p>
          </table:table-cell>
          <table:table-cell office:value-type="float" office:value="19.244" calcext:value-type="float">
            <text:p>19.244</text:p>
          </table:table-cell>
          <table:table-cell office:value-type="float" office:value="16.7321" calcext:value-type="float">
            <text:p>16.7321</text:p>
          </table:table-cell>
          <table:table-cell office:value-type="float" office:value="21.3998" calcext:value-type="float">
            <text:p>21.3998</text:p>
          </table:table-cell>
          <table:table-cell office:value-type="float" office:value="8.9707" calcext:value-type="float">
            <text:p>8.9707</text:p>
          </table:table-cell>
          <table:table-cell office:value-type="float" office:value="7.2048" calcext:value-type="float">
            <text:p>7.2048</text:p>
          </table:table-cell>
          <table:table-cell office:value-type="float" office:value="9.9344" calcext:value-type="float">
            <text:p>9.9344</text:p>
          </table:table-cell>
          <table:table-cell office:value-type="float" office:value="0.001" calcext:value-type="float">
            <text:p>0.001</text:p>
          </table:table-cell>
          <table:table-cell office:value-type="float" office:value="7.5672" calcext:value-type="float">
            <text:p>7.567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1" calcext:value-type="float">
            <text:p>0.001</text:p>
          </table:table-cell>
          <table:table-cell office:value-type="float" office:value="8.7491" calcext:value-type="float">
            <text:p>8.7491</text:p>
          </table:table-cell>
          <table:table-cell office:value-type="float" office:value="19.6264" calcext:value-type="float">
            <text:p>19.6264</text:p>
          </table:table-cell>
          <table:table-cell office:value-type="float" office:value="22.6042" calcext:value-type="float">
            <text:p>22.6042</text:p>
          </table:table-cell>
          <table:table-cell office:value-type="float" office:value="16.4231" calcext:value-type="float">
            <text:p>16.4231</text:p>
          </table:table-cell>
          <table:table-cell office:value-type="float" office:value="67.4359" calcext:value-type="float">
            <text:p>67.4359</text:p>
          </table:table-cell>
          <table:table-cell office:value-type="float" office:value="83.7689" calcext:value-type="float">
            <text:p>83.7689</text:p>
          </table:table-cell>
          <table:table-cell office:value-type="float" office:value="46.408" calcext:value-type="float">
            <text:p>46.408</text:p>
          </table:table-cell>
          <table:table-cell office:value-type="float" office:value="21.7504" calcext:value-type="float">
            <text:p>21.7504</text:p>
          </table:table-cell>
          <table:table-cell office:value-type="float" office:value="26.1921" calcext:value-type="float">
            <text:p>26.1921</text:p>
          </table:table-cell>
          <table:table-cell office:value-type="float" office:value="16.5562" calcext:value-type="float">
            <text:p>16.5562</text:p>
          </table:table-cell>
          <table:table-cell office:value-type="float" office:value="57.8994" calcext:value-type="float">
            <text:p>57.8994</text:p>
          </table:table-cell>
          <table:table-cell office:value-type="float" office:value="73.302" calcext:value-type="float">
            <text:p>73.302</text:p>
          </table:table-cell>
          <table:table-cell office:value-type="float" office:value="37.8611" calcext:value-type="float">
            <text:p>37.8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Latin America &amp; Caribbean</text:p>
          </table:table-cell>
          <table:table-cell table:number-columns-repeated="2"/>
          <table:table-cell office:value-type="string" calcext:value-type="string">
            <text:p>Saint Barthélemy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float" office:value="5.402" calcext:value-type="float">
            <text:p>5.402</text:p>
          </table:table-cell>
          <table:table-cell office:value-type="float" office:value="5.374" calcext:value-type="float">
            <text:p>5.374</text:p>
          </table:table-cell>
          <table:table-cell office:value-type="float" office:value="2.595" calcext:value-type="float">
            <text:p>2.595</text:p>
          </table:table-cell>
          <table:table-cell office:value-type="float" office:value="2.779" calcext:value-type="float">
            <text:p>2.779</text:p>
          </table:table-cell>
          <table:table-cell office:value-type="float" office:value="13.7795" calcext:value-type="float">
            <text:p>13.7795</text:p>
          </table:table-cell>
          <table:table-cell office:value-type="float" office:value="93.4137" calcext:value-type="float">
            <text:p>93.4</text:p>
          </table:table-cell>
          <table:table-cell office:value-type="float" office:value="52.2943" calcext:value-type="float">
            <text:p>52.2943</text:p>
          </table:table-cell>
          <table:table-cell office:value-type="float" office:value="-0.056" calcext:value-type="float">
            <text:p>-0.056</text:p>
          </table:table-cell>
          <table:table-cell office:value-type="float" office:value="-10.472" calcext:value-type="float">
            <text:p>-10.472</text:p>
          </table:table-cell>
          <table:table-cell office:value-type="float" office:value="-0.056" calcext:value-type="float">
            <text:p>-0.056</text:p>
          </table:table-cell>
          <table:table-cell office:value-type="float" office:value="-1.042" calcext:value-type="float">
            <text:p>-1.042</text:p>
          </table:table-cell>
          <table:table-cell/>
          <table:table-cell office:value-type="float" office:value="0.04" calcext:value-type="float">
            <text:p>0</text:p>
          </table:table-cell>
          <table:table-cell office:value-type="float" office:value="0.002" calcext:value-type="float">
            <text:p>0</text:p>
          </table:table-cell>
          <table:table-cell office:value-type="float" office:value="7.472" calcext:value-type="float">
            <text:p>7</text:p>
          </table:table-cell>
          <table:table-cell office:value-type="float" office:value="1.6431" calcext:value-type="float">
            <text:p>2</text:p>
          </table:table-cell>
          <table:table-cell office:value-type="float" office:value="0.786" calcext:value-type="float">
            <text:p>1</text:p>
          </table:table-cell>
          <table:table-cell table:style-name="ce2" office:value-type="float" office:value="30.04" calcext:value-type="float">
            <text:p>30.0</text:p>
          </table:table-cell>
          <table:table-cell office:value-type="float" office:value="105.4" calcext:value-type="float">
            <text:p>105.4</text:p>
          </table:table-cell>
          <table:table-cell office:value-type="float" office:value="0.096" calcext:value-type="float">
            <text:p>0.1</text:p>
          </table:table-cell>
          <table:table-cell office:value-type="float" office:value="0.059" calcext:value-type="float">
            <text:p>0.06</text:p>
          </table:table-cell>
          <table:table-cell office:value-type="float" office:value="0.037" calcext:value-type="float">
            <text:p>0.037</text:p>
          </table:table-cell>
          <table:table-cell office:value-type="float" office:value="17.944" calcext:value-type="float">
            <text:p>17.944</text:p>
          </table:table-cell>
          <table:table-cell office:value-type="float" office:value="77.214" calcext:value-type="float">
            <text:p>77.214</text:p>
          </table:table-cell>
          <table:table-cell office:value-type="float" office:value="74.4292" calcext:value-type="float">
            <text:p>74.4292</text:p>
          </table:table-cell>
          <table:table-cell office:value-type="float" office:value="80.8848" calcext:value-type="float">
            <text:p>80.9</text:p>
          </table:table-cell>
          <table:table-cell office:value-type="float" office:value="63.3558" calcext:value-type="float">
            <text:p>63.4</text:p>
          </table:table-cell>
          <table:table-cell office:value-type="float" office:value="60.7294" calcext:value-type="float">
            <text:p>60.7294</text:p>
          </table:table-cell>
          <table:table-cell office:value-type="float" office:value="66.8549" calcext:value-type="float">
            <text:p>66.8549</text:p>
          </table:table-cell>
          <table:table-cell office:value-type="float" office:value="16.8004" calcext:value-type="float">
            <text:p>16.8004</text:p>
          </table:table-cell>
          <table:table-cell office:value-type="float" office:value="15.0359" calcext:value-type="float">
            <text:p>15.0359</text:p>
          </table:table-cell>
          <table:table-cell office:value-type="float" office:value="19.4174" calcext:value-type="float">
            <text:p>19.4174</text:p>
          </table:table-cell>
          <table:table-cell office:value-type="float" office:value="7.3696" calcext:value-type="float">
            <text:p>7.3696</text:p>
          </table:table-cell>
          <table:table-cell office:value-type="float" office:value="6.3293" calcext:value-type="float">
            <text:p>6.3293</text:p>
          </table:table-cell>
          <table:table-cell office:value-type="float" office:value="8.6673" calcext:value-type="float">
            <text:p>8.6673</text:p>
          </table:table-cell>
          <table:table-cell office:value-type="float" office:value="0" calcext:value-type="float">
            <text:p>0</text:p>
          </table:table-cell>
          <table:table-cell office:value-type="float" office:value="11.0936" calcext:value-type="float">
            <text:p>11.09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1" calcext:value-type="float">
            <text:p>0.001</text:p>
          </table:table-cell>
          <table:table-cell office:value-type="float" office:value="12.8626" calcext:value-type="float">
            <text:p>12.8626</text:p>
          </table:table-cell>
          <table:table-cell office:value-type="float" office:value="28.5403" calcext:value-type="float">
            <text:p>28.5403</text:p>
          </table:table-cell>
          <table:table-cell office:value-type="float" office:value="34.9121" calcext:value-type="float">
            <text:p>34.9121</text:p>
          </table:table-cell>
          <table:table-cell office:value-type="float" office:value="22.7698" calcext:value-type="float">
            <text:p>22.7698</text:p>
          </table:table-cell>
          <table:table-cell office:value-type="float" office:value="91.0972" calcext:value-type="float">
            <text:p>91.0972</text:p>
          </table:table-cell>
          <table:table-cell office:value-type="float" office:value="119.6839" calcext:value-type="float">
            <text:p>119.6839</text:p>
          </table:table-cell>
          <table:table-cell office:value-type="float" office:value="64.986" calcext:value-type="float">
            <text:p>64.986</text:p>
          </table:table-cell>
          <table:table-cell office:value-type="float" office:value="30.3247" calcext:value-type="float">
            <text:p>30.3247</text:p>
          </table:table-cell>
          <table:table-cell office:value-type="float" office:value="39.305" calcext:value-type="float">
            <text:p>39.305</text:p>
          </table:table-cell>
          <table:table-cell office:value-type="float" office:value="23.4948" calcext:value-type="float">
            <text:p>23.4948</text:p>
          </table:table-cell>
          <table:table-cell office:value-type="float" office:value="77.3509" calcext:value-type="float">
            <text:p>77.3509</text:p>
          </table:table-cell>
          <table:table-cell office:value-type="float" office:value="103.9361" calcext:value-type="float">
            <text:p>103.9361</text:p>
          </table:table-cell>
          <table:table-cell office:value-type="float" office:value="53.5357" calcext:value-type="float">
            <text:p>53.5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Sub-Saharan Africa</text:p>
          </table:table-cell>
          <table:table-cell table:number-columns-repeated="2"/>
          <table:table-cell office:value-type="string" calcext:value-type="string">
            <text:p>Saint Helen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float" office:value="47.609" calcext:value-type="float">
            <text:p>47.609</text:p>
          </table:table-cell>
          <table:table-cell office:value-type="float" office:value="47.658" calcext:value-type="float">
            <text:p>47.658</text:p>
          </table:table-cell>
          <table:table-cell office:value-type="float" office:value="23.011" calcext:value-type="float">
            <text:p>23.011</text:p>
          </table:table-cell>
          <table:table-cell office:value-type="float" office:value="24.646" calcext:value-type="float">
            <text:p>24.646</text:p>
          </table:table-cell>
          <table:table-cell office:value-type="float" office:value="183.2981" calcext:value-type="float">
            <text:p>183.2981</text:p>
          </table:table-cell>
          <table:table-cell office:value-type="float" office:value="93.3642" calcext:value-type="float">
            <text:p>93.4</text:p>
          </table:table-cell>
          <table:table-cell office:value-type="float" office:value="34.4357" calcext:value-type="float">
            <text:p>34.4357</text:p>
          </table:table-cell>
          <table:table-cell office:value-type="float" office:value="0.083" calcext:value-type="float">
            <text:p>0.083</text:p>
          </table:table-cell>
          <table:table-cell office:value-type="float" office:value="1.745" calcext:value-type="float">
            <text:p>1.745</text:p>
          </table:table-cell>
          <table:table-cell office:value-type="float" office:value="0.097" calcext:value-type="float">
            <text:p>0.097</text:p>
          </table:table-cell>
          <table:table-cell office:value-type="float" office:value="0.204" calcext:value-type="float">
            <text:p>0.204</text:p>
          </table:table-cell>
          <table:table-cell/>
          <table:table-cell office:value-type="float" office:value="0.563" calcext:value-type="float">
            <text:p>1</text:p>
          </table:table-cell>
          <table:table-cell office:value-type="float" office:value="0.06" calcext:value-type="float">
            <text:p>0</text:p>
          </table:table-cell>
          <table:table-cell office:value-type="float" office:value="11.823" calcext:value-type="float">
            <text:p>12</text:p>
          </table:table-cell>
          <table:table-cell office:value-type="float" office:value="1.5115" calcext:value-type="float">
            <text:p>2</text:p>
          </table:table-cell>
          <table:table-cell office:value-type="float" office:value="0.7239" calcext:value-type="float">
            <text:p>1</text:p>
          </table:table-cell>
          <table:table-cell table:style-name="ce2" office:value-type="float" office:value="27.658" calcext:value-type="float">
            <text:p>27.7</text:p>
          </table:table-cell>
          <table:table-cell office:value-type="float" office:value="103.7" calcext:value-type="float">
            <text:p>103.7</text:p>
          </table:table-cell>
          <table:table-cell office:value-type="float" office:value="0.48" calcext:value-type="float">
            <text:p>0.5</text:p>
          </table:table-cell>
          <table:table-cell office:value-type="float" office:value="0.273" calcext:value-type="float">
            <text:p>0.27</text:p>
          </table:table-cell>
          <table:table-cell office:value-type="float" office:value="0.207" calcext:value-type="float">
            <text:p>0.207</text:p>
          </table:table-cell>
          <table:table-cell office:value-type="float" office:value="10.078" calcext:value-type="float">
            <text:p>10.078</text:p>
          </table:table-cell>
          <table:table-cell office:value-type="float" office:value="72.0269" calcext:value-type="float">
            <text:p>72.0269</text:p>
          </table:table-cell>
          <table:table-cell office:value-type="float" office:value="68.6816" calcext:value-type="float">
            <text:p>68.6816</text:p>
          </table:table-cell>
          <table:table-cell office:value-type="float" office:value="75.6659" calcext:value-type="float">
            <text:p>75.7</text:p>
          </table:table-cell>
          <table:table-cell office:value-type="float" office:value="57.9814" calcext:value-type="float">
            <text:p>58.0</text:p>
          </table:table-cell>
          <table:table-cell office:value-type="float" office:value="54.4417" calcext:value-type="float">
            <text:p>54.4417</text:p>
          </table:table-cell>
          <table:table-cell office:value-type="float" office:value="61.8417" calcext:value-type="float">
            <text:p>61.8417</text:p>
          </table:table-cell>
          <table:table-cell office:value-type="float" office:value="14.6924" calcext:value-type="float">
            <text:p>14.6924</text:p>
          </table:table-cell>
          <table:table-cell office:value-type="float" office:value="13.0297" calcext:value-type="float">
            <text:p>13.0297</text:p>
          </table:table-cell>
          <table:table-cell office:value-type="float" office:value="16.3959" calcext:value-type="float">
            <text:p>16.3959</text:p>
          </table:table-cell>
          <table:table-cell office:value-type="float" office:value="6.5923" calcext:value-type="float">
            <text:p>6.5923</text:p>
          </table:table-cell>
          <table:table-cell office:value-type="float" office:value="5.9388" calcext:value-type="float">
            <text:p>5.9388</text:p>
          </table:table-cell>
          <table:table-cell office:value-type="float" office:value="7.0585" calcext:value-type="float">
            <text:p>7.0585</text:p>
          </table:table-cell>
          <table:table-cell office:value-type="float" office:value="0.004" calcext:value-type="float">
            <text:p>0.004</text:p>
          </table:table-cell>
          <table:table-cell office:value-type="float" office:value="7.8252" calcext:value-type="float">
            <text:p>7.8252</text:p>
          </table:table-cell>
          <table:table-cell office:value-type="float" office:value="0.559" calcext:value-type="float">
            <text:p>0.559</text:p>
          </table:table-cell>
          <table:table-cell office:value-type="float" office:value="0.006" calcext:value-type="float">
            <text:p>0.006</text:p>
          </table:table-cell>
          <table:table-cell office:value-type="float" office:value="10.2361" calcext:value-type="float">
            <text:p>10.2361</text:p>
          </table:table-cell>
          <table:table-cell office:value-type="float" office:value="51.3276" calcext:value-type="float">
            <text:p>51.3276</text:p>
          </table:table-cell>
          <table:table-cell office:value-type="float" office:value="66.2757" calcext:value-type="float">
            <text:p>66.2757</text:p>
          </table:table-cell>
          <table:table-cell office:value-type="float" office:value="37.4778" calcext:value-type="float">
            <text:p>37.4778</text:p>
          </table:table-cell>
          <table:table-cell office:value-type="float" office:value="179.8709" calcext:value-type="float">
            <text:p>179.8709</text:p>
          </table:table-cell>
          <table:table-cell office:value-type="float" office:value="237.9948" calcext:value-type="float">
            <text:p>237.9948</text:p>
          </table:table-cell>
          <table:table-cell office:value-type="float" office:value="121.134" calcext:value-type="float">
            <text:p>121.134</text:p>
          </table:table-cell>
          <table:table-cell office:value-type="float" office:value="79.528" calcext:value-type="float">
            <text:p>79.528</text:p>
          </table:table-cell>
          <table:table-cell office:value-type="float" office:value="111.6468" calcext:value-type="float">
            <text:p>111.6468</text:p>
          </table:table-cell>
          <table:table-cell office:value-type="float" office:value="48.5902" calcext:value-type="float">
            <text:p>48.5902</text:p>
          </table:table-cell>
          <table:table-cell office:value-type="float" office:value="168.5179" calcext:value-type="float">
            <text:p>168.5179</text:p>
          </table:table-cell>
          <table:table-cell office:value-type="float" office:value="229.0333" calcext:value-type="float">
            <text:p>229.0333</text:p>
          </table:table-cell>
          <table:table-cell office:value-type="float" office:value="107.0403" calcext:value-type="float">
            <text:p>107.0403</text:p>
          </table:table-cell>
          <table:table-cell office:value-type="float" office:value="0.02" calcext:value-type="float">
            <text:p>0.0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Latin America &amp; Caribbean</text:p>
          </table:table-cell>
          <table:table-cell table:number-columns-repeated="2"/>
          <table:table-cell office:value-type="string" calcext:value-type="string">
            <text:p>Saint Kitts and Nevis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179.752" calcext:value-type="float">
            <text:p>179.752</text:p>
          </table:table-cell>
          <table:table-cell office:value-type="float" office:value="179.857" calcext:value-type="float">
            <text:p>179.857</text:p>
          </table:table-cell>
          <table:table-cell office:value-type="float" office:value="88.948" calcext:value-type="float">
            <text:p>88.948</text:p>
          </table:table-cell>
          <table:table-cell office:value-type="float" office:value="90.909" calcext:value-type="float">
            <text:p>90.909</text:p>
          </table:table-cell>
          <table:table-cell office:value-type="float" office:value="291.9765" calcext:value-type="float">
            <text:p>291.9765</text:p>
          </table:table-cell>
          <table:table-cell office:value-type="float" office:value="97.8434" calcext:value-type="float">
            <text:p>97.8</text:p>
          </table:table-cell>
          <table:table-cell office:value-type="float" office:value="33.5012" calcext:value-type="float">
            <text:p>33.5012</text:p>
          </table:table-cell>
          <table:table-cell office:value-type="float" office:value="0.209" calcext:value-type="float">
            <text:p>0.209</text:p>
          </table:table-cell>
          <table:table-cell office:value-type="float" office:value="1.165" calcext:value-type="float">
            <text:p>1.165</text:p>
          </table:table-cell>
          <table:table-cell office:value-type="float" office:value="0.211" calcext:value-type="float">
            <text:p>0.211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float" office:value="2.035" calcext:value-type="float">
            <text:p>2</text:p>
          </table:table-cell>
          <table:table-cell office:value-type="float" office:value="0.225" calcext:value-type="float">
            <text:p>0</text:p>
          </table:table-cell>
          <table:table-cell office:value-type="float" office:value="11.316" calcext:value-type="float">
            <text:p>11</text:p>
          </table:table-cell>
          <table:table-cell office:value-type="float" office:value="1.3874" calcext:value-type="float">
            <text:p>1</text:p>
          </table:table-cell>
          <table:table-cell office:value-type="float" office:value="0.6678" calcext:value-type="float">
            <text:p>1</text:p>
          </table:table-cell>
          <table:table-cell table:style-name="ce2" office:value-type="float" office:value="28.016" calcext:value-type="float">
            <text:p>28.0</text:p>
          </table:table-cell>
          <table:table-cell office:value-type="float" office:value="103.1" calcext:value-type="float">
            <text:p>103.1</text:p>
          </table:table-cell>
          <table:table-cell office:value-type="float" office:value="1.826" calcext:value-type="float">
            <text:p>1.8</text:p>
          </table:table-cell>
          <table:table-cell office:value-type="float" office:value="1.023" calcext:value-type="float">
            <text:p>1.02</text:p>
          </table:table-cell>
          <table:table-cell office:value-type="float" office:value="0.803" calcext:value-type="float">
            <text:p>0.803</text:p>
          </table:table-cell>
          <table:table-cell office:value-type="float" office:value="10.151" calcext:value-type="float">
            <text:p>10.151</text:p>
          </table:table-cell>
          <table:table-cell office:value-type="float" office:value="71.2937" calcext:value-type="float">
            <text:p>71.2937</text:p>
          </table:table-cell>
          <table:table-cell office:value-type="float" office:value="68.005" calcext:value-type="float">
            <text:p>68.005</text:p>
          </table:table-cell>
          <table:table-cell office:value-type="float" office:value="74.887" calcext:value-type="float">
            <text:p>74.9</text:p>
          </table:table-cell>
          <table:table-cell office:value-type="float" office:value="57.5329" calcext:value-type="float">
            <text:p>57.5</text:p>
          </table:table-cell>
          <table:table-cell office:value-type="float" office:value="54.3406" calcext:value-type="float">
            <text:p>54.3406</text:p>
          </table:table-cell>
          <table:table-cell office:value-type="float" office:value="61.0135" calcext:value-type="float">
            <text:p>61.0135</text:p>
          </table:table-cell>
          <table:table-cell office:value-type="float" office:value="13.7576" calcext:value-type="float">
            <text:p>13.7576</text:p>
          </table:table-cell>
          <table:table-cell office:value-type="float" office:value="12.0496" calcext:value-type="float">
            <text:p>12.0496</text:p>
          </table:table-cell>
          <table:table-cell office:value-type="float" office:value="15.4023" calcext:value-type="float">
            <text:p>15.4023</text:p>
          </table:table-cell>
          <table:table-cell office:value-type="float" office:value="5.7373" calcext:value-type="float">
            <text:p>5.7373</text:p>
          </table:table-cell>
          <table:table-cell office:value-type="float" office:value="5.0191" calcext:value-type="float">
            <text:p>5.0191</text:p>
          </table:table-cell>
          <table:table-cell office:value-type="float" office:value="6.25" calcext:value-type="float">
            <text:p>6.25</text:p>
          </table:table-cell>
          <table:table-cell office:value-type="float" office:value="0.024" calcext:value-type="float">
            <text:p>0.024</text:p>
          </table:table-cell>
          <table:table-cell office:value-type="float" office:value="11.9337" calcext:value-type="float">
            <text:p>11.9337</text:p>
          </table:table-cell>
          <table:table-cell office:value-type="float" office:value="2.014" calcext:value-type="float">
            <text:p>2.014</text:p>
          </table:table-cell>
          <table:table-cell office:value-type="float" office:value="0.03" calcext:value-type="float">
            <text:p>0.03</text:p>
          </table:table-cell>
          <table:table-cell office:value-type="float" office:value="14.5654" calcext:value-type="float">
            <text:p>14.5654</text:p>
          </table:table-cell>
          <table:table-cell office:value-type="float" office:value="50.1061" calcext:value-type="float">
            <text:p>50.1061</text:p>
          </table:table-cell>
          <table:table-cell office:value-type="float" office:value="66.1375" calcext:value-type="float">
            <text:p>66.1375</text:p>
          </table:table-cell>
          <table:table-cell office:value-type="float" office:value="33.4735" calcext:value-type="float">
            <text:p>33.4735</text:p>
          </table:table-cell>
          <table:table-cell office:value-type="float" office:value="175.9546" calcext:value-type="float">
            <text:p>175.9546</text:p>
          </table:table-cell>
          <table:table-cell office:value-type="float" office:value="228.6049" calcext:value-type="float">
            <text:p>228.6049</text:p>
          </table:table-cell>
          <table:table-cell office:value-type="float" office:value="121.0977" calcext:value-type="float">
            <text:p>121.0977</text:p>
          </table:table-cell>
          <table:table-cell office:value-type="float" office:value="72.0701" calcext:value-type="float">
            <text:p>72.0701</text:p>
          </table:table-cell>
          <table:table-cell office:value-type="float" office:value="97.3595" calcext:value-type="float">
            <text:p>97.3595</text:p>
          </table:table-cell>
          <table:table-cell office:value-type="float" office:value="45.9697" calcext:value-type="float">
            <text:p>45.9697</text:p>
          </table:table-cell>
          <table:table-cell office:value-type="float" office:value="161.1701" calcext:value-type="float">
            <text:p>161.1701</text:p>
          </table:table-cell>
          <table:table-cell office:value-type="float" office:value="212.8965" calcext:value-type="float">
            <text:p>212.8965</text:p>
          </table:table-cell>
          <table:table-cell office:value-type="float" office:value="107.5222" calcext:value-type="float">
            <text:p>107.5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14051.3639978098" calcext:value-type="float">
            <text:p>14051.3639978098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31.639" calcext:value-type="float">
            <text:p>31.639</text:p>
          </table:table-cell>
          <table:table-cell office:value-type="float" office:value="31.791" calcext:value-type="float">
            <text:p>31.791</text:p>
          </table:table-cell>
          <table:table-cell office:value-type="float" office:value="15.111" calcext:value-type="float">
            <text:p>15.111</text:p>
          </table:table-cell>
          <table:table-cell office:value-type="float" office:value="16.68" calcext:value-type="float">
            <text:p>16.68</text:p>
          </table:table-cell>
          <table:table-cell office:value-type="float" office:value="599.8302" calcext:value-type="float">
            <text:p>599.8302</text:p>
          </table:table-cell>
          <table:table-cell office:value-type="float" office:value="90.5992" calcext:value-type="float">
            <text:p>90.6</text:p>
          </table:table-cell>
          <table:table-cell office:value-type="float" office:value="38.8481" calcext:value-type="float">
            <text:p>38.8481</text:p>
          </table:table-cell>
          <table:table-cell office:value-type="float" office:value="0.296" calcext:value-type="float">
            <text:p>0.296</text:p>
          </table:table-cell>
          <table:table-cell office:value-type="float" office:value="9.313" calcext:value-type="float">
            <text:p>9.313</text:p>
          </table:table-cell>
          <table:table-cell office:value-type="float" office:value="0.304" calcext:value-type="float">
            <text:p>0.304</text:p>
          </table:table-cell>
          <table:table-cell office:value-type="float" office:value="0.956" calcext:value-type="float">
            <text:p>0.956</text:p>
          </table:table-cell>
          <table:table-cell office:value-type="float" office:value="72.5049" calcext:value-type="float">
            <text:p>72.5049</text:p>
          </table:table-cell>
          <table:table-cell office:value-type="float" office:value="0.458" calcext:value-type="float">
            <text:p>0</text:p>
          </table:table-cell>
          <table:table-cell office:value-type="float" office:value="0.013" calcext:value-type="float">
            <text:p>0</text:p>
          </table:table-cell>
          <table:table-cell office:value-type="float" office:value="14.414" calcext:value-type="float">
            <text:p>14</text:p>
          </table:table-cell>
          <table:table-cell office:value-type="float" office:value="2.3854" calcext:value-type="float">
            <text:p>2</text:p>
          </table:table-cell>
          <table:table-cell office:value-type="float" office:value="1.1542" calcext:value-type="float">
            <text:p>1</text:p>
          </table:table-cell>
          <table:table-cell table:style-name="ce2" office:value-type="float" office:value="30.436" calcext:value-type="float">
            <text:p>30.4</text:p>
          </table:table-cell>
          <table:table-cell office:value-type="float" office:value="104" calcext:value-type="float">
            <text:p>104.0</text:p>
          </table:table-cell>
          <table:table-cell office:value-type="float" office:value="0.162" calcext:value-type="float">
            <text:p>0.2</text:p>
          </table:table-cell>
          <table:table-cell office:value-type="float" office:value="0.097" calcext:value-type="float">
            <text:p>0.10</text:p>
          </table:table-cell>
          <table:table-cell office:value-type="float" office:value="0.065" calcext:value-type="float">
            <text:p>0.065</text:p>
          </table:table-cell>
          <table:table-cell office:value-type="float" office:value="5.101" calcext:value-type="float">
            <text:p>5.101</text:p>
          </table:table-cell>
          <table:table-cell office:value-type="float" office:value="80.55" calcext:value-type="float">
            <text:p>80.55</text:p>
          </table:table-cell>
          <table:table-cell office:value-type="float" office:value="77.5024" calcext:value-type="float">
            <text:p>77.5024</text:p>
          </table:table-cell>
          <table:table-cell office:value-type="float" office:value="83.6582" calcext:value-type="float">
            <text:p>83.7</text:p>
          </table:table-cell>
          <table:table-cell office:value-type="float" office:value="66.3695" calcext:value-type="float">
            <text:p>66.4</text:p>
          </table:table-cell>
          <table:table-cell office:value-type="float" office:value="63.382" calcext:value-type="float">
            <text:p>63.382</text:p>
          </table:table-cell>
          <table:table-cell office:value-type="float" office:value="69.406" calcext:value-type="float">
            <text:p>69.406</text:p>
          </table:table-cell>
          <table:table-cell office:value-type="float" office:value="19.0737" calcext:value-type="float">
            <text:p>19.0737</text:p>
          </table:table-cell>
          <table:table-cell office:value-type="float" office:value="16.6747" calcext:value-type="float">
            <text:p>16.6747</text:p>
          </table:table-cell>
          <table:table-cell office:value-type="float" office:value="21.3517" calcext:value-type="float">
            <text:p>21.3517</text:p>
          </table:table-cell>
          <table:table-cell office:value-type="float" office:value="8.5835" calcext:value-type="float">
            <text:p>8.5835</text:p>
          </table:table-cell>
          <table:table-cell office:value-type="float" office:value="7.1746" calcext:value-type="float">
            <text:p>7.1746</text:p>
          </table:table-cell>
          <table:table-cell office:value-type="float" office:value="9.9069" calcext:value-type="float">
            <text:p>9.9069</text:p>
          </table:table-cell>
          <table:table-cell office:value-type="float" office:value="0.004" calcext:value-type="float">
            <text:p>0.004</text:p>
          </table:table-cell>
          <table:table-cell office:value-type="float" office:value="7.6956" calcext:value-type="float">
            <text:p>7.6956</text:p>
          </table:table-cell>
          <table:table-cell office:value-type="float" office:value="0.455" calcext:value-type="float">
            <text:p>0.455</text:p>
          </table:table-cell>
          <table:table-cell office:value-type="float" office:value="0.004" calcext:value-type="float">
            <text:p>0.004</text:p>
          </table:table-cell>
          <table:table-cell office:value-type="float" office:value="8.8976" calcext:value-type="float">
            <text:p>8.8976</text:p>
          </table:table-cell>
          <table:table-cell office:value-type="float" office:value="19.7773" calcext:value-type="float">
            <text:p>19.7773</text:p>
          </table:table-cell>
          <table:table-cell office:value-type="float" office:value="22.8936" calcext:value-type="float">
            <text:p>22.8936</text:p>
          </table:table-cell>
          <table:table-cell office:value-type="float" office:value="16.6475" calcext:value-type="float">
            <text:p>16.6475</text:p>
          </table:table-cell>
          <table:table-cell office:value-type="float" office:value="64.9761" calcext:value-type="float">
            <text:p>64.9761</text:p>
          </table:table-cell>
          <table:table-cell office:value-type="float" office:value="84.5774" calcext:value-type="float">
            <text:p>84.5774</text:p>
          </table:table-cell>
          <table:table-cell office:value-type="float" office:value="46.8811" calcext:value-type="float">
            <text:p>46.8811</text:p>
          </table:table-cell>
          <table:table-cell office:value-type="float" office:value="21.0903" calcext:value-type="float">
            <text:p>21.0903</text:p>
          </table:table-cell>
          <table:table-cell office:value-type="float" office:value="26.4341" calcext:value-type="float">
            <text:p>26.4341</text:p>
          </table:table-cell>
          <table:table-cell office:value-type="float" office:value="16.7042" calcext:value-type="float">
            <text:p>16.7042</text:p>
          </table:table-cell>
          <table:table-cell office:value-type="float" office:value="55.2601" calcext:value-type="float">
            <text:p>55.2601</text:p>
          </table:table-cell>
          <table:table-cell office:value-type="float" office:value="73.9528" calcext:value-type="float">
            <text:p>73.9528</text:p>
          </table:table-cell>
          <table:table-cell office:value-type="float" office:value="38.1909" calcext:value-type="float">
            <text:p>38.1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atin America &amp; Caribbean</text:p>
          </table:table-cell>
          <table:table-cell table:number-columns-repeated="2"/>
          <table:table-cell office:value-type="string" calcext:value-type="string">
            <text:p>Saint Martin (French part)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float" office:value="5.872" calcext:value-type="float">
            <text:p>5.872</text:p>
          </table:table-cell>
          <table:table-cell office:value-type="float" office:value="5.862" calcext:value-type="float">
            <text:p>5.862</text:p>
          </table:table-cell>
          <table:table-cell office:value-type="float" office:value="2.914" calcext:value-type="float">
            <text:p>2.914</text:p>
          </table:table-cell>
          <table:table-cell office:value-type="float" office:value="2.947" calcext:value-type="float">
            <text:p>2.947</text:p>
          </table:table-cell>
          <table:table-cell office:value-type="float" office:value="25.487" calcext:value-type="float">
            <text:p>25.487</text:p>
          </table:table-cell>
          <table:table-cell office:value-type="float" office:value="98.8804" calcext:value-type="float">
            <text:p>98.9</text:p>
          </table:table-cell>
          <table:table-cell office:value-type="float" office:value="43.9854" calcext:value-type="float">
            <text:p>43.9854</text:p>
          </table:table-cell>
          <table:table-cell office:value-type="float" office:value="-0.027" calcext:value-type="float">
            <text:p>-0.027</text:p>
          </table:table-cell>
          <table:table-cell office:value-type="float" office:value="-4.455" calcext:value-type="float">
            <text:p>-4.45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41" calcext:value-type="float">
            <text:p>-0.341</text:p>
          </table:table-cell>
          <table:table-cell/>
          <table:table-cell office:value-type="float" office:value="0.044" calcext:value-type="float">
            <text:p>0</text:p>
          </table:table-cell>
          <table:table-cell office:value-type="float" office:value="0.003" calcext:value-type="float">
            <text:p>0</text:p>
          </table:table-cell>
          <table:table-cell office:value-type="float" office:value="7.575" calcext:value-type="float">
            <text:p>8</text:p>
          </table:table-cell>
          <table:table-cell office:value-type="float" office:value="1.5594" calcext:value-type="float">
            <text:p>2</text:p>
          </table:table-cell>
          <table:table-cell office:value-type="float" office:value="0.7518" calcext:value-type="float">
            <text:p>1</text:p>
          </table:table-cell>
          <table:table-cell table:style-name="ce2" office:value-type="float" office:value="28.582" calcext:value-type="float">
            <text:p>28.6</text:p>
          </table:table-cell>
          <table:table-cell office:value-type="float" office:value="105.4" calcext:value-type="float">
            <text:p>105.4</text:p>
          </table:table-cell>
          <table:table-cell office:value-type="float" office:value="0.071" calcext:value-type="float">
            <text:p>0.1</text:p>
          </table:table-cell>
          <table:table-cell office:value-type="float" office:value="0.038" calcext:value-type="float">
            <text:p>0.04</text:p>
          </table:table-cell>
          <table:table-cell office:value-type="float" office:value="0.033" calcext:value-type="float">
            <text:p>0.033</text:p>
          </table:table-cell>
          <table:table-cell office:value-type="float" office:value="12.03" calcext:value-type="float">
            <text:p>12.03</text:p>
          </table:table-cell>
          <table:table-cell office:value-type="float" office:value="77.6083" calcext:value-type="float">
            <text:p>77.6083</text:p>
          </table:table-cell>
          <table:table-cell office:value-type="float" office:value="74.0083" calcext:value-type="float">
            <text:p>74.0083</text:p>
          </table:table-cell>
          <table:table-cell office:value-type="float" office:value="81.6927" calcext:value-type="float">
            <text:p>81.7</text:p>
          </table:table-cell>
          <table:table-cell office:value-type="float" office:value="63.4288" calcext:value-type="float">
            <text:p>63.4</text:p>
          </table:table-cell>
          <table:table-cell office:value-type="float" office:value="59.9995" calcext:value-type="float">
            <text:p>59.9995</text:p>
          </table:table-cell>
          <table:table-cell office:value-type="float" office:value="67.3164" calcext:value-type="float">
            <text:p>67.3164</text:p>
          </table:table-cell>
          <table:table-cell office:value-type="float" office:value="17.2496" calcext:value-type="float">
            <text:p>17.2496</text:p>
          </table:table-cell>
          <table:table-cell office:value-type="float" office:value="15.0717" calcext:value-type="float">
            <text:p>15.0717</text:p>
          </table:table-cell>
          <table:table-cell office:value-type="float" office:value="19.4079" calcext:value-type="float">
            <text:p>19.4079</text:p>
          </table:table-cell>
          <table:table-cell office:value-type="float" office:value="7.7682" calcext:value-type="float">
            <text:p>7.7682</text:p>
          </table:table-cell>
          <table:table-cell office:value-type="float" office:value="6.5813" calcext:value-type="float">
            <text:p>6.5813</text:p>
          </table:table-cell>
          <table:table-cell office:value-type="float" office:value="8.4323" calcext:value-type="float">
            <text:p>8.4323</text:p>
          </table:table-cell>
          <table:table-cell office:value-type="float" office:value="0" calcext:value-type="float">
            <text:p>0</text:p>
          </table:table-cell>
          <table:table-cell office:value-type="float" office:value="7.7723" calcext:value-type="float">
            <text:p>7.7723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9.2483" calcext:value-type="float">
            <text:p>9.2483</text:p>
          </table:table-cell>
          <table:table-cell office:value-type="float" office:value="25.7441" calcext:value-type="float">
            <text:p>25.7441</text:p>
          </table:table-cell>
          <table:table-cell office:value-type="float" office:value="37.4755" calcext:value-type="float">
            <text:p>37.4755</text:p>
          </table:table-cell>
          <table:table-cell office:value-type="float" office:value="13.0427" calcext:value-type="float">
            <text:p>13.0427</text:p>
          </table:table-cell>
          <table:table-cell office:value-type="float" office:value="95.1526" calcext:value-type="float">
            <text:p>95.1526</text:p>
          </table:table-cell>
          <table:table-cell office:value-type="float" office:value="134.6898" calcext:value-type="float">
            <text:p>134.6898</text:p>
          </table:table-cell>
          <table:table-cell office:value-type="float" office:value="50.5985" calcext:value-type="float">
            <text:p>50.5985</text:p>
          </table:table-cell>
          <table:table-cell office:value-type="float" office:value="33.8995" calcext:value-type="float">
            <text:p>33.8995</text:p>
          </table:table-cell>
          <table:table-cell office:value-type="float" office:value="51.2766" calcext:value-type="float">
            <text:p>51.2766</text:p>
          </table:table-cell>
          <table:table-cell office:value-type="float" office:value="15.3981" calcext:value-type="float">
            <text:p>15.3981</text:p>
          </table:table-cell>
          <table:table-cell office:value-type="float" office:value="85.3541" calcext:value-type="float">
            <text:p>85.3541</text:p>
          </table:table-cell>
          <table:table-cell office:value-type="float" office:value="122.7625" calcext:value-type="float">
            <text:p>122.7625</text:p>
          </table:table-cell>
          <table:table-cell office:value-type="float" office:value="43.226" calcext:value-type="float">
            <text:p>43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North America</text:p>
          </table:table-cell>
          <table:table-cell table:number-columns-repeated="2"/>
          <table:table-cell office:value-type="string" calcext:value-type="string">
            <text:p>Saint Pierre and Miquelon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104.111" calcext:value-type="float">
            <text:p>104.111</text:p>
          </table:table-cell>
          <table:table-cell office:value-type="float" office:value="103.948" calcext:value-type="float">
            <text:p>103.948</text:p>
          </table:table-cell>
          <table:table-cell office:value-type="float" office:value="52.928" calcext:value-type="float">
            <text:p>52.928</text:p>
          </table:table-cell>
          <table:table-cell office:value-type="float" office:value="51.02" calcext:value-type="float">
            <text:p>51.02</text:p>
          </table:table-cell>
          <table:table-cell office:value-type="float" office:value="266.5321" calcext:value-type="float">
            <text:p>266.5321</text:p>
          </table:table-cell>
          <table:table-cell office:value-type="float" office:value="103.7407" calcext:value-type="float">
            <text:p>103.7</text:p>
          </table:table-cell>
          <table:table-cell office:value-type="float" office:value="33.0837" calcext:value-type="float">
            <text:p>33.0837</text:p>
          </table:table-cell>
          <table:table-cell office:value-type="float" office:value="-0.133" calcext:value-type="float">
            <text:p>-0.133</text:p>
          </table:table-cell>
          <table:table-cell office:value-type="float" office:value="-1.278" calcext:value-type="float">
            <text:p>-1.278</text:p>
          </table:table-cell>
          <table:table-cell office:value-type="float" office:value="-0.327" calcext:value-type="float">
            <text:p>-0.327</text:p>
          </table:table-cell>
          <table:table-cell office:value-type="float" office:value="-0.315" calcext:value-type="float">
            <text:p>-0.315</text:p>
          </table:table-cell>
          <table:table-cell/>
          <table:table-cell office:value-type="float" office:value="1.324" calcext:value-type="float">
            <text:p>1</text:p>
          </table:table-cell>
          <table:table-cell office:value-type="float" office:value="0.169" calcext:value-type="float">
            <text:p>0</text:p>
          </table:table-cell>
          <table:table-cell office:value-type="float" office:value="12.726" calcext:value-type="float">
            <text:p>13</text:p>
          </table:table-cell>
          <table:table-cell office:value-type="float" office:value="1.7781" calcext:value-type="float">
            <text:p>2</text:p>
          </table:table-cell>
          <table:table-cell office:value-type="float" office:value="0.8535" calcext:value-type="float">
            <text:p>1</text:p>
          </table:table-cell>
          <table:table-cell table:style-name="ce2" office:value-type="float" office:value="28.042" calcext:value-type="float">
            <text:p>28.0</text:p>
          </table:table-cell>
          <table:table-cell office:value-type="float" office:value="103.3" calcext:value-type="float">
            <text:p>103.3</text:p>
          </table:table-cell>
          <table:table-cell office:value-type="float" office:value="1.457" calcext:value-type="float">
            <text:p>1.5</text:p>
          </table:table-cell>
          <table:table-cell office:value-type="float" office:value="0.834" calcext:value-type="float">
            <text:p>0.83</text:p>
          </table:table-cell>
          <table:table-cell office:value-type="float" office:value="0.623" calcext:value-type="float">
            <text:p>0.623</text:p>
          </table:table-cell>
          <table:table-cell office:value-type="float" office:value="14.004" calcext:value-type="float">
            <text:p>14.004</text:p>
          </table:table-cell>
          <table:table-cell office:value-type="float" office:value="68.9718" calcext:value-type="float">
            <text:p>68.9718</text:p>
          </table:table-cell>
          <table:table-cell office:value-type="float" office:value="66.6929" calcext:value-type="float">
            <text:p>66.6929</text:p>
          </table:table-cell>
          <table:table-cell office:value-type="float" office:value="71.7315" calcext:value-type="float">
            <text:p>71.7</text:p>
          </table:table-cell>
          <table:table-cell office:value-type="float" office:value="55.1217" calcext:value-type="float">
            <text:p>55.1</text:p>
          </table:table-cell>
          <table:table-cell office:value-type="float" office:value="52.8996" calcext:value-type="float">
            <text:p>52.8996</text:p>
          </table:table-cell>
          <table:table-cell office:value-type="float" office:value="57.8221" calcext:value-type="float">
            <text:p>57.8221</text:p>
          </table:table-cell>
          <table:table-cell office:value-type="float" office:value="12.978" calcext:value-type="float">
            <text:p>12.978</text:p>
          </table:table-cell>
          <table:table-cell office:value-type="float" office:value="11.834" calcext:value-type="float">
            <text:p>11.834</text:p>
          </table:table-cell>
          <table:table-cell office:value-type="float" office:value="14.3304" calcext:value-type="float">
            <text:p>14.3304</text:p>
          </table:table-cell>
          <table:table-cell office:value-type="float" office:value="5.8427" calcext:value-type="float">
            <text:p>5.8427</text:p>
          </table:table-cell>
          <table:table-cell office:value-type="float" office:value="5.3839" calcext:value-type="float">
            <text:p>5.3839</text:p>
          </table:table-cell>
          <table:table-cell office:value-type="float" office:value="6.3154" calcext:value-type="float">
            <text:p>6.3154</text:p>
          </table:table-cell>
          <table:table-cell office:value-type="float" office:value="0.017" calcext:value-type="float">
            <text:p>0.017</text:p>
          </table:table-cell>
          <table:table-cell office:value-type="float" office:value="12.467" calcext:value-type="float">
            <text:p>12.467</text:p>
          </table:table-cell>
          <table:table-cell office:value-type="float" office:value="1.31" calcext:value-type="float">
            <text:p>1.31</text:p>
          </table:table-cell>
          <table:table-cell office:value-type="float" office:value="0.02" calcext:value-type="float">
            <text:p>0.02</text:p>
          </table:table-cell>
          <table:table-cell office:value-type="float" office:value="14.8531" calcext:value-type="float">
            <text:p>14.8531</text:p>
          </table:table-cell>
          <table:table-cell office:value-type="float" office:value="51.5134" calcext:value-type="float">
            <text:p>51.5134</text:p>
          </table:table-cell>
          <table:table-cell office:value-type="float" office:value="63.3662" calcext:value-type="float">
            <text:p>63.3662</text:p>
          </table:table-cell>
          <table:table-cell office:value-type="float" office:value="39.1632" calcext:value-type="float">
            <text:p>39.1632</text:p>
          </table:table-cell>
          <table:table-cell office:value-type="float" office:value="227.7658" calcext:value-type="float">
            <text:p>227.7658</text:p>
          </table:table-cell>
          <table:table-cell office:value-type="float" office:value="269.9279" calcext:value-type="float">
            <text:p>269.9279</text:p>
          </table:table-cell>
          <table:table-cell office:value-type="float" office:value="180.2873" calcext:value-type="float">
            <text:p>180.2873</text:p>
          </table:table-cell>
          <table:table-cell office:value-type="float" office:value="94.6465" calcext:value-type="float">
            <text:p>94.6465</text:p>
          </table:table-cell>
          <table:table-cell office:value-type="float" office:value="118.2024" calcext:value-type="float">
            <text:p>118.2024</text:p>
          </table:table-cell>
          <table:table-cell office:value-type="float" office:value="69.9437" calcext:value-type="float">
            <text:p>69.9437</text:p>
          </table:table-cell>
          <table:table-cell office:value-type="float" office:value="214.57" calcext:value-type="float">
            <text:p>214.57</text:p>
          </table:table-cell>
          <table:table-cell office:value-type="float" office:value="256.3689" calcext:value-type="float">
            <text:p>256.3689</text:p>
          </table:table-cell>
          <table:table-cell office:value-type="float" office:value="167.5344" calcext:value-type="float">
            <text:p>167.5344</text:p>
          </table:table-cell>
          <table:table-cell office:value-type="float" office:value="-0.2" calcext:value-type="float">
            <text:p>-0.2</text:p>
          </table:table-cell>
          <table:table-cell office:value-type="float" office:value="-1.922" calcext:value-type="float">
            <text:p>-1.922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Latin America &amp; Caribbean</text:p>
          </table:table-cell>
          <table:table-cell table:number-columns-repeated="2"/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220.728" calcext:value-type="float">
            <text:p>220.728</text:p>
          </table:table-cell>
          <table:table-cell office:value-type="float" office:value="222.382" calcext:value-type="float">
            <text:p>222.382</text:p>
          </table:table-cell>
          <table:table-cell office:value-type="float" office:value="113.375" calcext:value-type="float">
            <text:p>113.375</text:p>
          </table:table-cell>
          <table:table-cell office:value-type="float" office:value="109.007" calcext:value-type="float">
            <text:p>109.007</text:p>
          </table:table-cell>
          <table:table-cell office:value-type="float" office:value="78.5802" calcext:value-type="float">
            <text:p>78.5802</text:p>
          </table:table-cell>
          <table:table-cell office:value-type="float" office:value="104.0071" calcext:value-type="float">
            <text:p>104.0</text:p>
          </table:table-cell>
          <table:table-cell office:value-type="float" office:value="20.6389" calcext:value-type="float">
            <text:p>20.6389</text:p>
          </table:table-cell>
          <table:table-cell office:value-type="float" office:value="4.808" calcext:value-type="float">
            <text:p>4.808</text:p>
          </table:table-cell>
          <table:table-cell office:value-type="float" office:value="21.547" calcext:value-type="float">
            <text:p>21.547</text:p>
          </table:table-cell>
          <table:table-cell office:value-type="float" office:value="3.308" calcext:value-type="float">
            <text:p>3.308</text:p>
          </table:table-cell>
          <table:table-cell office:value-type="float" office:value="1.488" calcext:value-type="float">
            <text:p>1.488</text:p>
          </table:table-cell>
          <table:table-cell office:value-type="float" office:value="46.5825" calcext:value-type="float">
            <text:p>46.5825</text:p>
          </table:table-cell>
          <table:table-cell office:value-type="float" office:value="6.024" calcext:value-type="float">
            <text:p>6</text:p>
          </table:table-cell>
          <table:table-cell office:value-type="float" office:value="0.458" calcext:value-type="float">
            <text:p>0</text:p>
          </table:table-cell>
          <table:table-cell office:value-type="float" office:value="26.997" calcext:value-type="float">
            <text:p>27</text:p>
          </table:table-cell>
          <table:table-cell office:value-type="float" office:value="3.8754" calcext:value-type="float">
            <text:p>4</text:p>
          </table:table-cell>
          <table:table-cell office:value-type="float" office:value="1.8116" calcext:value-type="float">
            <text:p>2</text:p>
          </table:table-cell>
          <table:table-cell table:style-name="ce2" office:value-type="float" office:value="29.35" calcext:value-type="float">
            <text:p>29.4</text:p>
          </table:table-cell>
          <table:table-cell office:value-type="float" office:value="107.6" calcext:value-type="float">
            <text:p>107.6</text:p>
          </table:table-cell>
          <table:table-cell office:value-type="float" office:value="1.216" calcext:value-type="float">
            <text:p>1.2</text:p>
          </table:table-cell>
          <table:table-cell office:value-type="float" office:value="0.685" calcext:value-type="float">
            <text:p>0.69</text:p>
          </table:table-cell>
          <table:table-cell office:value-type="float" office:value="0.531" calcext:value-type="float">
            <text:p>0.531</text:p>
          </table:table-cell>
          <table:table-cell office:value-type="float" office:value="5.45" calcext:value-type="float">
            <text:p>5.45</text:p>
          </table:table-cell>
          <table:table-cell office:value-type="float" office:value="72.5978" calcext:value-type="float">
            <text:p>72.5978</text:p>
          </table:table-cell>
          <table:table-cell office:value-type="float" office:value="70.1463" calcext:value-type="float">
            <text:p>70.1463</text:p>
          </table:table-cell>
          <table:table-cell office:value-type="float" office:value="75.3331" calcext:value-type="float">
            <text:p>75.3</text:p>
          </table:table-cell>
          <table:table-cell office:value-type="float" office:value="59.1416" calcext:value-type="float">
            <text:p>59.1</text:p>
          </table:table-cell>
          <table:table-cell office:value-type="float" office:value="56.7868" calcext:value-type="float">
            <text:p>56.7868</text:p>
          </table:table-cell>
          <table:table-cell office:value-type="float" office:value="61.7632" calcext:value-type="float">
            <text:p>61.7632</text:p>
          </table:table-cell>
          <table:table-cell office:value-type="float" office:value="14.8854" calcext:value-type="float">
            <text:p>14.8854</text:p>
          </table:table-cell>
          <table:table-cell office:value-type="float" office:value="13.4409" calcext:value-type="float">
            <text:p>13.4409</text:p>
          </table:table-cell>
          <table:table-cell office:value-type="float" office:value="16.3236" calcext:value-type="float">
            <text:p>16.3236</text:p>
          </table:table-cell>
          <table:table-cell office:value-type="float" office:value="6.5669" calcext:value-type="float">
            <text:p>6.5669</text:p>
          </table:table-cell>
          <table:table-cell office:value-type="float" office:value="5.8853" calcext:value-type="float">
            <text:p>5.8853</text:p>
          </table:table-cell>
          <table:table-cell office:value-type="float" office:value="7.0022" calcext:value-type="float">
            <text:p>7.0022</text:p>
          </table:table-cell>
          <table:table-cell office:value-type="float" office:value="0.091" calcext:value-type="float">
            <text:p>0.091</text:p>
          </table:table-cell>
          <table:table-cell office:value-type="float" office:value="15.0759" calcext:value-type="float">
            <text:p>15.0759</text:p>
          </table:table-cell>
          <table:table-cell office:value-type="float" office:value="5.944" calcext:value-type="float">
            <text:p>5.944</text:p>
          </table:table-cell>
          <table:table-cell office:value-type="float" office:value="0.108" calcext:value-type="float">
            <text:p>0.108</text:p>
          </table:table-cell>
          <table:table-cell office:value-type="float" office:value="17.9908" calcext:value-type="float">
            <text:p>17.9908</text:p>
          </table:table-cell>
          <table:table-cell office:value-type="float" office:value="50.5634" calcext:value-type="float">
            <text:p>50.5634</text:p>
          </table:table-cell>
          <table:table-cell office:value-type="float" office:value="60.0377" calcext:value-type="float">
            <text:p>60.0377</text:p>
          </table:table-cell>
          <table:table-cell office:value-type="float" office:value="40.7471" calcext:value-type="float">
            <text:p>40.7471</text:p>
          </table:table-cell>
          <table:table-cell office:value-type="float" office:value="160.0069" calcext:value-type="float">
            <text:p>160.0069</text:p>
          </table:table-cell>
          <table:table-cell office:value-type="float" office:value="191.9319" calcext:value-type="float">
            <text:p>191.9319</text:p>
          </table:table-cell>
          <table:table-cell office:value-type="float" office:value="124.525" calcext:value-type="float">
            <text:p>124.525</text:p>
          </table:table-cell>
          <table:table-cell office:value-type="float" office:value="62.9827" calcext:value-type="float">
            <text:p>62.9827</text:p>
          </table:table-cell>
          <table:table-cell office:value-type="float" office:value="76.6744" calcext:value-type="float">
            <text:p>76.6744</text:p>
          </table:table-cell>
          <table:table-cell office:value-type="float" office:value="48.6852" calcext:value-type="float">
            <text:p>48.6852</text:p>
          </table:table-cell>
          <table:table-cell office:value-type="float" office:value="141.6266" calcext:value-type="float">
            <text:p>141.6266</text:p>
          </table:table-cell>
          <table:table-cell office:value-type="float" office:value="172.4579" calcext:value-type="float">
            <text:p>172.4579</text:p>
          </table:table-cell>
          <table:table-cell office:value-type="float" office:value="107.4524" calcext:value-type="float">
            <text:p>107.4524</text:p>
          </table:table-cell>
          <table:table-cell office:value-type="float" office:value="-1.5" calcext:value-type="float">
            <text:p>-1.5</text:p>
          </table:table-cell>
          <table:table-cell office:value-type="float" office:value="-6.722" calcext:value-type="float">
            <text:p>-6.722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Lower middle income</text:p>
          </table:table-cell>
          <table:table-cell office:value-type="float" office:value="6420.3544565388" calcext:value-type="float">
            <text:p>6420.3544565388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3.669" calcext:value-type="float">
            <text:p>33.669</text:p>
          </table:table-cell>
          <table:table-cell office:value-type="float" office:value="33.66" calcext:value-type="float">
            <text:p>33.66</text:p>
          </table:table-cell>
          <table:table-cell office:value-type="float" office:value="16.38" calcext:value-type="float">
            <text:p>16.38</text:p>
          </table:table-cell>
          <table:table-cell office:value-type="float" office:value="17.28" calcext:value-type="float">
            <text:p>17.28</text:p>
          </table:table-cell>
          <table:table-cell office:value-type="float" office:value="551.8115" calcext:value-type="float">
            <text:p>551.8115</text:p>
          </table:table-cell>
          <table:table-cell office:value-type="float" office:value="94.7889" calcext:value-type="float">
            <text:p>94.8</text:p>
          </table:table-cell>
          <table:table-cell office:value-type="float" office:value="46.7646" calcext:value-type="float">
            <text:p>46.7646</text:p>
          </table:table-cell>
          <table:table-cell office:value-type="float" office:value="-0.123" calcext:value-type="float">
            <text:p>-0.123</text:p>
          </table:table-cell>
          <table:table-cell office:value-type="float" office:value="-3.681" calcext:value-type="float">
            <text:p>-3.681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51" calcext:value-type="float">
            <text:p>-0.051</text:p>
          </table:table-cell>
          <table:table-cell/>
          <table:table-cell office:value-type="float" office:value="0.2" calcext:value-type="float">
            <text:p>0</text:p>
          </table:table-cell>
          <table:table-cell office:value-type="float" office:value="0.003" calcext:value-type="float">
            <text:p>0</text:p>
          </table:table-cell>
          <table:table-cell office:value-type="float" office:value="5.936" calcext:value-type="float">
            <text:p>6</text:p>
          </table:table-cell>
          <table:table-cell office:value-type="float" office:value="1.1384" calcext:value-type="float">
            <text:p>1</text:p>
          </table:table-cell>
          <table:table-cell office:value-type="float" office:value="0.5483" calcext:value-type="float">
            <text:p>1</text:p>
          </table:table-cell>
          <table:table-cell table:style-name="ce2" office:value-type="float" office:value="32.229" calcext:value-type="float">
            <text:p>32.2</text:p>
          </table:table-cell>
          <table:table-cell office:value-type="float" office:value="106.6" calcext:value-type="float">
            <text:p>106.6</text:p>
          </table:table-cell>
          <table:table-cell office:value-type="float" office:value="0.323" calcext:value-type="float">
            <text:p>0.3</text:p>
          </table:table-cell>
          <table:table-cell office:value-type="float" office:value="0.154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9.617" calcext:value-type="float">
            <text:p>9.617</text:p>
          </table:table-cell>
          <table:table-cell office:value-type="float" office:value="83.4333" calcext:value-type="float">
            <text:p>83.4333</text:p>
          </table:table-cell>
          <table:table-cell office:value-type="float" office:value="82.036" calcext:value-type="float">
            <text:p>82.036</text:p>
          </table:table-cell>
          <table:table-cell office:value-type="float" office:value="84.7326" calcext:value-type="float">
            <text:p>84.7</text:p>
          </table:table-cell>
          <table:table-cell office:value-type="float" office:value="68.7224" calcext:value-type="float">
            <text:p>68.7</text:p>
          </table:table-cell>
          <table:table-cell office:value-type="float" office:value="67.3321" calcext:value-type="float">
            <text:p>67.3321</text:p>
          </table:table-cell>
          <table:table-cell office:value-type="float" office:value="70.0135" calcext:value-type="float">
            <text:p>70.0135</text:p>
          </table:table-cell>
          <table:table-cell office:value-type="float" office:value="20.5605" calcext:value-type="float">
            <text:p>20.5605</text:p>
          </table:table-cell>
          <table:table-cell office:value-type="float" office:value="19.4337" calcext:value-type="float">
            <text:p>19.4337</text:p>
          </table:table-cell>
          <table:table-cell office:value-type="float" office:value="21.564" calcext:value-type="float">
            <text:p>21.564</text:p>
          </table:table-cell>
          <table:table-cell office:value-type="float" office:value="9.1713" calcext:value-type="float">
            <text:p>9.1713</text:p>
          </table:table-cell>
          <table:table-cell office:value-type="float" office:value="8.4877" calcext:value-type="float">
            <text:p>8.4877</text:p>
          </table:table-cell>
          <table:table-cell office:value-type="float" office:value="9.6972" calcext:value-type="float">
            <text:p>9.6972</text:p>
          </table:table-cell>
          <table:table-cell office:value-type="float" office:value="0" calcext:value-type="float">
            <text:p>0</text:p>
          </table:table-cell>
          <table:table-cell office:value-type="float" office:value="2.3892" calcext:value-type="float">
            <text:p>2.3892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3.0398" calcext:value-type="float">
            <text:p>3.0398</text:p>
          </table:table-cell>
          <table:table-cell office:value-type="float" office:value="8.6541" calcext:value-type="float">
            <text:p>8.6541</text:p>
          </table:table-cell>
          <table:table-cell office:value-type="float" office:value="10.5437" calcext:value-type="float">
            <text:p>10.5437</text:p>
          </table:table-cell>
          <table:table-cell office:value-type="float" office:value="6.6531" calcext:value-type="float">
            <text:p>6.6531</text:p>
          </table:table-cell>
          <table:table-cell office:value-type="float" office:value="39.1473" calcext:value-type="float">
            <text:p>39.1473</text:p>
          </table:table-cell>
          <table:table-cell office:value-type="float" office:value="45.5738" calcext:value-type="float">
            <text:p>45.5738</text:p>
          </table:table-cell>
          <table:table-cell office:value-type="float" office:value="32.9465" calcext:value-type="float">
            <text:p>32.9465</text:p>
          </table:table-cell>
          <table:table-cell office:value-type="float" office:value="12.6175" calcext:value-type="float">
            <text:p>12.6175</text:p>
          </table:table-cell>
          <table:table-cell office:value-type="float" office:value="15.2033" calcext:value-type="float">
            <text:p>15.2033</text:p>
          </table:table-cell>
          <table:table-cell office:value-type="float" office:value="10.0077" calcext:value-type="float">
            <text:p>10.0077</text:p>
          </table:table-cell>
          <table:table-cell office:value-type="float" office:value="35.736" calcext:value-type="float">
            <text:p>35.736</text:p>
          </table:table-cell>
          <table:table-cell office:value-type="float" office:value="42.0324" calcext:value-type="float">
            <text:p>42.0324</text:p>
          </table:table-cell>
          <table:table-cell office:value-type="float" office:value="29.674" calcext:value-type="float">
            <text:p>29.674</text:p>
          </table:table-cell>
          <table:table-cell office:value-type="float" office:value="0.1" calcext:value-type="float">
            <text:p>0.1</text:p>
          </table:table-cell>
          <table:table-cell office:value-type="float" office:value="2.975" calcext:value-type="float">
            <text:p>2.975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59571.9068046212" calcext:value-type="float">
            <text:p>59571.9068046212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25.155" calcext:value-type="float">
            <text:p>225.155</text:p>
          </table:table-cell>
          <table:table-cell office:value-type="float" office:value="227.38" calcext:value-type="float">
            <text:p>227.38</text:p>
          </table:table-cell>
          <table:table-cell office:value-type="float" office:value="113.407" calcext:value-type="float">
            <text:p>113.407</text:p>
          </table:table-cell>
          <table:table-cell office:value-type="float" office:value="113.972" calcext:value-type="float">
            <text:p>113.972</text:p>
          </table:table-cell>
          <table:table-cell office:value-type="float" office:value="236.8536" calcext:value-type="float">
            <text:p>236.8536</text:p>
          </table:table-cell>
          <table:table-cell office:value-type="float" office:value="99.5038" calcext:value-type="float">
            <text:p>99.5</text:p>
          </table:table-cell>
          <table:table-cell office:value-type="float" office:value="18.5527" calcext:value-type="float">
            <text:p>18.5527</text:p>
          </table:table-cell>
          <table:table-cell office:value-type="float" office:value="5.041" calcext:value-type="float">
            <text:p>5.041</text:p>
          </table:table-cell>
          <table:table-cell office:value-type="float" office:value="22.136" calcext:value-type="float">
            <text:p>22.136</text:p>
          </table:table-cell>
          <table:table-cell office:value-type="float" office:value="4.449" calcext:value-type="float">
            <text:p>4.449</text:p>
          </table:table-cell>
          <table:table-cell office:value-type="float" office:value="1.957" calcext:value-type="float">
            <text:p>1.957</text:p>
          </table:table-cell>
          <table:table-cell office:value-type="float" office:value="35.4189" calcext:value-type="float">
            <text:p>35.4189</text:p>
          </table:table-cell>
          <table:table-cell office:value-type="float" office:value="6.37" calcext:value-type="float">
            <text:p>6</text:p>
          </table:table-cell>
          <table:table-cell office:value-type="float" office:value="1.021" calcext:value-type="float">
            <text:p>1</text:p>
          </table:table-cell>
          <table:table-cell office:value-type="float" office:value="27.974" calcext:value-type="float">
            <text:p>28</text:p>
          </table:table-cell>
          <table:table-cell office:value-type="float" office:value="3.7505" calcext:value-type="float">
            <text:p>4</text:p>
          </table:table-cell>
          <table:table-cell office:value-type="float" office:value="1.7716" calcext:value-type="float">
            <text:p>2</text:p>
          </table:table-cell>
          <table:table-cell table:style-name="ce2" office:value-type="float" office:value="28.74" calcext:value-type="float">
            <text:p>28.7</text:p>
          </table:table-cell>
          <table:table-cell office:value-type="float" office:value="102.7" calcext:value-type="float">
            <text:p>102.7</text:p>
          </table:table-cell>
          <table:table-cell office:value-type="float" office:value="1.329" calcext:value-type="float">
            <text:p>1.3</text:p>
          </table:table-cell>
          <table:table-cell office:value-type="float" office:value="0.752" calcext:value-type="float">
            <text:p>0.75</text:p>
          </table:table-cell>
          <table:table-cell office:value-type="float" office:value="0.578" calcext:value-type="float">
            <text:p>0.578</text:p>
          </table:table-cell>
          <table:table-cell office:value-type="float" office:value="5.838" calcext:value-type="float">
            <text:p>5.838</text:p>
          </table:table-cell>
          <table:table-cell office:value-type="float" office:value="68.7944" calcext:value-type="float">
            <text:p>68.7944</text:p>
          </table:table-cell>
          <table:table-cell office:value-type="float" office:value="66.0542" calcext:value-type="float">
            <text:p>66.0542</text:p>
          </table:table-cell>
          <table:table-cell office:value-type="float" office:value="71.938" calcext:value-type="float">
            <text:p>71.9</text:p>
          </table:table-cell>
          <table:table-cell office:value-type="float" office:value="55.1727" calcext:value-type="float">
            <text:p>55.2</text:p>
          </table:table-cell>
          <table:table-cell office:value-type="float" office:value="52.4716" calcext:value-type="float">
            <text:p>52.4716</text:p>
          </table:table-cell>
          <table:table-cell office:value-type="float" office:value="58.2742" calcext:value-type="float">
            <text:p>58.2742</text:p>
          </table:table-cell>
          <table:table-cell office:value-type="float" office:value="13.9035" calcext:value-type="float">
            <text:p>13.9035</text:p>
          </table:table-cell>
          <table:table-cell office:value-type="float" office:value="12.3" calcext:value-type="float">
            <text:p>12.3</text:p>
          </table:table-cell>
          <table:table-cell office:value-type="float" office:value="15.5375" calcext:value-type="float">
            <text:p>15.5375</text:p>
          </table:table-cell>
          <table:table-cell office:value-type="float" office:value="6.3688" calcext:value-type="float">
            <text:p>6.3688</text:p>
          </table:table-cell>
          <table:table-cell office:value-type="float" office:value="5.6581" calcext:value-type="float">
            <text:p>5.6581</text:p>
          </table:table-cell>
          <table:table-cell office:value-type="float" office:value="6.8379" calcext:value-type="float">
            <text:p>6.8379</text:p>
          </table:table-cell>
          <table:table-cell office:value-type="float" office:value="0.08" calcext:value-type="float">
            <text:p>0.08</text:p>
          </table:table-cell>
          <table:table-cell office:value-type="float" office:value="12.5886" calcext:value-type="float">
            <text:p>12.5886</text:p>
          </table:table-cell>
          <table:table-cell office:value-type="float" office:value="6.3" calcext:value-type="float">
            <text:p>6.3</text:p>
          </table:table-cell>
          <table:table-cell office:value-type="float" office:value="0.096" calcext:value-type="float">
            <text:p>0.096</text:p>
          </table:table-cell>
          <table:table-cell office:value-type="float" office:value="15.2149" calcext:value-type="float">
            <text:p>15.2149</text:p>
          </table:table-cell>
          <table:table-cell office:value-type="float" office:value="78.4268" calcext:value-type="float">
            <text:p>78.4268</text:p>
          </table:table-cell>
          <table:table-cell office:value-type="float" office:value="89.3668" calcext:value-type="float">
            <text:p>89.3668</text:p>
          </table:table-cell>
          <table:table-cell office:value-type="float" office:value="67.5103" calcext:value-type="float">
            <text:p>67.5103</text:p>
          </table:table-cell>
          <table:table-cell office:value-type="float" office:value="240.9166" calcext:value-type="float">
            <text:p>240.9166</text:p>
          </table:table-cell>
          <table:table-cell office:value-type="float" office:value="285.6987" calcext:value-type="float">
            <text:p>285.6987</text:p>
          </table:table-cell>
          <table:table-cell office:value-type="float" office:value="191.4495" calcext:value-type="float">
            <text:p>191.4495</text:p>
          </table:table-cell>
          <table:table-cell office:value-type="float" office:value="115.6117" calcext:value-type="float">
            <text:p>115.6117</text:p>
          </table:table-cell>
          <table:table-cell office:value-type="float" office:value="136.798" calcext:value-type="float">
            <text:p>136.798</text:p>
          </table:table-cell>
          <table:table-cell office:value-type="float" office:value="93.3029" calcext:value-type="float">
            <text:p>93.3029</text:p>
          </table:table-cell>
          <table:table-cell office:value-type="float" office:value="224.9974" calcext:value-type="float">
            <text:p>224.9974</text:p>
          </table:table-cell>
          <table:table-cell office:value-type="float" office:value="269.7104" calcext:value-type="float">
            <text:p>269.7104</text:p>
          </table:table-cell>
          <table:table-cell office:value-type="float" office:value="175.6694" calcext:value-type="float">
            <text:p>175.6694</text:p>
          </table:table-cell>
          <table:table-cell office:value-type="float" office:value="-0.6" calcext:value-type="float">
            <text:p>-0.6</text:p>
          </table:table-cell>
          <table:table-cell office:value-type="float" office:value="-2.635" calcext:value-type="float">
            <text:p>-2.635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er middle income</text:p>
          </table:table-cell>
          <table:table-cell office:value-type="float" office:value="4445.9295598735" calcext:value-type="float">
            <text:p>4445.9295598735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6136.551" calcext:value-type="float">
            <text:p>36136.551</text:p>
          </table:table-cell>
          <table:table-cell office:value-type="float" office:value="36408.82" calcext:value-type="float">
            <text:p>36408.82</text:p>
          </table:table-cell>
          <table:table-cell office:value-type="float" office:value="20979.233" calcext:value-type="float">
            <text:p>20979.233</text:p>
          </table:table-cell>
          <table:table-cell office:value-type="float" office:value="15429.586" calcext:value-type="float">
            <text:p>15429.586</text:p>
          </table:table-cell>
          <table:table-cell office:value-type="float" office:value="16.9368" calcext:value-type="float">
            <text:p>16.9368</text:p>
          </table:table-cell>
          <table:table-cell office:value-type="float" office:value="135.9676" calcext:value-type="float">
            <text:p>136.0</text:p>
          </table:table-cell>
          <table:table-cell office:value-type="float" office:value="30.2203" calcext:value-type="float">
            <text:p>30.2203</text:p>
          </table:table-cell>
          <table:table-cell office:value-type="float" office:value="515.533" calcext:value-type="float">
            <text:p>515.533</text:p>
          </table:table-cell>
          <table:table-cell office:value-type="float" office:value="14.167" calcext:value-type="float">
            <text:p>14.167</text:p>
          </table:table-cell>
          <table:table-cell office:value-type="float" office:value="544.538" calcext:value-type="float">
            <text:p>544.538</text:p>
          </table:table-cell>
          <table:table-cell office:value-type="float" office:value="1.496" calcext:value-type="float">
            <text:p>1.496</text:p>
          </table:table-cell>
          <table:table-cell office:value-type="float" office:value="46.3334" calcext:value-type="float">
            <text:p>46.3334</text:p>
          </table:table-cell>
          <table:table-cell office:value-type="float" office:value="615.69" calcext:value-type="float">
            <text:p>616</text:p>
          </table:table-cell>
          <table:table-cell office:value-type="float" office:value="15.53" calcext:value-type="float">
            <text:p>16</text:p>
          </table:table-cell>
          <table:table-cell office:value-type="float" office:value="16.919" calcext:value-type="float">
            <text:p>17</text:p>
          </table:table-cell>
          <table:table-cell office:value-type="float" office:value="2.3925" calcext:value-type="float">
            <text:p>2</text:p>
          </table:table-cell>
          <table:table-cell office:value-type="float" office:value="1.148" calcext:value-type="float">
            <text:p>1</text:p>
          </table:table-cell>
          <table:table-cell table:style-name="ce2" office:value-type="float" office:value="30.872" calcext:value-type="float">
            <text:p>30.9</text:p>
          </table:table-cell>
          <table:table-cell office:value-type="float" office:value="105.1" calcext:value-type="float">
            <text:p>105.1</text:p>
          </table:table-cell>
          <table:table-cell office:value-type="float" office:value="100.157" calcext:value-type="float">
            <text:p>100.2</text:p>
          </table:table-cell>
          <table:table-cell office:value-type="float" office:value="64.054" calcext:value-type="float">
            <text:p>64.05</text:p>
          </table:table-cell>
          <table:table-cell office:value-type="float" office:value="36.103" calcext:value-type="float">
            <text:p>36.103</text:p>
          </table:table-cell>
          <table:table-cell office:value-type="float" office:value="2.752" calcext:value-type="float">
            <text:p>2.752</text:p>
          </table:table-cell>
          <table:table-cell office:value-type="float" office:value="77.905" calcext:value-type="float">
            <text:p>77.905</text:p>
          </table:table-cell>
          <table:table-cell office:value-type="float" office:value="76.666" calcext:value-type="float">
            <text:p>76.666</text:p>
          </table:table-cell>
          <table:table-cell office:value-type="float" office:value="79.5253" calcext:value-type="float">
            <text:p>79.5</text:p>
          </table:table-cell>
          <table:table-cell office:value-type="float" office:value="63.5308" calcext:value-type="float">
            <text:p>63.5</text:p>
          </table:table-cell>
          <table:table-cell office:value-type="float" office:value="62.2929" calcext:value-type="float">
            <text:p>62.2929</text:p>
          </table:table-cell>
          <table:table-cell office:value-type="float" office:value="65.1521" calcext:value-type="float">
            <text:p>65.1521</text:p>
          </table:table-cell>
          <table:table-cell office:value-type="float" office:value="17.5297" calcext:value-type="float">
            <text:p>17.5297</text:p>
          </table:table-cell>
          <table:table-cell office:value-type="float" office:value="16.472" calcext:value-type="float">
            <text:p>16.472</text:p>
          </table:table-cell>
          <table:table-cell office:value-type="float" office:value="18.6542" calcext:value-type="float">
            <text:p>18.6542</text:p>
          </table:table-cell>
          <table:table-cell office:value-type="float" office:value="7.7039" calcext:value-type="float">
            <text:p>7.7039</text:p>
          </table:table-cell>
          <table:table-cell office:value-type="float" office:value="7.2136" calcext:value-type="float">
            <text:p>7.2136</text:p>
          </table:table-cell>
          <table:table-cell office:value-type="float" office:value="8.2342" calcext:value-type="float">
            <text:p>8.2342</text:p>
          </table:table-cell>
          <table:table-cell office:value-type="float" office:value="3.406" calcext:value-type="float">
            <text:p>3.406</text:p>
          </table:table-cell>
          <table:table-cell office:value-type="float" office:value="5.5174" calcext:value-type="float">
            <text:p>5.5174</text:p>
          </table:table-cell>
          <table:table-cell office:value-type="float" office:value="612.763" calcext:value-type="float">
            <text:p>612.763</text:p>
          </table:table-cell>
          <table:table-cell office:value-type="float" office:value="4.153" calcext:value-type="float">
            <text:p>4.153</text:p>
          </table:table-cell>
          <table:table-cell office:value-type="float" office:value="6.6787" calcext:value-type="float">
            <text:p>6.6787</text:p>
          </table:table-cell>
          <table:table-cell office:value-type="float" office:value="24.8072" calcext:value-type="float">
            <text:p>24.8072</text:p>
          </table:table-cell>
          <table:table-cell office:value-type="float" office:value="27.0795" calcext:value-type="float">
            <text:p>27.0795</text:p>
          </table:table-cell>
          <table:table-cell office:value-type="float" office:value="22.2556" calcext:value-type="float">
            <text:p>22.2556</text:p>
          </table:table-cell>
          <table:table-cell office:value-type="float" office:value="96.4955" calcext:value-type="float">
            <text:p>96.4955</text:p>
          </table:table-cell>
          <table:table-cell office:value-type="float" office:value="102.9732" calcext:value-type="float">
            <text:p>102.9732</text:p>
          </table:table-cell>
          <table:table-cell office:value-type="float" office:value="83.9206" calcext:value-type="float">
            <text:p>83.9206</text:p>
          </table:table-cell>
          <table:table-cell office:value-type="float" office:value="36.7517" calcext:value-type="float">
            <text:p>36.7517</text:p>
          </table:table-cell>
          <table:table-cell office:value-type="float" office:value="39.5314" calcext:value-type="float">
            <text:p>39.5314</text:p>
          </table:table-cell>
          <table:table-cell office:value-type="float" office:value="33.0617" calcext:value-type="float">
            <text:p>33.0617</text:p>
          </table:table-cell>
          <table:table-cell office:value-type="float" office:value="89.0088" calcext:value-type="float">
            <text:p>89.0088</text:p>
          </table:table-cell>
          <table:table-cell office:value-type="float" office:value="95.4137" calcext:value-type="float">
            <text:p>95.4137</text:p>
          </table:table-cell>
          <table:table-cell office:value-type="float" office:value="76.4655" calcext:value-type="float">
            <text:p>76.4655</text:p>
          </table:table-cell>
          <table:table-cell office:value-type="float" office:value="28.998" calcext:value-type="float">
            <text:p>28.998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High income</text:p>
          </table:table-cell>
          <table:table-cell office:value-type="float" office:value="49551.3345710076" calcext:value-type="float">
            <text:p>49551.3345710076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7096.667" calcext:value-type="float">
            <text:p>17096.667</text:p>
          </table:table-cell>
          <table:table-cell office:value-type="float" office:value="17316.449" calcext:value-type="float">
            <text:p>17316.449</text:p>
          </table:table-cell>
          <table:table-cell office:value-type="float" office:value="8516.044" calcext:value-type="float">
            <text:p>8516.044</text:p>
          </table:table-cell>
          <table:table-cell office:value-type="float" office:value="8800.406" calcext:value-type="float">
            <text:p>8800.406</text:p>
          </table:table-cell>
          <table:table-cell office:value-type="float" office:value="89.9416" calcext:value-type="float">
            <text:p>89.9416</text:p>
          </table:table-cell>
          <table:table-cell office:value-type="float" office:value="96.7688" calcext:value-type="float">
            <text:p>96.8</text:p>
          </table:table-cell>
          <table:table-cell office:value-type="float" office:value="17.8995" calcext:value-type="float">
            <text:p>17.8995</text:p>
          </table:table-cell>
          <table:table-cell office:value-type="float" office:value="459.556" calcext:value-type="float">
            <text:p>459.556</text:p>
          </table:table-cell>
          <table:table-cell office:value-type="float" office:value="26.519" calcext:value-type="float">
            <text:p>26.519</text:p>
          </table:table-cell>
          <table:table-cell office:value-type="float" office:value="439.564" calcext:value-type="float">
            <text:p>439.564</text:p>
          </table:table-cell>
          <table:table-cell office:value-type="float" office:value="2.539" calcext:value-type="float">
            <text:p>2.539</text:p>
          </table:table-cell>
          <table:table-cell office:value-type="float" office:value="27.3" calcext:value-type="float">
            <text:p>27.3</text:p>
          </table:table-cell>
          <table:table-cell office:value-type="float" office:value="555.696" calcext:value-type="float">
            <text:p>556</text:p>
          </table:table-cell>
          <table:table-cell office:value-type="float" office:value="59.657" calcext:value-type="float">
            <text:p>60</text:p>
          </table:table-cell>
          <table:table-cell office:value-type="float" office:value="32.067" calcext:value-type="float">
            <text:p>32</text:p>
          </table:table-cell>
          <table:table-cell office:value-type="float" office:value="4.3145" calcext:value-type="float">
            <text:p>4</text:p>
          </table:table-cell>
          <table:table-cell office:value-type="float" office:value="2.0092" calcext:value-type="float">
            <text:p>2</text:p>
          </table:table-cell>
          <table:table-cell table:style-name="ce2" office:value-type="float" office:value="30.137" calcext:value-type="float">
            <text:p>30.1</text:p>
          </table:table-cell>
          <table:table-cell office:value-type="float" office:value="103.1" calcext:value-type="float">
            <text:p>103.1</text:p>
          </table:table-cell>
          <table:table-cell office:value-type="float" office:value="96.14" calcext:value-type="float">
            <text:p>96.1</text:p>
          </table:table-cell>
          <table:table-cell office:value-type="float" office:value="50.989" calcext:value-type="float">
            <text:p>50.99</text:p>
          </table:table-cell>
          <table:table-cell office:value-type="float" office:value="45.152" calcext:value-type="float">
            <text:p>45.152</text:p>
          </table:table-cell>
          <table:table-cell office:value-type="float" office:value="5.548" calcext:value-type="float">
            <text:p>5.548</text:p>
          </table:table-cell>
          <table:table-cell office:value-type="float" office:value="67.9134" calcext:value-type="float">
            <text:p>67.9134</text:p>
          </table:table-cell>
          <table:table-cell office:value-type="float" office:value="65.4733" calcext:value-type="float">
            <text:p>65.4733</text:p>
          </table:table-cell>
          <table:table-cell office:value-type="float" office:value="70.1997" calcext:value-type="float">
            <text:p>70.2</text:p>
          </table:table-cell>
          <table:table-cell office:value-type="float" office:value="55.636" calcext:value-type="float">
            <text:p>55.6</text:p>
          </table:table-cell>
          <table:table-cell office:value-type="float" office:value="53.4614" calcext:value-type="float">
            <text:p>53.4614</text:p>
          </table:table-cell>
          <table:table-cell office:value-type="float" office:value="57.6146" calcext:value-type="float">
            <text:p>57.6146</text:p>
          </table:table-cell>
          <table:table-cell office:value-type="float" office:value="12.6154" calcext:value-type="float">
            <text:p>12.6154</text:p>
          </table:table-cell>
          <table:table-cell office:value-type="float" office:value="11.5841" calcext:value-type="float">
            <text:p>11.5841</text:p>
          </table:table-cell>
          <table:table-cell office:value-type="float" office:value="13.4428" calcext:value-type="float">
            <text:p>13.4428</text:p>
          </table:table-cell>
          <table:table-cell office:value-type="float" office:value="4.7886" calcext:value-type="float">
            <text:p>4.7886</text:p>
          </table:table-cell>
          <table:table-cell office:value-type="float" office:value="4.3758" calcext:value-type="float">
            <text:p>4.3758</text:p>
          </table:table-cell>
          <table:table-cell office:value-type="float" office:value="5.0784" calcext:value-type="float">
            <text:p>5.0784</text:p>
          </table:table-cell>
          <table:table-cell office:value-type="float" office:value="11.672" calcext:value-type="float">
            <text:p>11.672</text:p>
          </table:table-cell>
          <table:table-cell office:value-type="float" office:value="21.0327" calcext:value-type="float">
            <text:p>21.0327</text:p>
          </table:table-cell>
          <table:table-cell office:value-type="float" office:value="545.212" calcext:value-type="float">
            <text:p>545.212</text:p>
          </table:table-cell>
          <table:table-cell office:value-type="float" office:value="17.477" calcext:value-type="float">
            <text:p>17.477</text:p>
          </table:table-cell>
          <table:table-cell office:value-type="float" office:value="31.88" calcext:value-type="float">
            <text:p>31.88</text:p>
          </table:table-cell>
          <table:table-cell office:value-type="float" office:value="84.3672" calcext:value-type="float">
            <text:p>84.3672</text:p>
          </table:table-cell>
          <table:table-cell office:value-type="float" office:value="97.5927" calcext:value-type="float">
            <text:p>97.5927</text:p>
          </table:table-cell>
          <table:table-cell office:value-type="float" office:value="71.0723" calcext:value-type="float">
            <text:p>71.0723</text:p>
          </table:table-cell>
          <table:table-cell office:value-type="float" office:value="218.1596" calcext:value-type="float">
            <text:p>218.1596</text:p>
          </table:table-cell>
          <table:table-cell office:value-type="float" office:value="262.9917" calcext:value-type="float">
            <text:p>262.9917</text:p>
          </table:table-cell>
          <table:table-cell office:value-type="float" office:value="177.0139" calcext:value-type="float">
            <text:p>177.0139</text:p>
          </table:table-cell>
          <table:table-cell office:value-type="float" office:value="90.8267" calcext:value-type="float">
            <text:p>90.8267</text:p>
          </table:table-cell>
          <table:table-cell office:value-type="float" office:value="109.8146" calcext:value-type="float">
            <text:p>109.8146</text:p>
          </table:table-cell>
          <table:table-cell office:value-type="float" office:value="73.1477" calcext:value-type="float">
            <text:p>73.1477</text:p>
          </table:table-cell>
          <table:table-cell office:value-type="float" office:value="185.5116" calcext:value-type="float">
            <text:p>185.5116</text:p>
          </table:table-cell>
          <table:table-cell office:value-type="float" office:value="227.8577" calcext:value-type="float">
            <text:p>227.8577</text:p>
          </table:table-cell>
          <table:table-cell office:value-type="float" office:value="147.6103" calcext:value-type="float">
            <text:p>147.6103</text:p>
          </table:table-cell>
          <table:table-cell office:value-type="float" office:value="-19.999" calcext:value-type="float">
            <text:p>-19.999</text:p>
          </table:table-cell>
          <table:table-cell office:value-type="float" office:value="-1.154" calcext:value-type="float">
            <text:p>-1.154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er middle income</text:p>
          </table:table-cell>
          <table:table-cell office:value-type="float" office:value="3768.66714912817" calcext:value-type="float">
            <text:p>3768.66714912817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7261.591" calcext:value-type="float">
            <text:p>7261.591</text:p>
          </table:table-cell>
          <table:table-cell office:value-type="float" office:value="7221.366" calcext:value-type="float">
            <text:p>7221.366</text:p>
          </table:table-cell>
          <table:table-cell office:value-type="float" office:value="3461.266" calcext:value-type="float">
            <text:p>3461.266</text:p>
          </table:table-cell>
          <table:table-cell office:value-type="float" office:value="3760.099" calcext:value-type="float">
            <text:p>3760.099</text:p>
          </table:table-cell>
          <table:table-cell office:value-type="float" office:value="94.1066" calcext:value-type="float">
            <text:p>94.1066</text:p>
          </table:table-cell>
          <table:table-cell office:value-type="float" office:value="92.0525" calcext:value-type="float">
            <text:p>92.1</text:p>
          </table:table-cell>
          <table:table-cell office:value-type="float" office:value="43.014" calcext:value-type="float">
            <text:p>43.014</text:p>
          </table:table-cell>
          <table:table-cell office:value-type="float" office:value="-70.446" calcext:value-type="float">
            <text:p>-70.446</text:p>
          </table:table-cell>
          <table:table-cell office:value-type="float" office:value="-9.749" calcext:value-type="float">
            <text:p>-9.749</text:p>
          </table:table-cell>
          <table:table-cell office:value-type="float" office:value="-80.451" calcext:value-type="float">
            <text:p>-80.451</text:p>
          </table:table-cell>
          <table:table-cell office:value-type="float" office:value="-1.114" calcext:value-type="float">
            <text:p>-1.114</text:p>
          </table:table-cell>
          <table:table-cell/>
          <table:table-cell office:value-type="float" office:value="66.557" calcext:value-type="float">
            <text:p>67</text:p>
          </table:table-cell>
          <table:table-cell office:value-type="float" office:value="2.482" calcext:value-type="float">
            <text:p>2</text:p>
          </table:table-cell>
          <table:table-cell office:value-type="float" office:value="9.211" calcext:value-type="float">
            <text:p>9</text:p>
          </table:table-cell>
          <table:table-cell office:value-type="float" office:value="1.5286" calcext:value-type="float">
            <text:p>2</text:p>
          </table:table-cell>
          <table:table-cell office:value-type="float" office:value="0.7324" calcext:value-type="float">
            <text:p>1</text:p>
          </table:table-cell>
          <table:table-cell table:style-name="ce2" office:value-type="float" office:value="29.613" calcext:value-type="float">
            <text:p>29.6</text:p>
          </table:table-cell>
          <table:table-cell office:value-type="float" office:value="106.9" calcext:value-type="float">
            <text:p>106.9</text:p>
          </table:table-cell>
          <table:table-cell office:value-type="float" office:value="137.003" calcext:value-type="float">
            <text:p>137.0</text:p>
          </table:table-cell>
          <table:table-cell office:value-type="float" office:value="67.145" calcext:value-type="float">
            <text:p>67.15</text:p>
          </table:table-cell>
          <table:table-cell office:value-type="float" office:value="69.858" calcext:value-type="float">
            <text:p>69.858</text:p>
          </table:table-cell>
          <table:table-cell office:value-type="float" office:value="18.96" calcext:value-type="float">
            <text:p>18.96</text:p>
          </table:table-cell>
          <table:table-cell office:value-type="float" office:value="74.1369" calcext:value-type="float">
            <text:p>74.1369</text:p>
          </table:table-cell>
          <table:table-cell office:value-type="float" office:value="71.2762" calcext:value-type="float">
            <text:p>71.2762</text:p>
          </table:table-cell>
          <table:table-cell office:value-type="float" office:value="76.9752" calcext:value-type="float">
            <text:p>77.0</text:p>
          </table:table-cell>
          <table:table-cell office:value-type="float" office:value="59.6061" calcext:value-type="float">
            <text:p>59.6</text:p>
          </table:table-cell>
          <table:table-cell office:value-type="float" office:value="56.7668" calcext:value-type="float">
            <text:p>56.7668</text:p>
          </table:table-cell>
          <table:table-cell office:value-type="float" office:value="62.4166" calcext:value-type="float">
            <text:p>62.4166</text:p>
          </table:table-cell>
          <table:table-cell office:value-type="float" office:value="13.7846" calcext:value-type="float">
            <text:p>13.7846</text:p>
          </table:table-cell>
          <table:table-cell office:value-type="float" office:value="11.9238" calcext:value-type="float">
            <text:p>11.9238</text:p>
          </table:table-cell>
          <table:table-cell office:value-type="float" office:value="15.347" calcext:value-type="float">
            <text:p>15.347</text:p>
          </table:table-cell>
          <table:table-cell office:value-type="float" office:value="6.0028" calcext:value-type="float">
            <text:p>6.0028</text:p>
          </table:table-cell>
          <table:table-cell office:value-type="float" office:value="5.0664" calcext:value-type="float">
            <text:p>5.0664</text:p>
          </table:table-cell>
          <table:table-cell office:value-type="float" office:value="6.5901" calcext:value-type="float">
            <text:p>6.5901</text:p>
          </table:table-cell>
          <table:table-cell office:value-type="float" office:value="0.295" calcext:value-type="float">
            <text:p>0.295</text:p>
          </table:table-cell>
          <table:table-cell office:value-type="float" office:value="4.4199" calcext:value-type="float">
            <text:p>4.4199</text:p>
          </table:table-cell>
          <table:table-cell office:value-type="float" office:value="66.304" calcext:value-type="float">
            <text:p>66.304</text:p>
          </table:table-cell>
          <table:table-cell office:value-type="float" office:value="0.384" calcext:value-type="float">
            <text:p>0.384</text:p>
          </table:table-cell>
          <table:table-cell office:value-type="float" office:value="5.7114" calcext:value-type="float">
            <text:p>5.7114</text:p>
          </table:table-cell>
          <table:table-cell office:value-type="float" office:value="17.4701" calcext:value-type="float">
            <text:p>17.4701</text:p>
          </table:table-cell>
          <table:table-cell office:value-type="float" office:value="21.5424" calcext:value-type="float">
            <text:p>21.5424</text:p>
          </table:table-cell>
          <table:table-cell office:value-type="float" office:value="13.2001" calcext:value-type="float">
            <text:p>13.2001</text:p>
          </table:table-cell>
          <table:table-cell office:value-type="float" office:value="113.2038" calcext:value-type="float">
            <text:p>113.2038</text:p>
          </table:table-cell>
          <table:table-cell office:value-type="float" office:value="151.3816" calcext:value-type="float">
            <text:p>151.3816</text:p>
          </table:table-cell>
          <table:table-cell office:value-type="float" office:value="74.584" calcext:value-type="float">
            <text:p>74.584</text:p>
          </table:table-cell>
          <table:table-cell office:value-type="float" office:value="34.9429" calcext:value-type="float">
            <text:p>34.9429</text:p>
          </table:table-cell>
          <table:table-cell office:value-type="float" office:value="47.7612" calcext:value-type="float">
            <text:p>47.7612</text:p>
          </table:table-cell>
          <table:table-cell office:value-type="float" office:value="21.7079" calcext:value-type="float">
            <text:p>21.7079</text:p>
          </table:table-cell>
          <table:table-cell office:value-type="float" office:value="107.4619" calcext:value-type="float">
            <text:p>107.4619</text:p>
          </table:table-cell>
          <table:table-cell office:value-type="float" office:value="145.3904" calcext:value-type="float">
            <text:p>145.3904</text:p>
          </table:table-cell>
          <table:table-cell office:value-type="float" office:value="69.1703" calcext:value-type="float">
            <text:p>69.1703</text:p>
          </table:table-cell>
          <table:table-cell office:value-type="float" office:value="-9.999" calcext:value-type="float">
            <text:p>-9.999</text:p>
          </table:table-cell>
          <table:table-cell office:value-type="float" office:value="-1.384" calcext:value-type="float">
            <text:p>-1.384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Upper middle income</text:p>
          </table:table-cell>
          <table:table-cell office:value-type="float" office:value="21432.4103390487" calcext:value-type="float">
            <text:p>21432.4103390487</text:p>
          </table:table-cell>
          <table:table-cell office:value-type="string" calcext:value-type="string">
            <text:p>Republic of Serbi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106.887" calcext:value-type="float">
            <text:p>106.887</text:p>
          </table:table-cell>
          <table:table-cell office:value-type="float" office:value="107.118" calcext:value-type="float">
            <text:p>107.118</text:p>
          </table:table-cell>
          <table:table-cell office:value-type="float" office:value="56.395" calcext:value-type="float">
            <text:p>56.395</text:p>
          </table:table-cell>
          <table:table-cell office:value-type="float" office:value="50.724" calcext:value-type="float">
            <text:p>50.724</text:p>
          </table:table-cell>
          <table:table-cell office:value-type="float" office:value="234.395" calcext:value-type="float">
            <text:p>234.395</text:p>
          </table:table-cell>
          <table:table-cell office:value-type="float" office:value="111.1812" calcext:value-type="float">
            <text:p>111.2</text:p>
          </table:table-cell>
          <table:table-cell office:value-type="float" office:value="32.7979" calcext:value-type="float">
            <text:p>32.7979</text:p>
          </table:table-cell>
          <table:table-cell office:value-type="float" office:value="0.662" calcext:value-type="float">
            <text:p>0.662</text:p>
          </table:table-cell>
          <table:table-cell office:value-type="float" office:value="6.181" calcext:value-type="float">
            <text:p>6.181</text:p>
          </table:table-cell>
          <table:table-cell office:value-type="float" office:value="0.463" calcext:value-type="float">
            <text:p>0.463</text:p>
          </table:table-cell>
          <table:table-cell office:value-type="float" office:value="0.432" calcext:value-type="float">
            <text:p>0.432</text:p>
          </table:table-cell>
          <table:table-cell/>
          <table:table-cell office:value-type="float" office:value="1.611" calcext:value-type="float">
            <text:p>2</text:p>
          </table:table-cell>
          <table:table-cell office:value-type="float" office:value="0.18" calcext:value-type="float">
            <text:p>0</text:p>
          </table:table-cell>
          <table:table-cell office:value-type="float" office:value="15.031" calcext:value-type="float">
            <text:p>15</text:p>
          </table:table-cell>
          <table:table-cell office:value-type="float" office:value="2.3133" calcext:value-type="float">
            <text:p>2</text:p>
          </table:table-cell>
          <table:table-cell office:value-type="float" office:value="1.1098" calcext:value-type="float">
            <text:p>1</text:p>
          </table:table-cell>
          <table:table-cell table:style-name="ce2" office:value-type="float" office:value="27.764" calcext:value-type="float">
            <text:p>27.8</text:p>
          </table:table-cell>
          <table:table-cell office:value-type="float" office:value="103.6" calcext:value-type="float">
            <text:p>103.6</text:p>
          </table:table-cell>
          <table:table-cell office:value-type="float" office:value="0.949" calcext:value-type="float">
            <text:p>0.9</text:p>
          </table:table-cell>
          <table:table-cell office:value-type="float" office:value="0.553" calcext:value-type="float">
            <text:p>0.55</text:p>
          </table:table-cell>
          <table:table-cell office:value-type="float" office:value="0.396" calcext:value-type="float">
            <text:p>0.396</text:p>
          </table:table-cell>
          <table:table-cell office:value-type="float" office:value="8.85" calcext:value-type="float">
            <text:p>8.85</text:p>
          </table:table-cell>
          <table:table-cell office:value-type="float" office:value="71.7379" calcext:value-type="float">
            <text:p>71.7379</text:p>
          </table:table-cell>
          <table:table-cell office:value-type="float" office:value="68.2375" calcext:value-type="float">
            <text:p>68.2375</text:p>
          </table:table-cell>
          <table:table-cell office:value-type="float" office:value="76.0416" calcext:value-type="float">
            <text:p>76.0</text:p>
          </table:table-cell>
          <table:table-cell office:value-type="float" office:value="57.8847" calcext:value-type="float">
            <text:p>57.9</text:p>
          </table:table-cell>
          <table:table-cell office:value-type="float" office:value="54.4009" calcext:value-type="float">
            <text:p>54.4009</text:p>
          </table:table-cell>
          <table:table-cell office:value-type="float" office:value="62.1734" calcext:value-type="float">
            <text:p>62.1734</text:p>
          </table:table-cell>
          <table:table-cell office:value-type="float" office:value="14.5928" calcext:value-type="float">
            <text:p>14.5928</text:p>
          </table:table-cell>
          <table:table-cell office:value-type="float" office:value="12.3292" calcext:value-type="float">
            <text:p>12.3292</text:p>
          </table:table-cell>
          <table:table-cell office:value-type="float" office:value="16.9363" calcext:value-type="float">
            <text:p>16.9363</text:p>
          </table:table-cell>
          <table:table-cell office:value-type="float" office:value="6.6513" calcext:value-type="float">
            <text:p>6.6513</text:p>
          </table:table-cell>
          <table:table-cell office:value-type="float" office:value="5.1957" calcext:value-type="float">
            <text:p>5.1957</text:p>
          </table:table-cell>
          <table:table-cell office:value-type="float" office:value="7.487" calcext:value-type="float">
            <text:p>7.487</text:p>
          </table:table-cell>
          <table:table-cell office:value-type="float" office:value="0.018" calcext:value-type="float">
            <text:p>0.018</text:p>
          </table:table-cell>
          <table:table-cell office:value-type="float" office:value="11.4127" calcext:value-type="float">
            <text:p>11.4127</text:p>
          </table:table-cell>
          <table:table-cell office:value-type="float" office:value="1.595" calcext:value-type="float">
            <text:p>1.595</text:p>
          </table:table-cell>
          <table:table-cell office:value-type="float" office:value="0.022" calcext:value-type="float">
            <text:p>0.022</text:p>
          </table:table-cell>
          <table:table-cell office:value-type="float" office:value="13.4468" calcext:value-type="float">
            <text:p>13.4468</text:p>
          </table:table-cell>
          <table:table-cell office:value-type="float" office:value="53.852" calcext:value-type="float">
            <text:p>53.852</text:p>
          </table:table-cell>
          <table:table-cell office:value-type="float" office:value="64.6107" calcext:value-type="float">
            <text:p>64.6107</text:p>
          </table:table-cell>
          <table:table-cell office:value-type="float" office:value="40.4078" calcext:value-type="float">
            <text:p>40.4078</text:p>
          </table:table-cell>
          <table:table-cell office:value-type="float" office:value="184.1036" calcext:value-type="float">
            <text:p>184.1036</text:p>
          </table:table-cell>
          <table:table-cell office:value-type="float" office:value="235.3391" calcext:value-type="float">
            <text:p>235.3391</text:p>
          </table:table-cell>
          <table:table-cell office:value-type="float" office:value="123.0469" calcext:value-type="float">
            <text:p>123.0469</text:p>
          </table:table-cell>
          <table:table-cell office:value-type="float" office:value="82.8317" calcext:value-type="float">
            <text:p>82.8317</text:p>
          </table:table-cell>
          <table:table-cell office:value-type="float" office:value="107.389" calcext:value-type="float">
            <text:p>107.389</text:p>
          </table:table-cell>
          <table:table-cell office:value-type="float" office:value="52.1238" calcext:value-type="float">
            <text:p>52.1238</text:p>
          </table:table-cell>
          <table:table-cell office:value-type="float" office:value="170.6775" calcext:value-type="float">
            <text:p>170.6775</text:p>
          </table:table-cell>
          <table:table-cell office:value-type="float" office:value="221.8887" calcext:value-type="float">
            <text:p>221.8887</text:p>
          </table:table-cell>
          <table:table-cell office:value-type="float" office:value="109.6446" calcext:value-type="float">
            <text:p>109.6446</text:p>
          </table:table-cell>
          <table:table-cell office:value-type="float" office:value="-0.2" calcext:value-type="float">
            <text:p>-0.2</text:p>
          </table:table-cell>
          <table:table-cell office:value-type="float" office:value="-1.865" calcext:value-type="float">
            <text:p>-1.865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High income</text:p>
          </table:table-cell>
          <table:table-cell office:value-type="float" office:value="29837.4618769631" calcext:value-type="float">
            <text:p>29837.4618769631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8513.55" calcext:value-type="float">
            <text:p>8513.55</text:p>
          </table:table-cell>
          <table:table-cell office:value-type="float" office:value="8605.718" calcext:value-type="float">
            <text:p>8605.718</text:p>
          </table:table-cell>
          <table:table-cell office:value-type="float" office:value="4312.192" calcext:value-type="float">
            <text:p>4312.192</text:p>
          </table:table-cell>
          <table:table-cell office:value-type="float" office:value="4293.526" calcext:value-type="float">
            <text:p>4293.526</text:p>
          </table:table-cell>
          <table:table-cell office:value-type="float" office:value="119.957" calcext:value-type="float">
            <text:p>119.957</text:p>
          </table:table-cell>
          <table:table-cell office:value-type="float" office:value="100.4347" calcext:value-type="float">
            <text:p>100.4</text:p>
          </table:table-cell>
          <table:table-cell office:value-type="float" office:value="19.0465" calcext:value-type="float">
            <text:p>19.0465</text:p>
          </table:table-cell>
          <table:table-cell office:value-type="float" office:value="188.332" calcext:value-type="float">
            <text:p>188.332</text:p>
          </table:table-cell>
          <table:table-cell office:value-type="float" office:value="21.879" calcext:value-type="float">
            <text:p>21.879</text:p>
          </table:table-cell>
          <table:table-cell office:value-type="float" office:value="184.336" calcext:value-type="float">
            <text:p>184.336</text:p>
          </table:table-cell>
          <table:table-cell office:value-type="float" office:value="2.142" calcext:value-type="float">
            <text:p>2.142</text:p>
          </table:table-cell>
          <table:table-cell office:value-type="float" office:value="32.3598" calcext:value-type="float">
            <text:p>32.3598</text:p>
          </table:table-cell>
          <table:table-cell office:value-type="float" office:value="265.023" calcext:value-type="float">
            <text:p>265</text:p>
          </table:table-cell>
          <table:table-cell office:value-type="float" office:value="45.555" calcext:value-type="float">
            <text:p>46</text:p>
          </table:table-cell>
          <table:table-cell office:value-type="float" office:value="30.788" calcext:value-type="float">
            <text:p>31</text:p>
          </table:table-cell>
          <table:table-cell office:value-type="float" office:value="3.8758" calcext:value-type="float">
            <text:p>4</text:p>
          </table:table-cell>
          <table:table-cell office:value-type="float" office:value="1.6526" calcext:value-type="float">
            <text:p>2</text:p>
          </table:table-cell>
          <table:table-cell table:style-name="ce2" office:value-type="float" office:value="28.684" calcext:value-type="float">
            <text:p>28.7</text:p>
          </table:table-cell>
          <table:table-cell office:value-type="float" office:value="103.3" calcext:value-type="float">
            <text:p>103.3</text:p>
          </table:table-cell>
          <table:table-cell office:value-type="float" office:value="76.691" calcext:value-type="float">
            <text:p>76.7</text:p>
          </table:table-cell>
          <table:table-cell office:value-type="float" office:value="39.694" calcext:value-type="float">
            <text:p>39.69</text:p>
          </table:table-cell>
          <table:table-cell office:value-type="float" office:value="36.997" calcext:value-type="float">
            <text:p>36.997</text:p>
          </table:table-cell>
          <table:table-cell office:value-type="float" office:value="8.909" calcext:value-type="float">
            <text:p>8.909</text:p>
          </table:table-cell>
          <table:table-cell office:value-type="float" office:value="60.411" calcext:value-type="float">
            <text:p>60.411</text:p>
          </table:table-cell>
          <table:table-cell office:value-type="float" office:value="59.1146" calcext:value-type="float">
            <text:p>59.1146</text:p>
          </table:table-cell>
          <table:table-cell office:value-type="float" office:value="61.6928" calcext:value-type="float">
            <text:p>61.7</text:p>
          </table:table-cell>
          <table:table-cell office:value-type="float" office:value="52.706" calcext:value-type="float">
            <text:p>52.7</text:p>
          </table:table-cell>
          <table:table-cell office:value-type="float" office:value="51.6303" calcext:value-type="float">
            <text:p>51.6303</text:p>
          </table:table-cell>
          <table:table-cell office:value-type="float" office:value="53.756" calcext:value-type="float">
            <text:p>53.756</text:p>
          </table:table-cell>
          <table:table-cell office:value-type="float" office:value="11.5996" calcext:value-type="float">
            <text:p>11.5996</text:p>
          </table:table-cell>
          <table:table-cell office:value-type="float" office:value="10.9258" calcext:value-type="float">
            <text:p>10.9258</text:p>
          </table:table-cell>
          <table:table-cell office:value-type="float" office:value="12.1942" calcext:value-type="float">
            <text:p>12.1942</text:p>
          </table:table-cell>
          <table:table-cell office:value-type="float" office:value="4.8715" calcext:value-type="float">
            <text:p>4.8715</text:p>
          </table:table-cell>
          <table:table-cell office:value-type="float" office:value="4.5179" calcext:value-type="float">
            <text:p>4.5179</text:p>
          </table:table-cell>
          <table:table-cell office:value-type="float" office:value="5.1396" calcext:value-type="float">
            <text:p>5.1396</text:p>
          </table:table-cell>
          <table:table-cell office:value-type="float" office:value="18.552" calcext:value-type="float">
            <text:p>18.552</text:p>
          </table:table-cell>
          <table:table-cell office:value-type="float" office:value="69.962" calcext:value-type="float">
            <text:p>69.962</text:p>
          </table:table-cell>
          <table:table-cell office:value-type="float" office:value="251.464" calcext:value-type="float">
            <text:p>251.464</text:p>
          </table:table-cell>
          <table:table-cell office:value-type="float" office:value="25.519" calcext:value-type="float">
            <text:p>25.519</text:p>
          </table:table-cell>
          <table:table-cell office:value-type="float" office:value="96.7096" calcext:value-type="float">
            <text:p>96.7096</text:p>
          </table:table-cell>
          <table:table-cell office:value-type="float" office:value="170.0616" calcext:value-type="float">
            <text:p>170.0616</text:p>
          </table:table-cell>
          <table:table-cell office:value-type="float" office:value="177.4603" calcext:value-type="float">
            <text:p>177.4603</text:p>
          </table:table-cell>
          <table:table-cell office:value-type="float" office:value="162.6674" calcext:value-type="float">
            <text:p>162.6674</text:p>
          </table:table-cell>
          <table:table-cell office:value-type="float" office:value="328.3014" calcext:value-type="float">
            <text:p>328.3014</text:p>
          </table:table-cell>
          <table:table-cell office:value-type="float" office:value="348.6092" calcext:value-type="float">
            <text:p>348.6092</text:p>
          </table:table-cell>
          <table:table-cell office:value-type="float" office:value="308.1048" calcext:value-type="float">
            <text:p>308.1048</text:p>
          </table:table-cell>
          <table:table-cell office:value-type="float" office:value="125.8605" calcext:value-type="float">
            <text:p>125.8605</text:p>
          </table:table-cell>
          <table:table-cell office:value-type="float" office:value="131.667" calcext:value-type="float">
            <text:p>131.667</text:p>
          </table:table-cell>
          <table:table-cell office:value-type="float" office:value="119.9979" calcext:value-type="float">
            <text:p>119.9979</text:p>
          </table:table-cell>
          <table:table-cell office:value-type="float" office:value="244.4382" calcext:value-type="float">
            <text:p>244.4382</text:p>
          </table:table-cell>
          <table:table-cell office:value-type="float" office:value="262.8988" calcext:value-type="float">
            <text:p>262.8988</text:p>
          </table:table-cell>
          <table:table-cell office:value-type="float" office:value="226.2351" calcext:value-type="float">
            <text:p>226.2351</text:p>
          </table:table-cell>
          <table:table-cell office:value-type="float" office:value="-4" calcext:value-type="float">
            <text:p>-4</text:p>
          </table:table-cell>
          <table:table-cell office:value-type="float" office:value="-0.465" calcext:value-type="float">
            <text:p>-0.465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1816.17027050934" calcext:value-type="float">
            <text:p>1816.17027050934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955.901" calcext:value-type="float">
            <text:p>5955.901</text:p>
          </table:table-cell>
          <table:table-cell office:value-type="float" office:value="5975.688" calcext:value-type="float">
            <text:p>5975.688</text:p>
          </table:table-cell>
          <table:table-cell office:value-type="float" office:value="3125.086" calcext:value-type="float">
            <text:p>3125.086</text:p>
          </table:table-cell>
          <table:table-cell office:value-type="float" office:value="2850.602" calcext:value-type="float">
            <text:p>2850.602</text:p>
          </table:table-cell>
          <table:table-cell office:value-type="float" office:value="8749.1779" calcext:value-type="float">
            <text:p>8749.1779</text:p>
          </table:table-cell>
          <table:table-cell office:value-type="float" office:value="109.629" calcext:value-type="float">
            <text:p>109.6</text:p>
          </table:table-cell>
          <table:table-cell office:value-type="float" office:value="42.3152" calcext:value-type="float">
            <text:p>42.3152</text:p>
          </table:table-cell>
          <table:table-cell office:value-type="float" office:value="12.579" calcext:value-type="float">
            <text:p>12.579</text:p>
          </table:table-cell>
          <table:table-cell office:value-type="float" office:value="2.109" calcext:value-type="float">
            <text:p>2.109</text:p>
          </table:table-cell>
          <table:table-cell office:value-type="float" office:value="39.575" calcext:value-type="float">
            <text:p>39.575</text:p>
          </table:table-cell>
          <table:table-cell office:value-type="float" office:value="0.662" calcext:value-type="float">
            <text:p>0.662</text:p>
          </table:table-cell>
          <table:table-cell office:value-type="float" office:value="104.705" calcext:value-type="float">
            <text:p>104.705</text:p>
          </table:table-cell>
          <table:table-cell office:value-type="float" office:value="42.333" calcext:value-type="float">
            <text:p>42</text:p>
          </table:table-cell>
          <table:table-cell office:value-type="float" office:value="0.303" calcext:value-type="float">
            <text:p>0</text:p>
          </table:table-cell>
          <table:table-cell office:value-type="float" office:value="7.1" calcext:value-type="float">
            <text:p>7</text:p>
          </table:table-cell>
          <table:table-cell office:value-type="float" office:value="1.0346" calcext:value-type="float">
            <text:p>1</text:p>
          </table:table-cell>
          <table:table-cell office:value-type="float" office:value="0.5003" calcext:value-type="float">
            <text:p>1</text:p>
          </table:table-cell>
          <table:table-cell table:style-name="ce2" office:value-type="float" office:value="31.95" calcext:value-type="float">
            <text:p>32.0</text:p>
          </table:table-cell>
          <table:table-cell office:value-type="float" office:value="106" calcext:value-type="float">
            <text:p>106.0</text:p>
          </table:table-cell>
          <table:table-cell office:value-type="float" office:value="29.754" calcext:value-type="float">
            <text:p>29.8</text:p>
          </table:table-cell>
          <table:table-cell office:value-type="float" office:value="16.822" calcext:value-type="float">
            <text:p>16.82</text:p>
          </table:table-cell>
          <table:table-cell office:value-type="float" office:value="12.932" calcext:value-type="float">
            <text:p>12.932</text:p>
          </table:table-cell>
          <table:table-cell office:value-type="float" office:value="4.991" calcext:value-type="float">
            <text:p>4.991</text:p>
          </table:table-cell>
          <table:table-cell office:value-type="float" office:value="84.133" calcext:value-type="float">
            <text:p>84.133</text:p>
          </table:table-cell>
          <table:table-cell office:value-type="float" office:value="81.9805" calcext:value-type="float">
            <text:p>81.9805</text:p>
          </table:table-cell>
          <table:table-cell office:value-type="float" office:value="86.2947" calcext:value-type="float">
            <text:p>86.3</text:p>
          </table:table-cell>
          <table:table-cell office:value-type="float" office:value="69.3439" calcext:value-type="float">
            <text:p>69.3</text:p>
          </table:table-cell>
          <table:table-cell office:value-type="float" office:value="67.2025" calcext:value-type="float">
            <text:p>67.2025</text:p>
          </table:table-cell>
          <table:table-cell office:value-type="float" office:value="71.4924" calcext:value-type="float">
            <text:p>71.4924</text:p>
          </table:table-cell>
          <table:table-cell office:value-type="float" office:value="21.626" calcext:value-type="float">
            <text:p>21.626</text:p>
          </table:table-cell>
          <table:table-cell office:value-type="float" office:value="19.9152" calcext:value-type="float">
            <text:p>19.9152</text:p>
          </table:table-cell>
          <table:table-cell office:value-type="float" office:value="23.1699" calcext:value-type="float">
            <text:p>23.1699</text:p>
          </table:table-cell>
          <table:table-cell office:value-type="float" office:value="10.6906" calcext:value-type="float">
            <text:p>10.6906</text:p>
          </table:table-cell>
          <table:table-cell office:value-type="float" office:value="9.5297" calcext:value-type="float">
            <text:p>9.5297</text:p>
          </table:table-cell>
          <table:table-cell office:value-type="float" office:value="11.4979" calcext:value-type="float">
            <text:p>11.4979</text:p>
          </table:table-cell>
          <table:table-cell office:value-type="float" office:value="0.07" calcext:value-type="float">
            <text:p>0.07</text:p>
          </table:table-cell>
          <table:table-cell office:value-type="float" office:value="1.6569" calcext:value-type="float">
            <text:p>1.6569</text:p>
          </table:table-cell>
          <table:table-cell office:value-type="float" office:value="42.273" calcext:value-type="float">
            <text:p>42.273</text:p>
          </table:table-cell>
          <table:table-cell office:value-type="float" office:value="0.096" calcext:value-type="float">
            <text:p>0.096</text:p>
          </table:table-cell>
          <table:table-cell office:value-type="float" office:value="2.1959" calcext:value-type="float">
            <text:p>2.1959</text:p>
          </table:table-cell>
          <table:table-cell office:value-type="float" office:value="7.3939" calcext:value-type="float">
            <text:p>7.3939</text:p>
          </table:table-cell>
          <table:table-cell office:value-type="float" office:value="8.8682" calcext:value-type="float">
            <text:p>8.8682</text:p>
          </table:table-cell>
          <table:table-cell office:value-type="float" office:value="5.7251" calcext:value-type="float">
            <text:p>5.7251</text:p>
          </table:table-cell>
          <table:table-cell office:value-type="float" office:value="46.3473" calcext:value-type="float">
            <text:p>46.3473</text:p>
          </table:table-cell>
          <table:table-cell office:value-type="float" office:value="58.0347" calcext:value-type="float">
            <text:p>58.0347</text:p>
          </table:table-cell>
          <table:table-cell office:value-type="float" office:value="32.9358" calcext:value-type="float">
            <text:p>32.9358</text:p>
          </table:table-cell>
          <table:table-cell office:value-type="float" office:value="14.2013" calcext:value-type="float">
            <text:p>14.2013</text:p>
          </table:table-cell>
          <table:table-cell office:value-type="float" office:value="17.9273" calcext:value-type="float">
            <text:p>17.9273</text:p>
          </table:table-cell>
          <table:table-cell office:value-type="float" office:value="10.0553" calcext:value-type="float">
            <text:p>10.0553</text:p>
          </table:table-cell>
          <table:table-cell office:value-type="float" office:value="43.8978" calcext:value-type="float">
            <text:p>43.8978</text:p>
          </table:table-cell>
          <table:table-cell office:value-type="float" office:value="55.4181" calcext:value-type="float">
            <text:p>55.4181</text:p>
          </table:table-cell>
          <table:table-cell office:value-type="float" office:value="30.6663" calcext:value-type="float">
            <text:p>30.6663</text:p>
          </table:table-cell>
          <table:table-cell office:value-type="float" office:value="26.998" calcext:value-type="float">
            <text:p>26.998</text:p>
          </table:table-cell>
          <table:table-cell office:value-type="float" office:value="4.528" calcext:value-type="float">
            <text:p>4.528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High income</text:p>
          </table:table-cell>
          <table:table-cell office:value-type="float" office:value="116486.473211409" calcext:value-type="float">
            <text:p>116486.473211409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float" office:value="44.168" calcext:value-type="float">
            <text:p>44.168</text:p>
          </table:table-cell>
          <table:table-cell office:value-type="float" office:value="44.175" calcext:value-type="float">
            <text:p>44.175</text:p>
          </table:table-cell>
          <table:table-cell office:value-type="float" office:value="23.65" calcext:value-type="float">
            <text:p>23.65</text:p>
          </table:table-cell>
          <table:table-cell office:value-type="float" office:value="20.526" calcext:value-type="float">
            <text:p>20.526</text:p>
          </table:table-cell>
          <table:table-cell office:value-type="float" office:value="1299.2647" calcext:value-type="float">
            <text:p>1299.2647</text:p>
          </table:table-cell>
          <table:table-cell office:value-type="float" office:value="115.2201" calcext:value-type="float">
            <text:p>115.2</text:p>
          </table:table-cell>
          <table:table-cell office:value-type="float" office:value="47.1391" calcext:value-type="float">
            <text:p>47.1391</text:p>
          </table:table-cell>
          <table:table-cell office:value-type="float" office:value="0.014" calcext:value-type="float">
            <text:p>0.014</text:p>
          </table:table-cell>
          <table:table-cell office:value-type="float" office:value="0.316" calcext:value-type="float">
            <text:p>0.3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2" calcext:value-type="float">
            <text:p>0.032</text:p>
          </table:table-cell>
          <table:table-cell/>
          <table:table-cell office:value-type="float" office:value="0.36" calcext:value-type="float">
            <text:p>0</text:p>
          </table:table-cell>
          <table:table-cell office:value-type="float" office:value="0.048" calcext:value-type="float">
            <text:p>0</text:p>
          </table:table-cell>
          <table:table-cell office:value-type="float" office:value="8.152" calcext:value-type="float">
            <text:p>8</text:p>
          </table:table-cell>
          <table:table-cell office:value-type="float" office:value="1.5716" calcext:value-type="float">
            <text:p>2</text:p>
          </table:table-cell>
          <table:table-cell office:value-type="float" office:value="0.7538" calcext:value-type="float">
            <text:p>1</text:p>
          </table:table-cell>
          <table:table-cell table:style-name="ce2" office:value-type="float" office:value="28.966" calcext:value-type="float">
            <text:p>29.0</text:p>
          </table:table-cell>
          <table:table-cell office:value-type="float" office:value="103.9" calcext:value-type="float">
            <text:p>103.9</text:p>
          </table:table-cell>
          <table:table-cell office:value-type="float" office:value="0.346" calcext:value-type="float">
            <text:p>0.3</text:p>
          </table:table-cell>
          <table:table-cell office:value-type="float" office:value="0.206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office:value-type="float" office:value="7.836" calcext:value-type="float">
            <text:p>7.836</text:p>
          </table:table-cell>
          <table:table-cell office:value-type="float" office:value="74.4089" calcext:value-type="float">
            <text:p>74.4089</text:p>
          </table:table-cell>
          <table:table-cell office:value-type="float" office:value="71.9577" calcext:value-type="float">
            <text:p>71.9577</text:p>
          </table:table-cell>
          <table:table-cell office:value-type="float" office:value="77.1414" calcext:value-type="float">
            <text:p>77.1</text:p>
          </table:table-cell>
          <table:table-cell office:value-type="float" office:value="60.8202" calcext:value-type="float">
            <text:p>60.8</text:p>
          </table:table-cell>
          <table:table-cell office:value-type="float" office:value="58.5091" calcext:value-type="float">
            <text:p>58.5091</text:p>
          </table:table-cell>
          <table:table-cell office:value-type="float" office:value="63.356" calcext:value-type="float">
            <text:p>63.356</text:p>
          </table:table-cell>
          <table:table-cell office:value-type="float" office:value="15.2535" calcext:value-type="float">
            <text:p>15.2535</text:p>
          </table:table-cell>
          <table:table-cell office:value-type="float" office:value="13.5903" calcext:value-type="float">
            <text:p>13.5903</text:p>
          </table:table-cell>
          <table:table-cell office:value-type="float" office:value="16.8457" calcext:value-type="float">
            <text:p>16.8457</text:p>
          </table:table-cell>
          <table:table-cell office:value-type="float" office:value="6.3013" calcext:value-type="float">
            <text:p>6.3013</text:p>
          </table:table-cell>
          <table:table-cell office:value-type="float" office:value="5.5782" calcext:value-type="float">
            <text:p>5.5782</text:p>
          </table:table-cell>
          <table:table-cell office:value-type="float" office:value="7.1267" calcext:value-type="float">
            <text:p>7.1267</text:p>
          </table:table-cell>
          <table:table-cell office:value-type="float" office:value="0.005" calcext:value-type="float">
            <text:p>0.005</text:p>
          </table:table-cell>
          <table:table-cell office:value-type="float" office:value="13.94" calcext:value-type="float">
            <text:p>13.94</text:p>
          </table:table-cell>
          <table:table-cell office:value-type="float" office:value="0.355" calcext:value-type="float">
            <text:p>0.355</text:p>
          </table:table-cell>
          <table:table-cell office:value-type="float" office:value="0.006" calcext:value-type="float">
            <text:p>0.006</text:p>
          </table:table-cell>
          <table:table-cell office:value-type="float" office:value="16.2461" calcext:value-type="float">
            <text:p>16.2461</text:p>
          </table:table-cell>
          <table:table-cell office:value-type="float" office:value="37.6528" calcext:value-type="float">
            <text:p>37.6528</text:p>
          </table:table-cell>
          <table:table-cell office:value-type="float" office:value="42.7245" calcext:value-type="float">
            <text:p>42.7245</text:p>
          </table:table-cell>
          <table:table-cell office:value-type="float" office:value="30.2902" calcext:value-type="float">
            <text:p>30.2902</text:p>
          </table:table-cell>
          <table:table-cell office:value-type="float" office:value="123.9114" calcext:value-type="float">
            <text:p>123.9114</text:p>
          </table:table-cell>
          <table:table-cell office:value-type="float" office:value="149.7852" calcext:value-type="float">
            <text:p>149.7852</text:p>
          </table:table-cell>
          <table:table-cell office:value-type="float" office:value="94.0756" calcext:value-type="float">
            <text:p>94.0756</text:p>
          </table:table-cell>
          <table:table-cell office:value-type="float" office:value="43.5315" calcext:value-type="float">
            <text:p>43.5315</text:p>
          </table:table-cell>
          <table:table-cell office:value-type="float" office:value="49.6859" calcext:value-type="float">
            <text:p>49.6859</text:p>
          </table:table-cell>
          <table:table-cell office:value-type="float" office:value="33.8071" calcext:value-type="float">
            <text:p>33.8071</text:p>
          </table:table-cell>
          <table:table-cell office:value-type="float" office:value="106.8733" calcext:value-type="float">
            <text:p>106.8733</text:p>
          </table:table-cell>
          <table:table-cell office:value-type="float" office:value="130.9937" calcext:value-type="float">
            <text:p>130.9937</text:p>
          </table:table-cell>
          <table:table-cell office:value-type="float" office:value="79.4945" calcext:value-type="float">
            <text:p>79.4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High income</text:p>
          </table:table-cell>
          <table:table-cell office:value-type="float" office:value="35973.1825021864" calcext:value-type="float">
            <text:p>35973.1825021864</text:p>
          </table:table-cell>
          <table:table-cell office:value-type="string" calcext:value-type="string">
            <text:p>Sint Maarten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439.435" calcext:value-type="float">
            <text:p>5439.435</text:p>
          </table:table-cell>
          <table:table-cell office:value-type="float" office:value="5643.453" calcext:value-type="float">
            <text:p>5643.453</text:p>
          </table:table-cell>
          <table:table-cell office:value-type="float" office:value="2757.54" calcext:value-type="float">
            <text:p>2757.54</text:p>
          </table:table-cell>
          <table:table-cell office:value-type="float" office:value="2885.912" calcext:value-type="float">
            <text:p>2885.912</text:p>
          </table:table-cell>
          <table:table-cell office:value-type="float" office:value="115.095" calcext:value-type="float">
            <text:p>115.095</text:p>
          </table:table-cell>
          <table:table-cell office:value-type="float" office:value="95.5518" calcext:value-type="float">
            <text:p>95.6</text:p>
          </table:table-cell>
          <table:table-cell office:value-type="float" office:value="40.0585" calcext:value-type="float">
            <text:p>40.0585</text:p>
          </table:table-cell>
          <table:table-cell office:value-type="float" office:value="-16.969" calcext:value-type="float">
            <text:p>-16.969</text:p>
          </table:table-cell>
          <table:table-cell office:value-type="float" office:value="-3.125" calcext:value-type="float">
            <text:p>-3.125</text:p>
          </table:table-cell>
          <table:table-cell office:value-type="float" office:value="408.036" calcext:value-type="float">
            <text:p>408.036</text:p>
          </table:table-cell>
          <table:table-cell office:value-type="float" office:value="7.233" calcext:value-type="float">
            <text:p>7.233</text:p>
          </table:table-cell>
          <table:table-cell office:value-type="float" office:value="9.5831" calcext:value-type="float">
            <text:p>9.5831</text:p>
          </table:table-cell>
          <table:table-cell office:value-type="float" office:value="53.357" calcext:value-type="float">
            <text:p>53</text:p>
          </table:table-cell>
          <table:table-cell office:value-type="float" office:value="3.451" calcext:value-type="float">
            <text:p>3</text:p>
          </table:table-cell>
          <table:table-cell office:value-type="float" office:value="9.825" calcext:value-type="float">
            <text:p>10</text:p>
          </table:table-cell>
          <table:table-cell office:value-type="float" office:value="1.5741" calcext:value-type="float">
            <text:p>2</text:p>
          </table:table-cell>
          <table:table-cell office:value-type="float" office:value="0.7584" calcext:value-type="float">
            <text:p>1</text:p>
          </table:table-cell>
          <table:table-cell table:style-name="ce2" office:value-type="float" office:value="28.852" calcext:value-type="float">
            <text:p>28.9</text:p>
          </table:table-cell>
          <table:table-cell office:value-type="float" office:value="105.4" calcext:value-type="float">
            <text:p>105.4</text:p>
          </table:table-cell>
          <table:table-cell office:value-type="float" office:value="70.326" calcext:value-type="float">
            <text:p>70.3</text:p>
          </table:table-cell>
          <table:table-cell office:value-type="float" office:value="36.109" calcext:value-type="float">
            <text:p>36.11</text:p>
          </table:table-cell>
          <table:table-cell office:value-type="float" office:value="34.217" calcext:value-type="float">
            <text:p>34.217</text:p>
          </table:table-cell>
          <table:table-cell office:value-type="float" office:value="12.95" calcext:value-type="float">
            <text:p>12.95</text:p>
          </table:table-cell>
          <table:table-cell office:value-type="float" office:value="75.3303" calcext:value-type="float">
            <text:p>75.3303</text:p>
          </table:table-cell>
          <table:table-cell office:value-type="float" office:value="71.9292" calcext:value-type="float">
            <text:p>71.9292</text:p>
          </table:table-cell>
          <table:table-cell office:value-type="float" office:value="78.813" calcext:value-type="float">
            <text:p>78.8</text:p>
          </table:table-cell>
          <table:table-cell office:value-type="float" office:value="60.8374" calcext:value-type="float">
            <text:p>60.8</text:p>
          </table:table-cell>
          <table:table-cell office:value-type="float" office:value="57.4547" calcext:value-type="float">
            <text:p>57.4547</text:p>
          </table:table-cell>
          <table:table-cell office:value-type="float" office:value="64.2961" calcext:value-type="float">
            <text:p>64.2961</text:p>
          </table:table-cell>
          <table:table-cell office:value-type="float" office:value="15.7544" calcext:value-type="float">
            <text:p>15.7544</text:p>
          </table:table-cell>
          <table:table-cell office:value-type="float" office:value="13.6292" calcext:value-type="float">
            <text:p>13.6292</text:p>
          </table:table-cell>
          <table:table-cell office:value-type="float" office:value="17.5306" calcext:value-type="float">
            <text:p>17.5306</text:p>
          </table:table-cell>
          <table:table-cell office:value-type="float" office:value="7.0696" calcext:value-type="float">
            <text:p>7.0696</text:p>
          </table:table-cell>
          <table:table-cell office:value-type="float" office:value="6.2863" calcext:value-type="float">
            <text:p>6.2863</text:p>
          </table:table-cell>
          <table:table-cell office:value-type="float" office:value="7.4869" calcext:value-type="float">
            <text:p>7.4869</text:p>
          </table:table-cell>
          <table:table-cell office:value-type="float" office:value="0.25" calcext:value-type="float">
            <text:p>0.25</text:p>
          </table:table-cell>
          <table:table-cell office:value-type="float" office:value="4.6759" calcext:value-type="float">
            <text:p>4.6759</text:p>
          </table:table-cell>
          <table:table-cell office:value-type="float" office:value="53.142" calcext:value-type="float">
            <text:p>53.142</text:p>
          </table:table-cell>
          <table:table-cell office:value-type="float" office:value="0.309" calcext:value-type="float">
            <text:p>0.309</text:p>
          </table:table-cell>
          <table:table-cell office:value-type="float" office:value="5.7087" calcext:value-type="float">
            <text:p>5.7087</text:p>
          </table:table-cell>
          <table:table-cell office:value-type="float" office:value="24.2955" calcext:value-type="float">
            <text:p>24.2955</text:p>
          </table:table-cell>
          <table:table-cell office:value-type="float" office:value="31.6882" calcext:value-type="float">
            <text:p>31.6882</text:p>
          </table:table-cell>
          <table:table-cell office:value-type="float" office:value="16.4895" calcext:value-type="float">
            <text:p>16.4895</text:p>
          </table:table-cell>
          <table:table-cell office:value-type="float" office:value="125.3308" calcext:value-type="float">
            <text:p>125.3308</text:p>
          </table:table-cell>
          <table:table-cell office:value-type="float" office:value="169.6608" calcext:value-type="float">
            <text:p>169.6608</text:p>
          </table:table-cell>
          <table:table-cell office:value-type="float" office:value="78.5437" calcext:value-type="float">
            <text:p>78.5437</text:p>
          </table:table-cell>
          <table:table-cell office:value-type="float" office:value="45.6413" calcext:value-type="float">
            <text:p>45.6413</text:p>
          </table:table-cell>
          <table:table-cell office:value-type="float" office:value="63.1808" calcext:value-type="float">
            <text:p>63.1808</text:p>
          </table:table-cell>
          <table:table-cell office:value-type="float" office:value="26.9304" calcext:value-type="float">
            <text:p>26.9304</text:p>
          </table:table-cell>
          <table:table-cell office:value-type="float" office:value="119.2576" calcext:value-type="float">
            <text:p>119.2576</text:p>
          </table:table-cell>
          <table:table-cell office:value-type="float" office:value="163.4074" calcext:value-type="float">
            <text:p>163.4074</text:p>
          </table:table-cell>
          <table:table-cell office:value-type="float" office:value="72.7145" calcext:value-type="float">
            <text:p>72.7145</text:p>
          </table:table-cell>
          <table:table-cell office:value-type="float" office:value="425.001" calcext:value-type="float">
            <text:p>425.001</text:p>
          </table:table-cell>
          <table:table-cell office:value-type="float" office:value="78.261" calcext:value-type="float">
            <text:p>78.261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33010.2907484654" calcext:value-type="float">
            <text:p>33010.2907484654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119.789" calcext:value-type="float">
            <text:p>2119.789</text:p>
          </table:table-cell>
          <table:table-cell office:value-type="float" office:value="2119.844" calcext:value-type="float">
            <text:p>2119.844</text:p>
          </table:table-cell>
          <table:table-cell office:value-type="float" office:value="1065.614" calcext:value-type="float">
            <text:p>1065.614</text:p>
          </table:table-cell>
          <table:table-cell office:value-type="float" office:value="1054.229" calcext:value-type="float">
            <text:p>1054.229</text:p>
          </table:table-cell>
          <table:table-cell office:value-type="float" office:value="105.2659" calcext:value-type="float">
            <text:p>105.2659</text:p>
          </table:table-cell>
          <table:table-cell office:value-type="float" office:value="101.0799" calcext:value-type="float">
            <text:p>101.1</text:p>
          </table:table-cell>
          <table:table-cell office:value-type="float" office:value="43.5361" calcext:value-type="float">
            <text:p>43.5361</text:p>
          </table:table-cell>
          <table:table-cell office:value-type="float" office:value="-1.901" calcext:value-type="float">
            <text:p>-1.901</text:p>
          </table:table-cell>
          <table:table-cell office:value-type="float" office:value="-0.898" calcext:value-type="float">
            <text:p>-0.898</text:p>
          </table:table-cell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18.836" calcext:value-type="float">
            <text:p>19</text:p>
          </table:table-cell>
          <table:table-cell office:value-type="float" office:value="0.208" calcext:value-type="float">
            <text:p>0</text:p>
          </table:table-cell>
          <table:table-cell office:value-type="float" office:value="8.89" calcext:value-type="float">
            <text:p>9</text:p>
          </table:table-cell>
          <table:table-cell office:value-type="float" office:value="1.6275" calcext:value-type="float">
            <text:p>2</text:p>
          </table:table-cell>
          <table:table-cell office:value-type="float" office:value="0.7858" calcext:value-type="float">
            <text:p>1</text:p>
          </table:table-cell>
          <table:table-cell table:style-name="ce2" office:value-type="float" office:value="30.414" calcext:value-type="float">
            <text:p>30.4</text:p>
          </table:table-cell>
          <table:table-cell office:value-type="float" office:value="106.4" calcext:value-type="float">
            <text:p>106.4</text:p>
          </table:table-cell>
          <table:table-cell office:value-type="float" office:value="20.737" calcext:value-type="float">
            <text:p>20.7</text:p>
          </table:table-cell>
          <table:table-cell office:value-type="float" office:value="10.205" calcext:value-type="float">
            <text:p>10.21</text:p>
          </table:table-cell>
          <table:table-cell office:value-type="float" office:value="10.532" calcext:value-type="float">
            <text:p>10.532</text:p>
          </table:table-cell>
          <table:table-cell office:value-type="float" office:value="9.788" calcext:value-type="float">
            <text:p>9.788</text:p>
          </table:table-cell>
          <table:table-cell office:value-type="float" office:value="82.1332" calcext:value-type="float">
            <text:p>82.1332</text:p>
          </table:table-cell>
          <table:table-cell office:value-type="float" office:value="79.6263" calcext:value-type="float">
            <text:p>79.6263</text:p>
          </table:table-cell>
          <table:table-cell office:value-type="float" office:value="84.6163" calcext:value-type="float">
            <text:p>84.6</text:p>
          </table:table-cell>
          <table:table-cell office:value-type="float" office:value="67.3109" calcext:value-type="float">
            <text:p>67.3</text:p>
          </table:table-cell>
          <table:table-cell office:value-type="float" office:value="64.8041" calcext:value-type="float">
            <text:p>64.8041</text:p>
          </table:table-cell>
          <table:table-cell office:value-type="float" office:value="69.7932" calcext:value-type="float">
            <text:p>69.7932</text:p>
          </table:table-cell>
          <table:table-cell office:value-type="float" office:value="19.9137" calcext:value-type="float">
            <text:p>19.9137</text:p>
          </table:table-cell>
          <table:table-cell office:value-type="float" office:value="18.082" calcext:value-type="float">
            <text:p>18.082</text:p>
          </table:table-cell>
          <table:table-cell office:value-type="float" office:value="21.5183" calcext:value-type="float">
            <text:p>21.5183</text:p>
          </table:table-cell>
          <table:table-cell office:value-type="float" office:value="9.3278" calcext:value-type="float">
            <text:p>9.3278</text:p>
          </table:table-cell>
          <table:table-cell office:value-type="float" office:value="8.3879" calcext:value-type="float">
            <text:p>8.3879</text:p>
          </table:table-cell>
          <table:table-cell office:value-type="float" office:value="9.9132" calcext:value-type="float">
            <text:p>9.9132</text:p>
          </table:table-cell>
          <table:table-cell office:value-type="float" office:value="0.027" calcext:value-type="float">
            <text:p>0.027</text:p>
          </table:table-cell>
          <table:table-cell office:value-type="float" office:value="1.4177" calcext:value-type="float">
            <text:p>1.4177</text:p>
          </table:table-cell>
          <table:table-cell office:value-type="float" office:value="18.813" calcext:value-type="float">
            <text:p>18.813</text:p>
          </table:table-cell>
          <table:table-cell office:value-type="float" office:value="0.036" calcext:value-type="float">
            <text:p>0.036</text:p>
          </table:table-cell>
          <table:table-cell office:value-type="float" office:value="1.874" calcext:value-type="float">
            <text:p>1.874</text:p>
          </table:table-cell>
          <table:table-cell office:value-type="float" office:value="7.2769" calcext:value-type="float">
            <text:p>7.2769</text:p>
          </table:table-cell>
          <table:table-cell office:value-type="float" office:value="9.0185" calcext:value-type="float">
            <text:p>9.0185</text:p>
          </table:table-cell>
          <table:table-cell office:value-type="float" office:value="5.303" calcext:value-type="float">
            <text:p>5.303</text:p>
          </table:table-cell>
          <table:table-cell office:value-type="float" office:value="54.0001" calcext:value-type="float">
            <text:p>54.0001</text:p>
          </table:table-cell>
          <table:table-cell office:value-type="float" office:value="72.1282" calcext:value-type="float">
            <text:p>72.1282</text:p>
          </table:table-cell>
          <table:table-cell office:value-type="float" office:value="34.3484" calcext:value-type="float">
            <text:p>34.3484</text:p>
          </table:table-cell>
          <table:table-cell office:value-type="float" office:value="15.586" calcext:value-type="float">
            <text:p>15.586</text:p>
          </table:table-cell>
          <table:table-cell office:value-type="float" office:value="20.5812" calcext:value-type="float">
            <text:p>20.5812</text:p>
          </table:table-cell>
          <table:table-cell office:value-type="float" office:value="9.9492" calcext:value-type="float">
            <text:p>9.9492</text:p>
          </table:table-cell>
          <table:table-cell office:value-type="float" office:value="51.8984" calcext:value-type="float">
            <text:p>51.8984</text:p>
          </table:table-cell>
          <table:table-cell office:value-type="float" office:value="69.9982" calcext:value-type="float">
            <text:p>69.9982</text:p>
          </table:table-cell>
          <table:table-cell office:value-type="float" office:value="32.2786" calcext:value-type="float">
            <text:p>32.2786</text:p>
          </table:table-cell>
          <table:table-cell office:value-type="float" office:value="2" calcext:value-type="float">
            <text:p>2</text:p>
          </table:table-cell>
          <table:table-cell office:value-type="float" office:value="0.944" calcext:value-type="float">
            <text:p>0.944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43624.6732149672" calcext:value-type="float">
            <text:p>43624.6732149672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716.218" calcext:value-type="float">
            <text:p>716.218</text:p>
          </table:table-cell>
          <table:table-cell office:value-type="float" office:value="724.272" calcext:value-type="float">
            <text:p>724.272</text:p>
          </table:table-cell>
          <table:table-cell office:value-type="float" office:value="369.9" calcext:value-type="float">
            <text:p>369.9</text:p>
          </table:table-cell>
          <table:table-cell office:value-type="float" office:value="354.373" calcext:value-type="float">
            <text:p>354.373</text:p>
          </table:table-cell>
          <table:table-cell office:value-type="float" office:value="25.1518" calcext:value-type="float">
            <text:p>25.1518</text:p>
          </table:table-cell>
          <table:table-cell office:value-type="float" office:value="104.3814" calcext:value-type="float">
            <text:p>104.4</text:p>
          </table:table-cell>
          <table:table-cell office:value-type="float" office:value="19.3731" calcext:value-type="float">
            <text:p>19.3731</text:p>
          </table:table-cell>
          <table:table-cell office:value-type="float" office:value="17.717" calcext:value-type="float">
            <text:p>17.717</text:p>
          </table:table-cell>
          <table:table-cell office:value-type="float" office:value="24.434" calcext:value-type="float">
            <text:p>24.434</text:p>
          </table:table-cell>
          <table:table-cell office:value-type="float" office:value="16.109" calcext:value-type="float">
            <text:p>16.109</text:p>
          </table:table-cell>
          <table:table-cell office:value-type="float" office:value="2.224" calcext:value-type="float">
            <text:p>2.224</text:p>
          </table:table-cell>
          <table:table-cell office:value-type="float" office:value="31.1667" calcext:value-type="float">
            <text:p>31.1667</text:p>
          </table:table-cell>
          <table:table-cell office:value-type="float" office:value="21.262" calcext:value-type="float">
            <text:p>21</text:p>
          </table:table-cell>
          <table:table-cell office:value-type="float" office:value="2.102" calcext:value-type="float">
            <text:p>2</text:p>
          </table:table-cell>
          <table:table-cell office:value-type="float" office:value="29.322" calcext:value-type="float">
            <text:p>29</text:p>
          </table:table-cell>
          <table:table-cell office:value-type="float" office:value="3.9247" calcext:value-type="float">
            <text:p>4</text:p>
          </table:table-cell>
          <table:table-cell office:value-type="float" office:value="1.826" calcext:value-type="float">
            <text:p>2</text:p>
          </table:table-cell>
          <table:table-cell table:style-name="ce2" office:value-type="float" office:value="29.016" calcext:value-type="float">
            <text:p>29.0</text:p>
          </table:table-cell>
          <table:table-cell office:value-type="float" office:value="107" calcext:value-type="float">
            <text:p>107.0</text:p>
          </table:table-cell>
          <table:table-cell office:value-type="float" office:value="3.545" calcext:value-type="float">
            <text:p>3.5</text:p>
          </table:table-cell>
          <table:table-cell office:value-type="float" office:value="1.988" calcext:value-type="float">
            <text:p>1.99</text:p>
          </table:table-cell>
          <table:table-cell office:value-type="float" office:value="1.556" calcext:value-type="float">
            <text:p>1.556</text:p>
          </table:table-cell>
          <table:table-cell office:value-type="float" office:value="4.888" calcext:value-type="float">
            <text:p>4.888</text:p>
          </table:table-cell>
          <table:table-cell office:value-type="float" office:value="70.7424" calcext:value-type="float">
            <text:p>70.7424</text:p>
          </table:table-cell>
          <table:table-cell office:value-type="float" office:value="69.2943" calcext:value-type="float">
            <text:p>69.2943</text:p>
          </table:table-cell>
          <table:table-cell office:value-type="float" office:value="72.3575" calcext:value-type="float">
            <text:p>72.4</text:p>
          </table:table-cell>
          <table:table-cell office:value-type="float" office:value="57.4403" calcext:value-type="float">
            <text:p>57.4</text:p>
          </table:table-cell>
          <table:table-cell office:value-type="float" office:value="56.1554" calcext:value-type="float">
            <text:p>56.1554</text:p>
          </table:table-cell>
          <table:table-cell office:value-type="float" office:value="58.8728" calcext:value-type="float">
            <text:p>58.8728</text:p>
          </table:table-cell>
          <table:table-cell office:value-type="float" office:value="13.8053" calcext:value-type="float">
            <text:p>13.8053</text:p>
          </table:table-cell>
          <table:table-cell office:value-type="float" office:value="13.1152" calcext:value-type="float">
            <text:p>13.1152</text:p>
          </table:table-cell>
          <table:table-cell office:value-type="float" office:value="14.5347" calcext:value-type="float">
            <text:p>14.5347</text:p>
          </table:table-cell>
          <table:table-cell office:value-type="float" office:value="5.7586" calcext:value-type="float">
            <text:p>5.7586</text:p>
          </table:table-cell>
          <table:table-cell office:value-type="float" office:value="5.5197" calcext:value-type="float">
            <text:p>5.5197</text:p>
          </table:table-cell>
          <table:table-cell office:value-type="float" office:value="6.0123" calcext:value-type="float">
            <text:p>6.0123</text:p>
          </table:table-cell>
          <table:table-cell office:value-type="float" office:value="0.331" calcext:value-type="float">
            <text:p>0.331</text:p>
          </table:table-cell>
          <table:table-cell office:value-type="float" office:value="15.5666" calcext:value-type="float">
            <text:p>15.5666</text:p>
          </table:table-cell>
          <table:table-cell office:value-type="float" office:value="20.96" calcext:value-type="float">
            <text:p>20.96</text:p>
          </table:table-cell>
          <table:table-cell office:value-type="float" office:value="0.392" calcext:value-type="float">
            <text:p>0.392</text:p>
          </table:table-cell>
          <table:table-cell office:value-type="float" office:value="18.5314" calcext:value-type="float">
            <text:p>18.5314</text:p>
          </table:table-cell>
          <table:table-cell office:value-type="float" office:value="61.2782" calcext:value-type="float">
            <text:p>61.2782</text:p>
          </table:table-cell>
          <table:table-cell office:value-type="float" office:value="67.8267" calcext:value-type="float">
            <text:p>67.8267</text:p>
          </table:table-cell>
          <table:table-cell office:value-type="float" office:value="54.373" calcext:value-type="float">
            <text:p>54.373</text:p>
          </table:table-cell>
          <table:table-cell office:value-type="float" office:value="183.0048" calcext:value-type="float">
            <text:p>183.0048</text:p>
          </table:table-cell>
          <table:table-cell office:value-type="float" office:value="204.9689" calcext:value-type="float">
            <text:p>204.9689</text:p>
          </table:table-cell>
          <table:table-cell office:value-type="float" office:value="158.8659" calcext:value-type="float">
            <text:p>158.8659</text:p>
          </table:table-cell>
          <table:table-cell office:value-type="float" office:value="75.9274" calcext:value-type="float">
            <text:p>75.9274</text:p>
          </table:table-cell>
          <table:table-cell office:value-type="float" office:value="83.6908" calcext:value-type="float">
            <text:p>83.6908</text:p>
          </table:table-cell>
          <table:table-cell office:value-type="float" office:value="67.9952" calcext:value-type="float">
            <text:p>67.9952</text:p>
          </table:table-cell>
          <table:table-cell office:value-type="float" office:value="162.6039" calcext:value-type="float">
            <text:p>162.6039</text:p>
          </table:table-cell>
          <table:table-cell office:value-type="float" office:value="182.7229" calcext:value-type="float">
            <text:p>182.7229</text:p>
          </table:table-cell>
          <table:table-cell office:value-type="float" office:value="140.5665" calcext:value-type="float">
            <text:p>140.5665</text:p>
          </table:table-cell>
          <table:table-cell office:value-type="float" office:value="-1.6" calcext:value-type="float">
            <text:p>-1.6</text:p>
          </table:table-cell>
          <table:table-cell office:value-type="float" office:value="-2.206" calcext:value-type="float">
            <text:p>-2.206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Lower middle income</text:p>
          </table:table-cell>
          <table:table-cell office:value-type="float" office:value="2656.10060307749" calcext:value-type="float">
            <text:p>2656.10060307749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7329.992" calcext:value-type="float">
            <text:p>17329.992</text:p>
          </table:table-cell>
          <table:table-cell office:value-type="float" office:value="17597.511" calcext:value-type="float">
            <text:p>17597.511</text:p>
          </table:table-cell>
          <table:table-cell office:value-type="float" office:value="8822.442" calcext:value-type="float">
            <text:p>8822.442</text:p>
          </table:table-cell>
          <table:table-cell office:value-type="float" office:value="8775.069" calcext:value-type="float">
            <text:p>8775.069</text:p>
          </table:table-cell>
          <table:table-cell office:value-type="float" office:value="28.051" calcext:value-type="float">
            <text:p>28.051</text:p>
          </table:table-cell>
          <table:table-cell office:value-type="float" office:value="100.5399" calcext:value-type="float">
            <text:p>100.5</text:p>
          </table:table-cell>
          <table:table-cell office:value-type="float" office:value="15.226" calcext:value-type="float">
            <text:p>15.226</text:p>
          </table:table-cell>
          <table:table-cell office:value-type="float" office:value="565.041" calcext:value-type="float">
            <text:p>565.041</text:p>
          </table:table-cell>
          <table:table-cell office:value-type="float" office:value="32.074" calcext:value-type="float">
            <text:p>32.074</text:p>
          </table:table-cell>
          <table:table-cell office:value-type="float" office:value="535.038" calcext:value-type="float">
            <text:p>535.038</text:p>
          </table:table-cell>
          <table:table-cell office:value-type="float" office:value="3.041" calcext:value-type="float">
            <text:p>3.041</text:p>
          </table:table-cell>
          <table:table-cell office:value-type="float" office:value="22.7934" calcext:value-type="float">
            <text:p>22.7934</text:p>
          </table:table-cell>
          <table:table-cell office:value-type="float" office:value="759.044" calcext:value-type="float">
            <text:p>759</text:p>
          </table:table-cell>
          <table:table-cell office:value-type="float" office:value="109.399" calcext:value-type="float">
            <text:p>109</text:p>
          </table:table-cell>
          <table:table-cell office:value-type="float" office:value="43.086" calcext:value-type="float">
            <text:p>43</text:p>
          </table:table-cell>
          <table:table-cell office:value-type="float" office:value="6.202" calcext:value-type="float">
            <text:p>6</text:p>
          </table:table-cell>
          <table:table-cell office:value-type="float" office:value="2.5214" calcext:value-type="float">
            <text:p>3</text:p>
          </table:table-cell>
          <table:table-cell table:style-name="ce2" office:value-type="float" office:value="29.275" calcext:value-type="float">
            <text:p>29.3</text:p>
          </table:table-cell>
          <table:table-cell office:value-type="float" office:value="104.4" calcext:value-type="float">
            <text:p>104.4</text:p>
          </table:table-cell>
          <table:table-cell office:value-type="float" office:value="194.003" calcext:value-type="float">
            <text:p>194.0</text:p>
          </table:table-cell>
          <table:table-cell office:value-type="float" office:value="104.208" calcext:value-type="float">
            <text:p>104.21</text:p>
          </table:table-cell>
          <table:table-cell office:value-type="float" office:value="89.795" calcext:value-type="float">
            <text:p>89.795</text:p>
          </table:table-cell>
          <table:table-cell office:value-type="float" office:value="11.012" calcext:value-type="float">
            <text:p>11.012</text:p>
          </table:table-cell>
          <table:table-cell office:value-type="float" office:value="56.1066" calcext:value-type="float">
            <text:p>56.1066</text:p>
          </table:table-cell>
          <table:table-cell office:value-type="float" office:value="54.0723" calcext:value-type="float">
            <text:p>54.0723</text:p>
          </table:table-cell>
          <table:table-cell office:value-type="float" office:value="58.2334" calcext:value-type="float">
            <text:p>58.2</text:p>
          </table:table-cell>
          <table:table-cell office:value-type="float" office:value="49.1327" calcext:value-type="float">
            <text:p>49.1</text:p>
          </table:table-cell>
          <table:table-cell office:value-type="float" office:value="47.2173" calcext:value-type="float">
            <text:p>47.2173</text:p>
          </table:table-cell>
          <table:table-cell office:value-type="float" office:value="51.1113" calcext:value-type="float">
            <text:p>51.1113</text:p>
          </table:table-cell>
          <table:table-cell office:value-type="float" office:value="11.3104" calcext:value-type="float">
            <text:p>11.3104</text:p>
          </table:table-cell>
          <table:table-cell office:value-type="float" office:value="10.5594" calcext:value-type="float">
            <text:p>10.5594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4.8228" calcext:value-type="float">
            <text:p>4.8228</text:p>
          </table:table-cell>
          <table:table-cell office:value-type="float" office:value="4.4663" calcext:value-type="float">
            <text:p>4.4663</text:p>
          </table:table-cell>
          <table:table-cell office:value-type="float" office:value="5.0991" calcext:value-type="float">
            <text:p>5.0991</text:p>
          </table:table-cell>
          <table:table-cell office:value-type="float" office:value="49.962" calcext:value-type="float">
            <text:p>49.962</text:p>
          </table:table-cell>
          <table:table-cell office:value-type="float" office:value="66.165" calcext:value-type="float">
            <text:p>66.165</text:p>
          </table:table-cell>
          <table:table-cell office:value-type="float" office:value="720.51" calcext:value-type="float">
            <text:p>720.51</text:p>
          </table:table-cell>
          <table:table-cell office:value-type="float" office:value="77.158" calcext:value-type="float">
            <text:p>77.158</text:p>
          </table:table-cell>
          <table:table-cell office:value-type="float" office:value="104.462" calcext:value-type="float">
            <text:p>104.462</text:p>
          </table:table-cell>
          <table:table-cell office:value-type="float" office:value="231.2087" calcext:value-type="float">
            <text:p>231.2087</text:p>
          </table:table-cell>
          <table:table-cell office:value-type="float" office:value="250.6807" calcext:value-type="float">
            <text:p>250.6807</text:p>
          </table:table-cell>
          <table:table-cell office:value-type="float" office:value="210.9841" calcext:value-type="float">
            <text:p>210.9841</text:p>
          </table:table-cell>
          <table:table-cell office:value-type="float" office:value="418.4298" calcext:value-type="float">
            <text:p>418.4298</text:p>
          </table:table-cell>
          <table:table-cell office:value-type="float" office:value="458.6574" calcext:value-type="float">
            <text:p>458.6574</text:p>
          </table:table-cell>
          <table:table-cell office:value-type="float" office:value="376.9372" calcext:value-type="float">
            <text:p>376.9372</text:p>
          </table:table-cell>
          <table:table-cell office:value-type="float" office:value="196.7083" calcext:value-type="float">
            <text:p>196.7083</text:p>
          </table:table-cell>
          <table:table-cell office:value-type="float" office:value="222.6963" calcext:value-type="float">
            <text:p>222.6963</text:p>
          </table:table-cell>
          <table:table-cell office:value-type="float" office:value="170.0796" calcext:value-type="float">
            <text:p>170.0796</text:p>
          </table:table-cell>
          <table:table-cell office:value-type="float" office:value="330.9859" calcext:value-type="float">
            <text:p>330.9859</text:p>
          </table:table-cell>
          <table:table-cell office:value-type="float" office:value="372.855" calcext:value-type="float">
            <text:p>372.855</text:p>
          </table:table-cell>
          <table:table-cell office:value-type="float" office:value="288.4181" calcext:value-type="float">
            <text:p>288.4181</text:p>
          </table:table-cell>
          <table:table-cell office:value-type="float" office:value="-30" calcext:value-type="float">
            <text:p>-30</text:p>
          </table:table-cell>
          <table:table-cell office:value-type="float" office:value="-1.703" calcext:value-type="float">
            <text:p>-1.703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1302.45251909923" calcext:value-type="float">
            <text:p>1302.45251909923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59646.8" calcext:value-type="float">
            <text:p>59646.8</text:p>
          </table:table-cell>
          <table:table-cell office:value-type="float" office:value="59893.885" calcext:value-type="float">
            <text:p>59893.885</text:p>
          </table:table-cell>
          <table:table-cell office:value-type="float" office:value="29168.006" calcext:value-type="float">
            <text:p>29168.006</text:p>
          </table:table-cell>
          <table:table-cell office:value-type="float" office:value="30725.879" calcext:value-type="float">
            <text:p>30725.879</text:p>
          </table:table-cell>
          <table:table-cell office:value-type="float" office:value="49.0607" calcext:value-type="float">
            <text:p>49.0607</text:p>
          </table:table-cell>
          <table:table-cell office:value-type="float" office:value="94.9298" calcext:value-type="float">
            <text:p>94.9</text:p>
          </table:table-cell>
          <table:table-cell office:value-type="float" office:value="27.3515" calcext:value-type="float">
            <text:p>27.3515</text:p>
          </table:table-cell>
          <table:table-cell office:value-type="float" office:value="435.683" calcext:value-type="float">
            <text:p>435.683</text:p>
          </table:table-cell>
          <table:table-cell office:value-type="float" office:value="7.278" calcext:value-type="float">
            <text:p>7.278</text:p>
          </table:table-cell>
          <table:table-cell office:value-type="float" office:value="494.171" calcext:value-type="float">
            <text:p>494.171</text:p>
          </table:table-cell>
          <table:table-cell office:value-type="float" office:value="0.825" calcext:value-type="float">
            <text:p>0.825</text:p>
          </table:table-cell>
          <table:table-cell office:value-type="float" office:value="84.0178" calcext:value-type="float">
            <text:p>84.0178</text:p>
          </table:table-cell>
          <table:table-cell office:value-type="float" office:value="1155.858" calcext:value-type="float">
            <text:p>1,156</text:p>
          </table:table-cell>
          <table:table-cell office:value-type="float" office:value="145.8" calcext:value-type="float">
            <text:p>146</text:p>
          </table:table-cell>
          <table:table-cell office:value-type="float" office:value="19.31" calcext:value-type="float">
            <text:p>19</text:p>
          </table:table-cell>
          <table:table-cell office:value-type="float" office:value="2.3414" calcext:value-type="float">
            <text:p>2</text:p>
          </table:table-cell>
          <table:table-cell office:value-type="float" office:value="1.0695" calcext:value-type="float">
            <text:p>1</text:p>
          </table:table-cell>
          <table:table-cell table:style-name="ce2" office:value-type="float" office:value="27.634" calcext:value-type="float">
            <text:p>27.6</text:p>
          </table:table-cell>
          <table:table-cell office:value-type="float" office:value="104" calcext:value-type="float">
            <text:p>104.0</text:p>
          </table:table-cell>
          <table:table-cell office:value-type="float" office:value="720.175" calcext:value-type="float">
            <text:p>720.2</text:p>
          </table:table-cell>
          <table:table-cell office:value-type="float" office:value="354.597" calcext:value-type="float">
            <text:p>354.60</text:p>
          </table:table-cell>
          <table:table-cell office:value-type="float" office:value="365.578" calcext:value-type="float">
            <text:p>365.578</text:p>
          </table:table-cell>
          <table:table-cell office:value-type="float" office:value="12.032" calcext:value-type="float">
            <text:p>12.032</text:p>
          </table:table-cell>
          <table:table-cell office:value-type="float" office:value="61.4798" calcext:value-type="float">
            <text:p>61.4798</text:p>
          </table:table-cell>
          <table:table-cell office:value-type="float" office:value="58.5973" calcext:value-type="float">
            <text:p>58.5973</text:p>
          </table:table-cell>
          <table:table-cell office:value-type="float" office:value="64.1807" calcext:value-type="float">
            <text:p>64.2</text:p>
          </table:table-cell>
          <table:table-cell office:value-type="float" office:value="49.1493" calcext:value-type="float">
            <text:p>49.1</text:p>
          </table:table-cell>
          <table:table-cell office:value-type="float" office:value="46.3485" calcext:value-type="float">
            <text:p>46.3485</text:p>
          </table:table-cell>
          <table:table-cell office:value-type="float" office:value="51.7323" calcext:value-type="float">
            <text:p>51.7323</text:p>
          </table:table-cell>
          <table:table-cell office:value-type="float" office:value="11.9724" calcext:value-type="float">
            <text:p>11.9724</text:p>
          </table:table-cell>
          <table:table-cell office:value-type="float" office:value="10.3291" calcext:value-type="float">
            <text:p>10.3291</text:p>
          </table:table-cell>
          <table:table-cell office:value-type="float" office:value="13.0243" calcext:value-type="float">
            <text:p>13.0243</text:p>
          </table:table-cell>
          <table:table-cell office:value-type="float" office:value="6.2398" calcext:value-type="float">
            <text:p>6.2398</text:p>
          </table:table-cell>
          <table:table-cell office:value-type="float" office:value="5.3173" calcext:value-type="float">
            <text:p>5.3173</text:p>
          </table:table-cell>
          <table:table-cell office:value-type="float" office:value="6.698" calcext:value-type="float">
            <text:p>6.698</text:p>
          </table:table-cell>
          <table:table-cell office:value-type="float" office:value="32.562" calcext:value-type="float">
            <text:p>32.562</text:p>
          </table:table-cell>
          <table:table-cell office:value-type="float" office:value="28.0822" calcext:value-type="float">
            <text:p>28.0822</text:p>
          </table:table-cell>
          <table:table-cell office:value-type="float" office:value="1127.365" calcext:value-type="float">
            <text:p>1127.365</text:p>
          </table:table-cell>
          <table:table-cell office:value-type="float" office:value="43.251" calcext:value-type="float">
            <text:p>43.251</text:p>
          </table:table-cell>
          <table:table-cell office:value-type="float" office:value="36.9361" calcext:value-type="float">
            <text:p>36.9361</text:p>
          </table:table-cell>
          <table:table-cell office:value-type="float" office:value="142.1948" calcext:value-type="float">
            <text:p>142.1948</text:p>
          </table:table-cell>
          <table:table-cell office:value-type="float" office:value="165.251" calcext:value-type="float">
            <text:p>165.251</text:p>
          </table:table-cell>
          <table:table-cell office:value-type="float" office:value="118.0493" calcext:value-type="float">
            <text:p>118.0493</text:p>
          </table:table-cell>
          <table:table-cell office:value-type="float" office:value="388.5195" calcext:value-type="float">
            <text:p>388.5195</text:p>
          </table:table-cell>
          <table:table-cell office:value-type="float" office:value="443.4054" calcext:value-type="float">
            <text:p>443.4054</text:p>
          </table:table-cell>
          <table:table-cell office:value-type="float" office:value="335.0737" calcext:value-type="float">
            <text:p>335.0737</text:p>
          </table:table-cell>
          <table:table-cell office:value-type="float" office:value="199.3463" calcext:value-type="float">
            <text:p>199.3463</text:p>
          </table:table-cell>
          <table:table-cell office:value-type="float" office:value="230.8813" calcext:value-type="float">
            <text:p>230.8813</text:p>
          </table:table-cell>
          <table:table-cell office:value-type="float" office:value="166.4044" calcext:value-type="float">
            <text:p>166.4044</text:p>
          </table:table-cell>
          <table:table-cell office:value-type="float" office:value="361.0608" calcext:value-type="float">
            <text:p>361.0608</text:p>
          </table:table-cell>
          <table:table-cell office:value-type="float" office:value="416.3144" calcext:value-type="float">
            <text:p>416.3144</text:p>
          </table:table-cell>
          <table:table-cell office:value-type="float" office:value="307.7844" calcext:value-type="float">
            <text:p>307.7844</text:p>
          </table:table-cell>
          <table:table-cell office:value-type="float" office:value="58.496" calcext:value-type="float">
            <text:p>58.496</text:p>
          </table:table-cell>
          <table:table-cell office:value-type="float" office:value="0.977" calcext:value-type="float">
            <text:p>0.977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Upper middle income</text:p>
          </table:table-cell>
          <table:table-cell office:value-type="float" office:value="14420.1743171499" calcext:value-type="float">
            <text:p>14420.1743171499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0829.532" calcext:value-type="float">
            <text:p>10829.532</text:p>
          </table:table-cell>
          <table:table-cell office:value-type="float" office:value="10913.164" calcext:value-type="float">
            <text:p>10913.164</text:p>
          </table:table-cell>
          <table:table-cell office:value-type="float" office:value="5404.538" calcext:value-type="float">
            <text:p>5404.538</text:p>
          </table:table-cell>
          <table:table-cell office:value-type="float" office:value="5508.626" calcext:value-type="float">
            <text:p>5508.626</text:p>
          </table:table-cell>
          <table:table-cell office:value-type="float" office:value="19.3442" calcext:value-type="float">
            <text:p>19.3442</text:p>
          </table:table-cell>
          <table:table-cell office:value-type="float" office:value="98.1104" calcext:value-type="float">
            <text:p>98.1</text:p>
          </table:table-cell>
          <table:table-cell office:value-type="float" office:value="16.4052" calcext:value-type="float">
            <text:p>16.4052</text:p>
          </table:table-cell>
          <table:table-cell office:value-type="float" office:value="197.957" calcext:value-type="float">
            <text:p>197.957</text:p>
          </table:table-cell>
          <table:table-cell office:value-type="float" office:value="18.112" calcext:value-type="float">
            <text:p>18.112</text:p>
          </table:table-cell>
          <table:table-cell office:value-type="float" office:value="167.263" calcext:value-type="float">
            <text:p>167.263</text:p>
          </table:table-cell>
          <table:table-cell office:value-type="float" office:value="1.533" calcext:value-type="float">
            <text:p>1.533</text:p>
          </table:table-cell>
          <table:table-cell office:value-type="float" office:value="45.2151" calcext:value-type="float">
            <text:p>45.2151</text:p>
          </table:table-cell>
          <table:table-cell office:value-type="float" office:value="315.39" calcext:value-type="float">
            <text:p>315</text:p>
          </table:table-cell>
          <table:table-cell office:value-type="float" office:value="64.662" calcext:value-type="float">
            <text:p>65</text:p>
          </table:table-cell>
          <table:table-cell office:value-type="float" office:value="28.857" calcext:value-type="float">
            <text:p>29</text:p>
          </table:table-cell>
          <table:table-cell office:value-type="float" office:value="4.3366" calcext:value-type="float">
            <text:p>4</text:p>
          </table:table-cell>
          <table:table-cell office:value-type="float" office:value="1.7286" calcext:value-type="float">
            <text:p>2</text:p>
          </table:table-cell>
          <table:table-cell table:style-name="ce2" office:value-type="float" office:value="29.613" calcext:value-type="float">
            <text:p>29.6</text:p>
          </table:table-cell>
          <table:table-cell office:value-type="float" office:value="103.5" calcext:value-type="float">
            <text:p>103.5</text:p>
          </table:table-cell>
          <table:table-cell office:value-type="float" office:value="117.433" calcext:value-type="float">
            <text:p>117.4</text:p>
          </table:table-cell>
          <table:table-cell office:value-type="float" office:value="59.912" calcext:value-type="float">
            <text:p>59.91</text:p>
          </table:table-cell>
          <table:table-cell office:value-type="float" office:value="57.52" calcext:value-type="float">
            <text:p>57.52</text:p>
          </table:table-cell>
          <table:table-cell office:value-type="float" office:value="10.745" calcext:value-type="float">
            <text:p>10.745</text:p>
          </table:table-cell>
          <table:table-cell office:value-type="float" office:value="55.567" calcext:value-type="float">
            <text:p>55.567</text:p>
          </table:table-cell>
          <table:table-cell office:value-type="float" office:value="54.0358" calcext:value-type="float">
            <text:p>54.0358</text:p>
          </table:table-cell>
          <table:table-cell office:value-type="float" office:value="57.0471" calcext:value-type="float">
            <text:p>57.0</text:p>
          </table:table-cell>
          <table:table-cell office:value-type="float" office:value="48.6186" calcext:value-type="float">
            <text:p>48.6</text:p>
          </table:table-cell>
          <table:table-cell office:value-type="float" office:value="47.1087" calcext:value-type="float">
            <text:p>47.1087</text:p>
          </table:table-cell>
          <table:table-cell office:value-type="float" office:value="50.0509" calcext:value-type="float">
            <text:p>50.0509</text:p>
          </table:table-cell>
          <table:table-cell office:value-type="float" office:value="11.6597" calcext:value-type="float">
            <text:p>11.6597</text:p>
          </table:table-cell>
          <table:table-cell office:value-type="float" office:value="11.0357" calcext:value-type="float">
            <text:p>11.0357</text:p>
          </table:table-cell>
          <table:table-cell office:value-type="float" office:value="12.1422" calcext:value-type="float">
            <text:p>12.1422</text:p>
          </table:table-cell>
          <table:table-cell office:value-type="float" office:value="4.9943" calcext:value-type="float">
            <text:p>4.9943</text:p>
          </table:table-cell>
          <table:table-cell office:value-type="float" office:value="4.6041" calcext:value-type="float">
            <text:p>4.6041</text:p>
          </table:table-cell>
          <table:table-cell office:value-type="float" office:value="5.228" calcext:value-type="float">
            <text:p>5.228</text:p>
          </table:table-cell>
          <table:table-cell office:value-type="float" office:value="19.112" calcext:value-type="float">
            <text:p>19.112</text:p>
          </table:table-cell>
          <table:table-cell office:value-type="float" office:value="60.7076" calcext:value-type="float">
            <text:p>60.7076</text:p>
          </table:table-cell>
          <table:table-cell office:value-type="float" office:value="300.399" calcext:value-type="float">
            <text:p>300.399</text:p>
          </table:table-cell>
          <table:table-cell office:value-type="float" office:value="29.69" calcext:value-type="float">
            <text:p>29.69</text:p>
          </table:table-cell>
          <table:table-cell office:value-type="float" office:value="94.759" calcext:value-type="float">
            <text:p>94.759</text:p>
          </table:table-cell>
          <table:table-cell office:value-type="float" office:value="252.03" calcext:value-type="float">
            <text:p>252.03</text:p>
          </table:table-cell>
          <table:table-cell office:value-type="float" office:value="265.6091" calcext:value-type="float">
            <text:p>265.6091</text:p>
          </table:table-cell>
          <table:table-cell office:value-type="float" office:value="238.1506" calcext:value-type="float">
            <text:p>238.1506</text:p>
          </table:table-cell>
          <table:table-cell office:value-type="float" office:value="430.0475" calcext:value-type="float">
            <text:p>430.0475</text:p>
          </table:table-cell>
          <table:table-cell office:value-type="float" office:value="459.9566" calcext:value-type="float">
            <text:p>459.9566</text:p>
          </table:table-cell>
          <table:table-cell office:value-type="float" office:value="401.1785" calcext:value-type="float">
            <text:p>401.1785</text:p>
          </table:table-cell>
          <table:table-cell office:value-type="float" office:value="218.3277" calcext:value-type="float">
            <text:p>218.3277</text:p>
          </table:table-cell>
          <table:table-cell office:value-type="float" office:value="238.2724" calcext:value-type="float">
            <text:p>238.2724</text:p>
          </table:table-cell>
          <table:table-cell office:value-type="float" office:value="198.9086" calcext:value-type="float">
            <text:p>198.9086</text:p>
          </table:table-cell>
          <table:table-cell office:value-type="float" office:value="341.9505" calcext:value-type="float">
            <text:p>341.9505</text:p>
          </table:table-cell>
          <table:table-cell office:value-type="float" office:value="373.9193" calcext:value-type="float">
            <text:p>373.9193</text:p>
          </table:table-cell>
          <table:table-cell office:value-type="float" office:value="311.495" calcext:value-type="float">
            <text:p>311.495</text:p>
          </table:table-cell>
          <table:table-cell office:value-type="float" office:value="-30.694" calcext:value-type="float">
            <text:p>-30.694</text:p>
          </table:table-cell>
          <table:table-cell office:value-type="float" office:value="-2.808" calcext:value-type="float">
            <text:p>-2.808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1234.72557564895" calcext:value-type="float">
            <text:p>1234.72557564895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7576.21" calcext:value-type="float">
            <text:p>47576.21</text:p>
          </table:table-cell>
          <table:table-cell office:value-type="float" office:value="47558.63" calcext:value-type="float">
            <text:p>47558.63</text:p>
          </table:table-cell>
          <table:table-cell office:value-type="float" office:value="23309.062" calcext:value-type="float">
            <text:p>23309.062</text:p>
          </table:table-cell>
          <table:table-cell office:value-type="float" office:value="24249.568" calcext:value-type="float">
            <text:p>24249.568</text:p>
          </table:table-cell>
          <table:table-cell office:value-type="float" office:value="94.6715" calcext:value-type="float">
            <text:p>94.6715</text:p>
          </table:table-cell>
          <table:table-cell office:value-type="float" office:value="96.1216" calcext:value-type="float">
            <text:p>96.1</text:p>
          </table:table-cell>
          <table:table-cell office:value-type="float" office:value="44.322" calcext:value-type="float">
            <text:p>44.322</text:p>
          </table:table-cell>
          <table:table-cell office:value-type="float" office:value="-75.154" calcext:value-type="float">
            <text:p>-75.154</text:p>
          </table:table-cell>
          <table:table-cell office:value-type="float" office:value="-1.58" calcext:value-type="float">
            <text:p>-1.58</text:p>
          </table:table-cell>
          <table:table-cell office:value-type="float" office:value="-35.161" calcext:value-type="float">
            <text:p>-35.161</text:p>
          </table:table-cell>
          <table:table-cell office:value-type="float" office:value="-0.074" calcext:value-type="float">
            <text:p>-0.074</text:p>
          </table:table-cell>
          <table:table-cell/>
          <table:table-cell office:value-type="float" office:value="356.359" calcext:value-type="float">
            <text:p>356</text:p>
          </table:table-cell>
          <table:table-cell office:value-type="float" office:value="7.721" calcext:value-type="float">
            <text:p>8</text:p>
          </table:table-cell>
          <table:table-cell office:value-type="float" office:value="7.497" calcext:value-type="float">
            <text:p>7</text:p>
          </table:table-cell>
          <table:table-cell office:value-type="float" office:value="1.286" calcext:value-type="float">
            <text:p>1</text:p>
          </table:table-cell>
          <table:table-cell office:value-type="float" office:value="0.62" calcext:value-type="float">
            <text:p>1</text:p>
          </table:table-cell>
          <table:table-cell table:style-name="ce2" office:value-type="float" office:value="32.13" calcext:value-type="float">
            <text:p>32.1</text:p>
          </table:table-cell>
          <table:table-cell office:value-type="float" office:value="106.3" calcext:value-type="float">
            <text:p>106.3</text:p>
          </table:table-cell>
          <table:table-cell office:value-type="float" office:value="431.513" calcext:value-type="float">
            <text:p>431.5</text:p>
          </table:table-cell>
          <table:table-cell office:value-type="float" office:value="218.185" calcext:value-type="float">
            <text:p>218.19</text:p>
          </table:table-cell>
          <table:table-cell office:value-type="float" office:value="213.328" calcext:value-type="float">
            <text:p>213.328</text:p>
          </table:table-cell>
          <table:table-cell office:value-type="float" office:value="9.077" calcext:value-type="float">
            <text:p>9.077</text:p>
          </table:table-cell>
          <table:table-cell office:value-type="float" office:value="83.9115" calcext:value-type="float">
            <text:p>83.9115</text:p>
          </table:table-cell>
          <table:table-cell office:value-type="float" office:value="81.2004" calcext:value-type="float">
            <text:p>81.2004</text:p>
          </table:table-cell>
          <table:table-cell office:value-type="float" office:value="86.5485" calcext:value-type="float">
            <text:p>86.5</text:p>
          </table:table-cell>
          <table:table-cell office:value-type="float" office:value="69.1779" calcext:value-type="float">
            <text:p>69.2</text:p>
          </table:table-cell>
          <table:table-cell office:value-type="float" office:value="66.4881" calcext:value-type="float">
            <text:p>66.4881</text:p>
          </table:table-cell>
          <table:table-cell office:value-type="float" office:value="71.7894" calcext:value-type="float">
            <text:p>71.7894</text:p>
          </table:table-cell>
          <table:table-cell office:value-type="float" office:value="21.7366" calcext:value-type="float">
            <text:p>21.7366</text:p>
          </table:table-cell>
          <table:table-cell office:value-type="float" office:value="19.7127" calcext:value-type="float">
            <text:p>19.7127</text:p>
          </table:table-cell>
          <table:table-cell office:value-type="float" office:value="23.5517" calcext:value-type="float">
            <text:p>23.5517</text:p>
          </table:table-cell>
          <table:table-cell office:value-type="float" office:value="10.1227" calcext:value-type="float">
            <text:p>10.1227</text:p>
          </table:table-cell>
          <table:table-cell office:value-type="float" office:value="9.0321" calcext:value-type="float">
            <text:p>9.0321</text:p>
          </table:table-cell>
          <table:table-cell office:value-type="float" office:value="10.9065" calcext:value-type="float">
            <text:p>10.9065</text:p>
          </table:table-cell>
          <table:table-cell office:value-type="float" office:value="0.778" calcext:value-type="float">
            <text:p>0.778</text:p>
          </table:table-cell>
          <table:table-cell office:value-type="float" office:value="2.1769" calcext:value-type="float">
            <text:p>2.1769</text:p>
          </table:table-cell>
          <table:table-cell office:value-type="float" office:value="355.696" calcext:value-type="float">
            <text:p>355.696</text:p>
          </table:table-cell>
          <table:table-cell office:value-type="float" office:value="0.946" calcext:value-type="float">
            <text:p>0.946</text:p>
          </table:table-cell>
          <table:table-cell office:value-type="float" office:value="2.6387" calcext:value-type="float">
            <text:p>2.6387</text:p>
          </table:table-cell>
          <table:table-cell office:value-type="float" office:value="10.3208" calcext:value-type="float">
            <text:p>10.3208</text:p>
          </table:table-cell>
          <table:table-cell office:value-type="float" office:value="13.1696" calcext:value-type="float">
            <text:p>13.1696</text:p>
          </table:table-cell>
          <table:table-cell office:value-type="float" office:value="7.3871" calcext:value-type="float">
            <text:p>7.3871</text:p>
          </table:table-cell>
          <table:table-cell office:value-type="float" office:value="53.7295" calcext:value-type="float">
            <text:p>53.7295</text:p>
          </table:table-cell>
          <table:table-cell office:value-type="float" office:value="70.8539" calcext:value-type="float">
            <text:p>70.8539</text:p>
          </table:table-cell>
          <table:table-cell office:value-type="float" office:value="36.3786" calcext:value-type="float">
            <text:p>36.3786</text:p>
          </table:table-cell>
          <table:table-cell office:value-type="float" office:value="18.003" calcext:value-type="float">
            <text:p>18.003</text:p>
          </table:table-cell>
          <table:table-cell office:value-type="float" office:value="23.5196" calcext:value-type="float">
            <text:p>23.5196</text:p>
          </table:table-cell>
          <table:table-cell office:value-type="float" office:value="12.3664" calcext:value-type="float">
            <text:p>12.3664</text:p>
          </table:table-cell>
          <table:table-cell office:value-type="float" office:value="50.6368" calcext:value-type="float">
            <text:p>50.6368</text:p>
          </table:table-cell>
          <table:table-cell office:value-type="float" office:value="67.4618" calcext:value-type="float">
            <text:p>67.4618</text:p>
          </table:table-cell>
          <table:table-cell office:value-type="float" office:value="33.6203" calcext:value-type="float">
            <text:p>33.6203</text:p>
          </table:table-cell>
          <table:table-cell office:value-type="float" office:value="39.998" calcext:value-type="float">
            <text:p>39.998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40775.2786245716" calcext:value-type="float">
            <text:p>40775.278624571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799.884" calcext:value-type="float">
            <text:p>21799.884</text:p>
          </table:table-cell>
          <table:table-cell office:value-type="float" office:value="21832.143" calcext:value-type="float">
            <text:p>21832.143</text:p>
          </table:table-cell>
          <table:table-cell office:value-type="float" office:value="10514.75" calcext:value-type="float">
            <text:p>10514.75</text:p>
          </table:table-cell>
          <table:table-cell office:value-type="float" office:value="11317.393" calcext:value-type="float">
            <text:p>11317.393</text:p>
          </table:table-cell>
          <table:table-cell office:value-type="float" office:value="348.1723" calcext:value-type="float">
            <text:p>348.1723</text:p>
          </table:table-cell>
          <table:table-cell office:value-type="float" office:value="92.9079" calcext:value-type="float">
            <text:p>92.9</text:p>
          </table:table-cell>
          <table:table-cell office:value-type="float" office:value="32.727" calcext:value-type="float">
            <text:p>32.727</text:p>
          </table:table-cell>
          <table:table-cell office:value-type="float" office:value="142.021" calcext:value-type="float">
            <text:p>142.021</text:p>
          </table:table-cell>
          <table:table-cell office:value-type="float" office:value="6.494" calcext:value-type="float">
            <text:p>6.494</text:p>
          </table:table-cell>
          <table:table-cell office:value-type="float" office:value="64.518" calcext:value-type="float">
            <text:p>64.518</text:p>
          </table:table-cell>
          <table:table-cell office:value-type="float" office:value="0.296" calcext:value-type="float">
            <text:p>0.296</text:p>
          </table:table-cell>
          <table:table-cell/>
          <table:table-cell office:value-type="float" office:value="301.383" calcext:value-type="float">
            <text:p>301</text:p>
          </table:table-cell>
          <table:table-cell office:value-type="float" office:value="13.413" calcext:value-type="float">
            <text:p>13</text:p>
          </table:table-cell>
          <table:table-cell office:value-type="float" office:value="13.781" calcext:value-type="float">
            <text:p>14</text:p>
          </table:table-cell>
          <table:table-cell office:value-type="float" office:value="1.9736" calcext:value-type="float">
            <text:p>2</text:p>
          </table:table-cell>
          <table:table-cell office:value-type="float" office:value="0.9519" calcext:value-type="float">
            <text:p>1</text:p>
          </table:table-cell>
          <table:table-cell table:style-name="ce2" office:value-type="float" office:value="29.471" calcext:value-type="float">
            <text:p>29.5</text:p>
          </table:table-cell>
          <table:table-cell office:value-type="float" office:value="104.4" calcext:value-type="float">
            <text:p>104.4</text:p>
          </table:table-cell>
          <table:table-cell office:value-type="float" office:value="159.362" calcext:value-type="float">
            <text:p>159.4</text:p>
          </table:table-cell>
          <table:table-cell office:value-type="float" office:value="89.005" calcext:value-type="float">
            <text:p>89.01</text:p>
          </table:table-cell>
          <table:table-cell office:value-type="float" office:value="70.357" calcext:value-type="float">
            <text:p>70.357</text:p>
          </table:table-cell>
          <table:table-cell office:value-type="float" office:value="7.287" calcext:value-type="float">
            <text:p>7.287</text:p>
          </table:table-cell>
          <table:table-cell office:value-type="float" office:value="76.6103" calcext:value-type="float">
            <text:p>76.6103</text:p>
          </table:table-cell>
          <table:table-cell office:value-type="float" office:value="72.8507" calcext:value-type="float">
            <text:p>72.8507</text:p>
          </table:table-cell>
          <table:table-cell office:value-type="float" office:value="80.2303" calcext:value-type="float">
            <text:p>80.2</text:p>
          </table:table-cell>
          <table:table-cell office:value-type="float" office:value="62.213" calcext:value-type="float">
            <text:p>62.2</text:p>
          </table:table-cell>
          <table:table-cell office:value-type="float" office:value="58.4657" calcext:value-type="float">
            <text:p>58.4657</text:p>
          </table:table-cell>
          <table:table-cell office:value-type="float" office:value="65.8131" calcext:value-type="float">
            <text:p>65.8131</text:p>
          </table:table-cell>
          <table:table-cell office:value-type="float" office:value="16.866" calcext:value-type="float">
            <text:p>16.866</text:p>
          </table:table-cell>
          <table:table-cell office:value-type="float" office:value="14.3877" calcext:value-type="float">
            <text:p>14.3877</text:p>
          </table:table-cell>
          <table:table-cell office:value-type="float" office:value="18.93" calcext:value-type="float">
            <text:p>18.93</text:p>
          </table:table-cell>
          <table:table-cell office:value-type="float" office:value="7.6246" calcext:value-type="float">
            <text:p>7.6246</text:p>
          </table:table-cell>
          <table:table-cell office:value-type="float" office:value="6.2491" calcext:value-type="float">
            <text:p>6.2491</text:p>
          </table:table-cell>
          <table:table-cell office:value-type="float" office:value="8.4394" calcext:value-type="float">
            <text:p>8.4394</text:p>
          </table:table-cell>
          <table:table-cell office:value-type="float" office:value="1.65" calcext:value-type="float">
            <text:p>1.65</text:p>
          </table:table-cell>
          <table:table-cell office:value-type="float" office:value="5.4672" calcext:value-type="float">
            <text:p>5.4672</text:p>
          </table:table-cell>
          <table:table-cell office:value-type="float" office:value="299.963" calcext:value-type="float">
            <text:p>299.963</text:p>
          </table:table-cell>
          <table:table-cell office:value-type="float" office:value="1.972" calcext:value-type="float">
            <text:p>1.972</text:p>
          </table:table-cell>
          <table:table-cell office:value-type="float" office:value="6.5073" calcext:value-type="float">
            <text:p>6.5073</text:p>
          </table:table-cell>
          <table:table-cell office:value-type="float" office:value="29.7061" calcext:value-type="float">
            <text:p>29.7061</text:p>
          </table:table-cell>
          <table:table-cell office:value-type="float" office:value="37.5592" calcext:value-type="float">
            <text:p>37.5592</text:p>
          </table:table-cell>
          <table:table-cell office:value-type="float" office:value="22.0881" calcext:value-type="float">
            <text:p>22.0881</text:p>
          </table:table-cell>
          <table:table-cell office:value-type="float" office:value="114.7855" calcext:value-type="float">
            <text:p>114.7855</text:p>
          </table:table-cell>
          <table:table-cell office:value-type="float" office:value="159.0378" calcext:value-type="float">
            <text:p>159.0378</text:p>
          </table:table-cell>
          <table:table-cell office:value-type="float" office:value="72.399" calcext:value-type="float">
            <text:p>72.399</text:p>
          </table:table-cell>
          <table:table-cell office:value-type="float" office:value="50.0183" calcext:value-type="float">
            <text:p>50.0183</text:p>
          </table:table-cell>
          <table:table-cell office:value-type="float" office:value="69.8947" calcext:value-type="float">
            <text:p>69.8947</text:p>
          </table:table-cell>
          <table:table-cell office:value-type="float" office:value="30.9914" calcext:value-type="float">
            <text:p>30.9914</text:p>
          </table:table-cell>
          <table:table-cell office:value-type="float" office:value="107.5948" calcext:value-type="float">
            <text:p>107.5948</text:p>
          </table:table-cell>
          <table:table-cell office:value-type="float" office:value="151.6957" calcext:value-type="float">
            <text:p>151.6957</text:p>
          </table:table-cell>
          <table:table-cell office:value-type="float" office:value="65.4501" calcext:value-type="float">
            <text:p>65.4501</text:p>
          </table:table-cell>
          <table:table-cell office:value-type="float" office:value="-77.495" calcext:value-type="float">
            <text:p>-77.495</text:p>
          </table:table-cell>
          <table:table-cell office:value-type="float" office:value="-3.543" calcext:value-type="float">
            <text:p>-3.543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Lower middle income</text:p>
          </table:table-cell>
          <table:table-cell office:value-type="float" office:value="14127.2112794587" calcext:value-type="float">
            <text:p>14127.2112794587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tate of Palestine</text:p>
          </table:table-cell>
          <table:table-cell office:value-type="float" office:value="5189.966" calcext:value-type="float">
            <text:p>5189.966</text:p>
          </table:table-cell>
          <table:table-cell office:value-type="float" office:value="5250.072" calcext:value-type="float">
            <text:p>5250.072</text:p>
          </table:table-cell>
          <table:table-cell office:value-type="float" office:value="2619.454" calcext:value-type="float">
            <text:p>2619.454</text:p>
          </table:table-cell>
          <table:table-cell office:value-type="float" office:value="2630.618" calcext:value-type="float">
            <text:p>2630.618</text:p>
          </table:table-cell>
          <table:table-cell office:value-type="float" office:value="872.105" calcext:value-type="float">
            <text:p>872.105</text:p>
          </table:table-cell>
          <table:table-cell office:value-type="float" office:value="99.5756" calcext:value-type="float">
            <text:p>99.6</text:p>
          </table:table-cell>
          <table:table-cell office:value-type="float" office:value="19.4001" calcext:value-type="float">
            <text:p>19.4001</text:p>
          </table:table-cell>
          <table:table-cell office:value-type="float" office:value="125.205" calcext:value-type="float">
            <text:p>125.205</text:p>
          </table:table-cell>
          <table:table-cell office:value-type="float" office:value="23.836" calcext:value-type="float">
            <text:p>23.836</text:p>
          </table:table-cell>
          <table:table-cell office:value-type="float" office:value="120.212" calcext:value-type="float">
            <text:p>120.212</text:p>
          </table:table-cell>
          <table:table-cell office:value-type="float" office:value="2.29" calcext:value-type="float">
            <text:p>2.29</text:p>
          </table:table-cell>
          <table:table-cell office:value-type="float" office:value="30.2684" calcext:value-type="float">
            <text:p>30.2684</text:p>
          </table:table-cell>
          <table:table-cell office:value-type="float" office:value="145.449" calcext:value-type="float">
            <text:p>145</text:p>
          </table:table-cell>
          <table:table-cell office:value-type="float" office:value="11.728" calcext:value-type="float">
            <text:p>12</text:p>
          </table:table-cell>
          <table:table-cell office:value-type="float" office:value="27.69" calcext:value-type="float">
            <text:p>28</text:p>
          </table:table-cell>
          <table:table-cell office:value-type="float" office:value="3.4357" calcext:value-type="float">
            <text:p>3</text:p>
          </table:table-cell>
          <table:table-cell office:value-type="float" office:value="1.6348" calcext:value-type="float">
            <text:p>2</text:p>
          </table:table-cell>
          <table:table-cell table:style-name="ce2" office:value-type="float" office:value="28.702" calcext:value-type="float">
            <text:p>28.7</text:p>
          </table:table-cell>
          <table:table-cell office:value-type="float" office:value="105.1" calcext:value-type="float">
            <text:p>105.1</text:p>
          </table:table-cell>
          <table:table-cell office:value-type="float" office:value="20.244" calcext:value-type="float">
            <text:p>20.2</text:p>
          </table:table-cell>
          <table:table-cell office:value-type="float" office:value="11.264" calcext:value-type="float">
            <text:p>11.26</text:p>
          </table:table-cell>
          <table:table-cell office:value-type="float" office:value="8.98" calcext:value-type="float">
            <text:p>8.98</text:p>
          </table:table-cell>
          <table:table-cell office:value-type="float" office:value="3.854" calcext:value-type="float">
            <text:p>3.854</text:p>
          </table:table-cell>
          <table:table-cell office:value-type="float" office:value="73.4444" calcext:value-type="float">
            <text:p>73.4444</text:p>
          </table:table-cell>
          <table:table-cell office:value-type="float" office:value="71.0237" calcext:value-type="float">
            <text:p>71.0237</text:p>
          </table:table-cell>
          <table:table-cell office:value-type="float" office:value="75.948" calcext:value-type="float">
            <text:p>75.9</text:p>
          </table:table-cell>
          <table:table-cell office:value-type="float" office:value="59.841" calcext:value-type="float">
            <text:p>59.8</text:p>
          </table:table-cell>
          <table:table-cell office:value-type="float" office:value="57.4971" calcext:value-type="float">
            <text:p>57.4971</text:p>
          </table:table-cell>
          <table:table-cell office:value-type="float" office:value="62.2545" calcext:value-type="float">
            <text:p>62.2545</text:p>
          </table:table-cell>
          <table:table-cell office:value-type="float" office:value="14.4969" calcext:value-type="float">
            <text:p>14.4969</text:p>
          </table:table-cell>
          <table:table-cell office:value-type="float" office:value="12.9049" calcext:value-type="float">
            <text:p>12.9049</text:p>
          </table:table-cell>
          <table:table-cell office:value-type="float" office:value="16.0223" calcext:value-type="float">
            <text:p>16.0223</text:p>
          </table:table-cell>
          <table:table-cell office:value-type="float" office:value="6.0953" calcext:value-type="float">
            <text:p>6.0953</text:p>
          </table:table-cell>
          <table:table-cell office:value-type="float" office:value="5.247" calcext:value-type="float">
            <text:p>5.247</text:p>
          </table:table-cell>
          <table:table-cell office:value-type="float" office:value="6.719" calcext:value-type="float">
            <text:p>6.719</text:p>
          </table:table-cell>
          <table:table-cell office:value-type="float" office:value="2.019" calcext:value-type="float">
            <text:p>2.019</text:p>
          </table:table-cell>
          <table:table-cell office:value-type="float" office:value="13.882" calcext:value-type="float">
            <text:p>13.882</text:p>
          </table:table-cell>
          <table:table-cell office:value-type="float" office:value="143.596" calcext:value-type="float">
            <text:p>143.596</text:p>
          </table:table-cell>
          <table:table-cell office:value-type="float" office:value="2.385" calcext:value-type="float">
            <text:p>2.385</text:p>
          </table:table-cell>
          <table:table-cell office:value-type="float" office:value="16.4231" calcext:value-type="float">
            <text:p>16.4231</text:p>
          </table:table-cell>
          <table:table-cell office:value-type="float" office:value="38.3549" calcext:value-type="float">
            <text:p>38.3549</text:p>
          </table:table-cell>
          <table:table-cell office:value-type="float" office:value="43.7996" calcext:value-type="float">
            <text:p>43.7996</text:p>
          </table:table-cell>
          <table:table-cell office:value-type="float" office:value="32.8027" calcext:value-type="float">
            <text:p>32.8027</text:p>
          </table:table-cell>
          <table:table-cell office:value-type="float" office:value="131.968" calcext:value-type="float">
            <text:p>131.968</text:p>
          </table:table-cell>
          <table:table-cell office:value-type="float" office:value="160.766" calcext:value-type="float">
            <text:p>160.766</text:p>
          </table:table-cell>
          <table:table-cell office:value-type="float" office:value="103.7901" calcext:value-type="float">
            <text:p>103.7901</text:p>
          </table:table-cell>
          <table:table-cell office:value-type="float" office:value="44.5234" calcext:value-type="float">
            <text:p>44.5234</text:p>
          </table:table-cell>
          <table:table-cell office:value-type="float" office:value="53.2192" calcext:value-type="float">
            <text:p>53.2192</text:p>
          </table:table-cell>
          <table:table-cell office:value-type="float" office:value="36.1272" calcext:value-type="float">
            <text:p>36.1272</text:p>
          </table:table-cell>
          <table:table-cell office:value-type="float" office:value="115.0511" calcext:value-type="float">
            <text:p>115.0511</text:p>
          </table:table-cell>
          <table:table-cell office:value-type="float" office:value="142.8984" calcext:value-type="float">
            <text:p>142.8984</text:p>
          </table:table-cell>
          <table:table-cell office:value-type="float" office:value="88.0078" calcext:value-type="float">
            <text:p>88.0078</text:p>
          </table:table-cell>
          <table:table-cell office:value-type="float" office:value="-5" calcext:value-type="float">
            <text:p>-5</text:p>
          </table:table-cell>
          <table:table-cell office:value-type="float" office:value="-0.952" calcext:value-type="float">
            <text:p>-0.952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Middle East and Northern Africa</text:p>
          </table:table-cell>
          <table:table-cell table:number-columns-repeated="2"/>
          <table:table-cell office:value-type="string" calcext:value-type="string">
            <text:p>State of Palestine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46261.499" calcext:value-type="float">
            <text:p>46261.499</text:p>
          </table:table-cell>
          <table:table-cell office:value-type="float" office:value="46874.204" calcext:value-type="float">
            <text:p>46874.204</text:p>
          </table:table-cell>
          <table:table-cell office:value-type="float" office:value="23420.005" calcext:value-type="float">
            <text:p>23420.005</text:p>
          </table:table-cell>
          <table:table-cell office:value-type="float" office:value="23454.198" calcext:value-type="float">
            <text:p>23454.198</text:p>
          </table:table-cell>
          <table:table-cell office:value-type="float" office:value="26.5569" calcext:value-type="float">
            <text:p>26.5569</text:p>
          </table:table-cell>
          <table:table-cell office:value-type="float" office:value="99.8542" calcext:value-type="float">
            <text:p>99.9</text:p>
          </table:table-cell>
          <table:table-cell office:value-type="float" office:value="18.48" calcext:value-type="float">
            <text:p>18.48</text:p>
          </table:table-cell>
          <table:table-cell office:value-type="float" office:value="1235.414" calcext:value-type="float">
            <text:p>1235.414</text:p>
          </table:table-cell>
          <table:table-cell office:value-type="float" office:value="26.35" calcext:value-type="float">
            <text:p>26.35</text:p>
          </table:table-cell>
          <table:table-cell office:value-type="float" office:value="1225.41" calcext:value-type="float">
            <text:p>1225.41</text:p>
          </table:table-cell>
          <table:table-cell office:value-type="float" office:value="2.614" calcext:value-type="float">
            <text:p>2.614</text:p>
          </table:table-cell>
          <table:table-cell office:value-type="float" office:value="26.5167" calcext:value-type="float">
            <text:p>26.5167</text:p>
          </table:table-cell>
          <table:table-cell office:value-type="float" office:value="1548.473" calcext:value-type="float">
            <text:p>1,548</text:p>
          </table:table-cell>
          <table:table-cell office:value-type="float" office:value="181.371" calcext:value-type="float">
            <text:p>181</text:p>
          </table:table-cell>
          <table:table-cell office:value-type="float" office:value="33.027" calcext:value-type="float">
            <text:p>33</text:p>
          </table:table-cell>
          <table:table-cell office:value-type="float" office:value="4.384" calcext:value-type="float">
            <text:p>4</text:p>
          </table:table-cell>
          <table:table-cell office:value-type="float" office:value="1.9657" calcext:value-type="float">
            <text:p>2</text:p>
          </table:table-cell>
          <table:table-cell table:style-name="ce2" office:value-type="float" office:value="29.597" calcext:value-type="float">
            <text:p>29.6</text:p>
          </table:table-cell>
          <table:table-cell office:value-type="float" office:value="104.1" calcext:value-type="float">
            <text:p>104.1</text:p>
          </table:table-cell>
          <table:table-cell office:value-type="float" office:value="313.059" calcext:value-type="float">
            <text:p>313.1</text:p>
          </table:table-cell>
          <table:table-cell office:value-type="float" office:value="175.197" calcext:value-type="float">
            <text:p>175.20</text:p>
          </table:table-cell>
          <table:table-cell office:value-type="float" office:value="137.862" calcext:value-type="float">
            <text:p>137.862</text:p>
          </table:table-cell>
          <table:table-cell office:value-type="float" office:value="6.677" calcext:value-type="float">
            <text:p>6.677</text:p>
          </table:table-cell>
          <table:table-cell office:value-type="float" office:value="65.5779" calcext:value-type="float">
            <text:p>65.5779</text:p>
          </table:table-cell>
          <table:table-cell office:value-type="float" office:value="63.0478" calcext:value-type="float">
            <text:p>63.0478</text:p>
          </table:table-cell>
          <table:table-cell office:value-type="float" office:value="68.1838" calcext:value-type="float">
            <text:p>68.2</text:p>
          </table:table-cell>
          <table:table-cell office:value-type="float" office:value="55.1266" calcext:value-type="float">
            <text:p>55.1</text:p>
          </table:table-cell>
          <table:table-cell office:value-type="float" office:value="52.9456" calcext:value-type="float">
            <text:p>52.9456</text:p>
          </table:table-cell>
          <table:table-cell office:value-type="float" office:value="57.3303" calcext:value-type="float">
            <text:p>57.3303</text:p>
          </table:table-cell>
          <table:table-cell office:value-type="float" office:value="13.4798" calcext:value-type="float">
            <text:p>13.4798</text:p>
          </table:table-cell>
          <table:table-cell office:value-type="float" office:value="12.6004" calcext:value-type="float">
            <text:p>12.6004</text:p>
          </table:table-cell>
          <table:table-cell office:value-type="float" office:value="14.3393" calcext:value-type="float">
            <text:p>14.3393</text:p>
          </table:table-cell>
          <table:table-cell office:value-type="float" office:value="5.7122" calcext:value-type="float">
            <text:p>5.7122</text:p>
          </table:table-cell>
          <table:table-cell office:value-type="float" office:value="5.2611" calcext:value-type="float">
            <text:p>5.2611</text:p>
          </table:table-cell>
          <table:table-cell office:value-type="float" office:value="6.1185" calcext:value-type="float">
            <text:p>6.1185</text:p>
          </table:table-cell>
          <table:table-cell office:value-type="float" office:value="57.982" calcext:value-type="float">
            <text:p>57.982</text:p>
          </table:table-cell>
          <table:table-cell office:value-type="float" office:value="37.4961" calcext:value-type="float">
            <text:p>37.4961</text:p>
          </table:table-cell>
          <table:table-cell office:value-type="float" office:value="1499.138" calcext:value-type="float">
            <text:p>1499.138</text:p>
          </table:table-cell>
          <table:table-cell office:value-type="float" office:value="81.055" calcext:value-type="float">
            <text:p>81.055</text:p>
          </table:table-cell>
          <table:table-cell office:value-type="float" office:value="52.8866" calcext:value-type="float">
            <text:p>52.8866</text:p>
          </table:table-cell>
          <table:table-cell office:value-type="float" office:value="131.033" calcext:value-type="float">
            <text:p>131.033</text:p>
          </table:table-cell>
          <table:table-cell office:value-type="float" office:value="153.2417" calcext:value-type="float">
            <text:p>153.2417</text:p>
          </table:table-cell>
          <table:table-cell office:value-type="float" office:value="107.709" calcext:value-type="float">
            <text:p>107.709</text:p>
          </table:table-cell>
          <table:table-cell office:value-type="float" office:value="262.8267" calcext:value-type="float">
            <text:p>262.8267</text:p>
          </table:table-cell>
          <table:table-cell office:value-type="float" office:value="305.7261" calcext:value-type="float">
            <text:p>305.7261</text:p>
          </table:table-cell>
          <table:table-cell office:value-type="float" office:value="220.5372" calcext:value-type="float">
            <text:p>220.5372</text:p>
          </table:table-cell>
          <table:table-cell office:value-type="float" office:value="118.0988" calcext:value-type="float">
            <text:p>118.0988</text:p>
          </table:table-cell>
          <table:table-cell office:value-type="float" office:value="142.2692" calcext:value-type="float">
            <text:p>142.2692</text:p>
          </table:table-cell>
          <table:table-cell office:value-type="float" office:value="92.8597" calcext:value-type="float">
            <text:p>92.8597</text:p>
          </table:table-cell>
          <table:table-cell office:value-type="float" office:value="209.4808" calcext:value-type="float">
            <text:p>209.4808</text:p>
          </table:table-cell>
          <table:table-cell office:value-type="float" office:value="249.2146" calcext:value-type="float">
            <text:p>249.2146</text:p>
          </table:table-cell>
          <table:table-cell office:value-type="float" office:value="171.315" calcext:value-type="float">
            <text:p>171.315</text:p>
          </table:table-cell>
          <table:table-cell office:value-type="float" office:value="-9.999" calcext:value-type="float">
            <text:p>-9.999</text:p>
          </table:table-cell>
          <table:table-cell office:value-type="float" office:value="-0.213" calcext:value-type="float">
            <text:p>-0.213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4217.220703125" calcext:value-type="float">
            <text:p>4217.220703125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615.644" calcext:value-type="float">
            <text:p>615.644</text:p>
          </table:table-cell>
          <table:table-cell office:value-type="float" office:value="618.04" calcext:value-type="float">
            <text:p>618.04</text:p>
          </table:table-cell>
          <table:table-cell office:value-type="float" office:value="307.625" calcext:value-type="float">
            <text:p>307.625</text:p>
          </table:table-cell>
          <table:table-cell office:value-type="float" office:value="310.416" calcext:value-type="float">
            <text:p>310.416</text:p>
          </table:table-cell>
          <table:table-cell office:value-type="float" office:value="3.9618" calcext:value-type="float">
            <text:p>3.9618</text:p>
          </table:table-cell>
          <table:table-cell office:value-type="float" office:value="99.101" calcext:value-type="float">
            <text:p>99.1</text:p>
          </table:table-cell>
          <table:table-cell office:value-type="float" office:value="28.0497" calcext:value-type="float">
            <text:p>28.0497</text:p>
          </table:table-cell>
          <table:table-cell office:value-type="float" office:value="5.781" calcext:value-type="float">
            <text:p>5.781</text:p>
          </table:table-cell>
          <table:table-cell office:value-type="float" office:value="9.346" calcext:value-type="float">
            <text:p>9.346</text:p>
          </table:table-cell>
          <table:table-cell office:value-type="float" office:value="4.793" calcext:value-type="float">
            <text:p>4.793</text:p>
          </table:table-cell>
          <table:table-cell office:value-type="float" office:value="0.776" calcext:value-type="float">
            <text:p>0.776</text:p>
          </table:table-cell>
          <table:table-cell office:value-type="float" office:value="89.3231" calcext:value-type="float">
            <text:p>89.3231</text:p>
          </table:table-cell>
          <table:table-cell office:value-type="float" office:value="11.123" calcext:value-type="float">
            <text:p>11</text:p>
          </table:table-cell>
          <table:table-cell office:value-type="float" office:value="1.499" calcext:value-type="float">
            <text:p>1</text:p>
          </table:table-cell>
          <table:table-cell office:value-type="float" office:value="17.983" calcext:value-type="float">
            <text:p>18</text:p>
          </table:table-cell>
          <table:table-cell office:value-type="float" office:value="2.3217" calcext:value-type="float">
            <text:p>2</text:p>
          </table:table-cell>
          <table:table-cell office:value-type="float" office:value="1.1048" calcext:value-type="float">
            <text:p>1</text:p>
          </table:table-cell>
          <table:table-cell table:style-name="ce2" office:value-type="float" office:value="27.872" calcext:value-type="float">
            <text:p>27.9</text:p>
          </table:table-cell>
          <table:table-cell office:value-type="float" office:value="104" calcext:value-type="float">
            <text:p>104.0</text:p>
          </table:table-cell>
          <table:table-cell office:value-type="float" office:value="5.342" calcext:value-type="float">
            <text:p>5.3</text:p>
          </table:table-cell>
          <table:table-cell office:value-type="float" office:value="2.952" calcext:value-type="float">
            <text:p>2.95</text:p>
          </table:table-cell>
          <table:table-cell office:value-type="float" office:value="2.391" calcext:value-type="float">
            <text:p>2.391</text:p>
          </table:table-cell>
          <table:table-cell office:value-type="float" office:value="8.637" calcext:value-type="float">
            <text:p>8.637</text:p>
          </table:table-cell>
          <table:table-cell office:value-type="float" office:value="70.2891" calcext:value-type="float">
            <text:p>70.2891</text:p>
          </table:table-cell>
          <table:table-cell office:value-type="float" office:value="67.189" calcext:value-type="float">
            <text:p>67.189</text:p>
          </table:table-cell>
          <table:table-cell office:value-type="float" office:value="73.5769" calcext:value-type="float">
            <text:p>73.6</text:p>
          </table:table-cell>
          <table:table-cell office:value-type="float" office:value="56.7194" calcext:value-type="float">
            <text:p>56.7</text:p>
          </table:table-cell>
          <table:table-cell office:value-type="float" office:value="53.7155" calcext:value-type="float">
            <text:p>53.7155</text:p>
          </table:table-cell>
          <table:table-cell office:value-type="float" office:value="59.8931" calcext:value-type="float">
            <text:p>59.8931</text:p>
          </table:table-cell>
          <table:table-cell office:value-type="float" office:value="14.5219" calcext:value-type="float">
            <text:p>14.5219</text:p>
          </table:table-cell>
          <table:table-cell office:value-type="float" office:value="12.5433" calcext:value-type="float">
            <text:p>12.5433</text:p>
          </table:table-cell>
          <table:table-cell office:value-type="float" office:value="16.2509" calcext:value-type="float">
            <text:p>16.2509</text:p>
          </table:table-cell>
          <table:table-cell office:value-type="float" office:value="6.9588" calcext:value-type="float">
            <text:p>6.9588</text:p>
          </table:table-cell>
          <table:table-cell office:value-type="float" office:value="5.8106" calcext:value-type="float">
            <text:p>5.8106</text:p>
          </table:table-cell>
          <table:table-cell office:value-type="float" office:value="7.7599" calcext:value-type="float">
            <text:p>7.7599</text:p>
          </table:table-cell>
          <table:table-cell office:value-type="float" office:value="0.179" calcext:value-type="float">
            <text:p>0.179</text:p>
          </table:table-cell>
          <table:table-cell office:value-type="float" office:value="16.1175" calcext:value-type="float">
            <text:p>16.1175</text:p>
          </table:table-cell>
          <table:table-cell office:value-type="float" office:value="10.965" calcext:value-type="float">
            <text:p>10.965</text:p>
          </table:table-cell>
          <table:table-cell office:value-type="float" office:value="0.201" calcext:value-type="float">
            <text:p>0.201</text:p>
          </table:table-cell>
          <table:table-cell office:value-type="float" office:value="18.0443" calcext:value-type="float">
            <text:p>18.0443</text:p>
          </table:table-cell>
          <table:table-cell office:value-type="float" office:value="59.4147" calcext:value-type="float">
            <text:p>59.4147</text:p>
          </table:table-cell>
          <table:table-cell office:value-type="float" office:value="70.2716" calcext:value-type="float">
            <text:p>70.2716</text:p>
          </table:table-cell>
          <table:table-cell office:value-type="float" office:value="48.05" calcext:value-type="float">
            <text:p>48.05</text:p>
          </table:table-cell>
          <table:table-cell office:value-type="float" office:value="218.103" calcext:value-type="float">
            <text:p>218.103</text:p>
          </table:table-cell>
          <table:table-cell office:value-type="float" office:value="264.6324" calcext:value-type="float">
            <text:p>264.6324</text:p>
          </table:table-cell>
          <table:table-cell office:value-type="float" office:value="168.1987" calcext:value-type="float">
            <text:p>168.1987</text:p>
          </table:table-cell>
          <table:table-cell office:value-type="float" office:value="90.0551" calcext:value-type="float">
            <text:p>90.0551</text:p>
          </table:table-cell>
          <table:table-cell office:value-type="float" office:value="110.3424" calcext:value-type="float">
            <text:p>110.3424</text:p>
          </table:table-cell>
          <table:table-cell office:value-type="float" office:value="68.6506" calcext:value-type="float">
            <text:p>68.6506</text:p>
          </table:table-cell>
          <table:table-cell office:value-type="float" office:value="201.8363" calcext:value-type="float">
            <text:p>201.8363</text:p>
          </table:table-cell>
          <table:table-cell office:value-type="float" office:value="247.5468" calcext:value-type="float">
            <text:p>247.5468</text:p>
          </table:table-cell>
          <table:table-cell office:value-type="float" office:value="152.987" calcext:value-type="float">
            <text:p>152.987</text:p>
          </table:table-cell>
          <table:table-cell office:value-type="float" office:value="-1" calcext:value-type="float">
            <text:p>-1</text:p>
          </table:table-cell>
          <table:table-cell office:value-type="float" office:value="-1.617" calcext:value-type="float">
            <text:p>-1.61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16675.6383834045" calcext:value-type="float">
            <text:p>16675.6383834045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0517.669" calcext:value-type="float">
            <text:p>10517.669</text:p>
          </table:table-cell>
          <table:table-cell office:value-type="float" office:value="10549.347" calcext:value-type="float">
            <text:p>10549.347</text:p>
          </table:table-cell>
          <table:table-cell office:value-type="float" office:value="5316.615" calcext:value-type="float">
            <text:p>5316.615</text:p>
          </table:table-cell>
          <table:table-cell office:value-type="float" office:value="5232.732" calcext:value-type="float">
            <text:p>5232.732</text:p>
          </table:table-cell>
          <table:table-cell office:value-type="float" office:value="25.8981" calcext:value-type="float">
            <text:p>25.8981</text:p>
          </table:table-cell>
          <table:table-cell office:value-type="float" office:value="101.603" calcext:value-type="float">
            <text:p>101.6</text:p>
          </table:table-cell>
          <table:table-cell office:value-type="float" office:value="39.5572" calcext:value-type="float">
            <text:p>39.5572</text:p>
          </table:table-cell>
          <table:table-cell office:value-type="float" office:value="23.352" calcext:value-type="float">
            <text:p>23.352</text:p>
          </table:table-cell>
          <table:table-cell office:value-type="float" office:value="2.218" calcext:value-type="float">
            <text:p>2.218</text:p>
          </table:table-cell>
          <table:table-cell office:value-type="float" office:value="63.356" calcext:value-type="float">
            <text:p>63.356</text:p>
          </table:table-cell>
          <table:table-cell office:value-type="float" office:value="0.601" calcext:value-type="float">
            <text:p>0.601</text:p>
          </table:table-cell>
          <table:table-cell office:value-type="float" office:value="115.3323" calcext:value-type="float">
            <text:p>115.3323</text:p>
          </table:table-cell>
          <table:table-cell office:value-type="float" office:value="114.08" calcext:value-type="float">
            <text:p>114</text:p>
          </table:table-cell>
          <table:table-cell office:value-type="float" office:value="0.969" calcext:value-type="float">
            <text:p>1</text:p>
          </table:table-cell>
          <table:table-cell office:value-type="float" office:value="10.835" calcext:value-type="float">
            <text:p>11</text:p>
          </table:table-cell>
          <table:table-cell office:value-type="float" office:value="1.6717" calcext:value-type="float">
            <text:p>2</text:p>
          </table:table-cell>
          <table:table-cell office:value-type="float" office:value="0.8078" calcext:value-type="float">
            <text:p>1</text:p>
          </table:table-cell>
          <table:table-cell table:style-name="ce2" office:value-type="float" office:value="31.213" calcext:value-type="float">
            <text:p>31.2</text:p>
          </table:table-cell>
          <table:table-cell office:value-type="float" office:value="105.7" calcext:value-type="float">
            <text:p>105.7</text:p>
          </table:table-cell>
          <table:table-cell office:value-type="float" office:value="90.728" calcext:value-type="float">
            <text:p>90.7</text:p>
          </table:table-cell>
          <table:table-cell office:value-type="float" office:value="44.958" calcext:value-type="float">
            <text:p>44.96</text:p>
          </table:table-cell>
          <table:table-cell office:value-type="float" office:value="45.771" calcext:value-type="float">
            <text:p>45.771</text:p>
          </table:table-cell>
          <table:table-cell office:value-type="float" office:value="8.617" calcext:value-type="float">
            <text:p>8.617</text:p>
          </table:table-cell>
          <table:table-cell office:value-type="float" office:value="83.505" calcext:value-type="float">
            <text:p>83.505</text:p>
          </table:table-cell>
          <table:table-cell office:value-type="float" office:value="81.9017" calcext:value-type="float">
            <text:p>81.9017</text:p>
          </table:table-cell>
          <table:table-cell office:value-type="float" office:value="85.092" calcext:value-type="float">
            <text:p>85.1</text:p>
          </table:table-cell>
          <table:table-cell office:value-type="float" office:value="68.7313" calcext:value-type="float">
            <text:p>68.7</text:p>
          </table:table-cell>
          <table:table-cell office:value-type="float" office:value="67.131" calcext:value-type="float">
            <text:p>67.131</text:p>
          </table:table-cell>
          <table:table-cell office:value-type="float" office:value="70.3143" calcext:value-type="float">
            <text:p>70.3143</text:p>
          </table:table-cell>
          <table:table-cell office:value-type="float" office:value="21.0947" calcext:value-type="float">
            <text:p>21.0947</text:p>
          </table:table-cell>
          <table:table-cell office:value-type="float" office:value="19.9161" calcext:value-type="float">
            <text:p>19.9161</text:p>
          </table:table-cell>
          <table:table-cell office:value-type="float" office:value="22.1855" calcext:value-type="float">
            <text:p>22.1855</text:p>
          </table:table-cell>
          <table:table-cell office:value-type="float" office:value="9.6081" calcext:value-type="float">
            <text:p>9.6081</text:p>
          </table:table-cell>
          <table:table-cell office:value-type="float" office:value="8.8029" calcext:value-type="float">
            <text:p>8.8029</text:p>
          </table:table-cell>
          <table:table-cell office:value-type="float" office:value="10.2437" calcext:value-type="float">
            <text:p>10.2437</text:p>
          </table:table-cell>
          <table:table-cell office:value-type="float" office:value="0.209" calcext:value-type="float">
            <text:p>0.209</text:p>
          </table:table-cell>
          <table:table-cell office:value-type="float" office:value="1.8274" calcext:value-type="float">
            <text:p>1.8274</text:p>
          </table:table-cell>
          <table:table-cell office:value-type="float" office:value="113.902" calcext:value-type="float">
            <text:p>113.902</text:p>
          </table:table-cell>
          <table:table-cell office:value-type="float" office:value="0.257" calcext:value-type="float">
            <text:p>0.257</text:p>
          </table:table-cell>
          <table:table-cell office:value-type="float" office:value="2.2342" calcext:value-type="float">
            <text:p>2.2342</text:p>
          </table:table-cell>
          <table:table-cell office:value-type="float" office:value="13.1092" calcext:value-type="float">
            <text:p>13.1092</text:p>
          </table:table-cell>
          <table:table-cell office:value-type="float" office:value="16.7835" calcext:value-type="float">
            <text:p>16.7835</text:p>
          </table:table-cell>
          <table:table-cell office:value-type="float" office:value="9.1277" calcext:value-type="float">
            <text:p>9.1277</text:p>
          </table:table-cell>
          <table:table-cell office:value-type="float" office:value="47.7652" calcext:value-type="float">
            <text:p>47.7652</text:p>
          </table:table-cell>
          <table:table-cell office:value-type="float" office:value="57.7321" calcext:value-type="float">
            <text:p>57.7321</text:p>
          </table:table-cell>
          <table:table-cell office:value-type="float" office:value="37.2139" calcext:value-type="float">
            <text:p>37.2139</text:p>
          </table:table-cell>
          <table:table-cell office:value-type="float" office:value="19.7054" calcext:value-type="float">
            <text:p>19.7054</text:p>
          </table:table-cell>
          <table:table-cell office:value-type="float" office:value="25.0877" calcext:value-type="float">
            <text:p>25.0877</text:p>
          </table:table-cell>
          <table:table-cell office:value-type="float" office:value="13.9336" calcext:value-type="float">
            <text:p>13.9336</text:p>
          </table:table-cell>
          <table:table-cell office:value-type="float" office:value="45.1042" calcext:value-type="float">
            <text:p>45.1042</text:p>
          </table:table-cell>
          <table:table-cell office:value-type="float" office:value="55.0119" calcext:value-type="float">
            <text:p>55.0119</text:p>
          </table:table-cell>
          <table:table-cell office:value-type="float" office:value="34.6174" calcext:value-type="float">
            <text:p>34.6174</text:p>
          </table:table-cell>
          <table:table-cell office:value-type="float" office:value="39.998" calcext:value-type="float">
            <text:p>39.998</text:p>
          </table:table-cell>
          <table:table-cell office:value-type="float" office:value="3.799" calcext:value-type="float">
            <text:p>3.799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59323.9646115324" calcext:value-type="float">
            <text:p>59323.964611532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712.018" calcext:value-type="float">
            <text:p>8712.018</text:p>
          </table:table-cell>
          <table:table-cell office:value-type="float" office:value="8740.472" calcext:value-type="float">
            <text:p>8740.472</text:p>
          </table:table-cell>
          <table:table-cell office:value-type="float" office:value="4340.435" calcext:value-type="float">
            <text:p>4340.435</text:p>
          </table:table-cell>
          <table:table-cell office:value-type="float" office:value="4400.037" calcext:value-type="float">
            <text:p>4400.037</text:p>
          </table:table-cell>
          <table:table-cell office:value-type="float" office:value="218.5555" calcext:value-type="float">
            <text:p>218.5555</text:p>
          </table:table-cell>
          <table:table-cell office:value-type="float" office:value="98.6454" calcext:value-type="float">
            <text:p>98.6</text:p>
          </table:table-cell>
          <table:table-cell office:value-type="float" office:value="42.0936" calcext:value-type="float">
            <text:p>42.0936</text:p>
          </table:table-cell>
          <table:table-cell office:value-type="float" office:value="16.914" calcext:value-type="float">
            <text:p>16.914</text:p>
          </table:table-cell>
          <table:table-cell office:value-type="float" office:value="1.94" calcext:value-type="float">
            <text:p>1.94</text:p>
          </table:table-cell>
          <table:table-cell office:value-type="float" office:value="56.908" calcext:value-type="float">
            <text:p>56.908</text:p>
          </table:table-cell>
          <table:table-cell office:value-type="float" office:value="0.651" calcext:value-type="float">
            <text:p>0.651</text:p>
          </table:table-cell>
          <table:table-cell office:value-type="float" office:value="106.4742" calcext:value-type="float">
            <text:p>106.4742</text:p>
          </table:table-cell>
          <table:table-cell office:value-type="float" office:value="86.479" calcext:value-type="float">
            <text:p>86</text:p>
          </table:table-cell>
          <table:table-cell office:value-type="float" office:value="0.449" calcext:value-type="float">
            <text:p>0</text:p>
          </table:table-cell>
          <table:table-cell office:value-type="float" office:value="9.917" calcext:value-type="float">
            <text:p>10</text:p>
          </table:table-cell>
          <table:table-cell office:value-type="float" office:value="1.4979" calcext:value-type="float">
            <text:p>1</text:p>
          </table:table-cell>
          <table:table-cell office:value-type="float" office:value="0.7254" calcext:value-type="float">
            <text:p>1</text:p>
          </table:table-cell>
          <table:table-cell table:style-name="ce2" office:value-type="float" office:value="32.032" calcext:value-type="float">
            <text:p>32.0</text:p>
          </table:table-cell>
          <table:table-cell office:value-type="float" office:value="105.1" calcext:value-type="float">
            <text:p>105.1</text:p>
          </table:table-cell>
          <table:table-cell office:value-type="float" office:value="69.565" calcext:value-type="float">
            <text:p>69.6</text:p>
          </table:table-cell>
          <table:table-cell office:value-type="float" office:value="33.639" calcext:value-type="float">
            <text:p>33.64</text:p>
          </table:table-cell>
          <table:table-cell office:value-type="float" office:value="35.926" calcext:value-type="float">
            <text:p>35.926</text:p>
          </table:table-cell>
          <table:table-cell office:value-type="float" office:value="7.977" calcext:value-type="float">
            <text:p>7.977</text:p>
          </table:table-cell>
          <table:table-cell office:value-type="float" office:value="84.2549" calcext:value-type="float">
            <text:p>84.2549</text:p>
          </table:table-cell>
          <table:table-cell office:value-type="float" office:value="82.4837" calcext:value-type="float">
            <text:p>82.4837</text:p>
          </table:table-cell>
          <table:table-cell office:value-type="float" office:value="85.9322" calcext:value-type="float">
            <text:p>85.9</text:p>
          </table:table-cell>
          <table:table-cell office:value-type="float" office:value="69.5947" calcext:value-type="float">
            <text:p>69.6</text:p>
          </table:table-cell>
          <table:table-cell office:value-type="float" office:value="67.8283" calcext:value-type="float">
            <text:p>67.8283</text:p>
          </table:table-cell>
          <table:table-cell office:value-type="float" office:value="71.2658" calcext:value-type="float">
            <text:p>71.2658</text:p>
          </table:table-cell>
          <table:table-cell office:value-type="float" office:value="21.7769" calcext:value-type="float">
            <text:p>21.7769</text:p>
          </table:table-cell>
          <table:table-cell office:value-type="float" office:value="20.4422" calcext:value-type="float">
            <text:p>20.4422</text:p>
          </table:table-cell>
          <table:table-cell office:value-type="float" office:value="22.9473" calcext:value-type="float">
            <text:p>22.9473</text:p>
          </table:table-cell>
          <table:table-cell office:value-type="float" office:value="10.0179" calcext:value-type="float">
            <text:p>10.0179</text:p>
          </table:table-cell>
          <table:table-cell office:value-type="float" office:value="9.2035" calcext:value-type="float">
            <text:p>9.2035</text:p>
          </table:table-cell>
          <table:table-cell office:value-type="float" office:value="10.6079" calcext:value-type="float">
            <text:p>10.6079</text:p>
          </table:table-cell>
          <table:table-cell office:value-type="float" office:value="0.268" calcext:value-type="float">
            <text:p>0.268</text:p>
          </table:table-cell>
          <table:table-cell office:value-type="float" office:value="3.0974" calcext:value-type="float">
            <text:p>3.0974</text:p>
          </table:table-cell>
          <table:table-cell office:value-type="float" office:value="86.249" calcext:value-type="float">
            <text:p>86.249</text:p>
          </table:table-cell>
          <table:table-cell office:value-type="float" office:value="0.306" calcext:value-type="float">
            <text:p>0.306</text:p>
          </table:table-cell>
          <table:table-cell office:value-type="float" office:value="3.535" calcext:value-type="float">
            <text:p>3.535</text:p>
          </table:table-cell>
          <table:table-cell office:value-type="float" office:value="11.4007" calcext:value-type="float">
            <text:p>11.4007</text:p>
          </table:table-cell>
          <table:table-cell office:value-type="float" office:value="13.9741" calcext:value-type="float">
            <text:p>13.9741</text:p>
          </table:table-cell>
          <table:table-cell office:value-type="float" office:value="8.7066" calcext:value-type="float">
            <text:p>8.7066</text:p>
          </table:table-cell>
          <table:table-cell office:value-type="float" office:value="45.6116" calcext:value-type="float">
            <text:p>45.6116</text:p>
          </table:table-cell>
          <table:table-cell office:value-type="float" office:value="55.5658" calcext:value-type="float">
            <text:p>55.5658</text:p>
          </table:table-cell>
          <table:table-cell office:value-type="float" office:value="35.3368" calcext:value-type="float">
            <text:p>35.3368</text:p>
          </table:table-cell>
          <table:table-cell office:value-type="float" office:value="16.5011" calcext:value-type="float">
            <text:p>16.5011</text:p>
          </table:table-cell>
          <table:table-cell office:value-type="float" office:value="20.9046" calcext:value-type="float">
            <text:p>20.9046</text:p>
          </table:table-cell>
          <table:table-cell office:value-type="float" office:value="11.947" calcext:value-type="float">
            <text:p>11.947</text:p>
          </table:table-cell>
          <table:table-cell office:value-type="float" office:value="41.677" calcext:value-type="float">
            <text:p>41.677</text:p>
          </table:table-cell>
          <table:table-cell office:value-type="float" office:value="51.5329" calcext:value-type="float">
            <text:p>51.5329</text:p>
          </table:table-cell>
          <table:table-cell office:value-type="float" office:value="31.5095" calcext:value-type="float">
            <text:p>31.5095</text:p>
          </table:table-cell>
          <table:table-cell office:value-type="float" office:value="39.998" calcext:value-type="float">
            <text:p>39.998</text:p>
          </table:table-cell>
          <table:table-cell office:value-type="float" office:value="4.587" calcext:value-type="float">
            <text:p>4.587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77324.0881086006" calcext:value-type="float">
            <text:p>77324.0881086006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1589.586" calcext:value-type="float">
            <text:p>21589.586</text:p>
          </table:table-cell>
          <table:table-cell office:value-type="float" office:value="22125.249" calcext:value-type="float">
            <text:p>22125.249</text:p>
          </table:table-cell>
          <table:table-cell office:value-type="float" office:value="11078.628" calcext:value-type="float">
            <text:p>11078.628</text:p>
          </table:table-cell>
          <table:table-cell office:value-type="float" office:value="11046.621" calcext:value-type="float">
            <text:p>11046.621</text:p>
          </table:table-cell>
          <table:table-cell office:value-type="float" office:value="120.4357" calcext:value-type="float">
            <text:p>120.4357</text:p>
          </table:table-cell>
          <table:table-cell office:value-type="float" office:value="100.2897" calcext:value-type="float">
            <text:p>100.3</text:p>
          </table:table-cell>
          <table:table-cell office:value-type="float" office:value="21.5695" calcext:value-type="float">
            <text:p>21.5695</text:p>
          </table:table-cell>
          <table:table-cell office:value-type="float" office:value="337.02" calcext:value-type="float">
            <text:p>337.02</text:p>
          </table:table-cell>
          <table:table-cell office:value-type="float" office:value="15.484" calcext:value-type="float">
            <text:p>15.484</text:p>
          </table:table-cell>
          <table:table-cell office:value-type="float" office:value="1071.325" calcext:value-type="float">
            <text:p>1071.325</text:p>
          </table:table-cell>
          <table:table-cell office:value-type="float" office:value="4.843" calcext:value-type="float">
            <text:p>4.843</text:p>
          </table:table-cell>
          <table:table-cell office:value-type="float" office:value="14.3124" calcext:value-type="float">
            <text:p>14.3124</text:p>
          </table:table-cell>
          <table:table-cell office:value-type="float" office:value="446.859" calcext:value-type="float">
            <text:p>447</text:p>
          </table:table-cell>
          <table:table-cell office:value-type="float" office:value="51.302" calcext:value-type="float">
            <text:p>51</text:p>
          </table:table-cell>
          <table:table-cell office:value-type="float" office:value="20.531" calcext:value-type="float">
            <text:p>21</text:p>
          </table:table-cell>
          <table:table-cell office:value-type="float" office:value="2.7039" calcext:value-type="float">
            <text:p>3</text:p>
          </table:table-cell>
          <table:table-cell office:value-type="float" office:value="1.2786" calcext:value-type="float">
            <text:p>1</text:p>
          </table:table-cell>
          <table:table-cell table:style-name="ce2" office:value-type="float" office:value="29.337" calcext:value-type="float">
            <text:p>29.3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839" calcext:value-type="float">
            <text:p>109.8</text:p>
          </table:table-cell>
          <table:table-cell office:value-type="float" office:value="64.842" calcext:value-type="float">
            <text:p>64.84</text:p>
          </table:table-cell>
          <table:table-cell office:value-type="float" office:value="44.997" calcext:value-type="float">
            <text:p>44.997</text:p>
          </table:table-cell>
          <table:table-cell office:value-type="float" office:value="5.047" calcext:value-type="float">
            <text:p>5.047</text:p>
          </table:table-cell>
          <table:table-cell office:value-type="float" office:value="72.3" calcext:value-type="float">
            <text:p>72.3</text:p>
          </table:table-cell>
          <table:table-cell office:value-type="float" office:value="68.6708" calcext:value-type="float">
            <text:p>68.6708</text:p>
          </table:table-cell>
          <table:table-cell office:value-type="float" office:value="76.1166" calcext:value-type="float">
            <text:p>76.1</text:p>
          </table:table-cell>
          <table:table-cell office:value-type="float" office:value="59.0257" calcext:value-type="float">
            <text:p>59.0</text:p>
          </table:table-cell>
          <table:table-cell office:value-type="float" office:value="55.5221" calcext:value-type="float">
            <text:p>55.5221</text:p>
          </table:table-cell>
          <table:table-cell office:value-type="float" office:value="62.6856" calcext:value-type="float">
            <text:p>62.6856</text:p>
          </table:table-cell>
          <table:table-cell office:value-type="float" office:value="15.1823" calcext:value-type="float">
            <text:p>15.1823</text:p>
          </table:table-cell>
          <table:table-cell office:value-type="float" office:value="13.5851" calcext:value-type="float">
            <text:p>13.5851</text:p>
          </table:table-cell>
          <table:table-cell office:value-type="float" office:value="16.6092" calcext:value-type="float">
            <text:p>16.6092</text:p>
          </table:table-cell>
          <table:table-cell office:value-type="float" office:value="6.4915" calcext:value-type="float">
            <text:p>6.4915</text:p>
          </table:table-cell>
          <table:table-cell office:value-type="float" office:value="5.7051" calcext:value-type="float">
            <text:p>5.7051</text:p>
          </table:table-cell>
          <table:table-cell office:value-type="float" office:value="7.028" calcext:value-type="float">
            <text:p>7.028</text:p>
          </table:table-cell>
          <table:table-cell office:value-type="float" office:value="7.28" calcext:value-type="float">
            <text:p>7.28</text:p>
          </table:table-cell>
          <table:table-cell office:value-type="float" office:value="16.3489" calcext:value-type="float">
            <text:p>16.3489</text:p>
          </table:table-cell>
          <table:table-cell office:value-type="float" office:value="440.207" calcext:value-type="float">
            <text:p>440.207</text:p>
          </table:table-cell>
          <table:table-cell office:value-type="float" office:value="8.778" calcext:value-type="float">
            <text:p>8.778</text:p>
          </table:table-cell>
          <table:table-cell office:value-type="float" office:value="20.1245" calcext:value-type="float">
            <text:p>20.1245</text:p>
          </table:table-cell>
          <table:table-cell office:value-type="float" office:value="67.0288" calcext:value-type="float">
            <text:p>67.0288</text:p>
          </table:table-cell>
          <table:table-cell office:value-type="float" office:value="92.8423" calcext:value-type="float">
            <text:p>92.8423</text:p>
          </table:table-cell>
          <table:table-cell office:value-type="float" office:value="39.4194" calcext:value-type="float">
            <text:p>39.4194</text:p>
          </table:table-cell>
          <table:table-cell office:value-type="float" office:value="166.3203" calcext:value-type="float">
            <text:p>166.3203</text:p>
          </table:table-cell>
          <table:table-cell office:value-type="float" office:value="221.1235" calcext:value-type="float">
            <text:p>221.1235</text:p>
          </table:table-cell>
          <table:table-cell office:value-type="float" office:value="109.4765" calcext:value-type="float">
            <text:p>109.4765</text:p>
          </table:table-cell>
          <table:table-cell office:value-type="float" office:value="76.4139" calcext:value-type="float">
            <text:p>76.4139</text:p>
          </table:table-cell>
          <table:table-cell office:value-type="float" office:value="109.8249" calcext:value-type="float">
            <text:p>109.8249</text:p>
          </table:table-cell>
          <table:table-cell office:value-type="float" office:value="41.3014" calcext:value-type="float">
            <text:p>41.3014</text:p>
          </table:table-cell>
          <table:table-cell office:value-type="float" office:value="145.8395" calcext:value-type="float">
            <text:p>145.8395</text:p>
          </table:table-cell>
          <table:table-cell office:value-type="float" office:value="199.4171" calcext:value-type="float">
            <text:p>199.4171</text:p>
          </table:table-cell>
          <table:table-cell office:value-type="float" office:value="90.6739" calcext:value-type="float">
            <text:p>90.6739</text:p>
          </table:table-cell>
          <table:table-cell office:value-type="float" office:value="734.304" calcext:value-type="float">
            <text:p>734.304</text:p>
          </table:table-cell>
          <table:table-cell office:value-type="float" office:value="33.738" calcext:value-type="float">
            <text:p>33.738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Low income</text:p>
          </table:table-cell>
          <table:table-cell office:value-type="float" office:value="2032.62" calcext:value-type="float">
            <text:p>2032.62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aiwan, China</text:p>
          </table:table-cell>
          <table:table-cell office:value-type="float" office:value="23877.791" calcext:value-type="float">
            <text:p>23877.791</text:p>
          </table:table-cell>
          <table:table-cell office:value-type="float" office:value="23893.394" calcext:value-type="float">
            <text:p>23893.394</text:p>
          </table:table-cell>
          <table:table-cell office:value-type="float" office:value="11826.506" calcext:value-type="float">
            <text:p>11826.506</text:p>
          </table:table-cell>
          <table:table-cell office:value-type="float" office:value="12066.888" calcext:value-type="float">
            <text:p>12066.888</text:p>
          </table:table-cell>
          <table:table-cell office:value-type="float" office:value="674.764" calcext:value-type="float">
            <text:p>674.764</text:p>
          </table:table-cell>
          <table:table-cell office:value-type="float" office:value="98.0079" calcext:value-type="float">
            <text:p>98.0</text:p>
          </table:table-cell>
          <table:table-cell office:value-type="float" office:value="41.9099" calcext:value-type="float">
            <text:p>41.9099</text:p>
          </table:table-cell>
          <table:table-cell office:value-type="float" office:value="7.225" calcext:value-type="float">
            <text:p>7.225</text:p>
          </table:table-cell>
          <table:table-cell office:value-type="float" office:value="0.303" calcext:value-type="float">
            <text:p>0.303</text:p>
          </table:table-cell>
          <table:table-cell office:value-type="float" office:value="31.207" calcext:value-type="float">
            <text:p>31.207</text:p>
          </table:table-cell>
          <table:table-cell office:value-type="float" office:value="0.131" calcext:value-type="float">
            <text:p>0.131</text:p>
          </table:table-cell>
          <table:table-cell/>
          <table:table-cell office:value-type="float" office:value="186.241" calcext:value-type="float">
            <text:p>186</text:p>
          </table:table-cell>
          <table:table-cell office:value-type="float" office:value="2.291" calcext:value-type="float">
            <text:p>2</text:p>
          </table:table-cell>
          <table:table-cell office:value-type="float" office:value="7.799" calcext:value-type="float">
            <text:p>8</text:p>
          </table:table-cell>
          <table:table-cell office:value-type="float" office:value="1.1324" calcext:value-type="float">
            <text:p>1</text:p>
          </table:table-cell>
          <table:table-cell office:value-type="float" office:value="0.5423" calcext:value-type="float">
            <text:p>1</text:p>
          </table:table-cell>
          <table:table-cell table:style-name="ce2" office:value-type="float" office:value="31.636" calcext:value-type="float">
            <text:p>31.6</text:p>
          </table:table-cell>
          <table:table-cell office:value-type="float" office:value="106.9" calcext:value-type="float">
            <text:p>106.9</text:p>
          </table:table-cell>
          <table:table-cell office:value-type="float" office:value="179.016" calcext:value-type="float">
            <text:p>179.0</text:p>
          </table:table-cell>
          <table:table-cell office:value-type="float" office:value="102.963" calcext:value-type="float">
            <text:p>102.96</text:p>
          </table:table-cell>
          <table:table-cell office:value-type="float" office:value="76.053" calcext:value-type="float">
            <text:p>76.053</text:p>
          </table:table-cell>
          <table:table-cell office:value-type="float" office:value="7.496" calcext:value-type="float">
            <text:p>7.496</text:p>
          </table:table-cell>
          <table:table-cell office:value-type="float" office:value="81.2672" calcext:value-type="float">
            <text:p>81.2672</text:p>
          </table:table-cell>
          <table:table-cell office:value-type="float" office:value="78.128" calcext:value-type="float">
            <text:p>78.128</text:p>
          </table:table-cell>
          <table:table-cell office:value-type="float" office:value="84.539" calcext:value-type="float">
            <text:p>84.5</text:p>
          </table:table-cell>
          <table:table-cell office:value-type="float" office:value="66.6557" calcext:value-type="float">
            <text:p>66.7</text:p>
          </table:table-cell>
          <table:table-cell office:value-type="float" office:value="63.5299" calcext:value-type="float">
            <text:p>63.5299</text:p>
          </table:table-cell>
          <table:table-cell office:value-type="float" office:value="69.91" calcext:value-type="float">
            <text:p>69.91</text:p>
          </table:table-cell>
          <table:table-cell office:value-type="float" office:value="20.4791" calcext:value-type="float">
            <text:p>20.4791</text:p>
          </table:table-cell>
          <table:table-cell office:value-type="float" office:value="18.5809" calcext:value-type="float">
            <text:p>18.5809</text:p>
          </table:table-cell>
          <table:table-cell office:value-type="float" office:value="22.3158" calcext:value-type="float">
            <text:p>22.3158</text:p>
          </table:table-cell>
          <table:table-cell office:value-type="float" office:value="9.6977" calcext:value-type="float">
            <text:p>9.6977</text:p>
          </table:table-cell>
          <table:table-cell office:value-type="float" office:value="8.5041" calcext:value-type="float">
            <text:p>8.5041</text:p>
          </table:table-cell>
          <table:table-cell office:value-type="float" office:value="10.7094" calcext:value-type="float">
            <text:p>10.7094</text:p>
          </table:table-cell>
          <table:table-cell office:value-type="float" office:value="0.586" calcext:value-type="float">
            <text:p>0.586</text:p>
          </table:table-cell>
          <table:table-cell office:value-type="float" office:value="3.1463" calcext:value-type="float">
            <text:p>3.1463</text:p>
          </table:table-cell>
          <table:table-cell office:value-type="float" office:value="185.739" calcext:value-type="float">
            <text:p>185.739</text:p>
          </table:table-cell>
          <table:table-cell office:value-type="float" office:value="0.727" calcext:value-type="float">
            <text:p>0.727</text:p>
          </table:table-cell>
          <table:table-cell office:value-type="float" office:value="3.8839" calcext:value-type="float">
            <text:p>3.8839</text:p>
          </table:table-cell>
          <table:table-cell office:value-type="float" office:value="19.6621" calcext:value-type="float">
            <text:p>19.6621</text:p>
          </table:table-cell>
          <table:table-cell office:value-type="float" office:value="25.5127" calcext:value-type="float">
            <text:p>25.5127</text:p>
          </table:table-cell>
          <table:table-cell office:value-type="float" office:value="13.4473" calcext:value-type="float">
            <text:p>13.4473</text:p>
          </table:table-cell>
          <table:table-cell office:value-type="float" office:value="86.2507" calcext:value-type="float">
            <text:p>86.2507</text:p>
          </table:table-cell>
          <table:table-cell office:value-type="float" office:value="120.6291" calcext:value-type="float">
            <text:p>120.6291</text:p>
          </table:table-cell>
          <table:table-cell office:value-type="float" office:value="51.7193" calcext:value-type="float">
            <text:p>51.7193</text:p>
          </table:table-cell>
          <table:table-cell office:value-type="float" office:value="37.2169" calcext:value-type="float">
            <text:p>37.2169</text:p>
          </table:table-cell>
          <table:table-cell office:value-type="float" office:value="53.1228" calcext:value-type="float">
            <text:p>53.1228</text:p>
          </table:table-cell>
          <table:table-cell office:value-type="float" office:value="21.1704" calcext:value-type="float">
            <text:p>21.1704</text:p>
          </table:table-cell>
          <table:table-cell office:value-type="float" office:value="81.7328" calcext:value-type="float">
            <text:p>81.7328</text:p>
          </table:table-cell>
          <table:table-cell office:value-type="float" office:value="115.9378" calcext:value-type="float">
            <text:p>115.9378</text:p>
          </table:table-cell>
          <table:table-cell office:value-type="float" office:value="47.428" calcext:value-type="float">
            <text:p>47.428</text:p>
          </table:table-cell>
          <table:table-cell office:value-type="float" office:value="23.999" calcext:value-type="float">
            <text:p>23.999</text:p>
          </table:table-cell>
          <table:table-cell office:value-type="float" office:value="1.005" calcext:value-type="float">
            <text:p>1.005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High income</text:p>
          </table:table-cell>
          <table:table-cell office:value-type="float" office:value="68730" calcext:value-type="float">
            <text:p>68730</text:p>
          </table:table-cell>
          <table:table-cell office:value-type="string" calcext:value-type="string">
            <text:p>Taiwan, Province of China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9856.531" calcext:value-type="float">
            <text:p>9856.531</text:p>
          </table:table-cell>
          <table:table-cell office:value-type="float" office:value="9952.787" calcext:value-type="float">
            <text:p>9952.787</text:p>
          </table:table-cell>
          <table:table-cell office:value-type="float" office:value="5008.732" calcext:value-type="float">
            <text:p>5008.732</text:p>
          </table:table-cell>
          <table:table-cell office:value-type="float" office:value="4944.055" calcext:value-type="float">
            <text:p>4944.055</text:p>
          </table:table-cell>
          <table:table-cell office:value-type="float" office:value="69.5513" calcext:value-type="float">
            <text:p>69.5513</text:p>
          </table:table-cell>
          <table:table-cell office:value-type="float" office:value="101.3082" calcext:value-type="float">
            <text:p>101.3</text:p>
          </table:table-cell>
          <table:table-cell office:value-type="float" office:value="21.6115" calcext:value-type="float">
            <text:p>21.6115</text:p>
          </table:table-cell>
          <table:table-cell office:value-type="float" office:value="212.505" calcext:value-type="float">
            <text:p>212.505</text:p>
          </table:table-cell>
          <table:table-cell office:value-type="float" office:value="21.33" calcext:value-type="float">
            <text:p>21.33</text:p>
          </table:table-cell>
          <table:table-cell office:value-type="float" office:value="192.512" calcext:value-type="float">
            <text:p>192.512</text:p>
          </table:table-cell>
          <table:table-cell office:value-type="float" office:value="1.934" calcext:value-type="float">
            <text:p>1.934</text:p>
          </table:table-cell>
          <table:table-cell office:value-type="float" office:value="35.8401" calcext:value-type="float">
            <text:p>35.8401</text:p>
          </table:table-cell>
          <table:table-cell office:value-type="float" office:value="259.276" calcext:value-type="float">
            <text:p>259</text:p>
          </table:table-cell>
          <table:table-cell office:value-type="float" office:value="19.881" calcext:value-type="float">
            <text:p>20</text:p>
          </table:table-cell>
          <table:table-cell office:value-type="float" office:value="26.025" calcext:value-type="float">
            <text:p>26</text:p>
          </table:table-cell>
          <table:table-cell office:value-type="float" office:value="3.1406" calcext:value-type="float">
            <text:p>3</text:p>
          </table:table-cell>
          <table:table-cell office:value-type="float" office:value="1.4731" calcext:value-type="float">
            <text:p>1</text:p>
          </table:table-cell>
          <table:table-cell table:style-name="ce2" office:value-type="float" office:value="26.419" calcext:value-type="float">
            <text:p>26.4</text:p>
          </table:table-cell>
          <table:table-cell office:value-type="float" office:value="106.3" calcext:value-type="float">
            <text:p>106.3</text:p>
          </table:table-cell>
          <table:table-cell office:value-type="float" office:value="46.771" calcext:value-type="float">
            <text:p>46.8</text:p>
          </table:table-cell>
          <table:table-cell office:value-type="float" office:value="26.547" calcext:value-type="float">
            <text:p>26.55</text:p>
          </table:table-cell>
          <table:table-cell office:value-type="float" office:value="20.223" calcext:value-type="float">
            <text:p>20.223</text:p>
          </table:table-cell>
          <table:table-cell office:value-type="float" office:value="4.695" calcext:value-type="float">
            <text:p>4.695</text:p>
          </table:table-cell>
          <table:table-cell office:value-type="float" office:value="71.2879" calcext:value-type="float">
            <text:p>71.2879</text:p>
          </table:table-cell>
          <table:table-cell office:value-type="float" office:value="69.1888" calcext:value-type="float">
            <text:p>69.1888</text:p>
          </table:table-cell>
          <table:table-cell office:value-type="float" office:value="73.5182" calcext:value-type="float">
            <text:p>73.5</text:p>
          </table:table-cell>
          <table:table-cell office:value-type="float" office:value="58.4149" calcext:value-type="float">
            <text:p>58.4</text:p>
          </table:table-cell>
          <table:table-cell office:value-type="float" office:value="56.512" calcext:value-type="float">
            <text:p>56.512</text:p>
          </table:table-cell>
          <table:table-cell office:value-type="float" office:value="60.4219" calcext:value-type="float">
            <text:p>60.4219</text:p>
          </table:table-cell>
          <table:table-cell office:value-type="float" office:value="14.0737" calcext:value-type="float">
            <text:p>14.0737</text:p>
          </table:table-cell>
          <table:table-cell office:value-type="float" office:value="13.0981" calcext:value-type="float">
            <text:p>13.0981</text:p>
          </table:table-cell>
          <table:table-cell office:value-type="float" office:value="15.0776" calcext:value-type="float">
            <text:p>15.0776</text:p>
          </table:table-cell>
          <table:table-cell office:value-type="float" office:value="6.1177" calcext:value-type="float">
            <text:p>6.1177</text:p>
          </table:table-cell>
          <table:table-cell office:value-type="float" office:value="5.73" calcext:value-type="float">
            <text:p>5.73</text:p>
          </table:table-cell>
          <table:table-cell office:value-type="float" office:value="6.4816" calcext:value-type="float">
            <text:p>6.4816</text:p>
          </table:table-cell>
          <table:table-cell office:value-type="float" office:value="6.076" calcext:value-type="float">
            <text:p>6.076</text:p>
          </table:table-cell>
          <table:table-cell office:value-type="float" office:value="23.4193" calcext:value-type="float">
            <text:p>23.4193</text:p>
          </table:table-cell>
          <table:table-cell office:value-type="float" office:value="253.849" calcext:value-type="float">
            <text:p>253.849</text:p>
          </table:table-cell>
          <table:table-cell office:value-type="float" office:value="7.098" calcext:value-type="float">
            <text:p>7.098</text:p>
          </table:table-cell>
          <table:table-cell office:value-type="float" office:value="27.3326" calcext:value-type="float">
            <text:p>27.3326</text:p>
          </table:table-cell>
          <table:table-cell office:value-type="float" office:value="56.6858" calcext:value-type="float">
            <text:p>56.6858</text:p>
          </table:table-cell>
          <table:table-cell office:value-type="float" office:value="65.8918" calcext:value-type="float">
            <text:p>65.8918</text:p>
          </table:table-cell>
          <table:table-cell office:value-type="float" office:value="47.1609" calcext:value-type="float">
            <text:p>47.1609</text:p>
          </table:table-cell>
          <table:table-cell office:value-type="float" office:value="169.2115" calcext:value-type="float">
            <text:p>169.2115</text:p>
          </table:table-cell>
          <table:table-cell office:value-type="float" office:value="202.67" calcext:value-type="float">
            <text:p>202.67</text:p>
          </table:table-cell>
          <table:table-cell office:value-type="float" office:value="135.7194" calcext:value-type="float">
            <text:p>135.7194</text:p>
          </table:table-cell>
          <table:table-cell office:value-type="float" office:value="61.8308" calcext:value-type="float">
            <text:p>61.8308</text:p>
          </table:table-cell>
          <table:table-cell office:value-type="float" office:value="75.5294" calcext:value-type="float">
            <text:p>75.5294</text:p>
          </table:table-cell>
          <table:table-cell office:value-type="float" office:value="48.1123" calcext:value-type="float">
            <text:p>48.1123</text:p>
          </table:table-cell>
          <table:table-cell office:value-type="float" office:value="144.0196" calcext:value-type="float">
            <text:p>144.0196</text:p>
          </table:table-cell>
          <table:table-cell office:value-type="float" office:value="175.4224" calcext:value-type="float">
            <text:p>175.4224</text:p>
          </table:table-cell>
          <table:table-cell office:value-type="float" office:value="113.0051" calcext:value-type="float">
            <text:p>113.0051</text:p>
          </table:table-cell>
          <table:table-cell office:value-type="float" office:value="-19.999" calcext:value-type="float">
            <text:p>-19.999</text:p>
          </table:table-cell>
          <table:table-cell office:value-type="float" office:value="-2.007" calcext:value-type="float">
            <text:p>-2.007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Lower middle income</text:p>
          </table:table-cell>
          <table:table-cell office:value-type="float" office:value="4288.360974587" calcext:value-type="float">
            <text:p>4288.360974587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71640.251" calcext:value-type="float">
            <text:p>71640.251</text:p>
          </table:table-cell>
          <table:table-cell office:value-type="float" office:value="71697.03" calcext:value-type="float">
            <text:p>71697.03</text:p>
          </table:table-cell>
          <table:table-cell office:value-type="float" office:value="34806.096" calcext:value-type="float">
            <text:p>34806.096</text:p>
          </table:table-cell>
          <table:table-cell office:value-type="float" office:value="36890.934" calcext:value-type="float">
            <text:p>36890.934</text:p>
          </table:table-cell>
          <table:table-cell office:value-type="float" office:value="140.3375" calcext:value-type="float">
            <text:p>140.3375</text:p>
          </table:table-cell>
          <table:table-cell office:value-type="float" office:value="94.3486" calcext:value-type="float">
            <text:p>94.3</text:p>
          </table:table-cell>
          <table:table-cell office:value-type="float" office:value="39.7405" calcext:value-type="float">
            <text:p>39.7405</text:p>
          </table:table-cell>
          <table:table-cell office:value-type="float" office:value="94.556" calcext:value-type="float">
            <text:p>94.556</text:p>
          </table:table-cell>
          <table:table-cell office:value-type="float" office:value="1.319" calcext:value-type="float">
            <text:p>1.319</text:p>
          </table:table-cell>
          <table:table-cell office:value-type="float" office:value="113.557" calcext:value-type="float">
            <text:p>113.557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float" office:value="631.239" calcext:value-type="float">
            <text:p>631</text:p>
          </table:table-cell>
          <table:table-cell office:value-type="float" office:value="63.021" calcext:value-type="float">
            <text:p>63</text:p>
          </table:table-cell>
          <table:table-cell office:value-type="float" office:value="8.806" calcext:value-type="float">
            <text:p>9</text:p>
          </table:table-cell>
          <table:table-cell office:value-type="float" office:value="1.3175" calcext:value-type="float">
            <text:p>1</text:p>
          </table:table-cell>
          <table:table-cell office:value-type="float" office:value="0.6282" calcext:value-type="float">
            <text:p>1</text:p>
          </table:table-cell>
          <table:table-cell table:style-name="ce2" office:value-type="float" office:value="28.195" calcext:value-type="float">
            <text:p>28.2</text:p>
          </table:table-cell>
          <table:table-cell office:value-type="float" office:value="106.4" calcext:value-type="float">
            <text:p>106.4</text:p>
          </table:table-cell>
          <table:table-cell office:value-type="float" office:value="536.683" calcext:value-type="float">
            <text:p>536.7</text:p>
          </table:table-cell>
          <table:table-cell office:value-type="float" office:value="311.311" calcext:value-type="float">
            <text:p>311.31</text:p>
          </table:table-cell>
          <table:table-cell office:value-type="float" office:value="225.372" calcext:value-type="float">
            <text:p>225.372</text:p>
          </table:table-cell>
          <table:table-cell office:value-type="float" office:value="7.487" calcext:value-type="float">
            <text:p>7.487</text:p>
          </table:table-cell>
          <table:table-cell office:value-type="float" office:value="79.6805" calcext:value-type="float">
            <text:p>79.6805</text:p>
          </table:table-cell>
          <table:table-cell office:value-type="float" office:value="75.4728" calcext:value-type="float">
            <text:p>75.4728</text:p>
          </table:table-cell>
          <table:table-cell office:value-type="float" office:value="83.9288" calcext:value-type="float">
            <text:p>83.9</text:p>
          </table:table-cell>
          <table:table-cell office:value-type="float" office:value="65.5151" calcext:value-type="float">
            <text:p>65.5</text:p>
          </table:table-cell>
          <table:table-cell office:value-type="float" office:value="61.351" calcext:value-type="float">
            <text:p>61.351</text:p>
          </table:table-cell>
          <table:table-cell office:value-type="float" office:value="69.7037" calcext:value-type="float">
            <text:p>69.7037</text:p>
          </table:table-cell>
          <table:table-cell office:value-type="float" office:value="21.3539" calcext:value-type="float">
            <text:p>21.3539</text:p>
          </table:table-cell>
          <table:table-cell office:value-type="float" office:value="19.0542" calcext:value-type="float">
            <text:p>19.0542</text:p>
          </table:table-cell>
          <table:table-cell office:value-type="float" office:value="23.3735" calcext:value-type="float">
            <text:p>23.3735</text:p>
          </table:table-cell>
          <table:table-cell office:value-type="float" office:value="11.6424" calcext:value-type="float">
            <text:p>11.6424</text:p>
          </table:table-cell>
          <table:table-cell office:value-type="float" office:value="10.0422" calcext:value-type="float">
            <text:p>10.0422</text:p>
          </table:table-cell>
          <table:table-cell office:value-type="float" office:value="12.8265" calcext:value-type="float">
            <text:p>12.8265</text:p>
          </table:table-cell>
          <table:table-cell office:value-type="float" office:value="4.493" calcext:value-type="float">
            <text:p>4.493</text:p>
          </table:table-cell>
          <table:table-cell office:value-type="float" office:value="7.0971" calcext:value-type="float">
            <text:p>7.0971</text:p>
          </table:table-cell>
          <table:table-cell office:value-type="float" office:value="627.364" calcext:value-type="float">
            <text:p>627.364</text:p>
          </table:table-cell>
          <table:table-cell office:value-type="float" office:value="5.336" calcext:value-type="float">
            <text:p>5.336</text:p>
          </table:table-cell>
          <table:table-cell office:value-type="float" office:value="8.3589" calcext:value-type="float">
            <text:p>8.3589</text:p>
          </table:table-cell>
          <table:table-cell office:value-type="float" office:value="41.3028" calcext:value-type="float">
            <text:p>41.3028</text:p>
          </table:table-cell>
          <table:table-cell office:value-type="float" office:value="56.6106" calcext:value-type="float">
            <text:p>56.6106</text:p>
          </table:table-cell>
          <table:table-cell office:value-type="float" office:value="25.4768" calcext:value-type="float">
            <text:p>25.4768</text:p>
          </table:table-cell>
          <table:table-cell office:value-type="float" office:value="128.9388" calcext:value-type="float">
            <text:p>128.9388</text:p>
          </table:table-cell>
          <table:table-cell office:value-type="float" office:value="180.0468" calcext:value-type="float">
            <text:p>180.0468</text:p>
          </table:table-cell>
          <table:table-cell office:value-type="float" office:value="78.5604" calcext:value-type="float">
            <text:p>78.5604</text:p>
          </table:table-cell>
          <table:table-cell office:value-type="float" office:value="62.6861" calcext:value-type="float">
            <text:p>62.6861</text:p>
          </table:table-cell>
          <table:table-cell office:value-type="float" office:value="91.3333" calcext:value-type="float">
            <text:p>91.3333</text:p>
          </table:table-cell>
          <table:table-cell office:value-type="float" office:value="33.871" calcext:value-type="float">
            <text:p>33.871</text:p>
          </table:table-cell>
          <table:table-cell office:value-type="float" office:value="119.4956" calcext:value-type="float">
            <text:p>119.4956</text:p>
          </table:table-cell>
          <table:table-cell office:value-type="float" office:value="170.13" calcext:value-type="float">
            <text:p>170.13</text:p>
          </table:table-cell>
          <table:table-cell office:value-type="float" office:value="69.796" calcext:value-type="float">
            <text:p>69.796</text:p>
          </table:table-cell>
          <table:table-cell office:value-type="float" office:value="18.999" calcext:value-type="float">
            <text:p>18.999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Upper middle income</text:p>
          </table:table-cell>
          <table:table-cell office:value-type="float" office:value="19209.4924392491" calcext:value-type="float">
            <text:p>19209.4924392491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331.648" calcext:value-type="float">
            <text:p>1331.648</text:p>
          </table:table-cell>
          <table:table-cell office:value-type="float" office:value="1341.296" calcext:value-type="float">
            <text:p>1341.296</text:p>
          </table:table-cell>
          <table:table-cell office:value-type="float" office:value="683.958" calcext:value-type="float">
            <text:p>683.958</text:p>
          </table:table-cell>
          <table:table-cell office:value-type="float" office:value="657.338" calcext:value-type="float">
            <text:p>657.338</text:p>
          </table:table-cell>
          <table:table-cell office:value-type="float" office:value="90.2015" calcext:value-type="float">
            <text:p>90.2015</text:p>
          </table:table-cell>
          <table:table-cell office:value-type="float" office:value="104.0495" calcext:value-type="float">
            <text:p>104.0</text:p>
          </table:table-cell>
          <table:table-cell office:value-type="float" office:value="20.5737" calcext:value-type="float">
            <text:p>20.5737</text:p>
          </table:table-cell>
          <table:table-cell office:value-type="float" office:value="24.292" calcext:value-type="float">
            <text:p>24.292</text:p>
          </table:table-cell>
          <table:table-cell office:value-type="float" office:value="18.076" calcext:value-type="float">
            <text:p>18.076</text:p>
          </table:table-cell>
          <table:table-cell office:value-type="float" office:value="19.296" calcext:value-type="float">
            <text:p>19.296</text:p>
          </table:table-cell>
          <table:table-cell office:value-type="float" office:value="1.439" calcext:value-type="float">
            <text:p>1.439</text:p>
          </table:table-cell>
          <table:table-cell office:value-type="float" office:value="48.1687" calcext:value-type="float">
            <text:p>48.1687</text:p>
          </table:table-cell>
          <table:table-cell office:value-type="float" office:value="33.074" calcext:value-type="float">
            <text:p>33</text:p>
          </table:table-cell>
          <table:table-cell office:value-type="float" office:value="2.538" calcext:value-type="float">
            <text:p>3</text:p>
          </table:table-cell>
          <table:table-cell office:value-type="float" office:value="24.611" calcext:value-type="float">
            <text:p>25</text:p>
          </table:table-cell>
          <table:table-cell office:value-type="float" office:value="3.0473" calcext:value-type="float">
            <text:p>3</text:p>
          </table:table-cell>
          <table:table-cell office:value-type="float" office:value="1.389" calcext:value-type="float">
            <text:p>1</text:p>
          </table:table-cell>
          <table:table-cell table:style-name="ce2" office:value-type="float" office:value="29.459" calcext:value-type="float">
            <text:p>29.5</text:p>
          </table:table-cell>
          <table:table-cell office:value-type="float" office:value="107.1" calcext:value-type="float">
            <text:p>107.1</text:p>
          </table:table-cell>
          <table:table-cell office:value-type="float" office:value="8.782" calcext:value-type="float">
            <text:p>8.8</text:p>
          </table:table-cell>
          <table:table-cell office:value-type="float" office:value="4.74" calcext:value-type="float">
            <text:p>4.74</text:p>
          </table:table-cell>
          <table:table-cell office:value-type="float" office:value="4.042" calcext:value-type="float">
            <text:p>4.042</text:p>
          </table:table-cell>
          <table:table-cell office:value-type="float" office:value="6.535" calcext:value-type="float">
            <text:p>6.535</text:p>
          </table:table-cell>
          <table:table-cell office:value-type="float" office:value="69.0559" calcext:value-type="float">
            <text:p>69.0559</text:p>
          </table:table-cell>
          <table:table-cell office:value-type="float" office:value="67.4353" calcext:value-type="float">
            <text:p>67.4353</text:p>
          </table:table-cell>
          <table:table-cell office:value-type="float" office:value="70.8151" calcext:value-type="float">
            <text:p>70.8</text:p>
          </table:table-cell>
          <table:table-cell office:value-type="float" office:value="57.1723" calcext:value-type="float">
            <text:p>57.2</text:p>
          </table:table-cell>
          <table:table-cell office:value-type="float" office:value="55.8138" calcext:value-type="float">
            <text:p>55.8138</text:p>
          </table:table-cell>
          <table:table-cell office:value-type="float" office:value="58.6372" calcext:value-type="float">
            <text:p>58.6372</text:p>
          </table:table-cell>
          <table:table-cell office:value-type="float" office:value="13.7611" calcext:value-type="float">
            <text:p>13.7611</text:p>
          </table:table-cell>
          <table:table-cell office:value-type="float" office:value="13.0193" calcext:value-type="float">
            <text:p>13.0193</text:p>
          </table:table-cell>
          <table:table-cell office:value-type="float" office:value="14.4748" calcext:value-type="float">
            <text:p>14.4748</text:p>
          </table:table-cell>
          <table:table-cell office:value-type="float" office:value="5.7795" calcext:value-type="float">
            <text:p>5.7795</text:p>
          </table:table-cell>
          <table:table-cell office:value-type="float" office:value="5.5087" calcext:value-type="float">
            <text:p>5.5087</text:p>
          </table:table-cell>
          <table:table-cell office:value-type="float" office:value="6.013" calcext:value-type="float">
            <text:p>6.013</text:p>
          </table:table-cell>
          <table:table-cell office:value-type="float" office:value="1.02" calcext:value-type="float">
            <text:p>1.02</text:p>
          </table:table-cell>
          <table:table-cell office:value-type="float" office:value="30.8514" calcext:value-type="float">
            <text:p>30.8514</text:p>
          </table:table-cell>
          <table:table-cell office:value-type="float" office:value="32.187" calcext:value-type="float">
            <text:p>32.187</text:p>
          </table:table-cell>
          <table:table-cell office:value-type="float" office:value="1.256" calcext:value-type="float">
            <text:p>1.256</text:p>
          </table:table-cell>
          <table:table-cell office:value-type="float" office:value="38.1125" calcext:value-type="float">
            <text:p>38.1125</text:p>
          </table:table-cell>
          <table:table-cell office:value-type="float" office:value="82.6513" calcext:value-type="float">
            <text:p>82.6513</text:p>
          </table:table-cell>
          <table:table-cell office:value-type="float" office:value="91.197" calcext:value-type="float">
            <text:p>91.197</text:p>
          </table:table-cell>
          <table:table-cell office:value-type="float" office:value="73.5953" calcext:value-type="float">
            <text:p>73.5953</text:p>
          </table:table-cell>
          <table:table-cell office:value-type="float" office:value="205.4475" calcext:value-type="float">
            <text:p>205.4475</text:p>
          </table:table-cell>
          <table:table-cell office:value-type="float" office:value="229.6104" calcext:value-type="float">
            <text:p>229.6104</text:p>
          </table:table-cell>
          <table:table-cell office:value-type="float" office:value="178.7168" calcext:value-type="float">
            <text:p>178.7168</text:p>
          </table:table-cell>
          <table:table-cell office:value-type="float" office:value="79.8421" calcext:value-type="float">
            <text:p>79.8421</text:p>
          </table:table-cell>
          <table:table-cell office:value-type="float" office:value="88.2934" calcext:value-type="float">
            <text:p>88.2934</text:p>
          </table:table-cell>
          <table:table-cell office:value-type="float" office:value="70.9868" calcext:value-type="float">
            <text:p>70.9868</text:p>
          </table:table-cell>
          <table:table-cell office:value-type="float" office:value="168.5856" calcext:value-type="float">
            <text:p>168.5856</text:p>
          </table:table-cell>
          <table:table-cell office:value-type="float" office:value="189.8942" calcext:value-type="float">
            <text:p>189.8942</text:p>
          </table:table-cell>
          <table:table-cell office:value-type="float" office:value="145.103" calcext:value-type="float">
            <text:p>145.103</text:p>
          </table:table-cell>
          <table:table-cell office:value-type="float" office:value="-5" calcext:value-type="float">
            <text:p>-5</text:p>
          </table:table-cell>
          <table:table-cell office:value-type="float" office:value="-3.72" calcext:value-type="float">
            <text:p>-3.72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Lower middle income</text:p>
          </table:table-cell>
          <table:table-cell office:value-type="float" office:value="4417.58413992239" calcext:value-type="float">
            <text:p>4417.58413992239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8746.734" calcext:value-type="float">
            <text:p>8746.734</text:p>
          </table:table-cell>
          <table:table-cell office:value-type="float" office:value="8848.698" calcext:value-type="float">
            <text:p>8848.698</text:p>
          </table:table-cell>
          <table:table-cell office:value-type="float" office:value="4448.225" calcext:value-type="float">
            <text:p>4448.225</text:p>
          </table:table-cell>
          <table:table-cell office:value-type="float" office:value="4400.474" calcext:value-type="float">
            <text:p>4400.474</text:p>
          </table:table-cell>
          <table:table-cell office:value-type="float" office:value="162.6898" calcext:value-type="float">
            <text:p>162.6898</text:p>
          </table:table-cell>
          <table:table-cell office:value-type="float" office:value="101.0851" calcext:value-type="float">
            <text:p>101.1</text:p>
          </table:table-cell>
          <table:table-cell office:value-type="float" office:value="18.7787" calcext:value-type="float">
            <text:p>18.7787</text:p>
          </table:table-cell>
          <table:table-cell office:value-type="float" office:value="205.929" calcext:value-type="float">
            <text:p>205.929</text:p>
          </table:table-cell>
          <table:table-cell office:value-type="float" office:value="23.267" calcext:value-type="float">
            <text:p>23.267</text:p>
          </table:table-cell>
          <table:table-cell office:value-type="float" office:value="203.929" calcext:value-type="float">
            <text:p>203.929</text:p>
          </table:table-cell>
          <table:table-cell office:value-type="float" office:value="2.305" calcext:value-type="float">
            <text:p>2.305</text:p>
          </table:table-cell>
          <table:table-cell office:value-type="float" office:value="30.0715" calcext:value-type="float">
            <text:p>30.0715</text:p>
          </table:table-cell>
          <table:table-cell office:value-type="float" office:value="278.618" calcext:value-type="float">
            <text:p>279</text:p>
          </table:table-cell>
          <table:table-cell office:value-type="float" office:value="35.277" calcext:value-type="float">
            <text:p>35</text:p>
          </table:table-cell>
          <table:table-cell office:value-type="float" office:value="31.48" calcext:value-type="float">
            <text:p>31</text:p>
          </table:table-cell>
          <table:table-cell office:value-type="float" office:value="4.1956" calcext:value-type="float">
            <text:p>4</text:p>
          </table:table-cell>
          <table:table-cell office:value-type="float" office:value="1.8018" calcext:value-type="float">
            <text:p>2</text:p>
          </table:table-cell>
          <table:table-cell table:style-name="ce2" office:value-type="float" office:value="29.017" calcext:value-type="float">
            <text:p>29.0</text:p>
          </table:table-cell>
          <table:table-cell office:value-type="float" office:value="102.8" calcext:value-type="float">
            <text:p>102.8</text:p>
          </table:table-cell>
          <table:table-cell office:value-type="float" office:value="72.689" calcext:value-type="float">
            <text:p>72.7</text:p>
          </table:table-cell>
          <table:table-cell office:value-type="float" office:value="37.085" calcext:value-type="float">
            <text:p>37.09</text:p>
          </table:table-cell>
          <table:table-cell office:value-type="float" office:value="35.604" calcext:value-type="float">
            <text:p>35.604</text:p>
          </table:table-cell>
          <table:table-cell office:value-type="float" office:value="8.213" calcext:value-type="float">
            <text:p>8.213</text:p>
          </table:table-cell>
          <table:table-cell office:value-type="float" office:value="61.5882" calcext:value-type="float">
            <text:p>61.5882</text:p>
          </table:table-cell>
          <table:table-cell office:value-type="float" office:value="60.9456" calcext:value-type="float">
            <text:p>60.9456</text:p>
          </table:table-cell>
          <table:table-cell office:value-type="float" office:value="62.2265" calcext:value-type="float">
            <text:p>62.2</text:p>
          </table:table-cell>
          <table:table-cell office:value-type="float" office:value="51.9803" calcext:value-type="float">
            <text:p>52.0</text:p>
          </table:table-cell>
          <table:table-cell office:value-type="float" office:value="51.47" calcext:value-type="float">
            <text:p>51.47</text:p>
          </table:table-cell>
          <table:table-cell office:value-type="float" office:value="52.4791" calcext:value-type="float">
            <text:p>52.4791</text:p>
          </table:table-cell>
          <table:table-cell office:value-type="float" office:value="12.0111" calcext:value-type="float">
            <text:p>12.0111</text:p>
          </table:table-cell>
          <table:table-cell office:value-type="float" office:value="11.7507" calcext:value-type="float">
            <text:p>11.7507</text:p>
          </table:table-cell>
          <table:table-cell office:value-type="float" office:value="12.2501" calcext:value-type="float">
            <text:p>12.2501</text:p>
          </table:table-cell>
          <table:table-cell office:value-type="float" office:value="4.6204" calcext:value-type="float">
            <text:p>4.6204</text:p>
          </table:table-cell>
          <table:table-cell office:value-type="float" office:value="4.536" calcext:value-type="float">
            <text:p>4.536</text:p>
          </table:table-cell>
          <table:table-cell office:value-type="float" office:value="4.6914" calcext:value-type="float">
            <text:p>4.6914</text:p>
          </table:table-cell>
          <table:table-cell office:value-type="float" office:value="12.207" calcext:value-type="float">
            <text:p>12.207</text:p>
          </table:table-cell>
          <table:table-cell office:value-type="float" office:value="43.8895" calcext:value-type="float">
            <text:p>43.8895</text:p>
          </table:table-cell>
          <table:table-cell office:value-type="float" office:value="268.452" calcext:value-type="float">
            <text:p>268.452</text:p>
          </table:table-cell>
          <table:table-cell office:value-type="float" office:value="17.205" calcext:value-type="float">
            <text:p>17.205</text:p>
          </table:table-cell>
          <table:table-cell office:value-type="float" office:value="62.4325" calcext:value-type="float">
            <text:p>62.4325</text:p>
          </table:table-cell>
          <table:table-cell office:value-type="float" office:value="171.8386" calcext:value-type="float">
            <text:p>171.8386</text:p>
          </table:table-cell>
          <table:table-cell office:value-type="float" office:value="170.8268" calcext:value-type="float">
            <text:p>170.8268</text:p>
          </table:table-cell>
          <table:table-cell office:value-type="float" office:value="172.8901" calcext:value-type="float">
            <text:p>172.8901</text:p>
          </table:table-cell>
          <table:table-cell office:value-type="float" office:value="323.6526" calcext:value-type="float">
            <text:p>323.6526</text:p>
          </table:table-cell>
          <table:table-cell office:value-type="float" office:value="338.671" calcext:value-type="float">
            <text:p>338.671</text:p>
          </table:table-cell>
          <table:table-cell office:value-type="float" office:value="308.7049" calcext:value-type="float">
            <text:p>308.7049</text:p>
          </table:table-cell>
          <table:table-cell office:value-type="float" office:value="156.5921" calcext:value-type="float">
            <text:p>156.5921</text:p>
          </table:table-cell>
          <table:table-cell office:value-type="float" office:value="158.5438" calcext:value-type="float">
            <text:p>158.5438</text:p>
          </table:table-cell>
          <table:table-cell office:value-type="float" office:value="154.6921" calcext:value-type="float">
            <text:p>154.6921</text:p>
          </table:table-cell>
          <table:table-cell office:value-type="float" office:value="261.2957" calcext:value-type="float">
            <text:p>261.2957</text:p>
          </table:table-cell>
          <table:table-cell office:value-type="float" office:value="275.8514" calcext:value-type="float">
            <text:p>275.8514</text:p>
          </table:table-cell>
          <table:table-cell office:value-type="float" office:value="246.9269" calcext:value-type="float">
            <text:p>246.9269</text:p>
          </table:table-cell>
          <table:table-cell office:value-type="float" office:value="-2" calcext:value-type="float">
            <text:p>-2</text:p>
          </table:table-cell>
          <table:table-cell office:value-type="float" office:value="-0.226" calcext:value-type="float">
            <text:p>-0.226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2380.16542787272" calcext:value-type="float">
            <text:p>2380.1654278727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okelau</text:p>
          </table:table-cell>
          <table:table-cell office:value-type="float" office:value="1.861" calcext:value-type="float">
            <text:p>1.861</text:p>
          </table:table-cell>
          <table:table-cell office:value-type="float" office:value="1.871" calcext:value-type="float">
            <text:p>1.871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6" calcext:value-type="float">
            <text:p>0.936</text:p>
          </table:table-cell>
          <table:table-cell office:value-type="float" office:value="155.9167" calcext:value-type="float">
            <text:p>155.9167</text:p>
          </table:table-cell>
          <table:table-cell office:value-type="float" office:value="99.7864" calcext:value-type="float">
            <text:p>99.8</text:p>
          </table:table-cell>
          <table:table-cell office:value-type="float" office:value="26.6621" calcext:value-type="float">
            <text:p>26.6621</text:p>
          </table:table-cell>
          <table:table-cell office:value-type="float" office:value="0.021" calcext:value-type="float">
            <text:p>0.021</text:p>
          </table:table-cell>
          <table:table-cell office:value-type="float" office:value="11.246" calcext:value-type="float">
            <text:p>11.246</text:p>
          </table:table-cell>
          <table:table-cell office:value-type="float" office:value="0.02" calcext:value-type="float">
            <text:p>0.02</text:p>
          </table:table-cell>
          <table:table-cell office:value-type="float" office:value="1.069" calcext:value-type="float">
            <text:p>1.069</text:p>
          </table:table-cell>
          <table:table-cell office:value-type="float" office:value="64.8407" calcext:value-type="float">
            <text:p>64.8407</text:p>
          </table:table-cell>
          <table:table-cell office:value-type="float" office:value="0.035" calcext:value-type="float">
            <text:p>0</text:p>
          </table:table-cell>
          <table:table-cell office:value-type="float" office:value="0.004" calcext:value-type="float">
            <text:p>0</text:p>
          </table:table-cell>
          <table:table-cell office:value-type="float" office:value="18.543" calcext:value-type="float">
            <text:p>19</text:p>
          </table:table-cell>
          <table:table-cell office:value-type="float" office:value="2.6734" calcext:value-type="float">
            <text:p>3</text:p>
          </table:table-cell>
          <table:table-cell office:value-type="float" office:value="1.2846" calcext:value-type="float">
            <text:p>1</text:p>
          </table:table-cell>
          <table:table-cell table:style-name="ce2" office:value-type="float" office:value="29.552" calcext:value-type="float">
            <text:p>29.6</text:p>
          </table:table-cell>
          <table:table-cell office:value-type="float" office:value="103" calcext:value-type="float">
            <text:p>103.0</text:p>
          </table:table-cell>
          <table:table-cell office:value-type="float" office:value="0.014" calcext:value-type="float">
            <text:p>0.0</text:p>
          </table:table-cell>
          <table:table-cell office:value-type="float" office:value="0.006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7.297" calcext:value-type="float">
            <text:p>7.297</text:p>
          </table:table-cell>
          <table:table-cell office:value-type="float" office:value="75.3802" calcext:value-type="float">
            <text:p>75.3802</text:p>
          </table:table-cell>
          <table:table-cell office:value-type="float" office:value="74.4241" calcext:value-type="float">
            <text:p>74.4241</text:p>
          </table:table-cell>
          <table:table-cell office:value-type="float" office:value="76.1984" calcext:value-type="float">
            <text:p>76.2</text:p>
          </table:table-cell>
          <table:table-cell office:value-type="float" office:value="60.9969" calcext:value-type="float">
            <text:p>61.0</text:p>
          </table:table-cell>
          <table:table-cell office:value-type="float" office:value="60.083" calcext:value-type="float">
            <text:p>60.083</text:p>
          </table:table-cell>
          <table:table-cell office:value-type="float" office:value="61.7698" calcext:value-type="float">
            <text:p>61.7698</text:p>
          </table:table-cell>
          <table:table-cell office:value-type="float" office:value="16.5672" calcext:value-type="float">
            <text:p>16.5672</text:p>
          </table:table-cell>
          <table:table-cell office:value-type="float" office:value="15.5173" calcext:value-type="float">
            <text:p>15.5173</text:p>
          </table:table-cell>
          <table:table-cell office:value-type="float" office:value="17.4774" calcext:value-type="float">
            <text:p>17.4774</text:p>
          </table:table-cell>
          <table:table-cell office:value-type="float" office:value="7.4847" calcext:value-type="float">
            <text:p>7.4847</text:p>
          </table:table-cell>
          <table:table-cell office:value-type="float" office:value="6.8974" calcext:value-type="float">
            <text:p>6.8974</text:p>
          </table:table-cell>
          <table:table-cell office:value-type="float" office:value="7.7968" calcext:value-type="float">
            <text:p>7.7968</text:p>
          </table:table-cell>
          <table:table-cell office:value-type="float" office:value="0" calcext:value-type="float">
            <text:p>0</text:p>
          </table:table-cell>
          <table:table-cell office:value-type="float" office:value="4.7222" calcext:value-type="float">
            <text:p>4.7222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5.9374" calcext:value-type="float">
            <text:p>5.9374</text:p>
          </table:table-cell>
          <table:table-cell office:value-type="float" office:value="38.4792" calcext:value-type="float">
            <text:p>38.4792</text:p>
          </table:table-cell>
          <table:table-cell office:value-type="float" office:value="36.0179" calcext:value-type="float">
            <text:p>36.0179</text:p>
          </table:table-cell>
          <table:table-cell office:value-type="float" office:value="40.9421" calcext:value-type="float">
            <text:p>40.9421</text:p>
          </table:table-cell>
          <table:table-cell office:value-type="float" office:value="137.3785" calcext:value-type="float">
            <text:p>137.3785</text:p>
          </table:table-cell>
          <table:table-cell office:value-type="float" office:value="138.5182" calcext:value-type="float">
            <text:p>138.5182</text:p>
          </table:table-cell>
          <table:table-cell office:value-type="float" office:value="137.2229" calcext:value-type="float">
            <text:p>137.2229</text:p>
          </table:table-cell>
          <table:table-cell office:value-type="float" office:value="61.5629" calcext:value-type="float">
            <text:p>61.5629</text:p>
          </table:table-cell>
          <table:table-cell office:value-type="float" office:value="57.2668" calcext:value-type="float">
            <text:p>57.2668</text:p>
          </table:table-cell>
          <table:table-cell office:value-type="float" office:value="65.8376" calcext:value-type="float">
            <text:p>65.8376</text:p>
          </table:table-cell>
          <table:table-cell office:value-type="float" office:value="129.9681" calcext:value-type="float">
            <text:p>129.9681</text:p>
          </table:table-cell>
          <table:table-cell office:value-type="float" office:value="130.6219" calcext:value-type="float">
            <text:p>130.6219</text:p>
          </table:table-cell>
          <table:table-cell office:value-type="float" office:value="130.3081" calcext:value-type="float">
            <text:p>130.3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East Asia &amp; Pacific</text:p>
          </table:table-cell>
          <table:table-cell table:number-columns-repeated="2"/>
          <table:table-cell office:value-type="string" calcext:value-type="string">
            <text:p>Tokelau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6.399" calcext:value-type="float">
            <text:p>106.399</text:p>
          </table:table-cell>
          <table:table-cell office:value-type="float" office:value="106.858" calcext:value-type="float">
            <text:p>106.858</text:p>
          </table:table-cell>
          <table:table-cell office:value-type="float" office:value="52.848" calcext:value-type="float">
            <text:p>52.848</text:p>
          </table:table-cell>
          <table:table-cell office:value-type="float" office:value="54.01" calcext:value-type="float">
            <text:p>54.01</text:p>
          </table:table-cell>
          <table:table-cell office:value-type="float" office:value="164.3962" calcext:value-type="float">
            <text:p>164.3962</text:p>
          </table:table-cell>
          <table:table-cell office:value-type="float" office:value="97.8495" calcext:value-type="float">
            <text:p>97.8</text:p>
          </table:table-cell>
          <table:table-cell office:value-type="float" office:value="21.7145" calcext:value-type="float">
            <text:p>21.7145</text:p>
          </table:table-cell>
          <table:table-cell office:value-type="float" office:value="1.717" calcext:value-type="float">
            <text:p>1.717</text:p>
          </table:table-cell>
          <table:table-cell office:value-type="float" office:value="16.009" calcext:value-type="float">
            <text:p>16.009</text:p>
          </table:table-cell>
          <table:table-cell office:value-type="float" office:value="0.917" calcext:value-type="float">
            <text:p>0.917</text:p>
          </table:table-cell>
          <table:table-cell office:value-type="float" office:value="0.858" calcext:value-type="float">
            <text:p>0.858</text:p>
          </table:table-cell>
          <table:table-cell office:value-type="float" office:value="80.7864" calcext:value-type="float">
            <text:p>80.7864</text:p>
          </table:table-cell>
          <table:table-cell office:value-type="float" office:value="2.456" calcext:value-type="float">
            <text:p>2</text:p>
          </table:table-cell>
          <table:table-cell office:value-type="float" office:value="0.107" calcext:value-type="float">
            <text:p>0</text:p>
          </table:table-cell>
          <table:table-cell office:value-type="float" office:value="22.894" calcext:value-type="float">
            <text:p>23</text:p>
          </table:table-cell>
          <table:table-cell office:value-type="float" office:value="3.1934" calcext:value-type="float">
            <text:p>3</text:p>
          </table:table-cell>
          <table:table-cell office:value-type="float" office:value="1.4817" calcext:value-type="float">
            <text:p>1</text:p>
          </table:table-cell>
          <table:table-cell table:style-name="ce2" office:value-type="float" office:value="30.396" calcext:value-type="float">
            <text:p>30.4</text:p>
          </table:table-cell>
          <table:table-cell office:value-type="float" office:value="108.1" calcext:value-type="float">
            <text:p>108.1</text:p>
          </table:table-cell>
          <table:table-cell office:value-type="float" office:value="0.739" calcext:value-type="float">
            <text:p>0.7</text:p>
          </table:table-cell>
          <table:table-cell office:value-type="float" office:value="0.407" calcext:value-type="float">
            <text:p>0.41</text:p>
          </table:table-cell>
          <table:table-cell office:value-type="float" office:value="0.332" calcext:value-type="float">
            <text:p>0.332</text:p>
          </table:table-cell>
          <table:table-cell office:value-type="float" office:value="6.885" calcext:value-type="float">
            <text:p>6.885</text:p>
          </table:table-cell>
          <table:table-cell office:value-type="float" office:value="71.2702" calcext:value-type="float">
            <text:p>71.2702</text:p>
          </table:table-cell>
          <table:table-cell office:value-type="float" office:value="68.5813" calcext:value-type="float">
            <text:p>68.5813</text:p>
          </table:table-cell>
          <table:table-cell office:value-type="float" office:value="74.1234" calcext:value-type="float">
            <text:p>74.1</text:p>
          </table:table-cell>
          <table:table-cell office:value-type="float" office:value="57.2903" calcext:value-type="float">
            <text:p>57.3</text:p>
          </table:table-cell>
          <table:table-cell office:value-type="float" office:value="54.6418" calcext:value-type="float">
            <text:p>54.6418</text:p>
          </table:table-cell>
          <table:table-cell office:value-type="float" office:value="60.0925" calcext:value-type="float">
            <text:p>60.0925</text:p>
          </table:table-cell>
          <table:table-cell office:value-type="float" office:value="14.8889" calcext:value-type="float">
            <text:p>14.8889</text:p>
          </table:table-cell>
          <table:table-cell office:value-type="float" office:value="13.2305" calcext:value-type="float">
            <text:p>13.2305</text:p>
          </table:table-cell>
          <table:table-cell office:value-type="float" office:value="16.5163" calcext:value-type="float">
            <text:p>16.5163</text:p>
          </table:table-cell>
          <table:table-cell office:value-type="float" office:value="6.7682" calcext:value-type="float">
            <text:p>6.7682</text:p>
          </table:table-cell>
          <table:table-cell office:value-type="float" office:value="6.0565" calcext:value-type="float">
            <text:p>6.0565</text:p>
          </table:table-cell>
          <table:table-cell office:value-type="float" office:value="7.3231" calcext:value-type="float">
            <text:p>7.3231</text:p>
          </table:table-cell>
          <table:table-cell office:value-type="float" office:value="0.023" calcext:value-type="float">
            <text:p>0.023</text:p>
          </table:table-cell>
          <table:table-cell office:value-type="float" office:value="9.1821" calcext:value-type="float">
            <text:p>9.1821</text:p>
          </table:table-cell>
          <table:table-cell office:value-type="float" office:value="2.436" calcext:value-type="float">
            <text:p>2.436</text:p>
          </table:table-cell>
          <table:table-cell office:value-type="float" office:value="0.027" calcext:value-type="float">
            <text:p>0.027</text:p>
          </table:table-cell>
          <table:table-cell office:value-type="float" office:value="10.915" calcext:value-type="float">
            <text:p>10.915</text:p>
          </table:table-cell>
          <table:table-cell office:value-type="float" office:value="61.0435" calcext:value-type="float">
            <text:p>61.0435</text:p>
          </table:table-cell>
          <table:table-cell office:value-type="float" office:value="69.7934" calcext:value-type="float">
            <text:p>69.7934</text:p>
          </table:table-cell>
          <table:table-cell office:value-type="float" office:value="52.8562" calcext:value-type="float">
            <text:p>52.8562</text:p>
          </table:table-cell>
          <table:table-cell office:value-type="float" office:value="201.6126" calcext:value-type="float">
            <text:p>201.6126</text:p>
          </table:table-cell>
          <table:table-cell office:value-type="float" office:value="240.0884" calcext:value-type="float">
            <text:p>240.0884</text:p>
          </table:table-cell>
          <table:table-cell office:value-type="float" office:value="162.637" calcext:value-type="float">
            <text:p>162.637</text:p>
          </table:table-cell>
          <table:table-cell office:value-type="float" office:value="93.7893" calcext:value-type="float">
            <text:p>93.7893</text:p>
          </table:table-cell>
          <table:table-cell office:value-type="float" office:value="111.4062" calcext:value-type="float">
            <text:p>111.4062</text:p>
          </table:table-cell>
          <table:table-cell office:value-type="float" office:value="77.6598" calcext:value-type="float">
            <text:p>77.6598</text:p>
          </table:table-cell>
          <table:table-cell office:value-type="float" office:value="189.6687" calcext:value-type="float">
            <text:p>189.6687</text:p>
          </table:table-cell>
          <table:table-cell office:value-type="float" office:value="227.8621" calcext:value-type="float">
            <text:p>227.8621</text:p>
          </table:table-cell>
          <table:table-cell office:value-type="float" office:value="151.131" calcext:value-type="float">
            <text:p>151.131</text:p>
          </table:table-cell>
          <table:table-cell office:value-type="float" office:value="-0.8" calcext:value-type="float">
            <text:p>-0.8</text:p>
          </table:table-cell>
          <table:table-cell office:value-type="float" office:value="-7.458" calcext:value-type="float">
            <text:p>-7.458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Upper middle income</text:p>
          </table:table-cell>
          <table:table-cell office:value-type="float" office:value="6693.78564060753" calcext:value-type="float">
            <text:p>6693.78564060753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528.932" calcext:value-type="float">
            <text:p>1528.932</text:p>
          </table:table-cell>
          <table:table-cell office:value-type="float" office:value="1531.044" calcext:value-type="float">
            <text:p>1531.044</text:p>
          </table:table-cell>
          <table:table-cell office:value-type="float" office:value="755.09" calcext:value-type="float">
            <text:p>755.09</text:p>
          </table:table-cell>
          <table:table-cell office:value-type="float" office:value="775.955" calcext:value-type="float">
            <text:p>775.955</text:p>
          </table:table-cell>
          <table:table-cell office:value-type="float" office:value="298.4492" calcext:value-type="float">
            <text:p>298.4492</text:p>
          </table:table-cell>
          <table:table-cell office:value-type="float" office:value="97.311" calcext:value-type="float">
            <text:p>97.3</text:p>
          </table:table-cell>
          <table:table-cell office:value-type="float" office:value="35.9451" calcext:value-type="float">
            <text:p>35.9451</text:p>
          </table:table-cell>
          <table:table-cell office:value-type="float" office:value="5.031" calcext:value-type="float">
            <text:p>5.031</text:p>
          </table:table-cell>
          <table:table-cell office:value-type="float" office:value="3.285" calcext:value-type="float">
            <text:p>3.285</text:p>
          </table:table-cell>
          <table:table-cell office:value-type="float" office:value="4.225" calcext:value-type="float">
            <text:p>4.225</text:p>
          </table:table-cell>
          <table:table-cell office:value-type="float" office:value="0.276" calcext:value-type="float">
            <text:p>0.276</text:p>
          </table:table-cell>
          <table:table-cell/>
          <table:table-cell office:value-type="float" office:value="17.429" calcext:value-type="float">
            <text:p>17</text:p>
          </table:table-cell>
          <table:table-cell office:value-type="float" office:value="1.824" calcext:value-type="float">
            <text:p>2</text:p>
          </table:table-cell>
          <table:table-cell office:value-type="float" office:value="11.382" calcext:value-type="float">
            <text:p>11</text:p>
          </table:table-cell>
          <table:table-cell office:value-type="float" office:value="1.6137" calcext:value-type="float">
            <text:p>2</text:p>
          </table:table-cell>
          <table:table-cell office:value-type="float" office:value="0.7716" calcext:value-type="float">
            <text:p>1</text:p>
          </table:table-cell>
          <table:table-cell table:style-name="ce2" office:value-type="float" office:value="27.731" calcext:value-type="float">
            <text:p>27.7</text:p>
          </table:table-cell>
          <table:table-cell office:value-type="float" office:value="104.1" calcext:value-type="float">
            <text:p>104.1</text:p>
          </table:table-cell>
          <table:table-cell office:value-type="float" office:value="12.398" calcext:value-type="float">
            <text:p>12.4</text:p>
          </table:table-cell>
          <table:table-cell office:value-type="float" office:value="6.876" calcext:value-type="float">
            <text:p>6.88</text:p>
          </table:table-cell>
          <table:table-cell office:value-type="float" office:value="5.522" calcext:value-type="float">
            <text:p>5.522</text:p>
          </table:table-cell>
          <table:table-cell office:value-type="float" office:value="8.097" calcext:value-type="float">
            <text:p>8.097</text:p>
          </table:table-cell>
          <table:table-cell office:value-type="float" office:value="74.7078" calcext:value-type="float">
            <text:p>74.7078</text:p>
          </table:table-cell>
          <table:table-cell office:value-type="float" office:value="71.3074" calcext:value-type="float">
            <text:p>71.3074</text:p>
          </table:table-cell>
          <table:table-cell office:value-type="float" office:value="78.1532" calcext:value-type="float">
            <text:p>78.2</text:p>
          </table:table-cell>
          <table:table-cell office:value-type="float" office:value="61.1336" calcext:value-type="float">
            <text:p>61.1</text:p>
          </table:table-cell>
          <table:table-cell office:value-type="float" office:value="57.8049" calcext:value-type="float">
            <text:p>57.8049</text:p>
          </table:table-cell>
          <table:table-cell office:value-type="float" office:value="64.489" calcext:value-type="float">
            <text:p>64.489</text:p>
          </table:table-cell>
          <table:table-cell office:value-type="float" office:value="17.6813" calcext:value-type="float">
            <text:p>17.6813</text:p>
          </table:table-cell>
          <table:table-cell office:value-type="float" office:value="15.6461" calcext:value-type="float">
            <text:p>15.6461</text:p>
          </table:table-cell>
          <table:table-cell office:value-type="float" office:value="19.4125" calcext:value-type="float">
            <text:p>19.4125</text:p>
          </table:table-cell>
          <table:table-cell office:value-type="float" office:value="9.0133" calcext:value-type="float">
            <text:p>9.0133</text:p>
          </table:table-cell>
          <table:table-cell office:value-type="float" office:value="7.6635" calcext:value-type="float">
            <text:p>7.6635</text:p>
          </table:table-cell>
          <table:table-cell office:value-type="float" office:value="9.8894" calcext:value-type="float">
            <text:p>9.8894</text:p>
          </table:table-cell>
          <table:table-cell office:value-type="float" office:value="0.261" calcext:value-type="float">
            <text:p>0.261</text:p>
          </table:table-cell>
          <table:table-cell office:value-type="float" office:value="14.9572" calcext:value-type="float">
            <text:p>14.9572</text:p>
          </table:table-cell>
          <table:table-cell office:value-type="float" office:value="17.199" calcext:value-type="float">
            <text:p>17.199</text:p>
          </table:table-cell>
          <table:table-cell office:value-type="float" office:value="0.298" calcext:value-type="float">
            <text:p>0.298</text:p>
          </table:table-cell>
          <table:table-cell office:value-type="float" office:value="16.9575" calcext:value-type="float">
            <text:p>16.9575</text:p>
          </table:table-cell>
          <table:table-cell office:value-type="float" office:value="52.7915" calcext:value-type="float">
            <text:p>52.7915</text:p>
          </table:table-cell>
          <table:table-cell office:value-type="float" office:value="67.583" calcext:value-type="float">
            <text:p>67.583</text:p>
          </table:table-cell>
          <table:table-cell office:value-type="float" office:value="37.2413" calcext:value-type="float">
            <text:p>37.2413</text:p>
          </table:table-cell>
          <table:table-cell office:value-type="float" office:value="165.6346" calcext:value-type="float">
            <text:p>165.6346</text:p>
          </table:table-cell>
          <table:table-cell office:value-type="float" office:value="207.2012" calcext:value-type="float">
            <text:p>207.2012</text:p>
          </table:table-cell>
          <table:table-cell office:value-type="float" office:value="122.4856" calcext:value-type="float">
            <text:p>122.4856</text:p>
          </table:table-cell>
          <table:table-cell office:value-type="float" office:value="71.2776" calcext:value-type="float">
            <text:p>71.2776</text:p>
          </table:table-cell>
          <table:table-cell office:value-type="float" office:value="93.3069" calcext:value-type="float">
            <text:p>93.3069</text:p>
          </table:table-cell>
          <table:table-cell office:value-type="float" office:value="48.2473" calcext:value-type="float">
            <text:p>48.2473</text:p>
          </table:table-cell>
          <table:table-cell office:value-type="float" office:value="149.3798" calcext:value-type="float">
            <text:p>149.3798</text:p>
          </table:table-cell>
          <table:table-cell office:value-type="float" office:value="190.1753" calcext:value-type="float">
            <text:p>190.1753</text:p>
          </table:table-cell>
          <table:table-cell office:value-type="float" office:value="107.2039" calcext:value-type="float">
            <text:p>107.2039</text:p>
          </table:table-cell>
          <table:table-cell office:value-type="float" office:value="-0.8" calcext:value-type="float">
            <text:p>-0.8</text:p>
          </table:table-cell>
          <table:table-cell office:value-type="float" office:value="-0.522" calcext:value-type="float">
            <text:p>-0.522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High income</text:p>
          </table:table-cell>
          <table:table-cell office:value-type="float" office:value="26868.0927188784" calcext:value-type="float">
            <text:p>26868.0927188784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2308.697" calcext:value-type="float">
            <text:p>12308.697</text:p>
          </table:table-cell>
          <table:table-cell office:value-type="float" office:value="12356.117" calcext:value-type="float">
            <text:p>12356.117</text:p>
          </table:table-cell>
          <table:table-cell office:value-type="float" office:value="6098.372" calcext:value-type="float">
            <text:p>6098.372</text:p>
          </table:table-cell>
          <table:table-cell office:value-type="float" office:value="6257.745" calcext:value-type="float">
            <text:p>6257.745</text:p>
          </table:table-cell>
          <table:table-cell office:value-type="float" office:value="79.4963" calcext:value-type="float">
            <text:p>79.4963</text:p>
          </table:table-cell>
          <table:table-cell office:value-type="float" office:value="97.4532" calcext:value-type="float">
            <text:p>97.5</text:p>
          </table:table-cell>
          <table:table-cell office:value-type="float" office:value="32.0259" calcext:value-type="float">
            <text:p>32.0259</text:p>
          </table:table-cell>
          <table:table-cell office:value-type="float" office:value="98.841" calcext:value-type="float">
            <text:p>98.841</text:p>
          </table:table-cell>
          <table:table-cell office:value-type="float" office:value="7.999" calcext:value-type="float">
            <text:p>7.999</text:p>
          </table:table-cell>
          <table:table-cell office:value-type="float" office:value="94.84" calcext:value-type="float">
            <text:p>94.84</text:p>
          </table:table-cell>
          <table:table-cell office:value-type="float" office:value="0.768" calcext:value-type="float">
            <text:p>0.768</text:p>
          </table:table-cell>
          <table:table-cell office:value-type="float" office:value="90.2535" calcext:value-type="float">
            <text:p>90.2535</text:p>
          </table:table-cell>
          <table:table-cell office:value-type="float" office:value="192.759" calcext:value-type="float">
            <text:p>193</text:p>
          </table:table-cell>
          <table:table-cell office:value-type="float" office:value="2.777" calcext:value-type="float">
            <text:p>3</text:p>
          </table:table-cell>
          <table:table-cell office:value-type="float" office:value="15.6" calcext:value-type="float">
            <text:p>16</text:p>
          </table:table-cell>
          <table:table-cell office:value-type="float" office:value="2.0637" calcext:value-type="float">
            <text:p>2</text:p>
          </table:table-cell>
          <table:table-cell office:value-type="float" office:value="0.9799" calcext:value-type="float">
            <text:p>1</text:p>
          </table:table-cell>
          <table:table-cell table:style-name="ce2" office:value-type="float" office:value="30.981" calcext:value-type="float">
            <text:p>31.0</text:p>
          </table:table-cell>
          <table:table-cell office:value-type="float" office:value="105.2" calcext:value-type="float">
            <text:p>105.2</text:p>
          </table:table-cell>
          <table:table-cell office:value-type="float" office:value="93.918" calcext:value-type="float">
            <text:p>93.9</text:p>
          </table:table-cell>
          <table:table-cell office:value-type="float" office:value="53.525" calcext:value-type="float">
            <text:p>53.53</text:p>
          </table:table-cell>
          <table:table-cell office:value-type="float" office:value="40.392" calcext:value-type="float">
            <text:p>40.392</text:p>
          </table:table-cell>
          <table:table-cell office:value-type="float" office:value="7.601" calcext:value-type="float">
            <text:p>7.601</text:p>
          </table:table-cell>
          <table:table-cell office:value-type="float" office:value="74.2631" calcext:value-type="float">
            <text:p>74.2631</text:p>
          </table:table-cell>
          <table:table-cell office:value-type="float" office:value="71.3668" calcext:value-type="float">
            <text:p>71.3668</text:p>
          </table:table-cell>
          <table:table-cell office:value-type="float" office:value="77.4084" calcext:value-type="float">
            <text:p>77.4</text:p>
          </table:table-cell>
          <table:table-cell office:value-type="float" office:value="60.6706" calcext:value-type="float">
            <text:p>60.7</text:p>
          </table:table-cell>
          <table:table-cell office:value-type="float" office:value="57.8156" calcext:value-type="float">
            <text:p>57.8156</text:p>
          </table:table-cell>
          <table:table-cell office:value-type="float" office:value="63.765" calcext:value-type="float">
            <text:p>63.765</text:p>
          </table:table-cell>
          <table:table-cell office:value-type="float" office:value="15.3503" calcext:value-type="float">
            <text:p>15.3503</text:p>
          </table:table-cell>
          <table:table-cell office:value-type="float" office:value="13.5461" calcext:value-type="float">
            <text:p>13.5461</text:p>
          </table:table-cell>
          <table:table-cell office:value-type="float" office:value="17.2108" calcext:value-type="float">
            <text:p>17.2108</text:p>
          </table:table-cell>
          <table:table-cell office:value-type="float" office:value="6.5225" calcext:value-type="float">
            <text:p>6.5225</text:p>
          </table:table-cell>
          <table:table-cell office:value-type="float" office:value="5.6457" calcext:value-type="float">
            <text:p>5.6457</text:p>
          </table:table-cell>
          <table:table-cell office:value-type="float" office:value="7.2218" calcext:value-type="float">
            <text:p>7.2218</text:p>
          </table:table-cell>
          <table:table-cell office:value-type="float" office:value="2.617" calcext:value-type="float">
            <text:p>2.617</text:p>
          </table:table-cell>
          <table:table-cell office:value-type="float" office:value="13.5369" calcext:value-type="float">
            <text:p>13.5369</text:p>
          </table:table-cell>
          <table:table-cell office:value-type="float" office:value="190.468" calcext:value-type="float">
            <text:p>190.468</text:p>
          </table:table-cell>
          <table:table-cell office:value-type="float" office:value="3.128" calcext:value-type="float">
            <text:p>3.128</text:p>
          </table:table-cell>
          <table:table-cell office:value-type="float" office:value="16.013" calcext:value-type="float">
            <text:p>16.013</text:p>
          </table:table-cell>
          <table:table-cell office:value-type="float" office:value="42.9368" calcext:value-type="float">
            <text:p>42.9368</text:p>
          </table:table-cell>
          <table:table-cell office:value-type="float" office:value="53.2478" calcext:value-type="float">
            <text:p>53.2478</text:p>
          </table:table-cell>
          <table:table-cell office:value-type="float" office:value="32.7142" calcext:value-type="float">
            <text:p>32.7142</text:p>
          </table:table-cell>
          <table:table-cell office:value-type="float" office:value="126.0114" calcext:value-type="float">
            <text:p>126.0114</text:p>
          </table:table-cell>
          <table:table-cell office:value-type="float" office:value="160.8133" calcext:value-type="float">
            <text:p>160.8133</text:p>
          </table:table-cell>
          <table:table-cell office:value-type="float" office:value="91.2011" calcext:value-type="float">
            <text:p>91.2011</text:p>
          </table:table-cell>
          <table:table-cell office:value-type="float" office:value="49.2407" calcext:value-type="float">
            <text:p>49.2407</text:p>
          </table:table-cell>
          <table:table-cell office:value-type="float" office:value="65.4915" calcext:value-type="float">
            <text:p>65.4915</text:p>
          </table:table-cell>
          <table:table-cell office:value-type="float" office:value="33.2952" calcext:value-type="float">
            <text:p>33.2952</text:p>
          </table:table-cell>
          <table:table-cell office:value-type="float" office:value="108.9693" calcext:value-type="float">
            <text:p>108.9693</text:p>
          </table:table-cell>
          <table:table-cell office:value-type="float" office:value="143.2329" calcext:value-type="float">
            <text:p>143.2329</text:p>
          </table:table-cell>
          <table:table-cell office:value-type="float" office:value="74.8687" calcext:value-type="float">
            <text:p>74.8687</text:p>
          </table:table-cell>
          <table:table-cell office:value-type="float" office:value="-4" calcext:value-type="float">
            <text:p>-4</text:p>
          </table:table-cell>
          <table:table-cell office:value-type="float" office:value="-0.324" calcext:value-type="float">
            <text:p>-0.324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Lower middle income</text:p>
          </table:table-cell>
          <table:table-cell office:value-type="float" office:value="11594.720674923" calcext:value-type="float">
            <text:p>11594.720674923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85091.633" calcext:value-type="float">
            <text:p>85091.633</text:p>
          </table:table-cell>
          <table:table-cell office:value-type="float" office:value="85341.241" calcext:value-type="float">
            <text:p>85341.241</text:p>
          </table:table-cell>
          <table:table-cell office:value-type="float" office:value="42762.43" calcext:value-type="float">
            <text:p>42762.43</text:p>
          </table:table-cell>
          <table:table-cell office:value-type="float" office:value="42578.812" calcext:value-type="float">
            <text:p>42578.812</text:p>
          </table:table-cell>
          <table:table-cell office:value-type="float" office:value="110.8898" calcext:value-type="float">
            <text:p>110.8898</text:p>
          </table:table-cell>
          <table:table-cell office:value-type="float" office:value="100.4312" calcext:value-type="float">
            <text:p>100.4</text:p>
          </table:table-cell>
          <table:table-cell office:value-type="float" office:value="31.3232" calcext:value-type="float">
            <text:p>31.3232</text:p>
          </table:table-cell>
          <table:table-cell office:value-type="float" office:value="800.803" calcext:value-type="float">
            <text:p>800.803</text:p>
          </table:table-cell>
          <table:table-cell office:value-type="float" office:value="9.367" calcext:value-type="float">
            <text:p>9.367</text:p>
          </table:table-cell>
          <table:table-cell office:value-type="float" office:value="499.216" calcext:value-type="float">
            <text:p>499.216</text:p>
          </table:table-cell>
          <table:table-cell office:value-type="float" office:value="0.585" calcext:value-type="float">
            <text:p>0.585</text:p>
          </table:table-cell>
          <table:table-cell office:value-type="float" office:value="118.4867" calcext:value-type="float">
            <text:p>118.4867</text:p>
          </table:table-cell>
          <table:table-cell office:value-type="float" office:value="1236.9" calcext:value-type="float">
            <text:p>1,237</text:p>
          </table:table-cell>
          <table:table-cell office:value-type="float" office:value="47.957" calcext:value-type="float">
            <text:p>48</text:p>
          </table:table-cell>
          <table:table-cell office:value-type="float" office:value="14.468" calcext:value-type="float">
            <text:p>14</text:p>
          </table:table-cell>
          <table:table-cell office:value-type="float" office:value="1.8817" calcext:value-type="float">
            <text:p>2</text:p>
          </table:table-cell>
          <table:table-cell office:value-type="float" office:value="0.9065" calcext:value-type="float">
            <text:p>1</text:p>
          </table:table-cell>
          <table:table-cell table:style-name="ce2" office:value-type="float" office:value="29.108" calcext:value-type="float">
            <text:p>29.1</text:p>
          </table:table-cell>
          <table:table-cell office:value-type="float" office:value="105.1" calcext:value-type="float">
            <text:p>105.1</text:p>
          </table:table-cell>
          <table:table-cell office:value-type="float" office:value="436.097" calcext:value-type="float">
            <text:p>436.1</text:p>
          </table:table-cell>
          <table:table-cell office:value-type="float" office:value="241.628" calcext:value-type="float">
            <text:p>241.63</text:p>
          </table:table-cell>
          <table:table-cell office:value-type="float" office:value="194.469" calcext:value-type="float">
            <text:p>194.469</text:p>
          </table:table-cell>
          <table:table-cell office:value-type="float" office:value="5.101" calcext:value-type="float">
            <text:p>5.101</text:p>
          </table:table-cell>
          <table:table-cell office:value-type="float" office:value="78.4754" calcext:value-type="float">
            <text:p>78.4754</text:p>
          </table:table-cell>
          <table:table-cell office:value-type="float" office:value="75.3803" calcext:value-type="float">
            <text:p>75.3803</text:p>
          </table:table-cell>
          <table:table-cell office:value-type="float" office:value="81.4949" calcext:value-type="float">
            <text:p>81.5</text:p>
          </table:table-cell>
          <table:table-cell office:value-type="float" office:value="64.2409" calcext:value-type="float">
            <text:p>64.2</text:p>
          </table:table-cell>
          <table:table-cell office:value-type="float" office:value="61.1642" calcext:value-type="float">
            <text:p>61.1642</text:p>
          </table:table-cell>
          <table:table-cell office:value-type="float" office:value="67.2346" calcext:value-type="float">
            <text:p>67.2346</text:p>
          </table:table-cell>
          <table:table-cell office:value-type="float" office:value="17.7592" calcext:value-type="float">
            <text:p>17.7592</text:p>
          </table:table-cell>
          <table:table-cell office:value-type="float" office:value="15.6191" calcext:value-type="float">
            <text:p>15.6191</text:p>
          </table:table-cell>
          <table:table-cell office:value-type="float" office:value="19.5025" calcext:value-type="float">
            <text:p>19.5025</text:p>
          </table:table-cell>
          <table:table-cell office:value-type="float" office:value="7.769" calcext:value-type="float">
            <text:p>7.769</text:p>
          </table:table-cell>
          <table:table-cell office:value-type="float" office:value="6.2325" calcext:value-type="float">
            <text:p>6.2325</text:p>
          </table:table-cell>
          <table:table-cell office:value-type="float" office:value="8.7233" calcext:value-type="float">
            <text:p>8.7233</text:p>
          </table:table-cell>
          <table:table-cell office:value-type="float" office:value="9.559" calcext:value-type="float">
            <text:p>9.559</text:p>
          </table:table-cell>
          <table:table-cell office:value-type="float" office:value="7.7224" calcext:value-type="float">
            <text:p>7.7224</text:p>
          </table:table-cell>
          <table:table-cell office:value-type="float" office:value="1228.626" calcext:value-type="float">
            <text:p>1228.626</text:p>
          </table:table-cell>
          <table:table-cell office:value-type="float" office:value="11.309" calcext:value-type="float">
            <text:p>11.309</text:p>
          </table:table-cell>
          <table:table-cell office:value-type="float" office:value="9.0903" calcext:value-type="float">
            <text:p>9.0903</text:p>
          </table:table-cell>
          <table:table-cell office:value-type="float" office:value="21.2941" calcext:value-type="float">
            <text:p>21.2941</text:p>
          </table:table-cell>
          <table:table-cell office:value-type="float" office:value="25.5691" calcext:value-type="float">
            <text:p>25.5691</text:p>
          </table:table-cell>
          <table:table-cell office:value-type="float" office:value="16.8146" calcext:value-type="float">
            <text:p>16.8146</text:p>
          </table:table-cell>
          <table:table-cell office:value-type="float" office:value="85.3369" calcext:value-type="float">
            <text:p>85.3369</text:p>
          </table:table-cell>
          <table:table-cell office:value-type="float" office:value="114.754" calcext:value-type="float">
            <text:p>114.754</text:p>
          </table:table-cell>
          <table:table-cell office:value-type="float" office:value="54.2349" calcext:value-type="float">
            <text:p>54.2349</text:p>
          </table:table-cell>
          <table:table-cell office:value-type="float" office:value="28.6503" calcext:value-type="float">
            <text:p>28.6503</text:p>
          </table:table-cell>
          <table:table-cell office:value-type="float" office:value="38.4198" calcext:value-type="float">
            <text:p>38.4198</text:p>
          </table:table-cell>
          <table:table-cell office:value-type="float" office:value="18.497" calcext:value-type="float">
            <text:p>18.497</text:p>
          </table:table-cell>
          <table:table-cell office:value-type="float" office:value="76.2755" calcext:value-type="float">
            <text:p>76.2755</text:p>
          </table:table-cell>
          <table:table-cell office:value-type="float" office:value="105.3862" calcext:value-type="float">
            <text:p>105.3862</text:p>
          </table:table-cell>
          <table:table-cell office:value-type="float" office:value="45.5362" calcext:value-type="float">
            <text:p>45.5362</text:p>
          </table:table-cell>
          <table:table-cell office:value-type="float" office:value="-301.586" calcext:value-type="float">
            <text:p>-301.586</text:p>
          </table:table-cell>
          <table:table-cell office:value-type="float" office:value="-3.528" calcext:value-type="float">
            <text:p>-3.528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Upper middle income</text:p>
          </table:table-cell>
          <table:table-cell office:value-type="float" office:value="30472.3799332242" calcext:value-type="float">
            <text:p>30472.379933224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6387.2" calcext:value-type="float">
            <text:p>6387.2</text:p>
          </table:table-cell>
          <table:table-cell office:value-type="float" office:value="6430.77" calcext:value-type="float">
            <text:p>6430.77</text:p>
          </table:table-cell>
          <table:table-cell office:value-type="float" office:value="3185.86" calcext:value-type="float">
            <text:p>3185.86</text:p>
          </table:table-cell>
          <table:table-cell office:value-type="float" office:value="3244.911" calcext:value-type="float">
            <text:p>3244.911</text:p>
          </table:table-cell>
          <table:table-cell office:value-type="float" office:value="13.6845" calcext:value-type="float">
            <text:p>13.6845</text:p>
          </table:table-cell>
          <table:table-cell office:value-type="float" office:value="98.1802" calcext:value-type="float">
            <text:p>98.2</text:p>
          </table:table-cell>
          <table:table-cell office:value-type="float" office:value="26.081" calcext:value-type="float">
            <text:p>26.081</text:p>
          </table:table-cell>
          <table:table-cell office:value-type="float" office:value="91.138" calcext:value-type="float">
            <text:p>91.138</text:p>
          </table:table-cell>
          <table:table-cell office:value-type="float" office:value="14.17" calcext:value-type="float">
            <text:p>14.17</text:p>
          </table:table-cell>
          <table:table-cell office:value-type="float" office:value="87.141" calcext:value-type="float">
            <text:p>87.141</text:p>
          </table:table-cell>
          <table:table-cell office:value-type="float" office:value="1.355" calcext:value-type="float">
            <text:p>1.355</text:p>
          </table:table-cell>
          <table:table-cell office:value-type="float" office:value="51.1548" calcext:value-type="float">
            <text:p>51.1548</text:p>
          </table:table-cell>
          <table:table-cell office:value-type="float" office:value="133.491" calcext:value-type="float">
            <text:p>133</text:p>
          </table:table-cell>
          <table:table-cell office:value-type="float" office:value="5.233" calcext:value-type="float">
            <text:p>5</text:p>
          </table:table-cell>
          <table:table-cell office:value-type="float" office:value="20.755" calcext:value-type="float">
            <text:p>21</text:p>
          </table:table-cell>
          <table:table-cell office:value-type="float" office:value="2.6174" calcext:value-type="float">
            <text:p>3</text:p>
          </table:table-cell>
          <table:table-cell office:value-type="float" office:value="1.2131" calcext:value-type="float">
            <text:p>1</text:p>
          </table:table-cell>
          <table:table-cell table:style-name="ce2" office:value-type="float" office:value="27.849" calcext:value-type="float">
            <text:p>27.8</text:p>
          </table:table-cell>
          <table:table-cell office:value-type="float" office:value="106.7" calcext:value-type="float">
            <text:p>106.7</text:p>
          </table:table-cell>
          <table:table-cell office:value-type="float" office:value="42.353" calcext:value-type="float">
            <text:p>42.4</text:p>
          </table:table-cell>
          <table:table-cell office:value-type="float" office:value="23.747" calcext:value-type="float">
            <text:p>23.75</text:p>
          </table:table-cell>
          <table:table-cell office:value-type="float" office:value="18.606" calcext:value-type="float">
            <text:p>18.606</text:p>
          </table:table-cell>
          <table:table-cell office:value-type="float" office:value="6.585" calcext:value-type="float">
            <text:p>6.585</text:p>
          </table:table-cell>
          <table:table-cell office:value-type="float" office:value="69.4102" calcext:value-type="float">
            <text:p>69.4102</text:p>
          </table:table-cell>
          <table:table-cell office:value-type="float" office:value="65.9159" calcext:value-type="float">
            <text:p>65.9159</text:p>
          </table:table-cell>
          <table:table-cell office:value-type="float" office:value="72.916" calcext:value-type="float">
            <text:p>72.9</text:p>
          </table:table-cell>
          <table:table-cell office:value-type="float" office:value="57.3493" calcext:value-type="float">
            <text:p>57.3</text:p>
          </table:table-cell>
          <table:table-cell office:value-type="float" office:value="54.2087" calcext:value-type="float">
            <text:p>54.2087</text:p>
          </table:table-cell>
          <table:table-cell office:value-type="float" office:value="60.4202" calcext:value-type="float">
            <text:p>60.4202</text:p>
          </table:table-cell>
          <table:table-cell office:value-type="float" office:value="13.8914" calcext:value-type="float">
            <text:p>13.8914</text:p>
          </table:table-cell>
          <table:table-cell office:value-type="float" office:value="12.38" calcext:value-type="float">
            <text:p>12.38</text:p>
          </table:table-cell>
          <table:table-cell office:value-type="float" office:value="15.0795" calcext:value-type="float">
            <text:p>15.0795</text:p>
          </table:table-cell>
          <table:table-cell office:value-type="float" office:value="5.9199" calcext:value-type="float">
            <text:p>5.9199</text:p>
          </table:table-cell>
          <table:table-cell office:value-type="float" office:value="5.2332" calcext:value-type="float">
            <text:p>5.2332</text:p>
          </table:table-cell>
          <table:table-cell office:value-type="float" office:value="6.3096" calcext:value-type="float">
            <text:p>6.3096</text:p>
          </table:table-cell>
          <table:table-cell office:value-type="float" office:value="4.414" calcext:value-type="float">
            <text:p>4.414</text:p>
          </table:table-cell>
          <table:table-cell office:value-type="float" office:value="32.9211" calcext:value-type="float">
            <text:p>32.9211</text:p>
          </table:table-cell>
          <table:table-cell office:value-type="float" office:value="129.706" calcext:value-type="float">
            <text:p>129.706</text:p>
          </table:table-cell>
          <table:table-cell office:value-type="float" office:value="5.215" calcext:value-type="float">
            <text:p>5.215</text:p>
          </table:table-cell>
          <table:table-cell office:value-type="float" office:value="38.6441" calcext:value-type="float">
            <text:p>38.6441</text:p>
          </table:table-cell>
          <table:table-cell office:value-type="float" office:value="74.3235" calcext:value-type="float">
            <text:p>74.3235</text:p>
          </table:table-cell>
          <table:table-cell office:value-type="float" office:value="92.1945" calcext:value-type="float">
            <text:p>92.1945</text:p>
          </table:table-cell>
          <table:table-cell office:value-type="float" office:value="55.673" calcext:value-type="float">
            <text:p>55.673</text:p>
          </table:table-cell>
          <table:table-cell office:value-type="float" office:value="205.8462" calcext:value-type="float">
            <text:p>205.8462</text:p>
          </table:table-cell>
          <table:table-cell office:value-type="float" office:value="267.343" calcext:value-type="float">
            <text:p>267.343</text:p>
          </table:table-cell>
          <table:table-cell office:value-type="float" office:value="144.0469" calcext:value-type="float">
            <text:p>144.0469</text:p>
          </table:table-cell>
          <table:table-cell office:value-type="float" office:value="78.0065" calcext:value-type="float">
            <text:p>78.0065</text:p>
          </table:table-cell>
          <table:table-cell office:value-type="float" office:value="106.5694" calcext:value-type="float">
            <text:p>106.5694</text:p>
          </table:table-cell>
          <table:table-cell office:value-type="float" office:value="49.6922" calcext:value-type="float">
            <text:p>49.6922</text:p>
          </table:table-cell>
          <table:table-cell office:value-type="float" office:value="171.6982" calcext:value-type="float">
            <text:p>171.6982</text:p>
          </table:table-cell>
          <table:table-cell office:value-type="float" office:value="230.1241" calcext:value-type="float">
            <text:p>230.1241</text:p>
          </table:table-cell>
          <table:table-cell office:value-type="float" office:value="114.2275" calcext:value-type="float">
            <text:p>114.2275</text:p>
          </table:table-cell>
          <table:table-cell office:value-type="float" office:value="-4" calcext:value-type="float">
            <text:p>-4</text:p>
          </table:table-cell>
          <table:table-cell office:value-type="float" office:value="-0.622" calcext:value-type="float">
            <text:p>-0.622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Upper middle income</text:p>
          </table:table-cell>
          <table:table-cell office:value-type="float" office:value="16194.2126155691" calcext:value-type="float">
            <text:p>16194.2126155691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float" office:value="45.529" calcext:value-type="float">
            <text:p>45.529</text:p>
          </table:table-cell>
          <table:table-cell office:value-type="float" office:value="45.702" calcext:value-type="float">
            <text:p>45.702</text:p>
          </table:table-cell>
          <table:table-cell office:value-type="float" office:value="23.006" calcext:value-type="float">
            <text:p>23.006</text:p>
          </table:table-cell>
          <table:table-cell office:value-type="float" office:value="22.696" calcext:value-type="float">
            <text:p>22.696</text:p>
          </table:table-cell>
          <table:table-cell office:value-type="float" office:value="48.1079" calcext:value-type="float">
            <text:p>48.1079</text:p>
          </table:table-cell>
          <table:table-cell office:value-type="float" office:value="101.3636" calcext:value-type="float">
            <text:p>101.4</text:p>
          </table:table-cell>
          <table:table-cell office:value-type="float" office:value="37.7102" calcext:value-type="float">
            <text:p>37.7102</text:p>
          </table:table-cell>
          <table:table-cell office:value-type="float" office:value="0.148" calcext:value-type="float">
            <text:p>0.148</text:p>
          </table:table-cell>
          <table:table-cell office:value-type="float" office:value="3.23" calcext:value-type="float">
            <text:p>3.23</text:p>
          </table:table-cell>
          <table:table-cell office:value-type="float" office:value="0.347" calcext:value-type="float">
            <text:p>0.347</text:p>
          </table:table-cell>
          <table:table-cell office:value-type="float" office:value="0.759" calcext:value-type="float">
            <text:p>0.759</text:p>
          </table:table-cell>
          <table:table-cell office:value-type="float" office:value="91.3237" calcext:value-type="float">
            <text:p>91.3237</text:p>
          </table:table-cell>
          <table:table-cell office:value-type="float" office:value="0.56" calcext:value-type="float">
            <text:p>1</text:p>
          </table:table-cell>
          <table:table-cell office:value-type="float" office:value="0.022" calcext:value-type="float">
            <text:p>0</text:p>
          </table:table-cell>
          <table:table-cell office:value-type="float" office:value="12.27" calcext:value-type="float">
            <text:p>12</text:p>
          </table:table-cell>
          <table:table-cell office:value-type="float" office:value="1.6576" calcext:value-type="float">
            <text:p>2</text:p>
          </table:table-cell>
          <table:table-cell office:value-type="float" office:value="0.7945" calcext:value-type="float">
            <text:p>1</text:p>
          </table:table-cell>
          <table:table-cell table:style-name="ce2" office:value-type="float" office:value="30.714" calcext:value-type="float">
            <text:p>30.7</text:p>
          </table:table-cell>
          <table:table-cell office:value-type="float" office:value="104.9" calcext:value-type="float">
            <text:p>104.9</text:p>
          </table:table-cell>
          <table:table-cell office:value-type="float" office:value="0.412" calcext:value-type="float">
            <text:p>0.4</text:p>
          </table:table-cell>
          <table:table-cell office:value-type="float" office:value="0.231" calcext:value-type="float">
            <text:p>0.23</text:p>
          </table:table-cell>
          <table:table-cell office:value-type="float" office:value="0.181" calcext:value-type="float">
            <text:p>0.181</text:p>
          </table:table-cell>
          <table:table-cell office:value-type="float" office:value="9.04" calcext:value-type="float">
            <text:p>9.04</text:p>
          </table:table-cell>
          <table:table-cell office:value-type="float" office:value="74.9252" calcext:value-type="float">
            <text:p>74.9252</text:p>
          </table:table-cell>
          <table:table-cell office:value-type="float" office:value="72.1651" calcext:value-type="float">
            <text:p>72.1651</text:p>
          </table:table-cell>
          <table:table-cell office:value-type="float" office:value="77.9863" calcext:value-type="float">
            <text:p>78.0</text:p>
          </table:table-cell>
          <table:table-cell office:value-type="float" office:value="61.103" calcext:value-type="float">
            <text:p>61.1</text:p>
          </table:table-cell>
          <table:table-cell office:value-type="float" office:value="58.6006" calcext:value-type="float">
            <text:p>58.6006</text:p>
          </table:table-cell>
          <table:table-cell office:value-type="float" office:value="63.8803" calcext:value-type="float">
            <text:p>63.8803</text:p>
          </table:table-cell>
          <table:table-cell office:value-type="float" office:value="15.5835" calcext:value-type="float">
            <text:p>15.5835</text:p>
          </table:table-cell>
          <table:table-cell office:value-type="float" office:value="13.9076" calcext:value-type="float">
            <text:p>13.9076</text:p>
          </table:table-cell>
          <table:table-cell office:value-type="float" office:value="17.298" calcext:value-type="float">
            <text:p>17.298</text:p>
          </table:table-cell>
          <table:table-cell office:value-type="float" office:value="6.7024" calcext:value-type="float">
            <text:p>6.7024</text:p>
          </table:table-cell>
          <table:table-cell office:value-type="float" office:value="5.9084" calcext:value-type="float">
            <text:p>5.9084</text:p>
          </table:table-cell>
          <table:table-cell office:value-type="float" office:value="7.3921" calcext:value-type="float">
            <text:p>7.3921</text:p>
          </table:table-cell>
          <table:table-cell office:value-type="float" office:value="0.006" calcext:value-type="float">
            <text:p>0.006</text:p>
          </table:table-cell>
          <table:table-cell office:value-type="float" office:value="11.3894" calcext:value-type="float">
            <text:p>11.3894</text:p>
          </table:table-cell>
          <table:table-cell office:value-type="float" office:value="0.554" calcext:value-type="float">
            <text:p>0.554</text:p>
          </table:table-cell>
          <table:table-cell office:value-type="float" office:value="0.008" calcext:value-type="float">
            <text:p>0.008</text:p>
          </table:table-cell>
          <table:table-cell office:value-type="float" office:value="13.639" calcext:value-type="float">
            <text:p>13.639</text:p>
          </table:table-cell>
          <table:table-cell office:value-type="float" office:value="34.33" calcext:value-type="float">
            <text:p>34.33</text:p>
          </table:table-cell>
          <table:table-cell office:value-type="float" office:value="44.797" calcext:value-type="float">
            <text:p>44.797</text:p>
          </table:table-cell>
          <table:table-cell office:value-type="float" office:value="23.7771" calcext:value-type="float">
            <text:p>23.7771</text:p>
          </table:table-cell>
          <table:table-cell office:value-type="float" office:value="120.9629" calcext:value-type="float">
            <text:p>120.9629</text:p>
          </table:table-cell>
          <table:table-cell office:value-type="float" office:value="151.2381" calcext:value-type="float">
            <text:p>151.2381</text:p>
          </table:table-cell>
          <table:table-cell office:value-type="float" office:value="88.0371" calcext:value-type="float">
            <text:p>88.0371</text:p>
          </table:table-cell>
          <table:table-cell office:value-type="float" office:value="43.1393" calcext:value-type="float">
            <text:p>43.1393</text:p>
          </table:table-cell>
          <table:table-cell office:value-type="float" office:value="54.2449" calcext:value-type="float">
            <text:p>54.2449</text:p>
          </table:table-cell>
          <table:table-cell office:value-type="float" office:value="31.1548" calcext:value-type="float">
            <text:p>31.1548</text:p>
          </table:table-cell>
          <table:table-cell office:value-type="float" office:value="106.7923" calcext:value-type="float">
            <text:p>106.7923</text:p>
          </table:table-cell>
          <table:table-cell office:value-type="float" office:value="133.8915" calcext:value-type="float">
            <text:p>133.8915</text:p>
          </table:table-cell>
          <table:table-cell office:value-type="float" office:value="77.3317" calcext:value-type="float">
            <text:p>77.3317</text:p>
          </table:table-cell>
          <table:table-cell office:value-type="float" office:value="0.2" calcext:value-type="float">
            <text:p>0.2</text:p>
          </table:table-cell>
          <table:table-cell office:value-type="float" office:value="4.386" calcext:value-type="float">
            <text:p>4.386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High income</text:p>
          </table:table-cell>
          <table:table-cell office:value-type="float" office:value="23390.4736715183" calcext:value-type="float">
            <text:p>23390.4736715183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11.267" calcext:value-type="float">
            <text:p>11.267</text:p>
          </table:table-cell>
          <table:table-cell office:value-type="float" office:value="11.312" calcext:value-type="float">
            <text:p>11.312</text:p>
          </table:table-cell>
          <table:table-cell office:value-type="float" office:value="5.799" calcext:value-type="float">
            <text:p>5.799</text:p>
          </table:table-cell>
          <table:table-cell office:value-type="float" office:value="5.513" calcext:value-type="float">
            <text:p>5.513</text:p>
          </table:table-cell>
          <table:table-cell office:value-type="float" office:value="377.05" calcext:value-type="float">
            <text:p>377.05</text:p>
          </table:table-cell>
          <table:table-cell office:value-type="float" office:value="105.1973" calcext:value-type="float">
            <text:p>105.2</text:p>
          </table:table-cell>
          <table:table-cell office:value-type="float" office:value="25.0318" calcext:value-type="float">
            <text:p>25.0318</text:p>
          </table:table-cell>
          <table:table-cell office:value-type="float" office:value="0.15" calcext:value-type="float">
            <text:p>0.15</text:p>
          </table:table-cell>
          <table:table-cell office:value-type="float" office:value="13.215" calcext:value-type="float">
            <text:p>13.215</text:p>
          </table:table-cell>
          <table:table-cell office:value-type="float" office:value="0.089" calcext:value-type="float">
            <text:p>0.089</text:p>
          </table:table-cell>
          <table:table-cell office:value-type="float" office:value="0.787" calcext:value-type="float">
            <text:p>0.787</text:p>
          </table:table-cell>
          <table:table-cell office:value-type="float" office:value="88.0746" calcext:value-type="float">
            <text:p>88.0746</text:p>
          </table:table-cell>
          <table:table-cell office:value-type="float" office:value="0.265" calcext:value-type="float">
            <text:p>0</text:p>
          </table:table-cell>
          <table:table-cell office:value-type="float" office:value="0.014" calcext:value-type="float">
            <text:p>0</text:p>
          </table:table-cell>
          <table:table-cell office:value-type="float" office:value="23.318" calcext:value-type="float">
            <text:p>23</text:p>
          </table:table-cell>
          <table:table-cell office:value-type="float" office:value="3.1439" calcext:value-type="float">
            <text:p>3</text:p>
          </table:table-cell>
          <table:table-cell office:value-type="float" office:value="1.4324" calcext:value-type="float">
            <text:p>1</text:p>
          </table:table-cell>
          <table:table-cell table:style-name="ce2" office:value-type="float" office:value="29.018" calcext:value-type="float">
            <text:p>29.0</text:p>
          </table:table-cell>
          <table:table-cell office:value-type="float" office:value="107" calcext:value-type="float">
            <text:p>107.0</text:p>
          </table:table-cell>
          <table:table-cell office:value-type="float" office:value="0.115" calcext:value-type="float">
            <text:p>0.1</text:p>
          </table:table-cell>
          <table:table-cell office:value-type="float" office:value="0.068" calcext:value-type="float">
            <text:p>0.07</text:p>
          </table:table-cell>
          <table:table-cell office:value-type="float" office:value="0.046" calcext:value-type="float">
            <text:p>0.046</text:p>
          </table:table-cell>
          <table:table-cell office:value-type="float" office:value="10.103" calcext:value-type="float">
            <text:p>10.103</text:p>
          </table:table-cell>
          <table:table-cell office:value-type="float" office:value="64.8542" calcext:value-type="float">
            <text:p>64.8542</text:p>
          </table:table-cell>
          <table:table-cell office:value-type="float" office:value="61.1363" calcext:value-type="float">
            <text:p>61.1363</text:p>
          </table:table-cell>
          <table:table-cell office:value-type="float" office:value="69.3905" calcext:value-type="float">
            <text:p>69.4</text:p>
          </table:table-cell>
          <table:table-cell office:value-type="float" office:value="51.6793" calcext:value-type="float">
            <text:p>51.7</text:p>
          </table:table-cell>
          <table:table-cell office:value-type="float" office:value="47.9776" calcext:value-type="float">
            <text:p>47.9776</text:p>
          </table:table-cell>
          <table:table-cell office:value-type="float" office:value="56.1979" calcext:value-type="float">
            <text:p>56.1979</text:p>
          </table:table-cell>
          <table:table-cell office:value-type="float" office:value="12.8692" calcext:value-type="float">
            <text:p>12.8692</text:p>
          </table:table-cell>
          <table:table-cell office:value-type="float" office:value="11.0221" calcext:value-type="float">
            <text:p>11.0221</text:p>
          </table:table-cell>
          <table:table-cell office:value-type="float" office:value="14.6528" calcext:value-type="float">
            <text:p>14.6528</text:p>
          </table:table-cell>
          <table:table-cell office:value-type="float" office:value="5.9928" calcext:value-type="float">
            <text:p>5.9928</text:p>
          </table:table-cell>
          <table:table-cell office:value-type="float" office:value="5.2464" calcext:value-type="float">
            <text:p>5.2464</text:p>
          </table:table-cell>
          <table:table-cell office:value-type="float" office:value="6.4317" calcext:value-type="float">
            <text:p>6.4317</text:p>
          </table:table-cell>
          <table:table-cell office:value-type="float" office:value="0.005" calcext:value-type="float">
            <text:p>0.005</text:p>
          </table:table-cell>
          <table:table-cell office:value-type="float" office:value="17.6097" calcext:value-type="float">
            <text:p>17.6097</text:p>
          </table:table-cell>
          <table:table-cell office:value-type="float" office:value="0.261" calcext:value-type="float">
            <text:p>0.261</text:p>
          </table:table-cell>
          <table:table-cell office:value-type="float" office:value="0.006" calcext:value-type="float">
            <text:p>0.006</text:p>
          </table:table-cell>
          <table:table-cell office:value-type="float" office:value="21.1702" calcext:value-type="float">
            <text:p>21.1702</text:p>
          </table:table-cell>
          <table:table-cell office:value-type="float" office:value="114.4787" calcext:value-type="float">
            <text:p>114.4787</text:p>
          </table:table-cell>
          <table:table-cell office:value-type="float" office:value="137.3102" calcext:value-type="float">
            <text:p>137.3102</text:p>
          </table:table-cell>
          <table:table-cell office:value-type="float" office:value="88.6788" calcext:value-type="float">
            <text:p>88.6788</text:p>
          </table:table-cell>
          <table:table-cell office:value-type="float" office:value="322.2099" calcext:value-type="float">
            <text:p>322.2099</text:p>
          </table:table-cell>
          <table:table-cell office:value-type="float" office:value="393.8213" calcext:value-type="float">
            <text:p>393.8213</text:p>
          </table:table-cell>
          <table:table-cell office:value-type="float" office:value="230.4331" calcext:value-type="float">
            <text:p>230.4331</text:p>
          </table:table-cell>
          <table:table-cell office:value-type="float" office:value="166.3139" calcext:value-type="float">
            <text:p>166.3139</text:p>
          </table:table-cell>
          <table:table-cell office:value-type="float" office:value="209.391" calcext:value-type="float">
            <text:p>209.391</text:p>
          </table:table-cell>
          <table:table-cell office:value-type="float" office:value="115.979" calcext:value-type="float">
            <text:p>115.979</text:p>
          </table:table-cell>
          <table:table-cell office:value-type="float" office:value="302.188" calcext:value-type="float">
            <text:p>302.188</text:p>
          </table:table-cell>
          <table:table-cell office:value-type="float" office:value="374.6806" calcext:value-type="float">
            <text:p>374.6806</text:p>
          </table:table-cell>
          <table:table-cell office:value-type="float" office:value="209.3643" calcext:value-type="float">
            <text:p>209.3643</text:p>
          </table:table-cell>
          <table:table-cell office:value-type="float" office:value="-0.06" calcext:value-type="float">
            <text:p>-0.06</text:p>
          </table:table-cell>
          <table:table-cell office:value-type="float" office:value="-5.288" calcext:value-type="float">
            <text:p>-5.288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Upper middle income</text:p>
          </table:table-cell>
          <table:table-cell office:value-type="float" office:value="5082.44603791154" calcext:value-type="float">
            <text:p>5082.44603791154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6584.197" calcext:value-type="float">
            <text:p>46584.197</text:p>
          </table:table-cell>
          <table:table-cell office:value-type="float" office:value="47249.585" calcext:value-type="float">
            <text:p>47249.585</text:p>
          </table:table-cell>
          <table:table-cell office:value-type="float" office:value="23401.332" calcext:value-type="float">
            <text:p>23401.332</text:p>
          </table:table-cell>
          <table:table-cell office:value-type="float" office:value="23848.253" calcext:value-type="float">
            <text:p>23848.253</text:p>
          </table:table-cell>
          <table:table-cell office:value-type="float" office:value="236.4761" calcext:value-type="float">
            <text:p>236.4761</text:p>
          </table:table-cell>
          <table:table-cell office:value-type="float" office:value="98.126" calcext:value-type="float">
            <text:p>98.1</text:p>
          </table:table-cell>
          <table:table-cell office:value-type="float" office:value="16.1219" calcext:value-type="float">
            <text:p>16.1219</text:p>
          </table:table-cell>
          <table:table-cell office:value-type="float" office:value="1449.618" calcext:value-type="float">
            <text:p>1449.618</text:p>
          </table:table-cell>
          <table:table-cell office:value-type="float" office:value="30.636" calcext:value-type="float">
            <text:p>30.636</text:p>
          </table:table-cell>
          <table:table-cell office:value-type="float" office:value="1330.776" calcext:value-type="float">
            <text:p>1330.776</text:p>
          </table:table-cell>
          <table:table-cell office:value-type="float" office:value="2.817" calcext:value-type="float">
            <text:p>2.817</text:p>
          </table:table-cell>
          <table:table-cell office:value-type="float" office:value="24.6059" calcext:value-type="float">
            <text:p>24.6059</text:p>
          </table:table-cell>
          <table:table-cell office:value-type="float" office:value="1713.605" calcext:value-type="float">
            <text:p>1,714</text:p>
          </table:table-cell>
          <table:table-cell office:value-type="float" office:value="296.867" calcext:value-type="float">
            <text:p>297</text:p>
          </table:table-cell>
          <table:table-cell office:value-type="float" office:value="36.215" calcext:value-type="float">
            <text:p>36</text:p>
          </table:table-cell>
          <table:table-cell office:value-type="float" office:value="4.4678" calcext:value-type="float">
            <text:p>4</text:p>
          </table:table-cell>
          <table:table-cell office:value-type="float" office:value="2.0414" calcext:value-type="float">
            <text:p>2</text:p>
          </table:table-cell>
          <table:table-cell table:style-name="ce2" office:value-type="float" office:value="28.733" calcext:value-type="float">
            <text:p>28.7</text:p>
          </table:table-cell>
          <table:table-cell office:value-type="float" office:value="102.9" calcext:value-type="float">
            <text:p>102.9</text:p>
          </table:table-cell>
          <table:table-cell office:value-type="float" office:value="263.987" calcext:value-type="float">
            <text:p>264.0</text:p>
          </table:table-cell>
          <table:table-cell office:value-type="float" office:value="140.982" calcext:value-type="float">
            <text:p>140.98</text:p>
          </table:table-cell>
          <table:table-cell office:value-type="float" office:value="123.005" calcext:value-type="float">
            <text:p>123.005</text:p>
          </table:table-cell>
          <table:table-cell office:value-type="float" office:value="5.579" calcext:value-type="float">
            <text:p>5.579</text:p>
          </table:table-cell>
          <table:table-cell office:value-type="float" office:value="63.6382" calcext:value-type="float">
            <text:p>63.6382</text:p>
          </table:table-cell>
          <table:table-cell office:value-type="float" office:value="61.4856" calcext:value-type="float">
            <text:p>61.4856</text:p>
          </table:table-cell>
          <table:table-cell office:value-type="float" office:value="65.7032" calcext:value-type="float">
            <text:p>65.7</text:p>
          </table:table-cell>
          <table:table-cell office:value-type="float" office:value="51.8125" calcext:value-type="float">
            <text:p>51.8</text:p>
          </table:table-cell>
          <table:table-cell office:value-type="float" office:value="49.7837" calcext:value-type="float">
            <text:p>49.7837</text:p>
          </table:table-cell>
          <table:table-cell office:value-type="float" office:value="53.7288" calcext:value-type="float">
            <text:p>53.7288</text:p>
          </table:table-cell>
          <table:table-cell office:value-type="float" office:value="11.719" calcext:value-type="float">
            <text:p>11.719</text:p>
          </table:table-cell>
          <table:table-cell office:value-type="float" office:value="11.0082" calcext:value-type="float">
            <text:p>11.0082</text:p>
          </table:table-cell>
          <table:table-cell office:value-type="float" office:value="12.2452" calcext:value-type="float">
            <text:p>12.2452</text:p>
          </table:table-cell>
          <table:table-cell office:value-type="float" office:value="4.7608" calcext:value-type="float">
            <text:p>4.7608</text:p>
          </table:table-cell>
          <table:table-cell office:value-type="float" office:value="4.5158" calcext:value-type="float">
            <text:p>4.5158</text:p>
          </table:table-cell>
          <table:table-cell office:value-type="float" office:value="4.9071" calcext:value-type="float">
            <text:p>4.9071</text:p>
          </table:table-cell>
          <table:table-cell office:value-type="float" office:value="52.03" calcext:value-type="float">
            <text:p>52.03</text:p>
          </table:table-cell>
          <table:table-cell office:value-type="float" office:value="30.4157" calcext:value-type="float">
            <text:p>30.4157</text:p>
          </table:table-cell>
          <table:table-cell office:value-type="float" office:value="1668.269" calcext:value-type="float">
            <text:p>1668.269</text:p>
          </table:table-cell>
          <table:table-cell office:value-type="float" office:value="69.702" calcext:value-type="float">
            <text:p>69.702</text:p>
          </table:table-cell>
          <table:table-cell office:value-type="float" office:value="41.2441" calcext:value-type="float">
            <text:p>41.2441</text:p>
          </table:table-cell>
          <table:table-cell office:value-type="float" office:value="123.7428" calcext:value-type="float">
            <text:p>123.7428</text:p>
          </table:table-cell>
          <table:table-cell office:value-type="float" office:value="139.3366" calcext:value-type="float">
            <text:p>139.3366</text:p>
          </table:table-cell>
          <table:table-cell office:value-type="float" office:value="108.1249" calcext:value-type="float">
            <text:p>108.1249</text:p>
          </table:table-cell>
          <table:table-cell office:value-type="float" office:value="314.328" calcext:value-type="float">
            <text:p>314.328</text:p>
          </table:table-cell>
          <table:table-cell office:value-type="float" office:value="361.1753" calcext:value-type="float">
            <text:p>361.1753</text:p>
          </table:table-cell>
          <table:table-cell office:value-type="float" office:value="268.7753" calcext:value-type="float">
            <text:p>268.7753</text:p>
          </table:table-cell>
          <table:table-cell office:value-type="float" office:value="154.9275" calcext:value-type="float">
            <text:p>154.9275</text:p>
          </table:table-cell>
          <table:table-cell office:value-type="float" office:value="181.44" calcext:value-type="float">
            <text:p>181.44</text:p>
          </table:table-cell>
          <table:table-cell office:value-type="float" office:value="128.8404" calcext:value-type="float">
            <text:p>128.8404</text:p>
          </table:table-cell>
          <table:table-cell office:value-type="float" office:value="278.9029" calcext:value-type="float">
            <text:p>278.9029</text:p>
          </table:table-cell>
          <table:table-cell office:value-type="float" office:value="325.6549" calcext:value-type="float">
            <text:p>325.6549</text:p>
          </table:table-cell>
          <table:table-cell office:value-type="float" office:value="233.9079" calcext:value-type="float">
            <text:p>233.9079</text:p>
          </table:table-cell>
          <table:table-cell office:value-type="float" office:value="-118.846" calcext:value-type="float">
            <text:p>-118.846</text:p>
          </table:table-cell>
          <table:table-cell office:value-type="float" office:value="-2.512" calcext:value-type="float">
            <text:p>-2.512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2397.76100479307" calcext:value-type="float">
            <text:p>2397.7610047930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3334.204" calcext:value-type="float">
            <text:p>43334.204</text:p>
          </table:table-cell>
          <table:table-cell office:value-type="float" office:value="39701.739" calcext:value-type="float">
            <text:p>39701.739</text:p>
          </table:table-cell>
          <table:table-cell office:value-type="float" office:value="18230.672" calcext:value-type="float">
            <text:p>18230.672</text:p>
          </table:table-cell>
          <table:table-cell office:value-type="float" office:value="21471.067" calcext:value-type="float">
            <text:p>21471.067</text:p>
          </table:table-cell>
          <table:table-cell office:value-type="float" office:value="68.5316" calcext:value-type="float">
            <text:p>68.5316</text:p>
          </table:table-cell>
          <table:table-cell office:value-type="float" office:value="84.9081" calcext:value-type="float">
            <text:p>84.9</text:p>
          </table:table-cell>
          <table:table-cell office:value-type="float" office:value="42.8534" calcext:value-type="float">
            <text:p>42.8534</text:p>
          </table:table-cell>
          <table:table-cell office:value-type="float" office:value="-591.34" calcext:value-type="float">
            <text:p>-591.34</text:p>
          </table:table-cell>
          <table:table-cell office:value-type="float" office:value="-13.741" calcext:value-type="float">
            <text:p>-13.741</text:p>
          </table:table-cell>
          <table:table-cell office:value-type="float" office:value="-7264.93" calcext:value-type="float">
            <text:p>-7264.93</text:p>
          </table:table-cell>
          <table:table-cell office:value-type="float" office:value="-18.35" calcext:value-type="float">
            <text:p>-18.35</text:p>
          </table:table-cell>
          <table:table-cell/>
          <table:table-cell office:value-type="float" office:value="329.618" calcext:value-type="float">
            <text:p>330</text:p>
          </table:table-cell>
          <table:table-cell office:value-type="float" office:value="15.679" calcext:value-type="float">
            <text:p>16</text:p>
          </table:table-cell>
          <table:table-cell office:value-type="float" office:value="7.659" calcext:value-type="float">
            <text:p>8</text:p>
          </table:table-cell>
          <table:table-cell office:value-type="float" office:value="1.2646" calcext:value-type="float">
            <text:p>1</text:p>
          </table:table-cell>
          <table:table-cell office:value-type="float" office:value="0.6027" calcext:value-type="float">
            <text:p>1</text:p>
          </table:table-cell>
          <table:table-cell table:style-name="ce2" office:value-type="float" office:value="28.177" calcext:value-type="float">
            <text:p>28.2</text:p>
          </table:table-cell>
          <table:table-cell office:value-type="float" office:value="106.3" calcext:value-type="float">
            <text:p>106.3</text:p>
          </table:table-cell>
          <table:table-cell office:value-type="float" office:value="920.958" calcext:value-type="float">
            <text:p>921.0</text:p>
          </table:table-cell>
          <table:table-cell office:value-type="float" office:value="463.35" calcext:value-type="float">
            <text:p>463.35</text:p>
          </table:table-cell>
          <table:table-cell office:value-type="float" office:value="457.608" calcext:value-type="float">
            <text:p>457.608</text:p>
          </table:table-cell>
          <table:table-cell office:value-type="float" office:value="21.4" calcext:value-type="float">
            <text:p>21.4</text:p>
          </table:table-cell>
          <table:table-cell office:value-type="float" office:value="68.5636" calcext:value-type="float">
            <text:p>68.5636</text:p>
          </table:table-cell>
          <table:table-cell office:value-type="float" office:value="63.5246" calcext:value-type="float">
            <text:p>63.5246</text:p>
          </table:table-cell>
          <table:table-cell office:value-type="float" office:value="73.9045" calcext:value-type="float">
            <text:p>73.9</text:p>
          </table:table-cell>
          <table:table-cell office:value-type="float" office:value="54.2425" calcext:value-type="float">
            <text:p>54.2</text:p>
          </table:table-cell>
          <table:table-cell office:value-type="float" office:value="49.2064" calcext:value-type="float">
            <text:p>49.2064</text:p>
          </table:table-cell>
          <table:table-cell office:value-type="float" office:value="59.5702" calcext:value-type="float">
            <text:p>59.5702</text:p>
          </table:table-cell>
          <table:table-cell office:value-type="float" office:value="12.828" calcext:value-type="float">
            <text:p>12.828</text:p>
          </table:table-cell>
          <table:table-cell office:value-type="float" office:value="10.1421" calcext:value-type="float">
            <text:p>10.1421</text:p>
          </table:table-cell>
          <table:table-cell office:value-type="float" office:value="14.8252" calcext:value-type="float">
            <text:p>14.8252</text:p>
          </table:table-cell>
          <table:table-cell office:value-type="float" office:value="5.6381" calcext:value-type="float">
            <text:p>5.6381</text:p>
          </table:table-cell>
          <table:table-cell office:value-type="float" office:value="4.2939" calcext:value-type="float">
            <text:p>4.2939</text:p>
          </table:table-cell>
          <table:table-cell office:value-type="float" office:value="6.2898" calcext:value-type="float">
            <text:p>6.2898</text:p>
          </table:table-cell>
          <table:table-cell office:value-type="float" office:value="2.344" calcext:value-type="float">
            <text:p>2.344</text:p>
          </table:table-cell>
          <table:table-cell office:value-type="float" office:value="7.0908" calcext:value-type="float">
            <text:p>7.0908</text:p>
          </table:table-cell>
          <table:table-cell office:value-type="float" office:value="327.596" calcext:value-type="float">
            <text:p>327.596</text:p>
          </table:table-cell>
          <table:table-cell office:value-type="float" office:value="2.775" calcext:value-type="float">
            <text:p>2.775</text:p>
          </table:table-cell>
          <table:table-cell office:value-type="float" office:value="8.3223" calcext:value-type="float">
            <text:p>8.3223</text:p>
          </table:table-cell>
          <table:table-cell office:value-type="float" office:value="55.7432" calcext:value-type="float">
            <text:p>55.7432</text:p>
          </table:table-cell>
          <table:table-cell office:value-type="float" office:value="77.5911" calcext:value-type="float">
            <text:p>77.5911</text:p>
          </table:table-cell>
          <table:table-cell office:value-type="float" office:value="32.6234" calcext:value-type="float">
            <text:p>32.6234</text:p>
          </table:table-cell>
          <table:table-cell office:value-type="float" office:value="247.1695" calcext:value-type="float">
            <text:p>247.1695</text:p>
          </table:table-cell>
          <table:table-cell office:value-type="float" office:value="350.9561" calcext:value-type="float">
            <text:p>350.9561</text:p>
          </table:table-cell>
          <table:table-cell office:value-type="float" office:value="140.5262" calcext:value-type="float">
            <text:p>140.5262</text:p>
          </table:table-cell>
          <table:table-cell office:value-type="float" office:value="116.1535" calcext:value-type="float">
            <text:p>116.1535</text:p>
          </table:table-cell>
          <table:table-cell office:value-type="float" office:value="168.7138" calcext:value-type="float">
            <text:p>168.7138</text:p>
          </table:table-cell>
          <table:table-cell office:value-type="float" office:value="61.6694" calcext:value-type="float">
            <text:p>61.6694</text:p>
          </table:table-cell>
          <table:table-cell office:value-type="float" office:value="239.4563" calcext:value-type="float">
            <text:p>239.4563</text:p>
          </table:table-cell>
          <table:table-cell office:value-type="float" office:value="343.714" calcext:value-type="float">
            <text:p>343.714</text:p>
          </table:table-cell>
          <table:table-cell office:value-type="float" office:value="132.5533" calcext:value-type="float">
            <text:p>132.5533</text:p>
          </table:table-cell>
          <table:table-cell office:value-type="float" office:value="-6673.58" calcext:value-type="float">
            <text:p>-6673.58</text:p>
          </table:table-cell>
          <table:table-cell office:value-type="float" office:value="-155.07" calcext:value-type="float">
            <text:p>-155.07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Lower middle income</text:p>
          </table:table-cell>
          <table:table-cell office:value-type="float" office:value="14219.7900390625" calcext:value-type="float">
            <text:p>14219.7900390625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9403.261" calcext:value-type="float">
            <text:p>9403.261</text:p>
          </table:table-cell>
          <table:table-cell office:value-type="float" office:value="9441.128" calcext:value-type="float">
            <text:p>9441.128</text:p>
          </table:table-cell>
          <table:table-cell office:value-type="float" office:value="6547.744" calcext:value-type="float">
            <text:p>6547.744</text:p>
          </table:table-cell>
          <table:table-cell office:value-type="float" office:value="2893.384" calcext:value-type="float">
            <text:p>2893.384</text:p>
          </table:table-cell>
          <table:table-cell office:value-type="float" office:value="132.9287" calcext:value-type="float">
            <text:p>132.9287</text:p>
          </table:table-cell>
          <table:table-cell office:value-type="float" office:value="226.3005" calcext:value-type="float">
            <text:p>226.3</text:p>
          </table:table-cell>
          <table:table-cell office:value-type="float" office:value="33.3439" calcext:value-type="float">
            <text:p>33.3439</text:p>
          </table:table-cell>
          <table:table-cell office:value-type="float" office:value="75.734" calcext:value-type="float">
            <text:p>75.734</text:p>
          </table:table-cell>
          <table:table-cell office:value-type="float" office:value="8.023" calcext:value-type="float">
            <text:p>8.023</text:p>
          </table:table-cell>
          <table:table-cell office:value-type="float" office:value="75.735" calcext:value-type="float">
            <text:p>75.735</text:p>
          </table:table-cell>
          <table:table-cell office:value-type="float" office:value="0.802" calcext:value-type="float">
            <text:p>0.802</text:p>
          </table:table-cell>
          <table:table-cell office:value-type="float" office:value="86.4273" calcext:value-type="float">
            <text:p>86.4273</text:p>
          </table:table-cell>
          <table:table-cell office:value-type="float" office:value="93.343" calcext:value-type="float">
            <text:p>93</text:p>
          </table:table-cell>
          <table:table-cell office:value-type="float" office:value="0.463" calcext:value-type="float">
            <text:p>0</text:p>
          </table:table-cell>
          <table:table-cell office:value-type="float" office:value="9.888" calcext:value-type="float">
            <text:p>10</text:p>
          </table:table-cell>
          <table:table-cell office:value-type="float" office:value="1.443" calcext:value-type="float">
            <text:p>1</text:p>
          </table:table-cell>
          <table:table-cell office:value-type="float" office:value="0.6991" calcext:value-type="float">
            <text:p>1</text:p>
          </table:table-cell>
          <table:table-cell table:style-name="ce2" office:value-type="float" office:value="31.421" calcext:value-type="float">
            <text:p>31.4</text:p>
          </table:table-cell>
          <table:table-cell office:value-type="float" office:value="104.6" calcext:value-type="float">
            <text:p>104.6</text:p>
          </table:table-cell>
          <table:table-cell office:value-type="float" office:value="17.609" calcext:value-type="float">
            <text:p>17.6</text:p>
          </table:table-cell>
          <table:table-cell office:value-type="float" office:value="11.993" calcext:value-type="float">
            <text:p>11.99</text:p>
          </table:table-cell>
          <table:table-cell office:value-type="float" office:value="5.616" calcext:value-type="float">
            <text:p>5.616</text:p>
          </table:table-cell>
          <table:table-cell office:value-type="float" office:value="1.865" calcext:value-type="float">
            <text:p>1.865</text:p>
          </table:table-cell>
          <table:table-cell office:value-type="float" office:value="79.196" calcext:value-type="float">
            <text:p>79.196</text:p>
          </table:table-cell>
          <table:table-cell office:value-type="float" office:value="77.7204" calcext:value-type="float">
            <text:p>77.7204</text:p>
          </table:table-cell>
          <table:table-cell office:value-type="float" office:value="81.412" calcext:value-type="float">
            <text:p>81.4</text:p>
          </table:table-cell>
          <table:table-cell office:value-type="float" office:value="64.7516" calcext:value-type="float">
            <text:p>64.8</text:p>
          </table:table-cell>
          <table:table-cell office:value-type="float" office:value="63.3303" calcext:value-type="float">
            <text:p>63.3303</text:p>
          </table:table-cell>
          <table:table-cell office:value-type="float" office:value="66.9117" calcext:value-type="float">
            <text:p>66.9117</text:p>
          </table:table-cell>
          <table:table-cell office:value-type="float" office:value="17.6168" calcext:value-type="float">
            <text:p>17.6168</text:p>
          </table:table-cell>
          <table:table-cell office:value-type="float" office:value="16.3772" calcext:value-type="float">
            <text:p>16.3772</text:p>
          </table:table-cell>
          <table:table-cell office:value-type="float" office:value="19.0942" calcext:value-type="float">
            <text:p>19.0942</text:p>
          </table:table-cell>
          <table:table-cell office:value-type="float" office:value="7.5708" calcext:value-type="float">
            <text:p>7.5708</text:p>
          </table:table-cell>
          <table:table-cell office:value-type="float" office:value="6.855" calcext:value-type="float">
            <text:p>6.855</text:p>
          </table:table-cell>
          <table:table-cell office:value-type="float" office:value="8.2085" calcext:value-type="float">
            <text:p>8.2085</text:p>
          </table:table-cell>
          <table:table-cell office:value-type="float" office:value="0.486" calcext:value-type="float">
            <text:p>0.486</text:p>
          </table:table-cell>
          <table:table-cell office:value-type="float" office:value="5.1783" calcext:value-type="float">
            <text:p>5.1783</text:p>
          </table:table-cell>
          <table:table-cell office:value-type="float" office:value="92.927" calcext:value-type="float">
            <text:p>92.927</text:p>
          </table:table-cell>
          <table:table-cell office:value-type="float" office:value="0.588" calcext:value-type="float">
            <text:p>0.588</text:p>
          </table:table-cell>
          <table:table-cell office:value-type="float" office:value="6.2316" calcext:value-type="float">
            <text:p>6.2316</text:p>
          </table:table-cell>
          <table:table-cell office:value-type="float" office:value="15.9359" calcext:value-type="float">
            <text:p>15.9359</text:p>
          </table:table-cell>
          <table:table-cell office:value-type="float" office:value="18.4372" calcext:value-type="float">
            <text:p>18.4372</text:p>
          </table:table-cell>
          <table:table-cell office:value-type="float" office:value="11.4575" calcext:value-type="float">
            <text:p>11.4575</text:p>
          </table:table-cell>
          <table:table-cell office:value-type="float" office:value="68.9552" calcext:value-type="float">
            <text:p>68.9552</text:p>
          </table:table-cell>
          <table:table-cell office:value-type="float" office:value="75.7669" calcext:value-type="float">
            <text:p>75.7669</text:p>
          </table:table-cell>
          <table:table-cell office:value-type="float" office:value="51.8567" calcext:value-type="float">
            <text:p>51.8567</text:p>
          </table:table-cell>
          <table:table-cell office:value-type="float" office:value="21.8753" calcext:value-type="float">
            <text:p>21.8753</text:p>
          </table:table-cell>
          <table:table-cell office:value-type="float" office:value="24.2734" calcext:value-type="float">
            <text:p>24.2734</text:p>
          </table:table-cell>
          <table:table-cell office:value-type="float" office:value="16.1312" calcext:value-type="float">
            <text:p>16.1312</text:p>
          </table:table-cell>
          <table:table-cell office:value-type="float" office:value="62.2755" calcext:value-type="float">
            <text:p>62.2755</text:p>
          </table:table-cell>
          <table:table-cell office:value-type="float" office:value="68.3328" calcext:value-type="float">
            <text:p>68.3328</text:p>
          </table:table-cell>
          <table:table-cell office:value-type="float" office:value="45.925" calcext:value-type="float">
            <text:p>45.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High income</text:p>
          </table:table-cell>
          <table:table-cell office:value-type="float" office:value="66766.0539321336" calcext:value-type="float">
            <text:p>66766.0539321336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7394.305" calcext:value-type="float">
            <text:p>67394.305</text:p>
          </table:table-cell>
          <table:table-cell office:value-type="float" office:value="67508.936" calcext:value-type="float">
            <text:p>67508.936</text:p>
          </table:table-cell>
          <table:table-cell office:value-type="float" office:value="33360.472" calcext:value-type="float">
            <text:p>33360.472</text:p>
          </table:table-cell>
          <table:table-cell office:value-type="float" office:value="34148.463" calcext:value-type="float">
            <text:p>34148.463</text:p>
          </table:table-cell>
          <table:table-cell office:value-type="float" office:value="278.111" calcext:value-type="float">
            <text:p>278.111</text:p>
          </table:table-cell>
          <table:table-cell office:value-type="float" office:value="97.6925" calcext:value-type="float">
            <text:p>97.7</text:p>
          </table:table-cell>
          <table:table-cell office:value-type="float" office:value="39.8468" calcext:value-type="float">
            <text:p>39.8468</text:p>
          </table:table-cell>
          <table:table-cell office:value-type="float" office:value="63.477" calcext:value-type="float">
            <text:p>63.477</text:p>
          </table:table-cell>
          <table:table-cell office:value-type="float" office:value="0.941" calcext:value-type="float">
            <text:p>0.941</text:p>
          </table:table-cell>
          <table:table-cell office:value-type="float" office:value="229.261" calcext:value-type="float">
            <text:p>229.261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676.887" calcext:value-type="float">
            <text:p>677</text:p>
          </table:table-cell>
          <table:table-cell office:value-type="float" office:value="18.638" calcext:value-type="float">
            <text:p>19</text:p>
          </table:table-cell>
          <table:table-cell office:value-type="float" office:value="10.039" calcext:value-type="float">
            <text:p>10</text:p>
          </table:table-cell>
          <table:table-cell office:value-type="float" office:value="1.5656" calcext:value-type="float">
            <text:p>2</text:p>
          </table:table-cell>
          <table:table-cell office:value-type="float" office:value="0.7559" calcext:value-type="float">
            <text:p>1</text:p>
          </table:table-cell>
          <table:table-cell table:style-name="ce2" office:value-type="float" office:value="30.637" calcext:value-type="float">
            <text:p>30.6</text:p>
          </table:table-cell>
          <table:table-cell office:value-type="float" office:value="105.5" calcext:value-type="float">
            <text:p>105.5</text:p>
          </table:table-cell>
          <table:table-cell office:value-type="float" office:value="613.41" calcext:value-type="float">
            <text:p>613.4</text:p>
          </table:table-cell>
          <table:table-cell office:value-type="float" office:value="304.21" calcext:value-type="float">
            <text:p>304.21</text:p>
          </table:table-cell>
          <table:table-cell office:value-type="float" office:value="309.2" calcext:value-type="float">
            <text:p>309.2</text:p>
          </table:table-cell>
          <table:table-cell office:value-type="float" office:value="9.098" calcext:value-type="float">
            <text:p>9.098</text:p>
          </table:table-cell>
          <table:table-cell office:value-type="float" office:value="82.1564" calcext:value-type="float">
            <text:p>82.1564</text:p>
          </table:table-cell>
          <table:table-cell office:value-type="float" office:value="80.4389" calcext:value-type="float">
            <text:p>80.4389</text:p>
          </table:table-cell>
          <table:table-cell office:value-type="float" office:value="83.8335" calcext:value-type="float">
            <text:p>83.8</text:p>
          </table:table-cell>
          <table:table-cell office:value-type="float" office:value="67.512" calcext:value-type="float">
            <text:p>67.5</text:p>
          </table:table-cell>
          <table:table-cell office:value-type="float" office:value="65.8152" calcext:value-type="float">
            <text:p>65.8152</text:p>
          </table:table-cell>
          <table:table-cell office:value-type="float" office:value="69.1655" calcext:value-type="float">
            <text:p>69.1655</text:p>
          </table:table-cell>
          <table:table-cell office:value-type="float" office:value="20.6144" calcext:value-type="float">
            <text:p>20.6144</text:p>
          </table:table-cell>
          <table:table-cell office:value-type="float" office:value="19.4688" calcext:value-type="float">
            <text:p>19.4688</text:p>
          </table:table-cell>
          <table:table-cell office:value-type="float" office:value="21.6638" calcext:value-type="float">
            <text:p>21.6638</text:p>
          </table:table-cell>
          <table:table-cell office:value-type="float" office:value="9.5394" calcext:value-type="float">
            <text:p>9.5394</text:p>
          </table:table-cell>
          <table:table-cell office:value-type="float" office:value="8.8556" calcext:value-type="float">
            <text:p>8.8556</text:p>
          </table:table-cell>
          <table:table-cell office:value-type="float" office:value="10.0782" calcext:value-type="float">
            <text:p>10.0782</text:p>
          </table:table-cell>
          <table:table-cell office:value-type="float" office:value="2.177" calcext:value-type="float">
            <text:p>2.177</text:p>
          </table:table-cell>
          <table:table-cell office:value-type="float" office:value="3.2144" calcext:value-type="float">
            <text:p>3.2144</text:p>
          </table:table-cell>
          <table:table-cell office:value-type="float" office:value="675.022" calcext:value-type="float">
            <text:p>675.022</text:p>
          </table:table-cell>
          <table:table-cell office:value-type="float" office:value="2.548" calcext:value-type="float">
            <text:p>2.548</text:p>
          </table:table-cell>
          <table:table-cell office:value-type="float" office:value="3.739" calcext:value-type="float">
            <text:p>3.739</text:p>
          </table:table-cell>
          <table:table-cell office:value-type="float" office:value="16.7219" calcext:value-type="float">
            <text:p>16.7219</text:p>
          </table:table-cell>
          <table:table-cell office:value-type="float" office:value="20.8189" calcext:value-type="float">
            <text:p>20.8189</text:p>
          </table:table-cell>
          <table:table-cell office:value-type="float" office:value="12.4995" calcext:value-type="float">
            <text:p>12.4995</text:p>
          </table:table-cell>
          <table:table-cell office:value-type="float" office:value="67.5552" calcext:value-type="float">
            <text:p>67.5552</text:p>
          </table:table-cell>
          <table:table-cell office:value-type="float" office:value="81.7516" calcext:value-type="float">
            <text:p>81.7516</text:p>
          </table:table-cell>
          <table:table-cell office:value-type="float" office:value="53.3705" calcext:value-type="float">
            <text:p>53.3705</text:p>
          </table:table-cell>
          <table:table-cell office:value-type="float" office:value="28.6686" calcext:value-type="float">
            <text:p>28.6686</text:p>
          </table:table-cell>
          <table:table-cell office:value-type="float" office:value="36.1265" calcext:value-type="float">
            <text:p>36.1265</text:p>
          </table:table-cell>
          <table:table-cell office:value-type="float" office:value="21.1426" calcext:value-type="float">
            <text:p>21.1426</text:p>
          </table:table-cell>
          <table:table-cell office:value-type="float" office:value="63.4186" calcext:value-type="float">
            <text:p>63.4186</text:p>
          </table:table-cell>
          <table:table-cell office:value-type="float" office:value="77.3453" calcext:value-type="float">
            <text:p>77.3453</text:p>
          </table:table-cell>
          <table:table-cell office:value-type="float" office:value="49.5323" calcext:value-type="float">
            <text:p>49.5323</text:p>
          </table:table-cell>
          <table:table-cell office:value-type="float" office:value="165.79" calcext:value-type="float">
            <text:p>165.79</text:p>
          </table:table-cell>
          <table:table-cell office:value-type="float" office:value="2.459" calcext:value-type="float">
            <text:p>2.459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High income</text:p>
          </table:table-cell>
          <table:table-cell office:value-type="float" office:value="49675.3046742775" calcext:value-type="float">
            <text:p>49675.304674277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64539.598" calcext:value-type="float">
            <text:p>64539.598</text:p>
          </table:table-cell>
          <table:table-cell office:value-type="float" office:value="65497.748" calcext:value-type="float">
            <text:p>65497.748</text:p>
          </table:table-cell>
          <table:table-cell office:value-type="float" office:value="32370.931" calcext:value-type="float">
            <text:p>32370.931</text:p>
          </table:table-cell>
          <table:table-cell office:value-type="float" office:value="33126.817" calcext:value-type="float">
            <text:p>33126.817</text:p>
          </table:table-cell>
          <table:table-cell office:value-type="float" office:value="73.9417" calcext:value-type="float">
            <text:p>73.9417</text:p>
          </table:table-cell>
          <table:table-cell office:value-type="float" office:value="97.7182" calcext:value-type="float">
            <text:p>97.7</text:p>
          </table:table-cell>
          <table:table-cell office:value-type="float" office:value="16.9028" calcext:value-type="float">
            <text:p>16.9028</text:p>
          </table:table-cell>
          <table:table-cell office:value-type="float" office:value="1956.292" calcext:value-type="float">
            <text:p>1956.292</text:p>
          </table:table-cell>
          <table:table-cell office:value-type="float" office:value="29.852" calcext:value-type="float">
            <text:p>29.852</text:p>
          </table:table-cell>
          <table:table-cell office:value-type="float" office:value="1916.3" calcext:value-type="float">
            <text:p>1916.3</text:p>
          </table:table-cell>
          <table:table-cell office:value-type="float" office:value="2.926" calcext:value-type="float">
            <text:p>2.926</text:p>
          </table:table-cell>
          <table:table-cell office:value-type="float" office:value="23.6892" calcext:value-type="float">
            <text:p>23.6892</text:p>
          </table:table-cell>
          <table:table-cell office:value-type="float" office:value="2346.821" calcext:value-type="float">
            <text:p>2,347</text:p>
          </table:table-cell>
          <table:table-cell office:value-type="float" office:value="443.246" calcext:value-type="float">
            <text:p>443</text:p>
          </table:table-cell>
          <table:table-cell office:value-type="float" office:value="35.811" calcext:value-type="float">
            <text:p>36</text:p>
          </table:table-cell>
          <table:table-cell office:value-type="float" office:value="4.6611" calcext:value-type="float">
            <text:p>5</text:p>
          </table:table-cell>
          <table:table-cell office:value-type="float" office:value="2.1456" calcext:value-type="float">
            <text:p>2</text:p>
          </table:table-cell>
          <table:table-cell table:style-name="ce2" office:value-type="float" office:value="28.752" calcext:value-type="float">
            <text:p>28.8</text:p>
          </table:table-cell>
          <table:table-cell office:value-type="float" office:value="103" calcext:value-type="float">
            <text:p>103.0</text:p>
          </table:table-cell>
          <table:table-cell office:value-type="float" office:value="390.529" calcext:value-type="float">
            <text:p>390.5</text:p>
          </table:table-cell>
          <table:table-cell office:value-type="float" office:value="210.628" calcext:value-type="float">
            <text:p>210.63</text:p>
          </table:table-cell>
          <table:table-cell office:value-type="float" office:value="179.9" calcext:value-type="float">
            <text:p>179.9</text:p>
          </table:table-cell>
          <table:table-cell office:value-type="float" office:value="5.959" calcext:value-type="float">
            <text:p>5.959</text:p>
          </table:table-cell>
          <table:table-cell office:value-type="float" office:value="66.7825" calcext:value-type="float">
            <text:p>66.7825</text:p>
          </table:table-cell>
          <table:table-cell office:value-type="float" office:value="64.7199" calcext:value-type="float">
            <text:p>64.7199</text:p>
          </table:table-cell>
          <table:table-cell office:value-type="float" office:value="68.9298" calcext:value-type="float">
            <text:p>68.9</text:p>
          </table:table-cell>
          <table:table-cell office:value-type="float" office:value="55.1784" calcext:value-type="float">
            <text:p>55.2</text:p>
          </table:table-cell>
          <table:table-cell office:value-type="float" office:value="53.2197" calcext:value-type="float">
            <text:p>53.2197</text:p>
          </table:table-cell>
          <table:table-cell office:value-type="float" office:value="57.2082" calcext:value-type="float">
            <text:p>57.2082</text:p>
          </table:table-cell>
          <table:table-cell office:value-type="float" office:value="13.3504" calcext:value-type="float">
            <text:p>13.3504</text:p>
          </table:table-cell>
          <table:table-cell office:value-type="float" office:value="12.0615" calcext:value-type="float">
            <text:p>12.0615</text:p>
          </table:table-cell>
          <table:table-cell office:value-type="float" office:value="14.6134" calcext:value-type="float">
            <text:p>14.6134</text:p>
          </table:table-cell>
          <table:table-cell office:value-type="float" office:value="6.2106" calcext:value-type="float">
            <text:p>6.2106</text:p>
          </table:table-cell>
          <table:table-cell office:value-type="float" office:value="5.2576" calcext:value-type="float">
            <text:p>5.2576</text:p>
          </table:table-cell>
          <table:table-cell office:value-type="float" office:value="6.9822" calcext:value-type="float">
            <text:p>6.9822</text:p>
          </table:table-cell>
          <table:table-cell office:value-type="float" office:value="74.487" calcext:value-type="float">
            <text:p>74.487</text:p>
          </table:table-cell>
          <table:table-cell office:value-type="float" office:value="31.8215" calcext:value-type="float">
            <text:p>31.8215</text:p>
          </table:table-cell>
          <table:table-cell office:value-type="float" office:value="2282.224" calcext:value-type="float">
            <text:p>2282.224</text:p>
          </table:table-cell>
          <table:table-cell office:value-type="float" office:value="98.315" calcext:value-type="float">
            <text:p>98.315</text:p>
          </table:table-cell>
          <table:table-cell office:value-type="float" office:value="42.5011" calcext:value-type="float">
            <text:p>42.5011</text:p>
          </table:table-cell>
          <table:table-cell office:value-type="float" office:value="97.33" calcext:value-type="float">
            <text:p>97.33</text:p>
          </table:table-cell>
          <table:table-cell office:value-type="float" office:value="107.2917" calcext:value-type="float">
            <text:p>107.2917</text:p>
          </table:table-cell>
          <table:table-cell office:value-type="float" office:value="87.8475" calcext:value-type="float">
            <text:p>87.8475</text:p>
          </table:table-cell>
          <table:table-cell office:value-type="float" office:value="254.9564" calcext:value-type="float">
            <text:p>254.9564</text:p>
          </table:table-cell>
          <table:table-cell office:value-type="float" office:value="285.7566" calcext:value-type="float">
            <text:p>285.7566</text:p>
          </table:table-cell>
          <table:table-cell office:value-type="float" office:value="223.3445" calcext:value-type="float">
            <text:p>223.3445</text:p>
          </table:table-cell>
          <table:table-cell office:value-type="float" office:value="105.0524" calcext:value-type="float">
            <text:p>105.0524</text:p>
          </table:table-cell>
          <table:table-cell office:value-type="float" office:value="119.9753" calcext:value-type="float">
            <text:p>119.9753</text:p>
          </table:table-cell>
          <table:table-cell office:value-type="float" office:value="90.2679" calcext:value-type="float">
            <text:p>90.2679</text:p>
          </table:table-cell>
          <table:table-cell office:value-type="float" office:value="215.8799" calcext:value-type="float">
            <text:p>215.8799</text:p>
          </table:table-cell>
          <table:table-cell office:value-type="float" office:value="245.878" calcext:value-type="float">
            <text:p>245.878</text:p>
          </table:table-cell>
          <table:table-cell office:value-type="float" office:value="185.2686" calcext:value-type="float">
            <text:p>185.2686</text:p>
          </table:table-cell>
          <table:table-cell office:value-type="float" office:value="-39.997" calcext:value-type="float">
            <text:p>-39.997</text:p>
          </table:table-cell>
          <table:table-cell office:value-type="float" office:value="-0.61" calcext:value-type="float">
            <text:p>-0.61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er middle income</text:p>
          </table:table-cell>
          <table:table-cell office:value-type="float" office:value="2932.62622070313" calcext:value-type="float">
            <text:p>2932.62622070313</text:p>
          </table:table-cell>
          <table:table-cell office:value-type="string" calcext:value-type="string">
            <text:p>Tanzania, United Republic of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337499.479" calcext:value-type="float">
            <text:p>337499.479</text:p>
          </table:table-cell>
          <table:table-cell office:value-type="float" office:value="338289.857" calcext:value-type="float">
            <text:p>338289.857</text:p>
          </table:table-cell>
          <table:table-cell office:value-type="float" office:value="167498.138" calcext:value-type="float">
            <text:p>167498.138</text:p>
          </table:table-cell>
          <table:table-cell office:value-type="float" office:value="170791.72" calcext:value-type="float">
            <text:p>170791.72</text:p>
          </table:table-cell>
          <table:table-cell office:value-type="float" office:value="36.9813" calcext:value-type="float">
            <text:p>36.9813</text:p>
          </table:table-cell>
          <table:table-cell office:value-type="float" office:value="98.0716" calcext:value-type="float">
            <text:p>98.1</text:p>
          </table:table-cell>
          <table:table-cell office:value-type="float" office:value="37.889" calcext:value-type="float">
            <text:p>37.889</text:p>
          </table:table-cell>
          <table:table-cell office:value-type="float" office:value="582.21" calcext:value-type="float">
            <text:p>582.21</text:p>
          </table:table-cell>
          <table:table-cell office:value-type="float" office:value="1.723" calcext:value-type="float">
            <text:p>1.723</text:p>
          </table:table-cell>
          <table:table-cell office:value-type="float" office:value="1580.756" calcext:value-type="float">
            <text:p>1580.756</text:p>
          </table:table-cell>
          <table:table-cell office:value-type="float" office:value="0.467" calcext:value-type="float">
            <text:p>0.467</text:p>
          </table:table-cell>
          <table:table-cell/>
          <table:table-cell office:value-type="float" office:value="3726.867" calcext:value-type="float">
            <text:p>3,727</text:p>
          </table:table-cell>
          <table:table-cell office:value-type="float" office:value="163.934" calcext:value-type="float">
            <text:p>164</text:p>
          </table:table-cell>
          <table:table-cell office:value-type="float" office:value="11.033" calcext:value-type="float">
            <text:p>11</text:p>
          </table:table-cell>
          <table:table-cell office:value-type="float" office:value="1.6611" calcext:value-type="float">
            <text:p>2</text:p>
          </table:table-cell>
          <table:table-cell office:value-type="float" office:value="0.7988" calcext:value-type="float">
            <text:p>1</text:p>
          </table:table-cell>
          <table:table-cell table:style-name="ce2" office:value-type="float" office:value="29.715" calcext:value-type="float">
            <text:p>29.7</text:p>
          </table:table-cell>
          <table:table-cell office:value-type="float" office:value="104.8" calcext:value-type="float">
            <text:p>104.8</text:p>
          </table:table-cell>
          <table:table-cell office:value-type="float" office:value="3144.657" calcext:value-type="float">
            <text:p>3144.7</text:p>
          </table:table-cell>
          <table:table-cell office:value-type="float" office:value="1692.408" calcext:value-type="float">
            <text:p>1,692.41</text:p>
          </table:table-cell>
          <table:table-cell office:value-type="float" office:value="1452.249" calcext:value-type="float">
            <text:p>1452.249</text:p>
          </table:table-cell>
          <table:table-cell office:value-type="float" office:value="9.31" calcext:value-type="float">
            <text:p>9.31</text:p>
          </table:table-cell>
          <table:table-cell office:value-type="float" office:value="78.2028" calcext:value-type="float">
            <text:p>78.2028</text:p>
          </table:table-cell>
          <table:table-cell office:value-type="float" office:value="75.4794" calcext:value-type="float">
            <text:p>75.4794</text:p>
          </table:table-cell>
          <table:table-cell office:value-type="float" office:value="81.0153" calcext:value-type="float">
            <text:p>81.0</text:p>
          </table:table-cell>
          <table:table-cell office:value-type="float" office:value="63.747" calcext:value-type="float">
            <text:p>63.7</text:p>
          </table:table-cell>
          <table:table-cell office:value-type="float" office:value="61.0529" calcext:value-type="float">
            <text:p>61.0529</text:p>
          </table:table-cell>
          <table:table-cell office:value-type="float" office:value="66.5246" calcext:value-type="float">
            <text:p>66.5246</text:p>
          </table:table-cell>
          <table:table-cell office:value-type="float" office:value="19.5389" calcext:value-type="float">
            <text:p>19.5389</text:p>
          </table:table-cell>
          <table:table-cell office:value-type="float" office:value="18.0699" calcext:value-type="float">
            <text:p>18.0699</text:p>
          </table:table-cell>
          <table:table-cell office:value-type="float" office:value="20.889" calcext:value-type="float">
            <text:p>20.889</text:p>
          </table:table-cell>
          <table:table-cell office:value-type="float" office:value="9.7122" calcext:value-type="float">
            <text:p>9.7122</text:p>
          </table:table-cell>
          <table:table-cell office:value-type="float" office:value="8.8654" calcext:value-type="float">
            <text:p>8.8654</text:p>
          </table:table-cell>
          <table:table-cell office:value-type="float" office:value="10.3772" calcext:value-type="float">
            <text:p>10.3772</text:p>
          </table:table-cell>
          <table:table-cell office:value-type="float" office:value="18.768" calcext:value-type="float">
            <text:p>18.768</text:p>
          </table:table-cell>
          <table:table-cell office:value-type="float" office:value="5.0351" calcext:value-type="float">
            <text:p>5.0351</text:p>
          </table:table-cell>
          <table:table-cell office:value-type="float" office:value="3710.714" calcext:value-type="float">
            <text:p>3710.714</text:p>
          </table:table-cell>
          <table:table-cell office:value-type="float" office:value="22.108" calcext:value-type="float">
            <text:p>22.108</text:p>
          </table:table-cell>
          <table:table-cell office:value-type="float" office:value="5.9188" calcext:value-type="float">
            <text:p>5.9188</text:p>
          </table:table-cell>
          <table:table-cell office:value-type="float" office:value="38.839" calcext:value-type="float">
            <text:p>38.839</text:p>
          </table:table-cell>
          <table:table-cell office:value-type="float" office:value="51.1066" calcext:value-type="float">
            <text:p>51.1066</text:p>
          </table:table-cell>
          <table:table-cell office:value-type="float" office:value="26.0304" calcext:value-type="float">
            <text:p>26.0304</text:p>
          </table:table-cell>
          <table:table-cell office:value-type="float" office:value="130.3702" calcext:value-type="float">
            <text:p>130.3702</text:p>
          </table:table-cell>
          <table:table-cell office:value-type="float" office:value="162.6489" calcext:value-type="float">
            <text:p>162.6489</text:p>
          </table:table-cell>
          <table:table-cell office:value-type="float" office:value="96.8752" calcext:value-type="float">
            <text:p>96.8752</text:p>
          </table:table-cell>
          <table:table-cell office:value-type="float" office:value="59.8019" calcext:value-type="float">
            <text:p>59.8019</text:p>
          </table:table-cell>
          <table:table-cell office:value-type="float" office:value="77.8559" calcext:value-type="float">
            <text:p>77.8559</text:p>
          </table:table-cell>
          <table:table-cell office:value-type="float" office:value="41.03" calcext:value-type="float">
            <text:p>41.03</text:p>
          </table:table-cell>
          <table:table-cell office:value-type="float" office:value="124.1462" calcext:value-type="float">
            <text:p>124.1462</text:p>
          </table:table-cell>
          <table:table-cell office:value-type="float" office:value="156.0919" calcext:value-type="float">
            <text:p>156.0919</text:p>
          </table:table-cell>
          <table:table-cell office:value-type="float" office:value="91.0484" calcext:value-type="float">
            <text:p>91.0484</text:p>
          </table:table-cell>
          <table:table-cell office:value-type="float" office:value="998.54" calcext:value-type="float">
            <text:p>998.54</text:p>
          </table:table-cell>
          <table:table-cell office:value-type="float" office:value="2.956" calcext:value-type="float">
            <text:p>2.956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High income</text:p>
          </table:table-cell>
          <table:table-cell office:value-type="float" office:value="69287.536587952" calcext:value-type="float">
            <text:p>69287.53658795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United States Virgin Islands</text:p>
          </table:table-cell>
          <table:table-cell office:value-type="float" office:value="99.84" calcext:value-type="float">
            <text:p>99.84</text:p>
          </table:table-cell>
          <table:table-cell office:value-type="float" office:value="99.465" calcext:value-type="float">
            <text:p>99.465</text:p>
          </table:table-cell>
          <table:table-cell office:value-type="float" office:value="46.364" calcext:value-type="float">
            <text:p>46.364</text:p>
          </table:table-cell>
          <table:table-cell office:value-type="float" office:value="53.1" calcext:value-type="float">
            <text:p>53.1</text:p>
          </table:table-cell>
          <table:table-cell office:value-type="float" office:value="284.1857" calcext:value-type="float">
            <text:p>284.1857</text:p>
          </table:table-cell>
          <table:table-cell office:value-type="float" office:value="87.3146" calcext:value-type="float">
            <text:p>87.3</text:p>
          </table:table-cell>
          <table:table-cell office:value-type="float" office:value="42.804" calcext:value-type="float">
            <text:p>42.804</text:p>
          </table:table-cell>
          <table:table-cell office:value-type="float" office:value="-0.293" calcext:value-type="float">
            <text:p>-0.293</text:p>
          </table:table-cell>
          <table:table-cell office:value-type="float" office:value="-2.943" calcext:value-type="float">
            <text:p>-2.943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54" calcext:value-type="float">
            <text:p>-0.754</text:p>
          </table:table-cell>
          <table:table-cell/>
          <table:table-cell office:value-type="float" office:value="1.118" calcext:value-type="float">
            <text:p>1</text:p>
          </table:table-cell>
          <table:table-cell office:value-type="float" office:value="0.082" calcext:value-type="float">
            <text:p>0</text:p>
          </table:table-cell>
          <table:table-cell office:value-type="float" office:value="11.212" calcext:value-type="float">
            <text:p>11</text:p>
          </table:table-cell>
          <table:table-cell office:value-type="float" office:value="2.1104" calcext:value-type="float">
            <text:p>2</text:p>
          </table:table-cell>
          <table:table-cell office:value-type="float" office:value="1.0231" calcext:value-type="float">
            <text:p>1</text:p>
          </table:table-cell>
          <table:table-cell table:style-name="ce2" office:value-type="float" office:value="27.845" calcext:value-type="float">
            <text:p>27.8</text:p>
          </table:table-cell>
          <table:table-cell office:value-type="float" office:value="103.9" calcext:value-type="float">
            <text:p>103.9</text:p>
          </table:table-cell>
          <table:table-cell office:value-type="float" office:value="1.411" calcext:value-type="float">
            <text:p>1.4</text:p>
          </table:table-cell>
          <table:table-cell office:value-type="float" office:value="0.848" calcext:value-type="float">
            <text:p>0.85</text:p>
          </table:table-cell>
          <table:table-cell office:value-type="float" office:value="0.563" calcext:value-type="float">
            <text:p>0.563</text:p>
          </table:table-cell>
          <table:table-cell office:value-type="float" office:value="14.155" calcext:value-type="float">
            <text:p>14.155</text:p>
          </table:table-cell>
          <table:table-cell office:value-type="float" office:value="75.0663" calcext:value-type="float">
            <text:p>75.0663</text:p>
          </table:table-cell>
          <table:table-cell office:value-type="float" office:value="69.831" calcext:value-type="float">
            <text:p>69.831</text:p>
          </table:table-cell>
          <table:table-cell office:value-type="float" office:value="80.8662" calcext:value-type="float">
            <text:p>80.9</text:p>
          </table:table-cell>
          <table:table-cell office:value-type="float" office:value="60.8041" calcext:value-type="float">
            <text:p>60.8</text:p>
          </table:table-cell>
          <table:table-cell office:value-type="float" office:value="55.7122" calcext:value-type="float">
            <text:p>55.7122</text:p>
          </table:table-cell>
          <table:table-cell office:value-type="float" office:value="66.4256" calcext:value-type="float">
            <text:p>66.4256</text:p>
          </table:table-cell>
          <table:table-cell office:value-type="float" office:value="15.9915" calcext:value-type="float">
            <text:p>15.9915</text:p>
          </table:table-cell>
          <table:table-cell office:value-type="float" office:value="12.8971" calcext:value-type="float">
            <text:p>12.8971</text:p>
          </table:table-cell>
          <table:table-cell office:value-type="float" office:value="19.0776" calcext:value-type="float">
            <text:p>19.0776</text:p>
          </table:table-cell>
          <table:table-cell office:value-type="float" office:value="7.1876" calcext:value-type="float">
            <text:p>7.1876</text:p>
          </table:table-cell>
          <table:table-cell office:value-type="float" office:value="5.4119" calcext:value-type="float">
            <text:p>5.4119</text:p>
          </table:table-cell>
          <table:table-cell office:value-type="float" office:value="8.4737" calcext:value-type="float">
            <text:p>8.4737</text:p>
          </table:table-cell>
          <table:table-cell office:value-type="float" office:value="0.006" calcext:value-type="float">
            <text:p>0.006</text:p>
          </table:table-cell>
          <table:table-cell office:value-type="float" office:value="5.3046" calcext:value-type="float">
            <text:p>5.3046</text:p>
          </table:table-cell>
          <table:table-cell office:value-type="float" office:value="1.112" calcext:value-type="float">
            <text:p>1.112</text:p>
          </table:table-cell>
          <table:table-cell office:value-type="float" office:value="0.007" calcext:value-type="float">
            <text:p>0.007</text:p>
          </table:table-cell>
          <table:table-cell office:value-type="float" office:value="6.1958" calcext:value-type="float">
            <text:p>6.1958</text:p>
          </table:table-cell>
          <table:table-cell office:value-type="float" office:value="36.6463" calcext:value-type="float">
            <text:p>36.6463</text:p>
          </table:table-cell>
          <table:table-cell office:value-type="float" office:value="56.6815" calcext:value-type="float">
            <text:p>56.6815</text:p>
          </table:table-cell>
          <table:table-cell office:value-type="float" office:value="17.8295" calcext:value-type="float">
            <text:p>17.8295</text:p>
          </table:table-cell>
          <table:table-cell office:value-type="float" office:value="131.0583" calcext:value-type="float">
            <text:p>131.0583</text:p>
          </table:table-cell>
          <table:table-cell office:value-type="float" office:value="201.2914" calcext:value-type="float">
            <text:p>201.2914</text:p>
          </table:table-cell>
          <table:table-cell office:value-type="float" office:value="62.6033" calcext:value-type="float">
            <text:p>62.6033</text:p>
          </table:table-cell>
          <table:table-cell office:value-type="float" office:value="54.7031" calcext:value-type="float">
            <text:p>54.7031</text:p>
          </table:table-cell>
          <table:table-cell office:value-type="float" office:value="87.8268" calcext:value-type="float">
            <text:p>87.8268</text:p>
          </table:table-cell>
          <table:table-cell office:value-type="float" office:value="24.0971" calcext:value-type="float">
            <text:p>24.0971</text:p>
          </table:table-cell>
          <table:table-cell office:value-type="float" office:value="121.9975" calcext:value-type="float">
            <text:p>121.9975</text:p>
          </table:table-cell>
          <table:table-cell office:value-type="float" office:value="190.3978" calcext:value-type="float">
            <text:p>190.3978</text:p>
          </table:table-cell>
          <table:table-cell office:value-type="float" office:value="55.9096" calcext:value-type="float">
            <text:p>55.9096</text:p>
          </table:table-cell>
          <table:table-cell office:value-type="float" office:value="-0.45" calcext:value-type="float">
            <text:p>-0.45</text:p>
          </table:table-cell>
          <table:table-cell office:value-type="float" office:value="-4.514" calcext:value-type="float">
            <text:p>-4.514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High income</text:p>
          </table:table-cell>
          <table:table-cell/>
          <table:table-cell office:value-type="string" calcext:value-type="string">
            <text:p>Virgin Islands, U.S.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3422.617" calcext:value-type="float">
            <text:p>3422.617</text:p>
          </table:table-cell>
          <table:table-cell office:value-type="float" office:value="3422.794" calcext:value-type="float">
            <text:p>3422.794</text:p>
          </table:table-cell>
          <table:table-cell office:value-type="float" office:value="1658.372" calcext:value-type="float">
            <text:p>1658.372</text:p>
          </table:table-cell>
          <table:table-cell office:value-type="float" office:value="1764.421" calcext:value-type="float">
            <text:p>1764.421</text:p>
          </table:table-cell>
          <table:table-cell office:value-type="float" office:value="19.7625" calcext:value-type="float">
            <text:p>19.7625</text:p>
          </table:table-cell>
          <table:table-cell office:value-type="float" office:value="93.9896" calcext:value-type="float">
            <text:p>94.0</text:p>
          </table:table-cell>
          <table:table-cell office:value-type="float" office:value="35.4486" calcext:value-type="float">
            <text:p>35.4486</text:p>
          </table:table-cell>
          <table:table-cell office:value-type="float" office:value="1.848" calcext:value-type="float">
            <text:p>1.848</text:p>
          </table:table-cell>
          <table:table-cell office:value-type="float" office:value="0.54" calcext:value-type="float">
            <text:p>0.54</text:p>
          </table:table-cell>
          <table:table-cell office:value-type="float" office:value="0.353" calcext:value-type="float">
            <text:p>0.35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35.668" calcext:value-type="float">
            <text:p>36</text:p>
          </table:table-cell>
          <table:table-cell office:value-type="float" office:value="4.145" calcext:value-type="float">
            <text:p>4</text:p>
          </table:table-cell>
          <table:table-cell office:value-type="float" office:value="10.419" calcext:value-type="float">
            <text:p>10</text:p>
          </table:table-cell>
          <table:table-cell office:value-type="float" office:value="1.4826" calcext:value-type="float">
            <text:p>1</text:p>
          </table:table-cell>
          <table:table-cell office:value-type="float" office:value="0.7111" calcext:value-type="float">
            <text:p>1</text:p>
          </table:table-cell>
          <table:table-cell table:style-name="ce2" office:value-type="float" office:value="28.359" calcext:value-type="float">
            <text:p>28.4</text:p>
          </table:table-cell>
          <table:table-cell office:value-type="float" office:value="105.6" calcext:value-type="float">
            <text:p>105.6</text:p>
          </table:table-cell>
          <table:table-cell office:value-type="float" office:value="33.82" calcext:value-type="float">
            <text:p>33.8</text:p>
          </table:table-cell>
          <table:table-cell office:value-type="float" office:value="16.841" calcext:value-type="float">
            <text:p>16.84</text:p>
          </table:table-cell>
          <table:table-cell office:value-type="float" office:value="16.979" calcext:value-type="float">
            <text:p>16.979</text:p>
          </table:table-cell>
          <table:table-cell office:value-type="float" office:value="9.879" calcext:value-type="float">
            <text:p>9.879</text:p>
          </table:table-cell>
          <table:table-cell office:value-type="float" office:value="77.9998" calcext:value-type="float">
            <text:p>77.9998</text:p>
          </table:table-cell>
          <table:table-cell office:value-type="float" office:value="74.1466" calcext:value-type="float">
            <text:p>74.1466</text:p>
          </table:table-cell>
          <table:table-cell office:value-type="float" office:value="81.6848" calcext:value-type="float">
            <text:p>81.7</text:p>
          </table:table-cell>
          <table:table-cell office:value-type="float" office:value="63.6541" calcext:value-type="float">
            <text:p>63.7</text:p>
          </table:table-cell>
          <table:table-cell office:value-type="float" office:value="59.8304" calcext:value-type="float">
            <text:p>59.8304</text:p>
          </table:table-cell>
          <table:table-cell office:value-type="float" office:value="67.2977" calcext:value-type="float">
            <text:p>67.2977</text:p>
          </table:table-cell>
          <table:table-cell office:value-type="float" office:value="18.7873" calcext:value-type="float">
            <text:p>18.7873</text:p>
          </table:table-cell>
          <table:table-cell office:value-type="float" office:value="15.9657" calcext:value-type="float">
            <text:p>15.9657</text:p>
          </table:table-cell>
          <table:table-cell office:value-type="float" office:value="21.0821" calcext:value-type="float">
            <text:p>21.0821</text:p>
          </table:table-cell>
          <table:table-cell office:value-type="float" office:value="9.6944" calcext:value-type="float">
            <text:p>9.6944</text:p>
          </table:table-cell>
          <table:table-cell office:value-type="float" office:value="7.6628" calcext:value-type="float">
            <text:p>7.6628</text:p>
          </table:table-cell>
          <table:table-cell office:value-type="float" office:value="10.858" calcext:value-type="float">
            <text:p>10.858</text:p>
          </table:table-cell>
          <table:table-cell office:value-type="float" office:value="0.206" calcext:value-type="float">
            <text:p>0.206</text:p>
          </table:table-cell>
          <table:table-cell office:value-type="float" office:value="5.7735" calcext:value-type="float">
            <text:p>5.7735</text:p>
          </table:table-cell>
          <table:table-cell office:value-type="float" office:value="35.49" calcext:value-type="float">
            <text:p>35.49</text:p>
          </table:table-cell>
          <table:table-cell office:value-type="float" office:value="0.249" calcext:value-type="float">
            <text:p>0.249</text:p>
          </table:table-cell>
          <table:table-cell office:value-type="float" office:value="6.9328" calcext:value-type="float">
            <text:p>6.9328</text:p>
          </table:table-cell>
          <table:table-cell office:value-type="float" office:value="35.8431" calcext:value-type="float">
            <text:p>35.8431</text:p>
          </table:table-cell>
          <table:table-cell office:value-type="float" office:value="47.9477" calcext:value-type="float">
            <text:p>47.9477</text:p>
          </table:table-cell>
          <table:table-cell office:value-type="float" office:value="23.1728" calcext:value-type="float">
            <text:p>23.1728</text:p>
          </table:table-cell>
          <table:table-cell office:value-type="float" office:value="116.1729" calcext:value-type="float">
            <text:p>116.1729</text:p>
          </table:table-cell>
          <table:table-cell office:value-type="float" office:value="148.8637" calcext:value-type="float">
            <text:p>148.8637</text:p>
          </table:table-cell>
          <table:table-cell office:value-type="float" office:value="82.8932" calcext:value-type="float">
            <text:p>82.8932</text:p>
          </table:table-cell>
          <table:table-cell office:value-type="float" office:value="51.2063" calcext:value-type="float">
            <text:p>51.2063</text:p>
          </table:table-cell>
          <table:table-cell office:value-type="float" office:value="67.8484" calcext:value-type="float">
            <text:p>67.8484</text:p>
          </table:table-cell>
          <table:table-cell office:value-type="float" office:value="34.0275" calcext:value-type="float">
            <text:p>34.0275</text:p>
          </table:table-cell>
          <table:table-cell office:value-type="float" office:value="108.5243" calcext:value-type="float">
            <text:p>108.5243</text:p>
          </table:table-cell>
          <table:table-cell office:value-type="float" office:value="140.7425" calcext:value-type="float">
            <text:p>140.7425</text:p>
          </table:table-cell>
          <table:table-cell office:value-type="float" office:value="75.8136" calcext:value-type="float">
            <text:p>75.8136</text:p>
          </table:table-cell>
          <table:table-cell office:value-type="float" office:value="-1.5" calcext:value-type="float">
            <text:p>-1.5</text:p>
          </table:table-cell>
          <table:table-cell office:value-type="float" office:value="-0.438" calcext:value-type="float">
            <text:p>-0.438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High income</text:p>
          </table:table-cell>
          <table:table-cell office:value-type="float" office:value="24625.4513438955" calcext:value-type="float">
            <text:p>24625.4513438955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4353.048" calcext:value-type="float">
            <text:p>34353.048</text:p>
          </table:table-cell>
          <table:table-cell office:value-type="float" office:value="34627.652" calcext:value-type="float">
            <text:p>34627.652</text:p>
          </table:table-cell>
          <table:table-cell office:value-type="float" office:value="17327.897" calcext:value-type="float">
            <text:p>17327.897</text:p>
          </table:table-cell>
          <table:table-cell office:value-type="float" office:value="17299.755" calcext:value-type="float">
            <text:p>17299.755</text:p>
          </table:table-cell>
          <table:table-cell office:value-type="float" office:value="81.4002" calcext:value-type="float">
            <text:p>81.4002</text:p>
          </table:table-cell>
          <table:table-cell office:value-type="float" office:value="100.1627" calcext:value-type="float">
            <text:p>100.2</text:p>
          </table:table-cell>
          <table:table-cell office:value-type="float" office:value="26.7958" calcext:value-type="float">
            <text:p>26.7958</text:p>
          </table:table-cell>
          <table:table-cell office:value-type="float" office:value="569.214" calcext:value-type="float">
            <text:p>569.214</text:p>
          </table:table-cell>
          <table:table-cell office:value-type="float" office:value="16.438" calcext:value-type="float">
            <text:p>16.438</text:p>
          </table:table-cell>
          <table:table-cell office:value-type="float" office:value="549.209" calcext:value-type="float">
            <text:p>549.209</text:p>
          </table:table-cell>
          <table:table-cell office:value-type="float" office:value="1.586" calcext:value-type="float">
            <text:p>1.586</text:p>
          </table:table-cell>
          <table:table-cell office:value-type="float" office:value="43.7041" calcext:value-type="float">
            <text:p>43.7041</text:p>
          </table:table-cell>
          <table:table-cell office:value-type="float" office:value="776.815" calcext:value-type="float">
            <text:p>777</text:p>
          </table:table-cell>
          <table:table-cell office:value-type="float" office:value="20.098" calcext:value-type="float">
            <text:p>20</text:p>
          </table:table-cell>
          <table:table-cell office:value-type="float" office:value="22.433" calcext:value-type="float">
            <text:p>22</text:p>
          </table:table-cell>
          <table:table-cell office:value-type="float" office:value="2.7995" calcext:value-type="float">
            <text:p>3</text:p>
          </table:table-cell>
          <table:table-cell office:value-type="float" office:value="1.3181" calcext:value-type="float">
            <text:p>1</text:p>
          </table:table-cell>
          <table:table-cell table:style-name="ce2" office:value-type="float" office:value="27.384" calcext:value-type="float">
            <text:p>27.4</text:p>
          </table:table-cell>
          <table:table-cell office:value-type="float" office:value="108" calcext:value-type="float">
            <text:p>108.0</text:p>
          </table:table-cell>
          <table:table-cell office:value-type="float" office:value="207.601" calcext:value-type="float">
            <text:p>207.6</text:p>
          </table:table-cell>
          <table:table-cell office:value-type="float" office:value="111.98" calcext:value-type="float">
            <text:p>111.98</text:p>
          </table:table-cell>
          <table:table-cell office:value-type="float" office:value="95.621" calcext:value-type="float">
            <text:p>95.621</text:p>
          </table:table-cell>
          <table:table-cell office:value-type="float" office:value="5.995" calcext:value-type="float">
            <text:p>5.995</text:p>
          </table:table-cell>
          <table:table-cell office:value-type="float" office:value="71.6736" calcext:value-type="float">
            <text:p>71.6736</text:p>
          </table:table-cell>
          <table:table-cell office:value-type="float" office:value="69.0323" calcext:value-type="float">
            <text:p>69.0323</text:p>
          </table:table-cell>
          <table:table-cell office:value-type="float" office:value="74.2932" calcext:value-type="float">
            <text:p>74.3</text:p>
          </table:table-cell>
          <table:table-cell office:value-type="float" office:value="57.8194" calcext:value-type="float">
            <text:p>57.8</text:p>
          </table:table-cell>
          <table:table-cell office:value-type="float" office:value="55.2956" calcext:value-type="float">
            <text:p>55.2956</text:p>
          </table:table-cell>
          <table:table-cell office:value-type="float" office:value="60.2956" calcext:value-type="float">
            <text:p>60.2956</text:p>
          </table:table-cell>
          <table:table-cell office:value-type="float" office:value="13.7143" calcext:value-type="float">
            <text:p>13.7143</text:p>
          </table:table-cell>
          <table:table-cell office:value-type="float" office:value="12.297" calcext:value-type="float">
            <text:p>12.297</text:p>
          </table:table-cell>
          <table:table-cell office:value-type="float" office:value="14.8754" calcext:value-type="float">
            <text:p>14.8754</text:p>
          </table:table-cell>
          <table:table-cell office:value-type="float" office:value="5.9255" calcext:value-type="float">
            <text:p>5.9255</text:p>
          </table:table-cell>
          <table:table-cell office:value-type="float" office:value="5.2729" calcext:value-type="float">
            <text:p>5.2729</text:p>
          </table:table-cell>
          <table:table-cell office:value-type="float" office:value="6.287" calcext:value-type="float">
            <text:p>6.287</text:p>
          </table:table-cell>
          <table:table-cell office:value-type="float" office:value="9.67" calcext:value-type="float">
            <text:p>9.67</text:p>
          </table:table-cell>
          <table:table-cell office:value-type="float" office:value="12.3966" calcext:value-type="float">
            <text:p>12.3966</text:p>
          </table:table-cell>
          <table:table-cell office:value-type="float" office:value="768.382" calcext:value-type="float">
            <text:p>768.382</text:p>
          </table:table-cell>
          <table:table-cell office:value-type="float" office:value="10.957" calcext:value-type="float">
            <text:p>10.957</text:p>
          </table:table-cell>
          <table:table-cell office:value-type="float" office:value="13.9984" calcext:value-type="float">
            <text:p>13.9984</text:p>
          </table:table-cell>
          <table:table-cell office:value-type="float" office:value="43.7042" calcext:value-type="float">
            <text:p>43.7042</text:p>
          </table:table-cell>
          <table:table-cell office:value-type="float" office:value="52.9881" calcext:value-type="float">
            <text:p>52.9881</text:p>
          </table:table-cell>
          <table:table-cell office:value-type="float" office:value="33.978" calcext:value-type="float">
            <text:p>33.978</text:p>
          </table:table-cell>
          <table:table-cell office:value-type="float" office:value="166.7081" calcext:value-type="float">
            <text:p>166.7081</text:p>
          </table:table-cell>
          <table:table-cell office:value-type="float" office:value="209.2883" calcext:value-type="float">
            <text:p>209.2883</text:p>
          </table:table-cell>
          <table:table-cell office:value-type="float" office:value="123.898" calcext:value-type="float">
            <text:p>123.898</text:p>
          </table:table-cell>
          <table:table-cell office:value-type="float" office:value="64.6311" calcext:value-type="float">
            <text:p>64.6311</text:p>
          </table:table-cell>
          <table:table-cell office:value-type="float" office:value="82.1935" calcext:value-type="float">
            <text:p>82.1935</text:p>
          </table:table-cell>
          <table:table-cell office:value-type="float" office:value="46.8723" calcext:value-type="float">
            <text:p>46.8723</text:p>
          </table:table-cell>
          <table:table-cell office:value-type="float" office:value="153.0509" calcext:value-type="float">
            <text:p>153.0509</text:p>
          </table:table-cell>
          <table:table-cell office:value-type="float" office:value="194.4106" calcext:value-type="float">
            <text:p>194.4106</text:p>
          </table:table-cell>
          <table:table-cell office:value-type="float" office:value="111.8214" calcext:value-type="float">
            <text:p>111.8214</text:p>
          </table:table-cell>
          <table:table-cell office:value-type="float" office:value="-19.999" calcext:value-type="float">
            <text:p>-19.999</text:p>
          </table:table-cell>
          <table:table-cell office:value-type="float" office:value="-0.578" calcext:value-type="float">
            <text:p>-0.578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Lower middle income</text:p>
          </table:table-cell>
          <table:table-cell office:value-type="float" office:value="8497.44830751162" calcext:value-type="float">
            <text:p>8497.44830751162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322.875" calcext:value-type="float">
            <text:p>322.875</text:p>
          </table:table-cell>
          <table:table-cell office:value-type="float" office:value="326.74" calcext:value-type="float">
            <text:p>326.74</text:p>
          </table:table-cell>
          <table:table-cell office:value-type="float" office:value="164.308" calcext:value-type="float">
            <text:p>164.308</text:p>
          </table:table-cell>
          <table:table-cell office:value-type="float" office:value="162.433" calcext:value-type="float">
            <text:p>162.433</text:p>
          </table:table-cell>
          <table:table-cell office:value-type="float" office:value="26.804" calcext:value-type="float">
            <text:p>26.804</text:p>
          </table:table-cell>
          <table:table-cell office:value-type="float" office:value="101.1546" calcext:value-type="float">
            <text:p>101.2</text:p>
          </table:table-cell>
          <table:table-cell office:value-type="float" office:value="19.5434" calcext:value-type="float">
            <text:p>19.5434</text:p>
          </table:table-cell>
          <table:table-cell office:value-type="float" office:value="7.73" calcext:value-type="float">
            <text:p>7.73</text:p>
          </table:table-cell>
          <table:table-cell office:value-type="float" office:value="23.656" calcext:value-type="float">
            <text:p>23.656</text:p>
          </table:table-cell>
          <table:table-cell office:value-type="float" office:value="7.731" calcext:value-type="float">
            <text:p>7.731</text:p>
          </table:table-cell>
          <table:table-cell office:value-type="float" office:value="2.366" calcext:value-type="float">
            <text:p>2.366</text:p>
          </table:table-cell>
          <table:table-cell office:value-type="float" office:value="29.2962" calcext:value-type="float">
            <text:p>29.2962</text:p>
          </table:table-cell>
          <table:table-cell office:value-type="float" office:value="9.466" calcext:value-type="float">
            <text:p>9</text:p>
          </table:table-cell>
          <table:table-cell office:value-type="float" office:value="0.971" calcext:value-type="float">
            <text:p>1</text:p>
          </table:table-cell>
          <table:table-cell office:value-type="float" office:value="28.968" calcext:value-type="float">
            <text:p>29</text:p>
          </table:table-cell>
          <table:table-cell office:value-type="float" office:value="3.6967" calcext:value-type="float">
            <text:p>4</text:p>
          </table:table-cell>
          <table:table-cell office:value-type="float" office:value="1.7174" calcext:value-type="float">
            <text:p>2</text:p>
          </table:table-cell>
          <table:table-cell table:style-name="ce2" office:value-type="float" office:value="28.64" calcext:value-type="float">
            <text:p>28.6</text:p>
          </table:table-cell>
          <table:table-cell office:value-type="float" office:value="107" calcext:value-type="float">
            <text:p>107.0</text:p>
          </table:table-cell>
          <table:table-cell office:value-type="float" office:value="1.736" calcext:value-type="float">
            <text:p>1.7</text:p>
          </table:table-cell>
          <table:table-cell office:value-type="float" office:value="1.018" calcext:value-type="float">
            <text:p>1.02</text:p>
          </table:table-cell>
          <table:table-cell office:value-type="float" office:value="0.718" calcext:value-type="float">
            <text:p>0.718</text:p>
          </table:table-cell>
          <table:table-cell office:value-type="float" office:value="5.312" calcext:value-type="float">
            <text:p>5.312</text:p>
          </table:table-cell>
          <table:table-cell office:value-type="float" office:value="70.4918" calcext:value-type="float">
            <text:p>70.4918</text:p>
          </table:table-cell>
          <table:table-cell office:value-type="float" office:value="68.3162" calcext:value-type="float">
            <text:p>68.3162</text:p>
          </table:table-cell>
          <table:table-cell office:value-type="float" office:value="73.0665" calcext:value-type="float">
            <text:p>73.1</text:p>
          </table:table-cell>
          <table:table-cell office:value-type="float" office:value="57.4171" calcext:value-type="float">
            <text:p>57.4</text:p>
          </table:table-cell>
          <table:table-cell office:value-type="float" office:value="55.3523" calcext:value-type="float">
            <text:p>55.3523</text:p>
          </table:table-cell>
          <table:table-cell office:value-type="float" office:value="59.8681" calcext:value-type="float">
            <text:p>59.8681</text:p>
          </table:table-cell>
          <table:table-cell office:value-type="float" office:value="13.9157" calcext:value-type="float">
            <text:p>13.9157</text:p>
          </table:table-cell>
          <table:table-cell office:value-type="float" office:value="12.8232" calcext:value-type="float">
            <text:p>12.8232</text:p>
          </table:table-cell>
          <table:table-cell office:value-type="float" office:value="15.3604" calcext:value-type="float">
            <text:p>15.3604</text:p>
          </table:table-cell>
          <table:table-cell office:value-type="float" office:value="6.0842" calcext:value-type="float">
            <text:p>6.0842</text:p>
          </table:table-cell>
          <table:table-cell office:value-type="float" office:value="5.6517" calcext:value-type="float">
            <text:p>5.6517</text:p>
          </table:table-cell>
          <table:table-cell office:value-type="float" office:value="6.5755" calcext:value-type="float">
            <text:p>6.5755</text:p>
          </table:table-cell>
          <table:table-cell office:value-type="float" office:value="0.178" calcext:value-type="float">
            <text:p>0.178</text:p>
          </table:table-cell>
          <table:table-cell office:value-type="float" office:value="18.8289" calcext:value-type="float">
            <text:p>18.8289</text:p>
          </table:table-cell>
          <table:table-cell office:value-type="float" office:value="9.308" calcext:value-type="float">
            <text:p>9.308</text:p>
          </table:table-cell>
          <table:table-cell office:value-type="float" office:value="0.215" calcext:value-type="float">
            <text:p>0.215</text:p>
          </table:table-cell>
          <table:table-cell office:value-type="float" office:value="22.7947" calcext:value-type="float">
            <text:p>22.7947</text:p>
          </table:table-cell>
          <table:table-cell office:value-type="float" office:value="64.041" calcext:value-type="float">
            <text:p>64.041</text:p>
          </table:table-cell>
          <table:table-cell office:value-type="float" office:value="73.6533" calcext:value-type="float">
            <text:p>73.6533</text:p>
          </table:table-cell>
          <table:table-cell office:value-type="float" office:value="54.4948" calcext:value-type="float">
            <text:p>54.4948</text:p>
          </table:table-cell>
          <table:table-cell office:value-type="float" office:value="188.7604" calcext:value-type="float">
            <text:p>188.7604</text:p>
          </table:table-cell>
          <table:table-cell office:value-type="float" office:value="222.7148" calcext:value-type="float">
            <text:p>222.7148</text:p>
          </table:table-cell>
          <table:table-cell office:value-type="float" office:value="155.2106" calcext:value-type="float">
            <text:p>155.2106</text:p>
          </table:table-cell>
          <table:table-cell office:value-type="float" office:value="77.8254" calcext:value-type="float">
            <text:p>77.8254</text:p>
          </table:table-cell>
          <table:table-cell office:value-type="float" office:value="91.3943" calcext:value-type="float">
            <text:p>91.3943</text:p>
          </table:table-cell>
          <table:table-cell office:value-type="float" office:value="63.9062" calcext:value-type="float">
            <text:p>63.9062</text:p>
          </table:table-cell>
          <table:table-cell office:value-type="float" office:value="165.9133" calcext:value-type="float">
            <text:p>165.9133</text:p>
          </table:table-cell>
          <table:table-cell office:value-type="float" office:value="198.8137" calcext:value-type="float">
            <text:p>198.8137</text:p>
          </table:table-cell>
          <table:table-cell office:value-type="float" office:value="133.7448" calcext:value-type="float">
            <text:p>133.7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Lower middle income</text:p>
          </table:table-cell>
          <table:table-cell office:value-type="float" office:value="3105.14968064007" calcext:value-type="float">
            <text:p>3105.14968064007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Vatican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" calcext:value-type="float">
            <text:p>0.51</text:p>
          </table:table-cell>
          <table:table-cell office:value-type="float" office:value="0.246" calcext:value-type="float">
            <text:p>0.246</text:p>
          </table:table-cell>
          <table:table-cell office:value-type="float" office:value="0.265" calcext:value-type="float">
            <text:p>0.265</text:p>
          </table:table-cell>
          <table:table-cell office:value-type="float" office:value="1160.2273" calcext:value-type="float">
            <text:p>1160.2273</text:p>
          </table:table-cell>
          <table:table-cell office:value-type="float" office:value="92.6415" calcext:value-type="float">
            <text:p>92.6</text:p>
          </table:table-cell>
          <table:table-cell office:value-type="float" office:value="57.5312" calcext:value-type="float">
            <text:p>57.5312</text:p>
          </table:table-cell>
          <table:table-cell office:value-type="float" office:value="-0.008" calcext:value-type="float">
            <text:p>-0.008</text:p>
          </table:table-cell>
          <table:table-cell office:value-type="float" office:value="-15.366" calcext:value-type="float">
            <text:p>-15.366</text:p>
          </table:table-cell>
          <table:table-cell office:value-type="float" office:value="0.005" calcext:value-type="float">
            <text:p>0.005</text:p>
          </table:table-cell>
          <table:table-cell office:value-type="float" office:value="0.979" calcext:value-type="float">
            <text:p>0.979</text:p>
          </table:table-cell>
          <table:table-cell office:value-type="float" office:value="70.8016" calcext:value-type="float">
            <text:p>70.8016</text:p>
          </table:table-cell>
          <table:table-cell office:value-type="float" office:value="0.002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89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826" calcext:value-type="float">
            <text:p>0</text:p>
          </table:table-cell>
          <table:table-cell table:style-name="ce2" office:value-type="float" office:value="31.405" calcext:value-type="float">
            <text:p>31.4</text:p>
          </table:table-cell>
          <table:table-cell office:value-type="float" office:value="105" calcext:value-type="float">
            <text:p>105.0</text:p>
          </table:table-cell>
          <table:table-cell office:value-type="float" office:value="0.01" calcext:value-type="float">
            <text:p>0.0</text:p>
          </table:table-cell>
          <table:table-cell office:value-type="float" office:value="0.005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19.455" calcext:value-type="float">
            <text:p>19.455</text:p>
          </table:table-cell>
          <table:table-cell office:value-type="float" office:value="84.0354" calcext:value-type="float">
            <text:p>84.0354</text:p>
          </table:table-cell>
          <table:table-cell office:value-type="float" office:value="82.0021" calcext:value-type="float">
            <text:p>82.0021</text:p>
          </table:table-cell>
          <table:table-cell office:value-type="float" office:value="85.9294" calcext:value-type="float">
            <text:p>85.9</text:p>
          </table:table-cell>
          <table:table-cell office:value-type="float" office:value="69.6294" calcext:value-type="float">
            <text:p>69.6</text:p>
          </table:table-cell>
          <table:table-cell office:value-type="float" office:value="67.5837" calcext:value-type="float">
            <text:p>67.5837</text:p>
          </table:table-cell>
          <table:table-cell office:value-type="float" office:value="71.5346" calcext:value-type="float">
            <text:p>71.5346</text:p>
          </table:table-cell>
          <table:table-cell office:value-type="float" office:value="21.499" calcext:value-type="float">
            <text:p>21.499</text:p>
          </table:table-cell>
          <table:table-cell office:value-type="float" office:value="19.742" calcext:value-type="float">
            <text:p>19.742</text:p>
          </table:table-cell>
          <table:table-cell office:value-type="float" office:value="23.0457" calcext:value-type="float">
            <text:p>23.0457</text:p>
          </table:table-cell>
          <table:table-cell office:value-type="float" office:value="10.1992" calcext:value-type="float">
            <text:p>10.1992</text:p>
          </table:table-cell>
          <table:table-cell office:value-type="float" office:value="8.9891" calcext:value-type="float">
            <text:p>8.9891</text:p>
          </table:table-cell>
          <table:table-cell office:value-type="float" office:value="11.0701" calcext:value-type="float">
            <text:p>11.0701</text:p>
          </table:table-cell>
          <table:table-cell office:value-type="float" office:value="0" calcext:value-type="float">
            <text:p>0</text:p>
          </table:table-cell>
          <table:table-cell office:value-type="float" office:value="5.3635" calcext:value-type="float">
            <text:p>5.363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6.2262" calcext:value-type="float">
            <text:p>6.2262</text:p>
          </table:table-cell>
          <table:table-cell office:value-type="float" office:value="13.2926" calcext:value-type="float">
            <text:p>13.2926</text:p>
          </table:table-cell>
          <table:table-cell office:value-type="float" office:value="13.8148" calcext:value-type="float">
            <text:p>13.8148</text:p>
          </table:table-cell>
          <table:table-cell office:value-type="float" office:value="12.746" calcext:value-type="float">
            <text:p>12.746</text:p>
          </table:table-cell>
          <table:table-cell office:value-type="float" office:value="42.6149" calcext:value-type="float">
            <text:p>42.6149</text:p>
          </table:table-cell>
          <table:table-cell office:value-type="float" office:value="49.959" calcext:value-type="float">
            <text:p>49.959</text:p>
          </table:table-cell>
          <table:table-cell office:value-type="float" office:value="35.0814" calcext:value-type="float">
            <text:p>35.0814</text:p>
          </table:table-cell>
          <table:table-cell office:value-type="float" office:value="13.7702" calcext:value-type="float">
            <text:p>13.7702</text:p>
          </table:table-cell>
          <table:table-cell office:value-type="float" office:value="15.2003" calcext:value-type="float">
            <text:p>15.2003</text:p>
          </table:table-cell>
          <table:table-cell office:value-type="float" office:value="12.287" calcext:value-type="float">
            <text:p>12.287</text:p>
          </table:table-cell>
          <table:table-cell office:value-type="float" office:value="35.7132" calcext:value-type="float">
            <text:p>35.7132</text:p>
          </table:table-cell>
          <table:table-cell office:value-type="float" office:value="43.0806" calcext:value-type="float">
            <text:p>43.0806</text:p>
          </table:table-cell>
          <table:table-cell office:value-type="float" office:value="28.1566" calcext:value-type="float">
            <text:p>28.1566</text:p>
          </table:table-cell>
          <table:table-cell office:value-type="float" office:value="0.014" calcext:value-type="float">
            <text:p>0.014</text:p>
          </table:table-cell>
          <table:table-cell office:value-type="float" office:value="27.855" calcext:value-type="float">
            <text:p>27.855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Europe &amp; Central Asia</text:p>
          </table:table-cell>
          <table:table-cell table:number-columns-repeated="2"/>
          <table:table-cell office:value-type="string" calcext:value-type="string">
            <text:p>Vatican</text:p>
          </table:table-cell>
          <table:table-cell office:value-type="string" calcext:value-type="string">
            <text:p>Europe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8047.658" calcext:value-type="float">
            <text:p>28047.658</text:p>
          </table:table-cell>
          <table:table-cell office:value-type="float" office:value="28301.696" calcext:value-type="float">
            <text:p>28301.696</text:p>
          </table:table-cell>
          <table:table-cell office:value-type="float" office:value="13996.792" calcext:value-type="float">
            <text:p>13996.792</text:p>
          </table:table-cell>
          <table:table-cell office:value-type="float" office:value="14304.904" calcext:value-type="float">
            <text:p>14304.904</text:p>
          </table:table-cell>
          <table:table-cell office:value-type="float" office:value="30.882" calcext:value-type="float">
            <text:p>30.882</text:p>
          </table:table-cell>
          <table:table-cell office:value-type="float" office:value="97.8461" calcext:value-type="float">
            <text:p>97.8</text:p>
          </table:table-cell>
          <table:table-cell office:value-type="float" office:value="28.2287" calcext:value-type="float">
            <text:p>28.2287</text:p>
          </table:table-cell>
          <table:table-cell office:value-type="float" office:value="210.364" calcext:value-type="float">
            <text:p>210.364</text:p>
          </table:table-cell>
          <table:table-cell office:value-type="float" office:value="7.473" calcext:value-type="float">
            <text:p>7.473</text:p>
          </table:table-cell>
          <table:table-cell office:value-type="float" office:value="508.075" calcext:value-type="float">
            <text:p>508.075</text:p>
          </table:table-cell>
          <table:table-cell office:value-type="float" office:value="1.795" calcext:value-type="float">
            <text:p>1.795</text:p>
          </table:table-cell>
          <table:table-cell office:value-type="float" office:value="38.6154" calcext:value-type="float">
            <text:p>38.6154</text:p>
          </table:table-cell>
          <table:table-cell office:value-type="float" office:value="438.384" calcext:value-type="float">
            <text:p>438</text:p>
          </table:table-cell>
          <table:table-cell office:value-type="float" office:value="105.109" calcext:value-type="float">
            <text:p>105</text:p>
          </table:table-cell>
          <table:table-cell office:value-type="float" office:value="15.573" calcext:value-type="float">
            <text:p>16</text:p>
          </table:table-cell>
          <table:table-cell office:value-type="float" office:value="2.188" calcext:value-type="float">
            <text:p>2</text:p>
          </table:table-cell>
          <table:table-cell office:value-type="float" office:value="1.0358" calcext:value-type="float">
            <text:p>1</text:p>
          </table:table-cell>
          <table:table-cell table:style-name="ce2" office:value-type="float" office:value="26.333" calcext:value-type="float">
            <text:p>26.3</text:p>
          </table:table-cell>
          <table:table-cell office:value-type="float" office:value="105.3" calcext:value-type="float">
            <text:p>105.3</text:p>
          </table:table-cell>
          <table:table-cell office:value-type="float" office:value="228.02" calcext:value-type="float">
            <text:p>228.0</text:p>
          </table:table-cell>
          <table:table-cell office:value-type="float" office:value="130.349" calcext:value-type="float">
            <text:p>130.35</text:p>
          </table:table-cell>
          <table:table-cell office:value-type="float" office:value="97.671" calcext:value-type="float">
            <text:p>97.671</text:p>
          </table:table-cell>
          <table:table-cell office:value-type="float" office:value="8.1" calcext:value-type="float">
            <text:p>8.1</text:p>
          </table:table-cell>
          <table:table-cell office:value-type="float" office:value="71.1049" calcext:value-type="float">
            <text:p>71.1049</text:p>
          </table:table-cell>
          <table:table-cell office:value-type="float" office:value="66.8747" calcext:value-type="float">
            <text:p>66.8747</text:p>
          </table:table-cell>
          <table:table-cell office:value-type="float" office:value="75.6546" calcext:value-type="float">
            <text:p>75.7</text:p>
          </table:table-cell>
          <table:table-cell office:value-type="float" office:value="57.5904" calcext:value-type="float">
            <text:p>57.6</text:p>
          </table:table-cell>
          <table:table-cell office:value-type="float" office:value="53.4349" calcext:value-type="float">
            <text:p>53.4349</text:p>
          </table:table-cell>
          <table:table-cell office:value-type="float" office:value="62.0399" calcext:value-type="float">
            <text:p>62.0399</text:p>
          </table:table-cell>
          <table:table-cell office:value-type="float" office:value="15.4125" calcext:value-type="float">
            <text:p>15.4125</text:p>
          </table:table-cell>
          <table:table-cell office:value-type="float" office:value="13.6726" calcext:value-type="float">
            <text:p>13.6726</text:p>
          </table:table-cell>
          <table:table-cell office:value-type="float" office:value="16.9294" calcext:value-type="float">
            <text:p>16.9294</text:p>
          </table:table-cell>
          <table:table-cell office:value-type="float" office:value="6.185" calcext:value-type="float">
            <text:p>6.185</text:p>
          </table:table-cell>
          <table:table-cell office:value-type="float" office:value="5.3513" calcext:value-type="float">
            <text:p>5.3513</text:p>
          </table:table-cell>
          <table:table-cell office:value-type="float" office:value="6.7339" calcext:value-type="float">
            <text:p>6.7339</text:p>
          </table:table-cell>
          <table:table-cell office:value-type="float" office:value="6.479" calcext:value-type="float">
            <text:p>6.479</text:p>
          </table:table-cell>
          <table:table-cell office:value-type="float" office:value="14.7606" calcext:value-type="float">
            <text:p>14.7606</text:p>
          </table:table-cell>
          <table:table-cell office:value-type="float" office:value="432.686" calcext:value-type="float">
            <text:p>432.686</text:p>
          </table:table-cell>
          <table:table-cell office:value-type="float" office:value="7.781" calcext:value-type="float">
            <text:p>7.781</text:p>
          </table:table-cell>
          <table:table-cell office:value-type="float" office:value="17.5455" calcext:value-type="float">
            <text:p>17.5455</text:p>
          </table:table-cell>
          <table:table-cell office:value-type="float" office:value="86.7654" calcext:value-type="float">
            <text:p>86.7654</text:p>
          </table:table-cell>
          <table:table-cell office:value-type="float" office:value="125.1846" calcext:value-type="float">
            <text:p>125.1846</text:p>
          </table:table-cell>
          <table:table-cell office:value-type="float" office:value="44.8666" calcext:value-type="float">
            <text:p>44.8666</text:p>
          </table:table-cell>
          <table:table-cell office:value-type="float" office:value="195.8563" calcext:value-type="float">
            <text:p>195.8563</text:p>
          </table:table-cell>
          <table:table-cell office:value-type="float" office:value="260.4757" calcext:value-type="float">
            <text:p>260.4757</text:p>
          </table:table-cell>
          <table:table-cell office:value-type="float" office:value="126.842" calcext:value-type="float">
            <text:p>126.842</text:p>
          </table:table-cell>
          <table:table-cell office:value-type="float" office:value="103.7213" calcext:value-type="float">
            <text:p>103.7213</text:p>
          </table:table-cell>
          <table:table-cell office:value-type="float" office:value="150.6894" calcext:value-type="float">
            <text:p>150.6894</text:p>
          </table:table-cell>
          <table:table-cell office:value-type="float" office:value="53.2621" calcext:value-type="float">
            <text:p>53.2621</text:p>
          </table:table-cell>
          <table:table-cell office:value-type="float" office:value="178.5188" calcext:value-type="float">
            <text:p>178.5188</text:p>
          </table:table-cell>
          <table:table-cell office:value-type="float" office:value="242.5973" calcext:value-type="float">
            <text:p>242.5973</text:p>
          </table:table-cell>
          <table:table-cell office:value-type="float" office:value="110.4133" calcext:value-type="float">
            <text:p>110.4133</text:p>
          </table:table-cell>
          <table:table-cell office:value-type="float" office:value="297.713" calcext:value-type="float">
            <text:p>297.713</text:p>
          </table:table-cell>
          <table:table-cell office:value-type="float" office:value="10.576" calcext:value-type="float">
            <text:p>10.576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Upper middle income</text:p>
          </table:table-cell>
          <table:table-cell office:value-type="float" office:value="16055.65" calcext:value-type="float">
            <text:p>16055.65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Ame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7842.283" calcext:value-type="float">
            <text:p>97842.283</text:p>
          </table:table-cell>
          <table:table-cell office:value-type="float" office:value="98186.856" calcext:value-type="float">
            <text:p>98186.856</text:p>
          </table:table-cell>
          <table:table-cell office:value-type="float" office:value="48501.288" calcext:value-type="float">
            <text:p>48501.288</text:p>
          </table:table-cell>
          <table:table-cell office:value-type="float" office:value="49685.568" calcext:value-type="float">
            <text:p>49685.568</text:p>
          </table:table-cell>
          <table:table-cell office:value-type="float" office:value="313.2867" calcext:value-type="float">
            <text:p>313.2867</text:p>
          </table:table-cell>
          <table:table-cell office:value-type="float" office:value="97.6164" calcext:value-type="float">
            <text:p>97.6</text:p>
          </table:table-cell>
          <table:table-cell office:value-type="float" office:value="32.398" calcext:value-type="float">
            <text:p>32.398</text:p>
          </table:table-cell>
          <table:table-cell office:value-type="float" office:value="771.853" calcext:value-type="float">
            <text:p>771.853</text:p>
          </table:table-cell>
          <table:table-cell office:value-type="float" office:value="7.858" calcext:value-type="float">
            <text:p>7.858</text:p>
          </table:table-cell>
          <table:table-cell office:value-type="float" office:value="689.146" calcext:value-type="float">
            <text:p>689.146</text:p>
          </table:table-cell>
          <table:table-cell office:value-type="float" office:value="0.702" calcext:value-type="float">
            <text:p>0.702</text:p>
          </table:table-cell>
          <table:table-cell office:value-type="float" office:value="98.7389" calcext:value-type="float">
            <text:p>98.7389</text:p>
          </table:table-cell>
          <table:table-cell office:value-type="float" office:value="1442.809" calcext:value-type="float">
            <text:p>1,443</text:p>
          </table:table-cell>
          <table:table-cell office:value-type="float" office:value="118.08" calcext:value-type="float">
            <text:p>118</text:p>
          </table:table-cell>
          <table:table-cell office:value-type="float" office:value="14.689" calcext:value-type="float">
            <text:p>15</text:p>
          </table:table-cell>
          <table:table-cell office:value-type="float" office:value="1.9409" calcext:value-type="float">
            <text:p>2</text:p>
          </table:table-cell>
          <table:table-cell office:value-type="float" office:value="0.8941" calcext:value-type="float">
            <text:p>1</text:p>
          </table:table-cell>
          <table:table-cell table:style-name="ce2" office:value-type="float" office:value="27.393" calcext:value-type="float">
            <text:p>27.4</text:p>
          </table:table-cell>
          <table:table-cell office:value-type="float" office:value="111.1" calcext:value-type="float">
            <text:p>111.1</text:p>
          </table:table-cell>
          <table:table-cell office:value-type="float" office:value="670.956" calcext:value-type="float">
            <text:p>671.0</text:p>
          </table:table-cell>
          <table:table-cell office:value-type="float" office:value="379.206" calcext:value-type="float">
            <text:p>379.21</text:p>
          </table:table-cell>
          <table:table-cell office:value-type="float" office:value="291.75" calcext:value-type="float">
            <text:p>291.75</text:p>
          </table:table-cell>
          <table:table-cell office:value-type="float" office:value="6.831" calcext:value-type="float">
            <text:p>6.831</text:p>
          </table:table-cell>
          <table:table-cell office:value-type="float" office:value="74.5796" calcext:value-type="float">
            <text:p>74.5796</text:p>
          </table:table-cell>
          <table:table-cell office:value-type="float" office:value="69.9274" calcext:value-type="float">
            <text:p>69.9274</text:p>
          </table:table-cell>
          <table:table-cell office:value-type="float" office:value="79.2901" calcext:value-type="float">
            <text:p>79.3</text:p>
          </table:table-cell>
          <table:table-cell office:value-type="float" office:value="61.5068" calcext:value-type="float">
            <text:p>61.5</text:p>
          </table:table-cell>
          <table:table-cell office:value-type="float" office:value="57.1585" calcext:value-type="float">
            <text:p>57.1585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7.3228" calcext:value-type="float">
            <text:p>17.3228</text:p>
          </table:table-cell>
          <table:table-cell office:value-type="float" office:value="14.7684" calcext:value-type="float">
            <text:p>14.7684</text:p>
          </table:table-cell>
          <table:table-cell office:value-type="float" office:value="19.3478" calcext:value-type="float">
            <text:p>19.3478</text:p>
          </table:table-cell>
          <table:table-cell office:value-type="float" office:value="7.9976" calcext:value-type="float">
            <text:p>7.9976</text:p>
          </table:table-cell>
          <table:table-cell office:value-type="float" office:value="6.3708" calcext:value-type="float">
            <text:p>6.3708</text:p>
          </table:table-cell>
          <table:table-cell office:value-type="float" office:value="8.8728" calcext:value-type="float">
            <text:p>8.8728</text:p>
          </table:table-cell>
          <table:table-cell office:value-type="float" office:value="21.651" calcext:value-type="float">
            <text:p>21.651</text:p>
          </table:table-cell>
          <table:table-cell office:value-type="float" office:value="14.988" calcext:value-type="float">
            <text:p>14.988</text:p>
          </table:table-cell>
          <table:table-cell office:value-type="float" office:value="1423.035" calcext:value-type="float">
            <text:p>1423.035</text:p>
          </table:table-cell>
          <table:table-cell office:value-type="float" office:value="27.991" calcext:value-type="float">
            <text:p>27.991</text:p>
          </table:table-cell>
          <table:table-cell office:value-type="float" office:value="19.2361" calcext:value-type="float">
            <text:p>19.2361</text:p>
          </table:table-cell>
          <table:table-cell office:value-type="float" office:value="66.0041" calcext:value-type="float">
            <text:p>66.0041</text:p>
          </table:table-cell>
          <table:table-cell office:value-type="float" office:value="91.5252" calcext:value-type="float">
            <text:p>91.5252</text:p>
          </table:table-cell>
          <table:table-cell office:value-type="float" office:value="38.8833" calcext:value-type="float">
            <text:p>38.8833</text:p>
          </table:table-cell>
          <table:table-cell office:value-type="float" office:value="151.3566" calcext:value-type="float">
            <text:p>151.3566</text:p>
          </table:table-cell>
          <table:table-cell office:value-type="float" office:value="208.3878" calcext:value-type="float">
            <text:p>208.3878</text:p>
          </table:table-cell>
          <table:table-cell office:value-type="float" office:value="91.7728" calcext:value-type="float">
            <text:p>91.7728</text:p>
          </table:table-cell>
          <table:table-cell office:value-type="float" office:value="70.6369" calcext:value-type="float">
            <text:p>70.6369</text:p>
          </table:table-cell>
          <table:table-cell office:value-type="float" office:value="102.0436" calcext:value-type="float">
            <text:p>102.0436</text:p>
          </table:table-cell>
          <table:table-cell office:value-type="float" office:value="37.8466" calcext:value-type="float">
            <text:p>37.8466</text:p>
          </table:table-cell>
          <table:table-cell office:value-type="float" office:value="128.4831" calcext:value-type="float">
            <text:p>128.4831</text:p>
          </table:table-cell>
          <table:table-cell office:value-type="float" office:value="181.7967" calcext:value-type="float">
            <text:p>181.7967</text:p>
          </table:table-cell>
          <table:table-cell office:value-type="float" office:value="73.9317" calcext:value-type="float">
            <text:p>73.9317</text:p>
          </table:table-cell>
          <table:table-cell office:value-type="float" office:value="-82.7" calcext:value-type="float">
            <text:p>-82.7</text:p>
          </table:table-cell>
          <table:table-cell office:value-type="float" office:value="-0.842" calcext:value-type="float">
            <text:p>-0.842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Lower middle income</text:p>
          </table:table-cell>
          <table:table-cell office:value-type="float" office:value="11553.0699243664" calcext:value-type="float">
            <text:p>11553.0699243664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Wallis and Futuna Islands</text:p>
          </table:table-cell>
          <table:table-cell office:value-type="float" office:value="11.613" calcext:value-type="float">
            <text:p>11.613</text:p>
          </table:table-cell>
          <table:table-cell office:value-type="float" office:value="11.572" calcext:value-type="float">
            <text:p>11.572</text:p>
          </table:table-cell>
          <table:table-cell office:value-type="float" office:value="5.552" calcext:value-type="float">
            <text:p>5.552</text:p>
          </table:table-cell>
          <table:table-cell office:value-type="float" office:value="6.021" calcext:value-type="float">
            <text:p>6.021</text:p>
          </table:table-cell>
          <table:table-cell office:value-type="float" office:value="82.6607" calcext:value-type="float">
            <text:p>82.6607</text:p>
          </table:table-cell>
          <table:table-cell office:value-type="float" office:value="92.2183" calcext:value-type="float">
            <text:p>92.2</text:p>
          </table:table-cell>
          <table:table-cell office:value-type="float" office:value="36.2699" calcext:value-type="float">
            <text:p>36.2699</text:p>
          </table:table-cell>
          <table:table-cell office:value-type="float" office:value="0.058" calcext:value-type="float">
            <text:p>0.058</text:p>
          </table:table-cell>
          <table:table-cell office:value-type="float" office:value="4.974" calcext:value-type="float">
            <text:p>4.974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0.135" calcext:value-type="float">
            <text:p>0</text:p>
          </table:table-cell>
          <table:table-cell office:value-type="float" office:value="0.006" calcext:value-type="float">
            <text:p>0</text:p>
          </table:table-cell>
          <table:table-cell office:value-type="float" office:value="11.61" calcext:value-type="float">
            <text:p>12</text:p>
          </table:table-cell>
          <table:table-cell office:value-type="float" office:value="1.9289" calcext:value-type="float">
            <text:p>2</text:p>
          </table:table-cell>
          <table:table-cell office:value-type="float" office:value="0.9223" calcext:value-type="float">
            <text:p>1</text:p>
          </table:table-cell>
          <table:table-cell table:style-name="ce2" office:value-type="float" office:value="30.016" calcext:value-type="float">
            <text:p>30.0</text:p>
          </table:table-cell>
          <table:table-cell office:value-type="float" office:value="104.8" calcext:value-type="float">
            <text:p>104.8</text:p>
          </table:table-cell>
          <table:table-cell office:value-type="float" office:value="0.077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37" calcext:value-type="float">
            <text:p>0.037</text:p>
          </table:table-cell>
          <table:table-cell office:value-type="float" office:value="6.636" calcext:value-type="float">
            <text:p>6.636</text:p>
          </table:table-cell>
          <table:table-cell office:value-type="float" office:value="80.0153" calcext:value-type="float">
            <text:p>80.0153</text:p>
          </table:table-cell>
          <table:table-cell office:value-type="float" office:value="79.0313" calcext:value-type="float">
            <text:p>79.0313</text:p>
          </table:table-cell>
          <table:table-cell office:value-type="float" office:value="80.99" calcext:value-type="float">
            <text:p>81.0</text:p>
          </table:table-cell>
          <table:table-cell office:value-type="float" office:value="66.002" calcext:value-type="float">
            <text:p>66.0</text:p>
          </table:table-cell>
          <table:table-cell office:value-type="float" office:value="64.7162" calcext:value-type="float">
            <text:p>64.7162</text:p>
          </table:table-cell>
          <table:table-cell office:value-type="float" office:value="67.3029" calcext:value-type="float">
            <text:p>67.3029</text:p>
          </table:table-cell>
          <table:table-cell office:value-type="float" office:value="19.0909" calcext:value-type="float">
            <text:p>19.0909</text:p>
          </table:table-cell>
          <table:table-cell office:value-type="float" office:value="17.8619" calcext:value-type="float">
            <text:p>17.8619</text:p>
          </table:table-cell>
          <table:table-cell office:value-type="float" office:value="20.3373" calcext:value-type="float">
            <text:p>20.3373</text:p>
          </table:table-cell>
          <table:table-cell office:value-type="float" office:value="9.3542" calcext:value-type="float">
            <text:p>9.3542</text:p>
          </table:table-cell>
          <table:table-cell office:value-type="float" office:value="8.5706" calcext:value-type="float">
            <text:p>8.5706</text:p>
          </table:table-cell>
          <table:table-cell office:value-type="float" office:value="9.9426" calcext:value-type="float">
            <text:p>9.9426</text:p>
          </table:table-cell>
          <table:table-cell office:value-type="float" office:value="0.001" calcext:value-type="float">
            <text:p>0.001</text:p>
          </table:table-cell>
          <table:table-cell office:value-type="float" office:value="9.7788" calcext:value-type="float">
            <text:p>9.7788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2" calcext:value-type="float">
            <text:p>0.002</text:p>
          </table:table-cell>
          <table:table-cell office:value-type="float" office:value="11.3576" calcext:value-type="float">
            <text:p>11.3576</text:p>
          </table:table-cell>
          <table:table-cell office:value-type="float" office:value="21.4076" calcext:value-type="float">
            <text:p>21.4076</text:p>
          </table:table-cell>
          <table:table-cell office:value-type="float" office:value="16.566" calcext:value-type="float">
            <text:p>16.566</text:p>
          </table:table-cell>
          <table:table-cell office:value-type="float" office:value="26.2101" calcext:value-type="float">
            <text:p>26.2101</text:p>
          </table:table-cell>
          <table:table-cell office:value-type="float" office:value="75.77" calcext:value-type="float">
            <text:p>75.77</text:p>
          </table:table-cell>
          <table:table-cell office:value-type="float" office:value="74.6935" calcext:value-type="float">
            <text:p>74.6935</text:p>
          </table:table-cell>
          <table:table-cell office:value-type="float" office:value="77.3535" calcext:value-type="float">
            <text:p>77.3535</text:p>
          </table:table-cell>
          <table:table-cell office:value-type="float" office:value="23.3711" calcext:value-type="float">
            <text:p>23.3711</text:p>
          </table:table-cell>
          <table:table-cell office:value-type="float" office:value="21.3578" calcext:value-type="float">
            <text:p>21.3578</text:p>
          </table:table-cell>
          <table:table-cell office:value-type="float" office:value="25.0344" calcext:value-type="float">
            <text:p>25.0344</text:p>
          </table:table-cell>
          <table:table-cell office:value-type="float" office:value="64.2026" calcext:value-type="float">
            <text:p>64.2026</text:p>
          </table:table-cell>
          <table:table-cell office:value-type="float" office:value="66.5377" calcext:value-type="float">
            <text:p>66.5377</text:p>
          </table:table-cell>
          <table:table-cell office:value-type="float" office:value="62.1912" calcext:value-type="float">
            <text:p>62.1912</text:p>
          </table:table-cell>
          <table:table-cell office:value-type="float" office:value="-0.136" calcext:value-type="float">
            <text:p>-0.136</text:p>
          </table:table-cell>
          <table:table-cell office:value-type="float" office:value="-11.68" calcext:value-type="float">
            <text:p>-11.68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East Asia &amp; Pacific</text:p>
          </table:table-cell>
          <table:table-cell table:number-columns-repeated="2"/>
          <table:table-cell office:value-type="string" calcext:value-type="string">
            <text:p>Wallis and Futuna Islands</text:p>
          </table:table-cell>
          <table:table-cell office:value-type="string" calcext:value-type="string">
            <text:p>Ocean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float" office:value="570.311" calcext:value-type="float">
            <text:p>570.311</text:p>
          </table:table-cell>
          <table:table-cell office:value-type="float" office:value="575.986" calcext:value-type="float">
            <text:p>575.986</text:p>
          </table:table-cell>
          <table:table-cell office:value-type="float" office:value="317.891" calcext:value-type="float">
            <text:p>317.891</text:p>
          </table:table-cell>
          <table:table-cell office:value-type="float" office:value="258.094" calcext:value-type="float">
            <text:p>258.094</text:p>
          </table:table-cell>
          <table:table-cell office:value-type="float" office:value="2.1654" calcext:value-type="float">
            <text:p>2.1654</text:p>
          </table:table-cell>
          <table:table-cell office:value-type="float" office:value="123.1685" calcext:value-type="float">
            <text:p>123.2</text:p>
          </table:table-cell>
          <table:table-cell office:value-type="float" office:value="31.2718" calcext:value-type="float">
            <text:p>31.2718</text:p>
          </table:table-cell>
          <table:table-cell office:value-type="float" office:value="5.746" calcext:value-type="float">
            <text:p>5.746</text:p>
          </table:table-cell>
          <table:table-cell office:value-type="float" office:value="10.026" calcext:value-type="float">
            <text:p>10.026</text:p>
          </table:table-cell>
          <table:table-cell office:value-type="float" office:value="11.349" calcext:value-type="float">
            <text:p>11.349</text:p>
          </table:table-cell>
          <table:table-cell office:value-type="float" office:value="1.97" calcext:value-type="float">
            <text:p>1.97</text:p>
          </table:table-cell>
          <table:table-cell office:value-type="float" office:value="35.1851" calcext:value-type="float">
            <text:p>35.1851</text:p>
          </table:table-cell>
          <table:table-cell office:value-type="float" office:value="9.356" calcext:value-type="float">
            <text:p>9</text:p>
          </table:table-cell>
          <table:table-cell office:value-type="float" office:value="0.69" calcext:value-type="float">
            <text:p>1</text:p>
          </table:table-cell>
          <table:table-cell office:value-type="float" office:value="16.325" calcext:value-type="float">
            <text:p>16</text:p>
          </table:table-cell>
          <table:table-cell office:value-type="float" office:value="2.2754" calcext:value-type="float">
            <text:p>2</text:p>
          </table:table-cell>
          <table:table-cell office:value-type="float" office:value="1.0643" calcext:value-type="float">
            <text:p>1</text:p>
          </table:table-cell>
          <table:table-cell table:style-name="ce2" office:value-type="float" office:value="30.045" calcext:value-type="float">
            <text:p>30.0</text:p>
          </table:table-cell>
          <table:table-cell office:value-type="float" office:value="105.1" calcext:value-type="float">
            <text:p>105.1</text:p>
          </table:table-cell>
          <table:table-cell office:value-type="float" office:value="3.61" calcext:value-type="float">
            <text:p>3.6</text:p>
          </table:table-cell>
          <table:table-cell office:value-type="float" office:value="2.196" calcext:value-type="float">
            <text:p>2.20</text:p>
          </table:table-cell>
          <table:table-cell office:value-type="float" office:value="1.414" calcext:value-type="float">
            <text:p>1.414</text:p>
          </table:table-cell>
          <table:table-cell office:value-type="float" office:value="6.299" calcext:value-type="float">
            <text:p>6.299</text:p>
          </table:table-cell>
          <table:table-cell office:value-type="float" office:value="70.9756" calcext:value-type="float">
            <text:p>70.9756</text:p>
          </table:table-cell>
          <table:table-cell office:value-type="float" office:value="69.319" calcext:value-type="float">
            <text:p>69.319</text:p>
          </table:table-cell>
          <table:table-cell office:value-type="float" office:value="73.0973" calcext:value-type="float">
            <text:p>73.1</text:p>
          </table:table-cell>
          <table:table-cell office:value-type="float" office:value="58.3428" calcext:value-type="float">
            <text:p>58.3</text:p>
          </table:table-cell>
          <table:table-cell office:value-type="float" office:value="56.9814" calcext:value-type="float">
            <text:p>56.9814</text:p>
          </table:table-cell>
          <table:table-cell office:value-type="float" office:value="60.1511" calcext:value-type="float">
            <text:p>60.1511</text:p>
          </table:table-cell>
          <table:table-cell office:value-type="float" office:value="14.1484" calcext:value-type="float">
            <text:p>14.1484</text:p>
          </table:table-cell>
          <table:table-cell office:value-type="float" office:value="13.3723" calcext:value-type="float">
            <text:p>13.3723</text:p>
          </table:table-cell>
          <table:table-cell office:value-type="float" office:value="15.0439" calcext:value-type="float">
            <text:p>15.0439</text:p>
          </table:table-cell>
          <table:table-cell office:value-type="float" office:value="5.9148" calcext:value-type="float">
            <text:p>5.9148</text:p>
          </table:table-cell>
          <table:table-cell office:value-type="float" office:value="5.6314" calcext:value-type="float">
            <text:p>5.6314</text:p>
          </table:table-cell>
          <table:table-cell office:value-type="float" office:value="6.2293" calcext:value-type="float">
            <text:p>6.2293</text:p>
          </table:table-cell>
          <table:table-cell office:value-type="float" office:value="0.222" calcext:value-type="float">
            <text:p>0.222</text:p>
          </table:table-cell>
          <table:table-cell office:value-type="float" office:value="23.7116" calcext:value-type="float">
            <text:p>23.7116</text:p>
          </table:table-cell>
          <table:table-cell office:value-type="float" office:value="9.159" calcext:value-type="float">
            <text:p>9.159</text:p>
          </table:table-cell>
          <table:table-cell office:value-type="float" office:value="0.268" calcext:value-type="float">
            <text:p>0.268</text:p>
          </table:table-cell>
          <table:table-cell office:value-type="float" office:value="28.5162" calcext:value-type="float">
            <text:p>28.5162</text:p>
          </table:table-cell>
          <table:table-cell office:value-type="float" office:value="63.2072" calcext:value-type="float">
            <text:p>63.2072</text:p>
          </table:table-cell>
          <table:table-cell office:value-type="float" office:value="72.1023" calcext:value-type="float">
            <text:p>72.1023</text:p>
          </table:table-cell>
          <table:table-cell office:value-type="float" office:value="53.1723" calcext:value-type="float">
            <text:p>53.1723</text:p>
          </table:table-cell>
          <table:table-cell office:value-type="float" office:value="175.4225" calcext:value-type="float">
            <text:p>175.4225</text:p>
          </table:table-cell>
          <table:table-cell office:value-type="float" office:value="197.9007" calcext:value-type="float">
            <text:p>197.9007</text:p>
          </table:table-cell>
          <table:table-cell office:value-type="float" office:value="144.208" calcext:value-type="float">
            <text:p>144.208</text:p>
          </table:table-cell>
          <table:table-cell office:value-type="float" office:value="65.3544" calcext:value-type="float">
            <text:p>65.3544</text:p>
          </table:table-cell>
          <table:table-cell office:value-type="float" office:value="73.0355" calcext:value-type="float">
            <text:p>73.0355</text:p>
          </table:table-cell>
          <table:table-cell office:value-type="float" office:value="54.8568" calcext:value-type="float">
            <text:p>54.8568</text:p>
          </table:table-cell>
          <table:table-cell office:value-type="float" office:value="147.2003" calcext:value-type="float">
            <text:p>147.2003</text:p>
          </table:table-cell>
          <table:table-cell office:value-type="float" office:value="166.2455" calcext:value-type="float">
            <text:p>166.2455</text:p>
          </table:table-cell>
          <table:table-cell office:value-type="float" office:value="119.572" calcext:value-type="float">
            <text:p>119.572</text:p>
          </table:table-cell>
          <table:table-cell office:value-type="float" office:value="5.6" calcext:value-type="float">
            <text:p>5.6</text:p>
          </table:table-cell>
          <table:table-cell office:value-type="float" office:value="9.77" calcext:value-type="float">
            <text:p>9.77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/>
          <table:table-cell office:value-type="string" calcext:value-type="string">
            <text:p>Western Sahar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33322.321" calcext:value-type="float">
            <text:p>33322.321</text:p>
          </table:table-cell>
          <table:table-cell office:value-type="float" office:value="33696.614" calcext:value-type="float">
            <text:p>33696.614</text:p>
          </table:table-cell>
          <table:table-cell office:value-type="float" office:value="17023.203" calcext:value-type="float">
            <text:p>17023.203</text:p>
          </table:table-cell>
          <table:table-cell office:value-type="float" office:value="16673.411" calcext:value-type="float">
            <text:p>16673.411</text:p>
          </table:table-cell>
          <table:table-cell office:value-type="float" office:value="63.823" calcext:value-type="float">
            <text:p>63.823</text:p>
          </table:table-cell>
          <table:table-cell office:value-type="float" office:value="102.0979" calcext:value-type="float">
            <text:p>102.1</text:p>
          </table:table-cell>
          <table:table-cell office:value-type="float" office:value="18.8385" calcext:value-type="float">
            <text:p>18.8385</text:p>
          </table:table-cell>
          <table:table-cell office:value-type="float" office:value="778.579" calcext:value-type="float">
            <text:p>778.579</text:p>
          </table:table-cell>
          <table:table-cell office:value-type="float" office:value="23.095" calcext:value-type="float">
            <text:p>23.095</text:p>
          </table:table-cell>
          <table:table-cell office:value-type="float" office:value="748.586" calcext:value-type="float">
            <text:p>748.586</text:p>
          </table:table-cell>
          <table:table-cell office:value-type="float" office:value="2.222" calcext:value-type="float">
            <text:p>2.222</text:p>
          </table:table-cell>
          <table:table-cell office:value-type="float" office:value="31.1947" calcext:value-type="float">
            <text:p>31.1947</text:p>
          </table:table-cell>
          <table:table-cell office:value-type="float" office:value="1008.643" calcext:value-type="float">
            <text:p>1,009</text:p>
          </table:table-cell>
          <table:table-cell office:value-type="float" office:value="93.701" calcext:value-type="float">
            <text:p>94</text:p>
          </table:table-cell>
          <table:table-cell office:value-type="float" office:value="29.919" calcext:value-type="float">
            <text:p>30</text:p>
          </table:table-cell>
          <table:table-cell office:value-type="float" office:value="3.7161" calcext:value-type="float">
            <text:p>4</text:p>
          </table:table-cell>
          <table:table-cell office:value-type="float" office:value="1.6562" calcext:value-type="float">
            <text:p>2</text:p>
          </table:table-cell>
          <table:table-cell table:style-name="ce2" office:value-type="float" office:value="29.854" calcext:value-type="float">
            <text:p>29.9</text:p>
          </table:table-cell>
          <table:table-cell office:value-type="float" office:value="105.9" calcext:value-type="float">
            <text:p>105.9</text:p>
          </table:table-cell>
          <table:table-cell office:value-type="float" office:value="230.064" calcext:value-type="float">
            <text:p>230.1</text:p>
          </table:table-cell>
          <table:table-cell office:value-type="float" office:value="132.651" calcext:value-type="float">
            <text:p>132.65</text:p>
          </table:table-cell>
          <table:table-cell office:value-type="float" office:value="97.413" calcext:value-type="float">
            <text:p>97.413</text:p>
          </table:table-cell>
          <table:table-cell office:value-type="float" office:value="6.824" calcext:value-type="float">
            <text:p>6.824</text:p>
          </table:table-cell>
          <table:table-cell office:value-type="float" office:value="63.7202" calcext:value-type="float">
            <text:p>63.7202</text:p>
          </table:table-cell>
          <table:table-cell office:value-type="float" office:value="60.4935" calcext:value-type="float">
            <text:p>60.4935</text:p>
          </table:table-cell>
          <table:table-cell office:value-type="float" office:value="67.2216" calcext:value-type="float">
            <text:p>67.2</text:p>
          </table:table-cell>
          <table:table-cell office:value-type="float" office:value="53.402" calcext:value-type="float">
            <text:p>53.4</text:p>
          </table:table-cell>
          <table:table-cell office:value-type="float" office:value="50.3477" calcext:value-type="float">
            <text:p>50.3477</text:p>
          </table:table-cell>
          <table:table-cell office:value-type="float" office:value="56.6838" calcext:value-type="float">
            <text:p>56.6838</text:p>
          </table:table-cell>
          <table:table-cell office:value-type="float" office:value="12.2689" calcext:value-type="float">
            <text:p>12.2689</text:p>
          </table:table-cell>
          <table:table-cell office:value-type="float" office:value="11.186" calcext:value-type="float">
            <text:p>11.186</text:p>
          </table:table-cell>
          <table:table-cell office:value-type="float" office:value="13.2197" calcext:value-type="float">
            <text:p>13.2197</text:p>
          </table:table-cell>
          <table:table-cell office:value-type="float" office:value="5.0991" calcext:value-type="float">
            <text:p>5.0991</text:p>
          </table:table-cell>
          <table:table-cell office:value-type="float" office:value="4.6275" calcext:value-type="float">
            <text:p>4.6275</text:p>
          </table:table-cell>
          <table:table-cell office:value-type="float" office:value="5.4253" calcext:value-type="float">
            <text:p>5.4253</text:p>
          </table:table-cell>
          <table:table-cell office:value-type="float" office:value="47.197" calcext:value-type="float">
            <text:p>47.197</text:p>
          </table:table-cell>
          <table:table-cell office:value-type="float" office:value="46.7894" calcext:value-type="float">
            <text:p>46.7894</text:p>
          </table:table-cell>
          <table:table-cell office:value-type="float" office:value="969.803" calcext:value-type="float">
            <text:p>969.803</text:p>
          </table:table-cell>
          <table:table-cell office:value-type="float" office:value="62.569" calcext:value-type="float">
            <text:p>62.569</text:p>
          </table:table-cell>
          <table:table-cell office:value-type="float" office:value="62.1259" calcext:value-type="float">
            <text:p>62.1259</text:p>
          </table:table-cell>
          <table:table-cell office:value-type="float" office:value="134.9769" calcext:value-type="float">
            <text:p>134.9769</text:p>
          </table:table-cell>
          <table:table-cell office:value-type="float" office:value="167.3467" calcext:value-type="float">
            <text:p>167.3467</text:p>
          </table:table-cell>
          <table:table-cell office:value-type="float" office:value="100.3575" calcext:value-type="float">
            <text:p>100.3575</text:p>
          </table:table-cell>
          <table:table-cell office:value-type="float" office:value="289.4894" calcext:value-type="float">
            <text:p>289.4894</text:p>
          </table:table-cell>
          <table:table-cell office:value-type="float" office:value="349.8741" calcext:value-type="float">
            <text:p>349.8741</text:p>
          </table:table-cell>
          <table:table-cell office:value-type="float" office:value="223.8982" calcext:value-type="float">
            <text:p>223.8982</text:p>
          </table:table-cell>
          <table:table-cell office:value-type="float" office:value="124.6517" calcext:value-type="float">
            <text:p>124.6517</text:p>
          </table:table-cell>
          <table:table-cell office:value-type="float" office:value="165.3613" calcext:value-type="float">
            <text:p>165.3613</text:p>
          </table:table-cell>
          <table:table-cell office:value-type="float" office:value="81.0376" calcext:value-type="float">
            <text:p>81.0376</text:p>
          </table:table-cell>
          <table:table-cell office:value-type="float" office:value="235.7991" calcext:value-type="float">
            <text:p>235.7991</text:p>
          </table:table-cell>
          <table:table-cell office:value-type="float" office:value="296.0545" calcext:value-type="float">
            <text:p>296.0545</text:p>
          </table:table-cell>
          <table:table-cell office:value-type="float" office:value="171.0778" calcext:value-type="float">
            <text:p>171.0778</text:p>
          </table:table-cell>
          <table:table-cell office:value-type="float" office:value="-29.998" calcext:value-type="float">
            <text:p>-29.998</text:p>
          </table:table-cell>
          <table:table-cell office:value-type="float" office:value="-0.89" calcext:value-type="float">
            <text:p>-0.89</text:p>
          </table:table-cell>
          <table:table-cell office:value-type="string" calcext:value-type="string">
            <text:p>YEM</text:p>
          </table:table-cell>
          <table:table-cell table:style-name="ce6" office:value-type="string" calcext:value-type="string">
            <text:p>Middle East &amp; North Africa</text:p>
          </table:table-cell>
          <table:table-cell office:value-type="string" calcext:value-type="string">
            <text:p>Low income</text:p>
          </table:table-cell>
          <table:table-cell office:value-type="float" office:value="3688.51940852363" calcext:value-type="float">
            <text:p>3688.5194085236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si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9745.738" calcext:value-type="float">
            <text:p>19745.738</text:p>
          </table:table-cell>
          <table:table-cell office:value-type="float" office:value="20017.675" calcext:value-type="float">
            <text:p>20017.675</text:p>
          </table:table-cell>
          <table:table-cell office:value-type="float" office:value="9877.642" calcext:value-type="float">
            <text:p>9877.642</text:p>
          </table:table-cell>
          <table:table-cell office:value-type="float" office:value="10140.033" calcext:value-type="float">
            <text:p>10140.033</text:p>
          </table:table-cell>
          <table:table-cell office:value-type="float" office:value="26.9276" calcext:value-type="float">
            <text:p>26.9276</text:p>
          </table:table-cell>
          <table:table-cell office:value-type="float" office:value="97.4123" calcext:value-type="float">
            <text:p>97.4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548.867" calcext:value-type="float">
            <text:p>548.867</text:p>
          </table:table-cell>
          <table:table-cell office:value-type="float" office:value="27.411" calcext:value-type="float">
            <text:p>27.411</text:p>
          </table:table-cell>
          <table:table-cell office:value-type="float" office:value="543.874" calcext:value-type="float">
            <text:p>543.874</text:p>
          </table:table-cell>
          <table:table-cell office:value-type="float" office:value="2.717" calcext:value-type="float">
            <text:p>2.717</text:p>
          </table:table-cell>
          <table:table-cell office:value-type="float" office:value="25.5115" calcext:value-type="float">
            <text:p>25.5115</text:p>
          </table:table-cell>
          <table:table-cell office:value-type="float" office:value="683.355" calcext:value-type="float">
            <text:p>683</text:p>
          </table:table-cell>
          <table:table-cell office:value-type="float" office:value="130.376" calcext:value-type="float">
            <text:p>130</text:p>
          </table:table-cell>
          <table:table-cell office:value-type="float" office:value="34.127" calcext:value-type="float">
            <text:p>34</text:p>
          </table:table-cell>
          <table:table-cell office:value-type="float" office:value="4.242" calcext:value-type="float">
            <text:p>4</text:p>
          </table:table-cell>
          <table:table-cell office:value-type="float" office:value="1.9284" calcext:value-type="float">
            <text:p>2</text:p>
          </table:table-cell>
          <table:table-cell table:style-name="ce2" office:value-type="float" office:value="28.491" calcext:value-type="float">
            <text:p>28.5</text:p>
          </table:table-cell>
          <table:table-cell office:value-type="float" office:value="101.1" calcext:value-type="float">
            <text:p>101.1</text:p>
          </table:table-cell>
          <table:table-cell office:value-type="float" office:value="134.488" calcext:value-type="float">
            <text:p>134.5</text:p>
          </table:table-cell>
          <table:table-cell office:value-type="float" office:value="73.154" calcext:value-type="float">
            <text:p>73.15</text:p>
          </table:table-cell>
          <table:table-cell office:value-type="float" office:value="61.335" calcext:value-type="float">
            <text:p>61.335</text:p>
          </table:table-cell>
          <table:table-cell office:value-type="float" office:value="6.716" calcext:value-type="float">
            <text:p>6.716</text:p>
          </table:table-cell>
          <table:table-cell office:value-type="float" office:value="61.8025" calcext:value-type="float">
            <text:p>61.8025</text:p>
          </table:table-cell>
          <table:table-cell office:value-type="float" office:value="59.0576" calcext:value-type="float">
            <text:p>59.0576</text:p>
          </table:table-cell>
          <table:table-cell office:value-type="float" office:value="64.5101" calcext:value-type="float">
            <text:p>64.5</text:p>
          </table:table-cell>
          <table:table-cell office:value-type="float" office:value="50.8872" calcext:value-type="float">
            <text:p>50.9</text:p>
          </table:table-cell>
          <table:table-cell office:value-type="float" office:value="48.287" calcext:value-type="float">
            <text:p>48.287</text:p>
          </table:table-cell>
          <table:table-cell office:value-type="float" office:value="53.4178" calcext:value-type="float">
            <text:p>53.4178</text:p>
          </table:table-cell>
          <table:table-cell office:value-type="float" office:value="11.4745" calcext:value-type="float">
            <text:p>11.4745</text:p>
          </table:table-cell>
          <table:table-cell office:value-type="float" office:value="10.3125" calcext:value-type="float">
            <text:p>10.3125</text:p>
          </table:table-cell>
          <table:table-cell office:value-type="float" office:value="12.3277" calcext:value-type="float">
            <text:p>12.3277</text:p>
          </table:table-cell>
          <table:table-cell office:value-type="float" office:value="4.9249" calcext:value-type="float">
            <text:p>4.9249</text:p>
          </table:table-cell>
          <table:table-cell office:value-type="float" office:value="4.3564" calcext:value-type="float">
            <text:p>4.3564</text:p>
          </table:table-cell>
          <table:table-cell office:value-type="float" office:value="5.2698" calcext:value-type="float">
            <text:p>5.2698</text:p>
          </table:table-cell>
          <table:table-cell office:value-type="float" office:value="26.007" calcext:value-type="float">
            <text:p>26.007</text:p>
          </table:table-cell>
          <table:table-cell office:value-type="float" office:value="38.1508" calcext:value-type="float">
            <text:p>38.1508</text:p>
          </table:table-cell>
          <table:table-cell office:value-type="float" office:value="661.373" calcext:value-type="float">
            <text:p>661.373</text:p>
          </table:table-cell>
          <table:table-cell office:value-type="float" office:value="36.305" calcext:value-type="float">
            <text:p>36.305</text:p>
          </table:table-cell>
          <table:table-cell office:value-type="float" office:value="53.9062" calcext:value-type="float">
            <text:p>53.9062</text:p>
          </table:table-cell>
          <table:table-cell office:value-type="float" office:value="140.0161" calcext:value-type="float">
            <text:p>140.0161</text:p>
          </table:table-cell>
          <table:table-cell office:value-type="float" office:value="160.2955" calcext:value-type="float">
            <text:p>160.2955</text:p>
          </table:table-cell>
          <table:table-cell office:value-type="float" office:value="119.4831" calcext:value-type="float">
            <text:p>119.4831</text:p>
          </table:table-cell>
          <table:table-cell office:value-type="float" office:value="345.5827" calcext:value-type="float">
            <text:p>345.5827</text:p>
          </table:table-cell>
          <table:table-cell office:value-type="float" office:value="403.9646" calcext:value-type="float">
            <text:p>403.9646</text:p>
          </table:table-cell>
          <table:table-cell office:value-type="float" office:value="287.093" calcext:value-type="float">
            <text:p>287.093</text:p>
          </table:table-cell>
          <table:table-cell office:value-type="float" office:value="162.1216" calcext:value-type="float">
            <text:p>162.1216</text:p>
          </table:table-cell>
          <table:table-cell office:value-type="float" office:value="196.001" calcext:value-type="float">
            <text:p>196.001</text:p>
          </table:table-cell>
          <table:table-cell office:value-type="float" office:value="127.7439" calcext:value-type="float">
            <text:p>127.7439</text:p>
          </table:table-cell>
          <table:table-cell office:value-type="float" office:value="300.7031" calcext:value-type="float">
            <text:p>300.7031</text:p>
          </table:table-cell>
          <table:table-cell office:value-type="float" office:value="359.5575" calcext:value-type="float">
            <text:p>359.5575</text:p>
          </table:table-cell>
          <table:table-cell office:value-type="float" office:value="242.3784" calcext:value-type="float">
            <text:p>242.3784</text:p>
          </table:table-cell>
          <table:table-cell office:value-type="float" office:value="-5" calcext:value-type="float">
            <text:p>-5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 income</text:p>
          </table:table-cell>
          <table:table-cell office:value-type="float" office:value="3623.85491327044" calcext:value-type="float">
            <text:p>3623.85491327044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6152.942" calcext:value-type="float">
            <text:p>16152.942</text:p>
          </table:table-cell>
          <table:table-cell office:value-type="float" office:value="16320.537" calcext:value-type="float">
            <text:p>16320.537</text:p>
          </table:table-cell>
          <table:table-cell office:value-type="float" office:value="7705.602" calcext:value-type="float">
            <text:p>7705.602</text:p>
          </table:table-cell>
          <table:table-cell office:value-type="float" office:value="8614.936" calcext:value-type="float">
            <text:p>8614.936</text:p>
          </table:table-cell>
          <table:table-cell office:value-type="float" office:value="42.1883" calcext:value-type="float">
            <text:p>42.1883</text:p>
          </table:table-cell>
          <table:table-cell office:value-type="float" office:value="89.4447" calcext:value-type="float">
            <text:p>89.4</text:p>
          </table:table-cell>
          <table:table-cell office:value-type="float" office:value="18.2356" calcext:value-type="float">
            <text:p>18.2356</text:p>
          </table:table-cell>
          <table:table-cell office:value-type="float" office:value="345.195" calcext:value-type="float">
            <text:p>345.195</text:p>
          </table:table-cell>
          <table:table-cell office:value-type="float" office:value="21.143" calcext:value-type="float">
            <text:p>21.143</text:p>
          </table:table-cell>
          <table:table-cell office:value-type="float" office:value="335.19" calcext:value-type="float">
            <text:p>335.19</text:p>
          </table:table-cell>
          <table:table-cell office:value-type="float" office:value="2.054" calcext:value-type="float">
            <text:p>2.054</text:p>
          </table:table-cell>
          <table:table-cell office:value-type="float" office:value="33.7462" calcext:value-type="float">
            <text:p>33.7462</text:p>
          </table:table-cell>
          <table:table-cell office:value-type="float" office:value="491.195" calcext:value-type="float">
            <text:p>491</text:p>
          </table:table-cell>
          <table:table-cell office:value-type="float" office:value="85.38" calcext:value-type="float">
            <text:p>85</text:p>
          </table:table-cell>
          <table:table-cell office:value-type="float" office:value="30.086" calcext:value-type="float">
            <text:p>30</text:p>
          </table:table-cell>
          <table:table-cell office:value-type="float" office:value="3.4371" calcext:value-type="float">
            <text:p>3</text:p>
          </table:table-cell>
          <table:table-cell office:value-type="float" office:value="1.5335" calcext:value-type="float">
            <text:p>2</text:p>
          </table:table-cell>
          <table:table-cell table:style-name="ce2" office:value-type="float" office:value="27.927" calcext:value-type="float">
            <text:p>27.9</text:p>
          </table:table-cell>
          <table:table-cell office:value-type="float" office:value="102.4" calcext:value-type="float">
            <text:p>102.4</text:p>
          </table:table-cell>
          <table:table-cell office:value-type="float" office:value="146" calcext:value-type="float">
            <text:p>146.0</text:p>
          </table:table-cell>
          <table:table-cell office:value-type="float" office:value="75.369" calcext:value-type="float">
            <text:p>75.37</text:p>
          </table:table-cell>
          <table:table-cell office:value-type="float" office:value="70.631" calcext:value-type="float">
            <text:p>70.631</text:p>
          </table:table-cell>
          <table:table-cell office:value-type="float" office:value="8.943" calcext:value-type="float">
            <text:p>8.943</text:p>
          </table:table-cell>
          <table:table-cell office:value-type="float" office:value="59.3906" calcext:value-type="float">
            <text:p>59.3906</text:p>
          </table:table-cell>
          <table:table-cell office:value-type="float" office:value="56.428" calcext:value-type="float">
            <text:p>56.428</text:p>
          </table:table-cell>
          <table:table-cell office:value-type="float" office:value="62.0943" calcext:value-type="float">
            <text:p>62.1</text:p>
          </table:table-cell>
          <table:table-cell office:value-type="float" office:value="48.3002" calcext:value-type="float">
            <text:p>48.3</text:p>
          </table:table-cell>
          <table:table-cell office:value-type="float" office:value="45.3885" calcext:value-type="float">
            <text:p>45.3885</text:p>
          </table:table-cell>
          <table:table-cell office:value-type="float" office:value="50.9079" calcext:value-type="float">
            <text:p>50.9079</text:p>
          </table:table-cell>
          <table:table-cell office:value-type="float" office:value="12.0978" calcext:value-type="float">
            <text:p>12.0978</text:p>
          </table:table-cell>
          <table:table-cell office:value-type="float" office:value="10.7397" calcext:value-type="float">
            <text:p>10.7397</text:p>
          </table:table-cell>
          <table:table-cell office:value-type="float" office:value="13.1898" calcext:value-type="float">
            <text:p>13.1898</text:p>
          </table:table-cell>
          <table:table-cell office:value-type="float" office:value="5.9123" calcext:value-type="float">
            <text:p>5.9123</text:p>
          </table:table-cell>
          <table:table-cell office:value-type="float" office:value="5.0924" calcext:value-type="float">
            <text:p>5.0924</text:p>
          </table:table-cell>
          <table:table-cell office:value-type="float" office:value="6.4741" calcext:value-type="float">
            <text:p>6.4741</text:p>
          </table:table-cell>
          <table:table-cell office:value-type="float" office:value="18.378" calcext:value-type="float">
            <text:p>18.378</text:p>
          </table:table-cell>
          <table:table-cell office:value-type="float" office:value="37.4211" calcext:value-type="float">
            <text:p>37.4211</text:p>
          </table:table-cell>
          <table:table-cell office:value-type="float" office:value="475.65" calcext:value-type="float">
            <text:p>475.65</text:p>
          </table:table-cell>
          <table:table-cell office:value-type="float" office:value="26.013" calcext:value-type="float">
            <text:p>26.013</text:p>
          </table:table-cell>
          <table:table-cell office:value-type="float" office:value="53.1823" calcext:value-type="float">
            <text:p>53.1823</text:p>
          </table:table-cell>
          <table:table-cell office:value-type="float" office:value="174.159" calcext:value-type="float">
            <text:p>174.159</text:p>
          </table:table-cell>
          <table:table-cell office:value-type="float" office:value="197.3453" calcext:value-type="float">
            <text:p>197.3453</text:p>
          </table:table-cell>
          <table:table-cell office:value-type="float" office:value="154.2634" calcext:value-type="float">
            <text:p>154.2634</text:p>
          </table:table-cell>
          <table:table-cell office:value-type="float" office:value="422.0652" calcext:value-type="float">
            <text:p>422.0652</text:p>
          </table:table-cell>
          <table:table-cell office:value-type="float" office:value="486.961" calcext:value-type="float">
            <text:p>486.961</text:p>
          </table:table-cell>
          <table:table-cell office:value-type="float" office:value="365.8825" calcext:value-type="float">
            <text:p>365.8825</text:p>
          </table:table-cell>
          <table:table-cell office:value-type="float" office:value="226.2736" calcext:value-type="float">
            <text:p>226.2736</text:p>
          </table:table-cell>
          <table:table-cell office:value-type="float" office:value="269.6317" calcext:value-type="float">
            <text:p>269.6317</text:p>
          </table:table-cell>
          <table:table-cell office:value-type="float" office:value="189.7644" calcext:value-type="float">
            <text:p>189.7644</text:p>
          </table:table-cell>
          <table:table-cell office:value-type="float" office:value="382.4387" calcext:value-type="float">
            <text:p>382.4387</text:p>
          </table:table-cell>
          <table:table-cell office:value-type="float" office:value="449.3632" calcext:value-type="float">
            <text:p>449.3632</text:p>
          </table:table-cell>
          <table:table-cell office:value-type="float" office:value="325.3865" calcext:value-type="float">
            <text:p>325.3865</text:p>
          </table:table-cell>
          <table:table-cell office:value-type="float" office:value="-9.999" calcext:value-type="float">
            <text:p>-9.999</text:p>
          </table:table-cell>
          <table:table-cell office:value-type="float" office:value="-0.612" calcext:value-type="float">
            <text:p>-0.612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Lower middle income</text:p>
          </table:table-cell>
          <table:table-cell office:value-type="float" office:value="2444.47823730257" calcext:value-type="float">
            <text:p>2444.47823730257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frica</text:p>
          </table:table-cell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os" table:style-name="ta2">
        <office:forms form:automatic-focus="false" form:apply-design-mode="false"/>
        <table:table-column table:style-name="co15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5" table:number-columns-repeated="1019" table:default-cell-style-name="Default"/>
        <table:table-row table:style-name="ro1">
          <table:table-cell office:value-type="string" calcext:value-type="string">
            <text:p>IndicatorNo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Indicator</text:p>
          </table:table-cell>
          <table:table-cell office:value-type="string" calcext:value-type="string">
            <text:p>IndicatorName</text:p>
          </table:table-cell>
          <table:table-cell office:value-type="string" calcext:value-type="string">
            <text:p>Unit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untry_name</text:p>
          </table:table-cell>
          <table:table-cell office:value-type="string" calcext:value-type="string">
            <text:p>Name of the county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Population1Jan</text:p>
          </table:table-cell>
          <table:table-cell office:value-type="string" calcext:value-type="string">
            <text:p>Total Population, as of 1 January</text:p>
          </table:table-cell>
          <table:table-cell office:value-type="string" calcext:value-type="string">
            <text:p>thousand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Population1July</text:p>
          </table:table-cell>
          <table:table-cell office:value-type="string" calcext:value-type="string">
            <text:p>Total Population, as of 1 July</text:p>
          </table:table-cell>
          <table:table-cell office:value-type="string" calcext:value-type="string">
            <text:p>thousands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PopulationMale1July</text:p>
          </table:table-cell>
          <table:table-cell office:value-type="string" calcext:value-type="string">
            <text:p>Male Population, as of 1 July</text:p>
          </table:table-cell>
          <table:table-cell office:value-type="string" calcext:value-type="string">
            <text:p>thousands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PopulationFemale1July</text:p>
          </table:table-cell>
          <table:table-cell office:value-type="string" calcext:value-type="string">
            <text:p>Female Population, as of 1 July</text:p>
          </table:table-cell>
          <table:table-cell office:value-type="string" calcext:value-type="string">
            <text:p>thousands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pDensity</text:p>
          </table:table-cell>
          <table:table-cell office:value-type="string" calcext:value-type="string">
            <text:p>Population Density, as of 1 July</text:p>
          </table:table-cell>
          <table:table-cell office:value-type="string" calcext:value-type="string">
            <text:p>persons per square km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pSexRatio</text:p>
          </table:table-cell>
          <table:table-cell office:value-type="string" calcext:value-type="string">
            <text:p>Population Sex Ratio, as of 1 July</text:p>
          </table:table-cell>
          <table:table-cell office:value-type="string" calcext:value-type="string">
            <text:p>males per 100 females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MedianAgePop</text:p>
          </table:table-cell>
          <table:table-cell office:value-type="string" calcext:value-type="string">
            <text:p>Median Age, as of 1 July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NatChange</text:p>
          </table:table-cell>
          <table:table-cell office:value-type="string" calcext:value-type="string">
            <text:p>Natural Change, Births minus Deaths</text:p>
          </table:table-cell>
          <table:table-cell office:value-type="string" calcext:value-type="string">
            <text:p>thousands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NatChangeRT</text:p>
          </table:table-cell>
          <table:table-cell office:value-type="string" calcext:value-type="string">
            <text:p>Rate of Natural Change</text:p>
          </table:table-cell>
          <table:table-cell office:value-type="string" calcext:value-type="string">
            <text:p>per 1,000 population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pChange</text:p>
          </table:table-cell>
          <table:table-cell office:value-type="string" calcext:value-type="string">
            <text:p>Population Change</text:p>
          </table:table-cell>
          <table:table-cell office:value-type="string" calcext:value-type="string">
            <text:p>thousands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pGrowthRate</text:p>
          </table:table-cell>
          <table:table-cell office:value-type="string" calcext:value-type="string">
            <text:p>Population Growth Rate</text:p>
          </table:table-cell>
          <table:table-cell office:value-type="string" calcext:value-type="string">
            <text:p>percentage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DoublingTime</text:p>
          </table:table-cell>
          <table:table-cell office:value-type="string" calcext:value-type="string">
            <text:p>Population Annual Doubling Time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ertility</text:p>
          </table:table-cell>
          <table:table-cell table:number-columns-repeated="2" office:value-type="string" calcext:value-type="string">
            <text:p>Births</text:p>
          </table:table-cell>
          <table:table-cell office:value-type="string" calcext:value-type="string">
            <text:p>thousands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rtility</text:p>
          </table:table-cell>
          <table:table-cell office:value-type="string" calcext:value-type="string">
            <text:p>Births1519</text:p>
          </table:table-cell>
          <table:table-cell office:value-type="string" calcext:value-type="string">
            <text:p>Births by women aged 15 to 19</text:p>
          </table:table-cell>
          <table:table-cell office:value-type="string" calcext:value-type="string">
            <text:p>thousands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ertility</text:p>
          </table:table-cell>
          <table:table-cell office:value-type="string" calcext:value-type="string">
            <text:p>CBR</text:p>
          </table:table-cell>
          <table:table-cell office:value-type="string" calcext:value-type="string">
            <text:p>Crude Birth Rate</text:p>
          </table:table-cell>
          <table:table-cell office:value-type="string" calcext:value-type="string">
            <text:p>births per 1,000 population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rtility</text:p>
          </table:table-cell>
          <table:table-cell office:value-type="string" calcext:value-type="string">
            <text:p>TFR</text:p>
          </table:table-cell>
          <table:table-cell office:value-type="string" calcext:value-type="string">
            <text:p>Total Fertility Rate</text:p>
          </table:table-cell>
          <table:table-cell office:value-type="string" calcext:value-type="string">
            <text:p>live births per woman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rtility</text:p>
          </table:table-cell>
          <table:table-cell office:value-type="string" calcext:value-type="string">
            <text:p>NRR</text:p>
          </table:table-cell>
          <table:table-cell office:value-type="string" calcext:value-type="string">
            <text:p>Net Reproduction Rate</text:p>
          </table:table-cell>
          <table:table-cell office:value-type="string" calcext:value-type="string">
            <text:p>surviving daughters per woman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ertility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ean Age Childbearing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rtility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Sex Ratio at Birth</text:p>
          </table:table-cell>
          <table:table-cell office:value-type="string" calcext:value-type="string">
            <text:p>males per 100 female births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thousands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DeathsMale</text:p>
          </table:table-cell>
          <table:table-cell office:value-type="string" calcext:value-type="string">
            <text:p>Male Deaths</text:p>
          </table:table-cell>
          <table:table-cell office:value-type="string" calcext:value-type="string">
            <text:p>thousands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DeathsFemale</text:p>
          </table:table-cell>
          <table:table-cell office:value-type="string" calcext:value-type="string">
            <text:p>Female Deaths</text:p>
          </table:table-cell>
          <table:table-cell office:value-type="string" calcext:value-type="string">
            <text:p>thousands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Crude Death Rate</text:p>
          </table:table-cell>
          <table:table-cell office:value-type="string" calcext:value-type="string">
            <text:p>deaths per 1,000 population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LEx</text:p>
          </table:table-cell>
          <table:table-cell office:value-type="string" calcext:value-type="string">
            <text:p>Life Expectancy at Birth, both sexes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LExMale</text:p>
          </table:table-cell>
          <table:table-cell office:value-type="string" calcext:value-type="string">
            <text:p>Male Life Expectancy at Birth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LExFemale</text:p>
          </table:table-cell>
          <table:table-cell office:value-type="string" calcext:value-type="string">
            <text:p>Female Life Expectancy at Birth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LE15</text:p>
          </table:table-cell>
          <table:table-cell office:value-type="string" calcext:value-type="string">
            <text:p>Life Expectancy at Age 15, both sexes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LE15Male</text:p>
          </table:table-cell>
          <table:table-cell office:value-type="string" calcext:value-type="string">
            <text:p>Male Life Expectancy at Age 1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LE15Female</text:p>
          </table:table-cell>
          <table:table-cell office:value-type="string" calcext:value-type="string">
            <text:p>Female Life Expectancy at Age 1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LE65</text:p>
          </table:table-cell>
          <table:table-cell office:value-type="string" calcext:value-type="string">
            <text:p>Life Expectancy at Age 65, both sexes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LE65Male</text:p>
          </table:table-cell>
          <table:table-cell office:value-type="string" calcext:value-type="string">
            <text:p>Male Life Expectancy at Age 6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LE65Female</text:p>
          </table:table-cell>
          <table:table-cell office:value-type="string" calcext:value-type="string">
            <text:p>Female Life Expectancy at Age 6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LE80</text:p>
          </table:table-cell>
          <table:table-cell office:value-type="string" calcext:value-type="string">
            <text:p>Life Expectancy at Age 80, both sexes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LE80Male</text:p>
          </table:table-cell>
          <table:table-cell office:value-type="string" calcext:value-type="string">
            <text:p>Male Life Expectancy at Age 80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LE80Female</text:p>
          </table:table-cell>
          <table:table-cell office:value-type="string" calcext:value-type="string">
            <text:p>Female Life Expectancy at Age 80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InfantDeaths</text:p>
          </table:table-cell>
          <table:table-cell office:value-type="string" calcext:value-type="string">
            <text:p>Infant Deaths, under age 1</text:p>
          </table:table-cell>
          <table:table-cell office:value-type="string" calcext:value-type="string">
            <text:p>thousands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IMR</text:p>
          </table:table-cell>
          <table:table-cell office:value-type="string" calcext:value-type="string">
            <text:p>Infant Mortality Rate</text:p>
          </table:table-cell>
          <table:table-cell office:value-type="string" calcext:value-type="string">
            <text:p>infant deaths per 1,000 live births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LBsurvivingAge1</text:p>
          </table:table-cell>
          <table:table-cell office:value-type="string" calcext:value-type="string">
            <text:p>Live births Surviving to Age 1</text:p>
          </table:table-cell>
          <table:table-cell office:value-type="string" calcext:value-type="string">
            <text:p>thousands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Under5Deaths</text:p>
          </table:table-cell>
          <table:table-cell office:value-type="string" calcext:value-type="string">
            <text:p>Deaths under age 5</text:p>
          </table:table-cell>
          <table:table-cell office:value-type="string" calcext:value-type="string">
            <text:p>thousands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Under-five Mortality Rate</text:p>
          </table:table-cell>
          <table:table-cell office:value-type="string" calcext:value-type="string">
            <text:p>deaths under age 5 per 1,000 live births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Q0040</text:p>
          </table:table-cell>
          <table:table-cell office:value-type="string" calcext:value-type="string">
            <text:p>Mortality before Age 40, both sexes</text:p>
          </table:table-cell>
          <table:table-cell office:value-type="string" calcext:value-type="string">
            <text:p>deaths under age 40 per 1,000 live births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Q0040Male</text:p>
          </table:table-cell>
          <table:table-cell office:value-type="string" calcext:value-type="string">
            <text:p>Male mortality before Age 40</text:p>
          </table:table-cell>
          <table:table-cell office:value-type="string" calcext:value-type="string">
            <text:p>deaths under age 40 per 1,000 male live birth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Q0040Female</text:p>
          </table:table-cell>
          <table:table-cell office:value-type="string" calcext:value-type="string">
            <text:p>Female mortality before Age 40</text:p>
          </table:table-cell>
          <table:table-cell office:value-type="string" calcext:value-type="string">
            <text:p>deaths under age 40 per 1,000 female live births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Q0060</text:p>
          </table:table-cell>
          <table:table-cell office:value-type="string" calcext:value-type="string">
            <text:p>Mortality before Age 60, both sexes</text:p>
          </table:table-cell>
          <table:table-cell office:value-type="string" calcext:value-type="string">
            <text:p>deaths under age 60 per 1,000 live births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Q0060Male</text:p>
          </table:table-cell>
          <table:table-cell office:value-type="string" calcext:value-type="string">
            <text:p>Male mortality before Age 60</text:p>
          </table:table-cell>
          <table:table-cell office:value-type="string" calcext:value-type="string">
            <text:p>deaths under age 60 per 1,000 male live birth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Q0060Female</text:p>
          </table:table-cell>
          <table:table-cell office:value-type="string" calcext:value-type="string">
            <text:p>Female mortality before Age 60</text:p>
          </table:table-cell>
          <table:table-cell office:value-type="string" calcext:value-type="string">
            <text:p>deaths under age 60 per 1,000 female live births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Q1550</text:p>
          </table:table-cell>
          <table:table-cell office:value-type="string" calcext:value-type="string">
            <text:p>Mortality between Age 15 and 50, both sexes</text:p>
          </table:table-cell>
          <table:table-cell office:value-type="string" calcext:value-type="string">
            <text:p>deaths under age 50 per 1,000 alive at age 15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Q1550Male</text:p>
          </table:table-cell>
          <table:table-cell office:value-type="string" calcext:value-type="string">
            <text:p>Male mortality between Age 15 and 50</text:p>
          </table:table-cell>
          <table:table-cell office:value-type="string" calcext:value-type="string">
            <text:p>deaths under age 50 per 1,000 males alive at age 1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Q1550Female</text:p>
          </table:table-cell>
          <table:table-cell office:value-type="string" calcext:value-type="string">
            <text:p>Female mortality between Age 15 and 50</text:p>
          </table:table-cell>
          <table:table-cell office:value-type="string" calcext:value-type="string">
            <text:p>deaths under age 50 per 1,000 females alive at age 15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Q1560</text:p>
          </table:table-cell>
          <table:table-cell office:value-type="string" calcext:value-type="string">
            <text:p>Mortality between Age 15 and 60, both sexes</text:p>
          </table:table-cell>
          <table:table-cell office:value-type="string" calcext:value-type="string">
            <text:p>deaths under age 60 per 1,000 alive at age 15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Q1560Male</text:p>
          </table:table-cell>
          <table:table-cell office:value-type="string" calcext:value-type="string">
            <text:p>Male mortality between Age 15 and 60</text:p>
          </table:table-cell>
          <table:table-cell office:value-type="string" calcext:value-type="string">
            <text:p>deaths under age 60 per 1,000 males alive at age 15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Q1560Female</text:p>
          </table:table-cell>
          <table:table-cell office:value-type="string" calcext:value-type="string">
            <text:p>Female mortality between Age 15 and 60</text:p>
          </table:table-cell>
          <table:table-cell office:value-type="string" calcext:value-type="string">
            <text:p>deaths under age 60 per 1,000 females alive at age 15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igration</text:p>
          </table:table-cell>
          <table:table-cell office:value-type="string" calcext:value-type="string">
            <text:p>NetMigrations</text:p>
          </table:table-cell>
          <table:table-cell office:value-type="string" calcext:value-type="string">
            <text:p>Net Number of Migrants</text:p>
          </table:table-cell>
          <table:table-cell office:value-type="string" calcext:value-type="string">
            <text:p>thousands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igration</text:p>
          </table:table-cell>
          <table:table-cell office:value-type="string" calcext:value-type="string">
            <text:p>CNMR</text:p>
          </table:table-cell>
          <table:table-cell office:value-type="string" calcext:value-type="string">
            <text:p>Net Migration Rate</text:p>
          </table:table-cell>
          <table:table-cell office:value-type="string" calcext:value-type="string">
            <text:p>per 1,000 population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Code</text:p>
          </table:table-cell>
          <table:table-cell office:value-type="string" calcext:value-type="string">
            <text:p>ONU country code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gion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IncomeGroup</text:p>
          </table:table-cell>
          <table:table-cell office:value-type="string" calcext:value-type="string">
            <text:p>Level of GDPpp by quantile</text:p>
          </table:table-cell>
          <table:table-cell office:value-type="string" calcext:value-type="string">
            <text:p>1 low, 6 high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GDPpp2020</text:p>
          </table:table-cell>
          <table:table-cell office:value-type="string" calcext:value-type="string">
            <text:p>Gross Domestic Product per person</text:p>
          </table:table-cell>
          <table:table-cell office:value-type="string" calcext:value-type="string">
            <text:p>thousand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untry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nent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Demografia" table:target-range-address="Demografia2022.A1:Demografia2022.BI23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">
      <number:number number:decimal-places="1" number:min-decimal-places="1" number:min-integer-digits="1"/>
    </number:number-style>
    <number:number-style style:name="N144">
      <number:number number:decimal-places="1" number:min-decimal-places="1" number:min-integer-digits="1" number:grouping="true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Metadatos" style:display-name="PageStyle_Metadat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mografia2022" style:display-name="PageStyle_Demografia20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andro .</meta:initial-creator>
    <dc:creator>leandro .</dc:creator>
    <meta:creation-date>2023-02-15T15:45:24</meta:creation-date>
    <dc:date>2023-05-11T17:58:04</dc:date>
    <meta:generator>LibreOffice/7.3.7.2$Linux_X86_64 LibreOffice_project/30$Build-2</meta:generator>
    <meta:document-statistic meta:table-count="2" meta:cell-count="14675" meta:object-count="0"/>
    <meta:user-defined meta:name="AppVersion">16.0300</meta:user-defined>
  </office:meta>
</office:document-meta>
</file>